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41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76.0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2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" style:family="table-cell" style:parent-style-name="Default" style:data-style-name="N2">
      <style:text-properties style:font-name="Liberation Sans" style:font-name-asian="Arial Unicode MS" style:font-name-complex="Arial Unicode M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ga_layout_2017_11_13-00_49_5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ce1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entify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rawMin</text:p>
          </table:table-cell>
          <table:table-cell office:value-type="string" calcext:value-type="string">
            <text:p>rawAve</text:p>
          </table:table-cell>
          <table:table-cell office:value-type="string" calcext:value-type="string">
            <text:p>rawMax</text:p>
          </table:table-cell>
          <table:table-cell office:value-type="string" calcext:value-type="string">
            <text:p>rawDev</text:p>
          </table:table-cell>
          <table:table-cell office:value-type="string" calcext:value-type="string">
            <text:p>rawVar</text:p>
          </table:table-cell>
          <table:table-cell office:value-type="string" calcext:value-type="string">
            <text:p>fitMin</text:p>
          </table:table-cell>
          <table:table-cell office:value-type="string" calcext:value-type="string">
            <text:p>fitAve</text:p>
          </table:table-cell>
          <table:table-cell office:value-type="string" calcext:value-type="string">
            <text:p>fitMax</text:p>
          </table:table-cell>
          <table:table-cell/>
          <table:table-cell office:value-type="string" calcext:value-type="string">
            <text:p>Generación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áxi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0" calcext:value-type="float">
            <text:p>0</text:p>
          </table:table-cell>
          <table:table-cell office:value-type="float" office:value="12242.6406871193" calcext:value-type="float">
            <text:p>12242.64</text:p>
          </table:table-cell>
          <table:table-cell office:value-type="float" office:value="33875.068579658" calcext:value-type="float">
            <text:p>33875.07</text:p>
          </table:table-cell>
          <table:table-cell office:value-type="float" office:value="58819.8051533946" calcext:value-type="float">
            <text:p>58819.81</text:p>
          </table:table-cell>
          <table:table-cell office:value-type="float" office:value="11362.5177722408" calcext:value-type="float">
            <text:p>11362.52</text:p>
          </table:table-cell>
          <table:table-cell office:value-type="float" office:value="129106810.124488" calcext:value-type="float">
            <text:p>129106810.12</text:p>
          </table:table-cell>
          <table:table-cell office:value-type="float" office:value="27999.6809904718" calcext:value-type="float">
            <text:p>27999.68</text:p>
          </table:table-cell>
          <table:table-cell office:value-type="float" office:value="33875.068579658" calcext:value-type="float">
            <text:p>33875.07</text:p>
          </table:table-cell>
          <table:table-cell office:value-type="float" office:value="40650.0822955896" calcext:value-type="float">
            <text:p>40650.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MIN([.C2];[.C102];[.C202];[.C302];[.C402];[.C502];[.C602];[.C702];[.C802];[.C902];[.C1002];[.C1102];[.C1202];[.C1302];[.C1402];[.C1502];[.C1602];[.C1702];[.C1802];[.C1902])" office:value-type="float" office:value="1047.87086646191" calcext:value-type="float">
            <text:p>1047.87</text:p>
          </table:table-cell>
          <table:table-cell table:style-name="ce4" table:formula="of:=AVERAGE([.D2];[.D102];[.D202];[.D302];[.D402];[.D502];[.D602];[.D702];[.D802];[.D902];[.D1002];[.D1102];[.D1202];[.D1302];[.D1402];[.D1502];[.D1602];[.D1702];[.D1802];[.D1902])" office:value-type="float" office:value="33973.3163226126" calcext:value-type="float">
            <text:p>33973.32</text:p>
          </table:table-cell>
          <table:table-cell table:style-name="ce4" table:formula="of:=MAX([.E2];[.E102];[.E202];[.E302];[.E402];[.E502];[.E602];[.E702];[.E802];[.E902];[.E1002];[.E1102];[.E1202];[.E1302];[.E1402];[.E1502];[.E1602];[.E1702];[.E1802];[.E1902])" office:value-type="float" office:value="74444.4169508928" calcext:value-type="float">
            <text:p>74444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" calcext:value-type="float">
            <text:p>1</text:p>
          </table:table-cell>
          <table:table-cell office:value-type="float" office:value="5914.2135623731" calcext:value-type="float">
            <text:p>5914.21</text:p>
          </table:table-cell>
          <table:table-cell office:value-type="float" office:value="33919.6927972775" calcext:value-type="float">
            <text:p>33919.69</text:p>
          </table:table-cell>
          <table:table-cell office:value-type="float" office:value="63354.4155598286" calcext:value-type="float">
            <text:p>63354.42</text:p>
          </table:table-cell>
          <table:table-cell office:value-type="float" office:value="14603.1940211847" calcext:value-type="float">
            <text:p>14603.19</text:p>
          </table:table-cell>
          <table:table-cell office:value-type="float" office:value="213253275.620366" calcext:value-type="float">
            <text:p>213253275.62</text:p>
          </table:table-cell>
          <table:table-cell office:value-type="float" office:value="27465.1577235036" calcext:value-type="float">
            <text:p>27465.16</text:p>
          </table:table-cell>
          <table:table-cell office:value-type="float" office:value="33919.6927972775" calcext:value-type="float">
            <text:p>33919.69</text:p>
          </table:table-cell>
          <table:table-cell office:value-type="float" office:value="40703.631356733" calcext:value-type="float">
            <text:p>40703.63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MIN([.C3];[.C103];[.C203];[.C303];[.C403];[.C503];[.C603];[.C703];[.C803];[.C903];[.C1003];[.C1103];[.C1203];[.C1303];[.C1403];[.C1503];[.C1603];[.C1703];[.C1803];[.C1903])" office:value-type="float" office:value="882.842712474619" calcext:value-type="float">
            <text:p>882.84</text:p>
          </table:table-cell>
          <table:table-cell table:style-name="ce4" table:formula="of:=AVERAGE([.D3];[.D103];[.D203];[.D303];[.D403];[.D503];[.D603];[.D703];[.D803];[.D903];[.D1003];[.D1103];[.D1203];[.D1303];[.D1403];[.D1503];[.D1603];[.D1703];[.D1803];[.D1903])" office:value-type="float" office:value="33130.9083328779" calcext:value-type="float">
            <text:p>33130.91</text:p>
          </table:table-cell>
          <table:table-cell table:style-name="ce4" table:formula="of:=MAX([.E3];[.E103];[.E203];[.E303];[.E403];[.E503];[.E603];[.E703];[.E803];[.E903];[.E1003];[.E1103];[.E1203];[.E1303];[.E1403];[.E1503];[.E1603];[.E1703];[.E1803];[.E1903])" office:value-type="float" office:value="65414.839757605" calcext:value-type="float">
            <text:p>65414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" calcext:value-type="float">
            <text:p>2</text:p>
          </table:table-cell>
          <table:table-cell office:value-type="float" office:value="4707.10678118655" calcext:value-type="float">
            <text:p>4707.11</text:p>
          </table:table-cell>
          <table:table-cell office:value-type="float" office:value="31071.6562997741" calcext:value-type="float">
            <text:p>31071.66</text:p>
          </table:table-cell>
          <table:table-cell office:value-type="float" office:value="64993.354940663" calcext:value-type="float">
            <text:p>64993.35</text:p>
          </table:table-cell>
          <table:table-cell office:value-type="float" office:value="16074.6181679074" calcext:value-type="float">
            <text:p>16074.62</text:p>
          </table:table-cell>
          <table:table-cell office:value-type="float" office:value="258393349.244018" calcext:value-type="float">
            <text:p>258393349.24</text:p>
          </table:table-cell>
          <table:table-cell office:value-type="float" office:value="26241.7671493972" calcext:value-type="float">
            <text:p>26241.77</text:p>
          </table:table-cell>
          <table:table-cell office:value-type="float" office:value="31071.6562997741" calcext:value-type="float">
            <text:p>31071.66</text:p>
          </table:table-cell>
          <table:table-cell office:value-type="float" office:value="37285.9875597289" calcext:value-type="float">
            <text:p>37285.99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MIN([.C4];[.C104];[.C204];[.C304];[.C404];[.C504];[.C604];[.C704];[.C804];[.C904];[.C1004];[.C1104];[.C1204];[.C1304];[.C1404];[.C1504];[.C1604];[.C1704];[.C1804];[.C1904])" office:value-type="float" office:value="882.842712474619" calcext:value-type="float">
            <text:p>882.84</text:p>
          </table:table-cell>
          <table:table-cell table:style-name="ce4" table:formula="of:=AVERAGE([.D4];[.D104];[.D204];[.D304];[.D404];[.D504];[.D604];[.D704];[.D804];[.D904];[.D1004];[.D1104];[.D1204];[.D1304];[.D1404];[.D1504];[.D1604];[.D1704];[.D1804];[.D1904])" office:value-type="float" office:value="32007.4864819812" calcext:value-type="float">
            <text:p>32007.49</text:p>
          </table:table-cell>
          <table:table-cell table:style-name="ce4" table:formula="of:=MAX([.E4];[.E104];[.E204];[.E304];[.E404];[.E504];[.E604];[.E704];[.E804];[.E904];[.E1004];[.E1104];[.E1204];[.E1304];[.E1404];[.E1504];[.E1604];[.E1704];[.E1804];[.E1904])" office:value-type="float" office:value="75506.7228496418" calcext:value-type="float">
            <text:p>75506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" calcext:value-type="float">
            <text:p>3</text:p>
          </table:table-cell>
          <table:table-cell office:value-type="float" office:value="4707.10678118655" calcext:value-type="float">
            <text:p>4707.11</text:p>
          </table:table-cell>
          <table:table-cell office:value-type="float" office:value="29675.599550718" calcext:value-type="float">
            <text:p>29675.60</text:p>
          </table:table-cell>
          <table:table-cell office:value-type="float" office:value="59852.533858856" calcext:value-type="float">
            <text:p>59852.53</text:p>
          </table:table-cell>
          <table:table-cell office:value-type="float" office:value="15392.0293185546" calcext:value-type="float">
            <text:p>15392.03</text:p>
          </table:table-cell>
          <table:table-cell office:value-type="float" office:value="236914566.543244" calcext:value-type="float">
            <text:p>236914566.54</text:p>
          </table:table-cell>
          <table:table-cell office:value-type="float" office:value="24764.8621958383" calcext:value-type="float">
            <text:p>24764.86</text:p>
          </table:table-cell>
          <table:table-cell office:value-type="float" office:value="29675.599550718" calcext:value-type="float">
            <text:p>29675.60</text:p>
          </table:table-cell>
          <table:table-cell office:value-type="float" office:value="35610.7194608616" calcext:value-type="float">
            <text:p>35610.72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MIN([.C5];[.C105];[.C205];[.C305];[.C405];[.C505];[.C605];[.C705];[.C805];[.C905];[.C1005];[.C1105];[.C1205];[.C1305];[.C1405];[.C1505];[.C1605];[.C1705];[.C1805];[.C1905])" office:value-type="float" office:value="882.842712474619" calcext:value-type="float">
            <text:p>882.84</text:p>
          </table:table-cell>
          <table:table-cell table:style-name="ce4" table:formula="of:=AVERAGE([.D5];[.D105];[.D205];[.D305];[.D405];[.D505];[.D605];[.D705];[.D805];[.D905];[.D1005];[.D1105];[.D1205];[.D1305];[.D1405];[.D1505];[.D1605];[.D1705];[.D1805];[.D1905])" office:value-type="float" office:value="31336.9683310493" calcext:value-type="float">
            <text:p>31336.97</text:p>
          </table:table-cell>
          <table:table-cell table:style-name="ce4" table:formula="of:=MAX([.E5];[.E105];[.E205];[.E305];[.E405];[.E505];[.E605];[.E705];[.E805];[.E905];[.E1005];[.E1105];[.E1205];[.E1305];[.E1405];[.E1505];[.E1605];[.E1705];[.E1805];[.E1905])" office:value-type="float" office:value="68341.106687033" calcext:value-type="float">
            <text:p>68341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" calcext:value-type="float">
            <text:p>4</text:p>
          </table:table-cell>
          <table:table-cell office:value-type="float" office:value="1412.8990204492" calcext:value-type="float">
            <text:p>1412.90</text:p>
          </table:table-cell>
          <table:table-cell office:value-type="float" office:value="31444.0081040252" calcext:value-type="float">
            <text:p>31444.01</text:p>
          </table:table-cell>
          <table:table-cell office:value-type="float" office:value="66216.4948895349" calcext:value-type="float">
            <text:p>66216.49</text:p>
          </table:table-cell>
          <table:table-cell office:value-type="float" office:value="13754.0448501675" calcext:value-type="float">
            <text:p>13754.04</text:p>
          </table:table-cell>
          <table:table-cell office:value-type="float" office:value="189173749.740421" calcext:value-type="float">
            <text:p>189173749.74</text:p>
          </table:table-cell>
          <table:table-cell office:value-type="float" office:value="26012.7115549942" calcext:value-type="float">
            <text:p>26012.71</text:p>
          </table:table-cell>
          <table:table-cell office:value-type="float" office:value="31444.0081040252" calcext:value-type="float">
            <text:p>31444.01</text:p>
          </table:table-cell>
          <table:table-cell office:value-type="float" office:value="37732.8097248303" calcext:value-type="float">
            <text:p>37732.81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table:formula="of:=MIN([.C6];[.C106];[.C206];[.C306];[.C406];[.C506];[.C606];[.C706];[.C806];[.C906];[.C1006];[.C1106];[.C1206];[.C1306];[.C1406];[.C1506];[.C1606];[.C1706];[.C1806];[.C1906])" office:value-type="float" office:value="882.842712474619" calcext:value-type="float">
            <text:p>882.84</text:p>
          </table:table-cell>
          <table:table-cell table:style-name="ce4" table:formula="of:=AVERAGE([.D6];[.D106];[.D206];[.D306];[.D406];[.D506];[.D606];[.D706];[.D806];[.D906];[.D1006];[.D1106];[.D1206];[.D1306];[.D1406];[.D1506];[.D1606];[.D1706];[.D1806];[.D1906])" office:value-type="float" office:value="30891.5863983346" calcext:value-type="float">
            <text:p>30891.59</text:p>
          </table:table-cell>
          <table:table-cell table:style-name="ce4" table:formula="of:=MAX([.E6];[.E106];[.E206];[.E306];[.E406];[.E506];[.E606];[.E706];[.E806];[.E906];[.E1006];[.E1106];[.E1206];[.E1306];[.E1406];[.E1506];[.E1606];[.E1706];[.E1806];[.E1906])" office:value-type="float" office:value="66216.4948895349" calcext:value-type="float">
            <text:p>66216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5" calcext:value-type="float">
            <text:p>5</text:p>
          </table:table-cell>
          <table:table-cell office:value-type="float" office:value="1412.8990204492" calcext:value-type="float">
            <text:p>1412.90</text:p>
          </table:table-cell>
          <table:table-cell office:value-type="float" office:value="30665.7384249124" calcext:value-type="float">
            <text:p>30665.74</text:p>
          </table:table-cell>
          <table:table-cell office:value-type="float" office:value="53828.859838417" calcext:value-type="float">
            <text:p>53828.86</text:p>
          </table:table-cell>
          <table:table-cell office:value-type="float" office:value="12979.6514108326" calcext:value-type="float">
            <text:p>12979.65</text:p>
          </table:table-cell>
          <table:table-cell office:value-type="float" office:value="168471350.746729" calcext:value-type="float">
            <text:p>168471350.75</text:p>
          </table:table-cell>
          <table:table-cell office:value-type="float" office:value="22920.150899388" calcext:value-type="float">
            <text:p>22920.15</text:p>
          </table:table-cell>
          <table:table-cell office:value-type="float" office:value="30665.7384249124" calcext:value-type="float">
            <text:p>30665.74</text:p>
          </table:table-cell>
          <table:table-cell office:value-type="float" office:value="36798.8861098948" calcext:value-type="float">
            <text:p>36798.89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table:formula="of:=MIN([.C7];[.C107];[.C207];[.C307];[.C407];[.C507];[.C607];[.C707];[.C807];[.C907];[.C1007];[.C1107];[.C1207];[.C1307];[.C1407];[.C1507];[.C1607];[.C1707];[.C1807];[.C1907])" office:value-type="float" office:value="882.842712474619" calcext:value-type="float">
            <text:p>882.84</text:p>
          </table:table-cell>
          <table:table-cell table:style-name="ce4" table:formula="of:=AVERAGE([.D7];[.D107];[.D207];[.D307];[.D407];[.D507];[.D607];[.D707];[.D807];[.D907];[.D1007];[.D1107];[.D1207];[.D1307];[.D1407];[.D1507];[.D1607];[.D1707];[.D1807];[.D1907])" office:value-type="float" office:value="29547.2558213467" calcext:value-type="float">
            <text:p>29547.26</text:p>
          </table:table-cell>
          <table:table-cell table:style-name="ce4" table:formula="of:=MAX([.E7];[.E107];[.E207];[.E307];[.E407];[.E507];[.E607];[.E707];[.E807];[.E907];[.E1007];[.E1107];[.E1207];[.E1307];[.E1407];[.E1507];[.E1607];[.E1707];[.E1807];[.E1907])" office:value-type="float" office:value="64173.8852502458" calcext:value-type="float">
            <text:p>6417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6" calcext:value-type="float">
            <text:p>6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9711.2999411648" calcext:value-type="float">
            <text:p>29711.30</text:p>
          </table:table-cell>
          <table:table-cell office:value-type="float" office:value="59803.3784784746" calcext:value-type="float">
            <text:p>59803.38</text:p>
          </table:table-cell>
          <table:table-cell office:value-type="float" office:value="12575.4657115306" calcext:value-type="float">
            <text:p>12575.47</text:p>
          </table:table-cell>
          <table:table-cell office:value-type="float" office:value="158142337.861881" calcext:value-type="float">
            <text:p>158142337.86</text:p>
          </table:table-cell>
          <table:table-cell office:value-type="float" office:value="24054.542318326" calcext:value-type="float">
            <text:p>24054.54</text:p>
          </table:table-cell>
          <table:table-cell office:value-type="float" office:value="29711.2999411648" calcext:value-type="float">
            <text:p>29711.30</text:p>
          </table:table-cell>
          <table:table-cell office:value-type="float" office:value="35653.5599293977" calcext:value-type="float">
            <text:p>35653.56</text:p>
          </table:table-cell>
          <table:table-cell/>
          <table:table-cell office:value-type="float" office:value="7" calcext:value-type="float">
            <text:p>7</text:p>
          </table:table-cell>
          <table:table-cell table:style-name="ce4" table:formula="of:=MIN([.C8];[.C108];[.C208];[.C308];[.C408];[.C508];[.C608];[.C708];[.C808];[.C908];[.C1008];[.C1108];[.C1208];[.C1308];[.C1408];[.C1508];[.C1608];[.C1708];[.C1808];[.C1908])" office:value-type="float" office:value="882.842712474619" calcext:value-type="float">
            <text:p>882.84</text:p>
          </table:table-cell>
          <table:table-cell table:style-name="ce4" table:formula="of:=AVERAGE([.D8];[.D108];[.D208];[.D308];[.D408];[.D508];[.D608];[.D708];[.D808];[.D908];[.D1008];[.D1108];[.D1208];[.D1308];[.D1408];[.D1508];[.D1608];[.D1708];[.D1808];[.D1908])" office:value-type="float" office:value="29064.6984177865" calcext:value-type="float">
            <text:p>29064.70</text:p>
          </table:table-cell>
          <table:table-cell table:style-name="ce4" table:formula="of:=MAX([.E8];[.E108];[.E208];[.E308];[.E408];[.E508];[.E608];[.E708];[.E808];[.E908];[.E1008];[.E1108];[.E1208];[.E1308];[.E1408];[.E1508];[.E1608];[.E1708];[.E1808];[.E1908])" office:value-type="float" office:value="65444.4169508928" calcext:value-type="float">
            <text:p>65444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7" calcext:value-type="float">
            <text:p>7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0806.694125562" calcext:value-type="float">
            <text:p>30806.69</text:p>
          </table:table-cell>
          <table:table-cell office:value-type="float" office:value="62815.7734553612" calcext:value-type="float">
            <text:p>62815.77</text:p>
          </table:table-cell>
          <table:table-cell office:value-type="float" office:value="13258.4951359688" calcext:value-type="float">
            <text:p>13258.50</text:p>
          </table:table-cell>
          <table:table-cell office:value-type="float" office:value="175787693.270508" calcext:value-type="float">
            <text:p>175787693.27</text:p>
          </table:table-cell>
          <table:table-cell office:value-type="float" office:value="25081.8034035852" calcext:value-type="float">
            <text:p>25081.80</text:p>
          </table:table-cell>
          <table:table-cell office:value-type="float" office:value="30806.694125562" calcext:value-type="float">
            <text:p>30806.69</text:p>
          </table:table-cell>
          <table:table-cell office:value-type="float" office:value="36968.0329506744" calcext:value-type="float">
            <text:p>36968.03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table:formula="of:=MIN([.C9];[.C109];[.C209];[.C309];[.C409];[.C509];[.C609];[.C709];[.C809];[.C909];[.C1009];[.C1109];[.C1209];[.C1309];[.C1409];[.C1509];[.C1609];[.C1709];[.C1809];[.C1909])" office:value-type="float" office:value="882.842712474619" calcext:value-type="float">
            <text:p>882.84</text:p>
          </table:table-cell>
          <table:table-cell table:style-name="ce4" table:formula="of:=AVERAGE([.D9];[.D109];[.D209];[.D309];[.D409];[.D509];[.D609];[.D709];[.D809];[.D909];[.D1009];[.D1109];[.D1209];[.D1309];[.D1409];[.D1509];[.D1609];[.D1709];[.D1809];[.D1909])" office:value-type="float" office:value="28985.8296389771" calcext:value-type="float">
            <text:p>28985.83</text:p>
          </table:table-cell>
          <table:table-cell table:style-name="ce4" table:formula="of:=MAX([.E9];[.E109];[.E209];[.E309];[.E409];[.E509];[.E609];[.E709];[.E809];[.E909];[.E1009];[.E1109];[.E1209];[.E1309];[.E1409];[.E1509];[.E1609];[.E1709];[.E1809];[.E1909])" office:value-type="float" office:value="63090.7961389814" calcext:value-type="float">
            <text:p>63090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8" calcext:value-type="float">
            <text:p>8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0147.5091565626" calcext:value-type="float">
            <text:p>30147.51</text:p>
          </table:table-cell>
          <table:table-cell office:value-type="float" office:value="54707.442244164" calcext:value-type="float">
            <text:p>54707.44</text:p>
          </table:table-cell>
          <table:table-cell office:value-type="float" office:value="13495.490374329" calcext:value-type="float">
            <text:p>13495.49</text:p>
          </table:table-cell>
          <table:table-cell office:value-type="float" office:value="182128260.443607" calcext:value-type="float">
            <text:p>182128260.44</text:p>
          </table:table-cell>
          <table:table-cell office:value-type="float" office:value="23007.714767112" calcext:value-type="float">
            <text:p>23007.71</text:p>
          </table:table-cell>
          <table:table-cell office:value-type="float" office:value="30147.5091565626" calcext:value-type="float">
            <text:p>30147.51</text:p>
          </table:table-cell>
          <table:table-cell office:value-type="float" office:value="36177.0109878752" calcext:value-type="float">
            <text:p>36177.01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table:formula="of:=MIN([.C10];[.C110];[.C210];[.C310];[.C410];[.C510];[.C610];[.C710];[.C810];[.C910];[.C1010];[.C1110];[.C1210];[.C1310];[.C1410];[.C1510];[.C1610];[.C1710];[.C1810];[.C1910])" office:value-type="float" office:value="882.842712474619" calcext:value-type="float">
            <text:p>882.84</text:p>
          </table:table-cell>
          <table:table-cell table:style-name="ce4" table:formula="of:=AVERAGE([.D10];[.D110];[.D210];[.D310];[.D410];[.D510];[.D610];[.D710];[.D810];[.D910];[.D1010];[.D1110];[.D1210];[.D1310];[.D1410];[.D1510];[.D1610];[.D1710];[.D1810];[.D1910])" office:value-type="float" office:value="28608.5889425387" calcext:value-type="float">
            <text:p>28608.59</text:p>
          </table:table-cell>
          <table:table-cell table:style-name="ce4" table:formula="of:=MAX([.E10];[.E110];[.E210];[.E310];[.E410];[.E510];[.E610];[.E710];[.E810];[.E910];[.E1010];[.E1110];[.E1210];[.E1310];[.E1410];[.E1510];[.E1610];[.E1710];[.E1810];[.E1910])" office:value-type="float" office:value="73382.1110521437" calcext:value-type="float">
            <text:p>73382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9" calcext:value-type="float">
            <text:p>9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9565.3106577215" calcext:value-type="float">
            <text:p>29565.31</text:p>
          </table:table-cell>
          <table:table-cell office:value-type="float" office:value="54222.1659690541" calcext:value-type="float">
            <text:p>54222.17</text:p>
          </table:table-cell>
          <table:table-cell office:value-type="float" office:value="13228.7033402622" calcext:value-type="float">
            <text:p>13228.70</text:p>
          </table:table-cell>
          <table:table-cell office:value-type="float" office:value="174998592.064666" calcext:value-type="float">
            <text:p>174998592.06</text:p>
          </table:table-cell>
          <table:table-cell office:value-type="float" office:value="22730.5404048543" calcext:value-type="float">
            <text:p>22730.54</text:p>
          </table:table-cell>
          <table:table-cell office:value-type="float" office:value="29565.3106577215" calcext:value-type="float">
            <text:p>29565.31</text:p>
          </table:table-cell>
          <table:table-cell office:value-type="float" office:value="35478.3727892657" calcext:value-type="float">
            <text:p>35478.3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table:formula="of:=MIN([.C11];[.C111];[.C211];[.C311];[.C411];[.C511];[.C611];[.C711];[.C811];[.C911];[.C1011];[.C1111];[.C1211];[.C1311];[.C1411];[.C1511];[.C1611];[.C1711];[.C1811];[.C1911])" office:value-type="float" office:value="882.842712474619" calcext:value-type="float">
            <text:p>882.84</text:p>
          </table:table-cell>
          <table:table-cell table:style-name="ce4" table:formula="of:=AVERAGE([.D11];[.D111];[.D211];[.D311];[.D411];[.D511];[.D611];[.D711];[.D811];[.D911];[.D1011];[.D1111];[.D1211];[.D1311];[.D1411];[.D1511];[.D1611];[.D1711];[.D1811];[.D1911])" office:value-type="float" office:value="27865.158023475" calcext:value-type="float">
            <text:p>27865.16</text:p>
          </table:table-cell>
          <table:table-cell table:style-name="ce4" table:formula="of:=MAX([.E11];[.E111];[.E211];[.E311];[.E411];[.E511];[.E611];[.E711];[.E811];[.E911];[.E1011];[.E1111];[.E1211];[.E1311];[.E1411];[.E1511];[.E1611];[.E1711];[.E1811];[.E1911])" office:value-type="float" office:value="66477.1456563541" calcext:value-type="float">
            <text:p>66477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0" calcext:value-type="float">
            <text:p>10</text:p>
          </table:table-cell>
          <table:table-cell office:value-type="float" office:value="1023.60679774998" calcext:value-type="float">
            <text:p>1023.61</text:p>
          </table:table-cell>
          <table:table-cell office:value-type="float" office:value="28035.7250165915" calcext:value-type="float">
            <text:p>28035.73</text:p>
          </table:table-cell>
          <table:table-cell office:value-type="float" office:value="54580.4559202138" calcext:value-type="float">
            <text:p>54580.46</text:p>
          </table:table-cell>
          <table:table-cell office:value-type="float" office:value="14538.0431150917" calcext:value-type="float">
            <text:p>14538.04</text:p>
          </table:table-cell>
          <table:table-cell office:value-type="float" office:value="211354697.616266" calcext:value-type="float">
            <text:p>211354697.62</text:p>
          </table:table-cell>
          <table:table-cell office:value-type="float" office:value="22329.8520036105" calcext:value-type="float">
            <text:p>22329.85</text:p>
          </table:table-cell>
          <table:table-cell office:value-type="float" office:value="28035.7250165915" calcext:value-type="float">
            <text:p>28035.73</text:p>
          </table:table-cell>
          <table:table-cell office:value-type="float" office:value="33642.8700199098" calcext:value-type="float">
            <text:p>33642.87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" table:formula="of:=MIN([.C12];[.C112];[.C212];[.C312];[.C412];[.C512];[.C612];[.C712];[.C812];[.C912];[.C1012];[.C1112];[.C1212];[.C1312];[.C1412];[.C1512];[.C1612];[.C1712];[.C1812];[.C1912])" office:value-type="float" office:value="882.842712474619" calcext:value-type="float">
            <text:p>882.84</text:p>
          </table:table-cell>
          <table:table-cell table:style-name="ce4" table:formula="of:=AVERAGE([.D12];[.D112];[.D212];[.D312];[.D412];[.D512];[.D612];[.D712];[.D812];[.D912];[.D1012];[.D1112];[.D1212];[.D1312];[.D1412];[.D1512];[.D1612];[.D1712];[.D1812];[.D1912])" office:value-type="float" office:value="27438.582644307" calcext:value-type="float">
            <text:p>27438.58</text:p>
          </table:table-cell>
          <table:table-cell table:style-name="ce4" table:formula="of:=MAX([.E12];[.E112];[.E212];[.E312];[.E412];[.E512];[.E612];[.E712];[.E812];[.E912];[.E1012];[.E1112];[.E1212];[.E1312];[.E1412];[.E1512];[.E1612];[.E1712];[.E1812];[.E1912])" office:value-type="float" office:value="61716.4948895349" calcext:value-type="float">
            <text:p>61716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1" calcext:value-type="float">
            <text:p>11</text:p>
          </table:table-cell>
          <table:table-cell office:value-type="float" office:value="1023.60679774998" calcext:value-type="float">
            <text:p>1023.61</text:p>
          </table:table-cell>
          <table:table-cell office:value-type="float" office:value="28535.2048037182" calcext:value-type="float">
            <text:p>28535.20</text:p>
          </table:table-cell>
          <table:table-cell office:value-type="float" office:value="60914.839757605" calcext:value-type="float">
            <text:p>60914.84</text:p>
          </table:table-cell>
          <table:table-cell office:value-type="float" office:value="14352.318218209" calcext:value-type="float">
            <text:p>14352.32</text:p>
          </table:table-cell>
          <table:table-cell office:value-type="float" office:value="205989038.236733" calcext:value-type="float">
            <text:p>205989038.24</text:p>
          </table:table-cell>
          <table:table-cell office:value-type="float" office:value="23686.1749446979" calcext:value-type="float">
            <text:p>23686.17</text:p>
          </table:table-cell>
          <table:table-cell office:value-type="float" office:value="28535.2048037182" calcext:value-type="float">
            <text:p>28535.20</text:p>
          </table:table-cell>
          <table:table-cell office:value-type="float" office:value="34242.2457644619" calcext:value-type="float">
            <text:p>34242.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" table:formula="of:=MIN([.C13];[.C113];[.C213];[.C313];[.C413];[.C513];[.C613];[.C713];[.C813];[.C913];[.C1013];[.C1113];[.C1213];[.C1313];[.C1413];[.C1513];[.C1613];[.C1713];[.C1813];[.C1913])" office:value-type="float" office:value="882.842712474619" calcext:value-type="float">
            <text:p>882.84</text:p>
          </table:table-cell>
          <table:table-cell table:style-name="ce4" table:formula="of:=AVERAGE([.D13];[.D113];[.D213];[.D313];[.D413];[.D513];[.D613];[.D713];[.D813];[.D913];[.D1013];[.D1113];[.D1213];[.D1313];[.D1413];[.D1513];[.D1613];[.D1713];[.D1813];[.D1913])" office:value-type="float" office:value="26428.0357610675" calcext:value-type="float">
            <text:p>26428.04</text:p>
          </table:table-cell>
          <table:table-cell table:style-name="ce4" table:formula="of:=MAX([.E13];[.E113];[.E213];[.E313];[.E413];[.E513];[.E613];[.E713];[.E813];[.E913];[.E1013];[.E1113];[.E1213];[.E1313];[.E1413];[.E1513];[.E1613];[.E1713];[.E1813];[.E1913])" office:value-type="float" office:value="62227.451105277" calcext:value-type="float">
            <text:p>62227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2" calcext:value-type="float">
            <text:p>12</text:p>
          </table:table-cell>
          <table:table-cell office:value-type="float" office:value="1023.60679774998" calcext:value-type="float">
            <text:p>1023.61</text:p>
          </table:table-cell>
          <table:table-cell office:value-type="float" office:value="27219.4848336666" calcext:value-type="float">
            <text:p>27219.48</text:p>
          </table:table-cell>
          <table:table-cell office:value-type="float" office:value="53828.859838417" calcext:value-type="float">
            <text:p>53828.86</text:p>
          </table:table-cell>
          <table:table-cell office:value-type="float" office:value="14585.0571811571" calcext:value-type="float">
            <text:p>14585.06</text:p>
          </table:table-cell>
          <table:table-cell office:value-type="float" office:value="212723892.977621" calcext:value-type="float">
            <text:p>212723892.98</text:p>
          </table:table-cell>
          <table:table-cell office:value-type="float" office:value="21860.1834237243" calcext:value-type="float">
            <text:p>21860.18</text:p>
          </table:table-cell>
          <table:table-cell office:value-type="float" office:value="27219.4848336666" calcext:value-type="float">
            <text:p>27219.48</text:p>
          </table:table-cell>
          <table:table-cell office:value-type="float" office:value="32663.3818003999" calcext:value-type="float">
            <text:p>32663.38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" table:formula="of:=MIN([.C14];[.C114];[.C214];[.C314];[.C414];[.C514];[.C614];[.C714];[.C814];[.C914];[.C1014];[.C1114];[.C1214];[.C1314];[.C1414];[.C1514];[.C1614];[.C1714];[.C1814];[.C1914])" office:value-type="float" office:value="882.842712474619" calcext:value-type="float">
            <text:p>882.84</text:p>
          </table:table-cell>
          <table:table-cell table:style-name="ce4" table:formula="of:=AVERAGE([.D14];[.D114];[.D214];[.D314];[.D414];[.D514];[.D614];[.D714];[.D814];[.D914];[.D1014];[.D1114];[.D1214];[.D1314];[.D1414];[.D1514];[.D1614];[.D1714];[.D1814];[.D1914])" office:value-type="float" office:value="25798.145119724" calcext:value-type="float">
            <text:p>25798.15</text:p>
          </table:table-cell>
          <table:table-cell table:style-name="ce4" table:formula="of:=MAX([.E14];[.E114];[.E214];[.E314];[.E414];[.E514];[.E614];[.E714];[.E814];[.E914];[.E1014];[.E1114];[.E1214];[.E1314];[.E1414];[.E1514];[.E1614];[.E1714];[.E1814];[.E1914])" office:value-type="float" office:value="66246.0720828226" calcext:value-type="float">
            <text:p>66246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3" calcext:value-type="float">
            <text:p>13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8206.1485954731" calcext:value-type="float">
            <text:p>28206.15</text:p>
          </table:table-cell>
          <table:table-cell office:value-type="float" office:value="59080.4559202138" calcext:value-type="float">
            <text:p>59080.46</text:p>
          </table:table-cell>
          <table:table-cell office:value-type="float" office:value="14559.9352525261" calcext:value-type="float">
            <text:p>14559.94</text:p>
          </table:table-cell>
          <table:table-cell office:value-type="float" office:value="211991714.557752" calcext:value-type="float">
            <text:p>211991714.56</text:p>
          </table:table-cell>
          <table:table-cell office:value-type="float" office:value="23232.0152300223" calcext:value-type="float">
            <text:p>23232.02</text:p>
          </table:table-cell>
          <table:table-cell office:value-type="float" office:value="28206.1485954731" calcext:value-type="float">
            <text:p>28206.15</text:p>
          </table:table-cell>
          <table:table-cell office:value-type="float" office:value="33847.3783145678" calcext:value-type="float">
            <text:p>33847.3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" table:formula="of:=MIN([.C15];[.C115];[.C215];[.C315];[.C415];[.C515];[.C615];[.C715];[.C815];[.C915];[.C1015];[.C1115];[.C1215];[.C1315];[.C1415];[.C1515];[.C1615];[.C1715];[.C1815];[.C1915])" office:value-type="float" office:value="882.842712474619" calcext:value-type="float">
            <text:p>882.84</text:p>
          </table:table-cell>
          <table:table-cell table:style-name="ce4" table:formula="of:=AVERAGE([.D15];[.D115];[.D215];[.D315];[.D415];[.D515];[.D615];[.D715];[.D815];[.D915];[.D1015];[.D1115];[.D1215];[.D1315];[.D1415];[.D1515];[.D1615];[.D1715];[.D1815];[.D1915])" office:value-type="float" office:value="25491.4127433041" calcext:value-type="float">
            <text:p>25491.41</text:p>
          </table:table-cell>
          <table:table-cell table:style-name="ce4" table:formula="of:=MAX([.E15];[.E115];[.E215];[.E315];[.E415];[.E515];[.E615];[.E715];[.E815];[.E915];[.E1015];[.E1115];[.E1215];[.E1315];[.E1415];[.E1515];[.E1615];[.E1715];[.E1815];[.E1915])" office:value-type="float" office:value="66246.0720828226" calcext:value-type="float">
            <text:p>66246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4" calcext:value-type="float">
            <text:p>14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9287.8853947535" calcext:value-type="float">
            <text:p>29287.89</text:p>
          </table:table-cell>
          <table:table-cell office:value-type="float" office:value="53518.1500214648" calcext:value-type="float">
            <text:p>53518.15</text:p>
          </table:table-cell>
          <table:table-cell office:value-type="float" office:value="13145.4591145123" calcext:value-type="float">
            <text:p>13145.46</text:p>
          </table:table-cell>
          <table:table-cell office:value-type="float" office:value="172803095.331314" calcext:value-type="float">
            <text:p>172803095.33</text:p>
          </table:table-cell>
          <table:table-cell office:value-type="float" office:value="22445.2457542577" calcext:value-type="float">
            <text:p>22445.25</text:p>
          </table:table-cell>
          <table:table-cell office:value-type="float" office:value="29287.8853947535" calcext:value-type="float">
            <text:p>29287.89</text:p>
          </table:table-cell>
          <table:table-cell office:value-type="float" office:value="35145.4624737042" calcext:value-type="float">
            <text:p>35145.46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" table:formula="of:=MIN([.C16];[.C116];[.C216];[.C316];[.C416];[.C516];[.C616];[.C716];[.C816];[.C916];[.C1016];[.C1116];[.C1216];[.C1316];[.C1416];[.C1516];[.C1616];[.C1716];[.C1816];[.C1916])" office:value-type="float" office:value="882.842712474619" calcext:value-type="float">
            <text:p>882.84</text:p>
          </table:table-cell>
          <table:table-cell table:style-name="ce4" table:formula="of:=AVERAGE([.D16];[.D116];[.D216];[.D316];[.D416];[.D516];[.D616];[.D716];[.D816];[.D916];[.D1016];[.D1116];[.D1216];[.D1316];[.D1416];[.D1516];[.D1616];[.D1716];[.D1816];[.D1916])" office:value-type="float" office:value="25312.6337344175" calcext:value-type="float">
            <text:p>25312.63</text:p>
          </table:table-cell>
          <table:table-cell table:style-name="ce4" table:formula="of:=MAX([.E16];[.E116];[.E216];[.E316];[.E416];[.E516];[.E616];[.E716];[.E816];[.E916];[.E1016];[.E1116];[.E1216];[.E1316];[.E1416];[.E1516];[.E1616];[.E1716];[.E1816];[.E1916])" office:value-type="float" office:value="62518.1500214648" calcext:value-type="float">
            <text:p>6251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5" calcext:value-type="float">
            <text:p>15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5553.1042977967" calcext:value-type="float">
            <text:p>25553.10</text:p>
          </table:table-cell>
          <table:table-cell office:value-type="float" office:value="55763.1204764133" calcext:value-type="float">
            <text:p>55763.12</text:p>
          </table:table-cell>
          <table:table-cell office:value-type="float" office:value="12612.0147517644" calcext:value-type="float">
            <text:p>12612.01</text:p>
          </table:table-cell>
          <table:table-cell office:value-type="float" office:value="159062916.098723" calcext:value-type="float">
            <text:p>159062916.10</text:p>
          </table:table-cell>
          <table:table-cell office:value-type="float" office:value="21396.5593082029" calcext:value-type="float">
            <text:p>21396.56</text:p>
          </table:table-cell>
          <table:table-cell office:value-type="float" office:value="25553.1042977967" calcext:value-type="float">
            <text:p>25553.10</text:p>
          </table:table-cell>
          <table:table-cell office:value-type="float" office:value="30663.7251573561" calcext:value-type="float">
            <text:p>30663.7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" table:formula="of:=MIN([.C17];[.C117];[.C217];[.C317];[.C417];[.C517];[.C617];[.C717];[.C817];[.C917];[.C1017];[.C1117];[.C1217];[.C1317];[.C1417];[.C1517];[.C1617];[.C1717];[.C1817];[.C1917])" office:value-type="float" office:value="882.842712474619" calcext:value-type="float">
            <text:p>882.84</text:p>
          </table:table-cell>
          <table:table-cell table:style-name="ce4" table:formula="of:=AVERAGE([.D17];[.D117];[.D217];[.D317];[.D417];[.D517];[.D617];[.D717];[.D817];[.D917];[.D1017];[.D1117];[.D1217];[.D1317];[.D1417];[.D1517];[.D1617];[.D1717];[.D1817];[.D1917])" office:value-type="float" office:value="24680.6538140372" calcext:value-type="float">
            <text:p>24680.65</text:p>
          </table:table-cell>
          <table:table-cell table:style-name="ce4" table:formula="of:=MAX([.E17];[.E117];[.E217];[.E317];[.E417];[.E517];[.E617];[.E717];[.E817];[.E917];[.E1017];[.E1117];[.E1217];[.E1317];[.E1417];[.E1517];[.E1617];[.E1717];[.E1817];[.E1917])" office:value-type="float" office:value="68080.4559202138" calcext:value-type="float">
            <text:p>6808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6" calcext:value-type="float">
            <text:p>16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3769.9567772497" calcext:value-type="float">
            <text:p>23769.96</text:p>
          </table:table-cell>
          <table:table-cell office:value-type="float" office:value="51654.1889907858" calcext:value-type="float">
            <text:p>51654.19</text:p>
          </table:table-cell>
          <table:table-cell office:value-type="float" office:value="12779.5133249774" calcext:value-type="float">
            <text:p>12779.51</text:p>
          </table:table-cell>
          <table:table-cell office:value-type="float" office:value="163315960.823276" calcext:value-type="float">
            <text:p>163315960.82</text:p>
          </table:table-cell>
          <table:table-cell office:value-type="float" office:value="19874.9875769527" calcext:value-type="float">
            <text:p>19874.99</text:p>
          </table:table-cell>
          <table:table-cell office:value-type="float" office:value="23769.9567772497" calcext:value-type="float">
            <text:p>23769.96</text:p>
          </table:table-cell>
          <table:table-cell office:value-type="float" office:value="28523.9481326997" calcext:value-type="float">
            <text:p>28523.95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" table:formula="of:=MIN([.C18];[.C118];[.C218];[.C318];[.C418];[.C518];[.C618];[.C718];[.C818];[.C918];[.C1018];[.C1118];[.C1218];[.C1318];[.C1418];[.C1518];[.C1618];[.C1718];[.C1818];[.C1918])" office:value-type="float" office:value="882.842712474619" calcext:value-type="float">
            <text:p>882.84</text:p>
          </table:table-cell>
          <table:table-cell table:style-name="ce4" table:formula="of:=AVERAGE([.D18];[.D118];[.D218];[.D318];[.D418];[.D518];[.D618];[.D718];[.D818];[.D918];[.D1018];[.D1118];[.D1218];[.D1318];[.D1418];[.D1518];[.D1618];[.D1718];[.D1818];[.D1918])" office:value-type="float" office:value="24325.699029346" calcext:value-type="float">
            <text:p>24325.70</text:p>
          </table:table-cell>
          <table:table-cell table:style-name="ce4" table:formula="of:=MAX([.E18];[.E118];[.E218];[.E318];[.E418];[.E518];[.E618];[.E718];[.E818];[.E918];[.E1018];[.E1118];[.E1218];[.E1318];[.E1418];[.E1518];[.E1618];[.E1718];[.E1818];[.E1918])" office:value-type="float" office:value="57460.232727967" calcext:value-type="float">
            <text:p>5746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7" calcext:value-type="float">
            <text:p>17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3883.0816442827" calcext:value-type="float">
            <text:p>23883.08</text:p>
          </table:table-cell>
          <table:table-cell office:value-type="float" office:value="52012.8246310802" calcext:value-type="float">
            <text:p>52012.82</text:p>
          </table:table-cell>
          <table:table-cell office:value-type="float" office:value="13157.0372448536" calcext:value-type="float">
            <text:p>13157.04</text:p>
          </table:table-cell>
          <table:table-cell office:value-type="float" office:value="173107629.062466" calcext:value-type="float">
            <text:p>173107629.06</text:p>
          </table:table-cell>
          <table:table-cell office:value-type="float" office:value="19984.5226359696" calcext:value-type="float">
            <text:p>19984.52</text:p>
          </table:table-cell>
          <table:table-cell office:value-type="float" office:value="23883.0816442827" calcext:value-type="float">
            <text:p>23883.08</text:p>
          </table:table-cell>
          <table:table-cell office:value-type="float" office:value="28659.6979731392" calcext:value-type="float">
            <text:p>28659.7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" table:formula="of:=MIN([.C19];[.C119];[.C219];[.C319];[.C419];[.C519];[.C619];[.C719];[.C819];[.C919];[.C1019];[.C1119];[.C1219];[.C1319];[.C1419];[.C1519];[.C1619];[.C1719];[.C1819];[.C1919])" office:value-type="float" office:value="882.842712474619" calcext:value-type="float">
            <text:p>882.84</text:p>
          </table:table-cell>
          <table:table-cell table:style-name="ce4" table:formula="of:=AVERAGE([.D19];[.D119];[.D219];[.D319];[.D419];[.D519];[.D619];[.D719];[.D819];[.D919];[.D1019];[.D1119];[.D1219];[.D1319];[.D1419];[.D1519];[.D1619];[.D1719];[.D1819];[.D1919])" office:value-type="float" office:value="23754.2944596772" calcext:value-type="float">
            <text:p>23754.29</text:p>
          </table:table-cell>
          <table:table-cell table:style-name="ce4" table:formula="of:=MAX([.E19];[.E119];[.E219];[.E319];[.E419];[.E519];[.E619];[.E719];[.E819];[.E919];[.E1019];[.E1119];[.E1219];[.E1319];[.E1419];[.E1519];[.E1619];[.E1719];[.E1819];[.E1919])" office:value-type="float" office:value="62518.1500214648" calcext:value-type="float">
            <text:p>6251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8" calcext:value-type="float">
            <text:p>18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3208.9142455702" calcext:value-type="float">
            <text:p>23208.91</text:p>
          </table:table-cell>
          <table:table-cell office:value-type="float" office:value="49941.1254969543" calcext:value-type="float">
            <text:p>49941.13</text:p>
          </table:table-cell>
          <table:table-cell office:value-type="float" office:value="12528.0377436798" calcext:value-type="float">
            <text:p>12528.04</text:p>
          </table:table-cell>
          <table:table-cell office:value-type="float" office:value="156951729.707067" calcext:value-type="float">
            <text:p>156951729.71</text:p>
          </table:table-cell>
          <table:table-cell office:value-type="float" office:value="19339.4061821813" calcext:value-type="float">
            <text:p>19339.41</text:p>
          </table:table-cell>
          <table:table-cell office:value-type="float" office:value="23208.9142455703" calcext:value-type="float">
            <text:p>23208.91</text:p>
          </table:table-cell>
          <table:table-cell office:value-type="float" office:value="27850.6970946843" calcext:value-type="float">
            <text:p>27850.7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" table:formula="of:=MIN([.C20];[.C120];[.C220];[.C320];[.C420];[.C520];[.C620];[.C720];[.C820];[.C920];[.C1020];[.C1120];[.C1220];[.C1320];[.C1420];[.C1520];[.C1620];[.C1720];[.C1820];[.C1920])" office:value-type="float" office:value="882.842712474619" calcext:value-type="float">
            <text:p>882.84</text:p>
          </table:table-cell>
          <table:table-cell table:style-name="ce4" table:formula="of:=AVERAGE([.D20];[.D120];[.D220];[.D320];[.D420];[.D520];[.D620];[.D720];[.D820];[.D920];[.D1020];[.D1120];[.D1220];[.D1320];[.D1420];[.D1520];[.D1620];[.D1720];[.D1820];[.D1920])" office:value-type="float" office:value="23175.9971781913" calcext:value-type="float">
            <text:p>23176.00</text:p>
          </table:table-cell>
          <table:table-cell table:style-name="ce4" table:formula="of:=MAX([.E20];[.E120];[.E220];[.E320];[.E420];[.E520];[.E620];[.E720];[.E820];[.E920];[.E1020];[.E1120];[.E1220];[.E1320];[.E1420];[.E1520];[.E1620];[.E1720];[.E1820];[.E1920])" office:value-type="float" office:value="63090.7961389814" calcext:value-type="float">
            <text:p>63090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9" calcext:value-type="float">
            <text:p>19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3387.5443313583" calcext:value-type="float">
            <text:p>23387.54</text:p>
          </table:table-cell>
          <table:table-cell office:value-type="float" office:value="51524.7227310843" calcext:value-type="float">
            <text:p>51524.72</text:p>
          </table:table-cell>
          <table:table-cell office:value-type="float" office:value="12308.1316703823" calcext:value-type="float">
            <text:p>12308.13</text:p>
          </table:table-cell>
          <table:table-cell office:value-type="float" office:value="151490105.215467" calcext:value-type="float">
            <text:p>151490105.22</text:p>
          </table:table-cell>
          <table:table-cell office:value-type="float" office:value="19653.2611313379" calcext:value-type="float">
            <text:p>19653.26</text:p>
          </table:table-cell>
          <table:table-cell office:value-type="float" office:value="23387.5443313583" calcext:value-type="float">
            <text:p>23387.54</text:p>
          </table:table-cell>
          <table:table-cell office:value-type="float" office:value="28065.0531976299" calcext:value-type="float">
            <text:p>28065.05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table:formula="of:=MIN([.C21];[.C121];[.C221];[.C321];[.C421];[.C521];[.C621];[.C721];[.C821];[.C921];[.C1021];[.C1121];[.C1221];[.C1321];[.C1421];[.C1521];[.C1621];[.C1721];[.C1821];[.C1921])" office:value-type="float" office:value="841.42135623731" calcext:value-type="float">
            <text:p>841.42</text:p>
          </table:table-cell>
          <table:table-cell table:style-name="ce4" table:formula="of:=AVERAGE([.D21];[.D121];[.D221];[.D321];[.D421];[.D521];[.D621];[.D721];[.D821];[.D921];[.D1021];[.D1121];[.D1221];[.D1321];[.D1421];[.D1521];[.D1621];[.D1721];[.D1821];[.D1921])" office:value-type="float" office:value="23006.5772982363" calcext:value-type="float">
            <text:p>23006.58</text:p>
          </table:table-cell>
          <table:table-cell table:style-name="ce4" table:formula="of:=MAX([.E21];[.E121];[.E221];[.E321];[.E421];[.E521];[.E621];[.E721];[.E821];[.E921];[.E1021];[.E1121];[.E1221];[.E1321];[.E1421];[.E1521];[.E1621];[.E1721];[.E1821];[.E1921])" office:value-type="float" office:value="60914.839757605" calcext:value-type="float">
            <text:p>60914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0" calcext:value-type="float">
            <text:p>2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717.4922644038" calcext:value-type="float">
            <text:p>22717.49</text:p>
          </table:table-cell>
          <table:table-cell office:value-type="float" office:value="51524.7227310843" calcext:value-type="float">
            <text:p>51524.72</text:p>
          </table:table-cell>
          <table:table-cell office:value-type="float" office:value="12549.0090814557" calcext:value-type="float">
            <text:p>12549.01</text:p>
          </table:table-cell>
          <table:table-cell office:value-type="float" office:value="157477628.926457" calcext:value-type="float">
            <text:p>157477628.93</text:p>
          </table:table-cell>
          <table:table-cell office:value-type="float" office:value="19267.1816057194" calcext:value-type="float">
            <text:p>19267.18</text:p>
          </table:table-cell>
          <table:table-cell office:value-type="float" office:value="22717.4922644037" calcext:value-type="float">
            <text:p>22717.49</text:p>
          </table:table-cell>
          <table:table-cell office:value-type="float" office:value="27260.9907172845" calcext:value-type="float">
            <text:p>27260.99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4" table:formula="of:=MIN([.C22];[.C122];[.C222];[.C322];[.C422];[.C522];[.C622];[.C722];[.C822];[.C922];[.C1022];[.C1122];[.C1222];[.C1322];[.C1422];[.C1522];[.C1622];[.C1722];[.C1822];[.C1922])" office:value-type="float" office:value="841.42135623731" calcext:value-type="float">
            <text:p>841.42</text:p>
          </table:table-cell>
          <table:table-cell table:style-name="ce4" table:formula="of:=AVERAGE([.D22];[.D122];[.D222];[.D322];[.D422];[.D522];[.D622];[.D722];[.D822];[.D922];[.D1022];[.D1122];[.D1222];[.D1322];[.D1422];[.D1522];[.D1622];[.D1722];[.D1822];[.D1922])" office:value-type="float" office:value="22292.8669124889" calcext:value-type="float">
            <text:p>22292.87</text:p>
          </table:table-cell>
          <table:table-cell table:style-name="ce4" table:formula="of:=MAX([.E22];[.E122];[.E222];[.E322];[.E422];[.E522];[.E622];[.E722];[.E822];[.E922];[.E1022];[.E1122];[.E1222];[.E1322];[.E1422];[.E1522];[.E1622];[.E1722];[.E1822];[.E1922])" office:value-type="float" office:value="63319.8051533946" calcext:value-type="float">
            <text:p>63319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1" calcext:value-type="float">
            <text:p>2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4332.6120437034" calcext:value-type="float">
            <text:p>24332.61</text:p>
          </table:table-cell>
          <table:table-cell office:value-type="float" office:value="50223.0406306272" calcext:value-type="float">
            <text:p>50223.04</text:p>
          </table:table-cell>
          <table:table-cell office:value-type="float" office:value="11562.9970949733" calcext:value-type="float">
            <text:p>11563.00</text:p>
          </table:table-cell>
          <table:table-cell office:value-type="float" office:value="133702901.818362" calcext:value-type="float">
            <text:p>133702901.82</text:p>
          </table:table-cell>
          <table:table-cell office:value-type="float" office:value="19917.0649814082" calcext:value-type="float">
            <text:p>19917.06</text:p>
          </table:table-cell>
          <table:table-cell office:value-type="float" office:value="24332.6120437034" calcext:value-type="float">
            <text:p>24332.61</text:p>
          </table:table-cell>
          <table:table-cell office:value-type="float" office:value="29199.134452444" calcext:value-type="float">
            <text:p>29199.13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4" table:formula="of:=MIN([.C23];[.C123];[.C223];[.C323];[.C423];[.C523];[.C623];[.C723];[.C823];[.C923];[.C1023];[.C1123];[.C1223];[.C1323];[.C1423];[.C1523];[.C1623];[.C1723];[.C1823];[.C1923])" office:value-type="float" office:value="841.42135623731" calcext:value-type="float">
            <text:p>841.42</text:p>
          </table:table-cell>
          <table:table-cell table:style-name="ce4" table:formula="of:=AVERAGE([.D23];[.D123];[.D223];[.D323];[.D423];[.D523];[.D623];[.D723];[.D823];[.D923];[.D1023];[.D1123];[.D1223];[.D1323];[.D1423];[.D1523];[.D1623];[.D1723];[.D1823];[.D1923])" office:value-type="float" office:value="22072.969547931" calcext:value-type="float">
            <text:p>22072.97</text:p>
          </table:table-cell>
          <table:table-cell table:style-name="ce4" table:formula="of:=MAX([.E23];[.E123];[.E223];[.E323];[.E423];[.E523];[.E623];[.E723];[.E823];[.E923];[.E1023];[.E1123];[.E1223];[.E1323];[.E1423];[.E1523];[.E1623];[.E1723];[.E1823];[.E1923])" office:value-type="float" office:value="61716.4948895349" calcext:value-type="float">
            <text:p>61716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2" calcext:value-type="float">
            <text:p>2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5705.8249400752" calcext:value-type="float">
            <text:p>25705.82</text:p>
          </table:table-cell>
          <table:table-cell office:value-type="float" office:value="52860.9811306679" calcext:value-type="float">
            <text:p>52860.98</text:p>
          </table:table-cell>
          <table:table-cell office:value-type="float" office:value="11894.5032303363" calcext:value-type="float">
            <text:p>11894.50</text:p>
          </table:table-cell>
          <table:table-cell office:value-type="float" office:value="141479207.09648" calcext:value-type="float">
            <text:p>141479207.10</text:p>
          </table:table-cell>
          <table:table-cell office:value-type="float" office:value="20998.3579582654" calcext:value-type="float">
            <text:p>20998.36</text:p>
          </table:table-cell>
          <table:table-cell office:value-type="float" office:value="25705.8249400752" calcext:value-type="float">
            <text:p>25705.82</text:p>
          </table:table-cell>
          <table:table-cell office:value-type="float" office:value="30846.9899280903" calcext:value-type="float">
            <text:p>30846.99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" table:formula="of:=MIN([.C24];[.C124];[.C224];[.C324];[.C424];[.C524];[.C624];[.C724];[.C824];[.C924];[.C1024];[.C1124];[.C1224];[.C1324];[.C1424];[.C1524];[.C1624];[.C1724];[.C1824];[.C1924])" office:value-type="float" office:value="841.42135623731" calcext:value-type="float">
            <text:p>841.42</text:p>
          </table:table-cell>
          <table:table-cell table:style-name="ce4" table:formula="of:=AVERAGE([.D24];[.D124];[.D224];[.D324];[.D424];[.D524];[.D624];[.D724];[.D824];[.D924];[.D1024];[.D1124];[.D1224];[.D1324];[.D1424];[.D1524];[.D1624];[.D1724];[.D1824];[.D1924])" office:value-type="float" office:value="21770.8457495891" calcext:value-type="float">
            <text:p>21770.85</text:p>
          </table:table-cell>
          <table:table-cell table:style-name="ce4" table:formula="of:=MAX([.E24];[.E124];[.E224];[.E324];[.E424];[.E524];[.E624];[.E724];[.E824];[.E924];[.E1024];[.E1124];[.E1224];[.E1324];[.E1424];[.E1524];[.E1624];[.E1724];[.E1824];[.E1924])" office:value-type="float" office:value="54859.1065684755" calcext:value-type="float">
            <text:p>54859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3" calcext:value-type="float">
            <text:p>2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4956.8831633059" calcext:value-type="float">
            <text:p>24956.88</text:p>
          </table:table-cell>
          <table:table-cell office:value-type="float" office:value="51400.1873347068" calcext:value-type="float">
            <text:p>51400.19</text:p>
          </table:table-cell>
          <table:table-cell office:value-type="float" office:value="11744.0355836048" calcext:value-type="float">
            <text:p>11744.04</text:p>
          </table:table-cell>
          <table:table-cell office:value-type="float" office:value="137922371.788976" calcext:value-type="float">
            <text:p>137922371.79</text:p>
          </table:table-cell>
          <table:table-cell office:value-type="float" office:value="20404.9046446827" calcext:value-type="float">
            <text:p>20404.90</text:p>
          </table:table-cell>
          <table:table-cell office:value-type="float" office:value="24956.8831633059" calcext:value-type="float">
            <text:p>24956.88</text:p>
          </table:table-cell>
          <table:table-cell office:value-type="float" office:value="29948.2597959671" calcext:value-type="float">
            <text:p>29948.26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4" table:formula="of:=MIN([.C25];[.C125];[.C225];[.C325];[.C425];[.C525];[.C625];[.C725];[.C825];[.C925];[.C1025];[.C1125];[.C1225];[.C1325];[.C1425];[.C1525];[.C1625];[.C1725];[.C1825];[.C1925])" office:value-type="float" office:value="841.42135623731" calcext:value-type="float">
            <text:p>841.42</text:p>
          </table:table-cell>
          <table:table-cell table:style-name="ce4" table:formula="of:=AVERAGE([.D25];[.D125];[.D225];[.D325];[.D425];[.D525];[.D625];[.D725];[.D825];[.D925];[.D1025];[.D1125];[.D1225];[.D1325];[.D1425];[.D1525];[.D1625];[.D1725];[.D1825];[.D1925])" office:value-type="float" office:value="21298.2633376181" calcext:value-type="float">
            <text:p>21298.26</text:p>
          </table:table-cell>
          <table:table-cell table:style-name="ce4" table:formula="of:=MAX([.E25];[.E125];[.E225];[.E325];[.E425];[.E525];[.E625];[.E725];[.E825];[.E925];[.E1025];[.E1125];[.E1225];[.E1325];[.E1425];[.E1525];[.E1625];[.E1725];[.E1825];[.E1925])" office:value-type="float" office:value="55763.1204764133" calcext:value-type="float">
            <text:p>5576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4" calcext:value-type="float">
            <text:p>2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5409.1193783106" calcext:value-type="float">
            <text:p>25409.12</text:p>
          </table:table-cell>
          <table:table-cell office:value-type="float" office:value="53846.7023852574" calcext:value-type="float">
            <text:p>53846.70</text:p>
          </table:table-cell>
          <table:table-cell office:value-type="float" office:value="12935.1774107239" calcext:value-type="float">
            <text:p>12935.18</text:p>
          </table:table-cell>
          <table:table-cell office:value-type="float" office:value="167318814.646901" calcext:value-type="float">
            <text:p>167318814.65</text:p>
          </table:table-cell>
          <table:table-cell office:value-type="float" office:value="21018.8477315208" calcext:value-type="float">
            <text:p>21018.85</text:p>
          </table:table-cell>
          <table:table-cell office:value-type="float" office:value="25409.1193783106" calcext:value-type="float">
            <text:p>25409.12</text:p>
          </table:table-cell>
          <table:table-cell office:value-type="float" office:value="30490.9432539727" calcext:value-type="float">
            <text:p>30490.94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4" table:formula="of:=MIN([.C26];[.C126];[.C226];[.C326];[.C426];[.C526];[.C626];[.C726];[.C826];[.C926];[.C1026];[.C1126];[.C1226];[.C1326];[.C1426];[.C1526];[.C1626];[.C1726];[.C1826];[.C1926])" office:value-type="float" office:value="800" calcext:value-type="float">
            <text:p>800.00</text:p>
          </table:table-cell>
          <table:table-cell table:style-name="ce4" table:formula="of:=AVERAGE([.D26];[.D126];[.D226];[.D326];[.D426];[.D526];[.D626];[.D726];[.D826];[.D926];[.D1026];[.D1126];[.D1226];[.D1326];[.D1426];[.D1526];[.D1626];[.D1726];[.D1826];[.D1926])" office:value-type="float" office:value="21283.0479066775" calcext:value-type="float">
            <text:p>21283.05</text:p>
          </table:table-cell>
          <table:table-cell table:style-name="ce4" table:formula="of:=MAX([.E26];[.E126];[.E226];[.E326];[.E426];[.E526];[.E626];[.E726];[.E826];[.E926];[.E1026];[.E1126];[.E1226];[.E1326];[.E1426];[.E1526];[.E1626];[.E1726];[.E1826];[.E1926])" office:value-type="float" office:value="55763.1204764133" calcext:value-type="float">
            <text:p>5576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5" calcext:value-type="float">
            <text:p>2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4262.4744235946" calcext:value-type="float">
            <text:p>24262.47</text:p>
          </table:table-cell>
          <table:table-cell office:value-type="float" office:value="44298.9898732233" calcext:value-type="float">
            <text:p>44298.99</text:p>
          </table:table-cell>
          <table:table-cell office:value-type="float" office:value="11792.9782511977" calcext:value-type="float">
            <text:p>11792.98</text:p>
          </table:table-cell>
          <table:table-cell office:value-type="float" office:value="139074336.033223" calcext:value-type="float">
            <text:p>139074336.03</text:p>
          </table:table-cell>
          <table:table-cell office:value-type="float" office:value="18590.3035069601" calcext:value-type="float">
            <text:p>18590.30</text:p>
          </table:table-cell>
          <table:table-cell office:value-type="float" office:value="24262.4744235946" calcext:value-type="float">
            <text:p>24262.47</text:p>
          </table:table-cell>
          <table:table-cell office:value-type="float" office:value="29114.9693083135" calcext:value-type="float">
            <text:p>29114.97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4" table:formula="of:=MIN([.C27];[.C127];[.C227];[.C327];[.C427];[.C527];[.C627];[.C727];[.C827];[.C927];[.C1027];[.C1127];[.C1227];[.C1327];[.C1427];[.C1527];[.C1627];[.C1727];[.C1827];[.C1927])" office:value-type="float" office:value="800" calcext:value-type="float">
            <text:p>800.00</text:p>
          </table:table-cell>
          <table:table-cell table:style-name="ce4" table:formula="of:=AVERAGE([.D27];[.D127];[.D227];[.D327];[.D427];[.D527];[.D627];[.D727];[.D827];[.D927];[.D1027];[.D1127];[.D1227];[.D1327];[.D1427];[.D1527];[.D1627];[.D1727];[.D1827];[.D1927])" office:value-type="float" office:value="21236.0869234212" calcext:value-type="float">
            <text:p>21236.09</text:p>
          </table:table-cell>
          <table:table-cell table:style-name="ce4" table:formula="of:=MAX([.E27];[.E127];[.E227];[.E327];[.E427];[.E527];[.E627];[.E727];[.E827];[.E927];[.E1027];[.E1127];[.E1227];[.E1327];[.E1427];[.E1527];[.E1627];[.E1727];[.E1827];[.E1927])" office:value-type="float" office:value="56582.5901668305" calcext:value-type="float">
            <text:p>56582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6" calcext:value-type="float">
            <text:p>2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5433.0508764692" calcext:value-type="float">
            <text:p>25433.05</text:p>
          </table:table-cell>
          <table:table-cell office:value-type="float" office:value="50864.3647361711" calcext:value-type="float">
            <text:p>50864.36</text:p>
          </table:table-cell>
          <table:table-cell office:value-type="float" office:value="12224.0963537893" calcext:value-type="float">
            <text:p>12224.10</text:p>
          </table:table-cell>
          <table:table-cell office:value-type="float" office:value="149428531.666725" calcext:value-type="float">
            <text:p>149428531.67</text:p>
          </table:table-cell>
          <table:table-cell office:value-type="float" office:value="20514.3890395406" calcext:value-type="float">
            <text:p>20514.39</text:p>
          </table:table-cell>
          <table:table-cell office:value-type="float" office:value="25433.0508764692" calcext:value-type="float">
            <text:p>25433.05</text:p>
          </table:table-cell>
          <table:table-cell office:value-type="float" office:value="30519.661051763" calcext:value-type="float">
            <text:p>30519.66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4" table:formula="of:=MIN([.C28];[.C128];[.C228];[.C328];[.C428];[.C528];[.C628];[.C728];[.C828];[.C928];[.C1028];[.C1128];[.C1228];[.C1328];[.C1428];[.C1528];[.C1628];[.C1728];[.C1828];[.C1928])" office:value-type="float" office:value="800" calcext:value-type="float">
            <text:p>800.00</text:p>
          </table:table-cell>
          <table:table-cell table:style-name="ce4" table:formula="of:=AVERAGE([.D28];[.D128];[.D228];[.D328];[.D428];[.D528];[.D628];[.D728];[.D828];[.D928];[.D1028];[.D1128];[.D1228];[.D1328];[.D1428];[.D1528];[.D1628];[.D1728];[.D1828];[.D1928])" office:value-type="float" office:value="21296.7848534226" calcext:value-type="float">
            <text:p>21296.78</text:p>
          </table:table-cell>
          <table:table-cell table:style-name="ce4" table:formula="of:=MAX([.E28];[.E128];[.E228];[.E328];[.E428];[.E528];[.E628];[.E728];[.E828];[.E928];[.E1028];[.E1128];[.E1228];[.E1328];[.E1428];[.E1528];[.E1628];[.E1728];[.E1828];[.E1928])" office:value-type="float" office:value="56154.1889907858" calcext:value-type="float">
            <text:p>56154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7" calcext:value-type="float">
            <text:p>2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4872.6511896003" calcext:value-type="float">
            <text:p>24872.65</text:p>
          </table:table-cell>
          <table:table-cell office:value-type="float" office:value="48988.572828177" calcext:value-type="float">
            <text:p>48988.57</text:p>
          </table:table-cell>
          <table:table-cell office:value-type="float" office:value="11452.9206292309" calcext:value-type="float">
            <text:p>11452.92</text:p>
          </table:table-cell>
          <table:table-cell office:value-type="float" office:value="131169390.939462" calcext:value-type="float">
            <text:p>131169390.94</text:p>
          </table:table-cell>
          <table:table-cell office:value-type="float" office:value="19915.5908187769" calcext:value-type="float">
            <text:p>19915.59</text:p>
          </table:table-cell>
          <table:table-cell office:value-type="float" office:value="24872.6511896003" calcext:value-type="float">
            <text:p>24872.65</text:p>
          </table:table-cell>
          <table:table-cell office:value-type="float" office:value="29847.1814275204" calcext:value-type="float">
            <text:p>29847.18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4" table:formula="of:=MIN([.C29];[.C129];[.C229];[.C329];[.C429];[.C529];[.C629];[.C729];[.C829];[.C929];[.C1029];[.C1129];[.C1229];[.C1329];[.C1429];[.C1529];[.C1629];[.C1729];[.C1829];[.C1929])" office:value-type="float" office:value="800" calcext:value-type="float">
            <text:p>800.00</text:p>
          </table:table-cell>
          <table:table-cell table:style-name="ce4" table:formula="of:=AVERAGE([.D29];[.D129];[.D229];[.D329];[.D429];[.D529];[.D629];[.D729];[.D829];[.D929];[.D1029];[.D1129];[.D1229];[.D1329];[.D1429];[.D1529];[.D1629];[.D1729];[.D1829];[.D1929])" office:value-type="float" office:value="20635.5376634656" calcext:value-type="float">
            <text:p>20635.54</text:p>
          </table:table-cell>
          <table:table-cell table:style-name="ce4" table:formula="of:=MAX([.E29];[.E129];[.E229];[.E329];[.E429];[.E529];[.E629];[.E729];[.E829];[.E929];[.E1029];[.E1129];[.E1229];[.E1329];[.E1429];[.E1529];[.E1629];[.E1729];[.E1829];[.E1929])" office:value-type="float" office:value="50901.2131840277" calcext:value-type="float">
            <text:p>50901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8" calcext:value-type="float">
            <text:p>2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4734.6984512371" calcext:value-type="float">
            <text:p>24734.70</text:p>
          </table:table-cell>
          <table:table-cell office:value-type="float" office:value="47198.484809835" calcext:value-type="float">
            <text:p>47198.48</text:p>
          </table:table-cell>
          <table:table-cell office:value-type="float" office:value="11100.6409906086" calcext:value-type="float">
            <text:p>11100.64</text:p>
          </table:table-cell>
          <table:table-cell office:value-type="float" office:value="123224230.402381" calcext:value-type="float">
            <text:p>123224230.40</text:p>
          </table:table-cell>
          <table:table-cell office:value-type="float" office:value="19472.9585599968" calcext:value-type="float">
            <text:p>19472.96</text:p>
          </table:table-cell>
          <table:table-cell office:value-type="float" office:value="24734.6984512371" calcext:value-type="float">
            <text:p>24734.70</text:p>
          </table:table-cell>
          <table:table-cell office:value-type="float" office:value="29681.6381414845" calcext:value-type="float">
            <text:p>29681.64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4" table:formula="of:=MIN([.C30];[.C130];[.C230];[.C330];[.C430];[.C530];[.C630];[.C730];[.C830];[.C930];[.C1030];[.C1130];[.C1230];[.C1330];[.C1430];[.C1530];[.C1630];[.C1730];[.C1830];[.C1930])" office:value-type="float" office:value="800" calcext:value-type="float">
            <text:p>800.00</text:p>
          </table:table-cell>
          <table:table-cell table:style-name="ce4" table:formula="of:=AVERAGE([.D30];[.D130];[.D230];[.D330];[.D430];[.D530];[.D630];[.D730];[.D830];[.D930];[.D1030];[.D1130];[.D1230];[.D1330];[.D1430];[.D1530];[.D1630];[.D1730];[.D1830];[.D1930])" office:value-type="float" office:value="20504.9010167137" calcext:value-type="float">
            <text:p>20504.90</text:p>
          </table:table-cell>
          <table:table-cell table:style-name="ce4" table:formula="of:=MAX([.E30];[.E130];[.E230];[.E330];[.E430];[.E530];[.E630];[.E730];[.E830];[.E930];[.E1030];[.E1130];[.E1230];[.E1330];[.E1430];[.E1530];[.E1630];[.E1730];[.E1830];[.E1930])" office:value-type="float" office:value="51982.5901668305" calcext:value-type="float">
            <text:p>51982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9" calcext:value-type="float">
            <text:p>2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888.6892859348" calcext:value-type="float">
            <text:p>23888.69</text:p>
          </table:table-cell>
          <table:table-cell office:value-type="float" office:value="48760.9811306679" calcext:value-type="float">
            <text:p>48760.98</text:p>
          </table:table-cell>
          <table:table-cell office:value-type="float" office:value="12549.7731577518" calcext:value-type="float">
            <text:p>12549.77</text:p>
          </table:table-cell>
          <table:table-cell office:value-type="float" office:value="157496806.311027" calcext:value-type="float">
            <text:p>157496806.31</text:p>
          </table:table-cell>
          <table:table-cell office:value-type="float" office:value="19461.5216899674" calcext:value-type="float">
            <text:p>19461.52</text:p>
          </table:table-cell>
          <table:table-cell office:value-type="float" office:value="23888.6892859348" calcext:value-type="float">
            <text:p>23888.69</text:p>
          </table:table-cell>
          <table:table-cell office:value-type="float" office:value="28666.4271431218" calcext:value-type="float">
            <text:p>28666.43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table:formula="of:=MIN([.C31];[.C131];[.C231];[.C331];[.C431];[.C531];[.C631];[.C731];[.C831];[.C931];[.C1031];[.C1131];[.C1231];[.C1331];[.C1431];[.C1531];[.C1631];[.C1731];[.C1831];[.C1931])" office:value-type="float" office:value="800" calcext:value-type="float">
            <text:p>800.00</text:p>
          </table:table-cell>
          <table:table-cell table:style-name="ce4" table:formula="of:=AVERAGE([.D31];[.D131];[.D231];[.D331];[.D431];[.D531];[.D631];[.D731];[.D831];[.D931];[.D1031];[.D1131];[.D1231];[.D1331];[.D1431];[.D1531];[.D1631];[.D1731];[.D1831];[.D1931])" office:value-type="float" office:value="20410.232043165" calcext:value-type="float">
            <text:p>20410.23</text:p>
          </table:table-cell>
          <table:table-cell table:style-name="ce4" table:formula="of:=MAX([.E31];[.E131];[.E231];[.E331];[.E431];[.E531];[.E631];[.E731];[.E831];[.E931];[.E1031];[.E1131];[.E1231];[.E1331];[.E1431];[.E1531];[.E1631];[.E1731];[.E1831];[.E1931])" office:value-type="float" office:value="57216.4948895349" calcext:value-type="float">
            <text:p>57216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0" calcext:value-type="float">
            <text:p>3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974.4257973864" calcext:value-type="float">
            <text:p>22974.43</text:p>
          </table:table-cell>
          <table:table-cell office:value-type="float" office:value="47545.3980694907" calcext:value-type="float">
            <text:p>47545.40</text:p>
          </table:table-cell>
          <table:table-cell office:value-type="float" office:value="11619.8005909858" calcext:value-type="float">
            <text:p>11619.80</text:p>
          </table:table-cell>
          <table:table-cell office:value-type="float" office:value="135019765.774274" calcext:value-type="float">
            <text:p>135019765.77</text:p>
          </table:table-cell>
          <table:table-cell office:value-type="float" office:value="18835.4518685143" calcext:value-type="float">
            <text:p>18835.45</text:p>
          </table:table-cell>
          <table:table-cell office:value-type="float" office:value="22974.4257973864" calcext:value-type="float">
            <text:p>22974.43</text:p>
          </table:table-cell>
          <table:table-cell office:value-type="float" office:value="27569.3109568637" calcext:value-type="float">
            <text:p>27569.31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4" table:formula="of:=MIN([.C32];[.C132];[.C232];[.C332];[.C432];[.C532];[.C632];[.C732];[.C832];[.C932];[.C1032];[.C1132];[.C1232];[.C1332];[.C1432];[.C1532];[.C1632];[.C1732];[.C1832];[.C1932])" office:value-type="float" office:value="800" calcext:value-type="float">
            <text:p>800.00</text:p>
          </table:table-cell>
          <table:table-cell table:style-name="ce4" table:formula="of:=AVERAGE([.D32];[.D132];[.D232];[.D332];[.D432];[.D532];[.D632];[.D732];[.D832];[.D932];[.D1032];[.D1132];[.D1232];[.D1332];[.D1432];[.D1532];[.D1632];[.D1732];[.D1832];[.D1932])" office:value-type="float" office:value="20200.3450953396" calcext:value-type="float">
            <text:p>20200.35</text:p>
          </table:table-cell>
          <table:table-cell table:style-name="ce4" table:formula="of:=MAX([.E32];[.E132];[.E232];[.E332];[.E432];[.E532];[.E632];[.E732];[.E832];[.E932];[.E1032];[.E1132];[.E1232];[.E1332];[.E1432];[.E1532];[.E1632];[.E1732];[.E1832];[.E1932])" office:value-type="float" office:value="55090.7961389814" calcext:value-type="float">
            <text:p>55090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1" calcext:value-type="float">
            <text:p>3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036.3583878535" calcext:value-type="float">
            <text:p>20036.36</text:p>
          </table:table-cell>
          <table:table-cell office:value-type="float" office:value="44634.033021228" calcext:value-type="float">
            <text:p>44634.03</text:p>
          </table:table-cell>
          <table:table-cell office:value-type="float" office:value="11358.1567040841" calcext:value-type="float">
            <text:p>11358.16</text:p>
          </table:table-cell>
          <table:table-cell office:value-type="float" office:value="129007723.714531" calcext:value-type="float">
            <text:p>129007723.71</text:p>
          </table:table-cell>
          <table:table-cell office:value-type="float" office:value="16909.2608607083" calcext:value-type="float">
            <text:p>16909.26</text:p>
          </table:table-cell>
          <table:table-cell office:value-type="float" office:value="20036.3583878535" calcext:value-type="float">
            <text:p>20036.36</text:p>
          </table:table-cell>
          <table:table-cell office:value-type="float" office:value="24043.6300654242" calcext:value-type="float">
            <text:p>24043.63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4" table:formula="of:=MIN([.C33];[.C133];[.C233];[.C333];[.C433];[.C533];[.C633];[.C733];[.C833];[.C933];[.C1033];[.C1133];[.C1233];[.C1333];[.C1433];[.C1533];[.C1633];[.C1733];[.C1833];[.C1933])" office:value-type="float" office:value="800" calcext:value-type="float">
            <text:p>800.00</text:p>
          </table:table-cell>
          <table:table-cell table:style-name="ce4" table:formula="of:=AVERAGE([.D33];[.D133];[.D233];[.D333];[.D433];[.D533];[.D633];[.D733];[.D833];[.D933];[.D1033];[.D1133];[.D1233];[.D1333];[.D1433];[.D1533];[.D1633];[.D1733];[.D1833];[.D1933])" office:value-type="float" office:value="19973.2044201328" calcext:value-type="float">
            <text:p>19973.20</text:p>
          </table:table-cell>
          <table:table-cell table:style-name="ce4" table:formula="of:=MAX([.E33];[.E133];[.E233];[.E333];[.E433];[.E533];[.E633];[.E733];[.E833];[.E933];[.E1033];[.E1133];[.E1233];[.E1333];[.E1433];[.E1533];[.E1633];[.E1733];[.E1833];[.E1933])" office:value-type="float" office:value="54172.8150674602" calcext:value-type="float">
            <text:p>54172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2" calcext:value-type="float">
            <text:p>3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237.4911904722" calcext:value-type="float">
            <text:p>20237.49</text:p>
          </table:table-cell>
          <table:table-cell office:value-type="float" office:value="43602.0598572477" calcext:value-type="float">
            <text:p>43602.06</text:p>
          </table:table-cell>
          <table:table-cell office:value-type="float" office:value="11755.9389853169" calcext:value-type="float">
            <text:p>11755.94</text:p>
          </table:table-cell>
          <table:table-cell office:value-type="float" office:value="138202101.426495" calcext:value-type="float">
            <text:p>138202101.43</text:p>
          </table:table-cell>
          <table:table-cell office:value-type="float" office:value="16877.465178451" calcext:value-type="float">
            <text:p>16877.47</text:p>
          </table:table-cell>
          <table:table-cell office:value-type="float" office:value="20237.4911904722" calcext:value-type="float">
            <text:p>20237.49</text:p>
          </table:table-cell>
          <table:table-cell office:value-type="float" office:value="24284.9894285667" calcext:value-type="float">
            <text:p>24284.99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4" table:formula="of:=MIN([.C34];[.C134];[.C234];[.C334];[.C434];[.C534];[.C634];[.C734];[.C834];[.C934];[.C1034];[.C1134];[.C1234];[.C1334];[.C1434];[.C1534];[.C1634];[.C1734];[.C1834];[.C1934])" office:value-type="float" office:value="800" calcext:value-type="float">
            <text:p>800.00</text:p>
          </table:table-cell>
          <table:table-cell table:style-name="ce4" table:formula="of:=AVERAGE([.D34];[.D134];[.D234];[.D334];[.D434];[.D534];[.D634];[.D734];[.D834];[.D934];[.D1034];[.D1134];[.D1234];[.D1334];[.D1434];[.D1534];[.D1634];[.D1734];[.D1834];[.D1934])" office:value-type="float" office:value="19835.6440183991" calcext:value-type="float">
            <text:p>19835.64</text:p>
          </table:table-cell>
          <table:table-cell table:style-name="ce4" table:formula="of:=MAX([.E34];[.E134];[.E234];[.E334];[.E434];[.E534];[.E634];[.E734];[.E834];[.E934];[.E1034];[.E1134];[.E1234];[.E1334];[.E1434];[.E1534];[.E1634];[.E1734];[.E1834];[.E1934])" office:value-type="float" office:value="56515.9608179679" calcext:value-type="float">
            <text:p>56515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3" calcext:value-type="float">
            <text:p>3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906.8788403753" calcext:value-type="float">
            <text:p>17906.88</text:p>
          </table:table-cell>
          <table:table-cell office:value-type="float" office:value="43602.0598572477" calcext:value-type="float">
            <text:p>43602.06</text:p>
          </table:table-cell>
          <table:table-cell office:value-type="float" office:value="11687.9914552137" calcext:value-type="float">
            <text:p>11687.99</text:p>
          </table:table-cell>
          <table:table-cell office:value-type="float" office:value="136609144.257148" calcext:value-type="float">
            <text:p>136609144.26</text:p>
          </table:table-cell>
          <table:table-cell office:value-type="float" office:value="15528.3077042282" calcext:value-type="float">
            <text:p>15528.31</text:p>
          </table:table-cell>
          <table:table-cell office:value-type="float" office:value="17906.8788403753" calcext:value-type="float">
            <text:p>17906.88</text:p>
          </table:table-cell>
          <table:table-cell office:value-type="float" office:value="21488.2546084503" calcext:value-type="float">
            <text:p>21488.25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4" table:formula="of:=MIN([.C35];[.C135];[.C235];[.C335];[.C435];[.C535];[.C635];[.C735];[.C835];[.C935];[.C1035];[.C1135];[.C1235];[.C1335];[.C1435];[.C1535];[.C1635];[.C1735];[.C1835];[.C1935])" office:value-type="float" office:value="800" calcext:value-type="float">
            <text:p>800.00</text:p>
          </table:table-cell>
          <table:table-cell table:style-name="ce4" table:formula="of:=AVERAGE([.D35];[.D135];[.D235];[.D335];[.D435];[.D535];[.D635];[.D735];[.D835];[.D935];[.D1035];[.D1135];[.D1235];[.D1335];[.D1435];[.D1535];[.D1635];[.D1735];[.D1835];[.D1935])" office:value-type="float" office:value="19521.9440776293" calcext:value-type="float">
            <text:p>19521.94</text:p>
          </table:table-cell>
          <table:table-cell table:style-name="ce4" table:formula="of:=MAX([.E35];[.E135];[.E235];[.E335];[.E435];[.E535];[.E635];[.E735];[.E835];[.E935];[.E1035];[.E1135];[.E1235];[.E1335];[.E1435];[.E1535];[.E1635];[.E1735];[.E1835];[.E1935])" office:value-type="float" office:value="53181.7165250833" calcext:value-type="float">
            <text:p>53181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4" calcext:value-type="float">
            <text:p>3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337.6043157552" calcext:value-type="float">
            <text:p>21337.60</text:p>
          </table:table-cell>
          <table:table-cell office:value-type="float" office:value="58172.8150674602" calcext:value-type="float">
            <text:p>58172.82</text:p>
          </table:table-cell>
          <table:table-cell office:value-type="float" office:value="13816.0595018009" calcext:value-type="float">
            <text:p>13816.06</text:p>
          </table:table-cell>
          <table:table-cell office:value-type="float" office:value="190883500.157302" calcext:value-type="float">
            <text:p>190883500.16</text:p>
          </table:table-cell>
          <table:table-cell office:value-type="float" office:value="18963.0315466648" calcext:value-type="float">
            <text:p>18963.03</text:p>
          </table:table-cell>
          <table:table-cell office:value-type="float" office:value="21337.6043157552" calcext:value-type="float">
            <text:p>21337.60</text:p>
          </table:table-cell>
          <table:table-cell office:value-type="float" office:value="25605.1251789062" calcext:value-type="float">
            <text:p>25605.13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4" table:formula="of:=MIN([.C36];[.C136];[.C236];[.C336];[.C436];[.C536];[.C636];[.C736];[.C836];[.C936];[.C1036];[.C1136];[.C1236];[.C1336];[.C1436];[.C1536];[.C1636];[.C1736];[.C1836];[.C1936])" office:value-type="float" office:value="800" calcext:value-type="float">
            <text:p>800.00</text:p>
          </table:table-cell>
          <table:table-cell table:style-name="ce4" table:formula="of:=AVERAGE([.D36];[.D136];[.D236];[.D336];[.D436];[.D536];[.D636];[.D736];[.D836];[.D936];[.D1036];[.D1136];[.D1236];[.D1336];[.D1436];[.D1536];[.D1636];[.D1736];[.D1836];[.D1936])" office:value-type="float" office:value="20089.1627201521" calcext:value-type="float">
            <text:p>20089.16</text:p>
          </table:table-cell>
          <table:table-cell table:style-name="ce4" table:formula="of:=MAX([.E36];[.E136];[.E236];[.E336];[.E436];[.E536];[.E636];[.E736];[.E836];[.E936];[.E1036];[.E1136];[.E1236];[.E1336];[.E1436];[.E1536];[.E1636];[.E1736];[.E1836];[.E1936])" office:value-type="float" office:value="58172.8150674602" calcext:value-type="float">
            <text:p>58172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5" calcext:value-type="float">
            <text:p>3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096.2528151743" calcext:value-type="float">
            <text:p>23096.25</text:p>
          </table:table-cell>
          <table:table-cell office:value-type="float" office:value="50901.2131840277" calcext:value-type="float">
            <text:p>50901.21</text:p>
          </table:table-cell>
          <table:table-cell office:value-type="float" office:value="13565.2391860839" calcext:value-type="float">
            <text:p>13565.24</text:p>
          </table:table-cell>
          <table:table-cell office:value-type="float" office:value="184015714.175665" calcext:value-type="float">
            <text:p>184015714.18</text:p>
          </table:table-cell>
          <table:table-cell office:value-type="float" office:value="19399.0476624528" calcext:value-type="float">
            <text:p>19399.05</text:p>
          </table:table-cell>
          <table:table-cell office:value-type="float" office:value="23096.2528151743" calcext:value-type="float">
            <text:p>23096.25</text:p>
          </table:table-cell>
          <table:table-cell office:value-type="float" office:value="27715.5033782091" calcext:value-type="float">
            <text:p>27715.50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4" table:formula="of:=MIN([.C37];[.C137];[.C237];[.C337];[.C437];[.C537];[.C637];[.C737];[.C837];[.C937];[.C1037];[.C1137];[.C1237];[.C1337];[.C1437];[.C1537];[.C1637];[.C1737];[.C1837];[.C1937])" office:value-type="float" office:value="800" calcext:value-type="float">
            <text:p>800.00</text:p>
          </table:table-cell>
          <table:table-cell table:style-name="ce4" table:formula="of:=AVERAGE([.D37];[.D137];[.D237];[.D337];[.D437];[.D537];[.D637];[.D737];[.D837];[.D937];[.D1037];[.D1137];[.D1237];[.D1337];[.D1437];[.D1537];[.D1637];[.D1737];[.D1837];[.D1937])" office:value-type="float" office:value="19935.382287221" calcext:value-type="float">
            <text:p>19935.38</text:p>
          </table:table-cell>
          <table:table-cell table:style-name="ce4" table:formula="of:=MAX([.E37];[.E137];[.E237];[.E337];[.E437];[.E537];[.E637];[.E737];[.E837];[.E937];[.E1037];[.E1137];[.E1237];[.E1337];[.E1437];[.E1537];[.E1637];[.E1737];[.E1837];[.E1937])" office:value-type="float" office:value="53828.859838417" calcext:value-type="float">
            <text:p>53828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6" calcext:value-type="float">
            <text:p>3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494.6155629002" calcext:value-type="float">
            <text:p>22494.62</text:p>
          </table:table-cell>
          <table:table-cell office:value-type="float" office:value="45951.4657157219" calcext:value-type="float">
            <text:p>45951.47</text:p>
          </table:table-cell>
          <table:table-cell office:value-type="float" office:value="13227.70509777" calcext:value-type="float">
            <text:p>13227.71</text:p>
          </table:table-cell>
          <table:table-cell office:value-type="float" office:value="174972182.15357" calcext:value-type="float">
            <text:p>174972182.15</text:p>
          </table:table-cell>
          <table:table-cell office:value-type="float" office:value="18341.625914125" calcext:value-type="float">
            <text:p>18341.63</text:p>
          </table:table-cell>
          <table:table-cell office:value-type="float" office:value="22494.6155629002" calcext:value-type="float">
            <text:p>22494.62</text:p>
          </table:table-cell>
          <table:table-cell office:value-type="float" office:value="26993.5386754803" calcext:value-type="float">
            <text:p>26993.54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4" table:formula="of:=MIN([.C38];[.C138];[.C238];[.C338];[.C438];[.C538];[.C638];[.C738];[.C838];[.C938];[.C1038];[.C1138];[.C1238];[.C1338];[.C1438];[.C1538];[.C1638];[.C1738];[.C1838];[.C1938])" office:value-type="float" office:value="800" calcext:value-type="float">
            <text:p>800.00</text:p>
          </table:table-cell>
          <table:table-cell table:style-name="ce4" table:formula="of:=AVERAGE([.D38];[.D138];[.D238];[.D338];[.D438];[.D538];[.D638];[.D738];[.D838];[.D938];[.D1038];[.D1138];[.D1238];[.D1338];[.D1438];[.D1538];[.D1638];[.D1738];[.D1838];[.D1938])" office:value-type="float" office:value="19880.9888854402" calcext:value-type="float">
            <text:p>19880.99</text:p>
          </table:table-cell>
          <table:table-cell table:style-name="ce4" table:formula="of:=MAX([.E38];[.E138];[.E238];[.E338];[.E438];[.E538];[.E638];[.E738];[.E838];[.E938];[.E1038];[.E1138];[.E1238];[.E1338];[.E1438];[.E1538];[.E1638];[.E1738];[.E1838];[.E1938])" office:value-type="float" office:value="51933.2443643654" calcext:value-type="float">
            <text:p>5193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7" calcext:value-type="float">
            <text:p>3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338.972431098" calcext:value-type="float">
            <text:p>20338.97</text:p>
          </table:table-cell>
          <table:table-cell office:value-type="float" office:value="45512.0833950594" calcext:value-type="float">
            <text:p>45512.08</text:p>
          </table:table-cell>
          <table:table-cell office:value-type="float" office:value="12721.3298540502" calcext:value-type="float">
            <text:p>12721.33</text:p>
          </table:table-cell>
          <table:table-cell office:value-type="float" office:value="161832233.255549" calcext:value-type="float">
            <text:p>161832233.26</text:p>
          </table:table-cell>
          <table:table-cell office:value-type="float" office:value="17188.307784577" calcext:value-type="float">
            <text:p>17188.31</text:p>
          </table:table-cell>
          <table:table-cell office:value-type="float" office:value="20338.972431098" calcext:value-type="float">
            <text:p>20338.97</text:p>
          </table:table-cell>
          <table:table-cell office:value-type="float" office:value="24406.7669173176" calcext:value-type="float">
            <text:p>24406.77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4" table:formula="of:=MIN([.C39];[.C139];[.C239];[.C339];[.C439];[.C539];[.C639];[.C739];[.C839];[.C939];[.C1039];[.C1139];[.C1239];[.C1339];[.C1439];[.C1539];[.C1639];[.C1739];[.C1839];[.C1939])" office:value-type="float" office:value="800" calcext:value-type="float">
            <text:p>800.00</text:p>
          </table:table-cell>
          <table:table-cell table:style-name="ce4" table:formula="of:=AVERAGE([.D39];[.D139];[.D239];[.D339];[.D439];[.D539];[.D639];[.D739];[.D839];[.D939];[.D1039];[.D1139];[.D1239];[.D1339];[.D1439];[.D1539];[.D1639];[.D1739];[.D1839];[.D1939])" office:value-type="float" office:value="19353.7514603391" calcext:value-type="float">
            <text:p>19353.75</text:p>
          </table:table-cell>
          <table:table-cell table:style-name="ce4" table:formula="of:=MAX([.E39];[.E139];[.E239];[.E339];[.E439];[.E539];[.E639];[.E739];[.E839];[.E939];[.E1039];[.E1139];[.E1239];[.E1339];[.E1439];[.E1539];[.E1639];[.E1739];[.E1839];[.E1939])" office:value-type="float" office:value="52331.871806084" calcext:value-type="float">
            <text:p>52331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8" calcext:value-type="float">
            <text:p>3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057.3250410147" calcext:value-type="float">
            <text:p>19057.33</text:p>
          </table:table-cell>
          <table:table-cell office:value-type="float" office:value="47793.1024229188" calcext:value-type="float">
            <text:p>47793.10</text:p>
          </table:table-cell>
          <table:table-cell office:value-type="float" office:value="11547.2815805749" calcext:value-type="float">
            <text:p>11547.28</text:p>
          </table:table-cell>
          <table:table-cell office:value-type="float" office:value="133339711.901085" calcext:value-type="float">
            <text:p>133339711.90</text:p>
          </table:table-cell>
          <table:table-cell office:value-type="float" office:value="16641.198323279" calcext:value-type="float">
            <text:p>16641.20</text:p>
          </table:table-cell>
          <table:table-cell office:value-type="float" office:value="19057.3250410147" calcext:value-type="float">
            <text:p>19057.33</text:p>
          </table:table-cell>
          <table:table-cell office:value-type="float" office:value="22868.7900492176" calcext:value-type="float">
            <text:p>22868.79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4" table:formula="of:=MIN([.C40];[.C140];[.C240];[.C340];[.C440];[.C540];[.C640];[.C740];[.C840];[.C940];[.C1040];[.C1140];[.C1240];[.C1340];[.C1440];[.C1540];[.C1640];[.C1740];[.C1840];[.C1940])" office:value-type="float" office:value="800" calcext:value-type="float">
            <text:p>800.00</text:p>
          </table:table-cell>
          <table:table-cell table:style-name="ce4" table:formula="of:=AVERAGE([.D40];[.D140];[.D240];[.D340];[.D440];[.D540];[.D640];[.D740];[.D840];[.D940];[.D1040];[.D1140];[.D1240];[.D1340];[.D1440];[.D1540];[.D1640];[.D1740];[.D1840];[.D1940])" office:value-type="float" office:value="19313.8105717547" calcext:value-type="float">
            <text:p>19313.81</text:p>
          </table:table-cell>
          <table:table-cell table:style-name="ce4" table:formula="of:=MAX([.E40];[.E140];[.E240];[.E340];[.E440];[.E540];[.E640];[.E740];[.E840];[.E940];[.E1040];[.E1140];[.E1240];[.E1340];[.E1440];[.E1540];[.E1640];[.E1740];[.E1840];[.E1940])" office:value-type="float" office:value="47793.1024229188" calcext:value-type="float">
            <text:p>47793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9" calcext:value-type="float">
            <text:p>3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227.5385203612" calcext:value-type="float">
            <text:p>19227.54</text:p>
          </table:table-cell>
          <table:table-cell office:value-type="float" office:value="47378.2087003595" calcext:value-type="float">
            <text:p>47378.21</text:p>
          </table:table-cell>
          <table:table-cell office:value-type="float" office:value="12806.123150141" calcext:value-type="float">
            <text:p>12806.12</text:p>
          </table:table-cell>
          <table:table-cell office:value-type="float" office:value="163996790.136578" calcext:value-type="float">
            <text:p>163996790.14</text:p>
          </table:table-cell>
          <table:table-cell office:value-type="float" office:value="16715.9125181906" calcext:value-type="float">
            <text:p>16715.91</text:p>
          </table:table-cell>
          <table:table-cell office:value-type="float" office:value="19227.5385203613" calcext:value-type="float">
            <text:p>19227.54</text:p>
          </table:table-cell>
          <table:table-cell office:value-type="float" office:value="23073.0462244335" calcext:value-type="float">
            <text:p>23073.05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4" table:formula="of:=MIN([.C41];[.C141];[.C241];[.C341];[.C441];[.C541];[.C641];[.C741];[.C841];[.C941];[.C1041];[.C1141];[.C1241];[.C1341];[.C1441];[.C1541];[.C1641];[.C1741];[.C1841];[.C1941])" office:value-type="float" office:value="800" calcext:value-type="float">
            <text:p>800.00</text:p>
          </table:table-cell>
          <table:table-cell table:style-name="ce4" table:formula="of:=AVERAGE([.D41];[.D141];[.D241];[.D341];[.D441];[.D541];[.D641];[.D741];[.D841];[.D941];[.D1041];[.D1141];[.D1241];[.D1341];[.D1441];[.D1541];[.D1641];[.D1741];[.D1841];[.D1941])" office:value-type="float" office:value="18771.6825749602" calcext:value-type="float">
            <text:p>18771.68</text:p>
          </table:table-cell>
          <table:table-cell table:style-name="ce4" table:formula="of:=MAX([.E41];[.E141];[.E241];[.E341];[.E441];[.E541];[.E641];[.E741];[.E841];[.E941];[.E1041];[.E1141];[.E1241];[.E1341];[.E1441];[.E1541];[.E1641];[.E1741];[.E1841];[.E1941])" office:value-type="float" office:value="60393.354940663" calcext:value-type="float">
            <text:p>6039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0" calcext:value-type="float">
            <text:p>4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622.7143801382" calcext:value-type="float">
            <text:p>18622.71</text:p>
          </table:table-cell>
          <table:table-cell office:value-type="float" office:value="41144.3299263566" calcext:value-type="float">
            <text:p>41144.33</text:p>
          </table:table-cell>
          <table:table-cell office:value-type="float" office:value="11900.9154331431" calcext:value-type="float">
            <text:p>11900.92</text:p>
          </table:table-cell>
          <table:table-cell office:value-type="float" office:value="141631788.146825" calcext:value-type="float">
            <text:p>141631788.15</text:p>
          </table:table-cell>
          <table:table-cell office:value-type="float" office:value="15682.1088040053" calcext:value-type="float">
            <text:p>15682.11</text:p>
          </table:table-cell>
          <table:table-cell office:value-type="float" office:value="18622.7143801382" calcext:value-type="float">
            <text:p>18622.71</text:p>
          </table:table-cell>
          <table:table-cell office:value-type="float" office:value="22347.2572561658" calcext:value-type="float">
            <text:p>22347.26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4" table:formula="of:=MIN([.C42];[.C142];[.C242];[.C342];[.C442];[.C542];[.C642];[.C742];[.C842];[.C942];[.C1042];[.C1142];[.C1242];[.C1342];[.C1442];[.C1542];[.C1642];[.C1742];[.C1842];[.C1942])" office:value-type="float" office:value="800" calcext:value-type="float">
            <text:p>800.00</text:p>
          </table:table-cell>
          <table:table-cell table:style-name="ce4" table:formula="of:=AVERAGE([.D42];[.D142];[.D242];[.D342];[.D442];[.D542];[.D642];[.D742];[.D842];[.D942];[.D1042];[.D1142];[.D1242];[.D1342];[.D1442];[.D1542];[.D1642];[.D1742];[.D1842];[.D1942])" office:value-type="float" office:value="19053.7637370334" calcext:value-type="float">
            <text:p>19053.76</text:p>
          </table:table-cell>
          <table:table-cell table:style-name="ce4" table:formula="of:=MAX([.E42];[.E142];[.E242];[.E342];[.E442];[.E542];[.E642];[.E742];[.E842];[.E942];[.E1042];[.E1142];[.E1242];[.E1342];[.E1442];[.E1542];[.E1642];[.E1742];[.E1842];[.E1942])" office:value-type="float" office:value="54401.2131840277" calcext:value-type="float">
            <text:p>54401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1" calcext:value-type="float">
            <text:p>4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000.5760014068" calcext:value-type="float">
            <text:p>19000.58</text:p>
          </table:table-cell>
          <table:table-cell office:value-type="float" office:value="39566.1543134788" calcext:value-type="float">
            <text:p>39566.15</text:p>
          </table:table-cell>
          <table:table-cell office:value-type="float" office:value="10321.9629873425" calcext:value-type="float">
            <text:p>10321.96</text:p>
          </table:table-cell>
          <table:table-cell office:value-type="float" office:value="106542919.912069" calcext:value-type="float">
            <text:p>106542919.91</text:p>
          </table:table-cell>
          <table:table-cell office:value-type="float" office:value="15645.1206602428" calcext:value-type="float">
            <text:p>15645.12</text:p>
          </table:table-cell>
          <table:table-cell office:value-type="float" office:value="19000.5760014069" calcext:value-type="float">
            <text:p>19000.58</text:p>
          </table:table-cell>
          <table:table-cell office:value-type="float" office:value="22800.6912016882" calcext:value-type="float">
            <text:p>22800.69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4" table:formula="of:=MIN([.C43];[.C143];[.C243];[.C343];[.C443];[.C543];[.C643];[.C743];[.C843];[.C943];[.C1043];[.C1143];[.C1243];[.C1343];[.C1443];[.C1543];[.C1643];[.C1743];[.C1843];[.C1943])" office:value-type="float" office:value="800" calcext:value-type="float">
            <text:p>800.00</text:p>
          </table:table-cell>
          <table:table-cell table:style-name="ce4" table:formula="of:=AVERAGE([.D43];[.D143];[.D243];[.D343];[.D443];[.D543];[.D643];[.D743];[.D843];[.D943];[.D1043];[.D1143];[.D1243];[.D1343];[.D1443];[.D1543];[.D1643];[.D1743];[.D1843];[.D1943])" office:value-type="float" office:value="18337.8340772737" calcext:value-type="float">
            <text:p>18337.83</text:p>
          </table:table-cell>
          <table:table-cell table:style-name="ce4" table:formula="of:=MAX([.E43];[.E143];[.E243];[.E343];[.E443];[.E543];[.E643];[.E743];[.E843];[.E943];[.E1043];[.E1143];[.E1243];[.E1343];[.E1443];[.E1543];[.E1643];[.E1743];[.E1843];[.E1943])" office:value-type="float" office:value="50277.7036369711" calcext:value-type="float">
            <text:p>50277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2" calcext:value-type="float">
            <text:p>4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406.0445269386" calcext:value-type="float">
            <text:p>19406.04</text:p>
          </table:table-cell>
          <table:table-cell office:value-type="float" office:value="40682.0270870848" calcext:value-type="float">
            <text:p>40682.03</text:p>
          </table:table-cell>
          <table:table-cell office:value-type="float" office:value="11033.4880156766" calcext:value-type="float">
            <text:p>11033.49</text:p>
          </table:table-cell>
          <table:table-cell office:value-type="float" office:value="121737857.792079" calcext:value-type="float">
            <text:p>121737857.79</text:p>
          </table:table-cell>
          <table:table-cell office:value-type="float" office:value="16019.4474298785" calcext:value-type="float">
            <text:p>16019.45</text:p>
          </table:table-cell>
          <table:table-cell office:value-type="float" office:value="19406.0445269386" calcext:value-type="float">
            <text:p>19406.04</text:p>
          </table:table-cell>
          <table:table-cell office:value-type="float" office:value="23287.2534323264" calcext:value-type="float">
            <text:p>23287.25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4" table:formula="of:=MIN([.C44];[.C144];[.C244];[.C344];[.C444];[.C544];[.C644];[.C744];[.C844];[.C944];[.C1044];[.C1144];[.C1244];[.C1344];[.C1444];[.C1544];[.C1644];[.C1744];[.C1844];[.C1944])" office:value-type="float" office:value="800" calcext:value-type="float">
            <text:p>800.00</text:p>
          </table:table-cell>
          <table:table-cell table:style-name="ce4" table:formula="of:=AVERAGE([.D44];[.D144];[.D244];[.D344];[.D444];[.D544];[.D644];[.D744];[.D844];[.D944];[.D1044];[.D1144];[.D1244];[.D1344];[.D1444];[.D1544];[.D1644];[.D1744];[.D1844];[.D1944])" office:value-type="float" office:value="18064.6846155651" calcext:value-type="float">
            <text:p>18064.68</text:p>
          </table:table-cell>
          <table:table-cell table:style-name="ce4" table:formula="of:=MAX([.E44];[.E144];[.E244];[.E344];[.E444];[.E544];[.E644];[.E744];[.E844];[.E944];[.E1044];[.E1144];[.E1244];[.E1344];[.E1444];[.E1544];[.E1644];[.E1744];[.E1844];[.E1944])" office:value-type="float" office:value="53846.7023852574" calcext:value-type="float">
            <text:p>53846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3" calcext:value-type="float">
            <text:p>4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176.1386508062" calcext:value-type="float">
            <text:p>21176.14</text:p>
          </table:table-cell>
          <table:table-cell office:value-type="float" office:value="43640.7029815409" calcext:value-type="float">
            <text:p>43640.70</text:p>
          </table:table-cell>
          <table:table-cell office:value-type="float" office:value="11870.4044536967" calcext:value-type="float">
            <text:p>11870.40</text:p>
          </table:table-cell>
          <table:table-cell office:value-type="float" office:value="140906501.894341" calcext:value-type="float">
            <text:p>140906501.89</text:p>
          </table:table-cell>
          <table:table-cell office:value-type="float" office:value="17342.449410142" calcext:value-type="float">
            <text:p>17342.45</text:p>
          </table:table-cell>
          <table:table-cell office:value-type="float" office:value="21176.1386508062" calcext:value-type="float">
            <text:p>21176.14</text:p>
          </table:table-cell>
          <table:table-cell office:value-type="float" office:value="25411.3663809675" calcext:value-type="float">
            <text:p>25411.37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4" table:formula="of:=MIN([.C45];[.C145];[.C245];[.C345];[.C445];[.C545];[.C645];[.C745];[.C845];[.C945];[.C1045];[.C1145];[.C1245];[.C1345];[.C1445];[.C1545];[.C1645];[.C1745];[.C1845];[.C1945])" office:value-type="float" office:value="800" calcext:value-type="float">
            <text:p>800.00</text:p>
          </table:table-cell>
          <table:table-cell table:style-name="ce4" table:formula="of:=AVERAGE([.D45];[.D145];[.D245];[.D345];[.D445];[.D545];[.D645];[.D745];[.D845];[.D945];[.D1045];[.D1145];[.D1245];[.D1345];[.D1445];[.D1545];[.D1645];[.D1745];[.D1845];[.D1945])" office:value-type="float" office:value="18263.6211153224" calcext:value-type="float">
            <text:p>18263.62</text:p>
          </table:table-cell>
          <table:table-cell table:style-name="ce4" table:formula="of:=MAX([.E45];[.E145];[.E245];[.E345];[.E445];[.E545];[.E645];[.E745];[.E845];[.E945];[.E1045];[.E1145];[.E1245];[.E1345];[.E1445];[.E1545];[.E1645];[.E1745];[.E1845];[.E1945])" office:value-type="float" office:value="50107.442244164" calcext:value-type="float">
            <text:p>50107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4" calcext:value-type="float">
            <text:p>4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569.2867441296" calcext:value-type="float">
            <text:p>21569.29</text:p>
          </table:table-cell>
          <table:table-cell office:value-type="float" office:value="43051.9707791102" calcext:value-type="float">
            <text:p>43051.97</text:p>
          </table:table-cell>
          <table:table-cell office:value-type="float" office:value="11110.2848354705" calcext:value-type="float">
            <text:p>11110.28</text:p>
          </table:table-cell>
          <table:table-cell office:value-type="float" office:value="123438429.125285" calcext:value-type="float">
            <text:p>123438429.13</text:p>
          </table:table-cell>
          <table:table-cell office:value-type="float" office:value="17407.0017017469" calcext:value-type="float">
            <text:p>17407.00</text:p>
          </table:table-cell>
          <table:table-cell office:value-type="float" office:value="21569.2867441296" calcext:value-type="float">
            <text:p>21569.29</text:p>
          </table:table-cell>
          <table:table-cell office:value-type="float" office:value="25883.1440929556" calcext:value-type="float">
            <text:p>25883.14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4" table:formula="of:=MIN([.C46];[.C146];[.C246];[.C346];[.C446];[.C546];[.C646];[.C746];[.C846];[.C946];[.C1046];[.C1146];[.C1246];[.C1346];[.C1446];[.C1546];[.C1646];[.C1746];[.C1846];[.C1946])" office:value-type="float" office:value="800" calcext:value-type="float">
            <text:p>800.00</text:p>
          </table:table-cell>
          <table:table-cell table:style-name="ce4" table:formula="of:=AVERAGE([.D46];[.D146];[.D246];[.D346];[.D446];[.D546];[.D646];[.D746];[.D846];[.D946];[.D1046];[.D1146];[.D1246];[.D1346];[.D1446];[.D1546];[.D1646];[.D1746];[.D1846];[.D1946])" office:value-type="float" office:value="18056.3161413127" calcext:value-type="float">
            <text:p>18056.32</text:p>
          </table:table-cell>
          <table:table-cell table:style-name="ce4" table:formula="of:=MAX([.E46];[.E146];[.E246];[.E346];[.E446];[.E546];[.E646];[.E746];[.E846];[.E946];[.E1046];[.E1146];[.E1246];[.E1346];[.E1446];[.E1546];[.E1646];[.E1746];[.E1846];[.E1946])" office:value-type="float" office:value="48731.871806084" calcext:value-type="float">
            <text:p>48731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5" calcext:value-type="float">
            <text:p>4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166.0202720614" calcext:value-type="float">
            <text:p>23166.02</text:p>
          </table:table-cell>
          <table:table-cell office:value-type="float" office:value="47032.1823680855" calcext:value-type="float">
            <text:p>47032.18</text:p>
          </table:table-cell>
          <table:table-cell office:value-type="float" office:value="11631.6488285859" calcext:value-type="float">
            <text:p>11631.65</text:p>
          </table:table-cell>
          <table:table-cell office:value-type="float" office:value="135295254.471543" calcext:value-type="float">
            <text:p>135295254.47</text:p>
          </table:table-cell>
          <table:table-cell office:value-type="float" office:value="18832.0841413269" calcext:value-type="float">
            <text:p>18832.08</text:p>
          </table:table-cell>
          <table:table-cell office:value-type="float" office:value="23166.0202720613" calcext:value-type="float">
            <text:p>23166.02</text:p>
          </table:table-cell>
          <table:table-cell office:value-type="float" office:value="27799.2243264736" calcext:value-type="float">
            <text:p>27799.22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4" table:formula="of:=MIN([.C47];[.C147];[.C247];[.C347];[.C447];[.C547];[.C647];[.C747];[.C847];[.C947];[.C1047];[.C1147];[.C1247];[.C1347];[.C1447];[.C1547];[.C1647];[.C1747];[.C1847];[.C1947])" office:value-type="float" office:value="800" calcext:value-type="float">
            <text:p>800.00</text:p>
          </table:table-cell>
          <table:table-cell table:style-name="ce4" table:formula="of:=AVERAGE([.D47];[.D147];[.D247];[.D347];[.D447];[.D547];[.D647];[.D747];[.D847];[.D947];[.D1047];[.D1147];[.D1247];[.D1347];[.D1447];[.D1547];[.D1647];[.D1747];[.D1847];[.D1947])" office:value-type="float" office:value="18505.8576406879" calcext:value-type="float">
            <text:p>18505.86</text:p>
          </table:table-cell>
          <table:table-cell table:style-name="ce4" table:formula="of:=MAX([.E47];[.E147];[.E247];[.E347];[.E447];[.E547];[.E647];[.E747];[.E847];[.E947];[.E1047];[.E1147];[.E1247];[.E1347];[.E1447];[.E1547];[.E1647];[.E1747];[.E1847];[.E1947])" office:value-type="float" office:value="52686.9176962472" calcext:value-type="float">
            <text:p>52686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6" calcext:value-type="float">
            <text:p>4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410.1772590277" calcext:value-type="float">
            <text:p>23410.18</text:p>
          </table:table-cell>
          <table:table-cell office:value-type="float" office:value="48257.9804089839" calcext:value-type="float">
            <text:p>48257.98</text:p>
          </table:table-cell>
          <table:table-cell office:value-type="float" office:value="12645.9612153402" calcext:value-type="float">
            <text:p>12645.96</text:p>
          </table:table-cell>
          <table:table-cell office:value-type="float" office:value="159920335.05989" calcext:value-type="float">
            <text:p>159920335.06</text:p>
          </table:table-cell>
          <table:table-cell office:value-type="float" office:value="19157.5793692945" calcext:value-type="float">
            <text:p>19157.58</text:p>
          </table:table-cell>
          <table:table-cell office:value-type="float" office:value="23410.1772590277" calcext:value-type="float">
            <text:p>23410.18</text:p>
          </table:table-cell>
          <table:table-cell office:value-type="float" office:value="28092.2127108332" calcext:value-type="float">
            <text:p>28092.21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4" table:formula="of:=MIN([.C48];[.C148];[.C248];[.C348];[.C448];[.C548];[.C648];[.C748];[.C848];[.C948];[.C1048];[.C1148];[.C1248];[.C1348];[.C1448];[.C1548];[.C1648];[.C1748];[.C1848];[.C1948])" office:value-type="float" office:value="800" calcext:value-type="float">
            <text:p>800.00</text:p>
          </table:table-cell>
          <table:table-cell table:style-name="ce4" table:formula="of:=AVERAGE([.D48];[.D148];[.D248];[.D348];[.D448];[.D548];[.D648];[.D748];[.D848];[.D948];[.D1048];[.D1148];[.D1248];[.D1348];[.D1448];[.D1548];[.D1648];[.D1748];[.D1848];[.D1948])" office:value-type="float" office:value="18160.945518112" calcext:value-type="float">
            <text:p>18160.95</text:p>
          </table:table-cell>
          <table:table-cell table:style-name="ce4" table:formula="of:=MAX([.E48];[.E148];[.E248];[.E348];[.E448];[.E548];[.E648];[.E748];[.E848];[.E948];[.E1048];[.E1148];[.E1248];[.E1348];[.E1448];[.E1548];[.E1648];[.E1748];[.E1848];[.E1948])" office:value-type="float" office:value="52686.9176962472" calcext:value-type="float">
            <text:p>52686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7" calcext:value-type="float">
            <text:p>4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462.7564427189" calcext:value-type="float">
            <text:p>20462.76</text:p>
          </table:table-cell>
          <table:table-cell office:value-type="float" office:value="50591.8830920368" calcext:value-type="float">
            <text:p>50591.88</text:p>
          </table:table-cell>
          <table:table-cell office:value-type="float" office:value="11886.0768629052" calcext:value-type="float">
            <text:p>11886.08</text:p>
          </table:table-cell>
          <table:table-cell office:value-type="float" office:value="141278823.190891" calcext:value-type="float">
            <text:p>141278823.19</text:p>
          </table:table-cell>
          <table:table-cell office:value-type="float" office:value="17797.5175486155" calcext:value-type="float">
            <text:p>17797.52</text:p>
          </table:table-cell>
          <table:table-cell office:value-type="float" office:value="20462.7564427189" calcext:value-type="float">
            <text:p>20462.76</text:p>
          </table:table-cell>
          <table:table-cell office:value-type="float" office:value="24555.3077312627" calcext:value-type="float">
            <text:p>24555.31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4" table:formula="of:=MIN([.C49];[.C149];[.C249];[.C349];[.C449];[.C549];[.C649];[.C749];[.C849];[.C949];[.C1049];[.C1149];[.C1249];[.C1349];[.C1449];[.C1549];[.C1649];[.C1749];[.C1849];[.C1949])" office:value-type="float" office:value="800" calcext:value-type="float">
            <text:p>800.00</text:p>
          </table:table-cell>
          <table:table-cell table:style-name="ce4" table:formula="of:=AVERAGE([.D49];[.D149];[.D249];[.D349];[.D449];[.D549];[.D649];[.D749];[.D849];[.D949];[.D1049];[.D1149];[.D1249];[.D1349];[.D1449];[.D1549];[.D1649];[.D1749];[.D1849];[.D1949])" office:value-type="float" office:value="17736.9083637322" calcext:value-type="float">
            <text:p>17736.91</text:p>
          </table:table-cell>
          <table:table-cell table:style-name="ce4" table:formula="of:=MAX([.E49];[.E149];[.E249];[.E349];[.E449];[.E549];[.E649];[.E749];[.E849];[.E949];[.E1049];[.E1149];[.E1249];[.E1349];[.E1449];[.E1549];[.E1649];[.E1749];[.E1849];[.E1949])" office:value-type="float" office:value="50591.8830920368" calcext:value-type="float">
            <text:p>50591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8" calcext:value-type="float">
            <text:p>4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354.7320561013" calcext:value-type="float">
            <text:p>20354.73</text:p>
          </table:table-cell>
          <table:table-cell office:value-type="float" office:value="47062.7055249382" calcext:value-type="float">
            <text:p>47062.71</text:p>
          </table:table-cell>
          <table:table-cell office:value-type="float" office:value="11728.9384472095" calcext:value-type="float">
            <text:p>11728.94</text:p>
          </table:table-cell>
          <table:table-cell office:value-type="float" office:value="137567997.098428" calcext:value-type="float">
            <text:p>137567997.10</text:p>
          </table:table-cell>
          <table:table-cell office:value-type="float" office:value="17380.4276875079" calcext:value-type="float">
            <text:p>17380.43</text:p>
          </table:table-cell>
          <table:table-cell office:value-type="float" office:value="20354.7320561013" calcext:value-type="float">
            <text:p>20354.73</text:p>
          </table:table-cell>
          <table:table-cell office:value-type="float" office:value="24425.6784673215" calcext:value-type="float">
            <text:p>24425.68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4" table:formula="of:=MIN([.C50];[.C150];[.C250];[.C350];[.C450];[.C550];[.C650];[.C750];[.C850];[.C950];[.C1050];[.C1150];[.C1250];[.C1350];[.C1450];[.C1550];[.C1650];[.C1750];[.C1850];[.C1950])" office:value-type="float" office:value="800" calcext:value-type="float">
            <text:p>800.00</text:p>
          </table:table-cell>
          <table:table-cell table:style-name="ce4" table:formula="of:=AVERAGE([.D50];[.D150];[.D250];[.D350];[.D450];[.D550];[.D650];[.D750];[.D850];[.D950];[.D1050];[.D1150];[.D1250];[.D1350];[.D1450];[.D1550];[.D1650];[.D1750];[.D1850];[.D1950])" office:value-type="float" office:value="17783.0183912506" calcext:value-type="float">
            <text:p>17783.02</text:p>
          </table:table-cell>
          <table:table-cell table:style-name="ce4" table:formula="of:=MAX([.E50];[.E150];[.E250];[.E350];[.E450];[.E550];[.E650];[.E750];[.E850];[.E950];[.E1050];[.E1150];[.E1250];[.E1350];[.E1450];[.E1550];[.E1650];[.E1750];[.E1850];[.E1950])" office:value-type="float" office:value="51654.1889907858" calcext:value-type="float">
            <text:p>51654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9" calcext:value-type="float">
            <text:p>4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698.2781023076" calcext:value-type="float">
            <text:p>18698.28</text:p>
          </table:table-cell>
          <table:table-cell office:value-type="float" office:value="41399.4949366117" calcext:value-type="float">
            <text:p>41399.49</text:p>
          </table:table-cell>
          <table:table-cell office:value-type="float" office:value="11877.2537693539" calcext:value-type="float">
            <text:p>11877.25</text:p>
          </table:table-cell>
          <table:table-cell office:value-type="float" office:value="141069157.101632" calcext:value-type="float">
            <text:p>141069157.10</text:p>
          </table:table-cell>
          <table:table-cell office:value-type="float" office:value="15756.6518810511" calcext:value-type="float">
            <text:p>15756.65</text:p>
          </table:table-cell>
          <table:table-cell office:value-type="float" office:value="18698.2781023076" calcext:value-type="float">
            <text:p>18698.28</text:p>
          </table:table-cell>
          <table:table-cell office:value-type="float" office:value="22437.9337227691" calcext:value-type="float">
            <text:p>22437.9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table:formula="of:=MIN([.C51];[.C151];[.C251];[.C351];[.C451];[.C551];[.C651];[.C751];[.C851];[.C951];[.C1051];[.C1151];[.C1251];[.C1351];[.C1451];[.C1551];[.C1651];[.C1751];[.C1851];[.C1951])" office:value-type="float" office:value="800" calcext:value-type="float">
            <text:p>800.00</text:p>
          </table:table-cell>
          <table:table-cell table:style-name="ce4" table:formula="of:=AVERAGE([.D51];[.D151];[.D251];[.D351];[.D451];[.D551];[.D651];[.D751];[.D851];[.D951];[.D1051];[.D1151];[.D1251];[.D1351];[.D1451];[.D1551];[.D1651];[.D1751];[.D1851];[.D1951])" office:value-type="float" office:value="17736.4251123985" calcext:value-type="float">
            <text:p>17736.43</text:p>
          </table:table-cell>
          <table:table-cell table:style-name="ce4" table:formula="of:=MAX([.E51];[.E151];[.E251];[.E351];[.E451];[.E551];[.E651];[.E751];[.E851];[.E951];[.E1051];[.E1151];[.E1251];[.E1351];[.E1451];[.E1551];[.E1651];[.E1751];[.E1851];[.E1951])" office:value-type="float" office:value="52716.4948895349" calcext:value-type="float">
            <text:p>52716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50" calcext:value-type="float">
            <text:p>5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180.7846091576" calcext:value-type="float">
            <text:p>19180.78</text:p>
          </table:table-cell>
          <table:table-cell office:value-type="float" office:value="45914.8346584763" calcext:value-type="float">
            <text:p>45914.83</text:p>
          </table:table-cell>
          <table:table-cell office:value-type="float" office:value="11424.14424831" calcext:value-type="float">
            <text:p>11424.14</text:p>
          </table:table-cell>
          <table:table-cell office:value-type="float" office:value="130511071.806194" calcext:value-type="float">
            <text:p>130511071.81</text:p>
          </table:table-cell>
          <table:table-cell office:value-type="float" office:value="16549.208953584" calcext:value-type="float">
            <text:p>16549.21</text:p>
          </table:table-cell>
          <table:table-cell office:value-type="float" office:value="19180.7846091575" calcext:value-type="float">
            <text:p>19180.78</text:p>
          </table:table-cell>
          <table:table-cell office:value-type="float" office:value="23016.9415309891" calcext:value-type="float">
            <text:p>23016.94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4" table:formula="of:=MIN([.C52];[.C152];[.C252];[.C352];[.C452];[.C552];[.C652];[.C752];[.C852];[.C952];[.C1052];[.C1152];[.C1252];[.C1352];[.C1452];[.C1552];[.C1652];[.C1752];[.C1852];[.C1952])" office:value-type="float" office:value="800" calcext:value-type="float">
            <text:p>800.00</text:p>
          </table:table-cell>
          <table:table-cell table:style-name="ce4" table:formula="of:=AVERAGE([.D52];[.D152];[.D252];[.D352];[.D452];[.D552];[.D652];[.D752];[.D852];[.D952];[.D1052];[.D1152];[.D1252];[.D1352];[.D1452];[.D1552];[.D1652];[.D1752];[.D1852];[.D1952])" office:value-type="float" office:value="17617.1671396103" calcext:value-type="float">
            <text:p>17617.17</text:p>
          </table:table-cell>
          <table:table-cell table:style-name="ce4" table:formula="of:=MAX([.E52];[.E152];[.E252];[.E352];[.E452];[.E552];[.E652];[.E752];[.E852];[.E952];[.E1052];[.E1152];[.E1252];[.E1352];[.E1452];[.E1552];[.E1652];[.E1752];[.E1852];[.E1952])" office:value-type="float" office:value="49249.9307237097" calcext:value-type="float">
            <text:p>49249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51" calcext:value-type="float">
            <text:p>5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327.4842387076" calcext:value-type="float">
            <text:p>18327.48</text:p>
          </table:table-cell>
          <table:table-cell office:value-type="float" office:value="41264.4299192085" calcext:value-type="float">
            <text:p>41264.43</text:p>
          </table:table-cell>
          <table:table-cell office:value-type="float" office:value="11571.6669829826" calcext:value-type="float">
            <text:p>11571.67</text:p>
          </table:table-cell>
          <table:table-cell office:value-type="float" office:value="133903476.765051" calcext:value-type="float">
            <text:p>133903476.77</text:p>
          </table:table-cell>
          <table:table-cell office:value-type="float" office:value="15533.0795578092" calcext:value-type="float">
            <text:p>15533.08</text:p>
          </table:table-cell>
          <table:table-cell office:value-type="float" office:value="18327.4842387076" calcext:value-type="float">
            <text:p>18327.48</text:p>
          </table:table-cell>
          <table:table-cell office:value-type="float" office:value="21992.9810864491" calcext:value-type="float">
            <text:p>21992.98</text:p>
          </table:table-cell>
          <table:table-cell/>
          <table:table-cell office:value-type="float" office:value="52" calcext:value-type="float">
            <text:p>52</text:p>
          </table:table-cell>
          <table:table-cell table:style-name="ce4" table:formula="of:=MIN([.C53];[.C153];[.C253];[.C353];[.C453];[.C553];[.C653];[.C753];[.C853];[.C953];[.C1053];[.C1153];[.C1253];[.C1353];[.C1453];[.C1553];[.C1653];[.C1753];[.C1853];[.C1953])" office:value-type="float" office:value="800" calcext:value-type="float">
            <text:p>800.00</text:p>
          </table:table-cell>
          <table:table-cell table:style-name="ce4" table:formula="of:=AVERAGE([.D53];[.D153];[.D253];[.D353];[.D453];[.D553];[.D653];[.D753];[.D853];[.D953];[.D1053];[.D1153];[.D1253];[.D1353];[.D1453];[.D1553];[.D1653];[.D1753];[.D1853];[.D1953])" office:value-type="float" office:value="17320.5096530583" calcext:value-type="float">
            <text:p>17320.51</text:p>
          </table:table-cell>
          <table:table-cell table:style-name="ce4" table:formula="of:=MAX([.E53];[.E153];[.E253];[.E353];[.E453];[.E553];[.E653];[.E753];[.E853];[.E953];[.E1053];[.E1153];[.E1253];[.E1353];[.E1453];[.E1553];[.E1653];[.E1753];[.E1853];[.E1953])" office:value-type="float" office:value="50652.4758424985" calcext:value-type="float">
            <text:p>50652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52" calcext:value-type="float">
            <text:p>5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107.8575041348" calcext:value-type="float">
            <text:p>18107.86</text:p>
          </table:table-cell>
          <table:table-cell office:value-type="float" office:value="40531.1824674661" calcext:value-type="float">
            <text:p>40531.18</text:p>
          </table:table-cell>
          <table:table-cell office:value-type="float" office:value="11592.1136343087" calcext:value-type="float">
            <text:p>11592.11</text:p>
          </table:table-cell>
          <table:table-cell office:value-type="float" office:value="134377098.510726" calcext:value-type="float">
            <text:p>134377098.51</text:p>
          </table:table-cell>
          <table:table-cell office:value-type="float" office:value="15319.1705820868" calcext:value-type="float">
            <text:p>15319.17</text:p>
          </table:table-cell>
          <table:table-cell office:value-type="float" office:value="18107.8575041348" calcext:value-type="float">
            <text:p>18107.86</text:p>
          </table:table-cell>
          <table:table-cell office:value-type="float" office:value="21729.4290049617" calcext:value-type="float">
            <text:p>21729.43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4" table:formula="of:=MIN([.C54];[.C154];[.C254];[.C354];[.C454];[.C554];[.C654];[.C754];[.C854];[.C954];[.C1054];[.C1154];[.C1254];[.C1354];[.C1454];[.C1554];[.C1654];[.C1754];[.C1854];[.C1954])" office:value-type="float" office:value="800" calcext:value-type="float">
            <text:p>800.00</text:p>
          </table:table-cell>
          <table:table-cell table:style-name="ce4" table:formula="of:=AVERAGE([.D54];[.D154];[.D254];[.D354];[.D454];[.D554];[.D654];[.D754];[.D854];[.D954];[.D1054];[.D1154];[.D1254];[.D1354];[.D1454];[.D1554];[.D1654];[.D1754];[.D1854];[.D1954])" office:value-type="float" office:value="17717.5454279828" calcext:value-type="float">
            <text:p>17717.55</text:p>
          </table:table-cell>
          <table:table-cell table:style-name="ce4" table:formula="of:=MAX([.E54];[.E154];[.E254];[.E354];[.E454];[.E554];[.E654];[.E754];[.E854];[.E954];[.E1054];[.E1154];[.E1254];[.E1354];[.E1454];[.E1554];[.E1654];[.E1754];[.E1854];[.E1954])" office:value-type="float" office:value="50878.2087003595" calcext:value-type="float">
            <text:p>50878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53" calcext:value-type="float">
            <text:p>5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661.305666491" calcext:value-type="float">
            <text:p>17661.31</text:p>
          </table:table-cell>
          <table:table-cell office:value-type="float" office:value="41659.048552118" calcext:value-type="float">
            <text:p>41659.05</text:p>
          </table:table-cell>
          <table:table-cell office:value-type="float" office:value="11389.9288740489" calcext:value-type="float">
            <text:p>11389.93</text:p>
          </table:table-cell>
          <table:table-cell office:value-type="float" office:value="129730479.755894" calcext:value-type="float">
            <text:p>129730479.76</text:p>
          </table:table-cell>
          <table:table-cell office:value-type="float" office:value="15185.5635144545" calcext:value-type="float">
            <text:p>15185.56</text:p>
          </table:table-cell>
          <table:table-cell office:value-type="float" office:value="17661.305666491" calcext:value-type="float">
            <text:p>17661.31</text:p>
          </table:table-cell>
          <table:table-cell office:value-type="float" office:value="21193.5667997892" calcext:value-type="float">
            <text:p>21193.57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4" table:formula="of:=MIN([.C55];[.C155];[.C255];[.C355];[.C455];[.C555];[.C655];[.C755];[.C855];[.C955];[.C1055];[.C1155];[.C1255];[.C1355];[.C1455];[.C1555];[.C1655];[.C1755];[.C1855];[.C1955])" office:value-type="float" office:value="800" calcext:value-type="float">
            <text:p>800.00</text:p>
          </table:table-cell>
          <table:table-cell table:style-name="ce4" table:formula="of:=AVERAGE([.D55];[.D155];[.D255];[.D355];[.D455];[.D555];[.D655];[.D755];[.D855];[.D955];[.D1055];[.D1155];[.D1255];[.D1355];[.D1455];[.D1555];[.D1655];[.D1755];[.D1855];[.D1955])" office:value-type="float" office:value="17982.5828897236" calcext:value-type="float">
            <text:p>17982.58</text:p>
          </table:table-cell>
          <table:table-cell table:style-name="ce4" table:formula="of:=MAX([.E55];[.E155];[.E255];[.E355];[.E455];[.E555];[.E655];[.E755];[.E855];[.E955];[.E1055];[.E1155];[.E1255];[.E1355];[.E1455];[.E1555];[.E1655];[.E1755];[.E1855];[.E1955])" office:value-type="float" office:value="51654.1889907858" calcext:value-type="float">
            <text:p>51654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54" calcext:value-type="float">
            <text:p>5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319.7794199996" calcext:value-type="float">
            <text:p>19319.78</text:p>
          </table:table-cell>
          <table:table-cell office:value-type="float" office:value="38659.048552118" calcext:value-type="float">
            <text:p>38659.05</text:p>
          </table:table-cell>
          <table:table-cell office:value-type="float" office:value="10439.6447176919" calcext:value-type="float">
            <text:p>10439.64</text:p>
          </table:table-cell>
          <table:table-cell office:value-type="float" office:value="108986181.831632" calcext:value-type="float">
            <text:p>108986181.83</text:p>
          </table:table-cell>
          <table:table-cell office:value-type="float" office:value="15627.8322280268" calcext:value-type="float">
            <text:p>15627.83</text:p>
          </table:table-cell>
          <table:table-cell office:value-type="float" office:value="19319.7794199997" calcext:value-type="float">
            <text:p>19319.78</text:p>
          </table:table-cell>
          <table:table-cell office:value-type="float" office:value="23183.7353039996" calcext:value-type="float">
            <text:p>23183.74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4" table:formula="of:=MIN([.C56];[.C156];[.C256];[.C356];[.C456];[.C556];[.C656];[.C756];[.C856];[.C956];[.C1056];[.C1156];[.C1256];[.C1356];[.C1456];[.C1556];[.C1656];[.C1756];[.C1856];[.C1956])" office:value-type="float" office:value="800" calcext:value-type="float">
            <text:p>800.00</text:p>
          </table:table-cell>
          <table:table-cell table:style-name="ce4" table:formula="of:=AVERAGE([.D56];[.D156];[.D256];[.D356];[.D456];[.D556];[.D656];[.D756];[.D856];[.D956];[.D1056];[.D1156];[.D1256];[.D1356];[.D1456];[.D1556];[.D1656];[.D1756];[.D1856];[.D1956])" office:value-type="float" office:value="17480.1771451155" calcext:value-type="float">
            <text:p>17480.18</text:p>
          </table:table-cell>
          <table:table-cell table:style-name="ce4" table:formula="of:=MAX([.E56];[.E156];[.E256];[.E356];[.E456];[.E556];[.E656];[.E756];[.E856];[.E956];[.E1056];[.E1156];[.E1256];[.E1356];[.E1456];[.E1556];[.E1656];[.E1756];[.E1856];[.E1956])" office:value-type="float" office:value="54146.5242289822" calcext:value-type="float">
            <text:p>54146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55" calcext:value-type="float">
            <text:p>5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585.5010829653" calcext:value-type="float">
            <text:p>20585.50</text:p>
          </table:table-cell>
          <table:table-cell office:value-type="float" office:value="42790.8582625416" calcext:value-type="float">
            <text:p>42790.86</text:p>
          </table:table-cell>
          <table:table-cell office:value-type="float" office:value="10956.6869561248" calcext:value-type="float">
            <text:p>10956.69</text:p>
          </table:table-cell>
          <table:table-cell office:value-type="float" office:value="120048989.054515" calcext:value-type="float">
            <text:p>120048989.05</text:p>
          </table:table-cell>
          <table:table-cell office:value-type="float" office:value="16924.7468666761" calcext:value-type="float">
            <text:p>16924.75</text:p>
          </table:table-cell>
          <table:table-cell office:value-type="float" office:value="20585.5010829653" calcext:value-type="float">
            <text:p>20585.50</text:p>
          </table:table-cell>
          <table:table-cell office:value-type="float" office:value="24702.6012995583" calcext:value-type="float">
            <text:p>24702.60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4" table:formula="of:=MIN([.C57];[.C157];[.C257];[.C357];[.C457];[.C557];[.C657];[.C757];[.C857];[.C957];[.C1057];[.C1157];[.C1257];[.C1357];[.C1457];[.C1557];[.C1657];[.C1757];[.C1857];[.C1957])" office:value-type="float" office:value="800" calcext:value-type="float">
            <text:p>800.00</text:p>
          </table:table-cell>
          <table:table-cell table:style-name="ce4" table:formula="of:=AVERAGE([.D57];[.D157];[.D257];[.D357];[.D457];[.D557];[.D657];[.D757];[.D857];[.D957];[.D1057];[.D1157];[.D1257];[.D1357];[.D1457];[.D1557];[.D1657];[.D1757];[.D1857];[.D1957])" office:value-type="float" office:value="17196.0190736305" calcext:value-type="float">
            <text:p>17196.02</text:p>
          </table:table-cell>
          <table:table-cell table:style-name="ce4" table:formula="of:=MAX([.E57];[.E157];[.E257];[.E357];[.E457];[.E557];[.E657];[.E757];[.E857];[.E957];[.E1057];[.E1157];[.E1257];[.E1357];[.E1457];[.E1557];[.E1657];[.E1757];[.E1857];[.E1957])" office:value-type="float" office:value="59117.0869774594" calcext:value-type="float">
            <text:p>59117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56" calcext:value-type="float">
            <text:p>5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656.0806476856" calcext:value-type="float">
            <text:p>20656.08</text:p>
          </table:table-cell>
          <table:table-cell office:value-type="float" office:value="41411.304964354" calcext:value-type="float">
            <text:p>41411.30</text:p>
          </table:table-cell>
          <table:table-cell office:value-type="float" office:value="9996.81504735144" calcext:value-type="float">
            <text:p>9996.82</text:p>
          </table:table-cell>
          <table:table-cell office:value-type="float" office:value="99936311.0909522" calcext:value-type="float">
            <text:p>99936311.09</text:p>
          </table:table-cell>
          <table:table-cell office:value-type="float" office:value="16712.0789439616" calcext:value-type="float">
            <text:p>16712.08</text:p>
          </table:table-cell>
          <table:table-cell office:value-type="float" office:value="20656.0806476856" calcext:value-type="float">
            <text:p>20656.08</text:p>
          </table:table-cell>
          <table:table-cell office:value-type="float" office:value="24787.2967772227" calcext:value-type="float">
            <text:p>24787.30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4" table:formula="of:=MIN([.C58];[.C158];[.C258];[.C358];[.C458];[.C558];[.C658];[.C758];[.C858];[.C958];[.C1058];[.C1158];[.C1258];[.C1358];[.C1458];[.C1558];[.C1658];[.C1758];[.C1858];[.C1958])" office:value-type="float" office:value="800" calcext:value-type="float">
            <text:p>800.00</text:p>
          </table:table-cell>
          <table:table-cell table:style-name="ce4" table:formula="of:=AVERAGE([.D58];[.D158];[.D258];[.D358];[.D458];[.D558];[.D658];[.D758];[.D858];[.D958];[.D1058];[.D1158];[.D1258];[.D1358];[.D1458];[.D1558];[.D1658];[.D1758];[.D1858];[.D1958])" office:value-type="float" office:value="17175.6881815003" calcext:value-type="float">
            <text:p>17175.69</text:p>
          </table:table-cell>
          <table:table-cell table:style-name="ce4" table:formula="of:=MAX([.E58];[.E158];[.E258];[.E358];[.E458];[.E558];[.E658];[.E758];[.E858];[.E958];[.E1058];[.E1158];[.E1258];[.E1358];[.E1458];[.E1558];[.E1658];[.E1758];[.E1858];[.E1958])" office:value-type="float" office:value="51545.3980694907" calcext:value-type="float">
            <text:p>51545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57" calcext:value-type="float">
            <text:p>5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121.0645467637" calcext:value-type="float">
            <text:p>18121.06</text:p>
          </table:table-cell>
          <table:table-cell office:value-type="float" office:value="39395.432190748" calcext:value-type="float">
            <text:p>39395.43</text:p>
          </table:table-cell>
          <table:table-cell office:value-type="float" office:value="9976.69552301193" calcext:value-type="float">
            <text:p>9976.70</text:p>
          </table:table-cell>
          <table:table-cell office:value-type="float" office:value="99534453.5588862" calcext:value-type="float">
            <text:p>99534453.56</text:p>
          </table:table-cell>
          <table:table-cell office:value-type="float" office:value="15177.3763033285" calcext:value-type="float">
            <text:p>15177.38</text:p>
          </table:table-cell>
          <table:table-cell office:value-type="float" office:value="18121.0645467637" calcext:value-type="float">
            <text:p>18121.06</text:p>
          </table:table-cell>
          <table:table-cell office:value-type="float" office:value="21745.2774561164" calcext:value-type="float">
            <text:p>21745.28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4" table:formula="of:=MIN([.C59];[.C159];[.C259];[.C359];[.C459];[.C559];[.C659];[.C759];[.C859];[.C959];[.C1059];[.C1159];[.C1259];[.C1359];[.C1459];[.C1559];[.C1659];[.C1759];[.C1859];[.C1959])" office:value-type="float" office:value="800" calcext:value-type="float">
            <text:p>800.00</text:p>
          </table:table-cell>
          <table:table-cell table:style-name="ce4" table:formula="of:=AVERAGE([.D59];[.D159];[.D259];[.D359];[.D459];[.D559];[.D659];[.D759];[.D859];[.D959];[.D1059];[.D1159];[.D1259];[.D1359];[.D1459];[.D1559];[.D1659];[.D1759];[.D1859];[.D1959])" office:value-type="float" office:value="17192.8011431391" calcext:value-type="float">
            <text:p>17192.80</text:p>
          </table:table-cell>
          <table:table-cell table:style-name="ce4" table:formula="of:=MAX([.E59];[.E159];[.E259];[.E359];[.E459];[.E559];[.E659];[.E759];[.E859];[.E959];[.E1059];[.E1159];[.E1259];[.E1359];[.E1459];[.E1559];[.E1659];[.E1759];[.E1859];[.E1959])" office:value-type="float" office:value="48731.871806084" calcext:value-type="float">
            <text:p>48731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58" calcext:value-type="float">
            <text:p>5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331.113701865" calcext:value-type="float">
            <text:p>19331.11</text:p>
          </table:table-cell>
          <table:table-cell office:value-type="float" office:value="41052.1861300698" calcext:value-type="float">
            <text:p>41052.19</text:p>
          </table:table-cell>
          <table:table-cell office:value-type="float" office:value="9701.13071472961" calcext:value-type="float">
            <text:p>9701.13</text:p>
          </table:table-cell>
          <table:table-cell office:value-type="float" office:value="94111937.1442703" calcext:value-type="float">
            <text:p>94111937.14</text:p>
          </table:table-cell>
          <table:table-cell office:value-type="float" office:value="16040.0575514172" calcext:value-type="float">
            <text:p>16040.06</text:p>
          </table:table-cell>
          <table:table-cell office:value-type="float" office:value="19331.113701865" calcext:value-type="float">
            <text:p>19331.11</text:p>
          </table:table-cell>
          <table:table-cell office:value-type="float" office:value="23197.336442238" calcext:value-type="float">
            <text:p>23197.34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4" table:formula="of:=MIN([.C60];[.C160];[.C260];[.C360];[.C460];[.C560];[.C660];[.C760];[.C860];[.C960];[.C1060];[.C1160];[.C1260];[.C1360];[.C1460];[.C1560];[.C1660];[.C1760];[.C1860];[.C1960])" office:value-type="float" office:value="800" calcext:value-type="float">
            <text:p>800.00</text:p>
          </table:table-cell>
          <table:table-cell table:style-name="ce4" table:formula="of:=AVERAGE([.D60];[.D160];[.D260];[.D360];[.D460];[.D560];[.D660];[.D760];[.D860];[.D960];[.D1060];[.D1160];[.D1260];[.D1360];[.D1460];[.D1560];[.D1660];[.D1760];[.D1860];[.D1960])" office:value-type="float" office:value="17609.8448736574" calcext:value-type="float">
            <text:p>17609.84</text:p>
          </table:table-cell>
          <table:table-cell table:style-name="ce4" table:formula="of:=MAX([.E60];[.E160];[.E260];[.E360];[.E460];[.E560];[.E660];[.E760];[.E860];[.E960];[.E1060];[.E1160];[.E1260];[.E1360];[.E1460];[.E1560];[.E1660];[.E1760];[.E1860];[.E1960])" office:value-type="float" office:value="51662.3649349322" calcext:value-type="float">
            <text:p>51662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59" calcext:value-type="float">
            <text:p>5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116.3692593581" calcext:value-type="float">
            <text:p>18116.37</text:p>
          </table:table-cell>
          <table:table-cell office:value-type="float" office:value="38341.0135435424" calcext:value-type="float">
            <text:p>38341.01</text:p>
          </table:table-cell>
          <table:table-cell office:value-type="float" office:value="9700.09171425808" calcext:value-type="float">
            <text:p>9700.09</text:p>
          </table:table-cell>
          <table:table-cell office:value-type="float" office:value="94091779.2650183" calcext:value-type="float">
            <text:p>94091779.27</text:p>
          </table:table-cell>
          <table:table-cell office:value-type="float" office:value="15021.5377186734" calcext:value-type="float">
            <text:p>15021.54</text:p>
          </table:table-cell>
          <table:table-cell office:value-type="float" office:value="18116.3692593581" calcext:value-type="float">
            <text:p>18116.37</text:p>
          </table:table-cell>
          <table:table-cell office:value-type="float" office:value="21739.6431112298" calcext:value-type="float">
            <text:p>21739.64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4" table:formula="of:=MIN([.C61];[.C161];[.C261];[.C361];[.C461];[.C561];[.C661];[.C761];[.C861];[.C961];[.C1061];[.C1161];[.C1261];[.C1361];[.C1461];[.C1561];[.C1661];[.C1761];[.C1861];[.C1961])" office:value-type="float" office:value="800" calcext:value-type="float">
            <text:p>800.00</text:p>
          </table:table-cell>
          <table:table-cell table:style-name="ce4" table:formula="of:=AVERAGE([.D61];[.D161];[.D261];[.D361];[.D461];[.D561];[.D661];[.D761];[.D861];[.D961];[.D1061];[.D1161];[.D1261];[.D1361];[.D1461];[.D1561];[.D1661];[.D1761];[.D1861];[.D1961])" office:value-type="float" office:value="17557.5553887743" calcext:value-type="float">
            <text:p>17557.56</text:p>
          </table:table-cell>
          <table:table-cell table:style-name="ce4" table:formula="of:=MAX([.E61];[.E161];[.E261];[.E361];[.E461];[.E561];[.E661];[.E761];[.E861];[.E961];[.E1061];[.E1161];[.E1261];[.E1361];[.E1461];[.E1561];[.E1661];[.E1761];[.E1861];[.E1961])" office:value-type="float" office:value="49491.3780286484" calcext:value-type="float">
            <text:p>4949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60" calcext:value-type="float">
            <text:p>6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595.5095867969" calcext:value-type="float">
            <text:p>18595.51</text:p>
          </table:table-cell>
          <table:table-cell office:value-type="float" office:value="41231.7455472119" calcext:value-type="float">
            <text:p>41231.75</text:p>
          </table:table-cell>
          <table:table-cell office:value-type="float" office:value="9462.78682141075" calcext:value-type="float">
            <text:p>9462.79</text:p>
          </table:table-cell>
          <table:table-cell office:value-type="float" office:value="89544334.4274651" calcext:value-type="float">
            <text:p>89544334.43</text:p>
          </table:table-cell>
          <table:table-cell office:value-type="float" office:value="15678.5377150286" calcext:value-type="float">
            <text:p>15678.54</text:p>
          </table:table-cell>
          <table:table-cell office:value-type="float" office:value="18595.5095867969" calcext:value-type="float">
            <text:p>18595.51</text:p>
          </table:table-cell>
          <table:table-cell office:value-type="float" office:value="22314.6115041563" calcext:value-type="float">
            <text:p>22314.61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4" table:formula="of:=MIN([.C62];[.C162];[.C262];[.C362];[.C462];[.C562];[.C662];[.C762];[.C862];[.C962];[.C1062];[.C1162];[.C1262];[.C1362];[.C1462];[.C1562];[.C1662];[.C1762];[.C1862];[.C1962])" office:value-type="float" office:value="800" calcext:value-type="float">
            <text:p>800.00</text:p>
          </table:table-cell>
          <table:table-cell table:style-name="ce4" table:formula="of:=AVERAGE([.D62];[.D162];[.D262];[.D362];[.D462];[.D562];[.D662];[.D762];[.D862];[.D962];[.D1062];[.D1162];[.D1262];[.D1362];[.D1462];[.D1562];[.D1662];[.D1762];[.D1862];[.D1962])" office:value-type="float" office:value="17382.5240907412" calcext:value-type="float">
            <text:p>17382.52</text:p>
          </table:table-cell>
          <table:table-cell table:style-name="ce4" table:formula="of:=MAX([.E62];[.E162];[.E262];[.E362];[.E462];[.E562];[.E662];[.E762];[.E862];[.E962];[.E1062];[.E1162];[.E1262];[.E1362];[.E1462];[.E1562];[.E1662];[.E1762];[.E1862];[.E1962])" office:value-type="float" office:value="49474.4701993901" calcext:value-type="float">
            <text:p>49474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61" calcext:value-type="float">
            <text:p>6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615.7321541113" calcext:value-type="float">
            <text:p>18615.73</text:p>
          </table:table-cell>
          <table:table-cell office:value-type="float" office:value="39214.5200171718" calcext:value-type="float">
            <text:p>39214.52</text:p>
          </table:table-cell>
          <table:table-cell office:value-type="float" office:value="8956.89430333858" calcext:value-type="float">
            <text:p>8956.89</text:p>
          </table:table-cell>
          <table:table-cell office:value-type="float" office:value="80225955.561179" calcext:value-type="float">
            <text:p>80225955.56</text:p>
          </table:table-cell>
          <table:table-cell office:value-type="float" office:value="15403.0983696689" calcext:value-type="float">
            <text:p>15403.10</text:p>
          </table:table-cell>
          <table:table-cell office:value-type="float" office:value="18615.7321541113" calcext:value-type="float">
            <text:p>18615.73</text:p>
          </table:table-cell>
          <table:table-cell office:value-type="float" office:value="22338.8785849335" calcext:value-type="float">
            <text:p>22338.88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4" table:formula="of:=MIN([.C63];[.C163];[.C263];[.C363];[.C463];[.C563];[.C663];[.C763];[.C863];[.C963];[.C1063];[.C1163];[.C1263];[.C1363];[.C1463];[.C1563];[.C1663];[.C1763];[.C1863];[.C1963])" office:value-type="float" office:value="800" calcext:value-type="float">
            <text:p>800.00</text:p>
          </table:table-cell>
          <table:table-cell table:style-name="ce4" table:formula="of:=AVERAGE([.D63];[.D163];[.D263];[.D363];[.D463];[.D563];[.D663];[.D763];[.D863];[.D963];[.D1063];[.D1163];[.D1263];[.D1363];[.D1463];[.D1563];[.D1663];[.D1763];[.D1863];[.D1963])" office:value-type="float" office:value="17149.757250813" calcext:value-type="float">
            <text:p>17149.76</text:p>
          </table:table-cell>
          <table:table-cell table:style-name="ce4" table:formula="of:=MAX([.E63];[.E163];[.E263];[.E363];[.E463];[.E563];[.E663];[.E763];[.E863];[.E963];[.E1063];[.E1163];[.E1263];[.E1363];[.E1463];[.E1563];[.E1663];[.E1763];[.E1863];[.E1963])" office:value-type="float" office:value="53202.2523189831" calcext:value-type="float">
            <text:p>53202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62" calcext:value-type="float">
            <text:p>6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844.5142249699" calcext:value-type="float">
            <text:p>18844.51</text:p>
          </table:table-cell>
          <table:table-cell office:value-type="float" office:value="38683.9968603191" calcext:value-type="float">
            <text:p>38684.00</text:p>
          </table:table-cell>
          <table:table-cell office:value-type="float" office:value="9763.92166826612" calcext:value-type="float">
            <text:p>9763.92</text:p>
          </table:table-cell>
          <table:table-cell office:value-type="float" office:value="95334166.3440367" calcext:value-type="float">
            <text:p>95334166.34</text:p>
          </table:table-cell>
          <table:table-cell office:value-type="float" office:value="15424.4700041211" calcext:value-type="float">
            <text:p>15424.47</text:p>
          </table:table-cell>
          <table:table-cell office:value-type="float" office:value="18844.5142249699" calcext:value-type="float">
            <text:p>18844.51</text:p>
          </table:table-cell>
          <table:table-cell office:value-type="float" office:value="22613.4170699639" calcext:value-type="float">
            <text:p>22613.42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4" table:formula="of:=MIN([.C64];[.C164];[.C264];[.C364];[.C464];[.C564];[.C664];[.C764];[.C864];[.C964];[.C1064];[.C1164];[.C1264];[.C1364];[.C1464];[.C1564];[.C1664];[.C1764];[.C1864];[.C1964])" office:value-type="float" office:value="800" calcext:value-type="float">
            <text:p>800.00</text:p>
          </table:table-cell>
          <table:table-cell table:style-name="ce4" table:formula="of:=AVERAGE([.D64];[.D164];[.D264];[.D364];[.D464];[.D564];[.D664];[.D764];[.D864];[.D964];[.D1064];[.D1164];[.D1264];[.D1364];[.D1464];[.D1564];[.D1664];[.D1764];[.D1864];[.D1964])" office:value-type="float" office:value="17131.0893626445" calcext:value-type="float">
            <text:p>17131.09</text:p>
          </table:table-cell>
          <table:table-cell table:style-name="ce4" table:formula="of:=MAX([.E64];[.E164];[.E264];[.E364];[.E464];[.E564];[.E664];[.E764];[.E864];[.E964];[.E1064];[.E1164];[.E1264];[.E1364];[.E1464];[.E1564];[.E1664];[.E1764];[.E1864];[.E1964])" office:value-type="float" office:value="51400.1873347068" calcext:value-type="float">
            <text:p>5140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63" calcext:value-type="float">
            <text:p>6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723.0517160743" calcext:value-type="float">
            <text:p>19723.05</text:p>
          </table:table-cell>
          <table:table-cell office:value-type="float" office:value="36888.4343034962" calcext:value-type="float">
            <text:p>36888.43</text:p>
          </table:table-cell>
          <table:table-cell office:value-type="float" office:value="9016.07701783711" calcext:value-type="float">
            <text:p>9016.08</text:p>
          </table:table-cell>
          <table:table-cell office:value-type="float" office:value="81289644.7915706" calcext:value-type="float">
            <text:p>81289644.79</text:p>
          </table:table-cell>
          <table:table-cell office:value-type="float" office:value="15384.0470923877" calcext:value-type="float">
            <text:p>15384.05</text:p>
          </table:table-cell>
          <table:table-cell office:value-type="float" office:value="19723.0517160743" calcext:value-type="float">
            <text:p>19723.05</text:p>
          </table:table-cell>
          <table:table-cell office:value-type="float" office:value="23667.6620592891" calcext:value-type="float">
            <text:p>23667.66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4" table:formula="of:=MIN([.C65];[.C165];[.C265];[.C365];[.C465];[.C565];[.C665];[.C765];[.C865];[.C965];[.C1065];[.C1165];[.C1265];[.C1365];[.C1465];[.C1565];[.C1665];[.C1765];[.C1865];[.C1965])" office:value-type="float" office:value="800" calcext:value-type="float">
            <text:p>800.00</text:p>
          </table:table-cell>
          <table:table-cell table:style-name="ce4" table:formula="of:=AVERAGE([.D65];[.D165];[.D265];[.D365];[.D465];[.D565];[.D665];[.D765];[.D865];[.D965];[.D1065];[.D1165];[.D1265];[.D1365];[.D1465];[.D1565];[.D1665];[.D1765];[.D1865];[.D1965])" office:value-type="float" office:value="17002.2516783571" calcext:value-type="float">
            <text:p>17002.25</text:p>
          </table:table-cell>
          <table:table-cell table:style-name="ce4" table:formula="of:=MAX([.E65];[.E165];[.E265];[.E365];[.E465];[.E565];[.E665];[.E765];[.E865];[.E965];[.E1065];[.E1165];[.E1265];[.E1365];[.E1465];[.E1565];[.E1665];[.E1765];[.E1865];[.E1965])" office:value-type="float" office:value="49249.9307237097" calcext:value-type="float">
            <text:p>49249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64" calcext:value-type="float">
            <text:p>6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951.4668899712" calcext:value-type="float">
            <text:p>18951.47</text:p>
          </table:table-cell>
          <table:table-cell office:value-type="float" office:value="40720.2450337455" calcext:value-type="float">
            <text:p>40720.25</text:p>
          </table:table-cell>
          <table:table-cell office:value-type="float" office:value="9732.85565691164" calcext:value-type="float">
            <text:p>9732.86</text:p>
          </table:table-cell>
          <table:table-cell office:value-type="float" office:value="94728479.2382768" calcext:value-type="float">
            <text:p>94728479.24</text:p>
          </table:table-cell>
          <table:table-cell office:value-type="float" office:value="15798.2175340207" calcext:value-type="float">
            <text:p>15798.22</text:p>
          </table:table-cell>
          <table:table-cell office:value-type="float" office:value="18951.4668899712" calcext:value-type="float">
            <text:p>18951.47</text:p>
          </table:table-cell>
          <table:table-cell office:value-type="float" office:value="22741.7602679655" calcext:value-type="float">
            <text:p>22741.76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4" table:formula="of:=MIN([.C66];[.C166];[.C266];[.C366];[.C466];[.C566];[.C666];[.C766];[.C866];[.C966];[.C1066];[.C1166];[.C1266];[.C1366];[.C1466];[.C1566];[.C1666];[.C1766];[.C1866];[.C1966])" office:value-type="float" office:value="800" calcext:value-type="float">
            <text:p>800.00</text:p>
          </table:table-cell>
          <table:table-cell table:style-name="ce4" table:formula="of:=AVERAGE([.D66];[.D166];[.D266];[.D366];[.D466];[.D566];[.D666];[.D766];[.D866];[.D966];[.D1066];[.D1166];[.D1266];[.D1366];[.D1466];[.D1566];[.D1666];[.D1766];[.D1866];[.D1966])" office:value-type="float" office:value="17096.4647931524" calcext:value-type="float">
            <text:p>17096.46</text:p>
          </table:table-cell>
          <table:table-cell table:style-name="ce4" table:formula="of:=MAX([.E66];[.E166];[.E266];[.E366];[.E466];[.E566];[.E666];[.E766];[.E866];[.E966];[.E1066];[.E1166];[.E1266];[.E1366];[.E1466];[.E1566];[.E1666];[.E1766];[.E1866];[.E1966])" office:value-type="float" office:value="50223.0406306272" calcext:value-type="float">
            <text:p>50223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65" calcext:value-type="float">
            <text:p>6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286.8846527673" calcext:value-type="float">
            <text:p>18286.88</text:p>
          </table:table-cell>
          <table:table-cell office:value-type="float" office:value="42248.7373415292" calcext:value-type="float">
            <text:p>42248.74</text:p>
          </table:table-cell>
          <table:table-cell office:value-type="float" office:value="9778.28488531076" calcext:value-type="float">
            <text:p>9778.28</text:p>
          </table:table-cell>
          <table:table-cell office:value-type="float" office:value="95614855.2982968" calcext:value-type="float">
            <text:p>95614855.30</text:p>
          </table:table-cell>
          <table:table-cell office:value-type="float" office:value="15624.1258155314" calcext:value-type="float">
            <text:p>15624.13</text:p>
          </table:table-cell>
          <table:table-cell office:value-type="float" office:value="18286.8846527673" calcext:value-type="float">
            <text:p>18286.88</text:p>
          </table:table-cell>
          <table:table-cell office:value-type="float" office:value="21944.2615833207" calcext:value-type="float">
            <text:p>21944.26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4" table:formula="of:=MIN([.C67];[.C167];[.C267];[.C367];[.C467];[.C567];[.C667];[.C767];[.C867];[.C967];[.C1067];[.C1167];[.C1267];[.C1367];[.C1467];[.C1567];[.C1667];[.C1767];[.C1867];[.C1967])" office:value-type="float" office:value="800" calcext:value-type="float">
            <text:p>800.00</text:p>
          </table:table-cell>
          <table:table-cell table:style-name="ce4" table:formula="of:=AVERAGE([.D67];[.D167];[.D267];[.D367];[.D467];[.D567];[.D667];[.D767];[.D867];[.D967];[.D1067];[.D1167];[.D1267];[.D1367];[.D1467];[.D1567];[.D1667];[.D1767];[.D1867];[.D1967])" office:value-type="float" office:value="16972.4298760926" calcext:value-type="float">
            <text:p>16972.43</text:p>
          </table:table-cell>
          <table:table-cell table:style-name="ce4" table:formula="of:=MAX([.E67];[.E167];[.E267];[.E367];[.E467];[.E567];[.E667];[.E767];[.E867];[.E967];[.E1067];[.E1167];[.E1267];[.E1367];[.E1467];[.E1567];[.E1667];[.E1767];[.E1867];[.E1967])" office:value-type="float" office:value="52130.5842326874" calcext:value-type="float">
            <text:p>5213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66" calcext:value-type="float">
            <text:p>6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136.2544097538" calcext:value-type="float">
            <text:p>18136.25</text:p>
          </table:table-cell>
          <table:table-cell office:value-type="float" office:value="41144.3299263566" calcext:value-type="float">
            <text:p>41144.33</text:p>
          </table:table-cell>
          <table:table-cell office:value-type="float" office:value="10196.6420116189" calcext:value-type="float">
            <text:p>10196.64</text:p>
          </table:table-cell>
          <table:table-cell office:value-type="float" office:value="103971508.313111" calcext:value-type="float">
            <text:p>103971508.31</text:p>
          </table:table-cell>
          <table:table-cell office:value-type="float" office:value="15409.7030994849" calcext:value-type="float">
            <text:p>15409.70</text:p>
          </table:table-cell>
          <table:table-cell office:value-type="float" office:value="18136.2544097538" calcext:value-type="float">
            <text:p>18136.25</text:p>
          </table:table-cell>
          <table:table-cell office:value-type="float" office:value="21763.5052917046" calcext:value-type="float">
            <text:p>21763.51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4" table:formula="of:=MIN([.C68];[.C168];[.C268];[.C368];[.C468];[.C568];[.C668];[.C768];[.C868];[.C968];[.C1068];[.C1168];[.C1268];[.C1368];[.C1468];[.C1568];[.C1668];[.C1768];[.C1868];[.C1968])" office:value-type="float" office:value="800" calcext:value-type="float">
            <text:p>800.00</text:p>
          </table:table-cell>
          <table:table-cell table:style-name="ce4" table:formula="of:=AVERAGE([.D68];[.D168];[.D268];[.D368];[.D468];[.D568];[.D668];[.D768];[.D868];[.D968];[.D1068];[.D1168];[.D1268];[.D1368];[.D1468];[.D1568];[.D1668];[.D1768];[.D1868];[.D1968])" office:value-type="float" office:value="16976.1024078918" calcext:value-type="float">
            <text:p>16976.10</text:p>
          </table:table-cell>
          <table:table-cell table:style-name="ce4" table:formula="of:=MAX([.E68];[.E168];[.E268];[.E368];[.E468];[.E568];[.E668];[.E768];[.E868];[.E968];[.E1068];[.E1168];[.E1268];[.E1368];[.E1468];[.E1568];[.E1668];[.E1768];[.E1868];[.E1968])" office:value-type="float" office:value="52125.2277944726" calcext:value-type="float">
            <text:p>52125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67" calcext:value-type="float">
            <text:p>6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411.644134158" calcext:value-type="float">
            <text:p>18411.64</text:p>
          </table:table-cell>
          <table:table-cell office:value-type="float" office:value="43068.0589036757" calcext:value-type="float">
            <text:p>43068.06</text:p>
          </table:table-cell>
          <table:table-cell office:value-type="float" office:value="9695.89276315307" calcext:value-type="float">
            <text:p>9695.89</text:p>
          </table:table-cell>
          <table:table-cell office:value-type="float" office:value="94010336.4745641" calcext:value-type="float">
            <text:p>94010336.47</text:p>
          </table:table-cell>
          <table:table-cell office:value-type="float" office:value="15787.6074104987" calcext:value-type="float">
            <text:p>15787.61</text:p>
          </table:table-cell>
          <table:table-cell office:value-type="float" office:value="18411.644134158" calcext:value-type="float">
            <text:p>18411.64</text:p>
          </table:table-cell>
          <table:table-cell office:value-type="float" office:value="22093.9729609896" calcext:value-type="float">
            <text:p>22093.97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4" table:formula="of:=MIN([.C69];[.C169];[.C269];[.C369];[.C469];[.C569];[.C669];[.C769];[.C869];[.C969];[.C1069];[.C1169];[.C1269];[.C1369];[.C1469];[.C1569];[.C1669];[.C1769];[.C1869];[.C1969])" office:value-type="float" office:value="800" calcext:value-type="float">
            <text:p>800.00</text:p>
          </table:table-cell>
          <table:table-cell table:style-name="ce4" table:formula="of:=AVERAGE([.D69];[.D169];[.D269];[.D369];[.D469];[.D569];[.D669];[.D769];[.D869];[.D969];[.D1069];[.D1169];[.D1269];[.D1369];[.D1469];[.D1569];[.D1669];[.D1769];[.D1869];[.D1969])" office:value-type="float" office:value="16897.1861589759" calcext:value-type="float">
            <text:p>16897.19</text:p>
          </table:table-cell>
          <table:table-cell table:style-name="ce4" table:formula="of:=MAX([.E69];[.E169];[.E269];[.E369];[.E469];[.E569];[.E669];[.E769];[.E869];[.E969];[.E1069];[.E1169];[.E1269];[.E1369];[.E1469];[.E1569];[.E1669];[.E1769];[.E1869];[.E1969])" office:value-type="float" office:value="53181.7165250833" calcext:value-type="float">
            <text:p>53181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68" calcext:value-type="float">
            <text:p>6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495.2320018804" calcext:value-type="float">
            <text:p>20495.23</text:p>
          </table:table-cell>
          <table:table-cell office:value-type="float" office:value="46296.6774703315" calcext:value-type="float">
            <text:p>46296.68</text:p>
          </table:table-cell>
          <table:table-cell office:value-type="float" office:value="9992.67118302977" calcext:value-type="float">
            <text:p>9992.67</text:p>
          </table:table-cell>
          <table:table-cell office:value-type="float" office:value="99853477.3721536" calcext:value-type="float">
            <text:p>99853477.37</text:p>
          </table:table-cell>
          <table:table-cell office:value-type="float" office:value="17372.8533785896" calcext:value-type="float">
            <text:p>17372.85</text:p>
          </table:table-cell>
          <table:table-cell office:value-type="float" office:value="20495.2320018804" calcext:value-type="float">
            <text:p>20495.23</text:p>
          </table:table-cell>
          <table:table-cell office:value-type="float" office:value="24594.2784022565" calcext:value-type="float">
            <text:p>24594.28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4" table:formula="of:=MIN([.C70];[.C170];[.C270];[.C370];[.C470];[.C570];[.C670];[.C770];[.C870];[.C970];[.C1070];[.C1170];[.C1270];[.C1370];[.C1470];[.C1570];[.C1670];[.C1770];[.C1870];[.C1970])" office:value-type="float" office:value="800" calcext:value-type="float">
            <text:p>800.00</text:p>
          </table:table-cell>
          <table:table-cell table:style-name="ce4" table:formula="of:=AVERAGE([.D70];[.D170];[.D270];[.D370];[.D470];[.D570];[.D670];[.D770];[.D870];[.D970];[.D1070];[.D1170];[.D1270];[.D1370];[.D1470];[.D1570];[.D1670];[.D1770];[.D1870];[.D1970])" office:value-type="float" office:value="16863.857981918" calcext:value-type="float">
            <text:p>16863.86</text:p>
          </table:table-cell>
          <table:table-cell table:style-name="ce4" table:formula="of:=MAX([.E70];[.E170];[.E270];[.E370];[.E470];[.E570];[.E670];[.E770];[.E870];[.E970];[.E1070];[.E1170];[.E1270];[.E1370];[.E1470];[.E1570];[.E1670];[.E1770];[.E1870];[.E1970])" office:value-type="float" office:value="49581.7165250833" calcext:value-type="float">
            <text:p>49581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69" calcext:value-type="float">
            <text:p>6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390.2007383005" calcext:value-type="float">
            <text:p>20390.20</text:p>
          </table:table-cell>
          <table:table-cell office:value-type="float" office:value="40147.6183208178" calcext:value-type="float">
            <text:p>40147.62</text:p>
          </table:table-cell>
          <table:table-cell office:value-type="float" office:value="9818.4909950415" calcext:value-type="float">
            <text:p>9818.49</text:p>
          </table:table-cell>
          <table:table-cell office:value-type="float" office:value="96402765.419711" calcext:value-type="float">
            <text:p>96402765.42</text:p>
          </table:table-cell>
          <table:table-cell office:value-type="float" office:value="16355.2246679285" calcext:value-type="float">
            <text:p>16355.22</text:p>
          </table:table-cell>
          <table:table-cell office:value-type="float" office:value="20390.2007383005" calcext:value-type="float">
            <text:p>20390.20</text:p>
          </table:table-cell>
          <table:table-cell office:value-type="float" office:value="24468.2408859606" calcext:value-type="float">
            <text:p>24468.24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4" table:formula="of:=MIN([.C71];[.C171];[.C271];[.C371];[.C471];[.C571];[.C671];[.C771];[.C871];[.C971];[.C1071];[.C1171];[.C1271];[.C1371];[.C1471];[.C1571];[.C1671];[.C1771];[.C1871];[.C1971])" office:value-type="float" office:value="800" calcext:value-type="float">
            <text:p>800.00</text:p>
          </table:table-cell>
          <table:table-cell table:style-name="ce4" table:formula="of:=AVERAGE([.D71];[.D171];[.D271];[.D371];[.D471];[.D571];[.D671];[.D771];[.D871];[.D971];[.D1071];[.D1171];[.D1271];[.D1371];[.D1471];[.D1571];[.D1671];[.D1771];[.D1871];[.D1971])" office:value-type="float" office:value="17093.7010033215" calcext:value-type="float">
            <text:p>17093.70</text:p>
          </table:table-cell>
          <table:table-cell table:style-name="ce4" table:formula="of:=MAX([.E71];[.E171];[.E271];[.E371];[.E471];[.E571];[.E671];[.E771];[.E871];[.E971];[.E1071];[.E1171];[.E1271];[.E1371];[.E1471];[.E1571];[.E1671];[.E1771];[.E1871];[.E1971])" office:value-type="float" office:value="45367.2524846174" calcext:value-type="float">
            <text:p>45367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70" calcext:value-type="float">
            <text:p>7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848.6105799606" calcext:value-type="float">
            <text:p>18848.61</text:p>
          </table:table-cell>
          <table:table-cell office:value-type="float" office:value="37599.8696339251" calcext:value-type="float">
            <text:p>37599.87</text:p>
          </table:table-cell>
          <table:table-cell office:value-type="float" office:value="10107.1347840465" calcext:value-type="float">
            <text:p>10107.13</text:p>
          </table:table-cell>
          <table:table-cell office:value-type="float" office:value="102154173.542882" calcext:value-type="float">
            <text:p>102154173.54</text:p>
          </table:table-cell>
          <table:table-cell office:value-type="float" office:value="15228.47503236" calcext:value-type="float">
            <text:p>15228.48</text:p>
          </table:table-cell>
          <table:table-cell office:value-type="float" office:value="18848.6105799606" calcext:value-type="float">
            <text:p>18848.61</text:p>
          </table:table-cell>
          <table:table-cell office:value-type="float" office:value="22618.3326959527" calcext:value-type="float">
            <text:p>22618.33</text:p>
          </table:table-cell>
          <table:table-cell/>
          <table:table-cell office:value-type="float" office:value="71" calcext:value-type="float">
            <text:p>71</text:p>
          </table:table-cell>
          <table:table-cell table:style-name="ce4" table:formula="of:=MIN([.C72];[.C172];[.C272];[.C372];[.C472];[.C572];[.C672];[.C772];[.C872];[.C972];[.C1072];[.C1172];[.C1272];[.C1372];[.C1472];[.C1572];[.C1672];[.C1772];[.C1872];[.C1972])" office:value-type="float" office:value="800" calcext:value-type="float">
            <text:p>800.00</text:p>
          </table:table-cell>
          <table:table-cell table:style-name="ce4" table:formula="of:=AVERAGE([.D72];[.D172];[.D272];[.D372];[.D472];[.D572];[.D672];[.D772];[.D872];[.D972];[.D1072];[.D1172];[.D1272];[.D1372];[.D1472];[.D1572];[.D1672];[.D1772];[.D1872];[.D1972])" office:value-type="float" office:value="16867.2064339215" calcext:value-type="float">
            <text:p>16867.21</text:p>
          </table:table-cell>
          <table:table-cell table:style-name="ce4" table:formula="of:=MAX([.E72];[.E172];[.E272];[.E372];[.E472];[.E572];[.E672];[.E772];[.E872];[.E972];[.E1072];[.E1172];[.E1272];[.E1372];[.E1472];[.E1572];[.E1672];[.E1772];[.E1872];[.E1972])" office:value-type="float" office:value="52489.6699794899" calcext:value-type="float">
            <text:p>52489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71" calcext:value-type="float">
            <text:p>7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798.635953814" calcext:value-type="float">
            <text:p>17798.64</text:p>
          </table:table-cell>
          <table:table-cell office:value-type="float" office:value="38341.0135435424" calcext:value-type="float">
            <text:p>38341.01</text:p>
          </table:table-cell>
          <table:table-cell office:value-type="float" office:value="10439.0713169334" calcext:value-type="float">
            <text:p>10439.07</text:p>
          </table:table-cell>
          <table:table-cell office:value-type="float" office:value="108974209.960022" calcext:value-type="float">
            <text:p>108974209.96</text:p>
          </table:table-cell>
          <table:table-cell office:value-type="float" office:value="14860.1709383147" calcext:value-type="float">
            <text:p>14860.17</text:p>
          </table:table-cell>
          <table:table-cell office:value-type="float" office:value="17798.635953814" calcext:value-type="float">
            <text:p>17798.64</text:p>
          </table:table-cell>
          <table:table-cell office:value-type="float" office:value="21358.3631445768" calcext:value-type="float">
            <text:p>21358.36</text:p>
          </table:table-cell>
          <table:table-cell/>
          <table:table-cell office:value-type="float" office:value="72" calcext:value-type="float">
            <text:p>72</text:p>
          </table:table-cell>
          <table:table-cell table:style-name="ce4" table:formula="of:=MIN([.C73];[.C173];[.C273];[.C373];[.C473];[.C573];[.C673];[.C773];[.C873];[.C973];[.C1073];[.C1173];[.C1273];[.C1373];[.C1473];[.C1573];[.C1673];[.C1773];[.C1873];[.C1973])" office:value-type="float" office:value="800" calcext:value-type="float">
            <text:p>800.00</text:p>
          </table:table-cell>
          <table:table-cell table:style-name="ce4" table:formula="of:=AVERAGE([.D73];[.D173];[.D273];[.D373];[.D473];[.D573];[.D673];[.D773];[.D873];[.D973];[.D1073];[.D1173];[.D1273];[.D1373];[.D1473];[.D1573];[.D1673];[.D1773];[.D1873];[.D1973])" office:value-type="float" office:value="16736.9755891124" calcext:value-type="float">
            <text:p>16736.98</text:p>
          </table:table-cell>
          <table:table-cell table:style-name="ce4" table:formula="of:=MAX([.E73];[.E173];[.E273];[.E373];[.E473];[.E573];[.E673];[.E773];[.E873];[.E973];[.E1073];[.E1173];[.E1273];[.E1373];[.E1473];[.E1573];[.E1673];[.E1773];[.E1873];[.E1973])" office:value-type="float" office:value="52489.6699794899" calcext:value-type="float">
            <text:p>52489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72" calcext:value-type="float">
            <text:p>7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666.5118261442" calcext:value-type="float">
            <text:p>17666.51</text:p>
          </table:table-cell>
          <table:table-cell office:value-type="float" office:value="36182.8345259689" calcext:value-type="float">
            <text:p>36182.83</text:p>
          </table:table-cell>
          <table:table-cell office:value-type="float" office:value="9917.66397001405" calcext:value-type="float">
            <text:p>9917.66</text:p>
          </table:table-cell>
          <table:table-cell office:value-type="float" office:value="98360058.6221149" calcext:value-type="float">
            <text:p>98360058.62</text:p>
          </table:table-cell>
          <table:table-cell office:value-type="float" office:value="14455.9320087448" calcext:value-type="float">
            <text:p>14455.93</text:p>
          </table:table-cell>
          <table:table-cell office:value-type="float" office:value="17666.5118261442" calcext:value-type="float">
            <text:p>17666.51</text:p>
          </table:table-cell>
          <table:table-cell office:value-type="float" office:value="21199.814191373" calcext:value-type="float">
            <text:p>21199.81</text:p>
          </table:table-cell>
          <table:table-cell/>
          <table:table-cell office:value-type="float" office:value="73" calcext:value-type="float">
            <text:p>73</text:p>
          </table:table-cell>
          <table:table-cell table:style-name="ce4" table:formula="of:=MIN([.C74];[.C174];[.C274];[.C374];[.C474];[.C574];[.C674];[.C774];[.C874];[.C974];[.C1074];[.C1174];[.C1274];[.C1374];[.C1474];[.C1574];[.C1674];[.C1774];[.C1874];[.C1974])" office:value-type="float" office:value="800" calcext:value-type="float">
            <text:p>800.00</text:p>
          </table:table-cell>
          <table:table-cell table:style-name="ce4" table:formula="of:=AVERAGE([.D74];[.D174];[.D274];[.D374];[.D474];[.D574];[.D674];[.D774];[.D874];[.D974];[.D1074];[.D1174];[.D1274];[.D1374];[.D1474];[.D1574];[.D1674];[.D1774];[.D1874];[.D1974])" office:value-type="float" office:value="16658.078830567" calcext:value-type="float">
            <text:p>16658.08</text:p>
          </table:table-cell>
          <table:table-cell table:style-name="ce4" table:formula="of:=MAX([.E74];[.E174];[.E274];[.E374];[.E474];[.E574];[.E674];[.E774];[.E874];[.E974];[.E1074];[.E1174];[.E1274];[.E1374];[.E1474];[.E1574];[.E1674];[.E1774];[.E1874];[.E1974])" office:value-type="float" office:value="44923.3511926287" calcext:value-type="float">
            <text:p>449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73" calcext:value-type="float">
            <text:p>7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205.25732386" calcext:value-type="float">
            <text:p>15205.26</text:p>
          </table:table-cell>
          <table:table-cell office:value-type="float" office:value="36295.432190748" calcext:value-type="float">
            <text:p>36295.43</text:p>
          </table:table-cell>
          <table:table-cell office:value-type="float" office:value="8678.68964901094" calcext:value-type="float">
            <text:p>8678.69</text:p>
          </table:table-cell>
          <table:table-cell office:value-type="float" office:value="75319654.0238496" calcext:value-type="float">
            <text:p>75319654.02</text:p>
          </table:table-cell>
          <table:table-cell office:value-type="float" office:value="13134.0955300494" calcext:value-type="float">
            <text:p>13134.10</text:p>
          </table:table-cell>
          <table:table-cell office:value-type="float" office:value="15205.25732386" calcext:value-type="float">
            <text:p>15205.26</text:p>
          </table:table-cell>
          <table:table-cell office:value-type="float" office:value="18246.308788632" calcext:value-type="float">
            <text:p>18246.31</text:p>
          </table:table-cell>
          <table:table-cell/>
          <table:table-cell office:value-type="float" office:value="74" calcext:value-type="float">
            <text:p>74</text:p>
          </table:table-cell>
          <table:table-cell table:style-name="ce4" table:formula="of:=MIN([.C75];[.C175];[.C275];[.C375];[.C475];[.C575];[.C675];[.C775];[.C875];[.C975];[.C1075];[.C1175];[.C1275];[.C1375];[.C1475];[.C1575];[.C1675];[.C1775];[.C1875];[.C1975])" office:value-type="float" office:value="800" calcext:value-type="float">
            <text:p>800.00</text:p>
          </table:table-cell>
          <table:table-cell table:style-name="ce4" table:formula="of:=AVERAGE([.D75];[.D175];[.D275];[.D375];[.D475];[.D575];[.D675];[.D775];[.D875];[.D975];[.D1075];[.D1175];[.D1275];[.D1375];[.D1475];[.D1575];[.D1675];[.D1775];[.D1875];[.D1975])" office:value-type="float" office:value="16286.1727047197" calcext:value-type="float">
            <text:p>16286.17</text:p>
          </table:table-cell>
          <table:table-cell table:style-name="ce4" table:formula="of:=MAX([.E75];[.E175];[.E275];[.E375];[.E475];[.E575];[.E675];[.E775];[.E875];[.E975];[.E1075];[.E1175];[.E1275];[.E1375];[.E1475];[.E1575];[.E1675];[.E1775];[.E1875];[.E1975])" office:value-type="float" office:value="47062.7055249382" calcext:value-type="float">
            <text:p>47062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74" calcext:value-type="float">
            <text:p>7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781.9284427839" calcext:value-type="float">
            <text:p>16781.93</text:p>
          </table:table-cell>
          <table:table-cell office:value-type="float" office:value="36121.5977901796" calcext:value-type="float">
            <text:p>36121.60</text:p>
          </table:table-cell>
          <table:table-cell office:value-type="float" office:value="8636.7682840653" calcext:value-type="float">
            <text:p>8636.77</text:p>
          </table:table-cell>
          <table:table-cell office:value-type="float" office:value="74593766.3926363" calcext:value-type="float">
            <text:p>74593766.39</text:p>
          </table:table-cell>
          <table:table-cell office:value-type="float" office:value="14015.4649168277" calcext:value-type="float">
            <text:p>14015.46</text:p>
          </table:table-cell>
          <table:table-cell office:value-type="float" office:value="16781.9284427839" calcext:value-type="float">
            <text:p>16781.93</text:p>
          </table:table-cell>
          <table:table-cell office:value-type="float" office:value="20138.3141313407" calcext:value-type="float">
            <text:p>20138.31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4" table:formula="of:=MIN([.C76];[.C176];[.C276];[.C376];[.C476];[.C576];[.C676];[.C776];[.C876];[.C976];[.C1076];[.C1176];[.C1276];[.C1376];[.C1476];[.C1576];[.C1676];[.C1776];[.C1876];[.C1976])" office:value-type="float" office:value="800" calcext:value-type="float">
            <text:p>800.00</text:p>
          </table:table-cell>
          <table:table-cell table:style-name="ce4" table:formula="of:=AVERAGE([.D76];[.D176];[.D276];[.D376];[.D476];[.D576];[.D676];[.D776];[.D876];[.D976];[.D1076];[.D1176];[.D1276];[.D1376];[.D1476];[.D1576];[.D1676];[.D1776];[.D1876];[.D1976])" office:value-type="float" office:value="16044.1136890704" calcext:value-type="float">
            <text:p>16044.11</text:p>
          </table:table-cell>
          <table:table-cell table:style-name="ce4" table:formula="of:=MAX([.E76];[.E176];[.E276];[.E376];[.E476];[.E576];[.E676];[.E776];[.E876];[.E976];[.E1076];[.E1176];[.E1276];[.E1376];[.E1476];[.E1576];[.E1676];[.E1776];[.E1876];[.E1976])" office:value-type="float" office:value="46859.1065684755" calcext:value-type="float">
            <text:p>46859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75" calcext:value-type="float">
            <text:p>7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731.3684622201" calcext:value-type="float">
            <text:p>18731.37</text:p>
          </table:table-cell>
          <table:table-cell office:value-type="float" office:value="41872.2519877145" calcext:value-type="float">
            <text:p>41872.25</text:p>
          </table:table-cell>
          <table:table-cell office:value-type="float" office:value="9454.96849942606" calcext:value-type="float">
            <text:p>9454.97</text:p>
          </table:table-cell>
          <table:table-cell office:value-type="float" office:value="89396429.3251391" calcext:value-type="float">
            <text:p>89396429.33</text:p>
          </table:table-cell>
          <table:table-cell office:value-type="float" office:value="15835.1679723589" calcext:value-type="float">
            <text:p>15835.17</text:p>
          </table:table-cell>
          <table:table-cell office:value-type="float" office:value="18731.3684622201" calcext:value-type="float">
            <text:p>18731.37</text:p>
          </table:table-cell>
          <table:table-cell office:value-type="float" office:value="22477.6421546641" calcext:value-type="float">
            <text:p>22477.64</text:p>
          </table:table-cell>
          <table:table-cell/>
          <table:table-cell office:value-type="float" office:value="76" calcext:value-type="float">
            <text:p>76</text:p>
          </table:table-cell>
          <table:table-cell table:style-name="ce4" table:formula="of:=MIN([.C77];[.C177];[.C277];[.C377];[.C477];[.C577];[.C677];[.C777];[.C877];[.C977];[.C1077];[.C1177];[.C1277];[.C1377];[.C1477];[.C1577];[.C1677];[.C1777];[.C1877];[.C1977])" office:value-type="float" office:value="800" calcext:value-type="float">
            <text:p>800.00</text:p>
          </table:table-cell>
          <table:table-cell table:style-name="ce4" table:formula="of:=AVERAGE([.D77];[.D177];[.D277];[.D377];[.D477];[.D577];[.D677];[.D777];[.D877];[.D977];[.D1077];[.D1177];[.D1277];[.D1377];[.D1477];[.D1577];[.D1677];[.D1777];[.D1877];[.D1977])" office:value-type="float" office:value="16155.4735303029" calcext:value-type="float">
            <text:p>16155.47</text:p>
          </table:table-cell>
          <table:table-cell table:style-name="ce4" table:formula="of:=MAX([.E77];[.E177];[.E277];[.E377];[.E477];[.E577];[.E677];[.E777];[.E877];[.E977];[.E1077];[.E1177];[.E1277];[.E1377];[.E1477];[.E1577];[.E1677];[.E1777];[.E1877];[.E1977])" office:value-type="float" office:value="43344.6735758398" calcext:value-type="float">
            <text:p>43344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76" calcext:value-type="float">
            <text:p>7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954.1924494693" calcext:value-type="float">
            <text:p>18954.19</text:p>
          </table:table-cell>
          <table:table-cell office:value-type="float" office:value="39415.8075905685" calcext:value-type="float">
            <text:p>39415.81</text:p>
          </table:table-cell>
          <table:table-cell office:value-type="float" office:value="9139.09661678607" calcext:value-type="float">
            <text:p>9139.10</text:p>
          </table:table-cell>
          <table:table-cell office:value-type="float" office:value="83523086.9709505" calcext:value-type="float">
            <text:p>83523086.97</text:p>
          </table:table-cell>
          <table:table-cell office:value-type="float" office:value="15598.5145449941" calcext:value-type="float">
            <text:p>15598.51</text:p>
          </table:table-cell>
          <table:table-cell office:value-type="float" office:value="18954.1924494693" calcext:value-type="float">
            <text:p>18954.19</text:p>
          </table:table-cell>
          <table:table-cell office:value-type="float" office:value="22745.0309393631" calcext:value-type="float">
            <text:p>22745.03</text:p>
          </table:table-cell>
          <table:table-cell/>
          <table:table-cell office:value-type="float" office:value="77" calcext:value-type="float">
            <text:p>77</text:p>
          </table:table-cell>
          <table:table-cell table:style-name="ce4" table:formula="of:=MIN([.C78];[.C178];[.C278];[.C378];[.C478];[.C578];[.C678];[.C778];[.C878];[.C978];[.C1078];[.C1178];[.C1278];[.C1378];[.C1478];[.C1578];[.C1678];[.C1778];[.C1878];[.C1978])" office:value-type="float" office:value="800" calcext:value-type="float">
            <text:p>800.00</text:p>
          </table:table-cell>
          <table:table-cell table:style-name="ce4" table:formula="of:=AVERAGE([.D78];[.D178];[.D278];[.D378];[.D478];[.D578];[.D678];[.D778];[.D878];[.D978];[.D1078];[.D1178];[.D1278];[.D1378];[.D1478];[.D1578];[.D1678];[.D1778];[.D1878];[.D1978])" office:value-type="float" office:value="15793.3623196274" calcext:value-type="float">
            <text:p>15793.36</text:p>
          </table:table-cell>
          <table:table-cell table:style-name="ce4" table:formula="of:=MAX([.E78];[.E178];[.E278];[.E378];[.E478];[.E578];[.E678];[.E778];[.E878];[.E978];[.E1078];[.E1178];[.E1278];[.E1378];[.E1478];[.E1578];[.E1678];[.E1778];[.E1878];[.E1978])" office:value-type="float" office:value="44634.033021228" calcext:value-type="float">
            <text:p>44634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77" calcext:value-type="float">
            <text:p>7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557.2525970383" calcext:value-type="float">
            <text:p>18557.25</text:p>
          </table:table-cell>
          <table:table-cell office:value-type="float" office:value="39941.1254969543" calcext:value-type="float">
            <text:p>39941.13</text:p>
          </table:table-cell>
          <table:table-cell office:value-type="float" office:value="10023.4311354933" calcext:value-type="float">
            <text:p>10023.43</text:p>
          </table:table-cell>
          <table:table-cell office:value-type="float" office:value="100469171.727976" calcext:value-type="float">
            <text:p>100469171.73</text:p>
          </table:table-cell>
          <table:table-cell office:value-type="float" office:value="15482.438630076" calcext:value-type="float">
            <text:p>15482.44</text:p>
          </table:table-cell>
          <table:table-cell office:value-type="float" office:value="18557.2525970383" calcext:value-type="float">
            <text:p>18557.25</text:p>
          </table:table-cell>
          <table:table-cell office:value-type="float" office:value="22268.703116446" calcext:value-type="float">
            <text:p>22268.70</text:p>
          </table:table-cell>
          <table:table-cell/>
          <table:table-cell office:value-type="float" office:value="78" calcext:value-type="float">
            <text:p>78</text:p>
          </table:table-cell>
          <table:table-cell table:style-name="ce4" table:formula="of:=MIN([.C79];[.C179];[.C279];[.C379];[.C479];[.C579];[.C679];[.C779];[.C879];[.C979];[.C1079];[.C1179];[.C1279];[.C1379];[.C1479];[.C1579];[.C1679];[.C1779];[.C1879];[.C1979])" office:value-type="float" office:value="800" calcext:value-type="float">
            <text:p>800.00</text:p>
          </table:table-cell>
          <table:table-cell table:style-name="ce4" table:formula="of:=AVERAGE([.D79];[.D179];[.D279];[.D379];[.D479];[.D579];[.D679];[.D779];[.D879];[.D979];[.D1079];[.D1179];[.D1279];[.D1379];[.D1479];[.D1579];[.D1679];[.D1779];[.D1879];[.D1979])" office:value-type="float" office:value="15742.4152397966" calcext:value-type="float">
            <text:p>15742.42</text:p>
          </table:table-cell>
          <table:table-cell table:style-name="ce4" table:formula="of:=MAX([.E79];[.E179];[.E279];[.E379];[.E479];[.E579];[.E679];[.E779];[.E879];[.E979];[.E1079];[.E1179];[.E1279];[.E1379];[.E1479];[.E1579];[.E1679];[.E1779];[.E1879];[.E1979])" office:value-type="float" office:value="44634.033021228" calcext:value-type="float">
            <text:p>44634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78" calcext:value-type="float">
            <text:p>7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783.3988170147" calcext:value-type="float">
            <text:p>18783.40</text:p>
          </table:table-cell>
          <table:table-cell office:value-type="float" office:value="39810.5763914001" calcext:value-type="float">
            <text:p>39810.58</text:p>
          </table:table-cell>
          <table:table-cell office:value-type="float" office:value="9399.55847096605" calcext:value-type="float">
            <text:p>9399.56</text:p>
          </table:table-cell>
          <table:table-cell office:value-type="float" office:value="88351699.4491096" calcext:value-type="float">
            <text:p>88351699.45</text:p>
          </table:table-cell>
          <table:table-cell office:value-type="float" office:value="15577.9156558109" calcext:value-type="float">
            <text:p>15577.92</text:p>
          </table:table-cell>
          <table:table-cell office:value-type="float" office:value="18783.3988170147" calcext:value-type="float">
            <text:p>18783.40</text:p>
          </table:table-cell>
          <table:table-cell office:value-type="float" office:value="22540.0785804176" calcext:value-type="float">
            <text:p>22540.08</text:p>
          </table:table-cell>
          <table:table-cell/>
          <table:table-cell office:value-type="float" office:value="79" calcext:value-type="float">
            <text:p>79</text:p>
          </table:table-cell>
          <table:table-cell table:style-name="ce4" table:formula="of:=MIN([.C80];[.C180];[.C280];[.C380];[.C480];[.C580];[.C680];[.C780];[.C880];[.C980];[.C1080];[.C1180];[.C1280];[.C1380];[.C1480];[.C1580];[.C1680];[.C1780];[.C1880];[.C1980])" office:value-type="float" office:value="800" calcext:value-type="float">
            <text:p>800.00</text:p>
          </table:table-cell>
          <table:table-cell table:style-name="ce4" table:formula="of:=AVERAGE([.D80];[.D180];[.D280];[.D380];[.D480];[.D580];[.D680];[.D780];[.D880];[.D980];[.D1080];[.D1180];[.D1280];[.D1380];[.D1480];[.D1580];[.D1680];[.D1780];[.D1880];[.D1980])" office:value-type="float" office:value="15541.9180492727" calcext:value-type="float">
            <text:p>15541.92</text:p>
          </table:table-cell>
          <table:table-cell table:style-name="ce4" table:formula="of:=MAX([.E80];[.E180];[.E280];[.E380];[.E480];[.E580];[.E680];[.E780];[.E880];[.E980];[.E1080];[.E1180];[.E1280];[.E1380];[.E1480];[.E1580];[.E1680];[.E1780];[.E1880];[.E1980])" office:value-type="float" office:value="40147.6183208178" calcext:value-type="float">
            <text:p>40147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79" calcext:value-type="float">
            <text:p>7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870.0285549459" calcext:value-type="float">
            <text:p>18870.03</text:p>
          </table:table-cell>
          <table:table-cell office:value-type="float" office:value="40534.033021228" calcext:value-type="float">
            <text:p>40534.03</text:p>
          </table:table-cell>
          <table:table-cell office:value-type="float" office:value="9484.35567325875" calcext:value-type="float">
            <text:p>9484.36</text:p>
          </table:table-cell>
          <table:table-cell office:value-type="float" office:value="89953002.5368754" calcext:value-type="float">
            <text:p>89953002.54</text:p>
          </table:table-cell>
          <table:table-cell office:value-type="float" office:value="15729.3318921934" calcext:value-type="float">
            <text:p>15729.33</text:p>
          </table:table-cell>
          <table:table-cell office:value-type="float" office:value="18870.0285549459" calcext:value-type="float">
            <text:p>18870.03</text:p>
          </table:table-cell>
          <table:table-cell office:value-type="float" office:value="22644.0342659351" calcext:value-type="float">
            <text:p>22644.03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4" table:formula="of:=MIN([.C81];[.C181];[.C281];[.C381];[.C481];[.C581];[.C681];[.C781];[.C881];[.C981];[.C1081];[.C1181];[.C1281];[.C1381];[.C1481];[.C1581];[.C1681];[.C1781];[.C1881];[.C1981])" office:value-type="float" office:value="800" calcext:value-type="float">
            <text:p>800.00</text:p>
          </table:table-cell>
          <table:table-cell table:style-name="ce4" table:formula="of:=AVERAGE([.D81];[.D181];[.D281];[.D381];[.D481];[.D581];[.D681];[.D781];[.D881];[.D981];[.D1081];[.D1181];[.D1281];[.D1381];[.D1481];[.D1581];[.D1681];[.D1781];[.D1881];[.D1981])" office:value-type="float" office:value="15545.4061130721" calcext:value-type="float">
            <text:p>15545.41</text:p>
          </table:table-cell>
          <table:table-cell table:style-name="ce4" table:formula="of:=MAX([.E81];[.E181];[.E281];[.E381];[.E481];[.E581];[.E681];[.E781];[.E881];[.E981];[.E1081];[.E1181];[.E1281];[.E1381];[.E1481];[.E1581];[.E1681];[.E1781];[.E1881];[.E1981])" office:value-type="float" office:value="52368.0660424559" calcext:value-type="float">
            <text:p>52368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80" calcext:value-type="float">
            <text:p>8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439.218013117" calcext:value-type="float">
            <text:p>19439.22</text:p>
          </table:table-cell>
          <table:table-cell office:value-type="float" office:value="38131.7455472119" calcext:value-type="float">
            <text:p>38131.75</text:p>
          </table:table-cell>
          <table:table-cell office:value-type="float" office:value="9041.49763725769" calcext:value-type="float">
            <text:p>9041.50</text:p>
          </table:table-cell>
          <table:table-cell office:value-type="float" office:value="81748679.5245363" calcext:value-type="float">
            <text:p>81748679.52</text:p>
          </table:table-cell>
          <table:table-cell office:value-type="float" office:value="15571.0774086184" calcext:value-type="float">
            <text:p>15571.08</text:p>
          </table:table-cell>
          <table:table-cell office:value-type="float" office:value="19439.218013117" calcext:value-type="float">
            <text:p>19439.22</text:p>
          </table:table-cell>
          <table:table-cell office:value-type="float" office:value="23327.0616157404" calcext:value-type="float">
            <text:p>23327.06</text:p>
          </table:table-cell>
          <table:table-cell/>
          <table:table-cell office:value-type="float" office:value="81" calcext:value-type="float">
            <text:p>81</text:p>
          </table:table-cell>
          <table:table-cell table:style-name="ce4" table:formula="of:=MIN([.C82];[.C182];[.C282];[.C382];[.C482];[.C582];[.C682];[.C782];[.C882];[.C982];[.C1082];[.C1182];[.C1282];[.C1382];[.C1482];[.C1582];[.C1682];[.C1782];[.C1882];[.C1982])" office:value-type="float" office:value="800" calcext:value-type="float">
            <text:p>800.00</text:p>
          </table:table-cell>
          <table:table-cell table:style-name="ce4" table:formula="of:=AVERAGE([.D82];[.D182];[.D282];[.D382];[.D482];[.D582];[.D682];[.D782];[.D882];[.D982];[.D1082];[.D1182];[.D1282];[.D1382];[.D1482];[.D1582];[.D1682];[.D1782];[.D1882];[.D1982])" office:value-type="float" office:value="15759.9366195863" calcext:value-type="float">
            <text:p>15759.94</text:p>
          </table:table-cell>
          <table:table-cell table:style-name="ce4" table:formula="of:=MAX([.E82];[.E182];[.E282];[.E382];[.E482];[.E582];[.E682];[.E782];[.E882];[.E982];[.E1082];[.E1182];[.E1282];[.E1382];[.E1482];[.E1582];[.E1682];[.E1782];[.E1882];[.E1982])" office:value-type="float" office:value="48971.5148309966" calcext:value-type="float">
            <text:p>48971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81" calcext:value-type="float">
            <text:p>8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735.8572375851" calcext:value-type="float">
            <text:p>19735.86</text:p>
          </table:table-cell>
          <table:table-cell office:value-type="float" office:value="37723.3511926287" calcext:value-type="float">
            <text:p>37723.35</text:p>
          </table:table-cell>
          <table:table-cell office:value-type="float" office:value="10008.5180105285" calcext:value-type="float">
            <text:p>10008.52</text:p>
          </table:table-cell>
          <table:table-cell office:value-type="float" office:value="100170432.767073" calcext:value-type="float">
            <text:p>100170432.77</text:p>
          </table:table-cell>
          <table:table-cell office:value-type="float" office:value="15589.6666668366" calcext:value-type="float">
            <text:p>15589.67</text:p>
          </table:table-cell>
          <table:table-cell office:value-type="float" office:value="19735.8572375851" calcext:value-type="float">
            <text:p>19735.86</text:p>
          </table:table-cell>
          <table:table-cell office:value-type="float" office:value="23683.0286851021" calcext:value-type="float">
            <text:p>23683.03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4" table:formula="of:=MIN([.C83];[.C183];[.C283];[.C383];[.C483];[.C583];[.C683];[.C783];[.C883];[.C983];[.C1083];[.C1183];[.C1283];[.C1383];[.C1483];[.C1583];[.C1683];[.C1783];[.C1883];[.C1983])" office:value-type="float" office:value="800" calcext:value-type="float">
            <text:p>800.00</text:p>
          </table:table-cell>
          <table:table-cell table:style-name="ce4" table:formula="of:=AVERAGE([.D83];[.D183];[.D283];[.D383];[.D483];[.D583];[.D683];[.D783];[.D883];[.D983];[.D1083];[.D1183];[.D1283];[.D1383];[.D1483];[.D1583];[.D1683];[.D1783];[.D1883];[.D1983])" office:value-type="float" office:value="15578.1030632279" calcext:value-type="float">
            <text:p>15578.10</text:p>
          </table:table-cell>
          <table:table-cell table:style-name="ce4" table:formula="of:=MAX([.E83];[.E183];[.E283];[.E383];[.E483];[.E583];[.E683];[.E783];[.E883];[.E983];[.E1083];[.E1183];[.E1283];[.E1383];[.E1483];[.E1583];[.E1683];[.E1783];[.E1883];[.E1983])" office:value-type="float" office:value="50107.442244164" calcext:value-type="float">
            <text:p>50107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82" calcext:value-type="float">
            <text:p>8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892.6542003004" calcext:value-type="float">
            <text:p>19892.65</text:p>
          </table:table-cell>
          <table:table-cell office:value-type="float" office:value="45386.9706134759" calcext:value-type="float">
            <text:p>45386.97</text:p>
          </table:table-cell>
          <table:table-cell office:value-type="float" office:value="10299.7610047692" calcext:value-type="float">
            <text:p>10299.76</text:p>
          </table:table-cell>
          <table:table-cell office:value-type="float" office:value="106085076.755364" calcext:value-type="float">
            <text:p>106085076.76</text:p>
          </table:table-cell>
          <table:table-cell office:value-type="float" office:value="16919.6026313594" calcext:value-type="float">
            <text:p>16919.60</text:p>
          </table:table-cell>
          <table:table-cell office:value-type="float" office:value="19892.6542003004" calcext:value-type="float">
            <text:p>19892.65</text:p>
          </table:table-cell>
          <table:table-cell office:value-type="float" office:value="23871.1850403605" calcext:value-type="float">
            <text:p>23871.19</text:p>
          </table:table-cell>
          <table:table-cell/>
          <table:table-cell office:value-type="float" office:value="83" calcext:value-type="float">
            <text:p>83</text:p>
          </table:table-cell>
          <table:table-cell table:style-name="ce4" table:formula="of:=MIN([.C84];[.C184];[.C284];[.C384];[.C484];[.C584];[.C684];[.C784];[.C884];[.C984];[.C1084];[.C1184];[.C1284];[.C1384];[.C1484];[.C1584];[.C1684];[.C1784];[.C1884];[.C1984])" office:value-type="float" office:value="800" calcext:value-type="float">
            <text:p>800.00</text:p>
          </table:table-cell>
          <table:table-cell table:style-name="ce4" table:formula="of:=AVERAGE([.D84];[.D184];[.D284];[.D384];[.D484];[.D584];[.D684];[.D784];[.D884];[.D984];[.D1084];[.D1184];[.D1284];[.D1384];[.D1484];[.D1584];[.D1684];[.D1784];[.D1884];[.D1984])" office:value-type="float" office:value="15051.8885306163" calcext:value-type="float">
            <text:p>15051.89</text:p>
          </table:table-cell>
          <table:table-cell table:style-name="ce4" table:formula="of:=MAX([.E84];[.E184];[.E284];[.E384];[.E484];[.E584];[.E684];[.E784];[.E884];[.E984];[.E1084];[.E1184];[.E1284];[.E1384];[.E1484];[.E1584];[.E1684];[.E1784];[.E1884];[.E1984])" office:value-type="float" office:value="46574.9752627784" calcext:value-type="float">
            <text:p>46574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83" calcext:value-type="float">
            <text:p>8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658.5035265567" calcext:value-type="float">
            <text:p>20658.50</text:p>
          </table:table-cell>
          <table:table-cell office:value-type="float" office:value="45386.9706134759" calcext:value-type="float">
            <text:p>45386.97</text:p>
          </table:table-cell>
          <table:table-cell office:value-type="float" office:value="9528.89244153606" calcext:value-type="float">
            <text:p>9528.89</text:p>
          </table:table-cell>
          <table:table-cell office:value-type="float" office:value="90799791.1623631" calcext:value-type="float">
            <text:p>90799791.16</text:p>
          </table:table-cell>
          <table:table-cell office:value-type="float" office:value="17347.4106030639" calcext:value-type="float">
            <text:p>17347.41</text:p>
          </table:table-cell>
          <table:table-cell office:value-type="float" office:value="20658.5035265567" calcext:value-type="float">
            <text:p>20658.50</text:p>
          </table:table-cell>
          <table:table-cell office:value-type="float" office:value="24790.204231868" calcext:value-type="float">
            <text:p>24790.20</text:p>
          </table:table-cell>
          <table:table-cell/>
          <table:table-cell office:value-type="float" office:value="84" calcext:value-type="float">
            <text:p>84</text:p>
          </table:table-cell>
          <table:table-cell table:style-name="ce4" table:formula="of:=MIN([.C85];[.C185];[.C285];[.C385];[.C485];[.C585];[.C685];[.C785];[.C885];[.C985];[.C1085];[.C1185];[.C1285];[.C1385];[.C1485];[.C1585];[.C1685];[.C1785];[.C1885];[.C1985])" office:value-type="float" office:value="800" calcext:value-type="float">
            <text:p>800.00</text:p>
          </table:table-cell>
          <table:table-cell table:style-name="ce4" table:formula="of:=AVERAGE([.D85];[.D185];[.D285];[.D385];[.D485];[.D585];[.D685];[.D785];[.D885];[.D985];[.D1085];[.D1185];[.D1285];[.D1385];[.D1485];[.D1585];[.D1685];[.D1785];[.D1885];[.D1985])" office:value-type="float" office:value="14824.8001345692" calcext:value-type="float">
            <text:p>14824.80</text:p>
          </table:table-cell>
          <table:table-cell table:style-name="ce4" table:formula="of:=MAX([.E85];[.E185];[.E285];[.E385];[.E485];[.E585];[.E685];[.E785];[.E885];[.E985];[.E1085];[.E1185];[.E1285];[.E1385];[.E1485];[.E1585];[.E1685];[.E1785];[.E1885];[.E1985])" office:value-type="float" office:value="45386.9706134759" calcext:value-type="float">
            <text:p>45386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84" calcext:value-type="float">
            <text:p>8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026.5303777202" calcext:value-type="float">
            <text:p>20026.53</text:p>
          </table:table-cell>
          <table:table-cell office:value-type="float" office:value="37894.8268171891" calcext:value-type="float">
            <text:p>37894.83</text:p>
          </table:table-cell>
          <table:table-cell office:value-type="float" office:value="9975.34724874019" calcext:value-type="float">
            <text:p>9975.35</text:p>
          </table:table-cell>
          <table:table-cell office:value-type="float" office:value="99507552.7329485" calcext:value-type="float">
            <text:p>99507552.73</text:p>
          </table:table-cell>
          <table:table-cell office:value-type="float" office:value="15726.0513710039" calcext:value-type="float">
            <text:p>15726.05</text:p>
          </table:table-cell>
          <table:table-cell office:value-type="float" office:value="20026.5303777202" calcext:value-type="float">
            <text:p>20026.53</text:p>
          </table:table-cell>
          <table:table-cell office:value-type="float" office:value="24031.8364532642" calcext:value-type="float">
            <text:p>24031.84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4" table:formula="of:=MIN([.C86];[.C186];[.C286];[.C386];[.C486];[.C586];[.C686];[.C786];[.C886];[.C986];[.C1086];[.C1186];[.C1286];[.C1386];[.C1486];[.C1586];[.C1686];[.C1786];[.C1886];[.C1986])" office:value-type="float" office:value="800" calcext:value-type="float">
            <text:p>800.00</text:p>
          </table:table-cell>
          <table:table-cell table:style-name="ce4" table:formula="of:=AVERAGE([.D86];[.D186];[.D286];[.D386];[.D486];[.D586];[.D686];[.D786];[.D886];[.D986];[.D1086];[.D1186];[.D1286];[.D1386];[.D1486];[.D1586];[.D1686];[.D1786];[.D1886];[.D1986])" office:value-type="float" office:value="14943.0865473867" calcext:value-type="float">
            <text:p>14943.09</text:p>
          </table:table-cell>
          <table:table-cell table:style-name="ce4" table:formula="of:=MAX([.E86];[.E186];[.E286];[.E386];[.E486];[.E586];[.E686];[.E786];[.E886];[.E986];[.E1086];[.E1186];[.E1286];[.E1386];[.E1486];[.E1586];[.E1686];[.E1786];[.E1886];[.E1986])" office:value-type="float" office:value="42814.5200171718" calcext:value-type="float">
            <text:p>42814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85" calcext:value-type="float">
            <text:p>8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148.9007933208" calcext:value-type="float">
            <text:p>19148.90</text:p>
          </table:table-cell>
          <table:table-cell office:value-type="float" office:value="43262.3649349322" calcext:value-type="float">
            <text:p>43262.36</text:p>
          </table:table-cell>
          <table:table-cell office:value-type="float" office:value="8980.25911781376" calcext:value-type="float">
            <text:p>8980.26</text:p>
          </table:table-cell>
          <table:table-cell office:value-type="float" office:value="80645053.8230772" calcext:value-type="float">
            <text:p>80645053.82</text:p>
          </table:table-cell>
          <table:table-cell office:value-type="float" office:value="16241.2463355649" calcext:value-type="float">
            <text:p>16241.25</text:p>
          </table:table-cell>
          <table:table-cell office:value-type="float" office:value="19148.9007933208" calcext:value-type="float">
            <text:p>19148.90</text:p>
          </table:table-cell>
          <table:table-cell office:value-type="float" office:value="22978.6809519849" calcext:value-type="float">
            <text:p>22978.68</text:p>
          </table:table-cell>
          <table:table-cell/>
          <table:table-cell office:value-type="float" office:value="86" calcext:value-type="float">
            <text:p>86</text:p>
          </table:table-cell>
          <table:table-cell table:style-name="ce4" table:formula="of:=MIN([.C87];[.C187];[.C287];[.C387];[.C487];[.C587];[.C687];[.C787];[.C887];[.C987];[.C1087];[.C1187];[.C1287];[.C1387];[.C1487];[.C1587];[.C1687];[.C1787];[.C1887];[.C1987])" office:value-type="float" office:value="800" calcext:value-type="float">
            <text:p>800.00</text:p>
          </table:table-cell>
          <table:table-cell table:style-name="ce4" table:formula="of:=AVERAGE([.D87];[.D187];[.D287];[.D387];[.D487];[.D587];[.D687];[.D787];[.D887];[.D987];[.D1087];[.D1187];[.D1287];[.D1387];[.D1487];[.D1587];[.D1687];[.D1787];[.D1887];[.D1987])" office:value-type="float" office:value="14967.3676100547" calcext:value-type="float">
            <text:p>14967.37</text:p>
          </table:table-cell>
          <table:table-cell table:style-name="ce4" table:formula="of:=MAX([.E87];[.E187];[.E287];[.E387];[.E487];[.E587];[.E687];[.E787];[.E887];[.E987];[.E1087];[.E1187];[.E1287];[.E1387];[.E1487];[.E1587];[.E1687];[.E1787];[.E1887];[.E1987])" office:value-type="float" office:value="43262.3649349322" calcext:value-type="float">
            <text:p>43262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86" calcext:value-type="float">
            <text:p>8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275.697374449" calcext:value-type="float">
            <text:p>19275.70</text:p>
          </table:table-cell>
          <table:table-cell office:value-type="float" office:value="43262.3649349322" calcext:value-type="float">
            <text:p>43262.36</text:p>
          </table:table-cell>
          <table:table-cell office:value-type="float" office:value="9690.76238192857" calcext:value-type="float">
            <text:p>9690.76</text:p>
          </table:table-cell>
          <table:table-cell office:value-type="float" office:value="93910875.5430019" calcext:value-type="float">
            <text:p>93910875.54</text:p>
          </table:table-cell>
          <table:table-cell office:value-type="float" office:value="16312.9387924315" calcext:value-type="float">
            <text:p>16312.94</text:p>
          </table:table-cell>
          <table:table-cell office:value-type="float" office:value="19275.697374449" calcext:value-type="float">
            <text:p>19275.70</text:p>
          </table:table-cell>
          <table:table-cell office:value-type="float" office:value="23130.8368493388" calcext:value-type="float">
            <text:p>23130.84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4" table:formula="of:=MIN([.C88];[.C188];[.C288];[.C388];[.C488];[.C588];[.C688];[.C788];[.C888];[.C988];[.C1088];[.C1188];[.C1288];[.C1388];[.C1488];[.C1588];[.C1688];[.C1788];[.C1888];[.C1988])" office:value-type="float" office:value="800" calcext:value-type="float">
            <text:p>800.00</text:p>
          </table:table-cell>
          <table:table-cell table:style-name="ce4" table:formula="of:=AVERAGE([.D88];[.D188];[.D288];[.D388];[.D488];[.D588];[.D688];[.D788];[.D888];[.D988];[.D1088];[.D1188];[.D1288];[.D1388];[.D1488];[.D1588];[.D1688];[.D1788];[.D1888];[.D1988])" office:value-type="float" office:value="14625.224055258" calcext:value-type="float">
            <text:p>14625.22</text:p>
          </table:table-cell>
          <table:table-cell table:style-name="ce4" table:formula="of:=MAX([.E88];[.E188];[.E288];[.E388];[.E488];[.E588];[.E688];[.E788];[.E888];[.E988];[.E1088];[.E1188];[.E1288];[.E1388];[.E1488];[.E1588];[.E1688];[.E1788];[.E1888];[.E1988])" office:value-type="float" office:value="43262.3649349322" calcext:value-type="float">
            <text:p>43262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87" calcext:value-type="float">
            <text:p>8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985.903649652" calcext:value-type="float">
            <text:p>18985.90</text:p>
          </table:table-cell>
          <table:table-cell office:value-type="float" office:value="49629.6113005952" calcext:value-type="float">
            <text:p>49629.61</text:p>
          </table:table-cell>
          <table:table-cell office:value-type="float" office:value="10519.5502398782" calcext:value-type="float">
            <text:p>10519.55</text:p>
          </table:table-cell>
          <table:table-cell office:value-type="float" office:value="110660937.249322" calcext:value-type="float">
            <text:p>110660937.25</text:p>
          </table:table-cell>
          <table:table-cell office:value-type="float" office:value="16737.5504378305" calcext:value-type="float">
            <text:p>16737.55</text:p>
          </table:table-cell>
          <table:table-cell office:value-type="float" office:value="18985.903649652" calcext:value-type="float">
            <text:p>18985.90</text:p>
          </table:table-cell>
          <table:table-cell office:value-type="float" office:value="22783.0843795825" calcext:value-type="float">
            <text:p>22783.08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4" table:formula="of:=MIN([.C89];[.C189];[.C289];[.C389];[.C489];[.C589];[.C689];[.C789];[.C889];[.C989];[.C1089];[.C1189];[.C1289];[.C1389];[.C1489];[.C1589];[.C1689];[.C1789];[.C1889];[.C1989])" office:value-type="float" office:value="800" calcext:value-type="float">
            <text:p>800.00</text:p>
          </table:table-cell>
          <table:table-cell table:style-name="ce4" table:formula="of:=AVERAGE([.D89];[.D189];[.D289];[.D389];[.D489];[.D589];[.D689];[.D789];[.D889];[.D989];[.D1089];[.D1189];[.D1289];[.D1389];[.D1489];[.D1589];[.D1689];[.D1789];[.D1889];[.D1989])" office:value-type="float" office:value="14912.1632280504" calcext:value-type="float">
            <text:p>14912.16</text:p>
          </table:table-cell>
          <table:table-cell table:style-name="ce4" table:formula="of:=MAX([.E89];[.E189];[.E289];[.E389];[.E489];[.E589];[.E689];[.E789];[.E889];[.E989];[.E1089];[.E1189];[.E1289];[.E1389];[.E1489];[.E1589];[.E1689];[.E1789];[.E1889];[.E1989])" office:value-type="float" office:value="49629.6113005952" calcext:value-type="float">
            <text:p>49629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88" calcext:value-type="float">
            <text:p>8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057.8623230653" calcext:value-type="float">
            <text:p>20057.86</text:p>
          </table:table-cell>
          <table:table-cell office:value-type="float" office:value="44305.688841715" calcext:value-type="float">
            <text:p>44305.69</text:p>
          </table:table-cell>
          <table:table-cell office:value-type="float" office:value="9270.4224395144" calcext:value-type="float">
            <text:p>9270.42</text:p>
          </table:table-cell>
          <table:table-cell office:value-type="float" office:value="85940732.207052" calcext:value-type="float">
            <text:p>85940732.21</text:p>
          </table:table-cell>
          <table:table-cell office:value-type="float" office:value="16878.6847835403" calcext:value-type="float">
            <text:p>16878.68</text:p>
          </table:table-cell>
          <table:table-cell office:value-type="float" office:value="20057.8623230653" calcext:value-type="float">
            <text:p>20057.86</text:p>
          </table:table-cell>
          <table:table-cell office:value-type="float" office:value="24069.4347876784" calcext:value-type="float">
            <text:p>24069.43</text:p>
          </table:table-cell>
          <table:table-cell/>
          <table:table-cell office:value-type="float" office:value="89" calcext:value-type="float">
            <text:p>89</text:p>
          </table:table-cell>
          <table:table-cell table:style-name="ce4" table:formula="of:=MIN([.C90];[.C190];[.C290];[.C390];[.C490];[.C590];[.C690];[.C790];[.C890];[.C990];[.C1090];[.C1190];[.C1290];[.C1390];[.C1490];[.C1590];[.C1690];[.C1790];[.C1890];[.C1990])" office:value-type="float" office:value="800" calcext:value-type="float">
            <text:p>800.00</text:p>
          </table:table-cell>
          <table:table-cell table:style-name="ce4" table:formula="of:=AVERAGE([.D90];[.D190];[.D290];[.D390];[.D490];[.D590];[.D690];[.D790];[.D890];[.D990];[.D1090];[.D1190];[.D1290];[.D1390];[.D1490];[.D1590];[.D1690];[.D1790];[.D1890];[.D1990])" office:value-type="float" office:value="14948.2639070642" calcext:value-type="float">
            <text:p>14948.26</text:p>
          </table:table-cell>
          <table:table-cell table:style-name="ce4" table:formula="of:=MAX([.E90];[.E190];[.E290];[.E390];[.E490];[.E590];[.E690];[.E790];[.E890];[.E990];[.E1090];[.E1190];[.E1290];[.E1390];[.E1490];[.E1590];[.E1690];[.E1790];[.E1890];[.E1990])" office:value-type="float" office:value="44305.688841715" calcext:value-type="float">
            <text:p>44305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89" calcext:value-type="float">
            <text:p>8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169.7235219539" calcext:value-type="float">
            <text:p>19169.72</text:p>
          </table:table-cell>
          <table:table-cell office:value-type="float" office:value="42173.1959116279" calcext:value-type="float">
            <text:p>42173.20</text:p>
          </table:table-cell>
          <table:table-cell office:value-type="float" office:value="9781.93940975396" calcext:value-type="float">
            <text:p>9781.94</text:p>
          </table:table-cell>
          <table:table-cell office:value-type="float" office:value="95686338.6160977" calcext:value-type="float">
            <text:p>95686338.62</text:p>
          </table:table-cell>
          <table:table-cell office:value-type="float" office:value="16114.9804884514" calcext:value-type="float">
            <text:p>16114.98</text:p>
          </table:table-cell>
          <table:table-cell office:value-type="float" office:value="19169.7235219539" calcext:value-type="float">
            <text:p>19169.72</text:p>
          </table:table-cell>
          <table:table-cell office:value-type="float" office:value="23003.6682263446" calcext:value-type="float">
            <text:p>23003.67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4" table:formula="of:=MIN([.C91];[.C191];[.C291];[.C391];[.C491];[.C591];[.C691];[.C791];[.C891];[.C991];[.C1091];[.C1191];[.C1291];[.C1391];[.C1491];[.C1591];[.C1691];[.C1791];[.C1891];[.C1991])" office:value-type="float" office:value="800" calcext:value-type="float">
            <text:p>800.00</text:p>
          </table:table-cell>
          <table:table-cell table:style-name="ce4" table:formula="of:=AVERAGE([.D91];[.D191];[.D291];[.D391];[.D491];[.D591];[.D691];[.D791];[.D891];[.D991];[.D1091];[.D1191];[.D1291];[.D1391];[.D1491];[.D1591];[.D1691];[.D1791];[.D1891];[.D1991])" office:value-type="float" office:value="14612.6555507232" calcext:value-type="float">
            <text:p>14612.66</text:p>
          </table:table-cell>
          <table:table-cell table:style-name="ce4" table:formula="of:=MAX([.E91];[.E191];[.E291];[.E391];[.E491];[.E591];[.E691];[.E791];[.E891];[.E991];[.E1091];[.E1191];[.E1291];[.E1391];[.E1491];[.E1591];[.E1691];[.E1791];[.E1891];[.E1991])" office:value-type="float" office:value="42173.1959116279" calcext:value-type="float">
            <text:p>42173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90" calcext:value-type="float">
            <text:p>9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934.1355310153" calcext:value-type="float">
            <text:p>19934.14</text:p>
          </table:table-cell>
          <table:table-cell office:value-type="float" office:value="39832.1823680855" calcext:value-type="float">
            <text:p>39832.18</text:p>
          </table:table-cell>
          <table:table-cell office:value-type="float" office:value="9062.17040777987" calcext:value-type="float">
            <text:p>9062.17</text:p>
          </table:table-cell>
          <table:table-cell office:value-type="float" office:value="82122932.4996411" calcext:value-type="float">
            <text:p>82122932.50</text:p>
          </table:table-cell>
          <table:table-cell office:value-type="float" office:value="16108.6670804546" calcext:value-type="float">
            <text:p>16108.67</text:p>
          </table:table-cell>
          <table:table-cell office:value-type="float" office:value="19934.1355310154" calcext:value-type="float">
            <text:p>19934.14</text:p>
          </table:table-cell>
          <table:table-cell office:value-type="float" office:value="23920.9626372184" calcext:value-type="float">
            <text:p>23920.96</text:p>
          </table:table-cell>
          <table:table-cell/>
          <table:table-cell office:value-type="float" office:value="91" calcext:value-type="float">
            <text:p>91</text:p>
          </table:table-cell>
          <table:table-cell table:style-name="ce4" table:formula="of:=MIN([.C92];[.C192];[.C292];[.C392];[.C492];[.C592];[.C692];[.C792];[.C892];[.C992];[.C1092];[.C1192];[.C1292];[.C1392];[.C1492];[.C1592];[.C1692];[.C1792];[.C1892];[.C1992])" office:value-type="float" office:value="800" calcext:value-type="float">
            <text:p>800.00</text:p>
          </table:table-cell>
          <table:table-cell table:style-name="ce4" table:formula="of:=AVERAGE([.D92];[.D192];[.D292];[.D392];[.D492];[.D592];[.D692];[.D792];[.D892];[.D992];[.D1092];[.D1192];[.D1292];[.D1392];[.D1492];[.D1592];[.D1692];[.D1792];[.D1892];[.D1992])" office:value-type="float" office:value="14702.4572564214" calcext:value-type="float">
            <text:p>14702.46</text:p>
          </table:table-cell>
          <table:table-cell table:style-name="ce4" table:formula="of:=MAX([.E92];[.E192];[.E292];[.E392];[.E492];[.E592];[.E692];[.E792];[.E892];[.E992];[.E1092];[.E1192];[.E1292];[.E1392];[.E1492];[.E1592];[.E1692];[.E1792];[.E1892];[.E1992])" office:value-type="float" office:value="47872.2519877145" calcext:value-type="float">
            <text:p>47872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91" calcext:value-type="float">
            <text:p>9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585.329568423" calcext:value-type="float">
            <text:p>18585.33</text:p>
          </table:table-cell>
          <table:table-cell office:value-type="float" office:value="39386.9706134759" calcext:value-type="float">
            <text:p>39386.97</text:p>
          </table:table-cell>
          <table:table-cell office:value-type="float" office:value="10112.6369314315" calcext:value-type="float">
            <text:p>10112.64</text:p>
          </table:table-cell>
          <table:table-cell office:value-type="float" office:value="102265425.706953" calcext:value-type="float">
            <text:p>102265425.71</text:p>
          </table:table-cell>
          <table:table-cell office:value-type="float" office:value="15414.6529738113" calcext:value-type="float">
            <text:p>15414.65</text:p>
          </table:table-cell>
          <table:table-cell office:value-type="float" office:value="18585.329568423" calcext:value-type="float">
            <text:p>18585.33</text:p>
          </table:table-cell>
          <table:table-cell office:value-type="float" office:value="22302.3954821076" calcext:value-type="float">
            <text:p>22302.40</text:p>
          </table:table-cell>
          <table:table-cell/>
          <table:table-cell office:value-type="float" office:value="92" calcext:value-type="float">
            <text:p>92</text:p>
          </table:table-cell>
          <table:table-cell table:style-name="ce4" table:formula="of:=MIN([.C93];[.C193];[.C293];[.C393];[.C493];[.C593];[.C693];[.C793];[.C893];[.C993];[.C1093];[.C1193];[.C1293];[.C1393];[.C1493];[.C1593];[.C1693];[.C1793];[.C1893];[.C1993])" office:value-type="float" office:value="800" calcext:value-type="float">
            <text:p>800.00</text:p>
          </table:table-cell>
          <table:table-cell table:style-name="ce4" table:formula="of:=AVERAGE([.D93];[.D193];[.D293];[.D393];[.D493];[.D593];[.D693];[.D793];[.D893];[.D993];[.D1093];[.D1193];[.D1293];[.D1393];[.D1493];[.D1593];[.D1693];[.D1793];[.D1893];[.D1993])" office:value-type="float" office:value="14756.7024037003" calcext:value-type="float">
            <text:p>14756.70</text:p>
          </table:table-cell>
          <table:table-cell table:style-name="ce4" table:formula="of:=MAX([.E93];[.E193];[.E293];[.E393];[.E493];[.E593];[.E693];[.E793];[.E893];[.E993];[.E1093];[.E1193];[.E1293];[.E1393];[.E1493];[.E1593];[.E1693];[.E1793];[.E1893];[.E1993])" office:value-type="float" office:value="40970.5627484771" calcext:value-type="float">
            <text:p>4097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92" calcext:value-type="float">
            <text:p>9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935.0194292752" calcext:value-type="float">
            <text:p>17935.02</text:p>
          </table:table-cell>
          <table:table-cell office:value-type="float" office:value="35912.6454549794" calcext:value-type="float">
            <text:p>35912.65</text:p>
          </table:table-cell>
          <table:table-cell office:value-type="float" office:value="9014.40904473438" calcext:value-type="float">
            <text:p>9014.41</text:p>
          </table:table-cell>
          <table:table-cell office:value-type="float" office:value="81259570.4257891" calcext:value-type="float">
            <text:p>81259570.43</text:p>
          </table:table-cell>
          <table:table-cell office:value-type="float" office:value="14524.402108414" calcext:value-type="float">
            <text:p>14524.40</text:p>
          </table:table-cell>
          <table:table-cell office:value-type="float" office:value="17935.0194292752" calcext:value-type="float">
            <text:p>17935.02</text:p>
          </table:table-cell>
          <table:table-cell office:value-type="float" office:value="21522.0233151302" calcext:value-type="float">
            <text:p>21522.02</text:p>
          </table:table-cell>
          <table:table-cell/>
          <table:table-cell office:value-type="float" office:value="93" calcext:value-type="float">
            <text:p>93</text:p>
          </table:table-cell>
          <table:table-cell table:style-name="ce4" table:formula="of:=MIN([.C94];[.C194];[.C294];[.C394];[.C494];[.C594];[.C694];[.C794];[.C894];[.C994];[.C1094];[.C1194];[.C1294];[.C1394];[.C1494];[.C1594];[.C1694];[.C1794];[.C1894];[.C1994])" office:value-type="float" office:value="800" calcext:value-type="float">
            <text:p>800.00</text:p>
          </table:table-cell>
          <table:table-cell table:style-name="ce4" table:formula="of:=AVERAGE([.D94];[.D194];[.D294];[.D394];[.D494];[.D594];[.D694];[.D794];[.D894];[.D994];[.D1094];[.D1194];[.D1294];[.D1394];[.D1494];[.D1594];[.D1694];[.D1794];[.D1894];[.D1994])" office:value-type="float" office:value="14974.2469419538" calcext:value-type="float">
            <text:p>14974.25</text:p>
          </table:table-cell>
          <table:table-cell table:style-name="ce4" table:formula="of:=MAX([.E94];[.E194];[.E294];[.E394];[.E494];[.E594];[.E694];[.E794];[.E894];[.E994];[.E1094];[.E1194];[.E1294];[.E1394];[.E1494];[.E1594];[.E1694];[.E1794];[.E1894];[.E1994])" office:value-type="float" office:value="42386.9706134759" calcext:value-type="float">
            <text:p>42386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93" calcext:value-type="float">
            <text:p>9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682.6195625312" calcext:value-type="float">
            <text:p>17682.62</text:p>
          </table:table-cell>
          <table:table-cell office:value-type="float" office:value="38696.7716615477" calcext:value-type="float">
            <text:p>38696.77</text:p>
          </table:table-cell>
          <table:table-cell office:value-type="float" office:value="8805.77083944728" calcext:value-type="float">
            <text:p>8805.77</text:p>
          </table:table-cell>
          <table:table-cell office:value-type="float" office:value="77541600.07686" calcext:value-type="float">
            <text:p>77541600.08</text:p>
          </table:table-cell>
          <table:table-cell office:value-type="float" office:value="14848.37243749" calcext:value-type="float">
            <text:p>14848.37</text:p>
          </table:table-cell>
          <table:table-cell office:value-type="float" office:value="17682.6195625312" calcext:value-type="float">
            <text:p>17682.62</text:p>
          </table:table-cell>
          <table:table-cell office:value-type="float" office:value="21219.1434750375" calcext:value-type="float">
            <text:p>21219.14</text:p>
          </table:table-cell>
          <table:table-cell/>
          <table:table-cell office:value-type="float" office:value="94" calcext:value-type="float">
            <text:p>94</text:p>
          </table:table-cell>
          <table:table-cell table:style-name="ce4" table:formula="of:=MIN([.C95];[.C195];[.C295];[.C395];[.C495];[.C595];[.C695];[.C795];[.C895];[.C995];[.C1095];[.C1195];[.C1295];[.C1395];[.C1495];[.C1595];[.C1695];[.C1795];[.C1895];[.C1995])" office:value-type="float" office:value="800" calcext:value-type="float">
            <text:p>800.00</text:p>
          </table:table-cell>
          <table:table-cell table:style-name="ce4" table:formula="of:=AVERAGE([.D95];[.D195];[.D295];[.D395];[.D495];[.D595];[.D695];[.D795];[.D895];[.D995];[.D1095];[.D1195];[.D1295];[.D1395];[.D1495];[.D1595];[.D1695];[.D1795];[.D1895];[.D1995])" office:value-type="float" office:value="14867.9556462745" calcext:value-type="float">
            <text:p>14867.96</text:p>
          </table:table-cell>
          <table:table-cell table:style-name="ce4" table:formula="of:=MAX([.E95];[.E195];[.E295];[.E395];[.E495];[.E595];[.E695];[.E795];[.E895];[.E995];[.E1095];[.E1195];[.E1295];[.E1395];[.E1495];[.E1595];[.E1695];[.E1795];[.E1895];[.E1995])" office:value-type="float" office:value="40436.1259938572" calcext:value-type="float">
            <text:p>40436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94" calcext:value-type="float">
            <text:p>9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687.1593360289" calcext:value-type="float">
            <text:p>17687.16</text:p>
          </table:table-cell>
          <table:table-cell office:value-type="float" office:value="39367.2524846174" calcext:value-type="float">
            <text:p>39367.25</text:p>
          </table:table-cell>
          <table:table-cell office:value-type="float" office:value="9867.96549851061" calcext:value-type="float">
            <text:p>9867.97</text:p>
          </table:table-cell>
          <table:table-cell office:value-type="float" office:value="97376743.0797956" calcext:value-type="float">
            <text:p>97376743.08</text:p>
          </table:table-cell>
          <table:table-cell office:value-type="float" office:value="14938.5249114488" calcext:value-type="float">
            <text:p>14938.52</text:p>
          </table:table-cell>
          <table:table-cell office:value-type="float" office:value="17687.1593360289" calcext:value-type="float">
            <text:p>17687.16</text:p>
          </table:table-cell>
          <table:table-cell office:value-type="float" office:value="21224.5912032347" calcext:value-type="float">
            <text:p>21224.59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4" table:formula="of:=MIN([.C96];[.C196];[.C296];[.C396];[.C496];[.C596];[.C696];[.C796];[.C896];[.C996];[.C1096];[.C1196];[.C1296];[.C1396];[.C1496];[.C1596];[.C1696];[.C1796];[.C1896];[.C1996])" office:value-type="float" office:value="800" calcext:value-type="float">
            <text:p>800.00</text:p>
          </table:table-cell>
          <table:table-cell table:style-name="ce4" table:formula="of:=AVERAGE([.D96];[.D196];[.D296];[.D396];[.D496];[.D596];[.D696];[.D796];[.D896];[.D996];[.D1096];[.D1196];[.D1296];[.D1396];[.D1496];[.D1596];[.D1696];[.D1796];[.D1896];[.D1996])" office:value-type="float" office:value="14881.4030852345" calcext:value-type="float">
            <text:p>14881.40</text:p>
          </table:table-cell>
          <table:table-cell table:style-name="ce4" table:formula="of:=MAX([.E96];[.E196];[.E296];[.E396];[.E496];[.E596];[.E696];[.E796];[.E896];[.E996];[.E1096];[.E1196];[.E1296];[.E1396];[.E1496];[.E1596];[.E1696];[.E1796];[.E1896];[.E1996])" office:value-type="float" office:value="43051.9707791102" calcext:value-type="float">
            <text:p>43051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95" calcext:value-type="float">
            <text:p>9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357.2720955907" calcext:value-type="float">
            <text:p>17357.27</text:p>
          </table:table-cell>
          <table:table-cell office:value-type="float" office:value="38409.0174903379" calcext:value-type="float">
            <text:p>38409.02</text:p>
          </table:table-cell>
          <table:table-cell office:value-type="float" office:value="9981.3420621487" calcext:value-type="float">
            <text:p>9981.34</text:p>
          </table:table-cell>
          <table:table-cell office:value-type="float" office:value="99627189.3616188" calcext:value-type="float">
            <text:p>99627189.36</text:p>
          </table:table-cell>
          <table:table-cell office:value-type="float" office:value="14633.7913599302" calcext:value-type="float">
            <text:p>14633.79</text:p>
          </table:table-cell>
          <table:table-cell office:value-type="float" office:value="17357.2720955907" calcext:value-type="float">
            <text:p>17357.27</text:p>
          </table:table-cell>
          <table:table-cell office:value-type="float" office:value="20828.7265147088" calcext:value-type="float">
            <text:p>20828.73</text:p>
          </table:table-cell>
          <table:table-cell/>
          <table:table-cell office:value-type="float" office:value="96" calcext:value-type="float">
            <text:p>96</text:p>
          </table:table-cell>
          <table:table-cell table:style-name="ce4" table:formula="of:=MIN([.C97];[.C197];[.C297];[.C397];[.C497];[.C597];[.C697];[.C797];[.C897];[.C997];[.C1097];[.C1197];[.C1297];[.C1397];[.C1497];[.C1597];[.C1697];[.C1797];[.C1897];[.C1997])" office:value-type="float" office:value="800" calcext:value-type="float">
            <text:p>800.00</text:p>
          </table:table-cell>
          <table:table-cell table:style-name="ce4" table:formula="of:=AVERAGE([.D97];[.D197];[.D297];[.D397];[.D497];[.D597];[.D697];[.D797];[.D897];[.D997];[.D1097];[.D1197];[.D1297];[.D1397];[.D1497];[.D1597];[.D1697];[.D1797];[.D1897];[.D1997])" office:value-type="float" office:value="14874.934304712" calcext:value-type="float">
            <text:p>14874.93</text:p>
          </table:table-cell>
          <table:table-cell table:style-name="ce4" table:formula="of:=MAX([.E97];[.E197];[.E297];[.E397];[.E497];[.E597];[.E697];[.E797];[.E897];[.E997];[.E1097];[.E1197];[.E1297];[.E1397];[.E1497];[.E1597];[.E1697];[.E1797];[.E1897];[.E1997])" office:value-type="float" office:value="43344.6735758398" calcext:value-type="float">
            <text:p>43344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96" calcext:value-type="float">
            <text:p>9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829.1687095479" calcext:value-type="float">
            <text:p>17829.17</text:p>
          </table:table-cell>
          <table:table-cell office:value-type="float" office:value="43436.1259938572" calcext:value-type="float">
            <text:p>43436.13</text:p>
          </table:table-cell>
          <table:table-cell office:value-type="float" office:value="10027.284423783" calcext:value-type="float">
            <text:p>10027.28</text:p>
          </table:table-cell>
          <table:table-cell office:value-type="float" office:value="100546432.91544" calcext:value-type="float">
            <text:p>100546432.92</text:p>
          </table:table-cell>
          <table:table-cell office:value-type="float" office:value="15463.5818091243" calcext:value-type="float">
            <text:p>15463.58</text:p>
          </table:table-cell>
          <table:table-cell office:value-type="float" office:value="17829.1687095479" calcext:value-type="float">
            <text:p>17829.17</text:p>
          </table:table-cell>
          <table:table-cell office:value-type="float" office:value="21395.0024514575" calcext:value-type="float">
            <text:p>21395.00</text:p>
          </table:table-cell>
          <table:table-cell/>
          <table:table-cell office:value-type="float" office:value="97" calcext:value-type="float">
            <text:p>97</text:p>
          </table:table-cell>
          <table:table-cell table:style-name="ce4" table:formula="of:=MIN([.C98];[.C198];[.C298];[.C398];[.C498];[.C598];[.C698];[.C798];[.C898];[.C998];[.C1098];[.C1198];[.C1298];[.C1398];[.C1498];[.C1598];[.C1698];[.C1798];[.C1898];[.C1998])" office:value-type="float" office:value="800" calcext:value-type="float">
            <text:p>800.00</text:p>
          </table:table-cell>
          <table:table-cell table:style-name="ce4" table:formula="of:=AVERAGE([.D98];[.D198];[.D298];[.D398];[.D498];[.D598];[.D698];[.D798];[.D898];[.D998];[.D1098];[.D1198];[.D1298];[.D1398];[.D1498];[.D1598];[.D1698];[.D1798];[.D1898];[.D1998])" office:value-type="float" office:value="14669.7929127031" calcext:value-type="float">
            <text:p>14669.79</text:p>
          </table:table-cell>
          <table:table-cell table:style-name="ce4" table:formula="of:=MAX([.E98];[.E198];[.E298];[.E398];[.E498];[.E598];[.E698];[.E798];[.E898];[.E998];[.E1098];[.E1198];[.E1298];[.E1398];[.E1498];[.E1598];[.E1698];[.E1798];[.E1898];[.E1998])" office:value-type="float" office:value="46574.9752627784" calcext:value-type="float">
            <text:p>46574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97" calcext:value-type="float">
            <text:p>9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097.4424665088" calcext:value-type="float">
            <text:p>20097.44</text:p>
          </table:table-cell>
          <table:table-cell office:value-type="float" office:value="46332.3086269577" calcext:value-type="float">
            <text:p>46332.31</text:p>
          </table:table-cell>
          <table:table-cell office:value-type="float" office:value="11086.6952209941" calcext:value-type="float">
            <text:p>11086.70</text:p>
          </table:table-cell>
          <table:table-cell office:value-type="float" office:value="122914810.923213" calcext:value-type="float">
            <text:p>122914810.92</text:p>
          </table:table-cell>
          <table:table-cell office:value-type="float" office:value="17147.1947005721" calcext:value-type="float">
            <text:p>17147.19</text:p>
          </table:table-cell>
          <table:table-cell office:value-type="float" office:value="20097.4424665088" calcext:value-type="float">
            <text:p>20097.44</text:p>
          </table:table-cell>
          <table:table-cell office:value-type="float" office:value="24116.9309598105" calcext:value-type="float">
            <text:p>24116.93</text:p>
          </table:table-cell>
          <table:table-cell/>
          <table:table-cell office:value-type="float" office:value="98" calcext:value-type="float">
            <text:p>98</text:p>
          </table:table-cell>
          <table:table-cell table:style-name="ce4" table:formula="of:=MIN([.C99];[.C199];[.C299];[.C399];[.C499];[.C599];[.C699];[.C799];[.C899];[.C999];[.C1099];[.C1199];[.C1299];[.C1399];[.C1499];[.C1599];[.C1699];[.C1799];[.C1899];[.C1999])" office:value-type="float" office:value="800" calcext:value-type="float">
            <text:p>800.00</text:p>
          </table:table-cell>
          <table:table-cell table:style-name="ce4" table:formula="of:=AVERAGE([.D99];[.D199];[.D299];[.D399];[.D499];[.D599];[.D699];[.D799];[.D899];[.D999];[.D1099];[.D1199];[.D1299];[.D1399];[.D1499];[.D1599];[.D1699];[.D1799];[.D1899];[.D1999])" office:value-type="float" office:value="14762.0187368343" calcext:value-type="float">
            <text:p>14762.02</text:p>
          </table:table-cell>
          <table:table-cell table:style-name="ce4" table:formula="of:=MAX([.E99];[.E199];[.E299];[.E399];[.E499];[.E599];[.E699];[.E799];[.E899];[.E999];[.E1099];[.E1199];[.E1299];[.E1399];[.E1499];[.E1599];[.E1699];[.E1799];[.E1899];[.E1999])" office:value-type="float" office:value="46332.3086269577" calcext:value-type="float">
            <text:p>46332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98" calcext:value-type="float">
            <text:p>9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330.838499884" calcext:value-type="float">
            <text:p>20330.84</text:p>
          </table:table-cell>
          <table:table-cell office:value-type="float" office:value="44634.033021228" calcext:value-type="float">
            <text:p>44634.03</text:p>
          </table:table-cell>
          <table:table-cell office:value-type="float" office:value="10503.8954110173" calcext:value-type="float">
            <text:p>10503.90</text:p>
          </table:table-cell>
          <table:table-cell office:value-type="float" office:value="110331818.805591" calcext:value-type="float">
            <text:p>110331818.81</text:p>
          </table:table-cell>
          <table:table-cell office:value-type="float" office:value="17070.0639374588" calcext:value-type="float">
            <text:p>17070.06</text:p>
          </table:table-cell>
          <table:table-cell office:value-type="float" office:value="20330.838499884" calcext:value-type="float">
            <text:p>20330.84</text:p>
          </table:table-cell>
          <table:table-cell office:value-type="float" office:value="24397.0061998607" calcext:value-type="float">
            <text:p>24397.01</text:p>
          </table:table-cell>
          <table:table-cell/>
          <table:table-cell office:value-type="float" office:value="99" calcext:value-type="float">
            <text:p>99</text:p>
          </table:table-cell>
          <table:table-cell table:style-name="ce4" table:formula="of:=MIN([.C100];[.C200];[.C300];[.C400];[.C500];[.C600];[.C700];[.C800];[.C900];[.C1000];[.C1100];[.C1200];[.C1300];[.C1400];[.C1500];[.C1600];[.C1700];[.C1800];[.C1900];[.C2000])" office:value-type="float" office:value="800" calcext:value-type="float">
            <text:p>800.00</text:p>
          </table:table-cell>
          <table:table-cell table:style-name="ce4" table:formula="of:=AVERAGE([.D100];[.D200];[.D300];[.D400];[.D500];[.D600];[.D700];[.D800];[.D900];[.D1000];[.D1100];[.D1200];[.D1300];[.D1400];[.D1500];[.D1600];[.D1700];[.D1800];[.D1900];[.D2000])" office:value-type="float" office:value="14693.7837917163" calcext:value-type="float">
            <text:p>14693.78</text:p>
          </table:table-cell>
          <table:table-cell table:style-name="ce4" table:formula="of:=MAX([.E100];[.E200];[.E300];[.E400];[.E500];[.E600];[.E700];[.E800];[.E900];[.E1000];[.E1100];[.E1200];[.E1300];[.E1400];[.E1500];[.E1600];[.E1700];[.E1800];[.E1900];[.E2000])" office:value-type="float" office:value="44634.033021228" calcext:value-type="float">
            <text:p>44634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99" calcext:value-type="float">
            <text:p>9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613.4683301575" calcext:value-type="float">
            <text:p>19613.47</text:p>
          </table:table-cell>
          <table:table-cell office:value-type="float" office:value="37491.1688245431" calcext:value-type="float">
            <text:p>37491.17</text:p>
          </table:table-cell>
          <table:table-cell office:value-type="float" office:value="9808.73480621074" calcext:value-type="float">
            <text:p>9808.73</text:p>
          </table:table-cell>
          <table:table-cell office:value-type="float" office:value="96211278.49857" calcext:value-type="float">
            <text:p>96211278.50</text:p>
          </table:table-cell>
          <table:table-cell office:value-type="float" office:value="15494.5387292188" calcext:value-type="float">
            <text:p>15494.54</text:p>
          </table:table-cell>
          <table:table-cell office:value-type="float" office:value="19613.4683301575" calcext:value-type="float">
            <text:p>19613.47</text:p>
          </table:table-cell>
          <table:table-cell office:value-type="float" office:value="23536.161996189" calcext:value-type="float">
            <text:p>23536.16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" table:formula="of:=MIN([.C101];[.C201];[.C301];[.C401];[.C501];[.C601];[.C701];[.C801];[.C901];[.C1001];[.C1101];[.C1201];[.C1301];[.C1401];[.C1501];[.C1601];[.C1701];[.C1801];[.C1901];[.C2001])" office:value-type="float" office:value="800" calcext:value-type="float">
            <text:p>800.00</text:p>
          </table:table-cell>
          <table:table-cell table:style-name="ce4" table:formula="of:=AVERAGE([.D101];[.D201];[.D301];[.D401];[.D501];[.D601];[.D701];[.D801];[.D901];[.D1001];[.D1101];[.D1201];[.D1301];[.D1401];[.D1501];[.D1601];[.D1701];[.D1801];[.D1901];[.D2001])" office:value-type="float" office:value="14664.162405551" calcext:value-type="float">
            <text:p>14664.16</text:p>
          </table:table-cell>
          <table:table-cell table:style-name="ce4" table:formula="of:=MAX([.E101];[.E201];[.E301];[.E401];[.E501];[.E601];[.E701];[.E801];[.E901];[.E1001];[.E1101];[.E1201];[.E1301];[.E1401];[.E1501];[.E1601];[.E1701];[.E1801];[.E1901];[.E2001])" office:value-type="float" office:value="42695.3670077106" calcext:value-type="float">
            <text:p>42695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0" calcext:value-type="float">
            <text:p>0</text:p>
          </table:table-cell>
          <table:table-cell office:value-type="float" office:value="5621.32034355964" calcext:value-type="float">
            <text:p>5621.32</text:p>
          </table:table-cell>
          <table:table-cell office:value-type="float" office:value="33896.5920752153" calcext:value-type="float">
            <text:p>33896.59</text:p>
          </table:table-cell>
          <table:table-cell office:value-type="float" office:value="65486.523566445" calcext:value-type="float">
            <text:p>65486.52</text:p>
          </table:table-cell>
          <table:table-cell office:value-type="float" office:value="14062.7038271273" calcext:value-type="float">
            <text:p>14062.70</text:p>
          </table:table-cell>
          <table:table-cell office:value-type="float" office:value="197759638.9295" calcext:value-type="float">
            <text:p>197759638.93</text:p>
          </table:table-cell>
          <table:table-cell office:value-type="float" office:value="27828.6121432557" calcext:value-type="float">
            <text:p>27828.61</text:p>
          </table:table-cell>
          <table:table-cell office:value-type="float" office:value="33896.5920752153" calcext:value-type="float">
            <text:p>33896.59</text:p>
          </table:table-cell>
          <table:table-cell office:value-type="float" office:value="40675.9104902583" calcext:value-type="float">
            <text:p>40675.91</text:p>
          </table:table-cell>
          <table:table-cell/>
          <table:table-cell table:style-name="ce2" office:value-type="string" calcext:value-type="string">
            <text:p>Promedio</text:p>
          </table:table-cell>
          <table:table-cell table:formula="of:=AVERAGE([.M2:.M101])" office:value-type="float" office:value="819.461464721916" calcext:value-type="float">
            <text:p>819.461464721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float" office:value="1130.05630797458" calcext:value-type="float">
            <text:p>1130.06</text:p>
          </table:table-cell>
          <table:table-cell office:value-type="float" office:value="32978.8302114227" calcext:value-type="float">
            <text:p>32978.83</text:p>
          </table:table-cell>
          <table:table-cell office:value-type="float" office:value="59882.1110521437" calcext:value-type="float">
            <text:p>59882.11</text:p>
          </table:table-cell>
          <table:table-cell office:value-type="float" office:value="12683.1893366494" calcext:value-type="float">
            <text:p>12683.19</text:p>
          </table:table-cell>
          <table:table-cell office:value-type="float" office:value="160863291.749297" calcext:value-type="float">
            <text:p>160863291.75</text:p>
          </table:table-cell>
          <table:table-cell office:value-type="float" office:value="25170.5980986016" calcext:value-type="float">
            <text:p>25170.60</text:p>
          </table:table-cell>
          <table:table-cell office:value-type="float" office:value="32978.8302114227" calcext:value-type="float">
            <text:p>32978.83</text:p>
          </table:table-cell>
          <table:table-cell office:value-type="float" office:value="39574.5962537072" calcext:value-type="float">
            <text:p>39574.60</text:p>
          </table:table-cell>
          <table:table-cell/>
          <table:table-cell table:style-name="ce2" office:value-type="string" calcext:value-type="string">
            <text:p>Desviación estándar:</text:p>
          </table:table-cell>
          <table:table-cell table:formula="of:=STDEV([.M2:.M101])" office:value-type="float" office:value="39.6545970272256" calcext:value-type="float">
            <text:p>39.6545970272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" calcext:value-type="float">
            <text:p>2</text:p>
          </table:table-cell>
          <table:table-cell office:value-type="float" office:value="1082.84271247462" calcext:value-type="float">
            <text:p>1082.84</text:p>
          </table:table-cell>
          <table:table-cell office:value-type="float" office:value="32144.7925366102" calcext:value-type="float">
            <text:p>32144.79</text:p>
          </table:table-cell>
          <table:table-cell office:value-type="float" office:value="59604.1197144955" calcext:value-type="float">
            <text:p>59604.12</text:p>
          </table:table-cell>
          <table:table-cell office:value-type="float" office:value="13538.564921319" calcext:value-type="float">
            <text:p>13538.56</text:p>
          </table:table-cell>
          <table:table-cell office:value-type="float" office:value="183292740.128768" calcext:value-type="float">
            <text:p>183292740.13</text:p>
          </table:table-cell>
          <table:table-cell office:value-type="float" office:value="24872.3642909278" calcext:value-type="float">
            <text:p>24872.36</text:p>
          </table:table-cell>
          <table:table-cell office:value-type="float" office:value="32144.7925366102" calcext:value-type="float">
            <text:p>32144.79</text:p>
          </table:table-cell>
          <table:table-cell office:value-type="float" office:value="38573.7510439322" calcext:value-type="float">
            <text:p>38573.75</text:p>
          </table:table-cell>
          <table:table-cell table:number-columns-repeated="2"/>
          <table:table-cell table:style-name="ce5" office:value-type="string" calcext:value-type="string" table:number-columns-spanned="3" table:number-rows-spanned="1">
            <text:p>GA (Pob: 100, Gen:100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3" calcext:value-type="float">
            <text:p>3</text:p>
          </table:table-cell>
          <table:table-cell office:value-type="float" office:value="1082.84271247462" calcext:value-type="float">
            <text:p>1082.84</text:p>
          </table:table-cell>
          <table:table-cell office:value-type="float" office:value="31753.4508928179" calcext:value-type="float">
            <text:p>31753.45</text:p>
          </table:table-cell>
          <table:table-cell office:value-type="float" office:value="59604.1197144955" calcext:value-type="float">
            <text:p>59604.12</text:p>
          </table:table-cell>
          <table:table-cell office:value-type="float" office:value="13187.1064833893" calcext:value-type="float">
            <text:p>13187.11</text:p>
          </table:table-cell>
          <table:table-cell office:value-type="float" office:value="173899777.404248" calcext:value-type="float">
            <text:p>173899777.40</text:p>
          </table:table-cell>
          <table:table-cell office:value-type="float" office:value="24759.7398480809" calcext:value-type="float">
            <text:p>24759.74</text:p>
          </table:table-cell>
          <table:table-cell office:value-type="float" office:value="31753.4508928179" calcext:value-type="float">
            <text:p>31753.45</text:p>
          </table:table-cell>
          <table:table-cell office:value-type="float" office:value="38104.1410713815" calcext:value-type="float">
            <text:p>38104.14</text:p>
          </table:table-cell>
          <table:table-cell/>
          <table:table-cell table:style-name="ce3" office:value-type="string" calcext:value-type="string">
            <text:p>Ejecución</text:p>
          </table:table-cell>
          <table:table-cell table:style-name="ce3" office:value-type="string" calcext:value-type="string">
            <text:p>Mínimo</text:p>
          </table:table-cell>
          <table:table-cell table:style-name="ce3" office:value-type="string" calcext:value-type="string">
            <text:p>Diferencia</text:p>
          </table:table-cell>
          <table:table-cell table:style-name="ce3" office:value-type="string" calcext:value-type="string">
            <text:p>Generaciónes requeri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" calcext:value-type="float">
            <text:p>4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1681.601382714" calcext:value-type="float">
            <text:p>31681.60</text:p>
          </table:table-cell>
          <table:table-cell office:value-type="float" office:value="57202.2523189831" calcext:value-type="float">
            <text:p>57202.25</text:p>
          </table:table-cell>
          <table:table-cell office:value-type="float" office:value="13455.151805023" calcext:value-type="float">
            <text:p>13455.15</text:p>
          </table:table-cell>
          <table:table-cell office:value-type="float" office:value="181041110.096213" calcext:value-type="float">
            <text:p>181041110.10</text:p>
          </table:table-cell>
          <table:table-cell office:value-type="float" office:value="24080.0549240484" calcext:value-type="float">
            <text:p>24080.05</text:p>
          </table:table-cell>
          <table:table-cell office:value-type="float" office:value="31681.601382714" calcext:value-type="float">
            <text:p>31681.60</text:p>
          </table:table-cell>
          <table:table-cell office:value-type="float" office:value="38017.9216592568" calcext:value-type="float">
            <text:p>38017.9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MIN([.C1:.C101])" office:value-type="float" office:value="841.42135623731" calcext:value-type="float">
            <text:p>841.42</text:p>
          </table:table-cell>
          <table:table-cell table:style-name="ce1" table:formula="of:=([.M106]-800)/800*100" office:value-type="float" office:value="5.17766952966369" calcext:value-type="float">
            <text:p>5.18</text:p>
          </table:table-cell>
          <table:table-cell table:formula="of:=MATCH([.M106];[.C1:.C101];0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5" calcext:value-type="float">
            <text:p>5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9253.7438619429" calcext:value-type="float">
            <text:p>29253.74</text:p>
          </table:table-cell>
          <table:table-cell office:value-type="float" office:value="57202.2523189831" calcext:value-type="float">
            <text:p>57202.25</text:p>
          </table:table-cell>
          <table:table-cell office:value-type="float" office:value="14203.624413488" calcext:value-type="float">
            <text:p>14203.62</text:p>
          </table:table-cell>
          <table:table-cell office:value-type="float" office:value="201742946.479432" calcext:value-type="float">
            <text:p>201742946.48</text:p>
          </table:table-cell>
          <table:table-cell office:value-type="float" office:value="23352.7100347875" calcext:value-type="float">
            <text:p>23352.71</text:p>
          </table:table-cell>
          <table:table-cell office:value-type="float" office:value="29253.7438619429" calcext:value-type="float">
            <text:p>29253.74</text:p>
          </table:table-cell>
          <table:table-cell office:value-type="float" office:value="35104.4926343315" calcext:value-type="float">
            <text:p>35104.4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MIN([.C102:.C201])" office:value-type="float" office:value="924.264068711929" calcext:value-type="float">
            <text:p>924.26</text:p>
          </table:table-cell>
          <table:table-cell table:style-name="ce1" table:formula="of:=([.M107]-800)/800*100" office:value-type="float" office:value="15.5330085889911" calcext:value-type="float">
            <text:p>15.53</text:p>
          </table:table-cell>
          <table:table-cell table:formula="of:=MATCH([.M107];[.C102:.C201];0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6" calcext:value-type="float">
            <text:p>6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0612.0393064156" calcext:value-type="float">
            <text:p>30612.04</text:p>
          </table:table-cell>
          <table:table-cell office:value-type="float" office:value="62778.8007882839" calcext:value-type="float">
            <text:p>62778.80</text:p>
          </table:table-cell>
          <table:table-cell office:value-type="float" office:value="14026.0977702333" calcext:value-type="float">
            <text:p>14026.10</text:p>
          </table:table-cell>
          <table:table-cell office:value-type="float" office:value="196731418.660143" calcext:value-type="float">
            <text:p>196731418.66</text:p>
          </table:table-cell>
          <table:table-cell office:value-type="float" office:value="24988.2573332438" calcext:value-type="float">
            <text:p>24988.26</text:p>
          </table:table-cell>
          <table:table-cell office:value-type="float" office:value="30612.0393064156" calcext:value-type="float">
            <text:p>30612.04</text:p>
          </table:table-cell>
          <table:table-cell office:value-type="float" office:value="36734.4471676987" calcext:value-type="float">
            <text:p>36734.4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MIN([.C202:.C301])" office:value-type="float" office:value="841.42135623731" calcext:value-type="float">
            <text:p>841.42</text:p>
          </table:table-cell>
          <table:table-cell table:style-name="ce1" table:formula="of:=([.M108]-800)/800*100" office:value-type="float" office:value="5.17766952966369" calcext:value-type="float">
            <text:p>5.18</text:p>
          </table:table-cell>
          <table:table-cell table:formula="of:=MATCH([.M108];[.C202:.C301];0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7" calcext:value-type="float">
            <text:p>7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2121.5286939794" calcext:value-type="float">
            <text:p>32121.53</text:p>
          </table:table-cell>
          <table:table-cell office:value-type="float" office:value="63053.6890265262" calcext:value-type="float">
            <text:p>63053.69</text:p>
          </table:table-cell>
          <table:table-cell office:value-type="float" office:value="13941.1529294245" calcext:value-type="float">
            <text:p>13941.15</text:p>
          </table:table-cell>
          <table:table-cell office:value-type="float" office:value="194355745.001602" calcext:value-type="float">
            <text:p>194355745.00</text:p>
          </table:table-cell>
          <table:table-cell office:value-type="float" office:value="25671.3987159559" calcext:value-type="float">
            <text:p>25671.40</text:p>
          </table:table-cell>
          <table:table-cell office:value-type="float" office:value="32121.5286939794" calcext:value-type="float">
            <text:p>32121.53</text:p>
          </table:table-cell>
          <table:table-cell office:value-type="float" office:value="38545.8344327753" calcext:value-type="float">
            <text:p>38545.83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MIN([.C302:.C401])" office:value-type="float" office:value="841.42135623731" calcext:value-type="float">
            <text:p>841.42</text:p>
          </table:table-cell>
          <table:table-cell table:style-name="ce1" table:formula="of:=([.M109]-800)/800*100" office:value-type="float" office:value="5.17766952966369" calcext:value-type="float">
            <text:p>5.18</text:p>
          </table:table-cell>
          <table:table-cell table:formula="of:=MATCH([.M109];[.C302:.C401];0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8" calcext:value-type="float">
            <text:p>8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0444.5860670823" calcext:value-type="float">
            <text:p>30444.59</text:p>
          </table:table-cell>
          <table:table-cell office:value-type="float" office:value="60914.839757605" calcext:value-type="float">
            <text:p>60914.84</text:p>
          </table:table-cell>
          <table:table-cell office:value-type="float" office:value="14406.2892088047" calcext:value-type="float">
            <text:p>14406.29</text:p>
          </table:table-cell>
          <table:table-cell office:value-type="float" office:value="207541168.767724" calcext:value-type="float">
            <text:p>207541168.77</text:p>
          </table:table-cell>
          <table:table-cell office:value-type="float" office:value="24573.6242524371" calcext:value-type="float">
            <text:p>24573.62</text:p>
          </table:table-cell>
          <table:table-cell office:value-type="float" office:value="30444.5860670823" calcext:value-type="float">
            <text:p>30444.59</text:p>
          </table:table-cell>
          <table:table-cell office:value-type="float" office:value="36533.5032804987" calcext:value-type="float">
            <text:p>36533.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table:formula="of:=MIN([.C402:.C501])" office:value-type="float" office:value="841.42135623731" calcext:value-type="float">
            <text:p>841.42</text:p>
          </table:table-cell>
          <table:table-cell table:style-name="ce1" table:formula="of:=([.M110]-800)/800*100" office:value-type="float" office:value="5.17766952966369" calcext:value-type="float">
            <text:p>5.18</text:p>
          </table:table-cell>
          <table:table-cell table:formula="of:=MATCH([.M110];[.C402:.C501];0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9" calcext:value-type="float">
            <text:p>9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8405.4906259411" calcext:value-type="float">
            <text:p>28405.49</text:p>
          </table:table-cell>
          <table:table-cell office:value-type="float" office:value="56677.1985735828" calcext:value-type="float">
            <text:p>56677.20</text:p>
          </table:table-cell>
          <table:table-cell office:value-type="float" office:value="13326.8284089048" calcext:value-type="float">
            <text:p>13326.83</text:p>
          </table:table-cell>
          <table:table-cell office:value-type="float" office:value="177604355.440392" calcext:value-type="float">
            <text:p>177604355.44</text:p>
          </table:table-cell>
          <table:table-cell office:value-type="float" office:value="22911.5229329085" calcext:value-type="float">
            <text:p>22911.52</text:p>
          </table:table-cell>
          <table:table-cell office:value-type="float" office:value="28405.4906259411" calcext:value-type="float">
            <text:p>28405.49</text:p>
          </table:table-cell>
          <table:table-cell office:value-type="float" office:value="34086.5887511293" calcext:value-type="float">
            <text:p>34086.59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table:formula="of:=MIN([.C502:.C601])" office:value-type="float" office:value="800" calcext:value-type="float">
            <text:p>800.00</text:p>
          </table:table-cell>
          <table:table-cell table:style-name="ce1" table:formula="of:=([.M111]-800)/800*100" office:value-type="float" office:value="0" calcext:value-type="float">
            <text:p>0.00</text:p>
          </table:table-cell>
          <table:table-cell table:formula="of:=MATCH([.M111];[.C502:.C601];0)"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0" calcext:value-type="float">
            <text:p>10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8201.686408091" calcext:value-type="float">
            <text:p>28201.69</text:p>
          </table:table-cell>
          <table:table-cell office:value-type="float" office:value="48755.5335607142" calcext:value-type="float">
            <text:p>48755.53</text:p>
          </table:table-cell>
          <table:table-cell office:value-type="float" office:value="11411.5093193459" calcext:value-type="float">
            <text:p>11411.51</text:p>
          </table:table-cell>
          <table:table-cell office:value-type="float" office:value="130222544.945519" calcext:value-type="float">
            <text:p>130222544.95</text:p>
          </table:table-cell>
          <table:table-cell office:value-type="float" office:value="20754.9099427119" calcext:value-type="float">
            <text:p>20754.91</text:p>
          </table:table-cell>
          <table:table-cell office:value-type="float" office:value="28201.686408091" calcext:value-type="float">
            <text:p>28201.69</text:p>
          </table:table-cell>
          <table:table-cell office:value-type="float" office:value="33842.0236897093" calcext:value-type="float">
            <text:p>33842.02</text:p>
          </table:table-cell>
          <table:table-cell/>
          <table:table-cell office:value-type="float" office:value="7" calcext:value-type="float">
            <text:p>7</text:p>
          </table:table-cell>
          <table:table-cell table:style-name="ce4" table:formula="of:=MIN([.C602:.C701])" office:value-type="float" office:value="882.842712474619" calcext:value-type="float">
            <text:p>882.84</text:p>
          </table:table-cell>
          <table:table-cell table:style-name="ce1" table:formula="of:=([.M112]-800)/800*100" office:value-type="float" office:value="10.3553390593274" calcext:value-type="float">
            <text:p>10.36</text:p>
          </table:table-cell>
          <table:table-cell table:formula="of:=MATCH([.M112];[.C602:.C701];0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1" calcext:value-type="float">
            <text:p>11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5127.3694647638" calcext:value-type="float">
            <text:p>25127.37</text:p>
          </table:table-cell>
          <table:table-cell office:value-type="float" office:value="49728.859838417" calcext:value-type="float">
            <text:p>49728.86</text:p>
          </table:table-cell>
          <table:table-cell office:value-type="float" office:value="11797.7966301937" calcext:value-type="float">
            <text:p>11797.80</text:p>
          </table:table-cell>
          <table:table-cell office:value-type="float" office:value="139188005.32741" calcext:value-type="float">
            <text:p>139188005.33</text:p>
          </table:table-cell>
          <table:table-cell office:value-type="float" office:value="20212.0303440848" calcext:value-type="float">
            <text:p>20212.03</text:p>
          </table:table-cell>
          <table:table-cell office:value-type="float" office:value="25127.3694647638" calcext:value-type="float">
            <text:p>25127.37</text:p>
          </table:table-cell>
          <table:table-cell office:value-type="float" office:value="30152.8433577165" calcext:value-type="float">
            <text:p>30152.84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table:formula="of:=MIN([.C702:.C801])" office:value-type="float" office:value="841.42135623731" calcext:value-type="float">
            <text:p>841.42</text:p>
          </table:table-cell>
          <table:table-cell table:style-name="ce1" table:formula="of:=([.M113]-800)/800*100" office:value-type="float" office:value="5.17766952966369" calcext:value-type="float">
            <text:p>5.18</text:p>
          </table:table-cell>
          <table:table-cell table:formula="of:=MATCH([.M113];[.C702:.C801];0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2" calcext:value-type="float">
            <text:p>12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5087.1951106387" calcext:value-type="float">
            <text:p>25087.20</text:p>
          </table:table-cell>
          <table:table-cell office:value-type="float" office:value="48114.2094551703" calcext:value-type="float">
            <text:p>48114.21</text:p>
          </table:table-cell>
          <table:table-cell office:value-type="float" office:value="12665.761196685" calcext:value-type="float">
            <text:p>12665.76</text:p>
          </table:table-cell>
          <table:table-cell office:value-type="float" office:value="160421506.691451" calcext:value-type="float">
            <text:p>160421506.69</text:p>
          </table:table-cell>
          <table:table-cell office:value-type="float" office:value="19852.9187046315" calcext:value-type="float">
            <text:p>19852.92</text:p>
          </table:table-cell>
          <table:table-cell office:value-type="float" office:value="25087.1951106387" calcext:value-type="float">
            <text:p>25087.20</text:p>
          </table:table-cell>
          <table:table-cell office:value-type="float" office:value="30104.6341327664" calcext:value-type="float">
            <text:p>30104.63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table:formula="of:=MIN([.C802:.C901])" office:value-type="float" office:value="882.842712474619" calcext:value-type="float">
            <text:p>882.84</text:p>
          </table:table-cell>
          <table:table-cell table:style-name="ce1" table:formula="of:=([.M114]-800)/800*100" office:value-type="float" office:value="10.3553390593274" calcext:value-type="float">
            <text:p>10.36</text:p>
          </table:table-cell>
          <table:table-cell table:formula="of:=MATCH([.M114];[.C802:.C901];0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3" calcext:value-type="float">
            <text:p>13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2874.9775497506" calcext:value-type="float">
            <text:p>22874.98</text:p>
          </table:table-cell>
          <table:table-cell office:value-type="float" office:value="47337.8152330945" calcext:value-type="float">
            <text:p>47337.82</text:p>
          </table:table-cell>
          <table:table-cell office:value-type="float" office:value="12507.8081183407" calcext:value-type="float">
            <text:p>12507.81</text:p>
          </table:table-cell>
          <table:table-cell office:value-type="float" office:value="156445263.925229" calcext:value-type="float">
            <text:p>156445263.93</text:p>
          </table:table-cell>
          <table:table-cell office:value-type="float" office:value="18796.1203930523" calcext:value-type="float">
            <text:p>18796.12</text:p>
          </table:table-cell>
          <table:table-cell office:value-type="float" office:value="22874.9775497506" calcext:value-type="float">
            <text:p>22874.98</text:p>
          </table:table-cell>
          <table:table-cell office:value-type="float" office:value="27449.9730597007" calcext:value-type="float">
            <text:p>27449.9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table:formula="of:=MIN([.C902:.C1001])" office:value-type="float" office:value="882.842712474619" calcext:value-type="float">
            <text:p>882.84</text:p>
          </table:table-cell>
          <table:table-cell table:style-name="ce1" table:formula="of:=([.M115]-800)/800*100" office:value-type="float" office:value="10.3553390593274" calcext:value-type="float">
            <text:p>10.36</text:p>
          </table:table-cell>
          <table:table-cell table:formula="of:=MATCH([.M115];[.C902:.C1001];0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4" calcext:value-type="float">
            <text:p>14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2900.6089831279" calcext:value-type="float">
            <text:p>22900.61</text:p>
          </table:table-cell>
          <table:table-cell office:value-type="float" office:value="48602.2233108044" calcext:value-type="float">
            <text:p>48602.22</text:p>
          </table:table-cell>
          <table:table-cell office:value-type="float" office:value="12760.5623774765" calcext:value-type="float">
            <text:p>12760.56</text:p>
          </table:table-cell>
          <table:table-cell office:value-type="float" office:value="162831952.189469" calcext:value-type="float">
            <text:p>162831952.19</text:p>
          </table:table-cell>
          <table:table-cell office:value-type="float" office:value="19009.4285139761" calcext:value-type="float">
            <text:p>19009.43</text:p>
          </table:table-cell>
          <table:table-cell office:value-type="float" office:value="22900.6089831279" calcext:value-type="float">
            <text:p>22900.61</text:p>
          </table:table-cell>
          <table:table-cell office:value-type="float" office:value="27480.7307797535" calcext:value-type="float">
            <text:p>27480.7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" table:formula="of:=MIN([.C1002:.C1101])" office:value-type="float" office:value="882.842712474619" calcext:value-type="float">
            <text:p>882.84</text:p>
          </table:table-cell>
          <table:table-cell table:style-name="ce1" table:formula="of:=([.M116]-800)/800*100" office:value-type="float" office:value="10.3553390593274" calcext:value-type="float">
            <text:p>10.36</text:p>
          </table:table-cell>
          <table:table-cell table:formula="of:=MATCH([.M116];[.C1002:.C1101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5" calcext:value-type="float">
            <text:p>15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1464.8316835776" calcext:value-type="float">
            <text:p>21464.83</text:p>
          </table:table-cell>
          <table:table-cell office:value-type="float" office:value="57402.0598572477" calcext:value-type="float">
            <text:p>57402.06</text:p>
          </table:table-cell>
          <table:table-cell office:value-type="float" office:value="13135.3527080032" calcext:value-type="float">
            <text:p>13135.35</text:p>
          </table:table-cell>
          <table:table-cell office:value-type="float" office:value="172537490.763646" calcext:value-type="float">
            <text:p>172537490.76</text:p>
          </table:table-cell>
          <table:table-cell office:value-type="float" office:value="19027.925047236" calcext:value-type="float">
            <text:p>19027.93</text:p>
          </table:table-cell>
          <table:table-cell office:value-type="float" office:value="21464.8316835776" calcext:value-type="float">
            <text:p>21464.83</text:p>
          </table:table-cell>
          <table:table-cell office:value-type="float" office:value="25757.7980202932" calcext:value-type="float">
            <text:p>25757.8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" table:formula="of:=MIN([.C1102:.C1201])" office:value-type="float" office:value="841.42135623731" calcext:value-type="float">
            <text:p>841.42</text:p>
          </table:table-cell>
          <table:table-cell table:style-name="ce1" table:formula="of:=([.M117]-800)/800*100" office:value-type="float" office:value="5.17766952966369" calcext:value-type="float">
            <text:p>5.18</text:p>
          </table:table-cell>
          <table:table-cell table:formula="of:=MATCH([.M117];[.C1102:.C1201];0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6" calcext:value-type="float">
            <text:p>16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1497.4184833152" calcext:value-type="float">
            <text:p>21497.42</text:p>
          </table:table-cell>
          <table:table-cell office:value-type="float" office:value="57460.232727967" calcext:value-type="float">
            <text:p>57460.23</text:p>
          </table:table-cell>
          <table:table-cell office:value-type="float" office:value="14459.9503538137" calcext:value-type="float">
            <text:p>14459.95</text:p>
          </table:table-cell>
          <table:table-cell office:value-type="float" office:value="209090164.234758" calcext:value-type="float">
            <text:p>209090164.23</text:p>
          </table:table-cell>
          <table:table-cell office:value-type="float" office:value="19054.6527835239" calcext:value-type="float">
            <text:p>19054.65</text:p>
          </table:table-cell>
          <table:table-cell office:value-type="float" office:value="21497.4184833152" calcext:value-type="float">
            <text:p>21497.42</text:p>
          </table:table-cell>
          <table:table-cell office:value-type="float" office:value="25796.9021799783" calcext:value-type="float">
            <text:p>25796.9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" table:formula="of:=MIN([.C1202:.C1301])" office:value-type="float" office:value="800" calcext:value-type="float">
            <text:p>800.00</text:p>
          </table:table-cell>
          <table:table-cell table:style-name="ce1" table:formula="of:=([.M118]-800)/800*100" office:value-type="float" office:value="0" calcext:value-type="float">
            <text:p>0.00</text:p>
          </table:table-cell>
          <table:table-cell table:formula="of:=MATCH([.M118];[.C1202:.C1301];0)"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7" calcext:value-type="float">
            <text:p>17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0528.4309426157" calcext:value-type="float">
            <text:p>20528.43</text:p>
          </table:table-cell>
          <table:table-cell office:value-type="float" office:value="55527.1354441467" calcext:value-type="float">
            <text:p>55527.14</text:p>
          </table:table-cell>
          <table:table-cell office:value-type="float" office:value="12984.2696237835" calcext:value-type="float">
            <text:p>12984.27</text:p>
          </table:table-cell>
          <table:table-cell office:value-type="float" office:value="168591257.663108" calcext:value-type="float">
            <text:p>168591257.66</text:p>
          </table:table-cell>
          <table:table-cell office:value-type="float" office:value="18245.1857439988" calcext:value-type="float">
            <text:p>18245.19</text:p>
          </table:table-cell>
          <table:table-cell office:value-type="float" office:value="20528.4309426157" calcext:value-type="float">
            <text:p>20528.43</text:p>
          </table:table-cell>
          <table:table-cell office:value-type="float" office:value="24634.1171311389" calcext:value-type="float">
            <text:p>24634.12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" table:formula="of:=MIN([.C1302:.C1401])" office:value-type="float" office:value="841.42135623731" calcext:value-type="float">
            <text:p>841.42</text:p>
          </table:table-cell>
          <table:table-cell table:style-name="ce1" table:formula="of:=([.M119]-800)/800*100" office:value-type="float" office:value="5.17766952966369" calcext:value-type="float">
            <text:p>5.18</text:p>
          </table:table-cell>
          <table:table-cell table:formula="of:=MATCH([.M119];[.C1302:.C1401];0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8" calcext:value-type="float">
            <text:p>18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2453.604348045" calcext:value-type="float">
            <text:p>22453.60</text:p>
          </table:table-cell>
          <table:table-cell office:value-type="float" office:value="56515.9608179679" calcext:value-type="float">
            <text:p>56515.96</text:p>
          </table:table-cell>
          <table:table-cell office:value-type="float" office:value="12588.6717224778" calcext:value-type="float">
            <text:p>12588.67</text:p>
          </table:table-cell>
          <table:table-cell office:value-type="float" office:value="158474655.736313" calcext:value-type="float">
            <text:p>158474655.74</text:p>
          </table:table-cell>
          <table:table-cell office:value-type="float" office:value="19633.7722682918" calcext:value-type="float">
            <text:p>19633.77</text:p>
          </table:table-cell>
          <table:table-cell office:value-type="float" office:value="22453.604348045" calcext:value-type="float">
            <text:p>22453.60</text:p>
          </table:table-cell>
          <table:table-cell office:value-type="float" office:value="26944.325217654" calcext:value-type="float">
            <text:p>26944.3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" table:formula="of:=MIN([.C1402:.C1501])" office:value-type="float" office:value="882.842712474619" calcext:value-type="float">
            <text:p>882.84</text:p>
          </table:table-cell>
          <table:table-cell table:style-name="ce1" table:formula="of:=([.M120]-800)/800*100" office:value-type="float" office:value="10.3553390593274" calcext:value-type="float">
            <text:p>10.36</text:p>
          </table:table-cell>
          <table:table-cell table:formula="of:=MATCH([.M120];[.C1402:.C1501];0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9" calcext:value-type="float">
            <text:p>19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3312.1397774241" calcext:value-type="float">
            <text:p>23312.14</text:p>
          </table:table-cell>
          <table:table-cell office:value-type="float" office:value="54172.8150674602" calcext:value-type="float">
            <text:p>54172.82</text:p>
          </table:table-cell>
          <table:table-cell office:value-type="float" office:value="12502.2055116346" calcext:value-type="float">
            <text:p>12502.21</text:p>
          </table:table-cell>
          <table:table-cell office:value-type="float" office:value="156305142.655146" calcext:value-type="float">
            <text:p>156305142.66</text:p>
          </table:table-cell>
          <table:table-cell office:value-type="float" office:value="19951.0482203838" calcext:value-type="float">
            <text:p>19951.05</text:p>
          </table:table-cell>
          <table:table-cell office:value-type="float" office:value="23312.1397774241" calcext:value-type="float">
            <text:p>23312.14</text:p>
          </table:table-cell>
          <table:table-cell office:value-type="float" office:value="27974.5677329089" calcext:value-type="float">
            <text:p>27974.5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" table:formula="of:=MIN([.C1502:.C1601])" office:value-type="float" office:value="882.842712474619" calcext:value-type="float">
            <text:p>882.84</text:p>
          </table:table-cell>
          <table:table-cell table:style-name="ce1" table:formula="of:=([.M121]-800)/800*100" office:value-type="float" office:value="10.3553390593274" calcext:value-type="float">
            <text:p>10.36</text:p>
          </table:table-cell>
          <table:table-cell table:formula="of:=MATCH([.M121];[.C1502:.C1601];0)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0" calcext:value-type="float">
            <text:p>20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3219.1829668806" calcext:value-type="float">
            <text:p>23219.18</text:p>
          </table:table-cell>
          <table:table-cell office:value-type="float" office:value="52125.2277944726" calcext:value-type="float">
            <text:p>52125.23</text:p>
          </table:table-cell>
          <table:table-cell office:value-type="float" office:value="12712.3175978894" calcext:value-type="float">
            <text:p>12712.32</text:p>
          </table:table-cell>
          <table:table-cell office:value-type="float" office:value="161603018.709608" calcext:value-type="float">
            <text:p>161603018.71</text:p>
          </table:table-cell>
          <table:table-cell office:value-type="float" office:value="19660.0563056907" calcext:value-type="float">
            <text:p>19660.06</text:p>
          </table:table-cell>
          <table:table-cell office:value-type="float" office:value="23219.1829668806" calcext:value-type="float">
            <text:p>23219.18</text:p>
          </table:table-cell>
          <table:table-cell office:value-type="float" office:value="27863.0195602567" calcext:value-type="float">
            <text:p>27863.02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" table:formula="of:=MIN([.C1602:.C1701])" office:value-type="float" office:value="800" calcext:value-type="float">
            <text:p>800.00</text:p>
          </table:table-cell>
          <table:table-cell table:style-name="ce1" table:formula="of:=([.M122]-800)/800*100" office:value-type="float" office:value="0" calcext:value-type="float">
            <text:p>0.00</text:p>
          </table:table-cell>
          <table:table-cell table:formula="of:=MATCH([.M122];[.C1602:.C1701];0)"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1" calcext:value-type="float">
            <text:p>21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3442.3771833507" calcext:value-type="float">
            <text:p>23442.38</text:p>
          </table:table-cell>
          <table:table-cell office:value-type="float" office:value="54401.2131840277" calcext:value-type="float">
            <text:p>54401.21</text:p>
          </table:table-cell>
          <table:table-cell office:value-type="float" office:value="12745.1840590805" calcext:value-type="float">
            <text:p>12745.18</text:p>
          </table:table-cell>
          <table:table-cell office:value-type="float" office:value="162439716.699841" calcext:value-type="float">
            <text:p>162439716.70</text:p>
          </table:table-cell>
          <table:table-cell office:value-type="float" office:value="20053.5013464274" calcext:value-type="float">
            <text:p>20053.50</text:p>
          </table:table-cell>
          <table:table-cell office:value-type="float" office:value="23442.3771833507" calcext:value-type="float">
            <text:p>23442.38</text:p>
          </table:table-cell>
          <table:table-cell office:value-type="float" office:value="28130.8526200208" calcext:value-type="float">
            <text:p>28130.8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" table:formula="of:=MIN([.C1702:.C1801])" office:value-type="float" office:value="841.42135623731" calcext:value-type="float">
            <text:p>841.42</text:p>
          </table:table-cell>
          <table:table-cell table:style-name="ce1" table:formula="of:=([.M123]-800)/800*100" office:value-type="float" office:value="5.17766952966369" calcext:value-type="float">
            <text:p>5.18</text:p>
          </table:table-cell>
          <table:table-cell table:formula="of:=MATCH([.M123];[.C1702:.C1801];0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2" calcext:value-type="float">
            <text:p>22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2182.2452926073" calcext:value-type="float">
            <text:p>22182.25</text:p>
          </table:table-cell>
          <table:table-cell office:value-type="float" office:value="50254.6991533029" calcext:value-type="float">
            <text:p>50254.70</text:p>
          </table:table-cell>
          <table:table-cell office:value-type="float" office:value="12087.1695950733" calcext:value-type="float">
            <text:p>12087.17</text:p>
          </table:table-cell>
          <table:table-cell office:value-type="float" office:value="146099668.820064" calcext:value-type="float">
            <text:p>146099668.82</text:p>
          </table:table-cell>
          <table:table-cell office:value-type="float" office:value="18844.9717304841" calcext:value-type="float">
            <text:p>18844.97</text:p>
          </table:table-cell>
          <table:table-cell office:value-type="float" office:value="22182.2452926073" calcext:value-type="float">
            <text:p>22182.25</text:p>
          </table:table-cell>
          <table:table-cell office:value-type="float" office:value="26618.6943511288" calcext:value-type="float">
            <text:p>26618.69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" table:formula="of:=MIN([.C1802:.C1901])" office:value-type="float" office:value="882.842712474619" calcext:value-type="float">
            <text:p>882.84</text:p>
          </table:table-cell>
          <table:table-cell table:style-name="ce1" table:formula="of:=([.M124]-800)/800*100" office:value-type="float" office:value="10.3553390593274" calcext:value-type="float">
            <text:p>10.36</text:p>
          </table:table-cell>
          <table:table-cell table:formula="of:=MATCH([.M124];[.C1802:.C1901];0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3" calcext:value-type="float">
            <text:p>23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1718.6336320437" calcext:value-type="float">
            <text:p>21718.63</text:p>
          </table:table-cell>
          <table:table-cell office:value-type="float" office:value="48991.2950834153" calcext:value-type="float">
            <text:p>48991.30</text:p>
          </table:table-cell>
          <table:table-cell office:value-type="float" office:value="11244.4115626638" calcext:value-type="float">
            <text:p>11244.41</text:p>
          </table:table-cell>
          <table:table-cell office:value-type="float" office:value="126436791.390566" calcext:value-type="float">
            <text:p>126436791.39</text:p>
          </table:table-cell>
          <table:table-cell office:value-type="float" office:value="18429.1263622197" calcext:value-type="float">
            <text:p>18429.13</text:p>
          </table:table-cell>
          <table:table-cell office:value-type="float" office:value="21718.6336320437" calcext:value-type="float">
            <text:p>21718.63</text:p>
          </table:table-cell>
          <table:table-cell office:value-type="float" office:value="26062.3603584524" calcext:value-type="float">
            <text:p>26062.36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table:formula="of:=MIN([.C1902:.C2001])" office:value-type="float" office:value="800" calcext:value-type="float">
            <text:p>800.00</text:p>
          </table:table-cell>
          <table:table-cell table:style-name="ce1" table:formula="of:=([.M125]-800)/800*100" office:value-type="float" office:value="0" calcext:value-type="float">
            <text:p>0.00</text:p>
          </table:table-cell>
          <table:table-cell table:formula="of:=MATCH([.M125];[.C1902:.C2001];0)"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4" calcext:value-type="float">
            <text:p>24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1676.2588402892" calcext:value-type="float">
            <text:p>21676.26</text:p>
          </table:table-cell>
          <table:table-cell office:value-type="float" office:value="50254.6991533029" calcext:value-type="float">
            <text:p>50254.70</text:p>
          </table:table-cell>
          <table:table-cell office:value-type="float" office:value="11931.8451425155" calcext:value-type="float">
            <text:p>11931.85</text:p>
          </table:table-cell>
          <table:table-cell office:value-type="float" office:value="142368928.504972" calcext:value-type="float">
            <text:p>142368928.50</text:p>
          </table:table-cell>
          <table:table-cell office:value-type="float" office:value="18543.4217831657" calcext:value-type="float">
            <text:p>18543.42</text:p>
          </table:table-cell>
          <table:table-cell office:value-type="float" office:value="21676.2588402892" calcext:value-type="float">
            <text:p>21676.26</text:p>
          </table:table-cell>
          <table:table-cell office:value-type="float" office:value="26011.510608347" calcext:value-type="float">
            <text:p>26011.51</text:p>
          </table:table-cell>
          <table:table-cell/>
          <table:table-cell office:value-type="string" calcext:value-type="string">
            <text:p>Promedio*:</text:p>
          </table:table-cell>
          <table:table-cell table:style-name="ce1" table:formula="of:=AVERAGE([.M106:.M125])" office:value-type="float" office:value="851.776695296637" calcext:value-type="float">
            <text:p>851.78</text:p>
          </table:table-cell>
          <table:table-cell table:style-name="ce1" table:formula="of:=AVERAGE([.N106:.N125])" office:value-type="float" office:value="6.47208691207961" calcext:value-type="float">
            <text:p>6.47</text:p>
          </table:table-cell>
          <table:table-cell table:formula="of:=AVERAGE([.O111];[.O118];[.O122];[.O125])" office:value-type="float" office:value="47" calcext:value-type="float">
            <text:p>47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5" calcext:value-type="float">
            <text:p>25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2427.1374363733" calcext:value-type="float">
            <text:p>22427.14</text:p>
          </table:table-cell>
          <table:table-cell office:value-type="float" office:value="51482.0270870848" calcext:value-type="float">
            <text:p>51482.03</text:p>
          </table:table-cell>
          <table:table-cell office:value-type="float" office:value="11532.7304424853" calcext:value-type="float">
            <text:p>11532.73</text:p>
          </table:table-cell>
          <table:table-cell office:value-type="float" office:value="133003871.459026" calcext:value-type="float">
            <text:p>133003871.46</text:p>
          </table:table-cell>
          <table:table-cell office:value-type="float" office:value="19123.0107415532" calcext:value-type="float">
            <text:p>19123.01</text:p>
          </table:table-cell>
          <table:table-cell office:value-type="float" office:value="22427.1374363733" calcext:value-type="float">
            <text:p>22427.14</text:p>
          </table:table-cell>
          <table:table-cell office:value-type="float" office:value="26912.564923648" calcext:value-type="float">
            <text:p>26912.56</text:p>
          </table:table-cell>
          <table:table-cell/>
          <table:table-cell table:style-name="ce2" office:value-type="string" calcext:value-type="string">
            <text:p>Desviación estándar:</text:p>
          </table:table-cell>
          <table:table-cell table:style-name="ce1" table:formula="of:=STDEV([.M106:.M125])" office:value-type="float" office:value="35.2369948741069" calcext:value-type="float">
            <text:p>35.24</text:p>
          </table:table-cell>
          <table:table-cell table:style-name="ce1" table:formula="of:=STDEV([.N106:.N125])" office:value-type="float" office:value="4.40462435926336" calcext:value-type="float">
            <text:p>4.40</text:p>
          </table:table-cell>
          <table:table-cell table:style-name="ce1" table:formula="of:=STDEV([.O111];[.O118];[.O122];[.O125])" office:value-type="float" office:value="19.3045763140937" calcext:value-type="float">
            <text:p>19.30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6" calcext:value-type="float">
            <text:p>26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2961.1100149655" calcext:value-type="float">
            <text:p>22961.11</text:p>
          </table:table-cell>
          <table:table-cell office:value-type="float" office:value="51482.0270870848" calcext:value-type="float">
            <text:p>51482.03</text:p>
          </table:table-cell>
          <table:table-cell office:value-type="float" office:value="11271.5332519093" calcext:value-type="float">
            <text:p>11271.53</text:p>
          </table:table-cell>
          <table:table-cell office:value-type="float" office:value="127047461.848898" calcext:value-type="float">
            <text:p>127047461.85</text:p>
          </table:table-cell>
          <table:table-cell office:value-type="float" office:value="19429.0052661622" calcext:value-type="float">
            <text:p>19429.01</text:p>
          </table:table-cell>
          <table:table-cell office:value-type="float" office:value="22961.1100149655" calcext:value-type="float">
            <text:p>22961.11</text:p>
          </table:table-cell>
          <table:table-cell office:value-type="float" office:value="27553.3320179585" calcext:value-type="float">
            <text:p>27553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7" calcext:value-type="float">
            <text:p>27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1355.2216351546" calcext:value-type="float">
            <text:p>21355.22</text:p>
          </table:table-cell>
          <table:table-cell office:value-type="float" office:value="44899.6894379985" calcext:value-type="float">
            <text:p>44899.69</text:p>
          </table:table-cell>
          <table:table-cell office:value-type="float" office:value="10888.5828136866" calcext:value-type="float">
            <text:p>10888.58</text:p>
          </table:table-cell>
          <table:table-cell office:value-type="float" office:value="118561235.690511" calcext:value-type="float">
            <text:p>118561235.69</text:p>
          </table:table-cell>
          <table:table-cell office:value-type="float" office:value="17667.1186929096" calcext:value-type="float">
            <text:p>17667.12</text:p>
          </table:table-cell>
          <table:table-cell office:value-type="float" office:value="21355.2216351546" calcext:value-type="float">
            <text:p>21355.22</text:p>
          </table:table-cell>
          <table:table-cell office:value-type="float" office:value="25626.2659621855" calcext:value-type="float">
            <text:p>25626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8" calcext:value-type="float">
            <text:p>28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1020.5806970969" calcext:value-type="float">
            <text:p>21020.58</text:p>
          </table:table-cell>
          <table:table-cell office:value-type="float" office:value="44899.6894379985" calcext:value-type="float">
            <text:p>44899.69</text:p>
          </table:table-cell>
          <table:table-cell office:value-type="float" office:value="11006.7344213258" calcext:value-type="float">
            <text:p>11006.73</text:p>
          </table:table-cell>
          <table:table-cell office:value-type="float" office:value="121148202.621598" calcext:value-type="float">
            <text:p>121148202.62</text:p>
          </table:table-cell>
          <table:table-cell office:value-type="float" office:value="17500.0624743067" calcext:value-type="float">
            <text:p>17500.06</text:p>
          </table:table-cell>
          <table:table-cell office:value-type="float" office:value="21020.5806970969" calcext:value-type="float">
            <text:p>21020.58</text:p>
          </table:table-cell>
          <table:table-cell office:value-type="float" office:value="25224.6968365163" calcext:value-type="float">
            <text:p>25224.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9" calcext:value-type="float">
            <text:p>29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0320.3306483012" calcext:value-type="float">
            <text:p>20320.33</text:p>
          </table:table-cell>
          <table:table-cell office:value-type="float" office:value="52331.871806084" calcext:value-type="float">
            <text:p>52331.87</text:p>
          </table:table-cell>
          <table:table-cell office:value-type="float" office:value="10856.0122397704" calcext:value-type="float">
            <text:p>10856.01</text:p>
          </table:table-cell>
          <table:table-cell office:value-type="float" office:value="117853001.750044" calcext:value-type="float">
            <text:p>117853001.75</text:p>
          </table:table-cell>
          <table:table-cell office:value-type="float" office:value="17870.5738485505" calcext:value-type="float">
            <text:p>17870.57</text:p>
          </table:table-cell>
          <table:table-cell office:value-type="float" office:value="20320.3306483012" calcext:value-type="float">
            <text:p>20320.33</text:p>
          </table:table-cell>
          <table:table-cell office:value-type="float" office:value="24384.3967779614" calcext:value-type="float">
            <text:p>24384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0" calcext:value-type="float">
            <text:p>30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18934.6660202219" calcext:value-type="float">
            <text:p>18934.67</text:p>
          </table:table-cell>
          <table:table-cell office:value-type="float" office:value="52331.871806084" calcext:value-type="float">
            <text:p>52331.87</text:p>
          </table:table-cell>
          <table:table-cell office:value-type="float" office:value="10855.2473973179" calcext:value-type="float">
            <text:p>10855.25</text:p>
          </table:table-cell>
          <table:table-cell office:value-type="float" office:value="117836396.056976" calcext:value-type="float">
            <text:p>117836396.06</text:p>
          </table:table-cell>
          <table:table-cell office:value-type="float" office:value="16901.7726450598" calcext:value-type="float">
            <text:p>16901.77</text:p>
          </table:table-cell>
          <table:table-cell office:value-type="float" office:value="18934.6660202219" calcext:value-type="float">
            <text:p>18934.67</text:p>
          </table:table-cell>
          <table:table-cell office:value-type="float" office:value="22721.5992242663" calcext:value-type="float">
            <text:p>22721.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1" calcext:value-type="float">
            <text:p>31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18749.7235808659" calcext:value-type="float">
            <text:p>18749.72</text:p>
          </table:table-cell>
          <table:table-cell office:value-type="float" office:value="52951.4657157219" calcext:value-type="float">
            <text:p>52951.47</text:p>
          </table:table-cell>
          <table:table-cell office:value-type="float" office:value="10803.4761868275" calcext:value-type="float">
            <text:p>10803.48</text:p>
          </table:table-cell>
          <table:table-cell office:value-type="float" office:value="116715097.719348" calcext:value-type="float">
            <text:p>116715097.72</text:p>
          </table:table-cell>
          <table:table-cell office:value-type="float" office:value="16804.3169233201" calcext:value-type="float">
            <text:p>16804.32</text:p>
          </table:table-cell>
          <table:table-cell office:value-type="float" office:value="18749.7235808659" calcext:value-type="float">
            <text:p>18749.72</text:p>
          </table:table-cell>
          <table:table-cell office:value-type="float" office:value="22499.6682970391" calcext:value-type="float">
            <text:p>22499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2" calcext:value-type="float">
            <text:p>32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1400.2047872488" calcext:value-type="float">
            <text:p>21400.20</text:p>
          </table:table-cell>
          <table:table-cell office:value-type="float" office:value="56515.9608179679" calcext:value-type="float">
            <text:p>56515.96</text:p>
          </table:table-cell>
          <table:table-cell office:value-type="float" office:value="10839.3252220153" calcext:value-type="float">
            <text:p>10839.33</text:p>
          </table:table-cell>
          <table:table-cell office:value-type="float" office:value="117490971.268617" calcext:value-type="float">
            <text:p>117490971.27</text:p>
          </table:table-cell>
          <table:table-cell office:value-type="float" office:value="18914.5368783616" calcext:value-type="float">
            <text:p>18914.54</text:p>
          </table:table-cell>
          <table:table-cell office:value-type="float" office:value="21400.2047872488" calcext:value-type="float">
            <text:p>21400.20</text:p>
          </table:table-cell>
          <table:table-cell office:value-type="float" office:value="25680.2457446986" calcext:value-type="float">
            <text:p>2568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3" calcext:value-type="float">
            <text:p>33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0692.5301054784" calcext:value-type="float">
            <text:p>20692.53</text:p>
          </table:table-cell>
          <table:table-cell office:value-type="float" office:value="42515.8075905685" calcext:value-type="float">
            <text:p>42515.81</text:p>
          </table:table-cell>
          <table:table-cell office:value-type="float" office:value="9756.84038315219" calcext:value-type="float">
            <text:p>9756.84</text:p>
          </table:table-cell>
          <table:table-cell office:value-type="float" office:value="95195934.2623094" calcext:value-type="float">
            <text:p>95195934.26</text:p>
          </table:table-cell>
          <table:table-cell office:value-type="float" office:value="16959.3161951987" calcext:value-type="float">
            <text:p>16959.32</text:p>
          </table:table-cell>
          <table:table-cell office:value-type="float" office:value="20692.5301054784" calcext:value-type="float">
            <text:p>20692.53</text:p>
          </table:table-cell>
          <table:table-cell office:value-type="float" office:value="24831.0361265741" calcext:value-type="float">
            <text:p>24831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4" calcext:value-type="float">
            <text:p>34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1733.1852189582" calcext:value-type="float">
            <text:p>21733.19</text:p>
          </table:table-cell>
          <table:table-cell office:value-type="float" office:value="54769.7904367262" calcext:value-type="float">
            <text:p>54769.79</text:p>
          </table:table-cell>
          <table:table-cell office:value-type="float" office:value="10792.5388438992" calcext:value-type="float">
            <text:p>10792.54</text:p>
          </table:table-cell>
          <table:table-cell office:value-type="float" office:value="116478894.697073" calcext:value-type="float">
            <text:p>116478894.70</text:p>
          </table:table-cell>
          <table:table-cell office:value-type="float" office:value="19006.1617661972" calcext:value-type="float">
            <text:p>19006.16</text:p>
          </table:table-cell>
          <table:table-cell office:value-type="float" office:value="21733.1852189582" calcext:value-type="float">
            <text:p>21733.19</text:p>
          </table:table-cell>
          <table:table-cell office:value-type="float" office:value="26079.8222627499" calcext:value-type="float">
            <text:p>26079.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5" calcext:value-type="float">
            <text:p>35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19927.3505196829" calcext:value-type="float">
            <text:p>19927.35</text:p>
          </table:table-cell>
          <table:table-cell office:value-type="float" office:value="49701.9117289771" calcext:value-type="float">
            <text:p>49701.91</text:p>
          </table:table-cell>
          <table:table-cell office:value-type="float" office:value="11358.208856092" calcext:value-type="float">
            <text:p>11358.21</text:p>
          </table:table-cell>
          <table:table-cell office:value-type="float" office:value="129008908.418606" calcext:value-type="float">
            <text:p>129008908.42</text:p>
          </table:table-cell>
          <table:table-cell office:value-type="float" office:value="17394.6957214251" calcext:value-type="float">
            <text:p>17394.70</text:p>
          </table:table-cell>
          <table:table-cell office:value-type="float" office:value="19927.3505196829" calcext:value-type="float">
            <text:p>19927.35</text:p>
          </table:table-cell>
          <table:table-cell office:value-type="float" office:value="23912.8206236195" calcext:value-type="float">
            <text:p>23912.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6" calcext:value-type="float">
            <text:p>36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19229.615352964" calcext:value-type="float">
            <text:p>19229.62</text:p>
          </table:table-cell>
          <table:table-cell office:value-type="float" office:value="48090.5477005401" calcext:value-type="float">
            <text:p>48090.55</text:p>
          </table:table-cell>
          <table:table-cell office:value-type="float" office:value="10548.4068938323" calcext:value-type="float">
            <text:p>10548.41</text:p>
          </table:table-cell>
          <table:table-cell office:value-type="float" office:value="111268887.99785" calcext:value-type="float">
            <text:p>111268888.00</text:p>
          </table:table-cell>
          <table:table-cell office:value-type="float" office:value="16801.2498001888" calcext:value-type="float">
            <text:p>16801.25</text:p>
          </table:table-cell>
          <table:table-cell office:value-type="float" office:value="19229.615352964" calcext:value-type="float">
            <text:p>19229.62</text:p>
          </table:table-cell>
          <table:table-cell office:value-type="float" office:value="23075.5384235568" calcext:value-type="float">
            <text:p>23075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7" calcext:value-type="float">
            <text:p>37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18313.2665257038" calcext:value-type="float">
            <text:p>18313.27</text:p>
          </table:table-cell>
          <table:table-cell office:value-type="float" office:value="48090.5477005401" calcext:value-type="float">
            <text:p>48090.55</text:p>
          </table:table-cell>
          <table:table-cell office:value-type="float" office:value="10944.8536202474" calcext:value-type="float">
            <text:p>10944.85</text:p>
          </table:table-cell>
          <table:table-cell office:value-type="float" office:value="119789820.768642" calcext:value-type="float">
            <text:p>119789820.77</text:p>
          </table:table-cell>
          <table:table-cell office:value-type="float" office:value="16184.5002971477" calcext:value-type="float">
            <text:p>16184.50</text:p>
          </table:table-cell>
          <table:table-cell office:value-type="float" office:value="18313.2665257038" calcext:value-type="float">
            <text:p>18313.27</text:p>
          </table:table-cell>
          <table:table-cell office:value-type="float" office:value="21975.9198308445" calcext:value-type="float">
            <text:p>21975.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8" calcext:value-type="float">
            <text:p>38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17130.6729243643" calcext:value-type="float">
            <text:p>17130.67</text:p>
          </table:table-cell>
          <table:table-cell office:value-type="float" office:value="43640.7029815409" calcext:value-type="float">
            <text:p>43640.70</text:p>
          </table:table-cell>
          <table:table-cell office:value-type="float" office:value="11318.1708324333" calcext:value-type="float">
            <text:p>11318.17</text:p>
          </table:table-cell>
          <table:table-cell office:value-type="float" office:value="128100990.992143" calcext:value-type="float">
            <text:p>128100990.99</text:p>
          </table:table-cell>
          <table:table-cell office:value-type="float" office:value="15046.7914887623" calcext:value-type="float">
            <text:p>15046.79</text:p>
          </table:table-cell>
          <table:table-cell office:value-type="float" office:value="17130.6729243643" calcext:value-type="float">
            <text:p>17130.67</text:p>
          </table:table-cell>
          <table:table-cell office:value-type="float" office:value="20556.8075092372" calcext:value-type="float">
            <text:p>20556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9" calcext:value-type="float">
            <text:p>39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15782.6166719116" calcext:value-type="float">
            <text:p>15782.62</text:p>
          </table:table-cell>
          <table:table-cell office:value-type="float" office:value="44073.5064736294" calcext:value-type="float">
            <text:p>44073.51</text:p>
          </table:table-cell>
          <table:table-cell office:value-type="float" office:value="12430.2821051623" calcext:value-type="float">
            <text:p>12430.28</text:p>
          </table:table-cell>
          <table:table-cell office:value-type="float" office:value="154511913.213919" calcext:value-type="float">
            <text:p>154511913.21</text:p>
          </table:table-cell>
          <table:table-cell office:value-type="float" office:value="14133.9828973823" calcext:value-type="float">
            <text:p>14133.98</text:p>
          </table:table-cell>
          <table:table-cell office:value-type="float" office:value="15782.6166719116" calcext:value-type="float">
            <text:p>15782.62</text:p>
          </table:table-cell>
          <table:table-cell office:value-type="float" office:value="18939.1400062939" calcext:value-type="float">
            <text:p>18939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0" calcext:value-type="float">
            <text:p>40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16062.5973192249" calcext:value-type="float">
            <text:p>16062.60</text:p>
          </table:table-cell>
          <table:table-cell office:value-type="float" office:value="45564.6752981726" calcext:value-type="float">
            <text:p>45564.68</text:p>
          </table:table-cell>
          <table:table-cell office:value-type="float" office:value="11366.7196101436" calcext:value-type="float">
            <text:p>11366.72</text:p>
          </table:table-cell>
          <table:table-cell office:value-type="float" office:value="129202314.695622" calcext:value-type="float">
            <text:p>129202314.70</text:p>
          </table:table-cell>
          <table:table-cell office:value-type="float" office:value="14423.1138929573" calcext:value-type="float">
            <text:p>14423.11</text:p>
          </table:table-cell>
          <table:table-cell office:value-type="float" office:value="16062.5973192249" calcext:value-type="float">
            <text:p>16062.60</text:p>
          </table:table-cell>
          <table:table-cell office:value-type="float" office:value="19275.1167830699" calcext:value-type="float">
            <text:p>19275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1" calcext:value-type="float">
            <text:p>41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15692.9374412205" calcext:value-type="float">
            <text:p>15692.94</text:p>
          </table:table-cell>
          <table:table-cell office:value-type="float" office:value="38275.5083145197" calcext:value-type="float">
            <text:p>38275.51</text:p>
          </table:table-cell>
          <table:table-cell office:value-type="float" office:value="10188.345007117" calcext:value-type="float">
            <text:p>10188.35</text:p>
          </table:table-cell>
          <table:table-cell office:value-type="float" office:value="103802373.984045" calcext:value-type="float">
            <text:p>103802373.98</text:p>
          </table:table-cell>
          <table:table-cell office:value-type="float" office:value="13648.4882274635" calcext:value-type="float">
            <text:p>13648.49</text:p>
          </table:table-cell>
          <table:table-cell office:value-type="float" office:value="15692.9374412205" calcext:value-type="float">
            <text:p>15692.94</text:p>
          </table:table-cell>
          <table:table-cell office:value-type="float" office:value="18831.5249294646" calcext:value-type="float">
            <text:p>18831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2" calcext:value-type="float">
            <text:p>42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17013.1282330891" calcext:value-type="float">
            <text:p>17013.13</text:p>
          </table:table-cell>
          <table:table-cell office:value-type="float" office:value="53846.7023852574" calcext:value-type="float">
            <text:p>53846.70</text:p>
          </table:table-cell>
          <table:table-cell office:value-type="float" office:value="10748.6966172363" calcext:value-type="float">
            <text:p>10748.70</text:p>
          </table:table-cell>
          <table:table-cell office:value-type="float" office:value="115534478.969387" calcext:value-type="float">
            <text:p>115534478.97</text:p>
          </table:table-cell>
          <table:table-cell office:value-type="float" office:value="15532.2765402908" calcext:value-type="float">
            <text:p>15532.28</text:p>
          </table:table-cell>
          <table:table-cell office:value-type="float" office:value="17013.1282330891" calcext:value-type="float">
            <text:p>17013.13</text:p>
          </table:table-cell>
          <table:table-cell office:value-type="float" office:value="20415.7538797069" calcext:value-type="float">
            <text:p>20415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3" calcext:value-type="float">
            <text:p>43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18222.1313996196" calcext:value-type="float">
            <text:p>18222.13</text:p>
          </table:table-cell>
          <table:table-cell office:value-type="float" office:value="45026.3010367354" calcext:value-type="float">
            <text:p>45026.30</text:p>
          </table:table-cell>
          <table:table-cell office:value-type="float" office:value="10041.4200290928" calcext:value-type="float">
            <text:p>10041.42</text:p>
          </table:table-cell>
          <table:table-cell office:value-type="float" office:value="100830116.200665" calcext:value-type="float">
            <text:p>100830116.20</text:p>
          </table:table-cell>
          <table:table-cell office:value-type="float" office:value="15878.1932142849" calcext:value-type="float">
            <text:p>15878.19</text:p>
          </table:table-cell>
          <table:table-cell office:value-type="float" office:value="18222.1313996196" calcext:value-type="float">
            <text:p>18222.13</text:p>
          </table:table-cell>
          <table:table-cell office:value-type="float" office:value="21866.5576795435" calcext:value-type="float">
            <text:p>21866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4" calcext:value-type="float">
            <text:p>44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17807.2490670397" calcext:value-type="float">
            <text:p>17807.25</text:p>
          </table:table-cell>
          <table:table-cell office:value-type="float" office:value="42790.8582625416" calcext:value-type="float">
            <text:p>42790.86</text:p>
          </table:table-cell>
          <table:table-cell office:value-type="float" office:value="10439.3753737305" calcext:value-type="float">
            <text:p>10439.38</text:p>
          </table:table-cell>
          <table:table-cell office:value-type="float" office:value="108980558.19365" calcext:value-type="float">
            <text:p>108980558.19</text:p>
          </table:table-cell>
          <table:table-cell office:value-type="float" office:value="15408.9054809195" calcext:value-type="float">
            <text:p>15408.91</text:p>
          </table:table-cell>
          <table:table-cell office:value-type="float" office:value="17807.2490670397" calcext:value-type="float">
            <text:p>17807.25</text:p>
          </table:table-cell>
          <table:table-cell office:value-type="float" office:value="21368.6988804476" calcext:value-type="float">
            <text:p>21368.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5" calcext:value-type="float">
            <text:p>45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18066.3905363832" calcext:value-type="float">
            <text:p>18066.39</text:p>
          </table:table-cell>
          <table:table-cell office:value-type="float" office:value="41531.871806084" calcext:value-type="float">
            <text:p>41531.87</text:p>
          </table:table-cell>
          <table:table-cell office:value-type="float" office:value="10232.9084416829" calcext:value-type="float">
            <text:p>10232.91</text:p>
          </table:table-cell>
          <table:table-cell office:value-type="float" office:value="104712415.175865" calcext:value-type="float">
            <text:p>104712415.18</text:p>
          </table:table-cell>
          <table:table-cell office:value-type="float" office:value="15435.8197572342" calcext:value-type="float">
            <text:p>15435.82</text:p>
          </table:table-cell>
          <table:table-cell office:value-type="float" office:value="18066.3905363832" calcext:value-type="float">
            <text:p>18066.39</text:p>
          </table:table-cell>
          <table:table-cell office:value-type="float" office:value="21679.6686436598" calcext:value-type="float">
            <text:p>21679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6" calcext:value-type="float">
            <text:p>46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16464.7358115532" calcext:value-type="float">
            <text:p>16464.74</text:p>
          </table:table-cell>
          <table:table-cell office:value-type="float" office:value="42541.0196624968" calcext:value-type="float">
            <text:p>42541.02</text:p>
          </table:table-cell>
          <table:table-cell office:value-type="float" office:value="9568.27233069489" calcext:value-type="float">
            <text:p>9568.27</text:p>
          </table:table-cell>
          <table:table-cell office:value-type="float" office:value="91551835.3943414" calcext:value-type="float">
            <text:p>91551835.39</text:p>
          </table:table-cell>
          <table:table-cell office:value-type="float" office:value="14509.6621423439" calcext:value-type="float">
            <text:p>14509.66</text:p>
          </table:table-cell>
          <table:table-cell office:value-type="float" office:value="16464.7358115532" calcext:value-type="float">
            <text:p>16464.74</text:p>
          </table:table-cell>
          <table:table-cell office:value-type="float" office:value="19757.6829738638" calcext:value-type="float">
            <text:p>19757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7" calcext:value-type="float">
            <text:p>47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17601.3590685591" calcext:value-type="float">
            <text:p>17601.36</text:p>
          </table:table-cell>
          <table:table-cell office:value-type="float" office:value="41852.533858856" calcext:value-type="float">
            <text:p>41852.53</text:p>
          </table:table-cell>
          <table:table-cell office:value-type="float" office:value="9914.96400069883" calcext:value-type="float">
            <text:p>9914.96</text:p>
          </table:table-cell>
          <table:table-cell office:value-type="float" office:value="98306511.1351538" calcext:value-type="float">
            <text:p>98306511.14</text:p>
          </table:table-cell>
          <table:table-cell office:value-type="float" office:value="15189.0349143726" calcext:value-type="float">
            <text:p>15189.03</text:p>
          </table:table-cell>
          <table:table-cell office:value-type="float" office:value="17601.3590685591" calcext:value-type="float">
            <text:p>17601.36</text:p>
          </table:table-cell>
          <table:table-cell office:value-type="float" office:value="21121.630882271" calcext:value-type="float">
            <text:p>21121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8" calcext:value-type="float">
            <text:p>48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17041.7292940864" calcext:value-type="float">
            <text:p>17041.73</text:p>
          </table:table-cell>
          <table:table-cell office:value-type="float" office:value="48541.0196624969" calcext:value-type="float">
            <text:p>48541.02</text:p>
          </table:table-cell>
          <table:table-cell office:value-type="float" office:value="8568.26040240444" calcext:value-type="float">
            <text:p>8568.26</text:p>
          </table:table-cell>
          <table:table-cell office:value-type="float" office:value="73415086.3234119" calcext:value-type="float">
            <text:p>73415086.32</text:p>
          </table:table-cell>
          <table:table-cell office:value-type="float" office:value="15304.0952414621" calcext:value-type="float">
            <text:p>15304.10</text:p>
          </table:table-cell>
          <table:table-cell office:value-type="float" office:value="17041.7292940864" calcext:value-type="float">
            <text:p>17041.73</text:p>
          </table:table-cell>
          <table:table-cell office:value-type="float" office:value="20450.0751529037" calcext:value-type="float">
            <text:p>20450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9" calcext:value-type="float">
            <text:p>49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16466.6373169448" calcext:value-type="float">
            <text:p>16466.64</text:p>
          </table:table-cell>
          <table:table-cell office:value-type="float" office:value="38412.6454549794" calcext:value-type="float">
            <text:p>38412.65</text:p>
          </table:table-cell>
          <table:table-cell office:value-type="float" office:value="8776.91870988154" calcext:value-type="float">
            <text:p>8776.92</text:p>
          </table:table-cell>
          <table:table-cell office:value-type="float" office:value="77034302.0398687" calcext:value-type="float">
            <text:p>77034302.04</text:p>
          </table:table-cell>
          <table:table-cell office:value-type="float" office:value="14143.0618544898" calcext:value-type="float">
            <text:p>14143.06</text:p>
          </table:table-cell>
          <table:table-cell office:value-type="float" office:value="16466.6373169448" calcext:value-type="float">
            <text:p>16466.64</text:p>
          </table:table-cell>
          <table:table-cell office:value-type="float" office:value="19759.9647803338" calcext:value-type="float">
            <text:p>19759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50" calcext:value-type="float">
            <text:p>50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6695.2122890947" calcext:value-type="float">
            <text:p>16695.21</text:p>
          </table:table-cell>
          <table:table-cell office:value-type="float" office:value="43320.3545502477" calcext:value-type="float">
            <text:p>43320.35</text:p>
          </table:table-cell>
          <table:table-cell office:value-type="float" office:value="8942.01000262554" calcext:value-type="float">
            <text:p>8942.01</text:p>
          </table:table-cell>
          <table:table-cell office:value-type="float" office:value="79959542.8870552" calcext:value-type="float">
            <text:p>79959542.89</text:p>
          </table:table-cell>
          <table:table-cell office:value-type="float" office:value="14719.5392098503" calcext:value-type="float">
            <text:p>14719.54</text:p>
          </table:table-cell>
          <table:table-cell office:value-type="float" office:value="16695.2122890947" calcext:value-type="float">
            <text:p>16695.21</text:p>
          </table:table-cell>
          <table:table-cell office:value-type="float" office:value="20034.2547469137" calcext:value-type="float">
            <text:p>20034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51" calcext:value-type="float">
            <text:p>51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7772.020813964" calcext:value-type="float">
            <text:p>17772.02</text:p>
          </table:table-cell>
          <table:table-cell office:value-type="float" office:value="38426.1065353486" calcext:value-type="float">
            <text:p>38426.11</text:p>
          </table:table-cell>
          <table:table-cell office:value-type="float" office:value="8866.84902352766" calcext:value-type="float">
            <text:p>8866.85</text:p>
          </table:table-cell>
          <table:table-cell office:value-type="float" office:value="78621011.6060334" calcext:value-type="float">
            <text:p>78621011.61</text:p>
          </table:table-cell>
          <table:table-cell office:value-type="float" office:value="14875.6082793291" calcext:value-type="float">
            <text:p>14875.61</text:p>
          </table:table-cell>
          <table:table-cell office:value-type="float" office:value="17772.020813964" calcext:value-type="float">
            <text:p>17772.02</text:p>
          </table:table-cell>
          <table:table-cell office:value-type="float" office:value="21326.4249767568" calcext:value-type="float">
            <text:p>21326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52" calcext:value-type="float">
            <text:p>52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7847.7559809619" calcext:value-type="float">
            <text:p>17847.76</text:p>
          </table:table-cell>
          <table:table-cell office:value-type="float" office:value="42026.3962477773" calcext:value-type="float">
            <text:p>42026.40</text:p>
          </table:table-cell>
          <table:table-cell office:value-type="float" office:value="9382.57032834622" calcext:value-type="float">
            <text:p>9382.57</text:p>
          </table:table-cell>
          <table:table-cell office:value-type="float" office:value="88032625.966363" calcext:value-type="float">
            <text:p>88032625.97</text:p>
          </table:table-cell>
          <table:table-cell office:value-type="float" office:value="15351.8328720954" calcext:value-type="float">
            <text:p>15351.83</text:p>
          </table:table-cell>
          <table:table-cell office:value-type="float" office:value="17847.7559809619" calcext:value-type="float">
            <text:p>17847.76</text:p>
          </table:table-cell>
          <table:table-cell office:value-type="float" office:value="21417.3071771542" calcext:value-type="float">
            <text:p>21417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53" calcext:value-type="float">
            <text:p>53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8508.4425115534" calcext:value-type="float">
            <text:p>18508.44</text:p>
          </table:table-cell>
          <table:table-cell office:value-type="float" office:value="35415.0923032491" calcext:value-type="float">
            <text:p>35415.09</text:p>
          </table:table-cell>
          <table:table-cell office:value-type="float" office:value="8808.83151642855" calcext:value-type="float">
            <text:p>8808.83</text:p>
          </table:table-cell>
          <table:table-cell office:value-type="float" office:value="77595512.6848249" calcext:value-type="float">
            <text:p>77595512.68</text:p>
          </table:table-cell>
          <table:table-cell office:value-type="float" office:value="14662.1665768367" calcext:value-type="float">
            <text:p>14662.17</text:p>
          </table:table-cell>
          <table:table-cell office:value-type="float" office:value="18508.4425115534" calcext:value-type="float">
            <text:p>18508.44</text:p>
          </table:table-cell>
          <table:table-cell office:value-type="float" office:value="22210.131013864" calcext:value-type="float">
            <text:p>22210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54" calcext:value-type="float">
            <text:p>54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8078.0680917457" calcext:value-type="float">
            <text:p>18078.07</text:p>
          </table:table-cell>
          <table:table-cell office:value-type="float" office:value="40493.8060669969" calcext:value-type="float">
            <text:p>40493.81</text:p>
          </table:table-cell>
          <table:table-cell office:value-type="float" office:value="9637.18652691225" calcext:value-type="float">
            <text:p>9637.19</text:p>
          </table:table-cell>
          <table:table-cell office:value-type="float" office:value="92875364.1544991" calcext:value-type="float">
            <text:p>92875364.15</text:p>
          </table:table-cell>
          <table:table-cell office:value-type="float" office:value="15313.9613120291" calcext:value-type="float">
            <text:p>15313.96</text:p>
          </table:table-cell>
          <table:table-cell office:value-type="float" office:value="18078.0680917457" calcext:value-type="float">
            <text:p>18078.07</text:p>
          </table:table-cell>
          <table:table-cell office:value-type="float" office:value="21693.6817100949" calcext:value-type="float">
            <text:p>21693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55" calcext:value-type="float">
            <text:p>55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5796.4514284039" calcext:value-type="float">
            <text:p>15796.45</text:p>
          </table:table-cell>
          <table:table-cell office:value-type="float" office:value="41411.304964354" calcext:value-type="float">
            <text:p>41411.30</text:p>
          </table:table-cell>
          <table:table-cell office:value-type="float" office:value="9215.39434884056" calcext:value-type="float">
            <text:p>9215.39</text:p>
          </table:table-cell>
          <table:table-cell office:value-type="float" office:value="84923493.0046425" calcext:value-type="float">
            <text:p>84923493.00</text:p>
          </table:table-cell>
          <table:table-cell office:value-type="float" office:value="13964.2585511491" calcext:value-type="float">
            <text:p>13964.26</text:p>
          </table:table-cell>
          <table:table-cell office:value-type="float" office:value="15796.4514284039" calcext:value-type="float">
            <text:p>15796.45</text:p>
          </table:table-cell>
          <table:table-cell office:value-type="float" office:value="18955.7417140847" calcext:value-type="float">
            <text:p>18955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56" calcext:value-type="float">
            <text:p>56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5667.2227583368" calcext:value-type="float">
            <text:p>15667.22</text:p>
          </table:table-cell>
          <table:table-cell office:value-type="float" office:value="39620.3545502477" calcext:value-type="float">
            <text:p>39620.35</text:p>
          </table:table-cell>
          <table:table-cell office:value-type="float" office:value="8782.95153809143" calcext:value-type="float">
            <text:p>8782.95</text:p>
          </table:table-cell>
          <table:table-cell office:value-type="float" office:value="77140237.7204626" calcext:value-type="float">
            <text:p>77140237.72</text:p>
          </table:table-cell>
          <table:table-cell office:value-type="float" office:value="13740.8574473954" calcext:value-type="float">
            <text:p>13740.86</text:p>
          </table:table-cell>
          <table:table-cell office:value-type="float" office:value="15667.2227583368" calcext:value-type="float">
            <text:p>15667.22</text:p>
          </table:table-cell>
          <table:table-cell office:value-type="float" office:value="18800.6673100041" calcext:value-type="float">
            <text:p>18800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57" calcext:value-type="float">
            <text:p>57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7226.3979045358" calcext:value-type="float">
            <text:p>17226.40</text:p>
          </table:table-cell>
          <table:table-cell office:value-type="float" office:value="40730.1846064982" calcext:value-type="float">
            <text:p>40730.18</text:p>
          </table:table-cell>
          <table:table-cell office:value-type="float" office:value="9702.96064299377" calcext:value-type="float">
            <text:p>9702.96</text:p>
          </table:table-cell>
          <table:table-cell office:value-type="float" office:value="94147445.2394861" calcext:value-type="float">
            <text:p>94147445.24</text:p>
          </table:table-cell>
          <table:table-cell office:value-type="float" office:value="14839.2805481346" calcext:value-type="float">
            <text:p>14839.28</text:p>
          </table:table-cell>
          <table:table-cell office:value-type="float" office:value="17226.3979045358" calcext:value-type="float">
            <text:p>17226.40</text:p>
          </table:table-cell>
          <table:table-cell office:value-type="float" office:value="20671.6774854429" calcext:value-type="float">
            <text:p>20671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58" calcext:value-type="float">
            <text:p>58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7654.6584956808" calcext:value-type="float">
            <text:p>17654.66</text:p>
          </table:table-cell>
          <table:table-cell office:value-type="float" office:value="51662.3649349322" calcext:value-type="float">
            <text:p>51662.36</text:p>
          </table:table-cell>
          <table:table-cell office:value-type="float" office:value="10702.2758655748" calcext:value-type="float">
            <text:p>10702.28</text:p>
          </table:table-cell>
          <table:table-cell office:value-type="float" office:value="114538708.702864" calcext:value-type="float">
            <text:p>114538708.70</text:p>
          </table:table-cell>
          <table:table-cell office:value-type="float" office:value="15919.3665577709" calcext:value-type="float">
            <text:p>15919.37</text:p>
          </table:table-cell>
          <table:table-cell office:value-type="float" office:value="17654.6584956808" calcext:value-type="float">
            <text:p>17654.66</text:p>
          </table:table-cell>
          <table:table-cell office:value-type="float" office:value="21185.590194817" calcext:value-type="float">
            <text:p>21185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59" calcext:value-type="float">
            <text:p>59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7662.4585948899" calcext:value-type="float">
            <text:p>17662.46</text:p>
          </table:table-cell>
          <table:table-cell office:value-type="float" office:value="43609.8931717367" calcext:value-type="float">
            <text:p>43609.89</text:p>
          </table:table-cell>
          <table:table-cell office:value-type="float" office:value="9880.7471802846" calcext:value-type="float">
            <text:p>9880.75</text:p>
          </table:table-cell>
          <table:table-cell office:value-type="float" office:value="97629164.8407021" calcext:value-type="float">
            <text:p>97629164.84</text:p>
          </table:table-cell>
          <table:table-cell office:value-type="float" office:value="15386.0514455308" calcext:value-type="float">
            <text:p>15386.05</text:p>
          </table:table-cell>
          <table:table-cell office:value-type="float" office:value="17662.4585948899" calcext:value-type="float">
            <text:p>17662.46</text:p>
          </table:table-cell>
          <table:table-cell office:value-type="float" office:value="21194.9503138679" calcext:value-type="float">
            <text:p>21194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60" calcext:value-type="float">
            <text:p>60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9110.8953517596" calcext:value-type="float">
            <text:p>19110.90</text:p>
          </table:table-cell>
          <table:table-cell office:value-type="float" office:value="47300.1873347068" calcext:value-type="float">
            <text:p>47300.19</text:p>
          </table:table-cell>
          <table:table-cell office:value-type="float" office:value="11097.0640959744" calcext:value-type="float">
            <text:p>11097.06</text:p>
          </table:table-cell>
          <table:table-cell office:value-type="float" office:value="123144831.550165" calcext:value-type="float">
            <text:p>123144831.55</text:p>
          </table:table-cell>
          <table:table-cell office:value-type="float" office:value="16647.3009036621" calcext:value-type="float">
            <text:p>16647.30</text:p>
          </table:table-cell>
          <table:table-cell office:value-type="float" office:value="19110.8953517596" calcext:value-type="float">
            <text:p>19110.90</text:p>
          </table:table-cell>
          <table:table-cell office:value-type="float" office:value="22933.0744221116" calcext:value-type="float">
            <text:p>22933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61" calcext:value-type="float">
            <text:p>61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8811.2161108702" calcext:value-type="float">
            <text:p>18811.22</text:p>
          </table:table-cell>
          <table:table-cell office:value-type="float" office:value="41522.6679729652" calcext:value-type="float">
            <text:p>41522.67</text:p>
          </table:table-cell>
          <table:table-cell office:value-type="float" office:value="9888.6645871328" calcext:value-type="float">
            <text:p>9888.66</text:p>
          </table:table-cell>
          <table:table-cell office:value-type="float" office:value="97785687.3168143" calcext:value-type="float">
            <text:p>97785687.32</text:p>
          </table:table-cell>
          <table:table-cell office:value-type="float" office:value="15851.0128352062" calcext:value-type="float">
            <text:p>15851.01</text:p>
          </table:table-cell>
          <table:table-cell office:value-type="float" office:value="18811.2161108703" calcext:value-type="float">
            <text:p>18811.22</text:p>
          </table:table-cell>
          <table:table-cell office:value-type="float" office:value="22573.4593330443" calcext:value-type="float">
            <text:p>22573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62" calcext:value-type="float">
            <text:p>62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7584.0400128398" calcext:value-type="float">
            <text:p>17584.04</text:p>
          </table:table-cell>
          <table:table-cell office:value-type="float" office:value="35052.1209470323" calcext:value-type="float">
            <text:p>35052.12</text:p>
          </table:table-cell>
          <table:table-cell office:value-type="float" office:value="10483.2613714915" calcext:value-type="float">
            <text:p>10483.26</text:p>
          </table:table-cell>
          <table:table-cell office:value-type="float" office:value="109898768.983005" calcext:value-type="float">
            <text:p>109898768.98</text:p>
          </table:table-cell>
          <table:table-cell office:value-type="float" office:value="14233.4204058136" calcext:value-type="float">
            <text:p>14233.42</text:p>
          </table:table-cell>
          <table:table-cell office:value-type="float" office:value="17584.0400128398" calcext:value-type="float">
            <text:p>17584.04</text:p>
          </table:table-cell>
          <table:table-cell office:value-type="float" office:value="21100.8480154078" calcext:value-type="float">
            <text:p>21100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63" calcext:value-type="float">
            <text:p>63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7511.4279973112" calcext:value-type="float">
            <text:p>17511.43</text:p>
          </table:table-cell>
          <table:table-cell office:value-type="float" office:value="43930.5842326873" calcext:value-type="float">
            <text:p>43930.58</text:p>
          </table:table-cell>
          <table:table-cell office:value-type="float" office:value="11047.0851830615" calcext:value-type="float">
            <text:p>11047.09</text:p>
          </table:table-cell>
          <table:table-cell office:value-type="float" office:value="122038091.041817" calcext:value-type="float">
            <text:p>122038091.04</text:p>
          </table:table-cell>
          <table:table-cell office:value-type="float" office:value="15314.8061550013" calcext:value-type="float">
            <text:p>15314.81</text:p>
          </table:table-cell>
          <table:table-cell office:value-type="float" office:value="17511.4279973112" calcext:value-type="float">
            <text:p>17511.43</text:p>
          </table:table-cell>
          <table:table-cell office:value-type="float" office:value="21013.7135967735" calcext:value-type="float">
            <text:p>21013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64" calcext:value-type="float">
            <text:p>64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5731.3031268637" calcext:value-type="float">
            <text:p>15731.30</text:p>
          </table:table-cell>
          <table:table-cell office:value-type="float" office:value="42232.3086269577" calcext:value-type="float">
            <text:p>42232.31</text:p>
          </table:table-cell>
          <table:table-cell office:value-type="float" office:value="10217.6411583657" calcext:value-type="float">
            <text:p>10217.64</text:p>
          </table:table-cell>
          <table:table-cell office:value-type="float" office:value="104400190.841129" calcext:value-type="float">
            <text:p>104400190.84</text:p>
          </table:table-cell>
          <table:table-cell office:value-type="float" office:value="13975.414178851" calcext:value-type="float">
            <text:p>13975.41</text:p>
          </table:table-cell>
          <table:table-cell office:value-type="float" office:value="15731.3031268637" calcext:value-type="float">
            <text:p>15731.30</text:p>
          </table:table-cell>
          <table:table-cell office:value-type="float" office:value="18877.5637522365" calcext:value-type="float">
            <text:p>18877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65" calcext:value-type="float">
            <text:p>65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4847.6773038873" calcext:value-type="float">
            <text:p>14847.68</text:p>
          </table:table-cell>
          <table:table-cell office:value-type="float" office:value="43344.6735758398" calcext:value-type="float">
            <text:p>43344.67</text:p>
          </table:table-cell>
          <table:table-cell office:value-type="float" office:value="10763.9689686976" calcext:value-type="float">
            <text:p>10763.97</text:p>
          </table:table-cell>
          <table:table-cell office:value-type="float" office:value="115863027.959086" calcext:value-type="float">
            <text:p>115863027.96</text:p>
          </table:table-cell>
          <table:table-cell office:value-type="float" office:value="13398.5729923624" calcext:value-type="float">
            <text:p>13398.57</text:p>
          </table:table-cell>
          <table:table-cell office:value-type="float" office:value="14847.6773038873" calcext:value-type="float">
            <text:p>14847.68</text:p>
          </table:table-cell>
          <table:table-cell office:value-type="float" office:value="17817.2127646648" calcext:value-type="float">
            <text:p>17817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66" calcext:value-type="float">
            <text:p>66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4063.3275038411" calcext:value-type="float">
            <text:p>14063.33</text:p>
          </table:table-cell>
          <table:table-cell office:value-type="float" office:value="41941.0135435424" calcext:value-type="float">
            <text:p>41941.01</text:p>
          </table:table-cell>
          <table:table-cell office:value-type="float" office:value="10518.8765266174" calcext:value-type="float">
            <text:p>10518.88</text:p>
          </table:table-cell>
          <table:table-cell office:value-type="float" office:value="110646763.382222" calcext:value-type="float">
            <text:p>110646763.38</text:p>
          </table:table-cell>
          <table:table-cell office:value-type="float" office:value="12739.4180275265" calcext:value-type="float">
            <text:p>12739.42</text:p>
          </table:table-cell>
          <table:table-cell office:value-type="float" office:value="14063.3275038411" calcext:value-type="float">
            <text:p>14063.33</text:p>
          </table:table-cell>
          <table:table-cell office:value-type="float" office:value="16875.9930046093" calcext:value-type="float">
            <text:p>16875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67" calcext:value-type="float">
            <text:p>67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5362.3391065091" calcext:value-type="float">
            <text:p>15362.34</text:p>
          </table:table-cell>
          <table:table-cell office:value-type="float" office:value="36272.1960110085" calcext:value-type="float">
            <text:p>36272.20</text:p>
          </table:table-cell>
          <table:table-cell office:value-type="float" office:value="9551.6839436001" calcext:value-type="float">
            <text:p>9551.68</text:p>
          </table:table-cell>
          <table:table-cell office:value-type="float" office:value="91234666.1584279" calcext:value-type="float">
            <text:p>91234666.16</text:p>
          </table:table-cell>
          <table:table-cell office:value-type="float" office:value="13243.3477645925" calcext:value-type="float">
            <text:p>13243.35</text:p>
          </table:table-cell>
          <table:table-cell office:value-type="float" office:value="15362.3391065091" calcext:value-type="float">
            <text:p>15362.34</text:p>
          </table:table-cell>
          <table:table-cell office:value-type="float" office:value="18434.8069278109" calcext:value-type="float">
            <text:p>18434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68" calcext:value-type="float">
            <text:p>68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7003.9125458271" calcext:value-type="float">
            <text:p>17003.91</text:p>
          </table:table-cell>
          <table:table-cell office:value-type="float" office:value="37952.1861300698" calcext:value-type="float">
            <text:p>37952.19</text:p>
          </table:table-cell>
          <table:table-cell office:value-type="float" office:value="9782.59070511003" calcext:value-type="float">
            <text:p>9782.59</text:p>
          </table:table-cell>
          <table:table-cell office:value-type="float" office:value="95699080.9037052" calcext:value-type="float">
            <text:p>95699080.90</text:p>
          </table:table-cell>
          <table:table-cell office:value-type="float" office:value="14396.2972274808" calcext:value-type="float">
            <text:p>14396.30</text:p>
          </table:table-cell>
          <table:table-cell office:value-type="float" office:value="17003.9125458271" calcext:value-type="float">
            <text:p>17003.91</text:p>
          </table:table-cell>
          <table:table-cell office:value-type="float" office:value="20404.6950549925" calcext:value-type="float">
            <text:p>20404.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69" calcext:value-type="float">
            <text:p>69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6011.781183698" calcext:value-type="float">
            <text:p>16011.78</text:p>
          </table:table-cell>
          <table:table-cell office:value-type="float" office:value="38221.6701119973" calcext:value-type="float">
            <text:p>38221.67</text:p>
          </table:table-cell>
          <table:table-cell office:value-type="float" office:value="10066.3189061633" calcext:value-type="float">
            <text:p>10066.32</text:p>
          </table:table-cell>
          <table:table-cell office:value-type="float" office:value="101330776.320581" calcext:value-type="float">
            <text:p>101330776.32</text:p>
          </table:table-cell>
          <table:table-cell office:value-type="float" office:value="13838.8454729801" calcext:value-type="float">
            <text:p>13838.85</text:p>
          </table:table-cell>
          <table:table-cell office:value-type="float" office:value="16011.781183698" calcext:value-type="float">
            <text:p>16011.78</text:p>
          </table:table-cell>
          <table:table-cell office:value-type="float" office:value="19214.1374204376" calcext:value-type="float">
            <text:p>19214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70" calcext:value-type="float">
            <text:p>70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6172.436785278" calcext:value-type="float">
            <text:p>16172.44</text:p>
          </table:table-cell>
          <table:table-cell office:value-type="float" office:value="38221.6701119973" calcext:value-type="float">
            <text:p>38221.67</text:p>
          </table:table-cell>
          <table:table-cell office:value-type="float" office:value="10077.1857756951" calcext:value-type="float">
            <text:p>10077.19</text:p>
          </table:table-cell>
          <table:table-cell office:value-type="float" office:value="101549673.157871" calcext:value-type="float">
            <text:p>101549673.16</text:p>
          </table:table-cell>
          <table:table-cell office:value-type="float" office:value="13938.1401949901" calcext:value-type="float">
            <text:p>13938.14</text:p>
          </table:table-cell>
          <table:table-cell office:value-type="float" office:value="16172.436785278" calcext:value-type="float">
            <text:p>16172.44</text:p>
          </table:table-cell>
          <table:table-cell office:value-type="float" office:value="19406.9241423336" calcext:value-type="float">
            <text:p>19406.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71" calcext:value-type="float">
            <text:p>71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6118.4833542914" calcext:value-type="float">
            <text:p>16118.48</text:p>
          </table:table-cell>
          <table:table-cell office:value-type="float" office:value="36868.0589036757" calcext:value-type="float">
            <text:p>36868.06</text:p>
          </table:table-cell>
          <table:table-cell office:value-type="float" office:value="9106.25103901595" calcext:value-type="float">
            <text:p>9106.25</text:p>
          </table:table-cell>
          <table:table-cell office:value-type="float" office:value="82923807.985579" calcext:value-type="float">
            <text:p>82923807.99</text:p>
          </table:table-cell>
          <table:table-cell office:value-type="float" office:value="13760.5438330664" calcext:value-type="float">
            <text:p>13760.54</text:p>
          </table:table-cell>
          <table:table-cell office:value-type="float" office:value="16118.4833542914" calcext:value-type="float">
            <text:p>16118.48</text:p>
          </table:table-cell>
          <table:table-cell office:value-type="float" office:value="19342.1800251497" calcext:value-type="float">
            <text:p>19342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72" calcext:value-type="float">
            <text:p>72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7064.1265744634" calcext:value-type="float">
            <text:p>17064.13</text:p>
          </table:table-cell>
          <table:table-cell office:value-type="float" office:value="36847.6835038553" calcext:value-type="float">
            <text:p>36847.68</text:p>
          </table:table-cell>
          <table:table-cell office:value-type="float" office:value="8938.68790071853" calcext:value-type="float">
            <text:p>8938.69</text:p>
          </table:table-cell>
          <table:table-cell office:value-type="float" office:value="79900141.3864519" calcext:value-type="float">
            <text:p>79900141.39</text:p>
          </table:table-cell>
          <table:table-cell office:value-type="float" office:value="14282.8281097992" calcext:value-type="float">
            <text:p>14282.83</text:p>
          </table:table-cell>
          <table:table-cell office:value-type="float" office:value="17064.1265744634" calcext:value-type="float">
            <text:p>17064.13</text:p>
          </table:table-cell>
          <table:table-cell office:value-type="float" office:value="20476.9518893561" calcext:value-type="float">
            <text:p>20476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73" calcext:value-type="float">
            <text:p>73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6132.72059902" calcext:value-type="float">
            <text:p>16132.72</text:p>
          </table:table-cell>
          <table:table-cell office:value-type="float" office:value="34285.9727525079" calcext:value-type="float">
            <text:p>34285.97</text:p>
          </table:table-cell>
          <table:table-cell office:value-type="float" office:value="8669.8094143524" calcext:value-type="float">
            <text:p>8669.81</text:p>
          </table:table-cell>
          <table:table-cell office:value-type="float" office:value="75165595.2811935" calcext:value-type="float">
            <text:p>75165595.28</text:p>
          </table:table-cell>
          <table:table-cell office:value-type="float" office:value="13432.6315554948" calcext:value-type="float">
            <text:p>13432.63</text:p>
          </table:table-cell>
          <table:table-cell office:value-type="float" office:value="16132.72059902" calcext:value-type="float">
            <text:p>16132.72</text:p>
          </table:table-cell>
          <table:table-cell office:value-type="float" office:value="19359.264718824" calcext:value-type="float">
            <text:p>19359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74" calcext:value-type="float">
            <text:p>74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5905.6114903955" calcext:value-type="float">
            <text:p>15905.61</text:p>
          </table:table-cell>
          <table:table-cell office:value-type="float" office:value="35031.7455472119" calcext:value-type="float">
            <text:p>35031.75</text:p>
          </table:table-cell>
          <table:table-cell office:value-type="float" office:value="8196.10627861823" calcext:value-type="float">
            <text:p>8196.11</text:p>
          </table:table-cell>
          <table:table-cell office:value-type="float" office:value="67176158.1304052" calcext:value-type="float">
            <text:p>67176158.13</text:p>
          </table:table-cell>
          <table:table-cell office:value-type="float" office:value="13416.717563005" calcext:value-type="float">
            <text:p>13416.72</text:p>
          </table:table-cell>
          <table:table-cell office:value-type="float" office:value="15905.6114903955" calcext:value-type="float">
            <text:p>15905.61</text:p>
          </table:table-cell>
          <table:table-cell office:value-type="float" office:value="19086.7337884746" calcext:value-type="float">
            <text:p>19086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75" calcext:value-type="float">
            <text:p>75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5857.8303860971" calcext:value-type="float">
            <text:p>15857.83</text:p>
          </table:table-cell>
          <table:table-cell office:value-type="float" office:value="35031.7455472119" calcext:value-type="float">
            <text:p>35031.75</text:p>
          </table:table-cell>
          <table:table-cell office:value-type="float" office:value="7794.46912533598" calcext:value-type="float">
            <text:p>7794.47</text:p>
          </table:table-cell>
          <table:table-cell office:value-type="float" office:value="60753748.9458159" calcext:value-type="float">
            <text:p>60753748.95</text:p>
          </table:table-cell>
          <table:table-cell office:value-type="float" office:value="13390.5003454919" calcext:value-type="float">
            <text:p>13390.50</text:p>
          </table:table-cell>
          <table:table-cell office:value-type="float" office:value="15857.8303860971" calcext:value-type="float">
            <text:p>15857.83</text:p>
          </table:table-cell>
          <table:table-cell office:value-type="float" office:value="19029.3964633165" calcext:value-type="float">
            <text:p>19029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76" calcext:value-type="float">
            <text:p>76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4726.1072492359" calcext:value-type="float">
            <text:p>14726.11</text:p>
          </table:table-cell>
          <table:table-cell office:value-type="float" office:value="33041.3302244984" calcext:value-type="float">
            <text:p>33041.33</text:p>
          </table:table-cell>
          <table:table-cell office:value-type="float" office:value="7595.79165352428" calcext:value-type="float">
            <text:p>7595.79</text:p>
          </table:table-cell>
          <table:table-cell office:value-type="float" office:value="57696050.8437491" calcext:value-type="float">
            <text:p>57696050.84</text:p>
          </table:table-cell>
          <table:table-cell office:value-type="float" office:value="12509.4292089903" calcext:value-type="float">
            <text:p>12509.43</text:p>
          </table:table-cell>
          <table:table-cell office:value-type="float" office:value="14726.1072492359" calcext:value-type="float">
            <text:p>14726.11</text:p>
          </table:table-cell>
          <table:table-cell office:value-type="float" office:value="17671.3286990831" calcext:value-type="float">
            <text:p>17671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77" calcext:value-type="float">
            <text:p>77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4235.1237597622" calcext:value-type="float">
            <text:p>14235.12</text:p>
          </table:table-cell>
          <table:table-cell office:value-type="float" office:value="27772.6990347454" calcext:value-type="float">
            <text:p>27772.70</text:p>
          </table:table-cell>
          <table:table-cell office:value-type="float" office:value="6526.56066087054" calcext:value-type="float">
            <text:p>6526.56</text:p>
          </table:table-cell>
          <table:table-cell office:value-type="float" office:value="42595994.0600228" calcext:value-type="float">
            <text:p>42595994.06</text:p>
          </table:table-cell>
          <table:table-cell office:value-type="float" office:value="11439.3867818216" calcext:value-type="float">
            <text:p>11439.39</text:p>
          </table:table-cell>
          <table:table-cell office:value-type="float" office:value="14235.1237597622" calcext:value-type="float">
            <text:p>14235.12</text:p>
          </table:table-cell>
          <table:table-cell office:value-type="float" office:value="17082.1485117146" calcext:value-type="float">
            <text:p>17082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78" calcext:value-type="float">
            <text:p>78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4458.143972217" calcext:value-type="float">
            <text:p>14458.14</text:p>
          </table:table-cell>
          <table:table-cell office:value-type="float" office:value="33041.3302244984" calcext:value-type="float">
            <text:p>33041.33</text:p>
          </table:table-cell>
          <table:table-cell office:value-type="float" office:value="7649.95365594821" calcext:value-type="float">
            <text:p>7649.95</text:p>
          </table:table-cell>
          <table:table-cell office:value-type="float" office:value="58521790.9381553" calcext:value-type="float">
            <text:p>58521790.94</text:p>
          </table:table-cell>
          <table:table-cell office:value-type="float" office:value="12354.8800974295" calcext:value-type="float">
            <text:p>12354.88</text:p>
          </table:table-cell>
          <table:table-cell office:value-type="float" office:value="14458.143972217" calcext:value-type="float">
            <text:p>14458.14</text:p>
          </table:table-cell>
          <table:table-cell office:value-type="float" office:value="17349.7727666604" calcext:value-type="float">
            <text:p>17349.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79" calcext:value-type="float">
            <text:p>79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4161.0969091566" calcext:value-type="float">
            <text:p>14161.10</text:p>
          </table:table-cell>
          <table:table-cell office:value-type="float" office:value="31518.2854866684" calcext:value-type="float">
            <text:p>31518.29</text:p>
          </table:table-cell>
          <table:table-cell office:value-type="float" office:value="7293.79074035494" calcext:value-type="float">
            <text:p>7293.79</text:p>
          </table:table-cell>
          <table:table-cell office:value-type="float" office:value="53199383.3640874" calcext:value-type="float">
            <text:p>53199383.36</text:p>
          </table:table-cell>
          <table:table-cell office:value-type="float" office:value="12004.0067124753" calcext:value-type="float">
            <text:p>12004.01</text:p>
          </table:table-cell>
          <table:table-cell office:value-type="float" office:value="14161.0969091566" calcext:value-type="float">
            <text:p>14161.10</text:p>
          </table:table-cell>
          <table:table-cell office:value-type="float" office:value="16993.316290988" calcext:value-type="float">
            <text:p>16993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80" calcext:value-type="float">
            <text:p>80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4234.4329326287" calcext:value-type="float">
            <text:p>14234.43</text:p>
          </table:table-cell>
          <table:table-cell office:value-type="float" office:value="38573.1959116279" calcext:value-type="float">
            <text:p>38573.20</text:p>
          </table:table-cell>
          <table:table-cell office:value-type="float" office:value="7697.11304131209" calcext:value-type="float">
            <text:p>7697.11</text:p>
          </table:table-cell>
          <table:table-cell office:value-type="float" office:value="59245549.1707366" calcext:value-type="float">
            <text:p>59245549.17</text:p>
          </table:table-cell>
          <table:table-cell office:value-type="float" office:value="12679.5594830613" calcext:value-type="float">
            <text:p>12679.56</text:p>
          </table:table-cell>
          <table:table-cell office:value-type="float" office:value="14234.4329326287" calcext:value-type="float">
            <text:p>14234.43</text:p>
          </table:table-cell>
          <table:table-cell office:value-type="float" office:value="17081.3195191545" calcext:value-type="float">
            <text:p>17081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81" calcext:value-type="float">
            <text:p>81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5171.7595369792" calcext:value-type="float">
            <text:p>15171.76</text:p>
          </table:table-cell>
          <table:table-cell office:value-type="float" office:value="41963.5562774612" calcext:value-type="float">
            <text:p>41963.56</text:p>
          </table:table-cell>
          <table:table-cell office:value-type="float" office:value="8058.54507483221" calcext:value-type="float">
            <text:p>8058.55</text:p>
          </table:table-cell>
          <table:table-cell office:value-type="float" office:value="64940148.7231025" calcext:value-type="float">
            <text:p>64940148.72</text:p>
          </table:table-cell>
          <table:table-cell office:value-type="float" office:value="13560.0776397223" calcext:value-type="float">
            <text:p>13560.08</text:p>
          </table:table-cell>
          <table:table-cell office:value-type="float" office:value="15171.7595369792" calcext:value-type="float">
            <text:p>15171.76</text:p>
          </table:table-cell>
          <table:table-cell office:value-type="float" office:value="18206.111444375" calcext:value-type="float">
            <text:p>18206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82" calcext:value-type="float">
            <text:p>82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2928.6092765333" calcext:value-type="float">
            <text:p>12928.61</text:p>
          </table:table-cell>
          <table:table-cell office:value-type="float" office:value="41963.5562774612" calcext:value-type="float">
            <text:p>41963.56</text:p>
          </table:table-cell>
          <table:table-cell office:value-type="float" office:value="8918.30475928806" calcext:value-type="float">
            <text:p>8918.30</text:p>
          </table:table-cell>
          <table:table-cell office:value-type="float" office:value="79536159.77954" calcext:value-type="float">
            <text:p>79536159.78</text:p>
          </table:table-cell>
          <table:table-cell office:value-type="float" office:value="11861.0842079259" calcext:value-type="float">
            <text:p>11861.08</text:p>
          </table:table-cell>
          <table:table-cell office:value-type="float" office:value="12928.6092765333" calcext:value-type="float">
            <text:p>12928.61</text:p>
          </table:table-cell>
          <table:table-cell office:value-type="float" office:value="15514.33113184" calcext:value-type="float">
            <text:p>15514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83" calcext:value-type="float">
            <text:p>83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3026.3458636244" calcext:value-type="float">
            <text:p>13026.35</text:p>
          </table:table-cell>
          <table:table-cell office:value-type="float" office:value="35583.9968603191" calcext:value-type="float">
            <text:p>35584.00</text:p>
          </table:table-cell>
          <table:table-cell office:value-type="float" office:value="8121.55106108781" calcext:value-type="float">
            <text:p>8121.55</text:p>
          </table:table-cell>
          <table:table-cell office:value-type="float" office:value="65959591.6378565" calcext:value-type="float">
            <text:p>65959591.64</text:p>
          </table:table-cell>
          <table:table-cell office:value-type="float" office:value="11630.6118273802" calcext:value-type="float">
            <text:p>11630.61</text:p>
          </table:table-cell>
          <table:table-cell office:value-type="float" office:value="13026.3458636243" calcext:value-type="float">
            <text:p>13026.35</text:p>
          </table:table-cell>
          <table:table-cell office:value-type="float" office:value="15631.6150363492" calcext:value-type="float">
            <text:p>15631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84" calcext:value-type="float">
            <text:p>84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4221.5034508718" calcext:value-type="float">
            <text:p>14221.50</text:p>
          </table:table-cell>
          <table:table-cell office:value-type="float" office:value="30290.7320036695" calcext:value-type="float">
            <text:p>30290.73</text:p>
          </table:table-cell>
          <table:table-cell office:value-type="float" office:value="8317.67417990403" calcext:value-type="float">
            <text:p>8317.67</text:p>
          </table:table-cell>
          <table:table-cell office:value-type="float" office:value="69183703.7630422" calcext:value-type="float">
            <text:p>69183703.76</text:p>
          </table:table-cell>
          <table:table-cell office:value-type="float" office:value="11870.8898826327" calcext:value-type="float">
            <text:p>11870.89</text:p>
          </table:table-cell>
          <table:table-cell office:value-type="float" office:value="14221.5034508718" calcext:value-type="float">
            <text:p>14221.50</text:p>
          </table:table-cell>
          <table:table-cell office:value-type="float" office:value="17065.8041410461" calcext:value-type="float">
            <text:p>17065.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85" calcext:value-type="float">
            <text:p>85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3954.2354918531" calcext:value-type="float">
            <text:p>13954.24</text:p>
          </table:table-cell>
          <table:table-cell office:value-type="float" office:value="34135.3745316791" calcext:value-type="float">
            <text:p>34135.37</text:p>
          </table:table-cell>
          <table:table-cell office:value-type="float" office:value="8422.61331370287" calcext:value-type="float">
            <text:p>8422.61</text:p>
          </table:table-cell>
          <table:table-cell office:value-type="float" office:value="70940415.0321648" calcext:value-type="float">
            <text:p>70940415.03</text:p>
          </table:table-cell>
          <table:table-cell office:value-type="float" office:value="12154.6951140602" calcext:value-type="float">
            <text:p>12154.70</text:p>
          </table:table-cell>
          <table:table-cell office:value-type="float" office:value="13954.2354918531" calcext:value-type="float">
            <text:p>13954.24</text:p>
          </table:table-cell>
          <table:table-cell office:value-type="float" office:value="16745.0825902237" calcext:value-type="float">
            <text:p>16745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86" calcext:value-type="float">
            <text:p>86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4235.8919784073" calcext:value-type="float">
            <text:p>14235.89</text:p>
          </table:table-cell>
          <table:table-cell office:value-type="float" office:value="34135.3745316791" calcext:value-type="float">
            <text:p>34135.37</text:p>
          </table:table-cell>
          <table:table-cell office:value-type="float" office:value="8668.79565508195" calcext:value-type="float">
            <text:p>8668.80</text:p>
          </table:table-cell>
          <table:table-cell office:value-type="float" office:value="75148018.1095677" calcext:value-type="float">
            <text:p>75148018.11</text:p>
          </table:table-cell>
          <table:table-cell office:value-type="float" office:value="12333.7455564522" calcext:value-type="float">
            <text:p>12333.75</text:p>
          </table:table-cell>
          <table:table-cell office:value-type="float" office:value="14235.8919784073" calcext:value-type="float">
            <text:p>14235.89</text:p>
          </table:table-cell>
          <table:table-cell office:value-type="float" office:value="17083.0703740888" calcext:value-type="float">
            <text:p>17083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87" calcext:value-type="float">
            <text:p>87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4528.5229644775" calcext:value-type="float">
            <text:p>14528.52</text:p>
          </table:table-cell>
          <table:table-cell office:value-type="float" office:value="32132.0622281679" calcext:value-type="float">
            <text:p>32132.06</text:p>
          </table:table-cell>
          <table:table-cell office:value-type="float" office:value="8170.47887655209" calcext:value-type="float">
            <text:p>8170.48</text:p>
          </table:table-cell>
          <table:table-cell office:value-type="float" office:value="66756725.0721838" calcext:value-type="float">
            <text:p>66756725.07</text:p>
          </table:table-cell>
          <table:table-cell office:value-type="float" office:value="12285.7862650097" calcext:value-type="float">
            <text:p>12285.79</text:p>
          </table:table-cell>
          <table:table-cell office:value-type="float" office:value="14528.5229644775" calcext:value-type="float">
            <text:p>14528.52</text:p>
          </table:table-cell>
          <table:table-cell office:value-type="float" office:value="17434.227557373" calcext:value-type="float">
            <text:p>17434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88" calcext:value-type="float">
            <text:p>88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5023.5147980253" calcext:value-type="float">
            <text:p>15023.51</text:p>
          </table:table-cell>
          <table:table-cell office:value-type="float" office:value="35046.9030334984" calcext:value-type="float">
            <text:p>35046.90</text:p>
          </table:table-cell>
          <table:table-cell office:value-type="float" office:value="8128.7392343164" calcext:value-type="float">
            <text:p>8128.74</text:p>
          </table:table-cell>
          <table:table-cell office:value-type="float" office:value="66076401.5395148" calcext:value-type="float">
            <text:p>66076401.54</text:p>
          </table:table-cell>
          <table:table-cell office:value-type="float" office:value="12910.3605533798" calcext:value-type="float">
            <text:p>12910.36</text:p>
          </table:table-cell>
          <table:table-cell office:value-type="float" office:value="15023.5147980253" calcext:value-type="float">
            <text:p>15023.51</text:p>
          </table:table-cell>
          <table:table-cell office:value-type="float" office:value="18028.2177576304" calcext:value-type="float">
            <text:p>18028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89" calcext:value-type="float">
            <text:p>89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4394.9630212921" calcext:value-type="float">
            <text:p>14394.96</text:p>
          </table:table-cell>
          <table:table-cell office:value-type="float" office:value="34486.2873938124" calcext:value-type="float">
            <text:p>34486.29</text:p>
          </table:table-cell>
          <table:table-cell office:value-type="float" office:value="8472.64353152233" calcext:value-type="float">
            <text:p>8472.64</text:p>
          </table:table-cell>
          <table:table-cell office:value-type="float" office:value="71785688.4122471" calcext:value-type="float">
            <text:p>71785688.41</text:p>
          </table:table-cell>
          <table:table-cell office:value-type="float" office:value="12467.1335643275" calcext:value-type="float">
            <text:p>12467.13</text:p>
          </table:table-cell>
          <table:table-cell office:value-type="float" office:value="14394.9630212921" calcext:value-type="float">
            <text:p>14394.96</text:p>
          </table:table-cell>
          <table:table-cell office:value-type="float" office:value="17273.9556255505" calcext:value-type="float">
            <text:p>17273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90" calcext:value-type="float">
            <text:p>90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3605.717534751" calcext:value-type="float">
            <text:p>13605.72</text:p>
          </table:table-cell>
          <table:table-cell office:value-type="float" office:value="31148.903854563" calcext:value-type="float">
            <text:p>31148.90</text:p>
          </table:table-cell>
          <table:table-cell office:value-type="float" office:value="7480.92334614229" calcext:value-type="float">
            <text:p>7480.92</text:p>
          </table:table-cell>
          <table:table-cell office:value-type="float" office:value="55964214.1108568" calcext:value-type="float">
            <text:p>55964214.11</text:p>
          </table:table-cell>
          <table:table-cell office:value-type="float" office:value="11641.3442055264" calcext:value-type="float">
            <text:p>11641.34</text:p>
          </table:table-cell>
          <table:table-cell office:value-type="float" office:value="13605.717534751" calcext:value-type="float">
            <text:p>13605.72</text:p>
          </table:table-cell>
          <table:table-cell office:value-type="float" office:value="16326.8610417012" calcext:value-type="float">
            <text:p>16326.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91" calcext:value-type="float">
            <text:p>91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3840.8200193956" calcext:value-type="float">
            <text:p>13840.82</text:p>
          </table:table-cell>
          <table:table-cell office:value-type="float" office:value="31148.903854563" calcext:value-type="float">
            <text:p>31148.90</text:p>
          </table:table-cell>
          <table:table-cell office:value-type="float" office:value="7516.55675436724" calcext:value-type="float">
            <text:p>7516.56</text:p>
          </table:table-cell>
          <table:table-cell office:value-type="float" office:value="56498625.4416237" calcext:value-type="float">
            <text:p>56498625.44</text:p>
          </table:table-cell>
          <table:table-cell office:value-type="float" office:value="11777.7579617409" calcext:value-type="float">
            <text:p>11777.76</text:p>
          </table:table-cell>
          <table:table-cell office:value-type="float" office:value="13840.8200193956" calcext:value-type="float">
            <text:p>13840.82</text:p>
          </table:table-cell>
          <table:table-cell office:value-type="float" office:value="16608.9840232747" calcext:value-type="float">
            <text:p>16608.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92" calcext:value-type="float">
            <text:p>92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4151.1479582806" calcext:value-type="float">
            <text:p>14151.15</text:p>
          </table:table-cell>
          <table:table-cell office:value-type="float" office:value="32360.6797749979" calcext:value-type="float">
            <text:p>32360.68</text:p>
          </table:table-cell>
          <table:table-cell office:value-type="float" office:value="7307.55686848671" calcext:value-type="float">
            <text:p>7307.56</text:p>
          </table:table-cell>
          <table:table-cell office:value-type="float" office:value="53400387.3861673" calcext:value-type="float">
            <text:p>53400387.39</text:p>
          </table:table-cell>
          <table:table-cell office:value-type="float" office:value="12098.0166914752" calcext:value-type="float">
            <text:p>12098.02</text:p>
          </table:table-cell>
          <table:table-cell office:value-type="float" office:value="14151.1479582806" calcext:value-type="float">
            <text:p>14151.15</text:p>
          </table:table-cell>
          <table:table-cell office:value-type="float" office:value="16981.3775499367" calcext:value-type="float">
            <text:p>16981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93" calcext:value-type="float">
            <text:p>93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5582.3223155413" calcext:value-type="float">
            <text:p>15582.32</text:p>
          </table:table-cell>
          <table:table-cell office:value-type="float" office:value="34118.2854866684" calcext:value-type="float">
            <text:p>34118.29</text:p>
          </table:table-cell>
          <table:table-cell office:value-type="float" office:value="7722.11389775347" calcext:value-type="float">
            <text:p>7722.11</text:p>
          </table:table-cell>
          <table:table-cell office:value-type="float" office:value="59631043.0498772" calcext:value-type="float">
            <text:p>59631043.05</text:p>
          </table:table-cell>
          <table:table-cell office:value-type="float" office:value="13120.7373886446" calcext:value-type="float">
            <text:p>13120.74</text:p>
          </table:table-cell>
          <table:table-cell office:value-type="float" office:value="15582.3223155413" calcext:value-type="float">
            <text:p>15582.32</text:p>
          </table:table-cell>
          <table:table-cell office:value-type="float" office:value="18698.7867786496" calcext:value-type="float">
            <text:p>18698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94" calcext:value-type="float">
            <text:p>94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4688.526925893" calcext:value-type="float">
            <text:p>14688.53</text:p>
          </table:table-cell>
          <table:table-cell office:value-type="float" office:value="31612.1506177483" calcext:value-type="float">
            <text:p>31612.15</text:p>
          </table:table-cell>
          <table:table-cell office:value-type="float" office:value="7459.98160234699" calcext:value-type="float">
            <text:p>7459.98</text:p>
          </table:table-cell>
          <table:table-cell office:value-type="float" office:value="55651325.5073556" calcext:value-type="float">
            <text:p>55651325.51</text:p>
          </table:table-cell>
          <table:table-cell office:value-type="float" office:value="12302.2208487831" calcext:value-type="float">
            <text:p>12302.22</text:p>
          </table:table-cell>
          <table:table-cell office:value-type="float" office:value="14688.526925893" calcext:value-type="float">
            <text:p>14688.53</text:p>
          </table:table-cell>
          <table:table-cell office:value-type="float" office:value="17626.2323110716" calcext:value-type="float">
            <text:p>17626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95" calcext:value-type="float">
            <text:p>95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4823.1121525636" calcext:value-type="float">
            <text:p>14823.11</text:p>
          </table:table-cell>
          <table:table-cell office:value-type="float" office:value="33058.419269509" calcext:value-type="float">
            <text:p>33058.42</text:p>
          </table:table-cell>
          <table:table-cell office:value-type="float" office:value="7756.57238085755" calcext:value-type="float">
            <text:p>7756.57</text:p>
          </table:table-cell>
          <table:table-cell office:value-type="float" office:value="60164415.0994821" calcext:value-type="float">
            <text:p>60164415.10</text:p>
          </table:table-cell>
          <table:table-cell office:value-type="float" office:value="12566.2830438294" calcext:value-type="float">
            <text:p>12566.28</text:p>
          </table:table-cell>
          <table:table-cell office:value-type="float" office:value="14823.1121525636" calcext:value-type="float">
            <text:p>14823.11</text:p>
          </table:table-cell>
          <table:table-cell office:value-type="float" office:value="17787.7345830763" calcext:value-type="float">
            <text:p>17787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96" calcext:value-type="float">
            <text:p>96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4556.042927504" calcext:value-type="float">
            <text:p>14556.04</text:p>
          </table:table-cell>
          <table:table-cell office:value-type="float" office:value="39576.5535684296" calcext:value-type="float">
            <text:p>39576.55</text:p>
          </table:table-cell>
          <table:table-cell office:value-type="float" office:value="7992.89625253287" calcext:value-type="float">
            <text:p>7992.90</text:p>
          </table:table-cell>
          <table:table-cell office:value-type="float" office:value="63886390.5037539" calcext:value-type="float">
            <text:p>63886390.50</text:p>
          </table:table-cell>
          <table:table-cell office:value-type="float" office:value="12969.946136" calcext:value-type="float">
            <text:p>12969.95</text:p>
          </table:table-cell>
          <table:table-cell office:value-type="float" office:value="14556.042927504" calcext:value-type="float">
            <text:p>14556.04</text:p>
          </table:table-cell>
          <table:table-cell office:value-type="float" office:value="17467.2515130048" calcext:value-type="float">
            <text:p>17467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97" calcext:value-type="float">
            <text:p>97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5907.3034226132" calcext:value-type="float">
            <text:p>15907.30</text:p>
          </table:table-cell>
          <table:table-cell office:value-type="float" office:value="32489.6699794899" calcext:value-type="float">
            <text:p>32489.67</text:p>
          </table:table-cell>
          <table:table-cell office:value-type="float" office:value="7071.2041682921" calcext:value-type="float">
            <text:p>7071.20</text:p>
          </table:table-cell>
          <table:table-cell office:value-type="float" office:value="50001928.3896715" calcext:value-type="float">
            <text:p>50001928.39</text:p>
          </table:table-cell>
          <table:table-cell office:value-type="float" office:value="13032.6865532059" calcext:value-type="float">
            <text:p>13032.69</text:p>
          </table:table-cell>
          <table:table-cell office:value-type="float" office:value="15907.3034226132" calcext:value-type="float">
            <text:p>15907.30</text:p>
          </table:table-cell>
          <table:table-cell office:value-type="float" office:value="19088.7641071358" calcext:value-type="float">
            <text:p>19088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98" calcext:value-type="float">
            <text:p>98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6458.0689319543" calcext:value-type="float">
            <text:p>16458.07</text:p>
          </table:table-cell>
          <table:table-cell office:value-type="float" office:value="30974.7670784989" calcext:value-type="float">
            <text:p>30974.77</text:p>
          </table:table-cell>
          <table:table-cell office:value-type="float" office:value="6693.97816918722" calcext:value-type="float">
            <text:p>6693.98</text:p>
          </table:table-cell>
          <table:table-cell office:value-type="float" office:value="44809343.729555" calcext:value-type="float">
            <text:p>44809343.73</text:p>
          </table:table-cell>
          <table:table-cell office:value-type="float" office:value="12935.8295269058" calcext:value-type="float">
            <text:p>12935.83</text:p>
          </table:table-cell>
          <table:table-cell office:value-type="float" office:value="16458.0689319543" calcext:value-type="float">
            <text:p>16458.07</text:p>
          </table:table-cell>
          <table:table-cell office:value-type="float" office:value="19749.6827183452" calcext:value-type="float">
            <text:p>19749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99" calcext:value-type="float">
            <text:p>99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5050.8978029717" calcext:value-type="float">
            <text:p>15050.90</text:p>
          </table:table-cell>
          <table:table-cell office:value-type="float" office:value="30974.7670784989" calcext:value-type="float">
            <text:p>30974.77</text:p>
          </table:table-cell>
          <table:table-cell office:value-type="float" office:value="6821.36217721628" calcext:value-type="float">
            <text:p>6821.36</text:p>
          </table:table-cell>
          <table:table-cell office:value-type="float" office:value="46530981.9527568" calcext:value-type="float">
            <text:p>46530981.95</text:p>
          </table:table-cell>
          <table:table-cell office:value-type="float" office:value="12380.4598967635" calcext:value-type="float">
            <text:p>12380.46</text:p>
          </table:table-cell>
          <table:table-cell office:value-type="float" office:value="15050.8978029717" calcext:value-type="float">
            <text:p>15050.90</text:p>
          </table:table-cell>
          <table:table-cell office:value-type="float" office:value="18061.077363566" calcext:value-type="float">
            <text:p>18061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0" calcext:value-type="float">
            <text:p>0</text:p>
          </table:table-cell>
          <table:table-cell office:value-type="float" office:value="5739.35433230954" calcext:value-type="float">
            <text:p>5739.35</text:p>
          </table:table-cell>
          <table:table-cell office:value-type="float" office:value="33395.1067082824" calcext:value-type="float">
            <text:p>33395.11</text:p>
          </table:table-cell>
          <table:table-cell office:value-type="float" office:value="64173.8852502458" calcext:value-type="float">
            <text:p>64173.89</text:p>
          </table:table-cell>
          <table:table-cell office:value-type="float" office:value="13515.5376777618" calcext:value-type="float">
            <text:p>13515.54</text:p>
          </table:table-cell>
          <table:table-cell office:value-type="float" office:value="182669758.719" calcext:value-type="float">
            <text:p>182669758.72</text:p>
          </table:table-cell>
          <table:table-cell office:value-type="float" office:value="27393.7847231733" calcext:value-type="float">
            <text:p>27393.78</text:p>
          </table:table-cell>
          <table:table-cell office:value-type="float" office:value="33395.1067082824" calcext:value-type="float">
            <text:p>33395.11</text:p>
          </table:table-cell>
          <table:table-cell office:value-type="float" office:value="40074.1280499388" calcext:value-type="float">
            <text:p>40074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" calcext:value-type="float">
            <text:p>1</text:p>
          </table:table-cell>
          <table:table-cell office:value-type="float" office:value="5739.35433230954" calcext:value-type="float">
            <text:p>5739.35</text:p>
          </table:table-cell>
          <table:table-cell office:value-type="float" office:value="31910.2841516036" calcext:value-type="float">
            <text:p>31910.28</text:p>
          </table:table-cell>
          <table:table-cell office:value-type="float" office:value="57402.0598572477" calcext:value-type="float">
            <text:p>57402.06</text:p>
          </table:table-cell>
          <table:table-cell office:value-type="float" office:value="13238.6428200757" calcext:value-type="float">
            <text:p>13238.64</text:p>
          </table:table-cell>
          <table:table-cell office:value-type="float" office:value="175261663.717542" calcext:value-type="float">
            <text:p>175261663.72</text:p>
          </table:table-cell>
          <table:table-cell office:value-type="float" office:value="25358.1960060889" calcext:value-type="float">
            <text:p>25358.20</text:p>
          </table:table-cell>
          <table:table-cell office:value-type="float" office:value="31910.2841516036" calcext:value-type="float">
            <text:p>31910.28</text:p>
          </table:table-cell>
          <table:table-cell office:value-type="float" office:value="38292.3409819243" calcext:value-type="float">
            <text:p>38292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" calcext:value-type="float">
            <text:p>2</text:p>
          </table:table-cell>
          <table:table-cell office:value-type="float" office:value="5446.46111349609" calcext:value-type="float">
            <text:p>5446.46</text:p>
          </table:table-cell>
          <table:table-cell office:value-type="float" office:value="30743.4315936546" calcext:value-type="float">
            <text:p>30743.43</text:p>
          </table:table-cell>
          <table:table-cell office:value-type="float" office:value="54550.8787269261" calcext:value-type="float">
            <text:p>54550.88</text:p>
          </table:table-cell>
          <table:table-cell office:value-type="float" office:value="12091.3971387925" calcext:value-type="float">
            <text:p>12091.40</text:p>
          </table:table-cell>
          <table:table-cell office:value-type="float" office:value="146201884.767999" calcext:value-type="float">
            <text:p>146201884.77</text:p>
          </table:table-cell>
          <table:table-cell office:value-type="float" office:value="24210.0500250229" calcext:value-type="float">
            <text:p>24210.05</text:p>
          </table:table-cell>
          <table:table-cell office:value-type="float" office:value="30743.4315936546" calcext:value-type="float">
            <text:p>30743.43</text:p>
          </table:table-cell>
          <table:table-cell office:value-type="float" office:value="36892.1179123855" calcext:value-type="float">
            <text:p>36892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" calcext:value-type="float">
            <text:p>3</text:p>
          </table:table-cell>
          <table:table-cell office:value-type="float" office:value="5446.46111349609" calcext:value-type="float">
            <text:p>5446.46</text:p>
          </table:table-cell>
          <table:table-cell office:value-type="float" office:value="31390.1726404597" calcext:value-type="float">
            <text:p>31390.17</text:p>
          </table:table-cell>
          <table:table-cell office:value-type="float" office:value="59050.8787269261" calcext:value-type="float">
            <text:p>59050.88</text:p>
          </table:table-cell>
          <table:table-cell office:value-type="float" office:value="13072.5697849119" calcext:value-type="float">
            <text:p>13072.57</text:p>
          </table:table-cell>
          <table:table-cell office:value-type="float" office:value="170892080.78139" calcext:value-type="float">
            <text:p>170892080.78</text:p>
          </table:table-cell>
          <table:table-cell office:value-type="float" office:value="25501.8371712207" calcext:value-type="float">
            <text:p>25501.84</text:p>
          </table:table-cell>
          <table:table-cell office:value-type="float" office:value="31390.1726404597" calcext:value-type="float">
            <text:p>31390.17</text:p>
          </table:table-cell>
          <table:table-cell office:value-type="float" office:value="37668.2071685517" calcext:value-type="float">
            <text:p>37668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" calcext:value-type="float">
            <text:p>4</text:p>
          </table:table-cell>
          <table:table-cell office:value-type="float" office:value="1370.82039324994" calcext:value-type="float">
            <text:p>1370.82</text:p>
          </table:table-cell>
          <table:table-cell office:value-type="float" office:value="31002.4889129551" calcext:value-type="float">
            <text:p>31002.49</text:p>
          </table:table-cell>
          <table:table-cell office:value-type="float" office:value="59090.7961389814" calcext:value-type="float">
            <text:p>59090.80</text:p>
          </table:table-cell>
          <table:table-cell office:value-type="float" office:value="12557.7569822164" calcext:value-type="float">
            <text:p>12557.76</text:p>
          </table:table-cell>
          <table:table-cell office:value-type="float" office:value="157697260.424406" calcext:value-type="float">
            <text:p>157697260.42</text:p>
          </table:table-cell>
          <table:table-cell office:value-type="float" office:value="24461.2939070609" calcext:value-type="float">
            <text:p>24461.29</text:p>
          </table:table-cell>
          <table:table-cell office:value-type="float" office:value="31002.488912955" calcext:value-type="float">
            <text:p>31002.49</text:p>
          </table:table-cell>
          <table:table-cell office:value-type="float" office:value="37202.9866955461" calcext:value-type="float">
            <text:p>37202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5" calcext:value-type="float">
            <text:p>5</text:p>
          </table:table-cell>
          <table:table-cell office:value-type="float" office:value="1370.82039324994" calcext:value-type="float">
            <text:p>1370.82</text:p>
          </table:table-cell>
          <table:table-cell office:value-type="float" office:value="29164.3496404463" calcext:value-type="float">
            <text:p>29164.35</text:p>
          </table:table-cell>
          <table:table-cell office:value-type="float" office:value="58172.8150674602" calcext:value-type="float">
            <text:p>58172.82</text:p>
          </table:table-cell>
          <table:table-cell office:value-type="float" office:value="12401.8347189592" calcext:value-type="float">
            <text:p>12401.83</text:p>
          </table:table-cell>
          <table:table-cell office:value-type="float" office:value="153805504.396383" calcext:value-type="float">
            <text:p>153805504.40</text:p>
          </table:table-cell>
          <table:table-cell office:value-type="float" office:value="23575.7727007481" calcext:value-type="float">
            <text:p>23575.77</text:p>
          </table:table-cell>
          <table:table-cell office:value-type="float" office:value="29164.3496404463" calcext:value-type="float">
            <text:p>29164.35</text:p>
          </table:table-cell>
          <table:table-cell office:value-type="float" office:value="34997.2195685355" calcext:value-type="float">
            <text:p>34997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6" calcext:value-type="float">
            <text:p>6</text:p>
          </table:table-cell>
          <table:table-cell office:value-type="float" office:value="1370.82039324994" calcext:value-type="float">
            <text:p>1370.82</text:p>
          </table:table-cell>
          <table:table-cell office:value-type="float" office:value="31077.2612054756" calcext:value-type="float">
            <text:p>31077.26</text:p>
          </table:table-cell>
          <table:table-cell office:value-type="float" office:value="54319.8051533946" calcext:value-type="float">
            <text:p>54319.81</text:p>
          </table:table-cell>
          <table:table-cell office:value-type="float" office:value="12746.8857817765" calcext:value-type="float">
            <text:p>12746.89</text:p>
          </table:table-cell>
          <table:table-cell office:value-type="float" office:value="162483097.133656" calcext:value-type="float">
            <text:p>162483097.13</text:p>
          </table:table-cell>
          <table:table-cell office:value-type="float" office:value="23133.2528157297" calcext:value-type="float">
            <text:p>23133.25</text:p>
          </table:table-cell>
          <table:table-cell office:value-type="float" office:value="31077.2612054756" calcext:value-type="float">
            <text:p>31077.26</text:p>
          </table:table-cell>
          <table:table-cell office:value-type="float" office:value="37292.7134465707" calcext:value-type="float">
            <text:p>37292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7" calcext:value-type="float">
            <text:p>7</text:p>
          </table:table-cell>
          <table:table-cell office:value-type="float" office:value="1370.82039324994" calcext:value-type="float">
            <text:p>1370.82</text:p>
          </table:table-cell>
          <table:table-cell office:value-type="float" office:value="30205.4475033418" calcext:value-type="float">
            <text:p>30205.45</text:p>
          </table:table-cell>
          <table:table-cell office:value-type="float" office:value="59543.6507859961" calcext:value-type="float">
            <text:p>59543.65</text:p>
          </table:table-cell>
          <table:table-cell office:value-type="float" office:value="12820.981946482" calcext:value-type="float">
            <text:p>12820.98</text:p>
          </table:table-cell>
          <table:table-cell office:value-type="float" office:value="164377578.072017" calcext:value-type="float">
            <text:p>164377578.07</text:p>
          </table:table-cell>
          <table:table-cell office:value-type="float" office:value="24268.0504033138" calcext:value-type="float">
            <text:p>24268.05</text:p>
          </table:table-cell>
          <table:table-cell office:value-type="float" office:value="30205.4475033418" calcext:value-type="float">
            <text:p>30205.45</text:p>
          </table:table-cell>
          <table:table-cell office:value-type="float" office:value="36246.5370040102" calcext:value-type="float">
            <text:p>36246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8" calcext:value-type="float">
            <text:p>8</text:p>
          </table:table-cell>
          <table:table-cell office:value-type="float" office:value="1130.05630797458" calcext:value-type="float">
            <text:p>1130.06</text:p>
          </table:table-cell>
          <table:table-cell office:value-type="float" office:value="30731.0505779297" calcext:value-type="float">
            <text:p>30731.05</text:p>
          </table:table-cell>
          <table:table-cell office:value-type="float" office:value="57216.4948895349" calcext:value-type="float">
            <text:p>57216.49</text:p>
          </table:table-cell>
          <table:table-cell office:value-type="float" office:value="13125.6592299739" calcext:value-type="float">
            <text:p>13125.66</text:p>
          </table:table-cell>
          <table:table-cell office:value-type="float" office:value="172282930.221398" calcext:value-type="float">
            <text:p>172282930.22</text:p>
          </table:table-cell>
          <table:table-cell office:value-type="float" office:value="23861.8461850217" calcext:value-type="float">
            <text:p>23861.85</text:p>
          </table:table-cell>
          <table:table-cell office:value-type="float" office:value="30731.0505779297" calcext:value-type="float">
            <text:p>30731.05</text:p>
          </table:table-cell>
          <table:table-cell office:value-type="float" office:value="36877.2606935157" calcext:value-type="float">
            <text:p>36877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9" calcext:value-type="float">
            <text:p>9</text:p>
          </table:table-cell>
          <table:table-cell office:value-type="float" office:value="1082.84271247462" calcext:value-type="float">
            <text:p>1082.84</text:p>
          </table:table-cell>
          <table:table-cell office:value-type="float" office:value="29040.2772848396" calcext:value-type="float">
            <text:p>29040.28</text:p>
          </table:table-cell>
          <table:table-cell office:value-type="float" office:value="58278.800788284" calcext:value-type="float">
            <text:p>58278.80</text:p>
          </table:table-cell>
          <table:table-cell office:value-type="float" office:value="15384.7808034201" calcext:value-type="float">
            <text:p>15384.78</text:p>
          </table:table-cell>
          <table:table-cell office:value-type="float" office:value="236691480.369282" calcext:value-type="float">
            <text:p>236691480.37</text:p>
          </table:table-cell>
          <table:table-cell office:value-type="float" office:value="23486.7023783735" calcext:value-type="float">
            <text:p>23486.70</text:p>
          </table:table-cell>
          <table:table-cell office:value-type="float" office:value="29040.2772848396" calcext:value-type="float">
            <text:p>29040.28</text:p>
          </table:table-cell>
          <table:table-cell office:value-type="float" office:value="34848.3327418075" calcext:value-type="float">
            <text:p>34848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0" calcext:value-type="float">
            <text:p>10</text:p>
          </table:table-cell>
          <table:table-cell office:value-type="float" office:value="1082.84271247462" calcext:value-type="float">
            <text:p>1082.84</text:p>
          </table:table-cell>
          <table:table-cell office:value-type="float" office:value="25960.1493988613" calcext:value-type="float">
            <text:p>25960.15</text:p>
          </table:table-cell>
          <table:table-cell office:value-type="float" office:value="55793.354940663" calcext:value-type="float">
            <text:p>55793.35</text:p>
          </table:table-cell>
          <table:table-cell office:value-type="float" office:value="14491.1047167793" calcext:value-type="float">
            <text:p>14491.10</text:p>
          </table:table-cell>
          <table:table-cell office:value-type="float" office:value="209992115.912663" calcext:value-type="float">
            <text:p>209992115.91</text:p>
          </table:table-cell>
          <table:table-cell office:value-type="float" office:value="21630.620697596" calcext:value-type="float">
            <text:p>21630.62</text:p>
          </table:table-cell>
          <table:table-cell office:value-type="float" office:value="25960.1493988613" calcext:value-type="float">
            <text:p>25960.15</text:p>
          </table:table-cell>
          <table:table-cell office:value-type="float" office:value="31152.1792786335" calcext:value-type="float">
            <text:p>31152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1" calcext:value-type="float">
            <text:p>11</text:p>
          </table:table-cell>
          <table:table-cell office:value-type="float" office:value="1082.84271247462" calcext:value-type="float">
            <text:p>1082.84</text:p>
          </table:table-cell>
          <table:table-cell office:value-type="float" office:value="26855.5674205863" calcext:value-type="float">
            <text:p>26855.57</text:p>
          </table:table-cell>
          <table:table-cell office:value-type="float" office:value="58278.800788284" calcext:value-type="float">
            <text:p>58278.80</text:p>
          </table:table-cell>
          <table:table-cell office:value-type="float" office:value="13296.5373408974" calcext:value-type="float">
            <text:p>13296.54</text:p>
          </table:table-cell>
          <table:table-cell office:value-type="float" office:value="176797905.25788" calcext:value-type="float">
            <text:p>176797905.26</text:p>
          </table:table-cell>
          <table:table-cell office:value-type="float" office:value="22450.2846292717" calcext:value-type="float">
            <text:p>22450.28</text:p>
          </table:table-cell>
          <table:table-cell office:value-type="float" office:value="26855.5674205863" calcext:value-type="float">
            <text:p>26855.57</text:p>
          </table:table-cell>
          <table:table-cell office:value-type="float" office:value="32226.6809047036" calcext:value-type="float">
            <text:p>32226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2" calcext:value-type="float">
            <text:p>12</text:p>
          </table:table-cell>
          <table:table-cell office:value-type="float" office:value="1082.84271247462" calcext:value-type="float">
            <text:p>1082.84</text:p>
          </table:table-cell>
          <table:table-cell office:value-type="float" office:value="25616.9364815349" calcext:value-type="float">
            <text:p>25616.94</text:p>
          </table:table-cell>
          <table:table-cell office:value-type="float" office:value="46885.3974069534" calcext:value-type="float">
            <text:p>46885.40</text:p>
          </table:table-cell>
          <table:table-cell office:value-type="float" office:value="12234.7989554648" calcext:value-type="float">
            <text:p>12234.80</text:p>
          </table:table-cell>
          <table:table-cell office:value-type="float" office:value="149690305.480643" calcext:value-type="float">
            <text:p>149690305.48</text:p>
          </table:table-cell>
          <table:table-cell office:value-type="float" office:value="19706.8866296162" calcext:value-type="float">
            <text:p>19706.89</text:p>
          </table:table-cell>
          <table:table-cell office:value-type="float" office:value="25616.9364815349" calcext:value-type="float">
            <text:p>25616.94</text:p>
          </table:table-cell>
          <table:table-cell office:value-type="float" office:value="30740.3237778419" calcext:value-type="float">
            <text:p>30740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3" calcext:value-type="float">
            <text:p>13</text:p>
          </table:table-cell>
          <table:table-cell office:value-type="float" office:value="1082.84271247462" calcext:value-type="float">
            <text:p>1082.84</text:p>
          </table:table-cell>
          <table:table-cell office:value-type="float" office:value="24481.5215311415" calcext:value-type="float">
            <text:p>24481.52</text:p>
          </table:table-cell>
          <table:table-cell office:value-type="float" office:value="49287.9725537468" calcext:value-type="float">
            <text:p>49287.97</text:p>
          </table:table-cell>
          <table:table-cell office:value-type="float" office:value="12006.295927779" calcext:value-type="float">
            <text:p>12006.30</text:p>
          </table:table-cell>
          <table:table-cell office:value-type="float" office:value="144151141.905402" calcext:value-type="float">
            <text:p>144151141.91</text:p>
          </table:table-cell>
          <table:table-cell office:value-type="float" office:value="19863.0836999705" calcext:value-type="float">
            <text:p>19863.08</text:p>
          </table:table-cell>
          <table:table-cell office:value-type="float" office:value="24481.5215311415" calcext:value-type="float">
            <text:p>24481.52</text:p>
          </table:table-cell>
          <table:table-cell office:value-type="float" office:value="29377.8258373698" calcext:value-type="float">
            <text:p>29377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4" calcext:value-type="float">
            <text:p>14</text:p>
          </table:table-cell>
          <table:table-cell office:value-type="float" office:value="1082.84271247462" calcext:value-type="float">
            <text:p>1082.84</text:p>
          </table:table-cell>
          <table:table-cell office:value-type="float" office:value="25118.0413004011" calcext:value-type="float">
            <text:p>25118.04</text:p>
          </table:table-cell>
          <table:table-cell office:value-type="float" office:value="52928.4612320536" calcext:value-type="float">
            <text:p>52928.46</text:p>
          </table:table-cell>
          <table:table-cell office:value-type="float" office:value="12803.9708985709" calcext:value-type="float">
            <text:p>12803.97</text:p>
          </table:table-cell>
          <table:table-cell office:value-type="float" office:value="163941670.77145" calcext:value-type="float">
            <text:p>163941670.77</text:p>
          </table:table-cell>
          <table:table-cell office:value-type="float" office:value="20776.3800649463" calcext:value-type="float">
            <text:p>20776.38</text:p>
          </table:table-cell>
          <table:table-cell office:value-type="float" office:value="25118.0413004011" calcext:value-type="float">
            <text:p>25118.04</text:p>
          </table:table-cell>
          <table:table-cell office:value-type="float" office:value="30141.6495604813" calcext:value-type="float">
            <text:p>30141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5" calcext:value-type="float">
            <text:p>15</text:p>
          </table:table-cell>
          <table:table-cell office:value-type="float" office:value="1082.84271247462" calcext:value-type="float">
            <text:p>1082.84</text:p>
          </table:table-cell>
          <table:table-cell office:value-type="float" office:value="23998.9590228226" calcext:value-type="float">
            <text:p>23998.96</text:p>
          </table:table-cell>
          <table:table-cell office:value-type="float" office:value="56926.266929428" calcext:value-type="float">
            <text:p>56926.27</text:p>
          </table:table-cell>
          <table:table-cell office:value-type="float" office:value="13501.6201366185" calcext:value-type="float">
            <text:p>13501.62</text:p>
          </table:table-cell>
          <table:table-cell office:value-type="float" office:value="182293746.313542" calcext:value-type="float">
            <text:p>182293746.31</text:p>
          </table:table-cell>
          <table:table-cell office:value-type="float" office:value="20658.4919682175" calcext:value-type="float">
            <text:p>20658.49</text:p>
          </table:table-cell>
          <table:table-cell office:value-type="float" office:value="23998.9590228226" calcext:value-type="float">
            <text:p>23998.96</text:p>
          </table:table-cell>
          <table:table-cell office:value-type="float" office:value="28798.7508273872" calcext:value-type="float">
            <text:p>28798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6" calcext:value-type="float">
            <text:p>16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4096.0417791401" calcext:value-type="float">
            <text:p>24096.04</text:p>
          </table:table-cell>
          <table:table-cell office:value-type="float" office:value="50885.3974069534" calcext:value-type="float">
            <text:p>50885.40</text:p>
          </table:table-cell>
          <table:table-cell office:value-type="float" office:value="12383.1292677915" calcext:value-type="float">
            <text:p>12383.13</text:p>
          </table:table-cell>
          <table:table-cell office:value-type="float" office:value="153341890.462834" calcext:value-type="float">
            <text:p>153341890.46</text:p>
          </table:table-cell>
          <table:table-cell office:value-type="float" office:value="19938.1469936326" calcext:value-type="float">
            <text:p>19938.15</text:p>
          </table:table-cell>
          <table:table-cell office:value-type="float" office:value="24096.0417791401" calcext:value-type="float">
            <text:p>24096.04</text:p>
          </table:table-cell>
          <table:table-cell office:value-type="float" office:value="28915.2501349682" calcext:value-type="float">
            <text:p>28915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7" calcext:value-type="float">
            <text:p>17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2229.772747885" calcext:value-type="float">
            <text:p>22229.77</text:p>
          </table:table-cell>
          <table:table-cell office:value-type="float" office:value="48001.718247416" calcext:value-type="float">
            <text:p>48001.72</text:p>
          </table:table-cell>
          <table:table-cell office:value-type="float" office:value="12274.2945610083" calcext:value-type="float">
            <text:p>12274.29</text:p>
          </table:table-cell>
          <table:table-cell office:value-type="float" office:value="150658306.970398" calcext:value-type="float">
            <text:p>150658306.97</text:p>
          </table:table-cell>
          <table:table-cell office:value-type="float" office:value="18564.43497751" calcext:value-type="float">
            <text:p>18564.43</text:p>
          </table:table-cell>
          <table:table-cell office:value-type="float" office:value="22229.772747885" calcext:value-type="float">
            <text:p>22229.77</text:p>
          </table:table-cell>
          <table:table-cell office:value-type="float" office:value="26675.727297462" calcext:value-type="float">
            <text:p>26675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8" calcext:value-type="float">
            <text:p>18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1125.735628867" calcext:value-type="float">
            <text:p>21125.74</text:p>
          </table:table-cell>
          <table:table-cell office:value-type="float" office:value="43820.2450337455" calcext:value-type="float">
            <text:p>43820.25</text:p>
          </table:table-cell>
          <table:table-cell office:value-type="float" office:value="11450.172155753" calcext:value-type="float">
            <text:p>11450.17</text:p>
          </table:table-cell>
          <table:table-cell office:value-type="float" office:value="131106442.396381" calcext:value-type="float">
            <text:p>131106442.40</text:p>
          </table:table-cell>
          <table:table-cell office:value-type="float" office:value="17375.6353472473" calcext:value-type="float">
            <text:p>17375.64</text:p>
          </table:table-cell>
          <table:table-cell office:value-type="float" office:value="21125.735628867" calcext:value-type="float">
            <text:p>21125.74</text:p>
          </table:table-cell>
          <table:table-cell office:value-type="float" office:value="25350.8827546404" calcext:value-type="float">
            <text:p>25350.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9" calcext:value-type="float">
            <text:p>19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0829.2716593642" calcext:value-type="float">
            <text:p>20829.27</text:p>
          </table:table-cell>
          <table:table-cell office:value-type="float" office:value="45155.5335607142" calcext:value-type="float">
            <text:p>45155.53</text:p>
          </table:table-cell>
          <table:table-cell office:value-type="float" office:value="11616.0217355091" calcext:value-type="float">
            <text:p>11616.02</text:p>
          </table:table-cell>
          <table:table-cell office:value-type="float" office:value="134931960.95982" calcext:value-type="float">
            <text:p>134931960.96</text:p>
          </table:table-cell>
          <table:table-cell office:value-type="float" office:value="17430.5854026805" calcext:value-type="float">
            <text:p>17430.59</text:p>
          </table:table-cell>
          <table:table-cell office:value-type="float" office:value="20829.2716593642" calcext:value-type="float">
            <text:p>20829.27</text:p>
          </table:table-cell>
          <table:table-cell office:value-type="float" office:value="24995.125991237" calcext:value-type="float">
            <text:p>24995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0" calcext:value-type="float">
            <text:p>20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1009.6768016617" calcext:value-type="float">
            <text:p>21009.68</text:p>
          </table:table-cell>
          <table:table-cell office:value-type="float" office:value="44318.0971042361" calcext:value-type="float">
            <text:p>44318.10</text:p>
          </table:table-cell>
          <table:table-cell office:value-type="float" office:value="10125.4042265987" calcext:value-type="float">
            <text:p>10125.40</text:p>
          </table:table-cell>
          <table:table-cell office:value-type="float" office:value="102523810.752023" calcext:value-type="float">
            <text:p>102523810.75</text:p>
          </table:table-cell>
          <table:table-cell office:value-type="float" office:value="17399.3307883984" calcext:value-type="float">
            <text:p>17399.33</text:p>
          </table:table-cell>
          <table:table-cell office:value-type="float" office:value="21009.6768016617" calcext:value-type="float">
            <text:p>21009.68</text:p>
          </table:table-cell>
          <table:table-cell office:value-type="float" office:value="25211.6121619941" calcext:value-type="float">
            <text:p>25211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1" calcext:value-type="float">
            <text:p>21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0114.8509654345" calcext:value-type="float">
            <text:p>20114.85</text:p>
          </table:table-cell>
          <table:table-cell office:value-type="float" office:value="52515.9608179678" calcext:value-type="float">
            <text:p>52515.96</text:p>
          </table:table-cell>
          <table:table-cell office:value-type="float" office:value="11378.8436520253" calcext:value-type="float">
            <text:p>11378.84</text:p>
          </table:table-cell>
          <table:table-cell office:value-type="float" office:value="129478082.857235" calcext:value-type="float">
            <text:p>129478082.86</text:p>
          </table:table-cell>
          <table:table-cell office:value-type="float" office:value="17739.3922454755" calcext:value-type="float">
            <text:p>17739.39</text:p>
          </table:table-cell>
          <table:table-cell office:value-type="float" office:value="20114.8509654345" calcext:value-type="float">
            <text:p>20114.85</text:p>
          </table:table-cell>
          <table:table-cell office:value-type="float" office:value="24137.8211585214" calcext:value-type="float">
            <text:p>24137.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2" calcext:value-type="float">
            <text:p>22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835.4491505866" calcext:value-type="float">
            <text:p>21835.45</text:p>
          </table:table-cell>
          <table:table-cell office:value-type="float" office:value="49373.1959116279" calcext:value-type="float">
            <text:p>49373.20</text:p>
          </table:table-cell>
          <table:table-cell office:value-type="float" office:value="11575.6461731867" calcext:value-type="float">
            <text:p>11575.65</text:p>
          </table:table-cell>
          <table:table-cell office:value-type="float" office:value="133995584.326812" calcext:value-type="float">
            <text:p>133995584.33</text:p>
          </table:table-cell>
          <table:table-cell office:value-type="float" office:value="18525.7011136318" calcext:value-type="float">
            <text:p>18525.70</text:p>
          </table:table-cell>
          <table:table-cell office:value-type="float" office:value="21835.4491505866" calcext:value-type="float">
            <text:p>21835.45</text:p>
          </table:table-cell>
          <table:table-cell office:value-type="float" office:value="26202.5389807039" calcext:value-type="float">
            <text:p>26202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3" calcext:value-type="float">
            <text:p>23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2180.5315207864" calcext:value-type="float">
            <text:p>22180.53</text:p>
          </table:table-cell>
          <table:table-cell office:value-type="float" office:value="44331.7455472119" calcext:value-type="float">
            <text:p>44331.75</text:p>
          </table:table-cell>
          <table:table-cell office:value-type="float" office:value="11744.4172738435" calcext:value-type="float">
            <text:p>11744.42</text:p>
          </table:table-cell>
          <table:table-cell office:value-type="float" office:value="137931337.102154" calcext:value-type="float">
            <text:p>137931337.10</text:p>
          </table:table-cell>
          <table:table-cell office:value-type="float" office:value="17931.8150342294" calcext:value-type="float">
            <text:p>17931.82</text:p>
          </table:table-cell>
          <table:table-cell office:value-type="float" office:value="22180.5315207864" calcext:value-type="float">
            <text:p>22180.53</text:p>
          </table:table-cell>
          <table:table-cell office:value-type="float" office:value="26616.6378249437" calcext:value-type="float">
            <text:p>26616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4" calcext:value-type="float">
            <text:p>24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2967.5278658766" calcext:value-type="float">
            <text:p>22967.53</text:p>
          </table:table-cell>
          <table:table-cell office:value-type="float" office:value="48734.033021228" calcext:value-type="float">
            <text:p>48734.03</text:p>
          </table:table-cell>
          <table:table-cell office:value-type="float" office:value="12272.09743895" calcext:value-type="float">
            <text:p>12272.10</text:p>
          </table:table-cell>
          <table:table-cell office:value-type="float" office:value="150604375.551084" calcext:value-type="float">
            <text:p>150604375.55</text:p>
          </table:table-cell>
          <table:table-cell office:value-type="float" office:value="19045.047714184" calcext:value-type="float">
            <text:p>19045.05</text:p>
          </table:table-cell>
          <table:table-cell office:value-type="float" office:value="22967.5278658766" calcext:value-type="float">
            <text:p>22967.53</text:p>
          </table:table-cell>
          <table:table-cell office:value-type="float" office:value="27561.0334390519" calcext:value-type="float">
            <text:p>27561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5" calcext:value-type="float">
            <text:p>25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0841.9827788434" calcext:value-type="float">
            <text:p>20841.98</text:p>
          </table:table-cell>
          <table:table-cell office:value-type="float" office:value="46414.5200171718" calcext:value-type="float">
            <text:p>46414.52</text:p>
          </table:table-cell>
          <table:table-cell office:value-type="float" office:value="11223.7206567411" calcext:value-type="float">
            <text:p>11223.72</text:p>
          </table:table-cell>
          <table:table-cell office:value-type="float" office:value="125971905.380558" calcext:value-type="float">
            <text:p>125971905.38</text:p>
          </table:table-cell>
          <table:table-cell office:value-type="float" office:value="17601.9824446866" calcext:value-type="float">
            <text:p>17601.98</text:p>
          </table:table-cell>
          <table:table-cell office:value-type="float" office:value="20841.9827788434" calcext:value-type="float">
            <text:p>20841.98</text:p>
          </table:table-cell>
          <table:table-cell office:value-type="float" office:value="25010.3793346121" calcext:value-type="float">
            <text:p>25010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6" calcext:value-type="float">
            <text:p>26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240.8603922223" calcext:value-type="float">
            <text:p>21240.86</text:p>
          </table:table-cell>
          <table:table-cell office:value-type="float" office:value="41144.3299263566" calcext:value-type="float">
            <text:p>41144.33</text:p>
          </table:table-cell>
          <table:table-cell office:value-type="float" office:value="10673.6709114041" calcext:value-type="float">
            <text:p>10673.67</text:p>
          </table:table-cell>
          <table:table-cell office:value-type="float" office:value="113927250.724953" calcext:value-type="float">
            <text:p>113927250.72</text:p>
          </table:table-cell>
          <table:table-cell office:value-type="float" office:value="16913.2116758026" calcext:value-type="float">
            <text:p>16913.21</text:p>
          </table:table-cell>
          <table:table-cell office:value-type="float" office:value="21240.8603922223" calcext:value-type="float">
            <text:p>21240.86</text:p>
          </table:table-cell>
          <table:table-cell office:value-type="float" office:value="25489.0324706668" calcext:value-type="float">
            <text:p>25489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7" calcext:value-type="float">
            <text:p>27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0128.3523040811" calcext:value-type="float">
            <text:p>20128.35</text:p>
          </table:table-cell>
          <table:table-cell office:value-type="float" office:value="44298.9898732233" calcext:value-type="float">
            <text:p>44298.99</text:p>
          </table:table-cell>
          <table:table-cell office:value-type="float" office:value="10892.3332308831" calcext:value-type="float">
            <text:p>10892.33</text:p>
          </table:table-cell>
          <table:table-cell office:value-type="float" office:value="118642923.2126" calcext:value-type="float">
            <text:p>118642923.21</text:p>
          </table:table-cell>
          <table:table-cell office:value-type="float" office:value="16936.6604117428" calcext:value-type="float">
            <text:p>16936.66</text:p>
          </table:table-cell>
          <table:table-cell office:value-type="float" office:value="20128.3523040811" calcext:value-type="float">
            <text:p>20128.35</text:p>
          </table:table-cell>
          <table:table-cell office:value-type="float" office:value="24154.0227648973" calcext:value-type="float">
            <text:p>24154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8" calcext:value-type="float">
            <text:p>28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9970.4523003687" calcext:value-type="float">
            <text:p>19970.45</text:p>
          </table:table-cell>
          <table:table-cell office:value-type="float" office:value="43664.3647361711" calcext:value-type="float">
            <text:p>43664.36</text:p>
          </table:table-cell>
          <table:table-cell office:value-type="float" office:value="11269.5971804918" calcext:value-type="float">
            <text:p>11269.60</text:p>
          </table:table-cell>
          <table:table-cell office:value-type="float" office:value="127003820.610549" calcext:value-type="float">
            <text:p>127003820.61</text:p>
          </table:table-cell>
          <table:table-cell office:value-type="float" office:value="16766.701823178" calcext:value-type="float">
            <text:p>16766.70</text:p>
          </table:table-cell>
          <table:table-cell office:value-type="float" office:value="19970.4523003687" calcext:value-type="float">
            <text:p>19970.45</text:p>
          </table:table-cell>
          <table:table-cell office:value-type="float" office:value="23964.5427604425" calcext:value-type="float">
            <text:p>23964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9" calcext:value-type="float">
            <text:p>29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786.8904402322" calcext:value-type="float">
            <text:p>21786.89</text:p>
          </table:table-cell>
          <table:table-cell office:value-type="float" office:value="42935.7574154983" calcext:value-type="float">
            <text:p>42935.76</text:p>
          </table:table-cell>
          <table:table-cell office:value-type="float" office:value="11058.9326296467" calcext:value-type="float">
            <text:p>11058.93</text:p>
          </table:table-cell>
          <table:table-cell office:value-type="float" office:value="122299990.907064" calcext:value-type="float">
            <text:p>122299990.91</text:p>
          </table:table-cell>
          <table:table-cell office:value-type="float" office:value="17496.8863192307" calcext:value-type="float">
            <text:p>17496.89</text:p>
          </table:table-cell>
          <table:table-cell office:value-type="float" office:value="21786.8904402322" calcext:value-type="float">
            <text:p>21786.89</text:p>
          </table:table-cell>
          <table:table-cell office:value-type="float" office:value="26144.2685282786" calcext:value-type="float">
            <text:p>26144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0" calcext:value-type="float">
            <text:p>30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420.1500350592" calcext:value-type="float">
            <text:p>21420.15</text:p>
          </table:table-cell>
          <table:table-cell office:value-type="float" office:value="45104.3070771021" calcext:value-type="float">
            <text:p>45104.31</text:p>
          </table:table-cell>
          <table:table-cell office:value-type="float" office:value="10648.4393638674" calcext:value-type="float">
            <text:p>10648.44</text:p>
          </table:table-cell>
          <table:table-cell office:value-type="float" office:value="113389260.88596" calcext:value-type="float">
            <text:p>113389260.89</text:p>
          </table:table-cell>
          <table:table-cell office:value-type="float" office:value="17720.1933179998" calcext:value-type="float">
            <text:p>17720.19</text:p>
          </table:table-cell>
          <table:table-cell office:value-type="float" office:value="21420.1500350592" calcext:value-type="float">
            <text:p>21420.15</text:p>
          </table:table-cell>
          <table:table-cell office:value-type="float" office:value="25704.180042071" calcext:value-type="float">
            <text:p>25704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1" calcext:value-type="float">
            <text:p>31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0967.7363302726" calcext:value-type="float">
            <text:p>20967.74</text:p>
          </table:table-cell>
          <table:table-cell office:value-type="float" office:value="41177.2637566203" calcext:value-type="float">
            <text:p>41177.26</text:p>
          </table:table-cell>
          <table:table-cell office:value-type="float" office:value="11164.5091500537" calcext:value-type="float">
            <text:p>11164.51</text:p>
          </table:table-cell>
          <table:table-cell office:value-type="float" office:value="124646264.561633" calcext:value-type="float">
            <text:p>124646264.56</text:p>
          </table:table-cell>
          <table:table-cell office:value-type="float" office:value="16817.1047782954" calcext:value-type="float">
            <text:p>16817.10</text:p>
          </table:table-cell>
          <table:table-cell office:value-type="float" office:value="20967.7363302726" calcext:value-type="float">
            <text:p>20967.74</text:p>
          </table:table-cell>
          <table:table-cell office:value-type="float" office:value="25161.2835963271" calcext:value-type="float">
            <text:p>25161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2" calcext:value-type="float">
            <text:p>32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285.4931706115" calcext:value-type="float">
            <text:p>21285.49</text:p>
          </table:table-cell>
          <table:table-cell office:value-type="float" office:value="43664.3647361711" calcext:value-type="float">
            <text:p>43664.36</text:p>
          </table:table-cell>
          <table:table-cell office:value-type="float" office:value="10769.9171100532" calcext:value-type="float">
            <text:p>10769.92</text:p>
          </table:table-cell>
          <table:table-cell office:value-type="float" office:value="115991114.557417" calcext:value-type="float">
            <text:p>115991114.56</text:p>
          </table:table-cell>
          <table:table-cell office:value-type="float" office:value="17419.9620774293" calcext:value-type="float">
            <text:p>17419.96</text:p>
          </table:table-cell>
          <table:table-cell office:value-type="float" office:value="21285.4931706115" calcext:value-type="float">
            <text:p>21285.49</text:p>
          </table:table-cell>
          <table:table-cell office:value-type="float" office:value="25542.5918047337" calcext:value-type="float">
            <text:p>25542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3" calcext:value-type="float">
            <text:p>33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0460.9060360265" calcext:value-type="float">
            <text:p>20460.91</text:p>
          </table:table-cell>
          <table:table-cell office:value-type="float" office:value="41252.1209470323" calcext:value-type="float">
            <text:p>41252.12</text:p>
          </table:table-cell>
          <table:table-cell office:value-type="float" office:value="10758.1480181099" calcext:value-type="float">
            <text:p>10758.15</text:p>
          </table:table-cell>
          <table:table-cell office:value-type="float" office:value="115737748.779561" calcext:value-type="float">
            <text:p>115737748.78</text:p>
          </table:table-cell>
          <table:table-cell office:value-type="float" office:value="16623.6764451468" calcext:value-type="float">
            <text:p>16623.68</text:p>
          </table:table-cell>
          <table:table-cell office:value-type="float" office:value="20460.9060360265" calcext:value-type="float">
            <text:p>20460.91</text:p>
          </table:table-cell>
          <table:table-cell office:value-type="float" office:value="24553.0872432318" calcext:value-type="float">
            <text:p>24553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4" calcext:value-type="float">
            <text:p>34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085.283454383" calcext:value-type="float">
            <text:p>21085.28</text:p>
          </table:table-cell>
          <table:table-cell office:value-type="float" office:value="40629.6113005952" calcext:value-type="float">
            <text:p>40629.61</text:p>
          </table:table-cell>
          <table:table-cell office:value-type="float" office:value="10767.9340622253" calcext:value-type="float">
            <text:p>10767.93</text:p>
          </table:table-cell>
          <table:table-cell office:value-type="float" office:value="115948403.968431" calcext:value-type="float">
            <text:p>115948403.97</text:p>
          </table:table-cell>
          <table:table-cell office:value-type="float" office:value="16743.9595723686" calcext:value-type="float">
            <text:p>16743.96</text:p>
          </table:table-cell>
          <table:table-cell office:value-type="float" office:value="21085.283454383" calcext:value-type="float">
            <text:p>21085.28</text:p>
          </table:table-cell>
          <table:table-cell office:value-type="float" office:value="25302.3401452596" calcext:value-type="float">
            <text:p>25302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5" calcext:value-type="float">
            <text:p>35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0104.6664698066" calcext:value-type="float">
            <text:p>20104.67</text:p>
          </table:table-cell>
          <table:table-cell office:value-type="float" office:value="43095.1745459753" calcext:value-type="float">
            <text:p>43095.17</text:p>
          </table:table-cell>
          <table:table-cell office:value-type="float" office:value="11242.2659651762" calcext:value-type="float">
            <text:p>11242.27</text:p>
          </table:table-cell>
          <table:table-cell office:value-type="float" office:value="126388544.031759" calcext:value-type="float">
            <text:p>126388544.03</text:p>
          </table:table-cell>
          <table:table-cell office:value-type="float" office:value="16749.9880436792" calcext:value-type="float">
            <text:p>16749.99</text:p>
          </table:table-cell>
          <table:table-cell office:value-type="float" office:value="20104.6664698066" calcext:value-type="float">
            <text:p>20104.67</text:p>
          </table:table-cell>
          <table:table-cell office:value-type="float" office:value="24125.5997637679" calcext:value-type="float">
            <text:p>24125.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6" calcext:value-type="float">
            <text:p>36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0023.2661860712" calcext:value-type="float">
            <text:p>20023.27</text:p>
          </table:table-cell>
          <table:table-cell office:value-type="float" office:value="40147.6183208178" calcext:value-type="float">
            <text:p>40147.62</text:p>
          </table:table-cell>
          <table:table-cell office:value-type="float" office:value="9816.87583114375" calcext:value-type="float">
            <text:p>9816.88</text:p>
          </table:table-cell>
          <table:table-cell office:value-type="float" office:value="96371051.0840942" calcext:value-type="float">
            <text:p>96371051.08</text:p>
          </table:table-cell>
          <table:table-cell office:value-type="float" office:value="16222.5220782861" calcext:value-type="float">
            <text:p>16222.52</text:p>
          </table:table-cell>
          <table:table-cell office:value-type="float" office:value="20023.2661860712" calcext:value-type="float">
            <text:p>20023.27</text:p>
          </table:table-cell>
          <table:table-cell office:value-type="float" office:value="24027.9194232854" calcext:value-type="float">
            <text:p>24027.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7" calcext:value-type="float">
            <text:p>3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705.3969167664" calcext:value-type="float">
            <text:p>19705.40</text:p>
          </table:table-cell>
          <table:table-cell office:value-type="float" office:value="45560.7377913553" calcext:value-type="float">
            <text:p>45560.74</text:p>
          </table:table-cell>
          <table:table-cell office:value-type="float" office:value="11160.0964332826" calcext:value-type="float">
            <text:p>11160.10</text:p>
          </table:table-cell>
          <table:table-cell office:value-type="float" office:value="124547752.400167" calcext:value-type="float">
            <text:p>124547752.40</text:p>
          </table:table-cell>
          <table:table-cell office:value-type="float" office:value="16829.9977669239" calcext:value-type="float">
            <text:p>16830.00</text:p>
          </table:table-cell>
          <table:table-cell office:value-type="float" office:value="19705.3969167664" calcext:value-type="float">
            <text:p>19705.40</text:p>
          </table:table-cell>
          <table:table-cell office:value-type="float" office:value="23646.4763001197" calcext:value-type="float">
            <text:p>23646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8" calcext:value-type="float">
            <text:p>3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615.1652339796" calcext:value-type="float">
            <text:p>18615.17</text:p>
          </table:table-cell>
          <table:table-cell office:value-type="float" office:value="43878.2087003595" calcext:value-type="float">
            <text:p>43878.21</text:p>
          </table:table-cell>
          <table:table-cell office:value-type="float" office:value="10593.8737822847" calcext:value-type="float">
            <text:p>10593.87</text:p>
          </table:table-cell>
          <table:table-cell office:value-type="float" office:value="112230161.714979" calcext:value-type="float">
            <text:p>112230161.71</text:p>
          </table:table-cell>
          <table:table-cell office:value-type="float" office:value="15995.8357018833" calcext:value-type="float">
            <text:p>15995.84</text:p>
          </table:table-cell>
          <table:table-cell office:value-type="float" office:value="18615.1652339796" calcext:value-type="float">
            <text:p>18615.17</text:p>
          </table:table-cell>
          <table:table-cell office:value-type="float" office:value="22338.1982807755" calcext:value-type="float">
            <text:p>22338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9" calcext:value-type="float">
            <text:p>3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218.1319336015" calcext:value-type="float">
            <text:p>17218.13</text:p>
          </table:table-cell>
          <table:table-cell office:value-type="float" office:value="41964.6752981726" calcext:value-type="float">
            <text:p>41964.68</text:p>
          </table:table-cell>
          <table:table-cell office:value-type="float" office:value="9291.83604275242" calcext:value-type="float">
            <text:p>9291.84</text:p>
          </table:table-cell>
          <table:table-cell office:value-type="float" office:value="86338217.0453929" calcext:value-type="float">
            <text:p>86338217.05</text:p>
          </table:table-cell>
          <table:table-cell office:value-type="float" office:value="14939.2167800358" calcext:value-type="float">
            <text:p>14939.22</text:p>
          </table:table-cell>
          <table:table-cell office:value-type="float" office:value="17218.1319336015" calcext:value-type="float">
            <text:p>17218.13</text:p>
          </table:table-cell>
          <table:table-cell office:value-type="float" office:value="20661.7583203218" calcext:value-type="float">
            <text:p>20661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0" calcext:value-type="float">
            <text:p>4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225.915129662" calcext:value-type="float">
            <text:p>19225.92</text:p>
          </table:table-cell>
          <table:table-cell office:value-type="float" office:value="40775.9853895551" calcext:value-type="float">
            <text:p>40775.99</text:p>
          </table:table-cell>
          <table:table-cell office:value-type="float" office:value="10112.3169579621" calcext:value-type="float">
            <text:p>10112.32</text:p>
          </table:table-cell>
          <table:table-cell office:value-type="float" office:value="102258954.258287" calcext:value-type="float">
            <text:p>102258954.26</text:p>
          </table:table-cell>
          <table:table-cell office:value-type="float" office:value="15945.5665022379" calcext:value-type="float">
            <text:p>15945.57</text:p>
          </table:table-cell>
          <table:table-cell office:value-type="float" office:value="19225.915129662" calcext:value-type="float">
            <text:p>19225.92</text:p>
          </table:table-cell>
          <table:table-cell office:value-type="float" office:value="23071.0981555943" calcext:value-type="float">
            <text:p>23071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1" calcext:value-type="float">
            <text:p>4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339.7584863008" calcext:value-type="float">
            <text:p>18339.76</text:p>
          </table:table-cell>
          <table:table-cell office:value-type="float" office:value="41602.2233108044" calcext:value-type="float">
            <text:p>41602.22</text:p>
          </table:table-cell>
          <table:table-cell office:value-type="float" office:value="9327.90536868423" calcext:value-type="float">
            <text:p>9327.91</text:p>
          </table:table-cell>
          <table:table-cell office:value-type="float" office:value="87009818.5671281" calcext:value-type="float">
            <text:p>87009818.57</text:p>
          </table:table-cell>
          <table:table-cell office:value-type="float" office:value="15580.6761680832" calcext:value-type="float">
            <text:p>15580.68</text:p>
          </table:table-cell>
          <table:table-cell office:value-type="float" office:value="18339.7584863008" calcext:value-type="float">
            <text:p>18339.76</text:p>
          </table:table-cell>
          <table:table-cell office:value-type="float" office:value="22007.7101835609" calcext:value-type="float">
            <text:p>22007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2" calcext:value-type="float">
            <text:p>4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402.3048095795" calcext:value-type="float">
            <text:p>19402.30</text:p>
          </table:table-cell>
          <table:table-cell office:value-type="float" office:value="50254.6991533029" calcext:value-type="float">
            <text:p>50254.70</text:p>
          </table:table-cell>
          <table:table-cell office:value-type="float" office:value="9378.92234719061" calcext:value-type="float">
            <text:p>9378.92</text:p>
          </table:table-cell>
          <table:table-cell office:value-type="float" office:value="87964184.3946314" calcext:value-type="float">
            <text:p>87964184.39</text:p>
          </table:table-cell>
          <table:table-cell office:value-type="float" office:value="17067.8090535307" calcext:value-type="float">
            <text:p>17067.81</text:p>
          </table:table-cell>
          <table:table-cell office:value-type="float" office:value="19402.3048095795" calcext:value-type="float">
            <text:p>19402.30</text:p>
          </table:table-cell>
          <table:table-cell office:value-type="float" office:value="23282.7657714954" calcext:value-type="float">
            <text:p>23282.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3" calcext:value-type="float">
            <text:p>4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059.688893267" calcext:value-type="float">
            <text:p>19059.69</text:p>
          </table:table-cell>
          <table:table-cell office:value-type="float" office:value="41144.3299263566" calcext:value-type="float">
            <text:p>41144.33</text:p>
          </table:table-cell>
          <table:table-cell office:value-type="float" office:value="9505.02007698745" calcext:value-type="float">
            <text:p>9505.02</text:p>
          </table:table-cell>
          <table:table-cell office:value-type="float" office:value="90345406.6639346" calcext:value-type="float">
            <text:p>90345406.66</text:p>
          </table:table-cell>
          <table:table-cell office:value-type="float" office:value="15915.1097179946" calcext:value-type="float">
            <text:p>15915.11</text:p>
          </table:table-cell>
          <table:table-cell office:value-type="float" office:value="19059.688893267" calcext:value-type="float">
            <text:p>19059.69</text:p>
          </table:table-cell>
          <table:table-cell office:value-type="float" office:value="22871.6266719203" calcext:value-type="float">
            <text:p>22871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4" calcext:value-type="float">
            <text:p>4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223.1390924214" calcext:value-type="float">
            <text:p>19223.14</text:p>
          </table:table-cell>
          <table:table-cell office:value-type="float" office:value="40609.8931717367" calcext:value-type="float">
            <text:p>40609.89</text:p>
          </table:table-cell>
          <table:table-cell office:value-type="float" office:value="9580.91628933327" calcext:value-type="float">
            <text:p>9580.92</text:p>
          </table:table-cell>
          <table:table-cell office:value-type="float" office:value="91793956.9432115" calcext:value-type="float">
            <text:p>91793956.94</text:p>
          </table:table-cell>
          <table:table-cell office:value-type="float" office:value="15918.7169674945" calcext:value-type="float">
            <text:p>15918.72</text:p>
          </table:table-cell>
          <table:table-cell office:value-type="float" office:value="19223.1390924214" calcext:value-type="float">
            <text:p>19223.14</text:p>
          </table:table-cell>
          <table:table-cell office:value-type="float" office:value="23067.7669109056" calcext:value-type="float">
            <text:p>23067.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5" calcext:value-type="float">
            <text:p>4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770.8293022918" calcext:value-type="float">
            <text:p>19770.83</text:p>
          </table:table-cell>
          <table:table-cell office:value-type="float" office:value="48731.871806084" calcext:value-type="float">
            <text:p>48731.87</text:p>
          </table:table-cell>
          <table:table-cell office:value-type="float" office:value="9925.91222828202" calcext:value-type="float">
            <text:p>9925.91</text:p>
          </table:table-cell>
          <table:table-cell office:value-type="float" office:value="98523733.5635586" calcext:value-type="float">
            <text:p>98523733.56</text:p>
          </table:table-cell>
          <table:table-cell office:value-type="float" office:value="17186.322247714" calcext:value-type="float">
            <text:p>17186.32</text:p>
          </table:table-cell>
          <table:table-cell office:value-type="float" office:value="19770.8293022918" calcext:value-type="float">
            <text:p>19770.83</text:p>
          </table:table-cell>
          <table:table-cell office:value-type="float" office:value="23724.9951627501" calcext:value-type="float">
            <text:p>23725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6" calcext:value-type="float">
            <text:p>4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652.6865763062" calcext:value-type="float">
            <text:p>18652.69</text:p>
          </table:table-cell>
          <table:table-cell office:value-type="float" office:value="39193.4853067379" calcext:value-type="float">
            <text:p>39193.49</text:p>
          </table:table-cell>
          <table:table-cell office:value-type="float" office:value="9780.61388562044" calcext:value-type="float">
            <text:p>9780.61</text:p>
          </table:table-cell>
          <table:table-cell office:value-type="float" office:value="95660407.9795914" calcext:value-type="float">
            <text:p>95660407.98</text:p>
          </table:table-cell>
          <table:table-cell office:value-type="float" office:value="15417.8761676418" calcext:value-type="float">
            <text:p>15417.88</text:p>
          </table:table-cell>
          <table:table-cell office:value-type="float" office:value="18652.6865763062" calcext:value-type="float">
            <text:p>18652.69</text:p>
          </table:table-cell>
          <table:table-cell office:value-type="float" office:value="22383.2238915675" calcext:value-type="float">
            <text:p>22383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7" calcext:value-type="float">
            <text:p>4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462.1303948228" calcext:value-type="float">
            <text:p>17462.13</text:p>
          </table:table-cell>
          <table:table-cell office:value-type="float" office:value="41177.2637566203" calcext:value-type="float">
            <text:p>41177.26</text:p>
          </table:table-cell>
          <table:table-cell office:value-type="float" office:value="10072.2657517977" calcext:value-type="float">
            <text:p>10072.27</text:p>
          </table:table-cell>
          <table:table-cell office:value-type="float" office:value="101450537.374837" calcext:value-type="float">
            <text:p>101450537.37</text:p>
          </table:table-cell>
          <table:table-cell office:value-type="float" office:value="15014.4697887583" calcext:value-type="float">
            <text:p>15014.47</text:p>
          </table:table-cell>
          <table:table-cell office:value-type="float" office:value="17462.1303948228" calcext:value-type="float">
            <text:p>17462.13</text:p>
          </table:table-cell>
          <table:table-cell office:value-type="float" office:value="20954.5564737874" calcext:value-type="float">
            <text:p>20954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8" calcext:value-type="float">
            <text:p>4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717.9819564537" calcext:value-type="float">
            <text:p>16717.98</text:p>
          </table:table-cell>
          <table:table-cell office:value-type="float" office:value="40436.1259938572" calcext:value-type="float">
            <text:p>40436.13</text:p>
          </table:table-cell>
          <table:table-cell office:value-type="float" office:value="10096.2653687125" calcext:value-type="float">
            <text:p>10096.27</text:p>
          </table:table-cell>
          <table:table-cell office:value-type="float" office:value="101934574.395463" calcext:value-type="float">
            <text:p>101934574.40</text:p>
          </table:table-cell>
          <table:table-cell office:value-type="float" office:value="14479.8299895343" calcext:value-type="float">
            <text:p>14479.83</text:p>
          </table:table-cell>
          <table:table-cell office:value-type="float" office:value="16717.9819564537" calcext:value-type="float">
            <text:p>16717.98</text:p>
          </table:table-cell>
          <table:table-cell office:value-type="float" office:value="20061.5783477445" calcext:value-type="float">
            <text:p>20061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9" calcext:value-type="float">
            <text:p>4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656.2298214241" calcext:value-type="float">
            <text:p>16656.23</text:p>
          </table:table-cell>
          <table:table-cell office:value-type="float" office:value="39193.4853067379" calcext:value-type="float">
            <text:p>39193.49</text:p>
          </table:table-cell>
          <table:table-cell office:value-type="float" office:value="9989.16855567297" calcext:value-type="float">
            <text:p>9989.17</text:p>
          </table:table-cell>
          <table:table-cell office:value-type="float" office:value="99783488.4336456" calcext:value-type="float">
            <text:p>99783488.43</text:p>
          </table:table-cell>
          <table:table-cell office:value-type="float" office:value="14318.6329960289" calcext:value-type="float">
            <text:p>14318.63</text:p>
          </table:table-cell>
          <table:table-cell office:value-type="float" office:value="16656.2298214241" calcext:value-type="float">
            <text:p>16656.23</text:p>
          </table:table-cell>
          <table:table-cell office:value-type="float" office:value="19987.4757857089" calcext:value-type="float">
            <text:p>19987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50" calcext:value-type="float">
            <text:p>5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547.6296102756" calcext:value-type="float">
            <text:p>17547.63</text:p>
          </table:table-cell>
          <table:table-cell office:value-type="float" office:value="40682.0270870848" calcext:value-type="float">
            <text:p>40682.03</text:p>
          </table:table-cell>
          <table:table-cell office:value-type="float" office:value="10312.4349234277" calcext:value-type="float">
            <text:p>10312.43</text:p>
          </table:table-cell>
          <table:table-cell office:value-type="float" office:value="106346314.049931" calcext:value-type="float">
            <text:p>106346314.05</text:p>
          </table:table-cell>
          <table:table-cell office:value-type="float" office:value="15013.2705034274" calcext:value-type="float">
            <text:p>15013.27</text:p>
          </table:table-cell>
          <table:table-cell office:value-type="float" office:value="17547.6296102756" calcext:value-type="float">
            <text:p>17547.63</text:p>
          </table:table-cell>
          <table:table-cell office:value-type="float" office:value="21057.1555323307" calcext:value-type="float">
            <text:p>21057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51" calcext:value-type="float">
            <text:p>5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688.6031726889" calcext:value-type="float">
            <text:p>16688.60</text:p>
          </table:table-cell>
          <table:table-cell office:value-type="float" office:value="41323.3511926287" calcext:value-type="float">
            <text:p>41323.35</text:p>
          </table:table-cell>
          <table:table-cell office:value-type="float" office:value="10243.6226711916" calcext:value-type="float">
            <text:p>10243.62</text:p>
          </table:table-cell>
          <table:table-cell office:value-type="float" office:value="104931805.429751" calcext:value-type="float">
            <text:p>104931805.43</text:p>
          </table:table-cell>
          <table:table-cell office:value-type="float" office:value="14541.4951241215" calcext:value-type="float">
            <text:p>14541.50</text:p>
          </table:table-cell>
          <table:table-cell office:value-type="float" office:value="16688.6031726889" calcext:value-type="float">
            <text:p>16688.60</text:p>
          </table:table-cell>
          <table:table-cell office:value-type="float" office:value="20026.3238072267" calcext:value-type="float">
            <text:p>20026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52" calcext:value-type="float">
            <text:p>5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595.3292825928" calcext:value-type="float">
            <text:p>16595.33</text:p>
          </table:table-cell>
          <table:table-cell office:value-type="float" office:value="40798.9898732233" calcext:value-type="float">
            <text:p>40798.99</text:p>
          </table:table-cell>
          <table:table-cell office:value-type="float" office:value="10143.7817719828" calcext:value-type="float">
            <text:p>10143.78</text:p>
          </table:table-cell>
          <table:table-cell office:value-type="float" office:value="102896308.637611" calcext:value-type="float">
            <text:p>102896308.64</text:p>
          </table:table-cell>
          <table:table-cell office:value-type="float" office:value="14434.9842509266" calcext:value-type="float">
            <text:p>14434.98</text:p>
          </table:table-cell>
          <table:table-cell office:value-type="float" office:value="16595.3292825928" calcext:value-type="float">
            <text:p>16595.33</text:p>
          </table:table-cell>
          <table:table-cell office:value-type="float" office:value="19914.3951391113" calcext:value-type="float">
            <text:p>19914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53" calcext:value-type="float">
            <text:p>5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618.8341798343" calcext:value-type="float">
            <text:p>17618.83</text:p>
          </table:table-cell>
          <table:table-cell office:value-type="float" office:value="40705.688841715" calcext:value-type="float">
            <text:p>40705.69</text:p>
          </table:table-cell>
          <table:table-cell office:value-type="float" office:value="9694.16722555016" calcext:value-type="float">
            <text:p>9694.17</text:p>
          </table:table-cell>
          <table:table-cell office:value-type="float" office:value="93976878.1969309" calcext:value-type="float">
            <text:p>93976878.20</text:p>
          </table:table-cell>
          <table:table-cell office:value-type="float" office:value="15058.0829745724" calcext:value-type="float">
            <text:p>15058.08</text:p>
          </table:table-cell>
          <table:table-cell office:value-type="float" office:value="17618.8341798343" calcext:value-type="float">
            <text:p>17618.83</text:p>
          </table:table-cell>
          <table:table-cell office:value-type="float" office:value="21142.6010158012" calcext:value-type="float">
            <text:p>21142.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54" calcext:value-type="float">
            <text:p>5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909.4544467702" calcext:value-type="float">
            <text:p>14909.45</text:p>
          </table:table-cell>
          <table:table-cell office:value-type="float" office:value="35095.5410846827" calcext:value-type="float">
            <text:p>35095.54</text:p>
          </table:table-cell>
          <table:table-cell office:value-type="float" office:value="9732.214882519" calcext:value-type="float">
            <text:p>9732.21</text:p>
          </table:table-cell>
          <table:table-cell office:value-type="float" office:value="94716006.5195243" calcext:value-type="float">
            <text:p>94716006.52</text:p>
          </table:table-cell>
          <table:table-cell office:value-type="float" office:value="12831.3230854887" calcext:value-type="float">
            <text:p>12831.32</text:p>
          </table:table-cell>
          <table:table-cell office:value-type="float" office:value="14909.4544467702" calcext:value-type="float">
            <text:p>14909.45</text:p>
          </table:table-cell>
          <table:table-cell office:value-type="float" office:value="17891.3453361242" calcext:value-type="float">
            <text:p>17891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55" calcext:value-type="float">
            <text:p>5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586.0721545647" calcext:value-type="float">
            <text:p>15586.07</text:p>
          </table:table-cell>
          <table:table-cell office:value-type="float" office:value="42727.9220613579" calcext:value-type="float">
            <text:p>42727.92</text:p>
          </table:table-cell>
          <table:table-cell office:value-type="float" office:value="10960.5518664124" calcext:value-type="float">
            <text:p>10960.55</text:p>
          </table:table-cell>
          <table:table-cell office:value-type="float" office:value="120133697.216317" calcext:value-type="float">
            <text:p>120133697.22</text:p>
          </table:table-cell>
          <table:table-cell office:value-type="float" office:value="13892.6636947451" calcext:value-type="float">
            <text:p>13892.66</text:p>
          </table:table-cell>
          <table:table-cell office:value-type="float" office:value="15586.0721545647" calcext:value-type="float">
            <text:p>15586.07</text:p>
          </table:table-cell>
          <table:table-cell office:value-type="float" office:value="18703.2865854777" calcext:value-type="float">
            <text:p>18703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56" calcext:value-type="float">
            <text:p>5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105.4396560591" calcext:value-type="float">
            <text:p>16105.44</text:p>
          </table:table-cell>
          <table:table-cell office:value-type="float" office:value="43051.9707791102" calcext:value-type="float">
            <text:p>43051.97</text:p>
          </table:table-cell>
          <table:table-cell office:value-type="float" office:value="10030.5996958855" calcext:value-type="float">
            <text:p>10030.60</text:p>
          </table:table-cell>
          <table:table-cell office:value-type="float" office:value="100612930.259097" calcext:value-type="float">
            <text:p>100612930.26</text:p>
          </table:table-cell>
          <table:table-cell office:value-type="float" office:value="14280.8357802269" calcext:value-type="float">
            <text:p>14280.84</text:p>
          </table:table-cell>
          <table:table-cell office:value-type="float" office:value="16105.4396560591" calcext:value-type="float">
            <text:p>16105.44</text:p>
          </table:table-cell>
          <table:table-cell office:value-type="float" office:value="19326.5275872709" calcext:value-type="float">
            <text:p>19326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57" calcext:value-type="float">
            <text:p>5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060.3678032815" calcext:value-type="float">
            <text:p>18060.37</text:p>
          </table:table-cell>
          <table:table-cell office:value-type="float" office:value="39190.8582625416" calcext:value-type="float">
            <text:p>39190.86</text:p>
          </table:table-cell>
          <table:table-cell office:value-type="float" office:value="9013.39487124506" calcext:value-type="float">
            <text:p>9013.39</text:p>
          </table:table-cell>
          <table:table-cell office:value-type="float" office:value="81241287.1049867" calcext:value-type="float">
            <text:p>81241287.10</text:p>
          </table:table-cell>
          <table:table-cell office:value-type="float" office:value="15116.9386706904" calcext:value-type="float">
            <text:p>15116.94</text:p>
          </table:table-cell>
          <table:table-cell office:value-type="float" office:value="18060.3678032815" calcext:value-type="float">
            <text:p>18060.37</text:p>
          </table:table-cell>
          <table:table-cell office:value-type="float" office:value="21672.4413639378" calcext:value-type="float">
            <text:p>21672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58" calcext:value-type="float">
            <text:p>5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464.9210978389" calcext:value-type="float">
            <text:p>18464.92</text:p>
          </table:table-cell>
          <table:table-cell office:value-type="float" office:value="36901.6892392373" calcext:value-type="float">
            <text:p>36901.69</text:p>
          </table:table-cell>
          <table:table-cell office:value-type="float" office:value="9958.63612757016" calcext:value-type="float">
            <text:p>9958.64</text:p>
          </table:table-cell>
          <table:table-cell office:value-type="float" office:value="99174433.5213457" calcext:value-type="float">
            <text:p>99174433.52</text:p>
          </table:table-cell>
          <table:table-cell office:value-type="float" office:value="14934.8389305011" calcext:value-type="float">
            <text:p>14934.84</text:p>
          </table:table-cell>
          <table:table-cell office:value-type="float" office:value="18464.9210978389" calcext:value-type="float">
            <text:p>18464.92</text:p>
          </table:table-cell>
          <table:table-cell office:value-type="float" office:value="22157.9053174067" calcext:value-type="float">
            <text:p>22157.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59" calcext:value-type="float">
            <text:p>5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914.0591513631" calcext:value-type="float">
            <text:p>17914.06</text:p>
          </table:table-cell>
          <table:table-cell office:value-type="float" office:value="40147.6183208178" calcext:value-type="float">
            <text:p>40147.62</text:p>
          </table:table-cell>
          <table:table-cell office:value-type="float" office:value="10848.5056051786" calcext:value-type="float">
            <text:p>10848.51</text:p>
          </table:table-cell>
          <table:table-cell office:value-type="float" office:value="117690073.865591" calcext:value-type="float">
            <text:p>117690073.87</text:p>
          </table:table-cell>
          <table:table-cell office:value-type="float" office:value="15162.9004996988" calcext:value-type="float">
            <text:p>15162.90</text:p>
          </table:table-cell>
          <table:table-cell office:value-type="float" office:value="17914.0591513631" calcext:value-type="float">
            <text:p>17914.06</text:p>
          </table:table-cell>
          <table:table-cell office:value-type="float" office:value="21496.8709816357" calcext:value-type="float">
            <text:p>21496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60" calcext:value-type="float">
            <text:p>6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316.0126783856" calcext:value-type="float">
            <text:p>18316.01</text:p>
          </table:table-cell>
          <table:table-cell office:value-type="float" office:value="45560.7377913553" calcext:value-type="float">
            <text:p>45560.74</text:p>
          </table:table-cell>
          <table:table-cell office:value-type="float" office:value="10625.8654335499" calcext:value-type="float">
            <text:p>10625.87</text:p>
          </table:table-cell>
          <table:table-cell office:value-type="float" office:value="112909016.211911" calcext:value-type="float">
            <text:p>112909016.21</text:p>
          </table:table-cell>
          <table:table-cell office:value-type="float" office:value="15966.4581508289" calcext:value-type="float">
            <text:p>15966.46</text:p>
          </table:table-cell>
          <table:table-cell office:value-type="float" office:value="18316.0126783856" calcext:value-type="float">
            <text:p>18316.01</text:p>
          </table:table-cell>
          <table:table-cell office:value-type="float" office:value="21979.2152140627" calcext:value-type="float">
            <text:p>21979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61" calcext:value-type="float">
            <text:p>6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446.2177054498" calcext:value-type="float">
            <text:p>17446.22</text:p>
          </table:table-cell>
          <table:table-cell office:value-type="float" office:value="39415.8075905685" calcext:value-type="float">
            <text:p>39415.81</text:p>
          </table:table-cell>
          <table:table-cell office:value-type="float" office:value="8906.12924668671" calcext:value-type="float">
            <text:p>8906.13</text:p>
          </table:table-cell>
          <table:table-cell office:value-type="float" office:value="79319138.1586884" calcext:value-type="float">
            <text:p>79319138.16</text:p>
          </table:table-cell>
          <table:table-cell office:value-type="float" office:value="14809.0187993451" calcext:value-type="float">
            <text:p>14809.02</text:p>
          </table:table-cell>
          <table:table-cell office:value-type="float" office:value="17446.2177054498" calcext:value-type="float">
            <text:p>17446.22</text:p>
          </table:table-cell>
          <table:table-cell office:value-type="float" office:value="20935.4612465397" calcext:value-type="float">
            <text:p>20935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62" calcext:value-type="float">
            <text:p>6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724.517769673" calcext:value-type="float">
            <text:p>17724.52</text:p>
          </table:table-cell>
          <table:table-cell office:value-type="float" office:value="37609.8931717367" calcext:value-type="float">
            <text:p>37609.89</text:p>
          </table:table-cell>
          <table:table-cell office:value-type="float" office:value="9524.54353239203" calcext:value-type="float">
            <text:p>9524.54</text:p>
          </table:table-cell>
          <table:table-cell office:value-type="float" office:value="90716929.5004308" calcext:value-type="float">
            <text:p>90716929.50</text:p>
          </table:table-cell>
          <table:table-cell office:value-type="float" office:value="14714.8210821668" calcext:value-type="float">
            <text:p>14714.82</text:p>
          </table:table-cell>
          <table:table-cell office:value-type="float" office:value="17724.517769673" calcext:value-type="float">
            <text:p>17724.52</text:p>
          </table:table-cell>
          <table:table-cell office:value-type="float" office:value="21269.4213236076" calcext:value-type="float">
            <text:p>21269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63" calcext:value-type="float">
            <text:p>6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824.9582743529" calcext:value-type="float">
            <text:p>16824.96</text:p>
          </table:table-cell>
          <table:table-cell office:value-type="float" office:value="36888.4343034962" calcext:value-type="float">
            <text:p>36888.43</text:p>
          </table:table-cell>
          <table:table-cell office:value-type="float" office:value="9740.4625384322" calcext:value-type="float">
            <text:p>9740.46</text:p>
          </table:table-cell>
          <table:table-cell office:value-type="float" office:value="94876610.462601" calcext:value-type="float">
            <text:p>94876610.46</text:p>
          </table:table-cell>
          <table:table-cell office:value-type="float" office:value="14144.2429154265" calcext:value-type="float">
            <text:p>14144.24</text:p>
          </table:table-cell>
          <table:table-cell office:value-type="float" office:value="16824.9582743529" calcext:value-type="float">
            <text:p>16824.96</text:p>
          </table:table-cell>
          <table:table-cell office:value-type="float" office:value="20189.9499292234" calcext:value-type="float">
            <text:p>20189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64" calcext:value-type="float">
            <text:p>6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330.0988884589" calcext:value-type="float">
            <text:p>15330.10</text:p>
          </table:table-cell>
          <table:table-cell office:value-type="float" office:value="38659.048552118" calcext:value-type="float">
            <text:p>38659.05</text:p>
          </table:table-cell>
          <table:table-cell office:value-type="float" office:value="9844.49989851315" calcext:value-type="float">
            <text:p>9844.50</text:p>
          </table:table-cell>
          <table:table-cell office:value-type="float" office:value="96914178.2518255" calcext:value-type="float">
            <text:p>96914178.25</text:p>
          </table:table-cell>
          <table:table-cell office:value-type="float" office:value="13425.9166382142" calcext:value-type="float">
            <text:p>13425.92</text:p>
          </table:table-cell>
          <table:table-cell office:value-type="float" office:value="15330.0988884588" calcext:value-type="float">
            <text:p>15330.10</text:p>
          </table:table-cell>
          <table:table-cell office:value-type="float" office:value="18396.1186661506" calcext:value-type="float">
            <text:p>18396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65" calcext:value-type="float">
            <text:p>6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586.838963036" calcext:value-type="float">
            <text:p>15586.84</text:p>
          </table:table-cell>
          <table:table-cell office:value-type="float" office:value="36161.8018551865" calcext:value-type="float">
            <text:p>36161.80</text:p>
          </table:table-cell>
          <table:table-cell office:value-type="float" office:value="9634.31720474165" calcext:value-type="float">
            <text:p>9634.32</text:p>
          </table:table-cell>
          <table:table-cell office:value-type="float" office:value="92820068.001581" calcext:value-type="float">
            <text:p>92820068.00</text:p>
          </table:table-cell>
          <table:table-cell office:value-type="float" office:value="13352.7212065702" calcext:value-type="float">
            <text:p>13352.72</text:p>
          </table:table-cell>
          <table:table-cell office:value-type="float" office:value="15586.838963036" calcext:value-type="float">
            <text:p>15586.84</text:p>
          </table:table-cell>
          <table:table-cell office:value-type="float" office:value="18704.2067556432" calcext:value-type="float">
            <text:p>18704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66" calcext:value-type="float">
            <text:p>6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945.6727308764" calcext:value-type="float">
            <text:p>15945.67</text:p>
          </table:table-cell>
          <table:table-cell office:value-type="float" office:value="35763.5562774612" calcext:value-type="float">
            <text:p>35763.56</text:p>
          </table:table-cell>
          <table:table-cell office:value-type="float" office:value="9825.93415849286" calcext:value-type="float">
            <text:p>9825.93</text:p>
          </table:table-cell>
          <table:table-cell office:value-type="float" office:value="96548982.0870368" calcext:value-type="float">
            <text:p>96548982.09</text:p>
          </table:table-cell>
          <table:table-cell office:value-type="float" office:value="13515.0655603505" calcext:value-type="float">
            <text:p>13515.07</text:p>
          </table:table-cell>
          <table:table-cell office:value-type="float" office:value="15945.6727308764" calcext:value-type="float">
            <text:p>15945.67</text:p>
          </table:table-cell>
          <table:table-cell office:value-type="float" office:value="19134.8072770517" calcext:value-type="float">
            <text:p>19134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67" calcext:value-type="float">
            <text:p>6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639.1673900213" calcext:value-type="float">
            <text:p>15639.17</text:p>
          </table:table-cell>
          <table:table-cell office:value-type="float" office:value="40147.6183208178" calcext:value-type="float">
            <text:p>40147.62</text:p>
          </table:table-cell>
          <table:table-cell office:value-type="float" office:value="10026.4679283168" calcext:value-type="float">
            <text:p>10026.47</text:p>
          </table:table-cell>
          <table:table-cell office:value-type="float" office:value="100530059.117565" calcext:value-type="float">
            <text:p>100530059.12</text:p>
          </table:table-cell>
          <table:table-cell office:value-type="float" office:value="13750.6398133838" calcext:value-type="float">
            <text:p>13750.64</text:p>
          </table:table-cell>
          <table:table-cell office:value-type="float" office:value="15639.1673900213" calcext:value-type="float">
            <text:p>15639.17</text:p>
          </table:table-cell>
          <table:table-cell office:value-type="float" office:value="18767.0008680255" calcext:value-type="float">
            <text:p>18767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68" calcext:value-type="float">
            <text:p>6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849.099352469" calcext:value-type="float">
            <text:p>13849.10</text:p>
          </table:table-cell>
          <table:table-cell office:value-type="float" office:value="34287.2852547804" calcext:value-type="float">
            <text:p>34287.29</text:p>
          </table:table-cell>
          <table:table-cell office:value-type="float" office:value="8994.06746007981" calcext:value-type="float">
            <text:p>8994.07</text:p>
          </table:table-cell>
          <table:table-cell office:value-type="float" office:value="80893249.4764665" calcext:value-type="float">
            <text:p>80893249.48</text:p>
          </table:table-cell>
          <table:table-cell office:value-type="float" office:value="12086.2753349581" calcext:value-type="float">
            <text:p>12086.28</text:p>
          </table:table-cell>
          <table:table-cell office:value-type="float" office:value="13849.099352469" calcext:value-type="float">
            <text:p>13849.10</text:p>
          </table:table-cell>
          <table:table-cell office:value-type="float" office:value="16618.9192229628" calcext:value-type="float">
            <text:p>16618.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69" calcext:value-type="float">
            <text:p>6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349.660233036" calcext:value-type="float">
            <text:p>15349.66</text:p>
          </table:table-cell>
          <table:table-cell office:value-type="float" office:value="37232.3055674804" calcext:value-type="float">
            <text:p>37232.31</text:p>
          </table:table-cell>
          <table:table-cell office:value-type="float" office:value="9054.38023901602" calcext:value-type="float">
            <text:p>9054.38</text:p>
          </table:table-cell>
          <table:table-cell office:value-type="float" office:value="81981801.5126839" calcext:value-type="float">
            <text:p>81981801.51</text:p>
          </table:table-cell>
          <table:table-cell office:value-type="float" office:value="13314.2889702385" calcext:value-type="float">
            <text:p>13314.29</text:p>
          </table:table-cell>
          <table:table-cell office:value-type="float" office:value="15349.660233036" calcext:value-type="float">
            <text:p>15349.66</text:p>
          </table:table-cell>
          <table:table-cell office:value-type="float" office:value="18419.5922796432" calcext:value-type="float">
            <text:p>18419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70" calcext:value-type="float">
            <text:p>7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584.9159375563" calcext:value-type="float">
            <text:p>15584.92</text:p>
          </table:table-cell>
          <table:table-cell office:value-type="float" office:value="37232.3055674804" calcext:value-type="float">
            <text:p>37232.31</text:p>
          </table:table-cell>
          <table:table-cell office:value-type="float" office:value="8740.61905788314" calcext:value-type="float">
            <text:p>8740.62</text:p>
          </table:table-cell>
          <table:table-cell office:value-type="float" office:value="76398421.5150299" calcext:value-type="float">
            <text:p>76398421.52</text:p>
          </table:table-cell>
          <table:table-cell office:value-type="float" office:value="13462.0168018744" calcext:value-type="float">
            <text:p>13462.02</text:p>
          </table:table-cell>
          <table:table-cell office:value-type="float" office:value="15584.9159375563" calcext:value-type="float">
            <text:p>15584.92</text:p>
          </table:table-cell>
          <table:table-cell office:value-type="float" office:value="18701.8991250675" calcext:value-type="float">
            <text:p>18701.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71" calcext:value-type="float">
            <text:p>7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908.5470910501" calcext:value-type="float">
            <text:p>15908.55</text:p>
          </table:table-cell>
          <table:table-cell office:value-type="float" office:value="36948.1793609121" calcext:value-type="float">
            <text:p>36948.18</text:p>
          </table:table-cell>
          <table:table-cell office:value-type="float" office:value="8854.02469717374" calcext:value-type="float">
            <text:p>8854.02</text:p>
          </table:table-cell>
          <table:table-cell office:value-type="float" office:value="78393753.3381626" calcext:value-type="float">
            <text:p>78393753.34</text:p>
          </table:table-cell>
          <table:table-cell office:value-type="float" office:value="13630.027426784" calcext:value-type="float">
            <text:p>13630.03</text:p>
          </table:table-cell>
          <table:table-cell office:value-type="float" office:value="15908.5470910501" calcext:value-type="float">
            <text:p>15908.55</text:p>
          </table:table-cell>
          <table:table-cell office:value-type="float" office:value="19090.2565092601" calcext:value-type="float">
            <text:p>19090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72" calcext:value-type="float">
            <text:p>7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174.7065669315" calcext:value-type="float">
            <text:p>16174.71</text:p>
          </table:table-cell>
          <table:table-cell office:value-type="float" office:value="33251.4076993644" calcext:value-type="float">
            <text:p>33251.41</text:p>
          </table:table-cell>
          <table:table-cell office:value-type="float" office:value="7564.76210689922" calcext:value-type="float">
            <text:p>7564.76</text:p>
          </table:table-cell>
          <table:table-cell office:value-type="float" office:value="57225625.7339783" calcext:value-type="float">
            <text:p>57225625.73</text:p>
          </table:table-cell>
          <table:table-cell office:value-type="float" office:value="13270.0309265174" calcext:value-type="float">
            <text:p>13270.03</text:p>
          </table:table-cell>
          <table:table-cell office:value-type="float" office:value="16174.7065669315" calcext:value-type="float">
            <text:p>16174.71</text:p>
          </table:table-cell>
          <table:table-cell office:value-type="float" office:value="19409.6478803178" calcext:value-type="float">
            <text:p>19409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73" calcext:value-type="float">
            <text:p>7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477.1327043964" calcext:value-type="float">
            <text:p>15477.13</text:p>
          </table:table-cell>
          <table:table-cell office:value-type="float" office:value="33251.4076993644" calcext:value-type="float">
            <text:p>33251.41</text:p>
          </table:table-cell>
          <table:table-cell office:value-type="float" office:value="7498.69493493687" calcext:value-type="float">
            <text:p>7498.69</text:p>
          </table:table-cell>
          <table:table-cell office:value-type="float" office:value="56230425.7272479" calcext:value-type="float">
            <text:p>56230425.73</text:p>
          </table:table-cell>
          <table:table-cell office:value-type="float" office:value="12928.2934766605" calcext:value-type="float">
            <text:p>12928.29</text:p>
          </table:table-cell>
          <table:table-cell office:value-type="float" office:value="15477.1327043964" calcext:value-type="float">
            <text:p>15477.13</text:p>
          </table:table-cell>
          <table:table-cell office:value-type="float" office:value="18572.5592452757" calcext:value-type="float">
            <text:p>18572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74" calcext:value-type="float">
            <text:p>7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539.8706254639" calcext:value-type="float">
            <text:p>14539.87</text:p>
          </table:table-cell>
          <table:table-cell office:value-type="float" office:value="36295.432190748" calcext:value-type="float">
            <text:p>36295.43</text:p>
          </table:table-cell>
          <table:table-cell office:value-type="float" office:value="7099.14810219388" calcext:value-type="float">
            <text:p>7099.15</text:p>
          </table:table-cell>
          <table:table-cell office:value-type="float" office:value="50397903.776883" calcext:value-type="float">
            <text:p>50397903.78</text:p>
          </table:table-cell>
          <table:table-cell office:value-type="float" office:value="12708.8567070564" calcext:value-type="float">
            <text:p>12708.86</text:p>
          </table:table-cell>
          <table:table-cell office:value-type="float" office:value="14539.8706254639" calcext:value-type="float">
            <text:p>14539.87</text:p>
          </table:table-cell>
          <table:table-cell office:value-type="float" office:value="17447.8447505567" calcext:value-type="float">
            <text:p>17447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75" calcext:value-type="float">
            <text:p>7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728.7057479564" calcext:value-type="float">
            <text:p>14728.71</text:p>
          </table:table-cell>
          <table:table-cell office:value-type="float" office:value="35583.9968603191" calcext:value-type="float">
            <text:p>35584.00</text:p>
          </table:table-cell>
          <table:table-cell office:value-type="float" office:value="8218.36063298862" calcext:value-type="float">
            <text:p>8218.36</text:p>
          </table:table-cell>
          <table:table-cell office:value-type="float" office:value="67541451.4938571" calcext:value-type="float">
            <text:p>67541451.49</text:p>
          </table:table-cell>
          <table:table-cell office:value-type="float" office:value="12767.1725874572" calcext:value-type="float">
            <text:p>12767.17</text:p>
          </table:table-cell>
          <table:table-cell office:value-type="float" office:value="14728.7057479564" calcext:value-type="float">
            <text:p>14728.71</text:p>
          </table:table-cell>
          <table:table-cell office:value-type="float" office:value="17674.4468975476" calcext:value-type="float">
            <text:p>17674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76" calcext:value-type="float">
            <text:p>7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330.2270188952" calcext:value-type="float">
            <text:p>14330.23</text:p>
          </table:table-cell>
          <table:table-cell office:value-type="float" office:value="32776.4501987817" calcext:value-type="float">
            <text:p>32776.45</text:p>
          </table:table-cell>
          <table:table-cell office:value-type="float" office:value="7773.09644278017" calcext:value-type="float">
            <text:p>7773.10</text:p>
          </table:table-cell>
          <table:table-cell office:value-type="float" office:value="60421028.3087617" calcext:value-type="float">
            <text:p>60421028.31</text:p>
          </table:table-cell>
          <table:table-cell office:value-type="float" office:value="12234.430546364" calcext:value-type="float">
            <text:p>12234.43</text:p>
          </table:table-cell>
          <table:table-cell office:value-type="float" office:value="14330.2270188952" calcext:value-type="float">
            <text:p>14330.23</text:p>
          </table:table-cell>
          <table:table-cell office:value-type="float" office:value="17196.2724226743" calcext:value-type="float">
            <text:p>17196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77" calcext:value-type="float">
            <text:p>7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093.3424407424" calcext:value-type="float">
            <text:p>14093.34</text:p>
          </table:table-cell>
          <table:table-cell office:value-type="float" office:value="34715.8737934317" calcext:value-type="float">
            <text:p>34715.87</text:p>
          </table:table-cell>
          <table:table-cell office:value-type="float" office:value="7583.35607556174" calcext:value-type="float">
            <text:p>7583.36</text:p>
          </table:table-cell>
          <table:table-cell office:value-type="float" office:value="57507289.3687592" calcext:value-type="float">
            <text:p>57507289.37</text:p>
          </table:table-cell>
          <table:table-cell office:value-type="float" office:value="12282.0821386236" calcext:value-type="float">
            <text:p>12282.08</text:p>
          </table:table-cell>
          <table:table-cell office:value-type="float" office:value="14093.3424407424" calcext:value-type="float">
            <text:p>14093.34</text:p>
          </table:table-cell>
          <table:table-cell office:value-type="float" office:value="16912.0109288908" calcext:value-type="float">
            <text:p>16912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78" calcext:value-type="float">
            <text:p>7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428.3392572299" calcext:value-type="float">
            <text:p>15428.34</text:p>
          </table:table-cell>
          <table:table-cell office:value-type="float" office:value="34135.3745316791" calcext:value-type="float">
            <text:p>34135.37</text:p>
          </table:table-cell>
          <table:table-cell office:value-type="float" office:value="8015.9882491522" calcext:value-type="float">
            <text:p>8015.99</text:p>
          </table:table-cell>
          <table:table-cell office:value-type="float" office:value="64256067.6105461" calcext:value-type="float">
            <text:p>64256067.61</text:p>
          </table:table-cell>
          <table:table-cell office:value-type="float" office:value="13022.2720767049" calcext:value-type="float">
            <text:p>13022.27</text:p>
          </table:table-cell>
          <table:table-cell office:value-type="float" office:value="15428.3392572299" calcext:value-type="float">
            <text:p>15428.34</text:p>
          </table:table-cell>
          <table:table-cell office:value-type="float" office:value="18514.0071086758" calcext:value-type="float">
            <text:p>18514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79" calcext:value-type="float">
            <text:p>7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219.8952857394" calcext:value-type="float">
            <text:p>15219.90</text:p>
          </table:table-cell>
          <table:table-cell office:value-type="float" office:value="34135.3745316791" calcext:value-type="float">
            <text:p>34135.37</text:p>
          </table:table-cell>
          <table:table-cell office:value-type="float" office:value="7890.93475028694" calcext:value-type="float">
            <text:p>7890.93</text:p>
          </table:table-cell>
          <table:table-cell office:value-type="float" office:value="62266851.233286" calcext:value-type="float">
            <text:p>62266851.23</text:p>
          </table:table-cell>
          <table:table-cell office:value-type="float" office:value="12906.0351426216" calcext:value-type="float">
            <text:p>12906.04</text:p>
          </table:table-cell>
          <table:table-cell office:value-type="float" office:value="15219.8952857394" calcext:value-type="float">
            <text:p>15219.90</text:p>
          </table:table-cell>
          <table:table-cell office:value-type="float" office:value="18263.8743428873" calcext:value-type="float">
            <text:p>18263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80" calcext:value-type="float">
            <text:p>8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378.1780210193" calcext:value-type="float">
            <text:p>13378.18</text:p>
          </table:table-cell>
          <table:table-cell office:value-type="float" office:value="30331.867726781" calcext:value-type="float">
            <text:p>30331.87</text:p>
          </table:table-cell>
          <table:table-cell office:value-type="float" office:value="7190.94238658112" calcext:value-type="float">
            <text:p>7190.94</text:p>
          </table:table-cell>
          <table:table-cell office:value-type="float" office:value="51709652.407129" calcext:value-type="float">
            <text:p>51709652.41</text:p>
          </table:table-cell>
          <table:table-cell office:value-type="float" office:value="11399.6239082747" calcext:value-type="float">
            <text:p>11399.62</text:p>
          </table:table-cell>
          <table:table-cell office:value-type="float" office:value="13378.1780210193" calcext:value-type="float">
            <text:p>13378.18</text:p>
          </table:table-cell>
          <table:table-cell office:value-type="float" office:value="16053.8136252232" calcext:value-type="float">
            <text:p>16053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81" calcext:value-type="float">
            <text:p>8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897.2922454398" calcext:value-type="float">
            <text:p>13897.29</text:p>
          </table:table-cell>
          <table:table-cell office:value-type="float" office:value="31518.2854866684" calcext:value-type="float">
            <text:p>31518.29</text:p>
          </table:table-cell>
          <table:table-cell office:value-type="float" office:value="7981.02766387714" calcext:value-type="float">
            <text:p>7981.03</text:p>
          </table:table-cell>
          <table:table-cell office:value-type="float" office:value="63696802.5715723" calcext:value-type="float">
            <text:p>63696802.57</text:p>
          </table:table-cell>
          <table:table-cell office:value-type="float" office:value="11837.9162411241" calcext:value-type="float">
            <text:p>11837.92</text:p>
          </table:table-cell>
          <table:table-cell office:value-type="float" office:value="13897.2922454398" calcext:value-type="float">
            <text:p>13897.29</text:p>
          </table:table-cell>
          <table:table-cell office:value-type="float" office:value="16676.7506945278" calcext:value-type="float">
            <text:p>16676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82" calcext:value-type="float">
            <text:p>8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2516.0642379593" calcext:value-type="float">
            <text:p>12516.06</text:p>
          </table:table-cell>
          <table:table-cell office:value-type="float" office:value="30921.5977901796" calcext:value-type="float">
            <text:p>30921.60</text:p>
          </table:table-cell>
          <table:table-cell office:value-type="float" office:value="7661.57997834087" calcext:value-type="float">
            <text:p>7661.58</text:p>
          </table:table-cell>
          <table:table-cell office:value-type="float" office:value="58699807.7645137" calcext:value-type="float">
            <text:p>58699807.76</text:p>
          </table:table-cell>
          <table:table-cell office:value-type="float" office:value="10928.2745675508" calcext:value-type="float">
            <text:p>10928.27</text:p>
          </table:table-cell>
          <table:table-cell office:value-type="float" office:value="12516.0642379593" calcext:value-type="float">
            <text:p>12516.06</text:p>
          </table:table-cell>
          <table:table-cell office:value-type="float" office:value="15019.2770855512" calcext:value-type="float">
            <text:p>15019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83" calcext:value-type="float">
            <text:p>8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211.1576612583" calcext:value-type="float">
            <text:p>13211.16</text:p>
          </table:table-cell>
          <table:table-cell office:value-type="float" office:value="28773.5064736294" calcext:value-type="float">
            <text:p>28773.51</text:p>
          </table:table-cell>
          <table:table-cell office:value-type="float" office:value="7354.51717962665" calcext:value-type="float">
            <text:p>7354.52</text:p>
          </table:table-cell>
          <table:table-cell office:value-type="float" office:value="54088922.9454235" calcext:value-type="float">
            <text:p>54088922.95</text:p>
          </table:table-cell>
          <table:table-cell office:value-type="float" office:value="11110.979358817" calcext:value-type="float">
            <text:p>11110.98</text:p>
          </table:table-cell>
          <table:table-cell office:value-type="float" office:value="13211.1576612583" calcext:value-type="float">
            <text:p>13211.16</text:p>
          </table:table-cell>
          <table:table-cell office:value-type="float" office:value="15853.38919351" calcext:value-type="float">
            <text:p>15853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84" calcext:value-type="float">
            <text:p>8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343.3243775456" calcext:value-type="float">
            <text:p>13343.32</text:p>
          </table:table-cell>
          <table:table-cell office:value-type="float" office:value="28773.5064736294" calcext:value-type="float">
            <text:p>28773.51</text:p>
          </table:table-cell>
          <table:table-cell office:value-type="float" office:value="6799.78203307271" calcext:value-type="float">
            <text:p>6799.78</text:p>
          </table:table-cell>
          <table:table-cell office:value-type="float" office:value="46237035.6972984" calcext:value-type="float">
            <text:p>46237035.70</text:p>
          </table:table-cell>
          <table:table-cell office:value-type="float" office:value="11181.1081922645" calcext:value-type="float">
            <text:p>11181.11</text:p>
          </table:table-cell>
          <table:table-cell office:value-type="float" office:value="13343.3243775456" calcext:value-type="float">
            <text:p>13343.32</text:p>
          </table:table-cell>
          <table:table-cell office:value-type="float" office:value="16011.9892530547" calcext:value-type="float">
            <text:p>16011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85" calcext:value-type="float">
            <text:p>8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114.5532416586" calcext:value-type="float">
            <text:p>13114.55</text:p>
          </table:table-cell>
          <table:table-cell office:value-type="float" office:value="27811.5203153136" calcext:value-type="float">
            <text:p>27811.52</text:p>
          </table:table-cell>
          <table:table-cell office:value-type="float" office:value="7133.68877143375" calcext:value-type="float">
            <text:p>7133.69</text:p>
          </table:table-cell>
          <table:table-cell office:value-type="float" office:value="50889515.48768" calcext:value-type="float">
            <text:p>50889515.49</text:p>
          </table:table-cell>
          <table:table-cell office:value-type="float" office:value="10924.2150481169" calcext:value-type="float">
            <text:p>10924.22</text:p>
          </table:table-cell>
          <table:table-cell office:value-type="float" office:value="13114.5532416586" calcext:value-type="float">
            <text:p>13114.55</text:p>
          </table:table-cell>
          <table:table-cell office:value-type="float" office:value="15737.4638899903" calcext:value-type="float">
            <text:p>15737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86" calcext:value-type="float">
            <text:p>8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507.6255550773" calcext:value-type="float">
            <text:p>14507.63</text:p>
          </table:table-cell>
          <table:table-cell office:value-type="float" office:value="31148.903854563" calcext:value-type="float">
            <text:p>31148.90</text:p>
          </table:table-cell>
          <table:table-cell office:value-type="float" office:value="7831.44214218261" calcext:value-type="float">
            <text:p>7831.44</text:p>
          </table:table-cell>
          <table:table-cell office:value-type="float" office:value="61331486.0263537" calcext:value-type="float">
            <text:p>61331486.03</text:p>
          </table:table-cell>
          <table:table-cell office:value-type="float" office:value="12124.8257519862" calcext:value-type="float">
            <text:p>12124.83</text:p>
          </table:table-cell>
          <table:table-cell office:value-type="float" office:value="14507.6255550773" calcext:value-type="float">
            <text:p>14507.63</text:p>
          </table:table-cell>
          <table:table-cell office:value-type="float" office:value="17409.1506660927" calcext:value-type="float">
            <text:p>17409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87" calcext:value-type="float">
            <text:p>8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437.3766116448" calcext:value-type="float">
            <text:p>14437.38</text:p>
          </table:table-cell>
          <table:table-cell office:value-type="float" office:value="29142.135623731" calcext:value-type="float">
            <text:p>29142.14</text:p>
          </table:table-cell>
          <table:table-cell office:value-type="float" office:value="7651.65487539889" calcext:value-type="float">
            <text:p>7651.65</text:p>
          </table:table-cell>
          <table:table-cell office:value-type="float" office:value="58547822.3322155" calcext:value-type="float">
            <text:p>58547822.33</text:p>
          </table:table-cell>
          <table:table-cell office:value-type="float" office:value="11767.6296779337" calcext:value-type="float">
            <text:p>11767.63</text:p>
          </table:table-cell>
          <table:table-cell office:value-type="float" office:value="14437.3766116448" calcext:value-type="float">
            <text:p>14437.38</text:p>
          </table:table-cell>
          <table:table-cell office:value-type="float" office:value="17324.8519339737" calcext:value-type="float">
            <text:p>17324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88" calcext:value-type="float">
            <text:p>8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428.942659557" calcext:value-type="float">
            <text:p>14428.94</text:p>
          </table:table-cell>
          <table:table-cell office:value-type="float" office:value="34135.3745316791" calcext:value-type="float">
            <text:p>34135.37</text:p>
          </table:table-cell>
          <table:table-cell office:value-type="float" office:value="8485.60727814253" calcext:value-type="float">
            <text:p>8485.61</text:p>
          </table:table-cell>
          <table:table-cell office:value-type="float" office:value="72005530.8788655" calcext:value-type="float">
            <text:p>72005530.88</text:p>
          </table:table-cell>
          <table:table-cell office:value-type="float" office:value="12439.2007616495" calcext:value-type="float">
            <text:p>12439.20</text:p>
          </table:table-cell>
          <table:table-cell office:value-type="float" office:value="14428.942659557" calcext:value-type="float">
            <text:p>14428.94</text:p>
          </table:table-cell>
          <table:table-cell office:value-type="float" office:value="17314.7311914685" calcext:value-type="float">
            <text:p>17314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89" calcext:value-type="float">
            <text:p>8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318.1298659295" calcext:value-type="float">
            <text:p>16318.13</text:p>
          </table:table-cell>
          <table:table-cell office:value-type="float" office:value="33251.4076993644" calcext:value-type="float">
            <text:p>33251.41</text:p>
          </table:table-cell>
          <table:table-cell office:value-type="float" office:value="8065.94092285314" calcext:value-type="float">
            <text:p>8065.94</text:p>
          </table:table-cell>
          <table:table-cell office:value-type="float" office:value="65059402.970957" calcext:value-type="float">
            <text:p>65059402.97</text:p>
          </table:table-cell>
          <table:table-cell office:value-type="float" office:value="13335.2349788022" calcext:value-type="float">
            <text:p>13335.23</text:p>
          </table:table-cell>
          <table:table-cell office:value-type="float" office:value="16318.1298659295" calcext:value-type="float">
            <text:p>16318.13</text:p>
          </table:table-cell>
          <table:table-cell office:value-type="float" office:value="19581.7558391154" calcext:value-type="float">
            <text:p>19581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90" calcext:value-type="float">
            <text:p>9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490.6978999277" calcext:value-type="float">
            <text:p>15490.70</text:p>
          </table:table-cell>
          <table:table-cell office:value-type="float" office:value="31786.9416052972" calcext:value-type="float">
            <text:p>31786.94</text:p>
          </table:table-cell>
          <table:table-cell office:value-type="float" office:value="8261.52980196313" calcext:value-type="float">
            <text:p>8261.53</text:p>
          </table:table-cell>
          <table:table-cell office:value-type="float" office:value="68252874.6687249" calcext:value-type="float">
            <text:p>68252874.67</text:p>
          </table:table-cell>
          <table:table-cell office:value-type="float" office:value="12705.6693805514" calcext:value-type="float">
            <text:p>12705.67</text:p>
          </table:table-cell>
          <table:table-cell office:value-type="float" office:value="15490.6978999277" calcext:value-type="float">
            <text:p>15490.70</text:p>
          </table:table-cell>
          <table:table-cell office:value-type="float" office:value="18588.8374799132" calcext:value-type="float">
            <text:p>18588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91" calcext:value-type="float">
            <text:p>9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169.7626607426" calcext:value-type="float">
            <text:p>15169.76</text:p>
          </table:table-cell>
          <table:table-cell office:value-type="float" office:value="30751.4076993644" calcext:value-type="float">
            <text:p>30751.41</text:p>
          </table:table-cell>
          <table:table-cell office:value-type="float" office:value="7563.38221975338" calcext:value-type="float">
            <text:p>7563.38</text:p>
          </table:table-cell>
          <table:table-cell office:value-type="float" office:value="57204750.6020815" calcext:value-type="float">
            <text:p>57204750.60</text:p>
          </table:table-cell>
          <table:table-cell office:value-type="float" office:value="12379.8449547148" calcext:value-type="float">
            <text:p>12379.84</text:p>
          </table:table-cell>
          <table:table-cell office:value-type="float" office:value="15169.7626607426" calcext:value-type="float">
            <text:p>15169.76</text:p>
          </table:table-cell>
          <table:table-cell office:value-type="float" office:value="18203.7151928912" calcext:value-type="float">
            <text:p>18203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92" calcext:value-type="float">
            <text:p>9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926.0214708829" calcext:value-type="float">
            <text:p>14926.02</text:p>
          </table:table-cell>
          <table:table-cell office:value-type="float" office:value="32444.6425280096" calcext:value-type="float">
            <text:p>32444.64</text:p>
          </table:table-cell>
          <table:table-cell office:value-type="float" office:value="8024.01236787512" calcext:value-type="float">
            <text:p>8024.01</text:p>
          </table:table-cell>
          <table:table-cell office:value-type="float" office:value="64384774.4798129" calcext:value-type="float">
            <text:p>64384774.48</text:p>
          </table:table-cell>
          <table:table-cell office:value-type="float" office:value="12525.9804741119" calcext:value-type="float">
            <text:p>12525.98</text:p>
          </table:table-cell>
          <table:table-cell office:value-type="float" office:value="14926.0214708829" calcext:value-type="float">
            <text:p>14926.02</text:p>
          </table:table-cell>
          <table:table-cell office:value-type="float" office:value="17911.2257650595" calcext:value-type="float">
            <text:p>17911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93" calcext:value-type="float">
            <text:p>9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561.4389600211" calcext:value-type="float">
            <text:p>13561.44</text:p>
          </table:table-cell>
          <table:table-cell office:value-type="float" office:value="36136.2481734264" calcext:value-type="float">
            <text:p>36136.25</text:p>
          </table:table-cell>
          <table:table-cell office:value-type="float" office:value="8275.23234156577" calcext:value-type="float">
            <text:p>8275.23</text:p>
          </table:table-cell>
          <table:table-cell office:value-type="float" office:value="68479470.3068961" calcext:value-type="float">
            <text:p>68479470.31</text:p>
          </table:table-cell>
          <table:table-cell office:value-type="float" office:value="12033.1714059222" calcext:value-type="float">
            <text:p>12033.17</text:p>
          </table:table-cell>
          <table:table-cell office:value-type="float" office:value="13561.4389600211" calcext:value-type="float">
            <text:p>13561.44</text:p>
          </table:table-cell>
          <table:table-cell office:value-type="float" office:value="16273.7267520253" calcext:value-type="float">
            <text:p>16273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94" calcext:value-type="float">
            <text:p>9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083.8788941776" calcext:value-type="float">
            <text:p>14083.88</text:p>
          </table:table-cell>
          <table:table-cell office:value-type="float" office:value="28784.7763108502" calcext:value-type="float">
            <text:p>28784.78</text:p>
          </table:table-cell>
          <table:table-cell office:value-type="float" office:value="7744.68579029324" calcext:value-type="float">
            <text:p>7744.69</text:p>
          </table:table-cell>
          <table:table-cell office:value-type="float" office:value="59980157.9903701" calcext:value-type="float">
            <text:p>59980157.99</text:p>
          </table:table-cell>
          <table:table-cell office:value-type="float" office:value="11546.5485130525" calcext:value-type="float">
            <text:p>11546.55</text:p>
          </table:table-cell>
          <table:table-cell office:value-type="float" office:value="14083.8788941777" calcext:value-type="float">
            <text:p>14083.88</text:p>
          </table:table-cell>
          <table:table-cell office:value-type="float" office:value="16900.6546730132" calcext:value-type="float">
            <text:p>16900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95" calcext:value-type="float">
            <text:p>9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510.3571045438" calcext:value-type="float">
            <text:p>13510.36</text:p>
          </table:table-cell>
          <table:table-cell office:value-type="float" office:value="34479.4942341046" calcext:value-type="float">
            <text:p>34479.49</text:p>
          </table:table-cell>
          <table:table-cell office:value-type="float" office:value="7313.785867692" calcext:value-type="float">
            <text:p>7313.79</text:p>
          </table:table-cell>
          <table:table-cell office:value-type="float" office:value="53491463.7184513" calcext:value-type="float">
            <text:p>53491463.72</text:p>
          </table:table-cell>
          <table:table-cell office:value-type="float" office:value="11877.8450461162" calcext:value-type="float">
            <text:p>11877.85</text:p>
          </table:table-cell>
          <table:table-cell office:value-type="float" office:value="13510.3571045438" calcext:value-type="float">
            <text:p>13510.36</text:p>
          </table:table-cell>
          <table:table-cell office:value-type="float" office:value="16212.4285254525" calcext:value-type="float">
            <text:p>16212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96" calcext:value-type="float">
            <text:p>9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745.4603534786" calcext:value-type="float">
            <text:p>13745.46</text:p>
          </table:table-cell>
          <table:table-cell office:value-type="float" office:value="29936.2481734264" calcext:value-type="float">
            <text:p>29936.25</text:p>
          </table:table-cell>
          <table:table-cell office:value-type="float" office:value="6943.89619207101" calcext:value-type="float">
            <text:p>6943.90</text:p>
          </table:table-cell>
          <table:table-cell office:value-type="float" office:value="48217694.3262583" calcext:value-type="float">
            <text:p>48217694.33</text:p>
          </table:table-cell>
          <table:table-cell office:value-type="float" office:value="11554.4371814277" calcext:value-type="float">
            <text:p>11554.44</text:p>
          </table:table-cell>
          <table:table-cell office:value-type="float" office:value="13745.4603534786" calcext:value-type="float">
            <text:p>13745.46</text:p>
          </table:table-cell>
          <table:table-cell office:value-type="float" office:value="16494.5524241743" calcext:value-type="float">
            <text:p>16494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97" calcext:value-type="float">
            <text:p>9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045.5971138193" calcext:value-type="float">
            <text:p>13045.60</text:p>
          </table:table-cell>
          <table:table-cell office:value-type="float" office:value="29383.9968603191" calcext:value-type="float">
            <text:p>29384.00</text:p>
          </table:table-cell>
          <table:table-cell office:value-type="float" office:value="6852.78649993628" calcext:value-type="float">
            <text:p>6852.79</text:p>
          </table:table-cell>
          <table:table-cell office:value-type="float" office:value="46960682.813709" calcext:value-type="float">
            <text:p>46960682.81</text:p>
          </table:table-cell>
          <table:table-cell office:value-type="float" office:value="11096.6821342631" calcext:value-type="float">
            <text:p>11096.68</text:p>
          </table:table-cell>
          <table:table-cell office:value-type="float" office:value="13045.5971138193" calcext:value-type="float">
            <text:p>13045.60</text:p>
          </table:table-cell>
          <table:table-cell office:value-type="float" office:value="15654.7165365831" calcext:value-type="float">
            <text:p>15654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98" calcext:value-type="float">
            <text:p>9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2733.9217428401" calcext:value-type="float">
            <text:p>12733.92</text:p>
          </table:table-cell>
          <table:table-cell office:value-type="float" office:value="28099.9348169625" calcext:value-type="float">
            <text:p>28099.93</text:p>
          </table:table-cell>
          <table:table-cell office:value-type="float" office:value="6591.12686110232" calcext:value-type="float">
            <text:p>6591.13</text:p>
          </table:table-cell>
          <table:table-cell office:value-type="float" office:value="43442953.2991445" calcext:value-type="float">
            <text:p>43442953.30</text:p>
          </table:table-cell>
          <table:table-cell office:value-type="float" office:value="10762.8422114198" calcext:value-type="float">
            <text:p>10762.84</text:p>
          </table:table-cell>
          <table:table-cell office:value-type="float" office:value="12733.9217428401" calcext:value-type="float">
            <text:p>12733.92</text:p>
          </table:table-cell>
          <table:table-cell office:value-type="float" office:value="15280.7060914081" calcext:value-type="float">
            <text:p>15280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99" calcext:value-type="float">
            <text:p>9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1814.3970869557" calcext:value-type="float">
            <text:p>11814.40</text:p>
          </table:table-cell>
          <table:table-cell office:value-type="float" office:value="27811.5203153136" calcext:value-type="float">
            <text:p>27811.52</text:p>
          </table:table-cell>
          <table:table-cell office:value-type="float" office:value="6007.67094901016" calcext:value-type="float">
            <text:p>6007.67</text:p>
          </table:table-cell>
          <table:table-cell office:value-type="float" office:value="36092110.2315806" calcext:value-type="float">
            <text:p>36092110.23</text:p>
          </table:table-cell>
          <table:table-cell office:value-type="float" office:value="10193.6170172188" calcext:value-type="float">
            <text:p>10193.62</text:p>
          </table:table-cell>
          <table:table-cell office:value-type="float" office:value="11814.3970869557" calcext:value-type="float">
            <text:p>11814.40</text:p>
          </table:table-cell>
          <table:table-cell office:value-type="float" office:value="14177.2765043468" calcext:value-type="float">
            <text:p>14177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0" calcext:value-type="float">
            <text:p>0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33777.1766871549" calcext:value-type="float">
            <text:p>33777.18</text:p>
          </table:table-cell>
          <table:table-cell office:value-type="float" office:value="66477.1456563541" calcext:value-type="float">
            <text:p>66477.15</text:p>
          </table:table-cell>
          <table:table-cell office:value-type="float" office:value="12955.5956417451" calcext:value-type="float">
            <text:p>12955.60</text:p>
          </table:table-cell>
          <table:table-cell office:value-type="float" office:value="167847458.432406" calcext:value-type="float">
            <text:p>167847458.43</text:p>
          </table:table-cell>
          <table:table-cell office:value-type="float" office:value="27053.3181003705" calcext:value-type="float">
            <text:p>27053.32</text:p>
          </table:table-cell>
          <table:table-cell office:value-type="float" office:value="33777.1766871549" calcext:value-type="float">
            <text:p>33777.18</text:p>
          </table:table-cell>
          <table:table-cell office:value-type="float" office:value="40532.6120245859" calcext:value-type="float">
            <text:p>40532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" calcext:value-type="float">
            <text:p>1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32600.3536055554" calcext:value-type="float">
            <text:p>32600.35</text:p>
          </table:table-cell>
          <table:table-cell office:value-type="float" office:value="64382.1110521437" calcext:value-type="float">
            <text:p>64382.11</text:p>
          </table:table-cell>
          <table:table-cell office:value-type="float" office:value="12656.8012462827" calcext:value-type="float">
            <text:p>12656.80</text:p>
          </table:table-cell>
          <table:table-cell office:value-type="float" office:value="160194617.787903" calcext:value-type="float">
            <text:p>160194617.79</text:p>
          </table:table-cell>
          <table:table-cell office:value-type="float" office:value="26164.6944930521" calcext:value-type="float">
            <text:p>26164.69</text:p>
          </table:table-cell>
          <table:table-cell office:value-type="float" office:value="32600.3536055554" calcext:value-type="float">
            <text:p>32600.35</text:p>
          </table:table-cell>
          <table:table-cell office:value-type="float" office:value="39120.4243266665" calcext:value-type="float">
            <text:p>39120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" calcext:value-type="float">
            <text:p>2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2756.6603382451" calcext:value-type="float">
            <text:p>32756.66</text:p>
          </table:table-cell>
          <table:table-cell office:value-type="float" office:value="75506.7228496418" calcext:value-type="float">
            <text:p>75506.72</text:p>
          </table:table-cell>
          <table:table-cell office:value-type="float" office:value="14829.4024941284" calcext:value-type="float">
            <text:p>14829.40</text:p>
          </table:table-cell>
          <table:table-cell office:value-type="float" office:value="219911178.332861" calcext:value-type="float">
            <text:p>219911178.33</text:p>
          </table:table-cell>
          <table:table-cell office:value-type="float" office:value="27900.0029672877" calcext:value-type="float">
            <text:p>27900.00</text:p>
          </table:table-cell>
          <table:table-cell office:value-type="float" office:value="32756.6603382451" calcext:value-type="float">
            <text:p>32756.66</text:p>
          </table:table-cell>
          <table:table-cell office:value-type="float" office:value="39307.9924058942" calcext:value-type="float">
            <text:p>39307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2137.2948454863" calcext:value-type="float">
            <text:p>32137.29</text:p>
          </table:table-cell>
          <table:table-cell office:value-type="float" office:value="61455.8441227157" calcext:value-type="float">
            <text:p>61455.84</text:p>
          </table:table-cell>
          <table:table-cell office:value-type="float" office:value="13795.7876509417" calcext:value-type="float">
            <text:p>13795.79</text:p>
          </table:table-cell>
          <table:table-cell office:value-type="float" office:value="190323756.909877" calcext:value-type="float">
            <text:p>190323756.91</text:p>
          </table:table-cell>
          <table:table-cell office:value-type="float" office:value="25325.3711944218" calcext:value-type="float">
            <text:p>25325.37</text:p>
          </table:table-cell>
          <table:table-cell office:value-type="float" office:value="32137.2948454863" calcext:value-type="float">
            <text:p>32137.29</text:p>
          </table:table-cell>
          <table:table-cell office:value-type="float" office:value="38564.7538145835" calcext:value-type="float">
            <text:p>38564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" calcext:value-type="float">
            <text:p>4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1647.114037337" calcext:value-type="float">
            <text:p>31647.11</text:p>
          </table:table-cell>
          <table:table-cell office:value-type="float" office:value="60113.1846256751" calcext:value-type="float">
            <text:p>60113.18</text:p>
          </table:table-cell>
          <table:table-cell office:value-type="float" office:value="13480.2330477253" calcext:value-type="float">
            <text:p>13480.23</text:p>
          </table:table-cell>
          <table:table-cell office:value-type="float" office:value="181716683.020985" calcext:value-type="float">
            <text:p>181716683.02</text:p>
          </table:table-cell>
          <table:table-cell office:value-type="float" office:value="24847.1958227978" calcext:value-type="float">
            <text:p>24847.20</text:p>
          </table:table-cell>
          <table:table-cell office:value-type="float" office:value="31647.114037337" calcext:value-type="float">
            <text:p>31647.11</text:p>
          </table:table-cell>
          <table:table-cell office:value-type="float" office:value="37976.5368448044" calcext:value-type="float">
            <text:p>37976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5" calcext:value-type="float">
            <text:p>5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0797.7360612119" calcext:value-type="float">
            <text:p>30797.74</text:p>
          </table:table-cell>
          <table:table-cell office:value-type="float" office:value="56677.1985735828" calcext:value-type="float">
            <text:p>56677.20</text:p>
          </table:table-cell>
          <table:table-cell office:value-type="float" office:value="13308.5099156632" calcext:value-type="float">
            <text:p>13308.51</text:p>
          </table:table-cell>
          <table:table-cell office:value-type="float" office:value="177116436.175305" calcext:value-type="float">
            <text:p>177116436.18</text:p>
          </table:table-cell>
          <table:table-cell office:value-type="float" office:value="23721.0814353742" calcext:value-type="float">
            <text:p>23721.08</text:p>
          </table:table-cell>
          <table:table-cell office:value-type="float" office:value="30797.7360612119" calcext:value-type="float">
            <text:p>30797.74</text:p>
          </table:table-cell>
          <table:table-cell office:value-type="float" office:value="36957.2832734543" calcext:value-type="float">
            <text:p>36957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6" calcext:value-type="float">
            <text:p>6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1453.6810809882" calcext:value-type="float">
            <text:p>31453.68</text:p>
          </table:table-cell>
          <table:table-cell office:value-type="float" office:value="54859.1065684755" calcext:value-type="float">
            <text:p>54859.11</text:p>
          </table:table-cell>
          <table:table-cell office:value-type="float" office:value="12342.4496829806" calcext:value-type="float">
            <text:p>12342.45</text:p>
          </table:table-cell>
          <table:table-cell office:value-type="float" office:value="152336064.176908" calcext:value-type="float">
            <text:p>152336064.18</text:p>
          </table:table-cell>
          <table:table-cell office:value-type="float" office:value="23286.044921947" calcext:value-type="float">
            <text:p>23286.04</text:p>
          </table:table-cell>
          <table:table-cell office:value-type="float" office:value="31453.6810809882" calcext:value-type="float">
            <text:p>31453.68</text:p>
          </table:table-cell>
          <table:table-cell office:value-type="float" office:value="37744.4172971859" calcext:value-type="float">
            <text:p>37744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7" calcext:value-type="float">
            <text:p>7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0325.1523713216" calcext:value-type="float">
            <text:p>30325.15</text:p>
          </table:table-cell>
          <table:table-cell office:value-type="float" office:value="54796.7385461662" calcext:value-type="float">
            <text:p>54796.74</text:p>
          </table:table-cell>
          <table:table-cell office:value-type="float" office:value="13447.9629666714" calcext:value-type="float">
            <text:p>13447.96</text:p>
          </table:table-cell>
          <table:table-cell office:value-type="float" office:value="180847707.952965" calcext:value-type="float">
            <text:p>180847707.95</text:p>
          </table:table-cell>
          <table:table-cell office:value-type="float" office:value="23073.3320850945" calcext:value-type="float">
            <text:p>23073.33</text:p>
          </table:table-cell>
          <table:table-cell office:value-type="float" office:value="30325.1523713216" calcext:value-type="float">
            <text:p>30325.15</text:p>
          </table:table-cell>
          <table:table-cell office:value-type="float" office:value="36390.1828455859" calcext:value-type="float">
            <text:p>36390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8" calcext:value-type="float">
            <text:p>8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6467.7465026703" calcext:value-type="float">
            <text:p>26467.75</text:p>
          </table:table-cell>
          <table:table-cell office:value-type="float" office:value="53518.1500214648" calcext:value-type="float">
            <text:p>53518.15</text:p>
          </table:table-cell>
          <table:table-cell office:value-type="float" office:value="14265.6677118526" calcext:value-type="float">
            <text:p>14265.67</text:p>
          </table:table-cell>
          <table:table-cell office:value-type="float" office:value="203509275.264995" calcext:value-type="float">
            <text:p>203509275.26</text:p>
          </table:table-cell>
          <table:table-cell office:value-type="float" office:value="21496.6361141356" calcext:value-type="float">
            <text:p>21496.64</text:p>
          </table:table-cell>
          <table:table-cell office:value-type="float" office:value="26467.7465026703" calcext:value-type="float">
            <text:p>26467.75</text:p>
          </table:table-cell>
          <table:table-cell office:value-type="float" office:value="31761.2958032043" calcext:value-type="float">
            <text:p>31761.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9" calcext:value-type="float">
            <text:p>9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7571.4567711847" calcext:value-type="float">
            <text:p>27571.46</text:p>
          </table:table-cell>
          <table:table-cell office:value-type="float" office:value="60393.354940663" calcext:value-type="float">
            <text:p>60393.35</text:p>
          </table:table-cell>
          <table:table-cell office:value-type="float" office:value="13831.9987794523" calcext:value-type="float">
            <text:p>13832.00</text:p>
          </table:table-cell>
          <table:table-cell office:value-type="float" office:value="191324190.234769" calcext:value-type="float">
            <text:p>191324190.23</text:p>
          </table:table-cell>
          <table:table-cell office:value-type="float" office:value="23101.4045355292" calcext:value-type="float">
            <text:p>23101.40</text:p>
          </table:table-cell>
          <table:table-cell office:value-type="float" office:value="27571.4567711847" calcext:value-type="float">
            <text:p>27571.46</text:p>
          </table:table-cell>
          <table:table-cell office:value-type="float" office:value="33085.7481254216" calcext:value-type="float">
            <text:p>33085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0" calcext:value-type="float">
            <text:p>10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5529.7532263797" calcext:value-type="float">
            <text:p>25529.75</text:p>
          </table:table-cell>
          <table:table-cell office:value-type="float" office:value="55352.533858856" calcext:value-type="float">
            <text:p>55352.53</text:p>
          </table:table-cell>
          <table:table-cell office:value-type="float" office:value="13616.3866355951" calcext:value-type="float">
            <text:p>13616.39</text:p>
          </table:table-cell>
          <table:table-cell office:value-type="float" office:value="185405985.010012" calcext:value-type="float">
            <text:p>185405985.01</text:p>
          </table:table-cell>
          <table:table-cell office:value-type="float" office:value="21324.0329288625" calcext:value-type="float">
            <text:p>21324.03</text:p>
          </table:table-cell>
          <table:table-cell office:value-type="float" office:value="25529.7532263797" calcext:value-type="float">
            <text:p>25529.75</text:p>
          </table:table-cell>
          <table:table-cell office:value-type="float" office:value="30635.7038716556" calcext:value-type="float">
            <text:p>30635.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1" calcext:value-type="float">
            <text:p>11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4381.1018258637" calcext:value-type="float">
            <text:p>24381.10</text:p>
          </table:table-cell>
          <table:table-cell office:value-type="float" office:value="48210.5763914001" calcext:value-type="float">
            <text:p>48210.58</text:p>
          </table:table-cell>
          <table:table-cell office:value-type="float" office:value="12038.2260378757" calcext:value-type="float">
            <text:p>12038.23</text:p>
          </table:table-cell>
          <table:table-cell office:value-type="float" office:value="144918886.138988" calcext:value-type="float">
            <text:p>144918886.14</text:p>
          </table:table-cell>
          <table:table-cell office:value-type="float" office:value="19589.4755985559" calcext:value-type="float">
            <text:p>19589.48</text:p>
          </table:table-cell>
          <table:table-cell office:value-type="float" office:value="24381.1018258637" calcext:value-type="float">
            <text:p>24381.10</text:p>
          </table:table-cell>
          <table:table-cell office:value-type="float" office:value="29257.3221910364" calcext:value-type="float">
            <text:p>29257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2" calcext:value-type="float">
            <text:p>12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4760.0258198777" calcext:value-type="float">
            <text:p>24760.03</text:p>
          </table:table-cell>
          <table:table-cell office:value-type="float" office:value="49790.2279601069" calcext:value-type="float">
            <text:p>49790.23</text:p>
          </table:table-cell>
          <table:table-cell office:value-type="float" office:value="12349.9357698154" calcext:value-type="float">
            <text:p>12349.94</text:p>
          </table:table-cell>
          <table:table-cell office:value-type="float" office:value="152520913.518566" calcext:value-type="float">
            <text:p>152520913.52</text:p>
          </table:table-cell>
          <table:table-cell office:value-type="float" office:value="20052.3949882077" calcext:value-type="float">
            <text:p>20052.39</text:p>
          </table:table-cell>
          <table:table-cell office:value-type="float" office:value="24760.0258198777" calcext:value-type="float">
            <text:p>24760.03</text:p>
          </table:table-cell>
          <table:table-cell office:value-type="float" office:value="29712.0309838533" calcext:value-type="float">
            <text:p>29712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3" calcext:value-type="float">
            <text:p>13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3677.8333438984" calcext:value-type="float">
            <text:p>23677.83</text:p>
          </table:table-cell>
          <table:table-cell office:value-type="float" office:value="65675.4905244242" calcext:value-type="float">
            <text:p>65675.49</text:p>
          </table:table-cell>
          <table:table-cell office:value-type="float" office:value="13123.3800021169" calcext:value-type="float">
            <text:p>13123.38</text:p>
          </table:table-cell>
          <table:table-cell office:value-type="float" office:value="172223102.679961" calcext:value-type="float">
            <text:p>172223102.68</text:p>
          </table:table-cell>
          <table:table-cell office:value-type="float" office:value="21116.7856466544" calcext:value-type="float">
            <text:p>21116.79</text:p>
          </table:table-cell>
          <table:table-cell office:value-type="float" office:value="23677.8333438984" calcext:value-type="float">
            <text:p>23677.83</text:p>
          </table:table-cell>
          <table:table-cell office:value-type="float" office:value="28413.4000126781" calcext:value-type="float">
            <text:p>28413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4" calcext:value-type="float">
            <text:p>14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5950.1355593781" calcext:value-type="float">
            <text:p>25950.14</text:p>
          </table:table-cell>
          <table:table-cell office:value-type="float" office:value="62518.1500214648" calcext:value-type="float">
            <text:p>62518.15</text:p>
          </table:table-cell>
          <table:table-cell office:value-type="float" office:value="14226.2925095745" calcext:value-type="float">
            <text:p>14226.29</text:p>
          </table:table-cell>
          <table:table-cell office:value-type="float" office:value="202387398.567976" calcext:value-type="float">
            <text:p>202387398.57</text:p>
          </table:table-cell>
          <table:table-cell office:value-type="float" office:value="22404.0478995861" calcext:value-type="float">
            <text:p>22404.05</text:p>
          </table:table-cell>
          <table:table-cell office:value-type="float" office:value="25950.1355593781" calcext:value-type="float">
            <text:p>25950.14</text:p>
          </table:table-cell>
          <table:table-cell office:value-type="float" office:value="31140.1626712538" calcext:value-type="float">
            <text:p>31140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5" calcext:value-type="float">
            <text:p>15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3108.2506984851" calcext:value-type="float">
            <text:p>23108.25</text:p>
          </table:table-cell>
          <table:table-cell office:value-type="float" office:value="47382.5901668305" calcext:value-type="float">
            <text:p>47382.59</text:p>
          </table:table-cell>
          <table:table-cell office:value-type="float" office:value="12156.0401808393" calcext:value-type="float">
            <text:p>12156.04</text:p>
          </table:table-cell>
          <table:table-cell office:value-type="float" office:value="147769312.87818" calcext:value-type="float">
            <text:p>147769312.88</text:p>
          </table:table-cell>
          <table:table-cell office:value-type="float" office:value="18892.3490588309" calcext:value-type="float">
            <text:p>18892.35</text:p>
          </table:table-cell>
          <table:table-cell office:value-type="float" office:value="23108.2506984851" calcext:value-type="float">
            <text:p>23108.25</text:p>
          </table:table-cell>
          <table:table-cell office:value-type="float" office:value="27729.9008381821" calcext:value-type="float">
            <text:p>27729.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6" calcext:value-type="float">
            <text:p>16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3322.0977242046" calcext:value-type="float">
            <text:p>23322.10</text:p>
          </table:table-cell>
          <table:table-cell office:value-type="float" office:value="46754.6991533029" calcext:value-type="float">
            <text:p>46754.70</text:p>
          </table:table-cell>
          <table:table-cell office:value-type="float" office:value="11720.6688363655" calcext:value-type="float">
            <text:p>11720.67</text:p>
          </table:table-cell>
          <table:table-cell office:value-type="float" office:value="137374077.97175" calcext:value-type="float">
            <text:p>137374077.97</text:p>
          </table:table-cell>
          <table:table-cell office:value-type="float" office:value="18871.7701502805" calcext:value-type="float">
            <text:p>18871.77</text:p>
          </table:table-cell>
          <table:table-cell office:value-type="float" office:value="23322.0977242046" calcext:value-type="float">
            <text:p>23322.10</text:p>
          </table:table-cell>
          <table:table-cell office:value-type="float" office:value="27986.5172690456" calcext:value-type="float">
            <text:p>27986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7" calcext:value-type="float">
            <text:p>1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221.994362531" calcext:value-type="float">
            <text:p>23221.99</text:p>
          </table:table-cell>
          <table:table-cell office:value-type="float" office:value="51163.1204764133" calcext:value-type="float">
            <text:p>51163.12</text:p>
          </table:table-cell>
          <table:table-cell office:value-type="float" office:value="11550.6753049973" calcext:value-type="float">
            <text:p>11550.68</text:p>
          </table:table-cell>
          <table:table-cell office:value-type="float" office:value="133418100.001475" calcext:value-type="float">
            <text:p>133418100.00</text:p>
          </table:table-cell>
          <table:table-cell office:value-type="float" office:value="19508.7606756211" calcext:value-type="float">
            <text:p>19508.76</text:p>
          </table:table-cell>
          <table:table-cell office:value-type="float" office:value="23221.994362531" calcext:value-type="float">
            <text:p>23221.99</text:p>
          </table:table-cell>
          <table:table-cell office:value-type="float" office:value="27866.3932350372" calcext:value-type="float">
            <text:p>27866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8" calcext:value-type="float">
            <text:p>1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793.3053891851" calcext:value-type="float">
            <text:p>20793.31</text:p>
          </table:table-cell>
          <table:table-cell office:value-type="float" office:value="46390.8582625416" calcext:value-type="float">
            <text:p>46390.86</text:p>
          </table:table-cell>
          <table:table-cell office:value-type="float" office:value="11965.2153632197" calcext:value-type="float">
            <text:p>11965.22</text:p>
          </table:table-cell>
          <table:table-cell office:value-type="float" office:value="143166378.688229" calcext:value-type="float">
            <text:p>143166378.69</text:p>
          </table:table-cell>
          <table:table-cell office:value-type="float" office:value="17558.587344651" calcext:value-type="float">
            <text:p>17558.59</text:p>
          </table:table-cell>
          <table:table-cell office:value-type="float" office:value="20793.3053891851" calcext:value-type="float">
            <text:p>20793.31</text:p>
          </table:table-cell>
          <table:table-cell office:value-type="float" office:value="24951.9664670221" calcext:value-type="float">
            <text:p>24951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9" calcext:value-type="float">
            <text:p>1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836.5315949853" calcext:value-type="float">
            <text:p>21836.53</text:p>
          </table:table-cell>
          <table:table-cell office:value-type="float" office:value="52489.6699794899" calcext:value-type="float">
            <text:p>52489.67</text:p>
          </table:table-cell>
          <table:table-cell office:value-type="float" office:value="11014.9108996291" calcext:value-type="float">
            <text:p>11014.91</text:p>
          </table:table-cell>
          <table:table-cell office:value-type="float" office:value="121328262.126768" calcext:value-type="float">
            <text:p>121328262.13</text:p>
          </table:table-cell>
          <table:table-cell office:value-type="float" office:value="18851.1544791091" calcext:value-type="float">
            <text:p>18851.15</text:p>
          </table:table-cell>
          <table:table-cell office:value-type="float" office:value="21836.5315949853" calcext:value-type="float">
            <text:p>21836.53</text:p>
          </table:table-cell>
          <table:table-cell office:value-type="float" office:value="26203.8379139824" calcext:value-type="float">
            <text:p>26203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0" calcext:value-type="float">
            <text:p>2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821.4965988821" calcext:value-type="float">
            <text:p>19821.50</text:p>
          </table:table-cell>
          <table:table-cell office:value-type="float" office:value="42814.5200171718" calcext:value-type="float">
            <text:p>42814.52</text:p>
          </table:table-cell>
          <table:table-cell office:value-type="float" office:value="10942.2983202835" calcext:value-type="float">
            <text:p>10942.30</text:p>
          </table:table-cell>
          <table:table-cell office:value-type="float" office:value="119733892.53008" calcext:value-type="float">
            <text:p>119733892.53</text:p>
          </table:table-cell>
          <table:table-cell office:value-type="float" office:value="16556.2238527305" calcext:value-type="float">
            <text:p>16556.22</text:p>
          </table:table-cell>
          <table:table-cell office:value-type="float" office:value="19821.4965988821" calcext:value-type="float">
            <text:p>19821.50</text:p>
          </table:table-cell>
          <table:table-cell office:value-type="float" office:value="23785.7959186585" calcext:value-type="float">
            <text:p>23785.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1" calcext:value-type="float">
            <text:p>2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936.7399075446" calcext:value-type="float">
            <text:p>18936.74</text:p>
          </table:table-cell>
          <table:table-cell office:value-type="float" office:value="43023.0406306272" calcext:value-type="float">
            <text:p>43023.04</text:p>
          </table:table-cell>
          <table:table-cell office:value-type="float" office:value="10485.5162076979" calcext:value-type="float">
            <text:p>10485.52</text:p>
          </table:table-cell>
          <table:table-cell office:value-type="float" office:value="109946050.141895" calcext:value-type="float">
            <text:p>109946050.14</text:p>
          </table:table-cell>
          <table:table-cell office:value-type="float" office:value="16097.9315788505" calcext:value-type="float">
            <text:p>16097.93</text:p>
          </table:table-cell>
          <table:table-cell office:value-type="float" office:value="18936.7399075446" calcext:value-type="float">
            <text:p>18936.74</text:p>
          </table:table-cell>
          <table:table-cell office:value-type="float" office:value="22724.0878890535" calcext:value-type="float">
            <text:p>22724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2" calcext:value-type="float">
            <text:p>2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604.5256355661" calcext:value-type="float">
            <text:p>18604.53</text:p>
          </table:table-cell>
          <table:table-cell office:value-type="float" office:value="40167.9937206383" calcext:value-type="float">
            <text:p>40167.99</text:p>
          </table:table-cell>
          <table:table-cell office:value-type="float" office:value="10582.8742645747" calcext:value-type="float">
            <text:p>10582.87</text:p>
          </table:table-cell>
          <table:table-cell office:value-type="float" office:value="111997227.699797" calcext:value-type="float">
            <text:p>111997227.70</text:p>
          </table:table-cell>
          <table:table-cell office:value-type="float" office:value="15546.5434691791" calcext:value-type="float">
            <text:p>15546.54</text:p>
          </table:table-cell>
          <table:table-cell office:value-type="float" office:value="18604.5256355661" calcext:value-type="float">
            <text:p>18604.53</text:p>
          </table:table-cell>
          <table:table-cell office:value-type="float" office:value="22325.4307626794" calcext:value-type="float">
            <text:p>22325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3" calcext:value-type="float">
            <text:p>2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622.9063954976" calcext:value-type="float">
            <text:p>17622.91</text:p>
          </table:table-cell>
          <table:table-cell office:value-type="float" office:value="41144.3299263566" calcext:value-type="float">
            <text:p>41144.33</text:p>
          </table:table-cell>
          <table:table-cell office:value-type="float" office:value="10837.7587212785" calcext:value-type="float">
            <text:p>10837.76</text:p>
          </table:table-cell>
          <table:table-cell office:value-type="float" office:value="117457014.100647" calcext:value-type="float">
            <text:p>117457014.10</text:p>
          </table:table-cell>
          <table:table-cell office:value-type="float" office:value="15114.481895139" calcext:value-type="float">
            <text:p>15114.48</text:p>
          </table:table-cell>
          <table:table-cell office:value-type="float" office:value="17622.9063954976" calcext:value-type="float">
            <text:p>17622.91</text:p>
          </table:table-cell>
          <table:table-cell office:value-type="float" office:value="21147.4876745971" calcext:value-type="float">
            <text:p>21147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4" calcext:value-type="float">
            <text:p>2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782.9320551812" calcext:value-type="float">
            <text:p>16782.93</text:p>
          </table:table-cell>
          <table:table-cell office:value-type="float" office:value="39367.2524846174" calcext:value-type="float">
            <text:p>39367.25</text:p>
          </table:table-cell>
          <table:table-cell office:value-type="float" office:value="10068.6232923157" calcext:value-type="float">
            <text:p>10068.62</text:p>
          </table:table-cell>
          <table:table-cell office:value-type="float" office:value="101377175.002563" calcext:value-type="float">
            <text:p>101377175.00</text:p>
          </table:table-cell>
          <table:table-cell office:value-type="float" office:value="14419.7870586893" calcext:value-type="float">
            <text:p>14419.79</text:p>
          </table:table-cell>
          <table:table-cell office:value-type="float" office:value="16782.9320551812" calcext:value-type="float">
            <text:p>16782.93</text:p>
          </table:table-cell>
          <table:table-cell office:value-type="float" office:value="20139.5184662174" calcext:value-type="float">
            <text:p>20139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5" calcext:value-type="float">
            <text:p>2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070.0617173336" calcext:value-type="float">
            <text:p>17070.06</text:p>
          </table:table-cell>
          <table:table-cell office:value-type="float" office:value="50669.7904367262" calcext:value-type="float">
            <text:p>50669.79</text:p>
          </table:table-cell>
          <table:table-cell office:value-type="float" office:value="10772.8029616971" calcext:value-type="float">
            <text:p>10772.80</text:p>
          </table:table-cell>
          <table:table-cell office:value-type="float" office:value="116053283.65155" calcext:value-type="float">
            <text:p>116053283.65</text:p>
          </table:table-cell>
          <table:table-cell office:value-type="float" office:value="15425.3054173492" calcext:value-type="float">
            <text:p>15425.31</text:p>
          </table:table-cell>
          <table:table-cell office:value-type="float" office:value="17070.0617173336" calcext:value-type="float">
            <text:p>17070.06</text:p>
          </table:table-cell>
          <table:table-cell office:value-type="float" office:value="20484.0740608003" calcext:value-type="float">
            <text:p>20484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6" calcext:value-type="float">
            <text:p>2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061.6498510477" calcext:value-type="float">
            <text:p>18061.65</text:p>
          </table:table-cell>
          <table:table-cell office:value-type="float" office:value="45202.2523189831" calcext:value-type="float">
            <text:p>45202.25</text:p>
          </table:table-cell>
          <table:table-cell office:value-type="float" office:value="10780.0255349806" calcext:value-type="float">
            <text:p>10780.03</text:p>
          </table:table-cell>
          <table:table-cell office:value-type="float" office:value="116208950.534834" calcext:value-type="float">
            <text:p>116208950.53</text:p>
          </table:table-cell>
          <table:table-cell office:value-type="float" office:value="15775.2039273645" calcext:value-type="float">
            <text:p>15775.20</text:p>
          </table:table-cell>
          <table:table-cell office:value-type="float" office:value="18061.6498510477" calcext:value-type="float">
            <text:p>18061.65</text:p>
          </table:table-cell>
          <table:table-cell office:value-type="float" office:value="21673.9798212572" calcext:value-type="float">
            <text:p>21673.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7" calcext:value-type="float">
            <text:p>2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891.612985291" calcext:value-type="float">
            <text:p>17891.61</text:p>
          </table:table-cell>
          <table:table-cell office:value-type="float" office:value="40520.310216783" calcext:value-type="float">
            <text:p>40520.31</text:p>
          </table:table-cell>
          <table:table-cell office:value-type="float" office:value="10283.1578328659" calcext:value-type="float">
            <text:p>10283.16</text:p>
          </table:table-cell>
          <table:table-cell office:value-type="float" office:value="105743335.015632" calcext:value-type="float">
            <text:p>105743335.02</text:p>
          </table:table-cell>
          <table:table-cell office:value-type="float" office:value="15201.9810372932" calcext:value-type="float">
            <text:p>15201.98</text:p>
          </table:table-cell>
          <table:table-cell office:value-type="float" office:value="17891.612985291" calcext:value-type="float">
            <text:p>17891.61</text:p>
          </table:table-cell>
          <table:table-cell office:value-type="float" office:value="21469.9355823492" calcext:value-type="float">
            <text:p>21469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8" calcext:value-type="float">
            <text:p>2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753.708897505" calcext:value-type="float">
            <text:p>17753.71</text:p>
          </table:table-cell>
          <table:table-cell office:value-type="float" office:value="40520.310216783" calcext:value-type="float">
            <text:p>40520.31</text:p>
          </table:table-cell>
          <table:table-cell office:value-type="float" office:value="9574.43941222422" calcext:value-type="float">
            <text:p>9574.44</text:p>
          </table:table-cell>
          <table:table-cell office:value-type="float" office:value="91669890.0583524" calcext:value-type="float">
            <text:p>91669890.06</text:p>
          </table:table-cell>
          <table:table-cell office:value-type="float" office:value="15122.4821904764" calcext:value-type="float">
            <text:p>15122.48</text:p>
          </table:table-cell>
          <table:table-cell office:value-type="float" office:value="17753.708897505" calcext:value-type="float">
            <text:p>17753.71</text:p>
          </table:table-cell>
          <table:table-cell office:value-type="float" office:value="21304.450677006" calcext:value-type="float">
            <text:p>21304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9" calcext:value-type="float">
            <text:p>2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360.3834532027" calcext:value-type="float">
            <text:p>17360.38</text:p>
          </table:table-cell>
          <table:table-cell office:value-type="float" office:value="36675.4803261668" calcext:value-type="float">
            <text:p>36675.48</text:p>
          </table:table-cell>
          <table:table-cell office:value-type="float" office:value="9693.21060625231" calcext:value-type="float">
            <text:p>9693.21</text:p>
          </table:table-cell>
          <table:table-cell office:value-type="float" office:value="93958331.8571623" calcext:value-type="float">
            <text:p>93958331.86</text:p>
          </table:table-cell>
          <table:table-cell office:value-type="float" office:value="14398.3851002438" calcext:value-type="float">
            <text:p>14398.39</text:p>
          </table:table-cell>
          <table:table-cell office:value-type="float" office:value="17360.3834532027" calcext:value-type="float">
            <text:p>17360.38</text:p>
          </table:table-cell>
          <table:table-cell office:value-type="float" office:value="20832.4601438432" calcext:value-type="float">
            <text:p>20832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0" calcext:value-type="float">
            <text:p>3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444.0797504936" calcext:value-type="float">
            <text:p>15444.08</text:p>
          </table:table-cell>
          <table:table-cell office:value-type="float" office:value="33911.3029247025" calcext:value-type="float">
            <text:p>33911.30</text:p>
          </table:table-cell>
          <table:table-cell office:value-type="float" office:value="9342.18377637252" calcext:value-type="float">
            <text:p>9342.18</text:p>
          </table:table-cell>
          <table:table-cell office:value-type="float" office:value="87276397.7115179" calcext:value-type="float">
            <text:p>87276397.71</text:p>
          </table:table-cell>
          <table:table-cell office:value-type="float" office:value="13008.5765461453" calcext:value-type="float">
            <text:p>13008.58</text:p>
          </table:table-cell>
          <table:table-cell office:value-type="float" office:value="15444.0797504936" calcext:value-type="float">
            <text:p>15444.08</text:p>
          </table:table-cell>
          <table:table-cell office:value-type="float" office:value="18532.8957005923" calcext:value-type="float">
            <text:p>18532.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1" calcext:value-type="float">
            <text:p>3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724.1784533187" calcext:value-type="float">
            <text:p>15724.18</text:p>
          </table:table-cell>
          <table:table-cell office:value-type="float" office:value="35031.7455472119" calcext:value-type="float">
            <text:p>35031.75</text:p>
          </table:table-cell>
          <table:table-cell office:value-type="float" office:value="9545.40957917773" calcext:value-type="float">
            <text:p>9545.41</text:p>
          </table:table-cell>
          <table:table-cell office:value-type="float" office:value="91114844.0342579" calcext:value-type="float">
            <text:p>91114844.03</text:p>
          </table:table-cell>
          <table:table-cell office:value-type="float" office:value="13306.8069580933" calcext:value-type="float">
            <text:p>13306.81</text:p>
          </table:table-cell>
          <table:table-cell office:value-type="float" office:value="15724.1784533187" calcext:value-type="float">
            <text:p>15724.18</text:p>
          </table:table-cell>
          <table:table-cell office:value-type="float" office:value="18869.0141439824" calcext:value-type="float">
            <text:p>18869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2" calcext:value-type="float">
            <text:p>3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393.205594285" calcext:value-type="float">
            <text:p>15393.21</text:p>
          </table:table-cell>
          <table:table-cell office:value-type="float" office:value="38982.3376490863" calcext:value-type="float">
            <text:p>38982.34</text:p>
          </table:table-cell>
          <table:table-cell office:value-type="float" office:value="10169.5745072899" calcext:value-type="float">
            <text:p>10169.57</text:p>
          </table:table-cell>
          <table:table-cell office:value-type="float" office:value="103420245.65932" calcext:value-type="float">
            <text:p>103420245.66</text:p>
          </table:table-cell>
          <table:table-cell office:value-type="float" office:value="13499.4436824988" calcext:value-type="float">
            <text:p>13499.44</text:p>
          </table:table-cell>
          <table:table-cell office:value-type="float" office:value="15393.205594285" calcext:value-type="float">
            <text:p>15393.21</text:p>
          </table:table-cell>
          <table:table-cell office:value-type="float" office:value="18471.846713142" calcext:value-type="float">
            <text:p>18471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3" calcext:value-type="float">
            <text:p>3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473.2575748439" calcext:value-type="float">
            <text:p>17473.26</text:p>
          </table:table-cell>
          <table:table-cell office:value-type="float" office:value="40699.8696339251" calcext:value-type="float">
            <text:p>40699.87</text:p>
          </table:table-cell>
          <table:table-cell office:value-type="float" office:value="9857.66077872156" calcext:value-type="float">
            <text:p>9857.66</text:p>
          </table:table-cell>
          <table:table-cell office:value-type="float" office:value="97173476.0283454" calcext:value-type="float">
            <text:p>97173476.03</text:p>
          </table:table-cell>
          <table:table-cell office:value-type="float" office:value="14977.0812799429" calcext:value-type="float">
            <text:p>14977.08</text:p>
          </table:table-cell>
          <table:table-cell office:value-type="float" office:value="17473.2575748439" calcext:value-type="float">
            <text:p>17473.26</text:p>
          </table:table-cell>
          <table:table-cell office:value-type="float" office:value="20967.9090898127" calcext:value-type="float">
            <text:p>20967.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4" calcext:value-type="float">
            <text:p>3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738.8575823063" calcext:value-type="float">
            <text:p>15738.86</text:p>
          </table:table-cell>
          <table:table-cell office:value-type="float" office:value="42901.6892392373" calcext:value-type="float">
            <text:p>42901.69</text:p>
          </table:table-cell>
          <table:table-cell office:value-type="float" office:value="10914.0560888307" calcext:value-type="float">
            <text:p>10914.06</text:p>
          </table:table-cell>
          <table:table-cell office:value-type="float" office:value="119116620.310142" calcext:value-type="float">
            <text:p>119116620.31</text:p>
          </table:table-cell>
          <table:table-cell office:value-type="float" office:value="14017.2645964937" calcext:value-type="float">
            <text:p>14017.26</text:p>
          </table:table-cell>
          <table:table-cell office:value-type="float" office:value="15738.8575823063" calcext:value-type="float">
            <text:p>15738.86</text:p>
          </table:table-cell>
          <table:table-cell office:value-type="float" office:value="18886.6290987675" calcext:value-type="float">
            <text:p>18886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5" calcext:value-type="float">
            <text:p>3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601.7132625782" calcext:value-type="float">
            <text:p>15601.71</text:p>
          </table:table-cell>
          <table:table-cell office:value-type="float" office:value="38659.048552118" calcext:value-type="float">
            <text:p>38659.05</text:p>
          </table:table-cell>
          <table:table-cell office:value-type="float" office:value="9805.62051957983" calcext:value-type="float">
            <text:p>9805.62</text:p>
          </table:table-cell>
          <table:table-cell office:value-type="float" office:value="96150193.774005" calcext:value-type="float">
            <text:p>96150193.77</text:p>
          </table:table-cell>
          <table:table-cell office:value-type="float" office:value="13609.8126809364" calcext:value-type="float">
            <text:p>13609.81</text:p>
          </table:table-cell>
          <table:table-cell office:value-type="float" office:value="15601.7132625782" calcext:value-type="float">
            <text:p>15601.71</text:p>
          </table:table-cell>
          <table:table-cell office:value-type="float" office:value="18722.0559150938" calcext:value-type="float">
            <text:p>18722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6" calcext:value-type="float">
            <text:p>3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041.7366965274" calcext:value-type="float">
            <text:p>17041.74</text:p>
          </table:table-cell>
          <table:table-cell office:value-type="float" office:value="41144.3299263566" calcext:value-type="float">
            <text:p>41144.33</text:p>
          </table:table-cell>
          <table:table-cell office:value-type="float" office:value="10642.2645729396" calcext:value-type="float">
            <text:p>10642.26</text:p>
          </table:table-cell>
          <table:table-cell office:value-type="float" office:value="113257795.240444" calcext:value-type="float">
            <text:p>113257795.24</text:p>
          </table:table-cell>
          <table:table-cell office:value-type="float" office:value="14756.7077458456" calcext:value-type="float">
            <text:p>14756.71</text:p>
          </table:table-cell>
          <table:table-cell office:value-type="float" office:value="17041.7366965274" calcext:value-type="float">
            <text:p>17041.74</text:p>
          </table:table-cell>
          <table:table-cell office:value-type="float" office:value="20450.0840358329" calcext:value-type="float">
            <text:p>20450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7" calcext:value-type="float">
            <text:p>3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053.3443101168" calcext:value-type="float">
            <text:p>15053.34</text:p>
          </table:table-cell>
          <table:table-cell office:value-type="float" office:value="37579.4942341046" calcext:value-type="float">
            <text:p>37579.49</text:p>
          </table:table-cell>
          <table:table-cell office:value-type="float" office:value="10078.8833841835" calcext:value-type="float">
            <text:p>10078.88</text:p>
          </table:table-cell>
          <table:table-cell office:value-type="float" office:value="101583890.271971" calcext:value-type="float">
            <text:p>101583890.27</text:p>
          </table:table-cell>
          <table:table-cell office:value-type="float" office:value="13159.4259945931" calcext:value-type="float">
            <text:p>13159.43</text:p>
          </table:table-cell>
          <table:table-cell office:value-type="float" office:value="15053.3443101169" calcext:value-type="float">
            <text:p>15053.34</text:p>
          </table:table-cell>
          <table:table-cell office:value-type="float" office:value="18064.0131721402" calcext:value-type="float">
            <text:p>18064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8" calcext:value-type="float">
            <text:p>3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745.5187393234" calcext:value-type="float">
            <text:p>14745.52</text:p>
          </table:table-cell>
          <table:table-cell office:value-type="float" office:value="35046.9030334984" calcext:value-type="float">
            <text:p>35046.90</text:p>
          </table:table-cell>
          <table:table-cell office:value-type="float" office:value="9759.94933489779" calcext:value-type="float">
            <text:p>9759.95</text:p>
          </table:table-cell>
          <table:table-cell office:value-type="float" office:value="95256611.0197719" calcext:value-type="float">
            <text:p>95256611.02</text:p>
          </table:table-cell>
          <table:table-cell office:value-type="float" office:value="12731.741292731" calcext:value-type="float">
            <text:p>12731.74</text:p>
          </table:table-cell>
          <table:table-cell office:value-type="float" office:value="14745.5187393234" calcext:value-type="float">
            <text:p>14745.52</text:p>
          </table:table-cell>
          <table:table-cell office:value-type="float" office:value="17694.622487188" calcext:value-type="float">
            <text:p>17694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9" calcext:value-type="float">
            <text:p>3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625.1689593947" calcext:value-type="float">
            <text:p>14625.17</text:p>
          </table:table-cell>
          <table:table-cell office:value-type="float" office:value="37082.0270870848" calcext:value-type="float">
            <text:p>37082.03</text:p>
          </table:table-cell>
          <table:table-cell office:value-type="float" office:value="10110.0651485742" calcext:value-type="float">
            <text:p>10110.07</text:p>
          </table:table-cell>
          <table:table-cell office:value-type="float" office:value="102213417.308415" calcext:value-type="float">
            <text:p>102213417.31</text:p>
          </table:table-cell>
          <table:table-cell office:value-type="float" office:value="12835.2138186218" calcext:value-type="float">
            <text:p>12835.21</text:p>
          </table:table-cell>
          <table:table-cell office:value-type="float" office:value="14625.1689593947" calcext:value-type="float">
            <text:p>14625.17</text:p>
          </table:table-cell>
          <table:table-cell office:value-type="float" office:value="17550.2027512736" calcext:value-type="float">
            <text:p>17550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0" calcext:value-type="float">
            <text:p>4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617.2804362502" calcext:value-type="float">
            <text:p>14617.28</text:p>
          </table:table-cell>
          <table:table-cell office:value-type="float" office:value="37579.4942341046" calcext:value-type="float">
            <text:p>37579.49</text:p>
          </table:table-cell>
          <table:table-cell office:value-type="float" office:value="9610.17239580268" calcext:value-type="float">
            <text:p>9610.17</text:p>
          </table:table-cell>
          <table:table-cell office:value-type="float" office:value="92355413.4770478" calcext:value-type="float">
            <text:p>92355413.48</text:p>
          </table:table-cell>
          <table:table-cell office:value-type="float" office:value="12868.6674356919" calcext:value-type="float">
            <text:p>12868.67</text:p>
          </table:table-cell>
          <table:table-cell office:value-type="float" office:value="14617.2804362502" calcext:value-type="float">
            <text:p>14617.28</text:p>
          </table:table-cell>
          <table:table-cell office:value-type="float" office:value="17540.7365235002" calcext:value-type="float">
            <text:p>17540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1" calcext:value-type="float">
            <text:p>4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336.6609097934" calcext:value-type="float">
            <text:p>14336.66</text:p>
          </table:table-cell>
          <table:table-cell office:value-type="float" office:value="36161.8018551865" calcext:value-type="float">
            <text:p>36161.80</text:p>
          </table:table-cell>
          <table:table-cell office:value-type="float" office:value="10160.4276394465" calcext:value-type="float">
            <text:p>10160.43</text:p>
          </table:table-cell>
          <table:table-cell office:value-type="float" office:value="103234289.816428" calcext:value-type="float">
            <text:p>103234289.82</text:p>
          </table:table-cell>
          <table:table-cell office:value-type="float" office:value="12569.1320776126" calcext:value-type="float">
            <text:p>12569.13</text:p>
          </table:table-cell>
          <table:table-cell office:value-type="float" office:value="14336.6609097934" calcext:value-type="float">
            <text:p>14336.66</text:p>
          </table:table-cell>
          <table:table-cell office:value-type="float" office:value="17203.9930917521" calcext:value-type="float">
            <text:p>17203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2" calcext:value-type="float">
            <text:p>4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865.412225011" calcext:value-type="float">
            <text:p>15865.41</text:p>
          </table:table-cell>
          <table:table-cell office:value-type="float" office:value="41318.0971042361" calcext:value-type="float">
            <text:p>41318.10</text:p>
          </table:table-cell>
          <table:table-cell office:value-type="float" office:value="10372.529704247" calcext:value-type="float">
            <text:p>10372.53</text:p>
          </table:table-cell>
          <table:table-cell office:value-type="float" office:value="107589372.465486" calcext:value-type="float">
            <text:p>107589372.47</text:p>
          </table:table-cell>
          <table:table-cell office:value-type="float" office:value="13997.5963727015" calcext:value-type="float">
            <text:p>13997.60</text:p>
          </table:table-cell>
          <table:table-cell office:value-type="float" office:value="15865.412225011" calcext:value-type="float">
            <text:p>15865.41</text:p>
          </table:table-cell>
          <table:table-cell office:value-type="float" office:value="19038.4946700132" calcext:value-type="float">
            <text:p>19038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3" calcext:value-type="float">
            <text:p>4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018.8327662458" calcext:value-type="float">
            <text:p>15018.83</text:p>
          </table:table-cell>
          <table:table-cell office:value-type="float" office:value="34329.8969337209" calcext:value-type="float">
            <text:p>34329.90</text:p>
          </table:table-cell>
          <table:table-cell office:value-type="float" office:value="10047.9681258049" calcext:value-type="float">
            <text:p>10047.97</text:p>
          </table:table-cell>
          <table:table-cell office:value-type="float" office:value="100961663.45719" calcext:value-type="float">
            <text:p>100961663.46</text:p>
          </table:table-cell>
          <table:table-cell office:value-type="float" office:value="12820.0303723261" calcext:value-type="float">
            <text:p>12820.03</text:p>
          </table:table-cell>
          <table:table-cell office:value-type="float" office:value="15018.8327662458" calcext:value-type="float">
            <text:p>15018.83</text:p>
          </table:table-cell>
          <table:table-cell office:value-type="float" office:value="18022.599319495" calcext:value-type="float">
            <text:p>18022.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4" calcext:value-type="float">
            <text:p>4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184.3201393821" calcext:value-type="float">
            <text:p>17184.32</text:p>
          </table:table-cell>
          <table:table-cell office:value-type="float" office:value="35751.4076993644" calcext:value-type="float">
            <text:p>35751.41</text:p>
          </table:table-cell>
          <table:table-cell office:value-type="float" office:value="9765.39728691226" calcext:value-type="float">
            <text:p>9765.40</text:p>
          </table:table-cell>
          <table:table-cell office:value-type="float" office:value="95362984.1712333" calcext:value-type="float">
            <text:p>95362984.17</text:p>
          </table:table-cell>
          <table:table-cell office:value-type="float" office:value="14166.8322760443" calcext:value-type="float">
            <text:p>14166.83</text:p>
          </table:table-cell>
          <table:table-cell office:value-type="float" office:value="17184.3201393821" calcext:value-type="float">
            <text:p>17184.32</text:p>
          </table:table-cell>
          <table:table-cell office:value-type="float" office:value="20621.1841672585" calcext:value-type="float">
            <text:p>20621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5" calcext:value-type="float">
            <text:p>4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723.12293686" calcext:value-type="float">
            <text:p>18723.12</text:p>
          </table:table-cell>
          <table:table-cell office:value-type="float" office:value="47545.3980694907" calcext:value-type="float">
            <text:p>47545.40</text:p>
          </table:table-cell>
          <table:table-cell office:value-type="float" office:value="10122.8625678866" calcext:value-type="float">
            <text:p>10122.86</text:p>
          </table:table-cell>
          <table:table-cell office:value-type="float" office:value="102472346.568319" calcext:value-type="float">
            <text:p>102472346.57</text:p>
          </table:table-cell>
          <table:table-cell office:value-type="float" office:value="16399.9107999028" calcext:value-type="float">
            <text:p>16399.91</text:p>
          </table:table-cell>
          <table:table-cell office:value-type="float" office:value="18723.12293686" calcext:value-type="float">
            <text:p>18723.12</text:p>
          </table:table-cell>
          <table:table-cell office:value-type="float" office:value="22467.747524232" calcext:value-type="float">
            <text:p>22467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6" calcext:value-type="float">
            <text:p>4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003.4818211804" calcext:value-type="float">
            <text:p>18003.48</text:p>
          </table:table-cell>
          <table:table-cell office:value-type="float" office:value="41411.304964354" calcext:value-type="float">
            <text:p>41411.30</text:p>
          </table:table-cell>
          <table:table-cell office:value-type="float" office:value="10156.6682890718" calcext:value-type="float">
            <text:p>10156.67</text:p>
          </table:table-cell>
          <table:table-cell office:value-type="float" office:value="103157910.734236" calcext:value-type="float">
            <text:p>103157910.73</text:p>
          </table:table-cell>
          <table:table-cell office:value-type="float" office:value="15363.5366908302" calcext:value-type="float">
            <text:p>15363.54</text:p>
          </table:table-cell>
          <table:table-cell office:value-type="float" office:value="18003.4818211804" calcext:value-type="float">
            <text:p>18003.48</text:p>
          </table:table-cell>
          <table:table-cell office:value-type="float" office:value="21604.1781854165" calcext:value-type="float">
            <text:p>21604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7" calcext:value-type="float">
            <text:p>4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287.9989981264" calcext:value-type="float">
            <text:p>16288.00</text:p>
          </table:table-cell>
          <table:table-cell office:value-type="float" office:value="33215.8075905685" calcext:value-type="float">
            <text:p>33215.81</text:p>
          </table:table-cell>
          <table:table-cell office:value-type="float" office:value="9045.35054641753" calcext:value-type="float">
            <text:p>9045.35</text:p>
          </table:table-cell>
          <table:table-cell office:value-type="float" office:value="81818366.507576" calcext:value-type="float">
            <text:p>81818366.51</text:p>
          </table:table-cell>
          <table:table-cell office:value-type="float" office:value="13315.4483601436" calcext:value-type="float">
            <text:p>13315.45</text:p>
          </table:table-cell>
          <table:table-cell office:value-type="float" office:value="16287.9989981264" calcext:value-type="float">
            <text:p>16288.00</text:p>
          </table:table-cell>
          <table:table-cell office:value-type="float" office:value="19545.5987977517" calcext:value-type="float">
            <text:p>19545.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8" calcext:value-type="float">
            <text:p>4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306.4329456836" calcext:value-type="float">
            <text:p>17306.43</text:p>
          </table:table-cell>
          <table:table-cell office:value-type="float" office:value="39901.6892392373" calcext:value-type="float">
            <text:p>39901.69</text:p>
          </table:table-cell>
          <table:table-cell office:value-type="float" office:value="9806.96745776391" calcext:value-type="float">
            <text:p>9806.97</text:p>
          </table:table-cell>
          <table:table-cell office:value-type="float" office:value="96176610.7176403" calcext:value-type="float">
            <text:p>96176610.72</text:p>
          </table:table-cell>
          <table:table-cell office:value-type="float" office:value="14784.2166422204" calcext:value-type="float">
            <text:p>14784.22</text:p>
          </table:table-cell>
          <table:table-cell office:value-type="float" office:value="17306.4329456836" calcext:value-type="float">
            <text:p>17306.43</text:p>
          </table:table-cell>
          <table:table-cell office:value-type="float" office:value="20767.7195348203" calcext:value-type="float">
            <text:p>20767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9" calcext:value-type="float">
            <text:p>4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200.681573249" calcext:value-type="float">
            <text:p>17200.68</text:p>
          </table:table-cell>
          <table:table-cell office:value-type="float" office:value="43455.8441227157" calcext:value-type="float">
            <text:p>43455.84</text:p>
          </table:table-cell>
          <table:table-cell office:value-type="float" office:value="10290.3425424075" calcext:value-type="float">
            <text:p>10290.34</text:p>
          </table:table-cell>
          <table:table-cell office:value-type="float" office:value="105891149.640082" calcext:value-type="float">
            <text:p>105891149.64</text:p>
          </table:table-cell>
          <table:table-cell office:value-type="float" office:value="15057.1760799078" calcext:value-type="float">
            <text:p>15057.18</text:p>
          </table:table-cell>
          <table:table-cell office:value-type="float" office:value="17200.681573249" calcext:value-type="float">
            <text:p>17200.68</text:p>
          </table:table-cell>
          <table:table-cell office:value-type="float" office:value="20640.8178878989" calcext:value-type="float">
            <text:p>20640.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50" calcext:value-type="float">
            <text:p>5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602.9675303024" calcext:value-type="float">
            <text:p>15602.97</text:p>
          </table:table-cell>
          <table:table-cell office:value-type="float" office:value="36917.2193831858" calcext:value-type="float">
            <text:p>36917.22</text:p>
          </table:table-cell>
          <table:table-cell office:value-type="float" office:value="9891.24323291176" calcext:value-type="float">
            <text:p>9891.24</text:p>
          </table:table-cell>
          <table:table-cell office:value-type="float" office:value="97836692.6926226" calcext:value-type="float">
            <text:p>97836692.69</text:p>
          </table:table-cell>
          <table:table-cell office:value-type="float" office:value="13441.7476363014" calcext:value-type="float">
            <text:p>13441.75</text:p>
          </table:table-cell>
          <table:table-cell office:value-type="float" office:value="15602.9675303024" calcext:value-type="float">
            <text:p>15602.97</text:p>
          </table:table-cell>
          <table:table-cell office:value-type="float" office:value="18723.5610363628" calcext:value-type="float">
            <text:p>18723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51" calcext:value-type="float">
            <text:p>5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840.8220499681" calcext:value-type="float">
            <text:p>15840.82</text:p>
          </table:table-cell>
          <table:table-cell office:value-type="float" office:value="42149.5341569977" calcext:value-type="float">
            <text:p>42149.53</text:p>
          </table:table-cell>
          <table:table-cell office:value-type="float" office:value="10337.5038709929" calcext:value-type="float">
            <text:p>10337.50</text:p>
          </table:table-cell>
          <table:table-cell office:value-type="float" office:value="106863986.282792" calcext:value-type="float">
            <text:p>106863986.28</text:p>
          </table:table-cell>
          <table:table-cell office:value-type="float" office:value="14034.5547094846" calcext:value-type="float">
            <text:p>14034.55</text:p>
          </table:table-cell>
          <table:table-cell office:value-type="float" office:value="15840.8220499681" calcext:value-type="float">
            <text:p>15840.82</text:p>
          </table:table-cell>
          <table:table-cell office:value-type="float" office:value="19008.9864599617" calcext:value-type="float">
            <text:p>19008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52" calcext:value-type="float">
            <text:p>5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835.818740383" calcext:value-type="float">
            <text:p>15835.82</text:p>
          </table:table-cell>
          <table:table-cell office:value-type="float" office:value="38883.9316772817" calcext:value-type="float">
            <text:p>38883.93</text:p>
          </table:table-cell>
          <table:table-cell office:value-type="float" office:value="9864.42666507356" calcext:value-type="float">
            <text:p>9864.43</text:p>
          </table:table-cell>
          <table:table-cell office:value-type="float" office:value="97306913.4306143" calcext:value-type="float">
            <text:p>97306913.43</text:p>
          </table:table-cell>
          <table:table-cell office:value-type="float" office:value="13775.3588689246" calcext:value-type="float">
            <text:p>13775.36</text:p>
          </table:table-cell>
          <table:table-cell office:value-type="float" office:value="15835.818740383" calcext:value-type="float">
            <text:p>15835.82</text:p>
          </table:table-cell>
          <table:table-cell office:value-type="float" office:value="19002.9824884596" calcext:value-type="float">
            <text:p>19002.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53" calcext:value-type="float">
            <text:p>5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220.2390374387" calcext:value-type="float">
            <text:p>18220.24</text:p>
          </table:table-cell>
          <table:table-cell office:value-type="float" office:value="41411.304964354" calcext:value-type="float">
            <text:p>41411.30</text:p>
          </table:table-cell>
          <table:table-cell office:value-type="float" office:value="10651.9221089378" calcext:value-type="float">
            <text:p>10651.92</text:p>
          </table:table-cell>
          <table:table-cell office:value-type="float" office:value="113463444.614879" calcext:value-type="float">
            <text:p>113463444.61</text:p>
          </table:table-cell>
          <table:table-cell office:value-type="float" office:value="15489.4787236399" calcext:value-type="float">
            <text:p>15489.48</text:p>
          </table:table-cell>
          <table:table-cell office:value-type="float" office:value="18220.2390374387" calcext:value-type="float">
            <text:p>18220.24</text:p>
          </table:table-cell>
          <table:table-cell office:value-type="float" office:value="21864.2868449264" calcext:value-type="float">
            <text:p>21864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54" calcext:value-type="float">
            <text:p>5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925.6593149349" calcext:value-type="float">
            <text:p>17925.66</text:p>
          </table:table-cell>
          <table:table-cell office:value-type="float" office:value="52970.5627484771" calcext:value-type="float">
            <text:p>52970.56</text:p>
          </table:table-cell>
          <table:table-cell office:value-type="float" office:value="10879.29728762" calcext:value-type="float">
            <text:p>10879.30</text:p>
          </table:table-cell>
          <table:table-cell office:value-type="float" office:value="118359109.472416" calcext:value-type="float">
            <text:p>118359109.47</text:p>
          </table:table-cell>
          <table:table-cell office:value-type="float" office:value="16177.9231290804" calcext:value-type="float">
            <text:p>16177.92</text:p>
          </table:table-cell>
          <table:table-cell office:value-type="float" office:value="17925.6593149349" calcext:value-type="float">
            <text:p>17925.66</text:p>
          </table:table-cell>
          <table:table-cell office:value-type="float" office:value="21510.7911779219" calcext:value-type="float">
            <text:p>21510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55" calcext:value-type="float">
            <text:p>5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415.8687204061" calcext:value-type="float">
            <text:p>17415.87</text:p>
          </table:table-cell>
          <table:table-cell office:value-type="float" office:value="51501.718247416" calcext:value-type="float">
            <text:p>51501.72</text:p>
          </table:table-cell>
          <table:table-cell office:value-type="float" office:value="11050.7815276623" calcext:value-type="float">
            <text:p>11050.78</text:p>
          </table:table-cell>
          <table:table-cell office:value-type="float" office:value="122119772.372123" calcext:value-type="float">
            <text:p>122119772.37</text:p>
          </table:table-cell>
          <table:table-cell office:value-type="float" office:value="15722.154739894" calcext:value-type="float">
            <text:p>15722.15</text:p>
          </table:table-cell>
          <table:table-cell office:value-type="float" office:value="17415.8687204061" calcext:value-type="float">
            <text:p>17415.87</text:p>
          </table:table-cell>
          <table:table-cell office:value-type="float" office:value="20899.0424644873" calcext:value-type="float">
            <text:p>20899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56" calcext:value-type="float">
            <text:p>5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878.0431028729" calcext:value-type="float">
            <text:p>16878.04</text:p>
          </table:table-cell>
          <table:table-cell office:value-type="float" office:value="45364.4299192085" calcext:value-type="float">
            <text:p>45364.43</text:p>
          </table:table-cell>
          <table:table-cell office:value-type="float" office:value="11090.7383075556" calcext:value-type="float">
            <text:p>11090.74</text:p>
          </table:table-cell>
          <table:table-cell office:value-type="float" office:value="123004476.206681" calcext:value-type="float">
            <text:p>123004476.21</text:p>
          </table:table-cell>
          <table:table-cell office:value-type="float" office:value="14977.7193109558" calcext:value-type="float">
            <text:p>14977.72</text:p>
          </table:table-cell>
          <table:table-cell office:value-type="float" office:value="16878.0431028729" calcext:value-type="float">
            <text:p>16878.04</text:p>
          </table:table-cell>
          <table:table-cell office:value-type="float" office:value="20253.6517234475" calcext:value-type="float">
            <text:p>20253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57" calcext:value-type="float">
            <text:p>5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193.2457716253" calcext:value-type="float">
            <text:p>18193.25</text:p>
          </table:table-cell>
          <table:table-cell office:value-type="float" office:value="42406.6887423344" calcext:value-type="float">
            <text:p>42406.69</text:p>
          </table:table-cell>
          <table:table-cell office:value-type="float" office:value="10452.8071885481" calcext:value-type="float">
            <text:p>10452.81</text:p>
          </table:table-cell>
          <table:table-cell office:value-type="float" office:value="109261178.120964" calcext:value-type="float">
            <text:p>109261178.12</text:p>
          </table:table-cell>
          <table:table-cell office:value-type="float" office:value="15585.7189811798" calcext:value-type="float">
            <text:p>15585.72</text:p>
          </table:table-cell>
          <table:table-cell office:value-type="float" office:value="18193.2457716253" calcext:value-type="float">
            <text:p>18193.25</text:p>
          </table:table-cell>
          <table:table-cell office:value-type="float" office:value="21831.8949259504" calcext:value-type="float">
            <text:p>21831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58" calcext:value-type="float">
            <text:p>5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151.1933466158" calcext:value-type="float">
            <text:p>19151.19</text:p>
          </table:table-cell>
          <table:table-cell office:value-type="float" office:value="49474.4701993901" calcext:value-type="float">
            <text:p>49474.47</text:p>
          </table:table-cell>
          <table:table-cell office:value-type="float" office:value="11878.545847395" calcext:value-type="float">
            <text:p>11878.55</text:p>
          </table:table-cell>
          <table:table-cell office:value-type="float" office:value="141099851.448664" calcext:value-type="float">
            <text:p>141099851.45</text:p>
          </table:table-cell>
          <table:table-cell office:value-type="float" office:value="16838.4223013051" calcext:value-type="float">
            <text:p>16838.42</text:p>
          </table:table-cell>
          <table:table-cell office:value-type="float" office:value="19151.1933466158" calcext:value-type="float">
            <text:p>19151.19</text:p>
          </table:table-cell>
          <table:table-cell office:value-type="float" office:value="22981.432015939" calcext:value-type="float">
            <text:p>22981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59" calcext:value-type="float">
            <text:p>5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806.7877255793" calcext:value-type="float">
            <text:p>21806.79</text:p>
          </table:table-cell>
          <table:table-cell office:value-type="float" office:value="49491.3780286484" calcext:value-type="float">
            <text:p>49491.38</text:p>
          </table:table-cell>
          <table:table-cell office:value-type="float" office:value="12092.930024026" calcext:value-type="float">
            <text:p>12092.93</text:p>
          </table:table-cell>
          <table:table-cell office:value-type="float" office:value="146238956.565989" calcext:value-type="float">
            <text:p>146238956.57</text:p>
          </table:table-cell>
          <table:table-cell office:value-type="float" office:value="18503.9590472401" calcext:value-type="float">
            <text:p>18503.96</text:p>
          </table:table-cell>
          <table:table-cell office:value-type="float" office:value="21806.7877255793" calcext:value-type="float">
            <text:p>21806.79</text:p>
          </table:table-cell>
          <table:table-cell office:value-type="float" office:value="26168.1452706952" calcext:value-type="float">
            <text:p>26168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60" calcext:value-type="float">
            <text:p>6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725.4636155325" calcext:value-type="float">
            <text:p>21725.46</text:p>
          </table:table-cell>
          <table:table-cell office:value-type="float" office:value="49474.4701993901" calcext:value-type="float">
            <text:p>49474.47</text:p>
          </table:table-cell>
          <table:table-cell office:value-type="float" office:value="12085.8861966313" calcext:value-type="float">
            <text:p>12085.89</text:p>
          </table:table-cell>
          <table:table-cell office:value-type="float" office:value="146068645.157922" calcext:value-type="float">
            <text:p>146068645.16</text:p>
          </table:table-cell>
          <table:table-cell office:value-type="float" office:value="18455.324925137" calcext:value-type="float">
            <text:p>18455.32</text:p>
          </table:table-cell>
          <table:table-cell office:value-type="float" office:value="21725.4636155325" calcext:value-type="float">
            <text:p>21725.46</text:p>
          </table:table-cell>
          <table:table-cell office:value-type="float" office:value="26070.5563386391" calcext:value-type="float">
            <text:p>26070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61" calcext:value-type="float">
            <text:p>6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458.171836726" calcext:value-type="float">
            <text:p>19458.17</text:p>
          </table:table-cell>
          <table:table-cell office:value-type="float" office:value="53202.2523189831" calcext:value-type="float">
            <text:p>53202.25</text:p>
          </table:table-cell>
          <table:table-cell office:value-type="float" office:value="11056.8842778304" calcext:value-type="float">
            <text:p>11056.88</text:p>
          </table:table-cell>
          <table:table-cell office:value-type="float" office:value="122254689.933332" calcext:value-type="float">
            <text:p>122254689.93</text:p>
          </table:table-cell>
          <table:table-cell office:value-type="float" office:value="17311.1408629155" calcext:value-type="float">
            <text:p>17311.14</text:p>
          </table:table-cell>
          <table:table-cell office:value-type="float" office:value="19458.171836726" calcext:value-type="float">
            <text:p>19458.17</text:p>
          </table:table-cell>
          <table:table-cell office:value-type="float" office:value="23349.8062040711" calcext:value-type="float">
            <text:p>23349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62" calcext:value-type="float">
            <text:p>6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889.0243703058" calcext:value-type="float">
            <text:p>19889.02</text:p>
          </table:table-cell>
          <table:table-cell office:value-type="float" office:value="48024.7227310843" calcext:value-type="float">
            <text:p>48024.72</text:p>
          </table:table-cell>
          <table:table-cell office:value-type="float" office:value="11085.479231373" calcext:value-type="float">
            <text:p>11085.48</text:p>
          </table:table-cell>
          <table:table-cell office:value-type="float" office:value="122887849.789203" calcext:value-type="float">
            <text:p>122887849.79</text:p>
          </table:table-cell>
          <table:table-cell office:value-type="float" office:value="17196.0879044328" calcext:value-type="float">
            <text:p>17196.09</text:p>
          </table:table-cell>
          <table:table-cell office:value-type="float" office:value="19889.0243703058" calcext:value-type="float">
            <text:p>19889.02</text:p>
          </table:table-cell>
          <table:table-cell office:value-type="float" office:value="23866.829244367" calcext:value-type="float">
            <text:p>23866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63" calcext:value-type="float">
            <text:p>6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142.7718844234" calcext:value-type="float">
            <text:p>20142.77</text:p>
          </table:table-cell>
          <table:table-cell office:value-type="float" office:value="48024.7227310843" calcext:value-type="float">
            <text:p>48024.72</text:p>
          </table:table-cell>
          <table:table-cell office:value-type="float" office:value="11653.8566261117" calcext:value-type="float">
            <text:p>11653.86</text:p>
          </table:table-cell>
          <table:table-cell office:value-type="float" office:value="135812374.261967" calcext:value-type="float">
            <text:p>135812374.26</text:p>
          </table:table-cell>
          <table:table-cell office:value-type="float" office:value="17353.9949951111" calcext:value-type="float">
            <text:p>17353.99</text:p>
          </table:table-cell>
          <table:table-cell office:value-type="float" office:value="20142.7718844234" calcext:value-type="float">
            <text:p>20142.77</text:p>
          </table:table-cell>
          <table:table-cell office:value-type="float" office:value="24171.326261308" calcext:value-type="float">
            <text:p>24171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64" calcext:value-type="float">
            <text:p>6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482.677728287" calcext:value-type="float">
            <text:p>22482.68</text:p>
          </table:table-cell>
          <table:table-cell office:value-type="float" office:value="50223.0406306272" calcext:value-type="float">
            <text:p>50223.04</text:p>
          </table:table-cell>
          <table:table-cell office:value-type="float" office:value="11635.092540918" calcext:value-type="float">
            <text:p>11635.09</text:p>
          </table:table-cell>
          <table:table-cell office:value-type="float" office:value="135375378.435725" calcext:value-type="float">
            <text:p>135375378.44</text:p>
          </table:table-cell>
          <table:table-cell office:value-type="float" office:value="18974.7683735252" calcext:value-type="float">
            <text:p>18974.77</text:p>
          </table:table-cell>
          <table:table-cell office:value-type="float" office:value="22482.677728287" calcext:value-type="float">
            <text:p>22482.68</text:p>
          </table:table-cell>
          <table:table-cell office:value-type="float" office:value="26979.2132739444" calcext:value-type="float">
            <text:p>26979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65" calcext:value-type="float">
            <text:p>6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230.4334525063" calcext:value-type="float">
            <text:p>23230.43</text:p>
          </table:table-cell>
          <table:table-cell office:value-type="float" office:value="52130.5842326874" calcext:value-type="float">
            <text:p>52130.58</text:p>
          </table:table-cell>
          <table:table-cell office:value-type="float" office:value="12751.1558180454" calcext:value-type="float">
            <text:p>12751.16</text:p>
          </table:table-cell>
          <table:table-cell office:value-type="float" office:value="162591974.696073" calcext:value-type="float">
            <text:p>162591974.70</text:p>
          </table:table-cell>
          <table:table-cell office:value-type="float" office:value="19631.0995976365" calcext:value-type="float">
            <text:p>19631.10</text:p>
          </table:table-cell>
          <table:table-cell office:value-type="float" office:value="23230.4334525063" calcext:value-type="float">
            <text:p>23230.43</text:p>
          </table:table-cell>
          <table:table-cell office:value-type="float" office:value="27876.5201430076" calcext:value-type="float">
            <text:p>27876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66" calcext:value-type="float">
            <text:p>6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237.987236001" calcext:value-type="float">
            <text:p>23237.99</text:p>
          </table:table-cell>
          <table:table-cell office:value-type="float" office:value="52125.2277944726" calcext:value-type="float">
            <text:p>52125.23</text:p>
          </table:table-cell>
          <table:table-cell office:value-type="float" office:value="12554.6003989723" calcext:value-type="float">
            <text:p>12554.60</text:p>
          </table:table-cell>
          <table:table-cell office:value-type="float" office:value="157617991.177876" calcext:value-type="float">
            <text:p>157617991.18</text:p>
          </table:table-cell>
          <table:table-cell office:value-type="float" office:value="19634.6585553626" calcext:value-type="float">
            <text:p>19634.66</text:p>
          </table:table-cell>
          <table:table-cell office:value-type="float" office:value="23237.987236001" calcext:value-type="float">
            <text:p>23237.99</text:p>
          </table:table-cell>
          <table:table-cell office:value-type="float" office:value="27885.5846832012" calcext:value-type="float">
            <text:p>27885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67" calcext:value-type="float">
            <text:p>6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848.2888086871" calcext:value-type="float">
            <text:p>21848.29</text:p>
          </table:table-cell>
          <table:table-cell office:value-type="float" office:value="53181.7165250833" calcext:value-type="float">
            <text:p>53181.72</text:p>
          </table:table-cell>
          <table:table-cell office:value-type="float" office:value="12113.2120302635" calcext:value-type="float">
            <text:p>12113.21</text:p>
          </table:table-cell>
          <table:table-cell office:value-type="float" office:value="146729905.690119" calcext:value-type="float">
            <text:p>146729905.69</text:p>
          </table:table-cell>
          <table:table-cell office:value-type="float" office:value="18918.7395029355" calcext:value-type="float">
            <text:p>18918.74</text:p>
          </table:table-cell>
          <table:table-cell office:value-type="float" office:value="21848.2888086871" calcext:value-type="float">
            <text:p>21848.29</text:p>
          </table:table-cell>
          <table:table-cell office:value-type="float" office:value="26217.9465704245" calcext:value-type="float">
            <text:p>26217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68" calcext:value-type="float">
            <text:p>6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284.0154112218" calcext:value-type="float">
            <text:p>20284.02</text:p>
          </table:table-cell>
          <table:table-cell office:value-type="float" office:value="41812.0833950594" calcext:value-type="float">
            <text:p>41812.08</text:p>
          </table:table-cell>
          <table:table-cell office:value-type="float" office:value="10771.7891109177" calcext:value-type="float">
            <text:p>10771.79</text:p>
          </table:table-cell>
          <table:table-cell office:value-type="float" office:value="116031440.650085" calcext:value-type="float">
            <text:p>116031440.65</text:p>
          </table:table-cell>
          <table:table-cell office:value-type="float" office:value="16620.204262525" calcext:value-type="float">
            <text:p>16620.20</text:p>
          </table:table-cell>
          <table:table-cell office:value-type="float" office:value="20284.0154112218" calcext:value-type="float">
            <text:p>20284.02</text:p>
          </table:table-cell>
          <table:table-cell office:value-type="float" office:value="24340.8184934661" calcext:value-type="float">
            <text:p>24340.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69" calcext:value-type="float">
            <text:p>6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795.6031698535" calcext:value-type="float">
            <text:p>18795.60</text:p>
          </table:table-cell>
          <table:table-cell office:value-type="float" office:value="38112.0833950594" calcext:value-type="float">
            <text:p>38112.08</text:p>
          </table:table-cell>
          <table:table-cell office:value-type="float" office:value="10512.1587587783" calcext:value-type="float">
            <text:p>10512.16</text:p>
          </table:table-cell>
          <table:table-cell office:value-type="float" office:value="110505481.76976" calcext:value-type="float">
            <text:p>110505481.77</text:p>
          </table:table-cell>
          <table:table-cell office:value-type="float" office:value="15301.5952276842" calcext:value-type="float">
            <text:p>15301.60</text:p>
          </table:table-cell>
          <table:table-cell office:value-type="float" office:value="18795.6031698535" calcext:value-type="float">
            <text:p>18795.60</text:p>
          </table:table-cell>
          <table:table-cell office:value-type="float" office:value="22554.7238038241" calcext:value-type="float">
            <text:p>22554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70" calcext:value-type="float">
            <text:p>7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650.7200582544" calcext:value-type="float">
            <text:p>19650.72</text:p>
          </table:table-cell>
          <table:table-cell office:value-type="float" office:value="52489.6699794899" calcext:value-type="float">
            <text:p>52489.67</text:p>
          </table:table-cell>
          <table:table-cell office:value-type="float" office:value="11299.0255049161" calcext:value-type="float">
            <text:p>11299.03</text:p>
          </table:table-cell>
          <table:table-cell office:value-type="float" office:value="127667977.360745" calcext:value-type="float">
            <text:p>127667977.36</text:p>
          </table:table-cell>
          <table:table-cell office:value-type="float" office:value="17399.6355127866" calcext:value-type="float">
            <text:p>17399.64</text:p>
          </table:table-cell>
          <table:table-cell office:value-type="float" office:value="19650.7200582544" calcext:value-type="float">
            <text:p>19650.72</text:p>
          </table:table-cell>
          <table:table-cell office:value-type="float" office:value="23580.8640699053" calcext:value-type="float">
            <text:p>23580.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71" calcext:value-type="float">
            <text:p>7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747.323576735" calcext:value-type="float">
            <text:p>20747.32</text:p>
          </table:table-cell>
          <table:table-cell office:value-type="float" office:value="52489.6699794899" calcext:value-type="float">
            <text:p>52489.67</text:p>
          </table:table-cell>
          <table:table-cell office:value-type="float" office:value="10968.7636343266" calcext:value-type="float">
            <text:p>10968.76</text:p>
          </table:table-cell>
          <table:table-cell office:value-type="float" office:value="120313775.665726" calcext:value-type="float">
            <text:p>120313775.67</text:p>
          </table:table-cell>
          <table:table-cell office:value-type="float" office:value="18145.158070661" calcext:value-type="float">
            <text:p>18145.16</text:p>
          </table:table-cell>
          <table:table-cell office:value-type="float" office:value="20747.323576735" calcext:value-type="float">
            <text:p>20747.32</text:p>
          </table:table-cell>
          <table:table-cell office:value-type="float" office:value="24896.788292082" calcext:value-type="float">
            <text:p>24896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72" calcext:value-type="float">
            <text:p>7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067.7615624631" calcext:value-type="float">
            <text:p>19067.76</text:p>
          </table:table-cell>
          <table:table-cell office:value-type="float" office:value="44923.3511926287" calcext:value-type="float">
            <text:p>44923.35</text:p>
          </table:table-cell>
          <table:table-cell office:value-type="float" office:value="10689.3299283364" calcext:value-type="float">
            <text:p>10689.33</text:p>
          </table:table-cell>
          <table:table-cell office:value-type="float" office:value="114261774.316827" calcext:value-type="float">
            <text:p>114261774.32</text:p>
          </table:table-cell>
          <table:table-cell office:value-type="float" office:value="16379.4801178723" calcext:value-type="float">
            <text:p>16379.48</text:p>
          </table:table-cell>
          <table:table-cell office:value-type="float" office:value="19067.7615624631" calcext:value-type="float">
            <text:p>19067.76</text:p>
          </table:table-cell>
          <table:table-cell office:value-type="float" office:value="22881.3138749557" calcext:value-type="float">
            <text:p>22881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73" calcext:value-type="float">
            <text:p>7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604.2213824512" calcext:value-type="float">
            <text:p>18604.22</text:p>
          </table:table-cell>
          <table:table-cell office:value-type="float" office:value="47062.7055249382" calcext:value-type="float">
            <text:p>47062.71</text:p>
          </table:table-cell>
          <table:table-cell office:value-type="float" office:value="10938.6763102322" calcext:value-type="float">
            <text:p>10938.68</text:p>
          </table:table-cell>
          <table:table-cell office:value-type="float" office:value="119654639.420035" calcext:value-type="float">
            <text:p>119654639.42</text:p>
          </table:table-cell>
          <table:table-cell office:value-type="float" office:value="16281.7992716647" calcext:value-type="float">
            <text:p>16281.80</text:p>
          </table:table-cell>
          <table:table-cell office:value-type="float" office:value="18604.2213824512" calcext:value-type="float">
            <text:p>18604.22</text:p>
          </table:table-cell>
          <table:table-cell office:value-type="float" office:value="22325.0656589415" calcext:value-type="float">
            <text:p>22325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74" calcext:value-type="float">
            <text:p>7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494.0970054926" calcext:value-type="float">
            <text:p>18494.10</text:p>
          </table:table-cell>
          <table:table-cell office:value-type="float" office:value="36847.6835038553" calcext:value-type="float">
            <text:p>36847.68</text:p>
          </table:table-cell>
          <table:table-cell office:value-type="float" office:value="9051.37998883804" calcext:value-type="float">
            <text:p>9051.38</text:p>
          </table:table-cell>
          <table:table-cell office:value-type="float" office:value="81927479.7023378" calcext:value-type="float">
            <text:p>81927479.70</text:p>
          </table:table-cell>
          <table:table-cell office:value-type="float" office:value="14936.532974147" calcext:value-type="float">
            <text:p>14936.53</text:p>
          </table:table-cell>
          <table:table-cell office:value-type="float" office:value="18494.0970054926" calcext:value-type="float">
            <text:p>18494.10</text:p>
          </table:table-cell>
          <table:table-cell office:value-type="float" office:value="22192.9164065912" calcext:value-type="float">
            <text:p>22192.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75" calcext:value-type="float">
            <text:p>7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321.5103938543" calcext:value-type="float">
            <text:p>17321.51</text:p>
          </table:table-cell>
          <table:table-cell office:value-type="float" office:value="39568.1861823736" calcext:value-type="float">
            <text:p>39568.19</text:p>
          </table:table-cell>
          <table:table-cell office:value-type="float" office:value="10189.998706045" calcext:value-type="float">
            <text:p>10190.00</text:p>
          </table:table-cell>
          <table:table-cell office:value-type="float" office:value="103836073.629199" calcext:value-type="float">
            <text:p>103836073.63</text:p>
          </table:table-cell>
          <table:table-cell office:value-type="float" office:value="14755.1940932046" calcext:value-type="float">
            <text:p>14755.19</text:p>
          </table:table-cell>
          <table:table-cell office:value-type="float" office:value="17321.5103938543" calcext:value-type="float">
            <text:p>17321.51</text:p>
          </table:table-cell>
          <table:table-cell office:value-type="float" office:value="20785.8124726251" calcext:value-type="float">
            <text:p>20785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76" calcext:value-type="float">
            <text:p>7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423.512970302" calcext:value-type="float">
            <text:p>17423.51</text:p>
          </table:table-cell>
          <table:table-cell office:value-type="float" office:value="44634.033021228" calcext:value-type="float">
            <text:p>44634.03</text:p>
          </table:table-cell>
          <table:table-cell office:value-type="float" office:value="10036.6299952808" calcext:value-type="float">
            <text:p>10036.63</text:p>
          </table:table-cell>
          <table:table-cell office:value-type="float" office:value="100733941.662171" calcext:value-type="float">
            <text:p>100733941.66</text:p>
          </table:table-cell>
          <table:table-cell office:value-type="float" office:value="15299.9351204728" calcext:value-type="float">
            <text:p>15299.94</text:p>
          </table:table-cell>
          <table:table-cell office:value-type="float" office:value="17423.512970302" calcext:value-type="float">
            <text:p>17423.51</text:p>
          </table:table-cell>
          <table:table-cell office:value-type="float" office:value="20908.2155643624" calcext:value-type="float">
            <text:p>20908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77" calcext:value-type="float">
            <text:p>7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624.8112266193" calcext:value-type="float">
            <text:p>17624.81</text:p>
          </table:table-cell>
          <table:table-cell office:value-type="float" office:value="44634.033021228" calcext:value-type="float">
            <text:p>44634.03</text:p>
          </table:table-cell>
          <table:table-cell office:value-type="float" office:value="10623.161239694" calcext:value-type="float">
            <text:p>10623.16</text:p>
          </table:table-cell>
          <table:table-cell office:value-type="float" office:value="112851554.724538" calcext:value-type="float">
            <text:p>112851554.72</text:p>
          </table:table-cell>
          <table:table-cell office:value-type="float" office:value="15434.4180308606" calcext:value-type="float">
            <text:p>15434.42</text:p>
          </table:table-cell>
          <table:table-cell office:value-type="float" office:value="17624.8112266193" calcext:value-type="float">
            <text:p>17624.81</text:p>
          </table:table-cell>
          <table:table-cell office:value-type="float" office:value="21149.7734719431" calcext:value-type="float">
            <text:p>21149.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78" calcext:value-type="float">
            <text:p>7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893.6997296462" calcext:value-type="float">
            <text:p>17893.70</text:p>
          </table:table-cell>
          <table:table-cell office:value-type="float" office:value="39286.9416052972" calcext:value-type="float">
            <text:p>39286.94</text:p>
          </table:table-cell>
          <table:table-cell office:value-type="float" office:value="9627.38268433588" calcext:value-type="float">
            <text:p>9627.38</text:p>
          </table:table-cell>
          <table:table-cell office:value-type="float" office:value="92686497.3506504" calcext:value-type="float">
            <text:p>92686497.35</text:p>
          </table:table-cell>
          <table:table-cell office:value-type="float" office:value="15041.1320758639" calcext:value-type="float">
            <text:p>15041.13</text:p>
          </table:table-cell>
          <table:table-cell office:value-type="float" office:value="17893.6997296462" calcext:value-type="float">
            <text:p>17893.70</text:p>
          </table:table-cell>
          <table:table-cell office:value-type="float" office:value="21472.4396755755" calcext:value-type="float">
            <text:p>21472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79" calcext:value-type="float">
            <text:p>7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595.0451241052" calcext:value-type="float">
            <text:p>19595.05</text:p>
          </table:table-cell>
          <table:table-cell office:value-type="float" office:value="52368.0660424559" calcext:value-type="float">
            <text:p>52368.07</text:p>
          </table:table-cell>
          <table:table-cell office:value-type="float" office:value="11163.0365346202" calcext:value-type="float">
            <text:p>11163.04</text:p>
          </table:table-cell>
          <table:table-cell office:value-type="float" office:value="124613384.673265" calcext:value-type="float">
            <text:p>124613384.67</text:p>
          </table:table-cell>
          <table:table-cell office:value-type="float" office:value="17352.4803944919" calcext:value-type="float">
            <text:p>17352.48</text:p>
          </table:table-cell>
          <table:table-cell office:value-type="float" office:value="19595.0451241052" calcext:value-type="float">
            <text:p>19595.05</text:p>
          </table:table-cell>
          <table:table-cell office:value-type="float" office:value="23514.0541489263" calcext:value-type="float">
            <text:p>23514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80" calcext:value-type="float">
            <text:p>8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198.0232524668" calcext:value-type="float">
            <text:p>20198.02</text:p>
          </table:table-cell>
          <table:table-cell office:value-type="float" office:value="48971.5148309966" calcext:value-type="float">
            <text:p>48971.51</text:p>
          </table:table-cell>
          <table:table-cell office:value-type="float" office:value="11053.3831175575" calcext:value-type="float">
            <text:p>11053.38</text:p>
          </table:table-cell>
          <table:table-cell office:value-type="float" office:value="122177278.343505" calcext:value-type="float">
            <text:p>122177278.34</text:p>
          </table:table-cell>
          <table:table-cell office:value-type="float" office:value="17480.486563381" calcext:value-type="float">
            <text:p>17480.49</text:p>
          </table:table-cell>
          <table:table-cell office:value-type="float" office:value="20198.0232524668" calcext:value-type="float">
            <text:p>20198.02</text:p>
          </table:table-cell>
          <table:table-cell office:value-type="float" office:value="24237.6279029601" calcext:value-type="float">
            <text:p>24237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81" calcext:value-type="float">
            <text:p>8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874.1980884665" calcext:value-type="float">
            <text:p>19874.20</text:p>
          </table:table-cell>
          <table:table-cell office:value-type="float" office:value="42298.484809835" calcext:value-type="float">
            <text:p>42298.48</text:p>
          </table:table-cell>
          <table:table-cell office:value-type="float" office:value="10801.3023488613" calcext:value-type="float">
            <text:p>10801.30</text:p>
          </table:table-cell>
          <table:table-cell office:value-type="float" office:value="116668132.431517" calcext:value-type="float">
            <text:p>116668132.43</text:p>
          </table:table-cell>
          <table:table-cell office:value-type="float" office:value="16500.5240033111" calcext:value-type="float">
            <text:p>16500.52</text:p>
          </table:table-cell>
          <table:table-cell office:value-type="float" office:value="19874.1980884665" calcext:value-type="float">
            <text:p>19874.20</text:p>
          </table:table-cell>
          <table:table-cell office:value-type="float" office:value="23849.0377061598" calcext:value-type="float">
            <text:p>23849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82" calcext:value-type="float">
            <text:p>8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473.233357903" calcext:value-type="float">
            <text:p>16473.23</text:p>
          </table:table-cell>
          <table:table-cell office:value-type="float" office:value="43640.7029815409" calcext:value-type="float">
            <text:p>43640.70</text:p>
          </table:table-cell>
          <table:table-cell office:value-type="float" office:value="9789.1609480083" calcext:value-type="float">
            <text:p>9789.16</text:p>
          </table:table-cell>
          <table:table-cell office:value-type="float" office:value="95827672.0660108" calcext:value-type="float">
            <text:p>95827672.07</text:p>
          </table:table-cell>
          <table:table-cell office:value-type="float" office:value="14577.5361105874" calcext:value-type="float">
            <text:p>14577.54</text:p>
          </table:table-cell>
          <table:table-cell office:value-type="float" office:value="16473.233357903" calcext:value-type="float">
            <text:p>16473.23</text:p>
          </table:table-cell>
          <table:table-cell office:value-type="float" office:value="19767.8800294836" calcext:value-type="float">
            <text:p>19767.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83" calcext:value-type="float">
            <text:p>8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368.3870760772" calcext:value-type="float">
            <text:p>16368.39</text:p>
          </table:table-cell>
          <table:table-cell office:value-type="float" office:value="34732.0622281679" calcext:value-type="float">
            <text:p>34732.06</text:p>
          </table:table-cell>
          <table:table-cell office:value-type="float" office:value="8952.79925542351" calcext:value-type="float">
            <text:p>8952.80</text:p>
          </table:table-cell>
          <table:table-cell office:value-type="float" office:value="80152614.5079117" calcext:value-type="float">
            <text:p>80152614.51</text:p>
          </table:table-cell>
          <table:table-cell office:value-type="float" office:value="13600.4075413229" calcext:value-type="float">
            <text:p>13600.41</text:p>
          </table:table-cell>
          <table:table-cell office:value-type="float" office:value="16368.3870760772" calcext:value-type="float">
            <text:p>16368.39</text:p>
          </table:table-cell>
          <table:table-cell office:value-type="float" office:value="19642.0644912927" calcext:value-type="float">
            <text:p>19642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84" calcext:value-type="float">
            <text:p>8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365.0279529453" calcext:value-type="float">
            <text:p>17365.03</text:p>
          </table:table-cell>
          <table:table-cell office:value-type="float" office:value="37950.8497187474" calcext:value-type="float">
            <text:p>37950.85</text:p>
          </table:table-cell>
          <table:table-cell office:value-type="float" office:value="9723.72451424809" calcext:value-type="float">
            <text:p>9723.72</text:p>
          </table:table-cell>
          <table:table-cell office:value-type="float" office:value="94550818.4289892" calcext:value-type="float">
            <text:p>94550818.43</text:p>
          </table:table-cell>
          <table:table-cell office:value-type="float" office:value="14577.3530794363" calcext:value-type="float">
            <text:p>14577.35</text:p>
          </table:table-cell>
          <table:table-cell office:value-type="float" office:value="17365.0279529453" calcext:value-type="float">
            <text:p>17365.03</text:p>
          </table:table-cell>
          <table:table-cell office:value-type="float" office:value="20838.0335435344" calcext:value-type="float">
            <text:p>20838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85" calcext:value-type="float">
            <text:p>8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774.3700751976" calcext:value-type="float">
            <text:p>17774.37</text:p>
          </table:table-cell>
          <table:table-cell office:value-type="float" office:value="40436.1259938572" calcext:value-type="float">
            <text:p>40436.13</text:p>
          </table:table-cell>
          <table:table-cell office:value-type="float" office:value="10207.2748219776" calcext:value-type="float">
            <text:p>10207.27</text:p>
          </table:table-cell>
          <table:table-cell office:value-type="float" office:value="104188459.291377" calcext:value-type="float">
            <text:p>104188459.29</text:p>
          </table:table-cell>
          <table:table-cell office:value-type="float" office:value="15118.1549250969" calcext:value-type="float">
            <text:p>15118.15</text:p>
          </table:table-cell>
          <table:table-cell office:value-type="float" office:value="17774.3700751976" calcext:value-type="float">
            <text:p>17774.37</text:p>
          </table:table-cell>
          <table:table-cell office:value-type="float" office:value="21329.2440902371" calcext:value-type="float">
            <text:p>21329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86" calcext:value-type="float">
            <text:p>8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113.5409863232" calcext:value-type="float">
            <text:p>17113.54</text:p>
          </table:table-cell>
          <table:table-cell office:value-type="float" office:value="34320.310216783" calcext:value-type="float">
            <text:p>34320.31</text:p>
          </table:table-cell>
          <table:table-cell office:value-type="float" office:value="8976.18482082205" calcext:value-type="float">
            <text:p>8976.18</text:p>
          </table:table-cell>
          <table:table-cell office:value-type="float" office:value="80571893.9375561" calcext:value-type="float">
            <text:p>80571893.94</text:p>
          </table:table-cell>
          <table:table-cell office:value-type="float" office:value="13876.7499014417" calcext:value-type="float">
            <text:p>13876.75</text:p>
          </table:table-cell>
          <table:table-cell office:value-type="float" office:value="17113.5409863233" calcext:value-type="float">
            <text:p>17113.54</text:p>
          </table:table-cell>
          <table:table-cell office:value-type="float" office:value="20536.2491835879" calcext:value-type="float">
            <text:p>20536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87" calcext:value-type="float">
            <text:p>8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894.5705666294" calcext:value-type="float">
            <text:p>16894.57</text:p>
          </table:table-cell>
          <table:table-cell office:value-type="float" office:value="36255.1069659978" calcext:value-type="float">
            <text:p>36255.11</text:p>
          </table:table-cell>
          <table:table-cell office:value-type="float" office:value="8619.88383590852" calcext:value-type="float">
            <text:p>8619.88</text:p>
          </table:table-cell>
          <table:table-cell office:value-type="float" office:value="74302397.3445571" calcext:value-type="float">
            <text:p>74302397.34</text:p>
          </table:table-cell>
          <table:table-cell office:value-type="float" office:value="14092.8810208744" calcext:value-type="float">
            <text:p>14092.88</text:p>
          </table:table-cell>
          <table:table-cell office:value-type="float" office:value="16894.5705666294" calcext:value-type="float">
            <text:p>16894.57</text:p>
          </table:table-cell>
          <table:table-cell office:value-type="float" office:value="20273.4846799552" calcext:value-type="float">
            <text:p>20273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88" calcext:value-type="float">
            <text:p>8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343.5418769651" calcext:value-type="float">
            <text:p>18343.54</text:p>
          </table:table-cell>
          <table:table-cell office:value-type="float" office:value="39193.4853067379" calcext:value-type="float">
            <text:p>39193.49</text:p>
          </table:table-cell>
          <table:table-cell office:value-type="float" office:value="9879.91810455796" calcext:value-type="float">
            <text:p>9879.92</text:p>
          </table:table-cell>
          <table:table-cell office:value-type="float" office:value="97612781.7527723" calcext:value-type="float">
            <text:p>97612781.75</text:p>
          </table:table-cell>
          <table:table-cell office:value-type="float" office:value="15263.9087663139" calcext:value-type="float">
            <text:p>15263.91</text:p>
          </table:table-cell>
          <table:table-cell office:value-type="float" office:value="18343.5418769651" calcext:value-type="float">
            <text:p>18343.54</text:p>
          </table:table-cell>
          <table:table-cell office:value-type="float" office:value="22012.2502523581" calcext:value-type="float">
            <text:p>22012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89" calcext:value-type="float">
            <text:p>8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906.8254513376" calcext:value-type="float">
            <text:p>18906.83</text:p>
          </table:table-cell>
          <table:table-cell office:value-type="float" office:value="41299.6894379985" calcext:value-type="float">
            <text:p>41299.69</text:p>
          </table:table-cell>
          <table:table-cell office:value-type="float" office:value="10117.1049983536" calcext:value-type="float">
            <text:p>10117.10</text:p>
          </table:table-cell>
          <table:table-cell office:value-type="float" office:value="102355813.547712" calcext:value-type="float">
            <text:p>102355813.55</text:p>
          </table:table-cell>
          <table:table-cell office:value-type="float" office:value="15856.2157380164" calcext:value-type="float">
            <text:p>15856.22</text:p>
          </table:table-cell>
          <table:table-cell office:value-type="float" office:value="18906.8254513376" calcext:value-type="float">
            <text:p>18906.83</text:p>
          </table:table-cell>
          <table:table-cell office:value-type="float" office:value="22688.1905416051" calcext:value-type="float">
            <text:p>22688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90" calcext:value-type="float">
            <text:p>9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849.5352631835" calcext:value-type="float">
            <text:p>18849.54</text:p>
          </table:table-cell>
          <table:table-cell office:value-type="float" office:value="47872.2519877145" calcext:value-type="float">
            <text:p>47872.25</text:p>
          </table:table-cell>
          <table:table-cell office:value-type="float" office:value="9899.70590801851" calcext:value-type="float">
            <text:p>9899.71</text:p>
          </table:table-cell>
          <table:table-cell office:value-type="float" office:value="98004177.0652567" calcext:value-type="float">
            <text:p>98004177.07</text:p>
          </table:table-cell>
          <table:table-cell office:value-type="float" office:value="16510.3705231335" calcext:value-type="float">
            <text:p>16510.37</text:p>
          </table:table-cell>
          <table:table-cell office:value-type="float" office:value="18849.5352631835" calcext:value-type="float">
            <text:p>18849.54</text:p>
          </table:table-cell>
          <table:table-cell office:value-type="float" office:value="22619.4423158202" calcext:value-type="float">
            <text:p>22619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91" calcext:value-type="float">
            <text:p>9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727.5448146034" calcext:value-type="float">
            <text:p>19727.54</text:p>
          </table:table-cell>
          <table:table-cell office:value-type="float" office:value="39176.4501987817" calcext:value-type="float">
            <text:p>39176.45</text:p>
          </table:table-cell>
          <table:table-cell office:value-type="float" office:value="9493.6639258368" calcext:value-type="float">
            <text:p>9493.66</text:p>
          </table:table-cell>
          <table:table-cell office:value-type="float" office:value="90129654.7367349" calcext:value-type="float">
            <text:p>90129654.74</text:p>
          </table:table-cell>
          <table:table-cell office:value-type="float" office:value="15896.2048030248" calcext:value-type="float">
            <text:p>15896.20</text:p>
          </table:table-cell>
          <table:table-cell office:value-type="float" office:value="19727.5448146034" calcext:value-type="float">
            <text:p>19727.54</text:p>
          </table:table-cell>
          <table:table-cell office:value-type="float" office:value="23673.0537775241" calcext:value-type="float">
            <text:p>23673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92" calcext:value-type="float">
            <text:p>9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695.1850861019" calcext:value-type="float">
            <text:p>21695.19</text:p>
          </table:table-cell>
          <table:table-cell office:value-type="float" office:value="42386.9706134759" calcext:value-type="float">
            <text:p>42386.97</text:p>
          </table:table-cell>
          <table:table-cell office:value-type="float" office:value="9453.46183951651" calcext:value-type="float">
            <text:p>9453.46</text:p>
          </table:table-cell>
          <table:table-cell office:value-type="float" office:value="89367940.7511949" calcext:value-type="float">
            <text:p>89367940.75</text:p>
          </table:table-cell>
          <table:table-cell office:value-type="float" office:value="17322.1814778563" calcext:value-type="float">
            <text:p>17322.18</text:p>
          </table:table-cell>
          <table:table-cell office:value-type="float" office:value="21695.1850861019" calcext:value-type="float">
            <text:p>21695.19</text:p>
          </table:table-cell>
          <table:table-cell office:value-type="float" office:value="26034.2221033222" calcext:value-type="float">
            <text:p>26034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93" calcext:value-type="float">
            <text:p>9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523.404303038" calcext:value-type="float">
            <text:p>20523.40</text:p>
          </table:table-cell>
          <table:table-cell office:value-type="float" office:value="39901.6892392373" calcext:value-type="float">
            <text:p>39901.69</text:p>
          </table:table-cell>
          <table:table-cell office:value-type="float" office:value="9426.35595355526" calcext:value-type="float">
            <text:p>9426.36</text:p>
          </table:table-cell>
          <table:table-cell office:value-type="float" office:value="88856186.5631267" calcext:value-type="float">
            <text:p>88856186.56</text:p>
          </table:table-cell>
          <table:table-cell office:value-type="float" office:value="16354.3945600951" calcext:value-type="float">
            <text:p>16354.39</text:p>
          </table:table-cell>
          <table:table-cell office:value-type="float" office:value="20523.404303038" calcext:value-type="float">
            <text:p>20523.40</text:p>
          </table:table-cell>
          <table:table-cell office:value-type="float" office:value="24628.0851636456" calcext:value-type="float">
            <text:p>24628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94" calcext:value-type="float">
            <text:p>9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815.0687132603" calcext:value-type="float">
            <text:p>18815.07</text:p>
          </table:table-cell>
          <table:table-cell office:value-type="float" office:value="39415.8075905685" calcext:value-type="float">
            <text:p>39415.81</text:p>
          </table:table-cell>
          <table:table-cell office:value-type="float" office:value="9651.34216061631" calcext:value-type="float">
            <text:p>9651.34</text:p>
          </table:table-cell>
          <table:table-cell office:value-type="float" office:value="93148405.50129" calcext:value-type="float">
            <text:p>93148405.50</text:p>
          </table:table-cell>
          <table:table-cell office:value-type="float" office:value="15531.9300640656" calcext:value-type="float">
            <text:p>15531.93</text:p>
          </table:table-cell>
          <table:table-cell office:value-type="float" office:value="18815.0687132603" calcext:value-type="float">
            <text:p>18815.07</text:p>
          </table:table-cell>
          <table:table-cell office:value-type="float" office:value="22578.0824559124" calcext:value-type="float">
            <text:p>22578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95" calcext:value-type="float">
            <text:p>9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870.3646622572" calcext:value-type="float">
            <text:p>18870.36</text:p>
          </table:table-cell>
          <table:table-cell office:value-type="float" office:value="38841.5776431139" calcext:value-type="float">
            <text:p>38841.58</text:p>
          </table:table-cell>
          <table:table-cell office:value-type="float" office:value="8969.69332869694" calcext:value-type="float">
            <text:p>8969.69</text:p>
          </table:table-cell>
          <table:table-cell office:value-type="float" office:value="80455398.4108704" calcext:value-type="float">
            <text:p>80455398.41</text:p>
          </table:table-cell>
          <table:table-cell office:value-type="float" office:value="15463.333401954" calcext:value-type="float">
            <text:p>15463.33</text:p>
          </table:table-cell>
          <table:table-cell office:value-type="float" office:value="18870.3646622571" calcext:value-type="float">
            <text:p>18870.36</text:p>
          </table:table-cell>
          <table:table-cell office:value-type="float" office:value="22644.4375947086" calcext:value-type="float">
            <text:p>22644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96" calcext:value-type="float">
            <text:p>9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530.0290314074" calcext:value-type="float">
            <text:p>17530.03</text:p>
          </table:table-cell>
          <table:table-cell office:value-type="float" office:value="46574.9752627784" calcext:value-type="float">
            <text:p>46574.98</text:p>
          </table:table-cell>
          <table:table-cell office:value-type="float" office:value="10089.1922997816" calcext:value-type="float">
            <text:p>10089.19</text:p>
          </table:table-cell>
          <table:table-cell office:value-type="float" office:value="101791801.261972" calcext:value-type="float">
            <text:p>101791801.26</text:p>
          </table:table-cell>
          <table:table-cell office:value-type="float" office:value="15515.5527455225" calcext:value-type="float">
            <text:p>15515.55</text:p>
          </table:table-cell>
          <table:table-cell office:value-type="float" office:value="17530.0290314074" calcext:value-type="float">
            <text:p>17530.03</text:p>
          </table:table-cell>
          <table:table-cell office:value-type="float" office:value="21036.0348376889" calcext:value-type="float">
            <text:p>21036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97" calcext:value-type="float">
            <text:p>9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530.4452718487" calcext:value-type="float">
            <text:p>17530.45</text:p>
          </table:table-cell>
          <table:table-cell office:value-type="float" office:value="37950.8446196187" calcext:value-type="float">
            <text:p>37950.84</text:p>
          </table:table-cell>
          <table:table-cell office:value-type="float" office:value="9981.49979910434" calcext:value-type="float">
            <text:p>9981.50</text:p>
          </table:table-cell>
          <table:table-cell office:value-type="float" office:value="99630338.23952" calcext:value-type="float">
            <text:p>99630338.24</text:p>
          </table:table-cell>
          <table:table-cell office:value-type="float" office:value="14665.0162916349" calcext:value-type="float">
            <text:p>14665.02</text:p>
          </table:table-cell>
          <table:table-cell office:value-type="float" office:value="17530.4452718487" calcext:value-type="float">
            <text:p>17530.45</text:p>
          </table:table-cell>
          <table:table-cell office:value-type="float" office:value="21036.5343262185" calcext:value-type="float">
            <text:p>21036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98" calcext:value-type="float">
            <text:p>9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090.3142003594" calcext:value-type="float">
            <text:p>15090.31</text:p>
          </table:table-cell>
          <table:table-cell office:value-type="float" office:value="38131.7455472119" calcext:value-type="float">
            <text:p>38131.75</text:p>
          </table:table-cell>
          <table:table-cell office:value-type="float" office:value="9794.14535442619" calcext:value-type="float">
            <text:p>9794.15</text:p>
          </table:table-cell>
          <table:table-cell office:value-type="float" office:value="95925283.2236281" calcext:value-type="float">
            <text:p>95925283.22</text:p>
          </table:table-cell>
          <table:table-cell office:value-type="float" office:value="13223.9347485948" calcext:value-type="float">
            <text:p>13223.93</text:p>
          </table:table-cell>
          <table:table-cell office:value-type="float" office:value="15090.3142003594" calcext:value-type="float">
            <text:p>15090.31</text:p>
          </table:table-cell>
          <table:table-cell office:value-type="float" office:value="18108.3770404313" calcext:value-type="float">
            <text:p>18108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99" calcext:value-type="float">
            <text:p>9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930.9874994151" calcext:value-type="float">
            <text:p>15930.99</text:p>
          </table:table-cell>
          <table:table-cell office:value-type="float" office:value="39190.8582625416" calcext:value-type="float">
            <text:p>39190.86</text:p>
          </table:table-cell>
          <table:table-cell office:value-type="float" office:value="9725.0442601888" calcext:value-type="float">
            <text:p>9725.04</text:p>
          </table:table-cell>
          <table:table-cell office:value-type="float" office:value="94576485.8626312" calcext:value-type="float">
            <text:p>94576485.86</text:p>
          </table:table-cell>
          <table:table-cell office:value-type="float" office:value="13863.9795435527" calcext:value-type="float">
            <text:p>13863.98</text:p>
          </table:table-cell>
          <table:table-cell office:value-type="float" office:value="15930.9874994151" calcext:value-type="float">
            <text:p>15930.99</text:p>
          </table:table-cell>
          <table:table-cell office:value-type="float" office:value="19117.1849992981" calcext:value-type="float">
            <text:p>19117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.00</text:p>
          </table:table-cell>
          <table:table-cell office:value-type="float" office:value="32562.8321357611" calcext:value-type="float">
            <text:p>32562.83</text:p>
          </table:table-cell>
          <table:table-cell office:value-type="float" office:value="57216.4948895349" calcext:value-type="float">
            <text:p>57216.49</text:p>
          </table:table-cell>
          <table:table-cell office:value-type="float" office:value="13789.2688793715" calcext:value-type="float">
            <text:p>13789.27</text:p>
          </table:table-cell>
          <table:table-cell office:value-type="float" office:value="190143936.227603" calcext:value-type="float">
            <text:p>190143936.23</text:p>
          </table:table-cell>
          <table:table-cell office:value-type="float" office:value="24251.5403688159" calcext:value-type="float">
            <text:p>24251.54</text:p>
          </table:table-cell>
          <table:table-cell office:value-type="float" office:value="32562.832135761" calcext:value-type="float">
            <text:p>32562.83</text:p>
          </table:table-cell>
          <table:table-cell office:value-type="float" office:value="39075.3985629133" calcext:value-type="float">
            <text:p>39075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.00</text:p>
          </table:table-cell>
          <table:table-cell office:value-type="float" office:value="34913.3859745197" calcext:value-type="float">
            <text:p>34913.39</text:p>
          </table:table-cell>
          <table:table-cell office:value-type="float" office:value="58080.9370745522" calcext:value-type="float">
            <text:p>58080.94</text:p>
          </table:table-cell>
          <table:table-cell office:value-type="float" office:value="15138.6394860455" calcext:value-type="float">
            <text:p>15138.64</text:p>
          </table:table-cell>
          <table:table-cell office:value-type="float" office:value="229178405.488456" calcext:value-type="float">
            <text:p>229178405.49</text:p>
          </table:table-cell>
          <table:table-cell office:value-type="float" office:value="24722.0645824873" calcext:value-type="float">
            <text:p>24722.06</text:p>
          </table:table-cell>
          <table:table-cell office:value-type="float" office:value="34913.3859745196" calcext:value-type="float">
            <text:p>34913.39</text:p>
          </table:table-cell>
          <table:table-cell office:value-type="float" office:value="41896.0631694236" calcext:value-type="float">
            <text:p>41896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.00</text:p>
          </table:table-cell>
          <table:table-cell office:value-type="float" office:value="33246.4726633319" calcext:value-type="float">
            <text:p>33246.47</text:p>
          </table:table-cell>
          <table:table-cell office:value-type="float" office:value="59080.4559202138" calcext:value-type="float">
            <text:p>59080.46</text:p>
          </table:table-cell>
          <table:table-cell office:value-type="float" office:value="14065.0624754822" calcext:value-type="float">
            <text:p>14065.06</text:p>
          </table:table-cell>
          <table:table-cell office:value-type="float" office:value="197825982.439217" calcext:value-type="float">
            <text:p>197825982.44</text:p>
          </table:table-cell>
          <table:table-cell office:value-type="float" office:value="24972.4344401376" calcext:value-type="float">
            <text:p>24972.43</text:p>
          </table:table-cell>
          <table:table-cell office:value-type="float" office:value="33246.4726633319" calcext:value-type="float">
            <text:p>33246.47</text:p>
          </table:table-cell>
          <table:table-cell office:value-type="float" office:value="39895.7671959983" calcext:value-type="float">
            <text:p>39895.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.00</text:p>
          </table:table-cell>
          <table:table-cell office:value-type="float" office:value="33007.0897241057" calcext:value-type="float">
            <text:p>33007.09</text:p>
          </table:table-cell>
          <table:table-cell office:value-type="float" office:value="60423.5894049127" calcext:value-type="float">
            <text:p>60423.59</text:p>
          </table:table-cell>
          <table:table-cell office:value-type="float" office:value="12789.8864214231" calcext:value-type="float">
            <text:p>12789.89</text:p>
          </table:table-cell>
          <table:table-cell office:value-type="float" office:value="163581194.672902" calcext:value-type="float">
            <text:p>163581194.67</text:p>
          </table:table-cell>
          <table:table-cell office:value-type="float" office:value="25324.4155270351" calcext:value-type="float">
            <text:p>25324.42</text:p>
          </table:table-cell>
          <table:table-cell office:value-type="float" office:value="33007.0897241057" calcext:value-type="float">
            <text:p>33007.09</text:p>
          </table:table-cell>
          <table:table-cell office:value-type="float" office:value="39608.5076689268" calcext:value-type="float">
            <text:p>39608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.00</text:p>
          </table:table-cell>
          <table:table-cell office:value-type="float" office:value="33027.9259043847" calcext:value-type="float">
            <text:p>33027.93</text:p>
          </table:table-cell>
          <table:table-cell office:value-type="float" office:value="56582.5901668305" calcext:value-type="float">
            <text:p>56582.59</text:p>
          </table:table-cell>
          <table:table-cell office:value-type="float" office:value="12353.8889136804" calcext:value-type="float">
            <text:p>12353.89</text:p>
          </table:table-cell>
          <table:table-cell office:value-type="float" office:value="152618571.291556" calcext:value-type="float">
            <text:p>152618571.29</text:p>
          </table:table-cell>
          <table:table-cell office:value-type="float" office:value="24074.1733965898" calcext:value-type="float">
            <text:p>24074.17</text:p>
          </table:table-cell>
          <table:table-cell office:value-type="float" office:value="33027.9259043847" calcext:value-type="float">
            <text:p>33027.93</text:p>
          </table:table-cell>
          <table:table-cell office:value-type="float" office:value="39633.5110852616" calcext:value-type="float">
            <text:p>39633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5" calcext:value-type="float">
            <text:p>5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32176.3895988136" calcext:value-type="float">
            <text:p>32176.39</text:p>
          </table:table-cell>
          <table:table-cell office:value-type="float" office:value="60654.1889907858" calcext:value-type="float">
            <text:p>60654.19</text:p>
          </table:table-cell>
          <table:table-cell office:value-type="float" office:value="12829.6476970547" calcext:value-type="float">
            <text:p>12829.65</text:p>
          </table:table-cell>
          <table:table-cell office:value-type="float" office:value="164599860.03054" calcext:value-type="float">
            <text:p>164599860.03</text:p>
          </table:table-cell>
          <table:table-cell office:value-type="float" office:value="25136.7801536381" calcext:value-type="float">
            <text:p>25136.78</text:p>
          </table:table-cell>
          <table:table-cell office:value-type="float" office:value="32176.3895988136" calcext:value-type="float">
            <text:p>32176.39</text:p>
          </table:table-cell>
          <table:table-cell office:value-type="float" office:value="38611.6675185763" calcext:value-type="float">
            <text:p>38611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6" calcext:value-type="float">
            <text:p>6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31613.8761161544" calcext:value-type="float">
            <text:p>31613.88</text:p>
          </table:table-cell>
          <table:table-cell office:value-type="float" office:value="64382.1110521437" calcext:value-type="float">
            <text:p>64382.11</text:p>
          </table:table-cell>
          <table:table-cell office:value-type="float" office:value="13218.4605951383" calcext:value-type="float">
            <text:p>13218.46</text:p>
          </table:table-cell>
          <table:table-cell office:value-type="float" office:value="174727700.505225" calcext:value-type="float">
            <text:p>174727700.51</text:p>
          </table:table-cell>
          <table:table-cell office:value-type="float" office:value="25711.4757726623" calcext:value-type="float">
            <text:p>25711.48</text:p>
          </table:table-cell>
          <table:table-cell office:value-type="float" office:value="31613.8761161544" calcext:value-type="float">
            <text:p>31613.88</text:p>
          </table:table-cell>
          <table:table-cell office:value-type="float" office:value="37936.6513393852" calcext:value-type="float">
            <text:p>37936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7" calcext:value-type="float">
            <text:p>7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32751.5605337503" calcext:value-type="float">
            <text:p>32751.56</text:p>
          </table:table-cell>
          <table:table-cell office:value-type="float" office:value="56582.5901668305" calcext:value-type="float">
            <text:p>56582.59</text:p>
          </table:table-cell>
          <table:table-cell office:value-type="float" office:value="13134.7846357526" calcext:value-type="float">
            <text:p>13134.78</text:p>
          </table:table-cell>
          <table:table-cell office:value-type="float" office:value="172522567.427602" calcext:value-type="float">
            <text:p>172522567.43</text:p>
          </table:table-cell>
          <table:table-cell office:value-type="float" office:value="24030.842321017" calcext:value-type="float">
            <text:p>24030.84</text:p>
          </table:table-cell>
          <table:table-cell office:value-type="float" office:value="32751.5605337503" calcext:value-type="float">
            <text:p>32751.56</text:p>
          </table:table-cell>
          <table:table-cell office:value-type="float" office:value="39301.8726405004" calcext:value-type="float">
            <text:p>39301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8" calcext:value-type="float">
            <text:p>8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32704.4441901085" calcext:value-type="float">
            <text:p>32704.44</text:p>
          </table:table-cell>
          <table:table-cell office:value-type="float" office:value="59307.442244164" calcext:value-type="float">
            <text:p>59307.44</text:p>
          </table:table-cell>
          <table:table-cell office:value-type="float" office:value="13004.9110906585" calcext:value-type="float">
            <text:p>13004.91</text:p>
          </table:table-cell>
          <table:table-cell office:value-type="float" office:value="169127712.475933" calcext:value-type="float">
            <text:p>169127712.48</text:p>
          </table:table-cell>
          <table:table-cell office:value-type="float" office:value="24915.2267447097" calcext:value-type="float">
            <text:p>24915.23</text:p>
          </table:table-cell>
          <table:table-cell office:value-type="float" office:value="32704.4441901085" calcext:value-type="float">
            <text:p>32704.44</text:p>
          </table:table-cell>
          <table:table-cell office:value-type="float" office:value="39245.3330281303" calcext:value-type="float">
            <text:p>39245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9" calcext:value-type="float">
            <text:p>9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30062.8674598825" calcext:value-type="float">
            <text:p>30062.87</text:p>
          </table:table-cell>
          <table:table-cell office:value-type="float" office:value="58518.2070179965" calcext:value-type="float">
            <text:p>58518.21</text:p>
          </table:table-cell>
          <table:table-cell office:value-type="float" office:value="12936.1876186337" calcext:value-type="float">
            <text:p>12936.19</text:p>
          </table:table-cell>
          <table:table-cell office:value-type="float" office:value="167344950.104493" calcext:value-type="float">
            <text:p>167344950.10</text:p>
          </table:table-cell>
          <table:table-cell office:value-type="float" office:value="23927.0511348938" calcext:value-type="float">
            <text:p>23927.05</text:p>
          </table:table-cell>
          <table:table-cell office:value-type="float" office:value="30062.8674598825" calcext:value-type="float">
            <text:p>30062.87</text:p>
          </table:table-cell>
          <table:table-cell office:value-type="float" office:value="36075.440951859" calcext:value-type="float">
            <text:p>36075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0" calcext:value-type="float">
            <text:p>10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30402.3618739901" calcext:value-type="float">
            <text:p>30402.36</text:p>
          </table:table-cell>
          <table:table-cell office:value-type="float" office:value="55526.9119345812" calcext:value-type="float">
            <text:p>55526.91</text:p>
          </table:table-cell>
          <table:table-cell office:value-type="float" office:value="12946.370196974" calcext:value-type="float">
            <text:p>12946.37</text:p>
          </table:table-cell>
          <table:table-cell office:value-type="float" office:value="167608501.277096" calcext:value-type="float">
            <text:p>167608501.28</text:p>
          </table:table-cell>
          <table:table-cell office:value-type="float" office:value="23292.4748631456" calcext:value-type="float">
            <text:p>23292.47</text:p>
          </table:table-cell>
          <table:table-cell office:value-type="float" office:value="30402.3618739901" calcext:value-type="float">
            <text:p>30402.36</text:p>
          </table:table-cell>
          <table:table-cell office:value-type="float" office:value="36482.8342487881" calcext:value-type="float">
            <text:p>36482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1" calcext:value-type="float">
            <text:p>11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8099.8346119002" calcext:value-type="float">
            <text:p>28099.83</text:p>
          </table:table-cell>
          <table:table-cell office:value-type="float" office:value="60683.7661840736" calcext:value-type="float">
            <text:p>60683.77</text:p>
          </table:table-cell>
          <table:table-cell office:value-type="float" office:value="12842.2098104254" calcext:value-type="float">
            <text:p>12842.21</text:p>
          </table:table-cell>
          <table:table-cell office:value-type="float" office:value="164922352.814987" calcext:value-type="float">
            <text:p>164922352.81</text:p>
          </table:table-cell>
          <table:table-cell office:value-type="float" office:value="23419.827825125" calcext:value-type="float">
            <text:p>23419.83</text:p>
          </table:table-cell>
          <table:table-cell office:value-type="float" office:value="28099.8346119002" calcext:value-type="float">
            <text:p>28099.83</text:p>
          </table:table-cell>
          <table:table-cell office:value-type="float" office:value="33719.8015342802" calcext:value-type="float">
            <text:p>33719.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2" calcext:value-type="float">
            <text:p>12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5811.7863545034" calcext:value-type="float">
            <text:p>25811.79</text:p>
          </table:table-cell>
          <table:table-cell office:value-type="float" office:value="51163.1204764133" calcext:value-type="float">
            <text:p>51163.12</text:p>
          </table:table-cell>
          <table:table-cell office:value-type="float" office:value="11879.5508142081" calcext:value-type="float">
            <text:p>11879.55</text:p>
          </table:table-cell>
          <table:table-cell office:value-type="float" office:value="141123727.547353" calcext:value-type="float">
            <text:p>141123727.55</text:p>
          </table:table-cell>
          <table:table-cell office:value-type="float" office:value="20752.3110160295" calcext:value-type="float">
            <text:p>20752.31</text:p>
          </table:table-cell>
          <table:table-cell office:value-type="float" office:value="25811.7863545034" calcext:value-type="float">
            <text:p>25811.79</text:p>
          </table:table-cell>
          <table:table-cell office:value-type="float" office:value="30974.143625404" calcext:value-type="float">
            <text:p>30974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3" calcext:value-type="float">
            <text:p>13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8301.1374270575" calcext:value-type="float">
            <text:p>28301.14</text:p>
          </table:table-cell>
          <table:table-cell office:value-type="float" office:value="54290.2279601069" calcext:value-type="float">
            <text:p>54290.23</text:p>
          </table:table-cell>
          <table:table-cell office:value-type="float" office:value="12071.5165712537" calcext:value-type="float">
            <text:p>12071.52</text:p>
          </table:table-cell>
          <table:table-cell office:value-type="float" office:value="145721512.330053" calcext:value-type="float">
            <text:p>145721512.33</text:p>
          </table:table-cell>
          <table:table-cell office:value-type="float" office:value="22347.6825898549" calcext:value-type="float">
            <text:p>22347.68</text:p>
          </table:table-cell>
          <table:table-cell office:value-type="float" office:value="28301.1374270575" calcext:value-type="float">
            <text:p>28301.14</text:p>
          </table:table-cell>
          <table:table-cell office:value-type="float" office:value="33961.364912469" calcext:value-type="float">
            <text:p>33961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4" calcext:value-type="float">
            <text:p>14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7080.8438845526" calcext:value-type="float">
            <text:p>27080.84</text:p>
          </table:table-cell>
          <table:table-cell office:value-type="float" office:value="51163.1204764133" calcext:value-type="float">
            <text:p>51163.12</text:p>
          </table:table-cell>
          <table:table-cell office:value-type="float" office:value="11368.9246845484" calcext:value-type="float">
            <text:p>11368.92</text:p>
          </table:table-cell>
          <table:table-cell office:value-type="float" office:value="129252448.482934" calcext:value-type="float">
            <text:p>129252448.48</text:p>
          </table:table-cell>
          <table:table-cell office:value-type="float" office:value="21207.3266859651" calcext:value-type="float">
            <text:p>21207.33</text:p>
          </table:table-cell>
          <table:table-cell office:value-type="float" office:value="27080.8438845526" calcext:value-type="float">
            <text:p>27080.84</text:p>
          </table:table-cell>
          <table:table-cell office:value-type="float" office:value="32497.0126614632" calcext:value-type="float">
            <text:p>32497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5" calcext:value-type="float">
            <text:p>15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6166.1048173288" calcext:value-type="float">
            <text:p>26166.10</text:p>
          </table:table-cell>
          <table:table-cell office:value-type="float" office:value="49790.2279601069" calcext:value-type="float">
            <text:p>49790.23</text:p>
          </table:table-cell>
          <table:table-cell office:value-type="float" office:value="10998.549342768" calcext:value-type="float">
            <text:p>10998.55</text:p>
          </table:table-cell>
          <table:table-cell office:value-type="float" office:value="120968087.645303" calcext:value-type="float">
            <text:p>120968087.65</text:p>
          </table:table-cell>
          <table:table-cell office:value-type="float" office:value="20583.5567625527" calcext:value-type="float">
            <text:p>20583.56</text:p>
          </table:table-cell>
          <table:table-cell office:value-type="float" office:value="26166.1048173288" calcext:value-type="float">
            <text:p>26166.10</text:p>
          </table:table-cell>
          <table:table-cell office:value-type="float" office:value="31399.3257807945" calcext:value-type="float">
            <text:p>31399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6" calcext:value-type="float">
            <text:p>16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7852.7855431945" calcext:value-type="float">
            <text:p>27852.79</text:p>
          </table:table-cell>
          <table:table-cell office:value-type="float" office:value="54707.442244164" calcext:value-type="float">
            <text:p>54707.44</text:p>
          </table:table-cell>
          <table:table-cell office:value-type="float" office:value="12551.1590867689" calcext:value-type="float">
            <text:p>12551.16</text:p>
          </table:table-cell>
          <table:table-cell office:value-type="float" office:value="157531594.421381" calcext:value-type="float">
            <text:p>157531594.42</text:p>
          </table:table-cell>
          <table:table-cell office:value-type="float" office:value="22275.3622408739" calcext:value-type="float">
            <text:p>22275.36</text:p>
          </table:table-cell>
          <table:table-cell office:value-type="float" office:value="27852.7855431945" calcext:value-type="float">
            <text:p>27852.79</text:p>
          </table:table-cell>
          <table:table-cell office:value-type="float" office:value="33423.3426518333" calcext:value-type="float">
            <text:p>33423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7" calcext:value-type="float">
            <text:p>17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9411.0880748202" calcext:value-type="float">
            <text:p>29411.09</text:p>
          </table:table-cell>
          <table:table-cell office:value-type="float" office:value="62518.1500214648" calcext:value-type="float">
            <text:p>62518.15</text:p>
          </table:table-cell>
          <table:table-cell office:value-type="float" office:value="12521.4310413639" calcext:value-type="float">
            <text:p>12521.43</text:p>
          </table:table-cell>
          <table:table-cell office:value-type="float" office:value="156786235.323631" calcext:value-type="float">
            <text:p>156786235.32</text:p>
          </table:table-cell>
          <table:table-cell office:value-type="float" office:value="24357.002785938" calcext:value-type="float">
            <text:p>24357.00</text:p>
          </table:table-cell>
          <table:table-cell office:value-type="float" office:value="29411.0880748202" calcext:value-type="float">
            <text:p>29411.09</text:p>
          </table:table-cell>
          <table:table-cell office:value-type="float" office:value="35293.3056897842" calcext:value-type="float">
            <text:p>35293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8" calcext:value-type="float">
            <text:p>18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7502.6089599203" calcext:value-type="float">
            <text:p>27502.61</text:p>
          </table:table-cell>
          <table:table-cell office:value-type="float" office:value="49428.4612320536" calcext:value-type="float">
            <text:p>49428.46</text:p>
          </table:table-cell>
          <table:table-cell office:value-type="float" office:value="12574.5270994997" calcext:value-type="float">
            <text:p>12574.53</text:p>
          </table:table-cell>
          <table:table-cell office:value-type="float" office:value="158118731.776053" calcext:value-type="float">
            <text:p>158118731.78</text:p>
          </table:table-cell>
          <table:table-cell office:value-type="float" office:value="20845.1463574246" calcext:value-type="float">
            <text:p>20845.15</text:p>
          </table:table-cell>
          <table:table-cell office:value-type="float" office:value="27502.6089599203" calcext:value-type="float">
            <text:p>27502.61</text:p>
          </table:table-cell>
          <table:table-cell office:value-type="float" office:value="33003.1307519044" calcext:value-type="float">
            <text:p>33003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9" calcext:value-type="float">
            <text:p>19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5873.4346236141" calcext:value-type="float">
            <text:p>25873.43</text:p>
          </table:table-cell>
          <table:table-cell office:value-type="float" office:value="49701.9117289771" calcext:value-type="float">
            <text:p>49701.91</text:p>
          </table:table-cell>
          <table:table-cell office:value-type="float" office:value="12634.4923970557" calcext:value-type="float">
            <text:p>12634.49</text:p>
          </table:table-cell>
          <table:table-cell office:value-type="float" office:value="159630398.131258" calcext:value-type="float">
            <text:p>159630398.13</text:p>
          </table:table-cell>
          <table:table-cell office:value-type="float" office:value="20464.2259400659" calcext:value-type="float">
            <text:p>20464.23</text:p>
          </table:table-cell>
          <table:table-cell office:value-type="float" office:value="25873.4346236141" calcext:value-type="float">
            <text:p>25873.43</text:p>
          </table:table-cell>
          <table:table-cell office:value-type="float" office:value="31048.121548337" calcext:value-type="float">
            <text:p>31048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0" calcext:value-type="float">
            <text:p>20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5898.589383151" calcext:value-type="float">
            <text:p>25898.59</text:p>
          </table:table-cell>
          <table:table-cell office:value-type="float" office:value="48787.9292401078" calcext:value-type="float">
            <text:p>48787.93</text:p>
          </table:table-cell>
          <table:table-cell office:value-type="float" office:value="11805.7788588114" calcext:value-type="float">
            <text:p>11805.78</text:p>
          </table:table-cell>
          <table:table-cell office:value-type="float" office:value="139376414.463159" calcext:value-type="float">
            <text:p>139376414.46</text:p>
          </table:table-cell>
          <table:table-cell office:value-type="float" office:value="20256.2766893884" calcext:value-type="float">
            <text:p>20256.28</text:p>
          </table:table-cell>
          <table:table-cell office:value-type="float" office:value="25898.589383151" calcext:value-type="float">
            <text:p>25898.59</text:p>
          </table:table-cell>
          <table:table-cell office:value-type="float" office:value="31078.3072597812" calcext:value-type="float">
            <text:p>31078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1" calcext:value-type="float">
            <text:p>21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4988.369035042" calcext:value-type="float">
            <text:p>24988.37</text:p>
          </table:table-cell>
          <table:table-cell office:value-type="float" office:value="61716.4948895349" calcext:value-type="float">
            <text:p>61716.49</text:p>
          </table:table-cell>
          <table:table-cell office:value-type="float" office:value="12292.1266803792" calcext:value-type="float">
            <text:p>12292.13</text:p>
          </table:table-cell>
          <table:table-cell office:value-type="float" office:value="151096378.32649" calcext:value-type="float">
            <text:p>151096378.33</text:p>
          </table:table-cell>
          <table:table-cell office:value-type="float" office:value="21719.4622045184" calcext:value-type="float">
            <text:p>21719.46</text:p>
          </table:table-cell>
          <table:table-cell office:value-type="float" office:value="24988.369035042" calcext:value-type="float">
            <text:p>24988.37</text:p>
          </table:table-cell>
          <table:table-cell office:value-type="float" office:value="29986.0428420504" calcext:value-type="float">
            <text:p>29986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2" calcext:value-type="float">
            <text:p>22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4262.9148563286" calcext:value-type="float">
            <text:p>24262.91</text:p>
          </table:table-cell>
          <table:table-cell office:value-type="float" office:value="45601.9117289771" calcext:value-type="float">
            <text:p>45601.91</text:p>
          </table:table-cell>
          <table:table-cell office:value-type="float" office:value="10575.4178632634" calcext:value-type="float">
            <text:p>10575.42</text:p>
          </table:table-cell>
          <table:table-cell office:value-type="float" office:value="111839462.98263" calcext:value-type="float">
            <text:p>111839462.98</text:p>
          </table:table-cell>
          <table:table-cell office:value-type="float" office:value="18964.8716093581" calcext:value-type="float">
            <text:p>18964.87</text:p>
          </table:table-cell>
          <table:table-cell office:value-type="float" office:value="24262.9148563286" calcext:value-type="float">
            <text:p>24262.91</text:p>
          </table:table-cell>
          <table:table-cell office:value-type="float" office:value="29115.4978275943" calcext:value-type="float">
            <text:p>29115.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3" calcext:value-type="float">
            <text:p>23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4757.4205036895" calcext:value-type="float">
            <text:p>24757.42</text:p>
          </table:table-cell>
          <table:table-cell office:value-type="float" office:value="49451.4657157219" calcext:value-type="float">
            <text:p>49451.47</text:p>
          </table:table-cell>
          <table:table-cell office:value-type="float" office:value="11953.3212885516" calcext:value-type="float">
            <text:p>11953.32</text:p>
          </table:table-cell>
          <table:table-cell office:value-type="float" office:value="142881889.827341" calcext:value-type="float">
            <text:p>142881889.83</text:p>
          </table:table-cell>
          <table:table-cell office:value-type="float" office:value="19978.5560387986" calcext:value-type="float">
            <text:p>19978.56</text:p>
          </table:table-cell>
          <table:table-cell office:value-type="float" office:value="24757.4205036895" calcext:value-type="float">
            <text:p>24757.42</text:p>
          </table:table-cell>
          <table:table-cell office:value-type="float" office:value="29708.9046044274" calcext:value-type="float">
            <text:p>29708.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4" calcext:value-type="float">
            <text:p>24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2336.5017143991" calcext:value-type="float">
            <text:p>22336.50</text:p>
          </table:table-cell>
          <table:table-cell office:value-type="float" office:value="44501.718247416" calcext:value-type="float">
            <text:p>44501.72</text:p>
          </table:table-cell>
          <table:table-cell office:value-type="float" office:value="10979.6302271418" calcext:value-type="float">
            <text:p>10979.63</text:p>
          </table:table-cell>
          <table:table-cell office:value-type="float" office:value="120552279.924766" calcext:value-type="float">
            <text:p>120552279.92</text:p>
          </table:table-cell>
          <table:table-cell office:value-type="float" office:value="18020.9609014359" calcext:value-type="float">
            <text:p>18020.96</text:p>
          </table:table-cell>
          <table:table-cell office:value-type="float" office:value="22336.5017143991" calcext:value-type="float">
            <text:p>22336.50</text:p>
          </table:table-cell>
          <table:table-cell office:value-type="float" office:value="26803.802057279" calcext:value-type="float">
            <text:p>26803.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5" calcext:value-type="float">
            <text:p>25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9725.7565755753" calcext:value-type="float">
            <text:p>19725.76</text:p>
          </table:table-cell>
          <table:table-cell office:value-type="float" office:value="49018.1500214648" calcext:value-type="float">
            <text:p>49018.15</text:p>
          </table:table-cell>
          <table:table-cell office:value-type="float" office:value="11890.4441073963" calcext:value-type="float">
            <text:p>11890.44</text:p>
          </table:table-cell>
          <table:table-cell office:value-type="float" office:value="141382661.071114" calcext:value-type="float">
            <text:p>141382661.07</text:p>
          </table:table-cell>
          <table:table-cell office:value-type="float" office:value="17193.5383385576" calcext:value-type="float">
            <text:p>17193.54</text:p>
          </table:table-cell>
          <table:table-cell office:value-type="float" office:value="19725.7565755753" calcext:value-type="float">
            <text:p>19725.76</text:p>
          </table:table-cell>
          <table:table-cell office:value-type="float" office:value="23670.9078906903" calcext:value-type="float">
            <text:p>23670.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6" calcext:value-type="float">
            <text:p>26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0165.72589188" calcext:value-type="float">
            <text:p>20165.73</text:p>
          </table:table-cell>
          <table:table-cell office:value-type="float" office:value="48602.2233108044" calcext:value-type="float">
            <text:p>48602.22</text:p>
          </table:table-cell>
          <table:table-cell office:value-type="float" office:value="11461.2163346123" calcext:value-type="float">
            <text:p>11461.22</text:p>
          </table:table-cell>
          <table:table-cell office:value-type="float" office:value="131359479.868784" calcext:value-type="float">
            <text:p>131359479.87</text:p>
          </table:table-cell>
          <table:table-cell office:value-type="float" office:value="17436.711560974" calcext:value-type="float">
            <text:p>17436.71</text:p>
          </table:table-cell>
          <table:table-cell office:value-type="float" office:value="20165.72589188" calcext:value-type="float">
            <text:p>20165.73</text:p>
          </table:table-cell>
          <table:table-cell office:value-type="float" office:value="24198.8710702559" calcext:value-type="float">
            <text:p>24198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7" calcext:value-type="float">
            <text:p>27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9002.9366460565" calcext:value-type="float">
            <text:p>19002.94</text:p>
          </table:table-cell>
          <table:table-cell office:value-type="float" office:value="48602.2233108044" calcext:value-type="float">
            <text:p>48602.22</text:p>
          </table:table-cell>
          <table:table-cell office:value-type="float" office:value="12084.7743888982" calcext:value-type="float">
            <text:p>12084.77</text:p>
          </table:table-cell>
          <table:table-cell office:value-type="float" office:value="146041772.03057" calcext:value-type="float">
            <text:p>146041772.03</text:p>
          </table:table-cell>
          <table:table-cell office:value-type="float" office:value="16681.6113146509" calcext:value-type="float">
            <text:p>16681.61</text:p>
          </table:table-cell>
          <table:table-cell office:value-type="float" office:value="19002.9366460565" calcext:value-type="float">
            <text:p>19002.94</text:p>
          </table:table-cell>
          <table:table-cell office:value-type="float" office:value="22803.5239752678" calcext:value-type="float">
            <text:p>22803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8" calcext:value-type="float">
            <text:p>28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1577.9187805992" calcext:value-type="float">
            <text:p>21577.92</text:p>
          </table:table-cell>
          <table:table-cell office:value-type="float" office:value="51982.5901668305" calcext:value-type="float">
            <text:p>51982.59</text:p>
          </table:table-cell>
          <table:table-cell office:value-type="float" office:value="13251.5104023803" calcext:value-type="float">
            <text:p>13251.51</text:p>
          </table:table-cell>
          <table:table-cell office:value-type="float" office:value="175602527.944393" calcext:value-type="float">
            <text:p>175602527.94</text:p>
          </table:table-cell>
          <table:table-cell office:value-type="float" office:value="18646.3765959502" calcext:value-type="float">
            <text:p>18646.38</text:p>
          </table:table-cell>
          <table:table-cell office:value-type="float" office:value="21577.9187805992" calcext:value-type="float">
            <text:p>21577.92</text:p>
          </table:table-cell>
          <table:table-cell office:value-type="float" office:value="25893.502536719" calcext:value-type="float">
            <text:p>25893.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9" calcext:value-type="float">
            <text:p>29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3889.1946194028" calcext:value-type="float">
            <text:p>23889.19</text:p>
          </table:table-cell>
          <table:table-cell office:value-type="float" office:value="53828.859838417" calcext:value-type="float">
            <text:p>53828.86</text:p>
          </table:table-cell>
          <table:table-cell office:value-type="float" office:value="13073.4333214317" calcext:value-type="float">
            <text:p>13073.43</text:p>
          </table:table-cell>
          <table:table-cell office:value-type="float" office:value="170914658.809921" calcext:value-type="float">
            <text:p>170914658.81</text:p>
          </table:table-cell>
          <table:table-cell office:value-type="float" office:value="20224.3994967232" calcext:value-type="float">
            <text:p>20224.40</text:p>
          </table:table-cell>
          <table:table-cell office:value-type="float" office:value="23889.1946194028" calcext:value-type="float">
            <text:p>23889.19</text:p>
          </table:table-cell>
          <table:table-cell office:value-type="float" office:value="28667.0335432834" calcext:value-type="float">
            <text:p>28667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0" calcext:value-type="float">
            <text:p>30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4769.2763845119" calcext:value-type="float">
            <text:p>24769.28</text:p>
          </table:table-cell>
          <table:table-cell office:value-type="float" office:value="53801.9117289771" calcext:value-type="float">
            <text:p>53801.91</text:p>
          </table:table-cell>
          <table:table-cell office:value-type="float" office:value="13001.628471994" calcext:value-type="float">
            <text:p>13001.63</text:p>
          </table:table-cell>
          <table:table-cell office:value-type="float" office:value="169042342.923765" calcext:value-type="float">
            <text:p>169042342.92</text:p>
          </table:table-cell>
          <table:table-cell office:value-type="float" office:value="20700.5882104311" calcext:value-type="float">
            <text:p>20700.59</text:p>
          </table:table-cell>
          <table:table-cell office:value-type="float" office:value="24769.2763845119" calcext:value-type="float">
            <text:p>24769.28</text:p>
          </table:table-cell>
          <table:table-cell office:value-type="float" office:value="29723.1316614143" calcext:value-type="float">
            <text:p>29723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1" calcext:value-type="float">
            <text:p>31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3394.4267826237" calcext:value-type="float">
            <text:p>23394.43</text:p>
          </table:table-cell>
          <table:table-cell office:value-type="float" office:value="54172.8150674602" calcext:value-type="float">
            <text:p>54172.82</text:p>
          </table:table-cell>
          <table:table-cell office:value-type="float" office:value="12239.3349704799" calcext:value-type="float">
            <text:p>12239.33</text:p>
          </table:table-cell>
          <table:table-cell office:value-type="float" office:value="149801320.519612" calcext:value-type="float">
            <text:p>149801320.52</text:p>
          </table:table-cell>
          <table:table-cell office:value-type="float" office:value="19978.5456679961" calcext:value-type="float">
            <text:p>19978.55</text:p>
          </table:table-cell>
          <table:table-cell office:value-type="float" office:value="23394.4267826237" calcext:value-type="float">
            <text:p>23394.43</text:p>
          </table:table-cell>
          <table:table-cell office:value-type="float" office:value="28073.3121391485" calcext:value-type="float">
            <text:p>28073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2" calcext:value-type="float">
            <text:p>32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3074.9797667028" calcext:value-type="float">
            <text:p>23074.98</text:p>
          </table:table-cell>
          <table:table-cell office:value-type="float" office:value="49202.2523189831" calcext:value-type="float">
            <text:p>49202.25</text:p>
          </table:table-cell>
          <table:table-cell office:value-type="float" office:value="12546.4465483017" calcext:value-type="float">
            <text:p>12546.45</text:p>
          </table:table-cell>
          <table:table-cell office:value-type="float" office:value="157413320.98939" calcext:value-type="float">
            <text:p>157413320.99</text:p>
          </table:table-cell>
          <table:table-cell office:value-type="float" office:value="19162.3837195925" calcext:value-type="float">
            <text:p>19162.38</text:p>
          </table:table-cell>
          <table:table-cell office:value-type="float" office:value="23074.9797667028" calcext:value-type="float">
            <text:p>23074.98</text:p>
          </table:table-cell>
          <table:table-cell office:value-type="float" office:value="27689.9757200434" calcext:value-type="float">
            <text:p>27689.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3" calcext:value-type="float">
            <text:p>33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2745.4295531173" calcext:value-type="float">
            <text:p>22745.43</text:p>
          </table:table-cell>
          <table:table-cell office:value-type="float" office:value="53181.7165250833" calcext:value-type="float">
            <text:p>53181.72</text:p>
          </table:table-cell>
          <table:table-cell office:value-type="float" office:value="11508.8349368127" calcext:value-type="float">
            <text:p>11508.83</text:p>
          </table:table-cell>
          <table:table-cell office:value-type="float" office:value="132453281.6028" calcext:value-type="float">
            <text:p>132453281.60</text:p>
          </table:table-cell>
          <table:table-cell office:value-type="float" office:value="19483.9819084055" calcext:value-type="float">
            <text:p>19483.98</text:p>
          </table:table-cell>
          <table:table-cell office:value-type="float" office:value="22745.4295531173" calcext:value-type="float">
            <text:p>22745.43</text:p>
          </table:table-cell>
          <table:table-cell office:value-type="float" office:value="27294.5154637408" calcext:value-type="float">
            <text:p>27294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4" calcext:value-type="float">
            <text:p>34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4149.1156095004" calcext:value-type="float">
            <text:p>24149.12</text:p>
          </table:table-cell>
          <table:table-cell office:value-type="float" office:value="49428.4612320536" calcext:value-type="float">
            <text:p>49428.46</text:p>
          </table:table-cell>
          <table:table-cell office:value-type="float" office:value="11916.1469822025" calcext:value-type="float">
            <text:p>11916.15</text:p>
          </table:table-cell>
          <table:table-cell office:value-type="float" office:value="141994558.901453" calcext:value-type="float">
            <text:p>141994558.90</text:p>
          </table:table-cell>
          <table:table-cell office:value-type="float" office:value="19711.8201727735" calcext:value-type="float">
            <text:p>19711.82</text:p>
          </table:table-cell>
          <table:table-cell office:value-type="float" office:value="24149.1156095005" calcext:value-type="float">
            <text:p>24149.12</text:p>
          </table:table-cell>
          <table:table-cell office:value-type="float" office:value="28978.9387314005" calcext:value-type="float">
            <text:p>28978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5" calcext:value-type="float">
            <text:p>35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3595.7624548245" calcext:value-type="float">
            <text:p>23595.76</text:p>
          </table:table-cell>
          <table:table-cell office:value-type="float" office:value="50077.2077799143" calcext:value-type="float">
            <text:p>50077.21</text:p>
          </table:table-cell>
          <table:table-cell office:value-type="float" office:value="13309.9253517252" calcext:value-type="float">
            <text:p>13309.93</text:p>
          </table:table-cell>
          <table:table-cell office:value-type="float" office:value="177154112.868496" calcext:value-type="float">
            <text:p>177154112.87</text:p>
          </table:table-cell>
          <table:table-cell office:value-type="float" office:value="19555.5653745933" calcext:value-type="float">
            <text:p>19555.57</text:p>
          </table:table-cell>
          <table:table-cell office:value-type="float" office:value="23595.7624548245" calcext:value-type="float">
            <text:p>23595.76</text:p>
          </table:table-cell>
          <table:table-cell office:value-type="float" office:value="28314.9149457894" calcext:value-type="float">
            <text:p>28314.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6" calcext:value-type="float">
            <text:p>36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3755.1339877061" calcext:value-type="float">
            <text:p>23755.13</text:p>
          </table:table-cell>
          <table:table-cell office:value-type="float" office:value="46465.8427316516" calcext:value-type="float">
            <text:p>46465.84</text:p>
          </table:table-cell>
          <table:table-cell office:value-type="float" office:value="13221.8008030206" calcext:value-type="float">
            <text:p>13221.80</text:p>
          </table:table-cell>
          <table:table-cell office:value-type="float" office:value="174816016.474755" calcext:value-type="float">
            <text:p>174816016.47</text:p>
          </table:table-cell>
          <table:table-cell office:value-type="float" office:value="18978.9697552606" calcext:value-type="float">
            <text:p>18978.97</text:p>
          </table:table-cell>
          <table:table-cell office:value-type="float" office:value="23755.1339877061" calcext:value-type="float">
            <text:p>23755.13</text:p>
          </table:table-cell>
          <table:table-cell office:value-type="float" office:value="28506.1607852473" calcext:value-type="float">
            <text:p>28506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7" calcext:value-type="float">
            <text:p>37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3499.0735599746" calcext:value-type="float">
            <text:p>23499.07</text:p>
          </table:table-cell>
          <table:table-cell office:value-type="float" office:value="48734.033021228" calcext:value-type="float">
            <text:p>48734.03</text:p>
          </table:table-cell>
          <table:table-cell office:value-type="float" office:value="13111.9400553653" calcext:value-type="float">
            <text:p>13111.94</text:p>
          </table:table-cell>
          <table:table-cell office:value-type="float" office:value="171922972.015493" calcext:value-type="float">
            <text:p>171922972.02</text:p>
          </table:table-cell>
          <table:table-cell office:value-type="float" office:value="19294.6910670911" calcext:value-type="float">
            <text:p>19294.69</text:p>
          </table:table-cell>
          <table:table-cell office:value-type="float" office:value="23499.0735599746" calcext:value-type="float">
            <text:p>23499.07</text:p>
          </table:table-cell>
          <table:table-cell office:value-type="float" office:value="28198.8882719695" calcext:value-type="float">
            <text:p>28198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8" calcext:value-type="float">
            <text:p>38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2744.9519520935" calcext:value-type="float">
            <text:p>22744.95</text:p>
          </table:table-cell>
          <table:table-cell office:value-type="float" office:value="45102.2233108044" calcext:value-type="float">
            <text:p>45102.22</text:p>
          </table:table-cell>
          <table:table-cell office:value-type="float" office:value="11961.7983113535" calcext:value-type="float">
            <text:p>11961.80</text:p>
          </table:table-cell>
          <table:table-cell office:value-type="float" office:value="143084618.8415" calcext:value-type="float">
            <text:p>143084618.84</text:p>
          </table:table-cell>
          <table:table-cell office:value-type="float" office:value="18305.1391546721" calcext:value-type="float">
            <text:p>18305.14</text:p>
          </table:table-cell>
          <table:table-cell office:value-type="float" office:value="22744.9519520935" calcext:value-type="float">
            <text:p>22744.95</text:p>
          </table:table-cell>
          <table:table-cell office:value-type="float" office:value="27293.9423425122" calcext:value-type="float">
            <text:p>27293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9" calcext:value-type="float">
            <text:p>39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2348.6077723675" calcext:value-type="float">
            <text:p>22348.61</text:p>
          </table:table-cell>
          <table:table-cell office:value-type="float" office:value="45125.2277944726" calcext:value-type="float">
            <text:p>45125.23</text:p>
          </table:table-cell>
          <table:table-cell office:value-type="float" office:value="11711.2554053542" calcext:value-type="float">
            <text:p>11711.26</text:p>
          </table:table-cell>
          <table:table-cell office:value-type="float" office:value="137153503.169439" calcext:value-type="float">
            <text:p>137153503.17</text:p>
          </table:table-cell>
          <table:table-cell office:value-type="float" office:value="18144.2591574395" calcext:value-type="float">
            <text:p>18144.26</text:p>
          </table:table-cell>
          <table:table-cell office:value-type="float" office:value="22348.6077723675" calcext:value-type="float">
            <text:p>22348.61</text:p>
          </table:table-cell>
          <table:table-cell office:value-type="float" office:value="26818.329326841" calcext:value-type="float">
            <text:p>26818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0" calcext:value-type="float">
            <text:p>40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1510.6354484528" calcext:value-type="float">
            <text:p>21510.64</text:p>
          </table:table-cell>
          <table:table-cell office:value-type="float" office:value="48453.8504404313" calcext:value-type="float">
            <text:p>48453.85</text:p>
          </table:table-cell>
          <table:table-cell office:value-type="float" office:value="12495.4811069134" calcext:value-type="float">
            <text:p>12495.48</text:p>
          </table:table-cell>
          <table:table-cell office:value-type="float" office:value="156137048.09323" calcext:value-type="float">
            <text:p>156137048.09</text:p>
          </table:table-cell>
          <table:table-cell office:value-type="float" office:value="18223.5301042101" calcext:value-type="float">
            <text:p>18223.53</text:p>
          </table:table-cell>
          <table:table-cell office:value-type="float" office:value="21510.6354484528" calcext:value-type="float">
            <text:p>21510.64</text:p>
          </table:table-cell>
          <table:table-cell office:value-type="float" office:value="25812.7625381434" calcext:value-type="float">
            <text:p>25812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1" calcext:value-type="float">
            <text:p>41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0968.7498020361" calcext:value-type="float">
            <text:p>20968.75</text:p>
          </table:table-cell>
          <table:table-cell office:value-type="float" office:value="47955.8441227157" calcext:value-type="float">
            <text:p>47955.84</text:p>
          </table:table-cell>
          <table:table-cell office:value-type="float" office:value="11468.6068265882" calcext:value-type="float">
            <text:p>11468.61</text:p>
          </table:table-cell>
          <table:table-cell office:value-type="float" office:value="131528942.542865" calcext:value-type="float">
            <text:p>131528942.54</text:p>
          </table:table-cell>
          <table:table-cell office:value-type="float" office:value="17853.8697689494" calcext:value-type="float">
            <text:p>17853.87</text:p>
          </table:table-cell>
          <table:table-cell office:value-type="float" office:value="20968.7498020361" calcext:value-type="float">
            <text:p>20968.75</text:p>
          </table:table-cell>
          <table:table-cell office:value-type="float" office:value="25162.4997624433" calcext:value-type="float">
            <text:p>25162.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2" calcext:value-type="float">
            <text:p>42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8875.9832901513" calcext:value-type="float">
            <text:p>18875.98</text:p>
          </table:table-cell>
          <table:table-cell office:value-type="float" office:value="44501.718247416" calcext:value-type="float">
            <text:p>44501.72</text:p>
          </table:table-cell>
          <table:table-cell office:value-type="float" office:value="11595.7840430709" calcext:value-type="float">
            <text:p>11595.78</text:p>
          </table:table-cell>
          <table:table-cell office:value-type="float" office:value="134462207.573538" calcext:value-type="float">
            <text:p>134462207.57</text:p>
          </table:table-cell>
          <table:table-cell office:value-type="float" office:value="16231.3266384027" calcext:value-type="float">
            <text:p>16231.33</text:p>
          </table:table-cell>
          <table:table-cell office:value-type="float" office:value="18875.9832901513" calcext:value-type="float">
            <text:p>18875.98</text:p>
          </table:table-cell>
          <table:table-cell office:value-type="float" office:value="22651.1799481815" calcext:value-type="float">
            <text:p>22651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3" calcext:value-type="float">
            <text:p>43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9448.8306917902" calcext:value-type="float">
            <text:p>19448.83</text:p>
          </table:table-cell>
          <table:table-cell office:value-type="float" office:value="45615.8075905685" calcext:value-type="float">
            <text:p>45615.81</text:p>
          </table:table-cell>
          <table:table-cell office:value-type="float" office:value="11413.1212070981" calcext:value-type="float">
            <text:p>11413.12</text:p>
          </table:table-cell>
          <table:table-cell office:value-type="float" office:value="130259335.687913" calcext:value-type="float">
            <text:p>130259335.69</text:p>
          </table:table-cell>
          <table:table-cell office:value-type="float" office:value="16695.1219902867" calcext:value-type="float">
            <text:p>16695.12</text:p>
          </table:table-cell>
          <table:table-cell office:value-type="float" office:value="19448.8306917902" calcext:value-type="float">
            <text:p>19448.83</text:p>
          </table:table-cell>
          <table:table-cell office:value-type="float" office:value="23338.5968301482" calcext:value-type="float">
            <text:p>23338.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4" calcext:value-type="float">
            <text:p>4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558.4107006822" calcext:value-type="float">
            <text:p>18558.41</text:p>
          </table:table-cell>
          <table:table-cell office:value-type="float" office:value="46414.5200171718" calcext:value-type="float">
            <text:p>46414.52</text:p>
          </table:table-cell>
          <table:table-cell office:value-type="float" office:value="11243.7931089057" calcext:value-type="float">
            <text:p>11243.79</text:p>
          </table:table-cell>
          <table:table-cell office:value-type="float" office:value="126422883.475875" calcext:value-type="float">
            <text:p>126422883.48</text:p>
          </table:table-cell>
          <table:table-cell office:value-type="float" office:value="16203.2329092251" calcext:value-type="float">
            <text:p>16203.23</text:p>
          </table:table-cell>
          <table:table-cell office:value-type="float" office:value="18558.4107006822" calcext:value-type="float">
            <text:p>18558.41</text:p>
          </table:table-cell>
          <table:table-cell office:value-type="float" office:value="22270.0928408186" calcext:value-type="float">
            <text:p>22270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5" calcext:value-type="float">
            <text:p>4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587.8066196234" calcext:value-type="float">
            <text:p>20587.81</text:p>
          </table:table-cell>
          <table:table-cell office:value-type="float" office:value="52686.9176962472" calcext:value-type="float">
            <text:p>52686.92</text:p>
          </table:table-cell>
          <table:table-cell office:value-type="float" office:value="12016.6420145751" calcext:value-type="float">
            <text:p>12016.64</text:p>
          </table:table-cell>
          <table:table-cell office:value-type="float" office:value="144399685.30645" calcext:value-type="float">
            <text:p>144399685.31</text:p>
          </table:table-cell>
          <table:table-cell office:value-type="float" office:value="18060.1229999828" calcext:value-type="float">
            <text:p>18060.12</text:p>
          </table:table-cell>
          <table:table-cell office:value-type="float" office:value="20587.8066196234" calcext:value-type="float">
            <text:p>20587.81</text:p>
          </table:table-cell>
          <table:table-cell office:value-type="float" office:value="24705.3679435481" calcext:value-type="float">
            <text:p>24705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6" calcext:value-type="float">
            <text:p>4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807.0699815411" calcext:value-type="float">
            <text:p>21807.07</text:p>
          </table:table-cell>
          <table:table-cell office:value-type="float" office:value="52686.9176962472" calcext:value-type="float">
            <text:p>52686.92</text:p>
          </table:table-cell>
          <table:table-cell office:value-type="float" office:value="11802.7442924782" calcext:value-type="float">
            <text:p>11802.74</text:p>
          </table:table-cell>
          <table:table-cell office:value-type="float" office:value="139304772.833627" calcext:value-type="float">
            <text:p>139304772.83</text:p>
          </table:table-cell>
          <table:table-cell office:value-type="float" office:value="18851.7698610104" calcext:value-type="float">
            <text:p>18851.77</text:p>
          </table:table-cell>
          <table:table-cell office:value-type="float" office:value="21807.0699815411" calcext:value-type="float">
            <text:p>21807.07</text:p>
          </table:table-cell>
          <table:table-cell office:value-type="float" office:value="26168.4839778493" calcext:value-type="float">
            <text:p>26168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7" calcext:value-type="float">
            <text:p>4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014.0032640736" calcext:value-type="float">
            <text:p>19014.00</text:p>
          </table:table-cell>
          <table:table-cell office:value-type="float" office:value="37047.6183208178" calcext:value-type="float">
            <text:p>37047.62</text:p>
          </table:table-cell>
          <table:table-cell office:value-type="float" office:value="9604.10824327797" calcext:value-type="float">
            <text:p>9604.11</text:p>
          </table:table-cell>
          <table:table-cell office:value-type="float" office:value="92238895.1485999" calcext:value-type="float">
            <text:p>92238895.15</text:p>
          </table:table-cell>
          <table:table-cell office:value-type="float" office:value="15190.6329101565" calcext:value-type="float">
            <text:p>15190.63</text:p>
          </table:table-cell>
          <table:table-cell office:value-type="float" office:value="19014.0032640736" calcext:value-type="float">
            <text:p>19014.00</text:p>
          </table:table-cell>
          <table:table-cell office:value-type="float" office:value="22816.8039168883" calcext:value-type="float">
            <text:p>22816.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8" calcext:value-type="float">
            <text:p>4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592.7452873582" calcext:value-type="float">
            <text:p>19592.75</text:p>
          </table:table-cell>
          <table:table-cell office:value-type="float" office:value="40095.1745459753" calcext:value-type="float">
            <text:p>40095.17</text:p>
          </table:table-cell>
          <table:table-cell office:value-type="float" office:value="10083.4752182354" calcext:value-type="float">
            <text:p>10083.48</text:p>
          </table:table-cell>
          <table:table-cell office:value-type="float" office:value="101676472.476767" calcext:value-type="float">
            <text:p>101676472.48</text:p>
          </table:table-cell>
          <table:table-cell office:value-type="float" office:value="16016.7948389799" calcext:value-type="float">
            <text:p>16016.79</text:p>
          </table:table-cell>
          <table:table-cell office:value-type="float" office:value="19592.7452873582" calcext:value-type="float">
            <text:p>19592.75</text:p>
          </table:table-cell>
          <table:table-cell office:value-type="float" office:value="23511.2943448298" calcext:value-type="float">
            <text:p>23511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9" calcext:value-type="float">
            <text:p>4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816.9415366538" calcext:value-type="float">
            <text:p>20816.94</text:p>
          </table:table-cell>
          <table:table-cell office:value-type="float" office:value="48257.9804089839" calcext:value-type="float">
            <text:p>48257.98</text:p>
          </table:table-cell>
          <table:table-cell office:value-type="float" office:value="11001.5188760125" calcext:value-type="float">
            <text:p>11001.52</text:p>
          </table:table-cell>
          <table:table-cell office:value-type="float" office:value="121033417.579259" calcext:value-type="float">
            <text:p>121033417.58</text:p>
          </table:table-cell>
          <table:table-cell office:value-type="float" office:value="17792.5154444825" calcext:value-type="float">
            <text:p>17792.52</text:p>
          </table:table-cell>
          <table:table-cell office:value-type="float" office:value="20816.9415366538" calcext:value-type="float">
            <text:p>20816.94</text:p>
          </table:table-cell>
          <table:table-cell office:value-type="float" office:value="24980.3298439846" calcext:value-type="float">
            <text:p>24980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50" calcext:value-type="float">
            <text:p>5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832.7197339087" calcext:value-type="float">
            <text:p>19832.72</text:p>
          </table:table-cell>
          <table:table-cell office:value-type="float" office:value="42790.8582625416" calcext:value-type="float">
            <text:p>42790.86</text:p>
          </table:table-cell>
          <table:table-cell office:value-type="float" office:value="11189.7679920859" calcext:value-type="float">
            <text:p>11189.77</text:p>
          </table:table-cell>
          <table:table-cell office:value-type="float" office:value="125210907.716709" calcext:value-type="float">
            <text:p>125210907.72</text:p>
          </table:table-cell>
          <table:table-cell office:value-type="float" office:value="16558.6947123294" calcext:value-type="float">
            <text:p>16558.69</text:p>
          </table:table-cell>
          <table:table-cell office:value-type="float" office:value="19832.7197339087" calcext:value-type="float">
            <text:p>19832.72</text:p>
          </table:table-cell>
          <table:table-cell office:value-type="float" office:value="23799.2636806904" calcext:value-type="float">
            <text:p>23799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51" calcext:value-type="float">
            <text:p>5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277.7192562857" calcext:value-type="float">
            <text:p>19277.72</text:p>
          </table:table-cell>
          <table:table-cell office:value-type="float" office:value="44634.033021228" calcext:value-type="float">
            <text:p>44634.03</text:p>
          </table:table-cell>
          <table:table-cell office:value-type="float" office:value="10842.4196174875" calcext:value-type="float">
            <text:p>10842.42</text:p>
          </table:table-cell>
          <table:table-cell office:value-type="float" office:value="117558063.161677" calcext:value-type="float">
            <text:p>117558063.16</text:p>
          </table:table-cell>
          <table:table-cell office:value-type="float" office:value="16480.6938759174" calcext:value-type="float">
            <text:p>16480.69</text:p>
          </table:table-cell>
          <table:table-cell office:value-type="float" office:value="19277.7192562857" calcext:value-type="float">
            <text:p>19277.72</text:p>
          </table:table-cell>
          <table:table-cell office:value-type="float" office:value="23133.2631075428" calcext:value-type="float">
            <text:p>23133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52" calcext:value-type="float">
            <text:p>5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313.7188908435" calcext:value-type="float">
            <text:p>18313.72</text:p>
          </table:table-cell>
          <table:table-cell office:value-type="float" office:value="44634.033021228" calcext:value-type="float">
            <text:p>44634.03</text:p>
          </table:table-cell>
          <table:table-cell office:value-type="float" office:value="11057.7281402873" calcext:value-type="float">
            <text:p>11057.73</text:p>
          </table:table-cell>
          <table:table-cell office:value-type="float" office:value="122273351.624501" calcext:value-type="float">
            <text:p>122273351.62</text:p>
          </table:table-cell>
          <table:table-cell office:value-type="float" office:value="15888.0322917369" calcext:value-type="float">
            <text:p>15888.03</text:p>
          </table:table-cell>
          <table:table-cell office:value-type="float" office:value="18313.7188908435" calcext:value-type="float">
            <text:p>18313.72</text:p>
          </table:table-cell>
          <table:table-cell office:value-type="float" office:value="21976.4626690122" calcext:value-type="float">
            <text:p>21976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53" calcext:value-type="float">
            <text:p>5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460.6530283589" calcext:value-type="float">
            <text:p>19460.65</text:p>
          </table:table-cell>
          <table:table-cell office:value-type="float" office:value="44660.9811306679" calcext:value-type="float">
            <text:p>44660.98</text:p>
          </table:table-cell>
          <table:table-cell office:value-type="float" office:value="10903.4760717856" calcext:value-type="float">
            <text:p>10903.48</text:p>
          </table:table-cell>
          <table:table-cell office:value-type="float" office:value="118885790.448002" calcext:value-type="float">
            <text:p>118885790.45</text:p>
          </table:table-cell>
          <table:table-cell office:value-type="float" office:value="16591.3545087816" calcext:value-type="float">
            <text:p>16591.35</text:p>
          </table:table-cell>
          <table:table-cell office:value-type="float" office:value="19460.6530283589" calcext:value-type="float">
            <text:p>19460.65</text:p>
          </table:table-cell>
          <table:table-cell office:value-type="float" office:value="23352.7836340307" calcext:value-type="float">
            <text:p>23352.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54" calcext:value-type="float">
            <text:p>5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810.8580605327" calcext:value-type="float">
            <text:p>20810.86</text:p>
          </table:table-cell>
          <table:table-cell office:value-type="float" office:value="40560.9811306679" calcext:value-type="float">
            <text:p>40560.98</text:p>
          </table:table-cell>
          <table:table-cell office:value-type="float" office:value="10151.7187503332" calcext:value-type="float">
            <text:p>10151.72</text:p>
          </table:table-cell>
          <table:table-cell office:value-type="float" office:value="103057393.585868" calcext:value-type="float">
            <text:p>103057393.59</text:p>
          </table:table-cell>
          <table:table-cell office:value-type="float" office:value="16611.1971534707" calcext:value-type="float">
            <text:p>16611.20</text:p>
          </table:table-cell>
          <table:table-cell office:value-type="float" office:value="20810.8580605327" calcext:value-type="float">
            <text:p>20810.86</text:p>
          </table:table-cell>
          <table:table-cell office:value-type="float" office:value="24973.0296726393" calcext:value-type="float">
            <text:p>24973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55" calcext:value-type="float">
            <text:p>5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047.275014831" calcext:value-type="float">
            <text:p>18047.28</text:p>
          </table:table-cell>
          <table:table-cell office:value-type="float" office:value="38144.3299263566" calcext:value-type="float">
            <text:p>38144.33</text:p>
          </table:table-cell>
          <table:table-cell office:value-type="float" office:value="9526.0194451127" calcext:value-type="float">
            <text:p>9526.02</text:p>
          </table:table-cell>
          <table:table-cell office:value-type="float" office:value="90745046.4686652" calcext:value-type="float">
            <text:p>90745046.47</text:p>
          </table:table-cell>
          <table:table-cell office:value-type="float" office:value="14964.5225259932" calcext:value-type="float">
            <text:p>14964.52</text:p>
          </table:table-cell>
          <table:table-cell office:value-type="float" office:value="18047.275014831" calcext:value-type="float">
            <text:p>18047.28</text:p>
          </table:table-cell>
          <table:table-cell office:value-type="float" office:value="21656.7300177972" calcext:value-type="float">
            <text:p>21656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56" calcext:value-type="float">
            <text:p>5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310.8733464067" calcext:value-type="float">
            <text:p>16310.87</text:p>
          </table:table-cell>
          <table:table-cell office:value-type="float" office:value="42790.8582625416" calcext:value-type="float">
            <text:p>42790.86</text:p>
          </table:table-cell>
          <table:table-cell office:value-type="float" office:value="9748.63898456213" calcext:value-type="float">
            <text:p>9748.64</text:p>
          </table:table-cell>
          <table:table-cell office:value-type="float" office:value="95035962.0513246" calcext:value-type="float">
            <text:p>95035962.05</text:p>
          </table:table-cell>
          <table:table-cell office:value-type="float" office:value="14410.2328856849" calcext:value-type="float">
            <text:p>14410.23</text:p>
          </table:table-cell>
          <table:table-cell office:value-type="float" office:value="16310.8733464067" calcext:value-type="float">
            <text:p>16310.87</text:p>
          </table:table-cell>
          <table:table-cell office:value-type="float" office:value="19573.0480156881" calcext:value-type="float">
            <text:p>19573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57" calcext:value-type="float">
            <text:p>5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853.5657219591" calcext:value-type="float">
            <text:p>16853.57</text:p>
          </table:table-cell>
          <table:table-cell office:value-type="float" office:value="48731.871806084" calcext:value-type="float">
            <text:p>48731.87</text:p>
          </table:table-cell>
          <table:table-cell office:value-type="float" office:value="10422.6595411937" calcext:value-type="float">
            <text:p>10422.66</text:p>
          </table:table-cell>
          <table:table-cell office:value-type="float" office:value="108631831.911635" calcext:value-type="float">
            <text:p>108631831.91</text:p>
          </table:table-cell>
          <table:table-cell office:value-type="float" office:value="15160.4912737432" calcext:value-type="float">
            <text:p>15160.49</text:p>
          </table:table-cell>
          <table:table-cell office:value-type="float" office:value="16853.5657219591" calcext:value-type="float">
            <text:p>16853.57</text:p>
          </table:table-cell>
          <table:table-cell office:value-type="float" office:value="20224.2788663509" calcext:value-type="float">
            <text:p>20224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58" calcext:value-type="float">
            <text:p>5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279.422975019" calcext:value-type="float">
            <text:p>18279.42</text:p>
          </table:table-cell>
          <table:table-cell office:value-type="float" office:value="41796.7344668632" calcext:value-type="float">
            <text:p>41796.73</text:p>
          </table:table-cell>
          <table:table-cell office:value-type="float" office:value="9794.67413318852" calcext:value-type="float">
            <text:p>9794.67</text:p>
          </table:table-cell>
          <table:table-cell office:value-type="float" office:value="95935641.3753523" calcext:value-type="float">
            <text:p>95935641.38</text:p>
          </table:table-cell>
          <table:table-cell office:value-type="float" office:value="15568.5977385602" calcext:value-type="float">
            <text:p>15568.60</text:p>
          </table:table-cell>
          <table:table-cell office:value-type="float" office:value="18279.422975019" calcext:value-type="float">
            <text:p>18279.42</text:p>
          </table:table-cell>
          <table:table-cell office:value-type="float" office:value="21935.3075700228" calcext:value-type="float">
            <text:p>21935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59" calcext:value-type="float">
            <text:p>5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307.8789015648" calcext:value-type="float">
            <text:p>17307.88</text:p>
          </table:table-cell>
          <table:table-cell office:value-type="float" office:value="34436.1259938572" calcext:value-type="float">
            <text:p>34436.13</text:p>
          </table:table-cell>
          <table:table-cell office:value-type="float" office:value="9749.78524657149" calcext:value-type="float">
            <text:p>9749.79</text:p>
          </table:table-cell>
          <table:table-cell office:value-type="float" office:value="95058312.3542631" calcext:value-type="float">
            <text:p>95058312.35</text:p>
          </table:table-cell>
          <table:table-cell office:value-type="float" office:value="13980.0491289486" calcext:value-type="float">
            <text:p>13980.05</text:p>
          </table:table-cell>
          <table:table-cell office:value-type="float" office:value="17307.8789015648" calcext:value-type="float">
            <text:p>17307.88</text:p>
          </table:table-cell>
          <table:table-cell office:value-type="float" office:value="20769.4546818778" calcext:value-type="float">
            <text:p>20769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60" calcext:value-type="float">
            <text:p>6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242.8295787607" calcext:value-type="float">
            <text:p>16242.83</text:p>
          </table:table-cell>
          <table:table-cell office:value-type="float" office:value="41144.3299263566" calcext:value-type="float">
            <text:p>41144.33</text:p>
          </table:table-cell>
          <table:table-cell office:value-type="float" office:value="10316.5240919114" calcext:value-type="float">
            <text:p>10316.52</text:p>
          </table:table-cell>
          <table:table-cell office:value-type="float" office:value="106430669.338987" calcext:value-type="float">
            <text:p>106430669.34</text:p>
          </table:table-cell>
          <table:table-cell office:value-type="float" office:value="14233.6137038986" calcext:value-type="float">
            <text:p>14233.61</text:p>
          </table:table-cell>
          <table:table-cell office:value-type="float" office:value="16242.8295787607" calcext:value-type="float">
            <text:p>16242.83</text:p>
          </table:table-cell>
          <table:table-cell office:value-type="float" office:value="19491.3954945129" calcext:value-type="float">
            <text:p>19491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61" calcext:value-type="float">
            <text:p>6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761.1788595539" calcext:value-type="float">
            <text:p>17761.18</text:p>
          </table:table-cell>
          <table:table-cell office:value-type="float" office:value="40152.4758424985" calcext:value-type="float">
            <text:p>40152.48</text:p>
          </table:table-cell>
          <table:table-cell office:value-type="float" office:value="11296.6582738752" calcext:value-type="float">
            <text:p>11296.66</text:p>
          </table:table-cell>
          <table:table-cell office:value-type="float" office:value="127614488.156714" calcext:value-type="float">
            <text:p>127614488.16</text:p>
          </table:table-cell>
          <table:table-cell office:value-type="float" office:value="15076.9677617726" calcext:value-type="float">
            <text:p>15076.97</text:p>
          </table:table-cell>
          <table:table-cell office:value-type="float" office:value="17761.1788595539" calcext:value-type="float">
            <text:p>17761.18</text:p>
          </table:table-cell>
          <table:table-cell office:value-type="float" office:value="21313.4146314647" calcext:value-type="float">
            <text:p>21313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62" calcext:value-type="float">
            <text:p>6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260.495162086" calcext:value-type="float">
            <text:p>18260.50</text:p>
          </table:table-cell>
          <table:table-cell office:value-type="float" office:value="45387.2149726142" calcext:value-type="float">
            <text:p>45387.21</text:p>
          </table:table-cell>
          <table:table-cell office:value-type="float" office:value="10382.747890414" calcext:value-type="float">
            <text:p>10382.75</text:p>
          </table:table-cell>
          <table:table-cell office:value-type="float" office:value="107801453.755896" calcext:value-type="float">
            <text:p>107801453.76</text:p>
          </table:table-cell>
          <table:table-cell office:value-type="float" office:value="15915.346797806" calcext:value-type="float">
            <text:p>15915.35</text:p>
          </table:table-cell>
          <table:table-cell office:value-type="float" office:value="18260.495162086" calcext:value-type="float">
            <text:p>18260.50</text:p>
          </table:table-cell>
          <table:table-cell office:value-type="float" office:value="21912.5941945032" calcext:value-type="float">
            <text:p>21912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63" calcext:value-type="float">
            <text:p>6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359.3141190979" calcext:value-type="float">
            <text:p>19359.31</text:p>
          </table:table-cell>
          <table:table-cell office:value-type="float" office:value="49249.9307237097" calcext:value-type="float">
            <text:p>49249.93</text:p>
          </table:table-cell>
          <table:table-cell office:value-type="float" office:value="11430.8190633706" calcext:value-type="float">
            <text:p>11430.82</text:p>
          </table:table-cell>
          <table:table-cell office:value-type="float" office:value="130663624.459517" calcext:value-type="float">
            <text:p>130663624.46</text:p>
          </table:table-cell>
          <table:table-cell office:value-type="float" office:value="16960.6101541574" calcext:value-type="float">
            <text:p>16960.61</text:p>
          </table:table-cell>
          <table:table-cell office:value-type="float" office:value="19359.3141190979" calcext:value-type="float">
            <text:p>19359.31</text:p>
          </table:table-cell>
          <table:table-cell office:value-type="float" office:value="23231.1769429175" calcext:value-type="float">
            <text:p>23231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64" calcext:value-type="float">
            <text:p>6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504.2534837076" calcext:value-type="float">
            <text:p>19504.25</text:p>
          </table:table-cell>
          <table:table-cell office:value-type="float" office:value="49249.9307237097" calcext:value-type="float">
            <text:p>49249.93</text:p>
          </table:table-cell>
          <table:table-cell office:value-type="float" office:value="11143.8567589797" calcext:value-type="float">
            <text:p>11143.86</text:p>
          </table:table-cell>
          <table:table-cell office:value-type="float" office:value="124185543.464657" calcext:value-type="float">
            <text:p>124185543.46</text:p>
          </table:table-cell>
          <table:table-cell office:value-type="float" office:value="17056.8080575968" calcext:value-type="float">
            <text:p>17056.81</text:p>
          </table:table-cell>
          <table:table-cell office:value-type="float" office:value="19504.2534837076" calcext:value-type="float">
            <text:p>19504.25</text:p>
          </table:table-cell>
          <table:table-cell office:value-type="float" office:value="23405.1041804491" calcext:value-type="float">
            <text:p>23405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65" calcext:value-type="float">
            <text:p>6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508.9500540983" calcext:value-type="float">
            <text:p>19508.95</text:p>
          </table:table-cell>
          <table:table-cell office:value-type="float" office:value="38863.5562774612" calcext:value-type="float">
            <text:p>38863.56</text:p>
          </table:table-cell>
          <table:table-cell office:value-type="float" office:value="10689.1893422712" calcext:value-type="float">
            <text:p>10689.19</text:p>
          </table:table-cell>
          <table:table-cell office:value-type="float" office:value="114258768.794923" calcext:value-type="float">
            <text:p>114258768.79</text:p>
          </table:table-cell>
          <table:table-cell office:value-type="float" office:value="15745.6713720406" calcext:value-type="float">
            <text:p>15745.67</text:p>
          </table:table-cell>
          <table:table-cell office:value-type="float" office:value="19508.9500540983" calcext:value-type="float">
            <text:p>19508.95</text:p>
          </table:table-cell>
          <table:table-cell office:value-type="float" office:value="23410.740064918" calcext:value-type="float">
            <text:p>23410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66" calcext:value-type="float">
            <text:p>6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134.162981344" calcext:value-type="float">
            <text:p>20134.16</text:p>
          </table:table-cell>
          <table:table-cell office:value-type="float" office:value="39415.8075905685" calcext:value-type="float">
            <text:p>39415.81</text:p>
          </table:table-cell>
          <table:table-cell office:value-type="float" office:value="10668.0525762295" calcext:value-type="float">
            <text:p>10668.05</text:p>
          </table:table-cell>
          <table:table-cell office:value-type="float" office:value="113807345.769196" calcext:value-type="float">
            <text:p>113807345.77</text:p>
          </table:table-cell>
          <table:table-cell office:value-type="float" office:value="16105.0128532369" calcext:value-type="float">
            <text:p>16105.01</text:p>
          </table:table-cell>
          <table:table-cell office:value-type="float" office:value="20134.162981344" calcext:value-type="float">
            <text:p>20134.16</text:p>
          </table:table-cell>
          <table:table-cell office:value-type="float" office:value="24160.9955776128" calcext:value-type="float">
            <text:p>24161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67" calcext:value-type="float">
            <text:p>6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516.8028480022" calcext:value-type="float">
            <text:p>17516.80</text:p>
          </table:table-cell>
          <table:table-cell office:value-type="float" office:value="41963.5562774612" calcext:value-type="float">
            <text:p>41963.56</text:p>
          </table:table-cell>
          <table:table-cell office:value-type="float" office:value="11212.6845673743" calcext:value-type="float">
            <text:p>11212.68</text:p>
          </table:table-cell>
          <table:table-cell office:value-type="float" office:value="125724295.207434" calcext:value-type="float">
            <text:p>125724295.21</text:p>
          </table:table-cell>
          <table:table-cell office:value-type="float" office:value="15127.124636952" calcext:value-type="float">
            <text:p>15127.12</text:p>
          </table:table-cell>
          <table:table-cell office:value-type="float" office:value="17516.8028480022" calcext:value-type="float">
            <text:p>17516.80</text:p>
          </table:table-cell>
          <table:table-cell office:value-type="float" office:value="21020.1634176026" calcext:value-type="float">
            <text:p>21020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68" calcext:value-type="float">
            <text:p>6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450.5642610729" calcext:value-type="float">
            <text:p>17450.56</text:p>
          </table:table-cell>
          <table:table-cell office:value-type="float" office:value="36921.4073680958" calcext:value-type="float">
            <text:p>36921.41</text:p>
          </table:table-cell>
          <table:table-cell office:value-type="float" office:value="9200.10494566719" calcext:value-type="float">
            <text:p>9200.10</text:p>
          </table:table-cell>
          <table:table-cell office:value-type="float" office:value="84641931.0112899" calcext:value-type="float">
            <text:p>84641931.01</text:p>
          </table:table-cell>
          <table:table-cell office:value-type="float" office:value="14473.4059121606" calcext:value-type="float">
            <text:p>14473.41</text:p>
          </table:table-cell>
          <table:table-cell office:value-type="float" office:value="17450.5642610729" calcext:value-type="float">
            <text:p>17450.56</text:p>
          </table:table-cell>
          <table:table-cell office:value-type="float" office:value="20940.6771132875" calcext:value-type="float">
            <text:p>20940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69" calcext:value-type="float">
            <text:p>6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876.523801038" calcext:value-type="float">
            <text:p>16876.52</text:p>
          </table:table-cell>
          <table:table-cell office:value-type="float" office:value="40147.6183208178" calcext:value-type="float">
            <text:p>40147.62</text:p>
          </table:table-cell>
          <table:table-cell office:value-type="float" office:value="9457.37842374647" calcext:value-type="float">
            <text:p>9457.38</text:p>
          </table:table-cell>
          <table:table-cell office:value-type="float" office:value="89442006.6499452" calcext:value-type="float">
            <text:p>89442006.65</text:p>
          </table:table-cell>
          <table:table-cell office:value-type="float" office:value="14550.7476083304" calcext:value-type="float">
            <text:p>14550.75</text:p>
          </table:table-cell>
          <table:table-cell office:value-type="float" office:value="16876.523801038" calcext:value-type="float">
            <text:p>16876.52</text:p>
          </table:table-cell>
          <table:table-cell office:value-type="float" office:value="20251.8285612456" calcext:value-type="float">
            <text:p>20251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70" calcext:value-type="float">
            <text:p>7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004.9542656396" calcext:value-type="float">
            <text:p>17004.95</text:p>
          </table:table-cell>
          <table:table-cell office:value-type="float" office:value="35849.2424049175" calcext:value-type="float">
            <text:p>35849.24</text:p>
          </table:table-cell>
          <table:table-cell office:value-type="float" office:value="9169.79338600885" calcext:value-type="float">
            <text:p>9169.79</text:p>
          </table:table-cell>
          <table:table-cell office:value-type="float" office:value="84085110.7420917" calcext:value-type="float">
            <text:p>84085110.74</text:p>
          </table:table-cell>
          <table:table-cell office:value-type="float" office:value="14087.7823792403" calcext:value-type="float">
            <text:p>14087.78</text:p>
          </table:table-cell>
          <table:table-cell office:value-type="float" office:value="17004.9542656396" calcext:value-type="float">
            <text:p>17004.95</text:p>
          </table:table-cell>
          <table:table-cell office:value-type="float" office:value="20405.9451187675" calcext:value-type="float">
            <text:p>20405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71" calcext:value-type="float">
            <text:p>7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158.7447780244" calcext:value-type="float">
            <text:p>18158.74</text:p>
          </table:table-cell>
          <table:table-cell office:value-type="float" office:value="38748.7373415292" calcext:value-type="float">
            <text:p>38748.74</text:p>
          </table:table-cell>
          <table:table-cell office:value-type="float" office:value="9274.30095547328" calcext:value-type="float">
            <text:p>9274.30</text:p>
          </table:table-cell>
          <table:table-cell office:value-type="float" office:value="86012658.2126925" calcext:value-type="float">
            <text:p>86012658.21</text:p>
          </table:table-cell>
          <table:table-cell office:value-type="float" office:value="15104.2428855651" calcext:value-type="float">
            <text:p>15104.24</text:p>
          </table:table-cell>
          <table:table-cell office:value-type="float" office:value="18158.7447780244" calcext:value-type="float">
            <text:p>18158.74</text:p>
          </table:table-cell>
          <table:table-cell office:value-type="float" office:value="21790.4937336293" calcext:value-type="float">
            <text:p>21790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72" calcext:value-type="float">
            <text:p>7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935.9714416091" calcext:value-type="float">
            <text:p>18935.97</text:p>
          </table:table-cell>
          <table:table-cell office:value-type="float" office:value="36331.1824674661" calcext:value-type="float">
            <text:p>36331.18</text:p>
          </table:table-cell>
          <table:table-cell office:value-type="float" office:value="8786.82785208419" calcext:value-type="float">
            <text:p>8786.83</text:p>
          </table:table-cell>
          <table:table-cell office:value-type="float" office:value="77208343.7021625" calcext:value-type="float">
            <text:p>77208343.70</text:p>
          </table:table-cell>
          <table:table-cell office:value-type="float" office:value="14996.5207139801" calcext:value-type="float">
            <text:p>14996.52</text:p>
          </table:table-cell>
          <table:table-cell office:value-type="float" office:value="18935.9714416091" calcext:value-type="float">
            <text:p>18935.97</text:p>
          </table:table-cell>
          <table:table-cell office:value-type="float" office:value="22723.1657299309" calcext:value-type="float">
            <text:p>22723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73" calcext:value-type="float">
            <text:p>7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211.8513167059" calcext:value-type="float">
            <text:p>18211.85</text:p>
          </table:table-cell>
          <table:table-cell office:value-type="float" office:value="40095.1745459753" calcext:value-type="float">
            <text:p>40095.17</text:p>
          </table:table-cell>
          <table:table-cell office:value-type="float" office:value="9736.36269077409" calcext:value-type="float">
            <text:p>9736.36</text:p>
          </table:table-cell>
          <table:table-cell office:value-type="float" office:value="94796758.4462976" calcext:value-type="float">
            <text:p>94796758.45</text:p>
          </table:table-cell>
          <table:table-cell office:value-type="float" office:value="15320.629682469" calcext:value-type="float">
            <text:p>15320.63</text:p>
          </table:table-cell>
          <table:table-cell office:value-type="float" office:value="18211.8513167059" calcext:value-type="float">
            <text:p>18211.85</text:p>
          </table:table-cell>
          <table:table-cell office:value-type="float" office:value="21854.221580047" calcext:value-type="float">
            <text:p>21854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74" calcext:value-type="float">
            <text:p>7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807.7880637958" calcext:value-type="float">
            <text:p>18807.79</text:p>
          </table:table-cell>
          <table:table-cell office:value-type="float" office:value="38573.1959116279" calcext:value-type="float">
            <text:p>38573.20</text:p>
          </table:table-cell>
          <table:table-cell office:value-type="float" office:value="9355.27202946685" calcext:value-type="float">
            <text:p>9355.27</text:p>
          </table:table-cell>
          <table:table-cell office:value-type="float" office:value="87521114.7453248" calcext:value-type="float">
            <text:p>87521114.75</text:p>
          </table:table-cell>
          <table:table-cell office:value-type="float" office:value="15388.6062294148" calcext:value-type="float">
            <text:p>15388.61</text:p>
          </table:table-cell>
          <table:table-cell office:value-type="float" office:value="18807.7880637958" calcext:value-type="float">
            <text:p>18807.79</text:p>
          </table:table-cell>
          <table:table-cell office:value-type="float" office:value="22569.345676555" calcext:value-type="float">
            <text:p>22569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75" calcext:value-type="float">
            <text:p>7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078.2615895282" calcext:value-type="float">
            <text:p>18078.26</text:p>
          </table:table-cell>
          <table:table-cell office:value-type="float" office:value="38573.1959116279" calcext:value-type="float">
            <text:p>38573.20</text:p>
          </table:table-cell>
          <table:table-cell office:value-type="float" office:value="10463.9256241992" calcext:value-type="float">
            <text:p>10463.93</text:p>
          </table:table-cell>
          <table:table-cell office:value-type="float" office:value="109493739.468774" calcext:value-type="float">
            <text:p>109493739.47</text:p>
          </table:table-cell>
          <table:table-cell office:value-type="float" office:value="15037.3920574085" calcext:value-type="float">
            <text:p>15037.39</text:p>
          </table:table-cell>
          <table:table-cell office:value-type="float" office:value="18078.2615895282" calcext:value-type="float">
            <text:p>18078.26</text:p>
          </table:table-cell>
          <table:table-cell office:value-type="float" office:value="21693.9139074338" calcext:value-type="float">
            <text:p>21693.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76" calcext:value-type="float">
            <text:p>7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680.8247258663" calcext:value-type="float">
            <text:p>17680.82</text:p>
          </table:table-cell>
          <table:table-cell office:value-type="float" office:value="40296.5512114594" calcext:value-type="float">
            <text:p>40296.55</text:p>
          </table:table-cell>
          <table:table-cell office:value-type="float" office:value="9782.0925199095" calcext:value-type="float">
            <text:p>9782.09</text:p>
          </table:table-cell>
          <table:table-cell office:value-type="float" office:value="95689334.0680695" calcext:value-type="float">
            <text:p>95689334.07</text:p>
          </table:table-cell>
          <table:table-cell office:value-type="float" office:value="15047.8379884627" calcext:value-type="float">
            <text:p>15047.84</text:p>
          </table:table-cell>
          <table:table-cell office:value-type="float" office:value="17680.8247258663" calcext:value-type="float">
            <text:p>17680.82</text:p>
          </table:table-cell>
          <table:table-cell office:value-type="float" office:value="21216.9896710396" calcext:value-type="float">
            <text:p>21216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77" calcext:value-type="float">
            <text:p>7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968.0514772628" calcext:value-type="float">
            <text:p>16968.05</text:p>
          </table:table-cell>
          <table:table-cell office:value-type="float" office:value="37609.8931717367" calcext:value-type="float">
            <text:p>37609.89</text:p>
          </table:table-cell>
          <table:table-cell office:value-type="float" office:value="9346.57879829925" calcext:value-type="float">
            <text:p>9346.58</text:p>
          </table:table-cell>
          <table:table-cell office:value-type="float" office:value="87358535.232817" calcext:value-type="float">
            <text:p>87358535.23</text:p>
          </table:table-cell>
          <table:table-cell office:value-type="float" office:value="14316.7619838297" calcext:value-type="float">
            <text:p>14316.76</text:p>
          </table:table-cell>
          <table:table-cell office:value-type="float" office:value="16968.0514772628" calcext:value-type="float">
            <text:p>16968.05</text:p>
          </table:table-cell>
          <table:table-cell office:value-type="float" office:value="20361.6617727153" calcext:value-type="float">
            <text:p>20361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78" calcext:value-type="float">
            <text:p>7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169.2757408602" calcext:value-type="float">
            <text:p>16169.28</text:p>
          </table:table-cell>
          <table:table-cell office:value-type="float" office:value="35590.8582625416" calcext:value-type="float">
            <text:p>35590.86</text:p>
          </table:table-cell>
          <table:table-cell office:value-type="float" office:value="8690.6422648828" calcext:value-type="float">
            <text:p>8690.64</text:p>
          </table:table-cell>
          <table:table-cell office:value-type="float" office:value="75527262.9761672" calcext:value-type="float">
            <text:p>75527262.98</text:p>
          </table:table-cell>
          <table:table-cell office:value-type="float" office:value="13617.0604022384" calcext:value-type="float">
            <text:p>13617.06</text:p>
          </table:table-cell>
          <table:table-cell office:value-type="float" office:value="16169.2757408602" calcext:value-type="float">
            <text:p>16169.28</text:p>
          </table:table-cell>
          <table:table-cell office:value-type="float" office:value="19403.1308890323" calcext:value-type="float">
            <text:p>19403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79" calcext:value-type="float">
            <text:p>7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665.2509372511" calcext:value-type="float">
            <text:p>16665.25</text:p>
          </table:table-cell>
          <table:table-cell office:value-type="float" office:value="35763.5562774612" calcext:value-type="float">
            <text:p>35763.56</text:p>
          </table:table-cell>
          <table:table-cell office:value-type="float" office:value="9055.6150435975" calcext:value-type="float">
            <text:p>9055.62</text:p>
          </table:table-cell>
          <table:table-cell office:value-type="float" office:value="82004163.8178293" calcext:value-type="float">
            <text:p>82004163.82</text:p>
          </table:table-cell>
          <table:table-cell office:value-type="float" office:value="13903.6646492712" calcext:value-type="float">
            <text:p>13903.66</text:p>
          </table:table-cell>
          <table:table-cell office:value-type="float" office:value="16665.2509372511" calcext:value-type="float">
            <text:p>16665.25</text:p>
          </table:table-cell>
          <table:table-cell office:value-type="float" office:value="19998.3011247014" calcext:value-type="float">
            <text:p>19998.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80" calcext:value-type="float">
            <text:p>8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659.0113914278" calcext:value-type="float">
            <text:p>17659.01</text:p>
          </table:table-cell>
          <table:table-cell office:value-type="float" office:value="35763.5562774612" calcext:value-type="float">
            <text:p>35763.56</text:p>
          </table:table-cell>
          <table:table-cell office:value-type="float" office:value="9295.18187173893" calcext:value-type="float">
            <text:p>9295.18</text:p>
          </table:table-cell>
          <table:table-cell office:value-type="float" office:value="86400406.028704" calcext:value-type="float">
            <text:p>86400406.03</text:p>
          </table:table-cell>
          <table:table-cell office:value-type="float" office:value="14378.2659667041" calcext:value-type="float">
            <text:p>14378.27</text:p>
          </table:table-cell>
          <table:table-cell office:value-type="float" office:value="17659.0113914278" calcext:value-type="float">
            <text:p>17659.01</text:p>
          </table:table-cell>
          <table:table-cell office:value-type="float" office:value="21190.8136697133" calcext:value-type="float">
            <text:p>21190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81" calcext:value-type="float">
            <text:p>8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960.5497017862" calcext:value-type="float">
            <text:p>17960.55</text:p>
          </table:table-cell>
          <table:table-cell office:value-type="float" office:value="49790.2279601069" calcext:value-type="float">
            <text:p>49790.23</text:p>
          </table:table-cell>
          <table:table-cell office:value-type="float" office:value="10164.1822741995" calcext:value-type="float">
            <text:p>10164.18</text:p>
          </table:table-cell>
          <table:table-cell office:value-type="float" office:value="103310601.303152" calcext:value-type="float">
            <text:p>103310601.30</text:p>
          </table:table-cell>
          <table:table-cell office:value-type="float" office:value="16028.5857465985" calcext:value-type="float">
            <text:p>16028.59</text:p>
          </table:table-cell>
          <table:table-cell office:value-type="float" office:value="17960.5497017862" calcext:value-type="float">
            <text:p>17960.55</text:p>
          </table:table-cell>
          <table:table-cell office:value-type="float" office:value="21552.6596421434" calcext:value-type="float">
            <text:p>21552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82" calcext:value-type="float">
            <text:p>8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987.1329126131" calcext:value-type="float">
            <text:p>15987.13</text:p>
          </table:table-cell>
          <table:table-cell office:value-type="float" office:value="36315.8075905685" calcext:value-type="float">
            <text:p>36315.81</text:p>
          </table:table-cell>
          <table:table-cell office:value-type="float" office:value="9384.23743330168" calcext:value-type="float">
            <text:p>9384.24</text:p>
          </table:table-cell>
          <table:table-cell office:value-type="float" office:value="88063912.2045805" calcext:value-type="float">
            <text:p>88063912.20</text:p>
          </table:table-cell>
          <table:table-cell office:value-type="float" office:value="13604.9165847533" calcext:value-type="float">
            <text:p>13604.92</text:p>
          </table:table-cell>
          <table:table-cell office:value-type="float" office:value="15987.1329126131" calcext:value-type="float">
            <text:p>15987.13</text:p>
          </table:table-cell>
          <table:table-cell office:value-type="float" office:value="19184.5594951357" calcext:value-type="float">
            <text:p>19184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83" calcext:value-type="float">
            <text:p>8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020.6098603905" calcext:value-type="float">
            <text:p>15020.61</text:p>
          </table:table-cell>
          <table:table-cell office:value-type="float" office:value="34479.4942341046" calcext:value-type="float">
            <text:p>34479.49</text:p>
          </table:table-cell>
          <table:table-cell office:value-type="float" office:value="8773.74761740911" calcext:value-type="float">
            <text:p>8773.75</text:p>
          </table:table-cell>
          <table:table-cell office:value-type="float" office:value="76978647.253992" calcext:value-type="float">
            <text:p>76978647.25</text:p>
          </table:table-cell>
          <table:table-cell office:value-type="float" office:value="12831.5834540717" calcext:value-type="float">
            <text:p>12831.58</text:p>
          </table:table-cell>
          <table:table-cell office:value-type="float" office:value="15020.6098603905" calcext:value-type="float">
            <text:p>15020.61</text:p>
          </table:table-cell>
          <table:table-cell office:value-type="float" office:value="18024.7318324686" calcext:value-type="float">
            <text:p>18024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84" calcext:value-type="float">
            <text:p>8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198.9076736521" calcext:value-type="float">
            <text:p>15198.91</text:p>
          </table:table-cell>
          <table:table-cell office:value-type="float" office:value="34836.3184555926" calcext:value-type="float">
            <text:p>34836.32</text:p>
          </table:table-cell>
          <table:table-cell office:value-type="float" office:value="7619.17779324812" calcext:value-type="float">
            <text:p>7619.18</text:p>
          </table:table-cell>
          <table:table-cell office:value-type="float" office:value="58051870.2451253" calcext:value-type="float">
            <text:p>58051870.25</text:p>
          </table:table-cell>
          <table:table-cell office:value-type="float" office:value="12976.4343406117" calcext:value-type="float">
            <text:p>12976.43</text:p>
          </table:table-cell>
          <table:table-cell office:value-type="float" office:value="15198.9076736521" calcext:value-type="float">
            <text:p>15198.91</text:p>
          </table:table-cell>
          <table:table-cell office:value-type="float" office:value="18238.6892083825" calcext:value-type="float">
            <text:p>18238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85" calcext:value-type="float">
            <text:p>8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501.70774596" calcext:value-type="float">
            <text:p>16501.71</text:p>
          </table:table-cell>
          <table:table-cell office:value-type="float" office:value="32879.393923934" calcext:value-type="float">
            <text:p>32879.39</text:p>
          </table:table-cell>
          <table:table-cell office:value-type="float" office:value="8272.19800455505" calcext:value-type="float">
            <text:p>8272.20</text:p>
          </table:table-cell>
          <table:table-cell office:value-type="float" office:value="68429259.8265645" calcext:value-type="float">
            <text:p>68429259.83</text:p>
          </table:table-cell>
          <table:table-cell office:value-type="float" office:value="13345.9326698838" calcext:value-type="float">
            <text:p>13345.93</text:p>
          </table:table-cell>
          <table:table-cell office:value-type="float" office:value="16501.70774596" calcext:value-type="float">
            <text:p>16501.71</text:p>
          </table:table-cell>
          <table:table-cell office:value-type="float" office:value="19802.049295152" calcext:value-type="float">
            <text:p>19802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86" calcext:value-type="float">
            <text:p>8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519.5256551045" calcext:value-type="float">
            <text:p>15519.53</text:p>
          </table:table-cell>
          <table:table-cell office:value-type="float" office:value="32030.3607231218" calcext:value-type="float">
            <text:p>32030.36</text:p>
          </table:table-cell>
          <table:table-cell office:value-type="float" office:value="8257.36815302957" calcext:value-type="float">
            <text:p>8257.37</text:p>
          </table:table-cell>
          <table:table-cell office:value-type="float" office:value="68184128.8146669" calcext:value-type="float">
            <text:p>68184128.81</text:p>
          </table:table-cell>
          <table:table-cell office:value-type="float" office:value="12760.1592718035" calcext:value-type="float">
            <text:p>12760.16</text:p>
          </table:table-cell>
          <table:table-cell office:value-type="float" office:value="15519.5256551045" calcext:value-type="float">
            <text:p>15519.53</text:p>
          </table:table-cell>
          <table:table-cell office:value-type="float" office:value="18623.4307861255" calcext:value-type="float">
            <text:p>18623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87" calcext:value-type="float">
            <text:p>8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219.4661690062" calcext:value-type="float">
            <text:p>17219.47</text:p>
          </table:table-cell>
          <table:table-cell office:value-type="float" office:value="34741.0135435424" calcext:value-type="float">
            <text:p>34741.01</text:p>
          </table:table-cell>
          <table:table-cell office:value-type="float" office:value="8337.4375842735" calcext:value-type="float">
            <text:p>8337.44</text:p>
          </table:table-cell>
          <table:table-cell office:value-type="float" office:value="69512865.4716564" calcext:value-type="float">
            <text:p>69512865.47</text:p>
          </table:table-cell>
          <table:table-cell office:value-type="float" office:value="14000.3305237401" calcext:value-type="float">
            <text:p>14000.33</text:p>
          </table:table-cell>
          <table:table-cell office:value-type="float" office:value="17219.4661690062" calcext:value-type="float">
            <text:p>17219.47</text:p>
          </table:table-cell>
          <table:table-cell office:value-type="float" office:value="20663.3594028074" calcext:value-type="float">
            <text:p>20663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88" calcext:value-type="float">
            <text:p>8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078.1833237985" calcext:value-type="float">
            <text:p>18078.18</text:p>
          </table:table-cell>
          <table:table-cell office:value-type="float" office:value="36232.1823680855" calcext:value-type="float">
            <text:p>36232.18</text:p>
          </table:table-cell>
          <table:table-cell office:value-type="float" office:value="8391.08759924264" calcext:value-type="float">
            <text:p>8391.09</text:p>
          </table:table-cell>
          <table:table-cell office:value-type="float" office:value="70410351.0981637" calcext:value-type="float">
            <text:p>70410351.10</text:p>
          </table:table-cell>
          <table:table-cell office:value-type="float" office:value="14645.2279512872" calcext:value-type="float">
            <text:p>14645.23</text:p>
          </table:table-cell>
          <table:table-cell office:value-type="float" office:value="18078.1833237985" calcext:value-type="float">
            <text:p>18078.18</text:p>
          </table:table-cell>
          <table:table-cell office:value-type="float" office:value="21693.8199885582" calcext:value-type="float">
            <text:p>21693.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89" calcext:value-type="float">
            <text:p>8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267.2447744703" calcext:value-type="float">
            <text:p>18267.24</text:p>
          </table:table-cell>
          <table:table-cell office:value-type="float" office:value="37191.3780286484" calcext:value-type="float">
            <text:p>37191.38</text:p>
          </table:table-cell>
          <table:table-cell office:value-type="float" office:value="8156.68301237289" calcext:value-type="float">
            <text:p>8156.68</text:p>
          </table:table-cell>
          <table:table-cell office:value-type="float" office:value="66531477.7643325" calcext:value-type="float">
            <text:p>66531477.76</text:p>
          </table:table-cell>
          <table:table-cell office:value-type="float" office:value="14903.0560161051" calcext:value-type="float">
            <text:p>14903.06</text:p>
          </table:table-cell>
          <table:table-cell office:value-type="float" office:value="18267.2447744703" calcext:value-type="float">
            <text:p>18267.24</text:p>
          </table:table-cell>
          <table:table-cell office:value-type="float" office:value="21920.6937293644" calcext:value-type="float">
            <text:p>21920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90" calcext:value-type="float">
            <text:p>9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047.4660828895" calcext:value-type="float">
            <text:p>18047.47</text:p>
          </table:table-cell>
          <table:table-cell office:value-type="float" office:value="40064.3647361711" calcext:value-type="float">
            <text:p>40064.36</text:p>
          </table:table-cell>
          <table:table-cell office:value-type="float" office:value="9476.57588134869" calcext:value-type="float">
            <text:p>9476.58</text:p>
          </table:table-cell>
          <table:table-cell office:value-type="float" office:value="89805490.4349597" calcext:value-type="float">
            <text:p>89805490.43</text:p>
          </table:table-cell>
          <table:table-cell office:value-type="float" office:value="15226.6736223796" calcext:value-type="float">
            <text:p>15226.67</text:p>
          </table:table-cell>
          <table:table-cell office:value-type="float" office:value="18047.4660828895" calcext:value-type="float">
            <text:p>18047.47</text:p>
          </table:table-cell>
          <table:table-cell office:value-type="float" office:value="21656.9592994674" calcext:value-type="float">
            <text:p>21656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91" calcext:value-type="float">
            <text:p>9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570.7282278211" calcext:value-type="float">
            <text:p>16570.73</text:p>
          </table:table-cell>
          <table:table-cell office:value-type="float" office:value="32485.2813742386" calcext:value-type="float">
            <text:p>32485.28</text:p>
          </table:table-cell>
          <table:table-cell office:value-type="float" office:value="8374.07638489608" calcext:value-type="float">
            <text:p>8374.08</text:p>
          </table:table-cell>
          <table:table-cell office:value-type="float" office:value="70125155.3000742" calcext:value-type="float">
            <text:p>70125155.30</text:p>
          </table:table-cell>
          <table:table-cell office:value-type="float" office:value="13295.1594200385" calcext:value-type="float">
            <text:p>13295.16</text:p>
          </table:table-cell>
          <table:table-cell office:value-type="float" office:value="16570.7282278211" calcext:value-type="float">
            <text:p>16570.73</text:p>
          </table:table-cell>
          <table:table-cell office:value-type="float" office:value="19884.8738733853" calcext:value-type="float">
            <text:p>19884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92" calcext:value-type="float">
            <text:p>9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102.0810315047" calcext:value-type="float">
            <text:p>16102.08</text:p>
          </table:table-cell>
          <table:table-cell office:value-type="float" office:value="34967.2804729704" calcext:value-type="float">
            <text:p>34967.28</text:p>
          </table:table-cell>
          <table:table-cell office:value-type="float" office:value="8422.51507893063" calcext:value-type="float">
            <text:p>8422.52</text:p>
          </table:table-cell>
          <table:table-cell office:value-type="float" office:value="70938760.2548139" calcext:value-type="float">
            <text:p>70938760.25</text:p>
          </table:table-cell>
          <table:table-cell office:value-type="float" office:value="13496.9839643063" calcext:value-type="float">
            <text:p>13496.98</text:p>
          </table:table-cell>
          <table:table-cell office:value-type="float" office:value="16102.0810315047" calcext:value-type="float">
            <text:p>16102.08</text:p>
          </table:table-cell>
          <table:table-cell office:value-type="float" office:value="19322.4972378057" calcext:value-type="float">
            <text:p>19322.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93" calcext:value-type="float">
            <text:p>9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519.7409570859" calcext:value-type="float">
            <text:p>15519.74</text:p>
          </table:table-cell>
          <table:table-cell office:value-type="float" office:value="35485.2813742386" calcext:value-type="float">
            <text:p>35485.28</text:p>
          </table:table-cell>
          <table:table-cell office:value-type="float" office:value="8326.7153834545" calcext:value-type="float">
            <text:p>8326.72</text:p>
          </table:table-cell>
          <table:table-cell office:value-type="float" office:value="69334189.0770578" calcext:value-type="float">
            <text:p>69334189.08</text:p>
          </table:table-cell>
          <table:table-cell office:value-type="float" office:value="13237.7719932528" calcext:value-type="float">
            <text:p>13237.77</text:p>
          </table:table-cell>
          <table:table-cell office:value-type="float" office:value="15519.7409570859" calcext:value-type="float">
            <text:p>15519.74</text:p>
          </table:table-cell>
          <table:table-cell office:value-type="float" office:value="18623.689148503" calcext:value-type="float">
            <text:p>18623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94" calcext:value-type="float">
            <text:p>9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317.7604154487" calcext:value-type="float">
            <text:p>16317.76</text:p>
          </table:table-cell>
          <table:table-cell office:value-type="float" office:value="33538.6318783101" calcext:value-type="float">
            <text:p>33538.63</text:p>
          </table:table-cell>
          <table:table-cell office:value-type="float" office:value="8367.05382269172" calcext:value-type="float">
            <text:p>8367.05</text:p>
          </table:table-cell>
          <table:table-cell office:value-type="float" office:value="70007589.6718202" calcext:value-type="float">
            <text:p>70007589.67</text:p>
          </table:table-cell>
          <table:table-cell office:value-type="float" office:value="13384.8171736263" calcext:value-type="float">
            <text:p>13384.82</text:p>
          </table:table-cell>
          <table:table-cell office:value-type="float" office:value="16317.7604154487" calcext:value-type="float">
            <text:p>16317.76</text:p>
          </table:table-cell>
          <table:table-cell office:value-type="float" office:value="19581.3124985385" calcext:value-type="float">
            <text:p>19581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95" calcext:value-type="float">
            <text:p>9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280.0089424477" calcext:value-type="float">
            <text:p>16280.01</text:p>
          </table:table-cell>
          <table:table-cell office:value-type="float" office:value="33538.6318783101" calcext:value-type="float">
            <text:p>33538.63</text:p>
          </table:table-cell>
          <table:table-cell office:value-type="float" office:value="8324.97734856393" calcext:value-type="float">
            <text:p>8324.98</text:p>
          </table:table-cell>
          <table:table-cell office:value-type="float" office:value="69305247.8541025" calcext:value-type="float">
            <text:p>69305247.85</text:p>
          </table:table-cell>
          <table:table-cell office:value-type="float" office:value="13367.3739669191" calcext:value-type="float">
            <text:p>13367.37</text:p>
          </table:table-cell>
          <table:table-cell office:value-type="float" office:value="16280.0089424477" calcext:value-type="float">
            <text:p>16280.01</text:p>
          </table:table-cell>
          <table:table-cell office:value-type="float" office:value="19536.0107309373" calcext:value-type="float">
            <text:p>19536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96" calcext:value-type="float">
            <text:p>9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747.4579036615" calcext:value-type="float">
            <text:p>14747.46</text:p>
          </table:table-cell>
          <table:table-cell office:value-type="float" office:value="31931.7455472119" calcext:value-type="float">
            <text:p>31931.75</text:p>
          </table:table-cell>
          <table:table-cell office:value-type="float" office:value="7637.33415722572" calcext:value-type="float">
            <text:p>7637.33</text:p>
          </table:table-cell>
          <table:table-cell office:value-type="float" office:value="58328873.0291266" calcext:value-type="float">
            <text:p>58328873.03</text:p>
          </table:table-cell>
          <table:table-cell office:value-type="float" office:value="12360.6416114321" calcext:value-type="float">
            <text:p>12360.64</text:p>
          </table:table-cell>
          <table:table-cell office:value-type="float" office:value="14747.4579036615" calcext:value-type="float">
            <text:p>14747.46</text:p>
          </table:table-cell>
          <table:table-cell office:value-type="float" office:value="17696.9494843938" calcext:value-type="float">
            <text:p>17696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97" calcext:value-type="float">
            <text:p>9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721.9076999953" calcext:value-type="float">
            <text:p>14721.91</text:p>
          </table:table-cell>
          <table:table-cell office:value-type="float" office:value="31931.7455472119" calcext:value-type="float">
            <text:p>31931.75</text:p>
          </table:table-cell>
          <table:table-cell office:value-type="float" office:value="7487.57552715777" calcext:value-type="float">
            <text:p>7487.58</text:p>
          </table:table-cell>
          <table:table-cell office:value-type="float" office:value="56063787.2748919" calcext:value-type="float">
            <text:p>56063787.27</text:p>
          </table:table-cell>
          <table:table-cell office:value-type="float" office:value="12347.1353099475" calcext:value-type="float">
            <text:p>12347.14</text:p>
          </table:table-cell>
          <table:table-cell office:value-type="float" office:value="14721.9076999953" calcext:value-type="float">
            <text:p>14721.91</text:p>
          </table:table-cell>
          <table:table-cell office:value-type="float" office:value="17666.2892399944" calcext:value-type="float">
            <text:p>17666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98" calcext:value-type="float">
            <text:p>9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619.4735292136" calcext:value-type="float">
            <text:p>14619.47</text:p>
          </table:table-cell>
          <table:table-cell office:value-type="float" office:value="28292.5133944715" calcext:value-type="float">
            <text:p>28292.51</text:p>
          </table:table-cell>
          <table:table-cell office:value-type="float" office:value="7696.61765865091" calcext:value-type="float">
            <text:p>7696.62</text:p>
          </table:table-cell>
          <table:table-cell office:value-type="float" office:value="59237923.383457" calcext:value-type="float">
            <text:p>59237923.38</text:p>
          </table:table-cell>
          <table:table-cell office:value-type="float" office:value="11673.1225931827" calcext:value-type="float">
            <text:p>11673.12</text:p>
          </table:table-cell>
          <table:table-cell office:value-type="float" office:value="14619.4735292136" calcext:value-type="float">
            <text:p>14619.47</text:p>
          </table:table-cell>
          <table:table-cell office:value-type="float" office:value="17543.3682350563" calcext:value-type="float">
            <text:p>17543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99" calcext:value-type="float">
            <text:p>9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717.4531286596" calcext:value-type="float">
            <text:p>14717.45</text:p>
          </table:table-cell>
          <table:table-cell office:value-type="float" office:value="29184.0620433566" calcext:value-type="float">
            <text:p>29184.06</text:p>
          </table:table-cell>
          <table:table-cell office:value-type="float" office:value="7590.87398227171" calcext:value-type="float">
            <text:p>7590.87</text:p>
          </table:table-cell>
          <table:table-cell office:value-type="float" office:value="57621367.8147296" calcext:value-type="float">
            <text:p>57621367.81</text:p>
          </table:table-cell>
          <table:table-cell office:value-type="float" office:value="11894.1259975177" calcext:value-type="float">
            <text:p>11894.13</text:p>
          </table:table-cell>
          <table:table-cell office:value-type="float" office:value="14717.4531286596" calcext:value-type="float">
            <text:p>14717.45</text:p>
          </table:table-cell>
          <table:table-cell office:value-type="float" office:value="17660.9437543915" calcext:value-type="float">
            <text:p>17660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0" calcext:value-type="float">
            <text:p>0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32995.0164523509" calcext:value-type="float">
            <text:p>32995.02</text:p>
          </table:table-cell>
          <table:table-cell office:value-type="float" office:value="63550.8787269261" calcext:value-type="float">
            <text:p>63550.88</text:p>
          </table:table-cell>
          <table:table-cell office:value-type="float" office:value="12496.2655473444" calcext:value-type="float">
            <text:p>12496.27</text:p>
          </table:table-cell>
          <table:table-cell office:value-type="float" office:value="156156652.629747" calcext:value-type="float">
            <text:p>156156652.63</text:p>
          </table:table-cell>
          <table:table-cell office:value-type="float" office:value="26134.8900834475" calcext:value-type="float">
            <text:p>26134.89</text:p>
          </table:table-cell>
          <table:table-cell office:value-type="float" office:value="32995.0164523509" calcext:value-type="float">
            <text:p>32995.02</text:p>
          </table:table-cell>
          <table:table-cell office:value-type="float" office:value="39594.0197428211" calcext:value-type="float">
            <text:p>39594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" calcext:value-type="float">
            <text:p>1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32036.3979250233" calcext:value-type="float">
            <text:p>32036.40</text:p>
          </table:table-cell>
          <table:table-cell office:value-type="float" office:value="54677.2077799143" calcext:value-type="float">
            <text:p>54677.21</text:p>
          </table:table-cell>
          <table:table-cell office:value-type="float" office:value="12774.6622237172" calcext:value-type="float">
            <text:p>12774.66</text:p>
          </table:table-cell>
          <table:table-cell office:value-type="float" office:value="163191994.930067" calcext:value-type="float">
            <text:p>163191994.93</text:p>
          </table:table-cell>
          <table:table-cell office:value-type="float" office:value="23283.3176106027" calcext:value-type="float">
            <text:p>23283.32</text:p>
          </table:table-cell>
          <table:table-cell office:value-type="float" office:value="32036.3979250233" calcext:value-type="float">
            <text:p>32036.40</text:p>
          </table:table-cell>
          <table:table-cell office:value-type="float" office:value="38443.6775100279" calcext:value-type="float">
            <text:p>38443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" calcext:value-type="float">
            <text:p>2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1528.8973509459" calcext:value-type="float">
            <text:p>31528.90</text:p>
          </table:table-cell>
          <table:table-cell office:value-type="float" office:value="56515.9608179679" calcext:value-type="float">
            <text:p>56515.96</text:p>
          </table:table-cell>
          <table:table-cell office:value-type="float" office:value="11307.3728440242" calcext:value-type="float">
            <text:p>11307.37</text:p>
          </table:table-cell>
          <table:table-cell office:value-type="float" office:value="127856680.633777" calcext:value-type="float">
            <text:p>127856680.63</text:p>
          </table:table-cell>
          <table:table-cell office:value-type="float" office:value="23840.9815132868" calcext:value-type="float">
            <text:p>23840.98</text:p>
          </table:table-cell>
          <table:table-cell office:value-type="float" office:value="31528.8973509459" calcext:value-type="float">
            <text:p>31528.90</text:p>
          </table:table-cell>
          <table:table-cell office:value-type="float" office:value="37834.6768211351" calcext:value-type="float">
            <text:p>37834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" calcext:value-type="float">
            <text:p>3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0977.2926245614" calcext:value-type="float">
            <text:p>30977.29</text:p>
          </table:table-cell>
          <table:table-cell office:value-type="float" office:value="50432.3086269577" calcext:value-type="float">
            <text:p>50432.31</text:p>
          </table:table-cell>
          <table:table-cell office:value-type="float" office:value="10763.464949035" calcext:value-type="float">
            <text:p>10763.46</text:p>
          </table:table-cell>
          <table:table-cell office:value-type="float" office:value="115852177.709105" calcext:value-type="float">
            <text:p>115852177.71</text:p>
          </table:table-cell>
          <table:table-cell office:value-type="float" office:value="21451.7186599436" calcext:value-type="float">
            <text:p>21451.72</text:p>
          </table:table-cell>
          <table:table-cell office:value-type="float" office:value="30977.2926245614" calcext:value-type="float">
            <text:p>30977.29</text:p>
          </table:table-cell>
          <table:table-cell office:value-type="float" office:value="37172.7511494737" calcext:value-type="float">
            <text:p>37172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" calcext:value-type="float">
            <text:p>4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30789.234070735" calcext:value-type="float">
            <text:p>30789.23</text:p>
          </table:table-cell>
          <table:table-cell office:value-type="float" office:value="54973.8852502458" calcext:value-type="float">
            <text:p>54973.89</text:p>
          </table:table-cell>
          <table:table-cell office:value-type="float" office:value="11570.825092692" calcext:value-type="float">
            <text:p>11570.83</text:p>
          </table:table-cell>
          <table:table-cell office:value-type="float" office:value="133883993.32567" calcext:value-type="float">
            <text:p>133883993.33</text:p>
          </table:table-cell>
          <table:table-cell office:value-type="float" office:value="23220.9170688109" calcext:value-type="float">
            <text:p>23220.92</text:p>
          </table:table-cell>
          <table:table-cell office:value-type="float" office:value="30789.2340707349" calcext:value-type="float">
            <text:p>30789.23</text:p>
          </table:table-cell>
          <table:table-cell office:value-type="float" office:value="36947.0808848819" calcext:value-type="float">
            <text:p>36947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5" calcext:value-type="float">
            <text:p>5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9386.6298397925" calcext:value-type="float">
            <text:p>29386.63</text:p>
          </table:table-cell>
          <table:table-cell office:value-type="float" office:value="54580.4559202138" calcext:value-type="float">
            <text:p>54580.46</text:p>
          </table:table-cell>
          <table:table-cell office:value-type="float" office:value="12129.7277291036" calcext:value-type="float">
            <text:p>12129.73</text:p>
          </table:table-cell>
          <table:table-cell office:value-type="float" office:value="147130294.782184" calcext:value-type="float">
            <text:p>147130294.78</text:p>
          </table:table-cell>
          <table:table-cell office:value-type="float" office:value="22770.1330708221" calcext:value-type="float">
            <text:p>22770.13</text:p>
          </table:table-cell>
          <table:table-cell office:value-type="float" office:value="29386.6298397925" calcext:value-type="float">
            <text:p>29386.63</text:p>
          </table:table-cell>
          <table:table-cell office:value-type="float" office:value="35263.955807751" calcext:value-type="float">
            <text:p>35263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6" calcext:value-type="float">
            <text:p>6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8780.098095918" calcext:value-type="float">
            <text:p>28780.10</text:p>
          </table:table-cell>
          <table:table-cell office:value-type="float" office:value="55059.4502179587" calcext:value-type="float">
            <text:p>55059.45</text:p>
          </table:table-cell>
          <table:table-cell office:value-type="float" office:value="12743.4954430524" calcext:value-type="float">
            <text:p>12743.50</text:p>
          </table:table-cell>
          <table:table-cell office:value-type="float" office:value="162396676.107098" calcext:value-type="float">
            <text:p>162396676.11</text:p>
          </table:table-cell>
          <table:table-cell office:value-type="float" office:value="22700.6816603276" calcext:value-type="float">
            <text:p>22700.68</text:p>
          </table:table-cell>
          <table:table-cell office:value-type="float" office:value="28780.098095918" calcext:value-type="float">
            <text:p>28780.10</text:p>
          </table:table-cell>
          <table:table-cell office:value-type="float" office:value="34536.1177151016" calcext:value-type="float">
            <text:p>34536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7" calcext:value-type="float">
            <text:p>7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6792.1618541892" calcext:value-type="float">
            <text:p>26792.16</text:p>
          </table:table-cell>
          <table:table-cell office:value-type="float" office:value="48114.2094551703" calcext:value-type="float">
            <text:p>48114.21</text:p>
          </table:table-cell>
          <table:table-cell office:value-type="float" office:value="12481.3632437441" calcext:value-type="float">
            <text:p>12481.36</text:p>
          </table:table-cell>
          <table:table-cell office:value-type="float" office:value="155784428.422287" calcext:value-type="float">
            <text:p>155784428.42</text:p>
          </table:table-cell>
          <table:table-cell office:value-type="float" office:value="20316.4452529474" calcext:value-type="float">
            <text:p>20316.45</text:p>
          </table:table-cell>
          <table:table-cell office:value-type="float" office:value="26792.1618541892" calcext:value-type="float">
            <text:p>26792.16</text:p>
          </table:table-cell>
          <table:table-cell office:value-type="float" office:value="32150.594225027" calcext:value-type="float">
            <text:p>32150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8" calcext:value-type="float">
            <text:p>8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8106.938696792" calcext:value-type="float">
            <text:p>28106.94</text:p>
          </table:table-cell>
          <table:table-cell office:value-type="float" office:value="73382.1110521437" calcext:value-type="float">
            <text:p>73382.11</text:p>
          </table:table-cell>
          <table:table-cell office:value-type="float" office:value="12980.2730908416" calcext:value-type="float">
            <text:p>12980.27</text:p>
          </table:table-cell>
          <table:table-cell office:value-type="float" office:value="168487489.512827" calcext:value-type="float">
            <text:p>168487489.51</text:p>
          </table:table-cell>
          <table:table-cell office:value-type="float" office:value="24744.3404518109" calcext:value-type="float">
            <text:p>24744.34</text:p>
          </table:table-cell>
          <table:table-cell office:value-type="float" office:value="28106.938696792" calcext:value-type="float">
            <text:p>28106.94</text:p>
          </table:table-cell>
          <table:table-cell office:value-type="float" office:value="33728.3264361504" calcext:value-type="float">
            <text:p>33728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9" calcext:value-type="float">
            <text:p>9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30058.9262944295" calcext:value-type="float">
            <text:p>30058.93</text:p>
          </table:table-cell>
          <table:table-cell office:value-type="float" office:value="66477.1456563541" calcext:value-type="float">
            <text:p>66477.15</text:p>
          </table:table-cell>
          <table:table-cell office:value-type="float" office:value="13414.4671505646" calcext:value-type="float">
            <text:p>13414.47</text:p>
          </table:table-cell>
          <table:table-cell office:value-type="float" office:value="179947928.933577" calcext:value-type="float">
            <text:p>179947928.93</text:p>
          </table:table-cell>
          <table:table-cell office:value-type="float" office:value="25265.9914002047" calcext:value-type="float">
            <text:p>25265.99</text:p>
          </table:table-cell>
          <table:table-cell office:value-type="float" office:value="30058.9262944295" calcext:value-type="float">
            <text:p>30058.93</text:p>
          </table:table-cell>
          <table:table-cell office:value-type="float" office:value="36070.7115533154" calcext:value-type="float">
            <text:p>36070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0" calcext:value-type="float">
            <text:p>10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9290.3143542613" calcext:value-type="float">
            <text:p>29290.31</text:p>
          </table:table-cell>
          <table:table-cell office:value-type="float" office:value="56414.839757605" calcext:value-type="float">
            <text:p>56414.84</text:p>
          </table:table-cell>
          <table:table-cell office:value-type="float" office:value="12988.5645890234" calcext:value-type="float">
            <text:p>12988.56</text:p>
          </table:table-cell>
          <table:table-cell office:value-type="float" office:value="168702810.083233" calcext:value-type="float">
            <text:p>168702810.08</text:p>
          </table:table-cell>
          <table:table-cell office:value-type="float" office:value="23176.7714949266" calcext:value-type="float">
            <text:p>23176.77</text:p>
          </table:table-cell>
          <table:table-cell office:value-type="float" office:value="29290.3143542613" calcext:value-type="float">
            <text:p>29290.31</text:p>
          </table:table-cell>
          <table:table-cell office:value-type="float" office:value="35148.3772251136" calcext:value-type="float">
            <text:p>35148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1" calcext:value-type="float">
            <text:p>11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8973.9510824516" calcext:value-type="float">
            <text:p>28973.95</text:p>
          </table:table-cell>
          <table:table-cell office:value-type="float" office:value="51654.1889907858" calcext:value-type="float">
            <text:p>51654.19</text:p>
          </table:table-cell>
          <table:table-cell office:value-type="float" office:value="13247.3093365666" calcext:value-type="float">
            <text:p>13247.31</text:p>
          </table:table-cell>
          <table:table-cell office:value-type="float" office:value="175491204.658684" calcext:value-type="float">
            <text:p>175491204.66</text:p>
          </table:table-cell>
          <table:table-cell office:value-type="float" office:value="21822.2359379002" calcext:value-type="float">
            <text:p>21822.24</text:p>
          </table:table-cell>
          <table:table-cell office:value-type="float" office:value="28973.9510824516" calcext:value-type="float">
            <text:p>28973.95</text:p>
          </table:table-cell>
          <table:table-cell office:value-type="float" office:value="34768.741298942" calcext:value-type="float">
            <text:p>34768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2" calcext:value-type="float">
            <text:p>12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6874.8169934331" calcext:value-type="float">
            <text:p>26874.82</text:p>
          </table:table-cell>
          <table:table-cell office:value-type="float" office:value="53547.7272147525" calcext:value-type="float">
            <text:p>53547.73</text:p>
          </table:table-cell>
          <table:table-cell office:value-type="float" office:value="12484.5372988963" calcext:value-type="float">
            <text:p>12484.54</text:p>
          </table:table-cell>
          <table:table-cell office:value-type="float" office:value="155863671.567533" calcext:value-type="float">
            <text:p>155863671.57</text:p>
          </table:table-cell>
          <table:table-cell office:value-type="float" office:value="21657.2230779161" calcext:value-type="float">
            <text:p>21657.22</text:p>
          </table:table-cell>
          <table:table-cell office:value-type="float" office:value="26874.8169934331" calcext:value-type="float">
            <text:p>26874.82</text:p>
          </table:table-cell>
          <table:table-cell office:value-type="float" office:value="32249.7803921197" calcext:value-type="float">
            <text:p>32249.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3" calcext:value-type="float">
            <text:p>13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6317.2770485391" calcext:value-type="float">
            <text:p>26317.28</text:p>
          </table:table-cell>
          <table:table-cell office:value-type="float" office:value="56154.1889907858" calcext:value-type="float">
            <text:p>56154.19</text:p>
          </table:table-cell>
          <table:table-cell office:value-type="float" office:value="13155.7623919577" calcext:value-type="float">
            <text:p>13155.76</text:p>
          </table:table-cell>
          <table:table-cell office:value-type="float" office:value="173074084.11365" calcext:value-type="float">
            <text:p>173074084.11</text:p>
          </table:table-cell>
          <table:table-cell office:value-type="float" office:value="21848.0925124129" calcext:value-type="float">
            <text:p>21848.09</text:p>
          </table:table-cell>
          <table:table-cell office:value-type="float" office:value="26317.2770485391" calcext:value-type="float">
            <text:p>26317.28</text:p>
          </table:table-cell>
          <table:table-cell office:value-type="float" office:value="31580.7324582469" calcext:value-type="float">
            <text:p>31580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4" calcext:value-type="float">
            <text:p>14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5847.4474707274" calcext:value-type="float">
            <text:p>25847.45</text:p>
          </table:table-cell>
          <table:table-cell office:value-type="float" office:value="52716.4948895349" calcext:value-type="float">
            <text:p>52716.49</text:p>
          </table:table-cell>
          <table:table-cell office:value-type="float" office:value="13257.6773280604" calcext:value-type="float">
            <text:p>13257.68</text:p>
          </table:table-cell>
          <table:table-cell office:value-type="float" office:value="175766008.134967" calcext:value-type="float">
            <text:p>175766008.13</text:p>
          </table:table-cell>
          <table:table-cell office:value-type="float" office:value="21055.6348570191" calcext:value-type="float">
            <text:p>21055.63</text:p>
          </table:table-cell>
          <table:table-cell office:value-type="float" office:value="25847.4474707274" calcext:value-type="float">
            <text:p>25847.45</text:p>
          </table:table-cell>
          <table:table-cell office:value-type="float" office:value="31016.9369648729" calcext:value-type="float">
            <text:p>31016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5" calcext:value-type="float">
            <text:p>15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5825.0843411354" calcext:value-type="float">
            <text:p>25825.08</text:p>
          </table:table-cell>
          <table:table-cell office:value-type="float" office:value="49202.2523189831" calcext:value-type="float">
            <text:p>49202.25</text:p>
          </table:table-cell>
          <table:table-cell office:value-type="float" office:value="13337.1633858926" calcext:value-type="float">
            <text:p>13337.16</text:p>
          </table:table-cell>
          <table:table-cell office:value-type="float" office:value="177879927.181994" calcext:value-type="float">
            <text:p>177879927.18</text:p>
          </table:table-cell>
          <table:table-cell office:value-type="float" office:value="20327.218253076" calcext:value-type="float">
            <text:p>20327.22</text:p>
          </table:table-cell>
          <table:table-cell office:value-type="float" office:value="25825.0843411354" calcext:value-type="float">
            <text:p>25825.08</text:p>
          </table:table-cell>
          <table:table-cell office:value-type="float" office:value="30990.1012093625" calcext:value-type="float">
            <text:p>30990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6" calcext:value-type="float">
            <text:p>16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5347.496075981" calcext:value-type="float">
            <text:p>25347.50</text:p>
          </table:table-cell>
          <table:table-cell office:value-type="float" office:value="47705.6389839635" calcext:value-type="float">
            <text:p>47705.64</text:p>
          </table:table-cell>
          <table:table-cell office:value-type="float" office:value="12324.5769155922" calcext:value-type="float">
            <text:p>12324.58</text:p>
          </table:table-cell>
          <table:table-cell office:value-type="float" office:value="151895196.148349" calcext:value-type="float">
            <text:p>151895196.15</text:p>
          </table:table-cell>
          <table:table-cell office:value-type="float" office:value="19813.6475293029" calcext:value-type="float">
            <text:p>19813.65</text:p>
          </table:table-cell>
          <table:table-cell office:value-type="float" office:value="25347.496075981" calcext:value-type="float">
            <text:p>25347.50</text:p>
          </table:table-cell>
          <table:table-cell office:value-type="float" office:value="30416.9952911772" calcext:value-type="float">
            <text:p>30417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7" calcext:value-type="float">
            <text:p>1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4509.1112795526" calcext:value-type="float">
            <text:p>24509.11</text:p>
          </table:table-cell>
          <table:table-cell office:value-type="float" office:value="47382.5901668305" calcext:value-type="float">
            <text:p>47382.59</text:p>
          </table:table-cell>
          <table:table-cell office:value-type="float" office:value="12738.051445655" calcext:value-type="float">
            <text:p>12738.05</text:p>
          </table:table-cell>
          <table:table-cell office:value-type="float" office:value="162257954.632154" calcext:value-type="float">
            <text:p>162257954.63</text:p>
          </table:table-cell>
          <table:table-cell office:value-type="float" office:value="19445.9650193379" calcext:value-type="float">
            <text:p>19445.97</text:p>
          </table:table-cell>
          <table:table-cell office:value-type="float" office:value="24509.1112795526" calcext:value-type="float">
            <text:p>24509.11</text:p>
          </table:table-cell>
          <table:table-cell office:value-type="float" office:value="29410.9335354632" calcext:value-type="float">
            <text:p>29410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8" calcext:value-type="float">
            <text:p>1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959.4281307711" calcext:value-type="float">
            <text:p>23959.43</text:p>
          </table:table-cell>
          <table:table-cell office:value-type="float" office:value="46601.1261594915" calcext:value-type="float">
            <text:p>46601.13</text:p>
          </table:table-cell>
          <table:table-cell office:value-type="float" office:value="11375.2013658854" calcext:value-type="float">
            <text:p>11375.20</text:p>
          </table:table-cell>
          <table:table-cell office:value-type="float" office:value="129395206.11444" calcext:value-type="float">
            <text:p>129395206.11</text:p>
          </table:table-cell>
          <table:table-cell office:value-type="float" office:value="19075.5030017288" calcext:value-type="float">
            <text:p>19075.50</text:p>
          </table:table-cell>
          <table:table-cell office:value-type="float" office:value="23959.4281307711" calcext:value-type="float">
            <text:p>23959.43</text:p>
          </table:table-cell>
          <table:table-cell office:value-type="float" office:value="28751.3137569253" calcext:value-type="float">
            <text:p>28751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9" calcext:value-type="float">
            <text:p>1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559.0338784007" calcext:value-type="float">
            <text:p>23559.03</text:p>
          </table:table-cell>
          <table:table-cell office:value-type="float" office:value="60914.839757605" calcext:value-type="float">
            <text:p>60914.84</text:p>
          </table:table-cell>
          <table:table-cell office:value-type="float" office:value="12138.0699247993" calcext:value-type="float">
            <text:p>12138.07</text:p>
          </table:table-cell>
          <table:table-cell office:value-type="float" office:value="147332741.499318" calcext:value-type="float">
            <text:p>147332741.50</text:p>
          </table:table-cell>
          <table:table-cell office:value-type="float" office:value="20693.5890542323" calcext:value-type="float">
            <text:p>20693.59</text:p>
          </table:table-cell>
          <table:table-cell office:value-type="float" office:value="23559.0338784007" calcext:value-type="float">
            <text:p>23559.03</text:p>
          </table:table-cell>
          <table:table-cell office:value-type="float" office:value="28270.8406540808" calcext:value-type="float">
            <text:p>28270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0" calcext:value-type="float">
            <text:p>2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943.9973760877" calcext:value-type="float">
            <text:p>23944.00</text:p>
          </table:table-cell>
          <table:table-cell office:value-type="float" office:value="41963.5562774612" calcext:value-type="float">
            <text:p>41963.56</text:p>
          </table:table-cell>
          <table:table-cell office:value-type="float" office:value="10985.7731602035" calcext:value-type="float">
            <text:p>10985.77</text:p>
          </table:table-cell>
          <table:table-cell office:value-type="float" office:value="120687211.927448" calcext:value-type="float">
            <text:p>120687211.93</text:p>
          </table:table-cell>
          <table:table-cell office:value-type="float" office:value="17804.3574145568" calcext:value-type="float">
            <text:p>17804.36</text:p>
          </table:table-cell>
          <table:table-cell office:value-type="float" office:value="23943.9973760877" calcext:value-type="float">
            <text:p>23944.00</text:p>
          </table:table-cell>
          <table:table-cell office:value-type="float" office:value="28732.7968513052" calcext:value-type="float">
            <text:p>28732.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1" calcext:value-type="float">
            <text:p>2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482.5876800143" calcext:value-type="float">
            <text:p>23482.59</text:p>
          </table:table-cell>
          <table:table-cell office:value-type="float" office:value="45981.7165250833" calcext:value-type="float">
            <text:p>45981.72</text:p>
          </table:table-cell>
          <table:table-cell office:value-type="float" office:value="11174.2763767434" calcext:value-type="float">
            <text:p>11174.28</text:p>
          </table:table-cell>
          <table:table-cell office:value-type="float" office:value="124864452.543845" calcext:value-type="float">
            <text:p>124864452.54</text:p>
          </table:table-cell>
          <table:table-cell office:value-type="float" office:value="18756.4209289634" calcext:value-type="float">
            <text:p>18756.42</text:p>
          </table:table-cell>
          <table:table-cell office:value-type="float" office:value="23482.5876800143" calcext:value-type="float">
            <text:p>23482.59</text:p>
          </table:table-cell>
          <table:table-cell office:value-type="float" office:value="28179.1052160172" calcext:value-type="float">
            <text:p>28179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2" calcext:value-type="float">
            <text:p>2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3374.4263758305" calcext:value-type="float">
            <text:p>23374.43</text:p>
          </table:table-cell>
          <table:table-cell office:value-type="float" office:value="46359.2567363976" calcext:value-type="float">
            <text:p>46359.26</text:p>
          </table:table-cell>
          <table:table-cell office:value-type="float" office:value="10985.8317552607" calcext:value-type="float">
            <text:p>10985.83</text:p>
          </table:table-cell>
          <table:table-cell office:value-type="float" office:value="120688499.354895" calcext:value-type="float">
            <text:p>120688499.35</text:p>
          </table:table-cell>
          <table:table-cell office:value-type="float" office:value="18791.4378691126" calcext:value-type="float">
            <text:p>18791.44</text:p>
          </table:table-cell>
          <table:table-cell office:value-type="float" office:value="23374.4263758305" calcext:value-type="float">
            <text:p>23374.43</text:p>
          </table:table-cell>
          <table:table-cell office:value-type="float" office:value="28049.3116509966" calcext:value-type="float">
            <text:p>28049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3" calcext:value-type="float">
            <text:p>2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2133.2749179581" calcext:value-type="float">
            <text:p>22133.27</text:p>
          </table:table-cell>
          <table:table-cell office:value-type="float" office:value="51482.0270870848" calcext:value-type="float">
            <text:p>51482.03</text:p>
          </table:table-cell>
          <table:table-cell office:value-type="float" office:value="10521.4346878919" calcext:value-type="float">
            <text:p>10521.43</text:p>
          </table:table-cell>
          <table:table-cell office:value-type="float" office:value="110700587.891575" calcext:value-type="float">
            <text:p>110700587.89</text:p>
          </table:table-cell>
          <table:table-cell office:value-type="float" office:value="18921.8372004103" calcext:value-type="float">
            <text:p>18921.84</text:p>
          </table:table-cell>
          <table:table-cell office:value-type="float" office:value="22133.2749179581" calcext:value-type="float">
            <text:p>22133.27</text:p>
          </table:table-cell>
          <table:table-cell office:value-type="float" office:value="26559.9299015497" calcext:value-type="float">
            <text:p>26559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.00</text:p>
          </table:table-cell>
          <table:table-cell office:value-type="float" office:value="24184.9468011721" calcext:value-type="float">
            <text:p>24184.95</text:p>
          </table:table-cell>
          <table:table-cell office:value-type="float" office:value="52455.8441227157" calcext:value-type="float">
            <text:p>52455.84</text:p>
          </table:table-cell>
          <table:table-cell office:value-type="float" office:value="11272.8055679786" calcext:value-type="float">
            <text:p>11272.81</text:p>
          </table:table-cell>
          <table:table-cell office:value-type="float" office:value="127076145.373449" calcext:value-type="float">
            <text:p>127076145.37</text:p>
          </table:table-cell>
          <table:table-cell office:value-type="float" office:value="20183.9157203256" calcext:value-type="float">
            <text:p>20183.92</text:p>
          </table:table-cell>
          <table:table-cell office:value-type="float" office:value="24184.9468011721" calcext:value-type="float">
            <text:p>24184.95</text:p>
          </table:table-cell>
          <table:table-cell office:value-type="float" office:value="29021.9361614066" calcext:value-type="float">
            <text:p>29021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5" calcext:value-type="float">
            <text:p>25</text:p>
          </table:table-cell>
          <table:table-cell office:value-type="float" office:value="800" calcext:value-type="float">
            <text:p>800.00</text:p>
          </table:table-cell>
          <table:table-cell office:value-type="float" office:value="24832.6926430967" calcext:value-type="float">
            <text:p>24832.69</text:p>
          </table:table-cell>
          <table:table-cell office:value-type="float" office:value="45951.4657157219" calcext:value-type="float">
            <text:p>45951.47</text:p>
          </table:table-cell>
          <table:table-cell office:value-type="float" office:value="10656.18231939" calcext:value-type="float">
            <text:p>10656.18</text:p>
          </table:table-cell>
          <table:table-cell office:value-type="float" office:value="113554221.62408" calcext:value-type="float">
            <text:p>113554221.62</text:p>
          </table:table-cell>
          <table:table-cell office:value-type="float" office:value="19180.8825901195" calcext:value-type="float">
            <text:p>19180.88</text:p>
          </table:table-cell>
          <table:table-cell office:value-type="float" office:value="24832.6926430967" calcext:value-type="float">
            <text:p>24832.69</text:p>
          </table:table-cell>
          <table:table-cell office:value-type="float" office:value="29799.231171716" calcext:value-type="float">
            <text:p>29799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.00</text:p>
          </table:table-cell>
          <table:table-cell office:value-type="float" office:value="24361.2636354087" calcext:value-type="float">
            <text:p>24361.26</text:p>
          </table:table-cell>
          <table:table-cell office:value-type="float" office:value="45304.9516849971" calcext:value-type="float">
            <text:p>45304.95</text:p>
          </table:table-cell>
          <table:table-cell office:value-type="float" office:value="11051.3767703805" calcext:value-type="float">
            <text:p>11051.38</text:p>
          </table:table-cell>
          <table:table-cell office:value-type="float" office:value="122132928.520907" calcext:value-type="float">
            <text:p>122132928.52</text:p>
          </table:table-cell>
          <table:table-cell office:value-type="float" office:value="18880.06898004" calcext:value-type="float">
            <text:p>18880.07</text:p>
          </table:table-cell>
          <table:table-cell office:value-type="float" office:value="24361.2636354087" calcext:value-type="float">
            <text:p>24361.26</text:p>
          </table:table-cell>
          <table:table-cell office:value-type="float" office:value="29233.5163624904" calcext:value-type="float">
            <text:p>29233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7" calcext:value-type="float">
            <text:p>27</text:p>
          </table:table-cell>
          <table:table-cell office:value-type="float" office:value="800" calcext:value-type="float">
            <text:p>800.00</text:p>
          </table:table-cell>
          <table:table-cell office:value-type="float" office:value="22693.598817814" calcext:value-type="float">
            <text:p>22693.60</text:p>
          </table:table-cell>
          <table:table-cell office:value-type="float" office:value="42232.3086269577" calcext:value-type="float">
            <text:p>42232.31</text:p>
          </table:table-cell>
          <table:table-cell office:value-type="float" office:value="10465.6498240536" calcext:value-type="float">
            <text:p>10465.65</text:p>
          </table:table-cell>
          <table:table-cell office:value-type="float" office:value="109529826.239714" calcext:value-type="float">
            <text:p>109529826.24</text:p>
          </table:table-cell>
          <table:table-cell office:value-type="float" office:value="17607.8531047872" calcext:value-type="float">
            <text:p>17607.85</text:p>
          </table:table-cell>
          <table:table-cell office:value-type="float" office:value="22693.598817814" calcext:value-type="float">
            <text:p>22693.60</text:p>
          </table:table-cell>
          <table:table-cell office:value-type="float" office:value="27232.3185813768" calcext:value-type="float">
            <text:p>27232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.00</text:p>
          </table:table-cell>
          <table:table-cell office:value-type="float" office:value="21770.2171570425" calcext:value-type="float">
            <text:p>21770.22</text:p>
          </table:table-cell>
          <table:table-cell office:value-type="float" office:value="41323.3511926287" calcext:value-type="float">
            <text:p>41323.35</text:p>
          </table:table-cell>
          <table:table-cell office:value-type="float" office:value="10949.3873907266" calcext:value-type="float">
            <text:p>10949.39</text:p>
          </table:table-cell>
          <table:table-cell office:value-type="float" office:value="119889084.232203" calcext:value-type="float">
            <text:p>119889084.23</text:p>
          </table:table-cell>
          <table:table-cell office:value-type="float" office:value="17100.6211678953" calcext:value-type="float">
            <text:p>17100.62</text:p>
          </table:table-cell>
          <table:table-cell office:value-type="float" office:value="21770.2171570425" calcext:value-type="float">
            <text:p>21770.22</text:p>
          </table:table-cell>
          <table:table-cell office:value-type="float" office:value="26124.260588451" calcext:value-type="float">
            <text:p>26124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9" calcext:value-type="float">
            <text:p>29</text:p>
          </table:table-cell>
          <table:table-cell office:value-type="float" office:value="800" calcext:value-type="float">
            <text:p>800.00</text:p>
          </table:table-cell>
          <table:table-cell office:value-type="float" office:value="23350.7590611212" calcext:value-type="float">
            <text:p>23350.76</text:p>
          </table:table-cell>
          <table:table-cell office:value-type="float" office:value="44282.0270870848" calcext:value-type="float">
            <text:p>44282.03</text:p>
          </table:table-cell>
          <table:table-cell office:value-type="float" office:value="10959.5153716432" calcext:value-type="float">
            <text:p>10959.52</text:p>
          </table:table-cell>
          <table:table-cell office:value-type="float" office:value="120110977.181284" calcext:value-type="float">
            <text:p>120110977.18</text:p>
          </table:table-cell>
          <table:table-cell office:value-type="float" office:value="18319.268939945" calcext:value-type="float">
            <text:p>18319.27</text:p>
          </table:table-cell>
          <table:table-cell office:value-type="float" office:value="23350.7590611212" calcext:value-type="float">
            <text:p>23350.76</text:p>
          </table:table-cell>
          <table:table-cell office:value-type="float" office:value="28020.9108733454" calcext:value-type="float">
            <text:p>28020.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.00</text:p>
          </table:table-cell>
          <table:table-cell office:value-type="float" office:value="20747.0191403549" calcext:value-type="float">
            <text:p>20747.02</text:p>
          </table:table-cell>
          <table:table-cell office:value-type="float" office:value="42515.8075905685" calcext:value-type="float">
            <text:p>42515.81</text:p>
          </table:table-cell>
          <table:table-cell office:value-type="float" office:value="10909.8724015739" calcext:value-type="float">
            <text:p>10909.87</text:p>
          </table:table-cell>
          <table:table-cell office:value-type="float" office:value="119025315.818624" calcext:value-type="float">
            <text:p>119025315.82</text:p>
          </table:table-cell>
          <table:table-cell office:value-type="float" office:value="16944.8673683861" calcext:value-type="float">
            <text:p>16944.87</text:p>
          </table:table-cell>
          <table:table-cell office:value-type="float" office:value="20747.0191403549" calcext:value-type="float">
            <text:p>20747.02</text:p>
          </table:table-cell>
          <table:table-cell office:value-type="float" office:value="24896.4229684259" calcext:value-type="float">
            <text:p>24896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1" calcext:value-type="float">
            <text:p>31</text:p>
          </table:table-cell>
          <table:table-cell office:value-type="float" office:value="800" calcext:value-type="float">
            <text:p>800.00</text:p>
          </table:table-cell>
          <table:table-cell office:value-type="float" office:value="19664.297944814" calcext:value-type="float">
            <text:p>19664.30</text:p>
          </table:table-cell>
          <table:table-cell office:value-type="float" office:value="41001.718247416" calcext:value-type="float">
            <text:p>41001.72</text:p>
          </table:table-cell>
          <table:table-cell office:value-type="float" office:value="10957.9717253498" calcext:value-type="float">
            <text:p>10957.97</text:p>
          </table:table-cell>
          <table:table-cell office:value-type="float" office:value="120077144.333565" calcext:value-type="float">
            <text:p>120077144.33</text:p>
          </table:table-cell>
          <table:table-cell office:value-type="float" office:value="16187.2780422597" calcext:value-type="float">
            <text:p>16187.28</text:p>
          </table:table-cell>
          <table:table-cell office:value-type="float" office:value="19664.297944814" calcext:value-type="float">
            <text:p>19664.30</text:p>
          </table:table-cell>
          <table:table-cell office:value-type="float" office:value="23597.1575337768" calcext:value-type="float">
            <text:p>23597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.00</text:p>
          </table:table-cell>
          <table:table-cell office:value-type="float" office:value="20795.890730314" calcext:value-type="float">
            <text:p>20795.89</text:p>
          </table:table-cell>
          <table:table-cell office:value-type="float" office:value="46409.8539374007" calcext:value-type="float">
            <text:p>46409.85</text:p>
          </table:table-cell>
          <table:table-cell office:value-type="float" office:value="11630.9864533504" calcext:value-type="float">
            <text:p>11630.99</text:p>
          </table:table-cell>
          <table:table-cell office:value-type="float" office:value="135279845.878021" calcext:value-type="float">
            <text:p>135279845.88</text:p>
          </table:table-cell>
          <table:table-cell office:value-type="float" office:value="17548.9714205536" calcext:value-type="float">
            <text:p>17548.97</text:p>
          </table:table-cell>
          <table:table-cell office:value-type="float" office:value="20795.890730314" calcext:value-type="float">
            <text:p>20795.89</text:p>
          </table:table-cell>
          <table:table-cell office:value-type="float" office:value="24955.0688763768" calcext:value-type="float">
            <text:p>24955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.00</text:p>
          </table:table-cell>
          <table:table-cell office:value-type="float" office:value="22811.393279442" calcext:value-type="float">
            <text:p>22811.39</text:p>
          </table:table-cell>
          <table:table-cell office:value-type="float" office:value="44662.9509039023" calcext:value-type="float">
            <text:p>44662.95</text:p>
          </table:table-cell>
          <table:table-cell office:value-type="float" office:value="11992.8792525491" calcext:value-type="float">
            <text:p>11992.88</text:p>
          </table:table-cell>
          <table:table-cell office:value-type="float" office:value="143829152.766222" calcext:value-type="float">
            <text:p>143829152.77</text:p>
          </table:table-cell>
          <table:table-cell office:value-type="float" office:value="18215.7433275707" calcext:value-type="float">
            <text:p>18215.74</text:p>
          </table:table-cell>
          <table:table-cell office:value-type="float" office:value="22811.393279442" calcext:value-type="float">
            <text:p>22811.39</text:p>
          </table:table-cell>
          <table:table-cell office:value-type="float" office:value="27373.6719353304" calcext:value-type="float">
            <text:p>27373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4" calcext:value-type="float">
            <text:p>34</text:p>
          </table:table-cell>
          <table:table-cell office:value-type="float" office:value="800" calcext:value-type="float">
            <text:p>800.00</text:p>
          </table:table-cell>
          <table:table-cell office:value-type="float" office:value="22075.9861193023" calcext:value-type="float">
            <text:p>22075.99</text:p>
          </table:table-cell>
          <table:table-cell office:value-type="float" office:value="45773.1959116279" calcext:value-type="float">
            <text:p>45773.20</text:p>
          </table:table-cell>
          <table:table-cell office:value-type="float" office:value="11593.3254510954" calcext:value-type="float">
            <text:p>11593.33</text:p>
          </table:table-cell>
          <table:table-cell office:value-type="float" office:value="134405195.015017" calcext:value-type="float">
            <text:p>134405195.02</text:p>
          </table:table-cell>
          <table:table-cell office:value-type="float" office:value="18111.9044543268" calcext:value-type="float">
            <text:p>18111.90</text:p>
          </table:table-cell>
          <table:table-cell office:value-type="float" office:value="22075.9861193023" calcext:value-type="float">
            <text:p>22075.99</text:p>
          </table:table-cell>
          <table:table-cell office:value-type="float" office:value="26491.1833431628" calcext:value-type="float">
            <text:p>26491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5" calcext:value-type="float">
            <text:p>35</text:p>
          </table:table-cell>
          <table:table-cell office:value-type="float" office:value="800" calcext:value-type="float">
            <text:p>800.00</text:p>
          </table:table-cell>
          <table:table-cell office:value-type="float" office:value="22343.3245285909" calcext:value-type="float">
            <text:p>22343.32</text:p>
          </table:table-cell>
          <table:table-cell office:value-type="float" office:value="49474.4701993901" calcext:value-type="float">
            <text:p>49474.47</text:p>
          </table:table-cell>
          <table:table-cell office:value-type="float" office:value="11922.302228009" calcext:value-type="float">
            <text:p>11922.30</text:p>
          </table:table-cell>
          <table:table-cell office:value-type="float" office:value="142141290.415989" calcext:value-type="float">
            <text:p>142141290.42</text:p>
          </table:table-cell>
          <table:table-cell office:value-type="float" office:value="18795.0077917483" calcext:value-type="float">
            <text:p>18795.01</text:p>
          </table:table-cell>
          <table:table-cell office:value-type="float" office:value="22343.3245285909" calcext:value-type="float">
            <text:p>22343.32</text:p>
          </table:table-cell>
          <table:table-cell office:value-type="float" office:value="26811.989434309" calcext:value-type="float">
            <text:p>26811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6" calcext:value-type="float">
            <text:p>36</text:p>
          </table:table-cell>
          <table:table-cell office:value-type="float" office:value="800" calcext:value-type="float">
            <text:p>800.00</text:p>
          </table:table-cell>
          <table:table-cell office:value-type="float" office:value="21215.7186486629" calcext:value-type="float">
            <text:p>21215.72</text:p>
          </table:table-cell>
          <table:table-cell office:value-type="float" office:value="44305.688841715" calcext:value-type="float">
            <text:p>44305.69</text:p>
          </table:table-cell>
          <table:table-cell office:value-type="float" office:value="9649.00002619419" calcext:value-type="float">
            <text:p>9649.00</text:p>
          </table:table-cell>
          <table:table-cell office:value-type="float" office:value="93103201.5054956" calcext:value-type="float">
            <text:p>93103201.51</text:p>
          </table:table-cell>
          <table:table-cell office:value-type="float" office:value="17464.0105326375" calcext:value-type="float">
            <text:p>17464.01</text:p>
          </table:table-cell>
          <table:table-cell office:value-type="float" office:value="21215.7186486629" calcext:value-type="float">
            <text:p>21215.72</text:p>
          </table:table-cell>
          <table:table-cell office:value-type="float" office:value="25458.8623783955" calcext:value-type="float">
            <text:p>25458.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7" calcext:value-type="float">
            <text:p>37</text:p>
          </table:table-cell>
          <table:table-cell office:value-type="float" office:value="800" calcext:value-type="float">
            <text:p>800.00</text:p>
          </table:table-cell>
          <table:table-cell office:value-type="float" office:value="20588.7133391" calcext:value-type="float">
            <text:p>20588.71</text:p>
          </table:table-cell>
          <table:table-cell office:value-type="float" office:value="37723.3511926287" calcext:value-type="float">
            <text:p>37723.35</text:p>
          </table:table-cell>
          <table:table-cell office:value-type="float" office:value="8060.84026516784" calcext:value-type="float">
            <text:p>8060.84</text:p>
          </table:table-cell>
          <table:table-cell office:value-type="float" office:value="64977145.7805512" calcext:value-type="float">
            <text:p>64977145.78</text:p>
          </table:table-cell>
          <table:table-cell office:value-type="float" office:value="15833.1515376646" calcext:value-type="float">
            <text:p>15833.15</text:p>
          </table:table-cell>
          <table:table-cell office:value-type="float" office:value="20588.7133391" calcext:value-type="float">
            <text:p>20588.71</text:p>
          </table:table-cell>
          <table:table-cell office:value-type="float" office:value="24706.45600692" calcext:value-type="float">
            <text:p>24706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8" calcext:value-type="float">
            <text:p>38</text:p>
          </table:table-cell>
          <table:table-cell office:value-type="float" office:value="800" calcext:value-type="float">
            <text:p>800.00</text:p>
          </table:table-cell>
          <table:table-cell office:value-type="float" office:value="20740.0956655938" calcext:value-type="float">
            <text:p>20740.10</text:p>
          </table:table-cell>
          <table:table-cell office:value-type="float" office:value="37699.6894379985" calcext:value-type="float">
            <text:p>37699.69</text:p>
          </table:table-cell>
          <table:table-cell office:value-type="float" office:value="8250.37825906487" calcext:value-type="float">
            <text:p>8250.38</text:p>
          </table:table-cell>
          <table:table-cell office:value-type="float" office:value="68068741.4176502" calcext:value-type="float">
            <text:p>68068741.42</text:p>
          </table:table-cell>
          <table:table-cell office:value-type="float" office:value="15863.0980530871" calcext:value-type="float">
            <text:p>15863.10</text:p>
          </table:table-cell>
          <table:table-cell office:value-type="float" office:value="20740.0956655938" calcext:value-type="float">
            <text:p>20740.10</text:p>
          </table:table-cell>
          <table:table-cell office:value-type="float" office:value="24888.1147987126" calcext:value-type="float">
            <text:p>24888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9" calcext:value-type="float">
            <text:p>39</text:p>
          </table:table-cell>
          <table:table-cell office:value-type="float" office:value="800" calcext:value-type="float">
            <text:p>800.00</text:p>
          </table:table-cell>
          <table:table-cell office:value-type="float" office:value="20199.1887786935" calcext:value-type="float">
            <text:p>20199.19</text:p>
          </table:table-cell>
          <table:table-cell office:value-type="float" office:value="38683.9968603191" calcext:value-type="float">
            <text:p>38684.00</text:p>
          </table:table-cell>
          <table:table-cell office:value-type="float" office:value="9219.11431905425" calcext:value-type="float">
            <text:p>9219.11</text:p>
          </table:table-cell>
          <table:table-cell office:value-type="float" office:value="84992068.827791" calcext:value-type="float">
            <text:p>84992068.83</text:p>
          </table:table-cell>
          <table:table-cell office:value-type="float" office:value="15959.513965041" calcext:value-type="float">
            <text:p>15959.51</text:p>
          </table:table-cell>
          <table:table-cell office:value-type="float" office:value="20199.1887786935" calcext:value-type="float">
            <text:p>20199.19</text:p>
          </table:table-cell>
          <table:table-cell office:value-type="float" office:value="24239.0265344322" calcext:value-type="float">
            <text:p>24239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.00</text:p>
          </table:table-cell>
          <table:table-cell office:value-type="float" office:value="21631.0147047309" calcext:value-type="float">
            <text:p>21631.01</text:p>
          </table:table-cell>
          <table:table-cell office:value-type="float" office:value="36868.0589036757" calcext:value-type="float">
            <text:p>36868.06</text:p>
          </table:table-cell>
          <table:table-cell office:value-type="float" office:value="8625.30400848861" calcext:value-type="float">
            <text:p>8625.30</text:p>
          </table:table-cell>
          <table:table-cell office:value-type="float" office:value="74395869.2388497" calcext:value-type="float">
            <text:p>74395869.24</text:p>
          </table:table-cell>
          <table:table-cell office:value-type="float" office:value="15716.5344484657" calcext:value-type="float">
            <text:p>15716.53</text:p>
          </table:table-cell>
          <table:table-cell office:value-type="float" office:value="21631.0147047309" calcext:value-type="float">
            <text:p>21631.01</text:p>
          </table:table-cell>
          <table:table-cell office:value-type="float" office:value="25957.2176456771" calcext:value-type="float">
            <text:p>25957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1" calcext:value-type="float">
            <text:p>41</text:p>
          </table:table-cell>
          <table:table-cell office:value-type="float" office:value="800" calcext:value-type="float">
            <text:p>800.00</text:p>
          </table:table-cell>
          <table:table-cell office:value-type="float" office:value="18694.038828447" calcext:value-type="float">
            <text:p>18694.04</text:p>
          </table:table-cell>
          <table:table-cell office:value-type="float" office:value="39810.5763914001" calcext:value-type="float">
            <text:p>39810.58</text:p>
          </table:table-cell>
          <table:table-cell office:value-type="float" office:value="9311.46052218191" calcext:value-type="float">
            <text:p>9311.46</text:p>
          </table:table-cell>
          <table:table-cell office:value-type="float" office:value="86703297.0561522" calcext:value-type="float">
            <text:p>86703297.06</text:p>
          </table:table-cell>
          <table:table-cell office:value-type="float" office:value="15525.7935073618" calcext:value-type="float">
            <text:p>15525.79</text:p>
          </table:table-cell>
          <table:table-cell office:value-type="float" office:value="18694.038828447" calcext:value-type="float">
            <text:p>18694.04</text:p>
          </table:table-cell>
          <table:table-cell office:value-type="float" office:value="22432.8465941364" calcext:value-type="float">
            <text:p>22432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2" calcext:value-type="float">
            <text:p>42</text:p>
          </table:table-cell>
          <table:table-cell office:value-type="float" office:value="800" calcext:value-type="float">
            <text:p>800.00</text:p>
          </table:table-cell>
          <table:table-cell office:value-type="float" office:value="19279.1123050039" calcext:value-type="float">
            <text:p>19279.11</text:p>
          </table:table-cell>
          <table:table-cell office:value-type="float" office:value="40558.787847868" calcext:value-type="float">
            <text:p>40558.79</text:p>
          </table:table-cell>
          <table:table-cell office:value-type="float" office:value="9095.05417996557" calcext:value-type="float">
            <text:p>9095.05</text:p>
          </table:table-cell>
          <table:table-cell office:value-type="float" office:value="82720010.5365091" calcext:value-type="float">
            <text:p>82720010.54</text:p>
          </table:table-cell>
          <table:table-cell office:value-type="float" office:value="15930.7446975436" calcext:value-type="float">
            <text:p>15930.74</text:p>
          </table:table-cell>
          <table:table-cell office:value-type="float" office:value="19279.1123050038" calcext:value-type="float">
            <text:p>19279.11</text:p>
          </table:table-cell>
          <table:table-cell office:value-type="float" office:value="23134.9347660046" calcext:value-type="float">
            <text:p>23134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3" calcext:value-type="float">
            <text:p>43</text:p>
          </table:table-cell>
          <table:table-cell office:value-type="float" office:value="800" calcext:value-type="float">
            <text:p>800.00</text:p>
          </table:table-cell>
          <table:table-cell office:value-type="float" office:value="20997.4803455898" calcext:value-type="float">
            <text:p>20997.48</text:p>
          </table:table-cell>
          <table:table-cell office:value-type="float" office:value="43652.4758424985" calcext:value-type="float">
            <text:p>43652.48</text:p>
          </table:table-cell>
          <table:table-cell office:value-type="float" office:value="10323.0969662301" calcext:value-type="float">
            <text:p>10323.10</text:p>
          </table:table-cell>
          <table:table-cell office:value-type="float" office:value="106566330.97419" calcext:value-type="float">
            <text:p>106566330.97</text:p>
          </table:table-cell>
          <table:table-cell office:value-type="float" office:value="17253.5273031376" calcext:value-type="float">
            <text:p>17253.53</text:p>
          </table:table-cell>
          <table:table-cell office:value-type="float" office:value="20997.4803455898" calcext:value-type="float">
            <text:p>20997.48</text:p>
          </table:table-cell>
          <table:table-cell office:value-type="float" office:value="25196.9764147077" calcext:value-type="float">
            <text:p>25196.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4" calcext:value-type="float">
            <text:p>44</text:p>
          </table:table-cell>
          <table:table-cell office:value-type="float" office:value="800" calcext:value-type="float">
            <text:p>800.00</text:p>
          </table:table-cell>
          <table:table-cell office:value-type="float" office:value="21629.2668761625" calcext:value-type="float">
            <text:p>21629.27</text:p>
          </table:table-cell>
          <table:table-cell office:value-type="float" office:value="47545.3980694907" calcext:value-type="float">
            <text:p>47545.40</text:p>
          </table:table-cell>
          <table:table-cell office:value-type="float" office:value="10499.2824923803" calcext:value-type="float">
            <text:p>10499.28</text:p>
          </table:table-cell>
          <table:table-cell office:value-type="float" office:value="110234932.854803" calcext:value-type="float">
            <text:p>110234932.85</text:p>
          </table:table-cell>
          <table:table-cell office:value-type="float" office:value="18152.4996940662" calcext:value-type="float">
            <text:p>18152.50</text:p>
          </table:table-cell>
          <table:table-cell office:value-type="float" office:value="21629.2668761625" calcext:value-type="float">
            <text:p>21629.27</text:p>
          </table:table-cell>
          <table:table-cell office:value-type="float" office:value="25955.120251395" calcext:value-type="float">
            <text:p>25955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5" calcext:value-type="float">
            <text:p>45</text:p>
          </table:table-cell>
          <table:table-cell office:value-type="float" office:value="800" calcext:value-type="float">
            <text:p>800.00</text:p>
          </table:table-cell>
          <table:table-cell office:value-type="float" office:value="21788.6721246942" calcext:value-type="float">
            <text:p>21788.67</text:p>
          </table:table-cell>
          <table:table-cell office:value-type="float" office:value="50591.8830920368" calcext:value-type="float">
            <text:p>50591.88</text:p>
          </table:table-cell>
          <table:table-cell office:value-type="float" office:value="10970.5508412787" calcext:value-type="float">
            <text:p>10970.55</text:p>
          </table:table-cell>
          <table:table-cell office:value-type="float" office:value="120352985.76108" calcext:value-type="float">
            <text:p>120352985.76</text:p>
          </table:table-cell>
          <table:table-cell office:value-type="float" office:value="18613.2254998288" calcext:value-type="float">
            <text:p>18613.23</text:p>
          </table:table-cell>
          <table:table-cell office:value-type="float" office:value="21788.6721246942" calcext:value-type="float">
            <text:p>21788.67</text:p>
          </table:table-cell>
          <table:table-cell office:value-type="float" office:value="26146.406549633" calcext:value-type="float">
            <text:p>26146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6" calcext:value-type="float">
            <text:p>46</text:p>
          </table:table-cell>
          <table:table-cell office:value-type="float" office:value="800" calcext:value-type="float">
            <text:p>800.00</text:p>
          </table:table-cell>
          <table:table-cell office:value-type="float" office:value="22153.4171269681" calcext:value-type="float">
            <text:p>22153.42</text:p>
          </table:table-cell>
          <table:table-cell office:value-type="float" office:value="50591.8830920368" calcext:value-type="float">
            <text:p>50591.88</text:p>
          </table:table-cell>
          <table:table-cell office:value-type="float" office:value="11901.8959005296" calcext:value-type="float">
            <text:p>11901.90</text:p>
          </table:table-cell>
          <table:table-cell office:value-type="float" office:value="141655126.027043" calcext:value-type="float">
            <text:p>141655126.03</text:p>
          </table:table-cell>
          <table:table-cell office:value-type="float" office:value="18826.5769431064" calcext:value-type="float">
            <text:p>18826.58</text:p>
          </table:table-cell>
          <table:table-cell office:value-type="float" office:value="22153.4171269681" calcext:value-type="float">
            <text:p>22153.42</text:p>
          </table:table-cell>
          <table:table-cell office:value-type="float" office:value="26584.1005523617" calcext:value-type="float">
            <text:p>26584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7" calcext:value-type="float">
            <text:p>47</text:p>
          </table:table-cell>
          <table:table-cell office:value-type="float" office:value="800" calcext:value-type="float">
            <text:p>800.00</text:p>
          </table:table-cell>
          <table:table-cell office:value-type="float" office:value="23743.0793361041" calcext:value-type="float">
            <text:p>23743.08</text:p>
          </table:table-cell>
          <table:table-cell office:value-type="float" office:value="50591.8830920368" calcext:value-type="float">
            <text:p>50591.88</text:p>
          </table:table-cell>
          <table:table-cell office:value-type="float" office:value="12176.1379553408" calcext:value-type="float">
            <text:p>12176.14</text:p>
          </table:table-cell>
          <table:table-cell office:value-type="float" office:value="148258335.507492" calcext:value-type="float">
            <text:p>148258335.51</text:p>
          </table:table-cell>
          <table:table-cell office:value-type="float" office:value="19685.2497371129" calcext:value-type="float">
            <text:p>19685.25</text:p>
          </table:table-cell>
          <table:table-cell office:value-type="float" office:value="23743.0793361041" calcext:value-type="float">
            <text:p>23743.08</text:p>
          </table:table-cell>
          <table:table-cell office:value-type="float" office:value="28491.6952033249" calcext:value-type="float">
            <text:p>28491.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8" calcext:value-type="float">
            <text:p>48</text:p>
          </table:table-cell>
          <table:table-cell office:value-type="float" office:value="800" calcext:value-type="float">
            <text:p>800.00</text:p>
          </table:table-cell>
          <table:table-cell office:value-type="float" office:value="24353.0868402486" calcext:value-type="float">
            <text:p>24353.09</text:p>
          </table:table-cell>
          <table:table-cell office:value-type="float" office:value="51654.1889907858" calcext:value-type="float">
            <text:p>51654.19</text:p>
          </table:table-cell>
          <table:table-cell office:value-type="float" office:value="12004.9686461276" calcext:value-type="float">
            <text:p>12004.97</text:p>
          </table:table-cell>
          <table:table-cell office:value-type="float" office:value="144119272.194508" calcext:value-type="float">
            <text:p>144119272.19</text:p>
          </table:table-cell>
          <table:table-cell office:value-type="float" office:value="20151.1292341876" calcext:value-type="float">
            <text:p>20151.13</text:p>
          </table:table-cell>
          <table:table-cell office:value-type="float" office:value="24353.0868402486" calcext:value-type="float">
            <text:p>24353.09</text:p>
          </table:table-cell>
          <table:table-cell office:value-type="float" office:value="29223.7042082984" calcext:value-type="float">
            <text:p>29223.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9" calcext:value-type="float">
            <text:p>49</text:p>
          </table:table-cell>
          <table:table-cell office:value-type="float" office:value="800" calcext:value-type="float">
            <text:p>800.00</text:p>
          </table:table-cell>
          <table:table-cell office:value-type="float" office:value="22659.9314492779" calcext:value-type="float">
            <text:p>22659.93</text:p>
          </table:table-cell>
          <table:table-cell office:value-type="float" office:value="50885.3974069534" calcext:value-type="float">
            <text:p>50885.40</text:p>
          </table:table-cell>
          <table:table-cell office:value-type="float" office:value="11859.6332271596" calcext:value-type="float">
            <text:p>11859.63</text:p>
          </table:table-cell>
          <table:table-cell office:value-type="float" office:value="140650900.282748" calcext:value-type="float">
            <text:p>140650900.28</text:p>
          </table:table-cell>
          <table:table-cell office:value-type="float" office:value="19150.0191674447" calcext:value-type="float">
            <text:p>19150.02</text:p>
          </table:table-cell>
          <table:table-cell office:value-type="float" office:value="22659.9314492779" calcext:value-type="float">
            <text:p>22659.93</text:p>
          </table:table-cell>
          <table:table-cell office:value-type="float" office:value="27191.9177391335" calcext:value-type="float">
            <text:p>27191.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.00</text:p>
          </table:table-cell>
          <table:table-cell office:value-type="float" office:value="23522.6330145017" calcext:value-type="float">
            <text:p>23522.63</text:p>
          </table:table-cell>
          <table:table-cell office:value-type="float" office:value="47412.8246310802" calcext:value-type="float">
            <text:p>47412.82</text:p>
          </table:table-cell>
          <table:table-cell office:value-type="float" office:value="12018.3772033489" calcext:value-type="float">
            <text:p>12018.38</text:p>
          </table:table-cell>
          <table:table-cell office:value-type="float" office:value="144441390.601976" calcext:value-type="float">
            <text:p>144441390.60</text:p>
          </table:table-cell>
          <table:table-cell office:value-type="float" office:value="19048.0254759635" calcext:value-type="float">
            <text:p>19048.03</text:p>
          </table:table-cell>
          <table:table-cell office:value-type="float" office:value="23522.6330145017" calcext:value-type="float">
            <text:p>23522.63</text:p>
          </table:table-cell>
          <table:table-cell office:value-type="float" office:value="28227.159617402" calcext:value-type="float">
            <text:p>28227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51" calcext:value-type="float">
            <text:p>51</text:p>
          </table:table-cell>
          <table:table-cell office:value-type="float" office:value="800" calcext:value-type="float">
            <text:p>800.00</text:p>
          </table:table-cell>
          <table:table-cell office:value-type="float" office:value="21446.5855925038" calcext:value-type="float">
            <text:p>21446.59</text:p>
          </table:table-cell>
          <table:table-cell office:value-type="float" office:value="50077.2077799143" calcext:value-type="float">
            <text:p>50077.21</text:p>
          </table:table-cell>
          <table:table-cell office:value-type="float" office:value="10720.6142957947" calcext:value-type="float">
            <text:p>10720.61</text:p>
          </table:table-cell>
          <table:table-cell office:value-type="float" office:value="114931570.879197" calcext:value-type="float">
            <text:p>114931570.88</text:p>
          </table:table-cell>
          <table:table-cell office:value-type="float" office:value="18353.4026207604" calcext:value-type="float">
            <text:p>18353.40</text:p>
          </table:table-cell>
          <table:table-cell office:value-type="float" office:value="21446.5855925038" calcext:value-type="float">
            <text:p>21446.59</text:p>
          </table:table-cell>
          <table:table-cell office:value-type="float" office:value="25735.9027110046" calcext:value-type="float">
            <text:p>25735.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52" calcext:value-type="float">
            <text:p>52</text:p>
          </table:table-cell>
          <table:table-cell office:value-type="float" office:value="800" calcext:value-type="float">
            <text:p>800.00</text:p>
          </table:table-cell>
          <table:table-cell office:value-type="float" office:value="24456.7574486772" calcext:value-type="float">
            <text:p>24456.76</text:p>
          </table:table-cell>
          <table:table-cell office:value-type="float" office:value="49654.1940899146" calcext:value-type="float">
            <text:p>49654.19</text:p>
          </table:table-cell>
          <table:table-cell office:value-type="float" office:value="11270.3840349359" calcext:value-type="float">
            <text:p>11270.38</text:p>
          </table:table-cell>
          <table:table-cell office:value-type="float" office:value="127021556.294939" calcext:value-type="float">
            <text:p>127021556.29</text:p>
          </table:table-cell>
          <table:table-cell office:value-type="float" office:value="19864.4841378467" calcext:value-type="float">
            <text:p>19864.48</text:p>
          </table:table-cell>
          <table:table-cell office:value-type="float" office:value="24456.7574486772" calcext:value-type="float">
            <text:p>24456.76</text:p>
          </table:table-cell>
          <table:table-cell office:value-type="float" office:value="29348.1089384127" calcext:value-type="float">
            <text:p>29348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53" calcext:value-type="float">
            <text:p>53</text:p>
          </table:table-cell>
          <table:table-cell office:value-type="float" office:value="800" calcext:value-type="float">
            <text:p>800.00</text:p>
          </table:table-cell>
          <table:table-cell office:value-type="float" office:value="23065.5482726563" calcext:value-type="float">
            <text:p>23065.55</text:p>
          </table:table-cell>
          <table:table-cell office:value-type="float" office:value="44305.688841715" calcext:value-type="float">
            <text:p>44305.69</text:p>
          </table:table-cell>
          <table:table-cell office:value-type="float" office:value="11357.2563476218" calcext:value-type="float">
            <text:p>11357.26</text:p>
          </table:table-cell>
          <table:table-cell office:value-type="float" office:value="128987271.745596" calcext:value-type="float">
            <text:p>128987271.75</text:p>
          </table:table-cell>
          <table:table-cell office:value-type="float" office:value="18229.7320799118" calcext:value-type="float">
            <text:p>18229.73</text:p>
          </table:table-cell>
          <table:table-cell office:value-type="float" office:value="23065.5482726563" calcext:value-type="float">
            <text:p>23065.55</text:p>
          </table:table-cell>
          <table:table-cell office:value-type="float" office:value="27678.6579271875" calcext:value-type="float">
            <text:p>27678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54" calcext:value-type="float">
            <text:p>54</text:p>
          </table:table-cell>
          <table:table-cell office:value-type="float" office:value="800" calcext:value-type="float">
            <text:p>800.00</text:p>
          </table:table-cell>
          <table:table-cell office:value-type="float" office:value="21730.861452262" calcext:value-type="float">
            <text:p>21730.86</text:p>
          </table:table-cell>
          <table:table-cell office:value-type="float" office:value="45507.442244164" calcext:value-type="float">
            <text:p>45507.44</text:p>
          </table:table-cell>
          <table:table-cell office:value-type="float" office:value="11312.368332094" calcext:value-type="float">
            <text:p>11312.37</text:p>
          </table:table-cell>
          <table:table-cell office:value-type="float" office:value="127969677.280963" calcext:value-type="float">
            <text:p>127969677.28</text:p>
          </table:table-cell>
          <table:table-cell office:value-type="float" office:value="17904.8643143513" calcext:value-type="float">
            <text:p>17904.86</text:p>
          </table:table-cell>
          <table:table-cell office:value-type="float" office:value="21730.861452262" calcext:value-type="float">
            <text:p>21730.86</text:p>
          </table:table-cell>
          <table:table-cell office:value-type="float" office:value="26077.0337427144" calcext:value-type="float">
            <text:p>26077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55" calcext:value-type="float">
            <text:p>55</text:p>
          </table:table-cell>
          <table:table-cell office:value-type="float" office:value="800" calcext:value-type="float">
            <text:p>800.00</text:p>
          </table:table-cell>
          <table:table-cell office:value-type="float" office:value="21695.8072255722" calcext:value-type="float">
            <text:p>21695.81</text:p>
          </table:table-cell>
          <table:table-cell office:value-type="float" office:value="40436.1259938572" calcext:value-type="float">
            <text:p>40436.13</text:p>
          </table:table-cell>
          <table:table-cell office:value-type="float" office:value="10833.1687081635" calcext:value-type="float">
            <text:p>10833.17</text:p>
          </table:table-cell>
          <table:table-cell office:value-type="float" office:value="117357544.259532" calcext:value-type="float">
            <text:p>117357544.26</text:p>
          </table:table-cell>
          <table:table-cell office:value-type="float" office:value="16857.560758218" calcext:value-type="float">
            <text:p>16857.56</text:p>
          </table:table-cell>
          <table:table-cell office:value-type="float" office:value="21695.8072255722" calcext:value-type="float">
            <text:p>21695.81</text:p>
          </table:table-cell>
          <table:table-cell office:value-type="float" office:value="26034.9686706866" calcext:value-type="float">
            <text:p>26034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56" calcext:value-type="float">
            <text:p>56</text:p>
          </table:table-cell>
          <table:table-cell office:value-type="float" office:value="800" calcext:value-type="float">
            <text:p>800.00</text:p>
          </table:table-cell>
          <table:table-cell office:value-type="float" office:value="19873.1196165186" calcext:value-type="float">
            <text:p>19873.12</text:p>
          </table:table-cell>
          <table:table-cell office:value-type="float" office:value="43629.6113005952" calcext:value-type="float">
            <text:p>43629.61</text:p>
          </table:table-cell>
          <table:table-cell office:value-type="float" office:value="10985.4073913985" calcext:value-type="float">
            <text:p>10985.41</text:p>
          </table:table-cell>
          <table:table-cell office:value-type="float" office:value="120679175.554993" calcext:value-type="float">
            <text:p>120679175.55</text:p>
          </table:table-cell>
          <table:table-cell office:value-type="float" office:value="16682.0559473548" calcext:value-type="float">
            <text:p>16682.06</text:p>
          </table:table-cell>
          <table:table-cell office:value-type="float" office:value="19873.1196165186" calcext:value-type="float">
            <text:p>19873.12</text:p>
          </table:table-cell>
          <table:table-cell office:value-type="float" office:value="23847.7435398223" calcext:value-type="float">
            <text:p>23847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57" calcext:value-type="float">
            <text:p>57</text:p>
          </table:table-cell>
          <table:table-cell office:value-type="float" office:value="800" calcext:value-type="float">
            <text:p>800.00</text:p>
          </table:table-cell>
          <table:table-cell office:value-type="float" office:value="20216.1079382112" calcext:value-type="float">
            <text:p>20216.11</text:p>
          </table:table-cell>
          <table:table-cell office:value-type="float" office:value="42521.9175306129" calcext:value-type="float">
            <text:p>42521.92</text:p>
          </table:table-cell>
          <table:table-cell office:value-type="float" office:value="11328.8691237417" calcext:value-type="float">
            <text:p>11328.87</text:p>
          </table:table-cell>
          <table:table-cell office:value-type="float" office:value="128343275.622868" calcext:value-type="float">
            <text:p>128343275.62</text:p>
          </table:table-cell>
          <table:table-cell office:value-type="float" office:value="16696.6828109336" calcext:value-type="float">
            <text:p>16696.68</text:p>
          </table:table-cell>
          <table:table-cell office:value-type="float" office:value="20216.1079382112" calcext:value-type="float">
            <text:p>20216.11</text:p>
          </table:table-cell>
          <table:table-cell office:value-type="float" office:value="24259.3295258535" calcext:value-type="float">
            <text:p>24259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58" calcext:value-type="float">
            <text:p>58</text:p>
          </table:table-cell>
          <table:table-cell office:value-type="float" office:value="800" calcext:value-type="float">
            <text:p>800.00</text:p>
          </table:table-cell>
          <table:table-cell office:value-type="float" office:value="19239.5426446699" calcext:value-type="float">
            <text:p>19239.54</text:p>
          </table:table-cell>
          <table:table-cell office:value-type="float" office:value="40467.2814927961" calcext:value-type="float">
            <text:p>40467.28</text:p>
          </table:table-cell>
          <table:table-cell office:value-type="float" office:value="10255.1066109059" calcext:value-type="float">
            <text:p>10255.11</text:p>
          </table:table-cell>
          <table:table-cell office:value-type="float" office:value="105167211.601045" calcext:value-type="float">
            <text:p>105167211.60</text:p>
          </table:table-cell>
          <table:table-cell office:value-type="float" office:value="15897.0447027221" calcext:value-type="float">
            <text:p>15897.04</text:p>
          </table:table-cell>
          <table:table-cell office:value-type="float" office:value="19239.5426446699" calcext:value-type="float">
            <text:p>19239.54</text:p>
          </table:table-cell>
          <table:table-cell office:value-type="float" office:value="23087.4511736039" calcext:value-type="float">
            <text:p>23087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59" calcext:value-type="float">
            <text:p>59</text:p>
          </table:table-cell>
          <table:table-cell office:value-type="float" office:value="800" calcext:value-type="float">
            <text:p>800.00</text:p>
          </table:table-cell>
          <table:table-cell office:value-type="float" office:value="20267.9115008163" calcext:value-type="float">
            <text:p>20267.91</text:p>
          </table:table-cell>
          <table:table-cell office:value-type="float" office:value="46551.9707791102" calcext:value-type="float">
            <text:p>46551.97</text:p>
          </table:table-cell>
          <table:table-cell office:value-type="float" office:value="10457.5713481453" calcext:value-type="float">
            <text:p>10457.57</text:p>
          </table:table-cell>
          <table:table-cell office:value-type="float" office:value="109360798.501549" calcext:value-type="float">
            <text:p>109360798.50</text:p>
          </table:table-cell>
          <table:table-cell office:value-type="float" office:value="17265.5296904076" calcext:value-type="float">
            <text:p>17265.53</text:p>
          </table:table-cell>
          <table:table-cell office:value-type="float" office:value="20267.9115008163" calcext:value-type="float">
            <text:p>20267.91</text:p>
          </table:table-cell>
          <table:table-cell office:value-type="float" office:value="24321.4938009796" calcext:value-type="float">
            <text:p>24321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60" calcext:value-type="float">
            <text:p>60</text:p>
          </table:table-cell>
          <table:table-cell office:value-type="float" office:value="800" calcext:value-type="float">
            <text:p>800.00</text:p>
          </table:table-cell>
          <table:table-cell office:value-type="float" office:value="19742.3245580241" calcext:value-type="float">
            <text:p>19742.32</text:p>
          </table:table-cell>
          <table:table-cell office:value-type="float" office:value="47032.1823680855" calcext:value-type="float">
            <text:p>47032.18</text:p>
          </table:table-cell>
          <table:table-cell office:value-type="float" office:value="10312.6333783878" calcext:value-type="float">
            <text:p>10312.63</text:p>
          </table:table-cell>
          <table:table-cell office:value-type="float" office:value="106350407.197038" calcext:value-type="float">
            <text:p>106350407.20</text:p>
          </table:table-cell>
          <table:table-cell office:value-type="float" office:value="17001.6322326133" calcext:value-type="float">
            <text:p>17001.63</text:p>
          </table:table-cell>
          <table:table-cell office:value-type="float" office:value="19742.3245580241" calcext:value-type="float">
            <text:p>19742.32</text:p>
          </table:table-cell>
          <table:table-cell office:value-type="float" office:value="23690.789469629" calcext:value-type="float">
            <text:p>23690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61" calcext:value-type="float">
            <text:p>61</text:p>
          </table:table-cell>
          <table:table-cell office:value-type="float" office:value="800" calcext:value-type="float">
            <text:p>800.00</text:p>
          </table:table-cell>
          <table:table-cell office:value-type="float" office:value="21008.8742053379" calcext:value-type="float">
            <text:p>21008.87</text:p>
          </table:table-cell>
          <table:table-cell office:value-type="float" office:value="48001.718247416" calcext:value-type="float">
            <text:p>48001.72</text:p>
          </table:table-cell>
          <table:table-cell office:value-type="float" office:value="11255.5739311814" calcext:value-type="float">
            <text:p>11255.57</text:p>
          </table:table-cell>
          <table:table-cell office:value-type="float" office:value="126687944.520291" calcext:value-type="float">
            <text:p>126687944.52</text:p>
          </table:table-cell>
          <table:table-cell office:value-type="float" office:value="17863.1093844868" calcext:value-type="float">
            <text:p>17863.11</text:p>
          </table:table-cell>
          <table:table-cell office:value-type="float" office:value="21008.8742053379" calcext:value-type="float">
            <text:p>21008.87</text:p>
          </table:table-cell>
          <table:table-cell office:value-type="float" office:value="25210.6490464054" calcext:value-type="float">
            <text:p>25210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62" calcext:value-type="float">
            <text:p>62</text:p>
          </table:table-cell>
          <table:table-cell office:value-type="float" office:value="800" calcext:value-type="float">
            <text:p>800.00</text:p>
          </table:table-cell>
          <table:table-cell office:value-type="float" office:value="20622.5820681973" calcext:value-type="float">
            <text:p>20622.58</text:p>
          </table:table-cell>
          <table:table-cell office:value-type="float" office:value="45795.3670077106" calcext:value-type="float">
            <text:p>45795.37</text:p>
          </table:table-cell>
          <table:table-cell office:value-type="float" office:value="11744.8163826215" calcext:value-type="float">
            <text:p>11744.82</text:p>
          </table:table-cell>
          <table:table-cell office:value-type="float" office:value="137940711.861495" calcext:value-type="float">
            <text:p>137940711.86</text:p>
          </table:table-cell>
          <table:table-cell office:value-type="float" office:value="17374.6869585601" calcext:value-type="float">
            <text:p>17374.69</text:p>
          </table:table-cell>
          <table:table-cell office:value-type="float" office:value="20622.5820681973" calcext:value-type="float">
            <text:p>20622.58</text:p>
          </table:table-cell>
          <table:table-cell office:value-type="float" office:value="24747.0984818367" calcext:value-type="float">
            <text:p>24747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63" calcext:value-type="float">
            <text:p>63</text:p>
          </table:table-cell>
          <table:table-cell office:value-type="float" office:value="800" calcext:value-type="float">
            <text:p>800.00</text:p>
          </table:table-cell>
          <table:table-cell office:value-type="float" office:value="19208.9374180129" calcext:value-type="float">
            <text:p>19208.94</text:p>
          </table:table-cell>
          <table:table-cell office:value-type="float" office:value="49095.1745459753" calcext:value-type="float">
            <text:p>49095.17</text:p>
          </table:table-cell>
          <table:table-cell office:value-type="float" office:value="11121.3892955702" calcext:value-type="float">
            <text:p>11121.39</text:p>
          </table:table-cell>
          <table:table-cell office:value-type="float" office:value="123685299.863623" calcext:value-type="float">
            <text:p>123685299.86</text:p>
          </table:table-cell>
          <table:table-cell office:value-type="float" office:value="16842.5229023235" calcext:value-type="float">
            <text:p>16842.52</text:p>
          </table:table-cell>
          <table:table-cell office:value-type="float" office:value="19208.9374180129" calcext:value-type="float">
            <text:p>19208.94</text:p>
          </table:table-cell>
          <table:table-cell office:value-type="float" office:value="23050.7249016154" calcext:value-type="float">
            <text:p>23050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.00</text:p>
          </table:table-cell>
          <table:table-cell office:value-type="float" office:value="19174.1982445548" calcext:value-type="float">
            <text:p>19174.20</text:p>
          </table:table-cell>
          <table:table-cell office:value-type="float" office:value="40705.688841715" calcext:value-type="float">
            <text:p>40705.69</text:p>
          </table:table-cell>
          <table:table-cell office:value-type="float" office:value="10703.3392664287" calcext:value-type="float">
            <text:p>10703.34</text:p>
          </table:table-cell>
          <table:table-cell office:value-type="float" office:value="114561471.452274" calcext:value-type="float">
            <text:p>114561471.45</text:p>
          </table:table-cell>
          <table:table-cell office:value-type="float" office:value="15901.6842666112" calcext:value-type="float">
            <text:p>15901.68</text:p>
          </table:table-cell>
          <table:table-cell office:value-type="float" office:value="19174.1982445548" calcext:value-type="float">
            <text:p>19174.20</text:p>
          </table:table-cell>
          <table:table-cell office:value-type="float" office:value="23009.0378934658" calcext:value-type="float">
            <text:p>23009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65" calcext:value-type="float">
            <text:p>65</text:p>
          </table:table-cell>
          <table:table-cell office:value-type="float" office:value="800" calcext:value-type="float">
            <text:p>800.00</text:p>
          </table:table-cell>
          <table:table-cell office:value-type="float" office:value="19297.0817618311" calcext:value-type="float">
            <text:p>19297.08</text:p>
          </table:table-cell>
          <table:table-cell office:value-type="float" office:value="42196.8576662581" calcext:value-type="float">
            <text:p>42196.86</text:p>
          </table:table-cell>
          <table:table-cell office:value-type="float" office:value="11399.6828446925" calcext:value-type="float">
            <text:p>11399.68</text:p>
          </table:table-cell>
          <table:table-cell office:value-type="float" office:value="129952768.959577" calcext:value-type="float">
            <text:p>129952768.96</text:p>
          </table:table-cell>
          <table:table-cell office:value-type="float" office:value="16179.6739705668" calcext:value-type="float">
            <text:p>16179.67</text:p>
          </table:table-cell>
          <table:table-cell office:value-type="float" office:value="19297.0817618311" calcext:value-type="float">
            <text:p>19297.08</text:p>
          </table:table-cell>
          <table:table-cell office:value-type="float" office:value="23156.4981141973" calcext:value-type="float">
            <text:p>23156.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66" calcext:value-type="float">
            <text:p>66</text:p>
          </table:table-cell>
          <table:table-cell office:value-type="float" office:value="800" calcext:value-type="float">
            <text:p>800.00</text:p>
          </table:table-cell>
          <table:table-cell office:value-type="float" office:value="21066.7130850017" calcext:value-type="float">
            <text:p>21066.71</text:p>
          </table:table-cell>
          <table:table-cell office:value-type="float" office:value="40040.7029815409" calcext:value-type="float">
            <text:p>40040.70</text:p>
          </table:table-cell>
          <table:table-cell office:value-type="float" office:value="9348.55518191211" calcext:value-type="float">
            <text:p>9348.56</text:p>
          </table:table-cell>
          <table:table-cell office:value-type="float" office:value="87395483.9892558" calcext:value-type="float">
            <text:p>87395483.99</text:p>
          </table:table-cell>
          <table:table-cell office:value-type="float" office:value="16566.3098270063" calcext:value-type="float">
            <text:p>16566.31</text:p>
          </table:table-cell>
          <table:table-cell office:value-type="float" office:value="21066.7130850017" calcext:value-type="float">
            <text:p>21066.71</text:p>
          </table:table-cell>
          <table:table-cell office:value-type="float" office:value="25280.055702002" calcext:value-type="float">
            <text:p>25280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67" calcext:value-type="float">
            <text:p>67</text:p>
          </table:table-cell>
          <table:table-cell office:value-type="float" office:value="800" calcext:value-type="float">
            <text:p>800.00</text:p>
          </table:table-cell>
          <table:table-cell office:value-type="float" office:value="20496.2172247367" calcext:value-type="float">
            <text:p>20496.22</text:p>
          </table:table-cell>
          <table:table-cell office:value-type="float" office:value="40560.9811306679" calcext:value-type="float">
            <text:p>40560.98</text:p>
          </table:table-cell>
          <table:table-cell office:value-type="float" office:value="9909.30060178184" calcext:value-type="float">
            <text:p>9909.30</text:p>
          </table:table-cell>
          <table:table-cell office:value-type="float" office:value="98194238.416474" calcext:value-type="float">
            <text:p>98194238.42</text:p>
          </table:table-cell>
          <table:table-cell office:value-type="float" office:value="16472.2680904589" calcext:value-type="float">
            <text:p>16472.27</text:p>
          </table:table-cell>
          <table:table-cell office:value-type="float" office:value="20496.2172247367" calcext:value-type="float">
            <text:p>20496.22</text:p>
          </table:table-cell>
          <table:table-cell office:value-type="float" office:value="24595.460669684" calcext:value-type="float">
            <text:p>24595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68" calcext:value-type="float">
            <text:p>68</text:p>
          </table:table-cell>
          <table:table-cell office:value-type="float" office:value="800" calcext:value-type="float">
            <text:p>800.00</text:p>
          </table:table-cell>
          <table:table-cell office:value-type="float" office:value="20451.0157327353" calcext:value-type="float">
            <text:p>20451.02</text:p>
          </table:table-cell>
          <table:table-cell office:value-type="float" office:value="49287.9725537468" calcext:value-type="float">
            <text:p>49287.97</text:p>
          </table:table-cell>
          <table:table-cell office:value-type="float" office:value="10266.0944820036" calcext:value-type="float">
            <text:p>10266.09</text:p>
          </table:table-cell>
          <table:table-cell office:value-type="float" office:value="105392695.913425" calcext:value-type="float">
            <text:p>105392695.91</text:p>
          </table:table-cell>
          <table:table-cell office:value-type="float" office:value="17663.7366560363" calcext:value-type="float">
            <text:p>17663.74</text:p>
          </table:table-cell>
          <table:table-cell office:value-type="float" office:value="20451.0157327353" calcext:value-type="float">
            <text:p>20451.02</text:p>
          </table:table-cell>
          <table:table-cell office:value-type="float" office:value="24541.2188792824" calcext:value-type="float">
            <text:p>24541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69" calcext:value-type="float">
            <text:p>69</text:p>
          </table:table-cell>
          <table:table-cell office:value-type="float" office:value="800" calcext:value-type="float">
            <text:p>800.00</text:p>
          </table:table-cell>
          <table:table-cell office:value-type="float" office:value="20662.3897417772" calcext:value-type="float">
            <text:p>20662.39</text:p>
          </table:table-cell>
          <table:table-cell office:value-type="float" office:value="45367.2524846174" calcext:value-type="float">
            <text:p>45367.25</text:p>
          </table:table-cell>
          <table:table-cell office:value-type="float" office:value="9869.13556153349" calcext:value-type="float">
            <text:p>9869.14</text:p>
          </table:table-cell>
          <table:table-cell office:value-type="float" office:value="97399836.7319249" calcext:value-type="float">
            <text:p>97399836.73</text:p>
          </table:table-cell>
          <table:table-cell office:value-type="float" office:value="17339.9309827896" calcext:value-type="float">
            <text:p>17339.93</text:p>
          </table:table-cell>
          <table:table-cell office:value-type="float" office:value="20662.3897417772" calcext:value-type="float">
            <text:p>20662.39</text:p>
          </table:table-cell>
          <table:table-cell office:value-type="float" office:value="24794.8676901326" calcext:value-type="float">
            <text:p>24794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70" calcext:value-type="float">
            <text:p>70</text:p>
          </table:table-cell>
          <table:table-cell office:value-type="float" office:value="800" calcext:value-type="float">
            <text:p>800.00</text:p>
          </table:table-cell>
          <table:table-cell office:value-type="float" office:value="20583.4530805249" calcext:value-type="float">
            <text:p>20583.45</text:p>
          </table:table-cell>
          <table:table-cell office:value-type="float" office:value="43571.6889079687" calcext:value-type="float">
            <text:p>43571.69</text:p>
          </table:table-cell>
          <table:table-cell office:value-type="float" office:value="9138.4917568071" calcext:value-type="float">
            <text:p>9138.49</text:p>
          </table:table-cell>
          <table:table-cell office:value-type="float" office:value="83512031.5892313" calcext:value-type="float">
            <text:p>83512031.59</text:p>
          </table:table-cell>
          <table:table-cell office:value-type="float" office:value="17040.6690120962" calcext:value-type="float">
            <text:p>17040.67</text:p>
          </table:table-cell>
          <table:table-cell office:value-type="float" office:value="20583.4530805249" calcext:value-type="float">
            <text:p>20583.45</text:p>
          </table:table-cell>
          <table:table-cell office:value-type="float" office:value="24700.1436966299" calcext:value-type="float">
            <text:p>24700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71" calcext:value-type="float">
            <text:p>71</text:p>
          </table:table-cell>
          <table:table-cell office:value-type="float" office:value="800" calcext:value-type="float">
            <text:p>800.00</text:p>
          </table:table-cell>
          <table:table-cell office:value-type="float" office:value="21311.619016377" calcext:value-type="float">
            <text:p>21311.62</text:p>
          </table:table-cell>
          <table:table-cell office:value-type="float" office:value="44974.4565164974" calcext:value-type="float">
            <text:p>44974.46</text:p>
          </table:table-cell>
          <table:table-cell office:value-type="float" office:value="9290.60958283118" calcext:value-type="float">
            <text:p>9290.61</text:p>
          </table:table-cell>
          <table:table-cell office:value-type="float" office:value="86315426.4205947" calcext:value-type="float">
            <text:p>86315426.42</text:p>
          </table:table-cell>
          <table:table-cell office:value-type="float" office:value="17616.9157933685" calcext:value-type="float">
            <text:p>17616.92</text:p>
          </table:table-cell>
          <table:table-cell office:value-type="float" office:value="21311.619016377" calcext:value-type="float">
            <text:p>21311.62</text:p>
          </table:table-cell>
          <table:table-cell office:value-type="float" office:value="25573.9428196524" calcext:value-type="float">
            <text:p>25573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72" calcext:value-type="float">
            <text:p>72</text:p>
          </table:table-cell>
          <table:table-cell office:value-type="float" office:value="800" calcext:value-type="float">
            <text:p>800.00</text:p>
          </table:table-cell>
          <table:table-cell office:value-type="float" office:value="21138.9417309787" calcext:value-type="float">
            <text:p>21138.94</text:p>
          </table:table-cell>
          <table:table-cell office:value-type="float" office:value="40175.4803261668" calcext:value-type="float">
            <text:p>40175.48</text:p>
          </table:table-cell>
          <table:table-cell office:value-type="float" office:value="9366.37083777193" calcext:value-type="float">
            <text:p>9366.37</text:p>
          </table:table-cell>
          <table:table-cell office:value-type="float" office:value="87728902.6706645" calcext:value-type="float">
            <text:p>87728902.67</text:p>
          </table:table-cell>
          <table:table-cell office:value-type="float" office:value="16621.9051702501" calcext:value-type="float">
            <text:p>16621.91</text:p>
          </table:table-cell>
          <table:table-cell office:value-type="float" office:value="21138.9417309787" calcext:value-type="float">
            <text:p>21138.94</text:p>
          </table:table-cell>
          <table:table-cell office:value-type="float" office:value="25366.7300771745" calcext:value-type="float">
            <text:p>25366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73" calcext:value-type="float">
            <text:p>73</text:p>
          </table:table-cell>
          <table:table-cell office:value-type="float" office:value="800" calcext:value-type="float">
            <text:p>800.00</text:p>
          </table:table-cell>
          <table:table-cell office:value-type="float" office:value="21352.3234322643" calcext:value-type="float">
            <text:p>21352.32</text:p>
          </table:table-cell>
          <table:table-cell office:value-type="float" office:value="40175.4803261668" calcext:value-type="float">
            <text:p>40175.48</text:p>
          </table:table-cell>
          <table:table-cell office:value-type="float" office:value="9422.44180966655" calcext:value-type="float">
            <text:p>9422.44</text:p>
          </table:table-cell>
          <table:table-cell office:value-type="float" office:value="88782409.6565523" calcext:value-type="float">
            <text:p>88782409.66</text:p>
          </table:table-cell>
          <table:table-cell office:value-type="float" office:value="16689.5576732181" calcext:value-type="float">
            <text:p>16689.56</text:p>
          </table:table-cell>
          <table:table-cell office:value-type="float" office:value="21352.3234322643" calcext:value-type="float">
            <text:p>21352.32</text:p>
          </table:table-cell>
          <table:table-cell office:value-type="float" office:value="25622.7881187172" calcext:value-type="float">
            <text:p>25622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74" calcext:value-type="float">
            <text:p>74</text:p>
          </table:table-cell>
          <table:table-cell office:value-type="float" office:value="800" calcext:value-type="float">
            <text:p>800.00</text:p>
          </table:table-cell>
          <table:table-cell office:value-type="float" office:value="18796.6625477436" calcext:value-type="float">
            <text:p>18796.66</text:p>
          </table:table-cell>
          <table:table-cell office:value-type="float" office:value="40147.6183208178" calcext:value-type="float">
            <text:p>40147.62</text:p>
          </table:table-cell>
          <table:table-cell office:value-type="float" office:value="8939.40366236666" calcext:value-type="float">
            <text:p>8939.40</text:p>
          </table:table-cell>
          <table:table-cell office:value-type="float" office:value="79912937.8387344" calcext:value-type="float">
            <text:p>79912937.84</text:p>
          </table:table-cell>
          <table:table-cell office:value-type="float" office:value="15627.9314006148" calcext:value-type="float">
            <text:p>15627.93</text:p>
          </table:table-cell>
          <table:table-cell office:value-type="float" office:value="18796.6625477436" calcext:value-type="float">
            <text:p>18796.66</text:p>
          </table:table-cell>
          <table:table-cell office:value-type="float" office:value="22555.9950572923" calcext:value-type="float">
            <text:p>22556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75" calcext:value-type="float">
            <text:p>75</text:p>
          </table:table-cell>
          <table:table-cell office:value-type="float" office:value="800" calcext:value-type="float">
            <text:p>800.00</text:p>
          </table:table-cell>
          <table:table-cell office:value-type="float" office:value="17652.961584496" calcext:value-type="float">
            <text:p>17652.96</text:p>
          </table:table-cell>
          <table:table-cell office:value-type="float" office:value="42514.1534784643" calcext:value-type="float">
            <text:p>42514.15</text:p>
          </table:table-cell>
          <table:table-cell office:value-type="float" office:value="10251.5697788274" calcext:value-type="float">
            <text:p>10251.57</text:p>
          </table:table-cell>
          <table:table-cell office:value-type="float" office:value="105094682.930167" calcext:value-type="float">
            <text:p>105094682.93</text:p>
          </table:table-cell>
          <table:table-cell office:value-type="float" office:value="15259.6355950991" calcext:value-type="float">
            <text:p>15259.64</text:p>
          </table:table-cell>
          <table:table-cell office:value-type="float" office:value="17652.961584496" calcext:value-type="float">
            <text:p>17652.96</text:p>
          </table:table-cell>
          <table:table-cell office:value-type="float" office:value="21183.5539013952" calcext:value-type="float">
            <text:p>21183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76" calcext:value-type="float">
            <text:p>76</text:p>
          </table:table-cell>
          <table:table-cell office:value-type="float" office:value="800" calcext:value-type="float">
            <text:p>800.00</text:p>
          </table:table-cell>
          <table:table-cell office:value-type="float" office:value="17507.0307971042" calcext:value-type="float">
            <text:p>17507.03</text:p>
          </table:table-cell>
          <table:table-cell office:value-type="float" office:value="40127.2429209974" calcext:value-type="float">
            <text:p>40127.24</text:p>
          </table:table-cell>
          <table:table-cell office:value-type="float" office:value="8980.9059805641" calcext:value-type="float">
            <text:p>8980.91</text:p>
          </table:table-cell>
          <table:table-cell office:value-type="float" office:value="80656672.2317321" calcext:value-type="float">
            <text:p>80656672.23</text:p>
          </table:table-cell>
          <table:table-cell office:value-type="float" office:value="14920.9321248984" calcext:value-type="float">
            <text:p>14920.93</text:p>
          </table:table-cell>
          <table:table-cell office:value-type="float" office:value="17507.0307971042" calcext:value-type="float">
            <text:p>17507.03</text:p>
          </table:table-cell>
          <table:table-cell office:value-type="float" office:value="21008.4369565251" calcext:value-type="float">
            <text:p>21008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77" calcext:value-type="float">
            <text:p>77</text:p>
          </table:table-cell>
          <table:table-cell office:value-type="float" office:value="800" calcext:value-type="float">
            <text:p>800.00</text:p>
          </table:table-cell>
          <table:table-cell office:value-type="float" office:value="19929.9077824639" calcext:value-type="float">
            <text:p>19929.91</text:p>
          </table:table-cell>
          <table:table-cell office:value-type="float" office:value="41152.9447310281" calcext:value-type="float">
            <text:p>41152.94</text:p>
          </table:table-cell>
          <table:table-cell office:value-type="float" office:value="9234.56915531891" calcext:value-type="float">
            <text:p>9234.57</text:p>
          </table:table-cell>
          <table:table-cell office:value-type="float" office:value="85277267.4843674" calcext:value-type="float">
            <text:p>85277267.48</text:p>
          </table:table-cell>
          <table:table-cell office:value-type="float" office:value="16337.0449992953" calcext:value-type="float">
            <text:p>16337.04</text:p>
          </table:table-cell>
          <table:table-cell office:value-type="float" office:value="19929.9077824639" calcext:value-type="float">
            <text:p>19929.91</text:p>
          </table:table-cell>
          <table:table-cell office:value-type="float" office:value="23915.8893389566" calcext:value-type="float">
            <text:p>23915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78" calcext:value-type="float">
            <text:p>78</text:p>
          </table:table-cell>
          <table:table-cell office:value-type="float" office:value="800" calcext:value-type="float">
            <text:p>800.00</text:p>
          </table:table-cell>
          <table:table-cell office:value-type="float" office:value="19057.1480614247" calcext:value-type="float">
            <text:p>19057.15</text:p>
          </table:table-cell>
          <table:table-cell office:value-type="float" office:value="34299.9348169625" calcext:value-type="float">
            <text:p>34299.93</text:p>
          </table:table-cell>
          <table:table-cell office:value-type="float" office:value="8626.91398884118" calcext:value-type="float">
            <text:p>8626.91</text:p>
          </table:table-cell>
          <table:table-cell office:value-type="float" office:value="74423644.9708636" calcext:value-type="float">
            <text:p>74423644.97</text:p>
          </table:table-cell>
          <table:table-cell office:value-type="float" office:value="14491.9831822464" calcext:value-type="float">
            <text:p>14491.98</text:p>
          </table:table-cell>
          <table:table-cell office:value-type="float" office:value="19057.1480614246" calcext:value-type="float">
            <text:p>19057.15</text:p>
          </table:table-cell>
          <table:table-cell office:value-type="float" office:value="22868.5776737096" calcext:value-type="float">
            <text:p>22868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79" calcext:value-type="float">
            <text:p>79</text:p>
          </table:table-cell>
          <table:table-cell office:value-type="float" office:value="800" calcext:value-type="float">
            <text:p>800.00</text:p>
          </table:table-cell>
          <table:table-cell office:value-type="float" office:value="19395.2643393463" calcext:value-type="float">
            <text:p>19395.26</text:p>
          </table:table-cell>
          <table:table-cell office:value-type="float" office:value="36868.0589036757" calcext:value-type="float">
            <text:p>36868.06</text:p>
          </table:table-cell>
          <table:table-cell office:value-type="float" office:value="9091.42638150342" calcext:value-type="float">
            <text:p>9091.43</text:p>
          </table:table-cell>
          <table:table-cell office:value-type="float" office:value="82654033.6502963" calcext:value-type="float">
            <text:p>82654033.65</text:p>
          </table:table-cell>
          <table:table-cell office:value-type="float" office:value="15267.0172407634" calcext:value-type="float">
            <text:p>15267.02</text:p>
          </table:table-cell>
          <table:table-cell office:value-type="float" office:value="19395.2643393463" calcext:value-type="float">
            <text:p>19395.26</text:p>
          </table:table-cell>
          <table:table-cell office:value-type="float" office:value="23274.3172072156" calcext:value-type="float">
            <text:p>23274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.00</text:p>
          </table:table-cell>
          <table:table-cell office:value-type="float" office:value="22498.6613183272" calcext:value-type="float">
            <text:p>22498.66</text:p>
          </table:table-cell>
          <table:table-cell office:value-type="float" office:value="41696.6774703315" calcext:value-type="float">
            <text:p>41696.68</text:p>
          </table:table-cell>
          <table:table-cell office:value-type="float" office:value="9743.80742871532" calcext:value-type="float">
            <text:p>9743.81</text:p>
          </table:table-cell>
          <table:table-cell office:value-type="float" office:value="94941783.2078878" calcext:value-type="float">
            <text:p>94941783.21</text:p>
          </table:table-cell>
          <table:table-cell office:value-type="float" office:value="17412.8146537888" calcext:value-type="float">
            <text:p>17412.81</text:p>
          </table:table-cell>
          <table:table-cell office:value-type="float" office:value="22498.6613183272" calcext:value-type="float">
            <text:p>22498.66</text:p>
          </table:table-cell>
          <table:table-cell office:value-type="float" office:value="26998.3935819927" calcext:value-type="float">
            <text:p>26998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81" calcext:value-type="float">
            <text:p>81</text:p>
          </table:table-cell>
          <table:table-cell office:value-type="float" office:value="800" calcext:value-type="float">
            <text:p>800.00</text:p>
          </table:table-cell>
          <table:table-cell office:value-type="float" office:value="20391.7762588578" calcext:value-type="float">
            <text:p>20391.78</text:p>
          </table:table-cell>
          <table:table-cell office:value-type="float" office:value="50107.442244164" calcext:value-type="float">
            <text:p>50107.44</text:p>
          </table:table-cell>
          <table:table-cell office:value-type="float" office:value="11036.5770639405" calcext:value-type="float">
            <text:p>11036.58</text:p>
          </table:table-cell>
          <table:table-cell office:value-type="float" office:value="121806033.288296" calcext:value-type="float">
            <text:p>121806033.29</text:p>
          </table:table-cell>
          <table:table-cell office:value-type="float" office:value="17702.884021465" calcext:value-type="float">
            <text:p>17702.88</text:p>
          </table:table-cell>
          <table:table-cell office:value-type="float" office:value="20391.7762588578" calcext:value-type="float">
            <text:p>20391.78</text:p>
          </table:table-cell>
          <table:table-cell office:value-type="float" office:value="24470.1315106293" calcext:value-type="float">
            <text:p>24470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82" calcext:value-type="float">
            <text:p>82</text:p>
          </table:table-cell>
          <table:table-cell office:value-type="float" office:value="800" calcext:value-type="float">
            <text:p>800.00</text:p>
          </table:table-cell>
          <table:table-cell office:value-type="float" office:value="20497.0361474602" calcext:value-type="float">
            <text:p>20497.04</text:p>
          </table:table-cell>
          <table:table-cell office:value-type="float" office:value="46574.9752627784" calcext:value-type="float">
            <text:p>46574.98</text:p>
          </table:table-cell>
          <table:table-cell office:value-type="float" office:value="10910.420683959" calcext:value-type="float">
            <text:p>10910.42</text:p>
          </table:table-cell>
          <table:table-cell office:value-type="float" office:value="119037279.500961" calcext:value-type="float">
            <text:p>119037279.50</text:p>
          </table:table-cell>
          <table:table-cell office:value-type="float" office:value="17400.6959027269" calcext:value-type="float">
            <text:p>17400.70</text:p>
          </table:table-cell>
          <table:table-cell office:value-type="float" office:value="20497.0361474602" calcext:value-type="float">
            <text:p>20497.04</text:p>
          </table:table-cell>
          <table:table-cell office:value-type="float" office:value="24596.4433769522" calcext:value-type="float">
            <text:p>24596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83" calcext:value-type="float">
            <text:p>83</text:p>
          </table:table-cell>
          <table:table-cell office:value-type="float" office:value="800" calcext:value-type="float">
            <text:p>800.00</text:p>
          </table:table-cell>
          <table:table-cell office:value-type="float" office:value="20849.6688397327" calcext:value-type="float">
            <text:p>20849.67</text:p>
          </table:table-cell>
          <table:table-cell office:value-type="float" office:value="41964.6752981726" calcext:value-type="float">
            <text:p>41964.68</text:p>
          </table:table-cell>
          <table:table-cell office:value-type="float" office:value="10253.6157227554" calcext:value-type="float">
            <text:p>10253.62</text:p>
          </table:table-cell>
          <table:table-cell office:value-type="float" office:value="105136635.389936" calcext:value-type="float">
            <text:p>105136635.39</text:p>
          </table:table-cell>
          <table:table-cell office:value-type="float" office:value="16890.1251239632" calcext:value-type="float">
            <text:p>16890.13</text:p>
          </table:table-cell>
          <table:table-cell office:value-type="float" office:value="20849.6688397327" calcext:value-type="float">
            <text:p>20849.67</text:p>
          </table:table-cell>
          <table:table-cell office:value-type="float" office:value="25019.6026076792" calcext:value-type="float">
            <text:p>25019.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84" calcext:value-type="float">
            <text:p>84</text:p>
          </table:table-cell>
          <table:table-cell office:value-type="float" office:value="800" calcext:value-type="float">
            <text:p>800.00</text:p>
          </table:table-cell>
          <table:table-cell office:value-type="float" office:value="19582.5265616123" calcext:value-type="float">
            <text:p>19582.53</text:p>
          </table:table-cell>
          <table:table-cell office:value-type="float" office:value="42814.5200171718" calcext:value-type="float">
            <text:p>42814.52</text:p>
          </table:table-cell>
          <table:table-cell office:value-type="float" office:value="10051.0627775163" calcext:value-type="float">
            <text:p>10051.06</text:p>
          </table:table-cell>
          <table:table-cell office:value-type="float" office:value="101023862.957573" calcext:value-type="float">
            <text:p>101023862.96</text:p>
          </table:table-cell>
          <table:table-cell office:value-type="float" office:value="16416.1230759145" calcext:value-type="float">
            <text:p>16416.12</text:p>
          </table:table-cell>
          <table:table-cell office:value-type="float" office:value="19582.5265616123" calcext:value-type="float">
            <text:p>19582.53</text:p>
          </table:table-cell>
          <table:table-cell office:value-type="float" office:value="23499.0318739348" calcext:value-type="float">
            <text:p>23499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85" calcext:value-type="float">
            <text:p>85</text:p>
          </table:table-cell>
          <table:table-cell office:value-type="float" office:value="800" calcext:value-type="float">
            <text:p>800.00</text:p>
          </table:table-cell>
          <table:table-cell office:value-type="float" office:value="19315.6403695994" calcext:value-type="float">
            <text:p>19315.64</text:p>
          </table:table-cell>
          <table:table-cell office:value-type="float" office:value="38725.7328578609" calcext:value-type="float">
            <text:p>38725.73</text:p>
          </table:table-cell>
          <table:table-cell office:value-type="float" office:value="10198.5786139342" calcext:value-type="float">
            <text:p>10198.58</text:p>
          </table:table-cell>
          <table:table-cell office:value-type="float" office:value="104011005.744595" calcext:value-type="float">
            <text:p>104011005.74</text:p>
          </table:table-cell>
          <table:table-cell office:value-type="float" office:value="15630.5322145681" calcext:value-type="float">
            <text:p>15630.53</text:p>
          </table:table-cell>
          <table:table-cell office:value-type="float" office:value="19315.6403695994" calcext:value-type="float">
            <text:p>19315.64</text:p>
          </table:table-cell>
          <table:table-cell office:value-type="float" office:value="23178.7684435193" calcext:value-type="float">
            <text:p>23178.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86" calcext:value-type="float">
            <text:p>86</text:p>
          </table:table-cell>
          <table:table-cell office:value-type="float" office:value="800" calcext:value-type="float">
            <text:p>800.00</text:p>
          </table:table-cell>
          <table:table-cell office:value-type="float" office:value="17992.1534703925" calcext:value-type="float">
            <text:p>17992.15</text:p>
          </table:table-cell>
          <table:table-cell office:value-type="float" office:value="42173.1959116279" calcext:value-type="float">
            <text:p>42173.20</text:p>
          </table:table-cell>
          <table:table-cell office:value-type="float" office:value="10695.6645897556" calcext:value-type="float">
            <text:p>10695.66</text:p>
          </table:table-cell>
          <table:table-cell office:value-type="float" office:value="114397241.016552" calcext:value-type="float">
            <text:p>114397241.02</text:p>
          </table:table-cell>
          <table:table-cell office:value-type="float" office:value="15433.7537283007" calcext:value-type="float">
            <text:p>15433.75</text:p>
          </table:table-cell>
          <table:table-cell office:value-type="float" office:value="17992.1534703925" calcext:value-type="float">
            <text:p>17992.15</text:p>
          </table:table-cell>
          <table:table-cell office:value-type="float" office:value="21590.5841644711" calcext:value-type="float">
            <text:p>21590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87" calcext:value-type="float">
            <text:p>87</text:p>
          </table:table-cell>
          <table:table-cell office:value-type="float" office:value="800" calcext:value-type="float">
            <text:p>800.00</text:p>
          </table:table-cell>
          <table:table-cell office:value-type="float" office:value="18656.4361923841" calcext:value-type="float">
            <text:p>18656.44</text:p>
          </table:table-cell>
          <table:table-cell office:value-type="float" office:value="40656.3232374026" calcext:value-type="float">
            <text:p>40656.32</text:p>
          </table:table-cell>
          <table:table-cell office:value-type="float" office:value="10325.963308363" calcext:value-type="float">
            <text:p>10325.96</text:p>
          </table:table-cell>
          <table:table-cell office:value-type="float" office:value="106625518.245659" calcext:value-type="float">
            <text:p>106625518.25</text:p>
          </table:table-cell>
          <table:table-cell office:value-type="float" office:value="15627.8982570311" calcext:value-type="float">
            <text:p>15627.90</text:p>
          </table:table-cell>
          <table:table-cell office:value-type="float" office:value="18656.4361923841" calcext:value-type="float">
            <text:p>18656.44</text:p>
          </table:table-cell>
          <table:table-cell office:value-type="float" office:value="22387.7234308609" calcext:value-type="float">
            <text:p>22387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88" calcext:value-type="float">
            <text:p>88</text:p>
          </table:table-cell>
          <table:table-cell office:value-type="float" office:value="800" calcext:value-type="float">
            <text:p>800.00</text:p>
          </table:table-cell>
          <table:table-cell office:value-type="float" office:value="18041.0118327883" calcext:value-type="float">
            <text:p>18041.01</text:p>
          </table:table-cell>
          <table:table-cell office:value-type="float" office:value="37609.8931717367" calcext:value-type="float">
            <text:p>37609.89</text:p>
          </table:table-cell>
          <table:table-cell office:value-type="float" office:value="9202.14807414406" calcext:value-type="float">
            <text:p>9202.15</text:p>
          </table:table-cell>
          <table:table-cell office:value-type="float" office:value="84679529.1784732" calcext:value-type="float">
            <text:p>84679529.18</text:p>
          </table:table-cell>
          <table:table-cell office:value-type="float" office:value="14862.0329928942" calcext:value-type="float">
            <text:p>14862.03</text:p>
          </table:table-cell>
          <table:table-cell office:value-type="float" office:value="18041.0118327883" calcext:value-type="float">
            <text:p>18041.01</text:p>
          </table:table-cell>
          <table:table-cell office:value-type="float" office:value="21649.214199346" calcext:value-type="float">
            <text:p>21649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89" calcext:value-type="float">
            <text:p>89</text:p>
          </table:table-cell>
          <table:table-cell office:value-type="float" office:value="800" calcext:value-type="float">
            <text:p>800.00</text:p>
          </table:table-cell>
          <table:table-cell office:value-type="float" office:value="17649.7686935237" calcext:value-type="float">
            <text:p>17649.77</text:p>
          </table:table-cell>
          <table:table-cell office:value-type="float" office:value="39190.8582625416" calcext:value-type="float">
            <text:p>39190.86</text:p>
          </table:table-cell>
          <table:table-cell office:value-type="float" office:value="8628.18548116509" calcext:value-type="float">
            <text:p>8628.19</text:p>
          </table:table-cell>
          <table:table-cell office:value-type="float" office:value="74445584.697388" calcext:value-type="float">
            <text:p>74445584.70</text:p>
          </table:table-cell>
          <table:table-cell office:value-type="float" office:value="14888.5850586178" calcext:value-type="float">
            <text:p>14888.59</text:p>
          </table:table-cell>
          <table:table-cell office:value-type="float" office:value="17649.7686935237" calcext:value-type="float">
            <text:p>17649.77</text:p>
          </table:table-cell>
          <table:table-cell office:value-type="float" office:value="21179.7224322284" calcext:value-type="float">
            <text:p>21179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90" calcext:value-type="float">
            <text:p>90</text:p>
          </table:table-cell>
          <table:table-cell office:value-type="float" office:value="800" calcext:value-type="float">
            <text:p>800.00</text:p>
          </table:table-cell>
          <table:table-cell office:value-type="float" office:value="17302.7554971132" calcext:value-type="float">
            <text:p>17302.76</text:p>
          </table:table-cell>
          <table:table-cell office:value-type="float" office:value="40040.7029815409" calcext:value-type="float">
            <text:p>40040.70</text:p>
          </table:table-cell>
          <table:table-cell office:value-type="float" office:value="9132.56218164737" calcext:value-type="float">
            <text:p>9132.56</text:p>
          </table:table-cell>
          <table:table-cell office:value-type="float" office:value="83403692.0016557" calcext:value-type="float">
            <text:p>83403692.00</text:p>
          </table:table-cell>
          <table:table-cell office:value-type="float" office:value="14791.155506914" calcext:value-type="float">
            <text:p>14791.16</text:p>
          </table:table-cell>
          <table:table-cell office:value-type="float" office:value="17302.7554971132" calcext:value-type="float">
            <text:p>17302.76</text:p>
          </table:table-cell>
          <table:table-cell office:value-type="float" office:value="20763.3065965358" calcext:value-type="float">
            <text:p>20763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91" calcext:value-type="float">
            <text:p>91</text:p>
          </table:table-cell>
          <table:table-cell office:value-type="float" office:value="800" calcext:value-type="float">
            <text:p>800.00</text:p>
          </table:table-cell>
          <table:table-cell office:value-type="float" office:value="17357.2306423733" calcext:value-type="float">
            <text:p>17357.23</text:p>
          </table:table-cell>
          <table:table-cell office:value-type="float" office:value="40970.5627484771" calcext:value-type="float">
            <text:p>40970.56</text:p>
          </table:table-cell>
          <table:table-cell office:value-type="float" office:value="9273.98754123604" calcext:value-type="float">
            <text:p>9273.99</text:p>
          </table:table-cell>
          <table:table-cell office:value-type="float" office:value="86006844.9150013" calcext:value-type="float">
            <text:p>86006844.92</text:p>
          </table:table-cell>
          <table:table-cell office:value-type="float" office:value="14923.1169834682" calcext:value-type="float">
            <text:p>14923.12</text:p>
          </table:table-cell>
          <table:table-cell office:value-type="float" office:value="17357.2306423733" calcext:value-type="float">
            <text:p>17357.23</text:p>
          </table:table-cell>
          <table:table-cell office:value-type="float" office:value="20828.676770848" calcext:value-type="float">
            <text:p>20828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92" calcext:value-type="float">
            <text:p>92</text:p>
          </table:table-cell>
          <table:table-cell office:value-type="float" office:value="800" calcext:value-type="float">
            <text:p>800.00</text:p>
          </table:table-cell>
          <table:table-cell office:value-type="float" office:value="18662.7059593087" calcext:value-type="float">
            <text:p>18662.71</text:p>
          </table:table-cell>
          <table:table-cell office:value-type="float" office:value="41318.0971042361" calcext:value-type="float">
            <text:p>41318.10</text:p>
          </table:table-cell>
          <table:table-cell office:value-type="float" office:value="9128.68960251822" calcext:value-type="float">
            <text:p>9128.69</text:p>
          </table:table-cell>
          <table:table-cell office:value-type="float" office:value="83332973.8591242" calcext:value-type="float">
            <text:p>83332973.86</text:p>
          </table:table-cell>
          <table:table-cell office:value-type="float" office:value="15719.7735082765" calcext:value-type="float">
            <text:p>15719.77</text:p>
          </table:table-cell>
          <table:table-cell office:value-type="float" office:value="18662.7059593087" calcext:value-type="float">
            <text:p>18662.71</text:p>
          </table:table-cell>
          <table:table-cell office:value-type="float" office:value="22395.2471511704" calcext:value-type="float">
            <text:p>22395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93" calcext:value-type="float">
            <text:p>93</text:p>
          </table:table-cell>
          <table:table-cell office:value-type="float" office:value="800" calcext:value-type="float">
            <text:p>800.00</text:p>
          </table:table-cell>
          <table:table-cell office:value-type="float" office:value="17884.1576236009" calcext:value-type="float">
            <text:p>17884.16</text:p>
          </table:table-cell>
          <table:table-cell office:value-type="float" office:value="36341.5776431139" calcext:value-type="float">
            <text:p>36341.58</text:p>
          </table:table-cell>
          <table:table-cell office:value-type="float" office:value="8053.87397586732" calcext:value-type="float">
            <text:p>8053.87</text:p>
          </table:table-cell>
          <table:table-cell office:value-type="float" office:value="64864886.0191528" calcext:value-type="float">
            <text:p>64864886.02</text:p>
          </table:table-cell>
          <table:table-cell office:value-type="float" office:value="14573.448245108" calcext:value-type="float">
            <text:p>14573.45</text:p>
          </table:table-cell>
          <table:table-cell office:value-type="float" office:value="17884.1576236009" calcext:value-type="float">
            <text:p>17884.16</text:p>
          </table:table-cell>
          <table:table-cell office:value-type="float" office:value="21460.9891483211" calcext:value-type="float">
            <text:p>21460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94" calcext:value-type="float">
            <text:p>94</text:p>
          </table:table-cell>
          <table:table-cell office:value-type="float" office:value="800" calcext:value-type="float">
            <text:p>800.00</text:p>
          </table:table-cell>
          <table:table-cell office:value-type="float" office:value="18249.4131337963" calcext:value-type="float">
            <text:p>18249.41</text:p>
          </table:table-cell>
          <table:table-cell office:value-type="float" office:value="33015.8727736059" calcext:value-type="float">
            <text:p>33015.87</text:p>
          </table:table-cell>
          <table:table-cell office:value-type="float" office:value="8016.9380388814" calcext:value-type="float">
            <text:p>8016.94</text:p>
          </table:table-cell>
          <table:table-cell office:value-type="float" office:value="64271295.5192635" calcext:value-type="float">
            <text:p>64271295.52</text:p>
          </table:table-cell>
          <table:table-cell office:value-type="float" office:value="13936.3745722384" calcext:value-type="float">
            <text:p>13936.37</text:p>
          </table:table-cell>
          <table:table-cell office:value-type="float" office:value="18249.4131337963" calcext:value-type="float">
            <text:p>18249.41</text:p>
          </table:table-cell>
          <table:table-cell office:value-type="float" office:value="21899.2957605555" calcext:value-type="float">
            <text:p>21899.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95" calcext:value-type="float">
            <text:p>95</text:p>
          </table:table-cell>
          <table:table-cell office:value-type="float" office:value="800" calcext:value-type="float">
            <text:p>800.00</text:p>
          </table:table-cell>
          <table:table-cell office:value-type="float" office:value="17398.8750177628" calcext:value-type="float">
            <text:p>17398.88</text:p>
          </table:table-cell>
          <table:table-cell office:value-type="float" office:value="37950.8446196187" calcext:value-type="float">
            <text:p>37950.84</text:p>
          </table:table-cell>
          <table:table-cell office:value-type="float" office:value="9415.43343161894" calcext:value-type="float">
            <text:p>9415.43</text:p>
          </table:table-cell>
          <table:table-cell office:value-type="float" office:value="88650386.7052476" calcext:value-type="float">
            <text:p>88650386.71</text:p>
          </table:table-cell>
          <table:table-cell office:value-type="float" office:value="14588.4217379619" calcext:value-type="float">
            <text:p>14588.42</text:p>
          </table:table-cell>
          <table:table-cell office:value-type="float" office:value="17398.8750177628" calcext:value-type="float">
            <text:p>17398.88</text:p>
          </table:table-cell>
          <table:table-cell office:value-type="float" office:value="20878.6500213153" calcext:value-type="float">
            <text:p>20878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96" calcext:value-type="float">
            <text:p>96</text:p>
          </table:table-cell>
          <table:table-cell office:value-type="float" office:value="800" calcext:value-type="float">
            <text:p>800.00</text:p>
          </table:table-cell>
          <table:table-cell office:value-type="float" office:value="16380.5130654798" calcext:value-type="float">
            <text:p>16380.51</text:p>
          </table:table-cell>
          <table:table-cell office:value-type="float" office:value="39361.8018551865" calcext:value-type="float">
            <text:p>39361.80</text:p>
          </table:table-cell>
          <table:table-cell office:value-type="float" office:value="10445.3935566949" calcext:value-type="float">
            <text:p>10445.39</text:p>
          </table:table-cell>
          <table:table-cell office:value-type="float" office:value="109106246.554243" calcext:value-type="float">
            <text:p>109106246.55</text:p>
          </table:table-cell>
          <table:table-cell office:value-type="float" office:value="14159.4296426016" calcext:value-type="float">
            <text:p>14159.43</text:p>
          </table:table-cell>
          <table:table-cell office:value-type="float" office:value="16380.5130654798" calcext:value-type="float">
            <text:p>16380.51</text:p>
          </table:table-cell>
          <table:table-cell office:value-type="float" office:value="19656.6156785757" calcext:value-type="float">
            <text:p>19656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97" calcext:value-type="float">
            <text:p>97</text:p>
          </table:table-cell>
          <table:table-cell office:value-type="float" office:value="800" calcext:value-type="float">
            <text:p>800.00</text:p>
          </table:table-cell>
          <table:table-cell office:value-type="float" office:value="16514.4817197558" calcext:value-type="float">
            <text:p>16514.48</text:p>
          </table:table-cell>
          <table:table-cell office:value-type="float" office:value="37082.0270870848" calcext:value-type="float">
            <text:p>37082.03</text:p>
          </table:table-cell>
          <table:table-cell office:value-type="float" office:value="10426.9703091248" calcext:value-type="float">
            <text:p>10426.97</text:p>
          </table:table-cell>
          <table:table-cell office:value-type="float" office:value="108721709.82737" calcext:value-type="float">
            <text:p>108721709.83</text:p>
          </table:table-cell>
          <table:table-cell office:value-type="float" office:value="13990.9280680052" calcext:value-type="float">
            <text:p>13990.93</text:p>
          </table:table-cell>
          <table:table-cell office:value-type="float" office:value="16514.4817197558" calcext:value-type="float">
            <text:p>16514.48</text:p>
          </table:table-cell>
          <table:table-cell office:value-type="float" office:value="19817.378063707" calcext:value-type="float">
            <text:p>19817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98" calcext:value-type="float">
            <text:p>98</text:p>
          </table:table-cell>
          <table:table-cell office:value-type="float" office:value="800" calcext:value-type="float">
            <text:p>800.00</text:p>
          </table:table-cell>
          <table:table-cell office:value-type="float" office:value="16097.8437235881" calcext:value-type="float">
            <text:p>16097.84</text:p>
          </table:table-cell>
          <table:table-cell office:value-type="float" office:value="35590.8582625416" calcext:value-type="float">
            <text:p>35590.86</text:p>
          </table:table-cell>
          <table:table-cell office:value-type="float" office:value="8957.9672673655" calcext:value-type="float">
            <text:p>8957.97</text:p>
          </table:table-cell>
          <table:table-cell office:value-type="float" office:value="80245177.5631917" calcext:value-type="float">
            <text:p>80245177.56</text:p>
          </table:table-cell>
          <table:table-cell office:value-type="float" office:value="13571.1714423144" calcext:value-type="float">
            <text:p>13571.17</text:p>
          </table:table-cell>
          <table:table-cell office:value-type="float" office:value="16097.8437235881" calcext:value-type="float">
            <text:p>16097.84</text:p>
          </table:table-cell>
          <table:table-cell office:value-type="float" office:value="19317.4124683057" calcext:value-type="float">
            <text:p>19317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99" calcext:value-type="float">
            <text:p>99</text:p>
          </table:table-cell>
          <table:table-cell office:value-type="float" office:value="800" calcext:value-type="float">
            <text:p>800.00</text:p>
          </table:table-cell>
          <table:table-cell office:value-type="float" office:value="15813.1146454512" calcext:value-type="float">
            <text:p>15813.11</text:p>
          </table:table-cell>
          <table:table-cell office:value-type="float" office:value="33058.4192695091" calcext:value-type="float">
            <text:p>33058.42</text:p>
          </table:table-cell>
          <table:table-cell office:value-type="float" office:value="8821.88613243975" calcext:value-type="float">
            <text:p>8821.89</text:p>
          </table:table-cell>
          <table:table-cell office:value-type="float" office:value="77825674.9337329" calcext:value-type="float">
            <text:p>77825674.93</text:p>
          </table:table-cell>
          <table:table-cell office:value-type="float" office:value="13059.8538797047" calcext:value-type="float">
            <text:p>13059.85</text:p>
          </table:table-cell>
          <table:table-cell office:value-type="float" office:value="15813.1146454512" calcext:value-type="float">
            <text:p>15813.11</text:p>
          </table:table-cell>
          <table:table-cell office:value-type="float" office:value="18975.7375745414" calcext:value-type="float">
            <text:p>18975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0" calcext:value-type="float">
            <text:p>0</text:p>
          </table:table-cell>
          <table:table-cell office:value-type="float" office:value="4697.05627484771" calcext:value-type="float">
            <text:p>4697.06</text:p>
          </table:table-cell>
          <table:table-cell office:value-type="float" office:value="36124.7641149573" calcext:value-type="float">
            <text:p>36124.76</text:p>
          </table:table-cell>
          <table:table-cell office:value-type="float" office:value="65675.4905244242" calcext:value-type="float">
            <text:p>65675.49</text:p>
          </table:table-cell>
          <table:table-cell office:value-type="float" office:value="13826.88282092" calcext:value-type="float">
            <text:p>13826.88</text:p>
          </table:table-cell>
          <table:table-cell office:value-type="float" office:value="191182688.543452" calcext:value-type="float">
            <text:p>191182688.54</text:p>
          </table:table-cell>
          <table:table-cell office:value-type="float" office:value="28440.9020219155" calcext:value-type="float">
            <text:p>28440.90</text:p>
          </table:table-cell>
          <table:table-cell office:value-type="float" office:value="36124.7641149572" calcext:value-type="float">
            <text:p>36124.76</text:p>
          </table:table-cell>
          <table:table-cell office:value-type="float" office:value="43349.7169379487" calcext:value-type="float">
            <text:p>43349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" calcext:value-type="float">
            <text:p>1</text:p>
          </table:table-cell>
          <table:table-cell office:value-type="float" office:value="4697.05627484771" calcext:value-type="float">
            <text:p>4697.06</text:p>
          </table:table-cell>
          <table:table-cell office:value-type="float" office:value="32785.1276009092" calcext:value-type="float">
            <text:p>32785.13</text:p>
          </table:table-cell>
          <table:table-cell office:value-type="float" office:value="61716.4948895349" calcext:value-type="float">
            <text:p>61716.49</text:p>
          </table:table-cell>
          <table:table-cell office:value-type="float" office:value="14662.7053718454" calcext:value-type="float">
            <text:p>14662.71</text:p>
          </table:table-cell>
          <table:table-cell office:value-type="float" office:value="214994928.821545" calcext:value-type="float">
            <text:p>214994928.82</text:p>
          </table:table-cell>
          <table:table-cell office:value-type="float" office:value="26419.2272734096" calcext:value-type="float">
            <text:p>26419.23</text:p>
          </table:table-cell>
          <table:table-cell office:value-type="float" office:value="32785.1276009092" calcext:value-type="float">
            <text:p>32785.13</text:p>
          </table:table-cell>
          <table:table-cell office:value-type="float" office:value="39342.153121091" calcext:value-type="float">
            <text:p>39342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" calcext:value-type="float">
            <text:p>2</text:p>
          </table:table-cell>
          <table:table-cell office:value-type="float" office:value="4697.05627484771" calcext:value-type="float">
            <text:p>4697.06</text:p>
          </table:table-cell>
          <table:table-cell office:value-type="float" office:value="33915.8029733045" calcext:value-type="float">
            <text:p>33915.80</text:p>
          </table:table-cell>
          <table:table-cell office:value-type="float" office:value="60113.1846256751" calcext:value-type="float">
            <text:p>60113.18</text:p>
          </table:table-cell>
          <table:table-cell office:value-type="float" office:value="14527.0870097901" calcext:value-type="float">
            <text:p>14527.09</text:p>
          </table:table-cell>
          <table:table-cell office:value-type="float" office:value="211036256.990012" calcext:value-type="float">
            <text:p>211036256.99</text:p>
          </table:table-cell>
          <table:table-cell office:value-type="float" office:value="26350.3350246244" calcext:value-type="float">
            <text:p>26350.34</text:p>
          </table:table-cell>
          <table:table-cell office:value-type="float" office:value="33915.8029733045" calcext:value-type="float">
            <text:p>33915.80</text:p>
          </table:table-cell>
          <table:table-cell office:value-type="float" office:value="40698.9635679654" calcext:value-type="float">
            <text:p>40698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" calcext:value-type="float">
            <text:p>3</text:p>
          </table:table-cell>
          <table:table-cell office:value-type="float" office:value="4697.05627484771" calcext:value-type="float">
            <text:p>4697.06</text:p>
          </table:table-cell>
          <table:table-cell office:value-type="float" office:value="32599.3203360722" calcext:value-type="float">
            <text:p>32599.32</text:p>
          </table:table-cell>
          <table:table-cell office:value-type="float" office:value="65444.4169508928" calcext:value-type="float">
            <text:p>65444.42</text:p>
          </table:table-cell>
          <table:table-cell office:value-type="float" office:value="14847.1457360601" calcext:value-type="float">
            <text:p>14847.15</text:p>
          </table:table-cell>
          <table:table-cell office:value-type="float" office:value="220437736.507807" calcext:value-type="float">
            <text:p>220437736.51</text:p>
          </table:table-cell>
          <table:table-cell office:value-type="float" office:value="27060.6254441041" calcext:value-type="float">
            <text:p>27060.63</text:p>
          </table:table-cell>
          <table:table-cell office:value-type="float" office:value="32599.3203360722" calcext:value-type="float">
            <text:p>32599.32</text:p>
          </table:table-cell>
          <table:table-cell office:value-type="float" office:value="39119.1844032866" calcext:value-type="float">
            <text:p>39119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" calcext:value-type="float">
            <text:p>4</text:p>
          </table:table-cell>
          <table:table-cell office:value-type="float" office:value="4697.05627484771" calcext:value-type="float">
            <text:p>4697.06</text:p>
          </table:table-cell>
          <table:table-cell office:value-type="float" office:value="34399.5989742691" calcext:value-type="float">
            <text:p>34399.60</text:p>
          </table:table-cell>
          <table:table-cell office:value-type="float" office:value="65444.4169508928" calcext:value-type="float">
            <text:p>65444.42</text:p>
          </table:table-cell>
          <table:table-cell office:value-type="float" office:value="12808.7010386957" calcext:value-type="float">
            <text:p>12808.70</text:p>
          </table:table-cell>
          <table:table-cell office:value-type="float" office:value="164062822.298684" calcext:value-type="float">
            <text:p>164062822.30</text:p>
          </table:table-cell>
          <table:table-cell office:value-type="float" office:value="27817.1441623545" calcext:value-type="float">
            <text:p>27817.14</text:p>
          </table:table-cell>
          <table:table-cell office:value-type="float" office:value="34399.5989742691" calcext:value-type="float">
            <text:p>34399.60</text:p>
          </table:table-cell>
          <table:table-cell office:value-type="float" office:value="41279.5187691229" calcext:value-type="float">
            <text:p>41279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" calcext:value-type="float">
            <text:p>5</text:p>
          </table:table-cell>
          <table:table-cell office:value-type="float" office:value="4697.05627484771" calcext:value-type="float">
            <text:p>4697.06</text:p>
          </table:table-cell>
          <table:table-cell office:value-type="float" office:value="32650.0011180177" calcext:value-type="float">
            <text:p>32650.00</text:p>
          </table:table-cell>
          <table:table-cell office:value-type="float" office:value="62032.2943214974" calcext:value-type="float">
            <text:p>62032.29</text:p>
          </table:table-cell>
          <table:table-cell office:value-type="float" office:value="12619.7106845153" calcext:value-type="float">
            <text:p>12619.71</text:p>
          </table:table-cell>
          <table:table-cell office:value-type="float" office:value="159257097.760869" calcext:value-type="float">
            <text:p>159257097.76</text:p>
          </table:table-cell>
          <table:table-cell office:value-type="float" office:value="26437.663135676" calcext:value-type="float">
            <text:p>26437.66</text:p>
          </table:table-cell>
          <table:table-cell office:value-type="float" office:value="32650.0011180177" calcext:value-type="float">
            <text:p>32650.00</text:p>
          </table:table-cell>
          <table:table-cell office:value-type="float" office:value="39180.0013416213" calcext:value-type="float">
            <text:p>3918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" calcext:value-type="float">
            <text:p>6</text:p>
          </table:table-cell>
          <table:table-cell office:value-type="float" office:value="4697.05627484771" calcext:value-type="float">
            <text:p>4697.06</text:p>
          </table:table-cell>
          <table:table-cell office:value-type="float" office:value="31597.846243768" calcext:value-type="float">
            <text:p>31597.85</text:p>
          </table:table-cell>
          <table:table-cell office:value-type="float" office:value="56468.0660424559" calcext:value-type="float">
            <text:p>56468.07</text:p>
          </table:table-cell>
          <table:table-cell office:value-type="float" office:value="12235.1024444419" calcext:value-type="float">
            <text:p>12235.10</text:p>
          </table:table-cell>
          <table:table-cell office:value-type="float" office:value="149697731.825989" calcext:value-type="float">
            <text:p>149697731.83</text:p>
          </table:table-cell>
          <table:table-cell office:value-type="float" office:value="24762.3053265246" calcext:value-type="float">
            <text:p>24762.31</text:p>
          </table:table-cell>
          <table:table-cell office:value-type="float" office:value="31597.846243768" calcext:value-type="float">
            <text:p>31597.85</text:p>
          </table:table-cell>
          <table:table-cell office:value-type="float" office:value="37917.4154925216" calcext:value-type="float">
            <text:p>37917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" calcext:value-type="float">
            <text:p>7</text:p>
          </table:table-cell>
          <table:table-cell office:value-type="float" office:value="1412.8990204492" calcext:value-type="float">
            <text:p>1412.90</text:p>
          </table:table-cell>
          <table:table-cell office:value-type="float" office:value="31676.1881079494" calcext:value-type="float">
            <text:p>31676.19</text:p>
          </table:table-cell>
          <table:table-cell office:value-type="float" office:value="62778.8007882839" calcext:value-type="float">
            <text:p>62778.80</text:p>
          </table:table-cell>
          <table:table-cell office:value-type="float" office:value="13185.9954976915" calcext:value-type="float">
            <text:p>13186.00</text:p>
          </table:table-cell>
          <table:table-cell office:value-type="float" office:value="173870477.265141" calcext:value-type="float">
            <text:p>173870477.27</text:p>
          </table:table-cell>
          <table:table-cell office:value-type="float" office:value="25511.9108637613" calcext:value-type="float">
            <text:p>25511.91</text:p>
          </table:table-cell>
          <table:table-cell office:value-type="float" office:value="31676.1881079494" calcext:value-type="float">
            <text:p>31676.19</text:p>
          </table:table-cell>
          <table:table-cell office:value-type="float" office:value="38011.4257295392" calcext:value-type="float">
            <text:p>38011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" calcext:value-type="float">
            <text:p>8</text:p>
          </table:table-cell>
          <table:table-cell office:value-type="float" office:value="1412.8990204492" calcext:value-type="float">
            <text:p>1412.90</text:p>
          </table:table-cell>
          <table:table-cell office:value-type="float" office:value="29963.7444865931" calcext:value-type="float">
            <text:p>29963.74</text:p>
          </table:table-cell>
          <table:table-cell office:value-type="float" office:value="57216.4948895349" calcext:value-type="float">
            <text:p>57216.49</text:p>
          </table:table-cell>
          <table:table-cell office:value-type="float" office:value="12689.5179795107" calcext:value-type="float">
            <text:p>12689.52</text:p>
          </table:table-cell>
          <table:table-cell office:value-type="float" office:value="161023866.552325" calcext:value-type="float">
            <text:p>161023866.55</text:p>
          </table:table-cell>
          <table:table-cell office:value-type="float" office:value="23685.5507206428" calcext:value-type="float">
            <text:p>23685.55</text:p>
          </table:table-cell>
          <table:table-cell office:value-type="float" office:value="29963.7444865931" calcext:value-type="float">
            <text:p>29963.74</text:p>
          </table:table-cell>
          <table:table-cell office:value-type="float" office:value="35956.4933839117" calcext:value-type="float">
            <text:p>35956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" calcext:value-type="float">
            <text:p>9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8576.6226475667" calcext:value-type="float">
            <text:p>28576.62</text:p>
          </table:table-cell>
          <table:table-cell office:value-type="float" office:value="55352.533858856" calcext:value-type="float">
            <text:p>55352.53</text:p>
          </table:table-cell>
          <table:table-cell office:value-type="float" office:value="13158.1213178015" calcext:value-type="float">
            <text:p>13158.12</text:p>
          </table:table-cell>
          <table:table-cell office:value-type="float" office:value="173136156.613981" calcext:value-type="float">
            <text:p>173136156.61</text:p>
          </table:table-cell>
          <table:table-cell office:value-type="float" office:value="22704.2663488618" calcext:value-type="float">
            <text:p>22704.27</text:p>
          </table:table-cell>
          <table:table-cell office:value-type="float" office:value="28576.6226475667" calcext:value-type="float">
            <text:p>28576.62</text:p>
          </table:table-cell>
          <table:table-cell office:value-type="float" office:value="34291.9471770801" calcext:value-type="float">
            <text:p>34291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0" calcext:value-type="float">
            <text:p>10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8917.697813623" calcext:value-type="float">
            <text:p>28917.70</text:p>
          </table:table-cell>
          <table:table-cell office:value-type="float" office:value="51737.8712098005" calcext:value-type="float">
            <text:p>51737.87</text:p>
          </table:table-cell>
          <table:table-cell office:value-type="float" office:value="13177.8700408702" calcext:value-type="float">
            <text:p>13177.87</text:p>
          </table:table-cell>
          <table:table-cell office:value-type="float" office:value="173656258.814065" calcext:value-type="float">
            <text:p>173656258.81</text:p>
          </table:table-cell>
          <table:table-cell office:value-type="float" office:value="21858.7235408427" calcext:value-type="float">
            <text:p>21858.72</text:p>
          </table:table-cell>
          <table:table-cell office:value-type="float" office:value="28917.697813623" calcext:value-type="float">
            <text:p>28917.70</text:p>
          </table:table-cell>
          <table:table-cell office:value-type="float" office:value="34701.2373763476" calcext:value-type="float">
            <text:p>34701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1" calcext:value-type="float">
            <text:p>11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7420.0983350085" calcext:value-type="float">
            <text:p>27420.10</text:p>
          </table:table-cell>
          <table:table-cell office:value-type="float" office:value="51501.718247416" calcext:value-type="float">
            <text:p>51501.72</text:p>
          </table:table-cell>
          <table:table-cell office:value-type="float" office:value="13460.6470277533" calcext:value-type="float">
            <text:p>13460.65</text:p>
          </table:table-cell>
          <table:table-cell office:value-type="float" office:value="181189018.405764" calcext:value-type="float">
            <text:p>181189018.41</text:p>
          </table:table-cell>
          <table:table-cell office:value-type="float" office:value="21418.3541116698" calcext:value-type="float">
            <text:p>21418.35</text:p>
          </table:table-cell>
          <table:table-cell office:value-type="float" office:value="27420.0983350085" calcext:value-type="float">
            <text:p>27420.10</text:p>
          </table:table-cell>
          <table:table-cell office:value-type="float" office:value="32904.1180020101" calcext:value-type="float">
            <text:p>32904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2" calcext:value-type="float">
            <text:p>12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7898.6118788572" calcext:value-type="float">
            <text:p>27898.61</text:p>
          </table:table-cell>
          <table:table-cell office:value-type="float" office:value="51727.451105277" calcext:value-type="float">
            <text:p>51727.45</text:p>
          </table:table-cell>
          <table:table-cell office:value-type="float" office:value="13382.4642210275" calcext:value-type="float">
            <text:p>13382.46</text:p>
          </table:table-cell>
          <table:table-cell office:value-type="float" office:value="179090348.62708" calcext:value-type="float">
            <text:p>179090348.63</text:p>
          </table:table-cell>
          <table:table-cell office:value-type="float" office:value="21615.3034008769" calcext:value-type="float">
            <text:p>21615.30</text:p>
          </table:table-cell>
          <table:table-cell office:value-type="float" office:value="27898.6118788572" calcext:value-type="float">
            <text:p>27898.61</text:p>
          </table:table-cell>
          <table:table-cell office:value-type="float" office:value="33478.3342546287" calcext:value-type="float">
            <text:p>33478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3" calcext:value-type="float">
            <text:p>13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7291.1461481882" calcext:value-type="float">
            <text:p>27291.15</text:p>
          </table:table-cell>
          <table:table-cell office:value-type="float" office:value="48827.9561686653" calcext:value-type="float">
            <text:p>48827.96</text:p>
          </table:table-cell>
          <table:table-cell office:value-type="float" office:value="12894.1578683849" calcext:value-type="float">
            <text:p>12894.16</text:p>
          </table:table-cell>
          <table:table-cell office:value-type="float" office:value="166259307.134832" calcext:value-type="float">
            <text:p>166259307.13</text:p>
          </table:table-cell>
          <table:table-cell office:value-type="float" office:value="20644.4717484155" calcext:value-type="float">
            <text:p>20644.47</text:p>
          </table:table-cell>
          <table:table-cell office:value-type="float" office:value="27291.1461481882" calcext:value-type="float">
            <text:p>27291.15</text:p>
          </table:table-cell>
          <table:table-cell office:value-type="float" office:value="32749.3753778258" calcext:value-type="float">
            <text:p>32749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4" calcext:value-type="float">
            <text:p>14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6323.8127113621" calcext:value-type="float">
            <text:p>26323.81</text:p>
          </table:table-cell>
          <table:table-cell office:value-type="float" office:value="52130.5842326874" calcext:value-type="float">
            <text:p>52130.58</text:p>
          </table:table-cell>
          <table:table-cell office:value-type="float" office:value="12488.1000446399" calcext:value-type="float">
            <text:p>12488.10</text:p>
          </table:table-cell>
          <table:table-cell office:value-type="float" office:value="155952642.724935" calcext:value-type="float">
            <text:p>155952642.72</text:p>
          </table:table-cell>
          <table:table-cell office:value-type="float" office:value="21170.8433563574" calcext:value-type="float">
            <text:p>21170.84</text:p>
          </table:table-cell>
          <table:table-cell office:value-type="float" office:value="26323.8127113621" calcext:value-type="float">
            <text:p>26323.81</text:p>
          </table:table-cell>
          <table:table-cell office:value-type="float" office:value="31588.5752536345" calcext:value-type="float">
            <text:p>31588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5" calcext:value-type="float">
            <text:p>15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4840.3141383784" calcext:value-type="float">
            <text:p>24840.31</text:p>
          </table:table-cell>
          <table:table-cell office:value-type="float" office:value="48827.9561686653" calcext:value-type="float">
            <text:p>48827.96</text:p>
          </table:table-cell>
          <table:table-cell office:value-type="float" office:value="12121.5325656413" calcext:value-type="float">
            <text:p>12121.53</text:p>
          </table:table-cell>
          <table:table-cell office:value-type="float" office:value="146931551.739902" calcext:value-type="float">
            <text:p>146931551.74</text:p>
          </table:table-cell>
          <table:table-cell office:value-type="float" office:value="19907.789594958" calcext:value-type="float">
            <text:p>19907.79</text:p>
          </table:table-cell>
          <table:table-cell office:value-type="float" office:value="24840.3141383784" calcext:value-type="float">
            <text:p>24840.31</text:p>
          </table:table-cell>
          <table:table-cell office:value-type="float" office:value="29808.3769660541" calcext:value-type="float">
            <text:p>29808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6" calcext:value-type="float">
            <text:p>16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5256.2121480597" calcext:value-type="float">
            <text:p>25256.21</text:p>
          </table:table-cell>
          <table:table-cell office:value-type="float" office:value="49095.1745459753" calcext:value-type="float">
            <text:p>49095.17</text:p>
          </table:table-cell>
          <table:table-cell office:value-type="float" office:value="11285.3445762353" calcext:value-type="float">
            <text:p>11285.34</text:p>
          </table:table-cell>
          <table:table-cell office:value-type="float" office:value="127359002.204363" calcext:value-type="float">
            <text:p>127359002.20</text:p>
          </table:table-cell>
          <table:table-cell office:value-type="float" office:value="20121.6999051419" calcext:value-type="float">
            <text:p>20121.70</text:p>
          </table:table-cell>
          <table:table-cell office:value-type="float" office:value="25256.2121480597" calcext:value-type="float">
            <text:p>25256.21</text:p>
          </table:table-cell>
          <table:table-cell office:value-type="float" office:value="30307.4545776717" calcext:value-type="float">
            <text:p>30307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7" calcext:value-type="float">
            <text:p>17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2572.4742077117" calcext:value-type="float">
            <text:p>22572.47</text:p>
          </table:table-cell>
          <table:table-cell office:value-type="float" office:value="46714.1534784644" calcext:value-type="float">
            <text:p>46714.15</text:p>
          </table:table-cell>
          <table:table-cell office:value-type="float" office:value="11453.2668938264" calcext:value-type="float">
            <text:p>11453.27</text:p>
          </table:table-cell>
          <table:table-cell office:value-type="float" office:value="131177322.54122" calcext:value-type="float">
            <text:p>131177322.54</text:p>
          </table:table-cell>
          <table:table-cell office:value-type="float" office:value="18542.9581816729" calcext:value-type="float">
            <text:p>18542.96</text:p>
          </table:table-cell>
          <table:table-cell office:value-type="float" office:value="22572.4742077116" calcext:value-type="float">
            <text:p>22572.47</text:p>
          </table:table-cell>
          <table:table-cell office:value-type="float" office:value="27086.969049254" calcext:value-type="float">
            <text:p>27086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8" calcext:value-type="float">
            <text:p>18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2924.1932092289" calcext:value-type="float">
            <text:p>22924.19</text:p>
          </table:table-cell>
          <table:table-cell office:value-type="float" office:value="48202.0598572477" calcext:value-type="float">
            <text:p>48202.06</text:p>
          </table:table-cell>
          <table:table-cell office:value-type="float" office:value="11985.7166182657" calcext:value-type="float">
            <text:p>11985.72</text:p>
          </table:table-cell>
          <table:table-cell office:value-type="float" office:value="143657402.853371" calcext:value-type="float">
            <text:p>143657402.85</text:p>
          </table:table-cell>
          <table:table-cell office:value-type="float" office:value="18952.0367462152" calcext:value-type="float">
            <text:p>18952.04</text:p>
          </table:table-cell>
          <table:table-cell office:value-type="float" office:value="22924.1932092289" calcext:value-type="float">
            <text:p>22924.19</text:p>
          </table:table-cell>
          <table:table-cell office:value-type="float" office:value="27509.0318510747" calcext:value-type="float">
            <text:p>27509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9" calcext:value-type="float">
            <text:p>19</text:p>
          </table:table-cell>
          <table:table-cell office:value-type="float" office:value="1023.60679774998" calcext:value-type="float">
            <text:p>1023.61</text:p>
          </table:table-cell>
          <table:table-cell office:value-type="float" office:value="23634.888120436" calcext:value-type="float">
            <text:p>23634.89</text:p>
          </table:table-cell>
          <table:table-cell office:value-type="float" office:value="50328.558482747" calcext:value-type="float">
            <text:p>50328.56</text:p>
          </table:table-cell>
          <table:table-cell office:value-type="float" office:value="11506.3355129163" calcext:value-type="float">
            <text:p>11506.34</text:p>
          </table:table-cell>
          <table:table-cell office:value-type="float" office:value="132395756.9358" calcext:value-type="float">
            <text:p>132395756.94</text:p>
          </table:table-cell>
          <table:table-cell office:value-type="float" office:value="19630.8295022856" calcext:value-type="float">
            <text:p>19630.83</text:p>
          </table:table-cell>
          <table:table-cell office:value-type="float" office:value="23634.888120436" calcext:value-type="float">
            <text:p>23634.89</text:p>
          </table:table-cell>
          <table:table-cell office:value-type="float" office:value="28361.8657445232" calcext:value-type="float">
            <text:p>28361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0" calcext:value-type="float">
            <text:p>20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2648.6690247418" calcext:value-type="float">
            <text:p>22648.67</text:p>
          </table:table-cell>
          <table:table-cell office:value-type="float" office:value="48648.2322781408" calcext:value-type="float">
            <text:p>48648.23</text:p>
          </table:table-cell>
          <table:table-cell office:value-type="float" office:value="10824.3059906396" calcext:value-type="float">
            <text:p>10824.31</text:p>
          </table:table-cell>
          <table:table-cell office:value-type="float" office:value="117165600.178997" calcext:value-type="float">
            <text:p>117165600.18</text:p>
          </table:table-cell>
          <table:table-cell office:value-type="float" office:value="18870.8701398403" calcext:value-type="float">
            <text:p>18870.87</text:p>
          </table:table-cell>
          <table:table-cell office:value-type="float" office:value="22648.6690247418" calcext:value-type="float">
            <text:p>22648.67</text:p>
          </table:table-cell>
          <table:table-cell office:value-type="float" office:value="27178.4028296902" calcext:value-type="float">
            <text:p>27178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1" calcext:value-type="float">
            <text:p>21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792.9459450976" calcext:value-type="float">
            <text:p>21792.95</text:p>
          </table:table-cell>
          <table:table-cell office:value-type="float" office:value="50859.1065684755" calcext:value-type="float">
            <text:p>50859.11</text:p>
          </table:table-cell>
          <table:table-cell office:value-type="float" office:value="10161.6118892627" calcext:value-type="float">
            <text:p>10161.61</text:p>
          </table:table-cell>
          <table:table-cell office:value-type="float" office:value="103258356.188005" calcext:value-type="float">
            <text:p>103258356.19</text:p>
          </table:table-cell>
          <table:table-cell office:value-type="float" office:value="18669.7148279783" calcext:value-type="float">
            <text:p>18669.71</text:p>
          </table:table-cell>
          <table:table-cell office:value-type="float" office:value="21792.9459450976" calcext:value-type="float">
            <text:p>21792.95</text:p>
          </table:table-cell>
          <table:table-cell office:value-type="float" office:value="26151.5351341172" calcext:value-type="float">
            <text:p>26151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2" calcext:value-type="float">
            <text:p>22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0900.7332977355" calcext:value-type="float">
            <text:p>20900.73</text:p>
          </table:table-cell>
          <table:table-cell office:value-type="float" office:value="47882.0270870848" calcext:value-type="float">
            <text:p>47882.03</text:p>
          </table:table-cell>
          <table:table-cell office:value-type="float" office:value="11403.4182593947" calcext:value-type="float">
            <text:p>11403.42</text:p>
          </table:table-cell>
          <table:table-cell office:value-type="float" office:value="130037947.998697" calcext:value-type="float">
            <text:p>130037948.00</text:p>
          </table:table-cell>
          <table:table-cell office:value-type="float" office:value="17812.1426647967" calcext:value-type="float">
            <text:p>17812.14</text:p>
          </table:table-cell>
          <table:table-cell office:value-type="float" office:value="20900.7332977355" calcext:value-type="float">
            <text:p>20900.73</text:p>
          </table:table-cell>
          <table:table-cell office:value-type="float" office:value="25080.8799572826" calcext:value-type="float">
            <text:p>25080.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3" calcext:value-type="float">
            <text:p>23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774.1089554838" calcext:value-type="float">
            <text:p>21774.11</text:p>
          </table:table-cell>
          <table:table-cell office:value-type="float" office:value="46623.0406306272" calcext:value-type="float">
            <text:p>46623.04</text:p>
          </table:table-cell>
          <table:table-cell office:value-type="float" office:value="11567.3560539849" calcext:value-type="float">
            <text:p>11567.36</text:p>
          </table:table-cell>
          <table:table-cell office:value-type="float" office:value="133803726.079661" calcext:value-type="float">
            <text:p>133803726.08</text:p>
          </table:table-cell>
          <table:table-cell office:value-type="float" office:value="18127.2785922413" calcext:value-type="float">
            <text:p>18127.28</text:p>
          </table:table-cell>
          <table:table-cell office:value-type="float" office:value="21774.1089554838" calcext:value-type="float">
            <text:p>21774.11</text:p>
          </table:table-cell>
          <table:table-cell office:value-type="float" office:value="26128.9307465805" calcext:value-type="float">
            <text:p>26128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4" calcext:value-type="float">
            <text:p>24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2504.0302750401" calcext:value-type="float">
            <text:p>22504.03</text:p>
          </table:table-cell>
          <table:table-cell office:value-type="float" office:value="48731.871806084" calcext:value-type="float">
            <text:p>48731.87</text:p>
          </table:table-cell>
          <table:table-cell office:value-type="float" office:value="11163.3357202315" calcext:value-type="float">
            <text:p>11163.34</text:p>
          </table:table-cell>
          <table:table-cell office:value-type="float" office:value="124620064.402597" calcext:value-type="float">
            <text:p>124620064.40</text:p>
          </table:table-cell>
          <table:table-cell office:value-type="float" office:value="18807.8484504504" calcext:value-type="float">
            <text:p>18807.85</text:p>
          </table:table-cell>
          <table:table-cell office:value-type="float" office:value="22504.0302750401" calcext:value-type="float">
            <text:p>22504.03</text:p>
          </table:table-cell>
          <table:table-cell office:value-type="float" office:value="27004.8363300481" calcext:value-type="float">
            <text:p>27004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5" calcext:value-type="float">
            <text:p>25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0709.6151878178" calcext:value-type="float">
            <text:p>20709.62</text:p>
          </table:table-cell>
          <table:table-cell office:value-type="float" office:value="47673.5064736294" calcext:value-type="float">
            <text:p>47673.51</text:p>
          </table:table-cell>
          <table:table-cell office:value-type="float" office:value="11481.7051763254" calcext:value-type="float">
            <text:p>11481.71</text:p>
          </table:table-cell>
          <table:table-cell office:value-type="float" office:value="131829553.756056" calcext:value-type="float">
            <text:p>131829553.76</text:p>
          </table:table-cell>
          <table:table-cell office:value-type="float" office:value="17676.6493953161" calcext:value-type="float">
            <text:p>17676.65</text:p>
          </table:table-cell>
          <table:table-cell office:value-type="float" office:value="20709.6151878178" calcext:value-type="float">
            <text:p>20709.62</text:p>
          </table:table-cell>
          <table:table-cell office:value-type="float" office:value="24851.5382253814" calcext:value-type="float">
            <text:p>24851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6" calcext:value-type="float">
            <text:p>26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2258.6262610345" calcext:value-type="float">
            <text:p>22258.63</text:p>
          </table:table-cell>
          <table:table-cell office:value-type="float" office:value="43982.9710109982" calcext:value-type="float">
            <text:p>43982.97</text:p>
          </table:table-cell>
          <table:table-cell office:value-type="float" office:value="11101.4029512825" calcext:value-type="float">
            <text:p>11101.40</text:p>
          </table:table-cell>
          <table:table-cell office:value-type="float" office:value="123241147.486744" calcext:value-type="float">
            <text:p>123241147.49</text:p>
          </table:table-cell>
          <table:table-cell office:value-type="float" office:value="17895.1690661451" calcext:value-type="float">
            <text:p>17895.17</text:p>
          </table:table-cell>
          <table:table-cell office:value-type="float" office:value="22258.6262610345" calcext:value-type="float">
            <text:p>22258.63</text:p>
          </table:table-cell>
          <table:table-cell office:value-type="float" office:value="26710.3515132414" calcext:value-type="float">
            <text:p>26710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7" calcext:value-type="float">
            <text:p>27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111.200379363" calcext:value-type="float">
            <text:p>21111.20</text:p>
          </table:table-cell>
          <table:table-cell office:value-type="float" office:value="45002.0618968992" calcext:value-type="float">
            <text:p>45002.06</text:p>
          </table:table-cell>
          <table:table-cell office:value-type="float" office:value="10705.0026442789" calcext:value-type="float">
            <text:p>10705.00</text:p>
          </table:table-cell>
          <table:table-cell office:value-type="float" office:value="114597081.614018" calcext:value-type="float">
            <text:p>114597081.61</text:p>
          </table:table-cell>
          <table:table-cell office:value-type="float" office:value="17550.7605148158" calcext:value-type="float">
            <text:p>17550.76</text:p>
          </table:table-cell>
          <table:table-cell office:value-type="float" office:value="21111.200379363" calcext:value-type="float">
            <text:p>21111.20</text:p>
          </table:table-cell>
          <table:table-cell office:value-type="float" office:value="25333.4404552356" calcext:value-type="float">
            <text:p>25333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8" calcext:value-type="float">
            <text:p>28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7759.7831057832" calcext:value-type="float">
            <text:p>17759.78</text:p>
          </table:table-cell>
          <table:table-cell office:value-type="float" office:value="43664.3647361711" calcext:value-type="float">
            <text:p>43664.36</text:p>
          </table:table-cell>
          <table:table-cell office:value-type="float" office:value="10333.8517174407" calcext:value-type="float">
            <text:p>10333.85</text:p>
          </table:table-cell>
          <table:table-cell office:value-type="float" office:value="106788491.318052" calcext:value-type="float">
            <text:p>106788491.32</text:p>
          </table:table-cell>
          <table:table-cell office:value-type="float" office:value="15456.9379217577" calcext:value-type="float">
            <text:p>15456.94</text:p>
          </table:table-cell>
          <table:table-cell office:value-type="float" office:value="17759.7831057832" calcext:value-type="float">
            <text:p>17759.78</text:p>
          </table:table-cell>
          <table:table-cell office:value-type="float" office:value="21311.7397269399" calcext:value-type="float">
            <text:p>21311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9" calcext:value-type="float">
            <text:p>29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8335.1721477623" calcext:value-type="float">
            <text:p>18335.17</text:p>
          </table:table-cell>
          <table:table-cell office:value-type="float" office:value="44124.6117974981" calcext:value-type="float">
            <text:p>44124.61</text:p>
          </table:table-cell>
          <table:table-cell office:value-type="float" office:value="11197.4790691567" calcext:value-type="float">
            <text:p>11197.48</text:p>
          </table:table-cell>
          <table:table-cell office:value-type="float" office:value="125383537.504201" calcext:value-type="float">
            <text:p>125383537.50</text:p>
          </table:table-cell>
          <table:table-cell office:value-type="float" office:value="15865.2884691493" calcext:value-type="float">
            <text:p>15865.29</text:p>
          </table:table-cell>
          <table:table-cell office:value-type="float" office:value="18335.1721477623" calcext:value-type="float">
            <text:p>18335.17</text:p>
          </table:table-cell>
          <table:table-cell office:value-type="float" office:value="22002.2065773147" calcext:value-type="float">
            <text:p>22002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0" calcext:value-type="float">
            <text:p>30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8817.9903203664" calcext:value-type="float">
            <text:p>18817.99</text:p>
          </table:table-cell>
          <table:table-cell office:value-type="float" office:value="41602.2233108044" calcext:value-type="float">
            <text:p>41602.22</text:p>
          </table:table-cell>
          <table:table-cell office:value-type="float" office:value="10964.5499772202" calcext:value-type="float">
            <text:p>10964.55</text:p>
          </table:table-cell>
          <table:table-cell office:value-type="float" office:value="120221356.20296" calcext:value-type="float">
            <text:p>120221356.20</text:p>
          </table:table-cell>
          <table:table-cell office:value-type="float" office:value="15868.9608807729" calcext:value-type="float">
            <text:p>15868.96</text:p>
          </table:table-cell>
          <table:table-cell office:value-type="float" office:value="18817.9903203664" calcext:value-type="float">
            <text:p>18817.99</text:p>
          </table:table-cell>
          <table:table-cell office:value-type="float" office:value="22581.5883844397" calcext:value-type="float">
            <text:p>22581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1" calcext:value-type="float">
            <text:p>31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9332.9239621153" calcext:value-type="float">
            <text:p>19332.92</text:p>
          </table:table-cell>
          <table:table-cell office:value-type="float" office:value="43666.1543134788" calcext:value-type="float">
            <text:p>43666.15</text:p>
          </table:table-cell>
          <table:table-cell office:value-type="float" office:value="11091.7418251897" calcext:value-type="float">
            <text:p>11091.74</text:p>
          </table:table-cell>
          <table:table-cell office:value-type="float" office:value="123026736.716663" calcext:value-type="float">
            <text:p>123026736.72</text:p>
          </table:table-cell>
          <table:table-cell office:value-type="float" office:value="16414.2392837968" calcext:value-type="float">
            <text:p>16414.24</text:p>
          </table:table-cell>
          <table:table-cell office:value-type="float" office:value="19332.9239621153" calcext:value-type="float">
            <text:p>19332.92</text:p>
          </table:table-cell>
          <table:table-cell office:value-type="float" office:value="23199.5087545384" calcext:value-type="float">
            <text:p>23199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2" calcext:value-type="float">
            <text:p>3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868.2303089664" calcext:value-type="float">
            <text:p>19868.23</text:p>
          </table:table-cell>
          <table:table-cell office:value-type="float" office:value="50254.6991533029" calcext:value-type="float">
            <text:p>50254.70</text:p>
          </table:table-cell>
          <table:table-cell office:value-type="float" office:value="11684.6761607572" calcext:value-type="float">
            <text:p>11684.68</text:p>
          </table:table-cell>
          <table:table-cell office:value-type="float" office:value="136531656.981768" calcext:value-type="float">
            <text:p>136531656.98</text:p>
          </table:table-cell>
          <table:table-cell office:value-type="float" office:value="17385.5064676116" calcext:value-type="float">
            <text:p>17385.51</text:p>
          </table:table-cell>
          <table:table-cell office:value-type="float" office:value="19868.2303089664" calcext:value-type="float">
            <text:p>19868.23</text:p>
          </table:table-cell>
          <table:table-cell office:value-type="float" office:value="23841.8763707596" calcext:value-type="float">
            <text:p>23841.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3" calcext:value-type="float">
            <text:p>3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001.9520506615" calcext:value-type="float">
            <text:p>19001.95</text:p>
          </table:table-cell>
          <table:table-cell office:value-type="float" office:value="39415.8075905685" calcext:value-type="float">
            <text:p>39415.81</text:p>
          </table:table-cell>
          <table:table-cell office:value-type="float" office:value="10517.8593849735" calcext:value-type="float">
            <text:p>10517.86</text:p>
          </table:table-cell>
          <table:table-cell office:value-type="float" office:value="110625366.042076" calcext:value-type="float">
            <text:p>110625366.04</text:p>
          </table:table-cell>
          <table:table-cell office:value-type="float" office:value="15628.7681249513" calcext:value-type="float">
            <text:p>15628.77</text:p>
          </table:table-cell>
          <table:table-cell office:value-type="float" office:value="19001.9520506615" calcext:value-type="float">
            <text:p>19001.95</text:p>
          </table:table-cell>
          <table:table-cell office:value-type="float" office:value="22802.3424607938" calcext:value-type="float">
            <text:p>22802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4" calcext:value-type="float">
            <text:p>3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293.7161461351" calcext:value-type="float">
            <text:p>19293.72</text:p>
          </table:table-cell>
          <table:table-cell office:value-type="float" office:value="52368.0660424559" calcext:value-type="float">
            <text:p>52368.07</text:p>
          </table:table-cell>
          <table:table-cell office:value-type="float" office:value="11528.3472680823" calcext:value-type="float">
            <text:p>11528.35</text:p>
          </table:table-cell>
          <table:table-cell office:value-type="float" office:value="132902790.733501" calcext:value-type="float">
            <text:p>132902790.73</text:p>
          </table:table-cell>
          <table:table-cell office:value-type="float" office:value="17145.7424617243" calcext:value-type="float">
            <text:p>17145.74</text:p>
          </table:table-cell>
          <table:table-cell office:value-type="float" office:value="19293.7161461351" calcext:value-type="float">
            <text:p>19293.72</text:p>
          </table:table-cell>
          <table:table-cell office:value-type="float" office:value="23152.4593753621" calcext:value-type="float">
            <text:p>23152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5" calcext:value-type="float">
            <text:p>3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971.458780457" calcext:value-type="float">
            <text:p>19971.46</text:p>
          </table:table-cell>
          <table:table-cell office:value-type="float" office:value="46414.5200171718" calcext:value-type="float">
            <text:p>46414.52</text:p>
          </table:table-cell>
          <table:table-cell office:value-type="float" office:value="10944.3585045567" calcext:value-type="float">
            <text:p>10944.36</text:p>
          </table:table-cell>
          <table:table-cell office:value-type="float" office:value="119778983.076261" calcext:value-type="float">
            <text:p>119778983.08</text:p>
          </table:table-cell>
          <table:table-cell office:value-type="float" office:value="17088.07470049" calcext:value-type="float">
            <text:p>17088.07</text:p>
          </table:table-cell>
          <table:table-cell office:value-type="float" office:value="19971.458780457" calcext:value-type="float">
            <text:p>19971.46</text:p>
          </table:table-cell>
          <table:table-cell office:value-type="float" office:value="23965.7505365484" calcext:value-type="float">
            <text:p>23965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6" calcext:value-type="float">
            <text:p>3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853.4827027855" calcext:value-type="float">
            <text:p>20853.48</text:p>
          </table:table-cell>
          <table:table-cell office:value-type="float" office:value="40450.8497187474" calcext:value-type="float">
            <text:p>40450.85</text:p>
          </table:table-cell>
          <table:table-cell office:value-type="float" office:value="10821.6822657817" calcext:value-type="float">
            <text:p>10821.68</text:p>
          </table:table-cell>
          <table:table-cell office:value-type="float" office:value="117108807.061533" calcext:value-type="float">
            <text:p>117108807.06</text:p>
          </table:table-cell>
          <table:table-cell office:value-type="float" office:value="16603.3464955868" calcext:value-type="float">
            <text:p>16603.35</text:p>
          </table:table-cell>
          <table:table-cell office:value-type="float" office:value="20853.4827027855" calcext:value-type="float">
            <text:p>20853.48</text:p>
          </table:table-cell>
          <table:table-cell office:value-type="float" office:value="25024.1792433426" calcext:value-type="float">
            <text:p>25024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7" calcext:value-type="float">
            <text:p>3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783.65784557" calcext:value-type="float">
            <text:p>20783.66</text:p>
          </table:table-cell>
          <table:table-cell office:value-type="float" office:value="47852.533858856" calcext:value-type="float">
            <text:p>47852.53</text:p>
          </table:table-cell>
          <table:table-cell office:value-type="float" office:value="10898.0852941148" calcext:value-type="float">
            <text:p>10898.09</text:p>
          </table:table-cell>
          <table:table-cell office:value-type="float" office:value="118768263.077802" calcext:value-type="float">
            <text:p>118768263.08</text:p>
          </table:table-cell>
          <table:table-cell office:value-type="float" office:value="17727.6629651679" calcext:value-type="float">
            <text:p>17727.66</text:p>
          </table:table-cell>
          <table:table-cell office:value-type="float" office:value="20783.65784557" calcext:value-type="float">
            <text:p>20783.66</text:p>
          </table:table-cell>
          <table:table-cell office:value-type="float" office:value="24940.3894146839" calcext:value-type="float">
            <text:p>24940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8" calcext:value-type="float">
            <text:p>3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713.5301831163" calcext:value-type="float">
            <text:p>21713.53</text:p>
          </table:table-cell>
          <table:table-cell office:value-type="float" office:value="47545.3980694907" calcext:value-type="float">
            <text:p>47545.40</text:p>
          </table:table-cell>
          <table:table-cell office:value-type="float" office:value="12516.7036226118" calcext:value-type="float">
            <text:p>12516.70</text:p>
          </table:table-cell>
          <table:table-cell office:value-type="float" office:value="156667869.576303" calcext:value-type="float">
            <text:p>156667869.58</text:p>
          </table:table-cell>
          <table:table-cell office:value-type="float" office:value="18211.5940233435" calcext:value-type="float">
            <text:p>18211.59</text:p>
          </table:table-cell>
          <table:table-cell office:value-type="float" office:value="21713.5301831163" calcext:value-type="float">
            <text:p>21713.53</text:p>
          </table:table-cell>
          <table:table-cell office:value-type="float" office:value="26056.2362197396" calcext:value-type="float">
            <text:p>26056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9" calcext:value-type="float">
            <text:p>3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876.2301381736" calcext:value-type="float">
            <text:p>22876.23</text:p>
          </table:table-cell>
          <table:table-cell office:value-type="float" office:value="60393.354940663" calcext:value-type="float">
            <text:p>60393.35</text:p>
          </table:table-cell>
          <table:table-cell office:value-type="float" office:value="13508.9650376712" calcext:value-type="float">
            <text:p>13508.97</text:p>
          </table:table-cell>
          <table:table-cell office:value-type="float" office:value="182492136.389023" calcext:value-type="float">
            <text:p>182492136.39</text:p>
          </table:table-cell>
          <table:table-cell office:value-type="float" office:value="20194.117396768" calcext:value-type="float">
            <text:p>20194.12</text:p>
          </table:table-cell>
          <table:table-cell office:value-type="float" office:value="22876.2301381736" calcext:value-type="float">
            <text:p>22876.23</text:p>
          </table:table-cell>
          <table:table-cell office:value-type="float" office:value="27451.4761658083" calcext:value-type="float">
            <text:p>27451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0" calcext:value-type="float">
            <text:p>4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125.4373719918" calcext:value-type="float">
            <text:p>23125.44</text:p>
          </table:table-cell>
          <table:table-cell office:value-type="float" office:value="47378.2087003595" calcext:value-type="float">
            <text:p>47378.21</text:p>
          </table:table-cell>
          <table:table-cell office:value-type="float" office:value="11832.3377784691" calcext:value-type="float">
            <text:p>11832.34</text:p>
          </table:table-cell>
          <table:table-cell office:value-type="float" office:value="140004217.303788" calcext:value-type="float">
            <text:p>140004217.30</text:p>
          </table:table-cell>
          <table:table-cell office:value-type="float" office:value="18883.6975491483" calcext:value-type="float">
            <text:p>18883.70</text:p>
          </table:table-cell>
          <table:table-cell office:value-type="float" office:value="23125.4373719918" calcext:value-type="float">
            <text:p>23125.44</text:p>
          </table:table-cell>
          <table:table-cell office:value-type="float" office:value="27750.5248463901" calcext:value-type="float">
            <text:p>27750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1" calcext:value-type="float">
            <text:p>4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895.3310650136" calcext:value-type="float">
            <text:p>21895.33</text:p>
          </table:table-cell>
          <table:table-cell office:value-type="float" office:value="44660.9811306679" calcext:value-type="float">
            <text:p>44660.98</text:p>
          </table:table-cell>
          <table:table-cell office:value-type="float" office:value="12185.6085127958" calcext:value-type="float">
            <text:p>12185.61</text:p>
          </table:table-cell>
          <table:table-cell office:value-type="float" office:value="148489054.827121" calcext:value-type="float">
            <text:p>148489054.83</text:p>
          </table:table-cell>
          <table:table-cell office:value-type="float" office:value="17853.492701938" calcext:value-type="float">
            <text:p>17853.49</text:p>
          </table:table-cell>
          <table:table-cell office:value-type="float" office:value="21895.3310650136" calcext:value-type="float">
            <text:p>21895.33</text:p>
          </table:table-cell>
          <table:table-cell office:value-type="float" office:value="26274.3972780163" calcext:value-type="float">
            <text:p>26274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2" calcext:value-type="float">
            <text:p>4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102.5195877772" calcext:value-type="float">
            <text:p>21102.52</text:p>
          </table:table-cell>
          <table:table-cell office:value-type="float" office:value="42471.2220590906" calcext:value-type="float">
            <text:p>42471.22</text:p>
          </table:table-cell>
          <table:table-cell office:value-type="float" office:value="11502.9889390673" calcext:value-type="float">
            <text:p>11502.99</text:p>
          </table:table-cell>
          <table:table-cell office:value-type="float" office:value="132318754.532304" calcext:value-type="float">
            <text:p>132318754.53</text:p>
          </table:table-cell>
          <table:table-cell office:value-type="float" office:value="17108.9581827981" calcext:value-type="float">
            <text:p>17108.96</text:p>
          </table:table-cell>
          <table:table-cell office:value-type="float" office:value="21102.5195877772" calcext:value-type="float">
            <text:p>21102.52</text:p>
          </table:table-cell>
          <table:table-cell office:value-type="float" office:value="25323.0235053327" calcext:value-type="float">
            <text:p>25323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3" calcext:value-type="float">
            <text:p>4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106.3605195261" calcext:value-type="float">
            <text:p>18106.36</text:p>
          </table:table-cell>
          <table:table-cell office:value-type="float" office:value="47313.7084989848" calcext:value-type="float">
            <text:p>47313.71</text:p>
          </table:table-cell>
          <table:table-cell office:value-type="float" office:value="11399.5272824419" calcext:value-type="float">
            <text:p>11399.53</text:p>
          </table:table-cell>
          <table:table-cell office:value-type="float" office:value="129949222.263138" calcext:value-type="float">
            <text:p>129949222.26</text:p>
          </table:table-cell>
          <table:table-cell office:value-type="float" office:value="15970.9032157799" calcext:value-type="float">
            <text:p>15970.90</text:p>
          </table:table-cell>
          <table:table-cell office:value-type="float" office:value="18106.3605195261" calcext:value-type="float">
            <text:p>18106.36</text:p>
          </table:table-cell>
          <table:table-cell office:value-type="float" office:value="21727.6326234313" calcext:value-type="float">
            <text:p>21727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4" calcext:value-type="float">
            <text:p>4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100.8450221603" calcext:value-type="float">
            <text:p>18100.85</text:p>
          </table:table-cell>
          <table:table-cell office:value-type="float" office:value="45102.2233108044" calcext:value-type="float">
            <text:p>45102.22</text:p>
          </table:table-cell>
          <table:table-cell office:value-type="float" office:value="12150.6146960596" calcext:value-type="float">
            <text:p>12150.61</text:p>
          </table:table-cell>
          <table:table-cell office:value-type="float" office:value="147637437.492101" calcext:value-type="float">
            <text:p>147637437.49</text:p>
          </table:table-cell>
          <table:table-cell office:value-type="float" office:value="15792.3673728553" calcext:value-type="float">
            <text:p>15792.37</text:p>
          </table:table-cell>
          <table:table-cell office:value-type="float" office:value="18100.8450221603" calcext:value-type="float">
            <text:p>18100.85</text:p>
          </table:table-cell>
          <table:table-cell office:value-type="float" office:value="21721.0140265923" calcext:value-type="float">
            <text:p>21721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5" calcext:value-type="float">
            <text:p>4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508.2013189977" calcext:value-type="float">
            <text:p>19508.20</text:p>
          </table:table-cell>
          <table:table-cell office:value-type="float" office:value="44275.9853895551" calcext:value-type="float">
            <text:p>44275.99</text:p>
          </table:table-cell>
          <table:table-cell office:value-type="float" office:value="11180.0625171055" calcext:value-type="float">
            <text:p>11180.06</text:p>
          </table:table-cell>
          <table:table-cell office:value-type="float" office:value="124993797.886388" calcext:value-type="float">
            <text:p>124993797.89</text:p>
          </table:table-cell>
          <table:table-cell office:value-type="float" office:value="16574.1702058429" calcext:value-type="float">
            <text:p>16574.17</text:p>
          </table:table-cell>
          <table:table-cell office:value-type="float" office:value="19508.2013189977" calcext:value-type="float">
            <text:p>19508.20</text:p>
          </table:table-cell>
          <table:table-cell office:value-type="float" office:value="23409.8415827972" calcext:value-type="float">
            <text:p>23409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6" calcext:value-type="float">
            <text:p>4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684.1885285434" calcext:value-type="float">
            <text:p>21684.19</text:p>
          </table:table-cell>
          <table:table-cell office:value-type="float" office:value="50146.5242289822" calcext:value-type="float">
            <text:p>50146.52</text:p>
          </table:table-cell>
          <table:table-cell office:value-type="float" office:value="11826.2834249954" calcext:value-type="float">
            <text:p>11826.28</text:p>
          </table:table-cell>
          <table:table-cell office:value-type="float" office:value="139860979.648321" calcext:value-type="float">
            <text:p>139860979.65</text:p>
          </table:table-cell>
          <table:table-cell office:value-type="float" office:value="18514.6643610935" calcext:value-type="float">
            <text:p>18514.66</text:p>
          </table:table-cell>
          <table:table-cell office:value-type="float" office:value="21684.1885285434" calcext:value-type="float">
            <text:p>21684.19</text:p>
          </table:table-cell>
          <table:table-cell office:value-type="float" office:value="26021.026234252" calcext:value-type="float">
            <text:p>26021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7" calcext:value-type="float">
            <text:p>4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651.7968928557" calcext:value-type="float">
            <text:p>23651.80</text:p>
          </table:table-cell>
          <table:table-cell office:value-type="float" office:value="49202.2523189831" calcext:value-type="float">
            <text:p>49202.25</text:p>
          </table:table-cell>
          <table:table-cell office:value-type="float" office:value="12961.0778449382" calcext:value-type="float">
            <text:p>12961.08</text:p>
          </table:table-cell>
          <table:table-cell office:value-type="float" office:value="167989538.902547" calcext:value-type="float">
            <text:p>167989538.90</text:p>
          </table:table-cell>
          <table:table-cell office:value-type="float" office:value="19436.3990006802" calcext:value-type="float">
            <text:p>19436.40</text:p>
          </table:table-cell>
          <table:table-cell office:value-type="float" office:value="23651.7968928557" calcext:value-type="float">
            <text:p>23651.80</text:p>
          </table:table-cell>
          <table:table-cell office:value-type="float" office:value="28382.1562714268" calcext:value-type="float">
            <text:p>28382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8" calcext:value-type="float">
            <text:p>4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733.5026132408" calcext:value-type="float">
            <text:p>21733.50</text:p>
          </table:table-cell>
          <table:table-cell office:value-type="float" office:value="50107.442244164" calcext:value-type="float">
            <text:p>50107.44</text:p>
          </table:table-cell>
          <table:table-cell office:value-type="float" office:value="11628.5672208143" calcext:value-type="float">
            <text:p>11628.57</text:p>
          </table:table-cell>
          <table:table-cell office:value-type="float" office:value="135223575.608997" calcext:value-type="float">
            <text:p>135223575.61</text:p>
          </table:table-cell>
          <table:table-cell office:value-type="float" office:value="18539.3189550277" calcext:value-type="float">
            <text:p>18539.32</text:p>
          </table:table-cell>
          <table:table-cell office:value-type="float" office:value="21733.5026132408" calcext:value-type="float">
            <text:p>21733.50</text:p>
          </table:table-cell>
          <table:table-cell office:value-type="float" office:value="26080.203135889" calcext:value-type="float">
            <text:p>26080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9" calcext:value-type="float">
            <text:p>4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079.233534409" calcext:value-type="float">
            <text:p>22079.23</text:p>
          </table:table-cell>
          <table:table-cell office:value-type="float" office:value="52716.4948895349" calcext:value-type="float">
            <text:p>52716.49</text:p>
          </table:table-cell>
          <table:table-cell office:value-type="float" office:value="12280.915933152" calcext:value-type="float">
            <text:p>12280.92</text:p>
          </table:table-cell>
          <table:table-cell office:value-type="float" office:value="150820896.157147" calcext:value-type="float">
            <text:p>150820896.16</text:p>
          </table:table-cell>
          <table:table-cell office:value-type="float" office:value="19024.1297663577" calcext:value-type="float">
            <text:p>19024.13</text:p>
          </table:table-cell>
          <table:table-cell office:value-type="float" office:value="22079.233534409" calcext:value-type="float">
            <text:p>22079.23</text:p>
          </table:table-cell>
          <table:table-cell office:value-type="float" office:value="26495.0802412908" calcext:value-type="float">
            <text:p>26495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0" calcext:value-type="float">
            <text:p>5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243.8346653781" calcext:value-type="float">
            <text:p>20243.83</text:p>
          </table:table-cell>
          <table:table-cell office:value-type="float" office:value="49249.9307237097" calcext:value-type="float">
            <text:p>49249.93</text:p>
          </table:table-cell>
          <table:table-cell office:value-type="float" office:value="11428.7984425985" calcext:value-type="float">
            <text:p>11428.80</text:p>
          </table:table-cell>
          <table:table-cell office:value-type="float" office:value="130617433.841542" calcext:value-type="float">
            <text:p>130617433.84</text:p>
          </table:table-cell>
          <table:table-cell office:value-type="float" office:value="17541.3633002961" calcext:value-type="float">
            <text:p>17541.36</text:p>
          </table:table-cell>
          <table:table-cell office:value-type="float" office:value="20243.8346653781" calcext:value-type="float">
            <text:p>20243.83</text:p>
          </table:table-cell>
          <table:table-cell office:value-type="float" office:value="24292.6015984537" calcext:value-type="float">
            <text:p>24292.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1" calcext:value-type="float">
            <text:p>5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031.7922963127" calcext:value-type="float">
            <text:p>23031.79</text:p>
          </table:table-cell>
          <table:table-cell office:value-type="float" office:value="48204.4466216087" calcext:value-type="float">
            <text:p>48204.45</text:p>
          </table:table-cell>
          <table:table-cell office:value-type="float" office:value="12548.1175538096" calcext:value-type="float">
            <text:p>12548.12</text:p>
          </table:table-cell>
          <table:table-cell office:value-type="float" office:value="157455254.144224" calcext:value-type="float">
            <text:p>157455254.14</text:p>
          </table:table-cell>
          <table:table-cell office:value-type="float" office:value="18978.7433027163" calcext:value-type="float">
            <text:p>18978.74</text:p>
          </table:table-cell>
          <table:table-cell office:value-type="float" office:value="23031.7922963127" calcext:value-type="float">
            <text:p>23031.79</text:p>
          </table:table-cell>
          <table:table-cell office:value-type="float" office:value="27638.1507555753" calcext:value-type="float">
            <text:p>27638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2" calcext:value-type="float">
            <text:p>5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357.3552117038" calcext:value-type="float">
            <text:p>23357.36</text:p>
          </table:table-cell>
          <table:table-cell office:value-type="float" office:value="50878.2087003595" calcext:value-type="float">
            <text:p>50878.21</text:p>
          </table:table-cell>
          <table:table-cell office:value-type="float" office:value="13119.4154933802" calcext:value-type="float">
            <text:p>13119.42</text:p>
          </table:table-cell>
          <table:table-cell office:value-type="float" office:value="172119062.887945" calcext:value-type="float">
            <text:p>172119062.89</text:p>
          </table:table-cell>
          <table:table-cell office:value-type="float" office:value="19542.465009474" calcext:value-type="float">
            <text:p>19542.47</text:p>
          </table:table-cell>
          <table:table-cell office:value-type="float" office:value="23357.3552117038" calcext:value-type="float">
            <text:p>23357.36</text:p>
          </table:table-cell>
          <table:table-cell office:value-type="float" office:value="28028.8262540445" calcext:value-type="float">
            <text:p>28028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3" calcext:value-type="float">
            <text:p>5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4526.2566508173" calcext:value-type="float">
            <text:p>24526.26</text:p>
          </table:table-cell>
          <table:table-cell office:value-type="float" office:value="51654.1889907858" calcext:value-type="float">
            <text:p>51654.19</text:p>
          </table:table-cell>
          <table:table-cell office:value-type="float" office:value="11760.0440044035" calcext:value-type="float">
            <text:p>11760.04</text:p>
          </table:table-cell>
          <table:table-cell office:value-type="float" office:value="138298634.985507" calcext:value-type="float">
            <text:p>138298634.99</text:p>
          </table:table-cell>
          <table:table-cell office:value-type="float" office:value="20251.0731898283" calcext:value-type="float">
            <text:p>20251.07</text:p>
          </table:table-cell>
          <table:table-cell office:value-type="float" office:value="24526.2566508173" calcext:value-type="float">
            <text:p>24526.26</text:p>
          </table:table-cell>
          <table:table-cell office:value-type="float" office:value="29431.5079809807" calcext:value-type="float">
            <text:p>29431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4" calcext:value-type="float">
            <text:p>5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5468.4621025391" calcext:value-type="float">
            <text:p>25468.46</text:p>
          </table:table-cell>
          <table:table-cell office:value-type="float" office:value="54146.5242289822" calcext:value-type="float">
            <text:p>54146.52</text:p>
          </table:table-cell>
          <table:table-cell office:value-type="float" office:value="12005.899633683" calcext:value-type="float">
            <text:p>12005.90</text:p>
          </table:table-cell>
          <table:table-cell office:value-type="float" office:value="144141626.01407" calcext:value-type="float">
            <text:p>144141626.01</text:p>
          </table:table-cell>
          <table:table-cell office:value-type="float" office:value="21101.6543807164" calcext:value-type="float">
            <text:p>21101.65</text:p>
          </table:table-cell>
          <table:table-cell office:value-type="float" office:value="25468.4621025391" calcext:value-type="float">
            <text:p>25468.46</text:p>
          </table:table-cell>
          <table:table-cell office:value-type="float" office:value="30562.1545230469" calcext:value-type="float">
            <text:p>30562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5" calcext:value-type="float">
            <text:p>5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5311.5042483798" calcext:value-type="float">
            <text:p>25311.50</text:p>
          </table:table-cell>
          <table:table-cell office:value-type="float" office:value="59117.0869774594" calcext:value-type="float">
            <text:p>59117.09</text:p>
          </table:table-cell>
          <table:table-cell office:value-type="float" office:value="11957.7580859782" calcext:value-type="float">
            <text:p>11957.76</text:p>
          </table:table-cell>
          <table:table-cell office:value-type="float" office:value="142987978.442778" calcext:value-type="float">
            <text:p>142987978.44</text:p>
          </table:table-cell>
          <table:table-cell office:value-type="float" office:value="21653.3737247701" calcext:value-type="float">
            <text:p>21653.37</text:p>
          </table:table-cell>
          <table:table-cell office:value-type="float" office:value="25311.5042483798" calcext:value-type="float">
            <text:p>25311.50</text:p>
          </table:table-cell>
          <table:table-cell office:value-type="float" office:value="30373.8050980558" calcext:value-type="float">
            <text:p>30373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6" calcext:value-type="float">
            <text:p>5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5044.4730392058" calcext:value-type="float">
            <text:p>25044.47</text:p>
          </table:table-cell>
          <table:table-cell office:value-type="float" office:value="51545.3980694907" calcext:value-type="float">
            <text:p>51545.40</text:p>
          </table:table-cell>
          <table:table-cell office:value-type="float" office:value="10676.1826228673" calcext:value-type="float">
            <text:p>10676.18</text:p>
          </table:table-cell>
          <table:table-cell office:value-type="float" office:value="113980875.396813" calcext:value-type="float">
            <text:p>113980875.40</text:p>
          </table:table-cell>
          <table:table-cell office:value-type="float" office:value="20477.7245305439" calcext:value-type="float">
            <text:p>20477.72</text:p>
          </table:table-cell>
          <table:table-cell office:value-type="float" office:value="25044.4730392058" calcext:value-type="float">
            <text:p>25044.47</text:p>
          </table:table-cell>
          <table:table-cell office:value-type="float" office:value="30053.367647047" calcext:value-type="float">
            <text:p>30053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7" calcext:value-type="float">
            <text:p>5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4034.0271699992" calcext:value-type="float">
            <text:p>24034.03</text:p>
          </table:table-cell>
          <table:table-cell office:value-type="float" office:value="46899.8696339251" calcext:value-type="float">
            <text:p>46899.87</text:p>
          </table:table-cell>
          <table:table-cell office:value-type="float" office:value="9581.19651583609" calcext:value-type="float">
            <text:p>9581.20</text:p>
          </table:table-cell>
          <table:table-cell office:value-type="float" office:value="91799326.6750697" calcext:value-type="float">
            <text:p>91799326.68</text:p>
          </table:table-cell>
          <table:table-cell office:value-type="float" office:value="19167.2377906213" calcext:value-type="float">
            <text:p>19167.24</text:p>
          </table:table-cell>
          <table:table-cell office:value-type="float" office:value="24034.0271699992" calcext:value-type="float">
            <text:p>24034.03</text:p>
          </table:table-cell>
          <table:table-cell office:value-type="float" office:value="28840.8326039991" calcext:value-type="float">
            <text:p>28840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8" calcext:value-type="float">
            <text:p>5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5138.4906550954" calcext:value-type="float">
            <text:p>25138.49</text:p>
          </table:table-cell>
          <table:table-cell office:value-type="float" office:value="46623.0406306272" calcext:value-type="float">
            <text:p>46623.04</text:p>
          </table:table-cell>
          <table:table-cell office:value-type="float" office:value="10894.4123638066" calcext:value-type="float">
            <text:p>10894.41</text:p>
          </table:table-cell>
          <table:table-cell office:value-type="float" office:value="118688220.752663" calcext:value-type="float">
            <text:p>118688220.75</text:p>
          </table:table-cell>
          <table:table-cell office:value-type="float" office:value="19462.315172404" calcext:value-type="float">
            <text:p>19462.32</text:p>
          </table:table-cell>
          <table:table-cell office:value-type="float" office:value="25138.4906550954" calcext:value-type="float">
            <text:p>25138.49</text:p>
          </table:table-cell>
          <table:table-cell office:value-type="float" office:value="30166.1887861145" calcext:value-type="float">
            <text:p>30166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9" calcext:value-type="float">
            <text:p>5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911.3671880381" calcext:value-type="float">
            <text:p>23911.37</text:p>
          </table:table-cell>
          <table:table-cell office:value-type="float" office:value="48625.2277944726" calcext:value-type="float">
            <text:p>48625.23</text:p>
          </table:table-cell>
          <table:table-cell office:value-type="float" office:value="10988.5700006756" calcext:value-type="float">
            <text:p>10988.57</text:p>
          </table:table-cell>
          <table:table-cell office:value-type="float" office:value="120748670.659749" calcext:value-type="float">
            <text:p>120748670.66</text:p>
          </table:table-cell>
          <table:table-cell office:value-type="float" office:value="19455.2159350804" calcext:value-type="float">
            <text:p>19455.22</text:p>
          </table:table-cell>
          <table:table-cell office:value-type="float" office:value="23911.3671880381" calcext:value-type="float">
            <text:p>23911.37</text:p>
          </table:table-cell>
          <table:table-cell office:value-type="float" office:value="28693.6406256457" calcext:value-type="float">
            <text:p>28693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0" calcext:value-type="float">
            <text:p>6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4306.8186540328" calcext:value-type="float">
            <text:p>24306.82</text:p>
          </table:table-cell>
          <table:table-cell office:value-type="float" office:value="43675.4803261668" calcext:value-type="float">
            <text:p>43675.48</text:p>
          </table:table-cell>
          <table:table-cell office:value-type="float" office:value="10951.8800588353" calcext:value-type="float">
            <text:p>10951.88</text:p>
          </table:table-cell>
          <table:table-cell office:value-type="float" office:value="119943676.823114" calcext:value-type="float">
            <text:p>119943676.82</text:p>
          </table:table-cell>
          <table:table-cell office:value-type="float" office:value="18427.6067084079" calcext:value-type="float">
            <text:p>18427.61</text:p>
          </table:table-cell>
          <table:table-cell office:value-type="float" office:value="24306.8186540328" calcext:value-type="float">
            <text:p>24306.82</text:p>
          </table:table-cell>
          <table:table-cell office:value-type="float" office:value="29168.1823848394" calcext:value-type="float">
            <text:p>29168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1" calcext:value-type="float">
            <text:p>6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353.8640111698" calcext:value-type="float">
            <text:p>23353.86</text:p>
          </table:table-cell>
          <table:table-cell office:value-type="float" office:value="44923.3511926287" calcext:value-type="float">
            <text:p>44923.35</text:p>
          </table:table-cell>
          <table:table-cell office:value-type="float" office:value="11088.3754110325" calcext:value-type="float">
            <text:p>11088.38</text:p>
          </table:table-cell>
          <table:table-cell office:value-type="float" office:value="122952069.25599" calcext:value-type="float">
            <text:p>122952069.26</text:p>
          </table:table-cell>
          <table:table-cell office:value-type="float" office:value="18487.8681607637" calcext:value-type="float">
            <text:p>18487.87</text:p>
          </table:table-cell>
          <table:table-cell office:value-type="float" office:value="23353.8640111698" calcext:value-type="float">
            <text:p>23353.86</text:p>
          </table:table-cell>
          <table:table-cell office:value-type="float" office:value="28024.6368134037" calcext:value-type="float">
            <text:p>28024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2" calcext:value-type="float">
            <text:p>6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191.5726136713" calcext:value-type="float">
            <text:p>22191.57</text:p>
          </table:table-cell>
          <table:table-cell office:value-type="float" office:value="51400.1873347068" calcext:value-type="float">
            <text:p>51400.19</text:p>
          </table:table-cell>
          <table:table-cell office:value-type="float" office:value="11161.2051879867" calcext:value-type="float">
            <text:p>11161.21</text:p>
          </table:table-cell>
          <table:table-cell office:value-type="float" office:value="124572501.24834" calcext:value-type="float">
            <text:p>124572501.25</text:p>
          </table:table-cell>
          <table:table-cell office:value-type="float" office:value="18953.6633090102" calcext:value-type="float">
            <text:p>18953.66</text:p>
          </table:table-cell>
          <table:table-cell office:value-type="float" office:value="22191.5726136713" calcext:value-type="float">
            <text:p>22191.57</text:p>
          </table:table-cell>
          <table:table-cell office:value-type="float" office:value="26629.8871364056" calcext:value-type="float">
            <text:p>26629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3" calcext:value-type="float">
            <text:p>6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218.7923456089" calcext:value-type="float">
            <text:p>21218.79</text:p>
          </table:table-cell>
          <table:table-cell office:value-type="float" office:value="43320.3545502477" calcext:value-type="float">
            <text:p>43320.35</text:p>
          </table:table-cell>
          <table:table-cell office:value-type="float" office:value="9888.36171926705" calcext:value-type="float">
            <text:p>9888.36</text:p>
          </table:table-cell>
          <table:table-cell office:value-type="float" office:value="97779697.491066" calcext:value-type="float">
            <text:p>97779697.49</text:p>
          </table:table-cell>
          <table:table-cell office:value-type="float" office:value="17314.0521428944" calcext:value-type="float">
            <text:p>17314.05</text:p>
          </table:table-cell>
          <table:table-cell office:value-type="float" office:value="21218.7923456089" calcext:value-type="float">
            <text:p>21218.79</text:p>
          </table:table-cell>
          <table:table-cell office:value-type="float" office:value="25462.5508147307" calcext:value-type="float">
            <text:p>25462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4" calcext:value-type="float">
            <text:p>6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191.5200648422" calcext:value-type="float">
            <text:p>22191.52</text:p>
          </table:table-cell>
          <table:table-cell office:value-type="float" office:value="44253.8504404313" calcext:value-type="float">
            <text:p>44253.85</text:p>
          </table:table-cell>
          <table:table-cell office:value-type="float" office:value="9915.97288814325" calcext:value-type="float">
            <text:p>9915.97</text:p>
          </table:table-cell>
          <table:table-cell office:value-type="float" office:value="98326518.318392" calcext:value-type="float">
            <text:p>98326518.32</text:p>
          </table:table-cell>
          <table:table-cell office:value-type="float" office:value="17904.829284946" calcext:value-type="float">
            <text:p>17904.83</text:p>
          </table:table-cell>
          <table:table-cell office:value-type="float" office:value="22191.5200648422" calcext:value-type="float">
            <text:p>22191.52</text:p>
          </table:table-cell>
          <table:table-cell office:value-type="float" office:value="26629.8240778107" calcext:value-type="float">
            <text:p>26629.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5" calcext:value-type="float">
            <text:p>6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109.9388347125" calcext:value-type="float">
            <text:p>21109.94</text:p>
          </table:table-cell>
          <table:table-cell office:value-type="float" office:value="41177.2637566203" calcext:value-type="float">
            <text:p>41177.26</text:p>
          </table:table-cell>
          <table:table-cell office:value-type="float" office:value="9700.41959905372" calcext:value-type="float">
            <text:p>9700.42</text:p>
          </table:table-cell>
          <table:table-cell office:value-type="float" office:value="94098140.3977055" calcext:value-type="float">
            <text:p>94098140.40</text:p>
          </table:table-cell>
          <table:table-cell office:value-type="float" office:value="16854.3366196097" calcext:value-type="float">
            <text:p>16854.34</text:p>
          </table:table-cell>
          <table:table-cell office:value-type="float" office:value="21109.9388347125" calcext:value-type="float">
            <text:p>21109.94</text:p>
          </table:table-cell>
          <table:table-cell office:value-type="float" office:value="25331.9266016551" calcext:value-type="float">
            <text:p>25331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6" calcext:value-type="float">
            <text:p>6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184.2605020049" calcext:value-type="float">
            <text:p>19184.26</text:p>
          </table:table-cell>
          <table:table-cell office:value-type="float" office:value="37215.8737934317" calcext:value-type="float">
            <text:p>37215.87</text:p>
          </table:table-cell>
          <table:table-cell office:value-type="float" office:value="8665.60255275529" calcext:value-type="float">
            <text:p>8665.60</text:p>
          </table:table-cell>
          <table:table-cell office:value-type="float" office:value="75092667.602319" calcext:value-type="float">
            <text:p>75092667.60</text:p>
          </table:table-cell>
          <table:table-cell office:value-type="float" office:value="15289.9981223064" calcext:value-type="float">
            <text:p>15290.00</text:p>
          </table:table-cell>
          <table:table-cell office:value-type="float" office:value="19184.2605020049" calcext:value-type="float">
            <text:p>19184.26</text:p>
          </table:table-cell>
          <table:table-cell office:value-type="float" office:value="23021.1126024059" calcext:value-type="float">
            <text:p>23021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7" calcext:value-type="float">
            <text:p>6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892.1555610386" calcext:value-type="float">
            <text:p>19892.16</text:p>
          </table:table-cell>
          <table:table-cell office:value-type="float" office:value="38863.5562774612" calcext:value-type="float">
            <text:p>38863.56</text:p>
          </table:table-cell>
          <table:table-cell office:value-type="float" office:value="8836.76207677283" calcext:value-type="float">
            <text:p>8836.76</text:p>
          </table:table-cell>
          <table:table-cell office:value-type="float" office:value="78088364.0014904" calcext:value-type="float">
            <text:p>78088364.00</text:p>
          </table:table-cell>
          <table:table-cell office:value-type="float" office:value="15905.7740181644" calcext:value-type="float">
            <text:p>15905.77</text:p>
          </table:table-cell>
          <table:table-cell office:value-type="float" office:value="19892.1555610386" calcext:value-type="float">
            <text:p>19892.16</text:p>
          </table:table-cell>
          <table:table-cell office:value-type="float" office:value="23870.5866732463" calcext:value-type="float">
            <text:p>23870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8" calcext:value-type="float">
            <text:p>6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236.1449815898" calcext:value-type="float">
            <text:p>20236.14</text:p>
          </table:table-cell>
          <table:table-cell office:value-type="float" office:value="46414.5200171718" calcext:value-type="float">
            <text:p>46414.52</text:p>
          </table:table-cell>
          <table:table-cell office:value-type="float" office:value="10518.2634319635" calcext:value-type="float">
            <text:p>10518.26</text:p>
          </table:table-cell>
          <table:table-cell office:value-type="float" office:value="110633865.62418" calcext:value-type="float">
            <text:p>110633865.62</text:p>
          </table:table-cell>
          <table:table-cell office:value-type="float" office:value="17244.0858483699" calcext:value-type="float">
            <text:p>17244.09</text:p>
          </table:table-cell>
          <table:table-cell office:value-type="float" office:value="20236.1449815898" calcext:value-type="float">
            <text:p>20236.14</text:p>
          </table:table-cell>
          <table:table-cell office:value-type="float" office:value="24283.3739779078" calcext:value-type="float">
            <text:p>24283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9" calcext:value-type="float">
            <text:p>6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169.6489530641" calcext:value-type="float">
            <text:p>21169.65</text:p>
          </table:table-cell>
          <table:table-cell office:value-type="float" office:value="40609.8931717367" calcext:value-type="float">
            <text:p>40609.89</text:p>
          </table:table-cell>
          <table:table-cell office:value-type="float" office:value="9449.2017399303" calcext:value-type="float">
            <text:p>9449.20</text:p>
          </table:table-cell>
          <table:table-cell office:value-type="float" office:value="89287413.5219018" calcext:value-type="float">
            <text:p>89287413.52</text:p>
          </table:table-cell>
          <table:table-cell office:value-type="float" office:value="16751.3447212726" calcext:value-type="float">
            <text:p>16751.34</text:p>
          </table:table-cell>
          <table:table-cell office:value-type="float" office:value="21169.6489530641" calcext:value-type="float">
            <text:p>21169.65</text:p>
          </table:table-cell>
          <table:table-cell office:value-type="float" office:value="25403.578743677" calcext:value-type="float">
            <text:p>25403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0" calcext:value-type="float">
            <text:p>7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493.895962239" calcext:value-type="float">
            <text:p>20493.90</text:p>
          </table:table-cell>
          <table:table-cell office:value-type="float" office:value="38855.1069659978" calcext:value-type="float">
            <text:p>38855.11</text:p>
          </table:table-cell>
          <table:table-cell office:value-type="float" office:value="9403.86230408508" calcext:value-type="float">
            <text:p>9403.86</text:p>
          </table:table-cell>
          <table:table-cell office:value-type="float" office:value="88432626.2341924" calcext:value-type="float">
            <text:p>88432626.23</text:p>
          </table:table-cell>
          <table:table-cell office:value-type="float" office:value="16116.1140727076" calcext:value-type="float">
            <text:p>16116.11</text:p>
          </table:table-cell>
          <table:table-cell office:value-type="float" office:value="20493.895962239" calcext:value-type="float">
            <text:p>20493.90</text:p>
          </table:table-cell>
          <table:table-cell office:value-type="float" office:value="24592.6751546868" calcext:value-type="float">
            <text:p>24592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1" calcext:value-type="float">
            <text:p>7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385.601122578" calcext:value-type="float">
            <text:p>19385.60</text:p>
          </table:table-cell>
          <table:table-cell office:value-type="float" office:value="38855.1069659978" calcext:value-type="float">
            <text:p>38855.11</text:p>
          </table:table-cell>
          <table:table-cell office:value-type="float" office:value="9791.99060363647" calcext:value-type="float">
            <text:p>9791.99</text:p>
          </table:table-cell>
          <table:table-cell office:value-type="float" office:value="95883079.9817048" calcext:value-type="float">
            <text:p>95883079.98</text:p>
          </table:table-cell>
          <table:table-cell office:value-type="float" office:value="15700.99713632" calcext:value-type="float">
            <text:p>15701.00</text:p>
          </table:table-cell>
          <table:table-cell office:value-type="float" office:value="19385.601122578" calcext:value-type="float">
            <text:p>19385.60</text:p>
          </table:table-cell>
          <table:table-cell office:value-type="float" office:value="23262.7213470936" calcext:value-type="float">
            <text:p>23262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2" calcext:value-type="float">
            <text:p>7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891.0703106964" calcext:value-type="float">
            <text:p>17891.07</text:p>
          </table:table-cell>
          <table:table-cell office:value-type="float" office:value="43267.9937206383" calcext:value-type="float">
            <text:p>43267.99</text:p>
          </table:table-cell>
          <table:table-cell office:value-type="float" office:value="9668.65524331293" calcext:value-type="float">
            <text:p>9668.66</text:p>
          </table:table-cell>
          <table:table-cell office:value-type="float" office:value="93482894.2140426" calcext:value-type="float">
            <text:p>93482894.21</text:p>
          </table:table-cell>
          <table:table-cell office:value-type="float" office:value="15492.8647370381" calcext:value-type="float">
            <text:p>15492.86</text:p>
          </table:table-cell>
          <table:table-cell office:value-type="float" office:value="17891.0703106964" calcext:value-type="float">
            <text:p>17891.07</text:p>
          </table:table-cell>
          <table:table-cell office:value-type="float" office:value="21469.2843728357" calcext:value-type="float">
            <text:p>21469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3" calcext:value-type="float">
            <text:p>7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883.9644238454" calcext:value-type="float">
            <text:p>18883.96</text:p>
          </table:table-cell>
          <table:table-cell office:value-type="float" office:value="42173.1959116279" calcext:value-type="float">
            <text:p>42173.20</text:p>
          </table:table-cell>
          <table:table-cell office:value-type="float" office:value="10126.6588144633" calcext:value-type="float">
            <text:p>10126.66</text:p>
          </table:table-cell>
          <table:table-cell office:value-type="float" office:value="102549218.744547" calcext:value-type="float">
            <text:p>102549218.74</text:p>
          </table:table-cell>
          <table:table-cell office:value-type="float" office:value="15964.7393548244" calcext:value-type="float">
            <text:p>15964.74</text:p>
          </table:table-cell>
          <table:table-cell office:value-type="float" office:value="18883.9644238454" calcext:value-type="float">
            <text:p>18883.96</text:p>
          </table:table-cell>
          <table:table-cell office:value-type="float" office:value="22660.7573086144" calcext:value-type="float">
            <text:p>22660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4" calcext:value-type="float">
            <text:p>7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127.8154053127" calcext:value-type="float">
            <text:p>18127.82</text:p>
          </table:table-cell>
          <table:table-cell office:value-type="float" office:value="46859.1065684755" calcext:value-type="float">
            <text:p>46859.11</text:p>
          </table:table-cell>
          <table:table-cell office:value-type="float" office:value="10282.198610531" calcext:value-type="float">
            <text:p>10282.20</text:p>
          </table:table-cell>
          <table:table-cell office:value-type="float" office:value="105723608.266405" calcext:value-type="float">
            <text:p>105723608.27</text:p>
          </table:table-cell>
          <table:table-cell office:value-type="float" office:value="15951.6954400099" calcext:value-type="float">
            <text:p>15951.70</text:p>
          </table:table-cell>
          <table:table-cell office:value-type="float" office:value="18127.8154053127" calcext:value-type="float">
            <text:p>18127.82</text:p>
          </table:table-cell>
          <table:table-cell office:value-type="float" office:value="21753.3784863752" calcext:value-type="float">
            <text:p>21753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5" calcext:value-type="float">
            <text:p>7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018.3646563105" calcext:value-type="float">
            <text:p>19018.36</text:p>
          </table:table-cell>
          <table:table-cell office:value-type="float" office:value="43344.6735758398" calcext:value-type="float">
            <text:p>43344.67</text:p>
          </table:table-cell>
          <table:table-cell office:value-type="float" office:value="10884.0045250871" calcext:value-type="float">
            <text:p>10884.00</text:p>
          </table:table-cell>
          <table:table-cell office:value-type="float" office:value="118461554.502117" calcext:value-type="float">
            <text:p>118461554.50</text:p>
          </table:table-cell>
          <table:table-cell office:value-type="float" office:value="16182.6860443079" calcext:value-type="float">
            <text:p>16182.69</text:p>
          </table:table-cell>
          <table:table-cell office:value-type="float" office:value="19018.3646563105" calcext:value-type="float">
            <text:p>19018.36</text:p>
          </table:table-cell>
          <table:table-cell office:value-type="float" office:value="22822.0375875726" calcext:value-type="float">
            <text:p>22822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6" calcext:value-type="float">
            <text:p>7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375.868239972" calcext:value-type="float">
            <text:p>18375.87</text:p>
          </table:table-cell>
          <table:table-cell office:value-type="float" office:value="41299.6894379985" calcext:value-type="float">
            <text:p>41299.69</text:p>
          </table:table-cell>
          <table:table-cell office:value-type="float" office:value="9939.99539212872" calcext:value-type="float">
            <text:p>9940.00</text:p>
          </table:table-cell>
          <table:table-cell office:value-type="float" office:value="98803508.3955401" calcext:value-type="float">
            <text:p>98803508.40</text:p>
          </table:table-cell>
          <table:table-cell office:value-type="float" office:value="15571.3660635248" calcext:value-type="float">
            <text:p>15571.37</text:p>
          </table:table-cell>
          <table:table-cell office:value-type="float" office:value="18375.868239972" calcext:value-type="float">
            <text:p>18375.87</text:p>
          </table:table-cell>
          <table:table-cell office:value-type="float" office:value="22051.0418879664" calcext:value-type="float">
            <text:p>22051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7" calcext:value-type="float">
            <text:p>7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072.2926774602" calcext:value-type="float">
            <text:p>18072.29</text:p>
          </table:table-cell>
          <table:table-cell office:value-type="float" office:value="36180.3398874989" calcext:value-type="float">
            <text:p>36180.34</text:p>
          </table:table-cell>
          <table:table-cell office:value-type="float" office:value="9259.30167732721" calcext:value-type="float">
            <text:p>9259.30</text:p>
          </table:table-cell>
          <table:table-cell office:value-type="float" office:value="85734667.5517545" calcext:value-type="float">
            <text:p>85734667.55</text:p>
          </table:table-cell>
          <table:table-cell office:value-type="float" office:value="14641.1908349649" calcext:value-type="float">
            <text:p>14641.19</text:p>
          </table:table-cell>
          <table:table-cell office:value-type="float" office:value="18072.2926774602" calcext:value-type="float">
            <text:p>18072.29</text:p>
          </table:table-cell>
          <table:table-cell office:value-type="float" office:value="21686.7512129523" calcext:value-type="float">
            <text:p>21686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8" calcext:value-type="float">
            <text:p>7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010.3071364595" calcext:value-type="float">
            <text:p>18010.31</text:p>
          </table:table-cell>
          <table:table-cell office:value-type="float" office:value="36331.1824674661" calcext:value-type="float">
            <text:p>36331.18</text:p>
          </table:table-cell>
          <table:table-cell office:value-type="float" office:value="9029.74049081536" calcext:value-type="float">
            <text:p>9029.74</text:p>
          </table:table-cell>
          <table:table-cell office:value-type="float" office:value="81536213.3314705" calcext:value-type="float">
            <text:p>81536213.33</text:p>
          </table:table-cell>
          <table:table-cell office:value-type="float" office:value="14642.8818451287" calcext:value-type="float">
            <text:p>14642.88</text:p>
          </table:table-cell>
          <table:table-cell office:value-type="float" office:value="18010.3071364595" calcext:value-type="float">
            <text:p>18010.31</text:p>
          </table:table-cell>
          <table:table-cell office:value-type="float" office:value="21612.3685637514" calcext:value-type="float">
            <text:p>21612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9" calcext:value-type="float">
            <text:p>7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220.5169444723" calcext:value-type="float">
            <text:p>18220.52</text:p>
          </table:table-cell>
          <table:table-cell office:value-type="float" office:value="37275.9853895551" calcext:value-type="float">
            <text:p>37275.99</text:p>
          </table:table-cell>
          <table:table-cell office:value-type="float" office:value="8159.48181521724" calcext:value-type="float">
            <text:p>8159.48</text:p>
          </table:table-cell>
          <table:table-cell office:value-type="float" office:value="66577143.4928607" calcext:value-type="float">
            <text:p>66577143.49</text:p>
          </table:table-cell>
          <table:table-cell office:value-type="float" office:value="14904.91871573" calcext:value-type="float">
            <text:p>14904.92</text:p>
          </table:table-cell>
          <table:table-cell office:value-type="float" office:value="18220.5169444723" calcext:value-type="float">
            <text:p>18220.52</text:p>
          </table:table-cell>
          <table:table-cell office:value-type="float" office:value="21864.6203333667" calcext:value-type="float">
            <text:p>21864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0" calcext:value-type="float">
            <text:p>8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436.8674983314" calcext:value-type="float">
            <text:p>18436.87</text:p>
          </table:table-cell>
          <table:table-cell office:value-type="float" office:value="42173.1959116279" calcext:value-type="float">
            <text:p>42173.20</text:p>
          </table:table-cell>
          <table:table-cell office:value-type="float" office:value="8918.515536592" calcext:value-type="float">
            <text:p>8918.52</text:p>
          </table:table-cell>
          <table:table-cell office:value-type="float" office:value="79539919.3764328" calcext:value-type="float">
            <text:p>79539919.38</text:p>
          </table:table-cell>
          <table:table-cell office:value-type="float" office:value="15709.8979063707" calcext:value-type="float">
            <text:p>15709.90</text:p>
          </table:table-cell>
          <table:table-cell office:value-type="float" office:value="18436.8674983314" calcext:value-type="float">
            <text:p>18436.87</text:p>
          </table:table-cell>
          <table:table-cell office:value-type="float" office:value="22124.2409979977" calcext:value-type="float">
            <text:p>22124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1" calcext:value-type="float">
            <text:p>8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322.9956282098" calcext:value-type="float">
            <text:p>18323.00</text:p>
          </table:table-cell>
          <table:table-cell office:value-type="float" office:value="45974.9264248527" calcext:value-type="float">
            <text:p>45974.93</text:p>
          </table:table-cell>
          <table:table-cell office:value-type="float" office:value="8836.7397840972" calcext:value-type="float">
            <text:p>8836.74</text:p>
          </table:table-cell>
          <table:table-cell office:value-type="float" office:value="78087970.0118463" calcext:value-type="float">
            <text:p>78087970.01</text:p>
          </table:table-cell>
          <table:table-cell office:value-type="float" office:value="16011.7223360813" calcext:value-type="float">
            <text:p>16011.72</text:p>
          </table:table-cell>
          <table:table-cell office:value-type="float" office:value="18322.9956282098" calcext:value-type="float">
            <text:p>18323.00</text:p>
          </table:table-cell>
          <table:table-cell office:value-type="float" office:value="21987.5947538518" calcext:value-type="float">
            <text:p>21987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2" calcext:value-type="float">
            <text:p>8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195.8658703005" calcext:value-type="float">
            <text:p>17195.87</text:p>
          </table:table-cell>
          <table:table-cell office:value-type="float" office:value="36849.8447189992" calcext:value-type="float">
            <text:p>36849.84</text:p>
          </table:table-cell>
          <table:table-cell office:value-type="float" office:value="8629.80330412163" calcext:value-type="float">
            <text:p>8629.80</text:p>
          </table:table-cell>
          <table:table-cell office:value-type="float" office:value="74473505.0678286" calcext:value-type="float">
            <text:p>74473505.07</text:p>
          </table:table-cell>
          <table:table-cell office:value-type="float" office:value="14341.3135140518" calcext:value-type="float">
            <text:p>14341.31</text:p>
          </table:table-cell>
          <table:table-cell office:value-type="float" office:value="17195.8658703005" calcext:value-type="float">
            <text:p>17195.87</text:p>
          </table:table-cell>
          <table:table-cell office:value-type="float" office:value="20635.0390443606" calcext:value-type="float">
            <text:p>20635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3" calcext:value-type="float">
            <text:p>8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400.1554516689" calcext:value-type="float">
            <text:p>16400.16</text:p>
          </table:table-cell>
          <table:table-cell office:value-type="float" office:value="33848.903854563" calcext:value-type="float">
            <text:p>33848.90</text:p>
          </table:table-cell>
          <table:table-cell office:value-type="float" office:value="8514.60711254451" calcext:value-type="float">
            <text:p>8514.61</text:p>
          </table:table-cell>
          <table:table-cell office:value-type="float" office:value="72498534.2809936" calcext:value-type="float">
            <text:p>72498534.28</text:p>
          </table:table-cell>
          <table:table-cell office:value-type="float" office:value="13483.1973382407" calcext:value-type="float">
            <text:p>13483.20</text:p>
          </table:table-cell>
          <table:table-cell office:value-type="float" office:value="16400.1554516689" calcext:value-type="float">
            <text:p>16400.16</text:p>
          </table:table-cell>
          <table:table-cell office:value-type="float" office:value="19680.1865420026" calcext:value-type="float">
            <text:p>19680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4" calcext:value-type="float">
            <text:p>8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432.6163937232" calcext:value-type="float">
            <text:p>15432.62</text:p>
          </table:table-cell>
          <table:table-cell office:value-type="float" office:value="39415.8075905685" calcext:value-type="float">
            <text:p>39415.81</text:p>
          </table:table-cell>
          <table:table-cell office:value-type="float" office:value="9903.14847123691" calcext:value-type="float">
            <text:p>9903.15</text:p>
          </table:table-cell>
          <table:table-cell office:value-type="float" office:value="98072349.6433619" calcext:value-type="float">
            <text:p>98072349.64</text:p>
          </table:table-cell>
          <table:table-cell office:value-type="float" office:value="13560.1293339716" calcext:value-type="float">
            <text:p>13560.13</text:p>
          </table:table-cell>
          <table:table-cell office:value-type="float" office:value="15432.6163937232" calcext:value-type="float">
            <text:p>15432.62</text:p>
          </table:table-cell>
          <table:table-cell office:value-type="float" office:value="18519.1396724678" calcext:value-type="float">
            <text:p>18519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5" calcext:value-type="float">
            <text:p>8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999.1051668351" calcext:value-type="float">
            <text:p>15999.11</text:p>
          </table:table-cell>
          <table:table-cell office:value-type="float" office:value="38746.9030334984" calcext:value-type="float">
            <text:p>38746.90</text:p>
          </table:table-cell>
          <table:table-cell office:value-type="float" office:value="10694.6100737522" calcext:value-type="float">
            <text:p>10694.61</text:p>
          </table:table-cell>
          <table:table-cell office:value-type="float" office:value="114374684.629601" calcext:value-type="float">
            <text:p>114374684.63</text:p>
          </table:table-cell>
          <table:table-cell office:value-type="float" office:value="13872.774748793" calcext:value-type="float">
            <text:p>13872.77</text:p>
          </table:table-cell>
          <table:table-cell office:value-type="float" office:value="15999.1051668351" calcext:value-type="float">
            <text:p>15999.11</text:p>
          </table:table-cell>
          <table:table-cell office:value-type="float" office:value="19198.9262002021" calcext:value-type="float">
            <text:p>19198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6" calcext:value-type="float">
            <text:p>8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866.6168560382" calcext:value-type="float">
            <text:p>13866.62</text:p>
          </table:table-cell>
          <table:table-cell office:value-type="float" office:value="32632.1823680855" calcext:value-type="float">
            <text:p>32632.18</text:p>
          </table:table-cell>
          <table:table-cell office:value-type="float" office:value="9454.97857331468" calcext:value-type="float">
            <text:p>9454.98</text:p>
          </table:table-cell>
          <table:table-cell office:value-type="float" office:value="89396619.8218397" calcext:value-type="float">
            <text:p>89396619.82</text:p>
          </table:table-cell>
          <table:table-cell office:value-type="float" office:value="11947.772243777" calcext:value-type="float">
            <text:p>11947.77</text:p>
          </table:table-cell>
          <table:table-cell office:value-type="float" office:value="13866.6168560382" calcext:value-type="float">
            <text:p>13866.62</text:p>
          </table:table-cell>
          <table:table-cell office:value-type="float" office:value="16639.9402272459" calcext:value-type="float">
            <text:p>16639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7" calcext:value-type="float">
            <text:p>8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598.477009916" calcext:value-type="float">
            <text:p>16598.48</text:p>
          </table:table-cell>
          <table:table-cell office:value-type="float" office:value="44501.718247416" calcext:value-type="float">
            <text:p>44501.72</text:p>
          </table:table-cell>
          <table:table-cell office:value-type="float" office:value="9707.78170438816" calcext:value-type="float">
            <text:p>9707.78</text:p>
          </table:table-cell>
          <table:table-cell office:value-type="float" office:value="94241025.6200534" calcext:value-type="float">
            <text:p>94241025.62</text:p>
          </table:table-cell>
          <table:table-cell office:value-type="float" office:value="14728.761643432" calcext:value-type="float">
            <text:p>14728.76</text:p>
          </table:table-cell>
          <table:table-cell office:value-type="float" office:value="16598.477009916" calcext:value-type="float">
            <text:p>16598.48</text:p>
          </table:table-cell>
          <table:table-cell office:value-type="float" office:value="19918.1724118992" calcext:value-type="float">
            <text:p>19918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8" calcext:value-type="float">
            <text:p>8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385.9237768272" calcext:value-type="float">
            <text:p>15385.92</text:p>
          </table:table-cell>
          <table:table-cell office:value-type="float" office:value="36232.1823680855" calcext:value-type="float">
            <text:p>36232.18</text:p>
          </table:table-cell>
          <table:table-cell office:value-type="float" office:value="9412.29308845404" calcext:value-type="float">
            <text:p>9412.29</text:p>
          </table:table-cell>
          <table:table-cell office:value-type="float" office:value="88591261.1829597" calcext:value-type="float">
            <text:p>88591261.18</text:p>
          </table:table-cell>
          <table:table-cell office:value-type="float" office:value="13245.0763071633" calcext:value-type="float">
            <text:p>13245.08</text:p>
          </table:table-cell>
          <table:table-cell office:value-type="float" office:value="15385.9237768272" calcext:value-type="float">
            <text:p>15385.92</text:p>
          </table:table-cell>
          <table:table-cell office:value-type="float" office:value="18463.1085321926" calcext:value-type="float">
            <text:p>18463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9" calcext:value-type="float">
            <text:p>8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305.052323697" calcext:value-type="float">
            <text:p>15305.05</text:p>
          </table:table-cell>
          <table:table-cell office:value-type="float" office:value="36232.1823680855" calcext:value-type="float">
            <text:p>36232.18</text:p>
          </table:table-cell>
          <table:table-cell office:value-type="float" office:value="9080.44163190519" calcext:value-type="float">
            <text:p>9080.44</text:p>
          </table:table-cell>
          <table:table-cell office:value-type="float" office:value="82454420.230437" calcext:value-type="float">
            <text:p>82454420.23</text:p>
          </table:table-cell>
          <table:table-cell office:value-type="float" office:value="13195.5163074837" calcext:value-type="float">
            <text:p>13195.52</text:p>
          </table:table-cell>
          <table:table-cell office:value-type="float" office:value="15305.052323697" calcext:value-type="float">
            <text:p>15305.05</text:p>
          </table:table-cell>
          <table:table-cell office:value-type="float" office:value="18366.0627884364" calcext:value-type="float">
            <text:p>18366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0" calcext:value-type="float">
            <text:p>9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724.9882861003" calcext:value-type="float">
            <text:p>15724.99</text:p>
          </table:table-cell>
          <table:table-cell office:value-type="float" office:value="36232.1823680855" calcext:value-type="float">
            <text:p>36232.18</text:p>
          </table:table-cell>
          <table:table-cell office:value-type="float" office:value="8722.07849324822" calcext:value-type="float">
            <text:p>8722.08</text:p>
          </table:table-cell>
          <table:table-cell office:value-type="float" office:value="76074653.2423832" calcext:value-type="float">
            <text:p>76074653.24</text:p>
          </table:table-cell>
          <table:table-cell office:value-type="float" office:value="13448.7864385654" calcext:value-type="float">
            <text:p>13448.79</text:p>
          </table:table-cell>
          <table:table-cell office:value-type="float" office:value="15724.9882861003" calcext:value-type="float">
            <text:p>15724.99</text:p>
          </table:table-cell>
          <table:table-cell office:value-type="float" office:value="18869.9859433203" calcext:value-type="float">
            <text:p>18869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1" calcext:value-type="float">
            <text:p>9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101.0995751356" calcext:value-type="float">
            <text:p>15101.10</text:p>
          </table:table-cell>
          <table:table-cell office:value-type="float" office:value="40775.9853895551" calcext:value-type="float">
            <text:p>40775.99</text:p>
          </table:table-cell>
          <table:table-cell office:value-type="float" office:value="8311.67445433325" calcext:value-type="float">
            <text:p>8311.67</text:p>
          </table:table-cell>
          <table:table-cell office:value-type="float" office:value="69083932.2348158" calcext:value-type="float">
            <text:p>69083932.23</text:p>
          </table:table-cell>
          <table:table-cell office:value-type="float" office:value="13428.5600030428" calcext:value-type="float">
            <text:p>13428.56</text:p>
          </table:table-cell>
          <table:table-cell office:value-type="float" office:value="15101.0995751356" calcext:value-type="float">
            <text:p>15101.10</text:p>
          </table:table-cell>
          <table:table-cell office:value-type="float" office:value="18121.3194901627" calcext:value-type="float">
            <text:p>18121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2" calcext:value-type="float">
            <text:p>9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605.8024791454" calcext:value-type="float">
            <text:p>15605.80</text:p>
          </table:table-cell>
          <table:table-cell office:value-type="float" office:value="31770.8794294331" calcext:value-type="float">
            <text:p>31770.88</text:p>
          </table:table-cell>
          <table:table-cell office:value-type="float" office:value="7942.88080345076" calcext:value-type="float">
            <text:p>7942.88</text:p>
          </table:table-cell>
          <table:table-cell office:value-type="float" office:value="63089355.4578265" calcext:value-type="float">
            <text:p>63089355.46</text:p>
          </table:table-cell>
          <table:table-cell office:value-type="float" office:value="12763.0866327111" calcext:value-type="float">
            <text:p>12763.09</text:p>
          </table:table-cell>
          <table:table-cell office:value-type="float" office:value="15605.8024791454" calcext:value-type="float">
            <text:p>15605.80</text:p>
          </table:table-cell>
          <table:table-cell office:value-type="float" office:value="18726.9629749745" calcext:value-type="float">
            <text:p>18726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3" calcext:value-type="float">
            <text:p>9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154.8015573508" calcext:value-type="float">
            <text:p>16154.80</text:p>
          </table:table-cell>
          <table:table-cell office:value-type="float" office:value="33747.6835038553" calcext:value-type="float">
            <text:p>33747.68</text:p>
          </table:table-cell>
          <table:table-cell office:value-type="float" office:value="7353.17947284919" calcext:value-type="float">
            <text:p>7353.18</text:p>
          </table:table-cell>
          <table:table-cell office:value-type="float" office:value="54069248.3599307" calcext:value-type="float">
            <text:p>54069248.36</text:p>
          </table:table-cell>
          <table:table-cell office:value-type="float" office:value="13350.0824069444" calcext:value-type="float">
            <text:p>13350.08</text:p>
          </table:table-cell>
          <table:table-cell office:value-type="float" office:value="16154.8015573508" calcext:value-type="float">
            <text:p>16154.80</text:p>
          </table:table-cell>
          <table:table-cell office:value-type="float" office:value="19385.761868821" calcext:value-type="float">
            <text:p>19385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4" calcext:value-type="float">
            <text:p>9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470.5503230218" calcext:value-type="float">
            <text:p>16470.55</text:p>
          </table:table-cell>
          <table:table-cell office:value-type="float" office:value="35658.4192695091" calcext:value-type="float">
            <text:p>35658.42</text:p>
          </table:table-cell>
          <table:table-cell office:value-type="float" office:value="8531.34240113968" calcext:value-type="float">
            <text:p>8531.34</text:p>
          </table:table-cell>
          <table:table-cell office:value-type="float" office:value="72783803.1654838" calcext:value-type="float">
            <text:p>72783803.17</text:p>
          </table:table-cell>
          <table:table-cell office:value-type="float" office:value="13794.5040842646" calcext:value-type="float">
            <text:p>13794.50</text:p>
          </table:table-cell>
          <table:table-cell office:value-type="float" office:value="16470.5503230218" calcext:value-type="float">
            <text:p>16470.55</text:p>
          </table:table-cell>
          <table:table-cell office:value-type="float" office:value="19764.6603876262" calcext:value-type="float">
            <text:p>19764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5" calcext:value-type="float">
            <text:p>9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100.0894078687" calcext:value-type="float">
            <text:p>17100.09</text:p>
          </table:table-cell>
          <table:table-cell office:value-type="float" office:value="40499.9348169625" calcext:value-type="float">
            <text:p>40499.93</text:p>
          </table:table-cell>
          <table:table-cell office:value-type="float" office:value="8702.80000009587" calcext:value-type="float">
            <text:p>8702.80</text:p>
          </table:table-cell>
          <table:table-cell office:value-type="float" office:value="75738727.8416687" calcext:value-type="float">
            <text:p>75738727.84</text:p>
          </table:table-cell>
          <table:table-cell office:value-type="float" office:value="14729.8483777042" calcext:value-type="float">
            <text:p>14729.85</text:p>
          </table:table-cell>
          <table:table-cell office:value-type="float" office:value="17100.0894078687" calcext:value-type="float">
            <text:p>17100.09</text:p>
          </table:table-cell>
          <table:table-cell office:value-type="float" office:value="20520.1072894424" calcext:value-type="float">
            <text:p>20520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6" calcext:value-type="float">
            <text:p>9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467.4653007349" calcext:value-type="float">
            <text:p>17467.47</text:p>
          </table:table-cell>
          <table:table-cell office:value-type="float" office:value="33058.4192695091" calcext:value-type="float">
            <text:p>33058.42</text:p>
          </table:table-cell>
          <table:table-cell office:value-type="float" office:value="8153.33223945472" calcext:value-type="float">
            <text:p>8153.33</text:p>
          </table:table-cell>
          <table:table-cell office:value-type="float" office:value="66476826.6069318" calcext:value-type="float">
            <text:p>66476826.61</text:p>
          </table:table-cell>
          <table:table-cell office:value-type="float" office:value="13751.319128199" calcext:value-type="float">
            <text:p>13751.32</text:p>
          </table:table-cell>
          <table:table-cell office:value-type="float" office:value="17467.4653007349" calcext:value-type="float">
            <text:p>17467.47</text:p>
          </table:table-cell>
          <table:table-cell office:value-type="float" office:value="20960.9583608819" calcext:value-type="float">
            <text:p>20960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7" calcext:value-type="float">
            <text:p>9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186.870706771" calcext:value-type="float">
            <text:p>16186.87</text:p>
          </table:table-cell>
          <table:table-cell office:value-type="float" office:value="33504.508745169" calcext:value-type="float">
            <text:p>33504.51</text:p>
          </table:table-cell>
          <table:table-cell office:value-type="float" office:value="7957.52200023853" calcext:value-type="float">
            <text:p>7957.52</text:p>
          </table:table-cell>
          <table:table-cell office:value-type="float" office:value="63322156.3842802" calcext:value-type="float">
            <text:p>63322156.38</text:p>
          </table:table-cell>
          <table:table-cell office:value-type="float" office:value="13325.9225579853" calcext:value-type="float">
            <text:p>13325.92</text:p>
          </table:table-cell>
          <table:table-cell office:value-type="float" office:value="16186.870706771" calcext:value-type="float">
            <text:p>16186.87</text:p>
          </table:table-cell>
          <table:table-cell office:value-type="float" office:value="19424.2448481252" calcext:value-type="float">
            <text:p>19424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8" calcext:value-type="float">
            <text:p>9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248.0721667371" calcext:value-type="float">
            <text:p>14248.07</text:p>
          </table:table-cell>
          <table:table-cell office:value-type="float" office:value="32730.5272361557" calcext:value-type="float">
            <text:p>32730.53</text:p>
          </table:table-cell>
          <table:table-cell office:value-type="float" office:value="7523.66067786603" calcext:value-type="float">
            <text:p>7523.66</text:p>
          </table:table-cell>
          <table:table-cell office:value-type="float" office:value="56605469.9956676" calcext:value-type="float">
            <text:p>56605470.00</text:p>
          </table:table-cell>
          <table:table-cell office:value-type="float" office:value="12187.4286745809" calcext:value-type="float">
            <text:p>12187.43</text:p>
          </table:table-cell>
          <table:table-cell office:value-type="float" office:value="14248.0721667371" calcext:value-type="float">
            <text:p>14248.07</text:p>
          </table:table-cell>
          <table:table-cell office:value-type="float" office:value="17097.6866000845" calcext:value-type="float">
            <text:p>17097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9" calcext:value-type="float">
            <text:p>9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969.9602020603" calcext:value-type="float">
            <text:p>13969.96</text:p>
          </table:table-cell>
          <table:table-cell office:value-type="float" office:value="28767.6872658395" calcext:value-type="float">
            <text:p>28767.69</text:p>
          </table:table-cell>
          <table:table-cell office:value-type="float" office:value="7321.90164618758" calcext:value-type="float">
            <text:p>7321.90</text:p>
          </table:table-cell>
          <table:table-cell office:value-type="float" office:value="53610243.7164444" calcext:value-type="float">
            <text:p>53610243.72</text:p>
          </table:table-cell>
          <table:table-cell office:value-type="float" office:value="11498.9521925031" calcext:value-type="float">
            <text:p>11498.95</text:p>
          </table:table-cell>
          <table:table-cell office:value-type="float" office:value="13969.9602020603" calcext:value-type="float">
            <text:p>13969.96</text:p>
          </table:table-cell>
          <table:table-cell office:value-type="float" office:value="16763.9522424724" calcext:value-type="float">
            <text:p>16763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0" calcext:value-type="float">
            <text:p>0</text:p>
          </table:table-cell>
          <table:table-cell office:value-type="float" office:value="7653.56789468263" calcext:value-type="float">
            <text:p>7653.57</text:p>
          </table:table-cell>
          <table:table-cell office:value-type="float" office:value="36526.6552604311" calcext:value-type="float">
            <text:p>36526.66</text:p>
          </table:table-cell>
          <table:table-cell office:value-type="float" office:value="65414.839757605" calcext:value-type="float">
            <text:p>65414.84</text:p>
          </table:table-cell>
          <table:table-cell office:value-type="float" office:value="13051.439383374" calcext:value-type="float">
            <text:p>13051.44</text:p>
          </table:table-cell>
          <table:table-cell office:value-type="float" office:value="170340069.977885" calcext:value-type="float">
            <text:p>170340069.98</text:p>
          </table:table-cell>
          <table:table-cell office:value-type="float" office:value="29225.1420163837" calcext:value-type="float">
            <text:p>29225.14</text:p>
          </table:table-cell>
          <table:table-cell office:value-type="float" office:value="36526.6552604311" calcext:value-type="float">
            <text:p>36526.66</text:p>
          </table:table-cell>
          <table:table-cell office:value-type="float" office:value="43831.9863125173" calcext:value-type="float">
            <text:p>43831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" calcext:value-type="float">
            <text:p>1</text:p>
          </table:table-cell>
          <table:table-cell office:value-type="float" office:value="1206.4495102246" calcext:value-type="float">
            <text:p>1206.45</text:p>
          </table:table-cell>
          <table:table-cell office:value-type="float" office:value="36019.4919151975" calcext:value-type="float">
            <text:p>36019.49</text:p>
          </table:table-cell>
          <table:table-cell office:value-type="float" office:value="65414.839757605" calcext:value-type="float">
            <text:p>65414.84</text:p>
          </table:table-cell>
          <table:table-cell office:value-type="float" office:value="13722.9549879241" calcext:value-type="float">
            <text:p>13722.95</text:p>
          </table:table-cell>
          <table:table-cell office:value-type="float" office:value="188319493.600592" calcext:value-type="float">
            <text:p>188319493.60</text:p>
          </table:table-cell>
          <table:table-cell office:value-type="float" office:value="27487.8827219882" calcext:value-type="float">
            <text:p>27487.88</text:p>
          </table:table-cell>
          <table:table-cell office:value-type="float" office:value="36019.4919151975" calcext:value-type="float">
            <text:p>36019.49</text:p>
          </table:table-cell>
          <table:table-cell office:value-type="float" office:value="43223.390298237" calcext:value-type="float">
            <text:p>43223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" calcext:value-type="float">
            <text:p>2</text:p>
          </table:table-cell>
          <table:table-cell office:value-type="float" office:value="1206.4495102246" calcext:value-type="float">
            <text:p>1206.45</text:p>
          </table:table-cell>
          <table:table-cell office:value-type="float" office:value="33636.0678567188" calcext:value-type="float">
            <text:p>33636.07</text:p>
          </table:table-cell>
          <table:table-cell office:value-type="float" office:value="58790.2279601069" calcext:value-type="float">
            <text:p>58790.23</text:p>
          </table:table-cell>
          <table:table-cell office:value-type="float" office:value="13516.4551930309" calcext:value-type="float">
            <text:p>13516.46</text:p>
          </table:table-cell>
          <table:table-cell office:value-type="float" office:value="182694560.985211" calcext:value-type="float">
            <text:p>182694560.99</text:p>
          </table:table-cell>
          <table:table-cell office:value-type="float" office:value="24963.1100733003" calcext:value-type="float">
            <text:p>24963.11</text:p>
          </table:table-cell>
          <table:table-cell office:value-type="float" office:value="33636.0678567188" calcext:value-type="float">
            <text:p>33636.07</text:p>
          </table:table-cell>
          <table:table-cell office:value-type="float" office:value="40363.2814280626" calcext:value-type="float">
            <text:p>40363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" calcext:value-type="float">
            <text:p>3</text:p>
          </table:table-cell>
          <table:table-cell office:value-type="float" office:value="1206.4495102246" calcext:value-type="float">
            <text:p>1206.45</text:p>
          </table:table-cell>
          <table:table-cell office:value-type="float" office:value="32698.7341567121" calcext:value-type="float">
            <text:p>32698.73</text:p>
          </table:table-cell>
          <table:table-cell office:value-type="float" office:value="54146.5242289822" calcext:value-type="float">
            <text:p>54146.52</text:p>
          </table:table-cell>
          <table:table-cell office:value-type="float" office:value="13969.1980203238" calcext:value-type="float">
            <text:p>13969.20</text:p>
          </table:table-cell>
          <table:table-cell office:value-type="float" office:value="195138493.33102" calcext:value-type="float">
            <text:p>195138493.33</text:p>
          </table:table-cell>
          <table:table-cell office:value-type="float" office:value="23096.2731089944" calcext:value-type="float">
            <text:p>23096.27</text:p>
          </table:table-cell>
          <table:table-cell office:value-type="float" office:value="32698.7341567121" calcext:value-type="float">
            <text:p>32698.73</text:p>
          </table:table-cell>
          <table:table-cell office:value-type="float" office:value="39238.4809880545" calcext:value-type="float">
            <text:p>39238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" calcext:value-type="float">
            <text:p>4</text:p>
          </table:table-cell>
          <table:table-cell office:value-type="float" office:value="1206.4495102246" calcext:value-type="float">
            <text:p>1206.45</text:p>
          </table:table-cell>
          <table:table-cell office:value-type="float" office:value="30618.4498517343" calcext:value-type="float">
            <text:p>30618.45</text:p>
          </table:table-cell>
          <table:table-cell office:value-type="float" office:value="55803.3784784746" calcext:value-type="float">
            <text:p>55803.38</text:p>
          </table:table-cell>
          <table:table-cell office:value-type="float" office:value="14288.1816361284" calcext:value-type="float">
            <text:p>14288.18</text:p>
          </table:table-cell>
          <table:table-cell office:value-type="float" office:value="204152134.466996" calcext:value-type="float">
            <text:p>204152134.47</text:p>
          </table:table-cell>
          <table:table-cell office:value-type="float" office:value="23466.951661348" calcext:value-type="float">
            <text:p>23466.95</text:p>
          </table:table-cell>
          <table:table-cell office:value-type="float" office:value="30618.4498517343" calcext:value-type="float">
            <text:p>30618.45</text:p>
          </table:table-cell>
          <table:table-cell office:value-type="float" office:value="36742.1398220811" calcext:value-type="float">
            <text:p>36742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5" calcext:value-type="float">
            <text:p>5</text:p>
          </table:table-cell>
          <table:table-cell office:value-type="float" office:value="1130.05630797458" calcext:value-type="float">
            <text:p>1130.06</text:p>
          </table:table-cell>
          <table:table-cell office:value-type="float" office:value="29747.2947508454" calcext:value-type="float">
            <text:p>29747.29</text:p>
          </table:table-cell>
          <table:table-cell office:value-type="float" office:value="64173.8852502458" calcext:value-type="float">
            <text:p>64173.89</text:p>
          </table:table-cell>
          <table:table-cell office:value-type="float" office:value="15206.9518962062" calcext:value-type="float">
            <text:p>15206.95</text:p>
          </table:table-cell>
          <table:table-cell office:value-type="float" office:value="231251385.97353" calcext:value-type="float">
            <text:p>231251385.97</text:p>
          </table:table-cell>
          <table:table-cell office:value-type="float" office:value="24801.783652788" calcext:value-type="float">
            <text:p>24801.78</text:p>
          </table:table-cell>
          <table:table-cell office:value-type="float" office:value="29747.2947508454" calcext:value-type="float">
            <text:p>29747.29</text:p>
          </table:table-cell>
          <table:table-cell office:value-type="float" office:value="35696.7537010144" calcext:value-type="float">
            <text:p>35696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6" calcext:value-type="float">
            <text:p>6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7992.2294920109" calcext:value-type="float">
            <text:p>27992.23</text:p>
          </table:table-cell>
          <table:table-cell office:value-type="float" office:value="64173.8852502458" calcext:value-type="float">
            <text:p>64173.89</text:p>
          </table:table-cell>
          <table:table-cell office:value-type="float" office:value="14294.5443310049" calcext:value-type="float">
            <text:p>14294.54</text:p>
          </table:table-cell>
          <table:table-cell office:value-type="float" office:value="204333997.631063" calcext:value-type="float">
            <text:p>204333997.63</text:p>
          </table:table-cell>
          <table:table-cell office:value-type="float" office:value="23806.6143596322" calcext:value-type="float">
            <text:p>23806.61</text:p>
          </table:table-cell>
          <table:table-cell office:value-type="float" office:value="27992.2294920109" calcext:value-type="float">
            <text:p>27992.23</text:p>
          </table:table-cell>
          <table:table-cell office:value-type="float" office:value="33590.6753904131" calcext:value-type="float">
            <text:p>33590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7" calcext:value-type="float">
            <text:p>7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8507.3944695269" calcext:value-type="float">
            <text:p>28507.39</text:p>
          </table:table-cell>
          <table:table-cell office:value-type="float" office:value="57202.2523189831" calcext:value-type="float">
            <text:p>57202.25</text:p>
          </table:table-cell>
          <table:table-cell office:value-type="float" office:value="13427.0605728795" calcext:value-type="float">
            <text:p>13427.06</text:p>
          </table:table-cell>
          <table:table-cell office:value-type="float" office:value="180285955.627776" calcext:value-type="float">
            <text:p>180285955.63</text:p>
          </table:table-cell>
          <table:table-cell office:value-type="float" office:value="23030.2175230531" calcext:value-type="float">
            <text:p>23030.22</text:p>
          </table:table-cell>
          <table:table-cell office:value-type="float" office:value="28507.3944695269" calcext:value-type="float">
            <text:p>28507.39</text:p>
          </table:table-cell>
          <table:table-cell office:value-type="float" office:value="34208.8733634323" calcext:value-type="float">
            <text:p>34208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8" calcext:value-type="float">
            <text:p>8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9497.9139849672" calcext:value-type="float">
            <text:p>29497.91</text:p>
          </table:table-cell>
          <table:table-cell office:value-type="float" office:value="52716.4948895349" calcext:value-type="float">
            <text:p>52716.49</text:p>
          </table:table-cell>
          <table:table-cell office:value-type="float" office:value="12499.367232081" calcext:value-type="float">
            <text:p>12499.37</text:p>
          </table:table-cell>
          <table:table-cell office:value-type="float" office:value="156234181.202419" calcext:value-type="float">
            <text:p>156234181.20</text:p>
          </table:table-cell>
          <table:table-cell office:value-type="float" office:value="22242.0272730544" calcext:value-type="float">
            <text:p>22242.03</text:p>
          </table:table-cell>
          <table:table-cell office:value-type="float" office:value="29497.9139849672" calcext:value-type="float">
            <text:p>29497.91</text:p>
          </table:table-cell>
          <table:table-cell office:value-type="float" office:value="35397.4967819607" calcext:value-type="float">
            <text:p>35397.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" calcext:value-type="float">
            <text:p>9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9834.6071945025" calcext:value-type="float">
            <text:p>29834.61</text:p>
          </table:table-cell>
          <table:table-cell office:value-type="float" office:value="52515.9608179678" calcext:value-type="float">
            <text:p>52515.96</text:p>
          </table:table-cell>
          <table:table-cell office:value-type="float" office:value="12738.6526936499" calcext:value-type="float">
            <text:p>12738.65</text:p>
          </table:table-cell>
          <table:table-cell office:value-type="float" office:value="162273272.449434" calcext:value-type="float">
            <text:p>162273272.45</text:p>
          </table:table-cell>
          <table:table-cell office:value-type="float" office:value="22233.5013311329" calcext:value-type="float">
            <text:p>22233.50</text:p>
          </table:table-cell>
          <table:table-cell office:value-type="float" office:value="29834.6071945025" calcext:value-type="float">
            <text:p>29834.61</text:p>
          </table:table-cell>
          <table:table-cell office:value-type="float" office:value="35801.528633403" calcext:value-type="float">
            <text:p>35801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.00</text:p>
          </table:table-cell>
          <table:table-cell office:value-type="float" office:value="30962.5867466508" calcext:value-type="float">
            <text:p>30962.59</text:p>
          </table:table-cell>
          <table:table-cell office:value-type="float" office:value="53777.7036369711" calcext:value-type="float">
            <text:p>53777.70</text:p>
          </table:table-cell>
          <table:table-cell office:value-type="float" office:value="12712.391957523" calcext:value-type="float">
            <text:p>12712.39</text:p>
          </table:table-cell>
          <table:table-cell office:value-type="float" office:value="161604909.281695" calcext:value-type="float">
            <text:p>161604909.28</text:p>
          </table:table-cell>
          <table:table-cell office:value-type="float" office:value="22802.9489552108" calcext:value-type="float">
            <text:p>22802.95</text:p>
          </table:table-cell>
          <table:table-cell office:value-type="float" office:value="30962.5867466508" calcext:value-type="float">
            <text:p>30962.59</text:p>
          </table:table-cell>
          <table:table-cell office:value-type="float" office:value="37155.104095981" calcext:value-type="float">
            <text:p>37155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" calcext:value-type="float">
            <text:p>11</text:p>
          </table:table-cell>
          <table:table-cell office:value-type="float" office:value="900" calcext:value-type="float">
            <text:p>900.00</text:p>
          </table:table-cell>
          <table:table-cell office:value-type="float" office:value="29046.5752159286" calcext:value-type="float">
            <text:p>29046.58</text:p>
          </table:table-cell>
          <table:table-cell office:value-type="float" office:value="50698.484809835" calcext:value-type="float">
            <text:p>50698.48</text:p>
          </table:table-cell>
          <table:table-cell office:value-type="float" office:value="12150.9298920262" calcext:value-type="float">
            <text:p>12150.93</text:p>
          </table:table-cell>
          <table:table-cell office:value-type="float" office:value="147645097.240935" calcext:value-type="float">
            <text:p>147645097.24</text:p>
          </table:table-cell>
          <table:table-cell office:value-type="float" office:value="21494.7090811249" calcext:value-type="float">
            <text:p>21494.71</text:p>
          </table:table-cell>
          <table:table-cell office:value-type="float" office:value="29046.5752159286" calcext:value-type="float">
            <text:p>29046.58</text:p>
          </table:table-cell>
          <table:table-cell office:value-type="float" office:value="34855.8902591144" calcext:value-type="float">
            <text:p>34855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" calcext:value-type="float">
            <text:p>12</text:p>
          </table:table-cell>
          <table:table-cell office:value-type="float" office:value="900" calcext:value-type="float">
            <text:p>900.00</text:p>
          </table:table-cell>
          <table:table-cell office:value-type="float" office:value="27192.6642820541" calcext:value-type="float">
            <text:p>27192.66</text:p>
          </table:table-cell>
          <table:table-cell office:value-type="float" office:value="52802.0598572477" calcext:value-type="float">
            <text:p>52802.06</text:p>
          </table:table-cell>
          <table:table-cell office:value-type="float" office:value="12169.9223948825" calcext:value-type="float">
            <text:p>12169.92</text:p>
          </table:table-cell>
          <table:table-cell office:value-type="float" office:value="148107011.097462" calcext:value-type="float">
            <text:p>148107011.10</text:p>
          </table:table-cell>
          <table:table-cell office:value-type="float" office:value="21609.0292383969" calcext:value-type="float">
            <text:p>21609.03</text:p>
          </table:table-cell>
          <table:table-cell office:value-type="float" office:value="27192.6642820541" calcext:value-type="float">
            <text:p>27192.66</text:p>
          </table:table-cell>
          <table:table-cell office:value-type="float" office:value="32631.197138465" calcext:value-type="float">
            <text:p>32631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" calcext:value-type="float">
            <text:p>13</text:p>
          </table:table-cell>
          <table:table-cell office:value-type="float" office:value="900" calcext:value-type="float">
            <text:p>900.00</text:p>
          </table:table-cell>
          <table:table-cell office:value-type="float" office:value="27529.0666640563" calcext:value-type="float">
            <text:p>27529.07</text:p>
          </table:table-cell>
          <table:table-cell office:value-type="float" office:value="52974.4701993901" calcext:value-type="float">
            <text:p>52974.47</text:p>
          </table:table-cell>
          <table:table-cell office:value-type="float" office:value="12038.5272432599" calcext:value-type="float">
            <text:p>12038.53</text:p>
          </table:table-cell>
          <table:table-cell office:value-type="float" office:value="144926138.186711" calcext:value-type="float">
            <text:p>144926138.19</text:p>
          </table:table-cell>
          <table:table-cell office:value-type="float" office:value="21767.135237986" calcext:value-type="float">
            <text:p>21767.14</text:p>
          </table:table-cell>
          <table:table-cell office:value-type="float" office:value="27529.0666640563" calcext:value-type="float">
            <text:p>27529.07</text:p>
          </table:table-cell>
          <table:table-cell office:value-type="float" office:value="33034.8799968675" calcext:value-type="float">
            <text:p>33034.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" calcext:value-type="float">
            <text:p>14</text:p>
          </table:table-cell>
          <table:table-cell office:value-type="float" office:value="900" calcext:value-type="float">
            <text:p>900.00</text:p>
          </table:table-cell>
          <table:table-cell office:value-type="float" office:value="25600.3494197327" calcext:value-type="float">
            <text:p>25600.35</text:p>
          </table:table-cell>
          <table:table-cell office:value-type="float" office:value="48991.2950834153" calcext:value-type="float">
            <text:p>48991.30</text:p>
          </table:table-cell>
          <table:table-cell office:value-type="float" office:value="11450.5302395796" calcext:value-type="float">
            <text:p>11450.53</text:p>
          </table:table-cell>
          <table:table-cell office:value-type="float" office:value="131114642.767526" calcext:value-type="float">
            <text:p>131114642.77</text:p>
          </table:table-cell>
          <table:table-cell office:value-type="float" office:value="20193.6627040568" calcext:value-type="float">
            <text:p>20193.66</text:p>
          </table:table-cell>
          <table:table-cell office:value-type="float" office:value="25600.3494197327" calcext:value-type="float">
            <text:p>25600.35</text:p>
          </table:table-cell>
          <table:table-cell office:value-type="float" office:value="30720.4193036792" calcext:value-type="float">
            <text:p>30720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" calcext:value-type="float">
            <text:p>15</text:p>
          </table:table-cell>
          <table:table-cell office:value-type="float" office:value="900" calcext:value-type="float">
            <text:p>900.00</text:p>
          </table:table-cell>
          <table:table-cell office:value-type="float" office:value="25842.4102126274" calcext:value-type="float">
            <text:p>25842.41</text:p>
          </table:table-cell>
          <table:table-cell office:value-type="float" office:value="48257.9804089839" calcext:value-type="float">
            <text:p>48257.98</text:p>
          </table:table-cell>
          <table:table-cell office:value-type="float" office:value="11349.9543847936" calcext:value-type="float">
            <text:p>11349.95</text:p>
          </table:table-cell>
          <table:table-cell office:value-type="float" office:value="128821464.536895" calcext:value-type="float">
            <text:p>128821464.54</text:p>
          </table:table-cell>
          <table:table-cell office:value-type="float" office:value="20091.3006868825" calcext:value-type="float">
            <text:p>20091.30</text:p>
          </table:table-cell>
          <table:table-cell office:value-type="float" office:value="25842.4102126274" calcext:value-type="float">
            <text:p>25842.41</text:p>
          </table:table-cell>
          <table:table-cell office:value-type="float" office:value="31010.8922551529" calcext:value-type="float">
            <text:p>31010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.00</text:p>
          </table:table-cell>
          <table:table-cell office:value-type="float" office:value="23276.0412870673" calcext:value-type="float">
            <text:p>23276.04</text:p>
          </table:table-cell>
          <table:table-cell office:value-type="float" office:value="49202.0618968992" calcext:value-type="float">
            <text:p>49202.06</text:p>
          </table:table-cell>
          <table:table-cell office:value-type="float" office:value="12741.0900309851" calcext:value-type="float">
            <text:p>12741.09</text:p>
          </table:table-cell>
          <table:table-cell office:value-type="float" office:value="162335375.177668" calcext:value-type="float">
            <text:p>162335375.18</text:p>
          </table:table-cell>
          <table:table-cell office:value-type="float" office:value="19258.2580053446" calcext:value-type="float">
            <text:p>19258.26</text:p>
          </table:table-cell>
          <table:table-cell office:value-type="float" office:value="23276.0412870673" calcext:value-type="float">
            <text:p>23276.04</text:p>
          </table:table-cell>
          <table:table-cell office:value-type="float" office:value="27931.2495444807" calcext:value-type="float">
            <text:p>27931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" calcext:value-type="float">
            <text:p>17</text:p>
          </table:table-cell>
          <table:table-cell office:value-type="float" office:value="900" calcext:value-type="float">
            <text:p>900.00</text:p>
          </table:table-cell>
          <table:table-cell office:value-type="float" office:value="23759.4190572531" calcext:value-type="float">
            <text:p>23759.42</text:p>
          </table:table-cell>
          <table:table-cell office:value-type="float" office:value="51163.1204764133" calcext:value-type="float">
            <text:p>51163.12</text:p>
          </table:table-cell>
          <table:table-cell office:value-type="float" office:value="12273.0431500773" calcext:value-type="float">
            <text:p>12273.04</text:p>
          </table:table-cell>
          <table:table-cell office:value-type="float" office:value="150627588.163658" calcext:value-type="float">
            <text:p>150627588.16</text:p>
          </table:table-cell>
          <table:table-cell office:value-type="float" office:value="19795.5274027711" calcext:value-type="float">
            <text:p>19795.53</text:p>
          </table:table-cell>
          <table:table-cell office:value-type="float" office:value="23759.4190572531" calcext:value-type="float">
            <text:p>23759.42</text:p>
          </table:table-cell>
          <table:table-cell office:value-type="float" office:value="28511.3028687038" calcext:value-type="float">
            <text:p>28511.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" calcext:value-type="float">
            <text:p>18</text:p>
          </table:table-cell>
          <table:table-cell office:value-type="float" office:value="900" calcext:value-type="float">
            <text:p>900.00</text:p>
          </table:table-cell>
          <table:table-cell office:value-type="float" office:value="24160.6924669152" calcext:value-type="float">
            <text:p>24160.69</text:p>
          </table:table-cell>
          <table:table-cell office:value-type="float" office:value="50107.442244164" calcext:value-type="float">
            <text:p>50107.44</text:p>
          </table:table-cell>
          <table:table-cell office:value-type="float" office:value="12320.6615583639" calcext:value-type="float">
            <text:p>12320.66</text:p>
          </table:table-cell>
          <table:table-cell office:value-type="float" office:value="151798701.235745" calcext:value-type="float">
            <text:p>151798701.24</text:p>
          </table:table-cell>
          <table:table-cell office:value-type="float" office:value="19828.7862198105" calcext:value-type="float">
            <text:p>19828.79</text:p>
          </table:table-cell>
          <table:table-cell office:value-type="float" office:value="24160.6924669152" calcext:value-type="float">
            <text:p>24160.69</text:p>
          </table:table-cell>
          <table:table-cell office:value-type="float" office:value="28992.8309602983" calcext:value-type="float">
            <text:p>28992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" calcext:value-type="float">
            <text:p>19</text:p>
          </table:table-cell>
          <table:table-cell office:value-type="float" office:value="900" calcext:value-type="float">
            <text:p>900.00</text:p>
          </table:table-cell>
          <table:table-cell office:value-type="float" office:value="22512.4061305279" calcext:value-type="float">
            <text:p>22512.41</text:p>
          </table:table-cell>
          <table:table-cell office:value-type="float" office:value="49095.1745459753" calcext:value-type="float">
            <text:p>49095.17</text:p>
          </table:table-cell>
          <table:table-cell office:value-type="float" office:value="11540.3886485598" calcext:value-type="float">
            <text:p>11540.39</text:p>
          </table:table-cell>
          <table:table-cell office:value-type="float" office:value="133180570.159807" calcext:value-type="float">
            <text:p>133180570.16</text:p>
          </table:table-cell>
          <table:table-cell office:value-type="float" office:value="18851.784658269" calcext:value-type="float">
            <text:p>18851.78</text:p>
          </table:table-cell>
          <table:table-cell office:value-type="float" office:value="22512.4061305279" calcext:value-type="float">
            <text:p>22512.41</text:p>
          </table:table-cell>
          <table:table-cell office:value-type="float" office:value="27014.8873566335" calcext:value-type="float">
            <text:p>27014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.00</text:p>
          </table:table-cell>
          <table:table-cell office:value-type="float" office:value="22512.3791430934" calcext:value-type="float">
            <text:p>22512.38</text:p>
          </table:table-cell>
          <table:table-cell office:value-type="float" office:value="52802.0598572477" calcext:value-type="float">
            <text:p>52802.06</text:p>
          </table:table-cell>
          <table:table-cell office:value-type="float" office:value="12186.2252139875" calcext:value-type="float">
            <text:p>12186.23</text:p>
          </table:table-cell>
          <table:table-cell office:value-type="float" office:value="148504084.966024" calcext:value-type="float">
            <text:p>148504084.97</text:p>
          </table:table-cell>
          <table:table-cell office:value-type="float" office:value="19299.7597824262" calcext:value-type="float">
            <text:p>19299.76</text:p>
          </table:table-cell>
          <table:table-cell office:value-type="float" office:value="22512.3791430934" calcext:value-type="float">
            <text:p>22512.38</text:p>
          </table:table-cell>
          <table:table-cell office:value-type="float" office:value="27014.8549717121" calcext:value-type="float">
            <text:p>27014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1" calcext:value-type="float">
            <text:p>21</text:p>
          </table:table-cell>
          <table:table-cell office:value-type="float" office:value="900" calcext:value-type="float">
            <text:p>900.00</text:p>
          </table:table-cell>
          <table:table-cell office:value-type="float" office:value="21630.7070882041" calcext:value-type="float">
            <text:p>21630.71</text:p>
          </table:table-cell>
          <table:table-cell office:value-type="float" office:value="61479.2676371621" calcext:value-type="float">
            <text:p>61479.27</text:p>
          </table:table-cell>
          <table:table-cell office:value-type="float" office:value="12043.9801969499" calcext:value-type="float">
            <text:p>12043.98</text:p>
          </table:table-cell>
          <table:table-cell office:value-type="float" office:value="145057458.984522" calcext:value-type="float">
            <text:p>145057458.98</text:p>
          </table:table-cell>
          <table:table-cell office:value-type="float" office:value="19380.0870076851" calcext:value-type="float">
            <text:p>19380.09</text:p>
          </table:table-cell>
          <table:table-cell office:value-type="float" office:value="21630.7070882041" calcext:value-type="float">
            <text:p>21630.71</text:p>
          </table:table-cell>
          <table:table-cell office:value-type="float" office:value="25956.8485058449" calcext:value-type="float">
            <text:p>25956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2" calcext:value-type="float">
            <text:p>22</text:p>
          </table:table-cell>
          <table:table-cell office:value-type="float" office:value="900" calcext:value-type="float">
            <text:p>900.00</text:p>
          </table:table-cell>
          <table:table-cell office:value-type="float" office:value="21690.4892160007" calcext:value-type="float">
            <text:p>21690.49</text:p>
          </table:table-cell>
          <table:table-cell office:value-type="float" office:value="54769.7904367262" calcext:value-type="float">
            <text:p>54769.79</text:p>
          </table:table-cell>
          <table:table-cell office:value-type="float" office:value="12679.0588014488" calcext:value-type="float">
            <text:p>12679.06</text:p>
          </table:table-cell>
          <table:table-cell office:value-type="float" office:value="160758532.090596" calcext:value-type="float">
            <text:p>160758532.09</text:p>
          </table:table-cell>
          <table:table-cell office:value-type="float" office:value="18963.9752601829" calcext:value-type="float">
            <text:p>18963.98</text:p>
          </table:table-cell>
          <table:table-cell office:value-type="float" office:value="21690.4892160007" calcext:value-type="float">
            <text:p>21690.49</text:p>
          </table:table-cell>
          <table:table-cell office:value-type="float" office:value="26028.5870592008" calcext:value-type="float">
            <text:p>26028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3" calcext:value-type="float">
            <text:p>23</text:p>
          </table:table-cell>
          <table:table-cell office:value-type="float" office:value="900" calcext:value-type="float">
            <text:p>900.00</text:p>
          </table:table-cell>
          <table:table-cell office:value-type="float" office:value="21283.439968836" calcext:value-type="float">
            <text:p>21283.44</text:p>
          </table:table-cell>
          <table:table-cell office:value-type="float" office:value="55763.1204764133" calcext:value-type="float">
            <text:p>55763.12</text:p>
          </table:table-cell>
          <table:table-cell office:value-type="float" office:value="13453.1144728964" calcext:value-type="float">
            <text:p>13453.11</text:p>
          </table:table-cell>
          <table:table-cell office:value-type="float" office:value="180986289.020855" calcext:value-type="float">
            <text:p>180986289.02</text:p>
          </table:table-cell>
          <table:table-cell office:value-type="float" office:value="18767.0029569573" calcext:value-type="float">
            <text:p>18767.00</text:p>
          </table:table-cell>
          <table:table-cell office:value-type="float" office:value="21283.439968836" calcext:value-type="float">
            <text:p>21283.44</text:p>
          </table:table-cell>
          <table:table-cell office:value-type="float" office:value="25540.1279626032" calcext:value-type="float">
            <text:p>25540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4" calcext:value-type="float">
            <text:p>24</text:p>
          </table:table-cell>
          <table:table-cell office:value-type="float" office:value="900" calcext:value-type="float">
            <text:p>900.00</text:p>
          </table:table-cell>
          <table:table-cell office:value-type="float" office:value="21827.7934691156" calcext:value-type="float">
            <text:p>21827.79</text:p>
          </table:table-cell>
          <table:table-cell office:value-type="float" office:value="55763.1204764133" calcext:value-type="float">
            <text:p>55763.12</text:p>
          </table:table-cell>
          <table:table-cell office:value-type="float" office:value="11771.2207396736" calcext:value-type="float">
            <text:p>11771.22</text:p>
          </table:table-cell>
          <table:table-cell office:value-type="float" office:value="138561637.702123" calcext:value-type="float">
            <text:p>138561637.70</text:p>
          </table:table-cell>
          <table:table-cell office:value-type="float" office:value="19135.5692067124" calcext:value-type="float">
            <text:p>19135.57</text:p>
          </table:table-cell>
          <table:table-cell office:value-type="float" office:value="21827.7934691156" calcext:value-type="float">
            <text:p>21827.79</text:p>
          </table:table-cell>
          <table:table-cell office:value-type="float" office:value="26193.3521629387" calcext:value-type="float">
            <text:p>26193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5" calcext:value-type="float">
            <text:p>25</text:p>
          </table:table-cell>
          <table:table-cell office:value-type="float" office:value="900" calcext:value-type="float">
            <text:p>900.00</text:p>
          </table:table-cell>
          <table:table-cell office:value-type="float" office:value="22301.410770675" calcext:value-type="float">
            <text:p>22301.41</text:p>
          </table:table-cell>
          <table:table-cell office:value-type="float" office:value="55763.1204764133" calcext:value-type="float">
            <text:p>55763.12</text:p>
          </table:table-cell>
          <table:table-cell office:value-type="float" office:value="11451.3878782756" calcext:value-type="float">
            <text:p>11451.39</text:p>
          </table:table-cell>
          <table:table-cell office:value-type="float" office:value="131134284.338716" calcext:value-type="float">
            <text:p>131134284.34</text:p>
          </table:table-cell>
          <table:table-cell office:value-type="float" office:value="19448.7074457942" calcext:value-type="float">
            <text:p>19448.71</text:p>
          </table:table-cell>
          <table:table-cell office:value-type="float" office:value="22301.410770675" calcext:value-type="float">
            <text:p>22301.41</text:p>
          </table:table-cell>
          <table:table-cell office:value-type="float" office:value="26761.69292481" calcext:value-type="float">
            <text:p>26761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6" calcext:value-type="float">
            <text:p>26</text:p>
          </table:table-cell>
          <table:table-cell office:value-type="float" office:value="900" calcext:value-type="float">
            <text:p>900.00</text:p>
          </table:table-cell>
          <table:table-cell office:value-type="float" office:value="22095.0718257095" calcext:value-type="float">
            <text:p>22095.07</text:p>
          </table:table-cell>
          <table:table-cell office:value-type="float" office:value="47240.7029815409" calcext:value-type="float">
            <text:p>47240.70</text:p>
          </table:table-cell>
          <table:table-cell office:value-type="float" office:value="12456.1672865855" calcext:value-type="float">
            <text:p>12456.17</text:p>
          </table:table-cell>
          <table:table-cell office:value-type="float" office:value="155156103.471403" calcext:value-type="float">
            <text:p>155156103.47</text:p>
          </table:table-cell>
          <table:table-cell office:value-type="float" office:value="18370.3163686843" calcext:value-type="float">
            <text:p>18370.32</text:p>
          </table:table-cell>
          <table:table-cell office:value-type="float" office:value="22095.0718257095" calcext:value-type="float">
            <text:p>22095.07</text:p>
          </table:table-cell>
          <table:table-cell office:value-type="float" office:value="26514.0861908514" calcext:value-type="float">
            <text:p>26514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.00</text:p>
          </table:table-cell>
          <table:table-cell office:value-type="float" office:value="21795.8409349966" calcext:value-type="float">
            <text:p>21795.84</text:p>
          </table:table-cell>
          <table:table-cell office:value-type="float" office:value="43609.8931717367" calcext:value-type="float">
            <text:p>43609.89</text:p>
          </table:table-cell>
          <table:table-cell office:value-type="float" office:value="11531.9914695418" calcext:value-type="float">
            <text:p>11531.99</text:p>
          </table:table-cell>
          <table:table-cell office:value-type="float" office:value="132986827.253585" calcext:value-type="float">
            <text:p>132986827.25</text:p>
          </table:table-cell>
          <table:table-cell office:value-type="float" office:value="17620.1616959499" calcext:value-type="float">
            <text:p>17620.16</text:p>
          </table:table-cell>
          <table:table-cell office:value-type="float" office:value="21795.8409349966" calcext:value-type="float">
            <text:p>21795.84</text:p>
          </table:table-cell>
          <table:table-cell office:value-type="float" office:value="26155.0091219959" calcext:value-type="float">
            <text:p>26155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8" calcext:value-type="float">
            <text:p>28</text:p>
          </table:table-cell>
          <table:table-cell office:value-type="float" office:value="900" calcext:value-type="float">
            <text:p>900.00</text:p>
          </table:table-cell>
          <table:table-cell office:value-type="float" office:value="20616.9792423401" calcext:value-type="float">
            <text:p>20616.98</text:p>
          </table:table-cell>
          <table:table-cell office:value-type="float" office:value="44501.718247416" calcext:value-type="float">
            <text:p>44501.72</text:p>
          </table:table-cell>
          <table:table-cell office:value-type="float" office:value="11615.4520306171" calcext:value-type="float">
            <text:p>11615.45</text:p>
          </table:table-cell>
          <table:table-cell office:value-type="float" office:value="134918725.875567" calcext:value-type="float">
            <text:p>134918725.88</text:p>
          </table:table-cell>
          <table:table-cell office:value-type="float" office:value="17213.0940110668" calcext:value-type="float">
            <text:p>17213.09</text:p>
          </table:table-cell>
          <table:table-cell office:value-type="float" office:value="20616.9792423401" calcext:value-type="float">
            <text:p>20616.98</text:p>
          </table:table-cell>
          <table:table-cell office:value-type="float" office:value="24740.3750908081" calcext:value-type="float">
            <text:p>24740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9" calcext:value-type="float">
            <text:p>29</text:p>
          </table:table-cell>
          <table:table-cell office:value-type="float" office:value="900" calcext:value-type="float">
            <text:p>900.00</text:p>
          </table:table-cell>
          <table:table-cell office:value-type="float" office:value="19776.4590056557" calcext:value-type="float">
            <text:p>19776.46</text:p>
          </table:table-cell>
          <table:table-cell office:value-type="float" office:value="44257.9804089839" calcext:value-type="float">
            <text:p>44257.98</text:p>
          </table:table-cell>
          <table:table-cell office:value-type="float" office:value="12521.3336513982" calcext:value-type="float">
            <text:p>12521.33</text:p>
          </table:table-cell>
          <table:table-cell office:value-type="float" office:value="156783796.409636" calcext:value-type="float">
            <text:p>156783796.41</text:p>
          </table:table-cell>
          <table:table-cell office:value-type="float" office:value="16726.7341822096" calcext:value-type="float">
            <text:p>16726.73</text:p>
          </table:table-cell>
          <table:table-cell office:value-type="float" office:value="19776.4590056557" calcext:value-type="float">
            <text:p>19776.46</text:p>
          </table:table-cell>
          <table:table-cell office:value-type="float" office:value="23731.7508067869" calcext:value-type="float">
            <text:p>23731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.00</text:p>
          </table:table-cell>
          <table:table-cell office:value-type="float" office:value="20011.9365982008" calcext:value-type="float">
            <text:p>20011.94</text:p>
          </table:table-cell>
          <table:table-cell office:value-type="float" office:value="45560.7377913553" calcext:value-type="float">
            <text:p>45560.74</text:p>
          </table:table-cell>
          <table:table-cell office:value-type="float" office:value="12060.6538066015" calcext:value-type="float">
            <text:p>12060.65</text:p>
          </table:table-cell>
          <table:table-cell office:value-type="float" office:value="145459370.242691" calcext:value-type="float">
            <text:p>145459370.24</text:p>
          </table:table-cell>
          <table:table-cell office:value-type="float" office:value="17017.9263463655" calcext:value-type="float">
            <text:p>17017.93</text:p>
          </table:table-cell>
          <table:table-cell office:value-type="float" office:value="20011.9365982008" calcext:value-type="float">
            <text:p>20011.94</text:p>
          </table:table-cell>
          <table:table-cell office:value-type="float" office:value="24014.3239178409" calcext:value-type="float">
            <text:p>24014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1" calcext:value-type="float">
            <text:p>31</text:p>
          </table:table-cell>
          <table:table-cell office:value-type="float" office:value="900" calcext:value-type="float">
            <text:p>900.00</text:p>
          </table:table-cell>
          <table:table-cell office:value-type="float" office:value="21277.5689326973" calcext:value-type="float">
            <text:p>21277.57</text:p>
          </table:table-cell>
          <table:table-cell office:value-type="float" office:value="53125.4110498764" calcext:value-type="float">
            <text:p>53125.41</text:p>
          </table:table-cell>
          <table:table-cell office:value-type="float" office:value="12803.6898149437" calcext:value-type="float">
            <text:p>12803.69</text:p>
          </table:table-cell>
          <table:table-cell office:value-type="float" office:value="163934472.877292" calcext:value-type="float">
            <text:p>163934472.88</text:p>
          </table:table-cell>
          <table:table-cell office:value-type="float" office:value="18554.7148941037" calcext:value-type="float">
            <text:p>18554.71</text:p>
          </table:table-cell>
          <table:table-cell office:value-type="float" office:value="21277.5689326973" calcext:value-type="float">
            <text:p>21277.57</text:p>
          </table:table-cell>
          <table:table-cell office:value-type="float" office:value="25533.0827192368" calcext:value-type="float">
            <text:p>25533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.00</text:p>
          </table:table-cell>
          <table:table-cell office:value-type="float" office:value="21732.0302603113" calcext:value-type="float">
            <text:p>21732.03</text:p>
          </table:table-cell>
          <table:table-cell office:value-type="float" office:value="45750.7152733695" calcext:value-type="float">
            <text:p>45750.72</text:p>
          </table:table-cell>
          <table:table-cell office:value-type="float" office:value="11557.0055549188" calcext:value-type="float">
            <text:p>11557.01</text:p>
          </table:table-cell>
          <table:table-cell office:value-type="float" office:value="133564377.396424" calcext:value-type="float">
            <text:p>133564377.40</text:p>
          </table:table-cell>
          <table:table-cell office:value-type="float" office:value="17962.2792372667" calcext:value-type="float">
            <text:p>17962.28</text:p>
          </table:table-cell>
          <table:table-cell office:value-type="float" office:value="21732.0302603113" calcext:value-type="float">
            <text:p>21732.03</text:p>
          </table:table-cell>
          <table:table-cell office:value-type="float" office:value="26078.4363123736" calcext:value-type="float">
            <text:p>26078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3" calcext:value-type="float">
            <text:p>33</text:p>
          </table:table-cell>
          <table:table-cell office:value-type="float" office:value="900" calcext:value-type="float">
            <text:p>900.00</text:p>
          </table:table-cell>
          <table:table-cell office:value-type="float" office:value="20363.9071303545" calcext:value-type="float">
            <text:p>20363.91</text:p>
          </table:table-cell>
          <table:table-cell office:value-type="float" office:value="46073.5395611111" calcext:value-type="float">
            <text:p>46073.54</text:p>
          </table:table-cell>
          <table:table-cell office:value-type="float" office:value="12322.5529581508" calcext:value-type="float">
            <text:p>12322.55</text:p>
          </table:table-cell>
          <table:table-cell office:value-type="float" office:value="151845311.406432" calcext:value-type="float">
            <text:p>151845311.41</text:p>
          </table:table-cell>
          <table:table-cell office:value-type="float" office:value="17280.53984952" calcext:value-type="float">
            <text:p>17280.54</text:p>
          </table:table-cell>
          <table:table-cell office:value-type="float" office:value="20363.9071303545" calcext:value-type="float">
            <text:p>20363.91</text:p>
          </table:table-cell>
          <table:table-cell office:value-type="float" office:value="24436.6885564254" calcext:value-type="float">
            <text:p>24436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4" calcext:value-type="float">
            <text:p>34</text:p>
          </table:table-cell>
          <table:table-cell office:value-type="float" office:value="900" calcext:value-type="float">
            <text:p>900.00</text:p>
          </table:table-cell>
          <table:table-cell office:value-type="float" office:value="21040.2356737721" calcext:value-type="float">
            <text:p>21040.24</text:p>
          </table:table-cell>
          <table:table-cell office:value-type="float" office:value="50077.2077799143" calcext:value-type="float">
            <text:p>50077.21</text:p>
          </table:table-cell>
          <table:table-cell office:value-type="float" office:value="12584.2032064446" calcext:value-type="float">
            <text:p>12584.20</text:p>
          </table:table-cell>
          <table:table-cell office:value-type="float" office:value="158362170.341091" calcext:value-type="float">
            <text:p>158362170.34</text:p>
          </table:table-cell>
          <table:table-cell office:value-type="float" office:value="18121.5063823538" calcext:value-type="float">
            <text:p>18121.51</text:p>
          </table:table-cell>
          <table:table-cell office:value-type="float" office:value="21040.2356737722" calcext:value-type="float">
            <text:p>21040.24</text:p>
          </table:table-cell>
          <table:table-cell office:value-type="float" office:value="25248.2828085266" calcext:value-type="float">
            <text:p>25248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5" calcext:value-type="float">
            <text:p>35</text:p>
          </table:table-cell>
          <table:table-cell office:value-type="float" office:value="900" calcext:value-type="float">
            <text:p>900.00</text:p>
          </table:table-cell>
          <table:table-cell office:value-type="float" office:value="18918.1715228331" calcext:value-type="float">
            <text:p>18918.17</text:p>
          </table:table-cell>
          <table:table-cell office:value-type="float" office:value="50077.2077799143" calcext:value-type="float">
            <text:p>50077.21</text:p>
          </table:table-cell>
          <table:table-cell office:value-type="float" office:value="11740.8429676009" calcext:value-type="float">
            <text:p>11740.84</text:p>
          </table:table-cell>
          <table:table-cell office:value-type="float" office:value="137847393.589863" calcext:value-type="float">
            <text:p>137847393.59</text:p>
          </table:table-cell>
          <table:table-cell office:value-type="float" office:value="16730.229273372" calcext:value-type="float">
            <text:p>16730.23</text:p>
          </table:table-cell>
          <table:table-cell office:value-type="float" office:value="18918.1715228331" calcext:value-type="float">
            <text:p>18918.17</text:p>
          </table:table-cell>
          <table:table-cell office:value-type="float" office:value="22701.8058273997" calcext:value-type="float">
            <text:p>22701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6" calcext:value-type="float">
            <text:p>36</text:p>
          </table:table-cell>
          <table:table-cell office:value-type="float" office:value="900" calcext:value-type="float">
            <text:p>900.00</text:p>
          </table:table-cell>
          <table:table-cell office:value-type="float" office:value="17014.1539953132" calcext:value-type="float">
            <text:p>17014.15</text:p>
          </table:table-cell>
          <table:table-cell office:value-type="float" office:value="42560.7377913553" calcext:value-type="float">
            <text:p>42560.74</text:p>
          </table:table-cell>
          <table:table-cell office:value-type="float" office:value="10148.421333815" calcext:value-type="float">
            <text:p>10148.42</text:p>
          </table:table-cell>
          <table:table-cell office:value-type="float" office:value="102990455.568632" calcext:value-type="float">
            <text:p>102990455.57</text:p>
          </table:table-cell>
          <table:table-cell office:value-type="float" office:value="14867.732385525" calcext:value-type="float">
            <text:p>14867.73</text:p>
          </table:table-cell>
          <table:table-cell office:value-type="float" office:value="17014.1539953132" calcext:value-type="float">
            <text:p>17014.15</text:p>
          </table:table-cell>
          <table:table-cell office:value-type="float" office:value="20416.9847943759" calcext:value-type="float">
            <text:p>20416.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7" calcext:value-type="float">
            <text:p>37</text:p>
          </table:table-cell>
          <table:table-cell office:value-type="float" office:value="900" calcext:value-type="float">
            <text:p>900.00</text:p>
          </table:table-cell>
          <table:table-cell office:value-type="float" office:value="19261.1514018836" calcext:value-type="float">
            <text:p>19261.15</text:p>
          </table:table-cell>
          <table:table-cell office:value-type="float" office:value="43602.0598572477" calcext:value-type="float">
            <text:p>43602.06</text:p>
          </table:table-cell>
          <table:table-cell office:value-type="float" office:value="10944.9704304625" calcext:value-type="float">
            <text:p>10944.97</text:p>
          </table:table-cell>
          <table:table-cell office:value-type="float" office:value="119792377.723699" calcext:value-type="float">
            <text:p>119792377.72</text:p>
          </table:table-cell>
          <table:table-cell office:value-type="float" office:value="16355.286834724" calcext:value-type="float">
            <text:p>16355.29</text:p>
          </table:table-cell>
          <table:table-cell office:value-type="float" office:value="19261.1514018836" calcext:value-type="float">
            <text:p>19261.15</text:p>
          </table:table-cell>
          <table:table-cell office:value-type="float" office:value="23113.3816822603" calcext:value-type="float">
            <text:p>23113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8" calcext:value-type="float">
            <text:p>38</text:p>
          </table:table-cell>
          <table:table-cell office:value-type="float" office:value="900" calcext:value-type="float">
            <text:p>900.00</text:p>
          </table:table-cell>
          <table:table-cell office:value-type="float" office:value="20495.5621418517" calcext:value-type="float">
            <text:p>20495.56</text:p>
          </table:table-cell>
          <table:table-cell office:value-type="float" office:value="44634.033021228" calcext:value-type="float">
            <text:p>44634.03</text:p>
          </table:table-cell>
          <table:table-cell office:value-type="float" office:value="10700.6256644591" calcext:value-type="float">
            <text:p>10700.63</text:p>
          </table:table-cell>
          <table:table-cell office:value-type="float" office:value="114503389.61088" calcext:value-type="float">
            <text:p>114503389.61</text:p>
          </table:table-cell>
          <table:table-cell office:value-type="float" office:value="17167.9109116656" calcext:value-type="float">
            <text:p>17167.91</text:p>
          </table:table-cell>
          <table:table-cell office:value-type="float" office:value="20495.5621418517" calcext:value-type="float">
            <text:p>20495.56</text:p>
          </table:table-cell>
          <table:table-cell office:value-type="float" office:value="24594.674570222" calcext:value-type="float">
            <text:p>24594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9" calcext:value-type="float">
            <text:p>39</text:p>
          </table:table-cell>
          <table:table-cell office:value-type="float" office:value="900" calcext:value-type="float">
            <text:p>900.00</text:p>
          </table:table-cell>
          <table:table-cell office:value-type="float" office:value="18558.3883199889" calcext:value-type="float">
            <text:p>18558.39</text:p>
          </table:table-cell>
          <table:table-cell office:value-type="float" office:value="40758.447257862" calcext:value-type="float">
            <text:p>40758.45</text:p>
          </table:table-cell>
          <table:table-cell office:value-type="float" office:value="11026.7481948753" calcext:value-type="float">
            <text:p>11026.75</text:p>
          </table:table-cell>
          <table:table-cell office:value-type="float" office:value="121589175.753186" calcext:value-type="float">
            <text:p>121589175.75</text:p>
          </table:table-cell>
          <table:table-cell office:value-type="float" office:value="15606.0427567216" calcext:value-type="float">
            <text:p>15606.04</text:p>
          </table:table-cell>
          <table:table-cell office:value-type="float" office:value="18558.3883199889" calcext:value-type="float">
            <text:p>18558.39</text:p>
          </table:table-cell>
          <table:table-cell office:value-type="float" office:value="22270.0659839867" calcext:value-type="float">
            <text:p>22270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.00</text:p>
          </table:table-cell>
          <table:table-cell office:value-type="float" office:value="18346.2822291727" calcext:value-type="float">
            <text:p>18346.28</text:p>
          </table:table-cell>
          <table:table-cell office:value-type="float" office:value="44923.3511926287" calcext:value-type="float">
            <text:p>44923.35</text:p>
          </table:table-cell>
          <table:table-cell office:value-type="float" office:value="11802.7621352487" calcext:value-type="float">
            <text:p>11802.76</text:p>
          </table:table-cell>
          <table:table-cell office:value-type="float" office:value="139305194.02126" calcext:value-type="float">
            <text:p>139305194.02</text:p>
          </table:table-cell>
          <table:table-cell office:value-type="float" office:value="15937.631237099" calcext:value-type="float">
            <text:p>15937.63</text:p>
          </table:table-cell>
          <table:table-cell office:value-type="float" office:value="18346.2822291727" calcext:value-type="float">
            <text:p>18346.28</text:p>
          </table:table-cell>
          <table:table-cell office:value-type="float" office:value="22015.5386750072" calcext:value-type="float">
            <text:p>22015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1" calcext:value-type="float">
            <text:p>41</text:p>
          </table:table-cell>
          <table:table-cell office:value-type="float" office:value="900" calcext:value-type="float">
            <text:p>900.00</text:p>
          </table:table-cell>
          <table:table-cell office:value-type="float" office:value="17658.9244221529" calcext:value-type="float">
            <text:p>17658.92</text:p>
          </table:table-cell>
          <table:table-cell office:value-type="float" office:value="44501.718247416" calcext:value-type="float">
            <text:p>44501.72</text:p>
          </table:table-cell>
          <table:table-cell office:value-type="float" office:value="11790.5454145943" calcext:value-type="float">
            <text:p>11790.55</text:p>
          </table:table-cell>
          <table:table-cell office:value-type="float" office:value="139016961.17361" calcext:value-type="float">
            <text:p>139016961.17</text:p>
          </table:table-cell>
          <table:table-cell office:value-type="float" office:value="15453.9037250238" calcext:value-type="float">
            <text:p>15453.90</text:p>
          </table:table-cell>
          <table:table-cell office:value-type="float" office:value="17658.9244221529" calcext:value-type="float">
            <text:p>17658.92</text:p>
          </table:table-cell>
          <table:table-cell office:value-type="float" office:value="21190.7093065835" calcext:value-type="float">
            <text:p>21190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2" calcext:value-type="float">
            <text:p>42</text:p>
          </table:table-cell>
          <table:table-cell office:value-type="float" office:value="900" calcext:value-type="float">
            <text:p>900.00</text:p>
          </table:table-cell>
          <table:table-cell office:value-type="float" office:value="17637.1467991149" calcext:value-type="float">
            <text:p>17637.15</text:p>
          </table:table-cell>
          <table:table-cell office:value-type="float" office:value="44501.718247416" calcext:value-type="float">
            <text:p>44501.72</text:p>
          </table:table-cell>
          <table:table-cell office:value-type="float" office:value="11473.5434974481" calcext:value-type="float">
            <text:p>11473.54</text:p>
          </table:table-cell>
          <table:table-cell office:value-type="float" office:value="131642200.387833" calcext:value-type="float">
            <text:p>131642200.39</text:p>
          </table:table-cell>
          <table:table-cell office:value-type="float" office:value="15439.4901890893" calcext:value-type="float">
            <text:p>15439.49</text:p>
          </table:table-cell>
          <table:table-cell office:value-type="float" office:value="17637.1467991149" calcext:value-type="float">
            <text:p>17637.15</text:p>
          </table:table-cell>
          <table:table-cell office:value-type="float" office:value="21164.5761589379" calcext:value-type="float">
            <text:p>21164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3" calcext:value-type="float">
            <text:p>43</text:p>
          </table:table-cell>
          <table:table-cell office:value-type="float" office:value="900" calcext:value-type="float">
            <text:p>900.00</text:p>
          </table:table-cell>
          <table:table-cell office:value-type="float" office:value="17380.7414449071" calcext:value-type="float">
            <text:p>17380.74</text:p>
          </table:table-cell>
          <table:table-cell office:value-type="float" office:value="44501.718247416" calcext:value-type="float">
            <text:p>44501.72</text:p>
          </table:table-cell>
          <table:table-cell office:value-type="float" office:value="9997.02680842715" calcext:value-type="float">
            <text:p>9997.03</text:p>
          </table:table-cell>
          <table:table-cell office:value-type="float" office:value="99940545.0084112" calcext:value-type="float">
            <text:p>99940545.01</text:p>
          </table:table-cell>
          <table:table-cell office:value-type="float" office:value="15268.3727941748" calcext:value-type="float">
            <text:p>15268.37</text:p>
          </table:table-cell>
          <table:table-cell office:value-type="float" office:value="17380.7414449071" calcext:value-type="float">
            <text:p>17380.74</text:p>
          </table:table-cell>
          <table:table-cell office:value-type="float" office:value="20856.8897338886" calcext:value-type="float">
            <text:p>20856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4" calcext:value-type="float">
            <text:p>44</text:p>
          </table:table-cell>
          <table:table-cell office:value-type="float" office:value="900" calcext:value-type="float">
            <text:p>900.00</text:p>
          </table:table-cell>
          <table:table-cell office:value-type="float" office:value="18644.3281868698" calcext:value-type="float">
            <text:p>18644.33</text:p>
          </table:table-cell>
          <table:table-cell office:value-type="float" office:value="39810.5763914001" calcext:value-type="float">
            <text:p>39810.58</text:p>
          </table:table-cell>
          <table:table-cell office:value-type="float" office:value="9803.85804414679" calcext:value-type="float">
            <text:p>9803.86</text:p>
          </table:table-cell>
          <table:table-cell office:value-type="float" office:value="96115632.5497816" calcext:value-type="float">
            <text:p>96115632.55</text:p>
          </table:table-cell>
          <table:table-cell office:value-type="float" office:value="15518.3034424305" calcext:value-type="float">
            <text:p>15518.30</text:p>
          </table:table-cell>
          <table:table-cell office:value-type="float" office:value="18644.3281868698" calcext:value-type="float">
            <text:p>18644.33</text:p>
          </table:table-cell>
          <table:table-cell office:value-type="float" office:value="22373.1938242437" calcext:value-type="float">
            <text:p>2237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5" calcext:value-type="float">
            <text:p>45</text:p>
          </table:table-cell>
          <table:table-cell office:value-type="float" office:value="900" calcext:value-type="float">
            <text:p>900.00</text:p>
          </table:table-cell>
          <table:table-cell office:value-type="float" office:value="18149.2793481934" calcext:value-type="float">
            <text:p>18149.28</text:p>
          </table:table-cell>
          <table:table-cell office:value-type="float" office:value="39367.2524846174" calcext:value-type="float">
            <text:p>39367.25</text:p>
          </table:table-cell>
          <table:table-cell office:value-type="float" office:value="9656.42730451705" calcext:value-type="float">
            <text:p>9656.43</text:p>
          </table:table-cell>
          <table:table-cell office:value-type="float" office:value="93246588.2874224" calcext:value-type="float">
            <text:p>93246588.29</text:p>
          </table:table-cell>
          <table:table-cell office:value-type="float" office:value="15198.3661065514" calcext:value-type="float">
            <text:p>15198.37</text:p>
          </table:table-cell>
          <table:table-cell office:value-type="float" office:value="18149.2793481934" calcext:value-type="float">
            <text:p>18149.28</text:p>
          </table:table-cell>
          <table:table-cell office:value-type="float" office:value="21779.135217832" calcext:value-type="float">
            <text:p>21779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6" calcext:value-type="float">
            <text:p>46</text:p>
          </table:table-cell>
          <table:table-cell office:value-type="float" office:value="900" calcext:value-type="float">
            <text:p>900.00</text:p>
          </table:table-cell>
          <table:table-cell office:value-type="float" office:value="17456.5584016622" calcext:value-type="float">
            <text:p>17456.56</text:p>
          </table:table-cell>
          <table:table-cell office:value-type="float" office:value="37599.8696339251" calcext:value-type="float">
            <text:p>37599.87</text:p>
          </table:table-cell>
          <table:table-cell office:value-type="float" office:value="8998.58307741509" calcext:value-type="float">
            <text:p>8998.58</text:p>
          </table:table-cell>
          <table:table-cell office:value-type="float" office:value="80974497.4011412" calcext:value-type="float">
            <text:p>80974497.40</text:p>
          </table:table-cell>
          <table:table-cell office:value-type="float" office:value="14586.9157164394" calcext:value-type="float">
            <text:p>14586.92</text:p>
          </table:table-cell>
          <table:table-cell office:value-type="float" office:value="17456.5584016622" calcext:value-type="float">
            <text:p>17456.56</text:p>
          </table:table-cell>
          <table:table-cell office:value-type="float" office:value="20947.8700819947" calcext:value-type="float">
            <text:p>20947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7" calcext:value-type="float">
            <text:p>47</text:p>
          </table:table-cell>
          <table:table-cell office:value-type="float" office:value="900" calcext:value-type="float">
            <text:p>900.00</text:p>
          </table:table-cell>
          <table:table-cell office:value-type="float" office:value="16062.1950947272" calcext:value-type="float">
            <text:p>16062.20</text:p>
          </table:table-cell>
          <table:table-cell office:value-type="float" office:value="36000" calcext:value-type="float">
            <text:p>36000.00</text:p>
          </table:table-cell>
          <table:table-cell office:value-type="float" office:value="8473.01183457396" calcext:value-type="float">
            <text:p>8473.01</text:p>
          </table:table-cell>
          <table:table-cell office:value-type="float" office:value="71791929.5488304" calcext:value-type="float">
            <text:p>71791929.55</text:p>
          </table:table-cell>
          <table:table-cell office:value-type="float" office:value="13619.2166742551" calcext:value-type="float">
            <text:p>13619.22</text:p>
          </table:table-cell>
          <table:table-cell office:value-type="float" office:value="16062.1950947272" calcext:value-type="float">
            <text:p>16062.20</text:p>
          </table:table-cell>
          <table:table-cell office:value-type="float" office:value="19274.6341136727" calcext:value-type="float">
            <text:p>19274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8" calcext:value-type="float">
            <text:p>48</text:p>
          </table:table-cell>
          <table:table-cell office:value-type="float" office:value="900" calcext:value-type="float">
            <text:p>900.00</text:p>
          </table:table-cell>
          <table:table-cell office:value-type="float" office:value="17075.9287801634" calcext:value-type="float">
            <text:p>17075.93</text:p>
          </table:table-cell>
          <table:table-cell office:value-type="float" office:value="33717.2193831858" calcext:value-type="float">
            <text:p>33717.22</text:p>
          </table:table-cell>
          <table:table-cell office:value-type="float" office:value="8323.51058671678" calcext:value-type="float">
            <text:p>8323.51</text:p>
          </table:table-cell>
          <table:table-cell office:value-type="float" office:value="69280828.4871863" calcext:value-type="float">
            <text:p>69280828.49</text:p>
          </table:table-cell>
          <table:table-cell office:value-type="float" office:value="13756.246258029" calcext:value-type="float">
            <text:p>13756.25</text:p>
          </table:table-cell>
          <table:table-cell office:value-type="float" office:value="17075.9287801634" calcext:value-type="float">
            <text:p>17075.93</text:p>
          </table:table-cell>
          <table:table-cell office:value-type="float" office:value="20491.114536196" calcext:value-type="float">
            <text:p>20491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9" calcext:value-type="float">
            <text:p>49</text:p>
          </table:table-cell>
          <table:table-cell office:value-type="float" office:value="900" calcext:value-type="float">
            <text:p>900.00</text:p>
          </table:table-cell>
          <table:table-cell office:value-type="float" office:value="17630.0089705104" calcext:value-type="float">
            <text:p>17630.01</text:p>
          </table:table-cell>
          <table:table-cell office:value-type="float" office:value="35195.2407488385" calcext:value-type="float">
            <text:p>35195.24</text:p>
          </table:table-cell>
          <table:table-cell office:value-type="float" office:value="9060.0101625367" calcext:value-type="float">
            <text:p>9060.01</text:p>
          </table:table-cell>
          <table:table-cell office:value-type="float" office:value="82083784.1452682" calcext:value-type="float">
            <text:p>82083784.15</text:p>
          </table:table-cell>
          <table:table-cell office:value-type="float" office:value="14271.6677661464" calcext:value-type="float">
            <text:p>14271.67</text:p>
          </table:table-cell>
          <table:table-cell office:value-type="float" office:value="17630.0089705104" calcext:value-type="float">
            <text:p>17630.01</text:p>
          </table:table-cell>
          <table:table-cell office:value-type="float" office:value="21156.0107646125" calcext:value-type="float">
            <text:p>21156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50" calcext:value-type="float">
            <text:p>50</text:p>
          </table:table-cell>
          <table:table-cell office:value-type="float" office:value="900" calcext:value-type="float">
            <text:p>900.00</text:p>
          </table:table-cell>
          <table:table-cell office:value-type="float" office:value="17811.0241470601" calcext:value-type="float">
            <text:p>17811.02</text:p>
          </table:table-cell>
          <table:table-cell office:value-type="float" office:value="39949.7474683058" calcext:value-type="float">
            <text:p>39949.75</text:p>
          </table:table-cell>
          <table:table-cell office:value-type="float" office:value="8733.73115774158" calcext:value-type="float">
            <text:p>8733.73</text:p>
          </table:table-cell>
          <table:table-cell office:value-type="float" office:value="76278059.935706" calcext:value-type="float">
            <text:p>76278059.94</text:p>
          </table:table-cell>
          <table:table-cell office:value-type="float" office:value="15089.976008338" calcext:value-type="float">
            <text:p>15089.98</text:p>
          </table:table-cell>
          <table:table-cell office:value-type="float" office:value="17811.0241470601" calcext:value-type="float">
            <text:p>17811.02</text:p>
          </table:table-cell>
          <table:table-cell office:value-type="float" office:value="21373.2289764722" calcext:value-type="float">
            <text:p>21373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51" calcext:value-type="float">
            <text:p>51</text:p>
          </table:table-cell>
          <table:table-cell office:value-type="float" office:value="900" calcext:value-type="float">
            <text:p>900.00</text:p>
          </table:table-cell>
          <table:table-cell office:value-type="float" office:value="17175.7398962092" calcext:value-type="float">
            <text:p>17175.74</text:p>
          </table:table-cell>
          <table:table-cell office:value-type="float" office:value="35161.2377556149" calcext:value-type="float">
            <text:p>35161.24</text:p>
          </table:table-cell>
          <table:table-cell office:value-type="float" office:value="8507.11361073686" calcext:value-type="float">
            <text:p>8507.11</text:p>
          </table:table-cell>
          <table:table-cell office:value-type="float" office:value="72370981.9859843" calcext:value-type="float">
            <text:p>72370981.99</text:p>
          </table:table-cell>
          <table:table-cell office:value-type="float" office:value="14067.1478821221" calcext:value-type="float">
            <text:p>14067.15</text:p>
          </table:table-cell>
          <table:table-cell office:value-type="float" office:value="17175.7398962092" calcext:value-type="float">
            <text:p>17175.74</text:p>
          </table:table-cell>
          <table:table-cell office:value-type="float" office:value="20610.887875451" calcext:value-type="float">
            <text:p>20610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52" calcext:value-type="float">
            <text:p>52</text:p>
          </table:table-cell>
          <table:table-cell office:value-type="float" office:value="900" calcext:value-type="float">
            <text:p>900.00</text:p>
          </table:table-cell>
          <table:table-cell office:value-type="float" office:value="16585.6671592944" calcext:value-type="float">
            <text:p>16585.67</text:p>
          </table:table-cell>
          <table:table-cell office:value-type="float" office:value="47955.8441227157" calcext:value-type="float">
            <text:p>47955.84</text:p>
          </table:table-cell>
          <table:table-cell office:value-type="float" office:value="9343.1403003969" calcext:value-type="float">
            <text:p>9343.14</text:p>
          </table:table-cell>
          <table:table-cell office:value-type="float" office:value="87294270.6729007" calcext:value-type="float">
            <text:p>87294270.67</text:p>
          </table:table-cell>
          <table:table-cell office:value-type="float" office:value="14927.039253058" calcext:value-type="float">
            <text:p>14927.04</text:p>
          </table:table-cell>
          <table:table-cell office:value-type="float" office:value="16585.6671592944" calcext:value-type="float">
            <text:p>16585.67</text:p>
          </table:table-cell>
          <table:table-cell office:value-type="float" office:value="19902.8005911533" calcext:value-type="float">
            <text:p>19902.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53" calcext:value-type="float">
            <text:p>53</text:p>
          </table:table-cell>
          <table:table-cell office:value-type="float" office:value="900" calcext:value-type="float">
            <text:p>900.00</text:p>
          </table:table-cell>
          <table:table-cell office:value-type="float" office:value="16923.1594975059" calcext:value-type="float">
            <text:p>16923.16</text:p>
          </table:table-cell>
          <table:table-cell office:value-type="float" office:value="35563.6214604987" calcext:value-type="float">
            <text:p>35563.62</text:p>
          </table:table-cell>
          <table:table-cell office:value-type="float" office:value="8177.91789926132" calcext:value-type="float">
            <text:p>8177.92</text:p>
          </table:table-cell>
          <table:table-cell office:value-type="float" office:value="66878341.1670587" calcext:value-type="float">
            <text:p>66878341.17</text:p>
          </table:table-cell>
          <table:table-cell office:value-type="float" office:value="14013.7628916856" calcext:value-type="float">
            <text:p>14013.76</text:p>
          </table:table-cell>
          <table:table-cell office:value-type="float" office:value="16923.1594975059" calcext:value-type="float">
            <text:p>16923.16</text:p>
          </table:table-cell>
          <table:table-cell office:value-type="float" office:value="20307.7913970071" calcext:value-type="float">
            <text:p>20307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54" calcext:value-type="float">
            <text:p>54</text:p>
          </table:table-cell>
          <table:table-cell office:value-type="float" office:value="900" calcext:value-type="float">
            <text:p>900.00</text:p>
          </table:table-cell>
          <table:table-cell office:value-type="float" office:value="17631.4670046842" calcext:value-type="float">
            <text:p>17631.47</text:p>
          </table:table-cell>
          <table:table-cell office:value-type="float" office:value="36115.8727736059" calcext:value-type="float">
            <text:p>36115.87</text:p>
          </table:table-cell>
          <table:table-cell office:value-type="float" office:value="7402.28022532665" calcext:value-type="float">
            <text:p>7402.28</text:p>
          </table:table-cell>
          <table:table-cell office:value-type="float" office:value="54793752.534262" calcext:value-type="float">
            <text:p>54793752.53</text:p>
          </table:table-cell>
          <table:table-cell office:value-type="float" office:value="14439.5839425947" calcext:value-type="float">
            <text:p>14439.58</text:p>
          </table:table-cell>
          <table:table-cell office:value-type="float" office:value="17631.4670046841" calcext:value-type="float">
            <text:p>17631.47</text:p>
          </table:table-cell>
          <table:table-cell office:value-type="float" office:value="21157.760405621" calcext:value-type="float">
            <text:p>21157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55" calcext:value-type="float">
            <text:p>55</text:p>
          </table:table-cell>
          <table:table-cell office:value-type="float" office:value="900" calcext:value-type="float">
            <text:p>900.00</text:p>
          </table:table-cell>
          <table:table-cell office:value-type="float" office:value="17594.4386422011" calcext:value-type="float">
            <text:p>17594.44</text:p>
          </table:table-cell>
          <table:table-cell office:value-type="float" office:value="35144.3299263566" calcext:value-type="float">
            <text:p>35144.33</text:p>
          </table:table-cell>
          <table:table-cell office:value-type="float" office:value="7678.20540939662" calcext:value-type="float">
            <text:p>7678.21</text:p>
          </table:table-cell>
          <table:table-cell office:value-type="float" office:value="58954838.3088876" calcext:value-type="float">
            <text:p>58954838.31</text:p>
          </table:table-cell>
          <table:table-cell office:value-type="float" office:value="14247.0757258122" calcext:value-type="float">
            <text:p>14247.08</text:p>
          </table:table-cell>
          <table:table-cell office:value-type="float" office:value="17594.4386422011" calcext:value-type="float">
            <text:p>17594.44</text:p>
          </table:table-cell>
          <table:table-cell office:value-type="float" office:value="21113.3263706414" calcext:value-type="float">
            <text:p>21113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56" calcext:value-type="float">
            <text:p>5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741.1410787863" calcext:value-type="float">
            <text:p>16741.14</text:p>
          </table:table-cell>
          <table:table-cell office:value-type="float" office:value="34967.2804729704" calcext:value-type="float">
            <text:p>34967.28</text:p>
          </table:table-cell>
          <table:table-cell office:value-type="float" office:value="8007.72924139978" calcext:value-type="float">
            <text:p>8007.73</text:p>
          </table:table-cell>
          <table:table-cell office:value-type="float" office:value="64123727.6035691" calcext:value-type="float">
            <text:p>64123727.60</text:p>
          </table:table-cell>
          <table:table-cell office:value-type="float" office:value="13820.287186126" calcext:value-type="float">
            <text:p>13820.29</text:p>
          </table:table-cell>
          <table:table-cell office:value-type="float" office:value="16741.1410787863" calcext:value-type="float">
            <text:p>16741.14</text:p>
          </table:table-cell>
          <table:table-cell office:value-type="float" office:value="20089.3692945435" calcext:value-type="float">
            <text:p>20089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57" calcext:value-type="float">
            <text:p>5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593.6606398292" calcext:value-type="float">
            <text:p>15593.66</text:p>
          </table:table-cell>
          <table:table-cell office:value-type="float" office:value="34741.0135435424" calcext:value-type="float">
            <text:p>34741.01</text:p>
          </table:table-cell>
          <table:table-cell office:value-type="float" office:value="8033.49796813363" calcext:value-type="float">
            <text:p>8033.50</text:p>
          </table:table-cell>
          <table:table-cell office:value-type="float" office:value="64537089.6040071" calcext:value-type="float">
            <text:p>64537089.60</text:p>
          </table:table-cell>
          <table:table-cell office:value-type="float" office:value="13190.8072091466" calcext:value-type="float">
            <text:p>13190.81</text:p>
          </table:table-cell>
          <table:table-cell office:value-type="float" office:value="15593.6606398292" calcext:value-type="float">
            <text:p>15593.66</text:p>
          </table:table-cell>
          <table:table-cell office:value-type="float" office:value="18712.392767795" calcext:value-type="float">
            <text:p>18712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58" calcext:value-type="float">
            <text:p>5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654.2504939165" calcext:value-type="float">
            <text:p>15654.25</text:p>
          </table:table-cell>
          <table:table-cell office:value-type="float" office:value="32595.2407488385" calcext:value-type="float">
            <text:p>32595.24</text:p>
          </table:table-cell>
          <table:table-cell office:value-type="float" office:value="8390.74868299209" calcext:value-type="float">
            <text:p>8390.75</text:p>
          </table:table-cell>
          <table:table-cell office:value-type="float" office:value="70404663.4611335" calcext:value-type="float">
            <text:p>70404663.46</text:p>
          </table:table-cell>
          <table:table-cell office:value-type="float" office:value="12916.7040535312" calcext:value-type="float">
            <text:p>12916.70</text:p>
          </table:table-cell>
          <table:table-cell office:value-type="float" office:value="15654.2504939165" calcext:value-type="float">
            <text:p>15654.25</text:p>
          </table:table-cell>
          <table:table-cell office:value-type="float" office:value="18785.1005926998" calcext:value-type="float">
            <text:p>18785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59" calcext:value-type="float">
            <text:p>5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263.14212296" calcext:value-type="float">
            <text:p>15263.14</text:p>
          </table:table-cell>
          <table:table-cell office:value-type="float" office:value="33193.4853067379" calcext:value-type="float">
            <text:p>33193.49</text:p>
          </table:table-cell>
          <table:table-cell office:value-type="float" office:value="7721.75286770578" calcext:value-type="float">
            <text:p>7721.75</text:p>
          </table:table-cell>
          <table:table-cell office:value-type="float" office:value="59625467.3499225" calcext:value-type="float">
            <text:p>59625467.35</text:p>
          </table:table-cell>
          <table:table-cell office:value-type="float" office:value="12807.854218384" calcext:value-type="float">
            <text:p>12807.85</text:p>
          </table:table-cell>
          <table:table-cell office:value-type="float" office:value="15263.14212296" calcext:value-type="float">
            <text:p>15263.14</text:p>
          </table:table-cell>
          <table:table-cell office:value-type="float" office:value="18315.770547552" calcext:value-type="float">
            <text:p>18315.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60" calcext:value-type="float">
            <text:p>6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805.4978546417" calcext:value-type="float">
            <text:p>14805.50</text:p>
          </table:table-cell>
          <table:table-cell office:value-type="float" office:value="32755.4175279993" calcext:value-type="float">
            <text:p>32755.42</text:p>
          </table:table-cell>
          <table:table-cell office:value-type="float" office:value="8151.32149418756" calcext:value-type="float">
            <text:p>8151.32</text:p>
          </table:table-cell>
          <table:table-cell office:value-type="float" office:value="66444042.1016041" calcext:value-type="float">
            <text:p>66444042.10</text:p>
          </table:table-cell>
          <table:table-cell office:value-type="float" office:value="12501.9209205784" calcext:value-type="float">
            <text:p>12501.92</text:p>
          </table:table-cell>
          <table:table-cell office:value-type="float" office:value="14805.4978546417" calcext:value-type="float">
            <text:p>14805.50</text:p>
          </table:table-cell>
          <table:table-cell office:value-type="float" office:value="17766.59742557" calcext:value-type="float">
            <text:p>17766.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61" calcext:value-type="float">
            <text:p>6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545.1575748627" calcext:value-type="float">
            <text:p>15545.16</text:p>
          </table:table-cell>
          <table:table-cell office:value-type="float" office:value="33058.4192695091" calcext:value-type="float">
            <text:p>33058.42</text:p>
          </table:table-cell>
          <table:table-cell office:value-type="float" office:value="7562.73163503647" calcext:value-type="float">
            <text:p>7562.73</text:p>
          </table:table-cell>
          <table:table-cell office:value-type="float" office:value="57194909.7835813" calcext:value-type="float">
            <text:p>57194909.78</text:p>
          </table:table-cell>
          <table:table-cell office:value-type="float" office:value="12934.8854229012" calcext:value-type="float">
            <text:p>12934.89</text:p>
          </table:table-cell>
          <table:table-cell office:value-type="float" office:value="15545.1575748627" calcext:value-type="float">
            <text:p>15545.16</text:p>
          </table:table-cell>
          <table:table-cell office:value-type="float" office:value="18654.1890898352" calcext:value-type="float">
            <text:p>18654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62" calcext:value-type="float">
            <text:p>6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988.7507082194" calcext:value-type="float">
            <text:p>15988.75</text:p>
          </table:table-cell>
          <table:table-cell office:value-type="float" office:value="31384.7763108502" calcext:value-type="float">
            <text:p>31384.78</text:p>
          </table:table-cell>
          <table:table-cell office:value-type="float" office:value="7679.68921193316" calcext:value-type="float">
            <text:p>7679.69</text:p>
          </table:table-cell>
          <table:table-cell office:value-type="float" office:value="58977626.3918825" calcext:value-type="float">
            <text:p>58977626.39</text:p>
          </table:table-cell>
          <table:table-cell office:value-type="float" office:value="12842.6547071482" calcext:value-type="float">
            <text:p>12842.65</text:p>
          </table:table-cell>
          <table:table-cell office:value-type="float" office:value="15988.7507082194" calcext:value-type="float">
            <text:p>15988.75</text:p>
          </table:table-cell>
          <table:table-cell office:value-type="float" office:value="19186.5008498633" calcext:value-type="float">
            <text:p>19186.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63" calcext:value-type="float">
            <text:p>6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273.9141559935" calcext:value-type="float">
            <text:p>15273.91</text:p>
          </table:table-cell>
          <table:table-cell office:value-type="float" office:value="33967.6872658395" calcext:value-type="float">
            <text:p>33967.69</text:p>
          </table:table-cell>
          <table:table-cell office:value-type="float" office:value="7192.15542714383" calcext:value-type="float">
            <text:p>7192.16</text:p>
          </table:table-cell>
          <table:table-cell office:value-type="float" office:value="51727099.6881944" calcext:value-type="float">
            <text:p>51727099.69</text:p>
          </table:table-cell>
          <table:table-cell office:value-type="float" office:value="12915.4747464089" calcext:value-type="float">
            <text:p>12915.47</text:p>
          </table:table-cell>
          <table:table-cell office:value-type="float" office:value="15273.9141559935" calcext:value-type="float">
            <text:p>15273.91</text:p>
          </table:table-cell>
          <table:table-cell office:value-type="float" office:value="18328.6969871922" calcext:value-type="float">
            <text:p>18328.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64" calcext:value-type="float">
            <text:p>6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624.4387812832" calcext:value-type="float">
            <text:p>15624.44</text:p>
          </table:table-cell>
          <table:table-cell office:value-type="float" office:value="32149.1512731786" calcext:value-type="float">
            <text:p>32149.15</text:p>
          </table:table-cell>
          <table:table-cell office:value-type="float" office:value="7552.22674719357" calcext:value-type="float">
            <text:p>7552.23</text:p>
          </table:table-cell>
          <table:table-cell office:value-type="float" office:value="57036128.8410259" calcext:value-type="float">
            <text:p>57036128.84</text:p>
          </table:table-cell>
          <table:table-cell office:value-type="float" office:value="12828.9123735039" calcext:value-type="float">
            <text:p>12828.91</text:p>
          </table:table-cell>
          <table:table-cell office:value-type="float" office:value="15624.4387812832" calcext:value-type="float">
            <text:p>15624.44</text:p>
          </table:table-cell>
          <table:table-cell office:value-type="float" office:value="18749.3265375398" calcext:value-type="float">
            <text:p>18749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65" calcext:value-type="float">
            <text:p>6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521.4651741042" calcext:value-type="float">
            <text:p>16521.47</text:p>
          </table:table-cell>
          <table:table-cell office:value-type="float" office:value="30904.508745169" calcext:value-type="float">
            <text:p>30904.51</text:p>
          </table:table-cell>
          <table:table-cell office:value-type="float" office:value="7149.10099973708" calcext:value-type="float">
            <text:p>7149.10</text:p>
          </table:table-cell>
          <table:table-cell office:value-type="float" office:value="51109645.1044417" calcext:value-type="float">
            <text:p>51109645.10</text:p>
          </table:table-cell>
          <table:table-cell office:value-type="float" office:value="12919.2053799884" calcext:value-type="float">
            <text:p>12919.21</text:p>
          </table:table-cell>
          <table:table-cell office:value-type="float" office:value="16521.4651741042" calcext:value-type="float">
            <text:p>16521.47</text:p>
          </table:table-cell>
          <table:table-cell office:value-type="float" office:value="19825.7582089251" calcext:value-type="float">
            <text:p>19825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66" calcext:value-type="float">
            <text:p>6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545.9826875927" calcext:value-type="float">
            <text:p>16545.98</text:p>
          </table:table-cell>
          <table:table-cell office:value-type="float" office:value="31931.7455472119" calcext:value-type="float">
            <text:p>31931.75</text:p>
          </table:table-cell>
          <table:table-cell office:value-type="float" office:value="7154.38177156483" calcext:value-type="float">
            <text:p>7154.38</text:p>
          </table:table-cell>
          <table:table-cell office:value-type="float" office:value="51185178.5332991" calcext:value-type="float">
            <text:p>51185178.53</text:p>
          </table:table-cell>
          <table:table-cell office:value-type="float" office:value="13168.2184223338" calcext:value-type="float">
            <text:p>13168.22</text:p>
          </table:table-cell>
          <table:table-cell office:value-type="float" office:value="16545.9826875927" calcext:value-type="float">
            <text:p>16545.98</text:p>
          </table:table-cell>
          <table:table-cell office:value-type="float" office:value="19855.1792251112" calcext:value-type="float">
            <text:p>19855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67" calcext:value-type="float">
            <text:p>6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259.125323768" calcext:value-type="float">
            <text:p>17259.13</text:p>
          </table:table-cell>
          <table:table-cell office:value-type="float" office:value="34836.3184555926" calcext:value-type="float">
            <text:p>34836.32</text:p>
          </table:table-cell>
          <table:table-cell office:value-type="float" office:value="8192.7112445453" calcext:value-type="float">
            <text:p>8192.71</text:p>
          </table:table-cell>
          <table:table-cell office:value-type="float" office:value="67120517.536499" calcext:value-type="float">
            <text:p>67120517.54</text:p>
          </table:table-cell>
          <table:table-cell office:value-type="float" office:value="14035.0017884681" calcext:value-type="float">
            <text:p>14035.00</text:p>
          </table:table-cell>
          <table:table-cell office:value-type="float" office:value="17259.1253237681" calcext:value-type="float">
            <text:p>17259.13</text:p>
          </table:table-cell>
          <table:table-cell office:value-type="float" office:value="20710.9503885216" calcext:value-type="float">
            <text:p>20710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68" calcext:value-type="float">
            <text:p>6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240.3602971385" calcext:value-type="float">
            <text:p>16240.36</text:p>
          </table:table-cell>
          <table:table-cell office:value-type="float" office:value="34299.9348169625" calcext:value-type="float">
            <text:p>34299.93</text:p>
          </table:table-cell>
          <table:table-cell office:value-type="float" office:value="8122.11941004878" calcext:value-type="float">
            <text:p>8122.12</text:p>
          </table:table-cell>
          <table:table-cell office:value-type="float" office:value="65968823.7110911" calcext:value-type="float">
            <text:p>65968823.71</text:p>
          </table:table-cell>
          <table:table-cell office:value-type="float" office:value="13470.8120298817" calcext:value-type="float">
            <text:p>13470.81</text:p>
          </table:table-cell>
          <table:table-cell office:value-type="float" office:value="16240.3602971385" calcext:value-type="float">
            <text:p>16240.36</text:p>
          </table:table-cell>
          <table:table-cell office:value-type="float" office:value="19488.4323565662" calcext:value-type="float">
            <text:p>19488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69" calcext:value-type="float">
            <text:p>6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965.2627549195" calcext:value-type="float">
            <text:p>15965.26</text:p>
          </table:table-cell>
          <table:table-cell office:value-type="float" office:value="31164.6752981726" calcext:value-type="float">
            <text:p>31164.68</text:p>
          </table:table-cell>
          <table:table-cell office:value-type="float" office:value="7305.63865209142" calcext:value-type="float">
            <text:p>7305.64</text:p>
          </table:table-cell>
          <table:table-cell office:value-type="float" office:value="53372356.1149322" calcext:value-type="float">
            <text:p>53372356.11</text:p>
          </table:table-cell>
          <table:table-cell office:value-type="float" office:value="12788.0859909284" calcext:value-type="float">
            <text:p>12788.09</text:p>
          </table:table-cell>
          <table:table-cell office:value-type="float" office:value="15965.2627549195" calcext:value-type="float">
            <text:p>15965.26</text:p>
          </table:table-cell>
          <table:table-cell office:value-type="float" office:value="19158.3153059034" calcext:value-type="float">
            <text:p>19158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70" calcext:value-type="float">
            <text:p>7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975.502803293" calcext:value-type="float">
            <text:p>14975.50</text:p>
          </table:table-cell>
          <table:table-cell office:value-type="float" office:value="34764.6752981726" calcext:value-type="float">
            <text:p>34764.68</text:p>
          </table:table-cell>
          <table:table-cell office:value-type="float" office:value="7820.2550554488" calcext:value-type="float">
            <text:p>7820.26</text:p>
          </table:table-cell>
          <table:table-cell office:value-type="float" office:value="61156389.1322725" calcext:value-type="float">
            <text:p>61156389.13</text:p>
          </table:table-cell>
          <table:table-cell office:value-type="float" office:value="12836.3029313719" calcext:value-type="float">
            <text:p>12836.30</text:p>
          </table:table-cell>
          <table:table-cell office:value-type="float" office:value="14975.502803293" calcext:value-type="float">
            <text:p>14975.50</text:p>
          </table:table-cell>
          <table:table-cell office:value-type="float" office:value="17970.6033639516" calcext:value-type="float">
            <text:p>17970.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71" calcext:value-type="float">
            <text:p>7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549.2984796085" calcext:value-type="float">
            <text:p>13549.30</text:p>
          </table:table-cell>
          <table:table-cell office:value-type="float" office:value="30880.9009275932" calcext:value-type="float">
            <text:p>30880.90</text:p>
          </table:table-cell>
          <table:table-cell office:value-type="float" office:value="8315.877535419" calcext:value-type="float">
            <text:p>8315.88</text:p>
          </table:table-cell>
          <table:table-cell office:value-type="float" office:value="69153819.1840864" calcext:value-type="float">
            <text:p>69153819.18</text:p>
          </table:table-cell>
          <table:table-cell office:value-type="float" office:value="11562.3752195868" calcext:value-type="float">
            <text:p>11562.38</text:p>
          </table:table-cell>
          <table:table-cell office:value-type="float" office:value="13549.2984796085" calcext:value-type="float">
            <text:p>13549.30</text:p>
          </table:table-cell>
          <table:table-cell office:value-type="float" office:value="16259.1581755302" calcext:value-type="float">
            <text:p>16259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72" calcext:value-type="float">
            <text:p>7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832.4168087781" calcext:value-type="float">
            <text:p>13832.42</text:p>
          </table:table-cell>
          <table:table-cell office:value-type="float" office:value="29827.5534829989" calcext:value-type="float">
            <text:p>29827.55</text:p>
          </table:table-cell>
          <table:table-cell office:value-type="float" office:value="7732.11248709307" calcext:value-type="float">
            <text:p>7732.11</text:p>
          </table:table-cell>
          <table:table-cell office:value-type="float" office:value="59785563.5130606" calcext:value-type="float">
            <text:p>59785563.51</text:p>
          </table:table-cell>
          <table:table-cell office:value-type="float" office:value="11585.5230495006" calcext:value-type="float">
            <text:p>11585.52</text:p>
          </table:table-cell>
          <table:table-cell office:value-type="float" office:value="13832.4168087781" calcext:value-type="float">
            <text:p>13832.42</text:p>
          </table:table-cell>
          <table:table-cell office:value-type="float" office:value="16598.9001705338" calcext:value-type="float">
            <text:p>16598.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73" calcext:value-type="float">
            <text:p>7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087.9639983296" calcext:value-type="float">
            <text:p>14087.96</text:p>
          </table:table-cell>
          <table:table-cell office:value-type="float" office:value="28052.8194919817" calcext:value-type="float">
            <text:p>28052.82</text:p>
          </table:table-cell>
          <table:table-cell office:value-type="float" office:value="7923.82050258606" calcext:value-type="float">
            <text:p>7923.82</text:p>
          </table:table-cell>
          <table:table-cell office:value-type="float" office:value="62786931.3572032" calcext:value-type="float">
            <text:p>62786931.36</text:p>
          </table:table-cell>
          <table:table-cell office:value-type="float" office:value="11415.3002399547" calcext:value-type="float">
            <text:p>11415.30</text:p>
          </table:table-cell>
          <table:table-cell office:value-type="float" office:value="14087.9639983296" calcext:value-type="float">
            <text:p>14087.96</text:p>
          </table:table-cell>
          <table:table-cell office:value-type="float" office:value="16905.5567979956" calcext:value-type="float">
            <text:p>16905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74" calcext:value-type="float">
            <text:p>7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338.4479346921" calcext:value-type="float">
            <text:p>15338.45</text:p>
          </table:table-cell>
          <table:table-cell office:value-type="float" office:value="32483.9968603191" calcext:value-type="float">
            <text:p>32484.00</text:p>
          </table:table-cell>
          <table:table-cell office:value-type="float" office:value="7104.82782354377" calcext:value-type="float">
            <text:p>7104.83</text:p>
          </table:table-cell>
          <table:table-cell office:value-type="float" office:value="50478578.4022018" calcext:value-type="float">
            <text:p>50478578.40</text:p>
          </table:table-cell>
          <table:table-cell office:value-type="float" office:value="12744.6331977475" calcext:value-type="float">
            <text:p>12744.63</text:p>
          </table:table-cell>
          <table:table-cell office:value-type="float" office:value="15338.4479346921" calcext:value-type="float">
            <text:p>15338.45</text:p>
          </table:table-cell>
          <table:table-cell office:value-type="float" office:value="18406.1375216305" calcext:value-type="float">
            <text:p>18406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75" calcext:value-type="float">
            <text:p>7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018.7599539706" calcext:value-type="float">
            <text:p>14018.76</text:p>
          </table:table-cell>
          <table:table-cell office:value-type="float" office:value="31950.8446196187" calcext:value-type="float">
            <text:p>31950.84</text:p>
          </table:table-cell>
          <table:table-cell office:value-type="float" office:value="7040.66622525382" calcext:value-type="float">
            <text:p>7040.67</text:p>
          </table:table-cell>
          <table:table-cell office:value-type="float" office:value="49570980.8954299" calcext:value-type="float">
            <text:p>49570980.90</text:p>
          </table:table-cell>
          <table:table-cell office:value-type="float" office:value="11958.4312183195" calcext:value-type="float">
            <text:p>11958.43</text:p>
          </table:table-cell>
          <table:table-cell office:value-type="float" office:value="14018.7599539706" calcext:value-type="float">
            <text:p>14018.76</text:p>
          </table:table-cell>
          <table:table-cell office:value-type="float" office:value="16822.5119447648" calcext:value-type="float">
            <text:p>16822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76" calcext:value-type="float">
            <text:p>7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886.8274935034" calcext:value-type="float">
            <text:p>13886.83</text:p>
          </table:table-cell>
          <table:table-cell office:value-type="float" office:value="31950.8446196187" calcext:value-type="float">
            <text:p>31950.84</text:p>
          </table:table-cell>
          <table:table-cell office:value-type="float" office:value="7140.85135466021" calcext:value-type="float">
            <text:p>7140.85</text:p>
          </table:table-cell>
          <table:table-cell office:value-type="float" office:value="50991758.0693525" calcext:value-type="float">
            <text:p>50991758.07</text:p>
          </table:table-cell>
          <table:table-cell office:value-type="float" office:value="11881.0797869315" calcext:value-type="float">
            <text:p>11881.08</text:p>
          </table:table-cell>
          <table:table-cell office:value-type="float" office:value="13886.8274935034" calcext:value-type="float">
            <text:p>13886.83</text:p>
          </table:table-cell>
          <table:table-cell office:value-type="float" office:value="16664.192992204" calcext:value-type="float">
            <text:p>16664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77" calcext:value-type="float">
            <text:p>7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218.1172791159" calcext:value-type="float">
            <text:p>14218.12</text:p>
          </table:table-cell>
          <table:table-cell office:value-type="float" office:value="29915.8727736059" calcext:value-type="float">
            <text:p>29915.87</text:p>
          </table:table-cell>
          <table:table-cell office:value-type="float" office:value="7803.95250060138" calcext:value-type="float">
            <text:p>7803.95</text:p>
          </table:table-cell>
          <table:table-cell office:value-type="float" office:value="60901674.6316425" calcext:value-type="float">
            <text:p>60901674.63</text:p>
          </table:table-cell>
          <table:table-cell office:value-type="float" office:value="11794.9500753036" calcext:value-type="float">
            <text:p>11794.95</text:p>
          </table:table-cell>
          <table:table-cell office:value-type="float" office:value="14218.1172791159" calcext:value-type="float">
            <text:p>14218.12</text:p>
          </table:table-cell>
          <table:table-cell office:value-type="float" office:value="17061.740734939" calcext:value-type="float">
            <text:p>17061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78" calcext:value-type="float">
            <text:p>7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654.4515657908" calcext:value-type="float">
            <text:p>14654.45</text:p>
          </table:table-cell>
          <table:table-cell office:value-type="float" office:value="29915.8727736059" calcext:value-type="float">
            <text:p>29915.87</text:p>
          </table:table-cell>
          <table:table-cell office:value-type="float" office:value="8472.11419649367" calcext:value-type="float">
            <text:p>8472.11</text:p>
          </table:table-cell>
          <table:table-cell office:value-type="float" office:value="71776718.9584295" calcext:value-type="float">
            <text:p>71776718.96</text:p>
          </table:table-cell>
          <table:table-cell office:value-type="float" office:value="12001.7185152273" calcext:value-type="float">
            <text:p>12001.72</text:p>
          </table:table-cell>
          <table:table-cell office:value-type="float" office:value="14654.4515657908" calcext:value-type="float">
            <text:p>14654.45</text:p>
          </table:table-cell>
          <table:table-cell office:value-type="float" office:value="17585.341878949" calcext:value-type="float">
            <text:p>17585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79" calcext:value-type="float">
            <text:p>7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544.5414814862" calcext:value-type="float">
            <text:p>13544.54</text:p>
          </table:table-cell>
          <table:table-cell office:value-type="float" office:value="33747.6835038553" calcext:value-type="float">
            <text:p>33747.68</text:p>
          </table:table-cell>
          <table:table-cell office:value-type="float" office:value="7753.86405110042" calcext:value-type="float">
            <text:p>7753.86</text:p>
          </table:table-cell>
          <table:table-cell office:value-type="float" office:value="60122407.7229474" calcext:value-type="float">
            <text:p>60122407.72</text:p>
          </table:table-cell>
          <table:table-cell office:value-type="float" office:value="11841.2624836924" calcext:value-type="float">
            <text:p>11841.26</text:p>
          </table:table-cell>
          <table:table-cell office:value-type="float" office:value="13544.5414814862" calcext:value-type="float">
            <text:p>13544.54</text:p>
          </table:table-cell>
          <table:table-cell office:value-type="float" office:value="16253.4497777834" calcext:value-type="float">
            <text:p>16253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80" calcext:value-type="float">
            <text:p>8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113.8258649145" calcext:value-type="float">
            <text:p>14113.83</text:p>
          </table:table-cell>
          <table:table-cell office:value-type="float" office:value="35583.9968603191" calcext:value-type="float">
            <text:p>35584.00</text:p>
          </table:table-cell>
          <table:table-cell office:value-type="float" office:value="7715.54102414693" calcext:value-type="float">
            <text:p>7715.54</text:p>
          </table:table-cell>
          <table:table-cell office:value-type="float" office:value="59529573.2952942" calcext:value-type="float">
            <text:p>59529573.30</text:p>
          </table:table-cell>
          <table:table-cell office:value-type="float" office:value="12368.8522819442" calcext:value-type="float">
            <text:p>12368.85</text:p>
          </table:table-cell>
          <table:table-cell office:value-type="float" office:value="14113.8258649145" calcext:value-type="float">
            <text:p>14113.83</text:p>
          </table:table-cell>
          <table:table-cell office:value-type="float" office:value="16936.5910378974" calcext:value-type="float">
            <text:p>16936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81" calcext:value-type="float">
            <text:p>8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2942.3281924919" calcext:value-type="float">
            <text:p>12942.33</text:p>
          </table:table-cell>
          <table:table-cell office:value-type="float" office:value="33747.6835038553" calcext:value-type="float">
            <text:p>33747.68</text:p>
          </table:table-cell>
          <table:table-cell office:value-type="float" office:value="7529.25519254932" calcext:value-type="float">
            <text:p>7529.26</text:p>
          </table:table-cell>
          <table:table-cell office:value-type="float" office:value="56689683.7545309" calcext:value-type="float">
            <text:p>56689683.75</text:p>
          </table:table-cell>
          <table:table-cell office:value-type="float" office:value="11436.8128541786" calcext:value-type="float">
            <text:p>11436.81</text:p>
          </table:table-cell>
          <table:table-cell office:value-type="float" office:value="12942.3281924919" calcext:value-type="float">
            <text:p>12942.33</text:p>
          </table:table-cell>
          <table:table-cell office:value-type="float" office:value="15530.7938309903" calcext:value-type="float">
            <text:p>15530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82" calcext:value-type="float">
            <text:p>8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2782.7449519073" calcext:value-type="float">
            <text:p>12782.74</text:p>
          </table:table-cell>
          <table:table-cell office:value-type="float" office:value="25457.0767392322" calcext:value-type="float">
            <text:p>25457.08</text:p>
          </table:table-cell>
          <table:table-cell office:value-type="float" office:value="6426.02477397359" calcext:value-type="float">
            <text:p>6426.02</text:p>
          </table:table-cell>
          <table:table-cell office:value-type="float" office:value="41293794.3957223" calcext:value-type="float">
            <text:p>41293794.40</text:p>
          </table:table-cell>
          <table:table-cell office:value-type="float" office:value="10374.0515947664" calcext:value-type="float">
            <text:p>10374.05</text:p>
          </table:table-cell>
          <table:table-cell office:value-type="float" office:value="12782.7449519073" calcext:value-type="float">
            <text:p>12782.74</text:p>
          </table:table-cell>
          <table:table-cell office:value-type="float" office:value="15339.2939422887" calcext:value-type="float">
            <text:p>15339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83" calcext:value-type="float">
            <text:p>8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2491.5347827039" calcext:value-type="float">
            <text:p>12491.53</text:p>
          </table:table-cell>
          <table:table-cell office:value-type="float" office:value="30668.0589036757" calcext:value-type="float">
            <text:p>30668.06</text:p>
          </table:table-cell>
          <table:table-cell office:value-type="float" office:value="6423.74923059091" calcext:value-type="float">
            <text:p>6423.75</text:p>
          </table:table-cell>
          <table:table-cell office:value-type="float" office:value="41264554.1775173" calcext:value-type="float">
            <text:p>41264554.18</text:p>
          </table:table-cell>
          <table:table-cell office:value-type="float" office:value="10890.2627669917" calcext:value-type="float">
            <text:p>10890.26</text:p>
          </table:table-cell>
          <table:table-cell office:value-type="float" office:value="12491.5347827039" calcext:value-type="float">
            <text:p>12491.53</text:p>
          </table:table-cell>
          <table:table-cell office:value-type="float" office:value="14989.8417392447" calcext:value-type="float">
            <text:p>14989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84" calcext:value-type="float">
            <text:p>8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2481.3895720549" calcext:value-type="float">
            <text:p>12481.39</text:p>
          </table:table-cell>
          <table:table-cell office:value-type="float" office:value="27690.7320036695" calcext:value-type="float">
            <text:p>27690.73</text:p>
          </table:table-cell>
          <table:table-cell office:value-type="float" office:value="6673.71131311395" calcext:value-type="float">
            <text:p>6673.71</text:p>
          </table:table-cell>
          <table:table-cell office:value-type="float" office:value="44538422.6907851" calcext:value-type="float">
            <text:p>44538422.69</text:p>
          </table:table-cell>
          <table:table-cell office:value-type="float" office:value="10570.9456648158" calcext:value-type="float">
            <text:p>10570.95</text:p>
          </table:table-cell>
          <table:table-cell office:value-type="float" office:value="12481.3895720549" calcext:value-type="float">
            <text:p>12481.39</text:p>
          </table:table-cell>
          <table:table-cell office:value-type="float" office:value="14977.6674864659" calcext:value-type="float">
            <text:p>14977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85" calcext:value-type="float">
            <text:p>8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574.361015247" calcext:value-type="float">
            <text:p>13574.36</text:p>
          </table:table-cell>
          <table:table-cell office:value-type="float" office:value="33568.1240867132" calcext:value-type="float">
            <text:p>33568.12</text:p>
          </table:table-cell>
          <table:table-cell office:value-type="float" office:value="7550.5429559882" calcext:value-type="float">
            <text:p>7550.54</text:p>
          </table:table-cell>
          <table:table-cell office:value-type="float" office:value="57010698.930223" calcext:value-type="float">
            <text:p>57010698.93</text:p>
          </table:table-cell>
          <table:table-cell office:value-type="float" office:value="11845.4066498387" calcext:value-type="float">
            <text:p>11845.41</text:p>
          </table:table-cell>
          <table:table-cell office:value-type="float" office:value="13574.361015247" calcext:value-type="float">
            <text:p>13574.36</text:p>
          </table:table-cell>
          <table:table-cell office:value-type="float" office:value="16289.2332182964" calcext:value-type="float">
            <text:p>16289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86" calcext:value-type="float">
            <text:p>8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908.5278272912" calcext:value-type="float">
            <text:p>13908.53</text:p>
          </table:table-cell>
          <table:table-cell office:value-type="float" office:value="30880.9009275932" calcext:value-type="float">
            <text:p>30880.90</text:p>
          </table:table-cell>
          <table:table-cell office:value-type="float" office:value="6429.50765901986" calcext:value-type="float">
            <text:p>6429.51</text:p>
          </table:table-cell>
          <table:table-cell office:value-type="float" office:value="41338568.7373951" calcext:value-type="float">
            <text:p>41338568.74</text:p>
          </table:table-cell>
          <table:table-cell office:value-type="float" office:value="11766.8801873204" calcext:value-type="float">
            <text:p>11766.88</text:p>
          </table:table-cell>
          <table:table-cell office:value-type="float" office:value="13908.5278272912" calcext:value-type="float">
            <text:p>13908.53</text:p>
          </table:table-cell>
          <table:table-cell office:value-type="float" office:value="16690.2333927494" calcext:value-type="float">
            <text:p>16690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87" calcext:value-type="float">
            <text:p>8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2409.4608888765" calcext:value-type="float">
            <text:p>12409.46</text:p>
          </table:table-cell>
          <table:table-cell office:value-type="float" office:value="29915.8727736059" calcext:value-type="float">
            <text:p>29915.87</text:p>
          </table:table-cell>
          <table:table-cell office:value-type="float" office:value="6353.47978703776" calcext:value-type="float">
            <text:p>6353.48</text:p>
          </table:table-cell>
          <table:table-cell office:value-type="float" office:value="40366705.4042974" calcext:value-type="float">
            <text:p>40366705.40</text:p>
          </table:table-cell>
          <table:table-cell office:value-type="float" office:value="10769.4545290755" calcext:value-type="float">
            <text:p>10769.45</text:p>
          </table:table-cell>
          <table:table-cell office:value-type="float" office:value="12409.4608888765" calcext:value-type="float">
            <text:p>12409.46</text:p>
          </table:table-cell>
          <table:table-cell office:value-type="float" office:value="14891.3530666518" calcext:value-type="float">
            <text:p>14891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88" calcext:value-type="float">
            <text:p>8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1653.5201599745" calcext:value-type="float">
            <text:p>11653.52</text:p>
          </table:table-cell>
          <table:table-cell office:value-type="float" office:value="26781.464007339" calcext:value-type="float">
            <text:p>26781.46</text:p>
          </table:table-cell>
          <table:table-cell office:value-type="float" office:value="6517.11365915416" calcext:value-type="float">
            <text:p>6517.11</text:p>
          </table:table-cell>
          <table:table-cell office:value-type="float" office:value="42472770.4463337" calcext:value-type="float">
            <text:p>42472770.45</text:p>
          </table:table-cell>
          <table:table-cell office:value-type="float" office:value="9987.74174815236" calcext:value-type="float">
            <text:p>9987.74</text:p>
          </table:table-cell>
          <table:table-cell office:value-type="float" office:value="11653.5201599745" calcext:value-type="float">
            <text:p>11653.52</text:p>
          </table:table-cell>
          <table:table-cell office:value-type="float" office:value="13984.2241919694" calcext:value-type="float">
            <text:p>13984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89" calcext:value-type="float">
            <text:p>8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1519.2079021635" calcext:value-type="float">
            <text:p>11519.21</text:p>
          </table:table-cell>
          <table:table-cell office:value-type="float" office:value="26167.6872658395" calcext:value-type="float">
            <text:p>26167.69</text:p>
          </table:table-cell>
          <table:table-cell office:value-type="float" office:value="6123.99476983322" calcext:value-type="float">
            <text:p>6123.99</text:p>
          </table:table-cell>
          <table:table-cell office:value-type="float" office:value="37503311.9409447" calcext:value-type="float">
            <text:p>37503311.94</text:p>
          </table:table-cell>
          <table:table-cell office:value-type="float" office:value="9839.85757365838" calcext:value-type="float">
            <text:p>9839.86</text:p>
          </table:table-cell>
          <table:table-cell office:value-type="float" office:value="11519.2079021635" calcext:value-type="float">
            <text:p>11519.21</text:p>
          </table:table-cell>
          <table:table-cell office:value-type="float" office:value="13823.0494825962" calcext:value-type="float">
            <text:p>13823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0" calcext:value-type="float">
            <text:p>9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1757.9537607909" calcext:value-type="float">
            <text:p>11757.95</text:p>
          </table:table-cell>
          <table:table-cell office:value-type="float" office:value="24601.0309484496" calcext:value-type="float">
            <text:p>24601.03</text:p>
          </table:table-cell>
          <table:table-cell office:value-type="float" office:value="6210.45794792228" calcext:value-type="float">
            <text:p>6210.46</text:p>
          </table:table-cell>
          <table:table-cell office:value-type="float" office:value="38569787.922911" calcext:value-type="float">
            <text:p>38569787.92</text:p>
          </table:table-cell>
          <table:table-cell office:value-type="float" office:value="9759.11685643504" calcext:value-type="float">
            <text:p>9759.12</text:p>
          </table:table-cell>
          <table:table-cell office:value-type="float" office:value="11757.9537607909" calcext:value-type="float">
            <text:p>11757.95</text:p>
          </table:table-cell>
          <table:table-cell office:value-type="float" office:value="14109.5445129491" calcext:value-type="float">
            <text:p>14109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1" calcext:value-type="float">
            <text:p>9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2506.3436693217" calcext:value-type="float">
            <text:p>12506.34</text:p>
          </table:table-cell>
          <table:table-cell office:value-type="float" office:value="31199.9348169625" calcext:value-type="float">
            <text:p>31199.93</text:p>
          </table:table-cell>
          <table:table-cell office:value-type="float" office:value="7224.75872910833" calcext:value-type="float">
            <text:p>7224.76</text:p>
          </table:table-cell>
          <table:table-cell office:value-type="float" office:value="52197138.6938271" calcext:value-type="float">
            <text:p>52197138.69</text:p>
          </table:table-cell>
          <table:table-cell office:value-type="float" office:value="10945.5357306953" calcext:value-type="float">
            <text:p>10945.54</text:p>
          </table:table-cell>
          <table:table-cell office:value-type="float" office:value="12506.3436693217" calcext:value-type="float">
            <text:p>12506.34</text:p>
          </table:table-cell>
          <table:table-cell office:value-type="float" office:value="15007.6124031861" calcext:value-type="float">
            <text:p>15007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2" calcext:value-type="float">
            <text:p>9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2934.5328680058" calcext:value-type="float">
            <text:p>12934.53</text:p>
          </table:table-cell>
          <table:table-cell office:value-type="float" office:value="29772.6990347453" calcext:value-type="float">
            <text:p>29772.70</text:p>
          </table:table-cell>
          <table:table-cell office:value-type="float" office:value="7411.85696185638" calcext:value-type="float">
            <text:p>7411.86</text:p>
          </table:table-cell>
          <table:table-cell office:value-type="float" office:value="54935623.6230188" calcext:value-type="float">
            <text:p>54935623.62</text:p>
          </table:table-cell>
          <table:table-cell office:value-type="float" office:value="11076.6256971596" calcext:value-type="float">
            <text:p>11076.63</text:p>
          </table:table-cell>
          <table:table-cell office:value-type="float" office:value="12934.5328680058" calcext:value-type="float">
            <text:p>12934.53</text:p>
          </table:table-cell>
          <table:table-cell office:value-type="float" office:value="15521.4394416069" calcext:value-type="float">
            <text:p>15521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3" calcext:value-type="float">
            <text:p>9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006.8420853589" calcext:value-type="float">
            <text:p>13006.84</text:p>
          </table:table-cell>
          <table:table-cell office:value-type="float" office:value="29381.464007339" calcext:value-type="float">
            <text:p>29381.46</text:p>
          </table:table-cell>
          <table:table-cell office:value-type="float" office:value="7566.40464802093" calcext:value-type="float">
            <text:p>7566.40</text:p>
          </table:table-cell>
          <table:table-cell office:value-type="float" office:value="57250479.2975927" calcext:value-type="float">
            <text:p>57250479.30</text:p>
          </table:table-cell>
          <table:table-cell office:value-type="float" office:value="11074.1720416832" calcext:value-type="float">
            <text:p>11074.17</text:p>
          </table:table-cell>
          <table:table-cell office:value-type="float" office:value="13006.8420853589" calcext:value-type="float">
            <text:p>13006.84</text:p>
          </table:table-cell>
          <table:table-cell office:value-type="float" office:value="15608.2105024307" calcext:value-type="float">
            <text:p>15608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4" calcext:value-type="float">
            <text:p>9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070.5740645927" calcext:value-type="float">
            <text:p>15070.57</text:p>
          </table:table-cell>
          <table:table-cell office:value-type="float" office:value="37399.9348169625" calcext:value-type="float">
            <text:p>37399.93</text:p>
          </table:table-cell>
          <table:table-cell office:value-type="float" office:value="7781.05204851437" calcext:value-type="float">
            <text:p>7781.05</text:p>
          </table:table-cell>
          <table:table-cell office:value-type="float" office:value="60544770.9816896" calcext:value-type="float">
            <text:p>60544770.98</text:p>
          </table:table-cell>
          <table:table-cell office:value-type="float" office:value="13149.8607746262" calcext:value-type="float">
            <text:p>13149.86</text:p>
          </table:table-cell>
          <table:table-cell office:value-type="float" office:value="15070.5740645927" calcext:value-type="float">
            <text:p>15070.57</text:p>
          </table:table-cell>
          <table:table-cell office:value-type="float" office:value="18084.6888775113" calcext:value-type="float">
            <text:p>18084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5" calcext:value-type="float">
            <text:p>9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659.5887527632" calcext:value-type="float">
            <text:p>14659.59</text:p>
          </table:table-cell>
          <table:table-cell office:value-type="float" office:value="35583.9968603191" calcext:value-type="float">
            <text:p>35584.00</text:p>
          </table:table-cell>
          <table:table-cell office:value-type="float" office:value="7415.33689383128" calcext:value-type="float">
            <text:p>7415.34</text:p>
          </table:table-cell>
          <table:table-cell office:value-type="float" office:value="54987221.2490154" calcext:value-type="float">
            <text:p>54987221.25</text:p>
          </table:table-cell>
          <table:table-cell office:value-type="float" office:value="12723.3939480293" calcext:value-type="float">
            <text:p>12723.39</text:p>
          </table:table-cell>
          <table:table-cell office:value-type="float" office:value="14659.5887527632" calcext:value-type="float">
            <text:p>14659.59</text:p>
          </table:table-cell>
          <table:table-cell office:value-type="float" office:value="17591.5065033159" calcext:value-type="float">
            <text:p>17591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6" calcext:value-type="float">
            <text:p>9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716.3740006297" calcext:value-type="float">
            <text:p>14716.37</text:p>
          </table:table-cell>
          <table:table-cell office:value-type="float" office:value="32982.8345259688" calcext:value-type="float">
            <text:p>32982.83</text:p>
          </table:table-cell>
          <table:table-cell office:value-type="float" office:value="7902.01459466627" calcext:value-type="float">
            <text:p>7902.01</text:p>
          </table:table-cell>
          <table:table-cell office:value-type="float" office:value="62441834.6543187" calcext:value-type="float">
            <text:p>62441834.65</text:p>
          </table:table-cell>
          <table:table-cell office:value-type="float" office:value="12480.7028691299" calcext:value-type="float">
            <text:p>12480.70</text:p>
          </table:table-cell>
          <table:table-cell office:value-type="float" office:value="14716.3740006297" calcext:value-type="float">
            <text:p>14716.37</text:p>
          </table:table-cell>
          <table:table-cell office:value-type="float" office:value="17659.6488007556" calcext:value-type="float">
            <text:p>17659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7" calcext:value-type="float">
            <text:p>9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635.3330074499" calcext:value-type="float">
            <text:p>14635.33</text:p>
          </table:table-cell>
          <table:table-cell office:value-type="float" office:value="36847.6835038553" calcext:value-type="float">
            <text:p>36847.68</text:p>
          </table:table-cell>
          <table:table-cell office:value-type="float" office:value="8250.10878347157" calcext:value-type="float">
            <text:p>8250.11</text:p>
          </table:table-cell>
          <table:table-cell office:value-type="float" office:value="68064294.9391147" calcext:value-type="float">
            <text:p>68064294.94</text:p>
          </table:table-cell>
          <table:table-cell office:value-type="float" office:value="12817.6191142398" calcext:value-type="float">
            <text:p>12817.62</text:p>
          </table:table-cell>
          <table:table-cell office:value-type="float" office:value="14635.3330074499" calcext:value-type="float">
            <text:p>14635.33</text:p>
          </table:table-cell>
          <table:table-cell office:value-type="float" office:value="17562.3996089399" calcext:value-type="float">
            <text:p>17562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8" calcext:value-type="float">
            <text:p>9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084.5102411594" calcext:value-type="float">
            <text:p>17084.51</text:p>
          </table:table-cell>
          <table:table-cell office:value-type="float" office:value="35763.5562774612" calcext:value-type="float">
            <text:p>35763.56</text:p>
          </table:table-cell>
          <table:table-cell office:value-type="float" office:value="8107.55278709666" calcext:value-type="float">
            <text:p>8107.55</text:p>
          </table:table-cell>
          <table:table-cell office:value-type="float" office:value="65732412.1955588" calcext:value-type="float">
            <text:p>65732412.20</text:p>
          </table:table-cell>
          <table:table-cell office:value-type="float" office:value="14113.2105520511" calcext:value-type="float">
            <text:p>14113.21</text:p>
          </table:table-cell>
          <table:table-cell office:value-type="float" office:value="17084.5102411594" calcext:value-type="float">
            <text:p>17084.51</text:p>
          </table:table-cell>
          <table:table-cell office:value-type="float" office:value="20501.4122893913" calcext:value-type="float">
            <text:p>20501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9" calcext:value-type="float">
            <text:p>9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160.5136470594" calcext:value-type="float">
            <text:p>18160.51</text:p>
          </table:table-cell>
          <table:table-cell office:value-type="float" office:value="35212.3297938491" calcext:value-type="float">
            <text:p>35212.33</text:p>
          </table:table-cell>
          <table:table-cell office:value-type="float" office:value="8196.98011099259" calcext:value-type="float">
            <text:p>8196.98</text:p>
          </table:table-cell>
          <table:table-cell office:value-type="float" office:value="67190482.940008" calcext:value-type="float">
            <text:p>67190482.94</text:p>
          </table:table-cell>
          <table:table-cell office:value-type="float" office:value="14471.4800661834" calcext:value-type="float">
            <text:p>14471.48</text:p>
          </table:table-cell>
          <table:table-cell office:value-type="float" office:value="18160.5136470595" calcext:value-type="float">
            <text:p>18160.51</text:p>
          </table:table-cell>
          <table:table-cell office:value-type="float" office:value="21792.6163764713" calcext:value-type="float">
            <text:p>21792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0" calcext:value-type="float">
            <text:p>0</text:p>
          </table:table-cell>
          <table:table-cell office:value-type="float" office:value="6287.22519877145" calcext:value-type="float">
            <text:p>6287.23</text:p>
          </table:table-cell>
          <table:table-cell office:value-type="float" office:value="34321.5058756193" calcext:value-type="float">
            <text:p>34321.51</text:p>
          </table:table-cell>
          <table:table-cell office:value-type="float" office:value="65414.839757605" calcext:value-type="float">
            <text:p>65414.84</text:p>
          </table:table-cell>
          <table:table-cell office:value-type="float" office:value="13195.8939190712" calcext:value-type="float">
            <text:p>13195.89</text:p>
          </table:table-cell>
          <table:table-cell office:value-type="float" office:value="174131616.323379" calcext:value-type="float">
            <text:p>174131616.32</text:p>
          </table:table-cell>
          <table:table-cell office:value-type="float" office:value="28132.5347436002" calcext:value-type="float">
            <text:p>28132.53</text:p>
          </table:table-cell>
          <table:table-cell office:value-type="float" office:value="34321.5058756192" calcext:value-type="float">
            <text:p>34321.51</text:p>
          </table:table-cell>
          <table:table-cell office:value-type="float" office:value="41185.8070507431" calcext:value-type="float">
            <text:p>41185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" calcext:value-type="float">
            <text:p>1</text:p>
          </table:table-cell>
          <table:table-cell office:value-type="float" office:value="1271.47766421189" calcext:value-type="float">
            <text:p>1271.48</text:p>
          </table:table-cell>
          <table:table-cell office:value-type="float" office:value="31493.763029945" calcext:value-type="float">
            <text:p>31493.76</text:p>
          </table:table-cell>
          <table:table-cell office:value-type="float" office:value="65414.839757605" calcext:value-type="float">
            <text:p>65414.84</text:p>
          </table:table-cell>
          <table:table-cell office:value-type="float" office:value="14549.8045953416" calcext:value-type="float">
            <text:p>14549.80</text:p>
          </table:table-cell>
          <table:table-cell office:value-type="float" office:value="211696813.762623" calcext:value-type="float">
            <text:p>211696813.76</text:p>
          </table:table-cell>
          <table:table-cell office:value-type="float" office:value="25881.8333074687" calcext:value-type="float">
            <text:p>25881.83</text:p>
          </table:table-cell>
          <table:table-cell office:value-type="float" office:value="31493.763029945" calcext:value-type="float">
            <text:p>31493.76</text:p>
          </table:table-cell>
          <table:table-cell office:value-type="float" office:value="37792.515635934" calcext:value-type="float">
            <text:p>37792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" calcext:value-type="float">
            <text:p>2</text:p>
          </table:table-cell>
          <table:table-cell office:value-type="float" office:value="1271.47766421189" calcext:value-type="float">
            <text:p>1271.48</text:p>
          </table:table-cell>
          <table:table-cell office:value-type="float" office:value="32708.4180182346" calcext:value-type="float">
            <text:p>32708.42</text:p>
          </table:table-cell>
          <table:table-cell office:value-type="float" office:value="64143.6507859961" calcext:value-type="float">
            <text:p>64143.65</text:p>
          </table:table-cell>
          <table:table-cell office:value-type="float" office:value="12398.5773194387" calcext:value-type="float">
            <text:p>12398.58</text:p>
          </table:table-cell>
          <table:table-cell office:value-type="float" office:value="153724719.546099" calcext:value-type="float">
            <text:p>153724719.55</text:p>
          </table:table-cell>
          <table:table-cell office:value-type="float" office:value="26166.3790652531" calcext:value-type="float">
            <text:p>26166.38</text:p>
          </table:table-cell>
          <table:table-cell office:value-type="float" office:value="32708.4180182346" calcext:value-type="float">
            <text:p>32708.42</text:p>
          </table:table-cell>
          <table:table-cell office:value-type="float" office:value="39250.1016218815" calcext:value-type="float">
            <text:p>39250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" calcext:value-type="float">
            <text:p>3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31230.0910218197" calcext:value-type="float">
            <text:p>31230.09</text:p>
          </table:table-cell>
          <table:table-cell office:value-type="float" office:value="64993.354940663" calcext:value-type="float">
            <text:p>64993.35</text:p>
          </table:table-cell>
          <table:table-cell office:value-type="float" office:value="14045.7532942959" calcext:value-type="float">
            <text:p>14045.75</text:p>
          </table:table-cell>
          <table:table-cell office:value-type="float" office:value="197283185.604223" calcext:value-type="float">
            <text:p>197283185.60</text:p>
          </table:table-cell>
          <table:table-cell office:value-type="float" office:value="25646.5462261617" calcext:value-type="float">
            <text:p>25646.55</text:p>
          </table:table-cell>
          <table:table-cell office:value-type="float" office:value="31230.0910218197" calcext:value-type="float">
            <text:p>31230.09</text:p>
          </table:table-cell>
          <table:table-cell office:value-type="float" office:value="37476.1092261837" calcext:value-type="float">
            <text:p>37476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" calcext:value-type="float">
            <text:p>4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9544.9547382196" calcext:value-type="float">
            <text:p>29544.95</text:p>
          </table:table-cell>
          <table:table-cell office:value-type="float" office:value="53202.2523189831" calcext:value-type="float">
            <text:p>53202.25</text:p>
          </table:table-cell>
          <table:table-cell office:value-type="float" office:value="12894.3901719662" calcext:value-type="float">
            <text:p>12894.39</text:p>
          </table:table-cell>
          <table:table-cell office:value-type="float" office:value="166265297.906898" calcext:value-type="float">
            <text:p>166265297.91</text:p>
          </table:table-cell>
          <table:table-cell office:value-type="float" office:value="22427.1083291949" calcext:value-type="float">
            <text:p>22427.11</text:p>
          </table:table-cell>
          <table:table-cell office:value-type="float" office:value="29544.9547382196" calcext:value-type="float">
            <text:p>29544.95</text:p>
          </table:table-cell>
          <table:table-cell office:value-type="float" office:value="35453.9456858635" calcext:value-type="float">
            <text:p>35453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5" calcext:value-type="float">
            <text:p>5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8445.3865639779" calcext:value-type="float">
            <text:p>28445.39</text:p>
          </table:table-cell>
          <table:table-cell office:value-type="float" office:value="52327.9561686653" calcext:value-type="float">
            <text:p>52327.96</text:p>
          </table:table-cell>
          <table:table-cell office:value-type="float" office:value="11549.2711820255" calcext:value-type="float">
            <text:p>11549.27</text:p>
          </table:table-cell>
          <table:table-cell office:value-type="float" office:value="133385664.835965" calcext:value-type="float">
            <text:p>133385664.84</text:p>
          </table:table-cell>
          <table:table-cell office:value-type="float" office:value="21919.0124107081" calcext:value-type="float">
            <text:p>21919.01</text:p>
          </table:table-cell>
          <table:table-cell office:value-type="float" office:value="28445.3865639779" calcext:value-type="float">
            <text:p>28445.39</text:p>
          </table:table-cell>
          <table:table-cell office:value-type="float" office:value="34134.4638767734" calcext:value-type="float">
            <text:p>34134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6" calcext:value-type="float">
            <text:p>6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7976.6636599815" calcext:value-type="float">
            <text:p>27976.66</text:p>
          </table:table-cell>
          <table:table-cell office:value-type="float" office:value="61202.2523189831" calcext:value-type="float">
            <text:p>61202.25</text:p>
          </table:table-cell>
          <table:table-cell office:value-type="float" office:value="12816.4375054656" calcext:value-type="float">
            <text:p>12816.44</text:p>
          </table:table-cell>
          <table:table-cell office:value-type="float" office:value="164261070.331504" calcext:value-type="float">
            <text:p>164261070.33</text:p>
          </table:table-cell>
          <table:table-cell office:value-type="float" office:value="23441.7385666407" calcext:value-type="float">
            <text:p>23441.74</text:p>
          </table:table-cell>
          <table:table-cell office:value-type="float" office:value="27976.6636599815" calcext:value-type="float">
            <text:p>27976.66</text:p>
          </table:table-cell>
          <table:table-cell office:value-type="float" office:value="33571.9963919778" calcext:value-type="float">
            <text:p>33572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7" calcext:value-type="float">
            <text:p>7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8455.8815661943" calcext:value-type="float">
            <text:p>28455.88</text:p>
          </table:table-cell>
          <table:table-cell office:value-type="float" office:value="63090.7961389814" calcext:value-type="float">
            <text:p>63090.80</text:p>
          </table:table-cell>
          <table:table-cell office:value-type="float" office:value="12785.9631346506" calcext:value-type="float">
            <text:p>12785.96</text:p>
          </table:table-cell>
          <table:table-cell office:value-type="float" office:value="163480853.280643" calcext:value-type="float">
            <text:p>163480853.28</text:p>
          </table:table-cell>
          <table:table-cell office:value-type="float" office:value="23952.2232430445" calcext:value-type="float">
            <text:p>23952.22</text:p>
          </table:table-cell>
          <table:table-cell office:value-type="float" office:value="28455.8815661943" calcext:value-type="float">
            <text:p>28455.88</text:p>
          </table:table-cell>
          <table:table-cell office:value-type="float" office:value="34147.0578794331" calcext:value-type="float">
            <text:p>34147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8" calcext:value-type="float">
            <text:p>8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8946.5549204928" calcext:value-type="float">
            <text:p>28946.55</text:p>
          </table:table-cell>
          <table:table-cell office:value-type="float" office:value="60654.1889907858" calcext:value-type="float">
            <text:p>60654.19</text:p>
          </table:table-cell>
          <table:table-cell office:value-type="float" office:value="11673.5946839356" calcext:value-type="float">
            <text:p>11673.59</text:p>
          </table:table-cell>
          <table:table-cell office:value-type="float" office:value="136272812.84481" calcext:value-type="float">
            <text:p>136272812.84</text:p>
          </table:table-cell>
          <table:table-cell office:value-type="float" office:value="23852.6977857147" calcext:value-type="float">
            <text:p>23852.70</text:p>
          </table:table-cell>
          <table:table-cell office:value-type="float" office:value="28946.5549204928" calcext:value-type="float">
            <text:p>28946.55</text:p>
          </table:table-cell>
          <table:table-cell office:value-type="float" office:value="34735.8659045913" calcext:value-type="float">
            <text:p>34735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9" calcext:value-type="float">
            <text:p>9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6487.7113445565" calcext:value-type="float">
            <text:p>26487.71</text:p>
          </table:table-cell>
          <table:table-cell office:value-type="float" office:value="49428.4612320536" calcext:value-type="float">
            <text:p>49428.46</text:p>
          </table:table-cell>
          <table:table-cell office:value-type="float" office:value="11337.1397167984" calcext:value-type="float">
            <text:p>11337.14</text:p>
          </table:table-cell>
          <table:table-cell office:value-type="float" office:value="128530736.958207" calcext:value-type="float">
            <text:p>128530736.96</text:p>
          </table:table-cell>
          <table:table-cell office:value-type="float" office:value="20613.0720712991" calcext:value-type="float">
            <text:p>20613.07</text:p>
          </table:table-cell>
          <table:table-cell office:value-type="float" office:value="26487.7113445565" calcext:value-type="float">
            <text:p>26487.71</text:p>
          </table:table-cell>
          <table:table-cell office:value-type="float" office:value="31785.2536134678" calcext:value-type="float">
            <text:p>31785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0" calcext:value-type="float">
            <text:p>10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5117.4786589469" calcext:value-type="float">
            <text:p>25117.48</text:p>
          </table:table-cell>
          <table:table-cell office:value-type="float" office:value="47882.0270870848" calcext:value-type="float">
            <text:p>47882.03</text:p>
          </table:table-cell>
          <table:table-cell office:value-type="float" office:value="10860.4660711894" calcext:value-type="float">
            <text:p>10860.47</text:p>
          </table:table-cell>
          <table:table-cell office:value-type="float" office:value="117949723.283456" calcext:value-type="float">
            <text:p>117949723.28</text:p>
          </table:table-cell>
          <table:table-cell office:value-type="float" office:value="19805.993021835" calcext:value-type="float">
            <text:p>19805.99</text:p>
          </table:table-cell>
          <table:table-cell office:value-type="float" office:value="25117.4786589469" calcext:value-type="float">
            <text:p>25117.48</text:p>
          </table:table-cell>
          <table:table-cell office:value-type="float" office:value="30140.9743907363" calcext:value-type="float">
            <text:p>30140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1" calcext:value-type="float">
            <text:p>11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2520.8265556093" calcext:value-type="float">
            <text:p>22520.83</text:p>
          </table:table-cell>
          <table:table-cell office:value-type="float" office:value="55352.533858856" calcext:value-type="float">
            <text:p>55352.53</text:p>
          </table:table-cell>
          <table:table-cell office:value-type="float" office:value="11583.4156689158" calcext:value-type="float">
            <text:p>11583.42</text:p>
          </table:table-cell>
          <table:table-cell office:value-type="float" office:value="134175518.558885" calcext:value-type="float">
            <text:p>134175518.56</text:p>
          </table:table-cell>
          <table:table-cell office:value-type="float" office:value="19560.3588761218" calcext:value-type="float">
            <text:p>19560.36</text:p>
          </table:table-cell>
          <table:table-cell office:value-type="float" office:value="22520.8265556093" calcext:value-type="float">
            <text:p>22520.83</text:p>
          </table:table-cell>
          <table:table-cell office:value-type="float" office:value="27024.9918667311" calcext:value-type="float">
            <text:p>27024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2" calcext:value-type="float">
            <text:p>12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2576.8361214791" calcext:value-type="float">
            <text:p>22576.84</text:p>
          </table:table-cell>
          <table:table-cell office:value-type="float" office:value="50077.2077799143" calcext:value-type="float">
            <text:p>50077.21</text:p>
          </table:table-cell>
          <table:table-cell office:value-type="float" office:value="11769.1765670952" calcext:value-type="float">
            <text:p>11769.18</text:p>
          </table:table-cell>
          <table:table-cell office:value-type="float" office:value="138513517.067462" calcext:value-type="float">
            <text:p>138513517.07</text:p>
          </table:table-cell>
          <table:table-cell office:value-type="float" office:value="19024.4534872228" calcext:value-type="float">
            <text:p>19024.45</text:p>
          </table:table-cell>
          <table:table-cell office:value-type="float" office:value="22576.8361214791" calcext:value-type="float">
            <text:p>22576.84</text:p>
          </table:table-cell>
          <table:table-cell office:value-type="float" office:value="27092.2033457749" calcext:value-type="float">
            <text:p>27092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3" calcext:value-type="float">
            <text:p>13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0591.0180760636" calcext:value-type="float">
            <text:p>20591.02</text:p>
          </table:table-cell>
          <table:table-cell office:value-type="float" office:value="50896.6774703315" calcext:value-type="float">
            <text:p>50896.68</text:p>
          </table:table-cell>
          <table:table-cell office:value-type="float" office:value="11955.2103114745" calcext:value-type="float">
            <text:p>11955.21</text:p>
          </table:table-cell>
          <table:table-cell office:value-type="float" office:value="142927053.591587" calcext:value-type="float">
            <text:p>142927053.59</text:p>
          </table:table-cell>
          <table:table-cell office:value-type="float" office:value="17920.8554111864" calcext:value-type="float">
            <text:p>17920.86</text:p>
          </table:table-cell>
          <table:table-cell office:value-type="float" office:value="20591.0180760636" calcext:value-type="float">
            <text:p>20591.02</text:p>
          </table:table-cell>
          <table:table-cell office:value-type="float" office:value="24709.2216912763" calcext:value-type="float">
            <text:p>24709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4" calcext:value-type="float">
            <text:p>14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2764.521195157" calcext:value-type="float">
            <text:p>22764.52</text:p>
          </table:table-cell>
          <table:table-cell office:value-type="float" office:value="55793.354940663" calcext:value-type="float">
            <text:p>55793.35</text:p>
          </table:table-cell>
          <table:table-cell office:value-type="float" office:value="11374.3238920147" calcext:value-type="float">
            <text:p>11374.32</text:p>
          </table:table-cell>
          <table:table-cell office:value-type="float" office:value="129375244.000457" calcext:value-type="float">
            <text:p>129375244.00</text:p>
          </table:table-cell>
          <table:table-cell office:value-type="float" office:value="19756.2864954095" calcext:value-type="float">
            <text:p>19756.29</text:p>
          </table:table-cell>
          <table:table-cell office:value-type="float" office:value="22764.521195157" calcext:value-type="float">
            <text:p>22764.52</text:p>
          </table:table-cell>
          <table:table-cell office:value-type="float" office:value="27317.4254341884" calcext:value-type="float">
            <text:p>27317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5" calcext:value-type="float">
            <text:p>15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4848.7240760987" calcext:value-type="float">
            <text:p>24848.72</text:p>
          </table:table-cell>
          <table:table-cell office:value-type="float" office:value="63580.4559202138" calcext:value-type="float">
            <text:p>63580.46</text:p>
          </table:table-cell>
          <table:table-cell office:value-type="float" office:value="13169.6317738075" calcext:value-type="float">
            <text:p>13169.63</text:p>
          </table:table-cell>
          <table:table-cell office:value-type="float" office:value="173439201.057681" calcext:value-type="float">
            <text:p>173439201.06</text:p>
          </table:table-cell>
          <table:table-cell office:value-type="float" office:value="21781.1309662396" calcext:value-type="float">
            <text:p>21781.13</text:p>
          </table:table-cell>
          <table:table-cell office:value-type="float" office:value="24848.7240760987" calcext:value-type="float">
            <text:p>24848.72</text:p>
          </table:table-cell>
          <table:table-cell office:value-type="float" office:value="29818.4688913185" calcext:value-type="float">
            <text:p>29818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6" calcext:value-type="float">
            <text:p>16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4060.9059893323" calcext:value-type="float">
            <text:p>24060.91</text:p>
          </table:table-cell>
          <table:table-cell office:value-type="float" office:value="52860.9811306679" calcext:value-type="float">
            <text:p>52860.98</text:p>
          </table:table-cell>
          <table:table-cell office:value-type="float" office:value="12333.8059556851" calcext:value-type="float">
            <text:p>12333.81</text:p>
          </table:table-cell>
          <table:table-cell office:value-type="float" office:value="152122769.352493" calcext:value-type="float">
            <text:p>152122769.35</text:p>
          </table:table-cell>
          <table:table-cell office:value-type="float" office:value="20197.8900524029" calcext:value-type="float">
            <text:p>20197.89</text:p>
          </table:table-cell>
          <table:table-cell office:value-type="float" office:value="24060.9059893323" calcext:value-type="float">
            <text:p>24060.91</text:p>
          </table:table-cell>
          <table:table-cell office:value-type="float" office:value="28873.0871871987" calcext:value-type="float">
            <text:p>28873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7" calcext:value-type="float">
            <text:p>17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5802.1662311801" calcext:value-type="float">
            <text:p>25802.17</text:p>
          </table:table-cell>
          <table:table-cell office:value-type="float" office:value="51982.5901668305" calcext:value-type="float">
            <text:p>51982.59</text:p>
          </table:table-cell>
          <table:table-cell office:value-type="float" office:value="11688.8838153217" calcext:value-type="float">
            <text:p>11688.88</text:p>
          </table:table-cell>
          <table:table-cell office:value-type="float" office:value="136630004.84809" calcext:value-type="float">
            <text:p>136630004.85</text:p>
          </table:table-cell>
          <table:table-cell office:value-type="float" office:value="20901.855422838" calcext:value-type="float">
            <text:p>20901.86</text:p>
          </table:table-cell>
          <table:table-cell office:value-type="float" office:value="25802.1662311801" calcext:value-type="float">
            <text:p>25802.17</text:p>
          </table:table-cell>
          <table:table-cell office:value-type="float" office:value="30962.5994774161" calcext:value-type="float">
            <text:p>30962.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" calcext:value-type="float">
            <text:p>18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5098.440070285" calcext:value-type="float">
            <text:p>25098.44</text:p>
          </table:table-cell>
          <table:table-cell office:value-type="float" office:value="49491.3780286484" calcext:value-type="float">
            <text:p>49491.38</text:p>
          </table:table-cell>
          <table:table-cell office:value-type="float" office:value="11850.8569025319" calcext:value-type="float">
            <text:p>11850.86</text:p>
          </table:table-cell>
          <table:table-cell office:value-type="float" office:value="140442809.324288" calcext:value-type="float">
            <text:p>140442809.32</text:p>
          </table:table-cell>
          <table:table-cell office:value-type="float" office:value="20127.3005748607" calcext:value-type="float">
            <text:p>20127.30</text:p>
          </table:table-cell>
          <table:table-cell office:value-type="float" office:value="25098.440070285" calcext:value-type="float">
            <text:p>25098.44</text:p>
          </table:table-cell>
          <table:table-cell office:value-type="float" office:value="30118.128084342" calcext:value-type="float">
            <text:p>30118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" calcext:value-type="float">
            <text:p>19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23092.7975350702" calcext:value-type="float">
            <text:p>23092.80</text:p>
          </table:table-cell>
          <table:table-cell office:value-type="float" office:value="59573.8852502458" calcext:value-type="float">
            <text:p>59573.89</text:p>
          </table:table-cell>
          <table:table-cell office:value-type="float" office:value="11763.0061474164" calcext:value-type="float">
            <text:p>11763.01</text:p>
          </table:table-cell>
          <table:table-cell office:value-type="float" office:value="138368313.624155" calcext:value-type="float">
            <text:p>138368313.62</text:p>
          </table:table-cell>
          <table:table-cell office:value-type="float" office:value="20288.4006420018" calcext:value-type="float">
            <text:p>20288.40</text:p>
          </table:table-cell>
          <table:table-cell office:value-type="float" office:value="23092.7975350702" calcext:value-type="float">
            <text:p>23092.80</text:p>
          </table:table-cell>
          <table:table-cell office:value-type="float" office:value="27711.3570420842" calcext:value-type="float">
            <text:p>27711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" calcext:value-type="float">
            <text:p>20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1740.9466974945" calcext:value-type="float">
            <text:p>21740.95</text:p>
          </table:table-cell>
          <table:table-cell office:value-type="float" office:value="63319.8051533946" calcext:value-type="float">
            <text:p>63319.81</text:p>
          </table:table-cell>
          <table:table-cell office:value-type="float" office:value="13104.7014058164" calcext:value-type="float">
            <text:p>13104.70</text:p>
          </table:table-cell>
          <table:table-cell office:value-type="float" office:value="171733198.935607" calcext:value-type="float">
            <text:p>171733198.94</text:p>
          </table:table-cell>
          <table:table-cell office:value-type="float" office:value="19564.001950774" calcext:value-type="float">
            <text:p>19564.00</text:p>
          </table:table-cell>
          <table:table-cell office:value-type="float" office:value="21740.9466974945" calcext:value-type="float">
            <text:p>21740.95</text:p>
          </table:table-cell>
          <table:table-cell office:value-type="float" office:value="26089.1360369934" calcext:value-type="float">
            <text:p>26089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" calcext:value-type="float">
            <text:p>21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8863.0889112897" calcext:value-type="float">
            <text:p>18863.09</text:p>
          </table:table-cell>
          <table:table-cell office:value-type="float" office:value="47832.8157299975" calcext:value-type="float">
            <text:p>47832.82</text:p>
          </table:table-cell>
          <table:table-cell office:value-type="float" office:value="11991.4819211306" calcext:value-type="float">
            <text:p>11991.48</text:p>
          </table:table-cell>
          <table:table-cell office:value-type="float" office:value="143795638.664803" calcext:value-type="float">
            <text:p>143795638.66</text:p>
          </table:table-cell>
          <table:table-cell office:value-type="float" office:value="16526.9837067968" calcext:value-type="float">
            <text:p>16526.98</text:p>
          </table:table-cell>
          <table:table-cell office:value-type="float" office:value="18863.0889112897" calcext:value-type="float">
            <text:p>18863.09</text:p>
          </table:table-cell>
          <table:table-cell office:value-type="float" office:value="22635.7066935476" calcext:value-type="float">
            <text:p>22635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" calcext:value-type="float">
            <text:p>22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7317.7590503194" calcext:value-type="float">
            <text:p>17317.76</text:p>
          </table:table-cell>
          <table:table-cell office:value-type="float" office:value="52951.4657157219" calcext:value-type="float">
            <text:p>52951.47</text:p>
          </table:table-cell>
          <table:table-cell office:value-type="float" office:value="11674.2094615959" calcext:value-type="float">
            <text:p>11674.21</text:p>
          </table:table-cell>
          <table:table-cell office:value-type="float" office:value="136287166.553214" calcext:value-type="float">
            <text:p>136287166.55</text:p>
          </table:table-cell>
          <table:table-cell office:value-type="float" office:value="15724.3318003851" calcext:value-type="float">
            <text:p>15724.33</text:p>
          </table:table-cell>
          <table:table-cell office:value-type="float" office:value="17317.7590503194" calcext:value-type="float">
            <text:p>17317.76</text:p>
          </table:table-cell>
          <table:table-cell office:value-type="float" office:value="20781.3108603833" calcext:value-type="float">
            <text:p>20781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3" calcext:value-type="float">
            <text:p>23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7189.325725414" calcext:value-type="float">
            <text:p>17189.33</text:p>
          </table:table-cell>
          <table:table-cell office:value-type="float" office:value="53574.9752627784" calcext:value-type="float">
            <text:p>53574.98</text:p>
          </table:table-cell>
          <table:table-cell office:value-type="float" office:value="10981.2837563208" calcext:value-type="float">
            <text:p>10981.28</text:p>
          </table:table-cell>
          <table:table-cell office:value-type="float" office:value="120588592.936836" calcext:value-type="float">
            <text:p>120588592.94</text:p>
          </table:table-cell>
          <table:table-cell office:value-type="float" office:value="15652.5361046934" calcext:value-type="float">
            <text:p>15652.54</text:p>
          </table:table-cell>
          <table:table-cell office:value-type="float" office:value="17189.325725414" calcext:value-type="float">
            <text:p>17189.33</text:p>
          </table:table-cell>
          <table:table-cell office:value-type="float" office:value="20627.1908704967" calcext:value-type="float">
            <text:p>20627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4" calcext:value-type="float">
            <text:p>24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7935.8429488206" calcext:value-type="float">
            <text:p>17935.84</text:p>
          </table:table-cell>
          <table:table-cell office:value-type="float" office:value="43878.2087003595" calcext:value-type="float">
            <text:p>43878.21</text:p>
          </table:table-cell>
          <table:table-cell office:value-type="float" office:value="9782.80180652625" calcext:value-type="float">
            <text:p>9782.80</text:p>
          </table:table-cell>
          <table:table-cell office:value-type="float" office:value="95703211.1857732" calcext:value-type="float">
            <text:p>95703211.19</text:p>
          </table:table-cell>
          <table:table-cell office:value-type="float" office:value="15583.5747707575" calcext:value-type="float">
            <text:p>15583.57</text:p>
          </table:table-cell>
          <table:table-cell office:value-type="float" office:value="17935.8429488206" calcext:value-type="float">
            <text:p>17935.84</text:p>
          </table:table-cell>
          <table:table-cell office:value-type="float" office:value="21523.0115385848" calcext:value-type="float">
            <text:p>21523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5" calcext:value-type="float">
            <text:p>25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8824.8715909082" calcext:value-type="float">
            <text:p>18824.87</text:p>
          </table:table-cell>
          <table:table-cell office:value-type="float" office:value="51571.6889079687" calcext:value-type="float">
            <text:p>51571.69</text:p>
          </table:table-cell>
          <table:table-cell office:value-type="float" office:value="10541.7128508683" calcext:value-type="float">
            <text:p>10541.71</text:p>
          </table:table-cell>
          <table:table-cell office:value-type="float" office:value="111127709.830161" calcext:value-type="float">
            <text:p>111127709.83</text:p>
          </table:table-cell>
          <table:table-cell office:value-type="float" office:value="16766.798986527" calcext:value-type="float">
            <text:p>16766.80</text:p>
          </table:table-cell>
          <table:table-cell office:value-type="float" office:value="18824.8715909082" calcext:value-type="float">
            <text:p>18824.87</text:p>
          </table:table-cell>
          <table:table-cell office:value-type="float" office:value="22589.8459090898" calcext:value-type="float">
            <text:p>22589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6" calcext:value-type="float">
            <text:p>26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9816.0337384361" calcext:value-type="float">
            <text:p>19816.03</text:p>
          </table:table-cell>
          <table:table-cell office:value-type="float" office:value="54603.9415582204" calcext:value-type="float">
            <text:p>54603.94</text:p>
          </table:table-cell>
          <table:table-cell office:value-type="float" office:value="11448.1778206646" calcext:value-type="float">
            <text:p>11448.18</text:p>
          </table:table-cell>
          <table:table-cell office:value-type="float" office:value="131060775.413556" calcext:value-type="float">
            <text:p>131060775.41</text:p>
          </table:table-cell>
          <table:table-cell office:value-type="float" office:value="17663.7919474474" calcext:value-type="float">
            <text:p>17663.79</text:p>
          </table:table-cell>
          <table:table-cell office:value-type="float" office:value="19816.0337384361" calcext:value-type="float">
            <text:p>19816.03</text:p>
          </table:table-cell>
          <table:table-cell office:value-type="float" office:value="23779.2404861234" calcext:value-type="float">
            <text:p>23779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7" calcext:value-type="float">
            <text:p>2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000.7653094607" calcext:value-type="float">
            <text:p>19000.77</text:p>
          </table:table-cell>
          <table:table-cell office:value-type="float" office:value="50901.2131840277" calcext:value-type="float">
            <text:p>50901.21</text:p>
          </table:table-cell>
          <table:table-cell office:value-type="float" office:value="10559.3745074417" calcext:value-type="float">
            <text:p>10559.37</text:p>
          </table:table-cell>
          <table:table-cell office:value-type="float" office:value="111500389.988409" calcext:value-type="float">
            <text:p>111500389.99</text:p>
          </table:table-cell>
          <table:table-cell office:value-type="float" office:value="16842.460846063" calcext:value-type="float">
            <text:p>16842.46</text:p>
          </table:table-cell>
          <table:table-cell office:value-type="float" office:value="19000.7653094607" calcext:value-type="float">
            <text:p>19000.77</text:p>
          </table:table-cell>
          <table:table-cell office:value-type="float" office:value="22800.9183713528" calcext:value-type="float">
            <text:p>22800.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8" calcext:value-type="float">
            <text:p>2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268.5755600918" calcext:value-type="float">
            <text:p>21268.58</text:p>
          </table:table-cell>
          <table:table-cell office:value-type="float" office:value="44852.533858856" calcext:value-type="float">
            <text:p>44852.53</text:p>
          </table:table-cell>
          <table:table-cell office:value-type="float" office:value="11198.6302438179" calcext:value-type="float">
            <text:p>11198.63</text:p>
          </table:table-cell>
          <table:table-cell office:value-type="float" office:value="125409319.337752" calcext:value-type="float">
            <text:p>125409319.34</text:p>
          </table:table-cell>
          <table:table-cell office:value-type="float" office:value="17591.7076321146" calcext:value-type="float">
            <text:p>17591.71</text:p>
          </table:table-cell>
          <table:table-cell office:value-type="float" office:value="21268.5755600918" calcext:value-type="float">
            <text:p>21268.58</text:p>
          </table:table-cell>
          <table:table-cell office:value-type="float" office:value="25522.2906721101" calcext:value-type="float">
            <text:p>25522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9" calcext:value-type="float">
            <text:p>2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228.4864948033" calcext:value-type="float">
            <text:p>20228.49</text:p>
          </table:table-cell>
          <table:table-cell office:value-type="float" office:value="45773.1959116279" calcext:value-type="float">
            <text:p>45773.20</text:p>
          </table:table-cell>
          <table:table-cell office:value-type="float" office:value="10866.903279464" calcext:value-type="float">
            <text:p>10866.90</text:p>
          </table:table-cell>
          <table:table-cell office:value-type="float" office:value="118089586.885225" calcext:value-type="float">
            <text:p>118089586.89</text:p>
          </table:table-cell>
          <table:table-cell office:value-type="float" office:value="17164.579306833" calcext:value-type="float">
            <text:p>17164.58</text:p>
          </table:table-cell>
          <table:table-cell office:value-type="float" office:value="20228.4864948033" calcext:value-type="float">
            <text:p>20228.49</text:p>
          </table:table-cell>
          <table:table-cell office:value-type="float" office:value="24274.1837937639" calcext:value-type="float">
            <text:p>24274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0" calcext:value-type="float">
            <text:p>3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276.3501641844" calcext:value-type="float">
            <text:p>19276.35</text:p>
          </table:table-cell>
          <table:table-cell office:value-type="float" office:value="47378.2087003595" calcext:value-type="float">
            <text:p>47378.21</text:p>
          </table:table-cell>
          <table:table-cell office:value-type="float" office:value="10549.2896363712" calcext:value-type="float">
            <text:p>10549.29</text:p>
          </table:table-cell>
          <table:table-cell office:value-type="float" office:value="111287511.832048" calcext:value-type="float">
            <text:p>111287511.83</text:p>
          </table:table-cell>
          <table:table-cell office:value-type="float" office:value="16752.9605461613" calcext:value-type="float">
            <text:p>16752.96</text:p>
          </table:table-cell>
          <table:table-cell office:value-type="float" office:value="19276.3501641844" calcext:value-type="float">
            <text:p>19276.35</text:p>
          </table:table-cell>
          <table:table-cell office:value-type="float" office:value="23131.6201970212" calcext:value-type="float">
            <text:p>23131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1" calcext:value-type="float">
            <text:p>3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013.6020843531" calcext:value-type="float">
            <text:p>21013.60</text:p>
          </table:table-cell>
          <table:table-cell office:value-type="float" office:value="43693.1024229188" calcext:value-type="float">
            <text:p>43693.10</text:p>
          </table:table-cell>
          <table:table-cell office:value-type="float" office:value="10554.9146189453" calcext:value-type="float">
            <text:p>10554.91</text:p>
          </table:table-cell>
          <table:table-cell office:value-type="float" office:value="111406222.613226" calcext:value-type="float">
            <text:p>111406222.61</text:p>
          </table:table-cell>
          <table:table-cell office:value-type="float" office:value="17283.1868566667" calcext:value-type="float">
            <text:p>17283.19</text:p>
          </table:table-cell>
          <table:table-cell office:value-type="float" office:value="21013.6020843531" calcext:value-type="float">
            <text:p>21013.60</text:p>
          </table:table-cell>
          <table:table-cell office:value-type="float" office:value="25216.3225012237" calcext:value-type="float">
            <text:p>25216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2" calcext:value-type="float">
            <text:p>3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686.7515870134" calcext:value-type="float">
            <text:p>22686.75</text:p>
          </table:table-cell>
          <table:table-cell office:value-type="float" office:value="53777.7036369711" calcext:value-type="float">
            <text:p>53777.70</text:p>
          </table:table-cell>
          <table:table-cell office:value-type="float" office:value="11717.567076196" calcext:value-type="float">
            <text:p>11717.57</text:p>
          </table:table-cell>
          <table:table-cell office:value-type="float" office:value="137301378.185152" calcext:value-type="float">
            <text:p>137301378.19</text:p>
          </table:table-cell>
          <table:table-cell office:value-type="float" office:value="19504.7334650356" calcext:value-type="float">
            <text:p>19504.73</text:p>
          </table:table-cell>
          <table:table-cell office:value-type="float" office:value="22686.7515870134" calcext:value-type="float">
            <text:p>22686.75</text:p>
          </table:table-cell>
          <table:table-cell office:value-type="float" office:value="27224.1019044161" calcext:value-type="float">
            <text:p>27224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3" calcext:value-type="float">
            <text:p>3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262.7129929384" calcext:value-type="float">
            <text:p>21262.71</text:p>
          </table:table-cell>
          <table:table-cell office:value-type="float" office:value="45202.2523189831" calcext:value-type="float">
            <text:p>45202.25</text:p>
          </table:table-cell>
          <table:table-cell office:value-type="float" office:value="11058.4400371758" calcext:value-type="float">
            <text:p>11058.44</text:p>
          </table:table-cell>
          <table:table-cell office:value-type="float" office:value="122289096.055813" calcext:value-type="float">
            <text:p>122289096.06</text:p>
          </table:table-cell>
          <table:table-cell office:value-type="float" office:value="17642.4985292843" calcext:value-type="float">
            <text:p>17642.50</text:p>
          </table:table-cell>
          <table:table-cell office:value-type="float" office:value="21262.7129929384" calcext:value-type="float">
            <text:p>21262.71</text:p>
          </table:table-cell>
          <table:table-cell office:value-type="float" office:value="25515.2555915261" calcext:value-type="float">
            <text:p>25515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4" calcext:value-type="float">
            <text:p>3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779.8998508506" calcext:value-type="float">
            <text:p>19779.90</text:p>
          </table:table-cell>
          <table:table-cell office:value-type="float" office:value="46296.6774703315" calcext:value-type="float">
            <text:p>46296.68</text:p>
          </table:table-cell>
          <table:table-cell office:value-type="float" office:value="11106.9177922995" calcext:value-type="float">
            <text:p>11106.92</text:p>
          </table:table-cell>
          <table:table-cell office:value-type="float" office:value="123363622.844899" calcext:value-type="float">
            <text:p>123363622.84</text:p>
          </table:table-cell>
          <table:table-cell office:value-type="float" office:value="16960.6892888683" calcext:value-type="float">
            <text:p>16960.69</text:p>
          </table:table-cell>
          <table:table-cell office:value-type="float" office:value="19779.8998508506" calcext:value-type="float">
            <text:p>19779.90</text:p>
          </table:table-cell>
          <table:table-cell office:value-type="float" office:value="23735.8798210207" calcext:value-type="float">
            <text:p>23735.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5" calcext:value-type="float">
            <text:p>3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507.3985433568" calcext:value-type="float">
            <text:p>19507.40</text:p>
          </table:table-cell>
          <table:table-cell office:value-type="float" office:value="40682.0270870848" calcext:value-type="float">
            <text:p>40682.03</text:p>
          </table:table-cell>
          <table:table-cell office:value-type="float" office:value="9474.19350968205" calcext:value-type="float">
            <text:p>9474.19</text:p>
          </table:table-cell>
          <table:table-cell office:value-type="float" office:value="89760342.6589014" calcext:value-type="float">
            <text:p>89760342.66</text:p>
          </table:table-cell>
          <table:table-cell office:value-type="float" office:value="16075.7762833891" calcext:value-type="float">
            <text:p>16075.78</text:p>
          </table:table-cell>
          <table:table-cell office:value-type="float" office:value="19507.3985433568" calcext:value-type="float">
            <text:p>19507.40</text:p>
          </table:table-cell>
          <table:table-cell office:value-type="float" office:value="23408.8782520282" calcext:value-type="float">
            <text:p>23408.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6" calcext:value-type="float">
            <text:p>3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475.403166522" calcext:value-type="float">
            <text:p>20475.40</text:p>
          </table:table-cell>
          <table:table-cell office:value-type="float" office:value="40682.0270870848" calcext:value-type="float">
            <text:p>40682.03</text:p>
          </table:table-cell>
          <table:table-cell office:value-type="float" office:value="10173.6734120788" calcext:value-type="float">
            <text:p>10173.67</text:p>
          </table:table-cell>
          <table:table-cell office:value-type="float" office:value="103503630.695639" calcext:value-type="float">
            <text:p>103503630.70</text:p>
          </table:table-cell>
          <table:table-cell office:value-type="float" office:value="16504.7688246531" calcext:value-type="float">
            <text:p>16504.77</text:p>
          </table:table-cell>
          <table:table-cell office:value-type="float" office:value="20475.403166522" calcext:value-type="float">
            <text:p>20475.40</text:p>
          </table:table-cell>
          <table:table-cell office:value-type="float" office:value="24570.4837998264" calcext:value-type="float">
            <text:p>24570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7" calcext:value-type="float">
            <text:p>3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508.4216330974" calcext:value-type="float">
            <text:p>17508.42</text:p>
          </table:table-cell>
          <table:table-cell office:value-type="float" office:value="37164.4299192085" calcext:value-type="float">
            <text:p>37164.43</text:p>
          </table:table-cell>
          <table:table-cell office:value-type="float" office:value="9096.95894404565" calcext:value-type="float">
            <text:p>9096.96</text:p>
          </table:table-cell>
          <table:table-cell office:value-type="float" office:value="82754662.0296522" calcext:value-type="float">
            <text:p>82754662.03</text:p>
          </table:table-cell>
          <table:table-cell office:value-type="float" office:value="14546.6031254985" calcext:value-type="float">
            <text:p>14546.60</text:p>
          </table:table-cell>
          <table:table-cell office:value-type="float" office:value="17508.4216330974" calcext:value-type="float">
            <text:p>17508.42</text:p>
          </table:table-cell>
          <table:table-cell office:value-type="float" office:value="21010.1059597168" calcext:value-type="float">
            <text:p>21010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8" calcext:value-type="float">
            <text:p>3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954.9699968679" calcext:value-type="float">
            <text:p>19954.97</text:p>
          </table:table-cell>
          <table:table-cell office:value-type="float" office:value="39644.6735758398" calcext:value-type="float">
            <text:p>39644.67</text:p>
          </table:table-cell>
          <table:table-cell office:value-type="float" office:value="9474.88160646551" calcext:value-type="float">
            <text:p>9474.88</text:p>
          </table:table-cell>
          <table:table-cell office:value-type="float" office:value="89773381.4565385" calcext:value-type="float">
            <text:p>89773381.46</text:p>
          </table:table-cell>
          <table:table-cell office:value-type="float" office:value="16089.1552962041" calcext:value-type="float">
            <text:p>16089.16</text:p>
          </table:table-cell>
          <table:table-cell office:value-type="float" office:value="19954.9699968679" calcext:value-type="float">
            <text:p>19954.97</text:p>
          </table:table-cell>
          <table:table-cell office:value-type="float" office:value="23945.9639962414" calcext:value-type="float">
            <text:p>23945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9" calcext:value-type="float">
            <text:p>3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162.439668835" calcext:value-type="float">
            <text:p>20162.44</text:p>
          </table:table-cell>
          <table:table-cell office:value-type="float" office:value="37899.4949366117" calcext:value-type="float">
            <text:p>37899.49</text:p>
          </table:table-cell>
          <table:table-cell office:value-type="float" office:value="9401.40375357139" calcext:value-type="float">
            <text:p>9401.40</text:p>
          </table:table-cell>
          <table:table-cell office:value-type="float" office:value="88386392.5376662" calcext:value-type="float">
            <text:p>88386392.54</text:p>
          </table:table-cell>
          <table:table-cell office:value-type="float" office:value="15779.2576287105" calcext:value-type="float">
            <text:p>15779.26</text:p>
          </table:table-cell>
          <table:table-cell office:value-type="float" office:value="20162.4396688349" calcext:value-type="float">
            <text:p>20162.44</text:p>
          </table:table-cell>
          <table:table-cell office:value-type="float" office:value="24194.9276026019" calcext:value-type="float">
            <text:p>24194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0" calcext:value-type="float">
            <text:p>4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711.625185987" calcext:value-type="float">
            <text:p>19711.63</text:p>
          </table:table-cell>
          <table:table-cell office:value-type="float" office:value="39386.9706134759" calcext:value-type="float">
            <text:p>39386.97</text:p>
          </table:table-cell>
          <table:table-cell office:value-type="float" office:value="9920.58618140511" calcext:value-type="float">
            <text:p>9920.59</text:p>
          </table:table-cell>
          <table:table-cell office:value-type="float" office:value="98418030.1826861" calcext:value-type="float">
            <text:p>98418030.18</text:p>
          </table:table-cell>
          <table:table-cell office:value-type="float" office:value="15938.9249384191" calcext:value-type="float">
            <text:p>15938.92</text:p>
          </table:table-cell>
          <table:table-cell office:value-type="float" office:value="19711.625185987" calcext:value-type="float">
            <text:p>19711.63</text:p>
          </table:table-cell>
          <table:table-cell office:value-type="float" office:value="23653.9502231844" calcext:value-type="float">
            <text:p>23653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1" calcext:value-type="float">
            <text:p>4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416.5236308032" calcext:value-type="float">
            <text:p>19416.52</text:p>
          </table:table-cell>
          <table:table-cell office:value-type="float" office:value="40802.0618968992" calcext:value-type="float">
            <text:p>40802.06</text:p>
          </table:table-cell>
          <table:table-cell office:value-type="float" office:value="9620.34135407249" calcext:value-type="float">
            <text:p>9620.34</text:p>
          </table:table-cell>
          <table:table-cell office:value-type="float" office:value="92550967.7688773" calcext:value-type="float">
            <text:p>92550967.77</text:p>
          </table:table-cell>
          <table:table-cell office:value-type="float" office:value="16051.0749894005" calcext:value-type="float">
            <text:p>16051.07</text:p>
          </table:table-cell>
          <table:table-cell office:value-type="float" office:value="19416.5236308032" calcext:value-type="float">
            <text:p>19416.52</text:p>
          </table:table-cell>
          <table:table-cell office:value-type="float" office:value="23299.8283569638" calcext:value-type="float">
            <text:p>23299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2" calcext:value-type="float">
            <text:p>4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723.5566478832" calcext:value-type="float">
            <text:p>18723.56</text:p>
          </table:table-cell>
          <table:table-cell office:value-type="float" office:value="46627.4169979695" calcext:value-type="float">
            <text:p>46627.42</text:p>
          </table:table-cell>
          <table:table-cell office:value-type="float" office:value="9714.42409826154" calcext:value-type="float">
            <text:p>9714.42</text:p>
          </table:table-cell>
          <table:table-cell office:value-type="float" office:value="94370035.5608846" calcext:value-type="float">
            <text:p>94370035.56</text:p>
          </table:table-cell>
          <table:table-cell office:value-type="float" office:value="16329.3243530153" calcext:value-type="float">
            <text:p>16329.32</text:p>
          </table:table-cell>
          <table:table-cell office:value-type="float" office:value="18723.5566478832" calcext:value-type="float">
            <text:p>18723.56</text:p>
          </table:table-cell>
          <table:table-cell office:value-type="float" office:value="22468.2679774598" calcext:value-type="float">
            <text:p>22468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3" calcext:value-type="float">
            <text:p>4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912.2134882408" calcext:value-type="float">
            <text:p>17912.21</text:p>
          </table:table-cell>
          <table:table-cell office:value-type="float" office:value="41399.4949366117" calcext:value-type="float">
            <text:p>41399.49</text:p>
          </table:table-cell>
          <table:table-cell office:value-type="float" office:value="10155.8015039235" calcext:value-type="float">
            <text:p>10155.80</text:p>
          </table:table-cell>
          <table:table-cell office:value-type="float" office:value="103140304.187096" calcext:value-type="float">
            <text:p>103140304.19</text:p>
          </table:table-cell>
          <table:table-cell office:value-type="float" office:value="15314.7760148878" calcext:value-type="float">
            <text:p>15314.78</text:p>
          </table:table-cell>
          <table:table-cell office:value-type="float" office:value="17912.2134882408" calcext:value-type="float">
            <text:p>17912.21</text:p>
          </table:table-cell>
          <table:table-cell office:value-type="float" office:value="21494.656185889" calcext:value-type="float">
            <text:p>21494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4" calcext:value-type="float">
            <text:p>4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134.0109971103" calcext:value-type="float">
            <text:p>17134.01</text:p>
          </table:table-cell>
          <table:table-cell office:value-type="float" office:value="38819.090885901" calcext:value-type="float">
            <text:p>38819.09</text:p>
          </table:table-cell>
          <table:table-cell office:value-type="float" office:value="9738.36515342177" calcext:value-type="float">
            <text:p>9738.37</text:p>
          </table:table-cell>
          <table:table-cell office:value-type="float" office:value="94835755.8613794" calcext:value-type="float">
            <text:p>94835755.86</text:p>
          </table:table-cell>
          <table:table-cell office:value-type="float" office:value="14565.9070516066" calcext:value-type="float">
            <text:p>14565.91</text:p>
          </table:table-cell>
          <table:table-cell office:value-type="float" office:value="17134.0109971103" calcext:value-type="float">
            <text:p>17134.01</text:p>
          </table:table-cell>
          <table:table-cell office:value-type="float" office:value="20560.8131965324" calcext:value-type="float">
            <text:p>20560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5" calcext:value-type="float">
            <text:p>4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843.3103137463" calcext:value-type="float">
            <text:p>16843.31</text:p>
          </table:table-cell>
          <table:table-cell office:value-type="float" office:value="37047.6183208178" calcext:value-type="float">
            <text:p>37047.62</text:p>
          </table:table-cell>
          <table:table-cell office:value-type="float" office:value="9716.47032528411" calcext:value-type="float">
            <text:p>9716.47</text:p>
          </table:table-cell>
          <table:table-cell office:value-type="float" office:value="94409795.5821267" calcext:value-type="float">
            <text:p>94409795.58</text:p>
          </table:table-cell>
          <table:table-cell office:value-type="float" office:value="14182.223297387" calcext:value-type="float">
            <text:p>14182.22</text:p>
          </table:table-cell>
          <table:table-cell office:value-type="float" office:value="16843.3103137463" calcext:value-type="float">
            <text:p>16843.31</text:p>
          </table:table-cell>
          <table:table-cell office:value-type="float" office:value="20211.9723764955" calcext:value-type="float">
            <text:p>20211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6" calcext:value-type="float">
            <text:p>4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776.3341003618" calcext:value-type="float">
            <text:p>14776.33</text:p>
          </table:table-cell>
          <table:table-cell office:value-type="float" office:value="38152.1209470323" calcext:value-type="float">
            <text:p>38152.12</text:p>
          </table:table-cell>
          <table:table-cell office:value-type="float" office:value="8941.4014394598" calcext:value-type="float">
            <text:p>8941.40</text:p>
          </table:table-cell>
          <table:table-cell office:value-type="float" office:value="79948659.7015738" calcext:value-type="float">
            <text:p>79948659.70</text:p>
          </table:table-cell>
          <table:table-cell office:value-type="float" office:value="13019.8595746954" calcext:value-type="float">
            <text:p>13019.86</text:p>
          </table:table-cell>
          <table:table-cell office:value-type="float" office:value="14776.3341003618" calcext:value-type="float">
            <text:p>14776.33</text:p>
          </table:table-cell>
          <table:table-cell office:value-type="float" office:value="17731.6009204342" calcext:value-type="float">
            <text:p>17731.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7" calcext:value-type="float">
            <text:p>4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889.7553027883" calcext:value-type="float">
            <text:p>16889.76</text:p>
          </table:table-cell>
          <table:table-cell office:value-type="float" office:value="40629.6113005952" calcext:value-type="float">
            <text:p>40629.61</text:p>
          </table:table-cell>
          <table:table-cell office:value-type="float" office:value="8889.99874377713" calcext:value-type="float">
            <text:p>8890.00</text:p>
          </table:table-cell>
          <table:table-cell office:value-type="float" office:value="79032077.6643589" calcext:value-type="float">
            <text:p>79032077.66</text:p>
          </table:table-cell>
          <table:table-cell office:value-type="float" office:value="14612.1270237583" calcext:value-type="float">
            <text:p>14612.13</text:p>
          </table:table-cell>
          <table:table-cell office:value-type="float" office:value="16889.7553027883" calcext:value-type="float">
            <text:p>16889.76</text:p>
          </table:table-cell>
          <table:table-cell office:value-type="float" office:value="20267.7063633459" calcext:value-type="float">
            <text:p>20267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8" calcext:value-type="float">
            <text:p>4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770.1364649823" calcext:value-type="float">
            <text:p>15770.14</text:p>
          </table:table-cell>
          <table:table-cell office:value-type="float" office:value="37723.3511926287" calcext:value-type="float">
            <text:p>37723.35</text:p>
          </table:table-cell>
          <table:table-cell office:value-type="float" office:value="8876.34994200418" calcext:value-type="float">
            <text:p>8876.35</text:p>
          </table:table-cell>
          <table:table-cell office:value-type="float" office:value="78789588.2929175" calcext:value-type="float">
            <text:p>78789588.29</text:p>
          </table:table-cell>
          <table:table-cell office:value-type="float" office:value="13631.2729137078" calcext:value-type="float">
            <text:p>13631.27</text:p>
          </table:table-cell>
          <table:table-cell office:value-type="float" office:value="15770.1364649823" calcext:value-type="float">
            <text:p>15770.14</text:p>
          </table:table-cell>
          <table:table-cell office:value-type="float" office:value="18924.1637579788" calcext:value-type="float">
            <text:p>18924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9" calcext:value-type="float">
            <text:p>4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731.7561554482" calcext:value-type="float">
            <text:p>14731.76</text:p>
          </table:table-cell>
          <table:table-cell office:value-type="float" office:value="34320.310216783" calcext:value-type="float">
            <text:p>34320.31</text:p>
          </table:table-cell>
          <table:table-cell office:value-type="float" office:value="7956.71423225774" calcext:value-type="float">
            <text:p>7956.71</text:p>
          </table:table-cell>
          <table:table-cell office:value-type="float" office:value="63309301.3738129" calcext:value-type="float">
            <text:p>63309301.37</text:p>
          </table:table-cell>
          <table:table-cell office:value-type="float" office:value="12648.7150568456" calcext:value-type="float">
            <text:p>12648.72</text:p>
          </table:table-cell>
          <table:table-cell office:value-type="float" office:value="14731.7561554482" calcext:value-type="float">
            <text:p>14731.76</text:p>
          </table:table-cell>
          <table:table-cell office:value-type="float" office:value="17678.1073865379" calcext:value-type="float">
            <text:p>17678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50" calcext:value-type="float">
            <text:p>5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563.9942908187" calcext:value-type="float">
            <text:p>15563.99</text:p>
          </table:table-cell>
          <table:table-cell office:value-type="float" office:value="35021.6701119973" calcext:value-type="float">
            <text:p>35021.67</text:p>
          </table:table-cell>
          <table:table-cell office:value-type="float" office:value="8741.95738873312" calcext:value-type="float">
            <text:p>8741.96</text:p>
          </table:table-cell>
          <table:table-cell office:value-type="float" office:value="76421818.9864256" calcext:value-type="float">
            <text:p>76421818.99</text:p>
          </table:table-cell>
          <table:table-cell office:value-type="float" office:value="13215.3339323263" calcext:value-type="float">
            <text:p>13215.33</text:p>
          </table:table-cell>
          <table:table-cell office:value-type="float" office:value="15563.9942908187" calcext:value-type="float">
            <text:p>15563.99</text:p>
          </table:table-cell>
          <table:table-cell office:value-type="float" office:value="18676.7931489824" calcext:value-type="float">
            <text:p>18676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51" calcext:value-type="float">
            <text:p>5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913.3096177083" calcext:value-type="float">
            <text:p>14913.31</text:p>
          </table:table-cell>
          <table:table-cell office:value-type="float" office:value="37082.0270870848" calcext:value-type="float">
            <text:p>37082.03</text:p>
          </table:table-cell>
          <table:table-cell office:value-type="float" office:value="8939.21219203174" calcext:value-type="float">
            <text:p>8939.21</text:p>
          </table:table-cell>
          <table:table-cell office:value-type="float" office:value="79909514.6141689" calcext:value-type="float">
            <text:p>79909514.61</text:p>
          </table:table-cell>
          <table:table-cell office:value-type="float" office:value="13025.5982755632" calcext:value-type="float">
            <text:p>13025.60</text:p>
          </table:table-cell>
          <table:table-cell office:value-type="float" office:value="14913.3096177083" calcext:value-type="float">
            <text:p>14913.31</text:p>
          </table:table-cell>
          <table:table-cell office:value-type="float" office:value="17895.97154125" calcext:value-type="float">
            <text:p>17895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52" calcext:value-type="float">
            <text:p>5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142.9931752571" calcext:value-type="float">
            <text:p>16142.99</text:p>
          </table:table-cell>
          <table:table-cell office:value-type="float" office:value="38573.1959116279" calcext:value-type="float">
            <text:p>38573.20</text:p>
          </table:table-cell>
          <table:table-cell office:value-type="float" office:value="9354.9145429425" calcext:value-type="float">
            <text:p>9354.91</text:p>
          </table:table-cell>
          <table:table-cell office:value-type="float" office:value="87514426.1057571" calcext:value-type="float">
            <text:p>87514426.11</text:p>
          </table:table-cell>
          <table:table-cell office:value-type="float" office:value="13946.4503470941" calcext:value-type="float">
            <text:p>13946.45</text:p>
          </table:table-cell>
          <table:table-cell office:value-type="float" office:value="16142.9931752572" calcext:value-type="float">
            <text:p>16142.99</text:p>
          </table:table-cell>
          <table:table-cell office:value-type="float" office:value="19371.5918103086" calcext:value-type="float">
            <text:p>19371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53" calcext:value-type="float">
            <text:p>5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687.9930316445" calcext:value-type="float">
            <text:p>18687.99</text:p>
          </table:table-cell>
          <table:table-cell office:value-type="float" office:value="42471.2220590906" calcext:value-type="float">
            <text:p>42471.22</text:p>
          </table:table-cell>
          <table:table-cell office:value-type="float" office:value="9793.57316412024" calcext:value-type="float">
            <text:p>9793.57</text:p>
          </table:table-cell>
          <table:table-cell office:value-type="float" office:value="95914075.3209761" calcext:value-type="float">
            <text:p>95914075.32</text:p>
          </table:table-cell>
          <table:table-cell office:value-type="float" office:value="15889.8656225527" calcext:value-type="float">
            <text:p>15889.87</text:p>
          </table:table-cell>
          <table:table-cell office:value-type="float" office:value="18687.9930316445" calcext:value-type="float">
            <text:p>18687.99</text:p>
          </table:table-cell>
          <table:table-cell office:value-type="float" office:value="22425.5916379734" calcext:value-type="float">
            <text:p>22425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54" calcext:value-type="float">
            <text:p>5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596.4092664182" calcext:value-type="float">
            <text:p>17596.41</text:p>
          </table:table-cell>
          <table:table-cell office:value-type="float" office:value="39968.0589036757" calcext:value-type="float">
            <text:p>39968.06</text:p>
          </table:table-cell>
          <table:table-cell office:value-type="float" office:value="9345.90919719338" calcext:value-type="float">
            <text:p>9345.91</text:p>
          </table:table-cell>
          <table:table-cell office:value-type="float" office:value="87346018.7221837" calcext:value-type="float">
            <text:p>87346018.72</text:p>
          </table:table-cell>
          <table:table-cell office:value-type="float" office:value="14967.1998683332" calcext:value-type="float">
            <text:p>14967.20</text:p>
          </table:table-cell>
          <table:table-cell office:value-type="float" office:value="17596.4092664182" calcext:value-type="float">
            <text:p>17596.41</text:p>
          </table:table-cell>
          <table:table-cell office:value-type="float" office:value="21115.6911197018" calcext:value-type="float">
            <text:p>21115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55" calcext:value-type="float">
            <text:p>5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556.3521771715" calcext:value-type="float">
            <text:p>18556.35</text:p>
          </table:table-cell>
          <table:table-cell office:value-type="float" office:value="54672.8853496264" calcext:value-type="float">
            <text:p>54672.89</text:p>
          </table:table-cell>
          <table:table-cell office:value-type="float" office:value="9341.4080955372" calcext:value-type="float">
            <text:p>9341.41</text:p>
          </table:table-cell>
          <table:table-cell office:value-type="float" office:value="87261905.2073679" calcext:value-type="float">
            <text:p>87261905.21</text:p>
          </table:table-cell>
          <table:table-cell office:value-type="float" office:value="16740.2539139882" calcext:value-type="float">
            <text:p>16740.25</text:p>
          </table:table-cell>
          <table:table-cell office:value-type="float" office:value="18556.3521771715" calcext:value-type="float">
            <text:p>18556.35</text:p>
          </table:table-cell>
          <table:table-cell office:value-type="float" office:value="22267.6226126058" calcext:value-type="float">
            <text:p>22267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56" calcext:value-type="float">
            <text:p>5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905.5003319634" calcext:value-type="float">
            <text:p>17905.50</text:p>
          </table:table-cell>
          <table:table-cell office:value-type="float" office:value="35144.3299263566" calcext:value-type="float">
            <text:p>35144.33</text:p>
          </table:table-cell>
          <table:table-cell office:value-type="float" office:value="8126.78821043775" calcext:value-type="float">
            <text:p>8126.79</text:p>
          </table:table-cell>
          <table:table-cell office:value-type="float" office:value="66044686.6173099" calcext:value-type="float">
            <text:p>66044686.62</text:p>
          </table:table-cell>
          <table:table-cell office:value-type="float" office:value="14369.3066479584" calcext:value-type="float">
            <text:p>14369.31</text:p>
          </table:table-cell>
          <table:table-cell office:value-type="float" office:value="17905.5003319634" calcext:value-type="float">
            <text:p>17905.50</text:p>
          </table:table-cell>
          <table:table-cell office:value-type="float" office:value="21486.6003983561" calcext:value-type="float">
            <text:p>21486.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57" calcext:value-type="float">
            <text:p>5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961.9251861641" calcext:value-type="float">
            <text:p>16961.93</text:p>
          </table:table-cell>
          <table:table-cell office:value-type="float" office:value="34412.0833950593" calcext:value-type="float">
            <text:p>34412.08</text:p>
          </table:table-cell>
          <table:table-cell office:value-type="float" office:value="8186.33526663957" calcext:value-type="float">
            <text:p>8186.34</text:p>
          </table:table-cell>
          <table:table-cell office:value-type="float" office:value="67016085.0978268" calcext:value-type="float">
            <text:p>67016085.10</text:p>
          </table:table-cell>
          <table:table-cell office:value-type="float" office:value="13836.0831082183" calcext:value-type="float">
            <text:p>13836.08</text:p>
          </table:table-cell>
          <table:table-cell office:value-type="float" office:value="16961.9251861641" calcext:value-type="float">
            <text:p>16961.93</text:p>
          </table:table-cell>
          <table:table-cell office:value-type="float" office:value="20354.3102233969" calcext:value-type="float">
            <text:p>20354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58" calcext:value-type="float">
            <text:p>5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115.0037136339" calcext:value-type="float">
            <text:p>16115.00</text:p>
          </table:table-cell>
          <table:table-cell office:value-type="float" office:value="34479.4942341046" calcext:value-type="float">
            <text:p>34479.49</text:p>
          </table:table-cell>
          <table:table-cell office:value-type="float" office:value="8349.12841255705" calcext:value-type="float">
            <text:p>8349.13</text:p>
          </table:table-cell>
          <table:table-cell office:value-type="float" office:value="69707945.2493675" calcext:value-type="float">
            <text:p>69707945.25</text:p>
          </table:table-cell>
          <table:table-cell office:value-type="float" office:value="13441.732371565" calcext:value-type="float">
            <text:p>13441.73</text:p>
          </table:table-cell>
          <table:table-cell office:value-type="float" office:value="16115.0037136339" calcext:value-type="float">
            <text:p>16115.00</text:p>
          </table:table-cell>
          <table:table-cell office:value-type="float" office:value="19338.0044563607" calcext:value-type="float">
            <text:p>19338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59" calcext:value-type="float">
            <text:p>5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868.0364641642" calcext:value-type="float">
            <text:p>17868.04</text:p>
          </table:table-cell>
          <table:table-cell office:value-type="float" office:value="35920.3545502477" calcext:value-type="float">
            <text:p>35920.35</text:p>
          </table:table-cell>
          <table:table-cell office:value-type="float" office:value="8657.65813313488" calcext:value-type="float">
            <text:p>8657.66</text:p>
          </table:table-cell>
          <table:table-cell office:value-type="float" office:value="74955044.3502365" calcext:value-type="float">
            <text:p>74955044.35</text:p>
          </table:table-cell>
          <table:table-cell office:value-type="float" office:value="14505.6753550937" calcext:value-type="float">
            <text:p>14505.68</text:p>
          </table:table-cell>
          <table:table-cell office:value-type="float" office:value="17868.0364641642" calcext:value-type="float">
            <text:p>17868.04</text:p>
          </table:table-cell>
          <table:table-cell office:value-type="float" office:value="21441.643756997" calcext:value-type="float">
            <text:p>21441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60" calcext:value-type="float">
            <text:p>6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963.5172960226" calcext:value-type="float">
            <text:p>16963.52</text:p>
          </table:table-cell>
          <table:table-cell office:value-type="float" office:value="36315.8075905685" calcext:value-type="float">
            <text:p>36315.81</text:p>
          </table:table-cell>
          <table:table-cell office:value-type="float" office:value="7983.34869529553" calcext:value-type="float">
            <text:p>7983.35</text:p>
          </table:table-cell>
          <table:table-cell office:value-type="float" office:value="63733856.3906768" calcext:value-type="float">
            <text:p>63733856.39</text:p>
          </table:table-cell>
          <table:table-cell office:value-type="float" office:value="14144.369822748" calcext:value-type="float">
            <text:p>14144.37</text:p>
          </table:table-cell>
          <table:table-cell office:value-type="float" office:value="16963.5172960226" calcext:value-type="float">
            <text:p>16963.52</text:p>
          </table:table-cell>
          <table:table-cell office:value-type="float" office:value="20356.2207552271" calcext:value-type="float">
            <text:p>20356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61" calcext:value-type="float">
            <text:p>6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386.8807876422" calcext:value-type="float">
            <text:p>16386.88</text:p>
          </table:table-cell>
          <table:table-cell office:value-type="float" office:value="36315.8075905685" calcext:value-type="float">
            <text:p>36315.81</text:p>
          </table:table-cell>
          <table:table-cell office:value-type="float" office:value="8063.18180446211" calcext:value-type="float">
            <text:p>8063.18</text:p>
          </table:table-cell>
          <table:table-cell office:value-type="float" office:value="65014900.8118088" calcext:value-type="float">
            <text:p>65014900.81</text:p>
          </table:table-cell>
          <table:table-cell office:value-type="float" office:value="13837.1918236832" calcext:value-type="float">
            <text:p>13837.19</text:p>
          </table:table-cell>
          <table:table-cell office:value-type="float" office:value="16386.8807876422" calcext:value-type="float">
            <text:p>16386.88</text:p>
          </table:table-cell>
          <table:table-cell office:value-type="float" office:value="19664.2569451707" calcext:value-type="float">
            <text:p>19664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62" calcext:value-type="float">
            <text:p>6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752.1577734392" calcext:value-type="float">
            <text:p>15752.16</text:p>
          </table:table-cell>
          <table:table-cell office:value-type="float" office:value="29381.464007339" calcext:value-type="float">
            <text:p>29381.46</text:p>
          </table:table-cell>
          <table:table-cell office:value-type="float" office:value="7787.07179261643" calcext:value-type="float">
            <text:p>7787.07</text:p>
          </table:table-cell>
          <table:table-cell office:value-type="float" office:value="60638487.1033624" calcext:value-type="float">
            <text:p>60638487.10</text:p>
          </table:table-cell>
          <table:table-cell office:value-type="float" office:value="12315.0965936014" calcext:value-type="float">
            <text:p>12315.10</text:p>
          </table:table-cell>
          <table:table-cell office:value-type="float" office:value="15752.1577734392" calcext:value-type="float">
            <text:p>15752.16</text:p>
          </table:table-cell>
          <table:table-cell office:value-type="float" office:value="18902.589328127" calcext:value-type="float">
            <text:p>18902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63" calcext:value-type="float">
            <text:p>6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389.4332329088" calcext:value-type="float">
            <text:p>14389.43</text:p>
          </table:table-cell>
          <table:table-cell office:value-type="float" office:value="34436.1259938572" calcext:value-type="float">
            <text:p>34436.13</text:p>
          </table:table-cell>
          <table:table-cell office:value-type="float" office:value="8035.8448465302" calcext:value-type="float">
            <text:p>8035.84</text:p>
          </table:table-cell>
          <table:table-cell office:value-type="float" office:value="64574802.3975059" calcext:value-type="float">
            <text:p>64574802.40</text:p>
          </table:table-cell>
          <table:table-cell office:value-type="float" office:value="12450.4382593675" calcext:value-type="float">
            <text:p>12450.44</text:p>
          </table:table-cell>
          <table:table-cell office:value-type="float" office:value="14389.4332329088" calcext:value-type="float">
            <text:p>14389.43</text:p>
          </table:table-cell>
          <table:table-cell office:value-type="float" office:value="17267.3198794905" calcext:value-type="float">
            <text:p>17267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64" calcext:value-type="float">
            <text:p>6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591.1584110987" calcext:value-type="float">
            <text:p>14591.16</text:p>
          </table:table-cell>
          <table:table-cell office:value-type="float" office:value="28922.6679729652" calcext:value-type="float">
            <text:p>28922.67</text:p>
          </table:table-cell>
          <table:table-cell office:value-type="float" office:value="7626.46869427194" calcext:value-type="float">
            <text:p>7626.47</text:p>
          </table:table-cell>
          <table:table-cell office:value-type="float" office:value="58163024.74471" calcext:value-type="float">
            <text:p>58163024.74</text:p>
          </table:table-cell>
          <table:table-cell office:value-type="float" office:value="11799.8236247034" calcext:value-type="float">
            <text:p>11799.82</text:p>
          </table:table-cell>
          <table:table-cell office:value-type="float" office:value="14591.1584110987" calcext:value-type="float">
            <text:p>14591.16</text:p>
          </table:table-cell>
          <table:table-cell office:value-type="float" office:value="17509.3900933184" calcext:value-type="float">
            <text:p>17509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65" calcext:value-type="float">
            <text:p>6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185.6183333484" calcext:value-type="float">
            <text:p>15185.62</text:p>
          </table:table-cell>
          <table:table-cell office:value-type="float" office:value="32463.6214604987" calcext:value-type="float">
            <text:p>32463.62</text:p>
          </table:table-cell>
          <table:table-cell office:value-type="float" office:value="7930.05964586454" calcext:value-type="float">
            <text:p>7930.06</text:p>
          </table:table-cell>
          <table:table-cell office:value-type="float" office:value="62885845.9869693" calcext:value-type="float">
            <text:p>62885845.99</text:p>
          </table:table-cell>
          <table:table-cell office:value-type="float" office:value="12671.4795166374" calcext:value-type="float">
            <text:p>12671.48</text:p>
          </table:table-cell>
          <table:table-cell office:value-type="float" office:value="15185.6183333484" calcext:value-type="float">
            <text:p>15185.62</text:p>
          </table:table-cell>
          <table:table-cell office:value-type="float" office:value="18222.742000018" calcext:value-type="float">
            <text:p>18222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66" calcext:value-type="float">
            <text:p>6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272.3657959166" calcext:value-type="float">
            <text:p>14272.37</text:p>
          </table:table-cell>
          <table:table-cell office:value-type="float" office:value="31199.9348169625" calcext:value-type="float">
            <text:p>31199.93</text:p>
          </table:table-cell>
          <table:table-cell office:value-type="float" office:value="7773.44490415196" calcext:value-type="float">
            <text:p>7773.44</text:p>
          </table:table-cell>
          <table:table-cell office:value-type="float" office:value="60426445.677886" calcext:value-type="float">
            <text:p>60426445.68</text:p>
          </table:table-cell>
          <table:table-cell office:value-type="float" office:value="12014.5085567329" calcext:value-type="float">
            <text:p>12014.51</text:p>
          </table:table-cell>
          <table:table-cell office:value-type="float" office:value="14272.3657959166" calcext:value-type="float">
            <text:p>14272.37</text:p>
          </table:table-cell>
          <table:table-cell office:value-type="float" office:value="17126.8389550999" calcext:value-type="float">
            <text:p>17126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67" calcext:value-type="float">
            <text:p>6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413.0784230217" calcext:value-type="float">
            <text:p>14413.08</text:p>
          </table:table-cell>
          <table:table-cell office:value-type="float" office:value="34287.2852547804" calcext:value-type="float">
            <text:p>34287.29</text:p>
          </table:table-cell>
          <table:table-cell office:value-type="float" office:value="7909.0921346042" calcext:value-type="float">
            <text:p>7909.09</text:p>
          </table:table-cell>
          <table:table-cell office:value-type="float" office:value="62553738.3936581" calcext:value-type="float">
            <text:p>62553738.39</text:p>
          </table:table-cell>
          <table:table-cell office:value-type="float" office:value="12450.6116938695" calcext:value-type="float">
            <text:p>12450.61</text:p>
          </table:table-cell>
          <table:table-cell office:value-type="float" office:value="14413.0784230217" calcext:value-type="float">
            <text:p>14413.08</text:p>
          </table:table-cell>
          <table:table-cell office:value-type="float" office:value="17295.6941076261" calcext:value-type="float">
            <text:p>17295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68" calcext:value-type="float">
            <text:p>6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813.3250902865" calcext:value-type="float">
            <text:p>15813.33</text:p>
          </table:table-cell>
          <table:table-cell office:value-type="float" office:value="34287.2852547804" calcext:value-type="float">
            <text:p>34287.29</text:p>
          </table:table-cell>
          <table:table-cell office:value-type="float" office:value="8614.02304483207" calcext:value-type="float">
            <text:p>8614.02</text:p>
          </table:table-cell>
          <table:table-cell office:value-type="float" office:value="74201393.016898" calcext:value-type="float">
            <text:p>74201393.02</text:p>
          </table:table-cell>
          <table:table-cell office:value-type="float" office:value="13257.2887072601" calcext:value-type="float">
            <text:p>13257.29</text:p>
          </table:table-cell>
          <table:table-cell office:value-type="float" office:value="15813.3250902865" calcext:value-type="float">
            <text:p>15813.33</text:p>
          </table:table-cell>
          <table:table-cell office:value-type="float" office:value="18975.9901083438" calcext:value-type="float">
            <text:p>18975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69" calcext:value-type="float">
            <text:p>6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532.0935372659" calcext:value-type="float">
            <text:p>16532.09</text:p>
          </table:table-cell>
          <table:table-cell office:value-type="float" office:value="35046.9030334984" calcext:value-type="float">
            <text:p>35046.90</text:p>
          </table:table-cell>
          <table:table-cell office:value-type="float" office:value="8381.02356510529" calcext:value-type="float">
            <text:p>8381.02</text:p>
          </table:table-cell>
          <table:table-cell office:value-type="float" office:value="70241555.9988502" calcext:value-type="float">
            <text:p>70241556.00</text:p>
          </table:table-cell>
          <table:table-cell office:value-type="float" office:value="13737.4131115642" calcext:value-type="float">
            <text:p>13737.41</text:p>
          </table:table-cell>
          <table:table-cell office:value-type="float" office:value="16532.0935372659" calcext:value-type="float">
            <text:p>16532.09</text:p>
          </table:table-cell>
          <table:table-cell office:value-type="float" office:value="19838.5122447191" calcext:value-type="float">
            <text:p>19838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70" calcext:value-type="float">
            <text:p>7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264.0484189405" calcext:value-type="float">
            <text:p>17264.05</text:p>
          </table:table-cell>
          <table:table-cell office:value-type="float" office:value="33209.0174903379" calcext:value-type="float">
            <text:p>33209.02</text:p>
          </table:table-cell>
          <table:table-cell office:value-type="float" office:value="6890.98085507172" calcext:value-type="float">
            <text:p>6890.98</text:p>
          </table:table-cell>
          <table:table-cell office:value-type="float" office:value="47485617.144965" calcext:value-type="float">
            <text:p>47485617.14</text:p>
          </table:table-cell>
          <table:table-cell office:value-type="float" office:value="13716.7736991123" calcext:value-type="float">
            <text:p>13716.77</text:p>
          </table:table-cell>
          <table:table-cell office:value-type="float" office:value="17264.0484189405" calcext:value-type="float">
            <text:p>17264.05</text:p>
          </table:table-cell>
          <table:table-cell office:value-type="float" office:value="20716.8581027286" calcext:value-type="float">
            <text:p>20716.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71" calcext:value-type="float">
            <text:p>7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650.9825450961" calcext:value-type="float">
            <text:p>16650.98</text:p>
          </table:table-cell>
          <table:table-cell office:value-type="float" office:value="33794.8268171891" calcext:value-type="float">
            <text:p>33794.83</text:p>
          </table:table-cell>
          <table:table-cell office:value-type="float" office:value="7153.43404973963" calcext:value-type="float">
            <text:p>7153.43</text:p>
          </table:table-cell>
          <table:table-cell office:value-type="float" office:value="51171618.7039743" calcext:value-type="float">
            <text:p>51171618.70</text:p>
          </table:table-cell>
          <table:table-cell office:value-type="float" office:value="13588.0170053425" calcext:value-type="float">
            <text:p>13588.02</text:p>
          </table:table-cell>
          <table:table-cell office:value-type="float" office:value="16650.9825450961" calcext:value-type="float">
            <text:p>16650.98</text:p>
          </table:table-cell>
          <table:table-cell office:value-type="float" office:value="19981.1790541153" calcext:value-type="float">
            <text:p>19981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72" calcext:value-type="float">
            <text:p>7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028.4584832671" calcext:value-type="float">
            <text:p>17028.46</text:p>
          </table:table-cell>
          <table:table-cell office:value-type="float" office:value="38131.7455472119" calcext:value-type="float">
            <text:p>38131.75</text:p>
          </table:table-cell>
          <table:table-cell office:value-type="float" office:value="8131.49641085746" calcext:value-type="float">
            <text:p>8131.50</text:p>
          </table:table-cell>
          <table:table-cell office:value-type="float" office:value="66121233.8797877" calcext:value-type="float">
            <text:p>66121233.88</text:p>
          </table:table-cell>
          <table:table-cell office:value-type="float" office:value="14422.845935737" calcext:value-type="float">
            <text:p>14422.85</text:p>
          </table:table-cell>
          <table:table-cell office:value-type="float" office:value="17028.4584832671" calcext:value-type="float">
            <text:p>17028.46</text:p>
          </table:table-cell>
          <table:table-cell office:value-type="float" office:value="20434.1501799205" calcext:value-type="float">
            <text:p>20434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73" calcext:value-type="float">
            <text:p>7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725.7378673318" calcext:value-type="float">
            <text:p>15725.74</text:p>
          </table:table-cell>
          <table:table-cell office:value-type="float" office:value="37723.3511926287" calcext:value-type="float">
            <text:p>37723.35</text:p>
          </table:table-cell>
          <table:table-cell office:value-type="float" office:value="7839.01366774434" calcext:value-type="float">
            <text:p>7839.01</text:p>
          </table:table-cell>
          <table:table-cell office:value-type="float" office:value="61450135.2830825" calcext:value-type="float">
            <text:p>61450135.28</text:p>
          </table:table-cell>
          <table:table-cell office:value-type="float" office:value="13603.548746668" calcext:value-type="float">
            <text:p>13603.55</text:p>
          </table:table-cell>
          <table:table-cell office:value-type="float" office:value="15725.7378673318" calcext:value-type="float">
            <text:p>15725.74</text:p>
          </table:table-cell>
          <table:table-cell office:value-type="float" office:value="18870.8854407981" calcext:value-type="float">
            <text:p>18870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74" calcext:value-type="float">
            <text:p>7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089.4339286678" calcext:value-type="float">
            <text:p>17089.43</text:p>
          </table:table-cell>
          <table:table-cell office:value-type="float" office:value="35920.3545502477" calcext:value-type="float">
            <text:p>35920.35</text:p>
          </table:table-cell>
          <table:table-cell office:value-type="float" office:value="8759.44641824646" calcext:value-type="float">
            <text:p>8759.45</text:p>
          </table:table-cell>
          <table:table-cell office:value-type="float" office:value="76727901.5541307" calcext:value-type="float">
            <text:p>76727901.55</text:p>
          </table:table-cell>
          <table:table-cell office:value-type="float" office:value="14147.8733394243" calcext:value-type="float">
            <text:p>14147.87</text:p>
          </table:table-cell>
          <table:table-cell office:value-type="float" office:value="17089.4339286677" calcext:value-type="float">
            <text:p>17089.43</text:p>
          </table:table-cell>
          <table:table-cell office:value-type="float" office:value="20507.3207144013" calcext:value-type="float">
            <text:p>20507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75" calcext:value-type="float">
            <text:p>7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063.7806375438" calcext:value-type="float">
            <text:p>17063.78</text:p>
          </table:table-cell>
          <table:table-cell office:value-type="float" office:value="40699.8696339251" calcext:value-type="float">
            <text:p>40699.87</text:p>
          </table:table-cell>
          <table:table-cell office:value-type="float" office:value="8898.70325617331" calcext:value-type="float">
            <text:p>8898.70</text:p>
          </table:table-cell>
          <table:table-cell office:value-type="float" office:value="79186919.6414295" calcext:value-type="float">
            <text:p>79186919.64</text:p>
          </table:table-cell>
          <table:table-cell office:value-type="float" office:value="14727.4552386559" calcext:value-type="float">
            <text:p>14727.46</text:p>
          </table:table-cell>
          <table:table-cell office:value-type="float" office:value="17063.7806375438" calcext:value-type="float">
            <text:p>17063.78</text:p>
          </table:table-cell>
          <table:table-cell office:value-type="float" office:value="20476.5367650525" calcext:value-type="float">
            <text:p>20476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76" calcext:value-type="float">
            <text:p>7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818.4094094728" calcext:value-type="float">
            <text:p>15818.41</text:p>
          </table:table-cell>
          <table:table-cell office:value-type="float" office:value="35944.6735758398" calcext:value-type="float">
            <text:p>35944.67</text:p>
          </table:table-cell>
          <table:table-cell office:value-type="float" office:value="9111.47295519323" calcext:value-type="float">
            <text:p>9111.47</text:p>
          </table:table-cell>
          <table:table-cell office:value-type="float" office:value="83018939.4132177" calcext:value-type="float">
            <text:p>83018939.41</text:p>
          </table:table-cell>
          <table:table-cell office:value-type="float" office:value="13470.6621393121" calcext:value-type="float">
            <text:p>13470.66</text:p>
          </table:table-cell>
          <table:table-cell office:value-type="float" office:value="15818.4094094728" calcext:value-type="float">
            <text:p>15818.41</text:p>
          </table:table-cell>
          <table:table-cell office:value-type="float" office:value="18982.0912913673" calcext:value-type="float">
            <text:p>18982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77" calcext:value-type="float">
            <text:p>7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952.8393347039" calcext:value-type="float">
            <text:p>15952.84</text:p>
          </table:table-cell>
          <table:table-cell office:value-type="float" office:value="36193.4853067379" calcext:value-type="float">
            <text:p>36193.49</text:p>
          </table:table-cell>
          <table:table-cell office:value-type="float" office:value="8592.09773886766" calcext:value-type="float">
            <text:p>8592.10</text:p>
          </table:table-cell>
          <table:table-cell office:value-type="float" office:value="73824143.5542548" calcext:value-type="float">
            <text:p>73824143.55</text:p>
          </table:table-cell>
          <table:table-cell office:value-type="float" office:value="13577.3298255595" calcext:value-type="float">
            <text:p>13577.33</text:p>
          </table:table-cell>
          <table:table-cell office:value-type="float" office:value="15952.8393347039" calcext:value-type="float">
            <text:p>15952.84</text:p>
          </table:table-cell>
          <table:table-cell office:value-type="float" office:value="19143.4072016446" calcext:value-type="float">
            <text:p>19143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78" calcext:value-type="float">
            <text:p>7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549.1418331572" calcext:value-type="float">
            <text:p>14549.14</text:p>
          </table:table-cell>
          <table:table-cell office:value-type="float" office:value="31199.9348169625" calcext:value-type="float">
            <text:p>31199.93</text:p>
          </table:table-cell>
          <table:table-cell office:value-type="float" office:value="8218.43592627651" calcext:value-type="float">
            <text:p>8218.44</text:p>
          </table:table-cell>
          <table:table-cell office:value-type="float" office:value="67542689.0743124" calcext:value-type="float">
            <text:p>67542689.07</text:p>
          </table:table-cell>
          <table:table-cell office:value-type="float" office:value="12160.8721040873" calcext:value-type="float">
            <text:p>12160.87</text:p>
          </table:table-cell>
          <table:table-cell office:value-type="float" office:value="14549.1418331572" calcext:value-type="float">
            <text:p>14549.14</text:p>
          </table:table-cell>
          <table:table-cell office:value-type="float" office:value="17458.9701997886" calcext:value-type="float">
            <text:p>17458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79" calcext:value-type="float">
            <text:p>7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454.2779416675" calcext:value-type="float">
            <text:p>14454.28</text:p>
          </table:table-cell>
          <table:table-cell office:value-type="float" office:value="37952.1861300698" calcext:value-type="float">
            <text:p>37952.19</text:p>
          </table:table-cell>
          <table:table-cell office:value-type="float" office:value="9058.15260989198" calcext:value-type="float">
            <text:p>9058.15</text:p>
          </table:table-cell>
          <table:table-cell office:value-type="float" office:value="82050128.7040929" calcext:value-type="float">
            <text:p>82050128.70</text:p>
          </table:table-cell>
          <table:table-cell office:value-type="float" office:value="12784.6374332676" calcext:value-type="float">
            <text:p>12784.64</text:p>
          </table:table-cell>
          <table:table-cell office:value-type="float" office:value="14454.2779416675" calcext:value-type="float">
            <text:p>14454.28</text:p>
          </table:table-cell>
          <table:table-cell office:value-type="float" office:value="17345.133530001" calcext:value-type="float">
            <text:p>17345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80" calcext:value-type="float">
            <text:p>8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607.0241045476" calcext:value-type="float">
            <text:p>14607.02</text:p>
          </table:table-cell>
          <table:table-cell office:value-type="float" office:value="32677.6695296637" calcext:value-type="float">
            <text:p>32677.67</text:p>
          </table:table-cell>
          <table:table-cell office:value-type="float" office:value="8542.18072352912" calcext:value-type="float">
            <text:p>8542.18</text:p>
          </table:table-cell>
          <table:table-cell office:value-type="float" office:value="72968851.5134324" calcext:value-type="float">
            <text:p>72968851.51</text:p>
          </table:table-cell>
          <table:table-cell office:value-type="float" office:value="12388.2937416513" calcext:value-type="float">
            <text:p>12388.29</text:p>
          </table:table-cell>
          <table:table-cell office:value-type="float" office:value="14607.0241045476" calcext:value-type="float">
            <text:p>14607.02</text:p>
          </table:table-cell>
          <table:table-cell office:value-type="float" office:value="17528.4289254571" calcext:value-type="float">
            <text:p>17528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81" calcext:value-type="float">
            <text:p>8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658.5004721614" calcext:value-type="float">
            <text:p>13658.50</text:p>
          </table:table-cell>
          <table:table-cell office:value-type="float" office:value="32483.9968603191" calcext:value-type="float">
            <text:p>32484.00</text:p>
          </table:table-cell>
          <table:table-cell office:value-type="float" office:value="8293.96427983833" calcext:value-type="float">
            <text:p>8293.96</text:p>
          </table:table-cell>
          <table:table-cell office:value-type="float" office:value="68789843.4752342" calcext:value-type="float">
            <text:p>68789843.48</text:p>
          </table:table-cell>
          <table:table-cell office:value-type="float" office:value="11804.6707091107" calcext:value-type="float">
            <text:p>11804.67</text:p>
          </table:table-cell>
          <table:table-cell office:value-type="float" office:value="13658.5004721614" calcext:value-type="float">
            <text:p>13658.50</text:p>
          </table:table-cell>
          <table:table-cell office:value-type="float" office:value="16390.2005665937" calcext:value-type="float">
            <text:p>16390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82" calcext:value-type="float">
            <text:p>8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323.3172042759" calcext:value-type="float">
            <text:p>14323.32</text:p>
          </table:table-cell>
          <table:table-cell office:value-type="float" office:value="35031.7455472119" calcext:value-type="float">
            <text:p>35031.75</text:p>
          </table:table-cell>
          <table:table-cell office:value-type="float" office:value="7760.61200457617" calcext:value-type="float">
            <text:p>7760.61</text:p>
          </table:table-cell>
          <table:table-cell office:value-type="float" office:value="60227098.6855718" calcext:value-type="float">
            <text:p>60227098.69</text:p>
          </table:table-cell>
          <table:table-cell office:value-type="float" office:value="12464.0531757943" calcext:value-type="float">
            <text:p>12464.05</text:p>
          </table:table-cell>
          <table:table-cell office:value-type="float" office:value="14323.3172042759" calcext:value-type="float">
            <text:p>14323.32</text:p>
          </table:table-cell>
          <table:table-cell office:value-type="float" office:value="17187.9806451311" calcext:value-type="float">
            <text:p>17187.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83" calcext:value-type="float">
            <text:p>8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452.5429933637" calcext:value-type="float">
            <text:p>14452.54</text:p>
          </table:table-cell>
          <table:table-cell office:value-type="float" office:value="27429.5532842377" calcext:value-type="float">
            <text:p>27429.55</text:p>
          </table:table-cell>
          <table:table-cell office:value-type="float" office:value="6822.0057205044" calcext:value-type="float">
            <text:p>6822.01</text:p>
          </table:table-cell>
          <table:table-cell office:value-type="float" office:value="46539762.0505947" calcext:value-type="float">
            <text:p>46539762.05</text:p>
          </table:table-cell>
          <table:table-cell office:value-type="float" office:value="11430.018200353" calcext:value-type="float">
            <text:p>11430.02</text:p>
          </table:table-cell>
          <table:table-cell office:value-type="float" office:value="14452.5429933637" calcext:value-type="float">
            <text:p>14452.54</text:p>
          </table:table-cell>
          <table:table-cell office:value-type="float" office:value="17343.0515920364" calcext:value-type="float">
            <text:p>17343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84" calcext:value-type="float">
            <text:p>8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182.5833347131" calcext:value-type="float">
            <text:p>14182.58</text:p>
          </table:table-cell>
          <table:table-cell office:value-type="float" office:value="31199.9348169625" calcext:value-type="float">
            <text:p>31199.93</text:p>
          </table:table-cell>
          <table:table-cell office:value-type="float" office:value="7733.08571467038" calcext:value-type="float">
            <text:p>7733.09</text:p>
          </table:table-cell>
          <table:table-cell office:value-type="float" office:value="59800614.6704391" calcext:value-type="float">
            <text:p>59800614.67</text:p>
          </table:table-cell>
          <table:table-cell office:value-type="float" office:value="11965.7321413682" calcext:value-type="float">
            <text:p>11965.73</text:p>
          </table:table-cell>
          <table:table-cell office:value-type="float" office:value="14182.5833347131" calcext:value-type="float">
            <text:p>14182.58</text:p>
          </table:table-cell>
          <table:table-cell office:value-type="float" office:value="17019.1000016557" calcext:value-type="float">
            <text:p>17019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85" calcext:value-type="float">
            <text:p>8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629.7813618779" calcext:value-type="float">
            <text:p>13629.78</text:p>
          </table:table-cell>
          <table:table-cell office:value-type="float" office:value="26244.8349897449" calcext:value-type="float">
            <text:p>26244.83</text:p>
          </table:table-cell>
          <table:table-cell office:value-type="float" office:value="7172.45830627074" calcext:value-type="float">
            <text:p>7172.46</text:p>
          </table:table-cell>
          <table:table-cell office:value-type="float" office:value="51444158.1551921" calcext:value-type="float">
            <text:p>51444158.16</text:p>
          </table:table-cell>
          <table:table-cell office:value-type="float" office:value="10875.3263757993" calcext:value-type="float">
            <text:p>10875.33</text:p>
          </table:table-cell>
          <table:table-cell office:value-type="float" office:value="13629.7813618779" calcext:value-type="float">
            <text:p>13629.78</text:p>
          </table:table-cell>
          <table:table-cell office:value-type="float" office:value="16355.7376342535" calcext:value-type="float">
            <text:p>16355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86" calcext:value-type="float">
            <text:p>8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612.5594259974" calcext:value-type="float">
            <text:p>14612.56</text:p>
          </table:table-cell>
          <table:table-cell office:value-type="float" office:value="29429.5532842377" calcext:value-type="float">
            <text:p>29429.55</text:p>
          </table:table-cell>
          <table:table-cell office:value-type="float" office:value="7642.24954786788" calcext:value-type="float">
            <text:p>7642.25</text:p>
          </table:table-cell>
          <table:table-cell office:value-type="float" office:value="58403978.1518869" calcext:value-type="float">
            <text:p>58403978.15</text:p>
          </table:table-cell>
          <table:table-cell office:value-type="float" office:value="11904.5026730835" calcext:value-type="float">
            <text:p>11904.50</text:p>
          </table:table-cell>
          <table:table-cell office:value-type="float" office:value="14612.5594259975" calcext:value-type="float">
            <text:p>14612.56</text:p>
          </table:table-cell>
          <table:table-cell office:value-type="float" office:value="17535.0713111969" calcext:value-type="float">
            <text:p>17535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87" calcext:value-type="float">
            <text:p>8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605.4013398935" calcext:value-type="float">
            <text:p>14605.40</text:p>
          </table:table-cell>
          <table:table-cell office:value-type="float" office:value="28321.5977901796" calcext:value-type="float">
            <text:p>28321.60</text:p>
          </table:table-cell>
          <table:table-cell office:value-type="float" office:value="7643.29931212758" calcext:value-type="float">
            <text:p>7643.30</text:p>
          </table:table-cell>
          <table:table-cell office:value-type="float" office:value="58420024.37477" calcext:value-type="float">
            <text:p>58420024.37</text:p>
          </table:table-cell>
          <table:table-cell office:value-type="float" office:value="11682.9661459956" calcext:value-type="float">
            <text:p>11682.97</text:p>
          </table:table-cell>
          <table:table-cell office:value-type="float" office:value="14605.4013398935" calcext:value-type="float">
            <text:p>14605.40</text:p>
          </table:table-cell>
          <table:table-cell office:value-type="float" office:value="17526.4816078722" calcext:value-type="float">
            <text:p>17526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88" calcext:value-type="float">
            <text:p>8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101.4486525216" calcext:value-type="float">
            <text:p>14101.45</text:p>
          </table:table-cell>
          <table:table-cell office:value-type="float" office:value="28099.9348169625" calcext:value-type="float">
            <text:p>28099.93</text:p>
          </table:table-cell>
          <table:table-cell office:value-type="float" office:value="6398.75885646399" calcext:value-type="float">
            <text:p>6398.76</text:p>
          </table:table-cell>
          <table:table-cell office:value-type="float" office:value="40944114.9031764" calcext:value-type="float">
            <text:p>40944114.90</text:p>
          </table:table-cell>
          <table:table-cell office:value-type="float" office:value="11438.2822110675" calcext:value-type="float">
            <text:p>11438.28</text:p>
          </table:table-cell>
          <table:table-cell office:value-type="float" office:value="14101.4486525216" calcext:value-type="float">
            <text:p>14101.45</text:p>
          </table:table-cell>
          <table:table-cell office:value-type="float" office:value="16921.7383830259" calcext:value-type="float">
            <text:p>16921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89" calcext:value-type="float">
            <text:p>8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124.7228188077" calcext:value-type="float">
            <text:p>13124.72</text:p>
          </table:table-cell>
          <table:table-cell office:value-type="float" office:value="28099.9348169625" calcext:value-type="float">
            <text:p>28099.93</text:p>
          </table:table-cell>
          <table:table-cell office:value-type="float" office:value="6330.75514306468" calcext:value-type="float">
            <text:p>6330.76</text:p>
          </table:table-cell>
          <table:table-cell office:value-type="float" office:value="40078460.6814398" calcext:value-type="float">
            <text:p>40078460.68</text:p>
          </table:table-cell>
          <table:table-cell office:value-type="float" office:value="10978.8929875306" calcext:value-type="float">
            <text:p>10978.89</text:p>
          </table:table-cell>
          <table:table-cell office:value-type="float" office:value="13124.7228188077" calcext:value-type="float">
            <text:p>13124.72</text:p>
          </table:table-cell>
          <table:table-cell office:value-type="float" office:value="15749.6673825692" calcext:value-type="float">
            <text:p>15749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90" calcext:value-type="float">
            <text:p>9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902.8645275207" calcext:value-type="float">
            <text:p>12902.86</text:p>
          </table:table-cell>
          <table:table-cell office:value-type="float" office:value="28767.6872658395" calcext:value-type="float">
            <text:p>28767.69</text:p>
          </table:table-cell>
          <table:table-cell office:value-type="float" office:value="6637.86544730386" calcext:value-type="float">
            <text:p>6637.87</text:p>
          </table:table-cell>
          <table:table-cell office:value-type="float" office:value="44061257.6965105" calcext:value-type="float">
            <text:p>44061257.70</text:p>
          </table:table-cell>
          <table:table-cell office:value-type="float" office:value="10947.6871434989" calcext:value-type="float">
            <text:p>10947.69</text:p>
          </table:table-cell>
          <table:table-cell office:value-type="float" office:value="12902.8645275207" calcext:value-type="float">
            <text:p>12902.86</text:p>
          </table:table-cell>
          <table:table-cell office:value-type="float" office:value="15483.4374330249" calcext:value-type="float">
            <text:p>15483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91" calcext:value-type="float">
            <text:p>9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152.2771680161" calcext:value-type="float">
            <text:p>12152.28</text:p>
          </table:table-cell>
          <table:table-cell office:value-type="float" office:value="24961.3339864826" calcext:value-type="float">
            <text:p>24961.33</text:p>
          </table:table-cell>
          <table:table-cell office:value-type="float" office:value="6373.86056737875" calcext:value-type="float">
            <text:p>6373.86</text:p>
          </table:table-cell>
          <table:table-cell office:value-type="float" office:value="40626098.5323858" calcext:value-type="float">
            <text:p>40626098.53</text:p>
          </table:table-cell>
          <table:table-cell office:value-type="float" office:value="10013.9574935636" calcext:value-type="float">
            <text:p>10013.96</text:p>
          </table:table-cell>
          <table:table-cell office:value-type="float" office:value="12152.2771680161" calcext:value-type="float">
            <text:p>12152.28</text:p>
          </table:table-cell>
          <table:table-cell office:value-type="float" office:value="14582.7326016193" calcext:value-type="float">
            <text:p>14582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92" calcext:value-type="float">
            <text:p>9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524.2060897269" calcext:value-type="float">
            <text:p>12524.21</text:p>
          </table:table-cell>
          <table:table-cell office:value-type="float" office:value="30601.1261594915" calcext:value-type="float">
            <text:p>30601.13</text:p>
          </table:table-cell>
          <table:table-cell office:value-type="float" office:value="6548.78854410922" calcext:value-type="float">
            <text:p>6548.79</text:p>
          </table:table-cell>
          <table:table-cell office:value-type="float" office:value="42886631.3954562" calcext:value-type="float">
            <text:p>42886631.40</text:p>
          </table:table-cell>
          <table:table-cell office:value-type="float" office:value="10911.1123377003" calcext:value-type="float">
            <text:p>10911.11</text:p>
          </table:table-cell>
          <table:table-cell office:value-type="float" office:value="12524.2060897269" calcext:value-type="float">
            <text:p>12524.21</text:p>
          </table:table-cell>
          <table:table-cell office:value-type="float" office:value="15029.0473076723" calcext:value-type="float">
            <text:p>15029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93" calcext:value-type="float">
            <text:p>9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126.422036755" calcext:value-type="float">
            <text:p>13126.42</text:p>
          </table:table-cell>
          <table:table-cell office:value-type="float" office:value="28918.2854866684" calcext:value-type="float">
            <text:p>28918.29</text:p>
          </table:table-cell>
          <table:table-cell office:value-type="float" office:value="6402.47522390282" calcext:value-type="float">
            <text:p>6402.48</text:p>
          </table:table-cell>
          <table:table-cell office:value-type="float" office:value="40991688.9926895" calcext:value-type="float">
            <text:p>40991688.99</text:p>
          </table:table-cell>
          <table:table-cell office:value-type="float" office:value="11091.0144996936" calcext:value-type="float">
            <text:p>11091.01</text:p>
          </table:table-cell>
          <table:table-cell office:value-type="float" office:value="13126.422036755" calcext:value-type="float">
            <text:p>13126.42</text:p>
          </table:table-cell>
          <table:table-cell office:value-type="float" office:value="15751.706444106" calcext:value-type="float">
            <text:p>15751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94" calcext:value-type="float">
            <text:p>9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667.9877025221" calcext:value-type="float">
            <text:p>13667.99</text:p>
          </table:table-cell>
          <table:table-cell office:value-type="float" office:value="34479.4942341046" calcext:value-type="float">
            <text:p>34479.49</text:p>
          </table:table-cell>
          <table:table-cell office:value-type="float" office:value="7255.53769379236" calcext:value-type="float">
            <text:p>7255.54</text:p>
          </table:table-cell>
          <table:table-cell office:value-type="float" office:value="52642827.2260418" calcext:value-type="float">
            <text:p>52642827.23</text:p>
          </table:table-cell>
          <table:table-cell office:value-type="float" office:value="11988.655125289" calcext:value-type="float">
            <text:p>11988.66</text:p>
          </table:table-cell>
          <table:table-cell office:value-type="float" office:value="13667.9877025221" calcext:value-type="float">
            <text:p>13667.99</text:p>
          </table:table-cell>
          <table:table-cell office:value-type="float" office:value="16401.5852430265" calcext:value-type="float">
            <text:p>16401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95" calcext:value-type="float">
            <text:p>9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254.2775127827" calcext:value-type="float">
            <text:p>13254.28</text:p>
          </table:table-cell>
          <table:table-cell office:value-type="float" office:value="35849.2424049175" calcext:value-type="float">
            <text:p>35849.24</text:p>
          </table:table-cell>
          <table:table-cell office:value-type="float" office:value="7786.11282499092" calcext:value-type="float">
            <text:p>7786.11</text:p>
          </table:table-cell>
          <table:table-cell office:value-type="float" office:value="60623552.923488" calcext:value-type="float">
            <text:p>60623552.92</text:p>
          </table:table-cell>
          <table:table-cell office:value-type="float" office:value="11802.8529953526" calcext:value-type="float">
            <text:p>11802.85</text:p>
          </table:table-cell>
          <table:table-cell office:value-type="float" office:value="13254.2775127827" calcext:value-type="float">
            <text:p>13254.28</text:p>
          </table:table-cell>
          <table:table-cell office:value-type="float" office:value="15905.1330153393" calcext:value-type="float">
            <text:p>15905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96" calcext:value-type="float">
            <text:p>9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270.6604092418" calcext:value-type="float">
            <text:p>14270.66</text:p>
          </table:table-cell>
          <table:table-cell office:value-type="float" office:value="33273.5064736294" calcext:value-type="float">
            <text:p>33273.51</text:p>
          </table:table-cell>
          <table:table-cell office:value-type="float" office:value="7810.22189831457" calcext:value-type="float">
            <text:p>7810.22</text:p>
          </table:table-cell>
          <table:table-cell office:value-type="float" office:value="60999566.1009125" calcext:value-type="float">
            <text:p>60999566.10</text:p>
          </table:table-cell>
          <table:table-cell office:value-type="float" office:value="12259.8773999594" calcext:value-type="float">
            <text:p>12259.88</text:p>
          </table:table-cell>
          <table:table-cell office:value-type="float" office:value="14270.6604092418" calcext:value-type="float">
            <text:p>14270.66</text:p>
          </table:table-cell>
          <table:table-cell office:value-type="float" office:value="17124.7924910902" calcext:value-type="float">
            <text:p>17124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97" calcext:value-type="float">
            <text:p>9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265.9832323308" calcext:value-type="float">
            <text:p>13265.98</text:p>
          </table:table-cell>
          <table:table-cell office:value-type="float" office:value="31931.7455472119" calcext:value-type="float">
            <text:p>31931.75</text:p>
          </table:table-cell>
          <table:table-cell office:value-type="float" office:value="7637.55536712264" calcext:value-type="float">
            <text:p>7637.56</text:p>
          </table:table-cell>
          <table:table-cell office:value-type="float" office:value="58332251.9858639" calcext:value-type="float">
            <text:p>58332251.99</text:p>
          </table:table-cell>
          <table:table-cell office:value-type="float" office:value="11505.8136584469" calcext:value-type="float">
            <text:p>11505.81</text:p>
          </table:table-cell>
          <table:table-cell office:value-type="float" office:value="13265.9832323308" calcext:value-type="float">
            <text:p>13265.98</text:p>
          </table:table-cell>
          <table:table-cell office:value-type="float" office:value="15919.179878797" calcext:value-type="float">
            <text:p>15919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98" calcext:value-type="float">
            <text:p>9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404.7661450932" calcext:value-type="float">
            <text:p>12404.77</text:p>
          </table:table-cell>
          <table:table-cell office:value-type="float" office:value="31931.7455472119" calcext:value-type="float">
            <text:p>31931.75</text:p>
          </table:table-cell>
          <table:table-cell office:value-type="float" office:value="7641.53252122731" calcext:value-type="float">
            <text:p>7641.53</text:p>
          </table:table-cell>
          <table:table-cell office:value-type="float" office:value="58393019.2729747" calcext:value-type="float">
            <text:p>58393019.27</text:p>
          </table:table-cell>
          <table:table-cell office:value-type="float" office:value="10940.8759777507" calcext:value-type="float">
            <text:p>10940.88</text:p>
          </table:table-cell>
          <table:table-cell office:value-type="float" office:value="12404.7661450932" calcext:value-type="float">
            <text:p>12404.77</text:p>
          </table:table-cell>
          <table:table-cell office:value-type="float" office:value="14885.7193741118" calcext:value-type="float">
            <text:p>14885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99" calcext:value-type="float">
            <text:p>9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082.868639936" calcext:value-type="float">
            <text:p>13082.87</text:p>
          </table:table-cell>
          <table:table-cell office:value-type="float" office:value="32655.8441227157" calcext:value-type="float">
            <text:p>32655.84</text:p>
          </table:table-cell>
          <table:table-cell office:value-type="float" office:value="8088.25450480789" calcext:value-type="float">
            <text:p>8088.25</text:p>
          </table:table-cell>
          <table:table-cell office:value-type="float" office:value="65419860.9345451" calcext:value-type="float">
            <text:p>65419860.93</text:p>
          </table:table-cell>
          <table:table-cell office:value-type="float" office:value="11451.932794201" calcext:value-type="float">
            <text:p>11451.93</text:p>
          </table:table-cell>
          <table:table-cell office:value-type="float" office:value="13082.868639936" calcext:value-type="float">
            <text:p>13082.87</text:p>
          </table:table-cell>
          <table:table-cell office:value-type="float" office:value="15699.4423679232" calcext:value-type="float">
            <text:p>15699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0" calcext:value-type="float">
            <text:p>0</text:p>
          </table:table-cell>
          <table:table-cell office:value-type="float" office:value="1147.87086646191" calcext:value-type="float">
            <text:p>1147.87</text:p>
          </table:table-cell>
          <table:table-cell office:value-type="float" office:value="33077.3156641932" calcext:value-type="float">
            <text:p>33077.32</text:p>
          </table:table-cell>
          <table:table-cell office:value-type="float" office:value="58704.4466216087" calcext:value-type="float">
            <text:p>58704.45</text:p>
          </table:table-cell>
          <table:table-cell office:value-type="float" office:value="13059.7985232701" calcext:value-type="float">
            <text:p>13059.80</text:p>
          </table:table-cell>
          <table:table-cell office:value-type="float" office:value="170558337.468408" calcext:value-type="float">
            <text:p>170558337.47</text:p>
          </table:table-cell>
          <table:table-cell office:value-type="float" office:value="24834.9546577117" calcext:value-type="float">
            <text:p>24834.95</text:p>
          </table:table-cell>
          <table:table-cell office:value-type="float" office:value="33077.3156641932" calcext:value-type="float">
            <text:p>33077.32</text:p>
          </table:table-cell>
          <table:table-cell office:value-type="float" office:value="39692.7787970319" calcext:value-type="float">
            <text:p>39692.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" calcext:value-type="float">
            <text:p>1</text:p>
          </table:table-cell>
          <table:table-cell office:value-type="float" office:value="1147.87086646191" calcext:value-type="float">
            <text:p>1147.87</text:p>
          </table:table-cell>
          <table:table-cell office:value-type="float" office:value="31962.2294308669" calcext:value-type="float">
            <text:p>31962.23</text:p>
          </table:table-cell>
          <table:table-cell office:value-type="float" office:value="56612.8246310802" calcext:value-type="float">
            <text:p>56612.82</text:p>
          </table:table-cell>
          <table:table-cell office:value-type="float" office:value="11918.4647110165" calcext:value-type="float">
            <text:p>11918.46</text:p>
          </table:table-cell>
          <table:table-cell office:value-type="float" office:value="142049801.067745" calcext:value-type="float">
            <text:p>142049801.07</text:p>
          </table:table-cell>
          <table:table-cell office:value-type="float" office:value="23971.3830419571" calcext:value-type="float">
            <text:p>23971.38</text:p>
          </table:table-cell>
          <table:table-cell office:value-type="float" office:value="31962.2294308669" calcext:value-type="float">
            <text:p>31962.23</text:p>
          </table:table-cell>
          <table:table-cell office:value-type="float" office:value="38354.6753170402" calcext:value-type="float">
            <text:p>38354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" calcext:value-type="float">
            <text:p>2</text:p>
          </table:table-cell>
          <table:table-cell office:value-type="float" office:value="1147.87086646191" calcext:value-type="float">
            <text:p>1147.87</text:p>
          </table:table-cell>
          <table:table-cell office:value-type="float" office:value="31366.0923356788" calcext:value-type="float">
            <text:p>31366.09</text:p>
          </table:table-cell>
          <table:table-cell office:value-type="float" office:value="52951.4657157219" calcext:value-type="float">
            <text:p>52951.47</text:p>
          </table:table-cell>
          <table:table-cell office:value-type="float" office:value="10912.3525180858" calcext:value-type="float">
            <text:p>10912.35</text:p>
          </table:table-cell>
          <table:table-cell office:value-type="float" office:value="119079437.478973" calcext:value-type="float">
            <text:p>119079437.48</text:p>
          </table:table-cell>
          <table:table-cell office:value-type="float" office:value="22583.9646593536" calcext:value-type="float">
            <text:p>22583.96</text:p>
          </table:table-cell>
          <table:table-cell office:value-type="float" office:value="31366.0923356788" calcext:value-type="float">
            <text:p>31366.09</text:p>
          </table:table-cell>
          <table:table-cell office:value-type="float" office:value="37639.3108028145" calcext:value-type="float">
            <text:p>37639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" calcext:value-type="float">
            <text:p>3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9928.5404223956" calcext:value-type="float">
            <text:p>29928.54</text:p>
          </table:table-cell>
          <table:table-cell office:value-type="float" office:value="52951.4657157219" calcext:value-type="float">
            <text:p>52951.47</text:p>
          </table:table-cell>
          <table:table-cell office:value-type="float" office:value="12462.9236309121" calcext:value-type="float">
            <text:p>12462.92</text:p>
          </table:table-cell>
          <table:table-cell office:value-type="float" office:value="155324465.429946" calcext:value-type="float">
            <text:p>155324465.43</text:p>
          </table:table-cell>
          <table:table-cell office:value-type="float" office:value="22413.7455628382" calcext:value-type="float">
            <text:p>22413.75</text:p>
          </table:table-cell>
          <table:table-cell office:value-type="float" office:value="29928.5404223956" calcext:value-type="float">
            <text:p>29928.54</text:p>
          </table:table-cell>
          <table:table-cell office:value-type="float" office:value="35914.2485068747" calcext:value-type="float">
            <text:p>35914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" calcext:value-type="float">
            <text:p>4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8085.3069067757" calcext:value-type="float">
            <text:p>28085.31</text:p>
          </table:table-cell>
          <table:table-cell office:value-type="float" office:value="49790.2279601069" calcext:value-type="float">
            <text:p>49790.23</text:p>
          </table:table-cell>
          <table:table-cell office:value-type="float" office:value="14138.275698627" calcext:value-type="float">
            <text:p>14138.28</text:p>
          </table:table-cell>
          <table:table-cell office:value-type="float" office:value="199890839.730388" calcext:value-type="float">
            <text:p>199890839.73</text:p>
          </table:table-cell>
          <table:table-cell office:value-type="float" office:value="21082.1236981662" calcext:value-type="float">
            <text:p>21082.12</text:p>
          </table:table-cell>
          <table:table-cell office:value-type="float" office:value="28085.3069067757" calcext:value-type="float">
            <text:p>28085.31</text:p>
          </table:table-cell>
          <table:table-cell office:value-type="float" office:value="33702.3682881309" calcext:value-type="float">
            <text:p>33702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5" calcext:value-type="float">
            <text:p>5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6394.1344843306" calcext:value-type="float">
            <text:p>26394.13</text:p>
          </table:table-cell>
          <table:table-cell office:value-type="float" office:value="48114.2094551703" calcext:value-type="float">
            <text:p>48114.21</text:p>
          </table:table-cell>
          <table:table-cell office:value-type="float" office:value="14575.085130916" calcext:value-type="float">
            <text:p>14575.09</text:p>
          </table:table-cell>
          <table:table-cell office:value-type="float" office:value="212433106.573448" calcext:value-type="float">
            <text:p>212433106.57</text:p>
          </table:table-cell>
          <table:table-cell office:value-type="float" office:value="20228.2646841676" calcext:value-type="float">
            <text:p>20228.26</text:p>
          </table:table-cell>
          <table:table-cell office:value-type="float" office:value="26394.1344843306" calcext:value-type="float">
            <text:p>26394.13</text:p>
          </table:table-cell>
          <table:table-cell office:value-type="float" office:value="31672.9613811967" calcext:value-type="float">
            <text:p>31672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6" calcext:value-type="float">
            <text:p>6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5294.6933085399" calcext:value-type="float">
            <text:p>25294.69</text:p>
          </table:table-cell>
          <table:table-cell office:value-type="float" office:value="47378.2087003595" calcext:value-type="float">
            <text:p>47378.21</text:p>
          </table:table-cell>
          <table:table-cell office:value-type="float" office:value="12789.5220452775" calcext:value-type="float">
            <text:p>12789.52</text:p>
          </table:table-cell>
          <table:table-cell office:value-type="float" office:value="163571874.146639" calcext:value-type="float">
            <text:p>163571874.15</text:p>
          </table:table-cell>
          <table:table-cell office:value-type="float" office:value="19734.7717725377" calcext:value-type="float">
            <text:p>19734.77</text:p>
          </table:table-cell>
          <table:table-cell office:value-type="float" office:value="25294.6933085399" calcext:value-type="float">
            <text:p>25294.69</text:p>
          </table:table-cell>
          <table:table-cell office:value-type="float" office:value="30353.6319702479" calcext:value-type="float">
            <text:p>30353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7" calcext:value-type="float">
            <text:p>7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6071.5304760547" calcext:value-type="float">
            <text:p>26071.53</text:p>
          </table:table-cell>
          <table:table-cell office:value-type="float" office:value="46359.2567363976" calcext:value-type="float">
            <text:p>46359.26</text:p>
          </table:table-cell>
          <table:table-cell office:value-type="float" office:value="12138.8108596513" calcext:value-type="float">
            <text:p>12138.81</text:p>
          </table:table-cell>
          <table:table-cell office:value-type="float" office:value="147350729.086388" calcext:value-type="float">
            <text:p>147350729.09</text:p>
          </table:table-cell>
          <table:table-cell office:value-type="float" office:value="19633.9380016592" calcext:value-type="float">
            <text:p>19633.94</text:p>
          </table:table-cell>
          <table:table-cell office:value-type="float" office:value="26071.5304760547" calcext:value-type="float">
            <text:p>26071.53</text:p>
          </table:table-cell>
          <table:table-cell office:value-type="float" office:value="31285.8365712656" calcext:value-type="float">
            <text:p>31285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8" calcext:value-type="float">
            <text:p>8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6164.2857331283" calcext:value-type="float">
            <text:p>26164.29</text:p>
          </table:table-cell>
          <table:table-cell office:value-type="float" office:value="45951.4657157219" calcext:value-type="float">
            <text:p>45951.47</text:p>
          </table:table-cell>
          <table:table-cell office:value-type="float" office:value="11916.6942947" calcext:value-type="float">
            <text:p>11916.69</text:p>
          </table:table-cell>
          <table:table-cell office:value-type="float" office:value="142007602.913336" calcext:value-type="float">
            <text:p>142007602.91</text:p>
          </table:table-cell>
          <table:table-cell office:value-type="float" office:value="19515.8324341392" calcext:value-type="float">
            <text:p>19515.83</text:p>
          </table:table-cell>
          <table:table-cell office:value-type="float" office:value="26164.2857331283" calcext:value-type="float">
            <text:p>26164.29</text:p>
          </table:table-cell>
          <table:table-cell office:value-type="float" office:value="31397.1428797539" calcext:value-type="float">
            <text:p>31397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9" calcext:value-type="float">
            <text:p>9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5766.3449552091" calcext:value-type="float">
            <text:p>25766.34</text:p>
          </table:table-cell>
          <table:table-cell office:value-type="float" office:value="51624.6117974981" calcext:value-type="float">
            <text:p>51624.61</text:p>
          </table:table-cell>
          <table:table-cell office:value-type="float" office:value="11803.298424862" calcext:value-type="float">
            <text:p>11803.30</text:p>
          </table:table-cell>
          <table:table-cell office:value-type="float" office:value="139317853.706351" calcext:value-type="float">
            <text:p>139317853.71</text:p>
          </table:table-cell>
          <table:table-cell office:value-type="float" office:value="20835.5195838151" calcext:value-type="float">
            <text:p>20835.52</text:p>
          </table:table-cell>
          <table:table-cell office:value-type="float" office:value="25766.344955209" calcext:value-type="float">
            <text:p>25766.34</text:p>
          </table:table-cell>
          <table:table-cell office:value-type="float" office:value="30919.6139462509" calcext:value-type="float">
            <text:p>30919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0" calcext:value-type="float">
            <text:p>10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7167.9736750308" calcext:value-type="float">
            <text:p>27167.97</text:p>
          </table:table-cell>
          <table:table-cell office:value-type="float" office:value="52860.9811306679" calcext:value-type="float">
            <text:p>52860.98</text:p>
          </table:table-cell>
          <table:table-cell office:value-type="float" office:value="11612.0364525591" calcext:value-type="float">
            <text:p>11612.04</text:p>
          </table:table-cell>
          <table:table-cell office:value-type="float" office:value="134839390.575562" calcext:value-type="float">
            <text:p>134839390.58</text:p>
          </table:table-cell>
          <table:table-cell office:value-type="float" office:value="21639.0637910593" calcext:value-type="float">
            <text:p>21639.06</text:p>
          </table:table-cell>
          <table:table-cell office:value-type="float" office:value="27167.9736750308" calcext:value-type="float">
            <text:p>27167.97</text:p>
          </table:table-cell>
          <table:table-cell office:value-type="float" office:value="32601.5684100369" calcext:value-type="float">
            <text:p>32601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1" calcext:value-type="float">
            <text:p>11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5873.8579288135" calcext:value-type="float">
            <text:p>25873.86</text:p>
          </table:table-cell>
          <table:table-cell office:value-type="float" office:value="53433.941889489" calcext:value-type="float">
            <text:p>53433.94</text:p>
          </table:table-cell>
          <table:table-cell office:value-type="float" office:value="11905.402467215" calcext:value-type="float">
            <text:p>11905.40</text:p>
          </table:table-cell>
          <table:table-cell office:value-type="float" office:value="141738607.906369" calcext:value-type="float">
            <text:p>141738607.91</text:p>
          </table:table-cell>
          <table:table-cell office:value-type="float" office:value="21208.0168374555" calcext:value-type="float">
            <text:p>21208.02</text:p>
          </table:table-cell>
          <table:table-cell office:value-type="float" office:value="25873.8579288135" calcext:value-type="float">
            <text:p>25873.86</text:p>
          </table:table-cell>
          <table:table-cell office:value-type="float" office:value="31048.6295145762" calcext:value-type="float">
            <text:p>31048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2" calcext:value-type="float">
            <text:p>12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3542.4609107346" calcext:value-type="float">
            <text:p>23542.46</text:p>
          </table:table-cell>
          <table:table-cell office:value-type="float" office:value="47978.7137637478" calcext:value-type="float">
            <text:p>47978.71</text:p>
          </table:table-cell>
          <table:table-cell office:value-type="float" office:value="11442.1461645812" calcext:value-type="float">
            <text:p>11442.15</text:p>
          </table:table-cell>
          <table:table-cell office:value-type="float" office:value="130922708.851639" calcext:value-type="float">
            <text:p>130922708.85</text:p>
          </table:table-cell>
          <table:table-cell office:value-type="float" office:value="19203.5487860127" calcext:value-type="float">
            <text:p>19203.55</text:p>
          </table:table-cell>
          <table:table-cell office:value-type="float" office:value="23542.4609107346" calcext:value-type="float">
            <text:p>23542.46</text:p>
          </table:table-cell>
          <table:table-cell office:value-type="float" office:value="28250.9530928816" calcext:value-type="float">
            <text:p>28250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3" calcext:value-type="float">
            <text:p>13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3532.2100670539" calcext:value-type="float">
            <text:p>23532.21</text:p>
          </table:table-cell>
          <table:table-cell office:value-type="float" office:value="52426.266929428" calcext:value-type="float">
            <text:p>52426.27</text:p>
          </table:table-cell>
          <table:table-cell office:value-type="float" office:value="11495.4587031734" calcext:value-type="float">
            <text:p>11495.46</text:p>
          </table:table-cell>
          <table:table-cell office:value-type="float" office:value="132145570.796365" calcext:value-type="float">
            <text:p>132145570.80</text:p>
          </table:table-cell>
          <table:table-cell office:value-type="float" office:value="19859.2301736827" calcext:value-type="float">
            <text:p>19859.23</text:p>
          </table:table-cell>
          <table:table-cell office:value-type="float" office:value="23532.2100670539" calcext:value-type="float">
            <text:p>23532.21</text:p>
          </table:table-cell>
          <table:table-cell office:value-type="float" office:value="28238.6520804647" calcext:value-type="float">
            <text:p>28238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4" calcext:value-type="float">
            <text:p>14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3131.6478273043" calcext:value-type="float">
            <text:p>23131.65</text:p>
          </table:table-cell>
          <table:table-cell office:value-type="float" office:value="46714.1534784644" calcext:value-type="float">
            <text:p>46714.15</text:p>
          </table:table-cell>
          <table:table-cell office:value-type="float" office:value="11691.6878892303" calcext:value-type="float">
            <text:p>11691.69</text:p>
          </table:table-cell>
          <table:table-cell office:value-type="float" office:value="136695565.699175" calcext:value-type="float">
            <text:p>136695565.70</text:p>
          </table:table-cell>
          <table:table-cell office:value-type="float" office:value="18786.5763807794" calcext:value-type="float">
            <text:p>18786.58</text:p>
          </table:table-cell>
          <table:table-cell office:value-type="float" office:value="23131.6478273043" calcext:value-type="float">
            <text:p>23131.65</text:p>
          </table:table-cell>
          <table:table-cell office:value-type="float" office:value="27757.9773927652" calcext:value-type="float">
            <text:p>27757.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5" calcext:value-type="float">
            <text:p>15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0414.9096679833" calcext:value-type="float">
            <text:p>20414.91</text:p>
          </table:table-cell>
          <table:table-cell office:value-type="float" office:value="43640.7029815409" calcext:value-type="float">
            <text:p>43640.70</text:p>
          </table:table-cell>
          <table:table-cell office:value-type="float" office:value="10485.8611670904" calcext:value-type="float">
            <text:p>10485.86</text:p>
          </table:table-cell>
          <table:table-cell office:value-type="float" office:value="109953284.415495" calcext:value-type="float">
            <text:p>109953284.42</text:p>
          </table:table-cell>
          <table:table-cell office:value-type="float" office:value="16998.8464472076" calcext:value-type="float">
            <text:p>16998.85</text:p>
          </table:table-cell>
          <table:table-cell office:value-type="float" office:value="20414.9096679833" calcext:value-type="float">
            <text:p>20414.91</text:p>
          </table:table-cell>
          <table:table-cell office:value-type="float" office:value="24497.8916015799" calcext:value-type="float">
            <text:p>24497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6" calcext:value-type="float">
            <text:p>16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1354.5864279028" calcext:value-type="float">
            <text:p>21354.59</text:p>
          </table:table-cell>
          <table:table-cell office:value-type="float" office:value="45773.1959116279" calcext:value-type="float">
            <text:p>45773.20</text:p>
          </table:table-cell>
          <table:table-cell office:value-type="float" office:value="11586.5621221797" calcext:value-type="float">
            <text:p>11586.56</text:p>
          </table:table-cell>
          <table:table-cell office:value-type="float" office:value="134248421.811129" calcext:value-type="float">
            <text:p>134248421.81</text:p>
          </table:table-cell>
          <table:table-cell office:value-type="float" office:value="17791.48295022" calcext:value-type="float">
            <text:p>17791.48</text:p>
          </table:table-cell>
          <table:table-cell office:value-type="float" office:value="21354.5864279028" calcext:value-type="float">
            <text:p>21354.59</text:p>
          </table:table-cell>
          <table:table-cell office:value-type="float" office:value="25625.5037134834" calcext:value-type="float">
            <text:p>25625.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7" calcext:value-type="float">
            <text:p>17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1624.5344099655" calcext:value-type="float">
            <text:p>21624.53</text:p>
          </table:table-cell>
          <table:table-cell office:value-type="float" office:value="46332.3086269577" calcext:value-type="float">
            <text:p>46332.31</text:p>
          </table:table-cell>
          <table:table-cell office:value-type="float" office:value="11184.2775554711" calcext:value-type="float">
            <text:p>11184.28</text:p>
          </table:table-cell>
          <table:table-cell office:value-type="float" office:value="125088064.437816" calcext:value-type="float">
            <text:p>125088064.44</text:p>
          </table:table-cell>
          <table:table-cell office:value-type="float" office:value="18011.3641707352" calcext:value-type="float">
            <text:p>18011.36</text:p>
          </table:table-cell>
          <table:table-cell office:value-type="float" office:value="21624.5344099655" calcext:value-type="float">
            <text:p>21624.53</text:p>
          </table:table-cell>
          <table:table-cell office:value-type="float" office:value="25949.4412919586" calcext:value-type="float">
            <text:p>25949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8" calcext:value-type="float">
            <text:p>18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0729.2175961255" calcext:value-type="float">
            <text:p>20729.22</text:p>
          </table:table-cell>
          <table:table-cell office:value-type="float" office:value="50277.7036369711" calcext:value-type="float">
            <text:p>50277.70</text:p>
          </table:table-cell>
          <table:table-cell office:value-type="float" office:value="10916.0525123497" calcext:value-type="float">
            <text:p>10916.05</text:p>
          </table:table-cell>
          <table:table-cell office:value-type="float" office:value="119160202.452375" calcext:value-type="float">
            <text:p>119160202.45</text:p>
          </table:table-cell>
          <table:table-cell office:value-type="float" office:value="17958.6736086465" calcext:value-type="float">
            <text:p>17958.67</text:p>
          </table:table-cell>
          <table:table-cell office:value-type="float" office:value="20729.2175961255" calcext:value-type="float">
            <text:p>20729.22</text:p>
          </table:table-cell>
          <table:table-cell office:value-type="float" office:value="24875.0611153506" calcext:value-type="float">
            <text:p>24875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9" calcext:value-type="float">
            <text:p>19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19796.8266292502" calcext:value-type="float">
            <text:p>19796.83</text:p>
          </table:table-cell>
          <table:table-cell office:value-type="float" office:value="50901.2131840277" calcext:value-type="float">
            <text:p>50901.21</text:p>
          </table:table-cell>
          <table:table-cell office:value-type="float" office:value="11197.4761511212" calcext:value-type="float">
            <text:p>11197.48</text:p>
          </table:table-cell>
          <table:table-cell office:value-type="float" office:value="125383472.154929" calcext:value-type="float">
            <text:p>125383472.15</text:p>
          </table:table-cell>
          <table:table-cell office:value-type="float" office:value="17401.9414116943" calcext:value-type="float">
            <text:p>17401.94</text:p>
          </table:table-cell>
          <table:table-cell office:value-type="float" office:value="19796.8266292502" calcext:value-type="float">
            <text:p>19796.83</text:p>
          </table:table-cell>
          <table:table-cell office:value-type="float" office:value="23756.1919551002" calcext:value-type="float">
            <text:p>23756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0" calcext:value-type="float">
            <text:p>20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20377.9428723255" calcext:value-type="float">
            <text:p>20377.94</text:p>
          </table:table-cell>
          <table:table-cell office:value-type="float" office:value="40040.7029815409" calcext:value-type="float">
            <text:p>40040.70</text:p>
          </table:table-cell>
          <table:table-cell office:value-type="float" office:value="10106.4551873015" calcext:value-type="float">
            <text:p>10106.46</text:p>
          </table:table-cell>
          <table:table-cell office:value-type="float" office:value="102140436.452932" calcext:value-type="float">
            <text:p>102140436.45</text:p>
          </table:table-cell>
          <table:table-cell office:value-type="float" office:value="16357.8333773697" calcext:value-type="float">
            <text:p>16357.83</text:p>
          </table:table-cell>
          <table:table-cell office:value-type="float" office:value="20377.9428723255" calcext:value-type="float">
            <text:p>20377.94</text:p>
          </table:table-cell>
          <table:table-cell office:value-type="float" office:value="24453.5314467906" calcext:value-type="float">
            <text:p>24453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" calcext:value-type="float">
            <text:p>21</text:p>
          </table:table-cell>
          <table:table-cell office:value-type="float" office:value="982.842712474619" calcext:value-type="float">
            <text:p>982.84</text:p>
          </table:table-cell>
          <table:table-cell office:value-type="float" office:value="19008.1127908266" calcext:value-type="float">
            <text:p>19008.11</text:p>
          </table:table-cell>
          <table:table-cell office:value-type="float" office:value="39901.6892392373" calcext:value-type="float">
            <text:p>39901.69</text:p>
          </table:table-cell>
          <table:table-cell office:value-type="float" office:value="10374.8251546847" calcext:value-type="float">
            <text:p>10374.83</text:p>
          </table:table-cell>
          <table:table-cell office:value-type="float" office:value="107636996.990279" calcext:value-type="float">
            <text:p>107636996.99</text:p>
          </table:table-cell>
          <table:table-cell office:value-type="float" office:value="15728.3835632296" calcext:value-type="float">
            <text:p>15728.38</text:p>
          </table:table-cell>
          <table:table-cell office:value-type="float" office:value="19008.1127908266" calcext:value-type="float">
            <text:p>19008.11</text:p>
          </table:table-cell>
          <table:table-cell office:value-type="float" office:value="22809.735348992" calcext:value-type="float">
            <text:p>22809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" calcext:value-type="float">
            <text:p>22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7297.8384027109" calcext:value-type="float">
            <text:p>17297.84</text:p>
          </table:table-cell>
          <table:table-cell office:value-type="float" office:value="45263.4910944238" calcext:value-type="float">
            <text:p>45263.49</text:p>
          </table:table-cell>
          <table:table-cell office:value-type="float" office:value="10813.058261136" calcext:value-type="float">
            <text:p>10813.06</text:p>
          </table:table-cell>
          <table:table-cell office:value-type="float" office:value="116922228.958722" calcext:value-type="float">
            <text:p>116922228.96</text:p>
          </table:table-cell>
          <table:table-cell office:value-type="float" office:value="15277.3433657524" calcext:value-type="float">
            <text:p>15277.34</text:p>
          </table:table-cell>
          <table:table-cell office:value-type="float" office:value="17297.8384027109" calcext:value-type="float">
            <text:p>17297.84</text:p>
          </table:table-cell>
          <table:table-cell office:value-type="float" office:value="20757.4060832531" calcext:value-type="float">
            <text:p>20757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" calcext:value-type="float">
            <text:p>23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7801.805426703" calcext:value-type="float">
            <text:p>17801.81</text:p>
          </table:table-cell>
          <table:table-cell office:value-type="float" office:value="38341.0135435424" calcext:value-type="float">
            <text:p>38341.01</text:p>
          </table:table-cell>
          <table:table-cell office:value-type="float" office:value="9491.02776395597" calcext:value-type="float">
            <text:p>9491.03</text:p>
          </table:table-cell>
          <table:table-cell office:value-type="float" office:value="90079608.0161831" calcext:value-type="float">
            <text:p>90079608.02</text:p>
          </table:table-cell>
          <table:table-cell office:value-type="float" office:value="14883.2407837372" calcext:value-type="float">
            <text:p>14883.24</text:p>
          </table:table-cell>
          <table:table-cell office:value-type="float" office:value="17801.805426703" calcext:value-type="float">
            <text:p>17801.81</text:p>
          </table:table-cell>
          <table:table-cell office:value-type="float" office:value="21362.1665120436" calcext:value-type="float">
            <text:p>21362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4" calcext:value-type="float">
            <text:p>24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8715.4948541398" calcext:value-type="float">
            <text:p>18715.49</text:p>
          </table:table-cell>
          <table:table-cell office:value-type="float" office:value="40679.4942341046" calcext:value-type="float">
            <text:p>40679.49</text:p>
          </table:table-cell>
          <table:table-cell office:value-type="float" office:value="10139.2792422442" calcext:value-type="float">
            <text:p>10139.28</text:p>
          </table:table-cell>
          <table:table-cell office:value-type="float" office:value="102804983.552203" calcext:value-type="float">
            <text:p>102804983.55</text:p>
          </table:table-cell>
          <table:table-cell office:value-type="float" office:value="15690.4650092718" calcext:value-type="float">
            <text:p>15690.47</text:p>
          </table:table-cell>
          <table:table-cell office:value-type="float" office:value="18715.4948541398" calcext:value-type="float">
            <text:p>18715.49</text:p>
          </table:table-cell>
          <table:table-cell office:value-type="float" office:value="22458.5938249678" calcext:value-type="float">
            <text:p>22458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5" calcext:value-type="float">
            <text:p>25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9452.8285402547" calcext:value-type="float">
            <text:p>19452.83</text:p>
          </table:table-cell>
          <table:table-cell office:value-type="float" office:value="37916.1471607487" calcext:value-type="float">
            <text:p>37916.15</text:p>
          </table:table-cell>
          <table:table-cell office:value-type="float" office:value="9409.26497296738" calcext:value-type="float">
            <text:p>9409.26</text:p>
          </table:table-cell>
          <table:table-cell office:value-type="float" office:value="88534267.3315108" calcext:value-type="float">
            <text:p>88534267.33</text:p>
          </table:table-cell>
          <table:table-cell office:value-type="float" office:value="15557.1040673929" calcext:value-type="float">
            <text:p>15557.10</text:p>
          </table:table-cell>
          <table:table-cell office:value-type="float" office:value="19452.8285402547" calcext:value-type="float">
            <text:p>19452.83</text:p>
          </table:table-cell>
          <table:table-cell office:value-type="float" office:value="23343.3942483056" calcext:value-type="float">
            <text:p>23343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6" calcext:value-type="float">
            <text:p>26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9503.3243704829" calcext:value-type="float">
            <text:p>19503.32</text:p>
          </table:table-cell>
          <table:table-cell office:value-type="float" office:value="40682.0270870848" calcext:value-type="float">
            <text:p>40682.03</text:p>
          </table:table-cell>
          <table:table-cell office:value-type="float" office:value="9112.84486994879" calcext:value-type="float">
            <text:p>9112.84</text:p>
          </table:table-cell>
          <table:table-cell office:value-type="float" office:value="83043941.623752" calcext:value-type="float">
            <text:p>83043941.62</text:p>
          </table:table-cell>
          <table:table-cell office:value-type="float" office:value="16088.9660009026" calcext:value-type="float">
            <text:p>16088.97</text:p>
          </table:table-cell>
          <table:table-cell office:value-type="float" office:value="19503.3243704829" calcext:value-type="float">
            <text:p>19503.32</text:p>
          </table:table-cell>
          <table:table-cell office:value-type="float" office:value="23403.9892445795" calcext:value-type="float">
            <text:p>23403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7" calcext:value-type="float">
            <text:p>27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7847.2655880432" calcext:value-type="float">
            <text:p>17847.27</text:p>
          </table:table-cell>
          <table:table-cell office:value-type="float" office:value="35826.1065353486" calcext:value-type="float">
            <text:p>35826.11</text:p>
          </table:table-cell>
          <table:table-cell office:value-type="float" office:value="8589.63466091083" calcext:value-type="float">
            <text:p>8589.63</text:p>
          </table:table-cell>
          <table:table-cell office:value-type="float" office:value="73781823.6079207" calcext:value-type="float">
            <text:p>73781823.61</text:p>
          </table:table-cell>
          <table:table-cell office:value-type="float" office:value="14495.528108535" calcext:value-type="float">
            <text:p>14495.53</text:p>
          </table:table-cell>
          <table:table-cell office:value-type="float" office:value="17847.2655880432" calcext:value-type="float">
            <text:p>17847.27</text:p>
          </table:table-cell>
          <table:table-cell office:value-type="float" office:value="21416.7187056518" calcext:value-type="float">
            <text:p>21416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8" calcext:value-type="float">
            <text:p>28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9342.2570657891" calcext:value-type="float">
            <text:p>19342.26</text:p>
          </table:table-cell>
          <table:table-cell office:value-type="float" office:value="38725.7328578609" calcext:value-type="float">
            <text:p>38725.73</text:p>
          </table:table-cell>
          <table:table-cell office:value-type="float" office:value="8818.66634957742" calcext:value-type="float">
            <text:p>8818.67</text:p>
          </table:table-cell>
          <table:table-cell office:value-type="float" office:value="77768876.1851691" calcext:value-type="float">
            <text:p>77768876.19</text:p>
          </table:table-cell>
          <table:table-cell office:value-type="float" office:value="15674.6270743269" calcext:value-type="float">
            <text:p>15674.63</text:p>
          </table:table-cell>
          <table:table-cell office:value-type="float" office:value="19342.2570657891" calcext:value-type="float">
            <text:p>19342.26</text:p>
          </table:table-cell>
          <table:table-cell office:value-type="float" office:value="23210.7084789469" calcext:value-type="float">
            <text:p>23210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9" calcext:value-type="float">
            <text:p>29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7844.5377435953" calcext:value-type="float">
            <text:p>17844.54</text:p>
          </table:table-cell>
          <table:table-cell office:value-type="float" office:value="35763.5562774612" calcext:value-type="float">
            <text:p>35763.56</text:p>
          </table:table-cell>
          <table:table-cell office:value-type="float" office:value="8758.01633024519" calcext:value-type="float">
            <text:p>8758.02</text:p>
          </table:table-cell>
          <table:table-cell office:value-type="float" office:value="76702850.0408414" calcext:value-type="float">
            <text:p>76702850.04</text:p>
          </table:table-cell>
          <table:table-cell office:value-type="float" office:value="14482.6678354207" calcext:value-type="float">
            <text:p>14482.67</text:p>
          </table:table-cell>
          <table:table-cell office:value-type="float" office:value="17844.5377435953" calcext:value-type="float">
            <text:p>17844.54</text:p>
          </table:table-cell>
          <table:table-cell office:value-type="float" office:value="21413.4452923144" calcext:value-type="float">
            <text:p>21413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0" calcext:value-type="float">
            <text:p>30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7313.2918545126" calcext:value-type="float">
            <text:p>17313.29</text:p>
          </table:table-cell>
          <table:table-cell office:value-type="float" office:value="36885.972752508" calcext:value-type="float">
            <text:p>36885.97</text:p>
          </table:table-cell>
          <table:table-cell office:value-type="float" office:value="8658.01729121176" calcext:value-type="float">
            <text:p>8658.02</text:p>
          </table:table-cell>
          <table:table-cell office:value-type="float" office:value="74961263.4149218" calcext:value-type="float">
            <text:p>74961263.41</text:p>
          </table:table-cell>
          <table:table-cell office:value-type="float" office:value="14421.0742555355" calcext:value-type="float">
            <text:p>14421.07</text:p>
          </table:table-cell>
          <table:table-cell office:value-type="float" office:value="17313.2918545126" calcext:value-type="float">
            <text:p>17313.29</text:p>
          </table:table-cell>
          <table:table-cell office:value-type="float" office:value="20775.9502254151" calcext:value-type="float">
            <text:p>20775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1" calcext:value-type="float">
            <text:p>31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8280.9065731195" calcext:value-type="float">
            <text:p>18280.91</text:p>
          </table:table-cell>
          <table:table-cell office:value-type="float" office:value="36579.4932142789" calcext:value-type="float">
            <text:p>36579.49</text:p>
          </table:table-cell>
          <table:table-cell office:value-type="float" office:value="8857.09223663899" calcext:value-type="float">
            <text:p>8857.09</text:p>
          </table:table-cell>
          <table:table-cell office:value-type="float" office:value="78448082.8883306" calcext:value-type="float">
            <text:p>78448082.89</text:p>
          </table:table-cell>
          <table:table-cell office:value-type="float" office:value="14821.0770046475" calcext:value-type="float">
            <text:p>14821.08</text:p>
          </table:table-cell>
          <table:table-cell office:value-type="float" office:value="18280.9065731195" calcext:value-type="float">
            <text:p>18280.91</text:p>
          </table:table-cell>
          <table:table-cell office:value-type="float" office:value="21937.0878877434" calcext:value-type="float">
            <text:p>21937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2" calcext:value-type="float">
            <text:p>32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8184.8938203227" calcext:value-type="float">
            <text:p>18184.89</text:p>
          </table:table-cell>
          <table:table-cell office:value-type="float" office:value="35763.5562774612" calcext:value-type="float">
            <text:p>35763.56</text:p>
          </table:table-cell>
          <table:table-cell office:value-type="float" office:value="8567.74914745835" calcext:value-type="float">
            <text:p>8567.75</text:p>
          </table:table-cell>
          <table:table-cell office:value-type="float" office:value="73406325.4537733" calcext:value-type="float">
            <text:p>73406325.45</text:p>
          </table:table-cell>
          <table:table-cell office:value-type="float" office:value="14622.1491632016" calcext:value-type="float">
            <text:p>14622.15</text:p>
          </table:table-cell>
          <table:table-cell office:value-type="float" office:value="18184.8938203226" calcext:value-type="float">
            <text:p>18184.89</text:p>
          </table:table-cell>
          <table:table-cell office:value-type="float" office:value="21821.8725843872" calcext:value-type="float">
            <text:p>21821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3" calcext:value-type="float">
            <text:p>33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7888.3417985523" calcext:value-type="float">
            <text:p>17888.34</text:p>
          </table:table-cell>
          <table:table-cell office:value-type="float" office:value="35763.5562774612" calcext:value-type="float">
            <text:p>35763.56</text:p>
          </table:table-cell>
          <table:table-cell office:value-type="float" office:value="8526.8119414672" calcext:value-type="float">
            <text:p>8526.81</text:p>
          </table:table-cell>
          <table:table-cell office:value-type="float" office:value="72706521.8851476" calcext:value-type="float">
            <text:p>72706521.89</text:p>
          </table:table-cell>
          <table:table-cell office:value-type="float" office:value="14501.1934183717" calcext:value-type="float">
            <text:p>14501.19</text:p>
          </table:table-cell>
          <table:table-cell office:value-type="float" office:value="17888.3417985523" calcext:value-type="float">
            <text:p>17888.34</text:p>
          </table:table-cell>
          <table:table-cell office:value-type="float" office:value="21466.0101582627" calcext:value-type="float">
            <text:p>21466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4" calcext:value-type="float">
            <text:p>34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9353.4359388437" calcext:value-type="float">
            <text:p>19353.44</text:p>
          </table:table-cell>
          <table:table-cell office:value-type="float" office:value="43262.3649349322" calcext:value-type="float">
            <text:p>43262.36</text:p>
          </table:table-cell>
          <table:table-cell office:value-type="float" office:value="8871.82515963884" calcext:value-type="float">
            <text:p>8871.83</text:p>
          </table:table-cell>
          <table:table-cell office:value-type="float" office:value="78709281.6632006" calcext:value-type="float">
            <text:p>78709281.66</text:p>
          </table:table-cell>
          <table:table-cell office:value-type="float" office:value="16376.4822481136" calcext:value-type="float">
            <text:p>16376.48</text:p>
          </table:table-cell>
          <table:table-cell office:value-type="float" office:value="19353.4359388437" calcext:value-type="float">
            <text:p>19353.44</text:p>
          </table:table-cell>
          <table:table-cell office:value-type="float" office:value="23224.1231266125" calcext:value-type="float">
            <text:p>23224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5" calcext:value-type="float">
            <text:p>35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8110.6650072009" calcext:value-type="float">
            <text:p>18110.67</text:p>
          </table:table-cell>
          <table:table-cell office:value-type="float" office:value="40534.033021228" calcext:value-type="float">
            <text:p>40534.03</text:p>
          </table:table-cell>
          <table:table-cell office:value-type="float" office:value="8555.72429827165" calcext:value-type="float">
            <text:p>8555.72</text:p>
          </table:table-cell>
          <table:table-cell office:value-type="float" office:value="73200418.2680359" calcext:value-type="float">
            <text:p>73200418.27</text:p>
          </table:table-cell>
          <table:table-cell office:value-type="float" office:value="15341.0642479446" calcext:value-type="float">
            <text:p>15341.06</text:p>
          </table:table-cell>
          <table:table-cell office:value-type="float" office:value="18110.6650072009" calcext:value-type="float">
            <text:p>18110.67</text:p>
          </table:table-cell>
          <table:table-cell office:value-type="float" office:value="21732.7980086411" calcext:value-type="float">
            <text:p>21732.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6" calcext:value-type="float">
            <text:p>36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7978.3901038048" calcext:value-type="float">
            <text:p>17978.39</text:p>
          </table:table-cell>
          <table:table-cell office:value-type="float" office:value="40534.033021228" calcext:value-type="float">
            <text:p>40534.03</text:p>
          </table:table-cell>
          <table:table-cell office:value-type="float" office:value="8808.91229130312" calcext:value-type="float">
            <text:p>8808.91</text:p>
          </table:table-cell>
          <table:table-cell office:value-type="float" office:value="77596935.7558712" calcext:value-type="float">
            <text:p>77596935.76</text:p>
          </table:table-cell>
          <table:table-cell office:value-type="float" office:value="15266.2274824079" calcext:value-type="float">
            <text:p>15266.23</text:p>
          </table:table-cell>
          <table:table-cell office:value-type="float" office:value="17978.3901038048" calcext:value-type="float">
            <text:p>17978.39</text:p>
          </table:table-cell>
          <table:table-cell office:value-type="float" office:value="21574.0681245657" calcext:value-type="float">
            <text:p>21574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7" calcext:value-type="float">
            <text:p>37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8003.8517316988" calcext:value-type="float">
            <text:p>18003.85</text:p>
          </table:table-cell>
          <table:table-cell office:value-type="float" office:value="42143.1156946033" calcext:value-type="float">
            <text:p>42143.12</text:p>
          </table:table-cell>
          <table:table-cell office:value-type="float" office:value="9443.99910834557" calcext:value-type="float">
            <text:p>9444.00</text:p>
          </table:table-cell>
          <table:table-cell office:value-type="float" office:value="89189119.1584319" calcext:value-type="float">
            <text:p>89189119.16</text:p>
          </table:table-cell>
          <table:table-cell office:value-type="float" office:value="15456.1488324264" calcext:value-type="float">
            <text:p>15456.15</text:p>
          </table:table-cell>
          <table:table-cell office:value-type="float" office:value="18003.8517316988" calcext:value-type="float">
            <text:p>18003.85</text:p>
          </table:table-cell>
          <table:table-cell office:value-type="float" office:value="21604.6220780386" calcext:value-type="float">
            <text:p>21604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8" calcext:value-type="float">
            <text:p>38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6662.1520256513" calcext:value-type="float">
            <text:p>16662.15</text:p>
          </table:table-cell>
          <table:table-cell office:value-type="float" office:value="38863.5562774612" calcext:value-type="float">
            <text:p>38863.56</text:p>
          </table:table-cell>
          <table:table-cell office:value-type="float" office:value="8740.08077990892" calcext:value-type="float">
            <text:p>8740.08</text:p>
          </table:table-cell>
          <table:table-cell office:value-type="float" office:value="76389012.0393332" calcext:value-type="float">
            <text:p>76389012.04</text:p>
          </table:table-cell>
          <table:table-cell office:value-type="float" office:value="14299.8953077699" calcext:value-type="float">
            <text:p>14299.90</text:p>
          </table:table-cell>
          <table:table-cell office:value-type="float" office:value="16662.1520256513" calcext:value-type="float">
            <text:p>16662.15</text:p>
          </table:table-cell>
          <table:table-cell office:value-type="float" office:value="19994.5824307816" calcext:value-type="float">
            <text:p>19994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9" calcext:value-type="float">
            <text:p>39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6135.6298068536" calcext:value-type="float">
            <text:p>16135.63</text:p>
          </table:table-cell>
          <table:table-cell office:value-type="float" office:value="33273.5064736294" calcext:value-type="float">
            <text:p>33273.51</text:p>
          </table:table-cell>
          <table:table-cell office:value-type="float" office:value="7592.39379227834" calcext:value-type="float">
            <text:p>7592.39</text:p>
          </table:table-cell>
          <table:table-cell office:value-type="float" office:value="57644443.4970267" calcext:value-type="float">
            <text:p>57644443.50</text:p>
          </table:table-cell>
          <table:table-cell office:value-type="float" office:value="13271.2730235755" calcext:value-type="float">
            <text:p>13271.27</text:p>
          </table:table-cell>
          <table:table-cell office:value-type="float" office:value="16135.6298068536" calcext:value-type="float">
            <text:p>16135.63</text:p>
          </table:table-cell>
          <table:table-cell office:value-type="float" office:value="19362.7557682243" calcext:value-type="float">
            <text:p>19362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0" calcext:value-type="float">
            <text:p>40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6343.4384033896" calcext:value-type="float">
            <text:p>16343.44</text:p>
          </table:table-cell>
          <table:table-cell office:value-type="float" office:value="33747.6835038553" calcext:value-type="float">
            <text:p>33747.68</text:p>
          </table:table-cell>
          <table:table-cell office:value-type="float" office:value="9188.46586822769" calcext:value-type="float">
            <text:p>9188.47</text:p>
          </table:table-cell>
          <table:table-cell office:value-type="float" office:value="84427905.0115851" calcext:value-type="float">
            <text:p>84427905.01</text:p>
          </table:table-cell>
          <table:table-cell office:value-type="float" office:value="13447.5664535837" calcext:value-type="float">
            <text:p>13447.57</text:p>
          </table:table-cell>
          <table:table-cell office:value-type="float" office:value="16343.4384033896" calcext:value-type="float">
            <text:p>16343.44</text:p>
          </table:table-cell>
          <table:table-cell office:value-type="float" office:value="19612.1260840676" calcext:value-type="float">
            <text:p>19612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1" calcext:value-type="float">
            <text:p>41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6405.4166889766" calcext:value-type="float">
            <text:p>16405.42</text:p>
          </table:table-cell>
          <table:table-cell office:value-type="float" office:value="37806.0437371812" calcext:value-type="float">
            <text:p>37806.04</text:p>
          </table:table-cell>
          <table:table-cell office:value-type="float" office:value="9700.50525204974" calcext:value-type="float">
            <text:p>9700.51</text:p>
          </table:table-cell>
          <table:table-cell office:value-type="float" office:value="94099802.1450446" calcext:value-type="float">
            <text:p>94099802.15</text:p>
          </table:table-cell>
          <table:table-cell office:value-type="float" office:value="14031.8903526781" calcext:value-type="float">
            <text:p>14031.89</text:p>
          </table:table-cell>
          <table:table-cell office:value-type="float" office:value="16405.4166889766" calcext:value-type="float">
            <text:p>16405.42</text:p>
          </table:table-cell>
          <table:table-cell office:value-type="float" office:value="19686.500026772" calcext:value-type="float">
            <text:p>19686.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2" calcext:value-type="float">
            <text:p>42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5932.7449077451" calcext:value-type="float">
            <text:p>15932.74</text:p>
          </table:table-cell>
          <table:table-cell office:value-type="float" office:value="38863.5562774612" calcext:value-type="float">
            <text:p>38863.56</text:p>
          </table:table-cell>
          <table:table-cell office:value-type="float" office:value="9847.10170235497" calcext:value-type="float">
            <text:p>9847.10</text:p>
          </table:table-cell>
          <table:table-cell office:value-type="float" office:value="96965411.9365221" calcext:value-type="float">
            <text:p>96965411.94</text:p>
          </table:table-cell>
          <table:table-cell office:value-type="float" office:value="13847.1118020897" calcext:value-type="float">
            <text:p>13847.11</text:p>
          </table:table-cell>
          <table:table-cell office:value-type="float" office:value="15932.7449077451" calcext:value-type="float">
            <text:p>15932.74</text:p>
          </table:table-cell>
          <table:table-cell office:value-type="float" office:value="19119.2938892942" calcext:value-type="float">
            <text:p>19119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3" calcext:value-type="float">
            <text:p>43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4984.8197230881" calcext:value-type="float">
            <text:p>14984.82</text:p>
          </table:table-cell>
          <table:table-cell office:value-type="float" office:value="33672.1960110085" calcext:value-type="float">
            <text:p>33672.20</text:p>
          </table:table-cell>
          <table:table-cell office:value-type="float" office:value="8902.38700382702" calcext:value-type="float">
            <text:p>8902.39</text:p>
          </table:table-cell>
          <table:table-cell office:value-type="float" office:value="79252494.3659083" calcext:value-type="float">
            <text:p>79252494.37</text:p>
          </table:table-cell>
          <table:table-cell office:value-type="float" office:value="12729.8761885753" calcext:value-type="float">
            <text:p>12729.88</text:p>
          </table:table-cell>
          <table:table-cell office:value-type="float" office:value="14984.8197230881" calcext:value-type="float">
            <text:p>14984.82</text:p>
          </table:table-cell>
          <table:table-cell office:value-type="float" office:value="17981.7836677058" calcext:value-type="float">
            <text:p>17981.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4" calcext:value-type="float">
            <text:p>44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4364.9139458027" calcext:value-type="float">
            <text:p>14364.91</text:p>
          </table:table-cell>
          <table:table-cell office:value-type="float" office:value="32132.0622281679" calcext:value-type="float">
            <text:p>32132.06</text:p>
          </table:table-cell>
          <table:table-cell office:value-type="float" office:value="8912.90201512277" calcext:value-type="float">
            <text:p>8912.90</text:p>
          </table:table-cell>
          <table:table-cell office:value-type="float" office:value="79439822.3311796" calcext:value-type="float">
            <text:p>79439822.33</text:p>
          </table:table-cell>
          <table:table-cell office:value-type="float" office:value="12191.5344502119" calcext:value-type="float">
            <text:p>12191.53</text:p>
          </table:table-cell>
          <table:table-cell office:value-type="float" office:value="14364.9139458027" calcext:value-type="float">
            <text:p>14364.91</text:p>
          </table:table-cell>
          <table:table-cell office:value-type="float" office:value="17237.8967349632" calcext:value-type="float">
            <text:p>17237.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5" calcext:value-type="float">
            <text:p>45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5011.8417887725" calcext:value-type="float">
            <text:p>15011.84</text:p>
          </table:table-cell>
          <table:table-cell office:value-type="float" office:value="33215.8075905685" calcext:value-type="float">
            <text:p>33215.81</text:p>
          </table:table-cell>
          <table:table-cell office:value-type="float" office:value="9567.03204767201" calcext:value-type="float">
            <text:p>9567.03</text:p>
          </table:table-cell>
          <table:table-cell office:value-type="float" office:value="91528102.2011832" calcext:value-type="float">
            <text:p>91528102.20</text:p>
          </table:table-cell>
          <table:table-cell office:value-type="float" office:value="12688.3866667054" calcext:value-type="float">
            <text:p>12688.39</text:p>
          </table:table-cell>
          <table:table-cell office:value-type="float" office:value="15011.8417887725" calcext:value-type="float">
            <text:p>15011.84</text:p>
          </table:table-cell>
          <table:table-cell office:value-type="float" office:value="18014.210146527" calcext:value-type="float">
            <text:p>18014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6" calcext:value-type="float">
            <text:p>46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3271.2784711188" calcext:value-type="float">
            <text:p>13271.28</text:p>
          </table:table-cell>
          <table:table-cell office:value-type="float" office:value="35031.7455472119" calcext:value-type="float">
            <text:p>35031.75</text:p>
          </table:table-cell>
          <table:table-cell office:value-type="float" office:value="9404.36754179707" calcext:value-type="float">
            <text:p>9404.37</text:p>
          </table:table-cell>
          <table:table-cell office:value-type="float" office:value="88442128.8612063" calcext:value-type="float">
            <text:p>88442128.86</text:p>
          </table:table-cell>
          <table:table-cell office:value-type="float" office:value="11765.2384964412" calcext:value-type="float">
            <text:p>11765.24</text:p>
          </table:table-cell>
          <table:table-cell office:value-type="float" office:value="13271.2784711188" calcext:value-type="float">
            <text:p>13271.28</text:p>
          </table:table-cell>
          <table:table-cell office:value-type="float" office:value="15925.5341653426" calcext:value-type="float">
            <text:p>15925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7" calcext:value-type="float">
            <text:p>47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2616.9527534377" calcext:value-type="float">
            <text:p>12616.95</text:p>
          </table:table-cell>
          <table:table-cell office:value-type="float" office:value="29410.8900128789" calcext:value-type="float">
            <text:p>29410.89</text:p>
          </table:table-cell>
          <table:table-cell office:value-type="float" office:value="7562.82669847327" calcext:value-type="float">
            <text:p>7562.83</text:p>
          </table:table-cell>
          <table:table-cell office:value-type="float" office:value="57196347.67114" calcext:value-type="float">
            <text:p>57196347.67</text:p>
          </table:table-cell>
          <table:table-cell office:value-type="float" office:value="10860.0556254232" calcext:value-type="float">
            <text:p>10860.06</text:p>
          </table:table-cell>
          <table:table-cell office:value-type="float" office:value="12616.9527534377" calcext:value-type="float">
            <text:p>12616.95</text:p>
          </table:table-cell>
          <table:table-cell office:value-type="float" office:value="15140.3433041252" calcext:value-type="float">
            <text:p>15140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8" calcext:value-type="float">
            <text:p>4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077.7418400616" calcext:value-type="float">
            <text:p>13077.74</text:p>
          </table:table-cell>
          <table:table-cell office:value-type="float" office:value="28767.6872658395" calcext:value-type="float">
            <text:p>28767.69</text:p>
          </table:table-cell>
          <table:table-cell office:value-type="float" office:value="6922.93175998486" calcext:value-type="float">
            <text:p>6922.93</text:p>
          </table:table-cell>
          <table:table-cell office:value-type="float" office:value="47926984.1534071" calcext:value-type="float">
            <text:p>47926984.15</text:p>
          </table:table-cell>
          <table:table-cell office:value-type="float" office:value="11044.8253673994" calcext:value-type="float">
            <text:p>11044.83</text:p>
          </table:table-cell>
          <table:table-cell office:value-type="float" office:value="13077.7418400616" calcext:value-type="float">
            <text:p>13077.74</text:p>
          </table:table-cell>
          <table:table-cell office:value-type="float" office:value="15693.2902080739" calcext:value-type="float">
            <text:p>15693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9" calcext:value-type="float">
            <text:p>4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311.0282237466" calcext:value-type="float">
            <text:p>13311.03</text:p>
          </table:table-cell>
          <table:table-cell office:value-type="float" office:value="28767.6872658395" calcext:value-type="float">
            <text:p>28767.69</text:p>
          </table:table-cell>
          <table:table-cell office:value-type="float" office:value="6993.28815317142" calcext:value-type="float">
            <text:p>6993.29</text:p>
          </table:table-cell>
          <table:table-cell office:value-type="float" office:value="48906079.1932877" calcext:value-type="float">
            <text:p>48906079.19</text:p>
          </table:table-cell>
          <table:table-cell office:value-type="float" office:value="11170.4371987394" calcext:value-type="float">
            <text:p>11170.44</text:p>
          </table:table-cell>
          <table:table-cell office:value-type="float" office:value="13311.0282237466" calcext:value-type="float">
            <text:p>13311.03</text:p>
          </table:table-cell>
          <table:table-cell office:value-type="float" office:value="15973.2338684959" calcext:value-type="float">
            <text:p>15973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50" calcext:value-type="float">
            <text:p>5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802.5429930847" calcext:value-type="float">
            <text:p>13802.54</text:p>
          </table:table-cell>
          <table:table-cell office:value-type="float" office:value="29995.2407488385" calcext:value-type="float">
            <text:p>29995.24</text:p>
          </table:table-cell>
          <table:table-cell office:value-type="float" office:value="6887.18539537725" calcext:value-type="float">
            <text:p>6887.19</text:p>
          </table:table-cell>
          <table:table-cell office:value-type="float" office:value="47433322.6702976" calcext:value-type="float">
            <text:p>47433322.67</text:p>
          </table:table-cell>
          <table:table-cell office:value-type="float" office:value="11600.0104531622" calcext:value-type="float">
            <text:p>11600.01</text:p>
          </table:table-cell>
          <table:table-cell office:value-type="float" office:value="13802.5429930847" calcext:value-type="float">
            <text:p>13802.54</text:p>
          </table:table-cell>
          <table:table-cell office:value-type="float" office:value="16563.0515917016" calcext:value-type="float">
            <text:p>16563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51" calcext:value-type="float">
            <text:p>5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295.8396828396" calcext:value-type="float">
            <text:p>13295.84</text:p>
          </table:table-cell>
          <table:table-cell office:value-type="float" office:value="29286.9416052972" calcext:value-type="float">
            <text:p>29286.94</text:p>
          </table:table-cell>
          <table:table-cell office:value-type="float" office:value="7210.1464554209" calcext:value-type="float">
            <text:p>7210.15</text:p>
          </table:table-cell>
          <table:table-cell office:value-type="float" office:value="51986211.9086185" calcext:value-type="float">
            <text:p>51986211.91</text:p>
          </table:table-cell>
          <table:table-cell office:value-type="float" office:value="11231.6765188269" calcext:value-type="float">
            <text:p>11231.68</text:p>
          </table:table-cell>
          <table:table-cell office:value-type="float" office:value="13295.8396828396" calcext:value-type="float">
            <text:p>13295.84</text:p>
          </table:table-cell>
          <table:table-cell office:value-type="float" office:value="15955.0076194075" calcext:value-type="float">
            <text:p>15955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52" calcext:value-type="float">
            <text:p>5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081.7175245527" calcext:value-type="float">
            <text:p>14081.72</text:p>
          </table:table-cell>
          <table:table-cell office:value-type="float" office:value="34479.4942341046" calcext:value-type="float">
            <text:p>34479.49</text:p>
          </table:table-cell>
          <table:table-cell office:value-type="float" office:value="8160.69565736405" calcext:value-type="float">
            <text:p>8160.70</text:p>
          </table:table-cell>
          <table:table-cell office:value-type="float" office:value="66596953.6121204" calcext:value-type="float">
            <text:p>66596953.61</text:p>
          </table:table-cell>
          <table:table-cell office:value-type="float" office:value="12259.3343365009" calcext:value-type="float">
            <text:p>12259.33</text:p>
          </table:table-cell>
          <table:table-cell office:value-type="float" office:value="14081.7175245527" calcext:value-type="float">
            <text:p>14081.72</text:p>
          </table:table-cell>
          <table:table-cell office:value-type="float" office:value="16898.0610294633" calcext:value-type="float">
            <text:p>16898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53" calcext:value-type="float">
            <text:p>5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088.118756147" calcext:value-type="float">
            <text:p>14088.12</text:p>
          </table:table-cell>
          <table:table-cell office:value-type="float" office:value="31636.3184555926" calcext:value-type="float">
            <text:p>31636.32</text:p>
          </table:table-cell>
          <table:table-cell office:value-type="float" office:value="7758.08437615035" calcext:value-type="float">
            <text:p>7758.08</text:p>
          </table:table-cell>
          <table:table-cell office:value-type="float" office:value="60187873.1874682" calcext:value-type="float">
            <text:p>60187873.19</text:p>
          </table:table-cell>
          <table:table-cell office:value-type="float" office:value="11967.8158157053" calcext:value-type="float">
            <text:p>11967.82</text:p>
          </table:table-cell>
          <table:table-cell office:value-type="float" office:value="14088.118756147" calcext:value-type="float">
            <text:p>14088.12</text:p>
          </table:table-cell>
          <table:table-cell office:value-type="float" office:value="16905.7425073764" calcext:value-type="float">
            <text:p>16905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54" calcext:value-type="float">
            <text:p>5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822.0049832853" calcext:value-type="float">
            <text:p>13822.00</text:p>
          </table:table-cell>
          <table:table-cell office:value-type="float" office:value="30030.5272361556" calcext:value-type="float">
            <text:p>30030.53</text:p>
          </table:table-cell>
          <table:table-cell office:value-type="float" office:value="7243.99130709378" calcext:value-type="float">
            <text:p>7243.99</text:p>
          </table:table-cell>
          <table:table-cell office:value-type="float" office:value="52475410.0572503" calcext:value-type="float">
            <text:p>52475410.06</text:p>
          </table:table-cell>
          <table:table-cell office:value-type="float" office:value="11615.2009008834" calcext:value-type="float">
            <text:p>11615.20</text:p>
          </table:table-cell>
          <table:table-cell office:value-type="float" office:value="13822.0049832853" calcext:value-type="float">
            <text:p>13822.00</text:p>
          </table:table-cell>
          <table:table-cell office:value-type="float" office:value="16586.4059799423" calcext:value-type="float">
            <text:p>16586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55" calcext:value-type="float">
            <text:p>5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445.4552374036" calcext:value-type="float">
            <text:p>13445.46</text:p>
          </table:table-cell>
          <table:table-cell office:value-type="float" office:value="40075.4564171168" calcext:value-type="float">
            <text:p>40075.46</text:p>
          </table:table-cell>
          <table:table-cell office:value-type="float" office:value="7348.47518778236" calcext:value-type="float">
            <text:p>7348.48</text:p>
          </table:table-cell>
          <table:table-cell office:value-type="float" office:value="54000087.585453" calcext:value-type="float">
            <text:p>54000087.59</text:p>
          </table:table-cell>
          <table:table-cell office:value-type="float" office:value="12176.8856776136" calcext:value-type="float">
            <text:p>12176.89</text:p>
          </table:table-cell>
          <table:table-cell office:value-type="float" office:value="13445.4552374036" calcext:value-type="float">
            <text:p>13445.46</text:p>
          </table:table-cell>
          <table:table-cell office:value-type="float" office:value="16134.5462848843" calcext:value-type="float">
            <text:p>16134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56" calcext:value-type="float">
            <text:p>5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205.5525348644" calcext:value-type="float">
            <text:p>13205.55</text:p>
          </table:table-cell>
          <table:table-cell office:value-type="float" office:value="30921.5977901796" calcext:value-type="float">
            <text:p>30921.60</text:p>
          </table:table-cell>
          <table:table-cell office:value-type="float" office:value="6760.07795402666" calcext:value-type="float">
            <text:p>6760.08</text:p>
          </table:table-cell>
          <table:table-cell office:value-type="float" office:value="45698653.9445172" calcext:value-type="float">
            <text:p>45698653.94</text:p>
          </table:table-cell>
          <table:table-cell office:value-type="float" office:value="11368.4812293185" calcext:value-type="float">
            <text:p>11368.48</text:p>
          </table:table-cell>
          <table:table-cell office:value-type="float" office:value="13205.5525348644" calcext:value-type="float">
            <text:p>13205.55</text:p>
          </table:table-cell>
          <table:table-cell office:value-type="float" office:value="15846.6630418372" calcext:value-type="float">
            <text:p>15846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57" calcext:value-type="float">
            <text:p>5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973.8210533711" calcext:value-type="float">
            <text:p>13973.82</text:p>
          </table:table-cell>
          <table:table-cell office:value-type="float" office:value="31367.6872658395" calcext:value-type="float">
            <text:p>31367.69</text:p>
          </table:table-cell>
          <table:table-cell office:value-type="float" office:value="6911.16286787709" calcext:value-type="float">
            <text:p>6911.16</text:p>
          </table:table-cell>
          <table:table-cell office:value-type="float" office:value="47764172.186323" calcext:value-type="float">
            <text:p>47764172.19</text:p>
          </table:table-cell>
          <table:table-cell office:value-type="float" office:value="11870.424528243" calcext:value-type="float">
            <text:p>11870.42</text:p>
          </table:table-cell>
          <table:table-cell office:value-type="float" office:value="13973.8210533711" calcext:value-type="float">
            <text:p>13973.82</text:p>
          </table:table-cell>
          <table:table-cell office:value-type="float" office:value="16768.5852640453" calcext:value-type="float">
            <text:p>16768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58" calcext:value-type="float">
            <text:p>5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113.227226833" calcext:value-type="float">
            <text:p>15113.23</text:p>
          </table:table-cell>
          <table:table-cell office:value-type="float" office:value="33058.4192695091" calcext:value-type="float">
            <text:p>33058.42</text:p>
          </table:table-cell>
          <table:table-cell office:value-type="float" office:value="7164.65283846279" calcext:value-type="float">
            <text:p>7164.65</text:p>
          </table:table-cell>
          <table:table-cell office:value-type="float" office:value="51332250.295693" calcext:value-type="float">
            <text:p>51332250.30</text:p>
          </table:table-cell>
          <table:table-cell office:value-type="float" office:value="12716.2951217962" calcext:value-type="float">
            <text:p>12716.30</text:p>
          </table:table-cell>
          <table:table-cell office:value-type="float" office:value="15113.227226833" calcext:value-type="float">
            <text:p>15113.23</text:p>
          </table:table-cell>
          <table:table-cell office:value-type="float" office:value="18135.8726721996" calcext:value-type="float">
            <text:p>18135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59" calcext:value-type="float">
            <text:p>5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345.0110648045" calcext:value-type="float">
            <text:p>15345.01</text:p>
          </table:table-cell>
          <table:table-cell office:value-type="float" office:value="33229.2666312862" calcext:value-type="float">
            <text:p>33229.27</text:p>
          </table:table-cell>
          <table:table-cell office:value-type="float" office:value="7174.88804086835" calcext:value-type="float">
            <text:p>7174.89</text:p>
          </table:table-cell>
          <table:table-cell office:value-type="float" office:value="51479018.3989957" calcext:value-type="float">
            <text:p>51479018.40</text:p>
          </table:table-cell>
          <table:table-cell office:value-type="float" office:value="12863.2512558753" calcext:value-type="float">
            <text:p>12863.25</text:p>
          </table:table-cell>
          <table:table-cell office:value-type="float" office:value="15345.0110648045" calcext:value-type="float">
            <text:p>15345.01</text:p>
          </table:table-cell>
          <table:table-cell office:value-type="float" office:value="18414.0132777655" calcext:value-type="float">
            <text:p>18414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60" calcext:value-type="float">
            <text:p>6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771.3093828694" calcext:value-type="float">
            <text:p>14771.31</text:p>
          </table:table-cell>
          <table:table-cell office:value-type="float" office:value="32232.3055674804" calcext:value-type="float">
            <text:p>32232.31</text:p>
          </table:table-cell>
          <table:table-cell office:value-type="float" office:value="6985.32357585045" calcext:value-type="float">
            <text:p>6985.32</text:p>
          </table:table-cell>
          <table:table-cell office:value-type="float" office:value="48794745.4593321" calcext:value-type="float">
            <text:p>48794745.46</text:p>
          </table:table-cell>
          <table:table-cell office:value-type="float" office:value="12421.4911265333" calcext:value-type="float">
            <text:p>12421.49</text:p>
          </table:table-cell>
          <table:table-cell office:value-type="float" office:value="14771.3093828694" calcext:value-type="float">
            <text:p>14771.31</text:p>
          </table:table-cell>
          <table:table-cell office:value-type="float" office:value="17725.5712594433" calcext:value-type="float">
            <text:p>17725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61" calcext:value-type="float">
            <text:p>6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263.100049344" calcext:value-type="float">
            <text:p>14263.10</text:p>
          </table:table-cell>
          <table:table-cell office:value-type="float" office:value="30904.508745169" calcext:value-type="float">
            <text:p>30904.51</text:p>
          </table:table-cell>
          <table:table-cell office:value-type="float" office:value="6499.33556956771" calcext:value-type="float">
            <text:p>6499.34</text:p>
          </table:table-cell>
          <table:table-cell office:value-type="float" office:value="42241362.845848" calcext:value-type="float">
            <text:p>42241362.85</text:p>
          </table:table-cell>
          <table:table-cell office:value-type="float" office:value="11969.4967544545" calcext:value-type="float">
            <text:p>11969.50</text:p>
          </table:table-cell>
          <table:table-cell office:value-type="float" office:value="14263.100049344" calcext:value-type="float">
            <text:p>14263.10</text:p>
          </table:table-cell>
          <table:table-cell office:value-type="float" office:value="17115.7200592128" calcext:value-type="float">
            <text:p>17115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62" calcext:value-type="float">
            <text:p>6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991.3168462209" calcext:value-type="float">
            <text:p>14991.32</text:p>
          </table:table-cell>
          <table:table-cell office:value-type="float" office:value="36315.8075905685" calcext:value-type="float">
            <text:p>36315.81</text:p>
          </table:table-cell>
          <table:table-cell office:value-type="float" office:value="8066.65420300508" calcext:value-type="float">
            <text:p>8066.65</text:p>
          </table:table-cell>
          <table:table-cell office:value-type="float" office:value="65070910.0308595" calcext:value-type="float">
            <text:p>65070910.03</text:p>
          </table:table-cell>
          <table:table-cell office:value-type="float" office:value="13007.6389381164" calcext:value-type="float">
            <text:p>13007.64</text:p>
          </table:table-cell>
          <table:table-cell office:value-type="float" office:value="14991.3168462209" calcext:value-type="float">
            <text:p>14991.32</text:p>
          </table:table-cell>
          <table:table-cell office:value-type="float" office:value="17989.5802154651" calcext:value-type="float">
            <text:p>17989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63" calcext:value-type="float">
            <text:p>6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667.572881337" calcext:value-type="float">
            <text:p>15667.57</text:p>
          </table:table-cell>
          <table:table-cell office:value-type="float" office:value="35583.9968603191" calcext:value-type="float">
            <text:p>35584.00</text:p>
          </table:table-cell>
          <table:table-cell office:value-type="float" office:value="7632.07943419998" calcext:value-type="float">
            <text:p>7632.08</text:p>
          </table:table-cell>
          <table:table-cell office:value-type="float" office:value="58248636.4899382" calcext:value-type="float">
            <text:p>58248636.49</text:p>
          </table:table-cell>
          <table:table-cell office:value-type="float" office:value="13341.4440773308" calcext:value-type="float">
            <text:p>13341.44</text:p>
          </table:table-cell>
          <table:table-cell office:value-type="float" office:value="15667.572881337" calcext:value-type="float">
            <text:p>15667.57</text:p>
          </table:table-cell>
          <table:table-cell office:value-type="float" office:value="18801.0874576044" calcext:value-type="float">
            <text:p>18801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64" calcext:value-type="float">
            <text:p>6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069.9726155036" calcext:value-type="float">
            <text:p>16069.97</text:p>
          </table:table-cell>
          <table:table-cell office:value-type="float" office:value="38131.7455472119" calcext:value-type="float">
            <text:p>38131.75</text:p>
          </table:table-cell>
          <table:table-cell office:value-type="float" office:value="7129.06373434396" calcext:value-type="float">
            <text:p>7129.06</text:p>
          </table:table-cell>
          <table:table-cell office:value-type="float" office:value="50823549.7283382" calcext:value-type="float">
            <text:p>50823549.73</text:p>
          </table:table-cell>
          <table:table-cell office:value-type="float" office:value="13857.4871329883" calcext:value-type="float">
            <text:p>13857.49</text:p>
          </table:table-cell>
          <table:table-cell office:value-type="float" office:value="16069.9726155036" calcext:value-type="float">
            <text:p>16069.97</text:p>
          </table:table-cell>
          <table:table-cell office:value-type="float" office:value="19283.9671386043" calcext:value-type="float">
            <text:p>19283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65" calcext:value-type="float">
            <text:p>6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064.0055813133" calcext:value-type="float">
            <text:p>15064.01</text:p>
          </table:table-cell>
          <table:table-cell office:value-type="float" office:value="34852.1861300698" calcext:value-type="float">
            <text:p>34852.19</text:p>
          </table:table-cell>
          <table:table-cell office:value-type="float" office:value="7277.20462707054" calcext:value-type="float">
            <text:p>7277.20</text:p>
          </table:table-cell>
          <table:table-cell office:value-type="float" office:value="52957707.1842569" calcext:value-type="float">
            <text:p>52957707.18</text:p>
          </table:table-cell>
          <table:table-cell office:value-type="float" office:value="12904.887252275" calcext:value-type="float">
            <text:p>12904.89</text:p>
          </table:table-cell>
          <table:table-cell office:value-type="float" office:value="15064.0055813133" calcext:value-type="float">
            <text:p>15064.01</text:p>
          </table:table-cell>
          <table:table-cell office:value-type="float" office:value="18076.8066975759" calcext:value-type="float">
            <text:p>18076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66" calcext:value-type="float">
            <text:p>6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983.293803778" calcext:value-type="float">
            <text:p>15983.29</text:p>
          </table:table-cell>
          <table:table-cell office:value-type="float" office:value="32149.1512731785" calcext:value-type="float">
            <text:p>32149.15</text:p>
          </table:table-cell>
          <table:table-cell office:value-type="float" office:value="7289.09049244639" calcext:value-type="float">
            <text:p>7289.09</text:p>
          </table:table-cell>
          <table:table-cell office:value-type="float" office:value="53130840.2070724" calcext:value-type="float">
            <text:p>53130840.21</text:p>
          </table:table-cell>
          <table:table-cell office:value-type="float" office:value="12997.3099570352" calcext:value-type="float">
            <text:p>12997.31</text:p>
          </table:table-cell>
          <table:table-cell office:value-type="float" office:value="15983.293803778" calcext:value-type="float">
            <text:p>15983.29</text:p>
          </table:table-cell>
          <table:table-cell office:value-type="float" office:value="19179.9525645336" calcext:value-type="float">
            <text:p>19179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67" calcext:value-type="float">
            <text:p>6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081.190844925" calcext:value-type="float">
            <text:p>16081.19</text:p>
          </table:table-cell>
          <table:table-cell office:value-type="float" office:value="39190.8582625416" calcext:value-type="float">
            <text:p>39190.86</text:p>
          </table:table-cell>
          <table:table-cell office:value-type="float" office:value="8056.47583302687" calcext:value-type="float">
            <text:p>8056.48</text:p>
          </table:table-cell>
          <table:table-cell office:value-type="float" office:value="64906802.848146" calcext:value-type="float">
            <text:p>64906802.85</text:p>
          </table:table-cell>
          <table:table-cell office:value-type="float" office:value="13965.9934911177" calcext:value-type="float">
            <text:p>13965.99</text:p>
          </table:table-cell>
          <table:table-cell office:value-type="float" office:value="16081.190844925" calcext:value-type="float">
            <text:p>16081.19</text:p>
          </table:table-cell>
          <table:table-cell office:value-type="float" office:value="19297.42901391" calcext:value-type="float">
            <text:p>19297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68" calcext:value-type="float">
            <text:p>6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749.3841115377" calcext:value-type="float">
            <text:p>16749.38</text:p>
          </table:table-cell>
          <table:table-cell office:value-type="float" office:value="38835.7574154983" calcext:value-type="float">
            <text:p>38835.76</text:p>
          </table:table-cell>
          <table:table-cell office:value-type="float" office:value="7822.49408549223" calcext:value-type="float">
            <text:p>7822.49</text:p>
          </table:table-cell>
          <table:table-cell office:value-type="float" office:value="61191413.7175608" calcext:value-type="float">
            <text:p>61191413.72</text:p>
          </table:table-cell>
          <table:table-cell office:value-type="float" office:value="14342.8794966142" calcext:value-type="float">
            <text:p>14342.88</text:p>
          </table:table-cell>
          <table:table-cell office:value-type="float" office:value="16749.3841115377" calcext:value-type="float">
            <text:p>16749.38</text:p>
          </table:table-cell>
          <table:table-cell office:value-type="float" office:value="20099.2609338453" calcext:value-type="float">
            <text:p>20099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69" calcext:value-type="float">
            <text:p>6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268.7376953775" calcext:value-type="float">
            <text:p>17268.74</text:p>
          </table:table-cell>
          <table:table-cell office:value-type="float" office:value="35583.9968603191" calcext:value-type="float">
            <text:p>35584.00</text:p>
          </table:table-cell>
          <table:table-cell office:value-type="float" office:value="8059.29993814241" calcext:value-type="float">
            <text:p>8059.30</text:p>
          </table:table-cell>
          <table:table-cell office:value-type="float" office:value="64952315.4929422" calcext:value-type="float">
            <text:p>64952315.49</text:p>
          </table:table-cell>
          <table:table-cell office:value-type="float" office:value="14178.8144809095" calcext:value-type="float">
            <text:p>14178.81</text:p>
          </table:table-cell>
          <table:table-cell office:value-type="float" office:value="17268.7376953775" calcext:value-type="float">
            <text:p>17268.74</text:p>
          </table:table-cell>
          <table:table-cell office:value-type="float" office:value="20722.485234453" calcext:value-type="float">
            <text:p>20722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70" calcext:value-type="float">
            <text:p>7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498.3467290601" calcext:value-type="float">
            <text:p>15498.35</text:p>
          </table:table-cell>
          <table:table-cell office:value-type="float" office:value="32483.9968603191" calcext:value-type="float">
            <text:p>32484.00</text:p>
          </table:table-cell>
          <table:table-cell office:value-type="float" office:value="8255.80686548099" calcext:value-type="float">
            <text:p>8255.81</text:p>
          </table:table-cell>
          <table:table-cell office:value-type="float" office:value="68158347.0001231" calcext:value-type="float">
            <text:p>68158347.00</text:p>
          </table:table-cell>
          <table:table-cell office:value-type="float" office:value="12831.1994945583" calcext:value-type="float">
            <text:p>12831.20</text:p>
          </table:table-cell>
          <table:table-cell office:value-type="float" office:value="15498.3467290601" calcext:value-type="float">
            <text:p>15498.35</text:p>
          </table:table-cell>
          <table:table-cell office:value-type="float" office:value="18598.0160748722" calcext:value-type="float">
            <text:p>18598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71" calcext:value-type="float">
            <text:p>7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806.8857419612" calcext:value-type="float">
            <text:p>15806.89</text:p>
          </table:table-cell>
          <table:table-cell office:value-type="float" office:value="38311.304964354" calcext:value-type="float">
            <text:p>38311.30</text:p>
          </table:table-cell>
          <table:table-cell office:value-type="float" office:value="8153.63726956917" calcext:value-type="float">
            <text:p>8153.64</text:p>
          </table:table-cell>
          <table:table-cell office:value-type="float" office:value="66481800.7237073" calcext:value-type="float">
            <text:p>66481800.72</text:p>
          </table:table-cell>
          <table:table-cell office:value-type="float" office:value="13710.385133401" calcext:value-type="float">
            <text:p>13710.39</text:p>
          </table:table-cell>
          <table:table-cell office:value-type="float" office:value="15806.8857419612" calcext:value-type="float">
            <text:p>15806.89</text:p>
          </table:table-cell>
          <table:table-cell office:value-type="float" office:value="18968.2628903535" calcext:value-type="float">
            <text:p>18968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72" calcext:value-type="float">
            <text:p>7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990.0171556396" calcext:value-type="float">
            <text:p>14990.02</text:p>
          </table:table-cell>
          <table:table-cell office:value-type="float" office:value="38311.304964354" calcext:value-type="float">
            <text:p>38311.30</text:p>
          </table:table-cell>
          <table:table-cell office:value-type="float" office:value="8398.51508274404" calcext:value-type="float">
            <text:p>8398.52</text:p>
          </table:table-cell>
          <table:table-cell office:value-type="float" office:value="70535055.5950791" calcext:value-type="float">
            <text:p>70535055.60</text:p>
          </table:table-cell>
          <table:table-cell office:value-type="float" office:value="13176.5084964683" calcext:value-type="float">
            <text:p>13176.51</text:p>
          </table:table-cell>
          <table:table-cell office:value-type="float" office:value="14990.0171556396" calcext:value-type="float">
            <text:p>14990.02</text:p>
          </table:table-cell>
          <table:table-cell office:value-type="float" office:value="17988.0205867675" calcext:value-type="float">
            <text:p>17988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73" calcext:value-type="float">
            <text:p>7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123.845012799" calcext:value-type="float">
            <text:p>15123.85</text:p>
          </table:table-cell>
          <table:table-cell office:value-type="float" office:value="27557.0767392322" calcext:value-type="float">
            <text:p>27557.08</text:p>
          </table:table-cell>
          <table:table-cell office:value-type="float" office:value="7273.86963669787" calcext:value-type="float">
            <text:p>7273.87</text:p>
          </table:table-cell>
          <table:table-cell office:value-type="float" office:value="52909179.4916752" calcext:value-type="float">
            <text:p>52909179.49</text:p>
          </table:table-cell>
          <table:table-cell office:value-type="float" office:value="11659.2797838067" calcext:value-type="float">
            <text:p>11659.28</text:p>
          </table:table-cell>
          <table:table-cell office:value-type="float" office:value="15123.845012799" calcext:value-type="float">
            <text:p>15123.85</text:p>
          </table:table-cell>
          <table:table-cell office:value-type="float" office:value="18148.6140153588" calcext:value-type="float">
            <text:p>18148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74" calcext:value-type="float">
            <text:p>7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665.8700928771" calcext:value-type="float">
            <text:p>12665.87</text:p>
          </table:table-cell>
          <table:table-cell office:value-type="float" office:value="31931.7455472119" calcext:value-type="float">
            <text:p>31931.75</text:p>
          </table:table-cell>
          <table:table-cell office:value-type="float" office:value="6631.67316663314" calcext:value-type="float">
            <text:p>6631.67</text:p>
          </table:table-cell>
          <table:table-cell office:value-type="float" office:value="43979088.989042" calcext:value-type="float">
            <text:p>43979088.99</text:p>
          </table:table-cell>
          <table:table-cell office:value-type="float" office:value="11116.5785026274" calcext:value-type="float">
            <text:p>11116.58</text:p>
          </table:table-cell>
          <table:table-cell office:value-type="float" office:value="12665.8700928771" calcext:value-type="float">
            <text:p>12665.87</text:p>
          </table:table-cell>
          <table:table-cell office:value-type="float" office:value="15199.0441114525" calcext:value-type="float">
            <text:p>15199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75" calcext:value-type="float">
            <text:p>7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543.9662090562" calcext:value-type="float">
            <text:p>13543.97</text:p>
          </table:table-cell>
          <table:table-cell office:value-type="float" office:value="32595.2407488385" calcext:value-type="float">
            <text:p>32595.24</text:p>
          </table:table-cell>
          <table:table-cell office:value-type="float" office:value="6854.05332747061" calcext:value-type="float">
            <text:p>6854.05</text:p>
          </table:table-cell>
          <table:table-cell office:value-type="float" office:value="46978047.0158109" calcext:value-type="float">
            <text:p>46978047.02</text:p>
          </table:table-cell>
          <table:table-cell office:value-type="float" office:value="11743.7524916138" calcext:value-type="float">
            <text:p>11743.75</text:p>
          </table:table-cell>
          <table:table-cell office:value-type="float" office:value="13543.9662090562" calcext:value-type="float">
            <text:p>13543.97</text:p>
          </table:table-cell>
          <table:table-cell office:value-type="float" office:value="16252.7594508674" calcext:value-type="float">
            <text:p>16252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76" calcext:value-type="float">
            <text:p>7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066.1314582316" calcext:value-type="float">
            <text:p>14066.13</text:p>
          </table:table-cell>
          <table:table-cell office:value-type="float" office:value="33841.5776431139" calcext:value-type="float">
            <text:p>33841.58</text:p>
          </table:table-cell>
          <table:table-cell office:value-type="float" office:value="6904.3907966" calcext:value-type="float">
            <text:p>6904.39</text:p>
          </table:table-cell>
          <table:table-cell office:value-type="float" office:value="47670612.2721748" calcext:value-type="float">
            <text:p>47670612.27</text:p>
          </table:table-cell>
          <table:table-cell office:value-type="float" office:value="12190.6959225075" calcext:value-type="float">
            <text:p>12190.70</text:p>
          </table:table-cell>
          <table:table-cell office:value-type="float" office:value="14066.1314582316" calcext:value-type="float">
            <text:p>14066.13</text:p>
          </table:table-cell>
          <table:table-cell office:value-type="float" office:value="16879.3577498779" calcext:value-type="float">
            <text:p>16879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77" calcext:value-type="float">
            <text:p>7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640.485606369" calcext:value-type="float">
            <text:p>13640.49</text:p>
          </table:table-cell>
          <table:table-cell office:value-type="float" office:value="28304.508745169" calcext:value-type="float">
            <text:p>28304.51</text:p>
          </table:table-cell>
          <table:table-cell office:value-type="float" office:value="7233.72765365254" calcext:value-type="float">
            <text:p>7233.73</text:p>
          </table:table-cell>
          <table:table-cell office:value-type="float" office:value="52326815.7672175" calcext:value-type="float">
            <text:p>52326815.77</text:p>
          </table:table-cell>
          <table:table-cell office:value-type="float" office:value="11267.0517592153" calcext:value-type="float">
            <text:p>11267.05</text:p>
          </table:table-cell>
          <table:table-cell office:value-type="float" office:value="13640.485606369" calcext:value-type="float">
            <text:p>13640.49</text:p>
          </table:table-cell>
          <table:table-cell office:value-type="float" office:value="16368.5827276428" calcext:value-type="float">
            <text:p>16368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78" calcext:value-type="float">
            <text:p>7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154.3602614341" calcext:value-type="float">
            <text:p>12154.36</text:p>
          </table:table-cell>
          <table:table-cell office:value-type="float" office:value="26326.9252202157" calcext:value-type="float">
            <text:p>26326.93</text:p>
          </table:table-cell>
          <table:table-cell office:value-type="float" office:value="6432.99086854993" calcext:value-type="float">
            <text:p>6432.99</text:p>
          </table:table-cell>
          <table:table-cell office:value-type="float" office:value="41383371.5148468" calcext:value-type="float">
            <text:p>41383371.51</text:p>
          </table:table-cell>
          <table:table-cell office:value-type="float" office:value="10221.0745734649" calcext:value-type="float">
            <text:p>10221.07</text:p>
          </table:table-cell>
          <table:table-cell office:value-type="float" office:value="12154.3602614341" calcext:value-type="float">
            <text:p>12154.36</text:p>
          </table:table-cell>
          <table:table-cell office:value-type="float" office:value="14585.2323137209" calcext:value-type="float">
            <text:p>14585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79" calcext:value-type="float">
            <text:p>7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355.3712128297" calcext:value-type="float">
            <text:p>11355.37</text:p>
          </table:table-cell>
          <table:table-cell office:value-type="float" office:value="29761.8018551865" calcext:value-type="float">
            <text:p>29761.80</text:p>
          </table:table-cell>
          <table:table-cell office:value-type="float" office:value="7268.2541058568" calcext:value-type="float">
            <text:p>7268.25</text:p>
          </table:table-cell>
          <table:table-cell office:value-type="float" office:value="52827517.7473043" calcext:value-type="float">
            <text:p>52827517.75</text:p>
          </table:table-cell>
          <table:table-cell office:value-type="float" office:value="10063.2201057615" calcext:value-type="float">
            <text:p>10063.22</text:p>
          </table:table-cell>
          <table:table-cell office:value-type="float" office:value="11355.3712128297" calcext:value-type="float">
            <text:p>11355.37</text:p>
          </table:table-cell>
          <table:table-cell office:value-type="float" office:value="13626.4454553956" calcext:value-type="float">
            <text:p>13626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80" calcext:value-type="float">
            <text:p>8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340.0966403084" calcext:value-type="float">
            <text:p>11340.10</text:p>
          </table:table-cell>
          <table:table-cell office:value-type="float" office:value="35031.7455472119" calcext:value-type="float">
            <text:p>35031.75</text:p>
          </table:table-cell>
          <table:table-cell office:value-type="float" office:value="7616.60017381901" calcext:value-type="float">
            <text:p>7616.60</text:p>
          </table:table-cell>
          <table:table-cell office:value-type="float" office:value="58012598.2078198" calcext:value-type="float">
            <text:p>58012598.21</text:p>
          </table:table-cell>
          <table:table-cell office:value-type="float" office:value="10339.0158746777" calcext:value-type="float">
            <text:p>10339.02</text:p>
          </table:table-cell>
          <table:table-cell office:value-type="float" office:value="11340.0966403084" calcext:value-type="float">
            <text:p>11340.10</text:p>
          </table:table-cell>
          <table:table-cell office:value-type="float" office:value="13608.11596837" calcext:value-type="float">
            <text:p>13608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81" calcext:value-type="float">
            <text:p>8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532.1956028995" calcext:value-type="float">
            <text:p>11532.20</text:p>
          </table:table-cell>
          <table:table-cell office:value-type="float" office:value="28767.6872658395" calcext:value-type="float">
            <text:p>28767.69</text:p>
          </table:table-cell>
          <table:table-cell office:value-type="float" office:value="7215.66729322758" calcext:value-type="float">
            <text:p>7215.67</text:p>
          </table:table-cell>
          <table:table-cell office:value-type="float" office:value="52065854.4865542" calcext:value-type="float">
            <text:p>52065854.49</text:p>
          </table:table-cell>
          <table:table-cell office:value-type="float" office:value="10107.1080802644" calcext:value-type="float">
            <text:p>10107.11</text:p>
          </table:table-cell>
          <table:table-cell office:value-type="float" office:value="11532.1956028995" calcext:value-type="float">
            <text:p>11532.20</text:p>
          </table:table-cell>
          <table:table-cell office:value-type="float" office:value="13838.6347234794" calcext:value-type="float">
            <text:p>13838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82" calcext:value-type="float">
            <text:p>8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991.6453420163" calcext:value-type="float">
            <text:p>11991.65</text:p>
          </table:table-cell>
          <table:table-cell office:value-type="float" office:value="27557.0767392322" calcext:value-type="float">
            <text:p>27557.08</text:p>
          </table:table-cell>
          <table:table-cell office:value-type="float" office:value="6683.44319023704" calcext:value-type="float">
            <text:p>6683.44</text:p>
          </table:table-cell>
          <table:table-cell office:value-type="float" office:value="44668412.8771258" calcext:value-type="float">
            <text:p>44668412.88</text:p>
          </table:table-cell>
          <table:table-cell office:value-type="float" office:value="10279.9957525067" calcext:value-type="float">
            <text:p>10280.00</text:p>
          </table:table-cell>
          <table:table-cell office:value-type="float" office:value="11991.6453420163" calcext:value-type="float">
            <text:p>11991.65</text:p>
          </table:table-cell>
          <table:table-cell office:value-type="float" office:value="14389.9744104196" calcext:value-type="float">
            <text:p>14389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83" calcext:value-type="float">
            <text:p>8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804.8833856025" calcext:value-type="float">
            <text:p>11804.88</text:p>
          </table:table-cell>
          <table:table-cell office:value-type="float" office:value="27071.0678118655" calcext:value-type="float">
            <text:p>27071.07</text:p>
          </table:table-cell>
          <table:table-cell office:value-type="float" office:value="6804.8797501688" calcext:value-type="float">
            <text:p>6804.88</text:p>
          </table:table-cell>
          <table:table-cell office:value-type="float" office:value="46306388.4142574" calcext:value-type="float">
            <text:p>46306388.41</text:p>
          </table:table-cell>
          <table:table-cell office:value-type="float" office:value="10115.7459707908" calcext:value-type="float">
            <text:p>10115.75</text:p>
          </table:table-cell>
          <table:table-cell office:value-type="float" office:value="11804.8833856025" calcext:value-type="float">
            <text:p>11804.88</text:p>
          </table:table-cell>
          <table:table-cell office:value-type="float" office:value="14165.860062723" calcext:value-type="float">
            <text:p>14165.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84" calcext:value-type="float">
            <text:p>8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837.1648413117" calcext:value-type="float">
            <text:p>11837.16</text:p>
          </table:table-cell>
          <table:table-cell office:value-type="float" office:value="25457.0767392322" calcext:value-type="float">
            <text:p>25457.08</text:p>
          </table:table-cell>
          <table:table-cell office:value-type="float" office:value="6817.15151538798" calcext:value-type="float">
            <text:p>6817.15</text:p>
          </table:table-cell>
          <table:table-cell office:value-type="float" office:value="46473554.7837566" calcext:value-type="float">
            <text:p>46473554.78</text:p>
          </table:table-cell>
          <table:table-cell office:value-type="float" office:value="9933.06857790385" calcext:value-type="float">
            <text:p>9933.07</text:p>
          </table:table-cell>
          <table:table-cell office:value-type="float" office:value="11837.1648413117" calcext:value-type="float">
            <text:p>11837.16</text:p>
          </table:table-cell>
          <table:table-cell office:value-type="float" office:value="14204.5978095741" calcext:value-type="float">
            <text:p>14204.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85" calcext:value-type="float">
            <text:p>8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597.2332918828" calcext:value-type="float">
            <text:p>11597.23</text:p>
          </table:table-cell>
          <table:table-cell office:value-type="float" office:value="28066.6221821827" calcext:value-type="float">
            <text:p>28066.62</text:p>
          </table:table-cell>
          <table:table-cell office:value-type="float" office:value="6441.76561967294" calcext:value-type="float">
            <text:p>6441.77</text:p>
          </table:table-cell>
          <table:table-cell office:value-type="float" office:value="41496344.2988003" calcext:value-type="float">
            <text:p>41496344.30</text:p>
          </table:table-cell>
          <table:table-cell office:value-type="float" office:value="10088.2849276489" calcext:value-type="float">
            <text:p>10088.28</text:p>
          </table:table-cell>
          <table:table-cell office:value-type="float" office:value="11597.2332918828" calcext:value-type="float">
            <text:p>11597.23</text:p>
          </table:table-cell>
          <table:table-cell office:value-type="float" office:value="13916.6799502594" calcext:value-type="float">
            <text:p>13916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86" calcext:value-type="float">
            <text:p>8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697.445283721" calcext:value-type="float">
            <text:p>11697.45</text:p>
          </table:table-cell>
          <table:table-cell office:value-type="float" office:value="28066.6221821827" calcext:value-type="float">
            <text:p>28066.62</text:p>
          </table:table-cell>
          <table:table-cell office:value-type="float" office:value="6468.35964956148" calcext:value-type="float">
            <text:p>6468.36</text:p>
          </table:table-cell>
          <table:table-cell office:value-type="float" office:value="41839676.5560751" calcext:value-type="float">
            <text:p>41839676.56</text:p>
          </table:table-cell>
          <table:table-cell office:value-type="float" office:value="10151.8181257149" calcext:value-type="float">
            <text:p>10151.82</text:p>
          </table:table-cell>
          <table:table-cell office:value-type="float" office:value="11697.445283721" calcext:value-type="float">
            <text:p>11697.45</text:p>
          </table:table-cell>
          <table:table-cell office:value-type="float" office:value="14036.9343404652" calcext:value-type="float">
            <text:p>14036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87" calcext:value-type="float">
            <text:p>8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649.807577356" calcext:value-type="float">
            <text:p>12649.81</text:p>
          </table:table-cell>
          <table:table-cell office:value-type="float" office:value="32427.5534829989" calcext:value-type="float">
            <text:p>32427.55</text:p>
          </table:table-cell>
          <table:table-cell office:value-type="float" office:value="7230.97671976075" calcext:value-type="float">
            <text:p>7230.98</text:p>
          </table:table-cell>
          <table:table-cell office:value-type="float" office:value="52287024.3217219" calcext:value-type="float">
            <text:p>52287024.32</text:p>
          </table:table-cell>
          <table:table-cell office:value-type="float" office:value="11144.5820372929" calcext:value-type="float">
            <text:p>11144.58</text:p>
          </table:table-cell>
          <table:table-cell office:value-type="float" office:value="12649.807577356" calcext:value-type="float">
            <text:p>12649.81</text:p>
          </table:table-cell>
          <table:table-cell office:value-type="float" office:value="15179.7690928272" calcext:value-type="float">
            <text:p>15179.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88" calcext:value-type="float">
            <text:p>8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990.0533236632" calcext:value-type="float">
            <text:p>11990.05</text:p>
          </table:table-cell>
          <table:table-cell office:value-type="float" office:value="34135.3745316791" calcext:value-type="float">
            <text:p>34135.37</text:p>
          </table:table-cell>
          <table:table-cell office:value-type="float" office:value="7179.75086986297" calcext:value-type="float">
            <text:p>7179.75</text:p>
          </table:table-cell>
          <table:table-cell office:value-type="float" office:value="51548822.5532981" calcext:value-type="float">
            <text:p>51548822.55</text:p>
          </table:table-cell>
          <table:table-cell office:value-type="float" office:value="10787.3067366586" calcext:value-type="float">
            <text:p>10787.31</text:p>
          </table:table-cell>
          <table:table-cell office:value-type="float" office:value="11990.0533236632" calcext:value-type="float">
            <text:p>11990.05</text:p>
          </table:table-cell>
          <table:table-cell office:value-type="float" office:value="14388.0639883958" calcext:value-type="float">
            <text:p>14388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89" calcext:value-type="float">
            <text:p>8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0492.909717513" calcext:value-type="float">
            <text:p>10492.91</text:p>
          </table:table-cell>
          <table:table-cell office:value-type="float" office:value="26205.2881957001" calcext:value-type="float">
            <text:p>26205.29</text:p>
          </table:table-cell>
          <table:table-cell office:value-type="float" office:value="5801.53970769188" calcext:value-type="float">
            <text:p>5801.54</text:p>
          </table:table-cell>
          <table:table-cell office:value-type="float" office:value="33657862.9799255" calcext:value-type="float">
            <text:p>33657862.98</text:p>
          </table:table-cell>
          <table:table-cell office:value-type="float" office:value="9209.36673765023" calcext:value-type="float">
            <text:p>9209.37</text:p>
          </table:table-cell>
          <table:table-cell office:value-type="float" office:value="10492.909717513" calcext:value-type="float">
            <text:p>10492.91</text:p>
          </table:table-cell>
          <table:table-cell office:value-type="float" office:value="12591.4916610156" calcext:value-type="float">
            <text:p>12591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90" calcext:value-type="float">
            <text:p>9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0679.5312748212" calcext:value-type="float">
            <text:p>10679.53</text:p>
          </table:table-cell>
          <table:table-cell office:value-type="float" office:value="32806.0437371812" calcext:value-type="float">
            <text:p>32806.04</text:p>
          </table:table-cell>
          <table:table-cell office:value-type="float" office:value="5958.86587692405" calcext:value-type="float">
            <text:p>5958.87</text:p>
          </table:table-cell>
          <table:table-cell office:value-type="float" office:value="35508082.5391698" calcext:value-type="float">
            <text:p>35508082.54</text:p>
          </table:table-cell>
          <table:table-cell office:value-type="float" office:value="9733.84187104156" calcext:value-type="float">
            <text:p>9733.84</text:p>
          </table:table-cell>
          <table:table-cell office:value-type="float" office:value="10679.5312748212" calcext:value-type="float">
            <text:p>10679.53</text:p>
          </table:table-cell>
          <table:table-cell office:value-type="float" office:value="12815.4375297855" calcext:value-type="float">
            <text:p>12815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91" calcext:value-type="float">
            <text:p>9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516.7573435136" calcext:value-type="float">
            <text:p>11516.76</text:p>
          </table:table-cell>
          <table:table-cell office:value-type="float" office:value="26701.0309484496" calcext:value-type="float">
            <text:p>26701.03</text:p>
          </table:table-cell>
          <table:table-cell office:value-type="float" office:value="6304.81277906162" calcext:value-type="float">
            <text:p>6304.81</text:p>
          </table:table-cell>
          <table:table-cell office:value-type="float" office:value="39750664.1790187" calcext:value-type="float">
            <text:p>39750664.18</text:p>
          </table:table-cell>
          <table:table-cell office:value-type="float" office:value="9903.6645133435" calcext:value-type="float">
            <text:p>9903.66</text:p>
          </table:table-cell>
          <table:table-cell office:value-type="float" office:value="11516.7573435135" calcext:value-type="float">
            <text:p>11516.76</text:p>
          </table:table-cell>
          <table:table-cell office:value-type="float" office:value="13820.1088122163" calcext:value-type="float">
            <text:p>13820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92" calcext:value-type="float">
            <text:p>9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279.4515051593" calcext:value-type="float">
            <text:p>11279.45</text:p>
          </table:table-cell>
          <table:table-cell office:value-type="float" office:value="28052.8194919817" calcext:value-type="float">
            <text:p>28052.82</text:p>
          </table:table-cell>
          <table:table-cell office:value-type="float" office:value="6421.79792771009" calcext:value-type="float">
            <text:p>6421.80</text:p>
          </table:table-cell>
          <table:table-cell office:value-type="float" office:value="41239488.6243416" calcext:value-type="float">
            <text:p>41239488.62</text:p>
          </table:table-cell>
          <table:table-cell office:value-type="float" office:value="9881.18677040442" calcext:value-type="float">
            <text:p>9881.19</text:p>
          </table:table-cell>
          <table:table-cell office:value-type="float" office:value="11279.4515051593" calcext:value-type="float">
            <text:p>11279.45</text:p>
          </table:table-cell>
          <table:table-cell office:value-type="float" office:value="13535.3418061911" calcext:value-type="float">
            <text:p>13535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93" calcext:value-type="float">
            <text:p>9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0005.6484232672" calcext:value-type="float">
            <text:p>10005.65</text:p>
          </table:table-cell>
          <table:table-cell office:value-type="float" office:value="28304.508745169" calcext:value-type="float">
            <text:p>28304.51</text:p>
          </table:table-cell>
          <table:table-cell office:value-type="float" office:value="5516.91637411127" calcext:value-type="float">
            <text:p>5516.92</text:p>
          </table:table-cell>
          <table:table-cell office:value-type="float" office:value="30436366.2789371" calcext:value-type="float">
            <text:p>30436366.28</text:p>
          </table:table-cell>
          <table:table-cell office:value-type="float" office:value="9007.99518180593" calcext:value-type="float">
            <text:p>9008.00</text:p>
          </table:table-cell>
          <table:table-cell office:value-type="float" office:value="10005.6484232673" calcext:value-type="float">
            <text:p>10005.65</text:p>
          </table:table-cell>
          <table:table-cell office:value-type="float" office:value="12006.7781079207" calcext:value-type="float">
            <text:p>12006.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94" calcext:value-type="float">
            <text:p>9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0671.0031920823" calcext:value-type="float">
            <text:p>10671.00</text:p>
          </table:table-cell>
          <table:table-cell office:value-type="float" office:value="21631.1824674661" calcext:value-type="float">
            <text:p>21631.18</text:p>
          </table:table-cell>
          <table:table-cell office:value-type="float" office:value="5612.81290102296" calcext:value-type="float">
            <text:p>5612.81</text:p>
          </table:table-cell>
          <table:table-cell office:value-type="float" office:value="31503668.6618897" calcext:value-type="float">
            <text:p>31503668.66</text:p>
          </table:table-cell>
          <table:table-cell office:value-type="float" office:value="8765.02174601055" calcext:value-type="float">
            <text:p>8765.02</text:p>
          </table:table-cell>
          <table:table-cell office:value-type="float" office:value="10671.0031920823" calcext:value-type="float">
            <text:p>10671.00</text:p>
          </table:table-cell>
          <table:table-cell office:value-type="float" office:value="12805.2038304987" calcext:value-type="float">
            <text:p>12805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95" calcext:value-type="float">
            <text:p>9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0526.092445749" calcext:value-type="float">
            <text:p>10526.09</text:p>
          </table:table-cell>
          <table:table-cell office:value-type="float" office:value="28426.9252202157" calcext:value-type="float">
            <text:p>28426.93</text:p>
          </table:table-cell>
          <table:table-cell office:value-type="float" office:value="5895.60440828575" calcext:value-type="float">
            <text:p>5895.60</text:p>
          </table:table-cell>
          <table:table-cell office:value-type="float" office:value="34758151.3389983" calcext:value-type="float">
            <text:p>34758151.34</text:p>
          </table:table-cell>
          <table:table-cell office:value-type="float" office:value="9392.00288188607" calcext:value-type="float">
            <text:p>9392.00</text:p>
          </table:table-cell>
          <table:table-cell office:value-type="float" office:value="10526.092445749" calcext:value-type="float">
            <text:p>10526.09</text:p>
          </table:table-cell>
          <table:table-cell office:value-type="float" office:value="12631.3109348988" calcext:value-type="float">
            <text:p>12631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96" calcext:value-type="float">
            <text:p>9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0689.4374855221" calcext:value-type="float">
            <text:p>10689.44</text:p>
          </table:table-cell>
          <table:table-cell office:value-type="float" office:value="21135.4397147166" calcext:value-type="float">
            <text:p>21135.44</text:p>
          </table:table-cell>
          <table:table-cell office:value-type="float" office:value="5389.39351290759" calcext:value-type="float">
            <text:p>5389.39</text:p>
          </table:table-cell>
          <table:table-cell office:value-type="float" office:value="29045562.4369704" calcext:value-type="float">
            <text:p>29045562.44</text:p>
          </table:table-cell>
          <table:table-cell office:value-type="float" office:value="8682.41164975559" calcext:value-type="float">
            <text:p>8682.41</text:p>
          </table:table-cell>
          <table:table-cell office:value-type="float" office:value="10689.4374855221" calcext:value-type="float">
            <text:p>10689.44</text:p>
          </table:table-cell>
          <table:table-cell office:value-type="float" office:value="12827.3249826265" calcext:value-type="float">
            <text:p>12827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97" calcext:value-type="float">
            <text:p>9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0394.1932921645" calcext:value-type="float">
            <text:p>10394.19</text:p>
          </table:table-cell>
          <table:table-cell office:value-type="float" office:value="19018.1592277963" calcext:value-type="float">
            <text:p>19018.16</text:p>
          </table:table-cell>
          <table:table-cell office:value-type="float" office:value="5216.40291485041" calcext:value-type="float">
            <text:p>5216.40</text:p>
          </table:table-cell>
          <table:table-cell office:value-type="float" office:value="27210859.3700598" calcext:value-type="float">
            <text:p>27210859.37</text:p>
          </table:table-cell>
          <table:table-cell office:value-type="float" office:value="8101.44730655329" calcext:value-type="float">
            <text:p>8101.45</text:p>
          </table:table-cell>
          <table:table-cell office:value-type="float" office:value="10394.1932921645" calcext:value-type="float">
            <text:p>10394.19</text:p>
          </table:table-cell>
          <table:table-cell office:value-type="float" office:value="12473.0319505973" calcext:value-type="float">
            <text:p>12473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98" calcext:value-type="float">
            <text:p>9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0597.7570945038" calcext:value-type="float">
            <text:p>10597.76</text:p>
          </table:table-cell>
          <table:table-cell office:value-type="float" office:value="24975.1366766836" calcext:value-type="float">
            <text:p>24975.14</text:p>
          </table:table-cell>
          <table:table-cell office:value-type="float" office:value="5413.24085216962" calcext:value-type="float">
            <text:p>5413.24</text:p>
          </table:table-cell>
          <table:table-cell office:value-type="float" office:value="29303176.523598" calcext:value-type="float">
            <text:p>29303176.52</text:p>
          </table:table-cell>
          <table:table-cell office:value-type="float" office:value="9165.55865770023" calcext:value-type="float">
            <text:p>9165.56</text:p>
          </table:table-cell>
          <table:table-cell office:value-type="float" office:value="10597.7570945038" calcext:value-type="float">
            <text:p>10597.76</text:p>
          </table:table-cell>
          <table:table-cell office:value-type="float" office:value="12717.3085134046" calcext:value-type="float">
            <text:p>12717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99" calcext:value-type="float">
            <text:p>9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0558.160254967" calcext:value-type="float">
            <text:p>10558.16</text:p>
          </table:table-cell>
          <table:table-cell office:value-type="float" office:value="24975.1366766836" calcext:value-type="float">
            <text:p>24975.14</text:p>
          </table:table-cell>
          <table:table-cell office:value-type="float" office:value="5804.06460650371" calcext:value-type="float">
            <text:p>5804.06</text:p>
          </table:table-cell>
          <table:table-cell office:value-type="float" office:value="33687165.956469" calcext:value-type="float">
            <text:p>33687165.96</text:p>
          </table:table-cell>
          <table:table-cell office:value-type="float" office:value="9141.03158466616" calcext:value-type="float">
            <text:p>9141.03</text:p>
          </table:table-cell>
          <table:table-cell office:value-type="float" office:value="10558.160254967" calcext:value-type="float">
            <text:p>10558.16</text:p>
          </table:table-cell>
          <table:table-cell office:value-type="float" office:value="12669.7923059604" calcext:value-type="float">
            <text:p>12669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0" calcext:value-type="float">
            <text:p>0</text:p>
          </table:table-cell>
          <table:table-cell office:value-type="float" office:value="1124.26406871193" calcext:value-type="float">
            <text:p>1124.26</text:p>
          </table:table-cell>
          <table:table-cell office:value-type="float" office:value="32861.1266901498" calcext:value-type="float">
            <text:p>32861.13</text:p>
          </table:table-cell>
          <table:table-cell office:value-type="float" office:value="58146.5242289822" calcext:value-type="float">
            <text:p>58146.52</text:p>
          </table:table-cell>
          <table:table-cell office:value-type="float" office:value="13174.2860357534" calcext:value-type="float">
            <text:p>13174.29</text:p>
          </table:table-cell>
          <table:table-cell office:value-type="float" office:value="173561812.551848" calcext:value-type="float">
            <text:p>173561812.55</text:p>
          </table:table-cell>
          <table:table-cell office:value-type="float" office:value="24612.0251148292" calcext:value-type="float">
            <text:p>24612.03</text:p>
          </table:table-cell>
          <table:table-cell office:value-type="float" office:value="32861.1266901498" calcext:value-type="float">
            <text:p>32861.13</text:p>
          </table:table-cell>
          <table:table-cell office:value-type="float" office:value="39433.3520281798" calcext:value-type="float">
            <text:p>39433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" calcext:value-type="float">
            <text:p>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31901.1234377816" calcext:value-type="float">
            <text:p>31901.12</text:p>
          </table:table-cell>
          <table:table-cell office:value-type="float" office:value="58146.5242289822" calcext:value-type="float">
            <text:p>58146.52</text:p>
          </table:table-cell>
          <table:table-cell office:value-type="float" office:value="12994.2666795223" calcext:value-type="float">
            <text:p>12994.27</text:p>
          </table:table-cell>
          <table:table-cell office:value-type="float" office:value="168850966.538544" calcext:value-type="float">
            <text:p>168850966.54</text:p>
          </table:table-cell>
          <table:table-cell office:value-type="float" office:value="24360.6175021471" calcext:value-type="float">
            <text:p>24360.62</text:p>
          </table:table-cell>
          <table:table-cell office:value-type="float" office:value="31901.1234377816" calcext:value-type="float">
            <text:p>31901.12</text:p>
          </table:table-cell>
          <table:table-cell office:value-type="float" office:value="38281.3481253379" calcext:value-type="float">
            <text:p>38281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" calcext:value-type="float">
            <text:p>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9075.6761597961" calcext:value-type="float">
            <text:p>29075.68</text:p>
          </table:table-cell>
          <table:table-cell office:value-type="float" office:value="58146.5242289822" calcext:value-type="float">
            <text:p>58146.52</text:p>
          </table:table-cell>
          <table:table-cell office:value-type="float" office:value="14119.5615910358" calcext:value-type="float">
            <text:p>14119.56</text:p>
          </table:table-cell>
          <table:table-cell office:value-type="float" office:value="199362019.523054" calcext:value-type="float">
            <text:p>199362019.52</text:p>
          </table:table-cell>
          <table:table-cell office:value-type="float" office:value="23436.1730163686" calcext:value-type="float">
            <text:p>23436.17</text:p>
          </table:table-cell>
          <table:table-cell office:value-type="float" office:value="29075.6761597961" calcext:value-type="float">
            <text:p>29075.68</text:p>
          </table:table-cell>
          <table:table-cell office:value-type="float" office:value="34890.8113917553" calcext:value-type="float">
            <text:p>34890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" calcext:value-type="float">
            <text:p>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30029.3169647184" calcext:value-type="float">
            <text:p>30029.32</text:p>
          </table:table-cell>
          <table:table-cell office:value-type="float" office:value="52840.4112294606" calcext:value-type="float">
            <text:p>52840.41</text:p>
          </table:table-cell>
          <table:table-cell office:value-type="float" office:value="13750.9102269857" calcext:value-type="float">
            <text:p>13750.91</text:p>
          </table:table-cell>
          <table:table-cell office:value-type="float" office:value="189087532.070621" calcext:value-type="float">
            <text:p>189087532.07</text:p>
          </table:table-cell>
          <table:table-cell office:value-type="float" office:value="22355.4307094899" calcext:value-type="float">
            <text:p>22355.43</text:p>
          </table:table-cell>
          <table:table-cell office:value-type="float" office:value="30029.3169647184" calcext:value-type="float">
            <text:p>30029.32</text:p>
          </table:table-cell>
          <table:table-cell office:value-type="float" office:value="36035.1803576621" calcext:value-type="float">
            <text:p>36035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" calcext:value-type="float">
            <text:p>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8960.6608566157" calcext:value-type="float">
            <text:p>28960.66</text:p>
          </table:table-cell>
          <table:table-cell office:value-type="float" office:value="52802.0598572477" calcext:value-type="float">
            <text:p>52802.06</text:p>
          </table:table-cell>
          <table:table-cell office:value-type="float" office:value="13986.6013590598" calcext:value-type="float">
            <text:p>13986.60</text:p>
          </table:table-cell>
          <table:table-cell office:value-type="float" office:value="195625017.577253" calcext:value-type="float">
            <text:p>195625017.58</text:p>
          </table:table-cell>
          <table:table-cell office:value-type="float" office:value="22139.314769965" calcext:value-type="float">
            <text:p>22139.31</text:p>
          </table:table-cell>
          <table:table-cell office:value-type="float" office:value="28960.6608566157" calcext:value-type="float">
            <text:p>28960.66</text:p>
          </table:table-cell>
          <table:table-cell office:value-type="float" office:value="34752.7930279388" calcext:value-type="float">
            <text:p>34752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5" calcext:value-type="float">
            <text:p>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8868.3417360132" calcext:value-type="float">
            <text:p>28868.34</text:p>
          </table:table-cell>
          <table:table-cell office:value-type="float" office:value="55090.7961389814" calcext:value-type="float">
            <text:p>55090.80</text:p>
          </table:table-cell>
          <table:table-cell office:value-type="float" office:value="13515.5516814492" calcext:value-type="float">
            <text:p>13515.55</text:p>
          </table:table-cell>
          <table:table-cell office:value-type="float" office:value="182670137.253924" calcext:value-type="float">
            <text:p>182670137.25</text:p>
          </table:table-cell>
          <table:table-cell office:value-type="float" office:value="22706.4856637385" calcext:value-type="float">
            <text:p>22706.49</text:p>
          </table:table-cell>
          <table:table-cell office:value-type="float" office:value="28868.3417360132" calcext:value-type="float">
            <text:p>28868.34</text:p>
          </table:table-cell>
          <table:table-cell office:value-type="float" office:value="34642.0100832158" calcext:value-type="float">
            <text:p>34642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6" calcext:value-type="float">
            <text:p>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5503.7985022096" calcext:value-type="float">
            <text:p>25503.80</text:p>
          </table:table-cell>
          <table:table-cell office:value-type="float" office:value="50878.2087003595" calcext:value-type="float">
            <text:p>50878.21</text:p>
          </table:table-cell>
          <table:table-cell office:value-type="float" office:value="13033.9938412636" calcext:value-type="float">
            <text:p>13033.99</text:p>
          </table:table-cell>
          <table:table-cell office:value-type="float" office:value="169884995.454098" calcext:value-type="float">
            <text:p>169884995.45</text:p>
          </table:table-cell>
          <table:table-cell office:value-type="float" office:value="20554.4980811185" calcext:value-type="float">
            <text:p>20554.50</text:p>
          </table:table-cell>
          <table:table-cell office:value-type="float" office:value="25503.7985022096" calcext:value-type="float">
            <text:p>25503.80</text:p>
          </table:table-cell>
          <table:table-cell office:value-type="float" office:value="30604.5582026515" calcext:value-type="float">
            <text:p>30604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7" calcext:value-type="float">
            <text:p>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5477.797386927" calcext:value-type="float">
            <text:p>25477.80</text:p>
          </table:table-cell>
          <table:table-cell office:value-type="float" office:value="49451.4657157219" calcext:value-type="float">
            <text:p>49451.47</text:p>
          </table:table-cell>
          <table:table-cell office:value-type="float" office:value="12701.1043010294" calcext:value-type="float">
            <text:p>12701.10</text:p>
          </table:table-cell>
          <table:table-cell office:value-type="float" office:value="161318050.465628" calcext:value-type="float">
            <text:p>161318050.47</text:p>
          </table:table-cell>
          <table:table-cell office:value-type="float" office:value="20250.1846299447" calcext:value-type="float">
            <text:p>20250.18</text:p>
          </table:table-cell>
          <table:table-cell office:value-type="float" office:value="25477.797386927" calcext:value-type="float">
            <text:p>25477.80</text:p>
          </table:table-cell>
          <table:table-cell office:value-type="float" office:value="30573.3568643124" calcext:value-type="float">
            <text:p>30573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8" calcext:value-type="float">
            <text:p>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6432.0419024017" calcext:value-type="float">
            <text:p>26432.04</text:p>
          </table:table-cell>
          <table:table-cell office:value-type="float" office:value="50882.1110521437" calcext:value-type="float">
            <text:p>50882.11</text:p>
          </table:table-cell>
          <table:table-cell office:value-type="float" office:value="12829.477226142" calcext:value-type="float">
            <text:p>12829.48</text:p>
          </table:table-cell>
          <table:table-cell office:value-type="float" office:value="164595485.896095" calcext:value-type="float">
            <text:p>164595485.90</text:p>
          </table:table-cell>
          <table:table-cell office:value-type="float" office:value="20907.9879668071" calcext:value-type="float">
            <text:p>20907.99</text:p>
          </table:table-cell>
          <table:table-cell office:value-type="float" office:value="26432.0419024017" calcext:value-type="float">
            <text:p>26432.04</text:p>
          </table:table-cell>
          <table:table-cell office:value-type="float" office:value="31718.4502828821" calcext:value-type="float">
            <text:p>31718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9" calcext:value-type="float">
            <text:p>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5838.6325720495" calcext:value-type="float">
            <text:p>25838.63</text:p>
          </table:table-cell>
          <table:table-cell office:value-type="float" office:value="51427.1354441467" calcext:value-type="float">
            <text:p>51427.14</text:p>
          </table:table-cell>
          <table:table-cell office:value-type="float" office:value="13156.1965092341" calcext:value-type="float">
            <text:p>13156.20</text:p>
          </table:table-cell>
          <table:table-cell office:value-type="float" office:value="173085506.589583" calcext:value-type="float">
            <text:p>173085506.59</text:p>
          </table:table-cell>
          <table:table-cell office:value-type="float" office:value="20798.6856243914" calcext:value-type="float">
            <text:p>20798.69</text:p>
          </table:table-cell>
          <table:table-cell office:value-type="float" office:value="25838.6325720495" calcext:value-type="float">
            <text:p>25838.63</text:p>
          </table:table-cell>
          <table:table-cell office:value-type="float" office:value="31006.3590864594" calcext:value-type="float">
            <text:p>31006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0" calcext:value-type="float">
            <text:p>1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6722.5451058922" calcext:value-type="float">
            <text:p>26722.55</text:p>
          </table:table-cell>
          <table:table-cell office:value-type="float" office:value="60515.9608179678" calcext:value-type="float">
            <text:p>60515.96</text:p>
          </table:table-cell>
          <table:table-cell office:value-type="float" office:value="12351.1260952121" calcext:value-type="float">
            <text:p>12351.13</text:p>
          </table:table-cell>
          <table:table-cell office:value-type="float" office:value="152550315.819829" calcext:value-type="float">
            <text:p>152550315.82</text:p>
          </table:table-cell>
          <table:table-cell office:value-type="float" office:value="22635.9347518865" calcext:value-type="float">
            <text:p>22635.93</text:p>
          </table:table-cell>
          <table:table-cell office:value-type="float" office:value="26722.5451058922" calcext:value-type="float">
            <text:p>26722.55</text:p>
          </table:table-cell>
          <table:table-cell office:value-type="float" office:value="32067.0541270707" calcext:value-type="float">
            <text:p>32067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1" calcext:value-type="float">
            <text:p>1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4728.7850381123" calcext:value-type="float">
            <text:p>24728.79</text:p>
          </table:table-cell>
          <table:table-cell office:value-type="float" office:value="55204.4466216087" calcext:value-type="float">
            <text:p>55204.45</text:p>
          </table:table-cell>
          <table:table-cell office:value-type="float" office:value="11841.8559964757" calcext:value-type="float">
            <text:p>11841.86</text:p>
          </table:table-cell>
          <table:table-cell office:value-type="float" office:value="140229553.441267" calcext:value-type="float">
            <text:p>140229553.44</text:p>
          </table:table-cell>
          <table:table-cell office:value-type="float" office:value="20858.9351240336" calcext:value-type="float">
            <text:p>20858.94</text:p>
          </table:table-cell>
          <table:table-cell office:value-type="float" office:value="24728.7850381123" calcext:value-type="float">
            <text:p>24728.79</text:p>
          </table:table-cell>
          <table:table-cell office:value-type="float" office:value="29674.5420457347" calcext:value-type="float">
            <text:p>29674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2" calcext:value-type="float">
            <text:p>1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4018.4440257538" calcext:value-type="float">
            <text:p>24018.44</text:p>
          </table:table-cell>
          <table:table-cell office:value-type="float" office:value="53154.1940899146" calcext:value-type="float">
            <text:p>53154.19</text:p>
          </table:table-cell>
          <table:table-cell office:value-type="float" office:value="12504.8304209585" calcext:value-type="float">
            <text:p>12504.83</text:p>
          </table:table-cell>
          <table:table-cell office:value-type="float" office:value="156370783.85693" calcext:value-type="float">
            <text:p>156370783.86</text:p>
          </table:table-cell>
          <table:table-cell office:value-type="float" office:value="20204.015744886" calcext:value-type="float">
            <text:p>20204.02</text:p>
          </table:table-cell>
          <table:table-cell office:value-type="float" office:value="24018.4440257538" calcext:value-type="float">
            <text:p>24018.44</text:p>
          </table:table-cell>
          <table:table-cell office:value-type="float" office:value="28822.1328309046" calcext:value-type="float">
            <text:p>28822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3" calcext:value-type="float">
            <text:p>1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956.0984097897" calcext:value-type="float">
            <text:p>23956.10</text:p>
          </table:table-cell>
          <table:table-cell office:value-type="float" office:value="52157.5323421273" calcext:value-type="float">
            <text:p>52157.53</text:p>
          </table:table-cell>
          <table:table-cell office:value-type="float" office:value="13476.8913629646" calcext:value-type="float">
            <text:p>13476.89</text:p>
          </table:table-cell>
          <table:table-cell office:value-type="float" office:value="181626600.809149" calcext:value-type="float">
            <text:p>181626600.81</text:p>
          </table:table-cell>
          <table:table-cell office:value-type="float" office:value="20036.1191247271" calcext:value-type="float">
            <text:p>20036.12</text:p>
          </table:table-cell>
          <table:table-cell office:value-type="float" office:value="23956.0984097898" calcext:value-type="float">
            <text:p>23956.10</text:p>
          </table:table-cell>
          <table:table-cell office:value-type="float" office:value="28747.3180917477" calcext:value-type="float">
            <text:p>28747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4" calcext:value-type="float">
            <text:p>1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181.2398003583" calcext:value-type="float">
            <text:p>22181.24</text:p>
          </table:table-cell>
          <table:table-cell office:value-type="float" office:value="49202.2523189831" calcext:value-type="float">
            <text:p>49202.25</text:p>
          </table:table-cell>
          <table:table-cell office:value-type="float" office:value="11887.9649855787" calcext:value-type="float">
            <text:p>11887.96</text:p>
          </table:table-cell>
          <table:table-cell office:value-type="float" office:value="141323711.498345" calcext:value-type="float">
            <text:p>141323711.50</text:p>
          </table:table-cell>
          <table:table-cell office:value-type="float" office:value="18684.5177375269" calcext:value-type="float">
            <text:p>18684.52</text:p>
          </table:table-cell>
          <table:table-cell office:value-type="float" office:value="22181.2398003583" calcext:value-type="float">
            <text:p>22181.24</text:p>
          </table:table-cell>
          <table:table-cell office:value-type="float" office:value="26617.48776043" calcext:value-type="float">
            <text:p>26617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5" calcext:value-type="float">
            <text:p>1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379.420368859" calcext:value-type="float">
            <text:p>23379.42</text:p>
          </table:table-cell>
          <table:table-cell office:value-type="float" office:value="51427.1354441467" calcext:value-type="float">
            <text:p>51427.14</text:p>
          </table:table-cell>
          <table:table-cell office:value-type="float" office:value="12955.017471274" calcext:value-type="float">
            <text:p>12955.02</text:p>
          </table:table-cell>
          <table:table-cell office:value-type="float" office:value="167832477.681014" calcext:value-type="float">
            <text:p>167832477.68</text:p>
          </table:table-cell>
          <table:table-cell office:value-type="float" office:value="19628.976209843" calcext:value-type="float">
            <text:p>19628.98</text:p>
          </table:table-cell>
          <table:table-cell office:value-type="float" office:value="23379.420368859" calcext:value-type="float">
            <text:p>23379.42</text:p>
          </table:table-cell>
          <table:table-cell office:value-type="float" office:value="28055.3044426308" calcext:value-type="float">
            <text:p>28055.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6" calcext:value-type="float">
            <text:p>1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5676.0981072322" calcext:value-type="float">
            <text:p>25676.10</text:p>
          </table:table-cell>
          <table:table-cell office:value-type="float" office:value="51427.1354441467" calcext:value-type="float">
            <text:p>51427.14</text:p>
          </table:table-cell>
          <table:table-cell office:value-type="float" office:value="11398.9973749908" calcext:value-type="float">
            <text:p>11399.00</text:p>
          </table:table-cell>
          <table:table-cell office:value-type="float" office:value="129937141.155046" calcext:value-type="float">
            <text:p>129937141.16</text:p>
          </table:table-cell>
          <table:table-cell office:value-type="float" office:value="20731.8774175213" calcext:value-type="float">
            <text:p>20731.88</text:p>
          </table:table-cell>
          <table:table-cell office:value-type="float" office:value="25676.0981072322" calcext:value-type="float">
            <text:p>25676.10</text:p>
          </table:table-cell>
          <table:table-cell office:value-type="float" office:value="30811.3177286787" calcext:value-type="float">
            <text:p>30811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7" calcext:value-type="float">
            <text:p>1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5052.7274698021" calcext:value-type="float">
            <text:p>25052.73</text:p>
          </table:table-cell>
          <table:table-cell office:value-type="float" office:value="57216.4948895349" calcext:value-type="float">
            <text:p>57216.49</text:p>
          </table:table-cell>
          <table:table-cell office:value-type="float" office:value="11448.8666943343" calcext:value-type="float">
            <text:p>11448.87</text:p>
          </table:table-cell>
          <table:table-cell office:value-type="float" office:value="131076548.584637" calcext:value-type="float">
            <text:p>131076548.58</text:p>
          </table:table-cell>
          <table:table-cell office:value-type="float" office:value="21287.4873603343" calcext:value-type="float">
            <text:p>21287.49</text:p>
          </table:table-cell>
          <table:table-cell office:value-type="float" office:value="25052.727469802" calcext:value-type="float">
            <text:p>25052.73</text:p>
          </table:table-cell>
          <table:table-cell office:value-type="float" office:value="30063.2729637625" calcext:value-type="float">
            <text:p>30063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" calcext:value-type="float">
            <text:p>1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4612.9976024478" calcext:value-type="float">
            <text:p>24613.00</text:p>
          </table:table-cell>
          <table:table-cell office:value-type="float" office:value="46551.9707791102" calcext:value-type="float">
            <text:p>46551.97</text:p>
          </table:table-cell>
          <table:table-cell office:value-type="float" office:value="11746.7861909417" calcext:value-type="float">
            <text:p>11746.79</text:p>
          </table:table-cell>
          <table:table-cell office:value-type="float" office:value="137986985.8157" calcext:value-type="float">
            <text:p>137986985.82</text:p>
          </table:table-cell>
          <table:table-cell office:value-type="float" office:value="19288.4982221949" calcext:value-type="float">
            <text:p>19288.50</text:p>
          </table:table-cell>
          <table:table-cell office:value-type="float" office:value="24612.9976024478" calcext:value-type="float">
            <text:p>24613.00</text:p>
          </table:table-cell>
          <table:table-cell office:value-type="float" office:value="29535.5971229374" calcext:value-type="float">
            <text:p>29535.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" calcext:value-type="float">
            <text:p>1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4323.5374493318" calcext:value-type="float">
            <text:p>24323.54</text:p>
          </table:table-cell>
          <table:table-cell office:value-type="float" office:value="51737.8712098005" calcext:value-type="float">
            <text:p>51737.87</text:p>
          </table:table-cell>
          <table:table-cell office:value-type="float" office:value="11813.3357543619" calcext:value-type="float">
            <text:p>11813.34</text:p>
          </table:table-cell>
          <table:table-cell office:value-type="float" office:value="139554901.645285" calcext:value-type="float">
            <text:p>139554901.65</text:p>
          </table:table-cell>
          <table:table-cell office:value-type="float" office:value="20163.9571272124" calcext:value-type="float">
            <text:p>20163.96</text:p>
          </table:table-cell>
          <table:table-cell office:value-type="float" office:value="24323.5374493318" calcext:value-type="float">
            <text:p>24323.54</text:p>
          </table:table-cell>
          <table:table-cell office:value-type="float" office:value="29188.2449391982" calcext:value-type="float">
            <text:p>29188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" calcext:value-type="float">
            <text:p>2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496.9529625824" calcext:value-type="float">
            <text:p>23496.95</text:p>
          </table:table-cell>
          <table:table-cell office:value-type="float" office:value="45748.7373415292" calcext:value-type="float">
            <text:p>45748.74</text:p>
          </table:table-cell>
          <table:table-cell office:value-type="float" office:value="10792.5066246579" calcext:value-type="float">
            <text:p>10792.51</text:p>
          </table:table-cell>
          <table:table-cell office:value-type="float" office:value="116478199.243285" calcext:value-type="float">
            <text:p>116478199.24</text:p>
          </table:table-cell>
          <table:table-cell office:value-type="float" office:value="18721.0421790843" calcext:value-type="float">
            <text:p>18721.04</text:p>
          </table:table-cell>
          <table:table-cell office:value-type="float" office:value="23496.9529625824" calcext:value-type="float">
            <text:p>23496.95</text:p>
          </table:table-cell>
          <table:table-cell office:value-type="float" office:value="28196.3435550988" calcext:value-type="float">
            <text:p>28196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" calcext:value-type="float">
            <text:p>2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546.7361325786" calcext:value-type="float">
            <text:p>23546.74</text:p>
          </table:table-cell>
          <table:table-cell office:value-type="float" office:value="47144.3299263566" calcext:value-type="float">
            <text:p>47144.33</text:p>
          </table:table-cell>
          <table:table-cell office:value-type="float" office:value="11558.0902916257" calcext:value-type="float">
            <text:p>11558.09</text:p>
          </table:table-cell>
          <table:table-cell office:value-type="float" office:value="133589451.189373" calcext:value-type="float">
            <text:p>133589451.19</text:p>
          </table:table-cell>
          <table:table-cell office:value-type="float" office:value="19023.7265175832" calcext:value-type="float">
            <text:p>19023.73</text:p>
          </table:table-cell>
          <table:table-cell office:value-type="float" office:value="23546.7361325786" calcext:value-type="float">
            <text:p>23546.74</text:p>
          </table:table-cell>
          <table:table-cell office:value-type="float" office:value="28256.0833590944" calcext:value-type="float">
            <text:p>28256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2" calcext:value-type="float">
            <text:p>2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012.9417649881" calcext:value-type="float">
            <text:p>23012.94</text:p>
          </table:table-cell>
          <table:table-cell office:value-type="float" office:value="46551.9707791102" calcext:value-type="float">
            <text:p>46551.97</text:p>
          </table:table-cell>
          <table:table-cell office:value-type="float" office:value="11127.7098921483" calcext:value-type="float">
            <text:p>11127.71</text:p>
          </table:table-cell>
          <table:table-cell office:value-type="float" office:value="123825927.443815" calcext:value-type="float">
            <text:p>123825927.44</text:p>
          </table:table-cell>
          <table:table-cell office:value-type="float" office:value="18685.8416076845" calcext:value-type="float">
            <text:p>18685.84</text:p>
          </table:table-cell>
          <table:table-cell office:value-type="float" office:value="23012.9417649881" calcext:value-type="float">
            <text:p>23012.94</text:p>
          </table:table-cell>
          <table:table-cell office:value-type="float" office:value="27615.5301179857" calcext:value-type="float">
            <text:p>27615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3" calcext:value-type="float">
            <text:p>2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944.1183451721" calcext:value-type="float">
            <text:p>23944.12</text:p>
          </table:table-cell>
          <table:table-cell office:value-type="float" office:value="50859.1065684755" calcext:value-type="float">
            <text:p>50859.11</text:p>
          </table:table-cell>
          <table:table-cell office:value-type="float" office:value="11703.8545165418" calcext:value-type="float">
            <text:p>11703.85</text:p>
          </table:table-cell>
          <table:table-cell office:value-type="float" office:value="136980210.544376" calcext:value-type="float">
            <text:p>136980210.54</text:p>
          </table:table-cell>
          <table:table-cell office:value-type="float" office:value="19840.9628218726" calcext:value-type="float">
            <text:p>19840.96</text:p>
          </table:table-cell>
          <table:table-cell office:value-type="float" office:value="23944.1183451721" calcext:value-type="float">
            <text:p>23944.12</text:p>
          </table:table-cell>
          <table:table-cell office:value-type="float" office:value="28732.9420142065" calcext:value-type="float">
            <text:p>28732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4" calcext:value-type="float">
            <text:p>2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422.8533385206" calcext:value-type="float">
            <text:p>23422.85</text:p>
          </table:table-cell>
          <table:table-cell office:value-type="float" office:value="46551.9707791102" calcext:value-type="float">
            <text:p>46551.97</text:p>
          </table:table-cell>
          <table:table-cell office:value-type="float" office:value="11888.7689123154" calcext:value-type="float">
            <text:p>11888.77</text:p>
          </table:table-cell>
          <table:table-cell office:value-type="float" office:value="141342826.250438" calcext:value-type="float">
            <text:p>141342826.25</text:p>
          </table:table-cell>
          <table:table-cell office:value-type="float" office:value="18857.6003452001" calcext:value-type="float">
            <text:p>18857.60</text:p>
          </table:table-cell>
          <table:table-cell office:value-type="float" office:value="23422.8533385206" calcext:value-type="float">
            <text:p>23422.85</text:p>
          </table:table-cell>
          <table:table-cell office:value-type="float" office:value="28107.4240062247" calcext:value-type="float">
            <text:p>28107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5" calcext:value-type="float">
            <text:p>2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669.1258257845" calcext:value-type="float">
            <text:p>20669.13</text:p>
          </table:table-cell>
          <table:table-cell office:value-type="float" office:value="56154.1889907858" calcext:value-type="float">
            <text:p>56154.19</text:p>
          </table:table-cell>
          <table:table-cell office:value-type="float" office:value="10963.1884206793" calcext:value-type="float">
            <text:p>10963.19</text:p>
          </table:table-cell>
          <table:table-cell office:value-type="float" office:value="120191500.347316" calcext:value-type="float">
            <text:p>120191500.35</text:p>
          </table:table-cell>
          <table:table-cell office:value-type="float" office:value="18364.1268272371" calcext:value-type="float">
            <text:p>18364.13</text:p>
          </table:table-cell>
          <table:table-cell office:value-type="float" office:value="20669.1258257845" calcext:value-type="float">
            <text:p>20669.13</text:p>
          </table:table-cell>
          <table:table-cell office:value-type="float" office:value="24802.9509909414" calcext:value-type="float">
            <text:p>24802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6" calcext:value-type="float">
            <text:p>2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549.8244879373" calcext:value-type="float">
            <text:p>21549.82</text:p>
          </table:table-cell>
          <table:table-cell office:value-type="float" office:value="56154.1889907858" calcext:value-type="float">
            <text:p>56154.19</text:p>
          </table:table-cell>
          <table:table-cell office:value-type="float" office:value="10800.188181744" calcext:value-type="float">
            <text:p>10800.19</text:p>
          </table:table-cell>
          <table:table-cell office:value-type="float" office:value="116644064.761082" calcext:value-type="float">
            <text:p>116644064.76</text:p>
          </table:table-cell>
          <table:table-cell office:value-type="float" office:value="18975.757104501" calcext:value-type="float">
            <text:p>18975.76</text:p>
          </table:table-cell>
          <table:table-cell office:value-type="float" office:value="21549.8244879373" calcext:value-type="float">
            <text:p>21549.82</text:p>
          </table:table-cell>
          <table:table-cell office:value-type="float" office:value="25859.7893855248" calcext:value-type="float">
            <text:p>25859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7" calcext:value-type="float">
            <text:p>2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185.0667011557" calcext:value-type="float">
            <text:p>23185.07</text:p>
          </table:table-cell>
          <table:table-cell office:value-type="float" office:value="43609.8931717367" calcext:value-type="float">
            <text:p>43609.89</text:p>
          </table:table-cell>
          <table:table-cell office:value-type="float" office:value="9714.94779544359" calcext:value-type="float">
            <text:p>9714.95</text:p>
          </table:table-cell>
          <table:table-cell office:value-type="float" office:value="94380210.6681943" calcext:value-type="float">
            <text:p>94380210.67</text:p>
          </table:table-cell>
          <table:table-cell office:value-type="float" office:value="18121.8310207306" calcext:value-type="float">
            <text:p>18121.83</text:p>
          </table:table-cell>
          <table:table-cell office:value-type="float" office:value="23185.0667011557" calcext:value-type="float">
            <text:p>23185.07</text:p>
          </table:table-cell>
          <table:table-cell office:value-type="float" office:value="27822.0800413869" calcext:value-type="float">
            <text:p>27822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8" calcext:value-type="float">
            <text:p>2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373.8060040555" calcext:value-type="float">
            <text:p>21373.81</text:p>
          </table:table-cell>
          <table:table-cell office:value-type="float" office:value="42213.2034355964" calcext:value-type="float">
            <text:p>42213.20</text:p>
          </table:table-cell>
          <table:table-cell office:value-type="float" office:value="9890.12185652912" calcext:value-type="float">
            <text:p>9890.12</text:p>
          </table:table-cell>
          <table:table-cell office:value-type="float" office:value="97814510.336995" calcext:value-type="float">
            <text:p>97814510.34</text:p>
          </table:table-cell>
          <table:table-cell office:value-type="float" office:value="17170.518690502" calcext:value-type="float">
            <text:p>17170.52</text:p>
          </table:table-cell>
          <table:table-cell office:value-type="float" office:value="21373.8060040555" calcext:value-type="float">
            <text:p>21373.81</text:p>
          </table:table-cell>
          <table:table-cell office:value-type="float" office:value="25648.5672048666" calcext:value-type="float">
            <text:p>25648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9" calcext:value-type="float">
            <text:p>2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961.5417166496" calcext:value-type="float">
            <text:p>20961.54</text:p>
          </table:table-cell>
          <table:table-cell office:value-type="float" office:value="41347.0129472589" calcext:value-type="float">
            <text:p>41347.01</text:p>
          </table:table-cell>
          <table:table-cell office:value-type="float" office:value="10588.5010857594" calcext:value-type="float">
            <text:p>10588.50</text:p>
          </table:table-cell>
          <table:table-cell office:value-type="float" office:value="112116355.243129" calcext:value-type="float">
            <text:p>112116355.24</text:p>
          </table:table-cell>
          <table:table-cell office:value-type="float" office:value="16832.3216262148" calcext:value-type="float">
            <text:p>16832.32</text:p>
          </table:table-cell>
          <table:table-cell office:value-type="float" office:value="20961.5417166496" calcext:value-type="float">
            <text:p>20961.54</text:p>
          </table:table-cell>
          <table:table-cell office:value-type="float" office:value="25153.8500599795" calcext:value-type="float">
            <text:p>25153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0" calcext:value-type="float">
            <text:p>3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829.1085934562" calcext:value-type="float">
            <text:p>21829.11</text:p>
          </table:table-cell>
          <table:table-cell office:value-type="float" office:value="43609.8931717367" calcext:value-type="float">
            <text:p>43609.89</text:p>
          </table:table-cell>
          <table:table-cell office:value-type="float" office:value="10930.3983664899" calcext:value-type="float">
            <text:p>10930.40</text:p>
          </table:table-cell>
          <table:table-cell office:value-type="float" office:value="119473608.450165" calcext:value-type="float">
            <text:p>119473608.45</text:p>
          </table:table-cell>
          <table:table-cell office:value-type="float" office:value="17630.5609157999" calcext:value-type="float">
            <text:p>17630.56</text:p>
          </table:table-cell>
          <table:table-cell office:value-type="float" office:value="21829.1085934562" calcext:value-type="float">
            <text:p>21829.11</text:p>
          </table:table-cell>
          <table:table-cell office:value-type="float" office:value="26194.9303121474" calcext:value-type="float">
            <text:p>26194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1" calcext:value-type="float">
            <text:p>3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916.1767202151" calcext:value-type="float">
            <text:p>19916.18</text:p>
          </table:table-cell>
          <table:table-cell office:value-type="float" office:value="42838.181771802" calcext:value-type="float">
            <text:p>42838.18</text:p>
          </table:table-cell>
          <table:table-cell office:value-type="float" office:value="10339.8869801467" calcext:value-type="float">
            <text:p>10339.89</text:p>
          </table:table-cell>
          <table:table-cell office:value-type="float" office:value="106913262.762208" calcext:value-type="float">
            <text:p>106913262.76</text:p>
          </table:table-cell>
          <table:table-cell office:value-type="float" office:value="16608.6890652746" calcext:value-type="float">
            <text:p>16608.69</text:p>
          </table:table-cell>
          <table:table-cell office:value-type="float" office:value="19916.1767202151" calcext:value-type="float">
            <text:p>19916.18</text:p>
          </table:table-cell>
          <table:table-cell office:value-type="float" office:value="23899.4120642582" calcext:value-type="float">
            <text:p>23899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2" calcext:value-type="float">
            <text:p>3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651.0817337684" calcext:value-type="float">
            <text:p>18651.08</text:p>
          </table:table-cell>
          <table:table-cell office:value-type="float" office:value="39190.8582625416" calcext:value-type="float">
            <text:p>39190.86</text:p>
          </table:table-cell>
          <table:table-cell office:value-type="float" office:value="9423.91968938893" calcext:value-type="float">
            <text:p>9423.92</text:p>
          </table:table-cell>
          <table:table-cell office:value-type="float" office:value="88810262.3120524" calcext:value-type="float">
            <text:p>88810262.31</text:p>
          </table:table-cell>
          <table:table-cell office:value-type="float" office:value="15424.2026312909" calcext:value-type="float">
            <text:p>15424.20</text:p>
          </table:table-cell>
          <table:table-cell office:value-type="float" office:value="18651.0817337684" calcext:value-type="float">
            <text:p>18651.08</text:p>
          </table:table-cell>
          <table:table-cell office:value-type="float" office:value="22381.2980805221" calcext:value-type="float">
            <text:p>22381.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3" calcext:value-type="float">
            <text:p>3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029.5778331239" calcext:value-type="float">
            <text:p>19029.58</text:p>
          </table:table-cell>
          <table:table-cell office:value-type="float" office:value="40699.8696339251" calcext:value-type="float">
            <text:p>40699.87</text:p>
          </table:table-cell>
          <table:table-cell office:value-type="float" office:value="9625.96044092372" calcext:value-type="float">
            <text:p>9625.96</text:p>
          </table:table-cell>
          <table:table-cell office:value-type="float" office:value="92659114.4102283" calcext:value-type="float">
            <text:p>92659114.41</text:p>
          </table:table-cell>
          <table:table-cell office:value-type="float" office:value="15842.4983828812" calcext:value-type="float">
            <text:p>15842.50</text:p>
          </table:table-cell>
          <table:table-cell office:value-type="float" office:value="19029.5778331239" calcext:value-type="float">
            <text:p>19029.58</text:p>
          </table:table-cell>
          <table:table-cell office:value-type="float" office:value="22835.4933997487" calcext:value-type="float">
            <text:p>22835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4" calcext:value-type="float">
            <text:p>3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362.2735573594" calcext:value-type="float">
            <text:p>20362.27</text:p>
          </table:table-cell>
          <table:table-cell office:value-type="float" office:value="43074.9752627784" calcext:value-type="float">
            <text:p>43074.98</text:p>
          </table:table-cell>
          <table:table-cell office:value-type="float" office:value="10351.9367363654" calcext:value-type="float">
            <text:p>10351.94</text:p>
          </table:table-cell>
          <table:table-cell office:value-type="float" office:value="107162594.193711" calcext:value-type="float">
            <text:p>107162594.19</text:p>
          </table:table-cell>
          <table:table-cell office:value-type="float" office:value="16869.5538910718" calcext:value-type="float">
            <text:p>16869.55</text:p>
          </table:table-cell>
          <table:table-cell office:value-type="float" office:value="20362.2735573594" calcext:value-type="float">
            <text:p>20362.27</text:p>
          </table:table-cell>
          <table:table-cell office:value-type="float" office:value="24434.7282688312" calcext:value-type="float">
            <text:p>24434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5" calcext:value-type="float">
            <text:p>3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117.8719195299" calcext:value-type="float">
            <text:p>19117.87</text:p>
          </table:table-cell>
          <table:table-cell office:value-type="float" office:value="39551.9707791102" calcext:value-type="float">
            <text:p>39551.97</text:p>
          </table:table-cell>
          <table:table-cell office:value-type="float" office:value="10151.227502927" calcext:value-type="float">
            <text:p>10151.23</text:p>
          </table:table-cell>
          <table:table-cell office:value-type="float" office:value="103047419.816182" calcext:value-type="float">
            <text:p>103047419.82</text:p>
          </table:table-cell>
          <table:table-cell office:value-type="float" office:value="15705.7816166984" calcext:value-type="float">
            <text:p>15705.78</text:p>
          </table:table-cell>
          <table:table-cell office:value-type="float" office:value="19117.8719195299" calcext:value-type="float">
            <text:p>19117.87</text:p>
          </table:table-cell>
          <table:table-cell office:value-type="float" office:value="22941.4463034359" calcext:value-type="float">
            <text:p>22941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6" calcext:value-type="float">
            <text:p>3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951.926756978" calcext:value-type="float">
            <text:p>18951.93</text:p>
          </table:table-cell>
          <table:table-cell office:value-type="float" office:value="46777.7036369711" calcext:value-type="float">
            <text:p>46777.70</text:p>
          </table:table-cell>
          <table:table-cell office:value-type="float" office:value="10840.9224954204" calcext:value-type="float">
            <text:p>10840.92</text:p>
          </table:table-cell>
          <table:table-cell office:value-type="float" office:value="117525600.551711" calcext:value-type="float">
            <text:p>117525600.55</text:p>
          </table:table-cell>
          <table:table-cell office:value-type="float" office:value="16490.5833856573" calcext:value-type="float">
            <text:p>16490.58</text:p>
          </table:table-cell>
          <table:table-cell office:value-type="float" office:value="18951.926756978" calcext:value-type="float">
            <text:p>18951.93</text:p>
          </table:table-cell>
          <table:table-cell office:value-type="float" office:value="22742.3121083736" calcext:value-type="float">
            <text:p>22742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7" calcext:value-type="float">
            <text:p>3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702.435332616" calcext:value-type="float">
            <text:p>17702.44</text:p>
          </table:table-cell>
          <table:table-cell office:value-type="float" office:value="42962.7055249382" calcext:value-type="float">
            <text:p>42962.71</text:p>
          </table:table-cell>
          <table:table-cell office:value-type="float" office:value="10535.8685913899" calcext:value-type="float">
            <text:p>10535.87</text:p>
          </table:table-cell>
          <table:table-cell office:value-type="float" office:value="111004526.975036" calcext:value-type="float">
            <text:p>111004526.98</text:p>
          </table:table-cell>
          <table:table-cell office:value-type="float" office:value="15344.9961729233" calcext:value-type="float">
            <text:p>15345.00</text:p>
          </table:table-cell>
          <table:table-cell office:value-type="float" office:value="17702.435332616" calcext:value-type="float">
            <text:p>17702.44</text:p>
          </table:table-cell>
          <table:table-cell office:value-type="float" office:value="21242.9223991392" calcext:value-type="float">
            <text:p>21242.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8" calcext:value-type="float">
            <text:p>3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947.1397992156" calcext:value-type="float">
            <text:p>19947.14</text:p>
          </table:table-cell>
          <table:table-cell office:value-type="float" office:value="46777.7036369711" calcext:value-type="float">
            <text:p>46777.70</text:p>
          </table:table-cell>
          <table:table-cell office:value-type="float" office:value="11049.1810615664" calcext:value-type="float">
            <text:p>11049.18</text:p>
          </table:table-cell>
          <table:table-cell office:value-type="float" office:value="122084402.131277" calcext:value-type="float">
            <text:p>122084402.13</text:p>
          </table:table-cell>
          <table:table-cell office:value-type="float" office:value="17112.4755598612" calcext:value-type="float">
            <text:p>17112.48</text:p>
          </table:table-cell>
          <table:table-cell office:value-type="float" office:value="19947.1397992156" calcext:value-type="float">
            <text:p>19947.14</text:p>
          </table:table-cell>
          <table:table-cell office:value-type="float" office:value="23936.5677590587" calcext:value-type="float">
            <text:p>23936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9" calcext:value-type="float">
            <text:p>3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137.8405194001" calcext:value-type="float">
            <text:p>19137.84</text:p>
          </table:table-cell>
          <table:table-cell office:value-type="float" office:value="45914.8346584763" calcext:value-type="float">
            <text:p>45914.83</text:p>
          </table:table-cell>
          <table:table-cell office:value-type="float" office:value="11521.2455166272" calcext:value-type="float">
            <text:p>11521.25</text:p>
          </table:table-cell>
          <table:table-cell office:value-type="float" office:value="132739098.254401" calcext:value-type="float">
            <text:p>132739098.25</text:p>
          </table:table-cell>
          <table:table-cell office:value-type="float" office:value="16528.4271185053" calcext:value-type="float">
            <text:p>16528.43</text:p>
          </table:table-cell>
          <table:table-cell office:value-type="float" office:value="19137.8405194001" calcext:value-type="float">
            <text:p>19137.84</text:p>
          </table:table-cell>
          <table:table-cell office:value-type="float" office:value="22965.4086232801" calcext:value-type="float">
            <text:p>22965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0" calcext:value-type="float">
            <text:p>4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036.5924014474" calcext:value-type="float">
            <text:p>17036.59</text:p>
          </table:table-cell>
          <table:table-cell office:value-type="float" office:value="48760.9811306679" calcext:value-type="float">
            <text:p>48760.98</text:p>
          </table:table-cell>
          <table:table-cell office:value-type="float" office:value="10635.6444047379" calcext:value-type="float">
            <text:p>10635.64</text:p>
          </table:table-cell>
          <table:table-cell office:value-type="float" office:value="113116931.904033" calcext:value-type="float">
            <text:p>113116931.90</text:p>
          </table:table-cell>
          <table:table-cell office:value-type="float" office:value="15301.6190246236" calcext:value-type="float">
            <text:p>15301.62</text:p>
          </table:table-cell>
          <table:table-cell office:value-type="float" office:value="17036.5924014474" calcext:value-type="float">
            <text:p>17036.59</text:p>
          </table:table-cell>
          <table:table-cell office:value-type="float" office:value="20443.9108817368" calcext:value-type="float">
            <text:p>20443.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1" calcext:value-type="float">
            <text:p>4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692.2007524259" calcext:value-type="float">
            <text:p>15692.20</text:p>
          </table:table-cell>
          <table:table-cell office:value-type="float" office:value="41550.2733533671" calcext:value-type="float">
            <text:p>41550.27</text:p>
          </table:table-cell>
          <table:table-cell office:value-type="float" office:value="10384.1260642562" calcext:value-type="float">
            <text:p>10384.13</text:p>
          </table:table-cell>
          <table:table-cell office:value-type="float" office:value="107830074.118365" calcext:value-type="float">
            <text:p>107830074.12</text:p>
          </table:table-cell>
          <table:table-cell office:value-type="float" office:value="13894.7626914854" calcext:value-type="float">
            <text:p>13894.76</text:p>
          </table:table-cell>
          <table:table-cell office:value-type="float" office:value="15692.2007524259" calcext:value-type="float">
            <text:p>15692.20</text:p>
          </table:table-cell>
          <table:table-cell office:value-type="float" office:value="18830.640902911" calcext:value-type="float">
            <text:p>18830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2" calcext:value-type="float">
            <text:p>4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905.5456797391" calcext:value-type="float">
            <text:p>15905.55</text:p>
          </table:table-cell>
          <table:table-cell office:value-type="float" office:value="39708.2039324994" calcext:value-type="float">
            <text:p>39708.20</text:p>
          </table:table-cell>
          <table:table-cell office:value-type="float" office:value="10127.8725407811" calcext:value-type="float">
            <text:p>10127.87</text:p>
          </table:table-cell>
          <table:table-cell office:value-type="float" office:value="102573802.202308" calcext:value-type="float">
            <text:p>102573802.20</text:p>
          </table:table-cell>
          <table:table-cell office:value-type="float" office:value="13897.8347279485" calcext:value-type="float">
            <text:p>13897.83</text:p>
          </table:table-cell>
          <table:table-cell office:value-type="float" office:value="15905.5456797391" calcext:value-type="float">
            <text:p>15905.55</text:p>
          </table:table-cell>
          <table:table-cell office:value-type="float" office:value="19086.6548156869" calcext:value-type="float">
            <text:p>19086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3" calcext:value-type="float">
            <text:p>4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097.0879203603" calcext:value-type="float">
            <text:p>18097.09</text:p>
          </table:table-cell>
          <table:table-cell office:value-type="float" office:value="39708.2039324994" calcext:value-type="float">
            <text:p>39708.20</text:p>
          </table:table-cell>
          <table:table-cell office:value-type="float" office:value="9884.18881121993" calcext:value-type="float">
            <text:p>9884.19</text:p>
          </table:table-cell>
          <table:table-cell office:value-type="float" office:value="97697188.4558453" calcext:value-type="float">
            <text:p>97697188.46</text:p>
          </table:table-cell>
          <table:table-cell office:value-type="float" office:value="15214.0557915729" calcext:value-type="float">
            <text:p>15214.06</text:p>
          </table:table-cell>
          <table:table-cell office:value-type="float" office:value="18097.0879203603" calcext:value-type="float">
            <text:p>18097.09</text:p>
          </table:table-cell>
          <table:table-cell office:value-type="float" office:value="21716.5055044324" calcext:value-type="float">
            <text:p>21716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4" calcext:value-type="float">
            <text:p>4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938.4817738827" calcext:value-type="float">
            <text:p>18938.48</text:p>
          </table:table-cell>
          <table:table-cell office:value-type="float" office:value="39708.2039324994" calcext:value-type="float">
            <text:p>39708.20</text:p>
          </table:table-cell>
          <table:table-cell office:value-type="float" office:value="11368.3492978613" calcext:value-type="float">
            <text:p>11368.35</text:p>
          </table:table-cell>
          <table:table-cell office:value-type="float" office:value="129239365.758183" calcext:value-type="float">
            <text:p>129239365.76</text:p>
          </table:table-cell>
          <table:table-cell office:value-type="float" office:value="15645.7425771918" calcext:value-type="float">
            <text:p>15645.74</text:p>
          </table:table-cell>
          <table:table-cell office:value-type="float" office:value="18938.4817738827" calcext:value-type="float">
            <text:p>18938.48</text:p>
          </table:table-cell>
          <table:table-cell office:value-type="float" office:value="22726.1781286593" calcext:value-type="float">
            <text:p>22726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5" calcext:value-type="float">
            <text:p>4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489.8080473584" calcext:value-type="float">
            <text:p>18489.81</text:p>
          </table:table-cell>
          <table:table-cell office:value-type="float" office:value="47382.5901668305" calcext:value-type="float">
            <text:p>47382.59</text:p>
          </table:table-cell>
          <table:table-cell office:value-type="float" office:value="11952.2490950183" calcext:value-type="float">
            <text:p>11952.25</text:p>
          </table:table-cell>
          <table:table-cell office:value-type="float" office:value="142856258.429366" calcext:value-type="float">
            <text:p>142856258.43</text:p>
          </table:table-cell>
          <table:table-cell office:value-type="float" office:value="16236.3081386799" calcext:value-type="float">
            <text:p>16236.31</text:p>
          </table:table-cell>
          <table:table-cell office:value-type="float" office:value="18489.8080473584" calcext:value-type="float">
            <text:p>18489.81</text:p>
          </table:table-cell>
          <table:table-cell office:value-type="float" office:value="22187.76965683" calcext:value-type="float">
            <text:p>22187.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6" calcext:value-type="float">
            <text:p>4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305.2350964197" calcext:value-type="float">
            <text:p>17305.24</text:p>
          </table:table-cell>
          <table:table-cell office:value-type="float" office:value="37916.1471607487" calcext:value-type="float">
            <text:p>37916.15</text:p>
          </table:table-cell>
          <table:table-cell office:value-type="float" office:value="10373.274993713" calcext:value-type="float">
            <text:p>10373.27</text:p>
          </table:table-cell>
          <table:table-cell office:value-type="float" office:value="107604834.095192" calcext:value-type="float">
            <text:p>107604834.10</text:p>
          </table:table-cell>
          <table:table-cell office:value-type="float" office:value="14547.5370366461" calcext:value-type="float">
            <text:p>14547.54</text:p>
          </table:table-cell>
          <table:table-cell office:value-type="float" office:value="17305.2350964197" calcext:value-type="float">
            <text:p>17305.24</text:p>
          </table:table-cell>
          <table:table-cell office:value-type="float" office:value="20766.2821157036" calcext:value-type="float">
            <text:p>20766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7" calcext:value-type="float">
            <text:p>4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653.2556822163" calcext:value-type="float">
            <text:p>13653.26</text:p>
          </table:table-cell>
          <table:table-cell office:value-type="float" office:value="36232.1823680855" calcext:value-type="float">
            <text:p>36232.18</text:p>
          </table:table-cell>
          <table:table-cell office:value-type="float" office:value="9737.77888700493" calcext:value-type="float">
            <text:p>9737.78</text:p>
          </table:table-cell>
          <table:table-cell office:value-type="float" office:value="94824337.652199" calcext:value-type="float">
            <text:p>94824337.65</text:p>
          </table:table-cell>
          <table:table-cell office:value-type="float" office:value="12108.8269689374" calcext:value-type="float">
            <text:p>12108.83</text:p>
          </table:table-cell>
          <table:table-cell office:value-type="float" office:value="13653.2556822163" calcext:value-type="float">
            <text:p>13653.26</text:p>
          </table:table-cell>
          <table:table-cell office:value-type="float" office:value="16383.9068186596" calcext:value-type="float">
            <text:p>16383.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8" calcext:value-type="float">
            <text:p>4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823.1639237686" calcext:value-type="float">
            <text:p>13823.16</text:p>
          </table:table-cell>
          <table:table-cell office:value-type="float" office:value="33967.6872658395" calcext:value-type="float">
            <text:p>33967.69</text:p>
          </table:table-cell>
          <table:table-cell office:value-type="float" office:value="9783.8036408457" calcext:value-type="float">
            <text:p>9783.80</text:p>
          </table:table-cell>
          <table:table-cell office:value-type="float" office:value="95722813.6826255" calcext:value-type="float">
            <text:p>95722813.68</text:p>
          </table:table-cell>
          <table:table-cell office:value-type="float" office:value="12047.235267702" calcext:value-type="float">
            <text:p>12047.24</text:p>
          </table:table-cell>
          <table:table-cell office:value-type="float" office:value="13823.1639237686" calcext:value-type="float">
            <text:p>13823.16</text:p>
          </table:table-cell>
          <table:table-cell office:value-type="float" office:value="16587.7967085224" calcext:value-type="float">
            <text:p>16587.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9" calcext:value-type="float">
            <text:p>4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815.7951424246" calcext:value-type="float">
            <text:p>15815.80</text:p>
          </table:table-cell>
          <table:table-cell office:value-type="float" office:value="37599.8696339251" calcext:value-type="float">
            <text:p>37599.87</text:p>
          </table:table-cell>
          <table:table-cell office:value-type="float" office:value="9345.05625728118" calcext:value-type="float">
            <text:p>9345.06</text:p>
          </table:table-cell>
          <table:table-cell office:value-type="float" office:value="87330076.4517502" calcext:value-type="float">
            <text:p>87330076.45</text:p>
          </table:table-cell>
          <table:table-cell office:value-type="float" office:value="13647.4540766078" calcext:value-type="float">
            <text:p>13647.45</text:p>
          </table:table-cell>
          <table:table-cell office:value-type="float" office:value="15815.7951424246" calcext:value-type="float">
            <text:p>15815.80</text:p>
          </table:table-cell>
          <table:table-cell office:value-type="float" office:value="18978.9541709095" calcext:value-type="float">
            <text:p>18978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50" calcext:value-type="float">
            <text:p>5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476.1921933513" calcext:value-type="float">
            <text:p>17476.19</text:p>
          </table:table-cell>
          <table:table-cell office:value-type="float" office:value="38883.9316772817" calcext:value-type="float">
            <text:p>38883.93</text:p>
          </table:table-cell>
          <table:table-cell office:value-type="float" office:value="9530.49460691917" calcext:value-type="float">
            <text:p>9530.49</text:p>
          </table:table-cell>
          <table:table-cell office:value-type="float" office:value="90830327.4525153" calcext:value-type="float">
            <text:p>90830327.45</text:p>
          </table:table-cell>
          <table:table-cell office:value-type="float" office:value="14766.9984937837" calcext:value-type="float">
            <text:p>14767.00</text:p>
          </table:table-cell>
          <table:table-cell office:value-type="float" office:value="17476.1921933513" calcext:value-type="float">
            <text:p>17476.19</text:p>
          </table:table-cell>
          <table:table-cell office:value-type="float" office:value="20971.4306320216" calcext:value-type="float">
            <text:p>20971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51" calcext:value-type="float">
            <text:p>5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696.5416217297" calcext:value-type="float">
            <text:p>17696.54</text:p>
          </table:table-cell>
          <table:table-cell office:value-type="float" office:value="40682.0270870848" calcext:value-type="float">
            <text:p>40682.03</text:p>
          </table:table-cell>
          <table:table-cell office:value-type="float" office:value="9854.21625744543" calcext:value-type="float">
            <text:p>9854.22</text:p>
          </table:table-cell>
          <table:table-cell office:value-type="float" office:value="97105578.0485018" calcext:value-type="float">
            <text:p>97105578.05</text:p>
          </table:table-cell>
          <table:table-cell office:value-type="float" office:value="15107.5658699551" calcext:value-type="float">
            <text:p>15107.57</text:p>
          </table:table-cell>
          <table:table-cell office:value-type="float" office:value="17696.5416217297" calcext:value-type="float">
            <text:p>17696.54</text:p>
          </table:table-cell>
          <table:table-cell office:value-type="float" office:value="21235.8499460756" calcext:value-type="float">
            <text:p>21235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52" calcext:value-type="float">
            <text:p>5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093.7864057281" calcext:value-type="float">
            <text:p>17093.79</text:p>
          </table:table-cell>
          <table:table-cell office:value-type="float" office:value="42715.742407531" calcext:value-type="float">
            <text:p>42715.74</text:p>
          </table:table-cell>
          <table:table-cell office:value-type="float" office:value="9584.53710237134" calcext:value-type="float">
            <text:p>9584.54</text:p>
          </table:table-cell>
          <table:table-cell office:value-type="float" office:value="91863351.4667328" calcext:value-type="float">
            <text:p>91863351.47</text:p>
          </table:table-cell>
          <table:table-cell office:value-type="float" office:value="14930.7477297718" calcext:value-type="float">
            <text:p>14930.75</text:p>
          </table:table-cell>
          <table:table-cell office:value-type="float" office:value="17093.7864057281" calcext:value-type="float">
            <text:p>17093.79</text:p>
          </table:table-cell>
          <table:table-cell office:value-type="float" office:value="20512.5436868738" calcext:value-type="float">
            <text:p>20512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53" calcext:value-type="float">
            <text:p>5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283.1901460759" calcext:value-type="float">
            <text:p>17283.19</text:p>
          </table:table-cell>
          <table:table-cell office:value-type="float" office:value="41431.6803641744" calcext:value-type="float">
            <text:p>41431.68</text:p>
          </table:table-cell>
          <table:table-cell office:value-type="float" office:value="9797.16458614776" calcext:value-type="float">
            <text:p>9797.16</text:p>
          </table:table-cell>
          <table:table-cell office:value-type="float" office:value="95984433.9280677" calcext:value-type="float">
            <text:p>95984433.93</text:p>
          </table:table-cell>
          <table:table-cell office:value-type="float" office:value="14935.6286994046" calcext:value-type="float">
            <text:p>14935.63</text:p>
          </table:table-cell>
          <table:table-cell office:value-type="float" office:value="17283.1901460759" calcext:value-type="float">
            <text:p>17283.19</text:p>
          </table:table-cell>
          <table:table-cell office:value-type="float" office:value="20739.8281752911" calcext:value-type="float">
            <text:p>20739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54" calcext:value-type="float">
            <text:p>5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163.1820408133" calcext:value-type="float">
            <text:p>18163.18</text:p>
          </table:table-cell>
          <table:table-cell office:value-type="float" office:value="40167.9937206383" calcext:value-type="float">
            <text:p>40167.99</text:p>
          </table:table-cell>
          <table:table-cell office:value-type="float" office:value="9720.64680001978" calcext:value-type="float">
            <text:p>9720.65</text:p>
          </table:table-cell>
          <table:table-cell office:value-type="float" office:value="94490974.2107347" calcext:value-type="float">
            <text:p>94490974.21</text:p>
          </table:table-cell>
          <table:table-cell office:value-type="float" office:value="15310.479154604" calcext:value-type="float">
            <text:p>15310.48</text:p>
          </table:table-cell>
          <table:table-cell office:value-type="float" office:value="18163.1820408133" calcext:value-type="float">
            <text:p>18163.18</text:p>
          </table:table-cell>
          <table:table-cell office:value-type="float" office:value="21795.818448976" calcext:value-type="float">
            <text:p>21795.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55" calcext:value-type="float">
            <text:p>5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592.3839517802" calcext:value-type="float">
            <text:p>18592.38</text:p>
          </table:table-cell>
          <table:table-cell office:value-type="float" office:value="37047.6183208178" calcext:value-type="float">
            <text:p>37047.62</text:p>
          </table:table-cell>
          <table:table-cell office:value-type="float" office:value="8681.90433298483" calcext:value-type="float">
            <text:p>8681.90</text:p>
          </table:table-cell>
          <table:table-cell office:value-type="float" office:value="75375462.8471007" calcext:value-type="float">
            <text:p>75375462.85</text:p>
          </table:table-cell>
          <table:table-cell office:value-type="float" office:value="15024.1541070977" calcext:value-type="float">
            <text:p>15024.15</text:p>
          </table:table-cell>
          <table:table-cell office:value-type="float" office:value="18592.3839517802" calcext:value-type="float">
            <text:p>18592.38</text:p>
          </table:table-cell>
          <table:table-cell office:value-type="float" office:value="22310.8607421362" calcext:value-type="float">
            <text:p>22310.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56" calcext:value-type="float">
            <text:p>5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391.1317695924" calcext:value-type="float">
            <text:p>18391.13</text:p>
          </table:table-cell>
          <table:table-cell office:value-type="float" office:value="38102.2233108044" calcext:value-type="float">
            <text:p>38102.22</text:p>
          </table:table-cell>
          <table:table-cell office:value-type="float" office:value="9089.6389396046" calcext:value-type="float">
            <text:p>9089.64</text:p>
          </table:table-cell>
          <table:table-cell office:value-type="float" office:value="82621536.0523762" calcext:value-type="float">
            <text:p>82621536.05</text:p>
          </table:table-cell>
          <table:table-cell office:value-type="float" office:value="15123.9636329488" calcext:value-type="float">
            <text:p>15123.96</text:p>
          </table:table-cell>
          <table:table-cell office:value-type="float" office:value="18391.1317695924" calcext:value-type="float">
            <text:p>18391.13</text:p>
          </table:table-cell>
          <table:table-cell office:value-type="float" office:value="22069.3581235109" calcext:value-type="float">
            <text:p>22069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57" calcext:value-type="float">
            <text:p>5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046.0053209893" calcext:value-type="float">
            <text:p>18046.01</text:p>
          </table:table-cell>
          <table:table-cell office:value-type="float" office:value="31981.464007339" calcext:value-type="float">
            <text:p>31981.46</text:p>
          </table:table-cell>
          <table:table-cell office:value-type="float" office:value="7742.21327939011" calcext:value-type="float">
            <text:p>7742.21</text:p>
          </table:table-cell>
          <table:table-cell office:value-type="float" office:value="59941866.4635645" calcext:value-type="float">
            <text:p>59941866.46</text:p>
          </table:table-cell>
          <table:table-cell office:value-type="float" office:value="13600.8481040023" calcext:value-type="float">
            <text:p>13600.85</text:p>
          </table:table-cell>
          <table:table-cell office:value-type="float" office:value="18046.0053209893" calcext:value-type="float">
            <text:p>18046.01</text:p>
          </table:table-cell>
          <table:table-cell office:value-type="float" office:value="21655.2063851871" calcext:value-type="float">
            <text:p>21655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58" calcext:value-type="float">
            <text:p>5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430.9256436696" calcext:value-type="float">
            <text:p>17430.93</text:p>
          </table:table-cell>
          <table:table-cell office:value-type="float" office:value="36315.8075905685" calcext:value-type="float">
            <text:p>36315.81</text:p>
          </table:table-cell>
          <table:table-cell office:value-type="float" office:value="8386.97420949906" calcext:value-type="float">
            <text:p>8386.97</text:p>
          </table:table-cell>
          <table:table-cell office:value-type="float" office:value="70341336.3908023" calcext:value-type="float">
            <text:p>70341336.39</text:p>
          </table:table-cell>
          <table:table-cell office:value-type="float" office:value="14376.1180581098" calcext:value-type="float">
            <text:p>14376.12</text:p>
          </table:table-cell>
          <table:table-cell office:value-type="float" office:value="17430.9256436696" calcext:value-type="float">
            <text:p>17430.93</text:p>
          </table:table-cell>
          <table:table-cell office:value-type="float" office:value="20917.1107724035" calcext:value-type="float">
            <text:p>20917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59" calcext:value-type="float">
            <text:p>5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809.5760688221" calcext:value-type="float">
            <text:p>15809.58</text:p>
          </table:table-cell>
          <table:table-cell office:value-type="float" office:value="38863.5562774612" calcext:value-type="float">
            <text:p>38863.56</text:p>
          </table:table-cell>
          <table:table-cell office:value-type="float" office:value="8194.32355017756" calcext:value-type="float">
            <text:p>8194.32</text:p>
          </table:table-cell>
          <table:table-cell office:value-type="float" office:value="67146938.4449946" calcext:value-type="float">
            <text:p>67146938.44</text:p>
          </table:table-cell>
          <table:table-cell office:value-type="float" office:value="13762.3345572" calcext:value-type="float">
            <text:p>13762.33</text:p>
          </table:table-cell>
          <table:table-cell office:value-type="float" office:value="15809.5760688221" calcext:value-type="float">
            <text:p>15809.58</text:p>
          </table:table-cell>
          <table:table-cell office:value-type="float" office:value="18971.4912825865" calcext:value-type="float">
            <text:p>18971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60" calcext:value-type="float">
            <text:p>6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643.353115669" calcext:value-type="float">
            <text:p>16643.35</text:p>
          </table:table-cell>
          <table:table-cell office:value-type="float" office:value="37298.9898732233" calcext:value-type="float">
            <text:p>37298.99</text:p>
          </table:table-cell>
          <table:table-cell office:value-type="float" office:value="8623.59635365218" calcext:value-type="float">
            <text:p>8623.60</text:p>
          </table:table-cell>
          <table:table-cell office:value-type="float" office:value="74366414.0707232" calcext:value-type="float">
            <text:p>74366414.07</text:p>
          </table:table-cell>
          <table:table-cell office:value-type="float" office:value="14103.5356023928" calcext:value-type="float">
            <text:p>14103.54</text:p>
          </table:table-cell>
          <table:table-cell office:value-type="float" office:value="16643.353115669" calcext:value-type="float">
            <text:p>16643.35</text:p>
          </table:table-cell>
          <table:table-cell office:value-type="float" office:value="19972.0237388028" calcext:value-type="float">
            <text:p>19972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61" calcext:value-type="float">
            <text:p>6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924.6865930092" calcext:value-type="float">
            <text:p>17924.69</text:p>
          </table:table-cell>
          <table:table-cell office:value-type="float" office:value="40560.9811306679" calcext:value-type="float">
            <text:p>40560.98</text:p>
          </table:table-cell>
          <table:table-cell office:value-type="float" office:value="10031.9459607878" calcext:value-type="float">
            <text:p>10031.95</text:p>
          </table:table-cell>
          <table:table-cell office:value-type="float" office:value="100639939.760166" calcext:value-type="float">
            <text:p>100639939.76</text:p>
          </table:table-cell>
          <table:table-cell office:value-type="float" office:value="15225.7491850568" calcext:value-type="float">
            <text:p>15225.75</text:p>
          </table:table-cell>
          <table:table-cell office:value-type="float" office:value="17924.6865930092" calcext:value-type="float">
            <text:p>17924.69</text:p>
          </table:table-cell>
          <table:table-cell office:value-type="float" office:value="21509.623911611" calcext:value-type="float">
            <text:p>21509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62" calcext:value-type="float">
            <text:p>6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033.8034508154" calcext:value-type="float">
            <text:p>18033.80</text:p>
          </table:table-cell>
          <table:table-cell office:value-type="float" office:value="33015.8727736059" calcext:value-type="float">
            <text:p>33015.87</text:p>
          </table:table-cell>
          <table:table-cell office:value-type="float" office:value="7873.54534290606" calcext:value-type="float">
            <text:p>7873.55</text:p>
          </table:table-cell>
          <table:table-cell office:value-type="float" office:value="61992716.2667977" calcext:value-type="float">
            <text:p>61992716.27</text:p>
          </table:table-cell>
          <table:table-cell office:value-type="float" office:value="13904.9071243595" calcext:value-type="float">
            <text:p>13904.91</text:p>
          </table:table-cell>
          <table:table-cell office:value-type="float" office:value="18033.8034508154" calcext:value-type="float">
            <text:p>18033.80</text:p>
          </table:table-cell>
          <table:table-cell office:value-type="float" office:value="21640.5641409785" calcext:value-type="float">
            <text:p>21640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63" calcext:value-type="float">
            <text:p>6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063.1170978458" calcext:value-type="float">
            <text:p>18063.12</text:p>
          </table:table-cell>
          <table:table-cell office:value-type="float" office:value="37579.4942341046" calcext:value-type="float">
            <text:p>37579.49</text:p>
          </table:table-cell>
          <table:table-cell office:value-type="float" office:value="8242.98246280867" calcext:value-type="float">
            <text:p>8242.98</text:p>
          </table:table-cell>
          <table:table-cell office:value-type="float" office:value="67946759.8821714" calcext:value-type="float">
            <text:p>67946759.88</text:p>
          </table:table-cell>
          <table:table-cell office:value-type="float" office:value="14882.9232962049" calcext:value-type="float">
            <text:p>14882.92</text:p>
          </table:table-cell>
          <table:table-cell office:value-type="float" office:value="18063.1170978458" calcext:value-type="float">
            <text:p>18063.12</text:p>
          </table:table-cell>
          <table:table-cell office:value-type="float" office:value="21675.740517415" calcext:value-type="float">
            <text:p>21675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64" calcext:value-type="float">
            <text:p>6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995.2685259605" calcext:value-type="float">
            <text:p>17995.27</text:p>
          </table:table-cell>
          <table:table-cell office:value-type="float" office:value="33193.4853067379" calcext:value-type="float">
            <text:p>33193.49</text:p>
          </table:table-cell>
          <table:table-cell office:value-type="float" office:value="7448.19604828302" calcext:value-type="float">
            <text:p>7448.20</text:p>
          </table:table-cell>
          <table:table-cell office:value-type="float" office:value="55475624.3736587" calcext:value-type="float">
            <text:p>55475624.37</text:p>
          </table:table-cell>
          <table:table-cell office:value-type="float" office:value="13942.9155152607" calcext:value-type="float">
            <text:p>13942.92</text:p>
          </table:table-cell>
          <table:table-cell office:value-type="float" office:value="17995.2685259605" calcext:value-type="float">
            <text:p>17995.27</text:p>
          </table:table-cell>
          <table:table-cell office:value-type="float" office:value="21594.3222311526" calcext:value-type="float">
            <text:p>21594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65" calcext:value-type="float">
            <text:p>6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678.2691678716" calcext:value-type="float">
            <text:p>16678.27</text:p>
          </table:table-cell>
          <table:table-cell office:value-type="float" office:value="32595.2407488385" calcext:value-type="float">
            <text:p>32595.24</text:p>
          </table:table-cell>
          <table:table-cell office:value-type="float" office:value="6642.40601880757" calcext:value-type="float">
            <text:p>6642.41</text:p>
          </table:table-cell>
          <table:table-cell office:value-type="float" office:value="44121557.718691" calcext:value-type="float">
            <text:p>44121557.72</text:p>
          </table:table-cell>
          <table:table-cell office:value-type="float" office:value="13368.0870430326" calcext:value-type="float">
            <text:p>13368.09</text:p>
          </table:table-cell>
          <table:table-cell office:value-type="float" office:value="16678.2691678716" calcext:value-type="float">
            <text:p>16678.27</text:p>
          </table:table-cell>
          <table:table-cell office:value-type="float" office:value="20013.9230014459" calcext:value-type="float">
            <text:p>20013.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66" calcext:value-type="float">
            <text:p>6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295.8796616034" calcext:value-type="float">
            <text:p>17295.88</text:p>
          </table:table-cell>
          <table:table-cell office:value-type="float" office:value="33058.4192695091" calcext:value-type="float">
            <text:p>33058.42</text:p>
          </table:table-cell>
          <table:table-cell office:value-type="float" office:value="7288.7380958668" calcext:value-type="float">
            <text:p>7288.74</text:p>
          </table:table-cell>
          <table:table-cell office:value-type="float" office:value="53125703.03014" calcext:value-type="float">
            <text:p>53125703.03</text:p>
          </table:table-cell>
          <table:table-cell office:value-type="float" office:value="13693.9485132597" calcext:value-type="float">
            <text:p>13693.95</text:p>
          </table:table-cell>
          <table:table-cell office:value-type="float" office:value="17295.8796616034" calcext:value-type="float">
            <text:p>17295.88</text:p>
          </table:table-cell>
          <table:table-cell office:value-type="float" office:value="20755.0555939241" calcext:value-type="float">
            <text:p>20755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67" calcext:value-type="float">
            <text:p>6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545.7441091666" calcext:value-type="float">
            <text:p>16545.74</text:p>
          </table:table-cell>
          <table:table-cell office:value-type="float" office:value="33058.4192695091" calcext:value-type="float">
            <text:p>33058.42</text:p>
          </table:table-cell>
          <table:table-cell office:value-type="float" office:value="6619.47139376336" calcext:value-type="float">
            <text:p>6619.47</text:p>
          </table:table-cell>
          <table:table-cell office:value-type="float" office:value="43817401.5328515" calcext:value-type="float">
            <text:p>43817401.53</text:p>
          </table:table-cell>
          <table:table-cell office:value-type="float" office:value="13406.8903983013" calcext:value-type="float">
            <text:p>13406.89</text:p>
          </table:table-cell>
          <table:table-cell office:value-type="float" office:value="16545.7441091666" calcext:value-type="float">
            <text:p>16545.74</text:p>
          </table:table-cell>
          <table:table-cell office:value-type="float" office:value="19854.8929309999" calcext:value-type="float">
            <text:p>19854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68" calcext:value-type="float">
            <text:p>6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501.1868690596" calcext:value-type="float">
            <text:p>16501.19</text:p>
          </table:table-cell>
          <table:table-cell office:value-type="float" office:value="32149.1512731786" calcext:value-type="float">
            <text:p>32149.15</text:p>
          </table:table-cell>
          <table:table-cell office:value-type="float" office:value="7414.6135603508" calcext:value-type="float">
            <text:p>7414.61</text:p>
          </table:table-cell>
          <table:table-cell office:value-type="float" office:value="54976494.249338" calcext:value-type="float">
            <text:p>54976494.25</text:p>
          </table:table-cell>
          <table:table-cell office:value-type="float" office:value="13207.1965600677" calcext:value-type="float">
            <text:p>13207.20</text:p>
          </table:table-cell>
          <table:table-cell office:value-type="float" office:value="16501.1868690596" calcext:value-type="float">
            <text:p>16501.19</text:p>
          </table:table-cell>
          <table:table-cell office:value-type="float" office:value="19801.4242428715" calcext:value-type="float">
            <text:p>19801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69" calcext:value-type="float">
            <text:p>6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137.8283532715" calcext:value-type="float">
            <text:p>16137.83</text:p>
          </table:table-cell>
          <table:table-cell office:value-type="float" office:value="35591.7359835919" calcext:value-type="float">
            <text:p>35591.74</text:p>
          </table:table-cell>
          <table:table-cell office:value-type="float" office:value="8267.49447783569" calcext:value-type="float">
            <text:p>8267.49</text:p>
          </table:table-cell>
          <table:table-cell office:value-type="float" office:value="68351464.9410436" calcext:value-type="float">
            <text:p>68351464.94</text:p>
          </table:table-cell>
          <table:table-cell office:value-type="float" office:value="13606.8988918906" calcext:value-type="float">
            <text:p>13606.90</text:p>
          </table:table-cell>
          <table:table-cell office:value-type="float" office:value="16137.8283532715" calcext:value-type="float">
            <text:p>16137.83</text:p>
          </table:table-cell>
          <table:table-cell office:value-type="float" office:value="19365.3940239258" calcext:value-type="float">
            <text:p>19365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70" calcext:value-type="float">
            <text:p>7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791.1529412203" calcext:value-type="float">
            <text:p>16791.15</text:p>
          </table:table-cell>
          <table:table-cell office:value-type="float" office:value="35591.7359835919" calcext:value-type="float">
            <text:p>35591.74</text:p>
          </table:table-cell>
          <table:table-cell office:value-type="float" office:value="8368.11198709964" calcext:value-type="float">
            <text:p>8368.11</text:p>
          </table:table-cell>
          <table:table-cell office:value-type="float" office:value="70025298.2286408" calcext:value-type="float">
            <text:p>70025298.23</text:p>
          </table:table-cell>
          <table:table-cell office:value-type="float" office:value="13949.5509602048" calcext:value-type="float">
            <text:p>13949.55</text:p>
          </table:table-cell>
          <table:table-cell office:value-type="float" office:value="16791.1529412203" calcext:value-type="float">
            <text:p>16791.15</text:p>
          </table:table-cell>
          <table:table-cell office:value-type="float" office:value="20149.3835294643" calcext:value-type="float">
            <text:p>20149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71" calcext:value-type="float">
            <text:p>7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348.8535939895" calcext:value-type="float">
            <text:p>16348.85</text:p>
          </table:table-cell>
          <table:table-cell office:value-type="float" office:value="32595.2407488385" calcext:value-type="float">
            <text:p>32595.24</text:p>
          </table:table-cell>
          <table:table-cell office:value-type="float" office:value="7708.43253257094" calcext:value-type="float">
            <text:p>7708.43</text:p>
          </table:table-cell>
          <table:table-cell office:value-type="float" office:value="59419932.109198" calcext:value-type="float">
            <text:p>59419932.11</text:p>
          </table:table-cell>
          <table:table-cell office:value-type="float" office:value="13236.1425010562" calcext:value-type="float">
            <text:p>13236.14</text:p>
          </table:table-cell>
          <table:table-cell office:value-type="float" office:value="16348.8535939895" calcext:value-type="float">
            <text:p>16348.85</text:p>
          </table:table-cell>
          <table:table-cell office:value-type="float" office:value="19618.6243127874" calcext:value-type="float">
            <text:p>19618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72" calcext:value-type="float">
            <text:p>7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196.8656748385" calcext:value-type="float">
            <text:p>16196.87</text:p>
          </table:table-cell>
          <table:table-cell office:value-type="float" office:value="31998.5530523497" calcext:value-type="float">
            <text:p>31998.55</text:p>
          </table:table-cell>
          <table:table-cell office:value-type="float" office:value="7990.98160368744" calcext:value-type="float">
            <text:p>7990.98</text:p>
          </table:table-cell>
          <table:table-cell office:value-type="float" office:value="63855786.9904712" calcext:value-type="float">
            <text:p>63855786.99</text:p>
          </table:table-cell>
          <table:table-cell office:value-type="float" office:value="13057.4645851067" calcext:value-type="float">
            <text:p>13057.46</text:p>
          </table:table-cell>
          <table:table-cell office:value-type="float" office:value="16196.8656748385" calcext:value-type="float">
            <text:p>16196.87</text:p>
          </table:table-cell>
          <table:table-cell office:value-type="float" office:value="19436.2388098062" calcext:value-type="float">
            <text:p>19436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73" calcext:value-type="float">
            <text:p>7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720.1578731686" calcext:value-type="float">
            <text:p>16720.16</text:p>
          </table:table-cell>
          <table:table-cell office:value-type="float" office:value="36232.1823680855" calcext:value-type="float">
            <text:p>36232.18</text:p>
          </table:table-cell>
          <table:table-cell office:value-type="float" office:value="7881.76836087458" calcext:value-type="float">
            <text:p>7881.77</text:p>
          </table:table-cell>
          <table:table-cell office:value-type="float" office:value="62122272.4944835" calcext:value-type="float">
            <text:p>62122272.49</text:p>
          </table:table-cell>
          <table:table-cell office:value-type="float" office:value="14005.9094378726" calcext:value-type="float">
            <text:p>14005.91</text:p>
          </table:table-cell>
          <table:table-cell office:value-type="float" office:value="16720.1578731686" calcext:value-type="float">
            <text:p>16720.16</text:p>
          </table:table-cell>
          <table:table-cell office:value-type="float" office:value="20064.1894478024" calcext:value-type="float">
            <text:p>20064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74" calcext:value-type="float">
            <text:p>7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208.78365591" calcext:value-type="float">
            <text:p>15208.78</text:p>
          </table:table-cell>
          <table:table-cell office:value-type="float" office:value="31199.9348169625" calcext:value-type="float">
            <text:p>31199.93</text:p>
          </table:table-cell>
          <table:table-cell office:value-type="float" office:value="7684.69209950282" calcext:value-type="float">
            <text:p>7684.69</text:p>
          </table:table-cell>
          <table:table-cell office:value-type="float" office:value="59054492.6641611" calcext:value-type="float">
            <text:p>59054492.66</text:p>
          </table:table-cell>
          <table:table-cell office:value-type="float" office:value="12483.7748772211" calcext:value-type="float">
            <text:p>12483.77</text:p>
          </table:table-cell>
          <table:table-cell office:value-type="float" office:value="15208.78365591" calcext:value-type="float">
            <text:p>15208.78</text:p>
          </table:table-cell>
          <table:table-cell office:value-type="float" office:value="18250.540387092" calcext:value-type="float">
            <text:p>18250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75" calcext:value-type="float">
            <text:p>7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394.4403384843" calcext:value-type="float">
            <text:p>15394.44</text:p>
          </table:table-cell>
          <table:table-cell office:value-type="float" office:value="31199.9348169625" calcext:value-type="float">
            <text:p>31199.93</text:p>
          </table:table-cell>
          <table:table-cell office:value-type="float" office:value="7809.20889736482" calcext:value-type="float">
            <text:p>7809.21</text:p>
          </table:table-cell>
          <table:table-cell office:value-type="float" office:value="60983743.6026819" calcext:value-type="float">
            <text:p>60983743.60</text:p>
          </table:table-cell>
          <table:table-cell office:value-type="float" office:value="12567.6015556308" calcext:value-type="float">
            <text:p>12567.60</text:p>
          </table:table-cell>
          <table:table-cell office:value-type="float" office:value="15394.4403384842" calcext:value-type="float">
            <text:p>15394.44</text:p>
          </table:table-cell>
          <table:table-cell office:value-type="float" office:value="18473.3284061811" calcext:value-type="float">
            <text:p>18473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76" calcext:value-type="float">
            <text:p>7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470.8054380173" calcext:value-type="float">
            <text:p>14470.81</text:p>
          </table:table-cell>
          <table:table-cell office:value-type="float" office:value="30667.9107754051" calcext:value-type="float">
            <text:p>30667.91</text:p>
          </table:table-cell>
          <table:table-cell office:value-type="float" office:value="7661.67380600055" calcext:value-type="float">
            <text:p>7661.67</text:p>
          </table:table-cell>
          <table:table-cell office:value-type="float" office:value="58701245.509555" calcext:value-type="float">
            <text:p>58701245.51</text:p>
          </table:table-cell>
          <table:table-cell office:value-type="float" office:value="12042.85598897" calcext:value-type="float">
            <text:p>12042.86</text:p>
          </table:table-cell>
          <table:table-cell office:value-type="float" office:value="14470.8054380173" calcext:value-type="float">
            <text:p>14470.81</text:p>
          </table:table-cell>
          <table:table-cell office:value-type="float" office:value="17364.9665256207" calcext:value-type="float">
            <text:p>17364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77" calcext:value-type="float">
            <text:p>7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727.7313968837" calcext:value-type="float">
            <text:p>15727.73</text:p>
          </table:table-cell>
          <table:table-cell office:value-type="float" office:value="35031.7455472119" calcext:value-type="float">
            <text:p>35031.75</text:p>
          </table:table-cell>
          <table:table-cell office:value-type="float" office:value="8287.36698363384" calcext:value-type="float">
            <text:p>8287.37</text:p>
          </table:table-cell>
          <table:table-cell office:value-type="float" office:value="68680451.5214243" calcext:value-type="float">
            <text:p>68680451.52</text:p>
          </table:table-cell>
          <table:table-cell office:value-type="float" office:value="13308.7897195015" calcext:value-type="float">
            <text:p>13308.79</text:p>
          </table:table-cell>
          <table:table-cell office:value-type="float" office:value="15727.7313968837" calcext:value-type="float">
            <text:p>15727.73</text:p>
          </table:table-cell>
          <table:table-cell office:value-type="float" office:value="18873.2776762605" calcext:value-type="float">
            <text:p>18873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78" calcext:value-type="float">
            <text:p>7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399.268328779" calcext:value-type="float">
            <text:p>14399.27</text:p>
          </table:table-cell>
          <table:table-cell office:value-type="float" office:value="31931.7455472119" calcext:value-type="float">
            <text:p>31931.75</text:p>
          </table:table-cell>
          <table:table-cell office:value-type="float" office:value="8417.07233518158" calcext:value-type="float">
            <text:p>8417.07</text:p>
          </table:table-cell>
          <table:table-cell office:value-type="float" office:value="70847106.6956792" calcext:value-type="float">
            <text:p>70847106.70</text:p>
          </table:table-cell>
          <table:table-cell office:value-type="float" office:value="12179.0841885649" calcext:value-type="float">
            <text:p>12179.08</text:p>
          </table:table-cell>
          <table:table-cell office:value-type="float" office:value="14399.268328779" calcext:value-type="float">
            <text:p>14399.27</text:p>
          </table:table-cell>
          <table:table-cell office:value-type="float" office:value="17279.1219945348" calcext:value-type="float">
            <text:p>17279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79" calcext:value-type="float">
            <text:p>7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440.8553678861" calcext:value-type="float">
            <text:p>13440.86</text:p>
          </table:table-cell>
          <table:table-cell office:value-type="float" office:value="29915.8727736059" calcext:value-type="float">
            <text:p>29915.87</text:p>
          </table:table-cell>
          <table:table-cell office:value-type="float" office:value="7917.20508444447" calcext:value-type="float">
            <text:p>7917.21</text:p>
          </table:table-cell>
          <table:table-cell office:value-type="float" office:value="62682136.3491534" calcext:value-type="float">
            <text:p>62682136.35</text:p>
          </table:table-cell>
          <table:table-cell office:value-type="float" office:value="11391.8082846233" calcext:value-type="float">
            <text:p>11391.81</text:p>
          </table:table-cell>
          <table:table-cell office:value-type="float" office:value="13440.8553678861" calcext:value-type="float">
            <text:p>13440.86</text:p>
          </table:table-cell>
          <table:table-cell office:value-type="float" office:value="16129.0264414633" calcext:value-type="float">
            <text:p>16129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80" calcext:value-type="float">
            <text:p>8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832.86119726" calcext:value-type="float">
            <text:p>12832.86</text:p>
          </table:table-cell>
          <table:table-cell office:value-type="float" office:value="35031.7455472119" calcext:value-type="float">
            <text:p>35031.75</text:p>
          </table:table-cell>
          <table:table-cell office:value-type="float" office:value="8349.30696297236" calcext:value-type="float">
            <text:p>8349.31</text:p>
          </table:table-cell>
          <table:table-cell office:value-type="float" office:value="69710926.7619388" calcext:value-type="float">
            <text:p>69710926.76</text:p>
          </table:table-cell>
          <table:table-cell office:value-type="float" office:value="11451.2338496652" calcext:value-type="float">
            <text:p>11451.23</text:p>
          </table:table-cell>
          <table:table-cell office:value-type="float" office:value="12832.86119726" calcext:value-type="float">
            <text:p>12832.86</text:p>
          </table:table-cell>
          <table:table-cell office:value-type="float" office:value="15399.433436712" calcext:value-type="float">
            <text:p>15399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81" calcext:value-type="float">
            <text:p>8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360.4785985489" calcext:value-type="float">
            <text:p>14360.48</text:p>
          </table:table-cell>
          <table:table-cell office:value-type="float" office:value="32595.2407488385" calcext:value-type="float">
            <text:p>32595.24</text:p>
          </table:table-cell>
          <table:table-cell office:value-type="float" office:value="8726.47620866171" calcext:value-type="float">
            <text:p>8726.48</text:p>
          </table:table-cell>
          <table:table-cell office:value-type="float" office:value="76151387.0203389" calcext:value-type="float">
            <text:p>76151387.02</text:p>
          </table:table-cell>
          <table:table-cell office:value-type="float" office:value="12237.6617489973" calcext:value-type="float">
            <text:p>12237.66</text:p>
          </table:table-cell>
          <table:table-cell office:value-type="float" office:value="14360.4785985489" calcext:value-type="float">
            <text:p>14360.48</text:p>
          </table:table-cell>
          <table:table-cell office:value-type="float" office:value="17232.5743182587" calcext:value-type="float">
            <text:p>17232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82" calcext:value-type="float">
            <text:p>8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546.0508333321" calcext:value-type="float">
            <text:p>13546.05</text:p>
          </table:table-cell>
          <table:table-cell office:value-type="float" office:value="29381.464007339" calcext:value-type="float">
            <text:p>29381.46</text:p>
          </table:table-cell>
          <table:table-cell office:value-type="float" office:value="7525.77963207693" calcext:value-type="float">
            <text:p>7525.78</text:p>
          </table:table-cell>
          <table:table-cell office:value-type="float" office:value="56637359.070584" calcext:value-type="float">
            <text:p>56637359.07</text:p>
          </table:table-cell>
          <table:table-cell office:value-type="float" office:value="11379.5590716928" calcext:value-type="float">
            <text:p>11379.56</text:p>
          </table:table-cell>
          <table:table-cell office:value-type="float" office:value="13546.0508333321" calcext:value-type="float">
            <text:p>13546.05</text:p>
          </table:table-cell>
          <table:table-cell office:value-type="float" office:value="16255.2609999985" calcext:value-type="float">
            <text:p>16255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83" calcext:value-type="float">
            <text:p>8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339.2221770361" calcext:value-type="float">
            <text:p>14339.22</text:p>
          </table:table-cell>
          <table:table-cell office:value-type="float" office:value="27244.6425280096" calcext:value-type="float">
            <text:p>27244.64</text:p>
          </table:table-cell>
          <table:table-cell office:value-type="float" office:value="7634.81726841931" calcext:value-type="float">
            <text:p>7634.82</text:p>
          </table:table-cell>
          <table:table-cell office:value-type="float" office:value="58290434.7221537" calcext:value-type="float">
            <text:p>58290434.72</text:p>
          </table:table-cell>
          <table:table-cell office:value-type="float" office:value="11348.9435252245" calcext:value-type="float">
            <text:p>11348.94</text:p>
          </table:table-cell>
          <table:table-cell office:value-type="float" office:value="14339.2221770361" calcext:value-type="float">
            <text:p>14339.22</text:p>
          </table:table-cell>
          <table:table-cell office:value-type="float" office:value="17207.0666124433" calcext:value-type="float">
            <text:p>17207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84" calcext:value-type="float">
            <text:p>8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531.0231014459" calcext:value-type="float">
            <text:p>14531.02</text:p>
          </table:table-cell>
          <table:table-cell office:value-type="float" office:value="27690.7320036695" calcext:value-type="float">
            <text:p>27690.73</text:p>
          </table:table-cell>
          <table:table-cell office:value-type="float" office:value="7478.86307049611" calcext:value-type="float">
            <text:p>7478.86</text:p>
          </table:table-cell>
          <table:table-cell office:value-type="float" office:value="55933392.8272305" calcext:value-type="float">
            <text:p>55933392.83</text:p>
          </table:table-cell>
          <table:table-cell office:value-type="float" office:value="11516.9438995673" calcext:value-type="float">
            <text:p>11516.94</text:p>
          </table:table-cell>
          <table:table-cell office:value-type="float" office:value="14531.0231014459" calcext:value-type="float">
            <text:p>14531.02</text:p>
          </table:table-cell>
          <table:table-cell office:value-type="float" office:value="17437.2277217351" calcext:value-type="float">
            <text:p>17437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85" calcext:value-type="float">
            <text:p>8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263.7005097813" calcext:value-type="float">
            <text:p>13263.70</text:p>
          </table:table-cell>
          <table:table-cell office:value-type="float" office:value="28601.1261594915" calcext:value-type="float">
            <text:p>28601.13</text:p>
          </table:table-cell>
          <table:table-cell office:value-type="float" office:value="7526.27429968623" calcext:value-type="float">
            <text:p>7526.27</text:p>
          </table:table-cell>
          <table:table-cell office:value-type="float" office:value="56644804.8341174" calcext:value-type="float">
            <text:p>56644804.83</text:p>
          </table:table-cell>
          <table:table-cell office:value-type="float" office:value="11122.324328039" calcext:value-type="float">
            <text:p>11122.32</text:p>
          </table:table-cell>
          <table:table-cell office:value-type="float" office:value="13263.7005097813" calcext:value-type="float">
            <text:p>13263.70</text:p>
          </table:table-cell>
          <table:table-cell office:value-type="float" office:value="15916.4406117375" calcext:value-type="float">
            <text:p>15916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86" calcext:value-type="float">
            <text:p>8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718.3159175971" calcext:value-type="float">
            <text:p>12718.32</text:p>
          </table:table-cell>
          <table:table-cell office:value-type="float" office:value="30152.8194919817" calcext:value-type="float">
            <text:p>30152.82</text:p>
          </table:table-cell>
          <table:table-cell office:value-type="float" office:value="6802.11653561036" calcext:value-type="float">
            <text:p>6802.12</text:p>
          </table:table-cell>
          <table:table-cell office:value-type="float" office:value="46268789.3640239" calcext:value-type="float">
            <text:p>46268789.36</text:p>
          </table:table-cell>
          <table:table-cell office:value-type="float" office:value="10991.5413453843" calcext:value-type="float">
            <text:p>10991.54</text:p>
          </table:table-cell>
          <table:table-cell office:value-type="float" office:value="12718.3159175971" calcext:value-type="float">
            <text:p>12718.32</text:p>
          </table:table-cell>
          <table:table-cell office:value-type="float" office:value="15261.9791011165" calcext:value-type="float">
            <text:p>15261.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87" calcext:value-type="float">
            <text:p>8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605.6627352393" calcext:value-type="float">
            <text:p>11605.66</text:p>
          </table:table-cell>
          <table:table-cell office:value-type="float" office:value="26326.9252202157" calcext:value-type="float">
            <text:p>26326.93</text:p>
          </table:table-cell>
          <table:table-cell office:value-type="float" office:value="6576.23990130241" calcext:value-type="float">
            <text:p>6576.24</text:p>
          </table:table-cell>
          <table:table-cell office:value-type="float" office:value="43246931.2394819" calcext:value-type="float">
            <text:p>43246931.24</text:p>
          </table:table-cell>
          <table:table-cell office:value-type="float" office:value="9914.97305584694" calcext:value-type="float">
            <text:p>9914.97</text:p>
          </table:table-cell>
          <table:table-cell office:value-type="float" office:value="11605.6627352393" calcext:value-type="float">
            <text:p>11605.66</text:p>
          </table:table-cell>
          <table:table-cell office:value-type="float" office:value="13926.7952822872" calcext:value-type="float">
            <text:p>13926.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88" calcext:value-type="float">
            <text:p>8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819.4350521289" calcext:value-type="float">
            <text:p>11819.44</text:p>
          </table:table-cell>
          <table:table-cell office:value-type="float" office:value="29995.2407488385" calcext:value-type="float">
            <text:p>29995.24</text:p>
          </table:table-cell>
          <table:table-cell office:value-type="float" office:value="6835.56249856536" calcext:value-type="float">
            <text:p>6835.56</text:p>
          </table:table-cell>
          <table:table-cell office:value-type="float" office:value="46724914.6717931" calcext:value-type="float">
            <text:p>46724914.67</text:p>
          </table:table-cell>
          <table:table-cell office:value-type="float" office:value="10397.0569192734" calcext:value-type="float">
            <text:p>10397.06</text:p>
          </table:table-cell>
          <table:table-cell office:value-type="float" office:value="11819.435052129" calcext:value-type="float">
            <text:p>11819.44</text:p>
          </table:table-cell>
          <table:table-cell office:value-type="float" office:value="14183.3220625547" calcext:value-type="float">
            <text:p>14183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89" calcext:value-type="float">
            <text:p>8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616.9378369329" calcext:value-type="float">
            <text:p>11616.94</text:p>
          </table:table-cell>
          <table:table-cell office:value-type="float" office:value="27196.7737011992" calcext:value-type="float">
            <text:p>27196.77</text:p>
          </table:table-cell>
          <table:table-cell office:value-type="float" office:value="6544.32885484382" calcext:value-type="float">
            <text:p>6544.33</text:p>
          </table:table-cell>
          <table:table-cell office:value-type="float" office:value="42828240.1603414" calcext:value-type="float">
            <text:p>42828240.16</text:p>
          </table:table-cell>
          <table:table-cell office:value-type="float" office:value="10016.1852117713" calcext:value-type="float">
            <text:p>10016.19</text:p>
          </table:table-cell>
          <table:table-cell office:value-type="float" office:value="11616.9378369329" calcext:value-type="float">
            <text:p>11616.94</text:p>
          </table:table-cell>
          <table:table-cell office:value-type="float" office:value="13940.3254043195" calcext:value-type="float">
            <text:p>13940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90" calcext:value-type="float">
            <text:p>9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838.256783886" calcext:value-type="float">
            <text:p>11838.26</text:p>
          </table:table-cell>
          <table:table-cell office:value-type="float" office:value="26326.9252202157" calcext:value-type="float">
            <text:p>26326.93</text:p>
          </table:table-cell>
          <table:table-cell office:value-type="float" office:value="6229.14298952432" calcext:value-type="float">
            <text:p>6229.14</text:p>
          </table:table-cell>
          <table:table-cell office:value-type="float" office:value="38802222.3839399" calcext:value-type="float">
            <text:p>38802222.38</text:p>
          </table:table-cell>
          <table:table-cell office:value-type="float" office:value="10047.988678558" calcext:value-type="float">
            <text:p>10047.99</text:p>
          </table:table-cell>
          <table:table-cell office:value-type="float" office:value="11838.256783886" calcext:value-type="float">
            <text:p>11838.26</text:p>
          </table:table-cell>
          <table:table-cell office:value-type="float" office:value="14205.9081406632" calcext:value-type="float">
            <text:p>14205.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91" calcext:value-type="float">
            <text:p>9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421.8581791728" calcext:value-type="float">
            <text:p>13421.86</text:p>
          </table:table-cell>
          <table:table-cell office:value-type="float" office:value="32595.2407488385" calcext:value-type="float">
            <text:p>32595.24</text:p>
          </table:table-cell>
          <table:table-cell office:value-type="float" office:value="6274.24481728029" calcext:value-type="float">
            <text:p>6274.24</text:p>
          </table:table-cell>
          <table:table-cell office:value-type="float" office:value="39366148.0271686" calcext:value-type="float">
            <text:p>39366148.03</text:p>
          </table:table-cell>
          <table:table-cell office:value-type="float" office:value="11666.3318740049" calcext:value-type="float">
            <text:p>11666.33</text:p>
          </table:table-cell>
          <table:table-cell office:value-type="float" office:value="13421.8581791728" calcext:value-type="float">
            <text:p>13421.86</text:p>
          </table:table-cell>
          <table:table-cell office:value-type="float" office:value="16106.2298150073" calcext:value-type="float">
            <text:p>16106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92" calcext:value-type="float">
            <text:p>9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987.1250186573" calcext:value-type="float">
            <text:p>12987.13</text:p>
          </table:table-cell>
          <table:table-cell office:value-type="float" office:value="26326.9252202157" calcext:value-type="float">
            <text:p>26326.93</text:p>
          </table:table-cell>
          <table:table-cell office:value-type="float" office:value="6164.74794418816" calcext:value-type="float">
            <text:p>6164.75</text:p>
          </table:table-cell>
          <table:table-cell office:value-type="float" office:value="38004117.2153722" calcext:value-type="float">
            <text:p>38004117.22</text:p>
          </table:table-cell>
          <table:table-cell office:value-type="float" office:value="10630.2707150501" calcext:value-type="float">
            <text:p>10630.27</text:p>
          </table:table-cell>
          <table:table-cell office:value-type="float" office:value="12987.1250186573" calcext:value-type="float">
            <text:p>12987.13</text:p>
          </table:table-cell>
          <table:table-cell office:value-type="float" office:value="15584.5500223888" calcext:value-type="float">
            <text:p>15584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93" calcext:value-type="float">
            <text:p>9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959.9159242224" calcext:value-type="float">
            <text:p>11959.92</text:p>
          </table:table-cell>
          <table:table-cell office:value-type="float" office:value="31072.1960110085" calcext:value-type="float">
            <text:p>31072.20</text:p>
          </table:table-cell>
          <table:table-cell office:value-type="float" office:value="5949.66816798851" calcext:value-type="float">
            <text:p>5949.67</text:p>
          </table:table-cell>
          <table:table-cell office:value-type="float" office:value="35398551.3091758" calcext:value-type="float">
            <text:p>35398551.31</text:p>
          </table:table-cell>
          <table:table-cell office:value-type="float" office:value="10573.5730734753" calcext:value-type="float">
            <text:p>10573.57</text:p>
          </table:table-cell>
          <table:table-cell office:value-type="float" office:value="11959.9159242224" calcext:value-type="float">
            <text:p>11959.92</text:p>
          </table:table-cell>
          <table:table-cell office:value-type="float" office:value="14351.8991090669" calcext:value-type="float">
            <text:p>14351.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94" calcext:value-type="float">
            <text:p>9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564.7595375372" calcext:value-type="float">
            <text:p>13564.76</text:p>
          </table:table-cell>
          <table:table-cell office:value-type="float" office:value="29915.8727736059" calcext:value-type="float">
            <text:p>29915.87</text:p>
          </table:table-cell>
          <table:table-cell office:value-type="float" office:value="6443.84963392564" calcext:value-type="float">
            <text:p>6443.85</text:p>
          </table:table-cell>
          <table:table-cell office:value-type="float" office:value="41523198.1046436" calcext:value-type="float">
            <text:p>41523198.10</text:p>
          </table:table-cell>
          <table:table-cell office:value-type="float" office:value="11460.5951332745" calcext:value-type="float">
            <text:p>11460.60</text:p>
          </table:table-cell>
          <table:table-cell office:value-type="float" office:value="13564.7595375372" calcext:value-type="float">
            <text:p>13564.76</text:p>
          </table:table-cell>
          <table:table-cell office:value-type="float" office:value="16277.7114450446" calcext:value-type="float">
            <text:p>16277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95" calcext:value-type="float">
            <text:p>9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120.1934896249" calcext:value-type="float">
            <text:p>14120.19</text:p>
          </table:table-cell>
          <table:table-cell office:value-type="float" office:value="28304.508745169" calcext:value-type="float">
            <text:p>28304.51</text:p>
          </table:table-cell>
          <table:table-cell office:value-type="float" office:value="6551.53858531386" calcext:value-type="float">
            <text:p>6551.54</text:p>
          </table:table-cell>
          <table:table-cell office:value-type="float" office:value="42922657.8348564" calcext:value-type="float">
            <text:p>42922657.83</text:p>
          </table:table-cell>
          <table:table-cell office:value-type="float" office:value="11484.6915158466" calcext:value-type="float">
            <text:p>11484.69</text:p>
          </table:table-cell>
          <table:table-cell office:value-type="float" office:value="14120.1934896249" calcext:value-type="float">
            <text:p>14120.19</text:p>
          </table:table-cell>
          <table:table-cell office:value-type="float" office:value="16944.2321875499" calcext:value-type="float">
            <text:p>16944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96" calcext:value-type="float">
            <text:p>9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836.9373726438" calcext:value-type="float">
            <text:p>13836.94</text:p>
          </table:table-cell>
          <table:table-cell office:value-type="float" office:value="31199.9348169625" calcext:value-type="float">
            <text:p>31199.93</text:p>
          </table:table-cell>
          <table:table-cell office:value-type="float" office:value="6927.00109895092" calcext:value-type="float">
            <text:p>6927.00</text:p>
          </table:table-cell>
          <table:table-cell office:value-type="float" office:value="47983344.2248672" calcext:value-type="float">
            <text:p>47983344.22</text:p>
          </table:table-cell>
          <table:table-cell office:value-type="float" office:value="11772.2593456282" calcext:value-type="float">
            <text:p>11772.26</text:p>
          </table:table-cell>
          <table:table-cell office:value-type="float" office:value="13836.9373726438" calcext:value-type="float">
            <text:p>13836.94</text:p>
          </table:table-cell>
          <table:table-cell office:value-type="float" office:value="16604.3248471725" calcext:value-type="float">
            <text:p>16604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97" calcext:value-type="float">
            <text:p>9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816.8023697757" calcext:value-type="float">
            <text:p>12816.80</text:p>
          </table:table-cell>
          <table:table-cell office:value-type="float" office:value="28448.903854563" calcext:value-type="float">
            <text:p>28448.90</text:p>
          </table:table-cell>
          <table:table-cell office:value-type="float" office:value="7323.59326686427" calcext:value-type="float">
            <text:p>7323.59</text:p>
          </table:table-cell>
          <table:table-cell office:value-type="float" office:value="53635018.3384596" calcext:value-type="float">
            <text:p>53635018.34</text:p>
          </table:table-cell>
          <table:table-cell office:value-type="float" office:value="10859.8651970564" calcext:value-type="float">
            <text:p>10859.87</text:p>
          </table:table-cell>
          <table:table-cell office:value-type="float" office:value="12816.8023697757" calcext:value-type="float">
            <text:p>12816.80</text:p>
          </table:table-cell>
          <table:table-cell office:value-type="float" office:value="15380.1628437308" calcext:value-type="float">
            <text:p>15380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98" calcext:value-type="float">
            <text:p>9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210.3121094344" calcext:value-type="float">
            <text:p>12210.31</text:p>
          </table:table-cell>
          <table:table-cell office:value-type="float" office:value="28052.8194919817" calcext:value-type="float">
            <text:p>28052.82</text:p>
          </table:table-cell>
          <table:table-cell office:value-type="float" office:value="7201.09840493258" calcext:value-type="float">
            <text:p>7201.10</text:p>
          </table:table-cell>
          <table:table-cell office:value-type="float" office:value="51855818.2375226" calcext:value-type="float">
            <text:p>51855818.24</text:p>
          </table:table-cell>
          <table:table-cell office:value-type="float" office:value="10464.2256673436" calcext:value-type="float">
            <text:p>10464.23</text:p>
          </table:table-cell>
          <table:table-cell office:value-type="float" office:value="12210.3121094344" calcext:value-type="float">
            <text:p>12210.31</text:p>
          </table:table-cell>
          <table:table-cell office:value-type="float" office:value="14652.3745313213" calcext:value-type="float">
            <text:p>14652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99" calcext:value-type="float">
            <text:p>9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661.8453549881" calcext:value-type="float">
            <text:p>12661.85</text:p>
          </table:table-cell>
          <table:table-cell office:value-type="float" office:value="33967.6872658395" calcext:value-type="float">
            <text:p>33967.69</text:p>
          </table:table-cell>
          <table:table-cell office:value-type="float" office:value="7948.7918925163" calcext:value-type="float">
            <text:p>7948.79</text:p>
          </table:table-cell>
          <table:table-cell office:value-type="float" office:value="63183292.5505329" calcext:value-type="float">
            <text:p>63183292.55</text:p>
          </table:table-cell>
          <table:table-cell office:value-type="float" office:value="11261.8170386272" calcext:value-type="float">
            <text:p>11261.82</text:p>
          </table:table-cell>
          <table:table-cell office:value-type="float" office:value="12661.8453549881" calcext:value-type="float">
            <text:p>12661.85</text:p>
          </table:table-cell>
          <table:table-cell office:value-type="float" office:value="15194.2144259857" calcext:value-type="float">
            <text:p>15194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0" calcext:value-type="float">
            <text:p>0</text:p>
          </table:table-cell>
          <table:table-cell office:value-type="float" office:value="6357.38832105943" calcext:value-type="float">
            <text:p>6357.39</text:p>
          </table:table-cell>
          <table:table-cell office:value-type="float" office:value="34012.9233032889" calcext:value-type="float">
            <text:p>34012.92</text:p>
          </table:table-cell>
          <table:table-cell office:value-type="float" office:value="61716.4948895349" calcext:value-type="float">
            <text:p>61716.49</text:p>
          </table:table-cell>
          <table:table-cell office:value-type="float" office:value="13260.9137340197" calcext:value-type="float">
            <text:p>13260.91</text:p>
          </table:table-cell>
          <table:table-cell office:value-type="float" office:value="175851833.061113" calcext:value-type="float">
            <text:p>175851833.06</text:p>
          </table:table-cell>
          <table:table-cell office:value-type="float" office:value="27222.1339833371" calcext:value-type="float">
            <text:p>27222.13</text:p>
          </table:table-cell>
          <table:table-cell office:value-type="float" office:value="34012.9233032889" calcext:value-type="float">
            <text:p>34012.92</text:p>
          </table:table-cell>
          <table:table-cell office:value-type="float" office:value="40815.5079639467" calcext:value-type="float">
            <text:p>40815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" calcext:value-type="float">
            <text:p>1</text:p>
          </table:table-cell>
          <table:table-cell office:value-type="float" office:value="6357.38832105943" calcext:value-type="float">
            <text:p>6357.39</text:p>
          </table:table-cell>
          <table:table-cell office:value-type="float" office:value="32495.3398020801" calcext:value-type="float">
            <text:p>32495.34</text:p>
          </table:table-cell>
          <table:table-cell office:value-type="float" office:value="58487.9725537468" calcext:value-type="float">
            <text:p>58487.97</text:p>
          </table:table-cell>
          <table:table-cell office:value-type="float" office:value="12172.7463613642" calcext:value-type="float">
            <text:p>12172.75</text:p>
          </table:table-cell>
          <table:table-cell office:value-type="float" office:value="148175753.978105" calcext:value-type="float">
            <text:p>148175753.98</text:p>
          </table:table-cell>
          <table:table-cell office:value-type="float" office:value="25959.9370730003" calcext:value-type="float">
            <text:p>25959.94</text:p>
          </table:table-cell>
          <table:table-cell office:value-type="float" office:value="32495.3398020801" calcext:value-type="float">
            <text:p>32495.34</text:p>
          </table:table-cell>
          <table:table-cell office:value-type="float" office:value="38994.4077624961" calcext:value-type="float">
            <text:p>38994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" calcext:value-type="float">
            <text:p>2</text:p>
          </table:table-cell>
          <table:table-cell office:value-type="float" office:value="1147.21359549996" calcext:value-type="float">
            <text:p>1147.21</text:p>
          </table:table-cell>
          <table:table-cell office:value-type="float" office:value="31712.5203258152" calcext:value-type="float">
            <text:p>31712.52</text:p>
          </table:table-cell>
          <table:table-cell office:value-type="float" office:value="63580.4559202138" calcext:value-type="float">
            <text:p>63580.46</text:p>
          </table:table-cell>
          <table:table-cell office:value-type="float" office:value="12757.5693757974" calcext:value-type="float">
            <text:p>12757.57</text:p>
          </table:table-cell>
          <table:table-cell office:value-type="float" office:value="162755576.378283" calcext:value-type="float">
            <text:p>162755576.38</text:p>
          </table:table-cell>
          <table:table-cell office:value-type="float" office:value="25629.2714873164" calcext:value-type="float">
            <text:p>25629.27</text:p>
          </table:table-cell>
          <table:table-cell office:value-type="float" office:value="31712.5203258152" calcext:value-type="float">
            <text:p>31712.52</text:p>
          </table:table-cell>
          <table:table-cell office:value-type="float" office:value="38055.0243909783" calcext:value-type="float">
            <text:p>38055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" calcext:value-type="float">
            <text:p>3</text:p>
          </table:table-cell>
          <table:table-cell office:value-type="float" office:value="1147.21359549996" calcext:value-type="float">
            <text:p>1147.21</text:p>
          </table:table-cell>
          <table:table-cell office:value-type="float" office:value="30182.0099311906" calcext:value-type="float">
            <text:p>30182.01</text:p>
          </table:table-cell>
          <table:table-cell office:value-type="float" office:value="50254.6991533029" calcext:value-type="float">
            <text:p>50254.70</text:p>
          </table:table-cell>
          <table:table-cell office:value-type="float" office:value="12449.277431721" calcext:value-type="float">
            <text:p>12449.28</text:p>
          </table:table-cell>
          <table:table-cell office:value-type="float" office:value="154984508.571958" calcext:value-type="float">
            <text:p>154984508.57</text:p>
          </table:table-cell>
          <table:table-cell office:value-type="float" office:value="21450.4592988166" calcext:value-type="float">
            <text:p>21450.46</text:p>
          </table:table-cell>
          <table:table-cell office:value-type="float" office:value="30182.0099311906" calcext:value-type="float">
            <text:p>30182.01</text:p>
          </table:table-cell>
          <table:table-cell office:value-type="float" office:value="36218.4119174287" calcext:value-type="float">
            <text:p>36218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" calcext:value-type="float">
            <text:p>4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30197.6932295314" calcext:value-type="float">
            <text:p>30197.69</text:p>
          </table:table-cell>
          <table:table-cell office:value-type="float" office:value="54378.2087003595" calcext:value-type="float">
            <text:p>54378.21</text:p>
          </table:table-cell>
          <table:table-cell office:value-type="float" office:value="11879.4118150225" calcext:value-type="float">
            <text:p>11879.41</text:p>
          </table:table-cell>
          <table:table-cell office:value-type="float" office:value="141120425.070897" calcext:value-type="float">
            <text:p>141120425.07</text:p>
          </table:table-cell>
          <table:table-cell office:value-type="float" office:value="22931.6078182341" calcext:value-type="float">
            <text:p>22931.61</text:p>
          </table:table-cell>
          <table:table-cell office:value-type="float" office:value="30197.6932295314" calcext:value-type="float">
            <text:p>30197.69</text:p>
          </table:table-cell>
          <table:table-cell office:value-type="float" office:value="36237.2318754377" calcext:value-type="float">
            <text:p>36237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5" calcext:value-type="float">
            <text:p>5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28032.7996971041" calcext:value-type="float">
            <text:p>28032.80</text:p>
          </table:table-cell>
          <table:table-cell office:value-type="float" office:value="53551.9707791102" calcext:value-type="float">
            <text:p>53551.97</text:p>
          </table:table-cell>
          <table:table-cell office:value-type="float" office:value="12160.939905972" calcext:value-type="float">
            <text:p>12160.94</text:p>
          </table:table-cell>
          <table:table-cell office:value-type="float" office:value="147888459.396662" calcext:value-type="float">
            <text:p>147888459.40</text:p>
          </table:table-cell>
          <table:table-cell office:value-type="float" office:value="22117.0826157205" calcext:value-type="float">
            <text:p>22117.08</text:p>
          </table:table-cell>
          <table:table-cell office:value-type="float" office:value="28032.7996971041" calcext:value-type="float">
            <text:p>28032.80</text:p>
          </table:table-cell>
          <table:table-cell office:value-type="float" office:value="33639.3596365249" calcext:value-type="float">
            <text:p>33639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6" calcext:value-type="float">
            <text:p>6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28021.7349875594" calcext:value-type="float">
            <text:p>28021.73</text:p>
          </table:table-cell>
          <table:table-cell office:value-type="float" office:value="50832.8157299975" calcext:value-type="float">
            <text:p>50832.82</text:p>
          </table:table-cell>
          <table:table-cell office:value-type="float" office:value="11814.0079225794" calcext:value-type="float">
            <text:p>11814.01</text:p>
          </table:table-cell>
          <table:table-cell office:value-type="float" office:value="139570783.19477" calcext:value-type="float">
            <text:p>139570783.19</text:p>
          </table:table-cell>
          <table:table-cell office:value-type="float" office:value="21409.0452577192" calcext:value-type="float">
            <text:p>21409.05</text:p>
          </table:table-cell>
          <table:table-cell office:value-type="float" office:value="28021.7349875594" calcext:value-type="float">
            <text:p>28021.73</text:p>
          </table:table-cell>
          <table:table-cell office:value-type="float" office:value="33626.0819850713" calcext:value-type="float">
            <text:p>33626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7" calcext:value-type="float">
            <text:p>7</text:p>
          </table:table-cell>
          <table:table-cell office:value-type="float" office:value="1088.63495173727" calcext:value-type="float">
            <text:p>1088.63</text:p>
          </table:table-cell>
          <table:table-cell office:value-type="float" office:value="28330.3685030586" calcext:value-type="float">
            <text:p>28330.37</text:p>
          </table:table-cell>
          <table:table-cell office:value-type="float" office:value="56612.8246310802" calcext:value-type="float">
            <text:p>56612.82</text:p>
          </table:table-cell>
          <table:table-cell office:value-type="float" office:value="13159.8296515432" calcext:value-type="float">
            <text:p>13159.83</text:p>
          </table:table-cell>
          <table:table-cell office:value-type="float" office:value="173181116.457635" calcext:value-type="float">
            <text:p>173181116.46</text:p>
          </table:table-cell>
          <table:table-cell office:value-type="float" office:value="22872.7919285374" calcext:value-type="float">
            <text:p>22872.79</text:p>
          </table:table-cell>
          <table:table-cell office:value-type="float" office:value="28330.3685030586" calcext:value-type="float">
            <text:p>28330.37</text:p>
          </table:table-cell>
          <table:table-cell office:value-type="float" office:value="33996.4422036703" calcext:value-type="float">
            <text:p>33996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8" calcext:value-type="float">
            <text:p>8</text:p>
          </table:table-cell>
          <table:table-cell office:value-type="float" office:value="1088.63495173727" calcext:value-type="float">
            <text:p>1088.63</text:p>
          </table:table-cell>
          <table:table-cell office:value-type="float" office:value="28549.7077403589" calcext:value-type="float">
            <text:p>28549.71</text:p>
          </table:table-cell>
          <table:table-cell office:value-type="float" office:value="52102.2233108044" calcext:value-type="float">
            <text:p>52102.22</text:p>
          </table:table-cell>
          <table:table-cell office:value-type="float" office:value="12681.3820101102" calcext:value-type="float">
            <text:p>12681.38</text:p>
          </table:table-cell>
          <table:table-cell office:value-type="float" office:value="160817449.686346" calcext:value-type="float">
            <text:p>160817449.69</text:p>
          </table:table-cell>
          <table:table-cell office:value-type="float" office:value="21892.197208145" calcext:value-type="float">
            <text:p>21892.20</text:p>
          </table:table-cell>
          <table:table-cell office:value-type="float" office:value="28549.7077403589" calcext:value-type="float">
            <text:p>28549.71</text:p>
          </table:table-cell>
          <table:table-cell office:value-type="float" office:value="34259.6492884307" calcext:value-type="float">
            <text:p>34259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9" calcext:value-type="float">
            <text:p>9</text:p>
          </table:table-cell>
          <table:table-cell office:value-type="float" office:value="1088.63495173727" calcext:value-type="float">
            <text:p>1088.63</text:p>
          </table:table-cell>
          <table:table-cell office:value-type="float" office:value="29715.45211092" calcext:value-type="float">
            <text:p>29715.45</text:p>
          </table:table-cell>
          <table:table-cell office:value-type="float" office:value="53777.7036369711" calcext:value-type="float">
            <text:p>53777.70</text:p>
          </table:table-cell>
          <table:table-cell office:value-type="float" office:value="11333.95671671" calcext:value-type="float">
            <text:p>11333.96</text:p>
          </table:table-cell>
          <table:table-cell office:value-type="float" office:value="128458574.856256" calcext:value-type="float">
            <text:p>128458574.86</text:p>
          </table:table-cell>
          <table:table-cell office:value-type="float" office:value="22644.9681750274" calcext:value-type="float">
            <text:p>22644.97</text:p>
          </table:table-cell>
          <table:table-cell office:value-type="float" office:value="29715.45211092" calcext:value-type="float">
            <text:p>29715.45</text:p>
          </table:table-cell>
          <table:table-cell office:value-type="float" office:value="35658.542533104" calcext:value-type="float">
            <text:p>35658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0" calcext:value-type="float">
            <text:p>10</text:p>
          </table:table-cell>
          <table:table-cell office:value-type="float" office:value="1088.63495173727" calcext:value-type="float">
            <text:p>1088.63</text:p>
          </table:table-cell>
          <table:table-cell office:value-type="float" office:value="29677.437361281" calcext:value-type="float">
            <text:p>29677.44</text:p>
          </table:table-cell>
          <table:table-cell office:value-type="float" office:value="53777.7036369711" calcext:value-type="float">
            <text:p>53777.70</text:p>
          </table:table-cell>
          <table:table-cell office:value-type="float" office:value="12143.779112331" calcext:value-type="float">
            <text:p>12143.78</text:p>
          </table:table-cell>
          <table:table-cell office:value-type="float" office:value="147471371.129086" calcext:value-type="float">
            <text:p>147471371.13</text:p>
          </table:table-cell>
          <table:table-cell office:value-type="float" office:value="22636.4994476689" calcext:value-type="float">
            <text:p>22636.50</text:p>
          </table:table-cell>
          <table:table-cell office:value-type="float" office:value="29677.437361281" calcext:value-type="float">
            <text:p>29677.44</text:p>
          </table:table-cell>
          <table:table-cell office:value-type="float" office:value="35612.9248335372" calcext:value-type="float">
            <text:p>35612.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1" calcext:value-type="float">
            <text:p>11</text:p>
          </table:table-cell>
          <table:table-cell office:value-type="float" office:value="1088.63495173727" calcext:value-type="float">
            <text:p>1088.63</text:p>
          </table:table-cell>
          <table:table-cell office:value-type="float" office:value="27315.8613596862" calcext:value-type="float">
            <text:p>27315.86</text:p>
          </table:table-cell>
          <table:table-cell office:value-type="float" office:value="56612.8246310802" calcext:value-type="float">
            <text:p>56612.82</text:p>
          </table:table-cell>
          <table:table-cell office:value-type="float" office:value="12248.7241379252" calcext:value-type="float">
            <text:p>12248.72</text:p>
          </table:table-cell>
          <table:table-cell office:value-type="float" office:value="150031243.006992" calcext:value-type="float">
            <text:p>150031243.01</text:p>
          </table:table-cell>
          <table:table-cell office:value-type="float" office:value="22425.1204745504" calcext:value-type="float">
            <text:p>22425.12</text:p>
          </table:table-cell>
          <table:table-cell office:value-type="float" office:value="27315.8613596862" calcext:value-type="float">
            <text:p>27315.86</text:p>
          </table:table-cell>
          <table:table-cell office:value-type="float" office:value="32779.0336316234" calcext:value-type="float">
            <text:p>32779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2" calcext:value-type="float">
            <text:p>12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9041.2033853445" calcext:value-type="float">
            <text:p>29041.20</text:p>
          </table:table-cell>
          <table:table-cell office:value-type="float" office:value="53205.3782797134" calcext:value-type="float">
            <text:p>53205.38</text:p>
          </table:table-cell>
          <table:table-cell office:value-type="float" office:value="12687.5065824893" calcext:value-type="float">
            <text:p>12687.51</text:p>
          </table:table-cell>
          <table:table-cell office:value-type="float" office:value="160972823.28071" calcext:value-type="float">
            <text:p>160972823.28</text:p>
          </table:table-cell>
          <table:table-cell office:value-type="float" office:value="22316.6882848747" calcext:value-type="float">
            <text:p>22316.69</text:p>
          </table:table-cell>
          <table:table-cell office:value-type="float" office:value="29041.2033853446" calcext:value-type="float">
            <text:p>29041.20</text:p>
          </table:table-cell>
          <table:table-cell office:value-type="float" office:value="34849.4440624135" calcext:value-type="float">
            <text:p>34849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3" calcext:value-type="float">
            <text:p>13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7629.7282672646" calcext:value-type="float">
            <text:p>27629.73</text:p>
          </table:table-cell>
          <table:table-cell office:value-type="float" office:value="48057.5323421273" calcext:value-type="float">
            <text:p>48057.53</text:p>
          </table:table-cell>
          <table:table-cell office:value-type="float" office:value="11681.1193316469" calcext:value-type="float">
            <text:p>11681.12</text:p>
          </table:table-cell>
          <table:table-cell office:value-type="float" office:value="136448548.840174" calcext:value-type="float">
            <text:p>136448548.84</text:p>
          </table:table-cell>
          <table:table-cell office:value-type="float" office:value="20443.6847459797" calcext:value-type="float">
            <text:p>20443.68</text:p>
          </table:table-cell>
          <table:table-cell office:value-type="float" office:value="27629.7282672646" calcext:value-type="float">
            <text:p>27629.73</text:p>
          </table:table-cell>
          <table:table-cell office:value-type="float" office:value="33155.6739207175" calcext:value-type="float">
            <text:p>33155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4" calcext:value-type="float">
            <text:p>14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8005.6172303292" calcext:value-type="float">
            <text:p>28005.62</text:p>
          </table:table-cell>
          <table:table-cell office:value-type="float" office:value="50359.4502179587" calcext:value-type="float">
            <text:p>50359.45</text:p>
          </table:table-cell>
          <table:table-cell office:value-type="float" office:value="11329.7420232184" calcext:value-type="float">
            <text:p>11329.74</text:p>
          </table:table-cell>
          <table:table-cell office:value-type="float" office:value="128363054.312681" calcext:value-type="float">
            <text:p>128363054.31</text:p>
          </table:table-cell>
          <table:table-cell office:value-type="float" office:value="21255.206005112" calcext:value-type="float">
            <text:p>21255.21</text:p>
          </table:table-cell>
          <table:table-cell office:value-type="float" office:value="28005.6172303292" calcext:value-type="float">
            <text:p>28005.62</text:p>
          </table:table-cell>
          <table:table-cell office:value-type="float" office:value="33606.740676395" calcext:value-type="float">
            <text:p>33606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5" calcext:value-type="float">
            <text:p>15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6285.9775964903" calcext:value-type="float">
            <text:p>26285.98</text:p>
          </table:table-cell>
          <table:table-cell office:value-type="float" office:value="47154.1889907858" calcext:value-type="float">
            <text:p>47154.19</text:p>
          </table:table-cell>
          <table:table-cell office:value-type="float" office:value="10756.301521997" calcext:value-type="float">
            <text:p>10756.30</text:p>
          </table:table-cell>
          <table:table-cell office:value-type="float" office:value="115698022.432115" calcext:value-type="float">
            <text:p>115698022.43</text:p>
          </table:table-cell>
          <table:table-cell office:value-type="float" office:value="19932.2245174021" calcext:value-type="float">
            <text:p>19932.22</text:p>
          </table:table-cell>
          <table:table-cell office:value-type="float" office:value="26285.9775964903" calcext:value-type="float">
            <text:p>26285.98</text:p>
          </table:table-cell>
          <table:table-cell office:value-type="float" office:value="31543.1731157883" calcext:value-type="float">
            <text:p>31543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6" calcext:value-type="float">
            <text:p>16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4054.5569640291" calcext:value-type="float">
            <text:p>24054.56</text:p>
          </table:table-cell>
          <table:table-cell office:value-type="float" office:value="46623.0406306272" calcext:value-type="float">
            <text:p>46623.04</text:p>
          </table:table-cell>
          <table:table-cell office:value-type="float" office:value="10670.4394433907" calcext:value-type="float">
            <text:p>10670.44</text:p>
          </table:table-cell>
          <table:table-cell office:value-type="float" office:value="113858277.915069" calcext:value-type="float">
            <text:p>113858277.92</text:p>
          </table:table-cell>
          <table:table-cell office:value-type="float" office:value="19153.8916069161" calcext:value-type="float">
            <text:p>19153.89</text:p>
          </table:table-cell>
          <table:table-cell office:value-type="float" office:value="24054.5569640292" calcext:value-type="float">
            <text:p>24054.56</text:p>
          </table:table-cell>
          <table:table-cell office:value-type="float" office:value="28865.468356835" calcext:value-type="float">
            <text:p>28865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7" calcext:value-type="float">
            <text:p>17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3525.649227001" calcext:value-type="float">
            <text:p>23525.65</text:p>
          </table:table-cell>
          <table:table-cell office:value-type="float" office:value="51163.1204764133" calcext:value-type="float">
            <text:p>51163.12</text:p>
          </table:table-cell>
          <table:table-cell office:value-type="float" office:value="11841.6994189376" calcext:value-type="float">
            <text:p>11841.70</text:p>
          </table:table-cell>
          <table:table-cell office:value-type="float" office:value="140225845.128468" calcext:value-type="float">
            <text:p>140225845.13</text:p>
          </table:table-cell>
          <table:table-cell office:value-type="float" office:value="19701.8500956276" calcext:value-type="float">
            <text:p>19701.85</text:p>
          </table:table-cell>
          <table:table-cell office:value-type="float" office:value="23525.649227001" calcext:value-type="float">
            <text:p>23525.65</text:p>
          </table:table-cell>
          <table:table-cell office:value-type="float" office:value="28230.7790724012" calcext:value-type="float">
            <text:p>28230.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8" calcext:value-type="float">
            <text:p>18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3612.6742283496" calcext:value-type="float">
            <text:p>23612.67</text:p>
          </table:table-cell>
          <table:table-cell office:value-type="float" office:value="58172.8150674602" calcext:value-type="float">
            <text:p>58172.82</text:p>
          </table:table-cell>
          <table:table-cell office:value-type="float" office:value="11821.1024934768" calcext:value-type="float">
            <text:p>11821.10</text:p>
          </table:table-cell>
          <table:table-cell office:value-type="float" office:value="139738464.161283" calcext:value-type="float">
            <text:p>139738464.16</text:p>
          </table:table-cell>
          <table:table-cell office:value-type="float" office:value="20531.6091143583" calcext:value-type="float">
            <text:p>20531.61</text:p>
          </table:table-cell>
          <table:table-cell office:value-type="float" office:value="23612.6742283496" calcext:value-type="float">
            <text:p>23612.67</text:p>
          </table:table-cell>
          <table:table-cell office:value-type="float" office:value="28335.2090740195" calcext:value-type="float">
            <text:p>28335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9" calcext:value-type="float">
            <text:p>19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5087.1074056699" calcext:value-type="float">
            <text:p>25087.11</text:p>
          </table:table-cell>
          <table:table-cell office:value-type="float" office:value="53228.5431574611" calcext:value-type="float">
            <text:p>53228.54</text:p>
          </table:table-cell>
          <table:table-cell office:value-type="float" office:value="12765.2510552721" calcext:value-type="float">
            <text:p>12765.25</text:p>
          </table:table-cell>
          <table:table-cell office:value-type="float" office:value="162951634.504126" calcext:value-type="float">
            <text:p>162951634.50</text:p>
          </table:table-cell>
          <table:table-cell office:value-type="float" office:value="20804.1384227805" calcext:value-type="float">
            <text:p>20804.14</text:p>
          </table:table-cell>
          <table:table-cell office:value-type="float" office:value="25087.1074056699" calcext:value-type="float">
            <text:p>25087.11</text:p>
          </table:table-cell>
          <table:table-cell office:value-type="float" office:value="30104.5288868038" calcext:value-type="float">
            <text:p>30104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0" calcext:value-type="float">
            <text:p>20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4511.2977550408" calcext:value-type="float">
            <text:p>24511.30</text:p>
          </table:table-cell>
          <table:table-cell office:value-type="float" office:value="58172.8150674602" calcext:value-type="float">
            <text:p>58172.82</text:p>
          </table:table-cell>
          <table:table-cell office:value-type="float" office:value="11593.526153407" calcext:value-type="float">
            <text:p>11593.53</text:p>
          </table:table-cell>
          <table:table-cell office:value-type="float" office:value="134409848.669732" calcext:value-type="float">
            <text:p>134409848.67</text:p>
          </table:table-cell>
          <table:table-cell office:value-type="float" office:value="21076.2249953796" calcext:value-type="float">
            <text:p>21076.22</text:p>
          </table:table-cell>
          <table:table-cell office:value-type="float" office:value="24511.2977550408" calcext:value-type="float">
            <text:p>24511.30</text:p>
          </table:table-cell>
          <table:table-cell office:value-type="float" office:value="29413.557306049" calcext:value-type="float">
            <text:p>29413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1" calcext:value-type="float">
            <text:p>21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4361.6119009277" calcext:value-type="float">
            <text:p>24361.61</text:p>
          </table:table-cell>
          <table:table-cell office:value-type="float" office:value="56154.1889907858" calcext:value-type="float">
            <text:p>56154.19</text:p>
          </table:table-cell>
          <table:table-cell office:value-type="float" office:value="11918.4643436755" calcext:value-type="float">
            <text:p>11918.46</text:p>
          </table:table-cell>
          <table:table-cell office:value-type="float" office:value="142049792.311465" calcext:value-type="float">
            <text:p>142049792.31</text:p>
          </table:table-cell>
          <table:table-cell office:value-type="float" office:value="20769.7572974981" calcext:value-type="float">
            <text:p>20769.76</text:p>
          </table:table-cell>
          <table:table-cell office:value-type="float" office:value="24361.6119009277" calcext:value-type="float">
            <text:p>24361.61</text:p>
          </table:table-cell>
          <table:table-cell office:value-type="float" office:value="29233.9342811133" calcext:value-type="float">
            <text:p>29233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2" calcext:value-type="float">
            <text:p>22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2678.339700889" calcext:value-type="float">
            <text:p>22678.34</text:p>
          </table:table-cell>
          <table:table-cell office:value-type="float" office:value="48827.9561686653" calcext:value-type="float">
            <text:p>48827.96</text:p>
          </table:table-cell>
          <table:table-cell office:value-type="float" office:value="11703.818716781" calcext:value-type="float">
            <text:p>11703.82</text:p>
          </table:table-cell>
          <table:table-cell office:value-type="float" office:value="136979372.555274" calcext:value-type="float">
            <text:p>136979372.56</text:p>
          </table:table-cell>
          <table:table-cell office:value-type="float" office:value="18905.0811701317" calcext:value-type="float">
            <text:p>18905.08</text:p>
          </table:table-cell>
          <table:table-cell office:value-type="float" office:value="22678.339700889" calcext:value-type="float">
            <text:p>22678.34</text:p>
          </table:table-cell>
          <table:table-cell office:value-type="float" office:value="27214.0076410668" calcext:value-type="float">
            <text:p>27214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3" calcext:value-type="float">
            <text:p>23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1344.4063415557" calcext:value-type="float">
            <text:p>21344.41</text:p>
          </table:table-cell>
          <table:table-cell office:value-type="float" office:value="47545.3980694907" calcext:value-type="float">
            <text:p>47545.40</text:p>
          </table:table-cell>
          <table:table-cell office:value-type="float" office:value="11732.6257164145" calcext:value-type="float">
            <text:p>11732.63</text:p>
          </table:table-cell>
          <table:table-cell office:value-type="float" office:value="137654506.201472" calcext:value-type="float">
            <text:p>137654506.20</text:p>
          </table:table-cell>
          <table:table-cell office:value-type="float" office:value="18017.3886565018" calcext:value-type="float">
            <text:p>18017.39</text:p>
          </table:table-cell>
          <table:table-cell office:value-type="float" office:value="21344.4063415557" calcext:value-type="float">
            <text:p>21344.41</text:p>
          </table:table-cell>
          <table:table-cell office:value-type="float" office:value="25613.2876098668" calcext:value-type="float">
            <text:p>25613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4" calcext:value-type="float">
            <text:p>24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8741.4036027729" calcext:value-type="float">
            <text:p>18741.40</text:p>
          </table:table-cell>
          <table:table-cell office:value-type="float" office:value="47175.4803261668" calcext:value-type="float">
            <text:p>47175.48</text:p>
          </table:table-cell>
          <table:table-cell office:value-type="float" office:value="11209.0534244622" calcext:value-type="float">
            <text:p>11209.05</text:p>
          </table:table-cell>
          <table:table-cell office:value-type="float" office:value="125642878.672448" calcext:value-type="float">
            <text:p>125642878.67</text:p>
          </table:table-cell>
          <table:table-cell office:value-type="float" office:value="16392.6851527025" calcext:value-type="float">
            <text:p>16392.69</text:p>
          </table:table-cell>
          <table:table-cell office:value-type="float" office:value="18741.4036027728" calcext:value-type="float">
            <text:p>18741.40</text:p>
          </table:table-cell>
          <table:table-cell office:value-type="float" office:value="22489.6843233274" calcext:value-type="float">
            <text:p>22489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5" calcext:value-type="float">
            <text:p>25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1287.5208095973" calcext:value-type="float">
            <text:p>21287.52</text:p>
          </table:table-cell>
          <table:table-cell office:value-type="float" office:value="42536.1829903889" calcext:value-type="float">
            <text:p>42536.18</text:p>
          </table:table-cell>
          <table:table-cell office:value-type="float" office:value="10561.2473883176" calcext:value-type="float">
            <text:p>10561.25</text:p>
          </table:table-cell>
          <table:table-cell office:value-type="float" office:value="111539946.397246" calcext:value-type="float">
            <text:p>111539946.40</text:p>
          </table:table-cell>
          <table:table-cell office:value-type="float" office:value="17207.4215738475" calcext:value-type="float">
            <text:p>17207.42</text:p>
          </table:table-cell>
          <table:table-cell office:value-type="float" office:value="21287.5208095973" calcext:value-type="float">
            <text:p>21287.52</text:p>
          </table:table-cell>
          <table:table-cell office:value-type="float" office:value="25545.0249715168" calcext:value-type="float">
            <text:p>25545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6" calcext:value-type="float">
            <text:p>26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1201.4964598001" calcext:value-type="float">
            <text:p>21201.50</text:p>
          </table:table-cell>
          <table:table-cell office:value-type="float" office:value="43023.0406306272" calcext:value-type="float">
            <text:p>43023.04</text:p>
          </table:table-cell>
          <table:table-cell office:value-type="float" office:value="11473.5975333144" calcext:value-type="float">
            <text:p>11473.60</text:p>
          </table:table-cell>
          <table:table-cell office:value-type="float" office:value="131643440.356479" calcext:value-type="float">
            <text:p>131643440.36</text:p>
          </table:table-cell>
          <table:table-cell office:value-type="float" office:value="17261.2833622418" calcext:value-type="float">
            <text:p>17261.28</text:p>
          </table:table-cell>
          <table:table-cell office:value-type="float" office:value="21201.4964598001" calcext:value-type="float">
            <text:p>21201.50</text:p>
          </table:table-cell>
          <table:table-cell office:value-type="float" office:value="25441.7957517601" calcext:value-type="float">
            <text:p>25441.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7" calcext:value-type="float">
            <text:p>27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0962.3567672098" calcext:value-type="float">
            <text:p>20962.36</text:p>
          </table:table-cell>
          <table:table-cell office:value-type="float" office:value="49451.4657157219" calcext:value-type="float">
            <text:p>49451.47</text:p>
          </table:table-cell>
          <table:table-cell office:value-type="float" office:value="11786.5812794662" calcext:value-type="float">
            <text:p>11786.58</text:p>
          </table:table-cell>
          <table:table-cell office:value-type="float" office:value="138923498.257463" calcext:value-type="float">
            <text:p>138923498.26</text:p>
          </table:table-cell>
          <table:table-cell office:value-type="float" office:value="18013.5411419863" calcext:value-type="float">
            <text:p>18013.54</text:p>
          </table:table-cell>
          <table:table-cell office:value-type="float" office:value="20962.3567672098" calcext:value-type="float">
            <text:p>20962.36</text:p>
          </table:table-cell>
          <table:table-cell office:value-type="float" office:value="25154.8281206517" calcext:value-type="float">
            <text:p>25154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8" calcext:value-type="float">
            <text:p>2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137.9033020743" calcext:value-type="float">
            <text:p>19137.90</text:p>
          </table:table-cell>
          <table:table-cell office:value-type="float" office:value="43432.1823680855" calcext:value-type="float">
            <text:p>43432.18</text:p>
          </table:table-cell>
          <table:table-cell office:value-type="float" office:value="11852.8332342314" calcext:value-type="float">
            <text:p>11852.83</text:p>
          </table:table-cell>
          <table:table-cell office:value-type="float" office:value="140489655.6785" calcext:value-type="float">
            <text:p>140489655.68</text:p>
          </table:table-cell>
          <table:table-cell office:value-type="float" office:value="16261.805736981" calcext:value-type="float">
            <text:p>16261.81</text:p>
          </table:table-cell>
          <table:table-cell office:value-type="float" office:value="19137.9033020743" calcext:value-type="float">
            <text:p>19137.90</text:p>
          </table:table-cell>
          <table:table-cell office:value-type="float" office:value="22965.4839624892" calcext:value-type="float">
            <text:p>22965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9" calcext:value-type="float">
            <text:p>2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883.2768609978" calcext:value-type="float">
            <text:p>20883.28</text:p>
          </table:table-cell>
          <table:table-cell office:value-type="float" office:value="43629.6113005952" calcext:value-type="float">
            <text:p>43629.61</text:p>
          </table:table-cell>
          <table:table-cell office:value-type="float" office:value="11513.4610807286" calcext:value-type="float">
            <text:p>11513.46</text:p>
          </table:table-cell>
          <table:table-cell office:value-type="float" office:value="132559786.057452" calcext:value-type="float">
            <text:p>132559786.06</text:p>
          </table:table-cell>
          <table:table-cell office:value-type="float" office:value="17210.8204942554" calcext:value-type="float">
            <text:p>17210.82</text:p>
          </table:table-cell>
          <table:table-cell office:value-type="float" office:value="20883.2768609978" calcext:value-type="float">
            <text:p>20883.28</text:p>
          </table:table-cell>
          <table:table-cell office:value-type="float" office:value="25059.9322331974" calcext:value-type="float">
            <text:p>25059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0" calcext:value-type="float">
            <text:p>3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027.9676161855" calcext:value-type="float">
            <text:p>23027.97</text:p>
          </table:table-cell>
          <table:table-cell office:value-type="float" office:value="50014.5200171718" calcext:value-type="float">
            <text:p>50014.52</text:p>
          </table:table-cell>
          <table:table-cell office:value-type="float" office:value="11543.0260356833" calcext:value-type="float">
            <text:p>11543.03</text:p>
          </table:table-cell>
          <table:table-cell office:value-type="float" office:value="133241450.060462" calcext:value-type="float">
            <text:p>133241450.06</text:p>
          </table:table-cell>
          <table:table-cell office:value-type="float" office:value="19248.6243969279" calcext:value-type="float">
            <text:p>19248.62</text:p>
          </table:table-cell>
          <table:table-cell office:value-type="float" office:value="23027.9676161855" calcext:value-type="float">
            <text:p>23027.97</text:p>
          </table:table-cell>
          <table:table-cell office:value-type="float" office:value="27633.5611394226" calcext:value-type="float">
            <text:p>27633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1" calcext:value-type="float">
            <text:p>3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627.7461845502" calcext:value-type="float">
            <text:p>23627.75</text:p>
          </table:table-cell>
          <table:table-cell office:value-type="float" office:value="50901.2131840277" calcext:value-type="float">
            <text:p>50901.21</text:p>
          </table:table-cell>
          <table:table-cell office:value-type="float" office:value="12010.8393972365" calcext:value-type="float">
            <text:p>12010.84</text:p>
          </table:table-cell>
          <table:table-cell office:value-type="float" office:value="144260263.026208" calcext:value-type="float">
            <text:p>144260263.03</text:p>
          </table:table-cell>
          <table:table-cell office:value-type="float" office:value="19686.8404959512" calcext:value-type="float">
            <text:p>19686.84</text:p>
          </table:table-cell>
          <table:table-cell office:value-type="float" office:value="23627.7461845502" calcext:value-type="float">
            <text:p>23627.75</text:p>
          </table:table-cell>
          <table:table-cell office:value-type="float" office:value="28353.2954214602" calcext:value-type="float">
            <text:p>28353.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2" calcext:value-type="float">
            <text:p>3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995.6118156481" calcext:value-type="float">
            <text:p>20995.61</text:p>
          </table:table-cell>
          <table:table-cell office:value-type="float" office:value="50901.2131840277" calcext:value-type="float">
            <text:p>50901.21</text:p>
          </table:table-cell>
          <table:table-cell office:value-type="float" office:value="10986.7556480716" calcext:value-type="float">
            <text:p>10986.76</text:p>
          </table:table-cell>
          <table:table-cell office:value-type="float" office:value="120708799.670433" calcext:value-type="float">
            <text:p>120708799.67</text:p>
          </table:table-cell>
          <table:table-cell office:value-type="float" office:value="18171.5262042182" calcext:value-type="float">
            <text:p>18171.53</text:p>
          </table:table-cell>
          <table:table-cell office:value-type="float" office:value="20995.6118156481" calcext:value-type="float">
            <text:p>20995.61</text:p>
          </table:table-cell>
          <table:table-cell office:value-type="float" office:value="25194.7341787777" calcext:value-type="float">
            <text:p>25194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3" calcext:value-type="float">
            <text:p>3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316.071748375" calcext:value-type="float">
            <text:p>20316.07</text:p>
          </table:table-cell>
          <table:table-cell office:value-type="float" office:value="48827.9561686653" calcext:value-type="float">
            <text:p>48827.96</text:p>
          </table:table-cell>
          <table:table-cell office:value-type="float" office:value="11302.207503197" calcext:value-type="float">
            <text:p>11302.21</text:p>
          </table:table-cell>
          <table:table-cell office:value-type="float" office:value="127739894.445322" calcext:value-type="float">
            <text:p>127739894.45</text:p>
          </table:table-cell>
          <table:table-cell office:value-type="float" office:value="17546.6520244721" calcext:value-type="float">
            <text:p>17546.65</text:p>
          </table:table-cell>
          <table:table-cell office:value-type="float" office:value="20316.071748375" calcext:value-type="float">
            <text:p>20316.07</text:p>
          </table:table-cell>
          <table:table-cell office:value-type="float" office:value="24379.28609805" calcext:value-type="float">
            <text:p>24379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4" calcext:value-type="float">
            <text:p>3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666.709932084" calcext:value-type="float">
            <text:p>21666.71</text:p>
          </table:table-cell>
          <table:table-cell office:value-type="float" office:value="50901.2131840277" calcext:value-type="float">
            <text:p>50901.21</text:p>
          </table:table-cell>
          <table:table-cell office:value-type="float" office:value="11722.0342129922" calcext:value-type="float">
            <text:p>11722.03</text:p>
          </table:table-cell>
          <table:table-cell office:value-type="float" office:value="137406086.09056" calcext:value-type="float">
            <text:p>137406086.09</text:p>
          </table:table-cell>
          <table:table-cell office:value-type="float" office:value="18585.9801626511" calcext:value-type="float">
            <text:p>18585.98</text:p>
          </table:table-cell>
          <table:table-cell office:value-type="float" office:value="21666.709932084" calcext:value-type="float">
            <text:p>21666.71</text:p>
          </table:table-cell>
          <table:table-cell office:value-type="float" office:value="26000.0519185008" calcext:value-type="float">
            <text:p>26000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5" calcext:value-type="float">
            <text:p>3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171.8838117217" calcext:value-type="float">
            <text:p>22171.88</text:p>
          </table:table-cell>
          <table:table-cell office:value-type="float" office:value="45102.2233108044" calcext:value-type="float">
            <text:p>45102.22</text:p>
          </table:table-cell>
          <table:table-cell office:value-type="float" office:value="12664.8553154761" calcext:value-type="float">
            <text:p>12664.86</text:p>
          </table:table-cell>
          <table:table-cell office:value-type="float" office:value="160398560.161943" calcext:value-type="float">
            <text:p>160398560.16</text:p>
          </table:table-cell>
          <table:table-cell office:value-type="float" office:value="18054.9090435604" calcext:value-type="float">
            <text:p>18054.91</text:p>
          </table:table-cell>
          <table:table-cell office:value-type="float" office:value="22171.8838117217" calcext:value-type="float">
            <text:p>22171.88</text:p>
          </table:table-cell>
          <table:table-cell office:value-type="float" office:value="26606.260574066" calcext:value-type="float">
            <text:p>26606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6" calcext:value-type="float">
            <text:p>3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219.5660041412" calcext:value-type="float">
            <text:p>23219.57</text:p>
          </table:table-cell>
          <table:table-cell office:value-type="float" office:value="50669.7904367262" calcext:value-type="float">
            <text:p>50669.79</text:p>
          </table:table-cell>
          <table:table-cell office:value-type="float" office:value="12688.8600686529" calcext:value-type="float">
            <text:p>12688.86</text:p>
          </table:table-cell>
          <table:table-cell office:value-type="float" office:value="161007169.841854" calcext:value-type="float">
            <text:p>161007169.84</text:p>
          </table:table-cell>
          <table:table-cell office:value-type="float" office:value="19440.7333606352" calcext:value-type="float">
            <text:p>19440.73</text:p>
          </table:table-cell>
          <table:table-cell office:value-type="float" office:value="23219.5660041412" calcext:value-type="float">
            <text:p>23219.57</text:p>
          </table:table-cell>
          <table:table-cell office:value-type="float" office:value="27863.4792049695" calcext:value-type="float">
            <text:p>27863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7" calcext:value-type="float">
            <text:p>3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969.2775941353" calcext:value-type="float">
            <text:p>21969.28</text:p>
          </table:table-cell>
          <table:table-cell office:value-type="float" office:value="47382.5901668305" calcext:value-type="float">
            <text:p>47382.59</text:p>
          </table:table-cell>
          <table:table-cell office:value-type="float" office:value="11529.9701602824" calcext:value-type="float">
            <text:p>11529.97</text:p>
          </table:table-cell>
          <table:table-cell office:value-type="float" office:value="132940211.897004" calcext:value-type="float">
            <text:p>132940211.90</text:p>
          </table:table-cell>
          <table:table-cell office:value-type="float" office:value="18323.5211421913" calcext:value-type="float">
            <text:p>18323.52</text:p>
          </table:table-cell>
          <table:table-cell office:value-type="float" office:value="21969.2775941353" calcext:value-type="float">
            <text:p>21969.28</text:p>
          </table:table-cell>
          <table:table-cell office:value-type="float" office:value="26363.1331129623" calcext:value-type="float">
            <text:p>26363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8" calcext:value-type="float">
            <text:p>3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039.9233748891" calcext:value-type="float">
            <text:p>21039.92</text:p>
          </table:table-cell>
          <table:table-cell office:value-type="float" office:value="45319.8051533946" calcext:value-type="float">
            <text:p>45319.81</text:p>
          </table:table-cell>
          <table:table-cell office:value-type="float" office:value="11877.8764522307" calcext:value-type="float">
            <text:p>11877.88</text:p>
          </table:table-cell>
          <table:table-cell office:value-type="float" office:value="141083949.014457" calcext:value-type="float">
            <text:p>141083949.01</text:p>
          </table:table-cell>
          <table:table-cell office:value-type="float" office:value="17546.4678756608" calcext:value-type="float">
            <text:p>17546.47</text:p>
          </table:table-cell>
          <table:table-cell office:value-type="float" office:value="21039.9233748891" calcext:value-type="float">
            <text:p>21039.92</text:p>
          </table:table-cell>
          <table:table-cell office:value-type="float" office:value="25247.9080498669" calcext:value-type="float">
            <text:p>25247.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9" calcext:value-type="float">
            <text:p>3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628.3628246389" calcext:value-type="float">
            <text:p>22628.36</text:p>
          </table:table-cell>
          <table:table-cell office:value-type="float" office:value="44634.033021228" calcext:value-type="float">
            <text:p>44634.03</text:p>
          </table:table-cell>
          <table:table-cell office:value-type="float" office:value="11814.5129833885" calcext:value-type="float">
            <text:p>11814.51</text:p>
          </table:table-cell>
          <table:table-cell office:value-type="float" office:value="139582717.034656" calcext:value-type="float">
            <text:p>139582717.03</text:p>
          </table:table-cell>
          <table:table-cell office:value-type="float" office:value="18156.1925656771" calcext:value-type="float">
            <text:p>18156.19</text:p>
          </table:table-cell>
          <table:table-cell office:value-type="float" office:value="22628.3628246389" calcext:value-type="float">
            <text:p>22628.36</text:p>
          </table:table-cell>
          <table:table-cell office:value-type="float" office:value="27154.0353895667" calcext:value-type="float">
            <text:p>27154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0" calcext:value-type="float">
            <text:p>4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715.6502015064" calcext:value-type="float">
            <text:p>21715.65</text:p>
          </table:table-cell>
          <table:table-cell office:value-type="float" office:value="44660.9811306679" calcext:value-type="float">
            <text:p>44660.98</text:p>
          </table:table-cell>
          <table:table-cell office:value-type="float" office:value="12163.222706697" calcext:value-type="float">
            <text:p>12163.22</text:p>
          </table:table-cell>
          <table:table-cell office:value-type="float" office:value="147943986.61271" calcext:value-type="float">
            <text:p>147943986.61</text:p>
          </table:table-cell>
          <table:table-cell office:value-type="float" office:value="17772.3820782981" calcext:value-type="float">
            <text:p>17772.38</text:p>
          </table:table-cell>
          <table:table-cell office:value-type="float" office:value="21715.6502015064" calcext:value-type="float">
            <text:p>21715.65</text:p>
          </table:table-cell>
          <table:table-cell office:value-type="float" office:value="26058.7802418077" calcext:value-type="float">
            <text:p>26058.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1" calcext:value-type="float">
            <text:p>4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035.1245872859" calcext:value-type="float">
            <text:p>21035.12</text:p>
          </table:table-cell>
          <table:table-cell office:value-type="float" office:value="46414.5200171718" calcext:value-type="float">
            <text:p>46414.52</text:p>
          </table:table-cell>
          <table:table-cell office:value-type="float" office:value="12770.8391615654" calcext:value-type="float">
            <text:p>12770.84</text:p>
          </table:table-cell>
          <table:table-cell office:value-type="float" office:value="163094332.890573" calcext:value-type="float">
            <text:p>163094332.89</text:p>
          </table:table-cell>
          <table:table-cell office:value-type="float" office:value="17694.5740913069" calcext:value-type="float">
            <text:p>17694.57</text:p>
          </table:table-cell>
          <table:table-cell office:value-type="float" office:value="21035.1245872859" calcext:value-type="float">
            <text:p>21035.12</text:p>
          </table:table-cell>
          <table:table-cell office:value-type="float" office:value="25242.1495047431" calcext:value-type="float">
            <text:p>25242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2" calcext:value-type="float">
            <text:p>4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198.9555772455" calcext:value-type="float">
            <text:p>18198.96</text:p>
          </table:table-cell>
          <table:table-cell office:value-type="float" office:value="50107.442244164" calcext:value-type="float">
            <text:p>50107.44</text:p>
          </table:table-cell>
          <table:table-cell office:value-type="float" office:value="11704.4704998047" calcext:value-type="float">
            <text:p>11704.47</text:p>
          </table:table-cell>
          <table:table-cell office:value-type="float" office:value="136994629.680798" calcext:value-type="float">
            <text:p>136994629.68</text:p>
          </table:table-cell>
          <table:table-cell office:value-type="float" office:value="16223.7119871241" calcext:value-type="float">
            <text:p>16223.71</text:p>
          </table:table-cell>
          <table:table-cell office:value-type="float" office:value="18198.9555772455" calcext:value-type="float">
            <text:p>18198.96</text:p>
          </table:table-cell>
          <table:table-cell office:value-type="float" office:value="21838.7466926946" calcext:value-type="float">
            <text:p>21838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3" calcext:value-type="float">
            <text:p>4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608.1778748746" calcext:value-type="float">
            <text:p>17608.18</text:p>
          </table:table-cell>
          <table:table-cell office:value-type="float" office:value="50107.442244164" calcext:value-type="float">
            <text:p>50107.44</text:p>
          </table:table-cell>
          <table:table-cell office:value-type="float" office:value="11157.090304859" calcext:value-type="float">
            <text:p>11157.09</text:p>
          </table:table-cell>
          <table:table-cell office:value-type="float" office:value="124480664.07078" calcext:value-type="float">
            <text:p>124480664.07</text:p>
          </table:table-cell>
          <table:table-cell office:value-type="float" office:value="15795.812688943" calcext:value-type="float">
            <text:p>15795.81</text:p>
          </table:table-cell>
          <table:table-cell office:value-type="float" office:value="17608.1778748746" calcext:value-type="float">
            <text:p>17608.18</text:p>
          </table:table-cell>
          <table:table-cell office:value-type="float" office:value="21129.8134498495" calcext:value-type="float">
            <text:p>21129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4" calcext:value-type="float">
            <text:p>4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397.3246645373" calcext:value-type="float">
            <text:p>17397.32</text:p>
          </table:table-cell>
          <table:table-cell office:value-type="float" office:value="41323.3511926287" calcext:value-type="float">
            <text:p>41323.35</text:p>
          </table:table-cell>
          <table:table-cell office:value-type="float" office:value="10210.5049779464" calcext:value-type="float">
            <text:p>10210.50</text:p>
          </table:table-cell>
          <table:table-cell office:value-type="float" office:value="104254411.904669" calcext:value-type="float">
            <text:p>104254411.90</text:p>
          </table:table-cell>
          <table:table-cell office:value-type="float" office:value="14995.6905791671" calcext:value-type="float">
            <text:p>14995.69</text:p>
          </table:table-cell>
          <table:table-cell office:value-type="float" office:value="17397.3246645373" calcext:value-type="float">
            <text:p>17397.32</text:p>
          </table:table-cell>
          <table:table-cell office:value-type="float" office:value="20876.7895974447" calcext:value-type="float">
            <text:p>20876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5" calcext:value-type="float">
            <text:p>4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485.55996481" calcext:value-type="float">
            <text:p>16485.56</text:p>
          </table:table-cell>
          <table:table-cell office:value-type="float" office:value="40175.4803261668" calcext:value-type="float">
            <text:p>40175.48</text:p>
          </table:table-cell>
          <table:table-cell office:value-type="float" office:value="10041.5049827907" calcext:value-type="float">
            <text:p>10041.50</text:p>
          </table:table-cell>
          <table:table-cell office:value-type="float" office:value="100831822.319411" calcext:value-type="float">
            <text:p>100831822.32</text:p>
          </table:table-cell>
          <table:table-cell office:value-type="float" office:value="14314.0074483488" calcext:value-type="float">
            <text:p>14314.01</text:p>
          </table:table-cell>
          <table:table-cell office:value-type="float" office:value="16485.55996481" calcext:value-type="float">
            <text:p>16485.56</text:p>
          </table:table-cell>
          <table:table-cell office:value-type="float" office:value="19782.671957772" calcext:value-type="float">
            <text:p>19782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6" calcext:value-type="float">
            <text:p>4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695.3901916409" calcext:value-type="float">
            <text:p>17695.39</text:p>
          </table:table-cell>
          <table:table-cell office:value-type="float" office:value="43074.9752627784" calcext:value-type="float">
            <text:p>43074.98</text:p>
          </table:table-cell>
          <table:table-cell office:value-type="float" office:value="10883.642303195" calcext:value-type="float">
            <text:p>10883.64</text:p>
          </table:table-cell>
          <table:table-cell office:value-type="float" office:value="118453669.783896" calcext:value-type="float">
            <text:p>118453669.78</text:p>
          </table:table-cell>
          <table:table-cell office:value-type="float" office:value="15350.9500684045" calcext:value-type="float">
            <text:p>15350.95</text:p>
          </table:table-cell>
          <table:table-cell office:value-type="float" office:value="17695.3901916409" calcext:value-type="float">
            <text:p>17695.39</text:p>
          </table:table-cell>
          <table:table-cell office:value-type="float" office:value="21234.4682299691" calcext:value-type="float">
            <text:p>21234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7" calcext:value-type="float">
            <text:p>4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218.4289890776" calcext:value-type="float">
            <text:p>16218.43</text:p>
          </table:table-cell>
          <table:table-cell office:value-type="float" office:value="38144.3299263566" calcext:value-type="float">
            <text:p>38144.33</text:p>
          </table:table-cell>
          <table:table-cell office:value-type="float" office:value="10141.8953008679" calcext:value-type="float">
            <text:p>10141.90</text:p>
          </table:table-cell>
          <table:table-cell office:value-type="float" office:value="102858040.293766" calcext:value-type="float">
            <text:p>102858040.29</text:p>
          </table:table-cell>
          <table:table-cell office:value-type="float" office:value="13949.7047278083" calcext:value-type="float">
            <text:p>13949.70</text:p>
          </table:table-cell>
          <table:table-cell office:value-type="float" office:value="16218.4289890776" calcext:value-type="float">
            <text:p>16218.43</text:p>
          </table:table-cell>
          <table:table-cell office:value-type="float" office:value="19462.1147868931" calcext:value-type="float">
            <text:p>19462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8" calcext:value-type="float">
            <text:p>4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414.5561158543" calcext:value-type="float">
            <text:p>17414.56</text:p>
          </table:table-cell>
          <table:table-cell office:value-type="float" office:value="40279.4932142789" calcext:value-type="float">
            <text:p>40279.49</text:p>
          </table:table-cell>
          <table:table-cell office:value-type="float" office:value="10793.6772028034" calcext:value-type="float">
            <text:p>10793.68</text:p>
          </table:table-cell>
          <table:table-cell office:value-type="float" office:value="116503467.558318" calcext:value-type="float">
            <text:p>116503467.56</text:p>
          </table:table-cell>
          <table:table-cell office:value-type="float" office:value="14896.3558731411" calcext:value-type="float">
            <text:p>14896.36</text:p>
          </table:table-cell>
          <table:table-cell office:value-type="float" office:value="17414.5561158543" calcext:value-type="float">
            <text:p>17414.56</text:p>
          </table:table-cell>
          <table:table-cell office:value-type="float" office:value="20897.4673390251" calcext:value-type="float">
            <text:p>20897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9" calcext:value-type="float">
            <text:p>4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522.8835867565" calcext:value-type="float">
            <text:p>17522.88</text:p>
          </table:table-cell>
          <table:table-cell office:value-type="float" office:value="39921.4073680958" calcext:value-type="float">
            <text:p>39921.41</text:p>
          </table:table-cell>
          <table:table-cell office:value-type="float" office:value="10590.0835969091" calcext:value-type="float">
            <text:p>10590.08</text:p>
          </table:table-cell>
          <table:table-cell office:value-type="float" office:value="112149870.589524" calcext:value-type="float">
            <text:p>112149870.59</text:p>
          </table:table-cell>
          <table:table-cell office:value-type="float" office:value="14919.3057620265" calcext:value-type="float">
            <text:p>14919.31</text:p>
          </table:table-cell>
          <table:table-cell office:value-type="float" office:value="17522.8835867565" calcext:value-type="float">
            <text:p>17522.88</text:p>
          </table:table-cell>
          <table:table-cell office:value-type="float" office:value="21027.4603041078" calcext:value-type="float">
            <text:p>21027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50" calcext:value-type="float">
            <text:p>5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481.9182315884" calcext:value-type="float">
            <text:p>18481.92</text:p>
          </table:table-cell>
          <table:table-cell office:value-type="float" office:value="42560.7377913553" calcext:value-type="float">
            <text:p>42560.74</text:p>
          </table:table-cell>
          <table:table-cell office:value-type="float" office:value="10350.1632875479" calcext:value-type="float">
            <text:p>10350.16</text:p>
          </table:table-cell>
          <table:table-cell office:value-type="float" office:value="107125880.078904" calcext:value-type="float">
            <text:p>107125880.08</text:p>
          </table:table-cell>
          <table:table-cell office:value-type="float" office:value="15780.2519485843" calcext:value-type="float">
            <text:p>15780.25</text:p>
          </table:table-cell>
          <table:table-cell office:value-type="float" office:value="18481.9182315884" calcext:value-type="float">
            <text:p>18481.92</text:p>
          </table:table-cell>
          <table:table-cell office:value-type="float" office:value="22178.3018779061" calcext:value-type="float">
            <text:p>22178.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51" calcext:value-type="float">
            <text:p>5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568.2496072472" calcext:value-type="float">
            <text:p>17568.25</text:p>
          </table:table-cell>
          <table:table-cell office:value-type="float" office:value="50652.4758424985" calcext:value-type="float">
            <text:p>50652.48</text:p>
          </table:table-cell>
          <table:table-cell office:value-type="float" office:value="11347.7208331304" calcext:value-type="float">
            <text:p>11347.72</text:p>
          </table:table-cell>
          <table:table-cell office:value-type="float" office:value="128770768.106662" calcext:value-type="float">
            <text:p>128770768.11</text:p>
          </table:table-cell>
          <table:table-cell office:value-type="float" office:value="15796.2063922028" calcext:value-type="float">
            <text:p>15796.21</text:p>
          </table:table-cell>
          <table:table-cell office:value-type="float" office:value="17568.2496072472" calcext:value-type="float">
            <text:p>17568.25</text:p>
          </table:table-cell>
          <table:table-cell office:value-type="float" office:value="21081.8995286966" calcext:value-type="float">
            <text:p>21081.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52" calcext:value-type="float">
            <text:p>5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413.0506647924" calcext:value-type="float">
            <text:p>18413.05</text:p>
          </table:table-cell>
          <table:table-cell office:value-type="float" office:value="40970.5627484771" calcext:value-type="float">
            <text:p>40970.56</text:p>
          </table:table-cell>
          <table:table-cell office:value-type="float" office:value="10618.9847686545" calcext:value-type="float">
            <text:p>10618.98</text:p>
          </table:table-cell>
          <table:table-cell office:value-type="float" office:value="112762837.516917" calcext:value-type="float">
            <text:p>112762837.52</text:p>
          </table:table-cell>
          <table:table-cell office:value-type="float" office:value="15551.1693900056" calcext:value-type="float">
            <text:p>15551.17</text:p>
          </table:table-cell>
          <table:table-cell office:value-type="float" office:value="18413.0506647924" calcext:value-type="float">
            <text:p>18413.05</text:p>
          </table:table-cell>
          <table:table-cell office:value-type="float" office:value="22095.6607977509" calcext:value-type="float">
            <text:p>22095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53" calcext:value-type="float">
            <text:p>5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085.9151565631" calcext:value-type="float">
            <text:p>20085.92</text:p>
          </table:table-cell>
          <table:table-cell office:value-type="float" office:value="39566.1543134788" calcext:value-type="float">
            <text:p>39566.15</text:p>
          </table:table-cell>
          <table:table-cell office:value-type="float" office:value="9784.00865035631" calcext:value-type="float">
            <text:p>9784.01</text:p>
          </table:table-cell>
          <table:table-cell office:value-type="float" office:value="95726825.2702471" calcext:value-type="float">
            <text:p>95726825.27</text:p>
          </table:table-cell>
          <table:table-cell office:value-type="float" office:value="16125.8889910695" calcext:value-type="float">
            <text:p>16125.89</text:p>
          </table:table-cell>
          <table:table-cell office:value-type="float" office:value="20085.9151565631" calcext:value-type="float">
            <text:p>20085.92</text:p>
          </table:table-cell>
          <table:table-cell office:value-type="float" office:value="24103.0981878758" calcext:value-type="float">
            <text:p>24103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54" calcext:value-type="float">
            <text:p>5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136.2306738051" calcext:value-type="float">
            <text:p>17136.23</text:p>
          </table:table-cell>
          <table:table-cell office:value-type="float" office:value="36873.5064736294" calcext:value-type="float">
            <text:p>36873.51</text:p>
          </table:table-cell>
          <table:table-cell office:value-type="float" office:value="9427.69844946675" calcext:value-type="float">
            <text:p>9427.70</text:p>
          </table:table-cell>
          <table:table-cell office:value-type="float" office:value="88881498.0540778" calcext:value-type="float">
            <text:p>88881498.05</text:p>
          </table:table-cell>
          <table:table-cell office:value-type="float" office:value="14313.9383963806" calcext:value-type="float">
            <text:p>14313.94</text:p>
          </table:table-cell>
          <table:table-cell office:value-type="float" office:value="17136.2306738051" calcext:value-type="float">
            <text:p>17136.23</text:p>
          </table:table-cell>
          <table:table-cell office:value-type="float" office:value="20563.4768085661" calcext:value-type="float">
            <text:p>20563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55" calcext:value-type="float">
            <text:p>5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040.3998197919" calcext:value-type="float">
            <text:p>16040.40</text:p>
          </table:table-cell>
          <table:table-cell office:value-type="float" office:value="39367.2524846174" calcext:value-type="float">
            <text:p>39367.25</text:p>
          </table:table-cell>
          <table:table-cell office:value-type="float" office:value="9510.07252934811" calcext:value-type="float">
            <text:p>9510.07</text:p>
          </table:table-cell>
          <table:table-cell office:value-type="float" office:value="90441479.5134615" calcext:value-type="float">
            <text:p>90441479.51</text:p>
          </table:table-cell>
          <table:table-cell office:value-type="float" office:value="13955.8213317619" calcext:value-type="float">
            <text:p>13955.82</text:p>
          </table:table-cell>
          <table:table-cell office:value-type="float" office:value="16040.3998197919" calcext:value-type="float">
            <text:p>16040.40</text:p>
          </table:table-cell>
          <table:table-cell office:value-type="float" office:value="19248.4797837502" calcext:value-type="float">
            <text:p>19248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56" calcext:value-type="float">
            <text:p>5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570.9997383265" calcext:value-type="float">
            <text:p>17571.00</text:p>
          </table:table-cell>
          <table:table-cell office:value-type="float" office:value="38659.048552118" calcext:value-type="float">
            <text:p>38659.05</text:p>
          </table:table-cell>
          <table:table-cell office:value-type="float" office:value="9550.30361249161" calcext:value-type="float">
            <text:p>9550.30</text:p>
          </table:table-cell>
          <table:table-cell office:value-type="float" office:value="91208299.0907704" calcext:value-type="float">
            <text:p>91208299.09</text:p>
          </table:table-cell>
          <table:table-cell office:value-type="float" office:value="14790.0160131501" calcext:value-type="float">
            <text:p>14790.02</text:p>
          </table:table-cell>
          <table:table-cell office:value-type="float" office:value="17570.9997383265" calcext:value-type="float">
            <text:p>17571.00</text:p>
          </table:table-cell>
          <table:table-cell office:value-type="float" office:value="21085.1996859918" calcext:value-type="float">
            <text:p>21085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57" calcext:value-type="float">
            <text:p>5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584.9436178931" calcext:value-type="float">
            <text:p>17584.94</text:p>
          </table:table-cell>
          <table:table-cell office:value-type="float" office:value="38659.048552118" calcext:value-type="float">
            <text:p>38659.05</text:p>
          </table:table-cell>
          <table:table-cell office:value-type="float" office:value="10582.3051934602" calcext:value-type="float">
            <text:p>10582.31</text:p>
          </table:table-cell>
          <table:table-cell office:value-type="float" office:value="111985183.207534" calcext:value-type="float">
            <text:p>111985183.21</text:p>
          </table:table-cell>
          <table:table-cell office:value-type="float" office:value="14797.5844048794" calcext:value-type="float">
            <text:p>14797.58</text:p>
          </table:table-cell>
          <table:table-cell office:value-type="float" office:value="17584.9436178931" calcext:value-type="float">
            <text:p>17584.94</text:p>
          </table:table-cell>
          <table:table-cell office:value-type="float" office:value="21101.9323414718" calcext:value-type="float">
            <text:p>21101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58" calcext:value-type="float">
            <text:p>5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865.6356359485" calcext:value-type="float">
            <text:p>17865.64</text:p>
          </table:table-cell>
          <table:table-cell office:value-type="float" office:value="45102.2233108044" calcext:value-type="float">
            <text:p>45102.22</text:p>
          </table:table-cell>
          <table:table-cell office:value-type="float" office:value="10975.2383622977" calcext:value-type="float">
            <text:p>10975.24</text:p>
          </table:table-cell>
          <table:table-cell office:value-type="float" office:value="120455857.109251" calcext:value-type="float">
            <text:p>120455857.11</text:p>
          </table:table-cell>
          <table:table-cell office:value-type="float" office:value="15637.6884784443" calcext:value-type="float">
            <text:p>15637.69</text:p>
          </table:table-cell>
          <table:table-cell office:value-type="float" office:value="17865.6356359485" calcext:value-type="float">
            <text:p>17865.64</text:p>
          </table:table-cell>
          <table:table-cell office:value-type="float" office:value="21438.7627631382" calcext:value-type="float">
            <text:p>21438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59" calcext:value-type="float">
            <text:p>5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250.0867906279" calcext:value-type="float">
            <text:p>19250.09</text:p>
          </table:table-cell>
          <table:table-cell office:value-type="float" office:value="42901.6892392373" calcext:value-type="float">
            <text:p>42901.69</text:p>
          </table:table-cell>
          <table:table-cell office:value-type="float" office:value="10941.5991799943" calcext:value-type="float">
            <text:p>10941.60</text:p>
          </table:table-cell>
          <table:table-cell office:value-type="float" office:value="119718592.615652" calcext:value-type="float">
            <text:p>119718592.62</text:p>
          </table:table-cell>
          <table:table-cell office:value-type="float" office:value="16260.2594131609" calcext:value-type="float">
            <text:p>16260.26</text:p>
          </table:table-cell>
          <table:table-cell office:value-type="float" office:value="19250.0867906279" calcext:value-type="float">
            <text:p>19250.09</text:p>
          </table:table-cell>
          <table:table-cell office:value-type="float" office:value="23100.1041487535" calcext:value-type="float">
            <text:p>23100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60" calcext:value-type="float">
            <text:p>6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651.0093543506" calcext:value-type="float">
            <text:p>19651.01</text:p>
          </table:table-cell>
          <table:table-cell office:value-type="float" office:value="43227.2429209974" calcext:value-type="float">
            <text:p>43227.24</text:p>
          </table:table-cell>
          <table:table-cell office:value-type="float" office:value="10856.9705244269" calcext:value-type="float">
            <text:p>10856.97</text:p>
          </table:table-cell>
          <table:table-cell office:value-type="float" office:value="117873808.968273" calcext:value-type="float">
            <text:p>117873808.97</text:p>
          </table:table-cell>
          <table:table-cell office:value-type="float" office:value="16522.3211590888" calcext:value-type="float">
            <text:p>16522.32</text:p>
          </table:table-cell>
          <table:table-cell office:value-type="float" office:value="19651.0093543506" calcext:value-type="float">
            <text:p>19651.01</text:p>
          </table:table-cell>
          <table:table-cell office:value-type="float" office:value="23581.2112252207" calcext:value-type="float">
            <text:p>23581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61" calcext:value-type="float">
            <text:p>6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666.0583916035" calcext:value-type="float">
            <text:p>17666.06</text:p>
          </table:table-cell>
          <table:table-cell office:value-type="float" office:value="40040.7029815409" calcext:value-type="float">
            <text:p>40040.70</text:p>
          </table:table-cell>
          <table:table-cell office:value-type="float" office:value="11037.5999643514" calcext:value-type="float">
            <text:p>11037.60</text:p>
          </table:table-cell>
          <table:table-cell office:value-type="float" office:value="121828612.97305" calcext:value-type="float">
            <text:p>121828612.97</text:p>
          </table:table-cell>
          <table:table-cell office:value-type="float" office:value="15015.7971372217" calcext:value-type="float">
            <text:p>15015.80</text:p>
          </table:table-cell>
          <table:table-cell office:value-type="float" office:value="17666.0583916035" calcext:value-type="float">
            <text:p>17666.06</text:p>
          </table:table-cell>
          <table:table-cell office:value-type="float" office:value="21199.2700699242" calcext:value-type="float">
            <text:p>21199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62" calcext:value-type="float">
            <text:p>6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977.0124914024" calcext:value-type="float">
            <text:p>16977.01</text:p>
          </table:table-cell>
          <table:table-cell office:value-type="float" office:value="41659.048552118" calcext:value-type="float">
            <text:p>41659.05</text:p>
          </table:table-cell>
          <table:table-cell office:value-type="float" office:value="10597.3643479271" calcext:value-type="float">
            <text:p>10597.36</text:p>
          </table:table-cell>
          <table:table-cell office:value-type="float" office:value="112304131.122715" calcext:value-type="float">
            <text:p>112304131.12</text:p>
          </table:table-cell>
          <table:table-cell office:value-type="float" office:value="14763.0061533233" calcext:value-type="float">
            <text:p>14763.01</text:p>
          </table:table-cell>
          <table:table-cell office:value-type="float" office:value="16977.0124914024" calcext:value-type="float">
            <text:p>16977.01</text:p>
          </table:table-cell>
          <table:table-cell office:value-type="float" office:value="20372.4149896829" calcext:value-type="float">
            <text:p>20372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63" calcext:value-type="float">
            <text:p>6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492.8314594495" calcext:value-type="float">
            <text:p>15492.83</text:p>
          </table:table-cell>
          <table:table-cell office:value-type="float" office:value="39832.1823680855" calcext:value-type="float">
            <text:p>39832.18</text:p>
          </table:table-cell>
          <table:table-cell office:value-type="float" office:value="9045.6400340055" calcext:value-type="float">
            <text:p>9045.64</text:p>
          </table:table-cell>
          <table:table-cell office:value-type="float" office:value="81823603.624803" calcext:value-type="float">
            <text:p>81823603.62</text:p>
          </table:table-cell>
          <table:table-cell office:value-type="float" office:value="13632.879695485" calcext:value-type="float">
            <text:p>13632.88</text:p>
          </table:table-cell>
          <table:table-cell office:value-type="float" office:value="15492.8314594495" calcext:value-type="float">
            <text:p>15492.83</text:p>
          </table:table-cell>
          <table:table-cell office:value-type="float" office:value="18591.3977513394" calcext:value-type="float">
            <text:p>18591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64" calcext:value-type="float">
            <text:p>6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828.7393083795" calcext:value-type="float">
            <text:p>16828.74</text:p>
          </table:table-cell>
          <table:table-cell office:value-type="float" office:value="42232.3086269577" calcext:value-type="float">
            <text:p>42232.31</text:p>
          </table:table-cell>
          <table:table-cell office:value-type="float" office:value="9689.74783078694" calcext:value-type="float">
            <text:p>9689.75</text:p>
          </table:table-cell>
          <table:table-cell office:value-type="float" office:value="93891213.0242403" calcext:value-type="float">
            <text:p>93891213.02</text:p>
          </table:table-cell>
          <table:table-cell office:value-type="float" office:value="14716.0492884411" calcext:value-type="float">
            <text:p>14716.05</text:p>
          </table:table-cell>
          <table:table-cell office:value-type="float" office:value="16828.7393083795" calcext:value-type="float">
            <text:p>16828.74</text:p>
          </table:table-cell>
          <table:table-cell office:value-type="float" office:value="20194.4871700554" calcext:value-type="float">
            <text:p>20194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65" calcext:value-type="float">
            <text:p>6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254.6906309011" calcext:value-type="float">
            <text:p>18254.69</text:p>
          </table:table-cell>
          <table:table-cell office:value-type="float" office:value="35583.9968603191" calcext:value-type="float">
            <text:p>35584.00</text:p>
          </table:table-cell>
          <table:table-cell office:value-type="float" office:value="9649.46420029039" calcext:value-type="float">
            <text:p>9649.46</text:p>
          </table:table-cell>
          <table:table-cell office:value-type="float" office:value="93112159.3526859" calcext:value-type="float">
            <text:p>93112159.35</text:p>
          </table:table-cell>
          <table:table-cell office:value-type="float" office:value="14594.7898219512" calcext:value-type="float">
            <text:p>14594.79</text:p>
          </table:table-cell>
          <table:table-cell office:value-type="float" office:value="18254.6906309011" calcext:value-type="float">
            <text:p>18254.69</text:p>
          </table:table-cell>
          <table:table-cell office:value-type="float" office:value="21905.6287570813" calcext:value-type="float">
            <text:p>21905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66" calcext:value-type="float">
            <text:p>6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755.8223797058" calcext:value-type="float">
            <text:p>16755.82</text:p>
          </table:table-cell>
          <table:table-cell office:value-type="float" office:value="36873.5064736294" calcext:value-type="float">
            <text:p>36873.51</text:p>
          </table:table-cell>
          <table:table-cell office:value-type="float" office:value="10146.7652794423" calcext:value-type="float">
            <text:p>10146.77</text:p>
          </table:table-cell>
          <table:table-cell office:value-type="float" office:value="102956845.636096" calcext:value-type="float">
            <text:p>102956845.64</text:p>
          </table:table-cell>
          <table:table-cell office:value-type="float" office:value="14111.7324665817" calcext:value-type="float">
            <text:p>14111.73</text:p>
          </table:table-cell>
          <table:table-cell office:value-type="float" office:value="16755.8223797058" calcext:value-type="float">
            <text:p>16755.82</text:p>
          </table:table-cell>
          <table:table-cell office:value-type="float" office:value="20106.986855647" calcext:value-type="float">
            <text:p>20106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67" calcext:value-type="float">
            <text:p>6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700.7226692484" calcext:value-type="float">
            <text:p>17700.72</text:p>
          </table:table-cell>
          <table:table-cell office:value-type="float" office:value="36873.5064736294" calcext:value-type="float">
            <text:p>36873.51</text:p>
          </table:table-cell>
          <table:table-cell office:value-type="float" office:value="9673.04328480997" calcext:value-type="float">
            <text:p>9673.04</text:p>
          </table:table-cell>
          <table:table-cell office:value-type="float" office:value="93567766.3898073" calcext:value-type="float">
            <text:p>93567766.39</text:p>
          </table:table-cell>
          <table:table-cell office:value-type="float" office:value="14595.3976206079" calcext:value-type="float">
            <text:p>14595.40</text:p>
          </table:table-cell>
          <table:table-cell office:value-type="float" office:value="17700.7226692484" calcext:value-type="float">
            <text:p>17700.72</text:p>
          </table:table-cell>
          <table:table-cell office:value-type="float" office:value="21240.8672030981" calcext:value-type="float">
            <text:p>21240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68" calcext:value-type="float">
            <text:p>6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127.3768297808" calcext:value-type="float">
            <text:p>19127.38</text:p>
          </table:table-cell>
          <table:table-cell office:value-type="float" office:value="44275.9853895551" calcext:value-type="float">
            <text:p>44275.99</text:p>
          </table:table-cell>
          <table:table-cell office:value-type="float" office:value="11001.9306853695" calcext:value-type="float">
            <text:p>11001.93</text:p>
          </table:table-cell>
          <table:table-cell office:value-type="float" office:value="121042478.805675" calcext:value-type="float">
            <text:p>121042478.81</text:p>
          </table:table-cell>
          <table:table-cell office:value-type="float" office:value="16352.1133131846" calcext:value-type="float">
            <text:p>16352.11</text:p>
          </table:table-cell>
          <table:table-cell office:value-type="float" office:value="19127.3768297808" calcext:value-type="float">
            <text:p>19127.38</text:p>
          </table:table-cell>
          <table:table-cell office:value-type="float" office:value="22952.8521957369" calcext:value-type="float">
            <text:p>22952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69" calcext:value-type="float">
            <text:p>6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294.4377141808" calcext:value-type="float">
            <text:p>20294.44</text:p>
          </table:table-cell>
          <table:table-cell office:value-type="float" office:value="40609.8931717367" calcext:value-type="float">
            <text:p>40609.89</text:p>
          </table:table-cell>
          <table:table-cell office:value-type="float" office:value="10537.5616992572" calcext:value-type="float">
            <text:p>10537.56</text:p>
          </table:table-cell>
          <table:table-cell office:value-type="float" office:value="111040206.565652" calcext:value-type="float">
            <text:p>111040206.57</text:p>
          </table:table-cell>
          <table:table-cell office:value-type="float" office:value="16416.1352412869" calcext:value-type="float">
            <text:p>16416.14</text:p>
          </table:table-cell>
          <table:table-cell office:value-type="float" office:value="20294.4377141808" calcext:value-type="float">
            <text:p>20294.44</text:p>
          </table:table-cell>
          <table:table-cell office:value-type="float" office:value="24353.325257017" calcext:value-type="float">
            <text:p>24353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70" calcext:value-type="float">
            <text:p>7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330.0043011846" calcext:value-type="float">
            <text:p>20330.00</text:p>
          </table:table-cell>
          <table:table-cell office:value-type="float" office:value="42790.8582625416" calcext:value-type="float">
            <text:p>42790.86</text:p>
          </table:table-cell>
          <table:table-cell office:value-type="float" office:value="9976.23853494078" calcext:value-type="float">
            <text:p>9976.24</text:p>
          </table:table-cell>
          <table:table-cell office:value-type="float" office:value="99525335.3060374" calcext:value-type="float">
            <text:p>99525335.31</text:p>
          </table:table-cell>
          <table:table-cell office:value-type="float" office:value="16802.0620797854" calcext:value-type="float">
            <text:p>16802.06</text:p>
          </table:table-cell>
          <table:table-cell office:value-type="float" office:value="20330.0043011846" calcext:value-type="float">
            <text:p>20330.00</text:p>
          </table:table-cell>
          <table:table-cell office:value-type="float" office:value="24396.0051614216" calcext:value-type="float">
            <text:p>24396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71" calcext:value-type="float">
            <text:p>7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655.6525663228" calcext:value-type="float">
            <text:p>20655.65</text:p>
          </table:table-cell>
          <table:table-cell office:value-type="float" office:value="36315.8075905685" calcext:value-type="float">
            <text:p>36315.81</text:p>
          </table:table-cell>
          <table:table-cell office:value-type="float" office:value="10292.38101846" calcext:value-type="float">
            <text:p>10292.38</text:p>
          </table:table-cell>
          <table:table-cell office:value-type="float" office:value="105933107.029156" calcext:value-type="float">
            <text:p>105933107.03</text:p>
          </table:table-cell>
          <table:table-cell office:value-type="float" office:value="15428.6816313524" calcext:value-type="float">
            <text:p>15428.68</text:p>
          </table:table-cell>
          <table:table-cell office:value-type="float" office:value="20655.6525663228" calcext:value-type="float">
            <text:p>20655.65</text:p>
          </table:table-cell>
          <table:table-cell office:value-type="float" office:value="24786.7830795874" calcext:value-type="float">
            <text:p>24786.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72" calcext:value-type="float">
            <text:p>7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606.1274869423" calcext:value-type="float">
            <text:p>20606.13</text:p>
          </table:table-cell>
          <table:table-cell office:value-type="float" office:value="40938.6318783101" calcext:value-type="float">
            <text:p>40938.63</text:p>
          </table:table-cell>
          <table:table-cell office:value-type="float" office:value="10398.412523247" calcext:value-type="float">
            <text:p>10398.41</text:p>
          </table:table-cell>
          <table:table-cell office:value-type="float" office:value="108126983.00362" calcext:value-type="float">
            <text:p>108126983.00</text:p>
          </table:table-cell>
          <table:table-cell office:value-type="float" office:value="16599.9898618678" calcext:value-type="float">
            <text:p>16599.99</text:p>
          </table:table-cell>
          <table:table-cell office:value-type="float" office:value="20606.1274869423" calcext:value-type="float">
            <text:p>20606.13</text:p>
          </table:table-cell>
          <table:table-cell office:value-type="float" office:value="24727.3529843307" calcext:value-type="float">
            <text:p>24727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73" calcext:value-type="float">
            <text:p>7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380.2895593889" calcext:value-type="float">
            <text:p>20380.29</text:p>
          </table:table-cell>
          <table:table-cell office:value-type="float" office:value="41144.3299263566" calcext:value-type="float">
            <text:p>41144.33</text:p>
          </table:table-cell>
          <table:table-cell office:value-type="float" office:value="10784.9592397683" calcext:value-type="float">
            <text:p>10784.96</text:p>
          </table:table-cell>
          <table:table-cell office:value-type="float" office:value="116315345.803463" calcext:value-type="float">
            <text:p>116315345.80</text:p>
          </table:table-cell>
          <table:table-cell office:value-type="float" office:value="16544.7374740977" calcext:value-type="float">
            <text:p>16544.74</text:p>
          </table:table-cell>
          <table:table-cell office:value-type="float" office:value="20380.2895593889" calcext:value-type="float">
            <text:p>20380.29</text:p>
          </table:table-cell>
          <table:table-cell office:value-type="float" office:value="24456.3474712666" calcext:value-type="float">
            <text:p>24456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74" calcext:value-type="float">
            <text:p>7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853.9599106079" calcext:value-type="float">
            <text:p>19853.96</text:p>
          </table:table-cell>
          <table:table-cell office:value-type="float" office:value="38863.5562774612" calcext:value-type="float">
            <text:p>38863.56</text:p>
          </table:table-cell>
          <table:table-cell office:value-type="float" office:value="9846.8554628189" calcext:value-type="float">
            <text:p>9846.86</text:p>
          </table:table-cell>
          <table:table-cell office:value-type="float" office:value="96960562.5056465" calcext:value-type="float">
            <text:p>96960562.51</text:p>
          </table:table-cell>
          <table:table-cell office:value-type="float" office:value="15882.5533539116" calcext:value-type="float">
            <text:p>15882.55</text:p>
          </table:table-cell>
          <table:table-cell office:value-type="float" office:value="19853.9599106079" calcext:value-type="float">
            <text:p>19853.96</text:p>
          </table:table-cell>
          <table:table-cell office:value-type="float" office:value="23824.7518927295" calcext:value-type="float">
            <text:p>23824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75" calcext:value-type="float">
            <text:p>7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167.3450237403" calcext:value-type="float">
            <text:p>20167.35</text:p>
          </table:table-cell>
          <table:table-cell office:value-type="float" office:value="38341.0135435424" calcext:value-type="float">
            <text:p>38341.01</text:p>
          </table:table-cell>
          <table:table-cell office:value-type="float" office:value="10749.438957064" calcext:value-type="float">
            <text:p>10749.44</text:p>
          </table:table-cell>
          <table:table-cell office:value-type="float" office:value="115550437.891645" calcext:value-type="float">
            <text:p>115550437.89</text:p>
          </table:table-cell>
          <table:table-cell office:value-type="float" office:value="15878.1441936456" calcext:value-type="float">
            <text:p>15878.14</text:p>
          </table:table-cell>
          <table:table-cell office:value-type="float" office:value="20167.3450237403" calcext:value-type="float">
            <text:p>20167.35</text:p>
          </table:table-cell>
          <table:table-cell office:value-type="float" office:value="24200.8140284883" calcext:value-type="float">
            <text:p>24200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76" calcext:value-type="float">
            <text:p>7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519.8692798942" calcext:value-type="float">
            <text:p>19519.87</text:p>
          </table:table-cell>
          <table:table-cell office:value-type="float" office:value="42149.5341569977" calcext:value-type="float">
            <text:p>42149.53</text:p>
          </table:table-cell>
          <table:table-cell office:value-type="float" office:value="11632.9836359505" calcext:value-type="float">
            <text:p>11632.98</text:p>
          </table:table-cell>
          <table:table-cell office:value-type="float" office:value="135326308.274292" calcext:value-type="float">
            <text:p>135326308.27</text:p>
          </table:table-cell>
          <table:table-cell office:value-type="float" office:value="16297.5426232587" calcext:value-type="float">
            <text:p>16297.54</text:p>
          </table:table-cell>
          <table:table-cell office:value-type="float" office:value="19519.8692798942" calcext:value-type="float">
            <text:p>19519.87</text:p>
          </table:table-cell>
          <table:table-cell office:value-type="float" office:value="23423.843135873" calcext:value-type="float">
            <text:p>23423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77" calcext:value-type="float">
            <text:p>7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796.8989604878" calcext:value-type="float">
            <text:p>18796.90</text:p>
          </table:table-cell>
          <table:table-cell office:value-type="float" office:value="41678.7666809765" calcext:value-type="float">
            <text:p>41678.77</text:p>
          </table:table-cell>
          <table:table-cell office:value-type="float" office:value="10698.3648444484" calcext:value-type="float">
            <text:p>10698.36</text:p>
          </table:table-cell>
          <table:table-cell office:value-type="float" office:value="114455010.344929" calcext:value-type="float">
            <text:p>114455010.34</text:p>
          </table:table-cell>
          <table:table-cell office:value-type="float" office:value="15846.9011505434" calcext:value-type="float">
            <text:p>15846.90</text:p>
          </table:table-cell>
          <table:table-cell office:value-type="float" office:value="18796.8989604878" calcext:value-type="float">
            <text:p>18796.90</text:p>
          </table:table-cell>
          <table:table-cell office:value-type="float" office:value="22556.2787525853" calcext:value-type="float">
            <text:p>22556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78" calcext:value-type="float">
            <text:p>7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253.2361686561" calcext:value-type="float">
            <text:p>18253.24</text:p>
          </table:table-cell>
          <table:table-cell office:value-type="float" office:value="38311.304964354" calcext:value-type="float">
            <text:p>38311.30</text:p>
          </table:table-cell>
          <table:table-cell office:value-type="float" office:value="10649.7585185379" calcext:value-type="float">
            <text:p>10649.76</text:p>
          </table:table-cell>
          <table:table-cell office:value-type="float" office:value="113417356.503172" calcext:value-type="float">
            <text:p>113417356.50</text:p>
          </table:table-cell>
          <table:table-cell office:value-type="float" office:value="15084.2175444488" calcext:value-type="float">
            <text:p>15084.22</text:p>
          </table:table-cell>
          <table:table-cell office:value-type="float" office:value="18253.2361686561" calcext:value-type="float">
            <text:p>18253.24</text:p>
          </table:table-cell>
          <table:table-cell office:value-type="float" office:value="21903.8834023873" calcext:value-type="float">
            <text:p>21903.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79" calcext:value-type="float">
            <text:p>7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752.0976720762" calcext:value-type="float">
            <text:p>18752.10</text:p>
          </table:table-cell>
          <table:table-cell office:value-type="float" office:value="34764.6752981726" calcext:value-type="float">
            <text:p>34764.68</text:p>
          </table:table-cell>
          <table:table-cell office:value-type="float" office:value="9285.89666074265" calcext:value-type="float">
            <text:p>9285.90</text:p>
          </table:table-cell>
          <table:table-cell office:value-type="float" office:value="86227876.7939915" calcext:value-type="float">
            <text:p>86227876.79</text:p>
          </table:table-cell>
          <table:table-cell office:value-type="float" office:value="14557.1109623764" calcext:value-type="float">
            <text:p>14557.11</text:p>
          </table:table-cell>
          <table:table-cell office:value-type="float" office:value="18752.0976720762" calcext:value-type="float">
            <text:p>18752.10</text:p>
          </table:table-cell>
          <table:table-cell office:value-type="float" office:value="22502.5172064915" calcext:value-type="float">
            <text:p>22502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80" calcext:value-type="float">
            <text:p>8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288.9836148004" calcext:value-type="float">
            <text:p>19288.98</text:p>
          </table:table-cell>
          <table:table-cell office:value-type="float" office:value="37047.6183208178" calcext:value-type="float">
            <text:p>37047.62</text:p>
          </table:table-cell>
          <table:table-cell office:value-type="float" office:value="9489.24154242663" calcext:value-type="float">
            <text:p>9489.24</text:p>
          </table:table-cell>
          <table:table-cell office:value-type="float" office:value="90045705.0505153" calcext:value-type="float">
            <text:p>90045705.05</text:p>
          </table:table-cell>
          <table:table-cell office:value-type="float" office:value="15281.5277261125" calcext:value-type="float">
            <text:p>15281.53</text:p>
          </table:table-cell>
          <table:table-cell office:value-type="float" office:value="19288.9836148004" calcext:value-type="float">
            <text:p>19288.98</text:p>
          </table:table-cell>
          <table:table-cell office:value-type="float" office:value="23146.7803377605" calcext:value-type="float">
            <text:p>23146.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81" calcext:value-type="float">
            <text:p>8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137.9359882794" calcext:value-type="float">
            <text:p>17137.94</text:p>
          </table:table-cell>
          <table:table-cell office:value-type="float" office:value="36336.1829903889" calcext:value-type="float">
            <text:p>36336.18</text:p>
          </table:table-cell>
          <table:table-cell office:value-type="float" office:value="9961.62023324919" calcext:value-type="float">
            <text:p>9961.62</text:p>
          </table:table-cell>
          <table:table-cell office:value-type="float" office:value="99233877.6714797" calcext:value-type="float">
            <text:p>99233877.67</text:p>
          </table:table-cell>
          <table:table-cell office:value-type="float" office:value="14228.4138369569" calcext:value-type="float">
            <text:p>14228.41</text:p>
          </table:table-cell>
          <table:table-cell office:value-type="float" office:value="17137.9359882795" calcext:value-type="float">
            <text:p>17137.94</text:p>
          </table:table-cell>
          <table:table-cell office:value-type="float" office:value="20565.5231859353" calcext:value-type="float">
            <text:p>20565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82" calcext:value-type="float">
            <text:p>8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474.0248799186" calcext:value-type="float">
            <text:p>17474.02</text:p>
          </table:table-cell>
          <table:table-cell office:value-type="float" office:value="44257.9804089839" calcext:value-type="float">
            <text:p>44257.98</text:p>
          </table:table-cell>
          <table:table-cell office:value-type="float" office:value="10427.6263733219" calcext:value-type="float">
            <text:p>10427.63</text:p>
          </table:table-cell>
          <table:table-cell office:value-type="float" office:value="108735391.781599" calcext:value-type="float">
            <text:p>108735391.78</text:p>
          </table:table-cell>
          <table:table-cell office:value-type="float" office:value="15303.7813736879" calcext:value-type="float">
            <text:p>15303.78</text:p>
          </table:table-cell>
          <table:table-cell office:value-type="float" office:value="17474.0248799186" calcext:value-type="float">
            <text:p>17474.02</text:p>
          </table:table-cell>
          <table:table-cell office:value-type="float" office:value="20968.8298559023" calcext:value-type="float">
            <text:p>20968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83" calcext:value-type="float">
            <text:p>8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842.2427076353" calcext:value-type="float">
            <text:p>15842.24</text:p>
          </table:table-cell>
          <table:table-cell office:value-type="float" office:value="33768.1281660162" calcext:value-type="float">
            <text:p>33768.13</text:p>
          </table:table-cell>
          <table:table-cell office:value-type="float" office:value="9116.48177563297" calcext:value-type="float">
            <text:p>9116.48</text:p>
          </table:table-cell>
          <table:table-cell office:value-type="float" office:value="83110239.965448" calcext:value-type="float">
            <text:p>83110239.97</text:p>
          </table:table-cell>
          <table:table-cell office:value-type="float" office:value="13190.8071262301" calcext:value-type="float">
            <text:p>13190.81</text:p>
          </table:table-cell>
          <table:table-cell office:value-type="float" office:value="15842.2427076353" calcext:value-type="float">
            <text:p>15842.24</text:p>
          </table:table-cell>
          <table:table-cell office:value-type="float" office:value="19010.6912491624" calcext:value-type="float">
            <text:p>19010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84" calcext:value-type="float">
            <text:p>8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790.7552866434" calcext:value-type="float">
            <text:p>16790.76</text:p>
          </table:table-cell>
          <table:table-cell office:value-type="float" office:value="34950.8446196187" calcext:value-type="float">
            <text:p>34950.84</text:p>
          </table:table-cell>
          <table:table-cell office:value-type="float" office:value="9336.41278859464" calcext:value-type="float">
            <text:p>9336.41</text:p>
          </table:table-cell>
          <table:table-cell office:value-type="float" office:value="87168603.7590335" calcext:value-type="float">
            <text:p>87168603.76</text:p>
          </table:table-cell>
          <table:table-cell office:value-type="float" office:value="13841.4155769082" calcext:value-type="float">
            <text:p>13841.42</text:p>
          </table:table-cell>
          <table:table-cell office:value-type="float" office:value="16790.7552866434" calcext:value-type="float">
            <text:p>16790.76</text:p>
          </table:table-cell>
          <table:table-cell office:value-type="float" office:value="20148.906343972" calcext:value-type="float">
            <text:p>20148.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85" calcext:value-type="float">
            <text:p>8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093.9149053003" calcext:value-type="float">
            <text:p>17093.91</text:p>
          </table:table-cell>
          <table:table-cell office:value-type="float" office:value="38364.6752981726" calcext:value-type="float">
            <text:p>38364.68</text:p>
          </table:table-cell>
          <table:table-cell office:value-type="float" office:value="9542.88288891913" calcext:value-type="float">
            <text:p>9542.88</text:p>
          </table:table-cell>
          <table:table-cell office:value-type="float" office:value="91066613.8316256" calcext:value-type="float">
            <text:p>91066613.83</text:p>
          </table:table-cell>
          <table:table-cell office:value-type="float" office:value="14481.7023036321" calcext:value-type="float">
            <text:p>14481.70</text:p>
          </table:table-cell>
          <table:table-cell office:value-type="float" office:value="17093.9149053003" calcext:value-type="float">
            <text:p>17093.91</text:p>
          </table:table-cell>
          <table:table-cell office:value-type="float" office:value="20512.6978863604" calcext:value-type="float">
            <text:p>20512.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86" calcext:value-type="float">
            <text:p>8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617.9106455788" calcext:value-type="float">
            <text:p>15617.91</text:p>
          </table:table-cell>
          <table:table-cell office:value-type="float" office:value="37164.4299192085" calcext:value-type="float">
            <text:p>37164.43</text:p>
          </table:table-cell>
          <table:table-cell office:value-type="float" office:value="9780.98863908422" calcext:value-type="float">
            <text:p>9780.99</text:p>
          </table:table-cell>
          <table:table-cell office:value-type="float" office:value="95667738.7578946" calcext:value-type="float">
            <text:p>95667738.76</text:p>
          </table:table-cell>
          <table:table-cell office:value-type="float" office:value="13475.7744940684" calcext:value-type="float">
            <text:p>13475.77</text:p>
          </table:table-cell>
          <table:table-cell office:value-type="float" office:value="15617.9106455788" calcext:value-type="float">
            <text:p>15617.91</text:p>
          </table:table-cell>
          <table:table-cell office:value-type="float" office:value="18741.4927746946" calcext:value-type="float">
            <text:p>18741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87" calcext:value-type="float">
            <text:p>8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520.360460335" calcext:value-type="float">
            <text:p>17520.36</text:p>
          </table:table-cell>
          <table:table-cell office:value-type="float" office:value="40560.9811306679" calcext:value-type="float">
            <text:p>40560.98</text:p>
          </table:table-cell>
          <table:table-cell office:value-type="float" office:value="10071.6338635971" calcext:value-type="float">
            <text:p>10071.63</text:p>
          </table:table-cell>
          <table:table-cell office:value-type="float" office:value="101437808.682357" calcext:value-type="float">
            <text:p>101437808.68</text:p>
          </table:table-cell>
          <table:table-cell office:value-type="float" office:value="14983.7879488485" calcext:value-type="float">
            <text:p>14983.79</text:p>
          </table:table-cell>
          <table:table-cell office:value-type="float" office:value="17520.360460335" calcext:value-type="float">
            <text:p>17520.36</text:p>
          </table:table-cell>
          <table:table-cell office:value-type="float" office:value="21024.432552402" calcext:value-type="float">
            <text:p>21024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88" calcext:value-type="float">
            <text:p>8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105.186747842" calcext:value-type="float">
            <text:p>19105.19</text:p>
          </table:table-cell>
          <table:table-cell office:value-type="float" office:value="41001.718247416" calcext:value-type="float">
            <text:p>41001.72</text:p>
          </table:table-cell>
          <table:table-cell office:value-type="float" office:value="9944.19405589388" calcext:value-type="float">
            <text:p>9944.19</text:p>
          </table:table-cell>
          <table:table-cell office:value-type="float" office:value="98886995.4212751" calcext:value-type="float">
            <text:p>98886995.42</text:p>
          </table:table-cell>
          <table:table-cell office:value-type="float" office:value="15918.0824474904" calcext:value-type="float">
            <text:p>15918.08</text:p>
          </table:table-cell>
          <table:table-cell office:value-type="float" office:value="19105.186747842" calcext:value-type="float">
            <text:p>19105.19</text:p>
          </table:table-cell>
          <table:table-cell office:value-type="float" office:value="22926.2240974104" calcext:value-type="float">
            <text:p>22926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89" calcext:value-type="float">
            <text:p>8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304.2935275881" calcext:value-type="float">
            <text:p>18304.29</text:p>
          </table:table-cell>
          <table:table-cell office:value-type="float" office:value="39415.8075905685" calcext:value-type="float">
            <text:p>39415.81</text:p>
          </table:table-cell>
          <table:table-cell office:value-type="float" office:value="9418.99871136582" calcext:value-type="float">
            <text:p>9419.00</text:p>
          </table:table-cell>
          <table:table-cell office:value-type="float" office:value="88717536.724711" calcext:value-type="float">
            <text:p>88717536.72</text:p>
          </table:table-cell>
          <table:table-cell office:value-type="float" office:value="15276.1304398476" calcext:value-type="float">
            <text:p>15276.13</text:p>
          </table:table-cell>
          <table:table-cell office:value-type="float" office:value="18304.2935275881" calcext:value-type="float">
            <text:p>18304.29</text:p>
          </table:table-cell>
          <table:table-cell office:value-type="float" office:value="21965.1522331057" calcext:value-type="float">
            <text:p>21965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90" calcext:value-type="float">
            <text:p>9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098.1648685374" calcext:value-type="float">
            <text:p>18098.16</text:p>
          </table:table-cell>
          <table:table-cell office:value-type="float" office:value="35031.7455472119" calcext:value-type="float">
            <text:p>35031.75</text:p>
          </table:table-cell>
          <table:table-cell office:value-type="float" office:value="8157.66530864417" calcext:value-type="float">
            <text:p>8157.67</text:p>
          </table:table-cell>
          <table:table-cell office:value-type="float" office:value="66547503.2878566" calcext:value-type="float">
            <text:p>66547503.29</text:p>
          </table:table-cell>
          <table:table-cell office:value-type="float" office:value="14409.4543104333" calcext:value-type="float">
            <text:p>14409.45</text:p>
          </table:table-cell>
          <table:table-cell office:value-type="float" office:value="18098.1648685374" calcext:value-type="float">
            <text:p>18098.16</text:p>
          </table:table-cell>
          <table:table-cell office:value-type="float" office:value="21717.7978422449" calcext:value-type="float">
            <text:p>21717.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91" calcext:value-type="float">
            <text:p>9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571.6065128689" calcext:value-type="float">
            <text:p>18571.61</text:p>
          </table:table-cell>
          <table:table-cell office:value-type="float" office:value="36196.5512114594" calcext:value-type="float">
            <text:p>36196.55</text:p>
          </table:table-cell>
          <table:table-cell office:value-type="float" office:value="8056.1385667969" calcext:value-type="float">
            <text:p>8056.14</text:p>
          </table:table-cell>
          <table:table-cell office:value-type="float" office:value="64901368.6074325" calcext:value-type="float">
            <text:p>64901368.61</text:p>
          </table:table-cell>
          <table:table-cell office:value-type="float" office:value="14835.1065945956" calcext:value-type="float">
            <text:p>14835.11</text:p>
          </table:table-cell>
          <table:table-cell office:value-type="float" office:value="18571.6065128689" calcext:value-type="float">
            <text:p>18571.61</text:p>
          </table:table-cell>
          <table:table-cell office:value-type="float" office:value="22285.9278154427" calcext:value-type="float">
            <text:p>22285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92" calcext:value-type="float">
            <text:p>9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817.1269889228" calcext:value-type="float">
            <text:p>18817.13</text:p>
          </table:table-cell>
          <table:table-cell office:value-type="float" office:value="40705.688841715" calcext:value-type="float">
            <text:p>40705.69</text:p>
          </table:table-cell>
          <table:table-cell office:value-type="float" office:value="9364.93906019306" calcext:value-type="float">
            <text:p>9364.94</text:p>
          </table:table-cell>
          <table:table-cell office:value-type="float" office:value="87702083.6011296" calcext:value-type="float">
            <text:p>87702083.60</text:p>
          </table:table-cell>
          <table:table-cell office:value-type="float" office:value="15726.4612989557" calcext:value-type="float">
            <text:p>15726.46</text:p>
          </table:table-cell>
          <table:table-cell office:value-type="float" office:value="18817.1269889228" calcext:value-type="float">
            <text:p>18817.13</text:p>
          </table:table-cell>
          <table:table-cell office:value-type="float" office:value="22580.5523867073" calcext:value-type="float">
            <text:p>22580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93" calcext:value-type="float">
            <text:p>9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980.1870744652" calcext:value-type="float">
            <text:p>19980.19</text:p>
          </table:table-cell>
          <table:table-cell office:value-type="float" office:value="38819.090885901" calcext:value-type="float">
            <text:p>38819.09</text:p>
          </table:table-cell>
          <table:table-cell office:value-type="float" office:value="9275.24230413579" calcext:value-type="float">
            <text:p>9275.24</text:p>
          </table:table-cell>
          <table:table-cell office:value-type="float" office:value="86030119.8004301" calcext:value-type="float">
            <text:p>86030119.80</text:p>
          </table:table-cell>
          <table:table-cell office:value-type="float" office:value="15920.5440798189" calcext:value-type="float">
            <text:p>15920.54</text:p>
          </table:table-cell>
          <table:table-cell office:value-type="float" office:value="19980.1870744652" calcext:value-type="float">
            <text:p>19980.19</text:p>
          </table:table-cell>
          <table:table-cell office:value-type="float" office:value="23976.2244893583" calcext:value-type="float">
            <text:p>23976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94" calcext:value-type="float">
            <text:p>9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492.1701829099" calcext:value-type="float">
            <text:p>17492.17</text:p>
          </table:table-cell>
          <table:table-cell office:value-type="float" office:value="38740.4112294606" calcext:value-type="float">
            <text:p>38740.41</text:p>
          </table:table-cell>
          <table:table-cell office:value-type="float" office:value="9609.78921919945" calcext:value-type="float">
            <text:p>9609.79</text:p>
          </table:table-cell>
          <table:table-cell office:value-type="float" office:value="92348048.8374419" calcext:value-type="float">
            <text:p>92348048.84</text:p>
          </table:table-cell>
          <table:table-cell office:value-type="float" office:value="14750.6940154384" calcext:value-type="float">
            <text:p>14750.69</text:p>
          </table:table-cell>
          <table:table-cell office:value-type="float" office:value="17492.1701829099" calcext:value-type="float">
            <text:p>17492.17</text:p>
          </table:table-cell>
          <table:table-cell office:value-type="float" office:value="20990.6042194918" calcext:value-type="float">
            <text:p>20990.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95" calcext:value-type="float">
            <text:p>9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079.4266146209" calcext:value-type="float">
            <text:p>18079.43</text:p>
          </table:table-cell>
          <table:table-cell office:value-type="float" office:value="40798.9898732233" calcext:value-type="float">
            <text:p>40798.99</text:p>
          </table:table-cell>
          <table:table-cell office:value-type="float" office:value="9673.22882539786" calcext:value-type="float">
            <text:p>9673.23</text:p>
          </table:table-cell>
          <table:table-cell office:value-type="float" office:value="93571355.9085081" calcext:value-type="float">
            <text:p>93571355.91</text:p>
          </table:table-cell>
          <table:table-cell office:value-type="float" office:value="15335.9473716087" calcext:value-type="float">
            <text:p>15335.95</text:p>
          </table:table-cell>
          <table:table-cell office:value-type="float" office:value="18079.4266146209" calcext:value-type="float">
            <text:p>18079.43</text:p>
          </table:table-cell>
          <table:table-cell office:value-type="float" office:value="21695.3119375451" calcext:value-type="float">
            <text:p>21695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96" calcext:value-type="float">
            <text:p>9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162.4497751913" calcext:value-type="float">
            <text:p>18162.45</text:p>
          </table:table-cell>
          <table:table-cell office:value-type="float" office:value="41765.8427316516" calcext:value-type="float">
            <text:p>41765.84</text:p>
          </table:table-cell>
          <table:table-cell office:value-type="float" office:value="10029.2410391788" calcext:value-type="float">
            <text:p>10029.24</text:p>
          </table:table-cell>
          <table:table-cell office:value-type="float" office:value="100585675.821948" calcext:value-type="float">
            <text:p>100585675.82</text:p>
          </table:table-cell>
          <table:table-cell office:value-type="float" office:value="15496.7964998828" calcext:value-type="float">
            <text:p>15496.80</text:p>
          </table:table-cell>
          <table:table-cell office:value-type="float" office:value="18162.4497751913" calcext:value-type="float">
            <text:p>18162.45</text:p>
          </table:table-cell>
          <table:table-cell office:value-type="float" office:value="21794.9397302296" calcext:value-type="float">
            <text:p>21794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97" calcext:value-type="float">
            <text:p>9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892.8628898951" calcext:value-type="float">
            <text:p>17892.86</text:p>
          </table:table-cell>
          <table:table-cell office:value-type="float" office:value="40970.5627484771" calcext:value-type="float">
            <text:p>40970.56</text:p>
          </table:table-cell>
          <table:table-cell office:value-type="float" office:value="10678.2014976722" calcext:value-type="float">
            <text:p>10678.20</text:p>
          </table:table-cell>
          <table:table-cell office:value-type="float" office:value="114023987.224889" calcext:value-type="float">
            <text:p>114023987.22</text:p>
          </table:table-cell>
          <table:table-cell office:value-type="float" office:value="15248.7596447154" calcext:value-type="float">
            <text:p>15248.76</text:p>
          </table:table-cell>
          <table:table-cell office:value-type="float" office:value="17892.8628898951" calcext:value-type="float">
            <text:p>17892.86</text:p>
          </table:table-cell>
          <table:table-cell office:value-type="float" office:value="21471.4354678741" calcext:value-type="float">
            <text:p>21471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98" calcext:value-type="float">
            <text:p>9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926.1146426401" calcext:value-type="float">
            <text:p>17926.11</text:p>
          </table:table-cell>
          <table:table-cell office:value-type="float" office:value="42962.7055249382" calcext:value-type="float">
            <text:p>42962.71</text:p>
          </table:table-cell>
          <table:table-cell office:value-type="float" office:value="10528.6724459946" calcext:value-type="float">
            <text:p>10528.67</text:p>
          </table:table-cell>
          <table:table-cell office:value-type="float" office:value="110852943.475046" calcext:value-type="float">
            <text:p>110852943.48</text:p>
          </table:table-cell>
          <table:table-cell office:value-type="float" office:value="15479.5980867224" calcext:value-type="float">
            <text:p>15479.60</text:p>
          </table:table-cell>
          <table:table-cell office:value-type="float" office:value="17926.1146426401" calcext:value-type="float">
            <text:p>17926.11</text:p>
          </table:table-cell>
          <table:table-cell office:value-type="float" office:value="21511.3375711681" calcext:value-type="float">
            <text:p>21511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99" calcext:value-type="float">
            <text:p>9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125.9720699074" calcext:value-type="float">
            <text:p>17125.97</text:p>
          </table:table-cell>
          <table:table-cell office:value-type="float" office:value="35590.8582625416" calcext:value-type="float">
            <text:p>35590.86</text:p>
          </table:table-cell>
          <table:table-cell office:value-type="float" office:value="9515.43276859323" calcext:value-type="float">
            <text:p>9515.43</text:p>
          </table:table-cell>
          <table:table-cell office:value-type="float" office:value="90543460.7736178" calcext:value-type="float">
            <text:p>90543460.77</text:p>
          </table:table-cell>
          <table:table-cell office:value-type="float" office:value="14105.2249308911" calcext:value-type="float">
            <text:p>14105.22</text:p>
          </table:table-cell>
          <table:table-cell office:value-type="float" office:value="17125.9720699074" calcext:value-type="float">
            <text:p>17125.97</text:p>
          </table:table-cell>
          <table:table-cell office:value-type="float" office:value="20551.1664838889" calcext:value-type="float">
            <text:p>20551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0" calcext:value-type="float">
            <text:p>0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33962.4812464965" calcext:value-type="float">
            <text:p>33962.48</text:p>
          </table:table-cell>
          <table:table-cell office:value-type="float" office:value="63580.4559202138" calcext:value-type="float">
            <text:p>63580.46</text:p>
          </table:table-cell>
          <table:table-cell office:value-type="float" office:value="12113.0596019484" calcext:value-type="float">
            <text:p>12113.06</text:p>
          </table:table-cell>
          <table:table-cell office:value-type="float" office:value="146726212.920355" calcext:value-type="float">
            <text:p>146726212.92</text:p>
          </table:table-cell>
          <table:table-cell office:value-type="float" office:value="26455.7264438908" calcext:value-type="float">
            <text:p>26455.73</text:p>
          </table:table-cell>
          <table:table-cell office:value-type="float" office:value="33962.4812464965" calcext:value-type="float">
            <text:p>33962.48</text:p>
          </table:table-cell>
          <table:table-cell office:value-type="float" office:value="40754.9774957958" calcext:value-type="float">
            <text:p>40754.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" calcext:value-type="float">
            <text:p>1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33263.1117572212" calcext:value-type="float">
            <text:p>33263.11</text:p>
          </table:table-cell>
          <table:table-cell office:value-type="float" office:value="57988.572828177" calcext:value-type="float">
            <text:p>57988.57</text:p>
          </table:table-cell>
          <table:table-cell office:value-type="float" office:value="12801.2477311768" calcext:value-type="float">
            <text:p>12801.25</text:p>
          </table:table-cell>
          <table:table-cell office:value-type="float" office:value="163871943.474958" calcext:value-type="float">
            <text:p>163871943.47</text:p>
          </table:table-cell>
          <table:table-cell office:value-type="float" office:value="24644.3110782306" calcext:value-type="float">
            <text:p>24644.31</text:p>
          </table:table-cell>
          <table:table-cell office:value-type="float" office:value="33263.1117572212" calcext:value-type="float">
            <text:p>33263.11</text:p>
          </table:table-cell>
          <table:table-cell office:value-type="float" office:value="39915.7341086654" calcext:value-type="float">
            <text:p>39915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" calcext:value-type="float">
            <text:p>2</text:p>
          </table:table-cell>
          <table:table-cell office:value-type="float" office:value="1230.05630797458" calcext:value-type="float">
            <text:p>1230.06</text:p>
          </table:table-cell>
          <table:table-cell office:value-type="float" office:value="32202.8758903522" calcext:value-type="float">
            <text:p>32202.88</text:p>
          </table:table-cell>
          <table:table-cell office:value-type="float" office:value="59277.2077799143" calcext:value-type="float">
            <text:p>59277.21</text:p>
          </table:table-cell>
          <table:table-cell office:value-type="float" office:value="13110.6121152127" calcext:value-type="float">
            <text:p>13110.61</text:p>
          </table:table-cell>
          <table:table-cell office:value-type="float" office:value="171888150.035562" calcext:value-type="float">
            <text:p>171888150.04</text:p>
          </table:table-cell>
          <table:table-cell office:value-type="float" office:value="24834.9092933991" calcext:value-type="float">
            <text:p>24834.91</text:p>
          </table:table-cell>
          <table:table-cell office:value-type="float" office:value="32202.8758903522" calcext:value-type="float">
            <text:p>32202.88</text:p>
          </table:table-cell>
          <table:table-cell office:value-type="float" office:value="38643.4510684227" calcext:value-type="float">
            <text:p>38643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" calcext:value-type="float">
            <text:p>3</text:p>
          </table:table-cell>
          <table:table-cell office:value-type="float" office:value="1165.02815398729" calcext:value-type="float">
            <text:p>1165.03</text:p>
          </table:table-cell>
          <table:table-cell office:value-type="float" office:value="29851.1926271367" calcext:value-type="float">
            <text:p>29851.19</text:p>
          </table:table-cell>
          <table:table-cell office:value-type="float" office:value="68341.106687033" calcext:value-type="float">
            <text:p>68341.11</text:p>
          </table:table-cell>
          <table:table-cell office:value-type="float" office:value="13362.3923306557" calcext:value-type="float">
            <text:p>13362.39</text:p>
          </table:table-cell>
          <table:table-cell office:value-type="float" office:value="178553528.798367" calcext:value-type="float">
            <text:p>178553528.80</text:p>
          </table:table-cell>
          <table:table-cell office:value-type="float" office:value="25401.6310090508" calcext:value-type="float">
            <text:p>25401.63</text:p>
          </table:table-cell>
          <table:table-cell office:value-type="float" office:value="29851.1926271367" calcext:value-type="float">
            <text:p>29851.19</text:p>
          </table:table-cell>
          <table:table-cell office:value-type="float" office:value="35821.4311525641" calcext:value-type="float">
            <text:p>35821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" calcext:value-type="float">
            <text:p>4</text:p>
          </table:table-cell>
          <table:table-cell office:value-type="float" office:value="1165.02815398729" calcext:value-type="float">
            <text:p>1165.03</text:p>
          </table:table-cell>
          <table:table-cell office:value-type="float" office:value="30317.7471842828" calcext:value-type="float">
            <text:p>30317.75</text:p>
          </table:table-cell>
          <table:table-cell office:value-type="float" office:value="51571.6889079687" calcext:value-type="float">
            <text:p>51571.69</text:p>
          </table:table-cell>
          <table:table-cell office:value-type="float" office:value="12591.8929965828" calcext:value-type="float">
            <text:p>12591.89</text:p>
          </table:table-cell>
          <table:table-cell office:value-type="float" office:value="158555769.237391" calcext:value-type="float">
            <text:p>158555769.24</text:p>
          </table:table-cell>
          <table:table-cell office:value-type="float" office:value="22000.7509603781" calcext:value-type="float">
            <text:p>22000.75</text:p>
          </table:table-cell>
          <table:table-cell office:value-type="float" office:value="30317.7471842828" calcext:value-type="float">
            <text:p>30317.75</text:p>
          </table:table-cell>
          <table:table-cell office:value-type="float" office:value="36381.2966211394" calcext:value-type="float">
            <text:p>36381.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5" calcext:value-type="float">
            <text:p>5</text:p>
          </table:table-cell>
          <table:table-cell office:value-type="float" office:value="1165.02815398729" calcext:value-type="float">
            <text:p>1165.03</text:p>
          </table:table-cell>
          <table:table-cell office:value-type="float" office:value="29631.3611105369" calcext:value-type="float">
            <text:p>29631.36</text:p>
          </table:table-cell>
          <table:table-cell office:value-type="float" office:value="59080.4559202138" calcext:value-type="float">
            <text:p>59080.46</text:p>
          </table:table-cell>
          <table:table-cell office:value-type="float" office:value="12694.1521798693" calcext:value-type="float">
            <text:p>12694.15</text:p>
          </table:table-cell>
          <table:table-cell office:value-type="float" office:value="161141499.56568" calcext:value-type="float">
            <text:p>161141499.57</text:p>
          </table:table-cell>
          <table:table-cell office:value-type="float" office:value="23902.8577607421" calcext:value-type="float">
            <text:p>23902.86</text:p>
          </table:table-cell>
          <table:table-cell office:value-type="float" office:value="29631.3611105369" calcext:value-type="float">
            <text:p>29631.36</text:p>
          </table:table-cell>
          <table:table-cell office:value-type="float" office:value="35557.6333326443" calcext:value-type="float">
            <text:p>35557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6" calcext:value-type="float">
            <text:p>6</text:p>
          </table:table-cell>
          <table:table-cell office:value-type="float" office:value="1165.02815398729" calcext:value-type="float">
            <text:p>1165.03</text:p>
          </table:table-cell>
          <table:table-cell office:value-type="float" office:value="31641.3374378217" calcext:value-type="float">
            <text:p>31641.34</text:p>
          </table:table-cell>
          <table:table-cell office:value-type="float" office:value="62268.5028633296" calcext:value-type="float">
            <text:p>62268.50</text:p>
          </table:table-cell>
          <table:table-cell office:value-type="float" office:value="13267.922552725" calcext:value-type="float">
            <text:p>13267.92</text:p>
          </table:table-cell>
          <table:table-cell office:value-type="float" office:value="176037768.865108" calcext:value-type="float">
            <text:p>176037768.87</text:p>
          </table:table-cell>
          <table:table-cell office:value-type="float" office:value="25344.2402529409" calcext:value-type="float">
            <text:p>25344.24</text:p>
          </table:table-cell>
          <table:table-cell office:value-type="float" office:value="31641.3374378217" calcext:value-type="float">
            <text:p>31641.34</text:p>
          </table:table-cell>
          <table:table-cell office:value-type="float" office:value="37969.604925386" calcext:value-type="float">
            <text:p>37969.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7" calcext:value-type="float">
            <text:p>7</text:p>
          </table:table-cell>
          <table:table-cell office:value-type="float" office:value="1065.68542494924" calcext:value-type="float">
            <text:p>1065.69</text:p>
          </table:table-cell>
          <table:table-cell office:value-type="float" office:value="32749.0440480117" calcext:value-type="float">
            <text:p>32749.04</text:p>
          </table:table-cell>
          <table:table-cell office:value-type="float" office:value="56612.8246310802" calcext:value-type="float">
            <text:p>56612.82</text:p>
          </table:table-cell>
          <table:table-cell office:value-type="float" office:value="12704.2861505802" calcext:value-type="float">
            <text:p>12704.29</text:p>
          </table:table-cell>
          <table:table-cell office:value-type="float" office:value="161398886.595823" calcext:value-type="float">
            <text:p>161398886.60</text:p>
          </table:table-cell>
          <table:table-cell office:value-type="float" office:value="24053.0228662564" calcext:value-type="float">
            <text:p>24053.02</text:p>
          </table:table-cell>
          <table:table-cell office:value-type="float" office:value="32749.0440480116" calcext:value-type="float">
            <text:p>32749.04</text:p>
          </table:table-cell>
          <table:table-cell office:value-type="float" office:value="39298.852857614" calcext:value-type="float">
            <text:p>39298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8" calcext:value-type="float">
            <text:p>8</text:p>
          </table:table-cell>
          <table:table-cell office:value-type="float" office:value="1065.68542494924" calcext:value-type="float">
            <text:p>1065.69</text:p>
          </table:table-cell>
          <table:table-cell office:value-type="float" office:value="31565.4390997976" calcext:value-type="float">
            <text:p>31565.44</text:p>
          </table:table-cell>
          <table:table-cell office:value-type="float" office:value="63118.2070179965" calcext:value-type="float">
            <text:p>63118.21</text:p>
          </table:table-cell>
          <table:table-cell office:value-type="float" office:value="13328.6659563747" calcext:value-type="float">
            <text:p>13328.67</text:p>
          </table:table-cell>
          <table:table-cell office:value-type="float" office:value="177653336.176623" calcext:value-type="float">
            <text:p>177653336.18</text:p>
          </table:table-cell>
          <table:table-cell office:value-type="float" office:value="25463.0387038756" calcext:value-type="float">
            <text:p>25463.04</text:p>
          </table:table-cell>
          <table:table-cell office:value-type="float" office:value="31565.4390997976" calcext:value-type="float">
            <text:p>31565.44</text:p>
          </table:table-cell>
          <table:table-cell office:value-type="float" office:value="37878.5269197572" calcext:value-type="float">
            <text:p>37878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9" calcext:value-type="float">
            <text:p>9</text:p>
          </table:table-cell>
          <table:table-cell office:value-type="float" office:value="1065.68542494924" calcext:value-type="float">
            <text:p>1065.69</text:p>
          </table:table-cell>
          <table:table-cell office:value-type="float" office:value="30955.5982853182" calcext:value-type="float">
            <text:p>30955.60</text:p>
          </table:table-cell>
          <table:table-cell office:value-type="float" office:value="61746.0720828226" calcext:value-type="float">
            <text:p>61746.07</text:p>
          </table:table-cell>
          <table:table-cell office:value-type="float" office:value="13934.8579835887" calcext:value-type="float">
            <text:p>13934.86</text:p>
          </table:table-cell>
          <table:table-cell office:value-type="float" office:value="194180267.022787" calcext:value-type="float">
            <text:p>194180267.02</text:p>
          </table:table-cell>
          <table:table-cell office:value-type="float" office:value="24945.5567291292" calcext:value-type="float">
            <text:p>24945.56</text:p>
          </table:table-cell>
          <table:table-cell office:value-type="float" office:value="30955.5982853182" calcext:value-type="float">
            <text:p>30955.60</text:p>
          </table:table-cell>
          <table:table-cell office:value-type="float" office:value="37146.7179423818" calcext:value-type="float">
            <text:p>37146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0" calcext:value-type="float">
            <text:p>10</text:p>
          </table:table-cell>
          <table:table-cell office:value-type="float" office:value="1065.68542494924" calcext:value-type="float">
            <text:p>1065.69</text:p>
          </table:table-cell>
          <table:table-cell office:value-type="float" office:value="31311.3948970411" calcext:value-type="float">
            <text:p>31311.39</text:p>
          </table:table-cell>
          <table:table-cell office:value-type="float" office:value="57216.4948895349" calcext:value-type="float">
            <text:p>57216.49</text:p>
          </table:table-cell>
          <table:table-cell office:value-type="float" office:value="13953.018248129" calcext:value-type="float">
            <text:p>13953.02</text:p>
          </table:table-cell>
          <table:table-cell office:value-type="float" office:value="194686718.232622" calcext:value-type="float">
            <text:p>194686718.23</text:p>
          </table:table-cell>
          <table:table-cell office:value-type="float" office:value="23999.8203152309" calcext:value-type="float">
            <text:p>23999.82</text:p>
          </table:table-cell>
          <table:table-cell office:value-type="float" office:value="31311.3948970411" calcext:value-type="float">
            <text:p>31311.39</text:p>
          </table:table-cell>
          <table:table-cell office:value-type="float" office:value="37573.6738764494" calcext:value-type="float">
            <text:p>37573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1" calcext:value-type="float">
            <text:p>11</text:p>
          </table:table-cell>
          <table:table-cell office:value-type="float" office:value="1065.68542494924" calcext:value-type="float">
            <text:p>1065.69</text:p>
          </table:table-cell>
          <table:table-cell office:value-type="float" office:value="30644.8425160543" calcext:value-type="float">
            <text:p>30644.84</text:p>
          </table:table-cell>
          <table:table-cell office:value-type="float" office:value="54580.4559202138" calcext:value-type="float">
            <text:p>54580.46</text:p>
          </table:table-cell>
          <table:table-cell office:value-type="float" office:value="13674.8499278824" calcext:value-type="float">
            <text:p>13674.85</text:p>
          </table:table-cell>
          <table:table-cell office:value-type="float" office:value="187001520.550106" calcext:value-type="float">
            <text:p>187001520.55</text:p>
          </table:table-cell>
          <table:table-cell office:value-type="float" office:value="23070.7846006885" calcext:value-type="float">
            <text:p>23070.78</text:p>
          </table:table-cell>
          <table:table-cell office:value-type="float" office:value="30644.8425160543" calcext:value-type="float">
            <text:p>30644.84</text:p>
          </table:table-cell>
          <table:table-cell office:value-type="float" office:value="36773.8110192651" calcext:value-type="float">
            <text:p>36773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2" calcext:value-type="float">
            <text:p>12</text:p>
          </table:table-cell>
          <table:table-cell office:value-type="float" office:value="1065.68542494924" calcext:value-type="float">
            <text:p>1065.69</text:p>
          </table:table-cell>
          <table:table-cell office:value-type="float" office:value="28700.0632714901" calcext:value-type="float">
            <text:p>28700.06</text:p>
          </table:table-cell>
          <table:table-cell office:value-type="float" office:value="55793.354940663" calcext:value-type="float">
            <text:p>55793.35</text:p>
          </table:table-cell>
          <table:table-cell office:value-type="float" office:value="14073.1632668386" calcext:value-type="float">
            <text:p>14073.16</text:p>
          </table:table-cell>
          <table:table-cell office:value-type="float" office:value="198053924.335095" calcext:value-type="float">
            <text:p>198053924.34</text:p>
          </table:table-cell>
          <table:table-cell office:value-type="float" office:value="22845.4155428319" calcext:value-type="float">
            <text:p>22845.42</text:p>
          </table:table-cell>
          <table:table-cell office:value-type="float" office:value="28700.0632714901" calcext:value-type="float">
            <text:p>28700.06</text:p>
          </table:table-cell>
          <table:table-cell office:value-type="float" office:value="34440.0759257881" calcext:value-type="float">
            <text:p>34440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3" calcext:value-type="float">
            <text:p>13</text:p>
          </table:table-cell>
          <table:table-cell office:value-type="float" office:value="1065.68542494924" calcext:value-type="float">
            <text:p>1065.69</text:p>
          </table:table-cell>
          <table:table-cell office:value-type="float" office:value="28503.7183971422" calcext:value-type="float">
            <text:p>28503.72</text:p>
          </table:table-cell>
          <table:table-cell office:value-type="float" office:value="50051.9707791102" calcext:value-type="float">
            <text:p>50051.97</text:p>
          </table:table-cell>
          <table:table-cell office:value-type="float" office:value="14230.4293055854" calcext:value-type="float">
            <text:p>14230.43</text:p>
          </table:table-cell>
          <table:table-cell office:value-type="float" office:value="202505118.221263" calcext:value-type="float">
            <text:p>202505118.22</text:p>
          </table:table-cell>
          <table:table-cell office:value-type="float" office:value="21244.7913032183" calcext:value-type="float">
            <text:p>21244.79</text:p>
          </table:table-cell>
          <table:table-cell office:value-type="float" office:value="28503.7183971422" calcext:value-type="float">
            <text:p>28503.72</text:p>
          </table:table-cell>
          <table:table-cell office:value-type="float" office:value="34204.4620765706" calcext:value-type="float">
            <text:p>34204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4" calcext:value-type="float">
            <text:p>1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8385.0538897469" calcext:value-type="float">
            <text:p>28385.05</text:p>
          </table:table-cell>
          <table:table-cell office:value-type="float" office:value="52327.9561686653" calcext:value-type="float">
            <text:p>52327.96</text:p>
          </table:table-cell>
          <table:table-cell office:value-type="float" office:value="12970.4601008094" calcext:value-type="float">
            <text:p>12970.46</text:p>
          </table:table-cell>
          <table:table-cell office:value-type="float" office:value="168232835.226689" calcext:value-type="float">
            <text:p>168232835.23</text:p>
          </table:table-cell>
          <table:table-cell office:value-type="float" office:value="21864.1088743096" calcext:value-type="float">
            <text:p>21864.11</text:p>
          </table:table-cell>
          <table:table-cell office:value-type="float" office:value="28385.0538897469" calcext:value-type="float">
            <text:p>28385.05</text:p>
          </table:table-cell>
          <table:table-cell office:value-type="float" office:value="34062.0646676963" calcext:value-type="float">
            <text:p>34062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5" calcext:value-type="float">
            <text:p>1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8399.352258524" calcext:value-type="float">
            <text:p>28399.35</text:p>
          </table:table-cell>
          <table:table-cell office:value-type="float" office:value="54378.2087003595" calcext:value-type="float">
            <text:p>54378.21</text:p>
          </table:table-cell>
          <table:table-cell office:value-type="float" office:value="13070.9745281161" calcext:value-type="float">
            <text:p>13070.97</text:p>
          </table:table-cell>
          <table:table-cell office:value-type="float" office:value="170850375.11466" calcext:value-type="float">
            <text:p>170850375.11</text:p>
          </table:table-cell>
          <table:table-cell office:value-type="float" office:value="22383.2980163144" calcext:value-type="float">
            <text:p>22383.30</text:p>
          </table:table-cell>
          <table:table-cell office:value-type="float" office:value="28399.352258524" calcext:value-type="float">
            <text:p>28399.35</text:p>
          </table:table-cell>
          <table:table-cell office:value-type="float" office:value="34079.2227102288" calcext:value-type="float">
            <text:p>34079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6" calcext:value-type="float">
            <text:p>1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4872.2502239977" calcext:value-type="float">
            <text:p>24872.25</text:p>
          </table:table-cell>
          <table:table-cell office:value-type="float" office:value="57186.9176962472" calcext:value-type="float">
            <text:p>57186.92</text:p>
          </table:table-cell>
          <table:table-cell office:value-type="float" office:value="14112.300907584" calcext:value-type="float">
            <text:p>14112.30</text:p>
          </table:table-cell>
          <table:table-cell office:value-type="float" office:value="199157036.906195" calcext:value-type="float">
            <text:p>199157036.91</text:p>
          </table:table-cell>
          <table:table-cell office:value-type="float" office:value="21179.3726979365" calcext:value-type="float">
            <text:p>21179.37</text:p>
          </table:table-cell>
          <table:table-cell office:value-type="float" office:value="24872.2502239977" calcext:value-type="float">
            <text:p>24872.25</text:p>
          </table:table-cell>
          <table:table-cell office:value-type="float" office:value="29846.7002687973" calcext:value-type="float">
            <text:p>29846.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7" calcext:value-type="float">
            <text:p>1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701.1099557744" calcext:value-type="float">
            <text:p>23701.11</text:p>
          </table:table-cell>
          <table:table-cell office:value-type="float" office:value="60142.7618189629" calcext:value-type="float">
            <text:p>60142.76</text:p>
          </table:table-cell>
          <table:table-cell office:value-type="float" office:value="13686.6527303275" calcext:value-type="float">
            <text:p>13686.65</text:p>
          </table:table-cell>
          <table:table-cell office:value-type="float" office:value="187324462.960581" calcext:value-type="float">
            <text:p>187324462.96</text:p>
          </table:table-cell>
          <table:table-cell office:value-type="float" office:value="20732.9774300367" calcext:value-type="float">
            <text:p>20732.98</text:p>
          </table:table-cell>
          <table:table-cell office:value-type="float" office:value="23701.1099557744" calcext:value-type="float">
            <text:p>23701.11</text:p>
          </table:table-cell>
          <table:table-cell office:value-type="float" office:value="28441.3319469293" calcext:value-type="float">
            <text:p>28441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8" calcext:value-type="float">
            <text:p>1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089.490863012" calcext:value-type="float">
            <text:p>23089.49</text:p>
          </table:table-cell>
          <table:table-cell office:value-type="float" office:value="49790.2279601069" calcext:value-type="float">
            <text:p>49790.23</text:p>
          </table:table-cell>
          <table:table-cell office:value-type="float" office:value="12776.2791703228" calcext:value-type="float">
            <text:p>12776.28</text:p>
          </table:table-cell>
          <table:table-cell office:value-type="float" office:value="163233309.438023" calcext:value-type="float">
            <text:p>163233309.44</text:p>
          </table:table-cell>
          <table:table-cell office:value-type="float" office:value="19248.8463316987" calcext:value-type="float">
            <text:p>19248.85</text:p>
          </table:table-cell>
          <table:table-cell office:value-type="float" office:value="23089.490863012" calcext:value-type="float">
            <text:p>23089.49</text:p>
          </table:table-cell>
          <table:table-cell office:value-type="float" office:value="27707.3890356144" calcext:value-type="float">
            <text:p>27707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9" calcext:value-type="float">
            <text:p>1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4185.8775086973" calcext:value-type="float">
            <text:p>24185.88</text:p>
          </table:table-cell>
          <table:table-cell office:value-type="float" office:value="47926.266929428" calcext:value-type="float">
            <text:p>47926.27</text:p>
          </table:table-cell>
          <table:table-cell office:value-type="float" office:value="12332.4544394059" calcext:value-type="float">
            <text:p>12332.45</text:p>
          </table:table-cell>
          <table:table-cell office:value-type="float" office:value="152089432.500022" calcext:value-type="float">
            <text:p>152089432.50</text:p>
          </table:table-cell>
          <table:table-cell office:value-type="float" office:value="19437.814322588" calcext:value-type="float">
            <text:p>19437.81</text:p>
          </table:table-cell>
          <table:table-cell office:value-type="float" office:value="24185.8775086973" calcext:value-type="float">
            <text:p>24185.88</text:p>
          </table:table-cell>
          <table:table-cell office:value-type="float" office:value="29023.0530104368" calcext:value-type="float">
            <text:p>29023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0" calcext:value-type="float">
            <text:p>2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289.3014172923" calcext:value-type="float">
            <text:p>22289.30</text:p>
          </table:table-cell>
          <table:table-cell office:value-type="float" office:value="47978.7137637478" calcext:value-type="float">
            <text:p>47978.71</text:p>
          </table:table-cell>
          <table:table-cell office:value-type="float" office:value="12554.0329235219" calcext:value-type="float">
            <text:p>12554.03</text:p>
          </table:table-cell>
          <table:table-cell office:value-type="float" office:value="157603742.644873" calcext:value-type="float">
            <text:p>157603742.64</text:p>
          </table:table-cell>
          <table:table-cell office:value-type="float" office:value="18574.6581711665" calcext:value-type="float">
            <text:p>18574.66</text:p>
          </table:table-cell>
          <table:table-cell office:value-type="float" office:value="22289.3014172923" calcext:value-type="float">
            <text:p>22289.30</text:p>
          </table:table-cell>
          <table:table-cell office:value-type="float" office:value="26747.1617007507" calcext:value-type="float">
            <text:p>26747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1" calcext:value-type="float">
            <text:p>2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744.2660282877" calcext:value-type="float">
            <text:p>21744.27</text:p>
          </table:table-cell>
          <table:table-cell office:value-type="float" office:value="44634.033021228" calcext:value-type="float">
            <text:p>44634.03</text:p>
          </table:table-cell>
          <table:table-cell office:value-type="float" office:value="12234.7744815268" calcext:value-type="float">
            <text:p>12234.77</text:p>
          </table:table-cell>
          <table:table-cell office:value-type="float" office:value="149689706.613819" calcext:value-type="float">
            <text:p>149689706.61</text:p>
          </table:table-cell>
          <table:table-cell office:value-type="float" office:value="17780.7801750008" calcext:value-type="float">
            <text:p>17780.78</text:p>
          </table:table-cell>
          <table:table-cell office:value-type="float" office:value="21744.2660282878" calcext:value-type="float">
            <text:p>21744.27</text:p>
          </table:table-cell>
          <table:table-cell office:value-type="float" office:value="26093.1192339453" calcext:value-type="float">
            <text:p>26093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2" calcext:value-type="float">
            <text:p>2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922.2084342378" calcext:value-type="float">
            <text:p>22922.21</text:p>
          </table:table-cell>
          <table:table-cell office:value-type="float" office:value="49373.1959116279" calcext:value-type="float">
            <text:p>49373.20</text:p>
          </table:table-cell>
          <table:table-cell office:value-type="float" office:value="12708.2151962353" calcext:value-type="float">
            <text:p>12708.22</text:p>
          </table:table-cell>
          <table:table-cell office:value-type="float" office:value="161498733.473825" calcext:value-type="float">
            <text:p>161498733.47</text:p>
          </table:table-cell>
          <table:table-cell office:value-type="float" office:value="19102.3817811537" calcext:value-type="float">
            <text:p>19102.38</text:p>
          </table:table-cell>
          <table:table-cell office:value-type="float" office:value="22922.2084342378" calcext:value-type="float">
            <text:p>22922.21</text:p>
          </table:table-cell>
          <table:table-cell office:value-type="float" office:value="27506.6501210854" calcext:value-type="float">
            <text:p>27506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3" calcext:value-type="float">
            <text:p>2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603.1432734134" calcext:value-type="float">
            <text:p>21603.14</text:p>
          </table:table-cell>
          <table:table-cell office:value-type="float" office:value="45364.4299192085" calcext:value-type="float">
            <text:p>45364.43</text:p>
          </table:table-cell>
          <table:table-cell office:value-type="float" office:value="11825.4545786087" calcext:value-type="float">
            <text:p>11825.45</text:p>
          </table:table-cell>
          <table:table-cell office:value-type="float" office:value="139841375.990737" calcext:value-type="float">
            <text:p>139841375.99</text:p>
          </table:table-cell>
          <table:table-cell office:value-type="float" office:value="17835.4716960381" calcext:value-type="float">
            <text:p>17835.47</text:p>
          </table:table-cell>
          <table:table-cell office:value-type="float" office:value="21603.1432734134" calcext:value-type="float">
            <text:p>21603.14</text:p>
          </table:table-cell>
          <table:table-cell office:value-type="float" office:value="25923.771928096" calcext:value-type="float">
            <text:p>25923.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4" calcext:value-type="float">
            <text:p>2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169.1581009449" calcext:value-type="float">
            <text:p>21169.16</text:p>
          </table:table-cell>
          <table:table-cell office:value-type="float" office:value="43432.1823680855" calcext:value-type="float">
            <text:p>43432.18</text:p>
          </table:table-cell>
          <table:table-cell office:value-type="float" office:value="11357.6824388622" calcext:value-type="float">
            <text:p>11357.68</text:p>
          </table:table-cell>
          <table:table-cell office:value-type="float" office:value="128996950.382038" calcext:value-type="float">
            <text:p>128996950.38</text:p>
          </table:table-cell>
          <table:table-cell office:value-type="float" office:value="17311.2436272316" calcext:value-type="float">
            <text:p>17311.24</text:p>
          </table:table-cell>
          <table:table-cell office:value-type="float" office:value="21169.1581009449" calcext:value-type="float">
            <text:p>21169.16</text:p>
          </table:table-cell>
          <table:table-cell office:value-type="float" office:value="25402.9897211339" calcext:value-type="float">
            <text:p>25402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5" calcext:value-type="float">
            <text:p>2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925.9558424002" calcext:value-type="float">
            <text:p>20925.96</text:p>
          </table:table-cell>
          <table:table-cell office:value-type="float" office:value="48202.0598572477" calcext:value-type="float">
            <text:p>48202.06</text:p>
          </table:table-cell>
          <table:table-cell office:value-type="float" office:value="13265.3211286563" calcext:value-type="float">
            <text:p>13265.32</text:p>
          </table:table-cell>
          <table:table-cell office:value-type="float" office:value="175968744.646374" calcext:value-type="float">
            <text:p>175968744.65</text:p>
          </table:table-cell>
          <table:table-cell office:value-type="float" office:value="17850.5804143497" calcext:value-type="float">
            <text:p>17850.58</text:p>
          </table:table-cell>
          <table:table-cell office:value-type="float" office:value="20925.9558424002" calcext:value-type="float">
            <text:p>20925.96</text:p>
          </table:table-cell>
          <table:table-cell office:value-type="float" office:value="25111.1470108803" calcext:value-type="float">
            <text:p>25111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6" calcext:value-type="float">
            <text:p>2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559.9820720492" calcext:value-type="float">
            <text:p>20559.98</text:p>
          </table:table-cell>
          <table:table-cell office:value-type="float" office:value="44660.9811306679" calcext:value-type="float">
            <text:p>44660.98</text:p>
          </table:table-cell>
          <table:table-cell office:value-type="float" office:value="12048.8254424179" calcext:value-type="float">
            <text:p>12048.83</text:p>
          </table:table-cell>
          <table:table-cell office:value-type="float" office:value="145174194.541857" calcext:value-type="float">
            <text:p>145174194.54</text:p>
          </table:table-cell>
          <table:table-cell office:value-type="float" office:value="17195.6961864919" calcext:value-type="float">
            <text:p>17195.70</text:p>
          </table:table-cell>
          <table:table-cell office:value-type="float" office:value="20559.9820720492" calcext:value-type="float">
            <text:p>20559.98</text:p>
          </table:table-cell>
          <table:table-cell office:value-type="float" office:value="24671.978486459" calcext:value-type="float">
            <text:p>24671.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7" calcext:value-type="float">
            <text:p>2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779.1092874746" calcext:value-type="float">
            <text:p>18779.11</text:p>
          </table:table-cell>
          <table:table-cell office:value-type="float" office:value="48001.718247416" calcext:value-type="float">
            <text:p>48001.72</text:p>
          </table:table-cell>
          <table:table-cell office:value-type="float" office:value="11537.6972288176" calcext:value-type="float">
            <text:p>11537.70</text:p>
          </table:table-cell>
          <table:table-cell office:value-type="float" office:value="133118457.343866" calcext:value-type="float">
            <text:p>133118457.34</text:p>
          </table:table-cell>
          <table:table-cell office:value-type="float" office:value="16473.6765146029" calcext:value-type="float">
            <text:p>16473.68</text:p>
          </table:table-cell>
          <table:table-cell office:value-type="float" office:value="18779.1092874746" calcext:value-type="float">
            <text:p>18779.11</text:p>
          </table:table-cell>
          <table:table-cell office:value-type="float" office:value="22534.9311449695" calcext:value-type="float">
            <text:p>22534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8" calcext:value-type="float">
            <text:p>2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131.3481607921" calcext:value-type="float">
            <text:p>19131.35</text:p>
          </table:table-cell>
          <table:table-cell office:value-type="float" office:value="43344.6735758398" calcext:value-type="float">
            <text:p>43344.67</text:p>
          </table:table-cell>
          <table:table-cell office:value-type="float" office:value="11830.0758727265" calcext:value-type="float">
            <text:p>11830.08</text:p>
          </table:table-cell>
          <table:table-cell office:value-type="float" office:value="139950695.154465" calcext:value-type="float">
            <text:p>139950695.15</text:p>
          </table:table-cell>
          <table:table-cell office:value-type="float" office:value="16241.1135355565" calcext:value-type="float">
            <text:p>16241.11</text:p>
          </table:table-cell>
          <table:table-cell office:value-type="float" office:value="19131.3481607921" calcext:value-type="float">
            <text:p>19131.35</text:p>
          </table:table-cell>
          <table:table-cell office:value-type="float" office:value="22957.6177929505" calcext:value-type="float">
            <text:p>22957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9" calcext:value-type="float">
            <text:p>2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863.8021989829" calcext:value-type="float">
            <text:p>17863.80</text:p>
          </table:table-cell>
          <table:table-cell office:value-type="float" office:value="42428.4612320536" calcext:value-type="float">
            <text:p>42428.46</text:p>
          </table:table-cell>
          <table:table-cell office:value-type="float" office:value="12794.0302469553" calcext:value-type="float">
            <text:p>12794.03</text:p>
          </table:table-cell>
          <table:table-cell office:value-type="float" office:value="163687209.960008" calcext:value-type="float">
            <text:p>163687209.96</text:p>
          </table:table-cell>
          <table:table-cell office:value-type="float" office:value="15388.0141660924" calcext:value-type="float">
            <text:p>15388.01</text:p>
          </table:table-cell>
          <table:table-cell office:value-type="float" office:value="17863.8021989829" calcext:value-type="float">
            <text:p>17863.80</text:p>
          </table:table-cell>
          <table:table-cell office:value-type="float" office:value="21436.5626387795" calcext:value-type="float">
            <text:p>21436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0" calcext:value-type="float">
            <text:p>3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383.1638750759" calcext:value-type="float">
            <text:p>20383.16</text:p>
          </table:table-cell>
          <table:table-cell office:value-type="float" office:value="47099.8044508876" calcext:value-type="float">
            <text:p>47099.80</text:p>
          </table:table-cell>
          <table:table-cell office:value-type="float" office:value="12111.8421274679" calcext:value-type="float">
            <text:p>12111.84</text:p>
          </table:table-cell>
          <table:table-cell office:value-type="float" office:value="146696719.720706" calcext:value-type="float">
            <text:p>146696719.72</text:p>
          </table:table-cell>
          <table:table-cell office:value-type="float" office:value="17401.3328395778" calcext:value-type="float">
            <text:p>17401.33</text:p>
          </table:table-cell>
          <table:table-cell office:value-type="float" office:value="20383.1638750759" calcext:value-type="float">
            <text:p>20383.16</text:p>
          </table:table-cell>
          <table:table-cell office:value-type="float" office:value="24459.7966500911" calcext:value-type="float">
            <text:p>24459.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1" calcext:value-type="float">
            <text:p>3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656.1758091767" calcext:value-type="float">
            <text:p>19656.18</text:p>
          </table:table-cell>
          <table:table-cell office:value-type="float" office:value="45477.2077799143" calcext:value-type="float">
            <text:p>45477.21</text:p>
          </table:table-cell>
          <table:table-cell office:value-type="float" office:value="12587.5347083512" calcext:value-type="float">
            <text:p>12587.53</text:p>
          </table:table-cell>
          <table:table-cell office:value-type="float" office:value="158446030.033947" calcext:value-type="float">
            <text:p>158446030.03</text:p>
          </table:table-cell>
          <table:table-cell office:value-type="float" office:value="16791.6417986648" calcext:value-type="float">
            <text:p>16791.64</text:p>
          </table:table-cell>
          <table:table-cell office:value-type="float" office:value="19656.1758091767" calcext:value-type="float">
            <text:p>19656.18</text:p>
          </table:table-cell>
          <table:table-cell office:value-type="float" office:value="23587.4109710121" calcext:value-type="float">
            <text:p>23587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2" calcext:value-type="float">
            <text:p>3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422.1794952393" calcext:value-type="float">
            <text:p>18422.18</text:p>
          </table:table-cell>
          <table:table-cell office:value-type="float" office:value="43979.4290510672" calcext:value-type="float">
            <text:p>43979.43</text:p>
          </table:table-cell>
          <table:table-cell office:value-type="float" office:value="10653.3021263523" calcext:value-type="float">
            <text:p>10653.30</text:p>
          </table:table-cell>
          <table:table-cell office:value-type="float" office:value="113492846.195342" calcext:value-type="float">
            <text:p>113492846.20</text:p>
          </table:table-cell>
          <table:table-cell office:value-type="float" office:value="15887.6666839792" calcext:value-type="float">
            <text:p>15887.67</text:p>
          </table:table-cell>
          <table:table-cell office:value-type="float" office:value="18422.1794952393" calcext:value-type="float">
            <text:p>18422.18</text:p>
          </table:table-cell>
          <table:table-cell office:value-type="float" office:value="22106.6153942872" calcext:value-type="float">
            <text:p>22106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3" calcext:value-type="float">
            <text:p>3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533.9488909146" calcext:value-type="float">
            <text:p>17533.95</text:p>
          </table:table-cell>
          <table:table-cell office:value-type="float" office:value="36727.9220613579" calcext:value-type="float">
            <text:p>36727.92</text:p>
          </table:table-cell>
          <table:table-cell office:value-type="float" office:value="9288.40848220759" calcext:value-type="float">
            <text:p>9288.41</text:p>
          </table:table-cell>
          <table:table-cell office:value-type="float" office:value="86274532.1323459" calcext:value-type="float">
            <text:p>86274532.13</text:p>
          </table:table-cell>
          <table:table-cell office:value-type="float" office:value="14484.179861291" calcext:value-type="float">
            <text:p>14484.18</text:p>
          </table:table-cell>
          <table:table-cell office:value-type="float" office:value="17533.9488909146" calcext:value-type="float">
            <text:p>17533.95</text:p>
          </table:table-cell>
          <table:table-cell office:value-type="float" office:value="21040.7386690975" calcext:value-type="float">
            <text:p>21040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4" calcext:value-type="float">
            <text:p>3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919.1894355881" calcext:value-type="float">
            <text:p>16919.19</text:p>
          </table:table-cell>
          <table:table-cell office:value-type="float" office:value="45290.2279601069" calcext:value-type="float">
            <text:p>45290.23</text:p>
          </table:table-cell>
          <table:table-cell office:value-type="float" office:value="9892.15866734032" calcext:value-type="float">
            <text:p>9892.16</text:p>
          </table:table-cell>
          <table:table-cell office:value-type="float" office:value="97854803.0998361" calcext:value-type="float">
            <text:p>97854803.10</text:p>
          </table:table-cell>
          <table:table-cell office:value-type="float" office:value="15001.580366742" calcext:value-type="float">
            <text:p>15001.58</text:p>
          </table:table-cell>
          <table:table-cell office:value-type="float" office:value="16919.1894355881" calcext:value-type="float">
            <text:p>16919.19</text:p>
          </table:table-cell>
          <table:table-cell office:value-type="float" office:value="20303.0273227057" calcext:value-type="float">
            <text:p>20303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5" calcext:value-type="float">
            <text:p>3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282.9880914964" calcext:value-type="float">
            <text:p>19282.99</text:p>
          </table:table-cell>
          <table:table-cell office:value-type="float" office:value="47154.1889907858" calcext:value-type="float">
            <text:p>47154.19</text:p>
          </table:table-cell>
          <table:table-cell office:value-type="float" office:value="10711.7858280147" calcext:value-type="float">
            <text:p>10711.79</text:p>
          </table:table-cell>
          <table:table-cell office:value-type="float" office:value="114742355.625256" calcext:value-type="float">
            <text:p>114742355.63</text:p>
          </table:table-cell>
          <table:table-cell office:value-type="float" office:value="16731.1890999172" calcext:value-type="float">
            <text:p>16731.19</text:p>
          </table:table-cell>
          <table:table-cell office:value-type="float" office:value="19282.9880914964" calcext:value-type="float">
            <text:p>19282.99</text:p>
          </table:table-cell>
          <table:table-cell office:value-type="float" office:value="23139.5857097957" calcext:value-type="float">
            <text:p>23139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6" calcext:value-type="float">
            <text:p>3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506.8842929928" calcext:value-type="float">
            <text:p>19506.88</text:p>
          </table:table-cell>
          <table:table-cell office:value-type="float" office:value="41001.718247416" calcext:value-type="float">
            <text:p>41001.72</text:p>
          </table:table-cell>
          <table:table-cell office:value-type="float" office:value="9033.26459799604" calcext:value-type="float">
            <text:p>9033.26</text:p>
          </table:table-cell>
          <table:table-cell office:value-type="float" office:value="81599869.2974086" calcext:value-type="float">
            <text:p>81599869.30</text:p>
          </table:table-cell>
          <table:table-cell office:value-type="float" office:value="16119.0467637105" calcext:value-type="float">
            <text:p>16119.05</text:p>
          </table:table-cell>
          <table:table-cell office:value-type="float" office:value="19506.8842929928" calcext:value-type="float">
            <text:p>19506.88</text:p>
          </table:table-cell>
          <table:table-cell office:value-type="float" office:value="23408.2611515913" calcext:value-type="float">
            <text:p>23408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7" calcext:value-type="float">
            <text:p>3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460.0063960368" calcext:value-type="float">
            <text:p>19460.01</text:p>
          </table:table-cell>
          <table:table-cell office:value-type="float" office:value="40175.4803261668" calcext:value-type="float">
            <text:p>40175.48</text:p>
          </table:table-cell>
          <table:table-cell office:value-type="float" office:value="10091.4071955399" calcext:value-type="float">
            <text:p>10091.41</text:p>
          </table:table-cell>
          <table:table-cell office:value-type="float" office:value="101836499.186195" calcext:value-type="float">
            <text:p>101836499.19</text:p>
          </table:table-cell>
          <table:table-cell office:value-type="float" office:value="15961.9663783988" calcext:value-type="float">
            <text:p>15961.97</text:p>
          </table:table-cell>
          <table:table-cell office:value-type="float" office:value="19460.0063960368" calcext:value-type="float">
            <text:p>19460.01</text:p>
          </table:table-cell>
          <table:table-cell office:value-type="float" office:value="23352.0076752441" calcext:value-type="float">
            <text:p>23352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8" calcext:value-type="float">
            <text:p>3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592.5369631602" calcext:value-type="float">
            <text:p>18592.54</text:p>
          </table:table-cell>
          <table:table-cell office:value-type="float" office:value="45063.5562774612" calcext:value-type="float">
            <text:p>45063.56</text:p>
          </table:table-cell>
          <table:table-cell office:value-type="float" office:value="11188.6788089317" calcext:value-type="float">
            <text:p>11188.68</text:p>
          </table:table-cell>
          <table:table-cell office:value-type="float" office:value="125186533.489438" calcext:value-type="float">
            <text:p>125186533.49</text:p>
          </table:table-cell>
          <table:table-cell office:value-type="float" office:value="16098.9550641002" calcext:value-type="float">
            <text:p>16098.96</text:p>
          </table:table-cell>
          <table:table-cell office:value-type="float" office:value="18592.5369631602" calcext:value-type="float">
            <text:p>18592.54</text:p>
          </table:table-cell>
          <table:table-cell office:value-type="float" office:value="22311.0443557922" calcext:value-type="float">
            <text:p>22311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9" calcext:value-type="float">
            <text:p>3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190.4294380799" calcext:value-type="float">
            <text:p>18190.43</text:p>
          </table:table-cell>
          <table:table-cell office:value-type="float" office:value="46551.9707791102" calcext:value-type="float">
            <text:p>46551.97</text:p>
          </table:table-cell>
          <table:table-cell office:value-type="float" office:value="11068.4407405176" calcext:value-type="float">
            <text:p>11068.44</text:p>
          </table:table-cell>
          <table:table-cell office:value-type="float" office:value="122510380.42635" calcext:value-type="float">
            <text:p>122510380.43</text:p>
          </table:table-cell>
          <table:table-cell office:value-type="float" office:value="15964.979815729" calcext:value-type="float">
            <text:p>15964.98</text:p>
          </table:table-cell>
          <table:table-cell office:value-type="float" office:value="18190.4294380799" calcext:value-type="float">
            <text:p>18190.43</text:p>
          </table:table-cell>
          <table:table-cell office:value-type="float" office:value="21828.5153256959" calcext:value-type="float">
            <text:p>21828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0" calcext:value-type="float">
            <text:p>4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162.7554393382" calcext:value-type="float">
            <text:p>20162.76</text:p>
          </table:table-cell>
          <table:table-cell office:value-type="float" office:value="44660.9811306679" calcext:value-type="float">
            <text:p>44660.98</text:p>
          </table:table-cell>
          <table:table-cell office:value-type="float" office:value="10406.1442460482" calcext:value-type="float">
            <text:p>10406.14</text:p>
          </table:table-cell>
          <table:table-cell office:value-type="float" office:value="108287838.069562" calcext:value-type="float">
            <text:p>108287838.07</text:p>
          </table:table-cell>
          <table:table-cell office:value-type="float" office:value="16982.3509579052" calcext:value-type="float">
            <text:p>16982.35</text:p>
          </table:table-cell>
          <table:table-cell office:value-type="float" office:value="20162.7554393382" calcext:value-type="float">
            <text:p>20162.76</text:p>
          </table:table-cell>
          <table:table-cell office:value-type="float" office:value="24195.3065272059" calcext:value-type="float">
            <text:p>24195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1" calcext:value-type="float">
            <text:p>4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434.2899341468" calcext:value-type="float">
            <text:p>17434.29</text:p>
          </table:table-cell>
          <table:table-cell office:value-type="float" office:value="35659.048552118" calcext:value-type="float">
            <text:p>35659.05</text:p>
          </table:table-cell>
          <table:table-cell office:value-type="float" office:value="10134.2098988799" calcext:value-type="float">
            <text:p>10134.21</text:p>
          </table:table-cell>
          <table:table-cell office:value-type="float" office:value="102702210.274556" calcext:value-type="float">
            <text:p>102702210.27</text:p>
          </table:table-cell>
          <table:table-cell office:value-type="float" office:value="14259.653850449" calcext:value-type="float">
            <text:p>14259.65</text:p>
          </table:table-cell>
          <table:table-cell office:value-type="float" office:value="17434.2899341468" calcext:value-type="float">
            <text:p>17434.29</text:p>
          </table:table-cell>
          <table:table-cell office:value-type="float" office:value="20921.1479209761" calcext:value-type="float">
            <text:p>20921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2" calcext:value-type="float">
            <text:p>4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948.7634392037" calcext:value-type="float">
            <text:p>16948.76</text:p>
          </table:table-cell>
          <table:table-cell office:value-type="float" office:value="39062.3649349322" calcext:value-type="float">
            <text:p>39062.36</text:p>
          </table:table-cell>
          <table:table-cell office:value-type="float" office:value="9995.58568059743" calcext:value-type="float">
            <text:p>9995.59</text:p>
          </table:table-cell>
          <table:table-cell office:value-type="float" office:value="99911733.0981644" calcext:value-type="float">
            <text:p>99911733.10</text:p>
          </table:table-cell>
          <table:table-cell office:value-type="float" office:value="14479.6990432367" calcext:value-type="float">
            <text:p>14479.70</text:p>
          </table:table-cell>
          <table:table-cell office:value-type="float" office:value="16948.7634392037" calcext:value-type="float">
            <text:p>16948.76</text:p>
          </table:table-cell>
          <table:table-cell office:value-type="float" office:value="20338.5161270444" calcext:value-type="float">
            <text:p>20338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3" calcext:value-type="float">
            <text:p>43</text:p>
          </table:table-cell>
          <table:table-cell office:value-type="float" office:value="800" calcext:value-type="float">
            <text:p>800.00</text:p>
          </table:table-cell>
          <table:table-cell office:value-type="float" office:value="17842.1419022919" calcext:value-type="float">
            <text:p>17842.14</text:p>
          </table:table-cell>
          <table:table-cell office:value-type="float" office:value="44501.718247416" calcext:value-type="float">
            <text:p>44501.72</text:p>
          </table:table-cell>
          <table:table-cell office:value-type="float" office:value="9822.49218678908" calcext:value-type="float">
            <text:p>9822.49</text:p>
          </table:table-cell>
          <table:table-cell office:value-type="float" office:value="96481352.7595325" calcext:value-type="float">
            <text:p>96481352.76</text:p>
          </table:table-cell>
          <table:table-cell office:value-type="float" office:value="15561.0230262577" calcext:value-type="float">
            <text:p>15561.02</text:p>
          </table:table-cell>
          <table:table-cell office:value-type="float" office:value="17842.1419022919" calcext:value-type="float">
            <text:p>17842.14</text:p>
          </table:table-cell>
          <table:table-cell office:value-type="float" office:value="21410.5702827503" calcext:value-type="float">
            <text:p>21410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4" calcext:value-type="float">
            <text:p>44</text:p>
          </table:table-cell>
          <table:table-cell office:value-type="float" office:value="800" calcext:value-type="float">
            <text:p>800.00</text:p>
          </table:table-cell>
          <table:table-cell office:value-type="float" office:value="18011.8484858597" calcext:value-type="float">
            <text:p>18011.85</text:p>
          </table:table-cell>
          <table:table-cell office:value-type="float" office:value="42495.432190748" calcext:value-type="float">
            <text:p>42495.43</text:p>
          </table:table-cell>
          <table:table-cell office:value-type="float" office:value="10754.813561974" calcext:value-type="float">
            <text:p>10754.81</text:p>
          </table:table-cell>
          <table:table-cell office:value-type="float" office:value="115666014.75282" calcext:value-type="float">
            <text:p>115666014.75</text:p>
          </table:table-cell>
          <table:table-cell office:value-type="float" office:value="15479.3988998379" calcext:value-type="float">
            <text:p>15479.40</text:p>
          </table:table-cell>
          <table:table-cell office:value-type="float" office:value="18011.8484858597" calcext:value-type="float">
            <text:p>18011.85</text:p>
          </table:table-cell>
          <table:table-cell office:value-type="float" office:value="21614.2181830316" calcext:value-type="float">
            <text:p>21614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5" calcext:value-type="float">
            <text:p>45</text:p>
          </table:table-cell>
          <table:table-cell office:value-type="float" office:value="800" calcext:value-type="float">
            <text:p>800.00</text:p>
          </table:table-cell>
          <table:table-cell office:value-type="float" office:value="17813.7359509386" calcext:value-type="float">
            <text:p>17813.74</text:p>
          </table:table-cell>
          <table:table-cell office:value-type="float" office:value="36901.6892392373" calcext:value-type="float">
            <text:p>36901.69</text:p>
          </table:table-cell>
          <table:table-cell office:value-type="float" office:value="9903.51825883101" calcext:value-type="float">
            <text:p>9903.52</text:p>
          </table:table-cell>
          <table:table-cell office:value-type="float" office:value="98079673.9029992" calcext:value-type="float">
            <text:p>98079673.90</text:p>
          </table:table-cell>
          <table:table-cell office:value-type="float" office:value="14638.1393304795" calcext:value-type="float">
            <text:p>14638.14</text:p>
          </table:table-cell>
          <table:table-cell office:value-type="float" office:value="17813.7359509386" calcext:value-type="float">
            <text:p>17813.74</text:p>
          </table:table-cell>
          <table:table-cell office:value-type="float" office:value="21376.4831411263" calcext:value-type="float">
            <text:p>21376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6" calcext:value-type="float">
            <text:p>46</text:p>
          </table:table-cell>
          <table:table-cell office:value-type="float" office:value="800" calcext:value-type="float">
            <text:p>800.00</text:p>
          </table:table-cell>
          <table:table-cell office:value-type="float" office:value="18602.6217809239" calcext:value-type="float">
            <text:p>18602.62</text:p>
          </table:table-cell>
          <table:table-cell office:value-type="float" office:value="39832.1823680855" calcext:value-type="float">
            <text:p>39832.18</text:p>
          </table:table-cell>
          <table:table-cell office:value-type="float" office:value="10024.2067300649" calcext:value-type="float">
            <text:p>10024.21</text:p>
          </table:table-cell>
          <table:table-cell office:value-type="float" office:value="100484720.567079" calcext:value-type="float">
            <text:p>100484720.57</text:p>
          </table:table-cell>
          <table:table-cell office:value-type="float" office:value="15482.6755310742" calcext:value-type="float">
            <text:p>15482.68</text:p>
          </table:table-cell>
          <table:table-cell office:value-type="float" office:value="18602.6217809239" calcext:value-type="float">
            <text:p>18602.62</text:p>
          </table:table-cell>
          <table:table-cell office:value-type="float" office:value="22323.1461371087" calcext:value-type="float">
            <text:p>22323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7" calcext:value-type="float">
            <text:p>47</text:p>
          </table:table-cell>
          <table:table-cell office:value-type="float" office:value="800" calcext:value-type="float">
            <text:p>800.00</text:p>
          </table:table-cell>
          <table:table-cell office:value-type="float" office:value="18374.7071139682" calcext:value-type="float">
            <text:p>18374.71</text:p>
          </table:table-cell>
          <table:table-cell office:value-type="float" office:value="38725.7328578609" calcext:value-type="float">
            <text:p>38725.73</text:p>
          </table:table-cell>
          <table:table-cell office:value-type="float" office:value="9621.58833978915" calcext:value-type="float">
            <text:p>9621.59</text:p>
          </table:table-cell>
          <table:table-cell office:value-type="float" office:value="92574962.1803664" calcext:value-type="float">
            <text:p>92574962.18</text:p>
          </table:table-cell>
          <table:table-cell office:value-type="float" office:value="15201.1069240136" calcext:value-type="float">
            <text:p>15201.11</text:p>
          </table:table-cell>
          <table:table-cell office:value-type="float" office:value="18374.7071139682" calcext:value-type="float">
            <text:p>18374.71</text:p>
          </table:table-cell>
          <table:table-cell office:value-type="float" office:value="22049.6485367618" calcext:value-type="float">
            <text:p>22049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8" calcext:value-type="float">
            <text:p>48</text:p>
          </table:table-cell>
          <table:table-cell office:value-type="float" office:value="800" calcext:value-type="float">
            <text:p>800.00</text:p>
          </table:table-cell>
          <table:table-cell office:value-type="float" office:value="18649.1076832548" calcext:value-type="float">
            <text:p>18649.11</text:p>
          </table:table-cell>
          <table:table-cell office:value-type="float" office:value="38725.7328578609" calcext:value-type="float">
            <text:p>38725.73</text:p>
          </table:table-cell>
          <table:table-cell office:value-type="float" office:value="10124.2212350429" calcext:value-type="float">
            <text:p>10124.22</text:p>
          </table:table-cell>
          <table:table-cell office:value-type="float" office:value="102499855.616094" calcext:value-type="float">
            <text:p>102499855.62</text:p>
          </table:table-cell>
          <table:table-cell office:value-type="float" office:value="15333.1128052306" calcext:value-type="float">
            <text:p>15333.11</text:p>
          </table:table-cell>
          <table:table-cell office:value-type="float" office:value="18649.1076832548" calcext:value-type="float">
            <text:p>18649.11</text:p>
          </table:table-cell>
          <table:table-cell office:value-type="float" office:value="22378.9292199057" calcext:value-type="float">
            <text:p>22378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9" calcext:value-type="float">
            <text:p>49</text:p>
          </table:table-cell>
          <table:table-cell office:value-type="float" office:value="800" calcext:value-type="float">
            <text:p>800.00</text:p>
          </table:table-cell>
          <table:table-cell office:value-type="float" office:value="17924.6512589685" calcext:value-type="float">
            <text:p>17924.65</text:p>
          </table:table-cell>
          <table:table-cell office:value-type="float" office:value="33768.1281660162" calcext:value-type="float">
            <text:p>33768.13</text:p>
          </table:table-cell>
          <table:table-cell office:value-type="float" office:value="9262.82873526001" calcext:value-type="float">
            <text:p>9262.83</text:p>
          </table:table-cell>
          <table:table-cell office:value-type="float" office:value="85799996.1787585" calcext:value-type="float">
            <text:p>85799996.18</text:p>
          </table:table-cell>
          <table:table-cell office:value-type="float" office:value="14049.8275248938" calcext:value-type="float">
            <text:p>14049.83</text:p>
          </table:table-cell>
          <table:table-cell office:value-type="float" office:value="17924.6512589685" calcext:value-type="float">
            <text:p>17924.65</text:p>
          </table:table-cell>
          <table:table-cell office:value-type="float" office:value="21509.5815107622" calcext:value-type="float">
            <text:p>21509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.00</text:p>
          </table:table-cell>
          <table:table-cell office:value-type="float" office:value="17146.74203499" calcext:value-type="float">
            <text:p>17146.74</text:p>
          </table:table-cell>
          <table:table-cell office:value-type="float" office:value="34893.5433230954" calcext:value-type="float">
            <text:p>34893.54</text:p>
          </table:table-cell>
          <table:table-cell office:value-type="float" office:value="8845.0235252107" calcext:value-type="float">
            <text:p>8845.02</text:p>
          </table:table-cell>
          <table:table-cell office:value-type="float" office:value="78234441.1615307" calcext:value-type="float">
            <text:p>78234441.16</text:p>
          </table:table-cell>
          <table:table-cell office:value-type="float" office:value="13987.9376483723" calcext:value-type="float">
            <text:p>13987.94</text:p>
          </table:table-cell>
          <table:table-cell office:value-type="float" office:value="17146.74203499" calcext:value-type="float">
            <text:p>17146.74</text:p>
          </table:table-cell>
          <table:table-cell office:value-type="float" office:value="20576.0904419879" calcext:value-type="float">
            <text:p>20576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51" calcext:value-type="float">
            <text:p>51</text:p>
          </table:table-cell>
          <table:table-cell office:value-type="float" office:value="800" calcext:value-type="float">
            <text:p>800.00</text:p>
          </table:table-cell>
          <table:table-cell office:value-type="float" office:value="16767.3925720443" calcext:value-type="float">
            <text:p>16767.39</text:p>
          </table:table-cell>
          <table:table-cell office:value-type="float" office:value="38771.2220590906" calcext:value-type="float">
            <text:p>38771.22</text:p>
          </table:table-cell>
          <table:table-cell office:value-type="float" office:value="9486.05936393409" calcext:value-type="float">
            <text:p>9486.06</text:p>
          </table:table-cell>
          <table:table-cell office:value-type="float" office:value="89985322.2560816" calcext:value-type="float">
            <text:p>89985322.26</text:p>
          </table:table-cell>
          <table:table-cell office:value-type="float" office:value="14333.8930781037" calcext:value-type="float">
            <text:p>14333.89</text:p>
          </table:table-cell>
          <table:table-cell office:value-type="float" office:value="16767.3925720443" calcext:value-type="float">
            <text:p>16767.39</text:p>
          </table:table-cell>
          <table:table-cell office:value-type="float" office:value="20120.8710864531" calcext:value-type="float">
            <text:p>20120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52" calcext:value-type="float">
            <text:p>52</text:p>
          </table:table-cell>
          <table:table-cell office:value-type="float" office:value="800" calcext:value-type="float">
            <text:p>800.00</text:p>
          </table:table-cell>
          <table:table-cell office:value-type="float" office:value="17593.5477406274" calcext:value-type="float">
            <text:p>17593.55</text:p>
          </table:table-cell>
          <table:table-cell office:value-type="float" office:value="40609.8931717367" calcext:value-type="float">
            <text:p>40609.89</text:p>
          </table:table-cell>
          <table:table-cell office:value-type="float" office:value="9625.79561593924" calcext:value-type="float">
            <text:p>9625.80</text:p>
          </table:table-cell>
          <table:table-cell office:value-type="float" office:value="92655941.2398352" calcext:value-type="float">
            <text:p>92655941.24</text:p>
          </table:table-cell>
          <table:table-cell office:value-type="float" office:value="15026.171570561" calcext:value-type="float">
            <text:p>15026.17</text:p>
          </table:table-cell>
          <table:table-cell office:value-type="float" office:value="17593.5477406274" calcext:value-type="float">
            <text:p>17593.55</text:p>
          </table:table-cell>
          <table:table-cell office:value-type="float" office:value="21112.2572887529" calcext:value-type="float">
            <text:p>21112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53" calcext:value-type="float">
            <text:p>53</text:p>
          </table:table-cell>
          <table:table-cell office:value-type="float" office:value="800" calcext:value-type="float">
            <text:p>800.00</text:p>
          </table:table-cell>
          <table:table-cell office:value-type="float" office:value="17761.5396194989" calcext:value-type="float">
            <text:p>17761.54</text:p>
          </table:table-cell>
          <table:table-cell office:value-type="float" office:value="35763.5562774612" calcext:value-type="float">
            <text:p>35763.56</text:p>
          </table:table-cell>
          <table:table-cell office:value-type="float" office:value="9138.65814758166" calcext:value-type="float">
            <text:p>9138.66</text:p>
          </table:table-cell>
          <table:table-cell office:value-type="float" office:value="83515072.7383607" calcext:value-type="float">
            <text:p>83515072.74</text:p>
          </table:table-cell>
          <table:table-cell office:value-type="float" office:value="14414.5472943231" calcext:value-type="float">
            <text:p>14414.55</text:p>
          </table:table-cell>
          <table:table-cell office:value-type="float" office:value="17761.5396194989" calcext:value-type="float">
            <text:p>17761.54</text:p>
          </table:table-cell>
          <table:table-cell office:value-type="float" office:value="21313.8475433986" calcext:value-type="float">
            <text:p>21313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54" calcext:value-type="float">
            <text:p>54</text:p>
          </table:table-cell>
          <table:table-cell office:value-type="float" office:value="800" calcext:value-type="float">
            <text:p>800.00</text:p>
          </table:table-cell>
          <table:table-cell office:value-type="float" office:value="16819.4517980976" calcext:value-type="float">
            <text:p>16819.45</text:p>
          </table:table-cell>
          <table:table-cell office:value-type="float" office:value="37082.0270870848" calcext:value-type="float">
            <text:p>37082.03</text:p>
          </table:table-cell>
          <table:table-cell office:value-type="float" office:value="9705.56137933239" calcext:value-type="float">
            <text:p>9705.56</text:p>
          </table:table-cell>
          <table:table-cell office:value-type="float" office:value="94197921.6879883" calcext:value-type="float">
            <text:p>94197921.69</text:p>
          </table:table-cell>
          <table:table-cell office:value-type="float" office:value="14159.9833592907" calcext:value-type="float">
            <text:p>14159.98</text:p>
          </table:table-cell>
          <table:table-cell office:value-type="float" office:value="16819.4517980976" calcext:value-type="float">
            <text:p>16819.45</text:p>
          </table:table-cell>
          <table:table-cell office:value-type="float" office:value="20183.3421577172" calcext:value-type="float">
            <text:p>20183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55" calcext:value-type="float">
            <text:p>55</text:p>
          </table:table-cell>
          <table:table-cell office:value-type="float" office:value="800" calcext:value-type="float">
            <text:p>800.00</text:p>
          </table:table-cell>
          <table:table-cell office:value-type="float" office:value="16793.1878662146" calcext:value-type="float">
            <text:p>16793.19</text:p>
          </table:table-cell>
          <table:table-cell office:value-type="float" office:value="37082.0270870848" calcext:value-type="float">
            <text:p>37082.03</text:p>
          </table:table-cell>
          <table:table-cell office:value-type="float" office:value="9148.62437187449" calcext:value-type="float">
            <text:p>9148.62</text:p>
          </table:table-cell>
          <table:table-cell office:value-type="float" office:value="83697327.8976558" calcext:value-type="float">
            <text:p>83697327.90</text:p>
          </table:table-cell>
          <table:table-cell office:value-type="float" office:value="14145.6573151249" calcext:value-type="float">
            <text:p>14145.66</text:p>
          </table:table-cell>
          <table:table-cell office:value-type="float" office:value="16793.1878662146" calcext:value-type="float">
            <text:p>16793.19</text:p>
          </table:table-cell>
          <table:table-cell office:value-type="float" office:value="20151.8254394576" calcext:value-type="float">
            <text:p>20151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56" calcext:value-type="float">
            <text:p>56</text:p>
          </table:table-cell>
          <table:table-cell office:value-type="float" office:value="800" calcext:value-type="float">
            <text:p>800.00</text:p>
          </table:table-cell>
          <table:table-cell office:value-type="float" office:value="17678.6940158466" calcext:value-type="float">
            <text:p>17678.69</text:p>
          </table:table-cell>
          <table:table-cell office:value-type="float" office:value="33251.4076993644" calcext:value-type="float">
            <text:p>33251.41</text:p>
          </table:table-cell>
          <table:table-cell office:value-type="float" office:value="9323.78154098646" calcext:value-type="float">
            <text:p>9323.78</text:p>
          </table:table-cell>
          <table:table-cell office:value-type="float" office:value="86932902.2240398" calcext:value-type="float">
            <text:p>86932902.22</text:p>
          </table:table-cell>
          <table:table-cell office:value-type="float" office:value="13846.4362224079" calcext:value-type="float">
            <text:p>13846.44</text:p>
          </table:table-cell>
          <table:table-cell office:value-type="float" office:value="17678.6940158466" calcext:value-type="float">
            <text:p>17678.69</text:p>
          </table:table-cell>
          <table:table-cell office:value-type="float" office:value="21214.432819016" calcext:value-type="float">
            <text:p>21214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57" calcext:value-type="float">
            <text:p>57</text:p>
          </table:table-cell>
          <table:table-cell office:value-type="float" office:value="800" calcext:value-type="float">
            <text:p>800.00</text:p>
          </table:table-cell>
          <table:table-cell office:value-type="float" office:value="17304.2417203996" calcext:value-type="float">
            <text:p>17304.24</text:p>
          </table:table-cell>
          <table:table-cell office:value-type="float" office:value="33251.4076993644" calcext:value-type="float">
            <text:p>33251.41</text:p>
          </table:table-cell>
          <table:table-cell office:value-type="float" office:value="8986.4436139857" calcext:value-type="float">
            <text:p>8986.44</text:p>
          </table:table-cell>
          <table:table-cell office:value-type="float" office:value="80756168.8273444" calcext:value-type="float">
            <text:p>80756168.83</text:p>
          </table:table-cell>
          <table:table-cell office:value-type="float" office:value="13722.4969951185" calcext:value-type="float">
            <text:p>13722.50</text:p>
          </table:table-cell>
          <table:table-cell office:value-type="float" office:value="17304.2417203996" calcext:value-type="float">
            <text:p>17304.24</text:p>
          </table:table-cell>
          <table:table-cell office:value-type="float" office:value="20765.0900644795" calcext:value-type="float">
            <text:p>20765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58" calcext:value-type="float">
            <text:p>58</text:p>
          </table:table-cell>
          <table:table-cell office:value-type="float" office:value="800" calcext:value-type="float">
            <text:p>800.00</text:p>
          </table:table-cell>
          <table:table-cell office:value-type="float" office:value="18001.6243024078" calcext:value-type="float">
            <text:p>18001.62</text:p>
          </table:table-cell>
          <table:table-cell office:value-type="float" office:value="34123.3511926287" calcext:value-type="float">
            <text:p>34123.35</text:p>
          </table:table-cell>
          <table:table-cell office:value-type="float" office:value="8998.06322333748" calcext:value-type="float">
            <text:p>8998.06</text:p>
          </table:table-cell>
          <table:table-cell office:value-type="float" office:value="80965141.7711784" calcext:value-type="float">
            <text:p>80965141.77</text:p>
          </table:table-cell>
          <table:table-cell office:value-type="float" office:value="14160.1353578091" calcext:value-type="float">
            <text:p>14160.14</text:p>
          </table:table-cell>
          <table:table-cell office:value-type="float" office:value="18001.6243024078" calcext:value-type="float">
            <text:p>18001.62</text:p>
          </table:table-cell>
          <table:table-cell office:value-type="float" office:value="21601.9491628894" calcext:value-type="float">
            <text:p>21601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59" calcext:value-type="float">
            <text:p>59</text:p>
          </table:table-cell>
          <table:table-cell office:value-type="float" office:value="800" calcext:value-type="float">
            <text:p>800.00</text:p>
          </table:table-cell>
          <table:table-cell office:value-type="float" office:value="18119.9755123489" calcext:value-type="float">
            <text:p>18119.98</text:p>
          </table:table-cell>
          <table:table-cell office:value-type="float" office:value="36675.4803261668" calcext:value-type="float">
            <text:p>36675.48</text:p>
          </table:table-cell>
          <table:table-cell office:value-type="float" office:value="9600.94513214144" calcext:value-type="float">
            <text:p>9600.95</text:p>
          </table:table-cell>
          <table:table-cell office:value-type="float" office:value="92178147.4303903" calcext:value-type="float">
            <text:p>92178147.43</text:p>
          </table:table-cell>
          <table:table-cell office:value-type="float" office:value="14737.2862747644" calcext:value-type="float">
            <text:p>14737.29</text:p>
          </table:table-cell>
          <table:table-cell office:value-type="float" office:value="18119.9755123489" calcext:value-type="float">
            <text:p>18119.98</text:p>
          </table:table-cell>
          <table:table-cell office:value-type="float" office:value="21743.9706148187" calcext:value-type="float">
            <text:p>21743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60" calcext:value-type="float">
            <text:p>60</text:p>
          </table:table-cell>
          <table:table-cell office:value-type="float" office:value="800" calcext:value-type="float">
            <text:p>800.00</text:p>
          </table:table-cell>
          <table:table-cell office:value-type="float" office:value="18274.9751200055" calcext:value-type="float">
            <text:p>18274.98</text:p>
          </table:table-cell>
          <table:table-cell office:value-type="float" office:value="36847.6835038553" calcext:value-type="float">
            <text:p>36847.68</text:p>
          </table:table-cell>
          <table:table-cell office:value-type="float" office:value="9315.58627206655" calcext:value-type="float">
            <text:p>9315.59</text:p>
          </table:table-cell>
          <table:table-cell office:value-type="float" office:value="86780147.5923148" calcext:value-type="float">
            <text:p>86780147.59</text:p>
          </table:table-cell>
          <table:table-cell office:value-type="float" office:value="14836.0072652309" calcext:value-type="float">
            <text:p>14836.01</text:p>
          </table:table-cell>
          <table:table-cell office:value-type="float" office:value="18274.9751200055" calcext:value-type="float">
            <text:p>18274.98</text:p>
          </table:table-cell>
          <table:table-cell office:value-type="float" office:value="21929.9701440066" calcext:value-type="float">
            <text:p>21929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61" calcext:value-type="float">
            <text:p>61</text:p>
          </table:table-cell>
          <table:table-cell office:value-type="float" office:value="800" calcext:value-type="float">
            <text:p>800.00</text:p>
          </table:table-cell>
          <table:table-cell office:value-type="float" office:value="16668.8879753618" calcext:value-type="float">
            <text:p>16668.89</text:p>
          </table:table-cell>
          <table:table-cell office:value-type="float" office:value="36847.6835038553" calcext:value-type="float">
            <text:p>36847.68</text:p>
          </table:table-cell>
          <table:table-cell office:value-type="float" office:value="9164.86344178224" calcext:value-type="float">
            <text:p>9164.86</text:p>
          </table:table-cell>
          <table:table-cell office:value-type="float" office:value="83994721.9065167" calcext:value-type="float">
            <text:p>83994721.91</text:p>
          </table:table-cell>
          <table:table-cell office:value-type="float" office:value="14047.158491247" calcext:value-type="float">
            <text:p>14047.16</text:p>
          </table:table-cell>
          <table:table-cell office:value-type="float" office:value="16668.8879753618" calcext:value-type="float">
            <text:p>16668.89</text:p>
          </table:table-cell>
          <table:table-cell office:value-type="float" office:value="20002.6655704341" calcext:value-type="float">
            <text:p>20002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62" calcext:value-type="float">
            <text:p>62</text:p>
          </table:table-cell>
          <table:table-cell office:value-type="float" office:value="800" calcext:value-type="float">
            <text:p>800.00</text:p>
          </table:table-cell>
          <table:table-cell office:value-type="float" office:value="16188.2073251355" calcext:value-type="float">
            <text:p>16188.21</text:p>
          </table:table-cell>
          <table:table-cell office:value-type="float" office:value="40682.0270870848" calcext:value-type="float">
            <text:p>40682.03</text:p>
          </table:table-cell>
          <table:table-cell office:value-type="float" office:value="9201.692843315" calcext:value-type="float">
            <text:p>9201.69</text:p>
          </table:table-cell>
          <table:table-cell office:value-type="float" office:value="84671151.1827145" calcext:value-type="float">
            <text:p>84671151.18</text:p>
          </table:table-cell>
          <table:table-cell office:value-type="float" office:value="14154.1636932113" calcext:value-type="float">
            <text:p>14154.16</text:p>
          </table:table-cell>
          <table:table-cell office:value-type="float" office:value="16188.2073251355" calcext:value-type="float">
            <text:p>16188.21</text:p>
          </table:table-cell>
          <table:table-cell office:value-type="float" office:value="19425.8487901626" calcext:value-type="float">
            <text:p>19425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63" calcext:value-type="float">
            <text:p>63</text:p>
          </table:table-cell>
          <table:table-cell office:value-type="float" office:value="800" calcext:value-type="float">
            <text:p>800.00</text:p>
          </table:table-cell>
          <table:table-cell office:value-type="float" office:value="16183.7164883242" calcext:value-type="float">
            <text:p>16183.72</text:p>
          </table:table-cell>
          <table:table-cell office:value-type="float" office:value="34299.9348169625" calcext:value-type="float">
            <text:p>34299.93</text:p>
          </table:table-cell>
          <table:table-cell office:value-type="float" office:value="8618.28338013389" calcext:value-type="float">
            <text:p>8618.28</text:p>
          </table:table-cell>
          <table:table-cell office:value-type="float" office:value="74274808.420292" calcext:value-type="float">
            <text:p>74274808.42</text:p>
          </table:table-cell>
          <table:table-cell office:value-type="float" office:value="13435.1770120668" calcext:value-type="float">
            <text:p>13435.18</text:p>
          </table:table-cell>
          <table:table-cell office:value-type="float" office:value="16183.7164883242" calcext:value-type="float">
            <text:p>16183.72</text:p>
          </table:table-cell>
          <table:table-cell office:value-type="float" office:value="19420.459785989" calcext:value-type="float">
            <text:p>19420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.00</text:p>
          </table:table-cell>
          <table:table-cell office:value-type="float" office:value="15745.6305957919" calcext:value-type="float">
            <text:p>15745.63</text:p>
          </table:table-cell>
          <table:table-cell office:value-type="float" office:value="36868.0589036757" calcext:value-type="float">
            <text:p>36868.06</text:p>
          </table:table-cell>
          <table:table-cell office:value-type="float" office:value="9037.33176429631" calcext:value-type="float">
            <text:p>9037.33</text:p>
          </table:table-cell>
          <table:table-cell office:value-type="float" office:value="81673365.417959" calcext:value-type="float">
            <text:p>81673365.42</text:p>
          </table:table-cell>
          <table:table-cell office:value-type="float" office:value="13517.3983589267" calcext:value-type="float">
            <text:p>13517.40</text:p>
          </table:table-cell>
          <table:table-cell office:value-type="float" office:value="15745.6305957919" calcext:value-type="float">
            <text:p>15745.63</text:p>
          </table:table-cell>
          <table:table-cell office:value-type="float" office:value="18894.7567149503" calcext:value-type="float">
            <text:p>18894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65" calcext:value-type="float">
            <text:p>65</text:p>
          </table:table-cell>
          <table:table-cell office:value-type="float" office:value="800" calcext:value-type="float">
            <text:p>800.00</text:p>
          </table:table-cell>
          <table:table-cell office:value-type="float" office:value="15460.7934322497" calcext:value-type="float">
            <text:p>15460.79</text:p>
          </table:table-cell>
          <table:table-cell office:value-type="float" office:value="33058.419269509" calcext:value-type="float">
            <text:p>33058.42</text:p>
          </table:table-cell>
          <table:table-cell office:value-type="float" office:value="8494.609699375" calcext:value-type="float">
            <text:p>8494.61</text:p>
          </table:table-cell>
          <table:table-cell office:value-type="float" office:value="72158393.9447158" calcext:value-type="float">
            <text:p>72158393.94</text:p>
          </table:table-cell>
          <table:table-cell office:value-type="float" office:value="12884.6788937876" calcext:value-type="float">
            <text:p>12884.68</text:p>
          </table:table-cell>
          <table:table-cell office:value-type="float" office:value="15460.7934322497" calcext:value-type="float">
            <text:p>15460.79</text:p>
          </table:table-cell>
          <table:table-cell office:value-type="float" office:value="18552.9521186996" calcext:value-type="float">
            <text:p>18552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66" calcext:value-type="float">
            <text:p>66</text:p>
          </table:table-cell>
          <table:table-cell office:value-type="float" office:value="800" calcext:value-type="float">
            <text:p>800.00</text:p>
          </table:table-cell>
          <table:table-cell office:value-type="float" office:value="16936.8000596442" calcext:value-type="float">
            <text:p>16936.80</text:p>
          </table:table-cell>
          <table:table-cell office:value-type="float" office:value="39367.2524846174" calcext:value-type="float">
            <text:p>39367.25</text:p>
          </table:table-cell>
          <table:table-cell office:value-type="float" office:value="9082.50675761829" calcext:value-type="float">
            <text:p>9082.51</text:p>
          </table:table-cell>
          <table:table-cell office:value-type="float" office:value="82491929.0021818" calcext:value-type="float">
            <text:p>82491929.00</text:p>
          </table:table-cell>
          <table:table-cell office:value-type="float" office:value="14499.8830413467" calcext:value-type="float">
            <text:p>14499.88</text:p>
          </table:table-cell>
          <table:table-cell office:value-type="float" office:value="16936.8000596442" calcext:value-type="float">
            <text:p>16936.80</text:p>
          </table:table-cell>
          <table:table-cell office:value-type="float" office:value="20324.160071573" calcext:value-type="float">
            <text:p>20324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67" calcext:value-type="float">
            <text:p>67</text:p>
          </table:table-cell>
          <table:table-cell office:value-type="float" office:value="800" calcext:value-type="float">
            <text:p>800.00</text:p>
          </table:table-cell>
          <table:table-cell office:value-type="float" office:value="17609.4767787707" calcext:value-type="float">
            <text:p>17609.48</text:p>
          </table:table-cell>
          <table:table-cell office:value-type="float" office:value="38863.5562774612" calcext:value-type="float">
            <text:p>38863.56</text:p>
          </table:table-cell>
          <table:table-cell office:value-type="float" office:value="9328.55327082029" calcext:value-type="float">
            <text:p>9328.55</text:p>
          </table:table-cell>
          <table:table-cell office:value-type="float" office:value="87021906.1265319" calcext:value-type="float">
            <text:p>87021906.13</text:p>
          </table:table-cell>
          <table:table-cell office:value-type="float" office:value="14824.0718308191" calcext:value-type="float">
            <text:p>14824.07</text:p>
          </table:table-cell>
          <table:table-cell office:value-type="float" office:value="17609.4767787707" calcext:value-type="float">
            <text:p>17609.48</text:p>
          </table:table-cell>
          <table:table-cell office:value-type="float" office:value="21131.3721345248" calcext:value-type="float">
            <text:p>21131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68" calcext:value-type="float">
            <text:p>68</text:p>
          </table:table-cell>
          <table:table-cell office:value-type="float" office:value="800" calcext:value-type="float">
            <text:p>800.00</text:p>
          </table:table-cell>
          <table:table-cell office:value-type="float" office:value="18011.2566000839" calcext:value-type="float">
            <text:p>18011.26</text:p>
          </table:table-cell>
          <table:table-cell office:value-type="float" office:value="34299.9348169625" calcext:value-type="float">
            <text:p>34299.93</text:p>
          </table:table-cell>
          <table:table-cell office:value-type="float" office:value="8992.51652701193" calcext:value-type="float">
            <text:p>8992.52</text:p>
          </table:table-cell>
          <table:table-cell office:value-type="float" office:value="80865353.4885827" calcext:value-type="float">
            <text:p>80865353.49</text:p>
          </table:table-cell>
          <table:table-cell office:value-type="float" office:value="14204.9764967324" calcext:value-type="float">
            <text:p>14204.98</text:p>
          </table:table-cell>
          <table:table-cell office:value-type="float" office:value="18011.2566000839" calcext:value-type="float">
            <text:p>18011.26</text:p>
          </table:table-cell>
          <table:table-cell office:value-type="float" office:value="21613.5079201006" calcext:value-type="float">
            <text:p>21613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69" calcext:value-type="float">
            <text:p>69</text:p>
          </table:table-cell>
          <table:table-cell office:value-type="float" office:value="800" calcext:value-type="float">
            <text:p>800.00</text:p>
          </table:table-cell>
          <table:table-cell office:value-type="float" office:value="17100.8078031582" calcext:value-type="float">
            <text:p>17100.81</text:p>
          </table:table-cell>
          <table:table-cell office:value-type="float" office:value="35659.048552118" calcext:value-type="float">
            <text:p>35659.05</text:p>
          </table:table-cell>
          <table:table-cell office:value-type="float" office:value="9549.81432244066" calcext:value-type="float">
            <text:p>9549.81</text:p>
          </table:table-cell>
          <table:table-cell office:value-type="float" office:value="91198953.5930927" calcext:value-type="float">
            <text:p>91198953.59</text:p>
          </table:table-cell>
          <table:table-cell office:value-type="float" office:value="14096.6762688299" calcext:value-type="float">
            <text:p>14096.68</text:p>
          </table:table-cell>
          <table:table-cell office:value-type="float" office:value="17100.8078031582" calcext:value-type="float">
            <text:p>17100.81</text:p>
          </table:table-cell>
          <table:table-cell office:value-type="float" office:value="20520.9693637898" calcext:value-type="float">
            <text:p>20520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70" calcext:value-type="float">
            <text:p>70</text:p>
          </table:table-cell>
          <table:table-cell office:value-type="float" office:value="800" calcext:value-type="float">
            <text:p>800.00</text:p>
          </table:table-cell>
          <table:table-cell office:value-type="float" office:value="15457.1369706225" calcext:value-type="float">
            <text:p>15457.14</text:p>
          </table:table-cell>
          <table:table-cell office:value-type="float" office:value="35031.7455472119" calcext:value-type="float">
            <text:p>35031.75</text:p>
          </table:table-cell>
          <table:table-cell office:value-type="float" office:value="9500.46126336405" calcext:value-type="float">
            <text:p>9500.46</text:p>
          </table:table-cell>
          <table:table-cell office:value-type="float" office:value="90258764.2166807" calcext:value-type="float">
            <text:p>90258764.22</text:p>
          </table:table-cell>
          <table:table-cell office:value-type="float" office:value="13142.3282441477" calcext:value-type="float">
            <text:p>13142.33</text:p>
          </table:table-cell>
          <table:table-cell office:value-type="float" office:value="15457.1369706225" calcext:value-type="float">
            <text:p>15457.14</text:p>
          </table:table-cell>
          <table:table-cell office:value-type="float" office:value="18548.564364747" calcext:value-type="float">
            <text:p>18548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71" calcext:value-type="float">
            <text:p>71</text:p>
          </table:table-cell>
          <table:table-cell office:value-type="float" office:value="800" calcext:value-type="float">
            <text:p>800.00</text:p>
          </table:table-cell>
          <table:table-cell office:value-type="float" office:value="14906.2257809546" calcext:value-type="float">
            <text:p>14906.23</text:p>
          </table:table-cell>
          <table:table-cell office:value-type="float" office:value="34123.3511926287" calcext:value-type="float">
            <text:p>34123.35</text:p>
          </table:table-cell>
          <table:table-cell office:value-type="float" office:value="9509.68897228931" calcext:value-type="float">
            <text:p>9509.69</text:p>
          </table:table-cell>
          <table:table-cell office:value-type="float" office:value="90434184.349681" calcext:value-type="float">
            <text:p>90434184.35</text:p>
          </table:table-cell>
          <table:table-cell office:value-type="float" office:value="12717.8590829854" calcext:value-type="float">
            <text:p>12717.86</text:p>
          </table:table-cell>
          <table:table-cell office:value-type="float" office:value="14906.2257809546" calcext:value-type="float">
            <text:p>14906.23</text:p>
          </table:table-cell>
          <table:table-cell office:value-type="float" office:value="17887.4709371455" calcext:value-type="float">
            <text:p>17887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72" calcext:value-type="float">
            <text:p>72</text:p>
          </table:table-cell>
          <table:table-cell office:value-type="float" office:value="800" calcext:value-type="float">
            <text:p>800.00</text:p>
          </table:table-cell>
          <table:table-cell office:value-type="float" office:value="15798.0669957226" calcext:value-type="float">
            <text:p>15798.07</text:p>
          </table:table-cell>
          <table:table-cell office:value-type="float" office:value="37894.8268171891" calcext:value-type="float">
            <text:p>37894.83</text:p>
          </table:table-cell>
          <table:table-cell office:value-type="float" office:value="9451.36433211195" calcext:value-type="float">
            <text:p>9451.36</text:p>
          </table:table-cell>
          <table:table-cell office:value-type="float" office:value="89328287.7383179" calcext:value-type="float">
            <text:p>89328287.74</text:p>
          </table:table-cell>
          <table:table-cell office:value-type="float" office:value="13653.4949487877" calcext:value-type="float">
            <text:p>13653.49</text:p>
          </table:table-cell>
          <table:table-cell office:value-type="float" office:value="15798.0669957226" calcext:value-type="float">
            <text:p>15798.07</text:p>
          </table:table-cell>
          <table:table-cell office:value-type="float" office:value="18957.6803948671" calcext:value-type="float">
            <text:p>18957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73" calcext:value-type="float">
            <text:p>73</text:p>
          </table:table-cell>
          <table:table-cell office:value-type="float" office:value="800" calcext:value-type="float">
            <text:p>800.00</text:p>
          </table:table-cell>
          <table:table-cell office:value-type="float" office:value="14588.7938738892" calcext:value-type="float">
            <text:p>14588.79</text:p>
          </table:table-cell>
          <table:table-cell office:value-type="float" office:value="33273.5064736294" calcext:value-type="float">
            <text:p>33273.51</text:p>
          </table:table-cell>
          <table:table-cell office:value-type="float" office:value="8569.44592692697" calcext:value-type="float">
            <text:p>8569.45</text:p>
          </table:table-cell>
          <table:table-cell office:value-type="float" office:value="73435403.4945252" calcext:value-type="float">
            <text:p>73435403.49</text:p>
          </table:table-cell>
          <table:table-cell office:value-type="float" office:value="12435.5697285147" calcext:value-type="float">
            <text:p>12435.57</text:p>
          </table:table-cell>
          <table:table-cell office:value-type="float" office:value="14588.7938738892" calcext:value-type="float">
            <text:p>14588.79</text:p>
          </table:table-cell>
          <table:table-cell office:value-type="float" office:value="17506.5526486671" calcext:value-type="float">
            <text:p>17506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74" calcext:value-type="float">
            <text:p>74</text:p>
          </table:table-cell>
          <table:table-cell office:value-type="float" office:value="800" calcext:value-type="float">
            <text:p>800.00</text:p>
          </table:table-cell>
          <table:table-cell office:value-type="float" office:value="16536.3270922627" calcext:value-type="float">
            <text:p>16536.33</text:p>
          </table:table-cell>
          <table:table-cell office:value-type="float" office:value="35144.3299263566" calcext:value-type="float">
            <text:p>35144.33</text:p>
          </table:table-cell>
          <table:table-cell office:value-type="float" office:value="8831.19036769296" calcext:value-type="float">
            <text:p>8831.19</text:p>
          </table:table-cell>
          <table:table-cell office:value-type="float" office:value="77989923.310433" calcext:value-type="float">
            <text:p>77989923.31</text:p>
          </table:table-cell>
          <table:table-cell office:value-type="float" office:value="13739.4546460515" calcext:value-type="float">
            <text:p>13739.45</text:p>
          </table:table-cell>
          <table:table-cell office:value-type="float" office:value="16536.3270922627" calcext:value-type="float">
            <text:p>16536.33</text:p>
          </table:table-cell>
          <table:table-cell office:value-type="float" office:value="19843.5925107153" calcext:value-type="float">
            <text:p>19843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75" calcext:value-type="float">
            <text:p>75</text:p>
          </table:table-cell>
          <table:table-cell office:value-type="float" office:value="800" calcext:value-type="float">
            <text:p>800.00</text:p>
          </table:table-cell>
          <table:table-cell office:value-type="float" office:value="16703.2888126386" calcext:value-type="float">
            <text:p>16703.29</text:p>
          </table:table-cell>
          <table:table-cell office:value-type="float" office:value="35031.7455472119" calcext:value-type="float">
            <text:p>35031.75</text:p>
          </table:table-cell>
          <table:table-cell office:value-type="float" office:value="10014.3549404342" calcext:value-type="float">
            <text:p>10014.35</text:p>
          </table:table-cell>
          <table:table-cell office:value-type="float" office:value="100287304.873" calcext:value-type="float">
            <text:p>100287304.87</text:p>
          </table:table-cell>
          <table:table-cell office:value-type="float" office:value="13804.6571388956" calcext:value-type="float">
            <text:p>13804.66</text:p>
          </table:table-cell>
          <table:table-cell office:value-type="float" office:value="16703.2888126386" calcext:value-type="float">
            <text:p>16703.29</text:p>
          </table:table-cell>
          <table:table-cell office:value-type="float" office:value="20043.9465751663" calcext:value-type="float">
            <text:p>20043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76" calcext:value-type="float">
            <text:p>76</text:p>
          </table:table-cell>
          <table:table-cell office:value-type="float" office:value="800" calcext:value-type="float">
            <text:p>800.00</text:p>
          </table:table-cell>
          <table:table-cell office:value-type="float" office:value="17125.7514033993" calcext:value-type="float">
            <text:p>17125.75</text:p>
          </table:table-cell>
          <table:table-cell office:value-type="float" office:value="34320.310216783" calcext:value-type="float">
            <text:p>34320.31</text:p>
          </table:table-cell>
          <table:table-cell office:value-type="float" office:value="9024.13136655955" calcext:value-type="float">
            <text:p>9024.13</text:p>
          </table:table-cell>
          <table:table-cell office:value-type="float" office:value="81434946.9209239" calcext:value-type="float">
            <text:p>81434946.92</text:p>
          </table:table-cell>
          <table:table-cell office:value-type="float" office:value="13873.6672639599" calcext:value-type="float">
            <text:p>13873.67</text:p>
          </table:table-cell>
          <table:table-cell office:value-type="float" office:value="17125.7514033993" calcext:value-type="float">
            <text:p>17125.75</text:p>
          </table:table-cell>
          <table:table-cell office:value-type="float" office:value="20550.9016840791" calcext:value-type="float">
            <text:p>20550.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77" calcext:value-type="float">
            <text:p>77</text:p>
          </table:table-cell>
          <table:table-cell office:value-type="float" office:value="800" calcext:value-type="float">
            <text:p>800.00</text:p>
          </table:table-cell>
          <table:table-cell office:value-type="float" office:value="15197.9612139442" calcext:value-type="float">
            <text:p>15197.96</text:p>
          </table:table-cell>
          <table:table-cell office:value-type="float" office:value="32632.1823680855" calcext:value-type="float">
            <text:p>32632.18</text:p>
          </table:table-cell>
          <table:table-cell office:value-type="float" office:value="8706.53639820134" calcext:value-type="float">
            <text:p>8706.54</text:p>
          </table:table-cell>
          <table:table-cell office:value-type="float" office:value="75803776.0532049" calcext:value-type="float">
            <text:p>75803776.05</text:p>
          </table:table-cell>
          <table:table-cell office:value-type="float" office:value="12687.7297082779" calcext:value-type="float">
            <text:p>12687.73</text:p>
          </table:table-cell>
          <table:table-cell office:value-type="float" office:value="15197.9612139442" calcext:value-type="float">
            <text:p>15197.96</text:p>
          </table:table-cell>
          <table:table-cell office:value-type="float" office:value="18237.553456733" calcext:value-type="float">
            <text:p>18237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78" calcext:value-type="float">
            <text:p>78</text:p>
          </table:table-cell>
          <table:table-cell office:value-type="float" office:value="800" calcext:value-type="float">
            <text:p>800.00</text:p>
          </table:table-cell>
          <table:table-cell office:value-type="float" office:value="16305.1514296218" calcext:value-type="float">
            <text:p>16305.15</text:p>
          </table:table-cell>
          <table:table-cell office:value-type="float" office:value="33249.8447189992" calcext:value-type="float">
            <text:p>33249.84</text:p>
          </table:table-cell>
          <table:table-cell office:value-type="float" office:value="8742.96288227098" calcext:value-type="float">
            <text:p>8742.96</text:p>
          </table:table-cell>
          <table:table-cell office:value-type="float" office:value="76439399.960768" calcext:value-type="float">
            <text:p>76439399.96</text:p>
          </table:table-cell>
          <table:table-cell office:value-type="float" office:value="13321.1630188349" calcext:value-type="float">
            <text:p>13321.16</text:p>
          </table:table-cell>
          <table:table-cell office:value-type="float" office:value="16305.1514296218" calcext:value-type="float">
            <text:p>16305.15</text:p>
          </table:table-cell>
          <table:table-cell office:value-type="float" office:value="19566.1817155461" calcext:value-type="float">
            <text:p>19566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79" calcext:value-type="float">
            <text:p>79</text:p>
          </table:table-cell>
          <table:table-cell office:value-type="float" office:value="800" calcext:value-type="float">
            <text:p>800.00</text:p>
          </table:table-cell>
          <table:table-cell office:value-type="float" office:value="16687.7276541622" calcext:value-type="float">
            <text:p>16687.73</text:p>
          </table:table-cell>
          <table:table-cell office:value-type="float" office:value="35849.2424049175" calcext:value-type="float">
            <text:p>35849.24</text:p>
          </table:table-cell>
          <table:table-cell office:value-type="float" office:value="8417.93518536106" calcext:value-type="float">
            <text:p>8417.94</text:p>
          </table:table-cell>
          <table:table-cell office:value-type="float" office:value="70861632.7849397" calcext:value-type="float">
            <text:p>70861632.78</text:p>
          </table:table-cell>
          <table:table-cell office:value-type="float" office:value="13920.4091453193" calcext:value-type="float">
            <text:p>13920.41</text:p>
          </table:table-cell>
          <table:table-cell office:value-type="float" office:value="16687.7276541622" calcext:value-type="float">
            <text:p>16687.73</text:p>
          </table:table-cell>
          <table:table-cell office:value-type="float" office:value="20025.2731849946" calcext:value-type="float">
            <text:p>20025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.00</text:p>
          </table:table-cell>
          <table:table-cell office:value-type="float" office:value="16425.2399903861" calcext:value-type="float">
            <text:p>16425.24</text:p>
          </table:table-cell>
          <table:table-cell office:value-type="float" office:value="31010.2597104441" calcext:value-type="float">
            <text:p>31010.26</text:p>
          </table:table-cell>
          <table:table-cell office:value-type="float" office:value="8276.75323268851" calcext:value-type="float">
            <text:p>8276.75</text:p>
          </table:table-cell>
          <table:table-cell office:value-type="float" office:value="68504644.0748197" calcext:value-type="float">
            <text:p>68504644.07</text:p>
          </table:table-cell>
          <table:table-cell office:value-type="float" office:value="12905.8986158041" calcext:value-type="float">
            <text:p>12905.90</text:p>
          </table:table-cell>
          <table:table-cell office:value-type="float" office:value="16425.2399903861" calcext:value-type="float">
            <text:p>16425.24</text:p>
          </table:table-cell>
          <table:table-cell office:value-type="float" office:value="19710.2879884633" calcext:value-type="float">
            <text:p>19710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81" calcext:value-type="float">
            <text:p>81</text:p>
          </table:table-cell>
          <table:table-cell office:value-type="float" office:value="800" calcext:value-type="float">
            <text:p>800.00</text:p>
          </table:table-cell>
          <table:table-cell office:value-type="float" office:value="16155.6516685728" calcext:value-type="float">
            <text:p>16155.65</text:p>
          </table:table-cell>
          <table:table-cell office:value-type="float" office:value="31636.3184555926" calcext:value-type="float">
            <text:p>31636.32</text:p>
          </table:table-cell>
          <table:table-cell office:value-type="float" office:value="7991.93769586657" calcext:value-type="float">
            <text:p>7991.94</text:p>
          </table:table-cell>
          <table:table-cell office:value-type="float" office:value="63871068.134613" calcext:value-type="float">
            <text:p>63871068.13</text:p>
          </table:table-cell>
          <table:table-cell office:value-type="float" office:value="12950.6145352962" calcext:value-type="float">
            <text:p>12950.61</text:p>
          </table:table-cell>
          <table:table-cell office:value-type="float" office:value="16155.6516685728" calcext:value-type="float">
            <text:p>16155.65</text:p>
          </table:table-cell>
          <table:table-cell office:value-type="float" office:value="19386.7820022873" calcext:value-type="float">
            <text:p>19386.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82" calcext:value-type="float">
            <text:p>82</text:p>
          </table:table-cell>
          <table:table-cell office:value-type="float" office:value="800" calcext:value-type="float">
            <text:p>800.00</text:p>
          </table:table-cell>
          <table:table-cell office:value-type="float" office:value="16533.233258477" calcext:value-type="float">
            <text:p>16533.23</text:p>
          </table:table-cell>
          <table:table-cell office:value-type="float" office:value="35046.9030334984" calcext:value-type="float">
            <text:p>35046.90</text:p>
          </table:table-cell>
          <table:table-cell office:value-type="float" office:value="8388.1585222758" calcext:value-type="float">
            <text:p>8388.16</text:p>
          </table:table-cell>
          <table:table-cell office:value-type="float" office:value="70361203.3948281" calcext:value-type="float">
            <text:p>70361203.39</text:p>
          </table:table-cell>
          <table:table-cell office:value-type="float" office:value="13723.1883723639" calcext:value-type="float">
            <text:p>13723.19</text:p>
          </table:table-cell>
          <table:table-cell office:value-type="float" office:value="16533.233258477" calcext:value-type="float">
            <text:p>16533.23</text:p>
          </table:table-cell>
          <table:table-cell office:value-type="float" office:value="19839.8799101723" calcext:value-type="float">
            <text:p>19839.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83" calcext:value-type="float">
            <text:p>83</text:p>
          </table:table-cell>
          <table:table-cell office:value-type="float" office:value="800" calcext:value-type="float">
            <text:p>800.00</text:p>
          </table:table-cell>
          <table:table-cell office:value-type="float" office:value="14581.1305902637" calcext:value-type="float">
            <text:p>14581.13</text:p>
          </table:table-cell>
          <table:table-cell office:value-type="float" office:value="31384.7763108502" calcext:value-type="float">
            <text:p>31384.78</text:p>
          </table:table-cell>
          <table:table-cell office:value-type="float" office:value="7488.72411217232" calcext:value-type="float">
            <text:p>7488.72</text:p>
          </table:table-cell>
          <table:table-cell office:value-type="float" office:value="56080988.8282311" calcext:value-type="float">
            <text:p>56080988.83</text:p>
          </table:table-cell>
          <table:table-cell office:value-type="float" office:value="12189.4535915999" calcext:value-type="float">
            <text:p>12189.45</text:p>
          </table:table-cell>
          <table:table-cell office:value-type="float" office:value="14581.1305902637" calcext:value-type="float">
            <text:p>14581.13</text:p>
          </table:table-cell>
          <table:table-cell office:value-type="float" office:value="17497.3567083165" calcext:value-type="float">
            <text:p>17497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84" calcext:value-type="float">
            <text:p>84</text:p>
          </table:table-cell>
          <table:table-cell office:value-type="float" office:value="800" calcext:value-type="float">
            <text:p>800.00</text:p>
          </table:table-cell>
          <table:table-cell office:value-type="float" office:value="14806.1027221066" calcext:value-type="float">
            <text:p>14806.10</text:p>
          </table:table-cell>
          <table:table-cell office:value-type="float" office:value="35144.3299263566" calcext:value-type="float">
            <text:p>35144.33</text:p>
          </table:table-cell>
          <table:table-cell office:value-type="float" office:value="8147.00551010942" calcext:value-type="float">
            <text:p>8147.01</text:p>
          </table:table-cell>
          <table:table-cell office:value-type="float" office:value="66373698.7817532" calcext:value-type="float">
            <text:p>66373698.78</text:p>
          </table:table-cell>
          <table:table-cell office:value-type="float" office:value="12766.8316139881" calcext:value-type="float">
            <text:p>12766.83</text:p>
          </table:table-cell>
          <table:table-cell office:value-type="float" office:value="14806.1027221066" calcext:value-type="float">
            <text:p>14806.10</text:p>
          </table:table-cell>
          <table:table-cell office:value-type="float" office:value="17767.323266528" calcext:value-type="float">
            <text:p>17767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85" calcext:value-type="float">
            <text:p>85</text:p>
          </table:table-cell>
          <table:table-cell office:value-type="float" office:value="800" calcext:value-type="float">
            <text:p>800.00</text:p>
          </table:table-cell>
          <table:table-cell office:value-type="float" office:value="15839.4432747065" calcext:value-type="float">
            <text:p>15839.44</text:p>
          </table:table-cell>
          <table:table-cell office:value-type="float" office:value="35042.7027827797" calcext:value-type="float">
            <text:p>35042.70</text:p>
          </table:table-cell>
          <table:table-cell office:value-type="float" office:value="9206.21699505632" calcext:value-type="float">
            <text:p>9206.22</text:p>
          </table:table-cell>
          <table:table-cell office:value-type="float" office:value="84754431.3600638" calcext:value-type="float">
            <text:p>84754431.36</text:p>
          </table:table-cell>
          <table:table-cell office:value-type="float" office:value="13358.443540961" calcext:value-type="float">
            <text:p>13358.44</text:p>
          </table:table-cell>
          <table:table-cell office:value-type="float" office:value="15839.4432747065" calcext:value-type="float">
            <text:p>15839.44</text:p>
          </table:table-cell>
          <table:table-cell office:value-type="float" office:value="19007.3319296478" calcext:value-type="float">
            <text:p>19007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86" calcext:value-type="float">
            <text:p>86</text:p>
          </table:table-cell>
          <table:table-cell office:value-type="float" office:value="800" calcext:value-type="float">
            <text:p>800.00</text:p>
          </table:table-cell>
          <table:table-cell office:value-type="float" office:value="14595.3924505022" calcext:value-type="float">
            <text:p>14595.39</text:p>
          </table:table-cell>
          <table:table-cell office:value-type="float" office:value="30161.2377556149" calcext:value-type="float">
            <text:p>30161.24</text:p>
          </table:table-cell>
          <table:table-cell office:value-type="float" office:value="8495.02343863747" calcext:value-type="float">
            <text:p>8495.02</text:p>
          </table:table-cell>
          <table:table-cell office:value-type="float" office:value="72165423.2229999" calcext:value-type="float">
            <text:p>72165423.22</text:p>
          </table:table-cell>
          <table:table-cell office:value-type="float" office:value="12008.328749469" calcext:value-type="float">
            <text:p>12008.33</text:p>
          </table:table-cell>
          <table:table-cell office:value-type="float" office:value="14595.3924505022" calcext:value-type="float">
            <text:p>14595.39</text:p>
          </table:table-cell>
          <table:table-cell office:value-type="float" office:value="17514.4709406026" calcext:value-type="float">
            <text:p>17514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87" calcext:value-type="float">
            <text:p>87</text:p>
          </table:table-cell>
          <table:table-cell office:value-type="float" office:value="800" calcext:value-type="float">
            <text:p>800.00</text:p>
          </table:table-cell>
          <table:table-cell office:value-type="float" office:value="15332.9466524044" calcext:value-type="float">
            <text:p>15332.95</text:p>
          </table:table-cell>
          <table:table-cell office:value-type="float" office:value="34320.310216783" calcext:value-type="float">
            <text:p>34320.31</text:p>
          </table:table-cell>
          <table:table-cell office:value-type="float" office:value="8027.40815467147" calcext:value-type="float">
            <text:p>8027.41</text:p>
          </table:table-cell>
          <table:table-cell office:value-type="float" office:value="64439281.681686" calcext:value-type="float">
            <text:p>64439281.68</text:p>
          </table:table-cell>
          <table:table-cell office:value-type="float" office:value="12985.77617802" calcext:value-type="float">
            <text:p>12985.78</text:p>
          </table:table-cell>
          <table:table-cell office:value-type="float" office:value="15332.9466524044" calcext:value-type="float">
            <text:p>15332.95</text:p>
          </table:table-cell>
          <table:table-cell office:value-type="float" office:value="18399.5359828852" calcext:value-type="float">
            <text:p>18399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88" calcext:value-type="float">
            <text:p>88</text:p>
          </table:table-cell>
          <table:table-cell office:value-type="float" office:value="800" calcext:value-type="float">
            <text:p>800.00</text:p>
          </table:table-cell>
          <table:table-cell office:value-type="float" office:value="13878.82859292" calcext:value-type="float">
            <text:p>13878.83</text:p>
          </table:table-cell>
          <table:table-cell office:value-type="float" office:value="29383.9968603191" calcext:value-type="float">
            <text:p>29384.00</text:p>
          </table:table-cell>
          <table:table-cell office:value-type="float" office:value="8745.99231323743" calcext:value-type="float">
            <text:p>8745.99</text:p>
          </table:table-cell>
          <table:table-cell office:value-type="float" office:value="76492381.5432082" calcext:value-type="float">
            <text:p>76492381.54</text:p>
          </table:table-cell>
          <table:table-cell office:value-type="float" office:value="11537.4309749531" calcext:value-type="float">
            <text:p>11537.43</text:p>
          </table:table-cell>
          <table:table-cell office:value-type="float" office:value="13878.82859292" calcext:value-type="float">
            <text:p>13878.83</text:p>
          </table:table-cell>
          <table:table-cell office:value-type="float" office:value="16654.5943115039" calcext:value-type="float">
            <text:p>16654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89" calcext:value-type="float">
            <text:p>89</text:p>
          </table:table-cell>
          <table:table-cell office:value-type="float" office:value="800" calcext:value-type="float">
            <text:p>800.00</text:p>
          </table:table-cell>
          <table:table-cell office:value-type="float" office:value="14381.2605592008" calcext:value-type="float">
            <text:p>14381.26</text:p>
          </table:table-cell>
          <table:table-cell office:value-type="float" office:value="32444.6425280096" calcext:value-type="float">
            <text:p>32444.64</text:p>
          </table:table-cell>
          <table:table-cell office:value-type="float" office:value="8216.73781009318" calcext:value-type="float">
            <text:p>8216.74</text:p>
          </table:table-cell>
          <table:table-cell office:value-type="float" office:value="67514780.2398148" calcext:value-type="float">
            <text:p>67514780.24</text:p>
          </table:table-cell>
          <table:table-cell office:value-type="float" office:value="12218.7015526811" calcext:value-type="float">
            <text:p>12218.70</text:p>
          </table:table-cell>
          <table:table-cell office:value-type="float" office:value="14381.2605592008" calcext:value-type="float">
            <text:p>14381.26</text:p>
          </table:table-cell>
          <table:table-cell office:value-type="float" office:value="17257.512671041" calcext:value-type="float">
            <text:p>17257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90" calcext:value-type="float">
            <text:p>90</text:p>
          </table:table-cell>
          <table:table-cell office:value-type="float" office:value="800" calcext:value-type="float">
            <text:p>800.00</text:p>
          </table:table-cell>
          <table:table-cell office:value-type="float" office:value="14188.9895455534" calcext:value-type="float">
            <text:p>14188.99</text:p>
          </table:table-cell>
          <table:table-cell office:value-type="float" office:value="37477.2637566203" calcext:value-type="float">
            <text:p>37477.26</text:p>
          </table:table-cell>
          <table:table-cell office:value-type="float" office:value="8995.28059613624" calcext:value-type="float">
            <text:p>8995.28</text:p>
          </table:table-cell>
          <table:table-cell office:value-type="float" office:value="80915073.0032252" calcext:value-type="float">
            <text:p>80915073.00</text:p>
          </table:table-cell>
          <table:table-cell office:value-type="float" office:value="12557.4712031843" calcext:value-type="float">
            <text:p>12557.47</text:p>
          </table:table-cell>
          <table:table-cell office:value-type="float" office:value="14188.9895455534" calcext:value-type="float">
            <text:p>14188.99</text:p>
          </table:table-cell>
          <table:table-cell office:value-type="float" office:value="17026.7874546641" calcext:value-type="float">
            <text:p>17026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91" calcext:value-type="float">
            <text:p>91</text:p>
          </table:table-cell>
          <table:table-cell office:value-type="float" office:value="800" calcext:value-type="float">
            <text:p>800.00</text:p>
          </table:table-cell>
          <table:table-cell office:value-type="float" office:value="14311.6232451792" calcext:value-type="float">
            <text:p>14311.62</text:p>
          </table:table-cell>
          <table:table-cell office:value-type="float" office:value="37477.2637566203" calcext:value-type="float">
            <text:p>37477.26</text:p>
          </table:table-cell>
          <table:table-cell office:value-type="float" office:value="9412.99760006184" calcext:value-type="float">
            <text:p>9413.00</text:p>
          </table:table-cell>
          <table:table-cell office:value-type="float" office:value="88604523.81877" calcext:value-type="float">
            <text:p>88604523.82</text:p>
          </table:table-cell>
          <table:table-cell office:value-type="float" office:value="12642.1398460882" calcext:value-type="float">
            <text:p>12642.14</text:p>
          </table:table-cell>
          <table:table-cell office:value-type="float" office:value="14311.6232451792" calcext:value-type="float">
            <text:p>14311.62</text:p>
          </table:table-cell>
          <table:table-cell office:value-type="float" office:value="17173.9478942151" calcext:value-type="float">
            <text:p>17173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92" calcext:value-type="float">
            <text:p>92</text:p>
          </table:table-cell>
          <table:table-cell office:value-type="float" office:value="800" calcext:value-type="float">
            <text:p>800.00</text:p>
          </table:table-cell>
          <table:table-cell office:value-type="float" office:value="13537.5632718176" calcext:value-type="float">
            <text:p>13537.56</text:p>
          </table:table-cell>
          <table:table-cell office:value-type="float" office:value="33273.5064736294" calcext:value-type="float">
            <text:p>33273.51</text:p>
          </table:table-cell>
          <table:table-cell office:value-type="float" office:value="8229.52354946834" calcext:value-type="float">
            <text:p>8229.52</text:p>
          </table:table-cell>
          <table:table-cell office:value-type="float" office:value="67725057.851254" calcext:value-type="float">
            <text:p>67725057.85</text:p>
          </table:table-cell>
          <table:table-cell office:value-type="float" office:value="11790.1365898723" calcext:value-type="float">
            <text:p>11790.14</text:p>
          </table:table-cell>
          <table:table-cell office:value-type="float" office:value="13537.5632718176" calcext:value-type="float">
            <text:p>13537.56</text:p>
          </table:table-cell>
          <table:table-cell office:value-type="float" office:value="16245.0759261811" calcext:value-type="float">
            <text:p>16245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93" calcext:value-type="float">
            <text:p>93</text:p>
          </table:table-cell>
          <table:table-cell office:value-type="float" office:value="800" calcext:value-type="float">
            <text:p>800.00</text:p>
          </table:table-cell>
          <table:table-cell office:value-type="float" office:value="13162.7511201012" calcext:value-type="float">
            <text:p>13162.75</text:p>
          </table:table-cell>
          <table:table-cell office:value-type="float" office:value="34123.3511926287" calcext:value-type="float">
            <text:p>34123.35</text:p>
          </table:table-cell>
          <table:table-cell office:value-type="float" office:value="8329.22816261331" calcext:value-type="float">
            <text:p>8329.23</text:p>
          </table:table-cell>
          <table:table-cell office:value-type="float" office:value="69376041.7848707" calcext:value-type="float">
            <text:p>69376041.78</text:p>
          </table:table-cell>
          <table:table-cell office:value-type="float" office:value="11610.0492357031" calcext:value-type="float">
            <text:p>11610.05</text:p>
          </table:table-cell>
          <table:table-cell office:value-type="float" office:value="13162.7511201012" calcext:value-type="float">
            <text:p>13162.75</text:p>
          </table:table-cell>
          <table:table-cell office:value-type="float" office:value="15795.3013441214" calcext:value-type="float">
            <text:p>15795.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94" calcext:value-type="float">
            <text:p>94</text:p>
          </table:table-cell>
          <table:table-cell office:value-type="float" office:value="800" calcext:value-type="float">
            <text:p>800.00</text:p>
          </table:table-cell>
          <table:table-cell office:value-type="float" office:value="14312.2032472875" calcext:value-type="float">
            <text:p>14312.20</text:p>
          </table:table-cell>
          <table:table-cell office:value-type="float" office:value="34123.3511926287" calcext:value-type="float">
            <text:p>34123.35</text:p>
          </table:table-cell>
          <table:table-cell office:value-type="float" office:value="8041.63565302659" calcext:value-type="float">
            <text:p>8041.64</text:p>
          </table:table-cell>
          <table:table-cell office:value-type="float" office:value="64667903.9760284" calcext:value-type="float">
            <text:p>64667903.98</text:p>
          </table:table-cell>
          <table:table-cell office:value-type="float" office:value="12359.8741876349" calcext:value-type="float">
            <text:p>12359.87</text:p>
          </table:table-cell>
          <table:table-cell office:value-type="float" office:value="14312.2032472875" calcext:value-type="float">
            <text:p>14312.20</text:p>
          </table:table-cell>
          <table:table-cell office:value-type="float" office:value="17174.643896745" calcext:value-type="float">
            <text:p>17174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95" calcext:value-type="float">
            <text:p>95</text:p>
          </table:table-cell>
          <table:table-cell office:value-type="float" office:value="800" calcext:value-type="float">
            <text:p>800.00</text:p>
          </table:table-cell>
          <table:table-cell office:value-type="float" office:value="13690.941622167" calcext:value-type="float">
            <text:p>13690.94</text:p>
          </table:table-cell>
          <table:table-cell office:value-type="float" office:value="31786.9416052972" calcext:value-type="float">
            <text:p>31786.94</text:p>
          </table:table-cell>
          <table:table-cell office:value-type="float" office:value="7912.09427647383" calcext:value-type="float">
            <text:p>7912.09</text:p>
          </table:table-cell>
          <table:table-cell office:value-type="float" office:value="62601235.8398099" calcext:value-type="float">
            <text:p>62601235.84</text:p>
          </table:table-cell>
          <table:table-cell office:value-type="float" office:value="11740.3544275562" calcext:value-type="float">
            <text:p>11740.35</text:p>
          </table:table-cell>
          <table:table-cell office:value-type="float" office:value="13690.941622167" calcext:value-type="float">
            <text:p>13690.94</text:p>
          </table:table-cell>
          <table:table-cell office:value-type="float" office:value="16429.1299466004" calcext:value-type="float">
            <text:p>16429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96" calcext:value-type="float">
            <text:p>96</text:p>
          </table:table-cell>
          <table:table-cell office:value-type="float" office:value="800" calcext:value-type="float">
            <text:p>800.00</text:p>
          </table:table-cell>
          <table:table-cell office:value-type="float" office:value="13799.1383354728" calcext:value-type="float">
            <text:p>13799.14</text:p>
          </table:table-cell>
          <table:table-cell office:value-type="float" office:value="34416.4078649987" calcext:value-type="float">
            <text:p>34416.41</text:p>
          </table:table-cell>
          <table:table-cell office:value-type="float" office:value="8661.05020598665" calcext:value-type="float">
            <text:p>8661.05</text:p>
          </table:table-cell>
          <table:table-cell office:value-type="float" office:value="75013790.6706214" calcext:value-type="float">
            <text:p>75013790.67</text:p>
          </table:table-cell>
          <table:table-cell office:value-type="float" office:value="12059.0736981429" calcext:value-type="float">
            <text:p>12059.07</text:p>
          </table:table-cell>
          <table:table-cell office:value-type="float" office:value="13799.1383354728" calcext:value-type="float">
            <text:p>13799.14</text:p>
          </table:table-cell>
          <table:table-cell office:value-type="float" office:value="16558.9660025674" calcext:value-type="float">
            <text:p>16558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97" calcext:value-type="float">
            <text:p>97</text:p>
          </table:table-cell>
          <table:table-cell office:value-type="float" office:value="800" calcext:value-type="float">
            <text:p>800.00</text:p>
          </table:table-cell>
          <table:table-cell office:value-type="float" office:value="12995.5578489578" calcext:value-type="float">
            <text:p>12995.56</text:p>
          </table:table-cell>
          <table:table-cell office:value-type="float" office:value="29715.8737934317" calcext:value-type="float">
            <text:p>29715.87</text:p>
          </table:table-cell>
          <table:table-cell office:value-type="float" office:value="8164.19074259489" calcext:value-type="float">
            <text:p>8164.19</text:p>
          </table:table-cell>
          <table:table-cell office:value-type="float" office:value="66654010.4814721" calcext:value-type="float">
            <text:p>66654010.48</text:p>
          </table:table-cell>
          <table:table-cell office:value-type="float" office:value="11099.8032704826" calcext:value-type="float">
            <text:p>11099.80</text:p>
          </table:table-cell>
          <table:table-cell office:value-type="float" office:value="12995.5578489578" calcext:value-type="float">
            <text:p>12995.56</text:p>
          </table:table-cell>
          <table:table-cell office:value-type="float" office:value="15594.6694187494" calcext:value-type="float">
            <text:p>15594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98" calcext:value-type="float">
            <text:p>98</text:p>
          </table:table-cell>
          <table:table-cell office:value-type="float" office:value="800" calcext:value-type="float">
            <text:p>800.00</text:p>
          </table:table-cell>
          <table:table-cell office:value-type="float" office:value="14001.6269060357" calcext:value-type="float">
            <text:p>14001.63</text:p>
          </table:table-cell>
          <table:table-cell office:value-type="float" office:value="31416.4078649987" calcext:value-type="float">
            <text:p>31416.41</text:p>
          </table:table-cell>
          <table:table-cell office:value-type="float" office:value="8689.70215350336" calcext:value-type="float">
            <text:p>8689.70</text:p>
          </table:table-cell>
          <table:table-cell office:value-type="float" office:value="75510923.5166009" calcext:value-type="float">
            <text:p>75510923.52</text:p>
          </table:table-cell>
          <table:table-cell office:value-type="float" office:value="11878.7836164581" calcext:value-type="float">
            <text:p>11878.78</text:p>
          </table:table-cell>
          <table:table-cell office:value-type="float" office:value="14001.6269060357" calcext:value-type="float">
            <text:p>14001.63</text:p>
          </table:table-cell>
          <table:table-cell office:value-type="float" office:value="16801.9522872429" calcext:value-type="float">
            <text:p>16801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99" calcext:value-type="float">
            <text:p>99</text:p>
          </table:table-cell>
          <table:table-cell office:value-type="float" office:value="800" calcext:value-type="float">
            <text:p>800.00</text:p>
          </table:table-cell>
          <table:table-cell office:value-type="float" office:value="14263.4167977429" calcext:value-type="float">
            <text:p>14263.42</text:p>
          </table:table-cell>
          <table:table-cell office:value-type="float" office:value="42695.3670077106" calcext:value-type="float">
            <text:p>42695.37</text:p>
          </table:table-cell>
          <table:table-cell office:value-type="float" office:value="8576.09317759045" calcext:value-type="float">
            <text:p>8576.09</text:p>
          </table:table-cell>
          <table:table-cell office:value-type="float" office:value="73549374.1907134" calcext:value-type="float">
            <text:p>73549374.19</text:p>
          </table:table-cell>
          <table:table-cell office:value-type="float" office:value="12912.5820931955" calcext:value-type="float">
            <text:p>12912.58</text:p>
          </table:table-cell>
          <table:table-cell office:value-type="float" office:value="14263.4167977429" calcext:value-type="float">
            <text:p>14263.42</text:p>
          </table:table-cell>
          <table:table-cell office:value-type="float" office:value="17116.1001572915" calcext:value-type="float">
            <text:p>17116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0" calcext:value-type="float">
            <text:p>0</text:p>
          </table:table-cell>
          <table:table-cell office:value-type="float" office:value="5943.17475868634" calcext:value-type="float">
            <text:p>5943.17</text:p>
          </table:table-cell>
          <table:table-cell office:value-type="float" office:value="34074.906948572" calcext:value-type="float">
            <text:p>34074.91</text:p>
          </table:table-cell>
          <table:table-cell office:value-type="float" office:value="74444.4169508928" calcext:value-type="float">
            <text:p>74444.42</text:p>
          </table:table-cell>
          <table:table-cell office:value-type="float" office:value="12549.9769130594" calcext:value-type="float">
            <text:p>12549.98</text:p>
          </table:table-cell>
          <table:table-cell office:value-type="float" office:value="157501920.518325" calcext:value-type="float">
            <text:p>157501920.52</text:p>
          </table:table-cell>
          <table:table-cell office:value-type="float" office:value="29325.8467959103" calcext:value-type="float">
            <text:p>29325.85</text:p>
          </table:table-cell>
          <table:table-cell office:value-type="float" office:value="34074.9069485719" calcext:value-type="float">
            <text:p>34074.91</text:p>
          </table:table-cell>
          <table:table-cell office:value-type="float" office:value="40889.8883382864" calcext:value-type="float">
            <text:p>40889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" calcext:value-type="float">
            <text:p>1</text:p>
          </table:table-cell>
          <table:table-cell office:value-type="float" office:value="5207.10678118655" calcext:value-type="float">
            <text:p>5207.11</text:p>
          </table:table-cell>
          <table:table-cell office:value-type="float" office:value="33339.6614926256" calcext:value-type="float">
            <text:p>33339.66</text:p>
          </table:table-cell>
          <table:table-cell office:value-type="float" office:value="61182.5901668305" calcext:value-type="float">
            <text:p>61182.59</text:p>
          </table:table-cell>
          <table:table-cell office:value-type="float" office:value="12589.4322959732" calcext:value-type="float">
            <text:p>12589.43</text:p>
          </table:table-cell>
          <table:table-cell office:value-type="float" office:value="158493805.534893" calcext:value-type="float">
            <text:p>158493805.53</text:p>
          </table:table-cell>
          <table:table-cell office:value-type="float" office:value="26602.368429981" calcext:value-type="float">
            <text:p>26602.37</text:p>
          </table:table-cell>
          <table:table-cell office:value-type="float" office:value="33339.6614926256" calcext:value-type="float">
            <text:p>33339.66</text:p>
          </table:table-cell>
          <table:table-cell office:value-type="float" office:value="40007.5937911507" calcext:value-type="float">
            <text:p>40007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" calcext:value-type="float">
            <text:p>2</text:p>
          </table:table-cell>
          <table:table-cell office:value-type="float" office:value="1207.10678118655" calcext:value-type="float">
            <text:p>1207.11</text:p>
          </table:table-cell>
          <table:table-cell office:value-type="float" office:value="31852.2887093276" calcext:value-type="float">
            <text:p>31852.29</text:p>
          </table:table-cell>
          <table:table-cell office:value-type="float" office:value="64613.1846256751" calcext:value-type="float">
            <text:p>64613.18</text:p>
          </table:table-cell>
          <table:table-cell office:value-type="float" office:value="13825.2826404335" calcext:value-type="float">
            <text:p>13825.28</text:p>
          </table:table-cell>
          <table:table-cell office:value-type="float" office:value="191138440.087871" calcext:value-type="float">
            <text:p>191138440.09</text:p>
          </table:table-cell>
          <table:table-cell office:value-type="float" office:value="25893.2381093839" calcext:value-type="float">
            <text:p>25893.24</text:p>
          </table:table-cell>
          <table:table-cell office:value-type="float" office:value="31852.2887093276" calcext:value-type="float">
            <text:p>31852.29</text:p>
          </table:table-cell>
          <table:table-cell office:value-type="float" office:value="38222.7464511932" calcext:value-type="float">
            <text:p>38222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" calcext:value-type="float">
            <text:p>3</text:p>
          </table:table-cell>
          <table:table-cell office:value-type="float" office:value="1207.10678118655" calcext:value-type="float">
            <text:p>1207.11</text:p>
          </table:table-cell>
          <table:table-cell office:value-type="float" office:value="34415.313563091" calcext:value-type="float">
            <text:p>34415.31</text:p>
          </table:table-cell>
          <table:table-cell office:value-type="float" office:value="59050.8787269261" calcext:value-type="float">
            <text:p>59050.88</text:p>
          </table:table-cell>
          <table:table-cell office:value-type="float" office:value="12541.9529060902" calcext:value-type="float">
            <text:p>12541.95</text:p>
          </table:table-cell>
          <table:table-cell office:value-type="float" office:value="157300582.698586" calcext:value-type="float">
            <text:p>157300582.70</text:p>
          </table:table-cell>
          <table:table-cell office:value-type="float" office:value="25137.0945194708" calcext:value-type="float">
            <text:p>25137.09</text:p>
          </table:table-cell>
          <table:table-cell office:value-type="float" office:value="34415.313563091" calcext:value-type="float">
            <text:p>34415.31</text:p>
          </table:table-cell>
          <table:table-cell office:value-type="float" office:value="41298.3762757092" calcext:value-type="float">
            <text:p>41298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" calcext:value-type="float">
            <text:p>4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33850.5257331091" calcext:value-type="float">
            <text:p>33850.53</text:p>
          </table:table-cell>
          <table:table-cell office:value-type="float" office:value="59733.4129170507" calcext:value-type="float">
            <text:p>59733.41</text:p>
          </table:table-cell>
          <table:table-cell office:value-type="float" office:value="13388.5397704887" calcext:value-type="float">
            <text:p>13388.54</text:p>
          </table:table-cell>
          <table:table-cell office:value-type="float" office:value="179252997.185958" calcext:value-type="float">
            <text:p>179252997.19</text:p>
          </table:table-cell>
          <table:table-cell office:value-type="float" office:value="25259.6043303938" calcext:value-type="float">
            <text:p>25259.60</text:p>
          </table:table-cell>
          <table:table-cell office:value-type="float" office:value="33850.5257331091" calcext:value-type="float">
            <text:p>33850.53</text:p>
          </table:table-cell>
          <table:table-cell office:value-type="float" office:value="40620.630879731" calcext:value-type="float">
            <text:p>40620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5" calcext:value-type="float">
            <text:p>5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30649.2267201223" calcext:value-type="float">
            <text:p>30649.23</text:p>
          </table:table-cell>
          <table:table-cell office:value-type="float" office:value="57202.2523189831" calcext:value-type="float">
            <text:p>57202.25</text:p>
          </table:table-cell>
          <table:table-cell office:value-type="float" office:value="13883.7591878914" calcext:value-type="float">
            <text:p>13883.76</text:p>
          </table:table-cell>
          <table:table-cell office:value-type="float" office:value="192758769.187359" calcext:value-type="float">
            <text:p>192758769.19</text:p>
          </table:table-cell>
          <table:table-cell office:value-type="float" office:value="23806.1029793821" calcext:value-type="float">
            <text:p>23806.10</text:p>
          </table:table-cell>
          <table:table-cell office:value-type="float" office:value="30649.2267201223" calcext:value-type="float">
            <text:p>30649.23</text:p>
          </table:table-cell>
          <table:table-cell office:value-type="float" office:value="36779.0720641467" calcext:value-type="float">
            <text:p>36779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6" calcext:value-type="float">
            <text:p>6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32059.2386616103" calcext:value-type="float">
            <text:p>32059.24</text:p>
          </table:table-cell>
          <table:table-cell office:value-type="float" office:value="54707.442244164" calcext:value-type="float">
            <text:p>54707.44</text:p>
          </table:table-cell>
          <table:table-cell office:value-type="float" office:value="11545.7676311767" calcext:value-type="float">
            <text:p>11545.77</text:p>
          </table:table-cell>
          <table:table-cell office:value-type="float" office:value="133304750.193127" calcext:value-type="float">
            <text:p>133304750.19</text:p>
          </table:table-cell>
          <table:table-cell office:value-type="float" office:value="23268.0003200421" calcext:value-type="float">
            <text:p>23268.00</text:p>
          </table:table-cell>
          <table:table-cell office:value-type="float" office:value="32059.2386616103" calcext:value-type="float">
            <text:p>32059.24</text:p>
          </table:table-cell>
          <table:table-cell office:value-type="float" office:value="38471.0863939323" calcext:value-type="float">
            <text:p>38471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7" calcext:value-type="float">
            <text:p>7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32483.3620966567" calcext:value-type="float">
            <text:p>32483.36</text:p>
          </table:table-cell>
          <table:table-cell office:value-type="float" office:value="59080.4559202138" calcext:value-type="float">
            <text:p>59080.46</text:p>
          </table:table-cell>
          <table:table-cell office:value-type="float" office:value="12627.1865917179" calcext:value-type="float">
            <text:p>12627.19</text:p>
          </table:table-cell>
          <table:table-cell office:value-type="float" office:value="159445841.222059" calcext:value-type="float">
            <text:p>159445841.22</text:p>
          </table:table-cell>
          <table:table-cell office:value-type="float" office:value="24794.7329854244" calcext:value-type="float">
            <text:p>24794.73</text:p>
          </table:table-cell>
          <table:table-cell office:value-type="float" office:value="32483.3620966567" calcext:value-type="float">
            <text:p>32483.36</text:p>
          </table:table-cell>
          <table:table-cell office:value-type="float" office:value="38980.034515988" calcext:value-type="float">
            <text:p>38980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8" calcext:value-type="float">
            <text:p>8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32393.526947542" calcext:value-type="float">
            <text:p>32393.53</text:p>
          </table:table-cell>
          <table:table-cell office:value-type="float" office:value="56955.8441227157" calcext:value-type="float">
            <text:p>56955.84</text:p>
          </table:table-cell>
          <table:table-cell office:value-type="float" office:value="13606.6735213894" calcext:value-type="float">
            <text:p>13606.67</text:p>
          </table:table-cell>
          <table:table-cell office:value-type="float" office:value="185141564.317681" calcext:value-type="float">
            <text:p>185141564.32</text:p>
          </table:table-cell>
          <table:table-cell office:value-type="float" office:value="24114.6814988887" calcext:value-type="float">
            <text:p>24114.68</text:p>
          </table:table-cell>
          <table:table-cell office:value-type="float" office:value="32393.526947542" calcext:value-type="float">
            <text:p>32393.53</text:p>
          </table:table-cell>
          <table:table-cell office:value-type="float" office:value="38872.2323370504" calcext:value-type="float">
            <text:p>38872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9" calcext:value-type="float">
            <text:p>9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30261.2323121252" calcext:value-type="float">
            <text:p>30261.23</text:p>
          </table:table-cell>
          <table:table-cell office:value-type="float" office:value="58018.1500214648" calcext:value-type="float">
            <text:p>58018.15</text:p>
          </table:table-cell>
          <table:table-cell office:value-type="float" office:value="14587.7835368882" calcext:value-type="float">
            <text:p>14587.78</text:p>
          </table:table-cell>
          <table:table-cell office:value-type="float" office:value="212803428.519106" calcext:value-type="float">
            <text:p>212803428.52</text:p>
          </table:table-cell>
          <table:table-cell office:value-type="float" office:value="23882.3844308188" calcext:value-type="float">
            <text:p>23882.38</text:p>
          </table:table-cell>
          <table:table-cell office:value-type="float" office:value="30261.2323121252" calcext:value-type="float">
            <text:p>30261.23</text:p>
          </table:table-cell>
          <table:table-cell office:value-type="float" office:value="36313.4787745503" calcext:value-type="float">
            <text:p>36313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0" calcext:value-type="float">
            <text:p>10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8899.9481332201" calcext:value-type="float">
            <text:p>28899.95</text:p>
          </table:table-cell>
          <table:table-cell office:value-type="float" office:value="61716.4948895349" calcext:value-type="float">
            <text:p>61716.49</text:p>
          </table:table-cell>
          <table:table-cell office:value-type="float" office:value="14865.2347989792" calcext:value-type="float">
            <text:p>14865.23</text:p>
          </table:table-cell>
          <table:table-cell office:value-type="float" office:value="220975205.628783" calcext:value-type="float">
            <text:p>220975205.63</text:p>
          </table:table-cell>
          <table:table-cell office:value-type="float" office:value="23987.0566614597" calcext:value-type="float">
            <text:p>23987.06</text:p>
          </table:table-cell>
          <table:table-cell office:value-type="float" office:value="28899.9481332201" calcext:value-type="float">
            <text:p>28899.95</text:p>
          </table:table-cell>
          <table:table-cell office:value-type="float" office:value="34679.9377598641" calcext:value-type="float">
            <text:p>34679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1" calcext:value-type="float">
            <text:p>11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7774.8368121495" calcext:value-type="float">
            <text:p>27774.84</text:p>
          </table:table-cell>
          <table:table-cell office:value-type="float" office:value="62227.451105277" calcext:value-type="float">
            <text:p>62227.45</text:p>
          </table:table-cell>
          <table:table-cell office:value-type="float" office:value="15057.1583386855" calcext:value-type="float">
            <text:p>15057.16</text:p>
          </table:table-cell>
          <table:table-cell office:value-type="float" office:value="226718017.236246" calcext:value-type="float">
            <text:p>226718017.24</text:p>
          </table:table-cell>
          <table:table-cell office:value-type="float" office:value="23458.8358102535" calcext:value-type="float">
            <text:p>23458.84</text:p>
          </table:table-cell>
          <table:table-cell office:value-type="float" office:value="27774.8368121495" calcext:value-type="float">
            <text:p>27774.84</text:p>
          </table:table-cell>
          <table:table-cell office:value-type="float" office:value="33329.8041745794" calcext:value-type="float">
            <text:p>33329.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2" calcext:value-type="float">
            <text:p>12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30420.8774078974" calcext:value-type="float">
            <text:p>30420.88</text:p>
          </table:table-cell>
          <table:table-cell office:value-type="float" office:value="66246.0720828226" calcext:value-type="float">
            <text:p>66246.07</text:p>
          </table:table-cell>
          <table:table-cell office:value-type="float" office:value="15058.6447197157" calcext:value-type="float">
            <text:p>15058.64</text:p>
          </table:table-cell>
          <table:table-cell office:value-type="float" office:value="226762780.794621" calcext:value-type="float">
            <text:p>226762780.79</text:p>
          </table:table-cell>
          <table:table-cell office:value-type="float" office:value="25425.4393469573" calcext:value-type="float">
            <text:p>25425.44</text:p>
          </table:table-cell>
          <table:table-cell office:value-type="float" office:value="30420.8774078974" calcext:value-type="float">
            <text:p>30420.88</text:p>
          </table:table-cell>
          <table:table-cell office:value-type="float" office:value="36505.0528894768" calcext:value-type="float">
            <text:p>36505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3" calcext:value-type="float">
            <text:p>13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31394.3954709546" calcext:value-type="float">
            <text:p>31394.40</text:p>
          </table:table-cell>
          <table:table-cell office:value-type="float" office:value="66246.0720828226" calcext:value-type="float">
            <text:p>66246.07</text:p>
          </table:table-cell>
          <table:table-cell office:value-type="float" office:value="13708.1373404765" calcext:value-type="float">
            <text:p>13708.14</text:p>
          </table:table-cell>
          <table:table-cell office:value-type="float" office:value="187913029.345366" calcext:value-type="float">
            <text:p>187913029.35</text:p>
          </table:table-cell>
          <table:table-cell office:value-type="float" office:value="25919.7022235354" calcext:value-type="float">
            <text:p>25919.70</text:p>
          </table:table-cell>
          <table:table-cell office:value-type="float" office:value="31394.3954709547" calcext:value-type="float">
            <text:p>31394.40</text:p>
          </table:table-cell>
          <table:table-cell office:value-type="float" office:value="37673.2745651456" calcext:value-type="float">
            <text:p>37673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4" calcext:value-type="float">
            <text:p>14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8316.9896331772" calcext:value-type="float">
            <text:p>28316.99</text:p>
          </table:table-cell>
          <table:table-cell office:value-type="float" office:value="54222.1659690541" calcext:value-type="float">
            <text:p>54222.17</text:p>
          </table:table-cell>
          <table:table-cell office:value-type="float" office:value="12814.3068675497" calcext:value-type="float">
            <text:p>12814.31</text:p>
          </table:table-cell>
          <table:table-cell office:value-type="float" office:value="164206460.495732" calcext:value-type="float">
            <text:p>164206460.50</text:p>
          </table:table-cell>
          <table:table-cell office:value-type="float" office:value="22346.350626431" calcext:value-type="float">
            <text:p>22346.35</text:p>
          </table:table-cell>
          <table:table-cell office:value-type="float" office:value="28316.9896331772" calcext:value-type="float">
            <text:p>28316.99</text:p>
          </table:table-cell>
          <table:table-cell office:value-type="float" office:value="33980.3875598126" calcext:value-type="float">
            <text:p>33980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5" calcext:value-type="float">
            <text:p>15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8335.7555651774" calcext:value-type="float">
            <text:p>28335.76</text:p>
          </table:table-cell>
          <table:table-cell office:value-type="float" office:value="68080.4559202138" calcext:value-type="float">
            <text:p>68080.46</text:p>
          </table:table-cell>
          <table:table-cell office:value-type="float" office:value="13352.8145608082" calcext:value-type="float">
            <text:p>13352.81</text:p>
          </table:table-cell>
          <table:table-cell office:value-type="float" office:value="178297656.695331" calcext:value-type="float">
            <text:p>178297656.70</text:p>
          </table:table-cell>
          <table:table-cell office:value-type="float" office:value="24438.9012463805" calcext:value-type="float">
            <text:p>24438.90</text:p>
          </table:table-cell>
          <table:table-cell office:value-type="float" office:value="28335.7555651774" calcext:value-type="float">
            <text:p>28335.76</text:p>
          </table:table-cell>
          <table:table-cell office:value-type="float" office:value="34002.9066782129" calcext:value-type="float">
            <text:p>34002.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6" calcext:value-type="float">
            <text:p>16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6398.2164562404" calcext:value-type="float">
            <text:p>26398.22</text:p>
          </table:table-cell>
          <table:table-cell office:value-type="float" office:value="53887.9725537468" calcext:value-type="float">
            <text:p>53887.97</text:p>
          </table:table-cell>
          <table:table-cell office:value-type="float" office:value="11517.3440044036" calcext:value-type="float">
            <text:p>11517.34</text:p>
          </table:table-cell>
          <table:table-cell office:value-type="float" office:value="132649212.915771" calcext:value-type="float">
            <text:p>132649212.92</text:p>
          </table:table-cell>
          <table:table-cell office:value-type="float" office:value="21521.5099647766" calcext:value-type="float">
            <text:p>21521.51</text:p>
          </table:table-cell>
          <table:table-cell office:value-type="float" office:value="26398.2164562404" calcext:value-type="float">
            <text:p>26398.22</text:p>
          </table:table-cell>
          <table:table-cell office:value-type="float" office:value="31677.8597474885" calcext:value-type="float">
            <text:p>31677.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7" calcext:value-type="float">
            <text:p>17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7055.8267171074" calcext:value-type="float">
            <text:p>27055.83</text:p>
          </table:table-cell>
          <table:table-cell office:value-type="float" office:value="49728.859838417" calcext:value-type="float">
            <text:p>49728.86</text:p>
          </table:table-cell>
          <table:table-cell office:value-type="float" office:value="12557.5129596509" calcext:value-type="float">
            <text:p>12557.51</text:p>
          </table:table-cell>
          <table:table-cell office:value-type="float" office:value="157691131.731801" calcext:value-type="float">
            <text:p>157691131.73</text:p>
          </table:table-cell>
          <table:table-cell office:value-type="float" office:value="20838.8602263243" calcext:value-type="float">
            <text:p>20838.86</text:p>
          </table:table-cell>
          <table:table-cell office:value-type="float" office:value="27055.8267171074" calcext:value-type="float">
            <text:p>27055.83</text:p>
          </table:table-cell>
          <table:table-cell office:value-type="float" office:value="32466.9920605289" calcext:value-type="float">
            <text:p>32466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8" calcext:value-type="float">
            <text:p>18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5909.6677100458" calcext:value-type="float">
            <text:p>25909.67</text:p>
          </table:table-cell>
          <table:table-cell office:value-type="float" office:value="58627.4169979695" calcext:value-type="float">
            <text:p>58627.42</text:p>
          </table:table-cell>
          <table:table-cell office:value-type="float" office:value="12316.8750272949" calcext:value-type="float">
            <text:p>12316.88</text:p>
          </table:table-cell>
          <table:table-cell office:value-type="float" office:value="151705410.438001" calcext:value-type="float">
            <text:p>151705410.44</text:p>
          </table:table-cell>
          <table:table-cell office:value-type="float" office:value="21965.4226289437" calcext:value-type="float">
            <text:p>21965.42</text:p>
          </table:table-cell>
          <table:table-cell office:value-type="float" office:value="25909.6677100458" calcext:value-type="float">
            <text:p>25909.67</text:p>
          </table:table-cell>
          <table:table-cell office:value-type="float" office:value="31091.601252055" calcext:value-type="float">
            <text:p>31091.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9" calcext:value-type="float">
            <text:p>19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4795.2812686046" calcext:value-type="float">
            <text:p>24795.28</text:p>
          </table:table-cell>
          <table:table-cell office:value-type="float" office:value="53754.6991533029" calcext:value-type="float">
            <text:p>53754.70</text:p>
          </table:table-cell>
          <table:table-cell office:value-type="float" office:value="11951.5484000956" calcext:value-type="float">
            <text:p>11951.55</text:p>
          </table:table-cell>
          <table:table-cell office:value-type="float" office:value="142839509.159827" calcext:value-type="float">
            <text:p>142839509.16</text:p>
          </table:table-cell>
          <table:table-cell office:value-type="float" office:value="20721.6443132692" calcext:value-type="float">
            <text:p>20721.64</text:p>
          </table:table-cell>
          <table:table-cell office:value-type="float" office:value="24795.2812686046" calcext:value-type="float">
            <text:p>24795.28</text:p>
          </table:table-cell>
          <table:table-cell office:value-type="float" office:value="29754.3375223255" calcext:value-type="float">
            <text:p>29754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0" calcext:value-type="float">
            <text:p>20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3363.5300556486" calcext:value-type="float">
            <text:p>23363.53</text:p>
          </table:table-cell>
          <table:table-cell office:value-type="float" office:value="47378.2087003595" calcext:value-type="float">
            <text:p>47378.21</text:p>
          </table:table-cell>
          <table:table-cell office:value-type="float" office:value="11836.4894417814" calcext:value-type="float">
            <text:p>11836.49</text:p>
          </table:table-cell>
          <table:table-cell office:value-type="float" office:value="140102482.305402" calcext:value-type="float">
            <text:p>140102482.31</text:p>
          </table:table-cell>
          <table:table-cell office:value-type="float" office:value="19013.3546399587" calcext:value-type="float">
            <text:p>19013.35</text:p>
          </table:table-cell>
          <table:table-cell office:value-type="float" office:value="23363.5300556486" calcext:value-type="float">
            <text:p>23363.53</text:p>
          </table:table-cell>
          <table:table-cell office:value-type="float" office:value="28036.2360667784" calcext:value-type="float">
            <text:p>28036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1" calcext:value-type="float">
            <text:p>2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5919.5163901394" calcext:value-type="float">
            <text:p>25919.52</text:p>
          </table:table-cell>
          <table:table-cell office:value-type="float" office:value="51803.3784784746" calcext:value-type="float">
            <text:p>51803.38</text:p>
          </table:table-cell>
          <table:table-cell office:value-type="float" office:value="12289.8119911566" calcext:value-type="float">
            <text:p>12289.81</text:p>
          </table:table-cell>
          <table:table-cell office:value-type="float" office:value="151039478.777975" calcext:value-type="float">
            <text:p>151039478.78</text:p>
          </table:table-cell>
          <table:table-cell office:value-type="float" office:value="20905.2841899512" calcext:value-type="float">
            <text:p>20905.28</text:p>
          </table:table-cell>
          <table:table-cell office:value-type="float" office:value="25919.5163901394" calcext:value-type="float">
            <text:p>25919.52</text:p>
          </table:table-cell>
          <table:table-cell office:value-type="float" office:value="31103.4196681673" calcext:value-type="float">
            <text:p>31103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2" calcext:value-type="float">
            <text:p>2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6280.2155737983" calcext:value-type="float">
            <text:p>26280.22</text:p>
          </table:table-cell>
          <table:table-cell office:value-type="float" office:value="53112.6464748051" calcext:value-type="float">
            <text:p>53112.65</text:p>
          </table:table-cell>
          <table:table-cell office:value-type="float" office:value="12160.3303413365" calcext:value-type="float">
            <text:p>12160.33</text:p>
          </table:table-cell>
          <table:table-cell office:value-type="float" office:value="147873634.01043" calcext:value-type="float">
            <text:p>147873634.01</text:p>
          </table:table-cell>
          <table:table-cell office:value-type="float" office:value="21305.2773263756" calcext:value-type="float">
            <text:p>21305.28</text:p>
          </table:table-cell>
          <table:table-cell office:value-type="float" office:value="26280.2155737983" calcext:value-type="float">
            <text:p>26280.22</text:p>
          </table:table-cell>
          <table:table-cell office:value-type="float" office:value="31536.2586885579" calcext:value-type="float">
            <text:p>31536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3" calcext:value-type="float">
            <text:p>2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7021.4347904555" calcext:value-type="float">
            <text:p>27021.43</text:p>
          </table:table-cell>
          <table:table-cell office:value-type="float" office:value="48998.4629404365" calcext:value-type="float">
            <text:p>48998.46</text:p>
          </table:table-cell>
          <table:table-cell office:value-type="float" office:value="12709.9538922805" calcext:value-type="float">
            <text:p>12709.95</text:p>
          </table:table-cell>
          <table:table-cell office:value-type="float" office:value="161542927.943897" calcext:value-type="float">
            <text:p>161542927.94</text:p>
          </table:table-cell>
          <table:table-cell office:value-type="float" office:value="20593.793559536" calcext:value-type="float">
            <text:p>20593.79</text:p>
          </table:table-cell>
          <table:table-cell office:value-type="float" office:value="27021.4347904554" calcext:value-type="float">
            <text:p>27021.43</text:p>
          </table:table-cell>
          <table:table-cell office:value-type="float" office:value="32425.7217485466" calcext:value-type="float">
            <text:p>32425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4" calcext:value-type="float">
            <text:p>2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5845.7601540087" calcext:value-type="float">
            <text:p>25845.76</text:p>
          </table:table-cell>
          <table:table-cell office:value-type="float" office:value="48489.6699794899" calcext:value-type="float">
            <text:p>48489.67</text:p>
          </table:table-cell>
          <table:table-cell office:value-type="float" office:value="12206.8369157234" calcext:value-type="float">
            <text:p>12206.84</text:p>
          </table:table-cell>
          <table:table-cell office:value-type="float" office:value="149006867.487068" calcext:value-type="float">
            <text:p>149006867.49</text:p>
          </table:table-cell>
          <table:table-cell office:value-type="float" office:value="20147.2250343167" calcext:value-type="float">
            <text:p>20147.23</text:p>
          </table:table-cell>
          <table:table-cell office:value-type="float" office:value="25845.7601540087" calcext:value-type="float">
            <text:p>25845.76</text:p>
          </table:table-cell>
          <table:table-cell office:value-type="float" office:value="31014.9121848104" calcext:value-type="float">
            <text:p>31014.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5" calcext:value-type="float">
            <text:p>2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5321.4481619103" calcext:value-type="float">
            <text:p>25321.45</text:p>
          </table:table-cell>
          <table:table-cell office:value-type="float" office:value="56582.5901668305" calcext:value-type="float">
            <text:p>56582.59</text:p>
          </table:table-cell>
          <table:table-cell office:value-type="float" office:value="11888.2548845605" calcext:value-type="float">
            <text:p>11888.25</text:p>
          </table:table-cell>
          <table:table-cell office:value-type="float" office:value="141330604.200276" calcext:value-type="float">
            <text:p>141330604.20</text:p>
          </table:table-cell>
          <table:table-cell office:value-type="float" office:value="21362.4060965893" calcext:value-type="float">
            <text:p>21362.41</text:p>
          </table:table-cell>
          <table:table-cell office:value-type="float" office:value="25321.4481619103" calcext:value-type="float">
            <text:p>25321.45</text:p>
          </table:table-cell>
          <table:table-cell office:value-type="float" office:value="30385.7377942924" calcext:value-type="float">
            <text:p>30385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6" calcext:value-type="float">
            <text:p>2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5429.1559162825" calcext:value-type="float">
            <text:p>25429.16</text:p>
          </table:table-cell>
          <table:table-cell office:value-type="float" office:value="48001.718247416" calcext:value-type="float">
            <text:p>48001.72</text:p>
          </table:table-cell>
          <table:table-cell office:value-type="float" office:value="12214.9074735913" calcext:value-type="float">
            <text:p>12214.91</text:p>
          </table:table-cell>
          <table:table-cell office:value-type="float" office:value="149203964.588395" calcext:value-type="float">
            <text:p>149203964.59</text:p>
          </table:table-cell>
          <table:table-cell office:value-type="float" office:value="19898.6182974442" calcext:value-type="float">
            <text:p>19898.62</text:p>
          </table:table-cell>
          <table:table-cell office:value-type="float" office:value="25429.1559162825" calcext:value-type="float">
            <text:p>25429.16</text:p>
          </table:table-cell>
          <table:table-cell office:value-type="float" office:value="30514.987099539" calcext:value-type="float">
            <text:p>30514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7" calcext:value-type="float">
            <text:p>2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199.5957082215" calcext:value-type="float">
            <text:p>23199.60</text:p>
          </table:table-cell>
          <table:table-cell office:value-type="float" office:value="49914.8346584763" calcext:value-type="float">
            <text:p>49914.83</text:p>
          </table:table-cell>
          <table:table-cell office:value-type="float" office:value="12624.3814798276" calcext:value-type="float">
            <text:p>12624.38</text:p>
          </table:table-cell>
          <table:table-cell office:value-type="float" office:value="159375007.748214" calcext:value-type="float">
            <text:p>159375007.75</text:p>
          </table:table-cell>
          <table:table-cell office:value-type="float" office:value="19323.6083140183" calcext:value-type="float">
            <text:p>19323.61</text:p>
          </table:table-cell>
          <table:table-cell office:value-type="float" office:value="23199.5957082214" calcext:value-type="float">
            <text:p>23199.60</text:p>
          </table:table-cell>
          <table:table-cell office:value-type="float" office:value="27839.5148498657" calcext:value-type="float">
            <text:p>27839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8" calcext:value-type="float">
            <text:p>2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100.9342605646" calcext:value-type="float">
            <text:p>23100.93</text:p>
          </table:table-cell>
          <table:table-cell office:value-type="float" office:value="48625.2277944726" calcext:value-type="float">
            <text:p>48625.23</text:p>
          </table:table-cell>
          <table:table-cell office:value-type="float" office:value="13002.4197583326" calcext:value-type="float">
            <text:p>13002.42</text:p>
          </table:table-cell>
          <table:table-cell office:value-type="float" office:value="169062919.571879" calcext:value-type="float">
            <text:p>169062919.57</text:p>
          </table:table-cell>
          <table:table-cell office:value-type="float" office:value="19079.2074960938" calcext:value-type="float">
            <text:p>19079.21</text:p>
          </table:table-cell>
          <table:table-cell office:value-type="float" office:value="23100.9342605646" calcext:value-type="float">
            <text:p>23100.93</text:p>
          </table:table-cell>
          <table:table-cell office:value-type="float" office:value="27721.1211126775" calcext:value-type="float">
            <text:p>27721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9" calcext:value-type="float">
            <text:p>2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4083.0002873828" calcext:value-type="float">
            <text:p>24083.00</text:p>
          </table:table-cell>
          <table:table-cell office:value-type="float" office:value="52489.6699794899" calcext:value-type="float">
            <text:p>52489.67</text:p>
          </table:table-cell>
          <table:table-cell office:value-type="float" office:value="13726.3936147611" calcext:value-type="float">
            <text:p>13726.39</text:p>
          </table:table-cell>
          <table:table-cell office:value-type="float" office:value="188413881.667354" calcext:value-type="float">
            <text:p>188413881.67</text:p>
          </table:table-cell>
          <table:table-cell office:value-type="float" office:value="20149.2100360104" calcext:value-type="float">
            <text:p>20149.21</text:p>
          </table:table-cell>
          <table:table-cell office:value-type="float" office:value="24083.0002873828" calcext:value-type="float">
            <text:p>24083.00</text:p>
          </table:table-cell>
          <table:table-cell office:value-type="float" office:value="28899.6003448594" calcext:value-type="float">
            <text:p>28899.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0" calcext:value-type="float">
            <text:p>3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035.5282293203" calcext:value-type="float">
            <text:p>23035.53</text:p>
          </table:table-cell>
          <table:table-cell office:value-type="float" office:value="51400.1873347068" calcext:value-type="float">
            <text:p>51400.19</text:p>
          </table:table-cell>
          <table:table-cell office:value-type="float" office:value="11263.5802392126" calcext:value-type="float">
            <text:p>11263.58</text:p>
          </table:table-cell>
          <table:table-cell office:value-type="float" office:value="126868239.805181" calcext:value-type="float">
            <text:p>126868239.81</text:p>
          </table:table-cell>
          <table:table-cell office:value-type="float" office:value="19437.3971135358" calcext:value-type="float">
            <text:p>19437.40</text:p>
          </table:table-cell>
          <table:table-cell office:value-type="float" office:value="23035.5282293203" calcext:value-type="float">
            <text:p>23035.53</text:p>
          </table:table-cell>
          <table:table-cell office:value-type="float" office:value="27642.6338751843" calcext:value-type="float">
            <text:p>27642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1" calcext:value-type="float">
            <text:p>3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110.577298863" calcext:value-type="float">
            <text:p>23110.58</text:p>
          </table:table-cell>
          <table:table-cell office:value-type="float" office:value="51685.912696499" calcext:value-type="float">
            <text:p>51685.91</text:p>
          </table:table-cell>
          <table:table-cell office:value-type="float" office:value="12143.10216547" calcext:value-type="float">
            <text:p>12143.10</text:p>
          </table:table-cell>
          <table:table-cell office:value-type="float" office:value="147454930.201041" calcext:value-type="float">
            <text:p>147454930.20</text:p>
          </table:table-cell>
          <table:table-cell office:value-type="float" office:value="19515.1984787086" calcext:value-type="float">
            <text:p>19515.20</text:p>
          </table:table-cell>
          <table:table-cell office:value-type="float" office:value="23110.577298863" calcext:value-type="float">
            <text:p>23110.58</text:p>
          </table:table-cell>
          <table:table-cell office:value-type="float" office:value="27732.6927586356" calcext:value-type="float">
            <text:p>27732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2" calcext:value-type="float">
            <text:p>3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496.4648398603" calcext:value-type="float">
            <text:p>21496.46</text:p>
          </table:table-cell>
          <table:table-cell office:value-type="float" office:value="47175.4803261668" calcext:value-type="float">
            <text:p>47175.48</text:p>
          </table:table-cell>
          <table:table-cell office:value-type="float" office:value="11843.2727998117" calcext:value-type="float">
            <text:p>11843.27</text:p>
          </table:table-cell>
          <table:table-cell office:value-type="float" office:value="140263110.610759" calcext:value-type="float">
            <text:p>140263110.61</text:p>
          </table:table-cell>
          <table:table-cell office:value-type="float" office:value="18045.2421594596" calcext:value-type="float">
            <text:p>18045.24</text:p>
          </table:table-cell>
          <table:table-cell office:value-type="float" office:value="21496.4648398603" calcext:value-type="float">
            <text:p>21496.46</text:p>
          </table:table-cell>
          <table:table-cell office:value-type="float" office:value="25795.7578078324" calcext:value-type="float">
            <text:p>25795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3" calcext:value-type="float">
            <text:p>3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451.2220759571" calcext:value-type="float">
            <text:p>23451.22</text:p>
          </table:table-cell>
          <table:table-cell office:value-type="float" office:value="47872.2519877145" calcext:value-type="float">
            <text:p>47872.25</text:p>
          </table:table-cell>
          <table:table-cell office:value-type="float" office:value="11372.3384676058" calcext:value-type="float">
            <text:p>11372.34</text:p>
          </table:table-cell>
          <table:table-cell office:value-type="float" office:value="129330082.221786" calcext:value-type="float">
            <text:p>129330082.22</text:p>
          </table:table-cell>
          <table:table-cell office:value-type="float" office:value="19116.7932802848" calcext:value-type="float">
            <text:p>19116.79</text:p>
          </table:table-cell>
          <table:table-cell office:value-type="float" office:value="23451.2220759571" calcext:value-type="float">
            <text:p>23451.22</text:p>
          </table:table-cell>
          <table:table-cell office:value-type="float" office:value="28141.4664911485" calcext:value-type="float">
            <text:p>28141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4" calcext:value-type="float">
            <text:p>3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817.5483395135" calcext:value-type="float">
            <text:p>22817.55</text:p>
          </table:table-cell>
          <table:table-cell office:value-type="float" office:value="53828.859838417" calcext:value-type="float">
            <text:p>53828.86</text:p>
          </table:table-cell>
          <table:table-cell office:value-type="float" office:value="12669.3897483182" calcext:value-type="float">
            <text:p>12669.39</text:p>
          </table:table-cell>
          <table:table-cell office:value-type="float" office:value="160513436.59479" calcext:value-type="float">
            <text:p>160513436.59</text:p>
          </table:table-cell>
          <table:table-cell office:value-type="float" office:value="19589.7183525382" calcext:value-type="float">
            <text:p>19589.72</text:p>
          </table:table-cell>
          <table:table-cell office:value-type="float" office:value="22817.5483395135" calcext:value-type="float">
            <text:p>22817.55</text:p>
          </table:table-cell>
          <table:table-cell office:value-type="float" office:value="27381.0580074162" calcext:value-type="float">
            <text:p>27381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5" calcext:value-type="float">
            <text:p>3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873.9153571592" calcext:value-type="float">
            <text:p>22873.92</text:p>
          </table:table-cell>
          <table:table-cell office:value-type="float" office:value="53828.859838417" calcext:value-type="float">
            <text:p>53828.86</text:p>
          </table:table-cell>
          <table:table-cell office:value-type="float" office:value="11988.4794726765" calcext:value-type="float">
            <text:p>11988.48</text:p>
          </table:table-cell>
          <table:table-cell office:value-type="float" office:value="143723640.066786" calcext:value-type="float">
            <text:p>143723640.07</text:p>
          </table:table-cell>
          <table:table-cell office:value-type="float" office:value="19623.8889544808" calcext:value-type="float">
            <text:p>19623.89</text:p>
          </table:table-cell>
          <table:table-cell office:value-type="float" office:value="22873.9153571592" calcext:value-type="float">
            <text:p>22873.92</text:p>
          </table:table-cell>
          <table:table-cell office:value-type="float" office:value="27448.698428591" calcext:value-type="float">
            <text:p>27448.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6" calcext:value-type="float">
            <text:p>3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679.7048120364" calcext:value-type="float">
            <text:p>21679.70</text:p>
          </table:table-cell>
          <table:table-cell office:value-type="float" office:value="51933.2443643654" calcext:value-type="float">
            <text:p>51933.24</text:p>
          </table:table-cell>
          <table:table-cell office:value-type="float" office:value="12529.6099649232" calcext:value-type="float">
            <text:p>12529.61</text:p>
          </table:table-cell>
          <table:table-cell office:value-type="float" office:value="156991125.873103" calcext:value-type="float">
            <text:p>156991125.87</text:p>
          </table:table-cell>
          <table:table-cell office:value-type="float" office:value="18699.0960105091" calcext:value-type="float">
            <text:p>18699.10</text:p>
          </table:table-cell>
          <table:table-cell office:value-type="float" office:value="21679.7048120364" calcext:value-type="float">
            <text:p>21679.70</text:p>
          </table:table-cell>
          <table:table-cell office:value-type="float" office:value="26015.6457744437" calcext:value-type="float">
            <text:p>26015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7" calcext:value-type="float">
            <text:p>3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006.276327574" calcext:value-type="float">
            <text:p>22006.28</text:p>
          </table:table-cell>
          <table:table-cell office:value-type="float" office:value="46414.5200171718" calcext:value-type="float">
            <text:p>46414.52</text:p>
          </table:table-cell>
          <table:table-cell office:value-type="float" office:value="12056.4960079798" calcext:value-type="float">
            <text:p>12056.50</text:p>
          </table:table-cell>
          <table:table-cell office:value-type="float" office:value="145359095.990433" calcext:value-type="float">
            <text:p>145359095.99</text:p>
          </table:table-cell>
          <table:table-cell office:value-type="float" office:value="18197.3327343146" calcext:value-type="float">
            <text:p>18197.33</text:p>
          </table:table-cell>
          <table:table-cell office:value-type="float" office:value="22006.276327574" calcext:value-type="float">
            <text:p>22006.28</text:p>
          </table:table-cell>
          <table:table-cell office:value-type="float" office:value="26407.5315930888" calcext:value-type="float">
            <text:p>26407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8" calcext:value-type="float">
            <text:p>3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345.5668095035" calcext:value-type="float">
            <text:p>22345.57</text:p>
          </table:table-cell>
          <table:table-cell office:value-type="float" office:value="45993.5474023984" calcext:value-type="float">
            <text:p>45993.55</text:p>
          </table:table-cell>
          <table:table-cell office:value-type="float" office:value="10467.8828966411" calcext:value-type="float">
            <text:p>10467.88</text:p>
          </table:table-cell>
          <table:table-cell office:value-type="float" office:value="109576572.337792" calcext:value-type="float">
            <text:p>109576572.34</text:p>
          </table:table-cell>
          <table:table-cell office:value-type="float" office:value="18289.4341233307" calcext:value-type="float">
            <text:p>18289.43</text:p>
          </table:table-cell>
          <table:table-cell office:value-type="float" office:value="22345.5668095035" calcext:value-type="float">
            <text:p>22345.57</text:p>
          </table:table-cell>
          <table:table-cell office:value-type="float" office:value="26814.6801714042" calcext:value-type="float">
            <text:p>26814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9" calcext:value-type="float">
            <text:p>3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550.7953801201" calcext:value-type="float">
            <text:p>19550.80</text:p>
          </table:table-cell>
          <table:table-cell office:value-type="float" office:value="44305.688841715" calcext:value-type="float">
            <text:p>44305.69</text:p>
          </table:table-cell>
          <table:table-cell office:value-type="float" office:value="10143.7806988282" calcext:value-type="float">
            <text:p>10143.78</text:p>
          </table:table-cell>
          <table:table-cell office:value-type="float" office:value="102896286.86592" calcext:value-type="float">
            <text:p>102896286.87</text:p>
          </table:table-cell>
          <table:table-cell office:value-type="float" office:value="16602.0990075251" calcext:value-type="float">
            <text:p>16602.10</text:p>
          </table:table-cell>
          <table:table-cell office:value-type="float" office:value="19550.7953801201" calcext:value-type="float">
            <text:p>19550.80</text:p>
          </table:table-cell>
          <table:table-cell office:value-type="float" office:value="23460.9544561441" calcext:value-type="float">
            <text:p>23460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0" calcext:value-type="float">
            <text:p>4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334.2535352569" calcext:value-type="float">
            <text:p>19334.25</text:p>
          </table:table-cell>
          <table:table-cell office:value-type="float" office:value="45951.4657157219" calcext:value-type="float">
            <text:p>45951.47</text:p>
          </table:table-cell>
          <table:table-cell office:value-type="float" office:value="10088.0793326292" calcext:value-type="float">
            <text:p>10088.08</text:p>
          </table:table-cell>
          <table:table-cell office:value-type="float" office:value="101769344.621421" calcext:value-type="float">
            <text:p>101769344.62</text:p>
          </table:table-cell>
          <table:table-cell office:value-type="float" office:value="16653.7004216391" calcext:value-type="float">
            <text:p>16653.70</text:p>
          </table:table-cell>
          <table:table-cell office:value-type="float" office:value="19334.2535352569" calcext:value-type="float">
            <text:p>19334.25</text:p>
          </table:table-cell>
          <table:table-cell office:value-type="float" office:value="23201.1042423083" calcext:value-type="float">
            <text:p>23201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1" calcext:value-type="float">
            <text:p>4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911.7003729978" calcext:value-type="float">
            <text:p>20911.70</text:p>
          </table:table-cell>
          <table:table-cell office:value-type="float" office:value="50277.7036369711" calcext:value-type="float">
            <text:p>50277.70</text:p>
          </table:table-cell>
          <table:table-cell office:value-type="float" office:value="11558.9453839149" calcext:value-type="float">
            <text:p>11558.95</text:p>
          </table:table-cell>
          <table:table-cell office:value-type="float" office:value="133609218.388327" calcext:value-type="float">
            <text:p>133609218.39</text:p>
          </table:table-cell>
          <table:table-cell office:value-type="float" office:value="18059.1673507454" calcext:value-type="float">
            <text:p>18059.17</text:p>
          </table:table-cell>
          <table:table-cell office:value-type="float" office:value="20911.7003729979" calcext:value-type="float">
            <text:p>20911.70</text:p>
          </table:table-cell>
          <table:table-cell office:value-type="float" office:value="25094.0404475974" calcext:value-type="float">
            <text:p>25094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2" calcext:value-type="float">
            <text:p>4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645.5990016617" calcext:value-type="float">
            <text:p>19645.60</text:p>
          </table:table-cell>
          <table:table-cell office:value-type="float" office:value="42225.7328578609" calcext:value-type="float">
            <text:p>42225.73</text:p>
          </table:table-cell>
          <table:table-cell office:value-type="float" office:value="10587.666794987" calcext:value-type="float">
            <text:p>10587.67</text:p>
          </table:table-cell>
          <table:table-cell office:value-type="float" office:value="112098688.16167" calcext:value-type="float">
            <text:p>112098688.16</text:p>
          </table:table-cell>
          <table:table-cell office:value-type="float" office:value="16380.7327385055" calcext:value-type="float">
            <text:p>16380.73</text:p>
          </table:table-cell>
          <table:table-cell office:value-type="float" office:value="19645.5990016617" calcext:value-type="float">
            <text:p>19645.60</text:p>
          </table:table-cell>
          <table:table-cell office:value-type="float" office:value="23574.718801994" calcext:value-type="float">
            <text:p>23574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3" calcext:value-type="float">
            <text:p>4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016.8131739106" calcext:value-type="float">
            <text:p>19016.81</text:p>
          </table:table-cell>
          <table:table-cell office:value-type="float" office:value="48971.5148309966" calcext:value-type="float">
            <text:p>48971.51</text:p>
          </table:table-cell>
          <table:table-cell office:value-type="float" office:value="11008.3968273855" calcext:value-type="float">
            <text:p>11008.40</text:p>
          </table:table-cell>
          <table:table-cell office:value-type="float" office:value="121184800.709192" calcext:value-type="float">
            <text:p>121184800.71</text:p>
          </table:table-cell>
          <table:table-cell office:value-type="float" office:value="16709.0750797971" calcext:value-type="float">
            <text:p>16709.08</text:p>
          </table:table-cell>
          <table:table-cell office:value-type="float" office:value="19016.8131739106" calcext:value-type="float">
            <text:p>19016.81</text:p>
          </table:table-cell>
          <table:table-cell office:value-type="float" office:value="22820.1758086927" calcext:value-type="float">
            <text:p>22820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4" calcext:value-type="float">
            <text:p>4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525.2792872828" calcext:value-type="float">
            <text:p>17525.28</text:p>
          </table:table-cell>
          <table:table-cell office:value-type="float" office:value="37399.9348169625" calcext:value-type="float">
            <text:p>37399.93</text:p>
          </table:table-cell>
          <table:table-cell office:value-type="float" office:value="9164.87099137607" calcext:value-type="float">
            <text:p>9164.87</text:p>
          </table:table-cell>
          <table:table-cell office:value-type="float" office:value="83994860.2885666" calcext:value-type="float">
            <text:p>83994860.29</text:p>
          </table:table-cell>
          <table:table-cell office:value-type="float" office:value="14582.946330676" calcext:value-type="float">
            <text:p>14582.95</text:p>
          </table:table-cell>
          <table:table-cell office:value-type="float" office:value="17525.2792872828" calcext:value-type="float">
            <text:p>17525.28</text:p>
          </table:table-cell>
          <table:table-cell office:value-type="float" office:value="21030.3351447394" calcext:value-type="float">
            <text:p>21030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5" calcext:value-type="float">
            <text:p>4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636.0397066131" calcext:value-type="float">
            <text:p>18636.04</text:p>
          </table:table-cell>
          <table:table-cell office:value-type="float" office:value="38311.304964354" calcext:value-type="float">
            <text:p>38311.30</text:p>
          </table:table-cell>
          <table:table-cell office:value-type="float" office:value="9874.90580305042" calcext:value-type="float">
            <text:p>9874.91</text:p>
          </table:table-cell>
          <table:table-cell office:value-type="float" office:value="97513764.6191188" calcext:value-type="float">
            <text:p>97513764.62</text:p>
          </table:table-cell>
          <table:table-cell office:value-type="float" office:value="15265.0944126364" calcext:value-type="float">
            <text:p>15265.09</text:p>
          </table:table-cell>
          <table:table-cell office:value-type="float" office:value="18636.0397066131" calcext:value-type="float">
            <text:p>18636.04</text:p>
          </table:table-cell>
          <table:table-cell office:value-type="float" office:value="22363.2476479357" calcext:value-type="float">
            <text:p>22363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6" calcext:value-type="float">
            <text:p>4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643.6674961159" calcext:value-type="float">
            <text:p>17643.67</text:p>
          </table:table-cell>
          <table:table-cell office:value-type="float" office:value="42471.2220590906" calcext:value-type="float">
            <text:p>42471.22</text:p>
          </table:table-cell>
          <table:table-cell office:value-type="float" office:value="9720.27470401465" calcext:value-type="float">
            <text:p>9720.27</text:p>
          </table:table-cell>
          <table:table-cell office:value-type="float" office:value="94483740.3215072" calcext:value-type="float">
            <text:p>94483740.32</text:p>
          </table:table-cell>
          <table:table-cell office:value-type="float" office:value="15255.5688750619" calcext:value-type="float">
            <text:p>15255.57</text:p>
          </table:table-cell>
          <table:table-cell office:value-type="float" office:value="17643.6674961159" calcext:value-type="float">
            <text:p>17643.67</text:p>
          </table:table-cell>
          <table:table-cell office:value-type="float" office:value="21172.4009953391" calcext:value-type="float">
            <text:p>21172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7" calcext:value-type="float">
            <text:p>4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898.507659044" calcext:value-type="float">
            <text:p>16898.51</text:p>
          </table:table-cell>
          <table:table-cell office:value-type="float" office:value="36847.6835038553" calcext:value-type="float">
            <text:p>36847.68</text:p>
          </table:table-cell>
          <table:table-cell office:value-type="float" office:value="9746.34678581431" calcext:value-type="float">
            <text:p>9746.35</text:p>
          </table:table-cell>
          <table:table-cell office:value-type="float" office:value="94991275.669353" calcext:value-type="float">
            <text:p>94991275.67</text:p>
          </table:table-cell>
          <table:table-cell office:value-type="float" office:value="14178.1867998694" calcext:value-type="float">
            <text:p>14178.19</text:p>
          </table:table-cell>
          <table:table-cell office:value-type="float" office:value="16898.507659044" calcext:value-type="float">
            <text:p>16898.51</text:p>
          </table:table-cell>
          <table:table-cell office:value-type="float" office:value="20278.2091908528" calcext:value-type="float">
            <text:p>20278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8" calcext:value-type="float">
            <text:p>4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719.5481938813" calcext:value-type="float">
            <text:p>18719.55</text:p>
          </table:table-cell>
          <table:table-cell office:value-type="float" office:value="40560.9811306679" calcext:value-type="float">
            <text:p>40560.98</text:p>
          </table:table-cell>
          <table:table-cell office:value-type="float" office:value="10052.298408746" calcext:value-type="float">
            <text:p>10052.30</text:p>
          </table:table-cell>
          <table:table-cell office:value-type="float" office:value="101048703.298477" calcext:value-type="float">
            <text:p>101048703.30</text:p>
          </table:table-cell>
          <table:table-cell office:value-type="float" office:value="15655.0014865091" calcext:value-type="float">
            <text:p>15655.00</text:p>
          </table:table-cell>
          <table:table-cell office:value-type="float" office:value="18719.5481938813" calcext:value-type="float">
            <text:p>18719.55</text:p>
          </table:table-cell>
          <table:table-cell office:value-type="float" office:value="22463.4578326576" calcext:value-type="float">
            <text:p>22463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9" calcext:value-type="float">
            <text:p>4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608.4466030142" calcext:value-type="float">
            <text:p>20608.45</text:p>
          </table:table-cell>
          <table:table-cell office:value-type="float" office:value="38242.7027827797" calcext:value-type="float">
            <text:p>38242.70</text:p>
          </table:table-cell>
          <table:table-cell office:value-type="float" office:value="9056.98686185131" calcext:value-type="float">
            <text:p>9056.99</text:p>
          </table:table-cell>
          <table:table-cell office:value-type="float" office:value="82029011.0157472" calcext:value-type="float">
            <text:p>82029011.02</text:p>
          </table:table-cell>
          <table:table-cell office:value-type="float" office:value="15988.2609808265" calcext:value-type="float">
            <text:p>15988.26</text:p>
          </table:table-cell>
          <table:table-cell office:value-type="float" office:value="20608.4466030142" calcext:value-type="float">
            <text:p>20608.45</text:p>
          </table:table-cell>
          <table:table-cell office:value-type="float" office:value="24730.135923617" calcext:value-type="float">
            <text:p>24730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50" calcext:value-type="float">
            <text:p>5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289.9052867652" calcext:value-type="float">
            <text:p>20289.91</text:p>
          </table:table-cell>
          <table:table-cell office:value-type="float" office:value="44660.9811306679" calcext:value-type="float">
            <text:p>44660.98</text:p>
          </table:table-cell>
          <table:table-cell office:value-type="float" office:value="10457.2931480489" calcext:value-type="float">
            <text:p>10457.29</text:p>
          </table:table-cell>
          <table:table-cell office:value-type="float" office:value="109354979.98423" calcext:value-type="float">
            <text:p>109354979.98</text:p>
          </table:table-cell>
          <table:table-cell office:value-type="float" office:value="17051.5755597637" calcext:value-type="float">
            <text:p>17051.58</text:p>
          </table:table-cell>
          <table:table-cell office:value-type="float" office:value="20289.9052867652" calcext:value-type="float">
            <text:p>20289.91</text:p>
          </table:table-cell>
          <table:table-cell office:value-type="float" office:value="24347.8863441182" calcext:value-type="float">
            <text:p>24347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51" calcext:value-type="float">
            <text:p>5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138.8764262627" calcext:value-type="float">
            <text:p>19138.88</text:p>
          </table:table-cell>
          <table:table-cell office:value-type="float" office:value="45773.1959116279" calcext:value-type="float">
            <text:p>45773.20</text:p>
          </table:table-cell>
          <table:table-cell office:value-type="float" office:value="10713.7848498919" calcext:value-type="float">
            <text:p>10713.78</text:p>
          </table:table-cell>
          <table:table-cell office:value-type="float" office:value="114785185.809772" calcext:value-type="float">
            <text:p>114785185.81</text:p>
          </table:table-cell>
          <table:table-cell office:value-type="float" office:value="16509.2411416613" calcext:value-type="float">
            <text:p>16509.24</text:p>
          </table:table-cell>
          <table:table-cell office:value-type="float" office:value="19138.8764262627" calcext:value-type="float">
            <text:p>19138.88</text:p>
          </table:table-cell>
          <table:table-cell office:value-type="float" office:value="22966.6517115152" calcext:value-type="float">
            <text:p>22966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52" calcext:value-type="float">
            <text:p>5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288.5907530655" calcext:value-type="float">
            <text:p>20288.59</text:p>
          </table:table-cell>
          <table:table-cell office:value-type="float" office:value="43019.090885901" calcext:value-type="float">
            <text:p>43019.09</text:p>
          </table:table-cell>
          <table:table-cell office:value-type="float" office:value="11170.1605335144" calcext:value-type="float">
            <text:p>11170.16</text:p>
          </table:table-cell>
          <table:table-cell office:value-type="float" office:value="124772486.344482" calcext:value-type="float">
            <text:p>124772486.34</text:p>
          </table:table-cell>
          <table:table-cell office:value-type="float" office:value="16816.9939215657" calcext:value-type="float">
            <text:p>16816.99</text:p>
          </table:table-cell>
          <table:table-cell office:value-type="float" office:value="20288.5907530655" calcext:value-type="float">
            <text:p>20288.59</text:p>
          </table:table-cell>
          <table:table-cell office:value-type="float" office:value="24346.3089036785" calcext:value-type="float">
            <text:p>24346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53" calcext:value-type="float">
            <text:p>5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475.7698955264" calcext:value-type="float">
            <text:p>21475.77</text:p>
          </table:table-cell>
          <table:table-cell office:value-type="float" office:value="45628.859838417" calcext:value-type="float">
            <text:p>45628.86</text:p>
          </table:table-cell>
          <table:table-cell office:value-type="float" office:value="10617.217397482" calcext:value-type="float">
            <text:p>10617.22</text:p>
          </table:table-cell>
          <table:table-cell office:value-type="float" office:value="112725305.265394" calcext:value-type="float">
            <text:p>112725305.27</text:p>
          </table:table-cell>
          <table:table-cell office:value-type="float" office:value="17806.3551562806" calcext:value-type="float">
            <text:p>17806.36</text:p>
          </table:table-cell>
          <table:table-cell office:value-type="float" office:value="21475.7698955264" calcext:value-type="float">
            <text:p>21475.77</text:p>
          </table:table-cell>
          <table:table-cell office:value-type="float" office:value="25770.9238746316" calcext:value-type="float">
            <text:p>25770.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54" calcext:value-type="float">
            <text:p>5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389.4789804605" calcext:value-type="float">
            <text:p>20389.48</text:p>
          </table:table-cell>
          <table:table-cell office:value-type="float" office:value="41291.3780286485" calcext:value-type="float">
            <text:p>41291.38</text:p>
          </table:table-cell>
          <table:table-cell office:value-type="float" office:value="9696.42199902469" calcext:value-type="float">
            <text:p>9696.42</text:p>
          </table:table-cell>
          <table:table-cell office:value-type="float" office:value="94020599.58317" calcext:value-type="float">
            <text:p>94020599.58</text:p>
          </table:table-cell>
          <table:table-cell office:value-type="float" office:value="16575.7134549545" calcext:value-type="float">
            <text:p>16575.71</text:p>
          </table:table-cell>
          <table:table-cell office:value-type="float" office:value="20389.4789804605" calcext:value-type="float">
            <text:p>20389.48</text:p>
          </table:table-cell>
          <table:table-cell office:value-type="float" office:value="24467.3747765526" calcext:value-type="float">
            <text:p>24467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55" calcext:value-type="float">
            <text:p>5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255.2160766063" calcext:value-type="float">
            <text:p>20255.22</text:p>
          </table:table-cell>
          <table:table-cell office:value-type="float" office:value="41347.0129472589" calcext:value-type="float">
            <text:p>41347.01</text:p>
          </table:table-cell>
          <table:table-cell office:value-type="float" office:value="9183.58093632815" calcext:value-type="float">
            <text:p>9183.58</text:p>
          </table:table-cell>
          <table:table-cell office:value-type="float" office:value="84338158.8140897" calcext:value-type="float">
            <text:p>84338158.81</text:p>
          </table:table-cell>
          <table:table-cell office:value-type="float" office:value="16526.4621033012" calcext:value-type="float">
            <text:p>16526.46</text:p>
          </table:table-cell>
          <table:table-cell office:value-type="float" office:value="20255.2160766063" calcext:value-type="float">
            <text:p>20255.22</text:p>
          </table:table-cell>
          <table:table-cell office:value-type="float" office:value="24306.2592919275" calcext:value-type="float">
            <text:p>24306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56" calcext:value-type="float">
            <text:p>5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538.3013986153" calcext:value-type="float">
            <text:p>21538.30</text:p>
          </table:table-cell>
          <table:table-cell office:value-type="float" office:value="41347.0129472589" calcext:value-type="float">
            <text:p>41347.01</text:p>
          </table:table-cell>
          <table:table-cell office:value-type="float" office:value="9433.76357836731" calcext:value-type="float">
            <text:p>9433.76</text:p>
          </table:table-cell>
          <table:table-cell office:value-type="float" office:value="88995895.2525296" calcext:value-type="float">
            <text:p>88995895.25</text:p>
          </table:table-cell>
          <table:table-cell office:value-type="float" office:value="17037.4974036755" calcext:value-type="float">
            <text:p>17037.50</text:p>
          </table:table-cell>
          <table:table-cell office:value-type="float" office:value="21538.3013986153" calcext:value-type="float">
            <text:p>21538.30</text:p>
          </table:table-cell>
          <table:table-cell office:value-type="float" office:value="25845.9616783383" calcext:value-type="float">
            <text:p>25845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57" calcext:value-type="float">
            <text:p>5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540.8119640327" calcext:value-type="float">
            <text:p>20540.81</text:p>
          </table:table-cell>
          <table:table-cell office:value-type="float" office:value="42603.1269805561" calcext:value-type="float">
            <text:p>42603.13</text:p>
          </table:table-cell>
          <table:table-cell office:value-type="float" office:value="9324.91117604113" calcext:value-type="float">
            <text:p>9324.91</text:p>
          </table:table-cell>
          <table:table-cell office:value-type="float" office:value="86953968.4410567" calcext:value-type="float">
            <text:p>86953968.44</text:p>
          </table:table-cell>
          <table:table-cell office:value-type="float" office:value="16872.6431614596" calcext:value-type="float">
            <text:p>16872.64</text:p>
          </table:table-cell>
          <table:table-cell office:value-type="float" office:value="20540.8119640327" calcext:value-type="float">
            <text:p>20540.81</text:p>
          </table:table-cell>
          <table:table-cell office:value-type="float" office:value="24648.9743568392" calcext:value-type="float">
            <text:p>24648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58" calcext:value-type="float">
            <text:p>5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333.1336712811" calcext:value-type="float">
            <text:p>20333.13</text:p>
          </table:table-cell>
          <table:table-cell office:value-type="float" office:value="39436.1829903889" calcext:value-type="float">
            <text:p>39436.18</text:p>
          </table:table-cell>
          <table:table-cell office:value-type="float" office:value="9445.1724481692" calcext:value-type="float">
            <text:p>9445.17</text:p>
          </table:table-cell>
          <table:table-cell office:value-type="float" office:value="89211282.5756545" calcext:value-type="float">
            <text:p>89211282.58</text:p>
          </table:table-cell>
          <table:table-cell office:value-type="float" office:value="16183.7689770538" calcext:value-type="float">
            <text:p>16183.77</text:p>
          </table:table-cell>
          <table:table-cell office:value-type="float" office:value="20333.1336712811" calcext:value-type="float">
            <text:p>20333.13</text:p>
          </table:table-cell>
          <table:table-cell office:value-type="float" office:value="24399.7604055373" calcext:value-type="float">
            <text:p>24399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59" calcext:value-type="float">
            <text:p>5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814.7457955759" calcext:value-type="float">
            <text:p>19814.75</text:p>
          </table:table-cell>
          <table:table-cell office:value-type="float" office:value="34741.0135435424" calcext:value-type="float">
            <text:p>34741.01</text:p>
          </table:table-cell>
          <table:table-cell office:value-type="float" office:value="8496.69228924105" calcext:value-type="float">
            <text:p>8496.69</text:p>
          </table:table-cell>
          <table:table-cell office:value-type="float" office:value="72193779.8580483" calcext:value-type="float">
            <text:p>72193779.86</text:p>
          </table:table-cell>
          <table:table-cell office:value-type="float" office:value="14777.2962869578" calcext:value-type="float">
            <text:p>14777.30</text:p>
          </table:table-cell>
          <table:table-cell office:value-type="float" office:value="19814.7457955759" calcext:value-type="float">
            <text:p>19814.75</text:p>
          </table:table-cell>
          <table:table-cell office:value-type="float" office:value="23777.6949546911" calcext:value-type="float">
            <text:p>23777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60" calcext:value-type="float">
            <text:p>6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074.8169387482" calcext:value-type="float">
            <text:p>19074.82</text:p>
          </table:table-cell>
          <table:table-cell office:value-type="float" office:value="44257.9804089839" calcext:value-type="float">
            <text:p>44257.98</text:p>
          </table:table-cell>
          <table:table-cell office:value-type="float" office:value="9818.27612354342" calcext:value-type="float">
            <text:p>9818.28</text:p>
          </table:table-cell>
          <table:table-cell office:value-type="float" office:value="96398546.0381428" calcext:value-type="float">
            <text:p>96398546.04</text:p>
          </table:table-cell>
          <table:table-cell office:value-type="float" office:value="16312.6644925772" calcext:value-type="float">
            <text:p>16312.66</text:p>
          </table:table-cell>
          <table:table-cell office:value-type="float" office:value="19074.8169387482" calcext:value-type="float">
            <text:p>19074.82</text:p>
          </table:table-cell>
          <table:table-cell office:value-type="float" office:value="22889.7803264978" calcext:value-type="float">
            <text:p>22889.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61" calcext:value-type="float">
            <text:p>6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660.8761710272" calcext:value-type="float">
            <text:p>18660.88</text:p>
          </table:table-cell>
          <table:table-cell office:value-type="float" office:value="40412.3297938491" calcext:value-type="float">
            <text:p>40412.33</text:p>
          </table:table-cell>
          <table:table-cell office:value-type="float" office:value="8941.71502615137" calcext:value-type="float">
            <text:p>8941.72</text:p>
          </table:table-cell>
          <table:table-cell office:value-type="float" office:value="79954267.6089012" calcext:value-type="float">
            <text:p>79954267.61</text:p>
          </table:table-cell>
          <table:table-cell office:value-type="float" office:value="15603.3642869928" calcext:value-type="float">
            <text:p>15603.36</text:p>
          </table:table-cell>
          <table:table-cell office:value-type="float" office:value="18660.8761710272" calcext:value-type="float">
            <text:p>18660.88</text:p>
          </table:table-cell>
          <table:table-cell office:value-type="float" office:value="22393.0514052327" calcext:value-type="float">
            <text:p>22393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62" calcext:value-type="float">
            <text:p>6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0460.8154265917" calcext:value-type="float">
            <text:p>20460.82</text:p>
          </table:table-cell>
          <table:table-cell office:value-type="float" office:value="43088.4343034962" calcext:value-type="float">
            <text:p>43088.43</text:p>
          </table:table-cell>
          <table:table-cell office:value-type="float" office:value="9734.94982347887" calcext:value-type="float">
            <text:p>9734.95</text:p>
          </table:table-cell>
          <table:table-cell office:value-type="float" office:value="94769248.0656513" calcext:value-type="float">
            <text:p>94769248.07</text:p>
          </table:table-cell>
          <table:table-cell office:value-type="float" office:value="16912.6842419639" calcext:value-type="float">
            <text:p>16912.68</text:p>
          </table:table-cell>
          <table:table-cell office:value-type="float" office:value="20460.8154265917" calcext:value-type="float">
            <text:p>20460.82</text:p>
          </table:table-cell>
          <table:table-cell office:value-type="float" office:value="24552.97851191" calcext:value-type="float">
            <text:p>24552.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63" calcext:value-type="float">
            <text:p>6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21941.9217559405" calcext:value-type="float">
            <text:p>21941.92</text:p>
          </table:table-cell>
          <table:table-cell office:value-type="float" office:value="40720.2450337455" calcext:value-type="float">
            <text:p>40720.25</text:p>
          </table:table-cell>
          <table:table-cell office:value-type="float" office:value="9990.77991093674" calcext:value-type="float">
            <text:p>9990.78</text:p>
          </table:table-cell>
          <table:table-cell office:value-type="float" office:value="99815683.2287771" calcext:value-type="float">
            <text:p>99815683.23</text:p>
          </table:table-cell>
          <table:table-cell office:value-type="float" office:value="17010.8581893791" calcext:value-type="float">
            <text:p>17010.86</text:p>
          </table:table-cell>
          <table:table-cell office:value-type="float" office:value="21941.9217559404" calcext:value-type="float">
            <text:p>21941.92</text:p>
          </table:table-cell>
          <table:table-cell office:value-type="float" office:value="26330.3061071285" calcext:value-type="float">
            <text:p>26330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64" calcext:value-type="float">
            <text:p>6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946.897039285" calcext:value-type="float">
            <text:p>19946.90</text:p>
          </table:table-cell>
          <table:table-cell office:value-type="float" office:value="37487.2852547804" calcext:value-type="float">
            <text:p>37487.29</text:p>
          </table:table-cell>
          <table:table-cell office:value-type="float" office:value="9076.33076468413" calcext:value-type="float">
            <text:p>9076.33</text:p>
          </table:table-cell>
          <table:table-cell office:value-type="float" office:value="82379780.1499516" calcext:value-type="float">
            <text:p>82379780.15</text:p>
          </table:table-cell>
          <table:table-cell office:value-type="float" office:value="15601.5547167057" calcext:value-type="float">
            <text:p>15601.55</text:p>
          </table:table-cell>
          <table:table-cell office:value-type="float" office:value="19946.897039285" calcext:value-type="float">
            <text:p>19946.90</text:p>
          </table:table-cell>
          <table:table-cell office:value-type="float" office:value="23936.276447142" calcext:value-type="float">
            <text:p>23936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65" calcext:value-type="float">
            <text:p>6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940.4505284463" calcext:value-type="float">
            <text:p>19940.45</text:p>
          </table:table-cell>
          <table:table-cell office:value-type="float" office:value="39382.8345259688" calcext:value-type="float">
            <text:p>39382.83</text:p>
          </table:table-cell>
          <table:table-cell office:value-type="float" office:value="9719.49145435054" calcext:value-type="float">
            <text:p>9719.49</text:p>
          </table:table-cell>
          <table:table-cell office:value-type="float" office:value="94468514.1311932" calcext:value-type="float">
            <text:p>94468514.13</text:p>
          </table:table-cell>
          <table:table-cell office:value-type="float" office:value="16022.7905707136" calcext:value-type="float">
            <text:p>16022.79</text:p>
          </table:table-cell>
          <table:table-cell office:value-type="float" office:value="19940.4505284462" calcext:value-type="float">
            <text:p>19940.45</text:p>
          </table:table-cell>
          <table:table-cell office:value-type="float" office:value="23928.5406341355" calcext:value-type="float">
            <text:p>23928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66" calcext:value-type="float">
            <text:p>6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557.2307171757" calcext:value-type="float">
            <text:p>19557.23</text:p>
          </table:table-cell>
          <table:table-cell office:value-type="float" office:value="40412.3297938491" calcext:value-type="float">
            <text:p>40412.33</text:p>
          </table:table-cell>
          <table:table-cell office:value-type="float" office:value="7843.50950587233" calcext:value-type="float">
            <text:p>7843.51</text:p>
          </table:table-cell>
          <table:table-cell office:value-type="float" office:value="61520641.3687096" calcext:value-type="float">
            <text:p>61520641.37</text:p>
          </table:table-cell>
          <table:table-cell office:value-type="float" office:value="16047.0157775598" calcext:value-type="float">
            <text:p>16047.02</text:p>
          </table:table-cell>
          <table:table-cell office:value-type="float" office:value="19557.2307171757" calcext:value-type="float">
            <text:p>19557.23</text:p>
          </table:table-cell>
          <table:table-cell office:value-type="float" office:value="23468.6768606108" calcext:value-type="float">
            <text:p>23468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67" calcext:value-type="float">
            <text:p>6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780.2428150066" calcext:value-type="float">
            <text:p>17780.24</text:p>
          </table:table-cell>
          <table:table-cell office:value-type="float" office:value="39395.432190748" calcext:value-type="float">
            <text:p>39395.43</text:p>
          </table:table-cell>
          <table:table-cell office:value-type="float" office:value="9249.43914525375" calcext:value-type="float">
            <text:p>9249.44</text:p>
          </table:table-cell>
          <table:table-cell office:value-type="float" office:value="85552124.5017525" calcext:value-type="float">
            <text:p>85552124.50</text:p>
          </table:table-cell>
          <table:table-cell office:value-type="float" office:value="14993.5324762578" calcext:value-type="float">
            <text:p>14993.53</text:p>
          </table:table-cell>
          <table:table-cell office:value-type="float" office:value="17780.2428150066" calcext:value-type="float">
            <text:p>17780.24</text:p>
          </table:table-cell>
          <table:table-cell office:value-type="float" office:value="21336.2913780079" calcext:value-type="float">
            <text:p>21336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68" calcext:value-type="float">
            <text:p>6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833.6203055879" calcext:value-type="float">
            <text:p>17833.62</text:p>
          </table:table-cell>
          <table:table-cell office:value-type="float" office:value="49581.7165250833" calcext:value-type="float">
            <text:p>49581.72</text:p>
          </table:table-cell>
          <table:table-cell office:value-type="float" office:value="9070.47053368608" calcext:value-type="float">
            <text:p>9070.47</text:p>
          </table:table-cell>
          <table:table-cell office:value-type="float" office:value="82273435.7024674" calcext:value-type="float">
            <text:p>82273435.70</text:p>
          </table:table-cell>
          <table:table-cell office:value-type="float" office:value="15924.6401757265" calcext:value-type="float">
            <text:p>15924.64</text:p>
          </table:table-cell>
          <table:table-cell office:value-type="float" office:value="17833.6203055879" calcext:value-type="float">
            <text:p>17833.62</text:p>
          </table:table-cell>
          <table:table-cell office:value-type="float" office:value="21400.3443667055" calcext:value-type="float">
            <text:p>21400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69" calcext:value-type="float">
            <text:p>6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514.3584351512" calcext:value-type="float">
            <text:p>18514.36</text:p>
          </table:table-cell>
          <table:table-cell office:value-type="float" office:value="35406.3843271871" calcext:value-type="float">
            <text:p>35406.38</text:p>
          </table:table-cell>
          <table:table-cell office:value-type="float" office:value="8087.92240463868" calcext:value-type="float">
            <text:p>8087.92</text:p>
          </table:table-cell>
          <table:table-cell office:value-type="float" office:value="65414488.8234564" calcext:value-type="float">
            <text:p>65414488.82</text:p>
          </table:table-cell>
          <table:table-cell office:value-type="float" office:value="14640.3045617771" calcext:value-type="float">
            <text:p>14640.30</text:p>
          </table:table-cell>
          <table:table-cell office:value-type="float" office:value="18514.3584351512" calcext:value-type="float">
            <text:p>18514.36</text:p>
          </table:table-cell>
          <table:table-cell office:value-type="float" office:value="22217.2301221814" calcext:value-type="float">
            <text:p>22217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70" calcext:value-type="float">
            <text:p>7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9803.4401229259" calcext:value-type="float">
            <text:p>19803.44</text:p>
          </table:table-cell>
          <table:table-cell office:value-type="float" office:value="39286.9416052972" calcext:value-type="float">
            <text:p>39286.94</text:p>
          </table:table-cell>
          <table:table-cell office:value-type="float" office:value="9394.81055018701" calcext:value-type="float">
            <text:p>9394.81</text:p>
          </table:table-cell>
          <table:table-cell office:value-type="float" office:value="88262465.2739052" calcext:value-type="float">
            <text:p>88262465.27</text:p>
          </table:table-cell>
          <table:table-cell office:value-type="float" office:value="15948.7612953478" calcext:value-type="float">
            <text:p>15948.76</text:p>
          </table:table-cell>
          <table:table-cell office:value-type="float" office:value="19803.4401229259" calcext:value-type="float">
            <text:p>19803.44</text:p>
          </table:table-cell>
          <table:table-cell office:value-type="float" office:value="23764.128147511" calcext:value-type="float">
            <text:p>23764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71" calcext:value-type="float">
            <text:p>7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620.9270082409" calcext:value-type="float">
            <text:p>18620.93</text:p>
          </table:table-cell>
          <table:table-cell office:value-type="float" office:value="50878.2087003595" calcext:value-type="float">
            <text:p>50878.21</text:p>
          </table:table-cell>
          <table:table-cell office:value-type="float" office:value="8694.45357376487" calcext:value-type="float">
            <text:p>8694.45</text:p>
          </table:table-cell>
          <table:table-cell office:value-type="float" office:value="75593522.9463527" calcext:value-type="float">
            <text:p>75593522.95</text:p>
          </table:table-cell>
          <table:table-cell office:value-type="float" office:value="16568.2377571844" calcext:value-type="float">
            <text:p>16568.24</text:p>
          </table:table-cell>
          <table:table-cell office:value-type="float" office:value="18620.9270082409" calcext:value-type="float">
            <text:p>18620.93</text:p>
          </table:table-cell>
          <table:table-cell office:value-type="float" office:value="22345.1124098891" calcext:value-type="float">
            <text:p>22345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72" calcext:value-type="float">
            <text:p>7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750.0526033016" calcext:value-type="float">
            <text:p>17750.05</text:p>
          </table:table-cell>
          <table:table-cell office:value-type="float" office:value="36255.8441227157" calcext:value-type="float">
            <text:p>36255.84</text:p>
          </table:table-cell>
          <table:table-cell office:value-type="float" office:value="8714.35336489414" calcext:value-type="float">
            <text:p>8714.35</text:p>
          </table:table-cell>
          <table:table-cell office:value-type="float" office:value="75939954.5682419" calcext:value-type="float">
            <text:p>75939954.57</text:p>
          </table:table-cell>
          <table:table-cell office:value-type="float" office:value="14506.4291811922" calcext:value-type="float">
            <text:p>14506.43</text:p>
          </table:table-cell>
          <table:table-cell office:value-type="float" office:value="17750.0526033016" calcext:value-type="float">
            <text:p>17750.05</text:p>
          </table:table-cell>
          <table:table-cell office:value-type="float" office:value="21300.0631239619" calcext:value-type="float">
            <text:p>21300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73" calcext:value-type="float">
            <text:p>7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220.1638580485" calcext:value-type="float">
            <text:p>15220.16</text:p>
          </table:table-cell>
          <table:table-cell office:value-type="float" office:value="38549.5341569977" calcext:value-type="float">
            <text:p>38549.53</text:p>
          </table:table-cell>
          <table:table-cell office:value-type="float" office:value="8992.83366930414" calcext:value-type="float">
            <text:p>8992.83</text:p>
          </table:table-cell>
          <table:table-cell office:value-type="float" office:value="80871057.4037702" calcext:value-type="float">
            <text:p>80871057.40</text:p>
          </table:table-cell>
          <table:table-cell office:value-type="float" office:value="13344.0153452864" calcext:value-type="float">
            <text:p>13344.02</text:p>
          </table:table-cell>
          <table:table-cell office:value-type="float" office:value="15220.1638580485" calcext:value-type="float">
            <text:p>15220.16</text:p>
          </table:table-cell>
          <table:table-cell office:value-type="float" office:value="18264.1966296582" calcext:value-type="float">
            <text:p>18264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74" calcext:value-type="float">
            <text:p>7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900.8269844486" calcext:value-type="float">
            <text:p>14900.83</text:p>
          </table:table-cell>
          <table:table-cell office:value-type="float" office:value="34286.9416052972" calcext:value-type="float">
            <text:p>34286.94</text:p>
          </table:table-cell>
          <table:table-cell office:value-type="float" office:value="8707.62148134441" calcext:value-type="float">
            <text:p>8707.62</text:p>
          </table:table-cell>
          <table:table-cell office:value-type="float" office:value="75822671.8623707" calcext:value-type="float">
            <text:p>75822671.86</text:p>
          </table:table-cell>
          <table:table-cell office:value-type="float" office:value="12739.5195242641" calcext:value-type="float">
            <text:p>12739.52</text:p>
          </table:table-cell>
          <table:table-cell office:value-type="float" office:value="14900.8269844486" calcext:value-type="float">
            <text:p>14900.83</text:p>
          </table:table-cell>
          <table:table-cell office:value-type="float" office:value="17880.9923813383" calcext:value-type="float">
            <text:p>17880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75" calcext:value-type="float">
            <text:p>7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427.0768284422" calcext:value-type="float">
            <text:p>16427.08</text:p>
          </table:table-cell>
          <table:table-cell office:value-type="float" office:value="33768.0589036757" calcext:value-type="float">
            <text:p>33768.06</text:p>
          </table:table-cell>
          <table:table-cell office:value-type="float" office:value="9420.00208037702" calcext:value-type="float">
            <text:p>9420.00</text:p>
          </table:table-cell>
          <table:table-cell office:value-type="float" office:value="88736439.1943074" calcext:value-type="float">
            <text:p>88736439.19</text:p>
          </table:table-cell>
          <table:table-cell office:value-type="float" office:value="13474.2249224455" calcext:value-type="float">
            <text:p>13474.22</text:p>
          </table:table-cell>
          <table:table-cell office:value-type="float" office:value="16427.0768284422" calcext:value-type="float">
            <text:p>16427.08</text:p>
          </table:table-cell>
          <table:table-cell office:value-type="float" office:value="19712.4921941306" calcext:value-type="float">
            <text:p>19712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76" calcext:value-type="float">
            <text:p>7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516.4770982858" calcext:value-type="float">
            <text:p>15516.48</text:p>
          </table:table-cell>
          <table:table-cell office:value-type="float" office:value="37579.4942341046" calcext:value-type="float">
            <text:p>37579.49</text:p>
          </table:table-cell>
          <table:table-cell office:value-type="float" office:value="9073.04149355667" calcext:value-type="float">
            <text:p>9073.04</text:p>
          </table:table-cell>
          <table:table-cell office:value-type="float" office:value="82320081.9438011" calcext:value-type="float">
            <text:p>82320081.94</text:p>
          </table:table-cell>
          <table:table-cell office:value-type="float" office:value="13452.3426697457" calcext:value-type="float">
            <text:p>13452.34</text:p>
          </table:table-cell>
          <table:table-cell office:value-type="float" office:value="15516.4770982858" calcext:value-type="float">
            <text:p>15516.48</text:p>
          </table:table-cell>
          <table:table-cell office:value-type="float" office:value="18619.7725179429" calcext:value-type="float">
            <text:p>18619.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77" calcext:value-type="float">
            <text:p>7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496.6005942427" calcext:value-type="float">
            <text:p>16496.60</text:p>
          </table:table-cell>
          <table:table-cell office:value-type="float" office:value="36502.8153987288" calcext:value-type="float">
            <text:p>36502.82</text:p>
          </table:table-cell>
          <table:table-cell office:value-type="float" office:value="8221.93060026033" calcext:value-type="float">
            <text:p>8221.93</text:p>
          </table:table-cell>
          <table:table-cell office:value-type="float" office:value="67600142.7954972" calcext:value-type="float">
            <text:p>67600142.80</text:p>
          </table:table-cell>
          <table:table-cell office:value-type="float" office:value="13914.8304628659" calcext:value-type="float">
            <text:p>13914.83</text:p>
          </table:table-cell>
          <table:table-cell office:value-type="float" office:value="16496.6005942427" calcext:value-type="float">
            <text:p>16496.60</text:p>
          </table:table-cell>
          <table:table-cell office:value-type="float" office:value="19795.9207130913" calcext:value-type="float">
            <text:p>19795.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78" calcext:value-type="float">
            <text:p>7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083.2595405333" calcext:value-type="float">
            <text:p>17083.26</text:p>
          </table:table-cell>
          <table:table-cell office:value-type="float" office:value="35071.2220590906" calcext:value-type="float">
            <text:p>35071.22</text:p>
          </table:table-cell>
          <table:table-cell office:value-type="float" office:value="7772.14811967368" calcext:value-type="float">
            <text:p>7772.15</text:p>
          </table:table-cell>
          <table:table-cell office:value-type="float" office:value="60406286.3941471" calcext:value-type="float">
            <text:p>60406286.39</text:p>
          </table:table-cell>
          <table:table-cell office:value-type="float" office:value="13998.2682656023" calcext:value-type="float">
            <text:p>13998.27</text:p>
          </table:table-cell>
          <table:table-cell office:value-type="float" office:value="17083.2595405333" calcext:value-type="float">
            <text:p>17083.26</text:p>
          </table:table-cell>
          <table:table-cell office:value-type="float" office:value="20499.9114486399" calcext:value-type="float">
            <text:p>20499.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79" calcext:value-type="float">
            <text:p>7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552.9162928002" calcext:value-type="float">
            <text:p>16552.92</text:p>
          </table:table-cell>
          <table:table-cell office:value-type="float" office:value="39832.1823680855" calcext:value-type="float">
            <text:p>39832.18</text:p>
          </table:table-cell>
          <table:table-cell office:value-type="float" office:value="7975.41456434809" calcext:value-type="float">
            <text:p>7975.41</text:p>
          </table:table-cell>
          <table:table-cell office:value-type="float" office:value="63607237.4732157" calcext:value-type="float">
            <text:p>63607237.47</text:p>
          </table:table-cell>
          <table:table-cell office:value-type="float" office:value="14318.558390978" calcext:value-type="float">
            <text:p>14318.56</text:p>
          </table:table-cell>
          <table:table-cell office:value-type="float" office:value="16552.9162928002" calcext:value-type="float">
            <text:p>16552.92</text:p>
          </table:table-cell>
          <table:table-cell office:value-type="float" office:value="19863.4995513602" calcext:value-type="float">
            <text:p>19863.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80" calcext:value-type="float">
            <text:p>8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770.4071131876" calcext:value-type="float">
            <text:p>15770.41</text:p>
          </table:table-cell>
          <table:table-cell office:value-type="float" office:value="30904.508745169" calcext:value-type="float">
            <text:p>30904.51</text:p>
          </table:table-cell>
          <table:table-cell office:value-type="float" office:value="7742.83225687024" calcext:value-type="float">
            <text:p>7742.83</text:p>
          </table:table-cell>
          <table:table-cell office:value-type="float" office:value="59951451.3580303" calcext:value-type="float">
            <text:p>59951451.36</text:p>
          </table:table-cell>
          <table:table-cell office:value-type="float" office:value="12659.073663747" calcext:value-type="float">
            <text:p>12659.07</text:p>
          </table:table-cell>
          <table:table-cell office:value-type="float" office:value="15770.4071131876" calcext:value-type="float">
            <text:p>15770.41</text:p>
          </table:table-cell>
          <table:table-cell office:value-type="float" office:value="18924.4885358251" calcext:value-type="float">
            <text:p>18924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81" calcext:value-type="float">
            <text:p>8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243.8687351349" calcext:value-type="float">
            <text:p>16243.87</text:p>
          </table:table-cell>
          <table:table-cell office:value-type="float" office:value="39415.8075905685" calcext:value-type="float">
            <text:p>39415.81</text:p>
          </table:table-cell>
          <table:table-cell office:value-type="float" office:value="8362.01878648057" calcext:value-type="float">
            <text:p>8362.02</text:p>
          </table:table-cell>
          <table:table-cell office:value-type="float" office:value="69923358.185454" calcext:value-type="float">
            <text:p>69923358.19</text:p>
          </table:table-cell>
          <table:table-cell office:value-type="float" office:value="14084.4004663503" calcext:value-type="float">
            <text:p>14084.40</text:p>
          </table:table-cell>
          <table:table-cell office:value-type="float" office:value="16243.8687351349" calcext:value-type="float">
            <text:p>16243.87</text:p>
          </table:table-cell>
          <table:table-cell office:value-type="float" office:value="19492.6424821619" calcext:value-type="float">
            <text:p>19492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82" calcext:value-type="float">
            <text:p>8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729.2215048092" calcext:value-type="float">
            <text:p>14729.22</text:p>
          </table:table-cell>
          <table:table-cell office:value-type="float" office:value="30904.508745169" calcext:value-type="float">
            <text:p>30904.51</text:p>
          </table:table-cell>
          <table:table-cell office:value-type="float" office:value="7246.09952734563" calcext:value-type="float">
            <text:p>7246.10</text:p>
          </table:table-cell>
          <table:table-cell office:value-type="float" office:value="52505958.3601985" calcext:value-type="float">
            <text:p>52505958.36</text:p>
          </table:table-cell>
          <table:table-cell office:value-type="float" office:value="12199.9744928311" calcext:value-type="float">
            <text:p>12199.97</text:p>
          </table:table-cell>
          <table:table-cell office:value-type="float" office:value="14729.2215048092" calcext:value-type="float">
            <text:p>14729.22</text:p>
          </table:table-cell>
          <table:table-cell office:value-type="float" office:value="17675.065805771" calcext:value-type="float">
            <text:p>17675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83" calcext:value-type="float">
            <text:p>8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964.4077347022" calcext:value-type="float">
            <text:p>14964.41</text:p>
          </table:table-cell>
          <table:table-cell office:value-type="float" office:value="35144.3299263566" calcext:value-type="float">
            <text:p>35144.33</text:p>
          </table:table-cell>
          <table:table-cell office:value-type="float" office:value="8135.10943942162" calcext:value-type="float">
            <text:p>8135.11</text:p>
          </table:table-cell>
          <table:table-cell office:value-type="float" office:value="66180005.5913667" calcext:value-type="float">
            <text:p>66180005.59</text:p>
          </table:table-cell>
          <table:table-cell office:value-type="float" office:value="12869.8295238269" calcext:value-type="float">
            <text:p>12869.83</text:p>
          </table:table-cell>
          <table:table-cell office:value-type="float" office:value="14964.4077347022" calcext:value-type="float">
            <text:p>14964.41</text:p>
          </table:table-cell>
          <table:table-cell office:value-type="float" office:value="17957.2892816426" calcext:value-type="float">
            <text:p>17957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84" calcext:value-type="float">
            <text:p>8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185.1070345145" calcext:value-type="float">
            <text:p>15185.11</text:p>
          </table:table-cell>
          <table:table-cell office:value-type="float" office:value="32206.3843271871" calcext:value-type="float">
            <text:p>32206.38</text:p>
          </table:table-cell>
          <table:table-cell office:value-type="float" office:value="7311.68667208039" calcext:value-type="float">
            <text:p>7311.69</text:p>
          </table:table-cell>
          <table:table-cell office:value-type="float" office:value="53460761.990678" calcext:value-type="float">
            <text:p>53460761.99</text:p>
          </table:table-cell>
          <table:table-cell office:value-type="float" office:value="12625.8349123473" calcext:value-type="float">
            <text:p>12625.83</text:p>
          </table:table-cell>
          <table:table-cell office:value-type="float" office:value="15185.1070345145" calcext:value-type="float">
            <text:p>15185.11</text:p>
          </table:table-cell>
          <table:table-cell office:value-type="float" office:value="18222.1284414174" calcext:value-type="float">
            <text:p>18222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85" calcext:value-type="float">
            <text:p>8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699.4535246965" calcext:value-type="float">
            <text:p>15699.45</text:p>
          </table:table-cell>
          <table:table-cell office:value-type="float" office:value="34970.5627484771" calcext:value-type="float">
            <text:p>34970.56</text:p>
          </table:table-cell>
          <table:table-cell office:value-type="float" office:value="8779.64886241367" calcext:value-type="float">
            <text:p>8779.65</text:p>
          </table:table-cell>
          <table:table-cell office:value-type="float" office:value="77082234.1472817" calcext:value-type="float">
            <text:p>77082234.15</text:p>
          </table:table-cell>
          <table:table-cell office:value-type="float" office:value="13278.596657679" calcext:value-type="float">
            <text:p>13278.60</text:p>
          </table:table-cell>
          <table:table-cell office:value-type="float" office:value="15699.4535246965" calcext:value-type="float">
            <text:p>15699.45</text:p>
          </table:table-cell>
          <table:table-cell office:value-type="float" office:value="18839.3442296358" calcext:value-type="float">
            <text:p>18839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86" calcext:value-type="float">
            <text:p>8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801.7188729791" calcext:value-type="float">
            <text:p>14801.72</text:p>
          </table:table-cell>
          <table:table-cell office:value-type="float" office:value="34732.3055674804" calcext:value-type="float">
            <text:p>34732.31</text:p>
          </table:table-cell>
          <table:table-cell office:value-type="float" office:value="8317.38193942546" calcext:value-type="float">
            <text:p>8317.38</text:p>
          </table:table-cell>
          <table:table-cell office:value-type="float" office:value="69178842.3262808" calcext:value-type="float">
            <text:p>69178842.33</text:p>
          </table:table-cell>
          <table:table-cell office:value-type="float" office:value="12728.1582458555" calcext:value-type="float">
            <text:p>12728.16</text:p>
          </table:table-cell>
          <table:table-cell office:value-type="float" office:value="14801.7188729791" calcext:value-type="float">
            <text:p>14801.72</text:p>
          </table:table-cell>
          <table:table-cell office:value-type="float" office:value="17762.0626475749" calcext:value-type="float">
            <text:p>17762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87" calcext:value-type="float">
            <text:p>8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107.1951111512" calcext:value-type="float">
            <text:p>15107.20</text:p>
          </table:table-cell>
          <table:table-cell office:value-type="float" office:value="36341.5776431139" calcext:value-type="float">
            <text:p>36341.58</text:p>
          </table:table-cell>
          <table:table-cell office:value-type="float" office:value="7857.40521849011" calcext:value-type="float">
            <text:p>7857.41</text:p>
          </table:table-cell>
          <table:table-cell office:value-type="float" office:value="61738816.7675557" calcext:value-type="float">
            <text:p>61738816.77</text:p>
          </table:table-cell>
          <table:table-cell office:value-type="float" office:value="13077.3190156007" calcext:value-type="float">
            <text:p>13077.32</text:p>
          </table:table-cell>
          <table:table-cell office:value-type="float" office:value="15107.1951111511" calcext:value-type="float">
            <text:p>15107.20</text:p>
          </table:table-cell>
          <table:table-cell office:value-type="float" office:value="18128.6341333814" calcext:value-type="float">
            <text:p>18128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88" calcext:value-type="float">
            <text:p>8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660.7904492877" calcext:value-type="float">
            <text:p>14660.79</text:p>
          </table:table-cell>
          <table:table-cell office:value-type="float" office:value="34135.3745316791" calcext:value-type="float">
            <text:p>34135.37</text:p>
          </table:table-cell>
          <table:table-cell office:value-type="float" office:value="7646.77920820212" calcext:value-type="float">
            <text:p>7646.78</text:p>
          </table:table-cell>
          <table:table-cell office:value-type="float" office:value="58473232.2589922" calcext:value-type="float">
            <text:p>58473232.26</text:p>
          </table:table-cell>
          <table:table-cell office:value-type="float" office:value="12580.1003194506" calcext:value-type="float">
            <text:p>12580.10</text:p>
          </table:table-cell>
          <table:table-cell office:value-type="float" office:value="14660.7904492877" calcext:value-type="float">
            <text:p>14660.79</text:p>
          </table:table-cell>
          <table:table-cell office:value-type="float" office:value="17592.9485391453" calcext:value-type="float">
            <text:p>17592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89" calcext:value-type="float">
            <text:p>8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993.0193850676" calcext:value-type="float">
            <text:p>13993.02</text:p>
          </table:table-cell>
          <table:table-cell office:value-type="float" office:value="33041.3302244984" calcext:value-type="float">
            <text:p>33041.33</text:p>
          </table:table-cell>
          <table:table-cell office:value-type="float" office:value="7629.47630363172" calcext:value-type="float">
            <text:p>7629.48</text:p>
          </table:table-cell>
          <table:table-cell office:value-type="float" office:value="58208908.6676779" calcext:value-type="float">
            <text:p>58208908.67</text:p>
          </table:table-cell>
          <table:table-cell office:value-type="float" office:value="12060.7686179173" calcext:value-type="float">
            <text:p>12060.77</text:p>
          </table:table-cell>
          <table:table-cell office:value-type="float" office:value="13993.0193850676" calcext:value-type="float">
            <text:p>13993.02</text:p>
          </table:table-cell>
          <table:table-cell office:value-type="float" office:value="16791.6232620811" calcext:value-type="float">
            <text:p>16791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90" calcext:value-type="float">
            <text:p>9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003.5255038258" calcext:value-type="float">
            <text:p>15003.53</text:p>
          </table:table-cell>
          <table:table-cell office:value-type="float" office:value="30880.9009275932" calcext:value-type="float">
            <text:p>30880.90</text:p>
          </table:table-cell>
          <table:table-cell office:value-type="float" office:value="7605.79656015535" calcext:value-type="float">
            <text:p>7605.80</text:p>
          </table:table-cell>
          <table:table-cell office:value-type="float" office:value="57848141.314471" calcext:value-type="float">
            <text:p>57848141.31</text:p>
          </table:table-cell>
          <table:table-cell office:value-type="float" office:value="12326.993834138" calcext:value-type="float">
            <text:p>12326.99</text:p>
          </table:table-cell>
          <table:table-cell office:value-type="float" office:value="15003.5255038258" calcext:value-type="float">
            <text:p>15003.53</text:p>
          </table:table-cell>
          <table:table-cell office:value-type="float" office:value="18004.2306045909" calcext:value-type="float">
            <text:p>18004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91" calcext:value-type="float">
            <text:p>9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655.8049391608" calcext:value-type="float">
            <text:p>14655.80</text:p>
          </table:table-cell>
          <table:table-cell office:value-type="float" office:value="33058.4192695091" calcext:value-type="float">
            <text:p>33058.42</text:p>
          </table:table-cell>
          <table:table-cell office:value-type="float" office:value="7912.48812936723" calcext:value-type="float">
            <text:p>7912.49</text:p>
          </table:table-cell>
          <table:table-cell office:value-type="float" office:value="62607468.3973774" calcext:value-type="float">
            <text:p>62607468.40</text:p>
          </table:table-cell>
          <table:table-cell office:value-type="float" office:value="12455.4554941128" calcext:value-type="float">
            <text:p>12455.46</text:p>
          </table:table-cell>
          <table:table-cell office:value-type="float" office:value="14655.8049391608" calcext:value-type="float">
            <text:p>14655.80</text:p>
          </table:table-cell>
          <table:table-cell office:value-type="float" office:value="17586.9659269929" calcext:value-type="float">
            <text:p>17586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92" calcext:value-type="float">
            <text:p>9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839.6953299846" calcext:value-type="float">
            <text:p>14839.70</text:p>
          </table:table-cell>
          <table:table-cell office:value-type="float" office:value="34399.4949366117" calcext:value-type="float">
            <text:p>34399.49</text:p>
          </table:table-cell>
          <table:table-cell office:value-type="float" office:value="8269.00185380779" calcext:value-type="float">
            <text:p>8269.00</text:p>
          </table:table-cell>
          <table:table-cell office:value-type="float" office:value="68376391.6582766" calcext:value-type="float">
            <text:p>68376391.66</text:p>
          </table:table-cell>
          <table:table-cell office:value-type="float" office:value="12715.6437027309" calcext:value-type="float">
            <text:p>12715.64</text:p>
          </table:table-cell>
          <table:table-cell office:value-type="float" office:value="14839.6953299846" calcext:value-type="float">
            <text:p>14839.70</text:p>
          </table:table-cell>
          <table:table-cell office:value-type="float" office:value="17807.6343959816" calcext:value-type="float">
            <text:p>17807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93" calcext:value-type="float">
            <text:p>9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427.7887187163" calcext:value-type="float">
            <text:p>15427.79</text:p>
          </table:table-cell>
          <table:table-cell office:value-type="float" office:value="32612.3297938491" calcext:value-type="float">
            <text:p>32612.33</text:p>
          </table:table-cell>
          <table:table-cell office:value-type="float" office:value="8822.3138046004" calcext:value-type="float">
            <text:p>8822.31</text:p>
          </table:table-cell>
          <table:table-cell office:value-type="float" office:value="77833220.8668429" calcext:value-type="float">
            <text:p>77833220.87</text:p>
          </table:table-cell>
          <table:table-cell office:value-type="float" office:value="12808.7441616574" calcext:value-type="float">
            <text:p>12808.74</text:p>
          </table:table-cell>
          <table:table-cell office:value-type="float" office:value="15427.7887187163" calcext:value-type="float">
            <text:p>15427.79</text:p>
          </table:table-cell>
          <table:table-cell office:value-type="float" office:value="18513.3464624595" calcext:value-type="float">
            <text:p>18513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94" calcext:value-type="float">
            <text:p>9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078.6971854673" calcext:value-type="float">
            <text:p>14078.70</text:p>
          </table:table-cell>
          <table:table-cell office:value-type="float" office:value="29410.8900128789" calcext:value-type="float">
            <text:p>29410.89</text:p>
          </table:table-cell>
          <table:table-cell office:value-type="float" office:value="7179.41751864702" calcext:value-type="float">
            <text:p>7179.42</text:p>
          </table:table-cell>
          <table:table-cell office:value-type="float" office:value="51544035.9070557" calcext:value-type="float">
            <text:p>51544035.91</text:p>
          </table:table-cell>
          <table:table-cell office:value-type="float" office:value="11647.6868263092" calcext:value-type="float">
            <text:p>11647.69</text:p>
          </table:table-cell>
          <table:table-cell office:value-type="float" office:value="14078.6971854673" calcext:value-type="float">
            <text:p>14078.70</text:p>
          </table:table-cell>
          <table:table-cell office:value-type="float" office:value="16894.4366225607" calcext:value-type="float">
            <text:p>16894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95" calcext:value-type="float">
            <text:p>9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863.5016999038" calcext:value-type="float">
            <text:p>13863.50</text:p>
          </table:table-cell>
          <table:table-cell office:value-type="float" office:value="32632.1823680855" calcext:value-type="float">
            <text:p>32632.18</text:p>
          </table:table-cell>
          <table:table-cell office:value-type="float" office:value="8523.8100123973" calcext:value-type="float">
            <text:p>8523.81</text:p>
          </table:table-cell>
          <table:table-cell office:value-type="float" office:value="72655337.1274444" calcext:value-type="float">
            <text:p>72655337.13</text:p>
          </table:table-cell>
          <table:table-cell office:value-type="float" office:value="11939.747588761" calcext:value-type="float">
            <text:p>11939.75</text:p>
          </table:table-cell>
          <table:table-cell office:value-type="float" office:value="13863.5016999038" calcext:value-type="float">
            <text:p>13863.50</text:p>
          </table:table-cell>
          <table:table-cell office:value-type="float" office:value="16636.2020398846" calcext:value-type="float">
            <text:p>16636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96" calcext:value-type="float">
            <text:p>9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378.8768330104" calcext:value-type="float">
            <text:p>13378.88</text:p>
          </table:table-cell>
          <table:table-cell office:value-type="float" office:value="33768.0589036757" calcext:value-type="float">
            <text:p>33768.06</text:p>
          </table:table-cell>
          <table:table-cell office:value-type="float" office:value="8981.91116556773" calcext:value-type="float">
            <text:p>8981.91</text:p>
          </table:table-cell>
          <table:table-cell office:value-type="float" office:value="80674728.1861502" calcext:value-type="float">
            <text:p>80674728.19</text:p>
          </table:table-cell>
          <table:table-cell office:value-type="float" office:value="11733.5232132158" calcext:value-type="float">
            <text:p>11733.52</text:p>
          </table:table-cell>
          <table:table-cell office:value-type="float" office:value="13378.8768330104" calcext:value-type="float">
            <text:p>13378.88</text:p>
          </table:table-cell>
          <table:table-cell office:value-type="float" office:value="16054.6521996124" calcext:value-type="float">
            <text:p>16054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97" calcext:value-type="float">
            <text:p>9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365.8359769385" calcext:value-type="float">
            <text:p>13365.84</text:p>
          </table:table-cell>
          <table:table-cell office:value-type="float" office:value="31341.5776431139" calcext:value-type="float">
            <text:p>31341.58</text:p>
          </table:table-cell>
          <table:table-cell office:value-type="float" office:value="8343.5523664719" calcext:value-type="float">
            <text:p>8343.55</text:p>
          </table:table-cell>
          <table:table-cell office:value-type="float" office:value="69614866.0920589" calcext:value-type="float">
            <text:p>69614866.09</text:p>
          </table:table-cell>
          <table:table-cell office:value-type="float" office:value="11503.3340047116" calcext:value-type="float">
            <text:p>11503.33</text:p>
          </table:table-cell>
          <table:table-cell office:value-type="float" office:value="13365.8359769385" calcext:value-type="float">
            <text:p>13365.84</text:p>
          </table:table-cell>
          <table:table-cell office:value-type="float" office:value="16039.0031723262" calcext:value-type="float">
            <text:p>16039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98" calcext:value-type="float">
            <text:p>9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2892.439454905" calcext:value-type="float">
            <text:p>12892.44</text:p>
          </table:table-cell>
          <table:table-cell office:value-type="float" office:value="33901.6892392373" calcext:value-type="float">
            <text:p>33901.69</text:p>
          </table:table-cell>
          <table:table-cell office:value-type="float" office:value="7962.33752189732" calcext:value-type="float">
            <text:p>7962.34</text:p>
          </table:table-cell>
          <table:table-cell office:value-type="float" office:value="63398818.8126139" calcext:value-type="float">
            <text:p>63398818.81</text:p>
          </table:table-cell>
          <table:table-cell office:value-type="float" office:value="11413.405002919" calcext:value-type="float">
            <text:p>11413.41</text:p>
          </table:table-cell>
          <table:table-cell office:value-type="float" office:value="12892.439454905" calcext:value-type="float">
            <text:p>12892.44</text:p>
          </table:table-cell>
          <table:table-cell office:value-type="float" office:value="15470.9273458861" calcext:value-type="float">
            <text:p>15470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99" calcext:value-type="float">
            <text:p>9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697.5217024468" calcext:value-type="float">
            <text:p>13697.52</text:p>
          </table:table-cell>
          <table:table-cell office:value-type="float" office:value="36232.1823680855" calcext:value-type="float">
            <text:p>36232.18</text:p>
          </table:table-cell>
          <table:table-cell office:value-type="float" office:value="8092.54915496079" calcext:value-type="float">
            <text:p>8092.55</text:p>
          </table:table-cell>
          <table:table-cell office:value-type="float" office:value="65489351.8254565" calcext:value-type="float">
            <text:p>65489351.83</text:p>
          </table:table-cell>
          <table:table-cell office:value-type="float" office:value="12134.6251839334" calcext:value-type="float">
            <text:p>12134.63</text:p>
          </table:table-cell>
          <table:table-cell office:value-type="float" office:value="13697.5217024468" calcext:value-type="float">
            <text:p>13697.52</text:p>
          </table:table-cell>
          <table:table-cell office:value-type="float" office:value="16437.0260429361" calcext:value-type="float">
            <text:p>16437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0" calcext:value-type="float">
            <text:p>0</text:p>
          </table:table-cell>
          <table:table-cell office:value-type="float" office:value="1188.63495173727" calcext:value-type="float">
            <text:p>1188.63</text:p>
          </table:table-cell>
          <table:table-cell office:value-type="float" office:value="32229.9096128314" calcext:value-type="float">
            <text:p>32229.91</text:p>
          </table:table-cell>
          <table:table-cell office:value-type="float" office:value="55352.533858856" calcext:value-type="float">
            <text:p>55352.53</text:p>
          </table:table-cell>
          <table:table-cell office:value-type="float" office:value="13053.1199977182" calcext:value-type="float">
            <text:p>13053.12</text:p>
          </table:table-cell>
          <table:table-cell office:value-type="float" office:value="170383941.67483" calcext:value-type="float">
            <text:p>170383941.67</text:p>
          </table:table-cell>
          <table:table-cell office:value-type="float" office:value="23576.4153904691" calcext:value-type="float">
            <text:p>23576.42</text:p>
          </table:table-cell>
          <table:table-cell office:value-type="float" office:value="32229.9096128314" calcext:value-type="float">
            <text:p>32229.91</text:p>
          </table:table-cell>
          <table:table-cell office:value-type="float" office:value="38675.8915353977" calcext:value-type="float">
            <text:p>38675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" calcext:value-type="float">
            <text:p>1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31983.1333469776" calcext:value-type="float">
            <text:p>31983.13</text:p>
          </table:table-cell>
          <table:table-cell office:value-type="float" office:value="61449.0331729124" calcext:value-type="float">
            <text:p>61449.03</text:p>
          </table:table-cell>
          <table:table-cell office:value-type="float" office:value="13968.6404034246" calcext:value-type="float">
            <text:p>13968.64</text:p>
          </table:table-cell>
          <table:table-cell office:value-type="float" office:value="195122914.720185" calcext:value-type="float">
            <text:p>195122914.72</text:p>
          </table:table-cell>
          <table:table-cell office:value-type="float" office:value="25280.2455865696" calcext:value-type="float">
            <text:p>25280.25</text:p>
          </table:table-cell>
          <table:table-cell office:value-type="float" office:value="31983.1333469776" calcext:value-type="float">
            <text:p>31983.13</text:p>
          </table:table-cell>
          <table:table-cell office:value-type="float" office:value="38379.7600163731" calcext:value-type="float">
            <text:p>38379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" calcext:value-type="float">
            <text:p>2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30335.8347787659" calcext:value-type="float">
            <text:p>30335.83</text:p>
          </table:table-cell>
          <table:table-cell office:value-type="float" office:value="55496.6774703315" calcext:value-type="float">
            <text:p>55496.68</text:p>
          </table:table-cell>
          <table:table-cell office:value-type="float" office:value="11627.3053066476" calcext:value-type="float">
            <text:p>11627.31</text:p>
          </table:table-cell>
          <table:table-cell office:value-type="float" office:value="135194228.693994" calcext:value-type="float">
            <text:p>135194228.69</text:p>
          </table:table-cell>
          <table:table-cell office:value-type="float" office:value="23287.5986520117" calcext:value-type="float">
            <text:p>23287.60</text:p>
          </table:table-cell>
          <table:table-cell office:value-type="float" office:value="30335.8347787659" calcext:value-type="float">
            <text:p>30335.83</text:p>
          </table:table-cell>
          <table:table-cell office:value-type="float" office:value="36403.0017345191" calcext:value-type="float">
            <text:p>36403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" calcext:value-type="float">
            <text:p>3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28914.6237659394" calcext:value-type="float">
            <text:p>28914.62</text:p>
          </table:table-cell>
          <table:table-cell office:value-type="float" office:value="54290.2279601069" calcext:value-type="float">
            <text:p>54290.23</text:p>
          </table:table-cell>
          <table:table-cell office:value-type="float" office:value="11938.2706417626" calcext:value-type="float">
            <text:p>11938.27</text:p>
          </table:table-cell>
          <table:table-cell office:value-type="float" office:value="142522305.915971" calcext:value-type="float">
            <text:p>142522305.92</text:p>
          </table:table-cell>
          <table:table-cell office:value-type="float" office:value="22577.3331141055" calcext:value-type="float">
            <text:p>22577.33</text:p>
          </table:table-cell>
          <table:table-cell office:value-type="float" office:value="28914.6237659393" calcext:value-type="float">
            <text:p>28914.62</text:p>
          </table:table-cell>
          <table:table-cell office:value-type="float" office:value="34697.5485191272" calcext:value-type="float">
            <text:p>34697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" calcext:value-type="float">
            <text:p>4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29091.0659501994" calcext:value-type="float">
            <text:p>29091.07</text:p>
          </table:table-cell>
          <table:table-cell office:value-type="float" office:value="49819.8051533946" calcext:value-type="float">
            <text:p>49819.81</text:p>
          </table:table-cell>
          <table:table-cell office:value-type="float" office:value="12146.2757717402" calcext:value-type="float">
            <text:p>12146.28</text:p>
          </table:table-cell>
          <table:table-cell office:value-type="float" office:value="147532015.123162" calcext:value-type="float">
            <text:p>147532015.12</text:p>
          </table:table-cell>
          <table:table-cell office:value-type="float" office:value="21236.2483998792" calcext:value-type="float">
            <text:p>21236.25</text:p>
          </table:table-cell>
          <table:table-cell office:value-type="float" office:value="29091.0659501994" calcext:value-type="float">
            <text:p>29091.07</text:p>
          </table:table-cell>
          <table:table-cell office:value-type="float" office:value="34909.2791402393" calcext:value-type="float">
            <text:p>34909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5" calcext:value-type="float">
            <text:p>5</text:p>
          </table:table-cell>
          <table:table-cell office:value-type="float" office:value="1106.4495102246" calcext:value-type="float">
            <text:p>1106.45</text:p>
          </table:table-cell>
          <table:table-cell office:value-type="float" office:value="28099.8867544941" calcext:value-type="float">
            <text:p>28099.89</text:p>
          </table:table-cell>
          <table:table-cell office:value-type="float" office:value="49819.8051533946" calcext:value-type="float">
            <text:p>49819.81</text:p>
          </table:table-cell>
          <table:table-cell office:value-type="float" office:value="11624.3733654448" calcext:value-type="float">
            <text:p>11624.37</text:p>
          </table:table-cell>
          <table:table-cell office:value-type="float" office:value="135126056.139263" calcext:value-type="float">
            <text:p>135126056.14</text:p>
          </table:table-cell>
          <table:table-cell office:value-type="float" office:value="21115.3989148261" calcext:value-type="float">
            <text:p>21115.40</text:p>
          </table:table-cell>
          <table:table-cell office:value-type="float" office:value="28099.8867544941" calcext:value-type="float">
            <text:p>28099.89</text:p>
          </table:table-cell>
          <table:table-cell office:value-type="float" office:value="33719.8641053929" calcext:value-type="float">
            <text:p>33719.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6" calcext:value-type="float">
            <text:p>6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9244.0637352212" calcext:value-type="float">
            <text:p>29244.06</text:p>
          </table:table-cell>
          <table:table-cell office:value-type="float" office:value="60654.1889907858" calcext:value-type="float">
            <text:p>60654.19</text:p>
          </table:table-cell>
          <table:table-cell office:value-type="float" office:value="12768.0065578674" calcext:value-type="float">
            <text:p>12768.01</text:p>
          </table:table-cell>
          <table:table-cell office:value-type="float" office:value="163021991.461746" calcext:value-type="float">
            <text:p>163021991.46</text:p>
          </table:table-cell>
          <table:table-cell office:value-type="float" office:value="23978.4069388493" calcext:value-type="float">
            <text:p>23978.41</text:p>
          </table:table-cell>
          <table:table-cell office:value-type="float" office:value="29244.0637352212" calcext:value-type="float">
            <text:p>29244.06</text:p>
          </table:table-cell>
          <table:table-cell office:value-type="float" office:value="35092.8764822655" calcext:value-type="float">
            <text:p>35092.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7" calcext:value-type="float">
            <text:p>7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8752.1671065351" calcext:value-type="float">
            <text:p>28752.17</text:p>
          </table:table-cell>
          <table:table-cell office:value-type="float" office:value="51982.5901668305" calcext:value-type="float">
            <text:p>51982.59</text:p>
          </table:table-cell>
          <table:table-cell office:value-type="float" office:value="11278.4957002972" calcext:value-type="float">
            <text:p>11278.50</text:p>
          </table:table-cell>
          <table:table-cell office:value-type="float" office:value="127204465.261622" calcext:value-type="float">
            <text:p>127204465.26</text:p>
          </table:table-cell>
          <table:table-cell office:value-type="float" office:value="21873.9319358884" calcext:value-type="float">
            <text:p>21873.93</text:p>
          </table:table-cell>
          <table:table-cell office:value-type="float" office:value="28752.1671065351" calcext:value-type="float">
            <text:p>28752.17</text:p>
          </table:table-cell>
          <table:table-cell office:value-type="float" office:value="34502.6005278421" calcext:value-type="float">
            <text:p>34502.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8" calcext:value-type="float">
            <text:p>8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9478.4781915677" calcext:value-type="float">
            <text:p>29478.48</text:p>
          </table:table-cell>
          <table:table-cell office:value-type="float" office:value="56257.5323421273" calcext:value-type="float">
            <text:p>56257.53</text:p>
          </table:table-cell>
          <table:table-cell office:value-type="float" office:value="11808.5920847906" calcext:value-type="float">
            <text:p>11808.59</text:p>
          </table:table-cell>
          <table:table-cell office:value-type="float" office:value="139442847.024978" calcext:value-type="float">
            <text:p>139442847.02</text:p>
          </table:table-cell>
          <table:table-cell office:value-type="float" office:value="23201.0814244837" calcext:value-type="float">
            <text:p>23201.08</text:p>
          </table:table-cell>
          <table:table-cell office:value-type="float" office:value="29478.4781915677" calcext:value-type="float">
            <text:p>29478.48</text:p>
          </table:table-cell>
          <table:table-cell office:value-type="float" office:value="35374.1738298812" calcext:value-type="float">
            <text:p>35374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9" calcext:value-type="float">
            <text:p>9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7392.5498259303" calcext:value-type="float">
            <text:p>27392.55</text:p>
          </table:table-cell>
          <table:table-cell office:value-type="float" office:value="54832.8157299975" calcext:value-type="float">
            <text:p>54832.82</text:p>
          </table:table-cell>
          <table:table-cell office:value-type="float" office:value="13206.8457314475" calcext:value-type="float">
            <text:p>13206.85</text:p>
          </table:table-cell>
          <table:table-cell office:value-type="float" office:value="174420774.174254" calcext:value-type="float">
            <text:p>174420774.17</text:p>
          </table:table-cell>
          <table:table-cell office:value-type="float" office:value="22116.3677191113" calcext:value-type="float">
            <text:p>22116.37</text:p>
          </table:table-cell>
          <table:table-cell office:value-type="float" office:value="27392.5498259303" calcext:value-type="float">
            <text:p>27392.55</text:p>
          </table:table-cell>
          <table:table-cell office:value-type="float" office:value="32871.0597911163" calcext:value-type="float">
            <text:p>32871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0" calcext:value-type="float">
            <text:p>10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8185.655222149" calcext:value-type="float">
            <text:p>28185.66</text:p>
          </table:table-cell>
          <table:table-cell office:value-type="float" office:value="54832.8157299975" calcext:value-type="float">
            <text:p>54832.82</text:p>
          </table:table-cell>
          <table:table-cell office:value-type="float" office:value="13880.43963844" calcext:value-type="float">
            <text:p>13880.44</text:p>
          </table:table-cell>
          <table:table-cell office:value-type="float" office:value="192666604.556375" calcext:value-type="float">
            <text:p>192666604.56</text:p>
          </table:table-cell>
          <table:table-cell office:value-type="float" office:value="22427.348001121" calcext:value-type="float">
            <text:p>22427.35</text:p>
          </table:table-cell>
          <table:table-cell office:value-type="float" office:value="28185.655222149" calcext:value-type="float">
            <text:p>28185.66</text:p>
          </table:table-cell>
          <table:table-cell office:value-type="float" office:value="33822.7862665788" calcext:value-type="float">
            <text:p>33822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1" calcext:value-type="float">
            <text:p>11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6845.1969653087" calcext:value-type="float">
            <text:p>26845.20</text:p>
          </table:table-cell>
          <table:table-cell office:value-type="float" office:value="51654.1889907858" calcext:value-type="float">
            <text:p>51654.19</text:p>
          </table:table-cell>
          <table:table-cell office:value-type="float" office:value="12418.662391911" calcext:value-type="float">
            <text:p>12418.66</text:p>
          </table:table-cell>
          <table:table-cell office:value-type="float" office:value="154223175.604264" calcext:value-type="float">
            <text:p>154223175.60</text:p>
          </table:table-cell>
          <table:table-cell office:value-type="float" office:value="21244.4810317191" calcext:value-type="float">
            <text:p>21244.48</text:p>
          </table:table-cell>
          <table:table-cell office:value-type="float" office:value="26845.1969653087" calcext:value-type="float">
            <text:p>26845.20</text:p>
          </table:table-cell>
          <table:table-cell office:value-type="float" office:value="32214.2363583704" calcext:value-type="float">
            <text:p>32214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2" calcext:value-type="float">
            <text:p>12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5640.3792768323" calcext:value-type="float">
            <text:p>25640.38</text:p>
          </table:table-cell>
          <table:table-cell office:value-type="float" office:value="53828.859838417" calcext:value-type="float">
            <text:p>53828.86</text:p>
          </table:table-cell>
          <table:table-cell office:value-type="float" office:value="14028.8703583169" calcext:value-type="float">
            <text:p>14028.87</text:p>
          </table:table-cell>
          <table:table-cell office:value-type="float" office:value="196809203.530464" calcext:value-type="float">
            <text:p>196809203.53</text:p>
          </table:table-cell>
          <table:table-cell office:value-type="float" office:value="21151.5349241203" calcext:value-type="float">
            <text:p>21151.53</text:p>
          </table:table-cell>
          <table:table-cell office:value-type="float" office:value="25640.3792768323" calcext:value-type="float">
            <text:p>25640.38</text:p>
          </table:table-cell>
          <table:table-cell office:value-type="float" office:value="30768.4551321987" calcext:value-type="float">
            <text:p>30768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3" calcext:value-type="float">
            <text:p>13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4287.3443028207" calcext:value-type="float">
            <text:p>24287.34</text:p>
          </table:table-cell>
          <table:table-cell office:value-type="float" office:value="49451.4657157219" calcext:value-type="float">
            <text:p>49451.47</text:p>
          </table:table-cell>
          <table:table-cell office:value-type="float" office:value="12843.8476484703" calcext:value-type="float">
            <text:p>12843.85</text:p>
          </table:table-cell>
          <table:table-cell office:value-type="float" office:value="164964422.417116" calcext:value-type="float">
            <text:p>164964422.42</text:p>
          </table:table-cell>
          <table:table-cell office:value-type="float" office:value="19785.5288045899" calcext:value-type="float">
            <text:p>19785.53</text:p>
          </table:table-cell>
          <table:table-cell office:value-type="float" office:value="24287.3443028207" calcext:value-type="float">
            <text:p>24287.34</text:p>
          </table:table-cell>
          <table:table-cell office:value-type="float" office:value="29144.8131633848" calcext:value-type="float">
            <text:p>29144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4" calcext:value-type="float">
            <text:p>14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3735.4358774207" calcext:value-type="float">
            <text:p>23735.44</text:p>
          </table:table-cell>
          <table:table-cell office:value-type="float" office:value="49451.4657157219" calcext:value-type="float">
            <text:p>49451.47</text:p>
          </table:table-cell>
          <table:table-cell office:value-type="float" office:value="12313.3402757084" calcext:value-type="float">
            <text:p>12313.34</text:p>
          </table:table-cell>
          <table:table-cell office:value-type="float" office:value="151618348.745383" calcext:value-type="float">
            <text:p>151618348.75</text:p>
          </table:table-cell>
          <table:table-cell office:value-type="float" office:value="19532.2213438571" calcext:value-type="float">
            <text:p>19532.22</text:p>
          </table:table-cell>
          <table:table-cell office:value-type="float" office:value="23735.4358774207" calcext:value-type="float">
            <text:p>23735.44</text:p>
          </table:table-cell>
          <table:table-cell office:value-type="float" office:value="28482.5230529048" calcext:value-type="float">
            <text:p>28482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5" calcext:value-type="float">
            <text:p>15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3623.4942595719" calcext:value-type="float">
            <text:p>23623.49</text:p>
          </table:table-cell>
          <table:table-cell office:value-type="float" office:value="47401.2131840277" calcext:value-type="float">
            <text:p>47401.21</text:p>
          </table:table-cell>
          <table:table-cell office:value-type="float" office:value="11165.6524414421" calcext:value-type="float">
            <text:p>11165.65</text:p>
          </table:table-cell>
          <table:table-cell office:value-type="float" office:value="124671794.443081" calcext:value-type="float">
            <text:p>124671794.44</text:p>
          </table:table-cell>
          <table:table-cell office:value-type="float" office:value="19121.324655837" calcext:value-type="float">
            <text:p>19121.32</text:p>
          </table:table-cell>
          <table:table-cell office:value-type="float" office:value="23623.4942595719" calcext:value-type="float">
            <text:p>23623.49</text:p>
          </table:table-cell>
          <table:table-cell office:value-type="float" office:value="28348.1931114863" calcext:value-type="float">
            <text:p>28348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6" calcext:value-type="float">
            <text:p>16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3483.5663837542" calcext:value-type="float">
            <text:p>23483.57</text:p>
          </table:table-cell>
          <table:table-cell office:value-type="float" office:value="50146.5242289822" calcext:value-type="float">
            <text:p>50146.52</text:p>
          </table:table-cell>
          <table:table-cell office:value-type="float" office:value="12335.2102957043" calcext:value-type="float">
            <text:p>12335.21</text:p>
          </table:table-cell>
          <table:table-cell office:value-type="float" office:value="152157413.039249" calcext:value-type="float">
            <text:p>152157413.04</text:p>
          </table:table-cell>
          <table:table-cell office:value-type="float" office:value="19517.0135700182" calcext:value-type="float">
            <text:p>19517.01</text:p>
          </table:table-cell>
          <table:table-cell office:value-type="float" office:value="23483.5663837543" calcext:value-type="float">
            <text:p>23483.57</text:p>
          </table:table-cell>
          <table:table-cell office:value-type="float" office:value="28180.2796605051" calcext:value-type="float">
            <text:p>28180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7" calcext:value-type="float">
            <text:p>17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2068.7675842333" calcext:value-type="float">
            <text:p>22068.77</text:p>
          </table:table-cell>
          <table:table-cell office:value-type="float" office:value="47926.266929428" calcext:value-type="float">
            <text:p>47926.27</text:p>
          </table:table-cell>
          <table:table-cell office:value-type="float" office:value="13204.1940714301" calcext:value-type="float">
            <text:p>13204.19</text:p>
          </table:table-cell>
          <table:table-cell office:value-type="float" office:value="174350741.07599" calcext:value-type="float">
            <text:p>174350741.08</text:p>
          </table:table-cell>
          <table:table-cell office:value-type="float" office:value="18466.5707185046" calcext:value-type="float">
            <text:p>18466.57</text:p>
          </table:table-cell>
          <table:table-cell office:value-type="float" office:value="22068.7675842333" calcext:value-type="float">
            <text:p>22068.77</text:p>
          </table:table-cell>
          <table:table-cell office:value-type="float" office:value="26482.52110108" calcext:value-type="float">
            <text:p>26482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8" calcext:value-type="float">
            <text:p>18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2080.1591884892" calcext:value-type="float">
            <text:p>22080.16</text:p>
          </table:table-cell>
          <table:table-cell office:value-type="float" office:value="63090.7961389814" calcext:value-type="float">
            <text:p>63090.80</text:p>
          </table:table-cell>
          <table:table-cell office:value-type="float" office:value="12598.2232034694" calcext:value-type="float">
            <text:p>12598.22</text:p>
          </table:table-cell>
          <table:table-cell office:value-type="float" office:value="158715227.884434" calcext:value-type="float">
            <text:p>158715227.88</text:p>
          </table:table-cell>
          <table:table-cell office:value-type="float" office:value="19806.5493323783" calcext:value-type="float">
            <text:p>19806.55</text:p>
          </table:table-cell>
          <table:table-cell office:value-type="float" office:value="22080.1591884892" calcext:value-type="float">
            <text:p>22080.16</text:p>
          </table:table-cell>
          <table:table-cell office:value-type="float" office:value="26496.1910261871" calcext:value-type="float">
            <text:p>26496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9" calcext:value-type="float">
            <text:p>19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4238.6018047697" calcext:value-type="float">
            <text:p>24238.60</text:p>
          </table:table-cell>
          <table:table-cell office:value-type="float" office:value="59803.3784784746" calcext:value-type="float">
            <text:p>59803.38</text:p>
          </table:table-cell>
          <table:table-cell office:value-type="float" office:value="13402.7713587944" calcext:value-type="float">
            <text:p>13402.77</text:p>
          </table:table-cell>
          <table:table-cell office:value-type="float" office:value="179634280.096119" calcext:value-type="float">
            <text:p>179634280.10</text:p>
          </table:table-cell>
          <table:table-cell office:value-type="float" office:value="21066.3453998349" calcext:value-type="float">
            <text:p>21066.35</text:p>
          </table:table-cell>
          <table:table-cell office:value-type="float" office:value="24238.6018047697" calcext:value-type="float">
            <text:p>24238.60</text:p>
          </table:table-cell>
          <table:table-cell office:value-type="float" office:value="29086.3221657236" calcext:value-type="float">
            <text:p>29086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0" calcext:value-type="float">
            <text:p>20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1517.5895777305" calcext:value-type="float">
            <text:p>21517.59</text:p>
          </table:table-cell>
          <table:table-cell office:value-type="float" office:value="54580.9370745522" calcext:value-type="float">
            <text:p>54580.94</text:p>
          </table:table-cell>
          <table:table-cell office:value-type="float" office:value="12339.25560847" calcext:value-type="float">
            <text:p>12339.26</text:p>
          </table:table-cell>
          <table:table-cell office:value-type="float" office:value="152257228.971157" calcext:value-type="float">
            <text:p>152257228.97</text:p>
          </table:table-cell>
          <table:table-cell office:value-type="float" office:value="18842.5583296519" calcext:value-type="float">
            <text:p>18842.56</text:p>
          </table:table-cell>
          <table:table-cell office:value-type="float" office:value="21517.5895777305" calcext:value-type="float">
            <text:p>21517.59</text:p>
          </table:table-cell>
          <table:table-cell office:value-type="float" office:value="25821.1074932766" calcext:value-type="float">
            <text:p>25821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1" calcext:value-type="float">
            <text:p>21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2560.2405555874" calcext:value-type="float">
            <text:p>22560.24</text:p>
          </table:table-cell>
          <table:table-cell office:value-type="float" office:value="54580.9370745522" calcext:value-type="float">
            <text:p>54580.94</text:p>
          </table:table-cell>
          <table:table-cell office:value-type="float" office:value="12177.4921396709" calcext:value-type="float">
            <text:p>12177.49</text:p>
          </table:table-cell>
          <table:table-cell office:value-type="float" office:value="148291314.811748" calcext:value-type="float">
            <text:p>148291314.81</text:p>
          </table:table-cell>
          <table:table-cell office:value-type="float" office:value="19517.343858137" calcext:value-type="float">
            <text:p>19517.34</text:p>
          </table:table-cell>
          <table:table-cell office:value-type="float" office:value="22560.2405555874" calcext:value-type="float">
            <text:p>22560.24</text:p>
          </table:table-cell>
          <table:table-cell office:value-type="float" office:value="27072.2886667048" calcext:value-type="float">
            <text:p>27072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2" calcext:value-type="float">
            <text:p>22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4130.3858821107" calcext:value-type="float">
            <text:p>24130.39</text:p>
          </table:table-cell>
          <table:table-cell office:value-type="float" office:value="54859.1065684755" calcext:value-type="float">
            <text:p>54859.11</text:p>
          </table:table-cell>
          <table:table-cell office:value-type="float" office:value="13258.2957002597" calcext:value-type="float">
            <text:p>13258.30</text:p>
          </table:table-cell>
          <table:table-cell office:value-type="float" office:value="175782404.875526" calcext:value-type="float">
            <text:p>175782404.88</text:p>
          </table:table-cell>
          <table:table-cell office:value-type="float" office:value="20492.2704748341" calcext:value-type="float">
            <text:p>20492.27</text:p>
          </table:table-cell>
          <table:table-cell office:value-type="float" office:value="24130.3858821107" calcext:value-type="float">
            <text:p>24130.39</text:p>
          </table:table-cell>
          <table:table-cell office:value-type="float" office:value="28956.4630585329" calcext:value-type="float">
            <text:p>28956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3" calcext:value-type="float">
            <text:p>23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3875.8201795231" calcext:value-type="float">
            <text:p>23875.82</text:p>
          </table:table-cell>
          <table:table-cell office:value-type="float" office:value="50983.3054541499" calcext:value-type="float">
            <text:p>50983.31</text:p>
          </table:table-cell>
          <table:table-cell office:value-type="float" office:value="12607.2715831388" calcext:value-type="float">
            <text:p>12607.27</text:p>
          </table:table-cell>
          <table:table-cell office:value-type="float" office:value="158943296.77102" calcext:value-type="float">
            <text:p>158943296.77</text:p>
          </table:table-cell>
          <table:table-cell office:value-type="float" office:value="19840.0473872689" calcext:value-type="float">
            <text:p>19840.05</text:p>
          </table:table-cell>
          <table:table-cell office:value-type="float" office:value="23875.8201795231" calcext:value-type="float">
            <text:p>23875.82</text:p>
          </table:table-cell>
          <table:table-cell office:value-type="float" office:value="28650.9842154278" calcext:value-type="float">
            <text:p>28650.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4" calcext:value-type="float">
            <text:p>24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3814.7355495796" calcext:value-type="float">
            <text:p>23814.74</text:p>
          </table:table-cell>
          <table:table-cell office:value-type="float" office:value="50983.3054541499" calcext:value-type="float">
            <text:p>50983.31</text:p>
          </table:table-cell>
          <table:table-cell office:value-type="float" office:value="13650.999584337" calcext:value-type="float">
            <text:p>13651.00</text:p>
          </table:table-cell>
          <table:table-cell office:value-type="float" office:value="186349789.651569" calcext:value-type="float">
            <text:p>186349789.65</text:p>
          </table:table-cell>
          <table:table-cell office:value-type="float" office:value="19809.0474460948" calcext:value-type="float">
            <text:p>19809.05</text:p>
          </table:table-cell>
          <table:table-cell office:value-type="float" office:value="23814.7355495796" calcext:value-type="float">
            <text:p>23814.74</text:p>
          </table:table-cell>
          <table:table-cell office:value-type="float" office:value="28577.6826594955" calcext:value-type="float">
            <text:p>28577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5" calcext:value-type="float">
            <text:p>25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4817.7908544525" calcext:value-type="float">
            <text:p>24817.79</text:p>
          </table:table-cell>
          <table:table-cell office:value-type="float" office:value="49728.859838417" calcext:value-type="float">
            <text:p>49728.86</text:p>
          </table:table-cell>
          <table:table-cell office:value-type="float" office:value="11860.611067364" calcext:value-type="float">
            <text:p>11860.61</text:p>
          </table:table-cell>
          <table:table-cell office:value-type="float" office:value="140674094.891278" calcext:value-type="float">
            <text:p>140674094.89</text:p>
          </table:table-cell>
          <table:table-cell office:value-type="float" office:value="20065.2323482815" calcext:value-type="float">
            <text:p>20065.23</text:p>
          </table:table-cell>
          <table:table-cell office:value-type="float" office:value="24817.7908544525" calcext:value-type="float">
            <text:p>24817.79</text:p>
          </table:table-cell>
          <table:table-cell office:value-type="float" office:value="29781.3490253429" calcext:value-type="float">
            <text:p>29781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6" calcext:value-type="float">
            <text:p>26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3791.6504559049" calcext:value-type="float">
            <text:p>23791.65</text:p>
          </table:table-cell>
          <table:table-cell office:value-type="float" office:value="47300.1873347068" calcext:value-type="float">
            <text:p>47300.19</text:p>
          </table:table-cell>
          <table:table-cell office:value-type="float" office:value="12252.1615911065" calcext:value-type="float">
            <text:p>12252.16</text:p>
          </table:table-cell>
          <table:table-cell office:value-type="float" office:value="150115463.654585" calcext:value-type="float">
            <text:p>150115463.65</text:p>
          </table:table-cell>
          <table:table-cell office:value-type="float" office:value="19163.0947395787" calcext:value-type="float">
            <text:p>19163.09</text:p>
          </table:table-cell>
          <table:table-cell office:value-type="float" office:value="23791.6504559049" calcext:value-type="float">
            <text:p>23791.65</text:p>
          </table:table-cell>
          <table:table-cell office:value-type="float" office:value="28549.9805470858" calcext:value-type="float">
            <text:p>28549.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7" calcext:value-type="float">
            <text:p>27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3095.7894904392" calcext:value-type="float">
            <text:p>23095.79</text:p>
          </table:table-cell>
          <table:table-cell office:value-type="float" office:value="47571.6889079687" calcext:value-type="float">
            <text:p>47571.69</text:p>
          </table:table-cell>
          <table:table-cell office:value-type="float" office:value="10885.0395031144" calcext:value-type="float">
            <text:p>10885.04</text:p>
          </table:table-cell>
          <table:table-cell office:value-type="float" office:value="118484084.984361" calcext:value-type="float">
            <text:p>118484084.98</text:p>
          </table:table-cell>
          <table:table-cell office:value-type="float" office:value="18911.5192817179" calcext:value-type="float">
            <text:p>18911.52</text:p>
          </table:table-cell>
          <table:table-cell office:value-type="float" office:value="23095.7894904392" calcext:value-type="float">
            <text:p>23095.79</text:p>
          </table:table-cell>
          <table:table-cell office:value-type="float" office:value="27714.947388527" calcext:value-type="float">
            <text:p>27714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8" calcext:value-type="float">
            <text:p>28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1599.2873747265" calcext:value-type="float">
            <text:p>21599.29</text:p>
          </table:table-cell>
          <table:table-cell office:value-type="float" office:value="44634.033021228" calcext:value-type="float">
            <text:p>44634.03</text:p>
          </table:table-cell>
          <table:table-cell office:value-type="float" office:value="11419.0495513074" calcext:value-type="float">
            <text:p>11419.05</text:p>
          </table:table-cell>
          <table:table-cell office:value-type="float" office:value="130394692.655214" calcext:value-type="float">
            <text:p>130394692.66</text:p>
          </table:table-cell>
          <table:table-cell office:value-type="float" office:value="17721.9641629236" calcext:value-type="float">
            <text:p>17721.96</text:p>
          </table:table-cell>
          <table:table-cell office:value-type="float" office:value="21599.2873747265" calcext:value-type="float">
            <text:p>21599.29</text:p>
          </table:table-cell>
          <table:table-cell office:value-type="float" office:value="25919.1448496718" calcext:value-type="float">
            <text:p>25919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9" calcext:value-type="float">
            <text:p>2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405.8614726585" calcext:value-type="float">
            <text:p>20405.86</text:p>
          </table:table-cell>
          <table:table-cell office:value-type="float" office:value="46623.0406306272" calcext:value-type="float">
            <text:p>46623.04</text:p>
          </table:table-cell>
          <table:table-cell office:value-type="float" office:value="12126.8499057509" calcext:value-type="float">
            <text:p>12126.85</text:p>
          </table:table-cell>
          <table:table-cell office:value-type="float" office:value="147060488.63661" calcext:value-type="float">
            <text:p>147060488.64</text:p>
          </table:table-cell>
          <table:table-cell office:value-type="float" office:value="17366.7548323292" calcext:value-type="float">
            <text:p>17366.75</text:p>
          </table:table-cell>
          <table:table-cell office:value-type="float" office:value="20405.8614726585" calcext:value-type="float">
            <text:p>20405.86</text:p>
          </table:table-cell>
          <table:table-cell office:value-type="float" office:value="24487.0337671902" calcext:value-type="float">
            <text:p>24487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0" calcext:value-type="float">
            <text:p>3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3188.63139639" calcext:value-type="float">
            <text:p>23188.63</text:p>
          </table:table-cell>
          <table:table-cell office:value-type="float" office:value="46754.6991533029" calcext:value-type="float">
            <text:p>46754.70</text:p>
          </table:table-cell>
          <table:table-cell office:value-type="float" office:value="10933.0069297604" calcext:value-type="float">
            <text:p>10933.01</text:p>
          </table:table-cell>
          <table:table-cell office:value-type="float" office:value="119530640.526189" calcext:value-type="float">
            <text:p>119530640.53</text:p>
          </table:table-cell>
          <table:table-cell office:value-type="float" office:value="18798.9239820476" calcext:value-type="float">
            <text:p>18798.92</text:p>
          </table:table-cell>
          <table:table-cell office:value-type="float" office:value="23188.63139639" calcext:value-type="float">
            <text:p>23188.63</text:p>
          </table:table-cell>
          <table:table-cell office:value-type="float" office:value="27826.357675668" calcext:value-type="float">
            <text:p>27826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1" calcext:value-type="float">
            <text:p>3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531.7557801323" calcext:value-type="float">
            <text:p>21531.76</text:p>
          </table:table-cell>
          <table:table-cell office:value-type="float" office:value="39620.3545502477" calcext:value-type="float">
            <text:p>39620.35</text:p>
          </table:table-cell>
          <table:table-cell office:value-type="float" office:value="9729.5851035836" calcext:value-type="float">
            <text:p>9729.59</text:p>
          </table:table-cell>
          <table:table-cell office:value-type="float" office:value="94664826.2878758" calcext:value-type="float">
            <text:p>94664826.29</text:p>
          </table:table-cell>
          <table:table-cell office:value-type="float" office:value="16615.870819131" calcext:value-type="float">
            <text:p>16615.87</text:p>
          </table:table-cell>
          <table:table-cell office:value-type="float" office:value="21531.7557801323" calcext:value-type="float">
            <text:p>21531.76</text:p>
          </table:table-cell>
          <table:table-cell office:value-type="float" office:value="25838.1069361588" calcext:value-type="float">
            <text:p>25838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2" calcext:value-type="float">
            <text:p>3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402.228342719" calcext:value-type="float">
            <text:p>21402.23</text:p>
          </table:table-cell>
          <table:table-cell office:value-type="float" office:value="48827.9561686653" calcext:value-type="float">
            <text:p>48827.96</text:p>
          </table:table-cell>
          <table:table-cell office:value-type="float" office:value="10640.2628582577" calcext:value-type="float">
            <text:p>10640.26</text:p>
          </table:table-cell>
          <table:table-cell office:value-type="float" office:value="113215193.692817" calcext:value-type="float">
            <text:p>113215193.69</text:p>
          </table:table-cell>
          <table:table-cell office:value-type="float" office:value="18199.6837867614" calcext:value-type="float">
            <text:p>18199.68</text:p>
          </table:table-cell>
          <table:table-cell office:value-type="float" office:value="21402.228342719" calcext:value-type="float">
            <text:p>21402.23</text:p>
          </table:table-cell>
          <table:table-cell office:value-type="float" office:value="25682.6740112628" calcext:value-type="float">
            <text:p>25682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3" calcext:value-type="float">
            <text:p>3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571.8474773904" calcext:value-type="float">
            <text:p>20571.85</text:p>
          </table:table-cell>
          <table:table-cell office:value-type="float" office:value="48001.718247416" calcext:value-type="float">
            <text:p>48001.72</text:p>
          </table:table-cell>
          <table:table-cell office:value-type="float" office:value="10063.4963571032" calcext:value-type="float">
            <text:p>10063.50</text:p>
          </table:table-cell>
          <table:table-cell office:value-type="float" office:value="101273958.92943" calcext:value-type="float">
            <text:p>101273958.93</text:p>
          </table:table-cell>
          <table:table-cell office:value-type="float" office:value="17618.5765239736" calcext:value-type="float">
            <text:p>17618.58</text:p>
          </table:table-cell>
          <table:table-cell office:value-type="float" office:value="20571.8474773904" calcext:value-type="float">
            <text:p>20571.85</text:p>
          </table:table-cell>
          <table:table-cell office:value-type="float" office:value="24686.2169728685" calcext:value-type="float">
            <text:p>24686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4" calcext:value-type="float">
            <text:p>3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012.1987281245" calcext:value-type="float">
            <text:p>21012.20</text:p>
          </table:table-cell>
          <table:table-cell office:value-type="float" office:value="42601.1261594915" calcext:value-type="float">
            <text:p>42601.13</text:p>
          </table:table-cell>
          <table:table-cell office:value-type="float" office:value="9229.56136482661" calcext:value-type="float">
            <text:p>9229.56</text:p>
          </table:table-cell>
          <table:table-cell office:value-type="float" office:value="85184802.9871001" calcext:value-type="float">
            <text:p>85184802.99</text:p>
          </table:table-cell>
          <table:table-cell office:value-type="float" office:value="17093.8750391443" calcext:value-type="float">
            <text:p>17093.88</text:p>
          </table:table-cell>
          <table:table-cell office:value-type="float" office:value="21012.1987281245" calcext:value-type="float">
            <text:p>21012.20</text:p>
          </table:table-cell>
          <table:table-cell office:value-type="float" office:value="25214.6384737494" calcext:value-type="float">
            <text:p>25214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5" calcext:value-type="float">
            <text:p>3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666.8796729632" calcext:value-type="float">
            <text:p>20666.88</text:p>
          </table:table-cell>
          <table:table-cell office:value-type="float" office:value="40859.0536512468" calcext:value-type="float">
            <text:p>40859.05</text:p>
          </table:table-cell>
          <table:table-cell office:value-type="float" office:value="8850.13182231853" calcext:value-type="float">
            <text:p>8850.13</text:p>
          </table:table-cell>
          <table:table-cell office:value-type="float" office:value="78324833.2724151" calcext:value-type="float">
            <text:p>78324833.27</text:p>
          </table:table-cell>
          <table:table-cell office:value-type="float" office:value="16617.0501524013" calcext:value-type="float">
            <text:p>16617.05</text:p>
          </table:table-cell>
          <table:table-cell office:value-type="float" office:value="20666.8796729632" calcext:value-type="float">
            <text:p>20666.88</text:p>
          </table:table-cell>
          <table:table-cell office:value-type="float" office:value="24800.2556075558" calcext:value-type="float">
            <text:p>24800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6" calcext:value-type="float">
            <text:p>3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911.2071620089" calcext:value-type="float">
            <text:p>21911.21</text:p>
          </table:table-cell>
          <table:table-cell office:value-type="float" office:value="41264.4299192085" calcext:value-type="float">
            <text:p>41264.43</text:p>
          </table:table-cell>
          <table:table-cell office:value-type="float" office:value="9457.65532634522" calcext:value-type="float">
            <text:p>9457.66</text:p>
          </table:table-cell>
          <table:table-cell office:value-type="float" office:value="89447244.2719462" calcext:value-type="float">
            <text:p>89447244.27</text:p>
          </table:table-cell>
          <table:table-cell office:value-type="float" office:value="17149.655501983" calcext:value-type="float">
            <text:p>17149.66</text:p>
          </table:table-cell>
          <table:table-cell office:value-type="float" office:value="21911.2071620089" calcext:value-type="float">
            <text:p>21911.21</text:p>
          </table:table-cell>
          <table:table-cell office:value-type="float" office:value="26293.4485944106" calcext:value-type="float">
            <text:p>26293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7" calcext:value-type="float">
            <text:p>3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204.8195010251" calcext:value-type="float">
            <text:p>20204.82</text:p>
          </table:table-cell>
          <table:table-cell office:value-type="float" office:value="42026.3962477773" calcext:value-type="float">
            <text:p>42026.40</text:p>
          </table:table-cell>
          <table:table-cell office:value-type="float" office:value="9604.96219105497" calcext:value-type="float">
            <text:p>9604.96</text:p>
          </table:table-cell>
          <table:table-cell office:value-type="float" office:value="92255298.6915956" calcext:value-type="float">
            <text:p>92255298.69</text:p>
          </table:table-cell>
          <table:table-cell office:value-type="float" office:value="16626.7365976092" calcext:value-type="float">
            <text:p>16626.74</text:p>
          </table:table-cell>
          <table:table-cell office:value-type="float" office:value="20204.8195010251" calcext:value-type="float">
            <text:p>20204.82</text:p>
          </table:table-cell>
          <table:table-cell office:value-type="float" office:value="24245.7834012301" calcext:value-type="float">
            <text:p>24245.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8" calcext:value-type="float">
            <text:p>3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331.1936095174" calcext:value-type="float">
            <text:p>22331.19</text:p>
          </table:table-cell>
          <table:table-cell office:value-type="float" office:value="37508.3179255628" calcext:value-type="float">
            <text:p>37508.32</text:p>
          </table:table-cell>
          <table:table-cell office:value-type="float" office:value="8287.21502174106" calcext:value-type="float">
            <text:p>8287.22</text:p>
          </table:table-cell>
          <table:table-cell office:value-type="float" office:value="68677932.8165707" calcext:value-type="float">
            <text:p>68677932.82</text:p>
          </table:table-cell>
          <table:table-cell office:value-type="float" office:value="16019.4936258734" calcext:value-type="float">
            <text:p>16019.49</text:p>
          </table:table-cell>
          <table:table-cell office:value-type="float" office:value="22331.1936095174" calcext:value-type="float">
            <text:p>22331.19</text:p>
          </table:table-cell>
          <table:table-cell office:value-type="float" office:value="26797.4323314209" calcext:value-type="float">
            <text:p>26797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9" calcext:value-type="float">
            <text:p>3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2100.740880934" calcext:value-type="float">
            <text:p>22100.74</text:p>
          </table:table-cell>
          <table:table-cell office:value-type="float" office:value="38812.7686543743" calcext:value-type="float">
            <text:p>38812.77</text:p>
          </table:table-cell>
          <table:table-cell office:value-type="float" office:value="9478.02087070936" calcext:value-type="float">
            <text:p>9478.02</text:p>
          </table:table-cell>
          <table:table-cell office:value-type="float" office:value="89832879.6256023" calcext:value-type="float">
            <text:p>89832879.63</text:p>
          </table:table-cell>
          <table:table-cell office:value-type="float" office:value="16488.8393712391" calcext:value-type="float">
            <text:p>16488.84</text:p>
          </table:table-cell>
          <table:table-cell office:value-type="float" office:value="22100.740880934" calcext:value-type="float">
            <text:p>22100.74</text:p>
          </table:table-cell>
          <table:table-cell office:value-type="float" office:value="26520.8890571208" calcext:value-type="float">
            <text:p>26520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0" calcext:value-type="float">
            <text:p>4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413.5993993937" calcext:value-type="float">
            <text:p>21413.60</text:p>
          </table:table-cell>
          <table:table-cell office:value-type="float" office:value="43075.4564171168" calcext:value-type="float">
            <text:p>43075.46</text:p>
          </table:table-cell>
          <table:table-cell office:value-type="float" office:value="10051.7640989929" calcext:value-type="float">
            <text:p>10051.76</text:p>
          </table:table-cell>
          <table:table-cell office:value-type="float" office:value="101037961.501802" calcext:value-type="float">
            <text:p>101037961.50</text:p>
          </table:table-cell>
          <table:table-cell office:value-type="float" office:value="17354.5069707029" calcext:value-type="float">
            <text:p>17354.51</text:p>
          </table:table-cell>
          <table:table-cell office:value-type="float" office:value="21413.5993993937" calcext:value-type="float">
            <text:p>21413.60</text:p>
          </table:table-cell>
          <table:table-cell office:value-type="float" office:value="25696.3192792725" calcext:value-type="float">
            <text:p>25696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1" calcext:value-type="float">
            <text:p>4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414.9372208525" calcext:value-type="float">
            <text:p>20414.94</text:p>
          </table:table-cell>
          <table:table-cell office:value-type="float" office:value="43075.4564171168" calcext:value-type="float">
            <text:p>43075.46</text:p>
          </table:table-cell>
          <table:table-cell office:value-type="float" office:value="10513.8910447799" calcext:value-type="float">
            <text:p>10513.89</text:p>
          </table:table-cell>
          <table:table-cell office:value-type="float" office:value="110541904.901502" calcext:value-type="float">
            <text:p>110541904.90</text:p>
          </table:table-cell>
          <table:table-cell office:value-type="float" office:value="16895.6314209569" calcext:value-type="float">
            <text:p>16895.63</text:p>
          </table:table-cell>
          <table:table-cell office:value-type="float" office:value="20414.9372208525" calcext:value-type="float">
            <text:p>20414.94</text:p>
          </table:table-cell>
          <table:table-cell office:value-type="float" office:value="24497.924665023" calcext:value-type="float">
            <text:p>24497.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2" calcext:value-type="float">
            <text:p>4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664.4831548779" calcext:value-type="float">
            <text:p>19664.48</text:p>
          </table:table-cell>
          <table:table-cell office:value-type="float" office:value="43051.9707791102" calcext:value-type="float">
            <text:p>43051.97</text:p>
          </table:table-cell>
          <table:table-cell office:value-type="float" office:value="10319.3971971416" calcext:value-type="float">
            <text:p>10319.40</text:p>
          </table:table-cell>
          <table:table-cell office:value-type="float" office:value="106489958.512375" calcext:value-type="float">
            <text:p>106489958.51</text:p>
          </table:table-cell>
          <table:table-cell office:value-type="float" office:value="16506.1169546714" calcext:value-type="float">
            <text:p>16506.12</text:p>
          </table:table-cell>
          <table:table-cell office:value-type="float" office:value="19664.4831548779" calcext:value-type="float">
            <text:p>19664.48</text:p>
          </table:table-cell>
          <table:table-cell office:value-type="float" office:value="23597.3797858535" calcext:value-type="float">
            <text:p>23597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3" calcext:value-type="float">
            <text:p>4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428.0263422209" calcext:value-type="float">
            <text:p>19428.03</text:p>
          </table:table-cell>
          <table:table-cell office:value-type="float" office:value="46574.9752627784" calcext:value-type="float">
            <text:p>46574.98</text:p>
          </table:table-cell>
          <table:table-cell office:value-type="float" office:value="9860.28938074265" calcext:value-type="float">
            <text:p>9860.29</text:p>
          </table:table-cell>
          <table:table-cell office:value-type="float" office:value="97225306.6719863" calcext:value-type="float">
            <text:p>97225306.67</text:p>
          </table:table-cell>
          <table:table-cell office:value-type="float" office:value="16773.6115338798" calcext:value-type="float">
            <text:p>16773.61</text:p>
          </table:table-cell>
          <table:table-cell office:value-type="float" office:value="19428.0263422209" calcext:value-type="float">
            <text:p>19428.03</text:p>
          </table:table-cell>
          <table:table-cell office:value-type="float" office:value="23313.631610665" calcext:value-type="float">
            <text:p>23313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4" calcext:value-type="float">
            <text:p>4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188.8572738475" calcext:value-type="float">
            <text:p>20188.86</text:p>
          </table:table-cell>
          <table:table-cell office:value-type="float" office:value="42143.1156946033" calcext:value-type="float">
            <text:p>42143.12</text:p>
          </table:table-cell>
          <table:table-cell office:value-type="float" office:value="9579.98095245282" calcext:value-type="float">
            <text:p>9579.98</text:p>
          </table:table-cell>
          <table:table-cell office:value-type="float" office:value="91776035.0493589" calcext:value-type="float">
            <text:p>91776035.05</text:p>
          </table:table-cell>
          <table:table-cell office:value-type="float" office:value="16638.1441043434" calcext:value-type="float">
            <text:p>16638.14</text:p>
          </table:table-cell>
          <table:table-cell office:value-type="float" office:value="20188.8572738475" calcext:value-type="float">
            <text:p>20188.86</text:p>
          </table:table-cell>
          <table:table-cell office:value-type="float" office:value="24226.6287286171" calcext:value-type="float">
            <text:p>24226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5" calcext:value-type="float">
            <text:p>4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383.2036413715" calcext:value-type="float">
            <text:p>20383.20</text:p>
          </table:table-cell>
          <table:table-cell office:value-type="float" office:value="43074.9752627784" calcext:value-type="float">
            <text:p>43074.98</text:p>
          </table:table-cell>
          <table:table-cell office:value-type="float" office:value="10025.8620963884" calcext:value-type="float">
            <text:p>10025.86</text:p>
          </table:table-cell>
          <table:table-cell office:value-type="float" office:value="100517910.775797" calcext:value-type="float">
            <text:p>100517910.78</text:p>
          </table:table-cell>
          <table:table-cell office:value-type="float" office:value="16879.9088389597" calcext:value-type="float">
            <text:p>16879.91</text:p>
          </table:table-cell>
          <table:table-cell office:value-type="float" office:value="20383.2036413715" calcext:value-type="float">
            <text:p>20383.20</text:p>
          </table:table-cell>
          <table:table-cell office:value-type="float" office:value="24459.8443696458" calcext:value-type="float">
            <text:p>24459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6" calcext:value-type="float">
            <text:p>4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178.6957518068" calcext:value-type="float">
            <text:p>18178.70</text:p>
          </table:table-cell>
          <table:table-cell office:value-type="float" office:value="35322.4755112299" calcext:value-type="float">
            <text:p>35322.48</text:p>
          </table:table-cell>
          <table:table-cell office:value-type="float" office:value="8893.13166567274" calcext:value-type="float">
            <text:p>8893.13</text:p>
          </table:table-cell>
          <table:table-cell office:value-type="float" office:value="79087790.8229912" calcext:value-type="float">
            <text:p>79087790.82</text:p>
          </table:table-cell>
          <table:table-cell office:value-type="float" office:value="14510.7059084683" calcext:value-type="float">
            <text:p>14510.71</text:p>
          </table:table-cell>
          <table:table-cell office:value-type="float" office:value="18178.6957518068" calcext:value-type="float">
            <text:p>18178.70</text:p>
          </table:table-cell>
          <table:table-cell office:value-type="float" office:value="21814.4349021681" calcext:value-type="float">
            <text:p>21814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7" calcext:value-type="float">
            <text:p>4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384.3826231924" calcext:value-type="float">
            <text:p>18384.38</text:p>
          </table:table-cell>
          <table:table-cell office:value-type="float" office:value="40679.4942341046" calcext:value-type="float">
            <text:p>40679.49</text:p>
          </table:table-cell>
          <table:table-cell office:value-type="float" office:value="8971.57563156392" calcext:value-type="float">
            <text:p>8971.58</text:p>
          </table:table-cell>
          <table:table-cell office:value-type="float" office:value="80489169.3128716" calcext:value-type="float">
            <text:p>80489169.31</text:p>
          </table:table-cell>
          <table:table-cell office:value-type="float" office:value="15498.0547874867" calcext:value-type="float">
            <text:p>15498.05</text:p>
          </table:table-cell>
          <table:table-cell office:value-type="float" office:value="18384.3826231924" calcext:value-type="float">
            <text:p>18384.38</text:p>
          </table:table-cell>
          <table:table-cell office:value-type="float" office:value="22061.2591478308" calcext:value-type="float">
            <text:p>22061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8" calcext:value-type="float">
            <text:p>4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143.1102330803" calcext:value-type="float">
            <text:p>18143.11</text:p>
          </table:table-cell>
          <table:table-cell office:value-type="float" office:value="45628.859838417" calcext:value-type="float">
            <text:p>45628.86</text:p>
          </table:table-cell>
          <table:table-cell office:value-type="float" office:value="9497.787740364" calcext:value-type="float">
            <text:p>9497.79</text:p>
          </table:table-cell>
          <table:table-cell office:value-type="float" office:value="90207971.9610087" calcext:value-type="float">
            <text:p>90207971.96</text:p>
          </table:table-cell>
          <table:table-cell office:value-type="float" office:value="15864.4389887057" calcext:value-type="float">
            <text:p>15864.44</text:p>
          </table:table-cell>
          <table:table-cell office:value-type="float" office:value="18143.1102330803" calcext:value-type="float">
            <text:p>18143.11</text:p>
          </table:table-cell>
          <table:table-cell office:value-type="float" office:value="21771.7322796964" calcext:value-type="float">
            <text:p>21771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9" calcext:value-type="float">
            <text:p>4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283.2955686378" calcext:value-type="float">
            <text:p>17283.30</text:p>
          </table:table-cell>
          <table:table-cell office:value-type="float" office:value="40040.7029815409" calcext:value-type="float">
            <text:p>40040.70</text:p>
          </table:table-cell>
          <table:table-cell office:value-type="float" office:value="9422.55257274448" calcext:value-type="float">
            <text:p>9422.55</text:p>
          </table:table-cell>
          <table:table-cell office:value-type="float" office:value="88784496.9861336" calcext:value-type="float">
            <text:p>88784496.99</text:p>
          </table:table-cell>
          <table:table-cell office:value-type="float" office:value="14792.2044787814" calcext:value-type="float">
            <text:p>14792.20</text:p>
          </table:table-cell>
          <table:table-cell office:value-type="float" office:value="17283.2955686378" calcext:value-type="float">
            <text:p>17283.30</text:p>
          </table:table-cell>
          <table:table-cell office:value-type="float" office:value="20739.9546823654" calcext:value-type="float">
            <text:p>20739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50" calcext:value-type="float">
            <text:p>5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096.737260267" calcext:value-type="float">
            <text:p>17096.74</text:p>
          </table:table-cell>
          <table:table-cell office:value-type="float" office:value="35071.2220590906" calcext:value-type="float">
            <text:p>35071.22</text:p>
          </table:table-cell>
          <table:table-cell office:value-type="float" office:value="8681.73581564231" calcext:value-type="float">
            <text:p>8681.74</text:p>
          </table:table-cell>
          <table:table-cell office:value-type="float" office:value="75372536.7726064" calcext:value-type="float">
            <text:p>75372536.77</text:p>
          </table:table-cell>
          <table:table-cell office:value-type="float" office:value="14012.3128870307" calcext:value-type="float">
            <text:p>14012.31</text:p>
          </table:table-cell>
          <table:table-cell office:value-type="float" office:value="17096.737260267" calcext:value-type="float">
            <text:p>17096.74</text:p>
          </table:table-cell>
          <table:table-cell office:value-type="float" office:value="20516.0847123204" calcext:value-type="float">
            <text:p>20516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51" calcext:value-type="float">
            <text:p>5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233.66314152" calcext:value-type="float">
            <text:p>17233.66</text:p>
          </table:table-cell>
          <table:table-cell office:value-type="float" office:value="35612.7686543743" calcext:value-type="float">
            <text:p>35612.77</text:p>
          </table:table-cell>
          <table:table-cell office:value-type="float" office:value="9764.41608627626" calcext:value-type="float">
            <text:p>9764.42</text:p>
          </table:table-cell>
          <table:table-cell office:value-type="float" office:value="95343821.5059307" calcext:value-type="float">
            <text:p>95343821.51</text:p>
          </table:table-cell>
          <table:table-cell office:value-type="float" office:value="14167.3057372973" calcext:value-type="float">
            <text:p>14167.31</text:p>
          </table:table-cell>
          <table:table-cell office:value-type="float" office:value="17233.66314152" calcext:value-type="float">
            <text:p>17233.66</text:p>
          </table:table-cell>
          <table:table-cell office:value-type="float" office:value="20680.395769824" calcext:value-type="float">
            <text:p>20680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52" calcext:value-type="float">
            <text:p>5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796.1397417196" calcext:value-type="float">
            <text:p>17796.14</text:p>
          </table:table-cell>
          <table:table-cell office:value-type="float" office:value="38678.7666809765" calcext:value-type="float">
            <text:p>38678.77</text:p>
          </table:table-cell>
          <table:table-cell office:value-type="float" office:value="9324.97946107696" calcext:value-type="float">
            <text:p>9324.98</text:p>
          </table:table-cell>
          <table:table-cell office:value-type="float" office:value="86955241.9495071" calcext:value-type="float">
            <text:p>86955241.95</text:p>
          </table:table-cell>
          <table:table-cell office:value-type="float" office:value="14913.4430551277" calcext:value-type="float">
            <text:p>14913.44</text:p>
          </table:table-cell>
          <table:table-cell office:value-type="float" office:value="17796.1397417196" calcext:value-type="float">
            <text:p>17796.14</text:p>
          </table:table-cell>
          <table:table-cell office:value-type="float" office:value="21355.3676900636" calcext:value-type="float">
            <text:p>21355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53" calcext:value-type="float">
            <text:p>5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294.4127133903" calcext:value-type="float">
            <text:p>16294.41</text:p>
          </table:table-cell>
          <table:table-cell office:value-type="float" office:value="33015.8727736059" calcext:value-type="float">
            <text:p>33015.87</text:p>
          </table:table-cell>
          <table:table-cell office:value-type="float" office:value="8299.86234461725" calcext:value-type="float">
            <text:p>8299.86</text:p>
          </table:table-cell>
          <table:table-cell office:value-type="float" office:value="68887714.9395954" calcext:value-type="float">
            <text:p>68887714.94</text:p>
          </table:table-cell>
          <table:table-cell office:value-type="float" office:value="13290.8175578009" calcext:value-type="float">
            <text:p>13290.82</text:p>
          </table:table-cell>
          <table:table-cell office:value-type="float" office:value="16294.4127133902" calcext:value-type="float">
            <text:p>16294.41</text:p>
          </table:table-cell>
          <table:table-cell office:value-type="float" office:value="19553.2952560683" calcext:value-type="float">
            <text:p>19553.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54" calcext:value-type="float">
            <text:p>5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532.9288484156" calcext:value-type="float">
            <text:p>14532.93</text:p>
          </table:table-cell>
          <table:table-cell office:value-type="float" office:value="36642.135623731" calcext:value-type="float">
            <text:p>36642.14</text:p>
          </table:table-cell>
          <table:table-cell office:value-type="float" office:value="7524.37015279651" calcext:value-type="float">
            <text:p>7524.37</text:p>
          </table:table-cell>
          <table:table-cell office:value-type="float" office:value="56616146.1962949" calcext:value-type="float">
            <text:p>56616146.20</text:p>
          </table:table-cell>
          <table:table-cell office:value-type="float" office:value="12738.4209530907" calcext:value-type="float">
            <text:p>12738.42</text:p>
          </table:table-cell>
          <table:table-cell office:value-type="float" office:value="14532.9288484156" calcext:value-type="float">
            <text:p>14532.93</text:p>
          </table:table-cell>
          <table:table-cell office:value-type="float" office:value="17439.5146180987" calcext:value-type="float">
            <text:p>17439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55" calcext:value-type="float">
            <text:p>5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148.2228288665" calcext:value-type="float">
            <text:p>13148.22</text:p>
          </table:table-cell>
          <table:table-cell office:value-type="float" office:value="29844.6425280096" calcext:value-type="float">
            <text:p>29844.64</text:p>
          </table:table-cell>
          <table:table-cell office:value-type="float" office:value="7581.42642942599" calcext:value-type="float">
            <text:p>7581.43</text:p>
          </table:table-cell>
          <table:table-cell office:value-type="float" office:value="57478026.7047988" calcext:value-type="float">
            <text:p>57478026.70</text:p>
          </table:table-cell>
          <table:table-cell office:value-type="float" office:value="11216.4559739719" calcext:value-type="float">
            <text:p>11216.46</text:p>
          </table:table-cell>
          <table:table-cell office:value-type="float" office:value="13148.2228288665" calcext:value-type="float">
            <text:p>13148.22</text:p>
          </table:table-cell>
          <table:table-cell office:value-type="float" office:value="15777.8673946398" calcext:value-type="float">
            <text:p>15777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56" calcext:value-type="float">
            <text:p>5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848.0750624453" calcext:value-type="float">
            <text:p>12848.08</text:p>
          </table:table-cell>
          <table:table-cell office:value-type="float" office:value="34598.5530523497" calcext:value-type="float">
            <text:p>34598.55</text:p>
          </table:table-cell>
          <table:table-cell office:value-type="float" office:value="7531.33022687628" calcext:value-type="float">
            <text:p>7531.33</text:p>
          </table:table-cell>
          <table:table-cell office:value-type="float" office:value="56720934.9862604" calcext:value-type="float">
            <text:p>56720934.99</text:p>
          </table:table-cell>
          <table:table-cell office:value-type="float" office:value="11434.4950625632" calcext:value-type="float">
            <text:p>11434.50</text:p>
          </table:table-cell>
          <table:table-cell office:value-type="float" office:value="12848.0750624453" calcext:value-type="float">
            <text:p>12848.08</text:p>
          </table:table-cell>
          <table:table-cell office:value-type="float" office:value="15417.6900749343" calcext:value-type="float">
            <text:p>15417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57" calcext:value-type="float">
            <text:p>5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768.3140683401" calcext:value-type="float">
            <text:p>13768.31</text:p>
          </table:table-cell>
          <table:table-cell office:value-type="float" office:value="37082.0270870848" calcext:value-type="float">
            <text:p>37082.03</text:p>
          </table:table-cell>
          <table:table-cell office:value-type="float" office:value="7436.65426642385" calcext:value-type="float">
            <text:p>7436.65</text:p>
          </table:table-cell>
          <table:table-cell office:value-type="float" office:value="55303826.67832" calcext:value-type="float">
            <text:p>55303826.68</text:p>
          </table:table-cell>
          <table:table-cell office:value-type="float" office:value="12246.3667371405" calcext:value-type="float">
            <text:p>12246.37</text:p>
          </table:table-cell>
          <table:table-cell office:value-type="float" office:value="13768.3140683401" calcext:value-type="float">
            <text:p>13768.31</text:p>
          </table:table-cell>
          <table:table-cell office:value-type="float" office:value="16521.9768820081" calcext:value-type="float">
            <text:p>16521.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58" calcext:value-type="float">
            <text:p>5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687.8040689154" calcext:value-type="float">
            <text:p>14687.80</text:p>
          </table:table-cell>
          <table:table-cell office:value-type="float" office:value="31798.9898732233" calcext:value-type="float">
            <text:p>31798.99</text:p>
          </table:table-cell>
          <table:table-cell office:value-type="float" office:value="6991.26044855453" calcext:value-type="float">
            <text:p>6991.26</text:p>
          </table:table-cell>
          <table:table-cell office:value-type="float" office:value="48877722.6595228" calcext:value-type="float">
            <text:p>48877722.66</text:p>
          </table:table-cell>
          <table:table-cell office:value-type="float" office:value="12317.8389490077" calcext:value-type="float">
            <text:p>12317.84</text:p>
          </table:table-cell>
          <table:table-cell office:value-type="float" office:value="14687.8040689154" calcext:value-type="float">
            <text:p>14687.80</text:p>
          </table:table-cell>
          <table:table-cell office:value-type="float" office:value="17625.3648826985" calcext:value-type="float">
            <text:p>17625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59" calcext:value-type="float">
            <text:p>5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520.1350213571" calcext:value-type="float">
            <text:p>14520.14</text:p>
          </table:table-cell>
          <table:table-cell office:value-type="float" office:value="30880.9009275932" calcext:value-type="float">
            <text:p>30880.90</text:p>
          </table:table-cell>
          <table:table-cell office:value-type="float" office:value="7075.32541143057" calcext:value-type="float">
            <text:p>7075.33</text:p>
          </table:table-cell>
          <table:table-cell office:value-type="float" office:value="50060229.6776352" calcext:value-type="float">
            <text:p>50060229.68</text:p>
          </table:table-cell>
          <table:table-cell office:value-type="float" office:value="12099.5230917504" calcext:value-type="float">
            <text:p>12099.52</text:p>
          </table:table-cell>
          <table:table-cell office:value-type="float" office:value="14520.1350213571" calcext:value-type="float">
            <text:p>14520.14</text:p>
          </table:table-cell>
          <table:table-cell office:value-type="float" office:value="17424.1620256285" calcext:value-type="float">
            <text:p>17424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60" calcext:value-type="float">
            <text:p>6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803.6575959567" calcext:value-type="float">
            <text:p>13803.66</text:p>
          </table:table-cell>
          <table:table-cell office:value-type="float" office:value="30880.9009275932" calcext:value-type="float">
            <text:p>30880.90</text:p>
          </table:table-cell>
          <table:table-cell office:value-type="float" office:value="7434.7483378942" calcext:value-type="float">
            <text:p>7434.75</text:p>
          </table:table-cell>
          <table:table-cell office:value-type="float" office:value="55275482.8478206" calcext:value-type="float">
            <text:p>55275482.85</text:p>
          </table:table-cell>
          <table:table-cell office:value-type="float" office:value="11714.860229207" calcext:value-type="float">
            <text:p>11714.86</text:p>
          </table:table-cell>
          <table:table-cell office:value-type="float" office:value="13803.6575959567" calcext:value-type="float">
            <text:p>13803.66</text:p>
          </table:table-cell>
          <table:table-cell office:value-type="float" office:value="16564.389115148" calcext:value-type="float">
            <text:p>16564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61" calcext:value-type="float">
            <text:p>6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179.1706800469" calcext:value-type="float">
            <text:p>14179.17</text:p>
          </table:table-cell>
          <table:table-cell office:value-type="float" office:value="30880.9009275932" calcext:value-type="float">
            <text:p>30880.90</text:p>
          </table:table-cell>
          <table:table-cell office:value-type="float" office:value="7815.5532545144" calcext:value-type="float">
            <text:p>7815.55</text:p>
          </table:table-cell>
          <table:table-cell office:value-type="float" office:value="61082872.6741507" calcext:value-type="float">
            <text:p>61082872.67</text:p>
          </table:table-cell>
          <table:table-cell office:value-type="float" office:value="11921.5494530751" calcext:value-type="float">
            <text:p>11921.55</text:p>
          </table:table-cell>
          <table:table-cell office:value-type="float" office:value="14179.1706800469" calcext:value-type="float">
            <text:p>14179.17</text:p>
          </table:table-cell>
          <table:table-cell office:value-type="float" office:value="17015.0048160563" calcext:value-type="float">
            <text:p>17015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62" calcext:value-type="float">
            <text:p>6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799.5897768195" calcext:value-type="float">
            <text:p>13799.59</text:p>
          </table:table-cell>
          <table:table-cell office:value-type="float" office:value="30880.9009275932" calcext:value-type="float">
            <text:p>30880.90</text:p>
          </table:table-cell>
          <table:table-cell office:value-type="float" office:value="6824.3572465469" calcext:value-type="float">
            <text:p>6824.36</text:p>
          </table:table-cell>
          <table:table-cell office:value-type="float" office:value="46571851.8284971" calcext:value-type="float">
            <text:p>46571851.83</text:p>
          </table:table-cell>
          <table:table-cell office:value-type="float" office:value="11712.5625086484" calcext:value-type="float">
            <text:p>11712.56</text:p>
          </table:table-cell>
          <table:table-cell office:value-type="float" office:value="13799.5897768195" calcext:value-type="float">
            <text:p>13799.59</text:p>
          </table:table-cell>
          <table:table-cell office:value-type="float" office:value="16559.5077321833" calcext:value-type="float">
            <text:p>16559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63" calcext:value-type="float">
            <text:p>6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781.7275949467" calcext:value-type="float">
            <text:p>14781.73</text:p>
          </table:table-cell>
          <table:table-cell office:value-type="float" office:value="36579.4932142789" calcext:value-type="float">
            <text:p>36579.49</text:p>
          </table:table-cell>
          <table:table-cell office:value-type="float" office:value="6988.71729035944" calcext:value-type="float">
            <text:p>6988.72</text:p>
          </table:table-cell>
          <table:table-cell office:value-type="float" office:value="48842169.3645691" calcext:value-type="float">
            <text:p>48842169.36</text:p>
          </table:table-cell>
          <table:table-cell office:value-type="float" office:value="12896.6763122225" calcext:value-type="float">
            <text:p>12896.68</text:p>
          </table:table-cell>
          <table:table-cell office:value-type="float" office:value="14781.7275949467" calcext:value-type="float">
            <text:p>14781.73</text:p>
          </table:table-cell>
          <table:table-cell office:value-type="float" office:value="17738.0731139361" calcext:value-type="float">
            <text:p>17738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64" calcext:value-type="float">
            <text:p>6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693.661547174" calcext:value-type="float">
            <text:p>14693.66</text:p>
          </table:table-cell>
          <table:table-cell office:value-type="float" office:value="32444.6425280096" calcext:value-type="float">
            <text:p>32444.64</text:p>
          </table:table-cell>
          <table:table-cell office:value-type="float" office:value="6753.72885234112" calcext:value-type="float">
            <text:p>6753.73</text:p>
          </table:table-cell>
          <table:table-cell office:value-type="float" office:value="45612853.4109449" calcext:value-type="float">
            <text:p>45612853.41</text:p>
          </table:table-cell>
          <table:table-cell office:value-type="float" office:value="12407.2358238238" calcext:value-type="float">
            <text:p>12407.24</text:p>
          </table:table-cell>
          <table:table-cell office:value-type="float" office:value="14693.661547174" calcext:value-type="float">
            <text:p>14693.66</text:p>
          </table:table-cell>
          <table:table-cell office:value-type="float" office:value="17632.3938566088" calcext:value-type="float">
            <text:p>17632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65" calcext:value-type="float">
            <text:p>6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510.575129721" calcext:value-type="float">
            <text:p>13510.58</text:p>
          </table:table-cell>
          <table:table-cell office:value-type="float" office:value="41625.2277944726" calcext:value-type="float">
            <text:p>41625.23</text:p>
          </table:table-cell>
          <table:table-cell office:value-type="float" office:value="6554.18835963546" calcext:value-type="float">
            <text:p>6554.19</text:p>
          </table:table-cell>
          <table:table-cell office:value-type="float" office:value="42957385.053581" calcext:value-type="float">
            <text:p>42957385.05</text:p>
          </table:table-cell>
          <table:table-cell office:value-type="float" office:value="12296.916689223" calcext:value-type="float">
            <text:p>12296.92</text:p>
          </table:table-cell>
          <table:table-cell office:value-type="float" office:value="13510.575129721" calcext:value-type="float">
            <text:p>13510.58</text:p>
          </table:table-cell>
          <table:table-cell office:value-type="float" office:value="16212.6901556652" calcext:value-type="float">
            <text:p>16212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66" calcext:value-type="float">
            <text:p>6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048.4950971574" calcext:value-type="float">
            <text:p>12048.50</text:p>
          </table:table-cell>
          <table:table-cell office:value-type="float" office:value="31786.9416052972" calcext:value-type="float">
            <text:p>31786.94</text:p>
          </table:table-cell>
          <table:table-cell office:value-type="float" office:value="6732.35520329226" calcext:value-type="float">
            <text:p>6732.36</text:p>
          </table:table-cell>
          <table:table-cell office:value-type="float" office:value="45324606.5832964" calcext:value-type="float">
            <text:p>45324606.58</text:p>
          </table:table-cell>
          <table:table-cell office:value-type="float" office:value="10685.3755835935" calcext:value-type="float">
            <text:p>10685.38</text:p>
          </table:table-cell>
          <table:table-cell office:value-type="float" office:value="12048.4950971574" calcext:value-type="float">
            <text:p>12048.50</text:p>
          </table:table-cell>
          <table:table-cell office:value-type="float" office:value="14458.1941165889" calcext:value-type="float">
            <text:p>14458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67" calcext:value-type="float">
            <text:p>6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316.0750547791" calcext:value-type="float">
            <text:p>11316.08</text:p>
          </table:table-cell>
          <table:table-cell office:value-type="float" office:value="27227.5534829989" calcext:value-type="float">
            <text:p>27227.55</text:p>
          </table:table-cell>
          <table:table-cell office:value-type="float" office:value="6855.21987765888" calcext:value-type="float">
            <text:p>6855.22</text:p>
          </table:table-cell>
          <table:table-cell office:value-type="float" office:value="46994039.5710495" calcext:value-type="float">
            <text:p>46994039.57</text:p>
          </table:table-cell>
          <table:table-cell office:value-type="float" office:value="9832.0741709885" calcext:value-type="float">
            <text:p>9832.07</text:p>
          </table:table-cell>
          <table:table-cell office:value-type="float" office:value="11316.0750547791" calcext:value-type="float">
            <text:p>11316.08</text:p>
          </table:table-cell>
          <table:table-cell office:value-type="float" office:value="13579.2900657349" calcext:value-type="float">
            <text:p>13579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68" calcext:value-type="float">
            <text:p>6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202.3399696463" calcext:value-type="float">
            <text:p>11202.34</text:p>
          </table:table-cell>
          <table:table-cell office:value-type="float" office:value="28767.6872658395" calcext:value-type="float">
            <text:p>28767.69</text:p>
          </table:table-cell>
          <table:table-cell office:value-type="float" office:value="7159.91168020141" calcext:value-type="float">
            <text:p>7159.91</text:p>
          </table:table-cell>
          <table:table-cell office:value-type="float" office:value="51264335.2682846" calcext:value-type="float">
            <text:p>51264335.27</text:p>
          </table:table-cell>
          <table:table-cell office:value-type="float" office:value="9886.08342610818" calcext:value-type="float">
            <text:p>9886.08</text:p>
          </table:table-cell>
          <table:table-cell office:value-type="float" office:value="11202.3399696463" calcext:value-type="float">
            <text:p>11202.34</text:p>
          </table:table-cell>
          <table:table-cell office:value-type="float" office:value="13442.8079635756" calcext:value-type="float">
            <text:p>13442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69" calcext:value-type="float">
            <text:p>6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462.6401095089" calcext:value-type="float">
            <text:p>12462.64</text:p>
          </table:table-cell>
          <table:table-cell office:value-type="float" office:value="30904.508745169" calcext:value-type="float">
            <text:p>30904.51</text:p>
          </table:table-cell>
          <table:table-cell office:value-type="float" office:value="7572.95322559342" calcext:value-type="float">
            <text:p>7572.95</text:p>
          </table:table-cell>
          <table:table-cell office:value-type="float" office:value="57349620.5570257" calcext:value-type="float">
            <text:p>57349620.56</text:p>
          </table:table-cell>
          <table:table-cell office:value-type="float" office:value="10897.5617505707" calcext:value-type="float">
            <text:p>10897.56</text:p>
          </table:table-cell>
          <table:table-cell office:value-type="float" office:value="12462.6401095089" calcext:value-type="float">
            <text:p>12462.64</text:p>
          </table:table-cell>
          <table:table-cell office:value-type="float" office:value="14955.1681314107" calcext:value-type="float">
            <text:p>14955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70" calcext:value-type="float">
            <text:p>7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451.0843914777" calcext:value-type="float">
            <text:p>12451.08</text:p>
          </table:table-cell>
          <table:table-cell office:value-type="float" office:value="30904.508745169" calcext:value-type="float">
            <text:p>30904.51</text:p>
          </table:table-cell>
          <table:table-cell office:value-type="float" office:value="7875.88212357843" calcext:value-type="float">
            <text:p>7875.88</text:p>
          </table:table-cell>
          <table:table-cell office:value-type="float" office:value="62029519.2245023" calcext:value-type="float">
            <text:p>62029519.22</text:p>
          </table:table-cell>
          <table:table-cell office:value-type="float" office:value="10889.9957756678" calcext:value-type="float">
            <text:p>10890.00</text:p>
          </table:table-cell>
          <table:table-cell office:value-type="float" office:value="12451.0843914777" calcext:value-type="float">
            <text:p>12451.08</text:p>
          </table:table-cell>
          <table:table-cell office:value-type="float" office:value="14941.3012697732" calcext:value-type="float">
            <text:p>14941.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71" calcext:value-type="float">
            <text:p>7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267.8599097442" calcext:value-type="float">
            <text:p>12267.86</text:p>
          </table:table-cell>
          <table:table-cell office:value-type="float" office:value="29545.3980694907" calcext:value-type="float">
            <text:p>29545.40</text:p>
          </table:table-cell>
          <table:table-cell office:value-type="float" office:value="7528.13261900973" calcext:value-type="float">
            <text:p>7528.13</text:p>
          </table:table-cell>
          <table:table-cell office:value-type="float" office:value="56672780.7293984" calcext:value-type="float">
            <text:p>56672780.73</text:p>
          </table:table-cell>
          <table:table-cell office:value-type="float" office:value="10651.0810057735" calcext:value-type="float">
            <text:p>10651.08</text:p>
          </table:table-cell>
          <table:table-cell office:value-type="float" office:value="12267.8599097442" calcext:value-type="float">
            <text:p>12267.86</text:p>
          </table:table-cell>
          <table:table-cell office:value-type="float" office:value="14721.4318916931" calcext:value-type="float">
            <text:p>14721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72" calcext:value-type="float">
            <text:p>7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673.4794194981" calcext:value-type="float">
            <text:p>13673.48</text:p>
          </table:table-cell>
          <table:table-cell office:value-type="float" office:value="27075.1366766836" calcext:value-type="float">
            <text:p>27075.14</text:p>
          </table:table-cell>
          <table:table-cell office:value-type="float" office:value="6704.23751509075" calcext:value-type="float">
            <text:p>6704.24</text:p>
          </table:table-cell>
          <table:table-cell office:value-type="float" office:value="44946800.6587502" calcext:value-type="float">
            <text:p>44946800.66</text:p>
          </table:table-cell>
          <table:table-cell office:value-type="float" office:value="11063.4662782951" calcext:value-type="float">
            <text:p>11063.47</text:p>
          </table:table-cell>
          <table:table-cell office:value-type="float" office:value="13673.4794194981" calcext:value-type="float">
            <text:p>13673.48</text:p>
          </table:table-cell>
          <table:table-cell office:value-type="float" office:value="16408.1753033977" calcext:value-type="float">
            <text:p>16408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73" calcext:value-type="float">
            <text:p>7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572.3866885435" calcext:value-type="float">
            <text:p>13572.39</text:p>
          </table:table-cell>
          <table:table-cell office:value-type="float" office:value="28321.5977901796" calcext:value-type="float">
            <text:p>28321.60</text:p>
          </table:table-cell>
          <table:table-cell office:value-type="float" office:value="7149.70819616174" calcext:value-type="float">
            <text:p>7149.71</text:p>
          </table:table-cell>
          <table:table-cell office:value-type="float" office:value="51118327.2902624" calcext:value-type="float">
            <text:p>51118327.29</text:p>
          </table:table-cell>
          <table:table-cell office:value-type="float" office:value="11236.975030826" calcext:value-type="float">
            <text:p>11236.98</text:p>
          </table:table-cell>
          <table:table-cell office:value-type="float" office:value="13572.3866885435" calcext:value-type="float">
            <text:p>13572.39</text:p>
          </table:table-cell>
          <table:table-cell office:value-type="float" office:value="16286.8640262522" calcext:value-type="float">
            <text:p>16286.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74" calcext:value-type="float">
            <text:p>7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132.3567736689" calcext:value-type="float">
            <text:p>12132.36</text:p>
          </table:table-cell>
          <table:table-cell office:value-type="float" office:value="30458.4192695091" calcext:value-type="float">
            <text:p>30458.42</text:p>
          </table:table-cell>
          <table:table-cell office:value-type="float" office:value="6689.11424800803" calcext:value-type="float">
            <text:p>6689.11</text:p>
          </table:table-cell>
          <table:table-cell office:value-type="float" office:value="44744249.422904" calcext:value-type="float">
            <text:p>44744249.42</text:p>
          </table:table-cell>
          <table:table-cell office:value-type="float" office:value="10642.8593090412" calcext:value-type="float">
            <text:p>10642.86</text:p>
          </table:table-cell>
          <table:table-cell office:value-type="float" office:value="12132.3567736689" calcext:value-type="float">
            <text:p>12132.36</text:p>
          </table:table-cell>
          <table:table-cell office:value-type="float" office:value="14558.8281284027" calcext:value-type="float">
            <text:p>14558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75" calcext:value-type="float">
            <text:p>7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540.279413031" calcext:value-type="float">
            <text:p>12540.28</text:p>
          </table:table-cell>
          <table:table-cell office:value-type="float" office:value="33504.508745169" calcext:value-type="float">
            <text:p>33504.51</text:p>
          </table:table-cell>
          <table:table-cell office:value-type="float" office:value="7625.67215119125" calcext:value-type="float">
            <text:p>7625.67</text:p>
          </table:table-cell>
          <table:table-cell office:value-type="float" office:value="58150875.7574538" calcext:value-type="float">
            <text:p>58150875.76</text:p>
          </table:table-cell>
          <table:table-cell office:value-type="float" office:value="11145.6418029511" calcext:value-type="float">
            <text:p>11145.64</text:p>
          </table:table-cell>
          <table:table-cell office:value-type="float" office:value="12540.279413031" calcext:value-type="float">
            <text:p>12540.28</text:p>
          </table:table-cell>
          <table:table-cell office:value-type="float" office:value="15048.3352956372" calcext:value-type="float">
            <text:p>15048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76" calcext:value-type="float">
            <text:p>7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966.0001105523" calcext:value-type="float">
            <text:p>11966.00</text:p>
          </table:table-cell>
          <table:table-cell office:value-type="float" office:value="33412.6454549794" calcext:value-type="float">
            <text:p>33412.65</text:p>
          </table:table-cell>
          <table:table-cell office:value-type="float" office:value="7350.83310390912" calcext:value-type="float">
            <text:p>7350.83</text:p>
          </table:table-cell>
          <table:table-cell office:value-type="float" office:value="54034747.3215263" calcext:value-type="float">
            <text:p>54034747.32</text:p>
          </table:table-cell>
          <table:table-cell office:value-type="float" office:value="10729.2466647727" calcext:value-type="float">
            <text:p>10729.25</text:p>
          </table:table-cell>
          <table:table-cell office:value-type="float" office:value="11966.0001105523" calcext:value-type="float">
            <text:p>11966.00</text:p>
          </table:table-cell>
          <table:table-cell office:value-type="float" office:value="14359.2001326628" calcext:value-type="float">
            <text:p>14359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77" calcext:value-type="float">
            <text:p>7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357.1756796895" calcext:value-type="float">
            <text:p>12357.18</text:p>
          </table:table-cell>
          <table:table-cell office:value-type="float" office:value="39595.3670077106" calcext:value-type="float">
            <text:p>39595.37</text:p>
          </table:table-cell>
          <table:table-cell office:value-type="float" office:value="7570.65553238362" calcext:value-type="float">
            <text:p>7570.66</text:p>
          </table:table-cell>
          <table:table-cell office:value-type="float" office:value="57314825.1900108" calcext:value-type="float">
            <text:p>57314825.19</text:p>
          </table:table-cell>
          <table:table-cell office:value-type="float" office:value="11316.0614105694" calcext:value-type="float">
            <text:p>11316.06</text:p>
          </table:table-cell>
          <table:table-cell office:value-type="float" office:value="12357.1756796895" calcext:value-type="float">
            <text:p>12357.18</text:p>
          </table:table-cell>
          <table:table-cell office:value-type="float" office:value="14828.6108156274" calcext:value-type="float">
            <text:p>14828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78" calcext:value-type="float">
            <text:p>7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564.7019397937" calcext:value-type="float">
            <text:p>12564.70</text:p>
          </table:table-cell>
          <table:table-cell office:value-type="float" office:value="29381.464007339" calcext:value-type="float">
            <text:p>29381.46</text:p>
          </table:table-cell>
          <table:table-cell office:value-type="float" office:value="7508.61247959885" calcext:value-type="float">
            <text:p>7508.61</text:p>
          </table:table-cell>
          <table:table-cell office:value-type="float" office:value="56379261.3687876" calcext:value-type="float">
            <text:p>56379261.37</text:p>
          </table:table-cell>
          <table:table-cell office:value-type="float" office:value="10819.0736350779" calcext:value-type="float">
            <text:p>10819.07</text:p>
          </table:table-cell>
          <table:table-cell office:value-type="float" office:value="12564.7019397937" calcext:value-type="float">
            <text:p>12564.70</text:p>
          </table:table-cell>
          <table:table-cell office:value-type="float" office:value="15077.6423277524" calcext:value-type="float">
            <text:p>15077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79" calcext:value-type="float">
            <text:p>7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737.5987421292" calcext:value-type="float">
            <text:p>11737.60</text:p>
          </table:table-cell>
          <table:table-cell office:value-type="float" office:value="35052.1209470323" calcext:value-type="float">
            <text:p>35052.12</text:p>
          </table:table-cell>
          <table:table-cell office:value-type="float" office:value="7205.28637259264" calcext:value-type="float">
            <text:p>7205.29</text:p>
          </table:table-cell>
          <table:table-cell office:value-type="float" office:value="51916151.7110692" calcext:value-type="float">
            <text:p>51916151.71</text:p>
          </table:table-cell>
          <table:table-cell office:value-type="float" office:value="10644.6424327522" calcext:value-type="float">
            <text:p>10644.64</text:p>
          </table:table-cell>
          <table:table-cell office:value-type="float" office:value="11737.5987421292" calcext:value-type="float">
            <text:p>11737.60</text:p>
          </table:table-cell>
          <table:table-cell office:value-type="float" office:value="14085.118490555" calcext:value-type="float">
            <text:p>14085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80" calcext:value-type="float">
            <text:p>8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673.8083104935" calcext:value-type="float">
            <text:p>12673.81</text:p>
          </table:table-cell>
          <table:table-cell office:value-type="float" office:value="26822.6679729652" calcext:value-type="float">
            <text:p>26822.67</text:p>
          </table:table-cell>
          <table:table-cell office:value-type="float" office:value="7149.66208672501" calcext:value-type="float">
            <text:p>7149.66</text:p>
          </table:table-cell>
          <table:table-cell office:value-type="float" office:value="51117667.9543531" calcext:value-type="float">
            <text:p>51117667.95</text:p>
          </table:table-cell>
          <table:table-cell office:value-type="float" office:value="10561.4622790846" calcext:value-type="float">
            <text:p>10561.46</text:p>
          </table:table-cell>
          <table:table-cell office:value-type="float" office:value="12673.8083104935" calcext:value-type="float">
            <text:p>12673.81</text:p>
          </table:table-cell>
          <table:table-cell office:value-type="float" office:value="15208.5699725922" calcext:value-type="float">
            <text:p>15208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81" calcext:value-type="float">
            <text:p>8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375.5050242178" calcext:value-type="float">
            <text:p>12375.51</text:p>
          </table:table-cell>
          <table:table-cell office:value-type="float" office:value="30458.419269509" calcext:value-type="float">
            <text:p>30458.42</text:p>
          </table:table-cell>
          <table:table-cell office:value-type="float" office:value="7625.26676332387" calcext:value-type="float">
            <text:p>7625.27</text:p>
          </table:table-cell>
          <table:table-cell office:value-type="float" office:value="58144693.2118518" calcext:value-type="float">
            <text:p>58144693.21</text:p>
          </table:table-cell>
          <table:table-cell office:value-type="float" office:value="10802.4455245008" calcext:value-type="float">
            <text:p>10802.45</text:p>
          </table:table-cell>
          <table:table-cell office:value-type="float" office:value="12375.5050242178" calcext:value-type="float">
            <text:p>12375.51</text:p>
          </table:table-cell>
          <table:table-cell office:value-type="float" office:value="14850.6060290614" calcext:value-type="float">
            <text:p>14850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82" calcext:value-type="float">
            <text:p>8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951.8338642219" calcext:value-type="float">
            <text:p>11951.83</text:p>
          </table:table-cell>
          <table:table-cell office:value-type="float" office:value="26326.9252202157" calcext:value-type="float">
            <text:p>26326.93</text:p>
          </table:table-cell>
          <table:table-cell office:value-type="float" office:value="6888.33563341462" calcext:value-type="float">
            <text:p>6888.34</text:p>
          </table:table-cell>
          <table:table-cell office:value-type="float" office:value="47449167.7985696" calcext:value-type="float">
            <text:p>47449167.80</text:p>
          </table:table-cell>
          <table:table-cell office:value-type="float" office:value="10111.2230463287" calcext:value-type="float">
            <text:p>10111.22</text:p>
          </table:table-cell>
          <table:table-cell office:value-type="float" office:value="11951.8338642219" calcext:value-type="float">
            <text:p>11951.83</text:p>
          </table:table-cell>
          <table:table-cell office:value-type="float" office:value="14342.2006370663" calcext:value-type="float">
            <text:p>14342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83" calcext:value-type="float">
            <text:p>8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302.7349772702" calcext:value-type="float">
            <text:p>12302.73</text:p>
          </table:table-cell>
          <table:table-cell office:value-type="float" office:value="33747.6835038553" calcext:value-type="float">
            <text:p>33747.68</text:p>
          </table:table-cell>
          <table:table-cell office:value-type="float" office:value="7169.2390783572" calcext:value-type="float">
            <text:p>7169.24</text:p>
          </table:table-cell>
          <table:table-cell office:value-type="float" office:value="51397988.962644" calcext:value-type="float">
            <text:p>51397988.96</text:p>
          </table:table-cell>
          <table:table-cell office:value-type="float" office:value="10992.4412469907" calcext:value-type="float">
            <text:p>10992.44</text:p>
          </table:table-cell>
          <table:table-cell office:value-type="float" office:value="12302.7349772702" calcext:value-type="float">
            <text:p>12302.73</text:p>
          </table:table-cell>
          <table:table-cell office:value-type="float" office:value="14763.2819727242" calcext:value-type="float">
            <text:p>14763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84" calcext:value-type="float">
            <text:p>8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071.4012503623" calcext:value-type="float">
            <text:p>12071.40</text:p>
          </table:table-cell>
          <table:table-cell office:value-type="float" office:value="28457.3511263749" calcext:value-type="float">
            <text:p>28457.35</text:p>
          </table:table-cell>
          <table:table-cell office:value-type="float" office:value="6590.13442557717" calcext:value-type="float">
            <text:p>6590.13</text:p>
          </table:table-cell>
          <table:table-cell office:value-type="float" office:value="43429871.7471773" calcext:value-type="float">
            <text:p>43429871.75</text:p>
          </table:table-cell>
          <table:table-cell office:value-type="float" office:value="10422.8965186137" calcext:value-type="float">
            <text:p>10422.90</text:p>
          </table:table-cell>
          <table:table-cell office:value-type="float" office:value="12071.4012503623" calcext:value-type="float">
            <text:p>12071.40</text:p>
          </table:table-cell>
          <table:table-cell office:value-type="float" office:value="14485.6815004347" calcext:value-type="float">
            <text:p>14485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85" calcext:value-type="float">
            <text:p>8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337.2596951811" calcext:value-type="float">
            <text:p>11337.26</text:p>
          </table:table-cell>
          <table:table-cell office:value-type="float" office:value="28099.9348169625" calcext:value-type="float">
            <text:p>28099.93</text:p>
          </table:table-cell>
          <table:table-cell office:value-type="float" office:value="7165.28325217346" calcext:value-type="float">
            <text:p>7165.28</text:p>
          </table:table-cell>
          <table:table-cell office:value-type="float" office:value="51341284.0838775" calcext:value-type="float">
            <text:p>51341284.08</text:p>
          </table:table-cell>
          <table:table-cell office:value-type="float" office:value="9923.11261622658" calcext:value-type="float">
            <text:p>9923.11</text:p>
          </table:table-cell>
          <table:table-cell office:value-type="float" office:value="11337.2596951811" calcext:value-type="float">
            <text:p>11337.26</text:p>
          </table:table-cell>
          <table:table-cell office:value-type="float" office:value="13604.7116342173" calcext:value-type="float">
            <text:p>13604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86" calcext:value-type="float">
            <text:p>8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474.626657026" calcext:value-type="float">
            <text:p>12474.63</text:p>
          </table:table-cell>
          <table:table-cell office:value-type="float" office:value="30458.4192695091" calcext:value-type="float">
            <text:p>30458.42</text:p>
          </table:table-cell>
          <table:table-cell office:value-type="float" office:value="7439.79176542907" calcext:value-type="float">
            <text:p>7439.79</text:p>
          </table:table-cell>
          <table:table-cell office:value-type="float" office:value="55350501.5129462" calcext:value-type="float">
            <text:p>55350501.51</text:p>
          </table:table-cell>
          <table:table-cell office:value-type="float" office:value="10866.4766954121" calcext:value-type="float">
            <text:p>10866.48</text:p>
          </table:table-cell>
          <table:table-cell office:value-type="float" office:value="12474.626657026" calcext:value-type="float">
            <text:p>12474.63</text:p>
          </table:table-cell>
          <table:table-cell office:value-type="float" office:value="14969.5519884311" calcext:value-type="float">
            <text:p>14969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87" calcext:value-type="float">
            <text:p>8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226.6846508064" calcext:value-type="float">
            <text:p>13226.68</text:p>
          </table:table-cell>
          <table:table-cell office:value-type="float" office:value="26326.9252202157" calcext:value-type="float">
            <text:p>26326.93</text:p>
          </table:table-cell>
          <table:table-cell office:value-type="float" office:value="7087.78563446863" calcext:value-type="float">
            <text:p>7087.79</text:p>
          </table:table-cell>
          <table:table-cell office:value-type="float" office:value="50236705.2001799" calcext:value-type="float">
            <text:p>50236705.20</text:p>
          </table:table-cell>
          <table:table-cell office:value-type="float" office:value="10734.0876052382" calcext:value-type="float">
            <text:p>10734.09</text:p>
          </table:table-cell>
          <table:table-cell office:value-type="float" office:value="13226.6846508064" calcext:value-type="float">
            <text:p>13226.68</text:p>
          </table:table-cell>
          <table:table-cell office:value-type="float" office:value="15872.0215809677" calcext:value-type="float">
            <text:p>15872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88" calcext:value-type="float">
            <text:p>8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291.8871628914" calcext:value-type="float">
            <text:p>12291.89</text:p>
          </table:table-cell>
          <table:table-cell office:value-type="float" office:value="26326.9252202157" calcext:value-type="float">
            <text:p>26326.93</text:p>
          </table:table-cell>
          <table:table-cell office:value-type="float" office:value="6726.21765657019" calcext:value-type="float">
            <text:p>6726.22</text:p>
          </table:table-cell>
          <table:table-cell office:value-type="float" office:value="45242003.9635566" calcext:value-type="float">
            <text:p>45242003.96</text:p>
          </table:table-cell>
          <table:table-cell office:value-type="float" office:value="10293.4788016437" calcext:value-type="float">
            <text:p>10293.48</text:p>
          </table:table-cell>
          <table:table-cell office:value-type="float" office:value="12291.8871628914" calcext:value-type="float">
            <text:p>12291.89</text:p>
          </table:table-cell>
          <table:table-cell office:value-type="float" office:value="14750.2645954697" calcext:value-type="float">
            <text:p>14750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89" calcext:value-type="float">
            <text:p>8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121.4778733322" calcext:value-type="float">
            <text:p>12121.48</text:p>
          </table:table-cell>
          <table:table-cell office:value-type="float" office:value="26326.9252202157" calcext:value-type="float">
            <text:p>26326.93</text:p>
          </table:table-cell>
          <table:table-cell office:value-type="float" office:value="6607.9157498908" calcext:value-type="float">
            <text:p>6607.92</text:p>
          </table:table-cell>
          <table:table-cell office:value-type="float" office:value="43664550.5576549" calcext:value-type="float">
            <text:p>43664550.56</text:p>
          </table:table-cell>
          <table:table-cell office:value-type="float" office:value="10203.4971987049" calcext:value-type="float">
            <text:p>10203.50</text:p>
          </table:table-cell>
          <table:table-cell office:value-type="float" office:value="12121.4778733322" calcext:value-type="float">
            <text:p>12121.48</text:p>
          </table:table-cell>
          <table:table-cell office:value-type="float" office:value="14545.7734479987" calcext:value-type="float">
            <text:p>14545.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90" calcext:value-type="float">
            <text:p>9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192.7013865313" calcext:value-type="float">
            <text:p>12192.70</text:p>
          </table:table-cell>
          <table:table-cell office:value-type="float" office:value="26244.8349897449" calcext:value-type="float">
            <text:p>26244.83</text:p>
          </table:table-cell>
          <table:table-cell office:value-type="float" office:value="7014.19895584411" calcext:value-type="float">
            <text:p>7014.20</text:p>
          </table:table-cell>
          <table:table-cell office:value-type="float" office:value="49198986.9921646" calcext:value-type="float">
            <text:p>49198986.99</text:p>
          </table:table-cell>
          <table:table-cell office:value-type="float" office:value="10230.0424276796" calcext:value-type="float">
            <text:p>10230.04</text:p>
          </table:table-cell>
          <table:table-cell office:value-type="float" office:value="12192.7013865313" calcext:value-type="float">
            <text:p>12192.70</text:p>
          </table:table-cell>
          <table:table-cell office:value-type="float" office:value="14631.2416638376" calcext:value-type="float">
            <text:p>14631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91" calcext:value-type="float">
            <text:p>9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277.5563331078" calcext:value-type="float">
            <text:p>13277.56</text:p>
          </table:table-cell>
          <table:table-cell office:value-type="float" office:value="27429.5532842377" calcext:value-type="float">
            <text:p>27429.55</text:p>
          </table:table-cell>
          <table:table-cell office:value-type="float" office:value="6944.06289658295" calcext:value-type="float">
            <text:p>6944.06</text:p>
          </table:table-cell>
          <table:table-cell office:value-type="float" office:value="48220009.5117" calcext:value-type="float">
            <text:p>48220009.51</text:p>
          </table:table-cell>
          <table:table-cell office:value-type="float" office:value="10951.7855051603" calcext:value-type="float">
            <text:p>10951.79</text:p>
          </table:table-cell>
          <table:table-cell office:value-type="float" office:value="13277.5563331078" calcext:value-type="float">
            <text:p>13277.56</text:p>
          </table:table-cell>
          <table:table-cell office:value-type="float" office:value="15933.0675997293" calcext:value-type="float">
            <text:p>15933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92" calcext:value-type="float">
            <text:p>9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764.9498109898" calcext:value-type="float">
            <text:p>12764.95</text:p>
          </table:table-cell>
          <table:table-cell office:value-type="float" office:value="31180.3398874989" calcext:value-type="float">
            <text:p>31180.34</text:p>
          </table:table-cell>
          <table:table-cell office:value-type="float" office:value="6918.71240736564" calcext:value-type="float">
            <text:p>6918.71</text:p>
          </table:table-cell>
          <table:table-cell office:value-type="float" office:value="47868581.3758353" calcext:value-type="float">
            <text:p>47868581.38</text:p>
          </table:table-cell>
          <table:table-cell office:value-type="float" office:value="11117.6917281449" calcext:value-type="float">
            <text:p>11117.69</text:p>
          </table:table-cell>
          <table:table-cell office:value-type="float" office:value="12764.9498109898" calcext:value-type="float">
            <text:p>12764.95</text:p>
          </table:table-cell>
          <table:table-cell office:value-type="float" office:value="15317.9397731877" calcext:value-type="float">
            <text:p>15317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93" calcext:value-type="float">
            <text:p>9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342.8304172498" calcext:value-type="float">
            <text:p>13342.83</text:p>
          </table:table-cell>
          <table:table-cell office:value-type="float" office:value="28244.8349897449" calcext:value-type="float">
            <text:p>28244.83</text:p>
          </table:table-cell>
          <table:table-cell office:value-type="float" office:value="5503.47759451978" calcext:value-type="float">
            <text:p>5503.48</text:p>
          </table:table-cell>
          <table:table-cell office:value-type="float" office:value="30288265.6333812" calcext:value-type="float">
            <text:p>30288265.63</text:p>
          </table:table-cell>
          <table:table-cell office:value-type="float" office:value="11111.5668025186" calcext:value-type="float">
            <text:p>11111.57</text:p>
          </table:table-cell>
          <table:table-cell office:value-type="float" office:value="13342.8304172498" calcext:value-type="float">
            <text:p>13342.83</text:p>
          </table:table-cell>
          <table:table-cell office:value-type="float" office:value="16011.3965006998" calcext:value-type="float">
            <text:p>16011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94" calcext:value-type="float">
            <text:p>9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343.8231312413" calcext:value-type="float">
            <text:p>14343.82</text:p>
          </table:table-cell>
          <table:table-cell office:value-type="float" office:value="33209.0174903379" calcext:value-type="float">
            <text:p>33209.02</text:p>
          </table:table-cell>
          <table:table-cell office:value-type="float" office:value="5882.4103070806" calcext:value-type="float">
            <text:p>5882.41</text:p>
          </table:table-cell>
          <table:table-cell office:value-type="float" office:value="34602751.0208481" calcext:value-type="float">
            <text:p>34602751.02</text:p>
          </table:table-cell>
          <table:table-cell office:value-type="float" office:value="12296.8585612019" calcext:value-type="float">
            <text:p>12296.86</text:p>
          </table:table-cell>
          <table:table-cell office:value-type="float" office:value="14343.8231312413" calcext:value-type="float">
            <text:p>14343.82</text:p>
          </table:table-cell>
          <table:table-cell office:value-type="float" office:value="17212.5877574896" calcext:value-type="float">
            <text:p>17212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95" calcext:value-type="float">
            <text:p>9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680.5711028643" calcext:value-type="float">
            <text:p>13680.57</text:p>
          </table:table-cell>
          <table:table-cell office:value-type="float" office:value="26326.9252202157" calcext:value-type="float">
            <text:p>26326.93</text:p>
          </table:table-cell>
          <table:table-cell office:value-type="float" office:value="6017.05483255393" calcext:value-type="float">
            <text:p>6017.05</text:p>
          </table:table-cell>
          <table:table-cell office:value-type="float" office:value="36204948.8579605" calcext:value-type="float">
            <text:p>36204948.86</text:p>
          </table:table-cell>
          <table:table-cell office:value-type="float" office:value="10911.7061545129" calcext:value-type="float">
            <text:p>10911.71</text:p>
          </table:table-cell>
          <table:table-cell office:value-type="float" office:value="13680.5711028643" calcext:value-type="float">
            <text:p>13680.57</text:p>
          </table:table-cell>
          <table:table-cell office:value-type="float" office:value="16416.6853234372" calcext:value-type="float">
            <text:p>16416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96" calcext:value-type="float">
            <text:p>9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066.2377784981" calcext:value-type="float">
            <text:p>13066.24</text:p>
          </table:table-cell>
          <table:table-cell office:value-type="float" office:value="32595.2407488385" calcext:value-type="float">
            <text:p>32595.24</text:p>
          </table:table-cell>
          <table:table-cell office:value-type="float" office:value="6321.25377411372" calcext:value-type="float">
            <text:p>6321.25</text:p>
          </table:table-cell>
          <table:table-cell office:value-type="float" office:value="39958249.276747" calcext:value-type="float">
            <text:p>39958249.28</text:p>
          </table:table-cell>
          <table:table-cell office:value-type="float" office:value="11435.9329736515" calcext:value-type="float">
            <text:p>11435.93</text:p>
          </table:table-cell>
          <table:table-cell office:value-type="float" office:value="13066.237778498" calcext:value-type="float">
            <text:p>13066.24</text:p>
          </table:table-cell>
          <table:table-cell office:value-type="float" office:value="15679.4853341977" calcext:value-type="float">
            <text:p>15679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97" calcext:value-type="float">
            <text:p>9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238.9006700592" calcext:value-type="float">
            <text:p>13238.90</text:p>
          </table:table-cell>
          <table:table-cell office:value-type="float" office:value="29995.2407488385" calcext:value-type="float">
            <text:p>29995.24</text:p>
          </table:table-cell>
          <table:table-cell office:value-type="float" office:value="5747.65245832837" calcext:value-type="float">
            <text:p>5747.65</text:p>
          </table:table-cell>
          <table:table-cell office:value-type="float" office:value="33035508.7817281" calcext:value-type="float">
            <text:p>33035508.78</text:p>
          </table:table-cell>
          <table:table-cell office:value-type="float" office:value="11286.4382205638" calcext:value-type="float">
            <text:p>11286.44</text:p>
          </table:table-cell>
          <table:table-cell office:value-type="float" office:value="13238.9006700592" calcext:value-type="float">
            <text:p>13238.90</text:p>
          </table:table-cell>
          <table:table-cell office:value-type="float" office:value="15886.680804071" calcext:value-type="float">
            <text:p>15886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98" calcext:value-type="float">
            <text:p>9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315.2853545857" calcext:value-type="float">
            <text:p>12315.29</text:p>
          </table:table-cell>
          <table:table-cell office:value-type="float" office:value="26781.464007339" calcext:value-type="float">
            <text:p>26781.46</text:p>
          </table:table-cell>
          <table:table-cell office:value-type="float" office:value="5820.8825624077" calcext:value-type="float">
            <text:p>5820.88</text:p>
          </table:table-cell>
          <table:table-cell office:value-type="float" office:value="33882673.805342" calcext:value-type="float">
            <text:p>33882673.81</text:p>
          </table:table-cell>
          <table:table-cell office:value-type="float" office:value="10368.7617173882" calcext:value-type="float">
            <text:p>10368.76</text:p>
          </table:table-cell>
          <table:table-cell office:value-type="float" office:value="12315.2853545857" calcext:value-type="float">
            <text:p>12315.29</text:p>
          </table:table-cell>
          <table:table-cell office:value-type="float" office:value="14778.3424255029" calcext:value-type="float">
            <text:p>14778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99" calcext:value-type="float">
            <text:p>9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065.0656495493" calcext:value-type="float">
            <text:p>13065.07</text:p>
          </table:table-cell>
          <table:table-cell office:value-type="float" office:value="28922.6679729652" calcext:value-type="float">
            <text:p>28922.67</text:p>
          </table:table-cell>
          <table:table-cell office:value-type="float" office:value="5827.17119029312" calcext:value-type="float">
            <text:p>5827.17</text:p>
          </table:table-cell>
          <table:table-cell office:value-type="float" office:value="33955924.0809822" calcext:value-type="float">
            <text:p>33955924.08</text:p>
          </table:table-cell>
          <table:table-cell office:value-type="float" office:value="11057.6809367255" calcext:value-type="float">
            <text:p>11057.68</text:p>
          </table:table-cell>
          <table:table-cell office:value-type="float" office:value="13065.0656495493" calcext:value-type="float">
            <text:p>13065.07</text:p>
          </table:table-cell>
          <table:table-cell office:value-type="float" office:value="15678.0787794592" calcext:value-type="float">
            <text:p>15678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0" calcext:value-type="float">
            <text:p>0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34089.7995206647" calcext:value-type="float">
            <text:p>34089.80</text:p>
          </table:table-cell>
          <table:table-cell office:value-type="float" office:value="67278.800788284" calcext:value-type="float">
            <text:p>67278.80</text:p>
          </table:table-cell>
          <table:table-cell office:value-type="float" office:value="13922.9335728098" calcext:value-type="float">
            <text:p>13922.93</text:p>
          </table:table-cell>
          <table:table-cell office:value-type="float" office:value="193848079.272875" calcext:value-type="float">
            <text:p>193848079.27</text:p>
          </table:table-cell>
          <table:table-cell office:value-type="float" office:value="27302.0524925742" calcext:value-type="float">
            <text:p>27302.05</text:p>
          </table:table-cell>
          <table:table-cell office:value-type="float" office:value="34089.7995206647" calcext:value-type="float">
            <text:p>34089.80</text:p>
          </table:table-cell>
          <table:table-cell office:value-type="float" office:value="40907.7594247977" calcext:value-type="float">
            <text:p>40907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" calcext:value-type="float">
            <text:p>1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33227.5691109439" calcext:value-type="float">
            <text:p>33227.57</text:p>
          </table:table-cell>
          <table:table-cell office:value-type="float" office:value="56124.6117974981" calcext:value-type="float">
            <text:p>56124.61</text:p>
          </table:table-cell>
          <table:table-cell office:value-type="float" office:value="12620.9492326026" calcext:value-type="float">
            <text:p>12620.95</text:p>
          </table:table-cell>
          <table:table-cell office:value-type="float" office:value="159288359.531933" calcext:value-type="float">
            <text:p>159288359.53</text:p>
          </table:table-cell>
          <table:table-cell office:value-type="float" office:value="23887.9075483113" calcext:value-type="float">
            <text:p>23887.91</text:p>
          </table:table-cell>
          <table:table-cell office:value-type="float" office:value="33227.5691109439" calcext:value-type="float">
            <text:p>33227.57</text:p>
          </table:table-cell>
          <table:table-cell office:value-type="float" office:value="39873.0829331326" calcext:value-type="float">
            <text:p>39873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" calcext:value-type="float">
            <text:p>2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32822.435511466" calcext:value-type="float">
            <text:p>32822.44</text:p>
          </table:table-cell>
          <table:table-cell office:value-type="float" office:value="56154.1889907858" calcext:value-type="float">
            <text:p>56154.19</text:p>
          </table:table-cell>
          <table:table-cell office:value-type="float" office:value="12231.8664681146" calcext:value-type="float">
            <text:p>12231.87</text:p>
          </table:table-cell>
          <table:table-cell office:value-type="float" office:value="149618557.293787" calcext:value-type="float">
            <text:p>149618557.29</text:p>
          </table:table-cell>
          <table:table-cell office:value-type="float" office:value="23882.5279310953" calcext:value-type="float">
            <text:p>23882.53</text:p>
          </table:table-cell>
          <table:table-cell office:value-type="float" office:value="32822.435511466" calcext:value-type="float">
            <text:p>32822.44</text:p>
          </table:table-cell>
          <table:table-cell office:value-type="float" office:value="39386.9226137592" calcext:value-type="float">
            <text:p>39386.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" calcext:value-type="float">
            <text:p>3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32576.663597397" calcext:value-type="float">
            <text:p>32576.66</text:p>
          </table:table-cell>
          <table:table-cell office:value-type="float" office:value="57225.4110498764" calcext:value-type="float">
            <text:p>57225.41</text:p>
          </table:table-cell>
          <table:table-cell office:value-type="float" office:value="12717.8749700405" calcext:value-type="float">
            <text:p>12717.87</text:p>
          </table:table-cell>
          <table:table-cell office:value-type="float" office:value="161744343.753584" calcext:value-type="float">
            <text:p>161744343.75</text:p>
          </table:table-cell>
          <table:table-cell office:value-type="float" office:value="24242.748241999" calcext:value-type="float">
            <text:p>24242.75</text:p>
          </table:table-cell>
          <table:table-cell office:value-type="float" office:value="32576.663597397" calcext:value-type="float">
            <text:p>32576.66</text:p>
          </table:table-cell>
          <table:table-cell office:value-type="float" office:value="39091.9963168764" calcext:value-type="float">
            <text:p>39092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" calcext:value-type="float">
            <text:p>4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31306.5577725725" calcext:value-type="float">
            <text:p>31306.56</text:p>
          </table:table-cell>
          <table:table-cell office:value-type="float" office:value="54550.8787269261" calcext:value-type="float">
            <text:p>54550.88</text:p>
          </table:table-cell>
          <table:table-cell office:value-type="float" office:value="12865.9285708618" calcext:value-type="float">
            <text:p>12865.93</text:p>
          </table:table-cell>
          <table:table-cell office:value-type="float" office:value="165532117.990518" calcext:value-type="float">
            <text:p>165532117.99</text:p>
          </table:table-cell>
          <table:table-cell office:value-type="float" office:value="23155.7898356764" calcext:value-type="float">
            <text:p>23155.79</text:p>
          </table:table-cell>
          <table:table-cell office:value-type="float" office:value="31306.5577725725" calcext:value-type="float">
            <text:p>31306.56</text:p>
          </table:table-cell>
          <table:table-cell office:value-type="float" office:value="37567.869327087" calcext:value-type="float">
            <text:p>37567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5" calcext:value-type="float">
            <text:p>5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9783.1439006412" calcext:value-type="float">
            <text:p>29783.14</text:p>
          </table:table-cell>
          <table:table-cell office:value-type="float" office:value="59573.8852502458" calcext:value-type="float">
            <text:p>59573.89</text:p>
          </table:table-cell>
          <table:table-cell office:value-type="float" office:value="12928.3174269688" calcext:value-type="float">
            <text:p>12928.32</text:p>
          </table:table-cell>
          <table:table-cell office:value-type="float" office:value="167141391.492464" calcext:value-type="float">
            <text:p>167141391.49</text:p>
          </table:table-cell>
          <table:table-cell office:value-type="float" office:value="24037.5549489749" calcext:value-type="float">
            <text:p>24037.55</text:p>
          </table:table-cell>
          <table:table-cell office:value-type="float" office:value="29783.1439006412" calcext:value-type="float">
            <text:p>29783.14</text:p>
          </table:table-cell>
          <table:table-cell office:value-type="float" office:value="35739.7726807694" calcext:value-type="float">
            <text:p>35739.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6" calcext:value-type="float">
            <text:p>6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8232.0175936765" calcext:value-type="float">
            <text:p>28232.02</text:p>
          </table:table-cell>
          <table:table-cell office:value-type="float" office:value="65444.4169508928" calcext:value-type="float">
            <text:p>65444.42</text:p>
          </table:table-cell>
          <table:table-cell office:value-type="float" office:value="14249.8563740951" calcext:value-type="float">
            <text:p>14249.86</text:p>
          </table:table-cell>
          <table:table-cell office:value-type="float" office:value="203058406.68234" calcext:value-type="float">
            <text:p>203058406.68</text:p>
          </table:table-cell>
          <table:table-cell office:value-type="float" office:value="24107.2456255773" calcext:value-type="float">
            <text:p>24107.25</text:p>
          </table:table-cell>
          <table:table-cell office:value-type="float" office:value="28232.0175936765" calcext:value-type="float">
            <text:p>28232.02</text:p>
          </table:table-cell>
          <table:table-cell office:value-type="float" office:value="33878.4211124119" calcext:value-type="float">
            <text:p>33878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7" calcext:value-type="float">
            <text:p>7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7894.9286317867" calcext:value-type="float">
            <text:p>27894.93</text:p>
          </table:table-cell>
          <table:table-cell office:value-type="float" office:value="54172.8150674602" calcext:value-type="float">
            <text:p>54172.82</text:p>
          </table:table-cell>
          <table:table-cell office:value-type="float" office:value="13814.543987942" calcext:value-type="float">
            <text:p>13814.54</text:p>
          </table:table-cell>
          <table:table-cell office:value-type="float" office:value="190841625.594785" calcext:value-type="float">
            <text:p>190841625.59</text:p>
          </table:table-cell>
          <table:table-cell office:value-type="float" office:value="22195.103707355" calcext:value-type="float">
            <text:p>22195.10</text:p>
          </table:table-cell>
          <table:table-cell office:value-type="float" office:value="27894.9286317867" calcext:value-type="float">
            <text:p>27894.93</text:p>
          </table:table-cell>
          <table:table-cell office:value-type="float" office:value="33473.914358144" calcext:value-type="float">
            <text:p>33473.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8" calcext:value-type="float">
            <text:p>8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6416.8995426709" calcext:value-type="float">
            <text:p>26416.90</text:p>
          </table:table-cell>
          <table:table-cell office:value-type="float" office:value="54378.2087003595" calcext:value-type="float">
            <text:p>54378.21</text:p>
          </table:table-cell>
          <table:table-cell office:value-type="float" office:value="12748.3556970241" calcext:value-type="float">
            <text:p>12748.36</text:p>
          </table:table-cell>
          <table:table-cell office:value-type="float" office:value="162520572.977848" calcext:value-type="float">
            <text:p>162520572.98</text:p>
          </table:table-cell>
          <table:table-cell office:value-type="float" office:value="21623.3394253309" calcext:value-type="float">
            <text:p>21623.34</text:p>
          </table:table-cell>
          <table:table-cell office:value-type="float" office:value="26416.8995426709" calcext:value-type="float">
            <text:p>26416.90</text:p>
          </table:table-cell>
          <table:table-cell office:value-type="float" office:value="31700.2794512051" calcext:value-type="float">
            <text:p>31700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9" calcext:value-type="float">
            <text:p>9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6376.0489538259" calcext:value-type="float">
            <text:p>26376.05</text:p>
          </table:table-cell>
          <table:table-cell office:value-type="float" office:value="56154.1889907858" calcext:value-type="float">
            <text:p>56154.19</text:p>
          </table:table-cell>
          <table:table-cell office:value-type="float" office:value="13310.9930145437" calcext:value-type="float">
            <text:p>13310.99</text:p>
          </table:table-cell>
          <table:table-cell office:value-type="float" office:value="177182535.033231" calcext:value-type="float">
            <text:p>177182535.03</text:p>
          </table:table-cell>
          <table:table-cell office:value-type="float" office:value="21889.1517580014" calcext:value-type="float">
            <text:p>21889.15</text:p>
          </table:table-cell>
          <table:table-cell office:value-type="float" office:value="26376.0489538259" calcext:value-type="float">
            <text:p>26376.05</text:p>
          </table:table-cell>
          <table:table-cell office:value-type="float" office:value="31651.2587445911" calcext:value-type="float">
            <text:p>31651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0" calcext:value-type="float">
            <text:p>10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6925.0143942737" calcext:value-type="float">
            <text:p>26925.01</text:p>
          </table:table-cell>
          <table:table-cell office:value-type="float" office:value="47175.4803261668" calcext:value-type="float">
            <text:p>47175.48</text:p>
          </table:table-cell>
          <table:table-cell office:value-type="float" office:value="11786.3143440979" calcext:value-type="float">
            <text:p>11786.31</text:p>
          </table:table-cell>
          <table:table-cell office:value-type="float" office:value="138917205.817888" calcext:value-type="float">
            <text:p>138917205.82</text:p>
          </table:table-cell>
          <table:table-cell office:value-type="float" office:value="20043.765693011" calcext:value-type="float">
            <text:p>20043.77</text:p>
          </table:table-cell>
          <table:table-cell office:value-type="float" office:value="26925.0143942737" calcext:value-type="float">
            <text:p>26925.01</text:p>
          </table:table-cell>
          <table:table-cell office:value-type="float" office:value="32310.0172731285" calcext:value-type="float">
            <text:p>3231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1" calcext:value-type="float">
            <text:p>11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8526.8596497902" calcext:value-type="float">
            <text:p>28526.86</text:p>
          </table:table-cell>
          <table:table-cell office:value-type="float" office:value="52012.8246310802" calcext:value-type="float">
            <text:p>52012.82</text:p>
          </table:table-cell>
          <table:table-cell office:value-type="float" office:value="12161.7704612134" calcext:value-type="float">
            <text:p>12161.77</text:p>
          </table:table-cell>
          <table:table-cell office:value-type="float" office:value="147908660.751242" calcext:value-type="float">
            <text:p>147908660.75</text:p>
          </table:table-cell>
          <table:table-cell office:value-type="float" office:value="21851.474951187" calcext:value-type="float">
            <text:p>21851.47</text:p>
          </table:table-cell>
          <table:table-cell office:value-type="float" office:value="28526.8596497902" calcext:value-type="float">
            <text:p>28526.86</text:p>
          </table:table-cell>
          <table:table-cell office:value-type="float" office:value="34232.2315797483" calcext:value-type="float">
            <text:p>34232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2" calcext:value-type="float">
            <text:p>12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8643.2717710325" calcext:value-type="float">
            <text:p>28643.27</text:p>
          </table:table-cell>
          <table:table-cell office:value-type="float" office:value="53777.7036369711" calcext:value-type="float">
            <text:p>53777.70</text:p>
          </table:table-cell>
          <table:table-cell office:value-type="float" office:value="12355.6506331978" calcext:value-type="float">
            <text:p>12355.65</text:p>
          </table:table-cell>
          <table:table-cell office:value-type="float" office:value="152662102.569642" calcext:value-type="float">
            <text:p>152662102.57</text:p>
          </table:table-cell>
          <table:table-cell office:value-type="float" office:value="22353.7119197803" calcext:value-type="float">
            <text:p>22353.71</text:p>
          </table:table-cell>
          <table:table-cell office:value-type="float" office:value="28643.2717710325" calcext:value-type="float">
            <text:p>28643.27</text:p>
          </table:table-cell>
          <table:table-cell office:value-type="float" office:value="34371.9261252391" calcext:value-type="float">
            <text:p>34371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3" calcext:value-type="float">
            <text:p>13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8634.787752526" calcext:value-type="float">
            <text:p>28634.79</text:p>
          </table:table-cell>
          <table:table-cell office:value-type="float" office:value="47240.7029815409" calcext:value-type="float">
            <text:p>47240.70</text:p>
          </table:table-cell>
          <table:table-cell office:value-type="float" office:value="11234.629469176" calcext:value-type="float">
            <text:p>11234.63</text:p>
          </table:table-cell>
          <table:table-cell office:value-type="float" office:value="126216899.309678" calcext:value-type="float">
            <text:p>126216899.31</text:p>
          </table:table-cell>
          <table:table-cell office:value-type="float" office:value="20143.4504540829" calcext:value-type="float">
            <text:p>20143.45</text:p>
          </table:table-cell>
          <table:table-cell office:value-type="float" office:value="28634.787752526" calcext:value-type="float">
            <text:p>28634.79</text:p>
          </table:table-cell>
          <table:table-cell office:value-type="float" office:value="34361.7453030312" calcext:value-type="float">
            <text:p>34361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4" calcext:value-type="float">
            <text:p>14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7553.7748668728" calcext:value-type="float">
            <text:p>27553.77</text:p>
          </table:table-cell>
          <table:table-cell office:value-type="float" office:value="51524.7227310843" calcext:value-type="float">
            <text:p>51524.72</text:p>
          </table:table-cell>
          <table:table-cell office:value-type="float" office:value="12443.6502233825" calcext:value-type="float">
            <text:p>12443.65</text:p>
          </table:table-cell>
          <table:table-cell office:value-type="float" office:value="154844430.881888" calcext:value-type="float">
            <text:p>154844430.88</text:p>
          </table:table-cell>
          <table:table-cell office:value-type="float" office:value="21460.2510262019" calcext:value-type="float">
            <text:p>21460.25</text:p>
          </table:table-cell>
          <table:table-cell office:value-type="float" office:value="27553.7748668728" calcext:value-type="float">
            <text:p>27553.77</text:p>
          </table:table-cell>
          <table:table-cell office:value-type="float" office:value="33064.5298402474" calcext:value-type="float">
            <text:p>33064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5" calcext:value-type="float">
            <text:p>15</text:p>
          </table:table-cell>
          <table:table-cell office:value-type="float" office:value="1047.87086646191" calcext:value-type="float">
            <text:p>1047.87</text:p>
          </table:table-cell>
          <table:table-cell office:value-type="float" office:value="24983.247209883" calcext:value-type="float">
            <text:p>24983.25</text:p>
          </table:table-cell>
          <table:table-cell office:value-type="float" office:value="51654.1889907858" calcext:value-type="float">
            <text:p>51654.19</text:p>
          </table:table-cell>
          <table:table-cell office:value-type="float" office:value="12761.1791396072" calcext:value-type="float">
            <text:p>12761.18</text:p>
          </table:table-cell>
          <table:table-cell office:value-type="float" office:value="162847693.033147" calcext:value-type="float">
            <text:p>162847693.03</text:p>
          </table:table-cell>
          <table:table-cell office:value-type="float" office:value="20499.0904136093" calcext:value-type="float">
            <text:p>20499.09</text:p>
          </table:table-cell>
          <table:table-cell office:value-type="float" office:value="24983.247209883" calcext:value-type="float">
            <text:p>24983.25</text:p>
          </table:table-cell>
          <table:table-cell office:value-type="float" office:value="29979.8966518596" calcext:value-type="float">
            <text:p>29979.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6" calcext:value-type="float">
            <text:p>16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6798.6701587469" calcext:value-type="float">
            <text:p>26798.67</text:p>
          </table:table-cell>
          <table:table-cell office:value-type="float" office:value="50901.2131840277" calcext:value-type="float">
            <text:p>50901.21</text:p>
          </table:table-cell>
          <table:table-cell office:value-type="float" office:value="12582.6715916777" calcext:value-type="float">
            <text:p>12582.67</text:p>
          </table:table-cell>
          <table:table-cell office:value-type="float" office:value="158323624.384014" calcext:value-type="float">
            <text:p>158323624.38</text:p>
          </table:table-cell>
          <table:table-cell office:value-type="float" office:value="21063.1989008271" calcext:value-type="float">
            <text:p>21063.20</text:p>
          </table:table-cell>
          <table:table-cell office:value-type="float" office:value="26798.6701587469" calcext:value-type="float">
            <text:p>26798.67</text:p>
          </table:table-cell>
          <table:table-cell office:value-type="float" office:value="32158.4041904963" calcext:value-type="float">
            <text:p>32158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7" calcext:value-type="float">
            <text:p>17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6122.5686655896" calcext:value-type="float">
            <text:p>26122.57</text:p>
          </table:table-cell>
          <table:table-cell office:value-type="float" office:value="52157.5323421273" calcext:value-type="float">
            <text:p>52157.53</text:p>
          </table:table-cell>
          <table:table-cell office:value-type="float" office:value="13082.9930596536" calcext:value-type="float">
            <text:p>13082.99</text:p>
          </table:table-cell>
          <table:table-cell office:value-type="float" office:value="171164707.398945" calcext:value-type="float">
            <text:p>171164707.40</text:p>
          </table:table-cell>
          <table:table-cell office:value-type="float" office:value="21082.442200267" calcext:value-type="float">
            <text:p>21082.44</text:p>
          </table:table-cell>
          <table:table-cell office:value-type="float" office:value="26122.5686655896" calcext:value-type="float">
            <text:p>26122.57</text:p>
          </table:table-cell>
          <table:table-cell office:value-type="float" office:value="31347.0823987075" calcext:value-type="float">
            <text:p>31347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8" calcext:value-type="float">
            <text:p>18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4950.8106445271" calcext:value-type="float">
            <text:p>24950.81</text:p>
          </table:table-cell>
          <table:table-cell office:value-type="float" office:value="44298.9898732233" calcext:value-type="float">
            <text:p>44298.99</text:p>
          </table:table-cell>
          <table:table-cell office:value-type="float" office:value="11461.7965038969" calcext:value-type="float">
            <text:p>11461.80</text:p>
          </table:table-cell>
          <table:table-cell office:value-type="float" office:value="131372779.096742" calcext:value-type="float">
            <text:p>131372779.10</text:p>
          </table:table-cell>
          <table:table-cell office:value-type="float" office:value="18775.2298458949" calcext:value-type="float">
            <text:p>18775.23</text:p>
          </table:table-cell>
          <table:table-cell office:value-type="float" office:value="24950.8106445271" calcext:value-type="float">
            <text:p>24950.81</text:p>
          </table:table-cell>
          <table:table-cell office:value-type="float" office:value="29940.9727734325" calcext:value-type="float">
            <text:p>29940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9" calcext:value-type="float">
            <text:p>19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4238.1174738107" calcext:value-type="float">
            <text:p>24238.12</text:p>
          </table:table-cell>
          <table:table-cell office:value-type="float" office:value="51714.2094551703" calcext:value-type="float">
            <text:p>51714.21</text:p>
          </table:table-cell>
          <table:table-cell office:value-type="float" office:value="12948.3753605051" calcext:value-type="float">
            <text:p>12948.38</text:p>
          </table:table-cell>
          <table:table-cell office:value-type="float" office:value="167660424.476536" calcext:value-type="float">
            <text:p>167660424.48</text:p>
          </table:table-cell>
          <table:table-cell office:value-type="float" office:value="20139.3402707356" calcext:value-type="float">
            <text:p>20139.34</text:p>
          </table:table-cell>
          <table:table-cell office:value-type="float" office:value="24238.1174738107" calcext:value-type="float">
            <text:p>24238.12</text:p>
          </table:table-cell>
          <table:table-cell office:value-type="float" office:value="29085.7409685729" calcext:value-type="float">
            <text:p>29085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0" calcext:value-type="float">
            <text:p>20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2300.8019131982" calcext:value-type="float">
            <text:p>22300.80</text:p>
          </table:table-cell>
          <table:table-cell office:value-type="float" office:value="47378.2087003595" calcext:value-type="float">
            <text:p>47378.21</text:p>
          </table:table-cell>
          <table:table-cell office:value-type="float" office:value="13113.9480138147" calcext:value-type="float">
            <text:p>13113.95</text:p>
          </table:table-cell>
          <table:table-cell office:value-type="float" office:value="171975632.509036" calcext:value-type="float">
            <text:p>171975632.51</text:p>
          </table:table-cell>
          <table:table-cell office:value-type="float" office:value="18513.4794133959" calcext:value-type="float">
            <text:p>18513.48</text:p>
          </table:table-cell>
          <table:table-cell office:value-type="float" office:value="22300.8019131982" calcext:value-type="float">
            <text:p>22300.80</text:p>
          </table:table-cell>
          <table:table-cell office:value-type="float" office:value="26760.9622958378" calcext:value-type="float">
            <text:p>26760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1" calcext:value-type="float">
            <text:p>21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2516.4185059892" calcext:value-type="float">
            <text:p>22516.42</text:p>
          </table:table-cell>
          <table:table-cell office:value-type="float" office:value="48734.033021228" calcext:value-type="float">
            <text:p>48734.03</text:p>
          </table:table-cell>
          <table:table-cell office:value-type="float" office:value="11807.9727761323" calcext:value-type="float">
            <text:p>11807.97</text:p>
          </table:table-cell>
          <table:table-cell office:value-type="float" office:value="139428221.081881" calcext:value-type="float">
            <text:p>139428221.08</text:p>
          </table:table-cell>
          <table:table-cell office:value-type="float" office:value="18821.7462567045" calcext:value-type="float">
            <text:p>18821.75</text:p>
          </table:table-cell>
          <table:table-cell office:value-type="float" office:value="22516.4185059892" calcext:value-type="float">
            <text:p>22516.42</text:p>
          </table:table-cell>
          <table:table-cell office:value-type="float" office:value="27019.7022071871" calcext:value-type="float">
            <text:p>27019.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2" calcext:value-type="float">
            <text:p>22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1760.1896645258" calcext:value-type="float">
            <text:p>21760.19</text:p>
          </table:table-cell>
          <table:table-cell office:value-type="float" office:value="44183.7661840736" calcext:value-type="float">
            <text:p>44183.77</text:p>
          </table:table-cell>
          <table:table-cell office:value-type="float" office:value="12455.1170925878" calcext:value-type="float">
            <text:p>12455.12</text:p>
          </table:table-cell>
          <table:table-cell office:value-type="float" office:value="155129941.790074" calcext:value-type="float">
            <text:p>155129941.79</text:p>
          </table:table-cell>
          <table:table-cell office:value-type="float" office:value="17732.2388011817" calcext:value-type="float">
            <text:p>17732.24</text:p>
          </table:table-cell>
          <table:table-cell office:value-type="float" office:value="21760.1896645258" calcext:value-type="float">
            <text:p>21760.19</text:p>
          </table:table-cell>
          <table:table-cell office:value-type="float" office:value="26112.227597431" calcext:value-type="float">
            <text:p>26112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3" calcext:value-type="float">
            <text:p>23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19442.3888483242" calcext:value-type="float">
            <text:p>19442.39</text:p>
          </table:table-cell>
          <table:table-cell office:value-type="float" office:value="42196.8576662581" calcext:value-type="float">
            <text:p>42196.86</text:p>
          </table:table-cell>
          <table:table-cell office:value-type="float" office:value="11693.5428672463" calcext:value-type="float">
            <text:p>11693.54</text:p>
          </table:table-cell>
          <table:table-cell office:value-type="float" office:value="136738944.788126" calcext:value-type="float">
            <text:p>136738944.79</text:p>
          </table:table-cell>
          <table:table-cell office:value-type="float" office:value="16291.898241284" calcext:value-type="float">
            <text:p>16291.90</text:p>
          </table:table-cell>
          <table:table-cell office:value-type="float" office:value="19442.3888483242" calcext:value-type="float">
            <text:p>19442.39</text:p>
          </table:table-cell>
          <table:table-cell office:value-type="float" office:value="23330.8666179891" calcext:value-type="float">
            <text:p>23330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4" calcext:value-type="float">
            <text:p>24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19798.0319767119" calcext:value-type="float">
            <text:p>19798.03</text:p>
          </table:table-cell>
          <table:table-cell office:value-type="float" office:value="41442.7027827797" calcext:value-type="float">
            <text:p>41442.70</text:p>
          </table:table-cell>
          <table:table-cell office:value-type="float" office:value="11312.18952232" calcext:value-type="float">
            <text:p>11312.19</text:p>
          </table:table-cell>
          <table:table-cell office:value-type="float" office:value="127965631.788885" calcext:value-type="float">
            <text:p>127965631.79</text:p>
          </table:table-cell>
          <table:table-cell office:value-type="float" office:value="16360.3603771028" calcext:value-type="float">
            <text:p>16360.36</text:p>
          </table:table-cell>
          <table:table-cell office:value-type="float" office:value="19798.0319767119" calcext:value-type="float">
            <text:p>19798.03</text:p>
          </table:table-cell>
          <table:table-cell office:value-type="float" office:value="23757.6383720543" calcext:value-type="float">
            <text:p>23757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5" calcext:value-type="float">
            <text:p>25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0480.0685461611" calcext:value-type="float">
            <text:p>20480.07</text:p>
          </table:table-cell>
          <table:table-cell office:value-type="float" office:value="48412.6464748051" calcext:value-type="float">
            <text:p>48412.65</text:p>
          </table:table-cell>
          <table:table-cell office:value-type="float" office:value="11524.8950879875" calcext:value-type="float">
            <text:p>11524.90</text:p>
          </table:table-cell>
          <table:table-cell office:value-type="float" office:value="132823206.789118" calcext:value-type="float">
            <text:p>132823206.79</text:p>
          </table:table-cell>
          <table:table-cell office:value-type="float" office:value="17624.4706581565" calcext:value-type="float">
            <text:p>17624.47</text:p>
          </table:table-cell>
          <table:table-cell office:value-type="float" office:value="20480.0685461611" calcext:value-type="float">
            <text:p>20480.07</text:p>
          </table:table-cell>
          <table:table-cell office:value-type="float" office:value="24576.0822553933" calcext:value-type="float">
            <text:p>24576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6" calcext:value-type="float">
            <text:p>26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18000.1471866487" calcext:value-type="float">
            <text:p>18000.15</text:p>
          </table:table-cell>
          <table:table-cell office:value-type="float" office:value="48030.5842326874" calcext:value-type="float">
            <text:p>48030.58</text:p>
          </table:table-cell>
          <table:table-cell office:value-type="float" office:value="10484.0781839779" calcext:value-type="float">
            <text:p>10484.08</text:p>
          </table:table-cell>
          <table:table-cell office:value-type="float" office:value="109915895.36776" calcext:value-type="float">
            <text:p>109915895.37</text:p>
          </table:table-cell>
          <table:table-cell office:value-type="float" office:value="15962.9536622781" calcext:value-type="float">
            <text:p>15962.95</text:p>
          </table:table-cell>
          <table:table-cell office:value-type="float" office:value="18000.1471866487" calcext:value-type="float">
            <text:p>18000.15</text:p>
          </table:table-cell>
          <table:table-cell office:value-type="float" office:value="21600.1766239785" calcext:value-type="float">
            <text:p>21600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7" calcext:value-type="float">
            <text:p>27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0038.0240023316" calcext:value-type="float">
            <text:p>20038.02</text:p>
          </table:table-cell>
          <table:table-cell office:value-type="float" office:value="40802.0618968992" calcext:value-type="float">
            <text:p>40802.06</text:p>
          </table:table-cell>
          <table:table-cell office:value-type="float" office:value="11137.689825921" calcext:value-type="float">
            <text:p>11137.69</text:p>
          </table:table-cell>
          <table:table-cell office:value-type="float" office:value="124048134.658425" calcext:value-type="float">
            <text:p>124048134.66</text:p>
          </table:table-cell>
          <table:table-cell office:value-type="float" office:value="16364.796777344" calcext:value-type="float">
            <text:p>16364.80</text:p>
          </table:table-cell>
          <table:table-cell office:value-type="float" office:value="20038.0240023315" calcext:value-type="float">
            <text:p>20038.02</text:p>
          </table:table-cell>
          <table:table-cell office:value-type="float" office:value="24045.6288027979" calcext:value-type="float">
            <text:p>24045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8" calcext:value-type="float">
            <text:p>28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9813.6472290218" calcext:value-type="float">
            <text:p>19813.65</text:p>
          </table:table-cell>
          <table:table-cell office:value-type="float" office:value="42901.6892392373" calcext:value-type="float">
            <text:p>42901.69</text:p>
          </table:table-cell>
          <table:table-cell office:value-type="float" office:value="11367.1295016021" calcext:value-type="float">
            <text:p>11367.13</text:p>
          </table:table-cell>
          <table:table-cell office:value-type="float" office:value="129211633.106192" calcext:value-type="float">
            <text:p>129211633.11</text:p>
          </table:table-cell>
          <table:table-cell office:value-type="float" office:value="16578.5535910103" calcext:value-type="float">
            <text:p>16578.55</text:p>
          </table:table-cell>
          <table:table-cell office:value-type="float" office:value="19813.6472290218" calcext:value-type="float">
            <text:p>19813.65</text:p>
          </table:table-cell>
          <table:table-cell office:value-type="float" office:value="23776.3766748261" calcext:value-type="float">
            <text:p>23776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9" calcext:value-type="float">
            <text:p>29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9078.0982686637" calcext:value-type="float">
            <text:p>19078.10</text:p>
          </table:table-cell>
          <table:table-cell office:value-type="float" office:value="45773.1959116279" calcext:value-type="float">
            <text:p>45773.20</text:p>
          </table:table-cell>
          <table:table-cell office:value-type="float" office:value="10473.6792119328" calcext:value-type="float">
            <text:p>10473.68</text:p>
          </table:table-cell>
          <table:table-cell office:value-type="float" office:value="109697956.234473" calcext:value-type="float">
            <text:p>109697956.23</text:p>
          </table:table-cell>
          <table:table-cell office:value-type="float" office:value="16483.2160402333" calcext:value-type="float">
            <text:p>16483.22</text:p>
          </table:table-cell>
          <table:table-cell office:value-type="float" office:value="19078.0982686637" calcext:value-type="float">
            <text:p>19078.10</text:p>
          </table:table-cell>
          <table:table-cell office:value-type="float" office:value="22893.7179223965" calcext:value-type="float">
            <text:p>22893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0" calcext:value-type="float">
            <text:p>30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7335.1181054781" calcext:value-type="float">
            <text:p>17335.12</text:p>
          </table:table-cell>
          <table:table-cell office:value-type="float" office:value="40279.4932142789" calcext:value-type="float">
            <text:p>40279.49</text:p>
          </table:table-cell>
          <table:table-cell office:value-type="float" office:value="9913.96193010192" calcext:value-type="float">
            <text:p>9913.96</text:p>
          </table:table-cell>
          <table:table-cell office:value-type="float" office:value="98286641.1515102" calcext:value-type="float">
            <text:p>98286641.15</text:p>
          </table:table-cell>
          <table:table-cell office:value-type="float" office:value="14855.2468040389" calcext:value-type="float">
            <text:p>14855.25</text:p>
          </table:table-cell>
          <table:table-cell office:value-type="float" office:value="17335.1181054781" calcext:value-type="float">
            <text:p>17335.12</text:p>
          </table:table-cell>
          <table:table-cell office:value-type="float" office:value="20802.1417265737" calcext:value-type="float">
            <text:p>20802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1" calcext:value-type="float">
            <text:p>31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7286.3643704803" calcext:value-type="float">
            <text:p>17286.36</text:p>
          </table:table-cell>
          <table:table-cell office:value-type="float" office:value="45636.1829903889" calcext:value-type="float">
            <text:p>45636.18</text:p>
          </table:table-cell>
          <table:table-cell office:value-type="float" office:value="10192.3427913002" calcext:value-type="float">
            <text:p>10192.34</text:p>
          </table:table-cell>
          <table:table-cell office:value-type="float" office:value="103883851.575369" calcext:value-type="float">
            <text:p>103883851.58</text:p>
          </table:table-cell>
          <table:table-cell office:value-type="float" office:value="15290.9188736303" calcext:value-type="float">
            <text:p>15290.92</text:p>
          </table:table-cell>
          <table:table-cell office:value-type="float" office:value="17286.3643704803" calcext:value-type="float">
            <text:p>17286.36</text:p>
          </table:table-cell>
          <table:table-cell office:value-type="float" office:value="20743.6372445763" calcext:value-type="float">
            <text:p>20743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2" calcext:value-type="float">
            <text:p>32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7397.1418770858" calcext:value-type="float">
            <text:p>17397.14</text:p>
          </table:table-cell>
          <table:table-cell office:value-type="float" office:value="44501.718247416" calcext:value-type="float">
            <text:p>44501.72</text:p>
          </table:table-cell>
          <table:table-cell office:value-type="float" office:value="10261.1531357234" calcext:value-type="float">
            <text:p>10261.15</text:p>
          </table:table-cell>
          <table:table-cell office:value-type="float" office:value="105291263.674766" calcext:value-type="float">
            <text:p>105291263.67</text:p>
          </table:table-cell>
          <table:table-cell office:value-type="float" office:value="15282.4257267455" calcext:value-type="float">
            <text:p>15282.43</text:p>
          </table:table-cell>
          <table:table-cell office:value-type="float" office:value="17397.1418770858" calcext:value-type="float">
            <text:p>17397.14</text:p>
          </table:table-cell>
          <table:table-cell office:value-type="float" office:value="20876.570252503" calcext:value-type="float">
            <text:p>20876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3" calcext:value-type="float">
            <text:p>33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6730.3417169662" calcext:value-type="float">
            <text:p>16730.34</text:p>
          </table:table-cell>
          <table:table-cell office:value-type="float" office:value="36193.4853067379" calcext:value-type="float">
            <text:p>36193.49</text:p>
          </table:table-cell>
          <table:table-cell office:value-type="float" office:value="9486.25712553483" calcext:value-type="float">
            <text:p>9486.26</text:p>
          </table:table-cell>
          <table:table-cell office:value-type="float" office:value="89989074.2517603" calcext:value-type="float">
            <text:p>89989074.25</text:p>
          </table:table-cell>
          <table:table-cell office:value-type="float" office:value="14012.8765201625" calcext:value-type="float">
            <text:p>14012.88</text:p>
          </table:table-cell>
          <table:table-cell office:value-type="float" office:value="16730.3417169662" calcext:value-type="float">
            <text:p>16730.34</text:p>
          </table:table-cell>
          <table:table-cell office:value-type="float" office:value="20076.4100603594" calcext:value-type="float">
            <text:p>20076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4" calcext:value-type="float">
            <text:p>34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8857.639993122" calcext:value-type="float">
            <text:p>18857.64</text:p>
          </table:table-cell>
          <table:table-cell office:value-type="float" office:value="37349.1512731785" calcext:value-type="float">
            <text:p>37349.15</text:p>
          </table:table-cell>
          <table:table-cell office:value-type="float" office:value="9270.76469123991" calcext:value-type="float">
            <text:p>9270.76</text:p>
          </table:table-cell>
          <table:table-cell office:value-type="float" office:value="85947077.9603407" calcext:value-type="float">
            <text:p>85947077.96</text:p>
          </table:table-cell>
          <table:table-cell office:value-type="float" office:value="15199.8152052933" calcext:value-type="float">
            <text:p>15199.82</text:p>
          </table:table-cell>
          <table:table-cell office:value-type="float" office:value="18857.639993122" calcext:value-type="float">
            <text:p>18857.64</text:p>
          </table:table-cell>
          <table:table-cell office:value-type="float" office:value="22629.1679917464" calcext:value-type="float">
            <text:p>22629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5" calcext:value-type="float">
            <text:p>35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9786.8910226488" calcext:value-type="float">
            <text:p>19786.89</text:p>
          </table:table-cell>
          <table:table-cell office:value-type="float" office:value="39190.8582625416" calcext:value-type="float">
            <text:p>39190.86</text:p>
          </table:table-cell>
          <table:table-cell office:value-type="float" office:value="10047.5113070708" calcext:value-type="float">
            <text:p>10047.51</text:p>
          </table:table-cell>
          <table:table-cell office:value-type="float" office:value="100952483.465716" calcext:value-type="float">
            <text:p>100952483.47</text:p>
          </table:table-cell>
          <table:table-cell office:value-type="float" office:value="15939.783421684" calcext:value-type="float">
            <text:p>15939.78</text:p>
          </table:table-cell>
          <table:table-cell office:value-type="float" office:value="19786.8910226488" calcext:value-type="float">
            <text:p>19786.89</text:p>
          </table:table-cell>
          <table:table-cell office:value-type="float" office:value="23744.2692271786" calcext:value-type="float">
            <text:p>23744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6" calcext:value-type="float">
            <text:p>36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9485.8096493251" calcext:value-type="float">
            <text:p>19485.81</text:p>
          </table:table-cell>
          <table:table-cell office:value-type="float" office:value="41531.871806084" calcext:value-type="float">
            <text:p>41531.87</text:p>
          </table:table-cell>
          <table:table-cell office:value-type="float" office:value="9274.0350609572" calcext:value-type="float">
            <text:p>9274.04</text:p>
          </table:table-cell>
          <table:table-cell office:value-type="float" office:value="86007726.3118634" calcext:value-type="float">
            <text:p>86007726.31</text:p>
          </table:table-cell>
          <table:table-cell office:value-type="float" office:value="16204.5020954764" calcext:value-type="float">
            <text:p>16204.50</text:p>
          </table:table-cell>
          <table:table-cell office:value-type="float" office:value="19485.8096493251" calcext:value-type="float">
            <text:p>19485.81</text:p>
          </table:table-cell>
          <table:table-cell office:value-type="float" office:value="23382.9715791901" calcext:value-type="float">
            <text:p>23382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7" calcext:value-type="float">
            <text:p>37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9034.8544676495" calcext:value-type="float">
            <text:p>19034.85</text:p>
          </table:table-cell>
          <table:table-cell office:value-type="float" office:value="41164.0480552151" calcext:value-type="float">
            <text:p>41164.05</text:p>
          </table:table-cell>
          <table:table-cell office:value-type="float" office:value="9707.97764863264" calcext:value-type="float">
            <text:p>9707.98</text:p>
          </table:table-cell>
          <table:table-cell office:value-type="float" office:value="94244830.026351" calcext:value-type="float">
            <text:p>94244830.03</text:p>
          </table:table-cell>
          <table:table-cell office:value-type="float" office:value="15919.1063744356" calcext:value-type="float">
            <text:p>15919.11</text:p>
          </table:table-cell>
          <table:table-cell office:value-type="float" office:value="19034.8544676495" calcext:value-type="float">
            <text:p>19034.85</text:p>
          </table:table-cell>
          <table:table-cell office:value-type="float" office:value="22841.8253611794" calcext:value-type="float">
            <text:p>22841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8" calcext:value-type="float">
            <text:p>38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8696.7254975625" calcext:value-type="float">
            <text:p>18696.73</text:p>
          </table:table-cell>
          <table:table-cell office:value-type="float" office:value="41252.1209470323" calcext:value-type="float">
            <text:p>41252.12</text:p>
          </table:table-cell>
          <table:table-cell office:value-type="float" office:value="10447.0099938997" calcext:value-type="float">
            <text:p>10447.01</text:p>
          </table:table-cell>
          <table:table-cell office:value-type="float" office:value="109140017.81264" calcext:value-type="float">
            <text:p>109140017.81</text:p>
          </table:table-cell>
          <table:table-cell office:value-type="float" office:value="15750.2099083286" calcext:value-type="float">
            <text:p>15750.21</text:p>
          </table:table-cell>
          <table:table-cell office:value-type="float" office:value="18696.7254975625" calcext:value-type="float">
            <text:p>18696.73</text:p>
          </table:table-cell>
          <table:table-cell office:value-type="float" office:value="22436.070597075" calcext:value-type="float">
            <text:p>22436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9" calcext:value-type="float">
            <text:p>39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6457.7784030061" calcext:value-type="float">
            <text:p>16457.78</text:p>
          </table:table-cell>
          <table:table-cell office:value-type="float" office:value="41431.6803641744" calcext:value-type="float">
            <text:p>41431.68</text:p>
          </table:table-cell>
          <table:table-cell office:value-type="float" office:value="9575.39121957701" calcext:value-type="float">
            <text:p>9575.39</text:p>
          </table:table-cell>
          <table:table-cell office:value-type="float" office:value="91688117.0079524" calcext:value-type="float">
            <text:p>91688117.01</text:p>
          </table:table-cell>
          <table:table-cell office:value-type="float" office:value="14410.3774453897" calcext:value-type="float">
            <text:p>14410.38</text:p>
          </table:table-cell>
          <table:table-cell office:value-type="float" office:value="16457.7784030061" calcext:value-type="float">
            <text:p>16457.78</text:p>
          </table:table-cell>
          <table:table-cell office:value-type="float" office:value="19749.3340836073" calcext:value-type="float">
            <text:p>19749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0" calcext:value-type="float">
            <text:p>40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8522.0942542584" calcext:value-type="float">
            <text:p>18522.09</text:p>
          </table:table-cell>
          <table:table-cell office:value-type="float" office:value="41550.2733533671" calcext:value-type="float">
            <text:p>41550.27</text:p>
          </table:table-cell>
          <table:table-cell office:value-type="float" office:value="9555.68085572236" calcext:value-type="float">
            <text:p>9555.68</text:p>
          </table:table-cell>
          <table:table-cell office:value-type="float" office:value="91311036.6164188" calcext:value-type="float">
            <text:p>91311036.62</text:p>
          </table:table-cell>
          <table:table-cell office:value-type="float" office:value="15691.1205850077" calcext:value-type="float">
            <text:p>15691.12</text:p>
          </table:table-cell>
          <table:table-cell office:value-type="float" office:value="18522.0942542584" calcext:value-type="float">
            <text:p>18522.09</text:p>
          </table:table-cell>
          <table:table-cell office:value-type="float" office:value="22226.5131051101" calcext:value-type="float">
            <text:p>22226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1" calcext:value-type="float">
            <text:p>41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6953.7891804734" calcext:value-type="float">
            <text:p>16953.79</text:p>
          </table:table-cell>
          <table:table-cell office:value-type="float" office:value="38144.3299263566" calcext:value-type="float">
            <text:p>38144.33</text:p>
          </table:table-cell>
          <table:table-cell office:value-type="float" office:value="9410.28977788894" calcext:value-type="float">
            <text:p>9410.29</text:p>
          </table:table-cell>
          <table:table-cell office:value-type="float" office:value="88553553.7038411" calcext:value-type="float">
            <text:p>88553553.70</text:p>
          </table:table-cell>
          <table:table-cell office:value-type="float" office:value="14388.7547540251" calcext:value-type="float">
            <text:p>14388.75</text:p>
          </table:table-cell>
          <table:table-cell office:value-type="float" office:value="16953.7891804734" calcext:value-type="float">
            <text:p>16953.79</text:p>
          </table:table-cell>
          <table:table-cell office:value-type="float" office:value="20344.547016568" calcext:value-type="float">
            <text:p>20344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2" calcext:value-type="float">
            <text:p>42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6296.7783520148" calcext:value-type="float">
            <text:p>16296.78</text:p>
          </table:table-cell>
          <table:table-cell office:value-type="float" office:value="39832.1823680855" calcext:value-type="float">
            <text:p>39832.18</text:p>
          </table:table-cell>
          <table:table-cell office:value-type="float" office:value="10093.2882500287" calcext:value-type="float">
            <text:p>10093.29</text:p>
          </table:table-cell>
          <table:table-cell office:value-type="float" office:value="101874467.698167" calcext:value-type="float">
            <text:p>101874467.70</text:p>
          </table:table-cell>
          <table:table-cell office:value-type="float" office:value="14167.7886034957" calcext:value-type="float">
            <text:p>14167.79</text:p>
          </table:table-cell>
          <table:table-cell office:value-type="float" office:value="16296.7783520148" calcext:value-type="float">
            <text:p>16296.78</text:p>
          </table:table-cell>
          <table:table-cell office:value-type="float" office:value="19556.1340224178" calcext:value-type="float">
            <text:p>19556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3" calcext:value-type="float">
            <text:p>43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6089.7316198293" calcext:value-type="float">
            <text:p>16089.73</text:p>
          </table:table-cell>
          <table:table-cell office:value-type="float" office:value="41964.6752981726" calcext:value-type="float">
            <text:p>41964.68</text:p>
          </table:table-cell>
          <table:table-cell office:value-type="float" office:value="9865.18496744027" calcext:value-type="float">
            <text:p>9865.18</text:p>
          </table:table-cell>
          <table:table-cell office:value-type="float" office:value="97321874.4418095" calcext:value-type="float">
            <text:p>97321874.44</text:p>
          </table:table-cell>
          <table:table-cell office:value-type="float" office:value="14203.5912584547" calcext:value-type="float">
            <text:p>14203.59</text:p>
          </table:table-cell>
          <table:table-cell office:value-type="float" office:value="16089.7316198293" calcext:value-type="float">
            <text:p>16089.73</text:p>
          </table:table-cell>
          <table:table-cell office:value-type="float" office:value="19307.6779437952" calcext:value-type="float">
            <text:p>19307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4" calcext:value-type="float">
            <text:p>44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4884.7982299012" calcext:value-type="float">
            <text:p>14884.80</text:p>
          </table:table-cell>
          <table:table-cell office:value-type="float" office:value="38835.7574154983" calcext:value-type="float">
            <text:p>38835.76</text:p>
          </table:table-cell>
          <table:table-cell office:value-type="float" office:value="8950.63868271276" calcext:value-type="float">
            <text:p>8950.64</text:p>
          </table:table-cell>
          <table:table-cell office:value-type="float" office:value="80113932.828474" calcext:value-type="float">
            <text:p>80113932.83</text:p>
          </table:table-cell>
          <table:table-cell office:value-type="float" office:value="13149.5064120974" calcext:value-type="float">
            <text:p>13149.51</text:p>
          </table:table-cell>
          <table:table-cell office:value-type="float" office:value="14884.7982299012" calcext:value-type="float">
            <text:p>14884.80</text:p>
          </table:table-cell>
          <table:table-cell office:value-type="float" office:value="17861.7578758815" calcext:value-type="float">
            <text:p>17861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5" calcext:value-type="float">
            <text:p>45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5598.4452930822" calcext:value-type="float">
            <text:p>15598.45</text:p>
          </table:table-cell>
          <table:table-cell office:value-type="float" office:value="48114.2094551703" calcext:value-type="float">
            <text:p>48114.21</text:p>
          </table:table-cell>
          <table:table-cell office:value-type="float" office:value="10291.104420078" calcext:value-type="float">
            <text:p>10291.10</text:p>
          </table:table-cell>
          <table:table-cell office:value-type="float" office:value="105906830.184949" calcext:value-type="float">
            <text:p>105906830.18</text:p>
          </table:table-cell>
          <table:table-cell office:value-type="float" office:value="14190.4841311474" calcext:value-type="float">
            <text:p>14190.48</text:p>
          </table:table-cell>
          <table:table-cell office:value-type="float" office:value="15598.4452930822" calcext:value-type="float">
            <text:p>15598.45</text:p>
          </table:table-cell>
          <table:table-cell office:value-type="float" office:value="18718.1343516987" calcext:value-type="float">
            <text:p>18718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6" calcext:value-type="float">
            <text:p>46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6171.7944044776" calcext:value-type="float">
            <text:p>16171.79</text:p>
          </table:table-cell>
          <table:table-cell office:value-type="float" office:value="48114.2094551703" calcext:value-type="float">
            <text:p>48114.21</text:p>
          </table:table-cell>
          <table:table-cell office:value-type="float" office:value="10149.2176573068" calcext:value-type="float">
            <text:p>10149.22</text:p>
          </table:table-cell>
          <table:table-cell office:value-type="float" office:value="103006619.055389" calcext:value-type="float">
            <text:p>103006619.06</text:p>
          </table:table-cell>
          <table:table-cell office:value-type="float" office:value="14627.8250169059" calcext:value-type="float">
            <text:p>14627.83</text:p>
          </table:table-cell>
          <table:table-cell office:value-type="float" office:value="16171.7944044776" calcext:value-type="float">
            <text:p>16171.79</text:p>
          </table:table-cell>
          <table:table-cell office:value-type="float" office:value="19406.1532853731" calcext:value-type="float">
            <text:p>19406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7" calcext:value-type="float">
            <text:p>47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5789.8258419859" calcext:value-type="float">
            <text:p>15789.83</text:p>
          </table:table-cell>
          <table:table-cell office:value-type="float" office:value="37723.3511926287" calcext:value-type="float">
            <text:p>37723.35</text:p>
          </table:table-cell>
          <table:table-cell office:value-type="float" office:value="10094.0405401582" calcext:value-type="float">
            <text:p>10094.04</text:p>
          </table:table-cell>
          <table:table-cell office:value-type="float" office:value="101889654.426356" calcext:value-type="float">
            <text:p>101889654.43</text:p>
          </table:table-cell>
          <table:table-cell office:value-type="float" office:value="13649.4037631392" calcext:value-type="float">
            <text:p>13649.40</text:p>
          </table:table-cell>
          <table:table-cell office:value-type="float" office:value="15789.8258419859" calcext:value-type="float">
            <text:p>15789.83</text:p>
          </table:table-cell>
          <table:table-cell office:value-type="float" office:value="18947.791010383" calcext:value-type="float">
            <text:p>18947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8" calcext:value-type="float">
            <text:p>48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6147.8364721469" calcext:value-type="float">
            <text:p>16147.84</text:p>
          </table:table-cell>
          <table:table-cell office:value-type="float" office:value="37723.3511926287" calcext:value-type="float">
            <text:p>37723.35</text:p>
          </table:table-cell>
          <table:table-cell office:value-type="float" office:value="9287.52214034354" calcext:value-type="float">
            <text:p>9287.52</text:p>
          </table:table-cell>
          <table:table-cell office:value-type="float" office:value="86258067.5073714" calcext:value-type="float">
            <text:p>86258067.51</text:p>
          </table:table-cell>
          <table:table-cell office:value-type="float" office:value="13868.9719872761" calcext:value-type="float">
            <text:p>13868.97</text:p>
          </table:table-cell>
          <table:table-cell office:value-type="float" office:value="16147.8364721469" calcext:value-type="float">
            <text:p>16147.84</text:p>
          </table:table-cell>
          <table:table-cell office:value-type="float" office:value="19377.4037665763" calcext:value-type="float">
            <text:p>19377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9" calcext:value-type="float">
            <text:p>49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5748.7736585989" calcext:value-type="float">
            <text:p>15748.77</text:p>
          </table:table-cell>
          <table:table-cell office:value-type="float" office:value="41231.7455472119" calcext:value-type="float">
            <text:p>41231.75</text:p>
          </table:table-cell>
          <table:table-cell office:value-type="float" office:value="9237.77500439419" calcext:value-type="float">
            <text:p>9237.78</text:p>
          </table:table-cell>
          <table:table-cell office:value-type="float" office:value="85336487.03181" calcext:value-type="float">
            <text:p>85336487.03</text:p>
          </table:table-cell>
          <table:table-cell office:value-type="float" office:value="13916.3484739461" calcext:value-type="float">
            <text:p>13916.35</text:p>
          </table:table-cell>
          <table:table-cell office:value-type="float" office:value="15748.7736585989" calcext:value-type="float">
            <text:p>15748.77</text:p>
          </table:table-cell>
          <table:table-cell office:value-type="float" office:value="18898.5283903187" calcext:value-type="float">
            <text:p>18898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50" calcext:value-type="float">
            <text:p>50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6084.2742694968" calcext:value-type="float">
            <text:p>16084.27</text:p>
          </table:table-cell>
          <table:table-cell office:value-type="float" office:value="41983.9316772817" calcext:value-type="float">
            <text:p>41983.93</text:p>
          </table:table-cell>
          <table:table-cell office:value-type="float" office:value="10003.6772427473" calcext:value-type="float">
            <text:p>10003.68</text:p>
          </table:table-cell>
          <table:table-cell office:value-type="float" office:value="100073558.377061" calcext:value-type="float">
            <text:p>100073558.38</text:p>
          </table:table-cell>
          <table:table-cell office:value-type="float" office:value="14201.2506457872" calcext:value-type="float">
            <text:p>14201.25</text:p>
          </table:table-cell>
          <table:table-cell office:value-type="float" office:value="16084.2742694968" calcext:value-type="float">
            <text:p>16084.27</text:p>
          </table:table-cell>
          <table:table-cell office:value-type="float" office:value="19301.1291233961" calcext:value-type="float">
            <text:p>19301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51" calcext:value-type="float">
            <text:p>51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6121.3443036122" calcext:value-type="float">
            <text:p>16121.34</text:p>
          </table:table-cell>
          <table:table-cell office:value-type="float" office:value="38412.6454549794" calcext:value-type="float">
            <text:p>38412.65</text:p>
          </table:table-cell>
          <table:table-cell office:value-type="float" office:value="9772.3182679213" calcext:value-type="float">
            <text:p>9772.32</text:p>
          </table:table-cell>
          <table:table-cell office:value-type="float" office:value="95498204.3295483" calcext:value-type="float">
            <text:p>95498204.33</text:p>
          </table:table-cell>
          <table:table-cell office:value-type="float" office:value="13923.106010529" calcext:value-type="float">
            <text:p>13923.11</text:p>
          </table:table-cell>
          <table:table-cell office:value-type="float" office:value="16121.3443036122" calcext:value-type="float">
            <text:p>16121.34</text:p>
          </table:table-cell>
          <table:table-cell office:value-type="float" office:value="19345.6131643346" calcext:value-type="float">
            <text:p>19345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52" calcext:value-type="float">
            <text:p>52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7379.8547803809" calcext:value-type="float">
            <text:p>17379.85</text:p>
          </table:table-cell>
          <table:table-cell office:value-type="float" office:value="34581.464007339" calcext:value-type="float">
            <text:p>34581.46</text:p>
          </table:table-cell>
          <table:table-cell office:value-type="float" office:value="9238.22668687847" calcext:value-type="float">
            <text:p>9238.23</text:p>
          </table:table-cell>
          <table:table-cell office:value-type="float" office:value="85344832.3181536" calcext:value-type="float">
            <text:p>85344832.32</text:p>
          </table:table-cell>
          <table:table-cell office:value-type="float" office:value="14054.500781293" calcext:value-type="float">
            <text:p>14054.50</text:p>
          </table:table-cell>
          <table:table-cell office:value-type="float" office:value="17379.8547803809" calcext:value-type="float">
            <text:p>17379.85</text:p>
          </table:table-cell>
          <table:table-cell office:value-type="float" office:value="20855.825736457" calcext:value-type="float">
            <text:p>20855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53" calcext:value-type="float">
            <text:p>53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7625.9937797898" calcext:value-type="float">
            <text:p>17625.99</text:p>
          </table:table-cell>
          <table:table-cell office:value-type="float" office:value="33747.6835038553" calcext:value-type="float">
            <text:p>33747.68</text:p>
          </table:table-cell>
          <table:table-cell office:value-type="float" office:value="8711.41755370927" calcext:value-type="float">
            <text:p>8711.42</text:p>
          </table:table-cell>
          <table:table-cell office:value-type="float" office:value="75888795.795074" calcext:value-type="float">
            <text:p>75888795.80</text:p>
          </table:table-cell>
          <table:table-cell office:value-type="float" office:value="13973.8186779006" calcext:value-type="float">
            <text:p>13973.82</text:p>
          </table:table-cell>
          <table:table-cell office:value-type="float" office:value="17625.9937797898" calcext:value-type="float">
            <text:p>17625.99</text:p>
          </table:table-cell>
          <table:table-cell office:value-type="float" office:value="21151.1925357478" calcext:value-type="float">
            <text:p>21151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54" calcext:value-type="float">
            <text:p>54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6820.2062090159" calcext:value-type="float">
            <text:p>16820.21</text:p>
          </table:table-cell>
          <table:table-cell office:value-type="float" office:value="34581.464007339" calcext:value-type="float">
            <text:p>34581.46</text:p>
          </table:table-cell>
          <table:table-cell office:value-type="float" office:value="8527.09159517578" calcext:value-type="float">
            <text:p>8527.09</text:p>
          </table:table-cell>
          <table:table-cell office:value-type="float" office:value="72711291.0725174" calcext:value-type="float">
            <text:p>72711291.07</text:p>
          </table:table-cell>
          <table:table-cell office:value-type="float" office:value="13809.3374613661" calcext:value-type="float">
            <text:p>13809.34</text:p>
          </table:table-cell>
          <table:table-cell office:value-type="float" office:value="16820.206209016" calcext:value-type="float">
            <text:p>16820.21</text:p>
          </table:table-cell>
          <table:table-cell office:value-type="float" office:value="20184.2474508191" calcext:value-type="float">
            <text:p>20184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55" calcext:value-type="float">
            <text:p>55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6582.4347521734" calcext:value-type="float">
            <text:p>16582.43</text:p>
          </table:table-cell>
          <table:table-cell office:value-type="float" office:value="35177.6695296637" calcext:value-type="float">
            <text:p>35177.67</text:p>
          </table:table-cell>
          <table:table-cell office:value-type="float" office:value="8456.31993230096" calcext:value-type="float">
            <text:p>8456.32</text:p>
          </table:table-cell>
          <table:table-cell office:value-type="float" office:value="71509346.7974305" calcext:value-type="float">
            <text:p>71509346.80</text:p>
          </table:table-cell>
          <table:table-cell office:value-type="float" office:value="13789.6601950696" calcext:value-type="float">
            <text:p>13789.66</text:p>
          </table:table-cell>
          <table:table-cell office:value-type="float" office:value="16582.4347521734" calcext:value-type="float">
            <text:p>16582.43</text:p>
          </table:table-cell>
          <table:table-cell office:value-type="float" office:value="19898.9217026081" calcext:value-type="float">
            <text:p>19898.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56" calcext:value-type="float">
            <text:p>56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6343.6613197222" calcext:value-type="float">
            <text:p>16343.66</text:p>
          </table:table-cell>
          <table:table-cell office:value-type="float" office:value="43545.3980694907" calcext:value-type="float">
            <text:p>43545.40</text:p>
          </table:table-cell>
          <table:table-cell office:value-type="float" office:value="9572.39863116791" calcext:value-type="float">
            <text:p>9572.40</text:p>
          </table:table-cell>
          <table:table-cell office:value-type="float" office:value="91630815.5539852" calcext:value-type="float">
            <text:p>91630815.55</text:p>
          </table:table-cell>
          <table:table-cell office:value-type="float" office:value="14490.6903057232" calcext:value-type="float">
            <text:p>14490.69</text:p>
          </table:table-cell>
          <table:table-cell office:value-type="float" office:value="16343.6613197222" calcext:value-type="float">
            <text:p>16343.66</text:p>
          </table:table-cell>
          <table:table-cell office:value-type="float" office:value="19612.3935836667" calcext:value-type="float">
            <text:p>19612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57" calcext:value-type="float">
            <text:p>57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6582.8050488095" calcext:value-type="float">
            <text:p>16582.81</text:p>
          </table:table-cell>
          <table:table-cell office:value-type="float" office:value="39968.0589036757" calcext:value-type="float">
            <text:p>39968.06</text:p>
          </table:table-cell>
          <table:table-cell office:value-type="float" office:value="8996.25443971761" calcext:value-type="float">
            <text:p>8996.25</text:p>
          </table:table-cell>
          <table:table-cell office:value-type="float" office:value="80932593.9441389" calcext:value-type="float">
            <text:p>80932593.94</text:p>
          </table:table-cell>
          <table:table-cell office:value-type="float" office:value="14361.9744909753" calcext:value-type="float">
            <text:p>14361.97</text:p>
          </table:table-cell>
          <table:table-cell office:value-type="float" office:value="16582.8050488095" calcext:value-type="float">
            <text:p>16582.81</text:p>
          </table:table-cell>
          <table:table-cell office:value-type="float" office:value="19899.3660585714" calcext:value-type="float">
            <text:p>19899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58" calcext:value-type="float">
            <text:p>58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6910.4398436003" calcext:value-type="float">
            <text:p>16910.44</text:p>
          </table:table-cell>
          <table:table-cell office:value-type="float" office:value="37723.3511926287" calcext:value-type="float">
            <text:p>37723.35</text:p>
          </table:table-cell>
          <table:table-cell office:value-type="float" office:value="8880.63433351799" calcext:value-type="float">
            <text:p>8880.63</text:p>
          </table:table-cell>
          <table:table-cell office:value-type="float" office:value="78865666.1656586" calcext:value-type="float">
            <text:p>78865666.17</text:p>
          </table:table-cell>
          <table:table-cell office:value-type="float" office:value="14312.587251256" calcext:value-type="float">
            <text:p>14312.59</text:p>
          </table:table-cell>
          <table:table-cell office:value-type="float" office:value="16910.4398436003" calcext:value-type="float">
            <text:p>16910.44</text:p>
          </table:table-cell>
          <table:table-cell office:value-type="float" office:value="20292.5278123204" calcext:value-type="float">
            <text:p>20292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59" calcext:value-type="float">
            <text:p>59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5947.4749629196" calcext:value-type="float">
            <text:p>15947.47</text:p>
          </table:table-cell>
          <table:table-cell office:value-type="float" office:value="39215.8727736059" calcext:value-type="float">
            <text:p>39215.87</text:p>
          </table:table-cell>
          <table:table-cell office:value-type="float" office:value="8957.53915976395" calcext:value-type="float">
            <text:p>8957.54</text:p>
          </table:table-cell>
          <table:table-cell office:value-type="float" office:value="80237507.7987046" calcext:value-type="float">
            <text:p>80237507.80</text:p>
          </table:table-cell>
          <table:table-cell office:value-type="float" office:value="13888.0915592182" calcext:value-type="float">
            <text:p>13888.09</text:p>
          </table:table-cell>
          <table:table-cell office:value-type="float" office:value="15947.4749629196" calcext:value-type="float">
            <text:p>15947.47</text:p>
          </table:table-cell>
          <table:table-cell office:value-type="float" office:value="19136.9699555035" calcext:value-type="float">
            <text:p>19136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60" calcext:value-type="float">
            <text:p>60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5690.841670087" calcext:value-type="float">
            <text:p>15690.84</text:p>
          </table:table-cell>
          <table:table-cell office:value-type="float" office:value="36786.9416052972" calcext:value-type="float">
            <text:p>36786.94</text:p>
          </table:table-cell>
          <table:table-cell office:value-type="float" office:value="8732.31470855083" calcext:value-type="float">
            <text:p>8732.31</text:p>
          </table:table-cell>
          <table:table-cell office:value-type="float" office:value="76253320.1691732" calcext:value-type="float">
            <text:p>76253320.17</text:p>
          </table:table-cell>
          <table:table-cell office:value-type="float" office:value="13494.1290549738" calcext:value-type="float">
            <text:p>13494.13</text:p>
          </table:table-cell>
          <table:table-cell office:value-type="float" office:value="15690.841670087" calcext:value-type="float">
            <text:p>15690.84</text:p>
          </table:table-cell>
          <table:table-cell office:value-type="float" office:value="18829.0100041044" calcext:value-type="float">
            <text:p>18829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61" calcext:value-type="float">
            <text:p>61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5657.7226236458" calcext:value-type="float">
            <text:p>15657.72</text:p>
          </table:table-cell>
          <table:table-cell office:value-type="float" office:value="35583.9968603191" calcext:value-type="float">
            <text:p>35584.00</text:p>
          </table:table-cell>
          <table:table-cell office:value-type="float" office:value="8268.08760324578" calcext:value-type="float">
            <text:p>8268.09</text:p>
          </table:table-cell>
          <table:table-cell office:value-type="float" office:value="68361272.6149465" calcext:value-type="float">
            <text:p>68361272.61</text:p>
          </table:table-cell>
          <table:table-cell office:value-type="float" office:value="13342.1598047627" calcext:value-type="float">
            <text:p>13342.16</text:p>
          </table:table-cell>
          <table:table-cell office:value-type="float" office:value="15657.7226236458" calcext:value-type="float">
            <text:p>15657.72</text:p>
          </table:table-cell>
          <table:table-cell office:value-type="float" office:value="18789.267148375" calcext:value-type="float">
            <text:p>18789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62" calcext:value-type="float">
            <text:p>62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6408.7748396016" calcext:value-type="float">
            <text:p>16408.77</text:p>
          </table:table-cell>
          <table:table-cell office:value-type="float" office:value="35658.4192695091" calcext:value-type="float">
            <text:p>35658.42</text:p>
          </table:table-cell>
          <table:table-cell office:value-type="float" office:value="8029.19111487337" calcext:value-type="float">
            <text:p>8029.19</text:p>
          </table:table-cell>
          <table:table-cell office:value-type="float" office:value="64467909.9591614" calcext:value-type="float">
            <text:p>64467909.96</text:p>
          </table:table-cell>
          <table:table-cell office:value-type="float" office:value="13768.8025878818" calcext:value-type="float">
            <text:p>13768.80</text:p>
          </table:table-cell>
          <table:table-cell office:value-type="float" office:value="16408.7748396016" calcext:value-type="float">
            <text:p>16408.77</text:p>
          </table:table-cell>
          <table:table-cell office:value-type="float" office:value="19690.5298075219" calcext:value-type="float">
            <text:p>19690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63" calcext:value-type="float">
            <text:p>63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3969.8386488641" calcext:value-type="float">
            <text:p>13969.84</text:p>
          </table:table-cell>
          <table:table-cell office:value-type="float" office:value="30751.4076993644" calcext:value-type="float">
            <text:p>30751.41</text:p>
          </table:table-cell>
          <table:table-cell office:value-type="float" office:value="7395.09421708471" calcext:value-type="float">
            <text:p>7395.09</text:p>
          </table:table-cell>
          <table:table-cell office:value-type="float" office:value="54687418.4795598" calcext:value-type="float">
            <text:p>54687418.48</text:p>
          </table:table-cell>
          <table:table-cell office:value-type="float" office:value="11797.768166214" calcext:value-type="float">
            <text:p>11797.77</text:p>
          </table:table-cell>
          <table:table-cell office:value-type="float" office:value="13969.8386488641" calcext:value-type="float">
            <text:p>13969.84</text:p>
          </table:table-cell>
          <table:table-cell office:value-type="float" office:value="16763.8063786369" calcext:value-type="float">
            <text:p>16763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64" calcext:value-type="float">
            <text:p>64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3941.3683312923" calcext:value-type="float">
            <text:p>13941.37</text:p>
          </table:table-cell>
          <table:table-cell office:value-type="float" office:value="30441.3302244984" calcext:value-type="float">
            <text:p>30441.33</text:p>
          </table:table-cell>
          <table:table-cell office:value-type="float" office:value="7292.49445666635" calcext:value-type="float">
            <text:p>7292.49</text:p>
          </table:table-cell>
          <table:table-cell office:value-type="float" office:value="53180475.4005095" calcext:value-type="float">
            <text:p>53180475.40</text:p>
          </table:table-cell>
          <table:table-cell office:value-type="float" office:value="11741.5401188069" calcext:value-type="float">
            <text:p>11741.54</text:p>
          </table:table-cell>
          <table:table-cell office:value-type="float" office:value="13941.3683312923" calcext:value-type="float">
            <text:p>13941.37</text:p>
          </table:table-cell>
          <table:table-cell office:value-type="float" office:value="16729.6419975508" calcext:value-type="float">
            <text:p>16729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65" calcext:value-type="float">
            <text:p>65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5551.8131421544" calcext:value-type="float">
            <text:p>15551.81</text:p>
          </table:table-cell>
          <table:table-cell office:value-type="float" office:value="35031.7455472119" calcext:value-type="float">
            <text:p>35031.75</text:p>
          </table:table-cell>
          <table:table-cell office:value-type="float" office:value="7407.34630274938" calcext:value-type="float">
            <text:p>7407.35</text:p>
          </table:table-cell>
          <table:table-cell office:value-type="float" office:value="54868779.2488549" calcext:value-type="float">
            <text:p>54868779.25</text:p>
          </table:table-cell>
          <table:table-cell office:value-type="float" office:value="13216.1260674498" calcext:value-type="float">
            <text:p>13216.13</text:p>
          </table:table-cell>
          <table:table-cell office:value-type="float" office:value="15551.8131421544" calcext:value-type="float">
            <text:p>15551.81</text:p>
          </table:table-cell>
          <table:table-cell office:value-type="float" office:value="18662.1757705852" calcext:value-type="float">
            <text:p>18662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66" calcext:value-type="float">
            <text:p>66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6036.5228681626" calcext:value-type="float">
            <text:p>16036.52</text:p>
          </table:table-cell>
          <table:table-cell office:value-type="float" office:value="30662.3649349322" calcext:value-type="float">
            <text:p>30662.36</text:p>
          </table:table-cell>
          <table:table-cell office:value-type="float" office:value="7028.5723746113" calcext:value-type="float">
            <text:p>7028.57</text:p>
          </table:table-cell>
          <table:table-cell office:value-type="float" office:value="49400829.6251491" calcext:value-type="float">
            <text:p>49400829.63</text:p>
          </table:table-cell>
          <table:table-cell office:value-type="float" office:value="12722.407714158" calcext:value-type="float">
            <text:p>12722.41</text:p>
          </table:table-cell>
          <table:table-cell office:value-type="float" office:value="16036.5228681626" calcext:value-type="float">
            <text:p>16036.52</text:p>
          </table:table-cell>
          <table:table-cell office:value-type="float" office:value="19243.8274417951" calcext:value-type="float">
            <text:p>19243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67" calcext:value-type="float">
            <text:p>67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5778.2726207904" calcext:value-type="float">
            <text:p>15778.27</text:p>
          </table:table-cell>
          <table:table-cell office:value-type="float" office:value="33967.6872658395" calcext:value-type="float">
            <text:p>33967.69</text:p>
          </table:table-cell>
          <table:table-cell office:value-type="float" office:value="7372.60961506863" calcext:value-type="float">
            <text:p>7372.61</text:p>
          </table:table-cell>
          <table:table-cell office:value-type="float" office:value="54355372.5362025" calcext:value-type="float">
            <text:p>54355372.54</text:p>
          </table:table-cell>
          <table:table-cell office:value-type="float" office:value="13201.1587155833" calcext:value-type="float">
            <text:p>13201.16</text:p>
          </table:table-cell>
          <table:table-cell office:value-type="float" office:value="15778.2726207904" calcext:value-type="float">
            <text:p>15778.27</text:p>
          </table:table-cell>
          <table:table-cell office:value-type="float" office:value="18933.9271449485" calcext:value-type="float">
            <text:p>18933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68" calcext:value-type="float">
            <text:p>68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5412.8510399124" calcext:value-type="float">
            <text:p>15412.85</text:p>
          </table:table-cell>
          <table:table-cell office:value-type="float" office:value="35031.7455472119" calcext:value-type="float">
            <text:p>35031.75</text:p>
          </table:table-cell>
          <table:table-cell office:value-type="float" office:value="7017.10858224574" calcext:value-type="float">
            <text:p>7017.11</text:p>
          </table:table-cell>
          <table:table-cell office:value-type="float" office:value="49239812.8550268" calcext:value-type="float">
            <text:p>49239812.86</text:p>
          </table:table-cell>
          <table:table-cell office:value-type="float" office:value="13136.2644248789" calcext:value-type="float">
            <text:p>13136.26</text:p>
          </table:table-cell>
          <table:table-cell office:value-type="float" office:value="15412.8510399124" calcext:value-type="float">
            <text:p>15412.85</text:p>
          </table:table-cell>
          <table:table-cell office:value-type="float" office:value="18495.4212478949" calcext:value-type="float">
            <text:p>18495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69" calcext:value-type="float">
            <text:p>69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5616.6193707384" calcext:value-type="float">
            <text:p>15616.62</text:p>
          </table:table-cell>
          <table:table-cell office:value-type="float" office:value="31518.2854866684" calcext:value-type="float">
            <text:p>31518.29</text:p>
          </table:table-cell>
          <table:table-cell office:value-type="float" office:value="7682.6111640595" calcext:value-type="float">
            <text:p>7682.61</text:p>
          </table:table-cell>
          <table:table-cell office:value-type="float" office:value="59022514.2981316" calcext:value-type="float">
            <text:p>59022514.30</text:p>
          </table:table-cell>
          <table:table-cell office:value-type="float" office:value="12730.6930396357" calcext:value-type="float">
            <text:p>12730.69</text:p>
          </table:table-cell>
          <table:table-cell office:value-type="float" office:value="15616.6193707384" calcext:value-type="float">
            <text:p>15616.62</text:p>
          </table:table-cell>
          <table:table-cell office:value-type="float" office:value="18739.9432448861" calcext:value-type="float">
            <text:p>18739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70" calcext:value-type="float">
            <text:p>70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5948.1876129533" calcext:value-type="float">
            <text:p>15948.19</text:p>
          </table:table-cell>
          <table:table-cell office:value-type="float" office:value="31625.7038496822" calcext:value-type="float">
            <text:p>31625.70</text:p>
          </table:table-cell>
          <table:table-cell office:value-type="float" office:value="7116.04009232201" calcext:value-type="float">
            <text:p>7116.04</text:p>
          </table:table-cell>
          <table:table-cell office:value-type="float" office:value="50638026.5955343" calcext:value-type="float">
            <text:p>50638026.60</text:p>
          </table:table-cell>
          <table:table-cell office:value-type="float" office:value="12891.3917528351" calcext:value-type="float">
            <text:p>12891.39</text:p>
          </table:table-cell>
          <table:table-cell office:value-type="float" office:value="15948.1876129533" calcext:value-type="float">
            <text:p>15948.19</text:p>
          </table:table-cell>
          <table:table-cell office:value-type="float" office:value="19137.825135544" calcext:value-type="float">
            <text:p>19137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71" calcext:value-type="float">
            <text:p>71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6494.0710038778" calcext:value-type="float">
            <text:p>16494.07</text:p>
          </table:table-cell>
          <table:table-cell office:value-type="float" office:value="34732.3055674804" calcext:value-type="float">
            <text:p>34732.31</text:p>
          </table:table-cell>
          <table:table-cell office:value-type="float" office:value="7634.34385081969" calcext:value-type="float">
            <text:p>7634.34</text:p>
          </table:table-cell>
          <table:table-cell office:value-type="float" office:value="58283206.0325483" calcext:value-type="float">
            <text:p>58283206.03</text:p>
          </table:table-cell>
          <table:table-cell office:value-type="float" office:value="13677.7858937857" calcext:value-type="float">
            <text:p>13677.79</text:p>
          </table:table-cell>
          <table:table-cell office:value-type="float" office:value="16494.0710038778" calcext:value-type="float">
            <text:p>16494.07</text:p>
          </table:table-cell>
          <table:table-cell office:value-type="float" office:value="19792.8852046534" calcext:value-type="float">
            <text:p>19792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72" calcext:value-type="float">
            <text:p>72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5093.7851289686" calcext:value-type="float">
            <text:p>15093.79</text:p>
          </table:table-cell>
          <table:table-cell office:value-type="float" office:value="30180.4248723836" calcext:value-type="float">
            <text:p>30180.42</text:p>
          </table:table-cell>
          <table:table-cell office:value-type="float" office:value="6332.32996646616" calcext:value-type="float">
            <text:p>6332.33</text:p>
          </table:table-cell>
          <table:table-cell office:value-type="float" office:value="40098402.8042054" calcext:value-type="float">
            <text:p>40098402.80</text:p>
          </table:table-cell>
          <table:table-cell office:value-type="float" office:value="12258.4071971275" calcext:value-type="float">
            <text:p>12258.41</text:p>
          </table:table-cell>
          <table:table-cell office:value-type="float" office:value="15093.7851289686" calcext:value-type="float">
            <text:p>15093.79</text:p>
          </table:table-cell>
          <table:table-cell office:value-type="float" office:value="18112.5421547623" calcext:value-type="float">
            <text:p>18112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73" calcext:value-type="float">
            <text:p>73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4386.9909466662" calcext:value-type="float">
            <text:p>14386.99</text:p>
          </table:table-cell>
          <table:table-cell office:value-type="float" office:value="31535.3745316791" calcext:value-type="float">
            <text:p>31535.37</text:p>
          </table:table-cell>
          <table:table-cell office:value-type="float" office:value="6560.03274344935" calcext:value-type="float">
            <text:p>6560.03</text:p>
          </table:table-cell>
          <table:table-cell office:value-type="float" office:value="43034029.5951276" calcext:value-type="float">
            <text:p>43034029.60</text:p>
          </table:table-cell>
          <table:table-cell office:value-type="float" office:value="12127.9140499815" calcext:value-type="float">
            <text:p>12127.91</text:p>
          </table:table-cell>
          <table:table-cell office:value-type="float" office:value="14386.9909466662" calcext:value-type="float">
            <text:p>14386.99</text:p>
          </table:table-cell>
          <table:table-cell office:value-type="float" office:value="17264.3891359994" calcext:value-type="float">
            <text:p>17264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74" calcext:value-type="float">
            <text:p>74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4863.1910964668" calcext:value-type="float">
            <text:p>14863.19</text:p>
          </table:table-cell>
          <table:table-cell office:value-type="float" office:value="28242.6406871193" calcext:value-type="float">
            <text:p>28242.64</text:p>
          </table:table-cell>
          <table:table-cell office:value-type="float" office:value="5880.21634490796" calcext:value-type="float">
            <text:p>5880.22</text:p>
          </table:table-cell>
          <table:table-cell office:value-type="float" office:value="34576944.2629227" calcext:value-type="float">
            <text:p>34576944.26</text:p>
          </table:table-cell>
          <table:table-cell office:value-type="float" office:value="11766.1024780847" calcext:value-type="float">
            <text:p>11766.10</text:p>
          </table:table-cell>
          <table:table-cell office:value-type="float" office:value="14863.1910964668" calcext:value-type="float">
            <text:p>14863.19</text:p>
          </table:table-cell>
          <table:table-cell office:value-type="float" office:value="17835.8293157602" calcext:value-type="float">
            <text:p>17835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75" calcext:value-type="float">
            <text:p>75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5199.8731257143" calcext:value-type="float">
            <text:p>15199.87</text:p>
          </table:table-cell>
          <table:table-cell office:value-type="float" office:value="30921.5977901796" calcext:value-type="float">
            <text:p>30921.60</text:p>
          </table:table-cell>
          <table:table-cell office:value-type="float" office:value="6932.0404245058" calcext:value-type="float">
            <text:p>6932.04</text:p>
          </table:table-cell>
          <table:table-cell office:value-type="float" office:value="48053184.4469826" calcext:value-type="float">
            <text:p>48053184.45</text:p>
          </table:table-cell>
          <table:table-cell office:value-type="float" office:value="12439.3943420548" calcext:value-type="float">
            <text:p>12439.39</text:p>
          </table:table-cell>
          <table:table-cell office:value-type="float" office:value="15199.8731257143" calcext:value-type="float">
            <text:p>15199.87</text:p>
          </table:table-cell>
          <table:table-cell office:value-type="float" office:value="18239.8477508571" calcext:value-type="float">
            <text:p>18239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76" calcext:value-type="float">
            <text:p>76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3413.2914791511" calcext:value-type="float">
            <text:p>13413.29</text:p>
          </table:table-cell>
          <table:table-cell office:value-type="float" office:value="28251.4076993644" calcext:value-type="float">
            <text:p>28251.41</text:p>
          </table:table-cell>
          <table:table-cell office:value-type="float" office:value="6351.31966141499" calcext:value-type="float">
            <text:p>6351.32</text:p>
          </table:table-cell>
          <table:table-cell office:value-type="float" office:value="40339261.4414766" calcext:value-type="float">
            <text:p>40339261.44</text:p>
          </table:table-cell>
          <table:table-cell office:value-type="float" office:value="11155.2180333305" calcext:value-type="float">
            <text:p>11155.22</text:p>
          </table:table-cell>
          <table:table-cell office:value-type="float" office:value="13413.2914791511" calcext:value-type="float">
            <text:p>13413.29</text:p>
          </table:table-cell>
          <table:table-cell office:value-type="float" office:value="16095.9497749814" calcext:value-type="float">
            <text:p>16095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77" calcext:value-type="float">
            <text:p>77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2287.5269060545" calcext:value-type="float">
            <text:p>12287.53</text:p>
          </table:table-cell>
          <table:table-cell office:value-type="float" office:value="26822.6679729652" calcext:value-type="float">
            <text:p>26822.67</text:p>
          </table:table-cell>
          <table:table-cell office:value-type="float" office:value="5494.57645634059" calcext:value-type="float">
            <text:p>5494.58</text:p>
          </table:table-cell>
          <table:table-cell office:value-type="float" office:value="30190370.4345723" calcext:value-type="float">
            <text:p>30190370.43</text:p>
          </table:table-cell>
          <table:table-cell office:value-type="float" office:value="10366.1905606244" calcext:value-type="float">
            <text:p>10366.19</text:p>
          </table:table-cell>
          <table:table-cell office:value-type="float" office:value="12287.5269060545" calcext:value-type="float">
            <text:p>12287.53</text:p>
          </table:table-cell>
          <table:table-cell office:value-type="float" office:value="14745.0322872654" calcext:value-type="float">
            <text:p>14745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78" calcext:value-type="float">
            <text:p>78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1955.1416314451" calcext:value-type="float">
            <text:p>11955.14</text:p>
          </table:table-cell>
          <table:table-cell office:value-type="float" office:value="22984.0930911868" calcext:value-type="float">
            <text:p>22984.09</text:p>
          </table:table-cell>
          <table:table-cell office:value-type="float" office:value="5484.31921193294" calcext:value-type="float">
            <text:p>5484.32</text:p>
          </table:table-cell>
          <table:table-cell office:value-type="float" office:value="30077757.2183767" calcext:value-type="float">
            <text:p>30077757.22</text:p>
          </table:table-cell>
          <table:table-cell office:value-type="float" office:value="9563.55324100833" calcext:value-type="float">
            <text:p>9563.55</text:p>
          </table:table-cell>
          <table:table-cell office:value-type="float" office:value="11955.1416314452" calcext:value-type="float">
            <text:p>11955.14</text:p>
          </table:table-cell>
          <table:table-cell office:value-type="float" office:value="14346.1699577342" calcext:value-type="float">
            <text:p>14346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79" calcext:value-type="float">
            <text:p>79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1875.196636317" calcext:value-type="float">
            <text:p>11875.20</text:p>
          </table:table-cell>
          <table:table-cell office:value-type="float" office:value="24975.1366766836" calcext:value-type="float">
            <text:p>24975.14</text:p>
          </table:table-cell>
          <table:table-cell office:value-type="float" office:value="5891.85913918642" calcext:value-type="float">
            <text:p>5891.86</text:p>
          </table:table-cell>
          <table:table-cell office:value-type="float" office:value="34714004.1160145" calcext:value-type="float">
            <text:p>34714004.12</text:p>
          </table:table-cell>
          <table:table-cell office:value-type="float" office:value="9889.65651304119" calcext:value-type="float">
            <text:p>9889.66</text:p>
          </table:table-cell>
          <table:table-cell office:value-type="float" office:value="11875.196636317" calcext:value-type="float">
            <text:p>11875.20</text:p>
          </table:table-cell>
          <table:table-cell office:value-type="float" office:value="14250.2359635804" calcext:value-type="float">
            <text:p>14250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80" calcext:value-type="float">
            <text:p>80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2618.1769485039" calcext:value-type="float">
            <text:p>12618.18</text:p>
          </table:table-cell>
          <table:table-cell office:value-type="float" office:value="27244.6425280096" calcext:value-type="float">
            <text:p>27244.64</text:p>
          </table:table-cell>
          <table:table-cell office:value-type="float" office:value="5999.03189645061" calcext:value-type="float">
            <text:p>5999.03</text:p>
          </table:table-cell>
          <table:table-cell office:value-type="float" office:value="35988383.6946319" calcext:value-type="float">
            <text:p>35988383.69</text:p>
          </table:table-cell>
          <table:table-cell office:value-type="float" office:value="10600.40779304" calcext:value-type="float">
            <text:p>10600.41</text:p>
          </table:table-cell>
          <table:table-cell office:value-type="float" office:value="12618.1769485039" calcext:value-type="float">
            <text:p>12618.18</text:p>
          </table:table-cell>
          <table:table-cell office:value-type="float" office:value="15141.8123382047" calcext:value-type="float">
            <text:p>15141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81" calcext:value-type="float">
            <text:p>81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2662.9629195885" calcext:value-type="float">
            <text:p>12662.96</text:p>
          </table:table-cell>
          <table:table-cell office:value-type="float" office:value="25090.7320036695" calcext:value-type="float">
            <text:p>25090.73</text:p>
          </table:table-cell>
          <table:table-cell office:value-type="float" office:value="5677.89998385889" calcext:value-type="float">
            <text:p>5677.90</text:p>
          </table:table-cell>
          <table:table-cell office:value-type="float" office:value="32238548.2267047" calcext:value-type="float">
            <text:p>32238548.23</text:p>
          </table:table-cell>
          <table:table-cell office:value-type="float" office:value="10270.6585524097" calcext:value-type="float">
            <text:p>10270.66</text:p>
          </table:table-cell>
          <table:table-cell office:value-type="float" office:value="12662.9629195885" calcext:value-type="float">
            <text:p>12662.96</text:p>
          </table:table-cell>
          <table:table-cell office:value-type="float" office:value="15195.5555035063" calcext:value-type="float">
            <text:p>15195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82" calcext:value-type="float">
            <text:p>82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1890.3488222172" calcext:value-type="float">
            <text:p>11890.35</text:p>
          </table:table-cell>
          <table:table-cell office:value-type="float" office:value="31981.464007339" calcext:value-type="float">
            <text:p>31981.46</text:p>
          </table:table-cell>
          <table:table-cell office:value-type="float" office:value="6282.90150587049" calcext:value-type="float">
            <text:p>6282.90</text:p>
          </table:table-cell>
          <table:table-cell office:value-type="float" office:value="39474851.3324696" calcext:value-type="float">
            <text:p>39474851.33</text:p>
          </table:table-cell>
          <table:table-cell office:value-type="float" office:value="10592.2786363397" calcext:value-type="float">
            <text:p>10592.28</text:p>
          </table:table-cell>
          <table:table-cell office:value-type="float" office:value="11890.3488222172" calcext:value-type="float">
            <text:p>11890.35</text:p>
          </table:table-cell>
          <table:table-cell office:value-type="float" office:value="14268.4185866606" calcext:value-type="float">
            <text:p>14268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83" calcext:value-type="float">
            <text:p>83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3095.2442588654" calcext:value-type="float">
            <text:p>13095.24</text:p>
          </table:table-cell>
          <table:table-cell office:value-type="float" office:value="32132.0622281679" calcext:value-type="float">
            <text:p>32132.06</text:p>
          </table:table-cell>
          <table:table-cell office:value-type="float" office:value="7374.38373465908" calcext:value-type="float">
            <text:p>7374.38</text:p>
          </table:table-cell>
          <table:table-cell office:value-type="float" office:value="54381535.4660045" calcext:value-type="float">
            <text:p>54381535.47</text:p>
          </table:table-cell>
          <table:table-cell office:value-type="float" office:value="11420.6937553024" calcext:value-type="float">
            <text:p>11420.69</text:p>
          </table:table-cell>
          <table:table-cell office:value-type="float" office:value="13095.2442588653" calcext:value-type="float">
            <text:p>13095.24</text:p>
          </table:table-cell>
          <table:table-cell office:value-type="float" office:value="15714.2931106384" calcext:value-type="float">
            <text:p>15714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84" calcext:value-type="float">
            <text:p>84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3611.7712668358" calcext:value-type="float">
            <text:p>13611.77</text:p>
          </table:table-cell>
          <table:table-cell office:value-type="float" office:value="35563.6214604987" calcext:value-type="float">
            <text:p>35563.62</text:p>
          </table:table-cell>
          <table:table-cell office:value-type="float" office:value="6975.07719259435" calcext:value-type="float">
            <text:p>6975.08</text:p>
          </table:table-cell>
          <table:table-cell office:value-type="float" office:value="48651701.8426499" calcext:value-type="float">
            <text:p>48651701.84</text:p>
          </table:table-cell>
          <table:table-cell office:value-type="float" office:value="12038.2511213763" calcext:value-type="float">
            <text:p>12038.25</text:p>
          </table:table-cell>
          <table:table-cell office:value-type="float" office:value="13611.7712668358" calcext:value-type="float">
            <text:p>13611.77</text:p>
          </table:table-cell>
          <table:table-cell office:value-type="float" office:value="16334.125520203" calcext:value-type="float">
            <text:p>16334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85" calcext:value-type="float">
            <text:p>85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3860.438277317" calcext:value-type="float">
            <text:p>13860.44</text:p>
          </table:table-cell>
          <table:table-cell office:value-type="float" office:value="26693.1436969062" calcext:value-type="float">
            <text:p>26693.14</text:p>
          </table:table-cell>
          <table:table-cell office:value-type="float" office:value="5962.83853152911" calcext:value-type="float">
            <text:p>5962.84</text:p>
          </table:table-cell>
          <table:table-cell office:value-type="float" office:value="35555443.3530882" calcext:value-type="float">
            <text:p>35555443.35</text:p>
          </table:table-cell>
          <table:table-cell office:value-type="float" office:value="11065.8575811394" calcext:value-type="float">
            <text:p>11065.86</text:p>
          </table:table-cell>
          <table:table-cell office:value-type="float" office:value="13860.438277317" calcext:value-type="float">
            <text:p>13860.44</text:p>
          </table:table-cell>
          <table:table-cell office:value-type="float" office:value="16632.5259327804" calcext:value-type="float">
            <text:p>16632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86" calcext:value-type="float">
            <text:p>8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353.3667012873" calcext:value-type="float">
            <text:p>12353.37</text:p>
          </table:table-cell>
          <table:table-cell office:value-type="float" office:value="31981.464007339" calcext:value-type="float">
            <text:p>31981.46</text:p>
          </table:table-cell>
          <table:table-cell office:value-type="float" office:value="5858.79425034695" calcext:value-type="float">
            <text:p>5858.79</text:p>
          </table:table-cell>
          <table:table-cell office:value-type="float" office:value="34325470.0678985" calcext:value-type="float">
            <text:p>34325470.07</text:p>
          </table:table-cell>
          <table:table-cell office:value-type="float" office:value="10909.5223298206" calcext:value-type="float">
            <text:p>10909.52</text:p>
          </table:table-cell>
          <table:table-cell office:value-type="float" office:value="12353.3667012873" calcext:value-type="float">
            <text:p>12353.37</text:p>
          </table:table-cell>
          <table:table-cell office:value-type="float" office:value="14824.0400415448" calcext:value-type="float">
            <text:p>14824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87" calcext:value-type="float">
            <text:p>8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843.9936338786" calcext:value-type="float">
            <text:p>12843.99</text:p>
          </table:table-cell>
          <table:table-cell office:value-type="float" office:value="24030.8657865101" calcext:value-type="float">
            <text:p>24030.87</text:p>
          </table:table-cell>
          <table:table-cell office:value-type="float" office:value="5412.74061419847" calcext:value-type="float">
            <text:p>5412.74</text:p>
          </table:table-cell>
          <table:table-cell office:value-type="float" office:value="29297760.9565937" calcext:value-type="float">
            <text:p>29297760.96</text:p>
          </table:table-cell>
          <table:table-cell office:value-type="float" office:value="10097.4002306057" calcext:value-type="float">
            <text:p>10097.40</text:p>
          </table:table-cell>
          <table:table-cell office:value-type="float" office:value="12843.9936338786" calcext:value-type="float">
            <text:p>12843.99</text:p>
          </table:table-cell>
          <table:table-cell office:value-type="float" office:value="15412.7923606543" calcext:value-type="float">
            <text:p>15412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88" calcext:value-type="float">
            <text:p>8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277.6463998029" calcext:value-type="float">
            <text:p>13277.65</text:p>
          </table:table-cell>
          <table:table-cell office:value-type="float" office:value="32677.6695296637" calcext:value-type="float">
            <text:p>32677.67</text:p>
          </table:table-cell>
          <table:table-cell office:value-type="float" office:value="6375.7157830633" calcext:value-type="float">
            <text:p>6375.72</text:p>
          </table:table-cell>
          <table:table-cell office:value-type="float" office:value="40649751.7464025" calcext:value-type="float">
            <text:p>40649751.75</text:p>
          </table:table-cell>
          <table:table-cell office:value-type="float" office:value="11581.0110973222" calcext:value-type="float">
            <text:p>11581.01</text:p>
          </table:table-cell>
          <table:table-cell office:value-type="float" office:value="13277.6463998029" calcext:value-type="float">
            <text:p>13277.65</text:p>
          </table:table-cell>
          <table:table-cell office:value-type="float" office:value="15933.1756797635" calcext:value-type="float">
            <text:p>15933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89" calcext:value-type="float">
            <text:p>8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907.8429972343" calcext:value-type="float">
            <text:p>11907.84</text:p>
          </table:table-cell>
          <table:table-cell office:value-type="float" office:value="23567.6872658395" calcext:value-type="float">
            <text:p>23567.69</text:p>
          </table:table-cell>
          <table:table-cell office:value-type="float" office:value="6024.40262879174" calcext:value-type="float">
            <text:p>6024.40</text:p>
          </table:table-cell>
          <table:table-cell office:value-type="float" office:value="36293427.0337929" calcext:value-type="float">
            <text:p>36293427.03</text:p>
          </table:table-cell>
          <table:table-cell office:value-type="float" office:value="9655.94375379638" calcext:value-type="float">
            <text:p>9655.94</text:p>
          </table:table-cell>
          <table:table-cell office:value-type="float" office:value="11907.8429972343" calcext:value-type="float">
            <text:p>11907.84</text:p>
          </table:table-cell>
          <table:table-cell office:value-type="float" office:value="14289.4115966812" calcext:value-type="float">
            <text:p>14289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90" calcext:value-type="float">
            <text:p>9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133.6013330267" calcext:value-type="float">
            <text:p>12133.60</text:p>
          </table:table-cell>
          <table:table-cell office:value-type="float" office:value="24474.1367760641" calcext:value-type="float">
            <text:p>24474.14</text:p>
          </table:table-cell>
          <table:table-cell office:value-type="float" office:value="6244.89119139465" calcext:value-type="float">
            <text:p>6244.89</text:p>
          </table:table-cell>
          <table:table-cell office:value-type="float" office:value="38998665.9923584" calcext:value-type="float">
            <text:p>38998665.99</text:p>
          </table:table-cell>
          <table:table-cell office:value-type="float" office:value="9921.18161386594" calcext:value-type="float">
            <text:p>9921.18</text:p>
          </table:table-cell>
          <table:table-cell office:value-type="float" office:value="12133.6013330267" calcext:value-type="float">
            <text:p>12133.60</text:p>
          </table:table-cell>
          <table:table-cell office:value-type="float" office:value="14560.3215996321" calcext:value-type="float">
            <text:p>14560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91" calcext:value-type="float">
            <text:p>9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999.9433694414" calcext:value-type="float">
            <text:p>11999.94</text:p>
          </table:table-cell>
          <table:table-cell office:value-type="float" office:value="29915.8727736059" calcext:value-type="float">
            <text:p>29915.87</text:p>
          </table:table-cell>
          <table:table-cell office:value-type="float" office:value="7104.35945983844" calcext:value-type="float">
            <text:p>7104.36</text:p>
          </table:table-cell>
          <table:table-cell office:value-type="float" office:value="50471923.3345959" calcext:value-type="float">
            <text:p>50471923.33</text:p>
          </table:table-cell>
          <table:table-cell office:value-type="float" office:value="10510.7147025214" calcext:value-type="float">
            <text:p>10510.71</text:p>
          </table:table-cell>
          <table:table-cell office:value-type="float" office:value="11999.9433694414" calcext:value-type="float">
            <text:p>11999.94</text:p>
          </table:table-cell>
          <table:table-cell office:value-type="float" office:value="14399.9320433297" calcext:value-type="float">
            <text:p>14399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92" calcext:value-type="float">
            <text:p>9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769.4181325564" calcext:value-type="float">
            <text:p>12769.42</text:p>
          </table:table-cell>
          <table:table-cell office:value-type="float" office:value="28918.2854866684" calcext:value-type="float">
            <text:p>28918.29</text:p>
          </table:table-cell>
          <table:table-cell office:value-type="float" office:value="6410.80302639336" calcext:value-type="float">
            <text:p>6410.80</text:p>
          </table:table-cell>
          <table:table-cell office:value-type="float" office:value="41098395.4432143" calcext:value-type="float">
            <text:p>41098395.44</text:p>
          </table:table-cell>
          <table:table-cell office:value-type="float" office:value="10889.6002063222" calcext:value-type="float">
            <text:p>10889.60</text:p>
          </table:table-cell>
          <table:table-cell office:value-type="float" office:value="12769.4181325564" calcext:value-type="float">
            <text:p>12769.42</text:p>
          </table:table-cell>
          <table:table-cell office:value-type="float" office:value="15323.3017590677" calcext:value-type="float">
            <text:p>15323.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93" calcext:value-type="float">
            <text:p>9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354.807577356" calcext:value-type="float">
            <text:p>13354.81</text:p>
          </table:table-cell>
          <table:table-cell office:value-type="float" office:value="32483.9968603191" calcext:value-type="float">
            <text:p>32484.00</text:p>
          </table:table-cell>
          <table:table-cell office:value-type="float" office:value="7426.04974338195" calcext:value-type="float">
            <text:p>7426.05</text:p>
          </table:table-cell>
          <table:table-cell office:value-type="float" office:value="55146214.7911831" calcext:value-type="float">
            <text:p>55146214.79</text:p>
          </table:table-cell>
          <table:table-cell office:value-type="float" office:value="11613.3778866542" calcext:value-type="float">
            <text:p>11613.38</text:p>
          </table:table-cell>
          <table:table-cell office:value-type="float" office:value="13354.807577356" calcext:value-type="float">
            <text:p>13354.81</text:p>
          </table:table-cell>
          <table:table-cell office:value-type="float" office:value="16025.7690928272" calcext:value-type="float">
            <text:p>16025.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94" calcext:value-type="float">
            <text:p>9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919.9953502792" calcext:value-type="float">
            <text:p>12920.00</text:p>
          </table:table-cell>
          <table:table-cell office:value-type="float" office:value="30753.9105243401" calcext:value-type="float">
            <text:p>30753.91</text:p>
          </table:table-cell>
          <table:table-cell office:value-type="float" office:value="7802.05124161374" calcext:value-type="float">
            <text:p>7802.05</text:p>
          </table:table-cell>
          <table:table-cell office:value-type="float" office:value="60872003.5767665" calcext:value-type="float">
            <text:p>60872003.58</text:p>
          </table:table-cell>
          <table:table-cell office:value-type="float" office:value="11175.9032135482" calcext:value-type="float">
            <text:p>11175.90</text:p>
          </table:table-cell>
          <table:table-cell office:value-type="float" office:value="12919.9953502792" calcext:value-type="float">
            <text:p>12920.00</text:p>
          </table:table-cell>
          <table:table-cell office:value-type="float" office:value="15503.9944203351" calcext:value-type="float">
            <text:p>15503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95" calcext:value-type="float">
            <text:p>9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728.9103483888" calcext:value-type="float">
            <text:p>12728.91</text:p>
          </table:table-cell>
          <table:table-cell office:value-type="float" office:value="26701.0309484496" calcext:value-type="float">
            <text:p>26701.03</text:p>
          </table:table-cell>
          <table:table-cell office:value-type="float" office:value="7114.09140524003" calcext:value-type="float">
            <text:p>7114.09</text:p>
          </table:table-cell>
          <table:table-cell office:value-type="float" office:value="50610296.5221101" calcext:value-type="float">
            <text:p>50610296.52</text:p>
          </table:table-cell>
          <table:table-cell office:value-type="float" office:value="10570.504516738" calcext:value-type="float">
            <text:p>10570.50</text:p>
          </table:table-cell>
          <table:table-cell office:value-type="float" office:value="12728.9103483888" calcext:value-type="float">
            <text:p>12728.91</text:p>
          </table:table-cell>
          <table:table-cell office:value-type="float" office:value="15274.6924180666" calcext:value-type="float">
            <text:p>15274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96" calcext:value-type="float">
            <text:p>9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084.4078437474" calcext:value-type="float">
            <text:p>12084.41</text:p>
          </table:table-cell>
          <table:table-cell office:value-type="float" office:value="26701.0309484496" calcext:value-type="float">
            <text:p>26701.03</text:p>
          </table:table-cell>
          <table:table-cell office:value-type="float" office:value="6970.32167146486" calcext:value-type="float">
            <text:p>6970.32</text:p>
          </table:table-cell>
          <table:table-cell office:value-type="float" office:value="48585384.2036927" calcext:value-type="float">
            <text:p>48585384.20</text:p>
          </table:table-cell>
          <table:table-cell office:value-type="float" office:value="10232.2114702765" calcext:value-type="float">
            <text:p>10232.21</text:p>
          </table:table-cell>
          <table:table-cell office:value-type="float" office:value="12084.4078437474" calcext:value-type="float">
            <text:p>12084.41</text:p>
          </table:table-cell>
          <table:table-cell office:value-type="float" office:value="14501.2894124969" calcext:value-type="float">
            <text:p>14501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97" calcext:value-type="float">
            <text:p>9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230.3994382048" calcext:value-type="float">
            <text:p>12230.40</text:p>
          </table:table-cell>
          <table:table-cell office:value-type="float" office:value="25844.9851576671" calcext:value-type="float">
            <text:p>25844.99</text:p>
          </table:table-cell>
          <table:table-cell office:value-type="float" office:value="6620.79141383151" calcext:value-type="float">
            <text:p>6620.79</text:p>
          </table:table-cell>
          <table:table-cell office:value-type="float" office:value="43834878.9454651" calcext:value-type="float">
            <text:p>43834878.95</text:p>
          </table:table-cell>
          <table:table-cell office:value-type="float" office:value="10191.6278697835" calcext:value-type="float">
            <text:p>10191.63</text:p>
          </table:table-cell>
          <table:table-cell office:value-type="float" office:value="12230.3994382048" calcext:value-type="float">
            <text:p>12230.40</text:p>
          </table:table-cell>
          <table:table-cell office:value-type="float" office:value="14676.4793258457" calcext:value-type="float">
            <text:p>14676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98" calcext:value-type="float">
            <text:p>9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032.0976839241" calcext:value-type="float">
            <text:p>12032.10</text:p>
          </table:table-cell>
          <table:table-cell office:value-type="float" office:value="25470.8794294331" calcext:value-type="float">
            <text:p>25470.88</text:p>
          </table:table-cell>
          <table:table-cell office:value-type="float" office:value="6176.64127124445" calcext:value-type="float">
            <text:p>6176.64</text:p>
          </table:table-cell>
          <table:table-cell office:value-type="float" office:value="38150897.3936403" calcext:value-type="float">
            <text:p>38150897.39</text:p>
          </table:table-cell>
          <table:table-cell office:value-type="float" office:value="10035.6529546348" calcext:value-type="float">
            <text:p>10035.65</text:p>
          </table:table-cell>
          <table:table-cell office:value-type="float" office:value="12032.0976839241" calcext:value-type="float">
            <text:p>12032.10</text:p>
          </table:table-cell>
          <table:table-cell office:value-type="float" office:value="14438.5172207089" calcext:value-type="float">
            <text:p>14438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99" calcext:value-type="float">
            <text:p>9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953.6673317823" calcext:value-type="float">
            <text:p>11953.67</text:p>
          </table:table-cell>
          <table:table-cell office:value-type="float" office:value="25470.8794294331" calcext:value-type="float">
            <text:p>25470.88</text:p>
          </table:table-cell>
          <table:table-cell office:value-type="float" office:value="6174.63247208076" calcext:value-type="float">
            <text:p>6174.63</text:p>
          </table:table-cell>
          <table:table-cell office:value-type="float" office:value="38126086.1652742" calcext:value-type="float">
            <text:p>38126086.17</text:p>
          </table:table-cell>
          <table:table-cell office:value-type="float" office:value="9995.61631310059" calcext:value-type="float">
            <text:p>9995.62</text:p>
          </table:table-cell>
          <table:table-cell office:value-type="float" office:value="11953.6673317823" calcext:value-type="float">
            <text:p>11953.67</text:p>
          </table:table-cell>
          <table:table-cell office:value-type="float" office:value="14344.4007981388" calcext:value-type="float">
            <text:p>14344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0" calcext:value-type="float">
            <text:p>0</text:p>
          </table:table-cell>
          <table:table-cell office:value-type="float" office:value="1288.63495173727" calcext:value-type="float">
            <text:p>1288.63</text:p>
          </table:table-cell>
          <table:table-cell office:value-type="float" office:value="34225.6614269055" calcext:value-type="float">
            <text:p>34225.66</text:p>
          </table:table-cell>
          <table:table-cell office:value-type="float" office:value="68080.4559202138" calcext:value-type="float">
            <text:p>68080.46</text:p>
          </table:table-cell>
          <table:table-cell office:value-type="float" office:value="12783.0060162571" calcext:value-type="float">
            <text:p>12783.01</text:p>
          </table:table-cell>
          <table:table-cell office:value-type="float" office:value="163405242.811666" calcext:value-type="float">
            <text:p>163405242.81</text:p>
          </table:table-cell>
          <table:table-cell office:value-type="float" office:value="27566.0935079748" calcext:value-type="float">
            <text:p>27566.09</text:p>
          </table:table-cell>
          <table:table-cell office:value-type="float" office:value="34225.6614269055" calcext:value-type="float">
            <text:p>34225.66</text:p>
          </table:table-cell>
          <table:table-cell office:value-type="float" office:value="41070.7937122866" calcext:value-type="float">
            <text:p>41070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" calcext:value-type="float">
            <text:p>1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33682.2747772476" calcext:value-type="float">
            <text:p>33682.27</text:p>
          </table:table-cell>
          <table:table-cell office:value-type="float" office:value="59117.0869774594" calcext:value-type="float">
            <text:p>59117.09</text:p>
          </table:table-cell>
          <table:table-cell office:value-type="float" office:value="12746.4086386372" calcext:value-type="float">
            <text:p>12746.41</text:p>
          </table:table-cell>
          <table:table-cell office:value-type="float" office:value="162470933.183124" calcext:value-type="float">
            <text:p>162470933.18</text:p>
          </table:table-cell>
          <table:table-cell office:value-type="float" office:value="25032.7429332182" calcext:value-type="float">
            <text:p>25032.74</text:p>
          </table:table-cell>
          <table:table-cell office:value-type="float" office:value="33682.2747772476" calcext:value-type="float">
            <text:p>33682.27</text:p>
          </table:table-cell>
          <table:table-cell office:value-type="float" office:value="40418.7297326971" calcext:value-type="float">
            <text:p>40418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" calcext:value-type="float">
            <text:p>2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33258.8222191779" calcext:value-type="float">
            <text:p>33258.82</text:p>
          </table:table-cell>
          <table:table-cell office:value-type="float" office:value="59852.533858856" calcext:value-type="float">
            <text:p>59852.53</text:p>
          </table:table-cell>
          <table:table-cell office:value-type="float" office:value="12368.655716166" calcext:value-type="float">
            <text:p>12368.66</text:p>
          </table:table-cell>
          <table:table-cell office:value-type="float" office:value="152983644.225045" calcext:value-type="float">
            <text:p>152983644.23</text:p>
          </table:table-cell>
          <table:table-cell office:value-type="float" office:value="25196.1384286194" calcext:value-type="float">
            <text:p>25196.14</text:p>
          </table:table-cell>
          <table:table-cell office:value-type="float" office:value="33258.8222191779" calcext:value-type="float">
            <text:p>33258.82</text:p>
          </table:table-cell>
          <table:table-cell office:value-type="float" office:value="39910.5866630135" calcext:value-type="float">
            <text:p>39910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" calcext:value-type="float">
            <text:p>3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32413.8436367255" calcext:value-type="float">
            <text:p>32413.84</text:p>
          </table:table-cell>
          <table:table-cell office:value-type="float" office:value="58146.5242289822" calcext:value-type="float">
            <text:p>58146.52</text:p>
          </table:table-cell>
          <table:table-cell office:value-type="float" office:value="11964.6899128349" calcext:value-type="float">
            <text:p>11964.69</text:p>
          </table:table-cell>
          <table:table-cell office:value-type="float" office:value="143153804.710293" calcext:value-type="float">
            <text:p>143153804.71</text:p>
          </table:table-cell>
          <table:table-cell office:value-type="float" office:value="24505.9467482349" calcext:value-type="float">
            <text:p>24505.95</text:p>
          </table:table-cell>
          <table:table-cell office:value-type="float" office:value="32413.8436367255" calcext:value-type="float">
            <text:p>32413.84</text:p>
          </table:table-cell>
          <table:table-cell office:value-type="float" office:value="38896.6123640706" calcext:value-type="float">
            <text:p>38896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" calcext:value-type="float">
            <text:p>4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32428.9918731035" calcext:value-type="float">
            <text:p>32428.99</text:p>
          </table:table-cell>
          <table:table-cell office:value-type="float" office:value="57668.5028633296" calcext:value-type="float">
            <text:p>57668.50</text:p>
          </table:table-cell>
          <table:table-cell office:value-type="float" office:value="11288.9385034016" calcext:value-type="float">
            <text:p>11288.94</text:p>
          </table:table-cell>
          <table:table-cell office:value-type="float" office:value="127440132.533584" calcext:value-type="float">
            <text:p>127440132.53</text:p>
          </table:table-cell>
          <table:table-cell office:value-type="float" office:value="24358.9174319622" calcext:value-type="float">
            <text:p>24358.92</text:p>
          </table:table-cell>
          <table:table-cell office:value-type="float" office:value="32428.9918731035" calcext:value-type="float">
            <text:p>32428.99</text:p>
          </table:table-cell>
          <table:table-cell office:value-type="float" office:value="38914.7902477242" calcext:value-type="float">
            <text:p>38914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5" calcext:value-type="float">
            <text:p>5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9282.4999031452" calcext:value-type="float">
            <text:p>29282.50</text:p>
          </table:table-cell>
          <table:table-cell office:value-type="float" office:value="48625.2277944726" calcext:value-type="float">
            <text:p>48625.23</text:p>
          </table:table-cell>
          <table:table-cell office:value-type="float" office:value="11545.813712506" calcext:value-type="float">
            <text:p>11545.81</text:p>
          </table:table-cell>
          <table:table-cell office:value-type="float" office:value="133305814.283893" calcext:value-type="float">
            <text:p>133305814.28</text:p>
          </table:table-cell>
          <table:table-cell office:value-type="float" office:value="20726.6044499929" calcext:value-type="float">
            <text:p>20726.60</text:p>
          </table:table-cell>
          <table:table-cell office:value-type="float" office:value="29282.4999031452" calcext:value-type="float">
            <text:p>29282.50</text:p>
          </table:table-cell>
          <table:table-cell office:value-type="float" office:value="35138.9998837743" calcext:value-type="float">
            <text:p>35139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6" calcext:value-type="float">
            <text:p>6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7542.9707195735" calcext:value-type="float">
            <text:p>27542.97</text:p>
          </table:table-cell>
          <table:table-cell office:value-type="float" office:value="62808.3779815717" calcext:value-type="float">
            <text:p>62808.38</text:p>
          </table:table-cell>
          <table:table-cell office:value-type="float" office:value="12070.7762487527" calcext:value-type="float">
            <text:p>12070.78</text:p>
          </table:table-cell>
          <table:table-cell office:value-type="float" office:value="145703639.247451" calcext:value-type="float">
            <text:p>145703639.25</text:p>
          </table:table-cell>
          <table:table-cell office:value-type="float" office:value="23400.6453218872" calcext:value-type="float">
            <text:p>23400.65</text:p>
          </table:table-cell>
          <table:table-cell office:value-type="float" office:value="27542.9707195735" calcext:value-type="float">
            <text:p>27542.97</text:p>
          </table:table-cell>
          <table:table-cell office:value-type="float" office:value="33051.5648634882" calcext:value-type="float">
            <text:p>33051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7" calcext:value-type="float">
            <text:p>7</text:p>
          </table:table-cell>
          <table:table-cell office:value-type="float" office:value="1024.26406871193" calcext:value-type="float">
            <text:p>1024.26</text:p>
          </table:table-cell>
          <table:table-cell office:value-type="float" office:value="26048.7563113242" calcext:value-type="float">
            <text:p>26048.76</text:p>
          </table:table-cell>
          <table:table-cell office:value-type="float" office:value="59080.4559202138" calcext:value-type="float">
            <text:p>59080.46</text:p>
          </table:table-cell>
          <table:table-cell office:value-type="float" office:value="12026.2033644476" calcext:value-type="float">
            <text:p>12026.20</text:p>
          </table:table-cell>
          <table:table-cell office:value-type="float" office:value="144629567.363051" calcext:value-type="float">
            <text:p>144629567.36</text:p>
          </table:table-cell>
          <table:table-cell office:value-type="float" office:value="22101.8997586144" calcext:value-type="float">
            <text:p>22101.90</text:p>
          </table:table-cell>
          <table:table-cell office:value-type="float" office:value="26048.7563113242" calcext:value-type="float">
            <text:p>26048.76</text:p>
          </table:table-cell>
          <table:table-cell office:value-type="float" office:value="31258.507573589" calcext:value-type="float">
            <text:p>31258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8" calcext:value-type="float">
            <text:p>8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4889.4598062539" calcext:value-type="float">
            <text:p>24889.46</text:p>
          </table:table-cell>
          <table:table-cell office:value-type="float" office:value="52802.0598572477" calcext:value-type="float">
            <text:p>52802.06</text:p>
          </table:table-cell>
          <table:table-cell office:value-type="float" office:value="11853.7863462232" calcext:value-type="float">
            <text:p>11853.79</text:p>
          </table:table-cell>
          <table:table-cell office:value-type="float" office:value="140512250.741908" calcext:value-type="float">
            <text:p>140512250.74</text:p>
          </table:table-cell>
          <table:table-cell office:value-type="float" office:value="20630.1989439237" calcext:value-type="float">
            <text:p>20630.20</text:p>
          </table:table-cell>
          <table:table-cell office:value-type="float" office:value="24889.4598062539" calcext:value-type="float">
            <text:p>24889.46</text:p>
          </table:table-cell>
          <table:table-cell office:value-type="float" office:value="29867.3517675046" calcext:value-type="float">
            <text:p>29867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9" calcext:value-type="float">
            <text:p>9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3732.2196913022" calcext:value-type="float">
            <text:p>23732.22</text:p>
          </table:table-cell>
          <table:table-cell office:value-type="float" office:value="53777.7036369711" calcext:value-type="float">
            <text:p>53777.70</text:p>
          </table:table-cell>
          <table:table-cell office:value-type="float" office:value="11965.9326456187" calcext:value-type="float">
            <text:p>11965.93</text:p>
          </table:table-cell>
          <table:table-cell office:value-type="float" office:value="143183544.079484" calcext:value-type="float">
            <text:p>143183544.08</text:p>
          </table:table-cell>
          <table:table-cell office:value-type="float" office:value="20142.1096330542" calcext:value-type="float">
            <text:p>20142.11</text:p>
          </table:table-cell>
          <table:table-cell office:value-type="float" office:value="23732.2196913022" calcext:value-type="float">
            <text:p>23732.22</text:p>
          </table:table-cell>
          <table:table-cell office:value-type="float" office:value="28478.6636295626" calcext:value-type="float">
            <text:p>28478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0" calcext:value-type="float">
            <text:p>10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2337.3491763906" calcext:value-type="float">
            <text:p>22337.35</text:p>
          </table:table-cell>
          <table:table-cell office:value-type="float" office:value="50432.3086269577" calcext:value-type="float">
            <text:p>50432.31</text:p>
          </table:table-cell>
          <table:table-cell office:value-type="float" office:value="11636.9233820225" calcext:value-type="float">
            <text:p>11636.92</text:p>
          </table:table-cell>
          <table:table-cell office:value-type="float" office:value="135417985.799062" calcext:value-type="float">
            <text:p>135417985.80</text:p>
          </table:table-cell>
          <table:table-cell office:value-type="float" office:value="18945.4542357479" calcext:value-type="float">
            <text:p>18945.45</text:p>
          </table:table-cell>
          <table:table-cell office:value-type="float" office:value="22337.3491763906" calcext:value-type="float">
            <text:p>22337.35</text:p>
          </table:table-cell>
          <table:table-cell office:value-type="float" office:value="26804.8190116687" calcext:value-type="float">
            <text:p>26804.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1" calcext:value-type="float">
            <text:p>11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0854.2870090053" calcext:value-type="float">
            <text:p>20854.29</text:p>
          </table:table-cell>
          <table:table-cell office:value-type="float" office:value="43675.4803261668" calcext:value-type="float">
            <text:p>43675.48</text:p>
          </table:table-cell>
          <table:table-cell office:value-type="float" office:value="9623.7031159359" calcext:value-type="float">
            <text:p>9623.70</text:p>
          </table:table-cell>
          <table:table-cell office:value-type="float" office:value="92615661.6636744" calcext:value-type="float">
            <text:p>92615661.66</text:p>
          </table:table-cell>
          <table:table-cell office:value-type="float" office:value="17226.8474272512" calcext:value-type="float">
            <text:p>17226.85</text:p>
          </table:table-cell>
          <table:table-cell office:value-type="float" office:value="20854.2870090053" calcext:value-type="float">
            <text:p>20854.29</text:p>
          </table:table-cell>
          <table:table-cell office:value-type="float" office:value="25025.1444108064" calcext:value-type="float">
            <text:p>25025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2" calcext:value-type="float">
            <text:p>12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1650.6770339685" calcext:value-type="float">
            <text:p>21650.68</text:p>
          </table:table-cell>
          <table:table-cell office:value-type="float" office:value="51400.1873347068" calcext:value-type="float">
            <text:p>51400.19</text:p>
          </table:table-cell>
          <table:table-cell office:value-type="float" office:value="10665.8734493643" calcext:value-type="float">
            <text:p>10665.87</text:p>
          </table:table-cell>
          <table:table-cell office:value-type="float" office:value="113760856.437855" calcext:value-type="float">
            <text:p>113760856.44</text:p>
          </table:table-cell>
          <table:table-cell office:value-type="float" office:value="18645.8443613363" calcext:value-type="float">
            <text:p>18645.84</text:p>
          </table:table-cell>
          <table:table-cell office:value-type="float" office:value="21650.6770339685" calcext:value-type="float">
            <text:p>21650.68</text:p>
          </table:table-cell>
          <table:table-cell office:value-type="float" office:value="25980.8124407622" calcext:value-type="float">
            <text:p>25980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3" calcext:value-type="float">
            <text:p>13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2927.9088396924" calcext:value-type="float">
            <text:p>22927.91</text:p>
          </table:table-cell>
          <table:table-cell office:value-type="float" office:value="40720.2450337455" calcext:value-type="float">
            <text:p>40720.25</text:p>
          </table:table-cell>
          <table:table-cell office:value-type="float" office:value="10767.9770737053" calcext:value-type="float">
            <text:p>10767.98</text:p>
          </table:table-cell>
          <table:table-cell office:value-type="float" office:value="115949330.259843" calcext:value-type="float">
            <text:p>115949330.26</text:p>
          </table:table-cell>
          <table:table-cell office:value-type="float" office:value="17278.1367619025" calcext:value-type="float">
            <text:p>17278.14</text:p>
          </table:table-cell>
          <table:table-cell office:value-type="float" office:value="22927.9088396924" calcext:value-type="float">
            <text:p>22927.91</text:p>
          </table:table-cell>
          <table:table-cell office:value-type="float" office:value="27513.4906076309" calcext:value-type="float">
            <text:p>27513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4" calcext:value-type="float">
            <text:p>14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4140.9535549183" calcext:value-type="float">
            <text:p>24140.95</text:p>
          </table:table-cell>
          <table:table-cell office:value-type="float" office:value="49654.1940899146" calcext:value-type="float">
            <text:p>49654.19</text:p>
          </table:table-cell>
          <table:table-cell office:value-type="float" office:value="11724.9135605792" calcext:value-type="float">
            <text:p>11724.91</text:p>
          </table:table-cell>
          <table:table-cell office:value-type="float" office:value="137473598.003055" calcext:value-type="float">
            <text:p>137473598.00</text:p>
          </table:table-cell>
          <table:table-cell office:value-type="float" office:value="19762.9210043848" calcext:value-type="float">
            <text:p>19762.92</text:p>
          </table:table-cell>
          <table:table-cell office:value-type="float" office:value="24140.9535549183" calcext:value-type="float">
            <text:p>24140.95</text:p>
          </table:table-cell>
          <table:table-cell office:value-type="float" office:value="28969.144265902" calcext:value-type="float">
            <text:p>28969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5" calcext:value-type="float">
            <text:p>15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5652.0320348114" calcext:value-type="float">
            <text:p>25652.03</text:p>
          </table:table-cell>
          <table:table-cell office:value-type="float" office:value="49728.859838417" calcext:value-type="float">
            <text:p>49728.86</text:p>
          </table:table-cell>
          <table:table-cell office:value-type="float" office:value="11470.0071331615" calcext:value-type="float">
            <text:p>11470.01</text:p>
          </table:table-cell>
          <table:table-cell office:value-type="float" office:value="131561063.634776" calcext:value-type="float">
            <text:p>131561063.63</text:p>
          </table:table-cell>
          <table:table-cell office:value-type="float" office:value="20400.4326331443" calcext:value-type="float">
            <text:p>20400.43</text:p>
          </table:table-cell>
          <table:table-cell office:value-type="float" office:value="25652.0320348114" calcext:value-type="float">
            <text:p>25652.03</text:p>
          </table:table-cell>
          <table:table-cell office:value-type="float" office:value="30782.4384417736" calcext:value-type="float">
            <text:p>30782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6" calcext:value-type="float">
            <text:p>16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4969.7752147295" calcext:value-type="float">
            <text:p>24969.78</text:p>
          </table:table-cell>
          <table:table-cell office:value-type="float" office:value="54677.2077799143" calcext:value-type="float">
            <text:p>54677.21</text:p>
          </table:table-cell>
          <table:table-cell office:value-type="float" office:value="12056.2773828352" calcext:value-type="float">
            <text:p>12056.28</text:p>
          </table:table-cell>
          <table:table-cell office:value-type="float" office:value="145353824.331863" calcext:value-type="float">
            <text:p>145353824.33</text:p>
          </table:table-cell>
          <table:table-cell office:value-type="float" office:value="20934.4676405865" calcext:value-type="float">
            <text:p>20934.47</text:p>
          </table:table-cell>
          <table:table-cell office:value-type="float" office:value="24969.7752147296" calcext:value-type="float">
            <text:p>24969.78</text:p>
          </table:table-cell>
          <table:table-cell office:value-type="float" office:value="29963.7302576755" calcext:value-type="float">
            <text:p>29963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7" calcext:value-type="float">
            <text:p>17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5843.171477276" calcext:value-type="float">
            <text:p>25843.17</text:p>
          </table:table-cell>
          <table:table-cell office:value-type="float" office:value="53098.4629404365" calcext:value-type="float">
            <text:p>53098.46</text:p>
          </table:table-cell>
          <table:table-cell office:value-type="float" office:value="11622.1377594256" calcext:value-type="float">
            <text:p>11622.14</text:p>
          </table:table-cell>
          <table:table-cell office:value-type="float" office:value="135074086.099066" calcext:value-type="float">
            <text:p>135074086.10</text:p>
          </table:table-cell>
          <table:table-cell office:value-type="float" office:value="21125.3343937209" calcext:value-type="float">
            <text:p>21125.33</text:p>
          </table:table-cell>
          <table:table-cell office:value-type="float" office:value="25843.171477276" calcext:value-type="float">
            <text:p>25843.17</text:p>
          </table:table-cell>
          <table:table-cell office:value-type="float" office:value="31011.8057727312" calcext:value-type="float">
            <text:p>31011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8" calcext:value-type="float">
            <text:p>18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2469.5191761988" calcext:value-type="float">
            <text:p>22469.52</text:p>
          </table:table-cell>
          <table:table-cell office:value-type="float" office:value="49349.5341569977" calcext:value-type="float">
            <text:p>49349.53</text:p>
          </table:table-cell>
          <table:table-cell office:value-type="float" office:value="11641.5144193583" calcext:value-type="float">
            <text:p>11641.51</text:p>
          </table:table-cell>
          <table:table-cell office:value-type="float" office:value="135524857.976128" calcext:value-type="float">
            <text:p>135524857.98</text:p>
          </table:table-cell>
          <table:table-cell office:value-type="float" office:value="18874.3160206713" calcext:value-type="float">
            <text:p>18874.32</text:p>
          </table:table-cell>
          <table:table-cell office:value-type="float" office:value="22469.5191761988" calcext:value-type="float">
            <text:p>22469.52</text:p>
          </table:table-cell>
          <table:table-cell office:value-type="float" office:value="26963.4230114386" calcext:value-type="float">
            <text:p>26963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9" calcext:value-type="float">
            <text:p>19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2596.7244729483" calcext:value-type="float">
            <text:p>22596.72</text:p>
          </table:table-cell>
          <table:table-cell office:value-type="float" office:value="58018.1500214648" calcext:value-type="float">
            <text:p>58018.15</text:p>
          </table:table-cell>
          <table:table-cell office:value-type="float" office:value="12584.0774922918" calcext:value-type="float">
            <text:p>12584.08</text:p>
          </table:table-cell>
          <table:table-cell office:value-type="float" office:value="158359006.332004" calcext:value-type="float">
            <text:p>158359006.33</text:p>
          </table:table-cell>
          <table:table-cell office:value-type="float" office:value="19836.7820142094" calcext:value-type="float">
            <text:p>19836.78</text:p>
          </table:table-cell>
          <table:table-cell office:value-type="float" office:value="22596.7244729483" calcext:value-type="float">
            <text:p>22596.72</text:p>
          </table:table-cell>
          <table:table-cell office:value-type="float" office:value="27116.0693675379" calcext:value-type="float">
            <text:p>27116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0" calcext:value-type="float">
            <text:p>20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2680.2750890754" calcext:value-type="float">
            <text:p>22680.28</text:p>
          </table:table-cell>
          <table:table-cell office:value-type="float" office:value="57216.4948895349" calcext:value-type="float">
            <text:p>57216.49</text:p>
          </table:table-cell>
          <table:table-cell office:value-type="float" office:value="12253.5830658888" calcext:value-type="float">
            <text:p>12253.58</text:p>
          </table:table-cell>
          <table:table-cell office:value-type="float" office:value="150150297.952638" calcext:value-type="float">
            <text:p>150150297.95</text:p>
          </table:table-cell>
          <table:table-cell office:value-type="float" office:value="19828.1518575198" calcext:value-type="float">
            <text:p>19828.15</text:p>
          </table:table-cell>
          <table:table-cell office:value-type="float" office:value="22680.2750890754" calcext:value-type="float">
            <text:p>22680.28</text:p>
          </table:table-cell>
          <table:table-cell office:value-type="float" office:value="27216.3301068904" calcext:value-type="float">
            <text:p>27216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1" calcext:value-type="float">
            <text:p>21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896.5041106928" calcext:value-type="float">
            <text:p>21896.50</text:p>
          </table:table-cell>
          <table:table-cell office:value-type="float" office:value="56489.6699794899" calcext:value-type="float">
            <text:p>56489.67</text:p>
          </table:table-cell>
          <table:table-cell office:value-type="float" office:value="11067.52961845" calcext:value-type="float">
            <text:p>11067.53</text:p>
          </table:table-cell>
          <table:table-cell office:value-type="float" office:value="122490211.855267" calcext:value-type="float">
            <text:p>122490211.86</text:p>
          </table:table-cell>
          <table:table-cell office:value-type="float" office:value="19246.6966252075" calcext:value-type="float">
            <text:p>19246.70</text:p>
          </table:table-cell>
          <table:table-cell office:value-type="float" office:value="21896.5041106928" calcext:value-type="float">
            <text:p>21896.50</text:p>
          </table:table-cell>
          <table:table-cell office:value-type="float" office:value="26275.8049328314" calcext:value-type="float">
            <text:p>26275.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2" calcext:value-type="float">
            <text:p>22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0796.6277972811" calcext:value-type="float">
            <text:p>20796.63</text:p>
          </table:table-cell>
          <table:table-cell office:value-type="float" office:value="48991.2950834153" calcext:value-type="float">
            <text:p>48991.30</text:p>
          </table:table-cell>
          <table:table-cell office:value-type="float" office:value="10506.6507633927" calcext:value-type="float">
            <text:p>10506.65</text:p>
          </table:table-cell>
          <table:table-cell office:value-type="float" office:value="110389710.263899" calcext:value-type="float">
            <text:p>110389710.26</text:p>
          </table:table-cell>
          <table:table-cell office:value-type="float" office:value="17871.0362858033" calcext:value-type="float">
            <text:p>17871.04</text:p>
          </table:table-cell>
          <table:table-cell office:value-type="float" office:value="20796.6277972811" calcext:value-type="float">
            <text:p>20796.63</text:p>
          </table:table-cell>
          <table:table-cell office:value-type="float" office:value="24955.9533567373" calcext:value-type="float">
            <text:p>24955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3" calcext:value-type="float">
            <text:p>23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7719.3298381083" calcext:value-type="float">
            <text:p>17719.33</text:p>
          </table:table-cell>
          <table:table-cell office:value-type="float" office:value="36868.0589036757" calcext:value-type="float">
            <text:p>36868.06</text:p>
          </table:table-cell>
          <table:table-cell office:value-type="float" office:value="9196.09635279262" calcext:value-type="float">
            <text:p>9196.10</text:p>
          </table:table-cell>
          <table:table-cell office:value-type="float" office:value="84568188.1298457" calcext:value-type="float">
            <text:p>84568188.13</text:p>
          </table:table-cell>
          <table:table-cell office:value-type="float" office:value="14618.6018813694" calcext:value-type="float">
            <text:p>14618.60</text:p>
          </table:table-cell>
          <table:table-cell office:value-type="float" office:value="17719.3298381083" calcext:value-type="float">
            <text:p>17719.33</text:p>
          </table:table-cell>
          <table:table-cell office:value-type="float" office:value="21263.1958057299" calcext:value-type="float">
            <text:p>21263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4" calcext:value-type="float">
            <text:p>24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8436.2789660482" calcext:value-type="float">
            <text:p>18436.28</text:p>
          </table:table-cell>
          <table:table-cell office:value-type="float" office:value="41299.6894379985" calcext:value-type="float">
            <text:p>41299.69</text:p>
          </table:table-cell>
          <table:table-cell office:value-type="float" office:value="10440.8578545837" calcext:value-type="float">
            <text:p>10440.86</text:p>
          </table:table-cell>
          <table:table-cell office:value-type="float" office:value="109011512.739622" calcext:value-type="float">
            <text:p>109011512.74</text:p>
          </table:table-cell>
          <table:table-cell office:value-type="float" office:value="15618.6341159755" calcext:value-type="float">
            <text:p>15618.63</text:p>
          </table:table-cell>
          <table:table-cell office:value-type="float" office:value="18436.2789660482" calcext:value-type="float">
            <text:p>18436.28</text:p>
          </table:table-cell>
          <table:table-cell office:value-type="float" office:value="22123.5347592579" calcext:value-type="float">
            <text:p>22123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5" calcext:value-type="float">
            <text:p>25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0821.491496699" calcext:value-type="float">
            <text:p>20821.49</text:p>
          </table:table-cell>
          <table:table-cell office:value-type="float" office:value="47545.3980694907" calcext:value-type="float">
            <text:p>47545.40</text:p>
          </table:table-cell>
          <table:table-cell office:value-type="float" office:value="11722.0328587119" calcext:value-type="float">
            <text:p>11722.03</text:p>
          </table:table-cell>
          <table:table-cell office:value-type="float" office:value="137406054.340721" calcext:value-type="float">
            <text:p>137406054.34</text:p>
          </table:table-cell>
          <table:table-cell office:value-type="float" office:value="17727.3242459743" calcext:value-type="float">
            <text:p>17727.32</text:p>
          </table:table-cell>
          <table:table-cell office:value-type="float" office:value="20821.491496699" calcext:value-type="float">
            <text:p>20821.49</text:p>
          </table:table-cell>
          <table:table-cell office:value-type="float" office:value="24985.7897960387" calcext:value-type="float">
            <text:p>24985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6" calcext:value-type="float">
            <text:p>26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899.7628474469" calcext:value-type="float">
            <text:p>21899.76</text:p>
          </table:table-cell>
          <table:table-cell office:value-type="float" office:value="44944.2719099992" calcext:value-type="float">
            <text:p>44944.27</text:p>
          </table:table-cell>
          <table:table-cell office:value-type="float" office:value="11972.454176444" calcext:value-type="float">
            <text:p>11972.45</text:p>
          </table:table-cell>
          <table:table-cell office:value-type="float" office:value="143339659.007052" calcext:value-type="float">
            <text:p>143339659.01</text:p>
          </table:table-cell>
          <table:table-cell office:value-type="float" office:value="17920.8043561506" calcext:value-type="float">
            <text:p>17920.80</text:p>
          </table:table-cell>
          <table:table-cell office:value-type="float" office:value="21899.7628474469" calcext:value-type="float">
            <text:p>21899.76</text:p>
          </table:table-cell>
          <table:table-cell office:value-type="float" office:value="26279.7154169362" calcext:value-type="float">
            <text:p>26279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7" calcext:value-type="float">
            <text:p>27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773.7140084914" calcext:value-type="float">
            <text:p>21773.71</text:p>
          </table:table-cell>
          <table:table-cell office:value-type="float" office:value="42790.8582625416" calcext:value-type="float">
            <text:p>42790.86</text:p>
          </table:table-cell>
          <table:table-cell office:value-type="float" office:value="11466.8695907248" calcext:value-type="float">
            <text:p>11466.87</text:p>
          </table:table-cell>
          <table:table-cell office:value-type="float" office:value="131489098.21069" calcext:value-type="float">
            <text:p>131489098.21</text:p>
          </table:table-cell>
          <table:table-cell office:value-type="float" office:value="17462.163693075" calcext:value-type="float">
            <text:p>17462.16</text:p>
          </table:table-cell>
          <table:table-cell office:value-type="float" office:value="21773.7140084914" calcext:value-type="float">
            <text:p>21773.71</text:p>
          </table:table-cell>
          <table:table-cell office:value-type="float" office:value="26128.4568101897" calcext:value-type="float">
            <text:p>26128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8" calcext:value-type="float">
            <text:p>28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092.8763160559" calcext:value-type="float">
            <text:p>21092.88</text:p>
          </table:table-cell>
          <table:table-cell office:value-type="float" office:value="45773.1959116279" calcext:value-type="float">
            <text:p>45773.20</text:p>
          </table:table-cell>
          <table:table-cell office:value-type="float" office:value="11979.453178548" calcext:value-type="float">
            <text:p>11979.45</text:p>
          </table:table-cell>
          <table:table-cell office:value-type="float" office:value="143507298.457025" calcext:value-type="float">
            <text:p>143507298.46</text:p>
          </table:table-cell>
          <table:table-cell office:value-type="float" office:value="17652.4491356313" calcext:value-type="float">
            <text:p>17652.45</text:p>
          </table:table-cell>
          <table:table-cell office:value-type="float" office:value="21092.8763160559" calcext:value-type="float">
            <text:p>21092.88</text:p>
          </table:table-cell>
          <table:table-cell office:value-type="float" office:value="25311.4515792671" calcext:value-type="float">
            <text:p>25311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9" calcext:value-type="float">
            <text:p>29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8949.0369216696" calcext:value-type="float">
            <text:p>18949.04</text:p>
          </table:table-cell>
          <table:table-cell office:value-type="float" office:value="38131.7455472119" calcext:value-type="float">
            <text:p>38131.75</text:p>
          </table:table-cell>
          <table:table-cell office:value-type="float" office:value="11049.4891022174" calcext:value-type="float">
            <text:p>11049.49</text:p>
          </table:table-cell>
          <table:table-cell office:value-type="float" office:value="122091209.420022" calcext:value-type="float">
            <text:p>122091209.42</text:p>
          </table:table-cell>
          <table:table-cell office:value-type="float" office:value="15396.049147204" calcext:value-type="float">
            <text:p>15396.05</text:p>
          </table:table-cell>
          <table:table-cell office:value-type="float" office:value="18949.0369216696" calcext:value-type="float">
            <text:p>18949.04</text:p>
          </table:table-cell>
          <table:table-cell office:value-type="float" office:value="22738.8443060036" calcext:value-type="float">
            <text:p>22738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0" calcext:value-type="float">
            <text:p>30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7963.6756580375" calcext:value-type="float">
            <text:p>17963.68</text:p>
          </table:table-cell>
          <table:table-cell office:value-type="float" office:value="39620.3545502477" calcext:value-type="float">
            <text:p>39620.35</text:p>
          </table:table-cell>
          <table:table-cell office:value-type="float" office:value="10506.9571256958" calcext:value-type="float">
            <text:p>10506.96</text:p>
          </table:table-cell>
          <table:table-cell office:value-type="float" office:value="110396148.041209" calcext:value-type="float">
            <text:p>110396148.04</text:p>
          </table:table-cell>
          <table:table-cell office:value-type="float" office:value="15139.768476626" calcext:value-type="float">
            <text:p>15139.77</text:p>
          </table:table-cell>
          <table:table-cell office:value-type="float" office:value="17963.6756580375" calcext:value-type="float">
            <text:p>17963.68</text:p>
          </table:table-cell>
          <table:table-cell office:value-type="float" office:value="21556.410789645" calcext:value-type="float">
            <text:p>21556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1" calcext:value-type="float">
            <text:p>31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8628.7374231601" calcext:value-type="float">
            <text:p>18628.74</text:p>
          </table:table-cell>
          <table:table-cell office:value-type="float" office:value="42514.1534784643" calcext:value-type="float">
            <text:p>42514.15</text:p>
          </table:table-cell>
          <table:table-cell office:value-type="float" office:value="9933.42648522778" calcext:value-type="float">
            <text:p>9933.43</text:p>
          </table:table-cell>
          <table:table-cell office:value-type="float" office:value="98672961.7374248" calcext:value-type="float">
            <text:p>98672961.74</text:p>
          </table:table-cell>
          <table:table-cell office:value-type="float" office:value="15869.7955988416" calcext:value-type="float">
            <text:p>15869.80</text:p>
          </table:table-cell>
          <table:table-cell office:value-type="float" office:value="18628.7374231601" calcext:value-type="float">
            <text:p>18628.74</text:p>
          </table:table-cell>
          <table:table-cell office:value-type="float" office:value="22354.4849077922" calcext:value-type="float">
            <text:p>22354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2" calcext:value-type="float">
            <text:p>32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9075.1574142682" calcext:value-type="float">
            <text:p>19075.16</text:p>
          </table:table-cell>
          <table:table-cell office:value-type="float" office:value="43409.519494249" calcext:value-type="float">
            <text:p>43409.52</text:p>
          </table:table-cell>
          <table:table-cell office:value-type="float" office:value="10036.6903958266" calcext:value-type="float">
            <text:p>10036.69</text:p>
          </table:table-cell>
          <table:table-cell office:value-type="float" office:value="100735154.101678" calcext:value-type="float">
            <text:p>100735154.10</text:p>
          </table:table-cell>
          <table:table-cell office:value-type="float" office:value="16232.2321000246" calcext:value-type="float">
            <text:p>16232.23</text:p>
          </table:table-cell>
          <table:table-cell office:value-type="float" office:value="19075.1574142682" calcext:value-type="float">
            <text:p>19075.16</text:p>
          </table:table-cell>
          <table:table-cell office:value-type="float" office:value="22890.1888971218" calcext:value-type="float">
            <text:p>22890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3" calcext:value-type="float">
            <text:p>33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8888.1446490199" calcext:value-type="float">
            <text:p>18888.14</text:p>
          </table:table-cell>
          <table:table-cell office:value-type="float" office:value="43666.1543134788" calcext:value-type="float">
            <text:p>43666.15</text:p>
          </table:table-cell>
          <table:table-cell office:value-type="float" office:value="9134.36278806578" calcext:value-type="float">
            <text:p>9134.36</text:p>
          </table:table-cell>
          <table:table-cell office:value-type="float" office:value="83436583.5440009" calcext:value-type="float">
            <text:p>83436583.54</text:p>
          </table:table-cell>
          <table:table-cell office:value-type="float" office:value="16152.0063544559" calcext:value-type="float">
            <text:p>16152.01</text:p>
          </table:table-cell>
          <table:table-cell office:value-type="float" office:value="18888.1446490199" calcext:value-type="float">
            <text:p>18888.14</text:p>
          </table:table-cell>
          <table:table-cell office:value-type="float" office:value="22665.7735788239" calcext:value-type="float">
            <text:p>22665.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4" calcext:value-type="float">
            <text:p>34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9556.6086799913" calcext:value-type="float">
            <text:p>19556.61</text:p>
          </table:table-cell>
          <table:table-cell office:value-type="float" office:value="38863.5562774612" calcext:value-type="float">
            <text:p>38863.56</text:p>
          </table:table-cell>
          <table:table-cell office:value-type="float" office:value="9029.72155282919" calcext:value-type="float">
            <text:p>9029.72</text:p>
          </table:table-cell>
          <table:table-cell office:value-type="float" office:value="81535871.3216279" calcext:value-type="float">
            <text:p>81535871.32</text:p>
          </table:table-cell>
          <table:table-cell office:value-type="float" office:value="15785.4280502464" calcext:value-type="float">
            <text:p>15785.43</text:p>
          </table:table-cell>
          <table:table-cell office:value-type="float" office:value="19556.6086799913" calcext:value-type="float">
            <text:p>19556.61</text:p>
          </table:table-cell>
          <table:table-cell office:value-type="float" office:value="23467.9304159896" calcext:value-type="float">
            <text:p>23467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5" calcext:value-type="float">
            <text:p>35</text:p>
          </table:table-cell>
          <table:table-cell office:value-type="float" office:value="941.42135623731" calcext:value-type="float">
            <text:p>941.42</text:p>
          </table:table-cell>
          <table:table-cell office:value-type="float" office:value="18869.7287459581" calcext:value-type="float">
            <text:p>18869.73</text:p>
          </table:table-cell>
          <table:table-cell office:value-type="float" office:value="38102.2233108044" calcext:value-type="float">
            <text:p>38102.22</text:p>
          </table:table-cell>
          <table:table-cell office:value-type="float" office:value="8450.35895739128" calcext:value-type="float">
            <text:p>8450.36</text:p>
          </table:table-cell>
          <table:table-cell office:value-type="float" office:value="71408566.508763" calcext:value-type="float">
            <text:p>71408566.51</text:p>
          </table:table-cell>
          <table:table-cell office:value-type="float" office:value="15351.7004820994" calcext:value-type="float">
            <text:p>15351.70</text:p>
          </table:table-cell>
          <table:table-cell office:value-type="float" office:value="18869.7287459581" calcext:value-type="float">
            <text:p>18869.73</text:p>
          </table:table-cell>
          <table:table-cell office:value-type="float" office:value="22643.6744951497" calcext:value-type="float">
            <text:p>22643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6" calcext:value-type="float">
            <text:p>3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032.1968060393" calcext:value-type="float">
            <text:p>18032.20</text:p>
          </table:table-cell>
          <table:table-cell office:value-type="float" office:value="50199.378875997" calcext:value-type="float">
            <text:p>50199.38</text:p>
          </table:table-cell>
          <table:table-cell office:value-type="float" office:value="9651.06598501337" calcext:value-type="float">
            <text:p>9651.07</text:p>
          </table:table-cell>
          <table:table-cell office:value-type="float" office:value="93143074.6470821" calcext:value-type="float">
            <text:p>93143074.65</text:p>
          </table:table-cell>
          <table:table-cell office:value-type="float" office:value="16109.4885785105" calcext:value-type="float">
            <text:p>16109.49</text:p>
          </table:table-cell>
          <table:table-cell office:value-type="float" office:value="18032.1968060393" calcext:value-type="float">
            <text:p>18032.20</text:p>
          </table:table-cell>
          <table:table-cell office:value-type="float" office:value="21638.6361672471" calcext:value-type="float">
            <text:p>21638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7" calcext:value-type="float">
            <text:p>3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945.6199030463" calcext:value-type="float">
            <text:p>18945.62</text:p>
          </table:table-cell>
          <table:table-cell office:value-type="float" office:value="52331.871806084" calcext:value-type="float">
            <text:p>52331.87</text:p>
          </table:table-cell>
          <table:table-cell office:value-type="float" office:value="9662.02148123268" calcext:value-type="float">
            <text:p>9662.02</text:p>
          </table:table-cell>
          <table:table-cell office:value-type="float" office:value="93354659.1038017" calcext:value-type="float">
            <text:p>93354659.10</text:p>
          </table:table-cell>
          <table:table-cell office:value-type="float" office:value="16895.6113423977" calcext:value-type="float">
            <text:p>16895.61</text:p>
          </table:table-cell>
          <table:table-cell office:value-type="float" office:value="18945.6199030463" calcext:value-type="float">
            <text:p>18945.62</text:p>
          </table:table-cell>
          <table:table-cell office:value-type="float" office:value="22734.7438836556" calcext:value-type="float">
            <text:p>22734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8" calcext:value-type="float">
            <text:p>3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667.807119896" calcext:value-type="float">
            <text:p>18667.81</text:p>
          </table:table-cell>
          <table:table-cell office:value-type="float" office:value="37238.6318783101" calcext:value-type="float">
            <text:p>37238.63</text:p>
          </table:table-cell>
          <table:table-cell office:value-type="float" office:value="7525.03537264362" calcext:value-type="float">
            <text:p>7525.04</text:p>
          </table:table-cell>
          <table:table-cell office:value-type="float" office:value="56626157.3595377" calcext:value-type="float">
            <text:p>56626157.36</text:p>
          </table:table-cell>
          <table:table-cell office:value-type="float" office:value="15092.2385653381" calcext:value-type="float">
            <text:p>15092.24</text:p>
          </table:table-cell>
          <table:table-cell office:value-type="float" office:value="18667.807119896" calcext:value-type="float">
            <text:p>18667.81</text:p>
          </table:table-cell>
          <table:table-cell office:value-type="float" office:value="22401.3685438752" calcext:value-type="float">
            <text:p>22401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9" calcext:value-type="float">
            <text:p>3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487.4844262488" calcext:value-type="float">
            <text:p>17487.48</text:p>
          </table:table-cell>
          <table:table-cell office:value-type="float" office:value="40798.9898732233" calcext:value-type="float">
            <text:p>40798.99</text:p>
          </table:table-cell>
          <table:table-cell office:value-type="float" office:value="7783.83143851353" calcext:value-type="float">
            <text:p>7783.83</text:p>
          </table:table-cell>
          <table:table-cell office:value-type="float" office:value="60588031.8631916" calcext:value-type="float">
            <text:p>60588031.86</text:p>
          </table:table-cell>
          <table:table-cell office:value-type="float" office:value="14996.2389420516" calcext:value-type="float">
            <text:p>14996.24</text:p>
          </table:table-cell>
          <table:table-cell office:value-type="float" office:value="17487.4844262488" calcext:value-type="float">
            <text:p>17487.48</text:p>
          </table:table-cell>
          <table:table-cell office:value-type="float" office:value="20984.9813114986" calcext:value-type="float">
            <text:p>20984.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0" calcext:value-type="float">
            <text:p>4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715.9488594828" calcext:value-type="float">
            <text:p>17715.95</text:p>
          </table:table-cell>
          <table:table-cell office:value-type="float" office:value="41994.8268171891" calcext:value-type="float">
            <text:p>41994.83</text:p>
          </table:table-cell>
          <table:table-cell office:value-type="float" office:value="8224.25810036836" calcext:value-type="float">
            <text:p>8224.26</text:p>
          </table:table-cell>
          <table:table-cell office:value-type="float" office:value="67638421.3014746" calcext:value-type="float">
            <text:p>67638421.30</text:p>
          </table:table-cell>
          <table:table-cell office:value-type="float" office:value="15259.3736572339" calcext:value-type="float">
            <text:p>15259.37</text:p>
          </table:table-cell>
          <table:table-cell office:value-type="float" office:value="17715.9488594828" calcext:value-type="float">
            <text:p>17715.95</text:p>
          </table:table-cell>
          <table:table-cell office:value-type="float" office:value="21259.1386313794" calcext:value-type="float">
            <text:p>21259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1" calcext:value-type="float">
            <text:p>4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264.9538591254" calcext:value-type="float">
            <text:p>17264.95</text:p>
          </table:table-cell>
          <table:table-cell office:value-type="float" office:value="34499.8696339251" calcext:value-type="float">
            <text:p>34499.87</text:p>
          </table:table-cell>
          <table:table-cell office:value-type="float" office:value="7896.02917773906" calcext:value-type="float">
            <text:p>7896.03</text:p>
          </table:table-cell>
          <table:table-cell office:value-type="float" office:value="62347276.7757065" calcext:value-type="float">
            <text:p>62347276.78</text:p>
          </table:table-cell>
          <table:table-cell office:value-type="float" office:value="13982.8212771311" calcext:value-type="float">
            <text:p>13982.82</text:p>
          </table:table-cell>
          <table:table-cell office:value-type="float" office:value="17264.9538591254" calcext:value-type="float">
            <text:p>17264.95</text:p>
          </table:table-cell>
          <table:table-cell office:value-type="float" office:value="20717.9446309505" calcext:value-type="float">
            <text:p>20717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2" calcext:value-type="float">
            <text:p>4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015.8327860843" calcext:value-type="float">
            <text:p>17015.83</text:p>
          </table:table-cell>
          <table:table-cell office:value-type="float" office:value="34299.9348169625" calcext:value-type="float">
            <text:p>34299.93</text:p>
          </table:table-cell>
          <table:table-cell office:value-type="float" office:value="8001.68812954576" calcext:value-type="float">
            <text:p>8001.69</text:p>
          </table:table-cell>
          <table:table-cell office:value-type="float" office:value="64027012.9225135" calcext:value-type="float">
            <text:p>64027012.92</text:p>
          </table:table-cell>
          <table:table-cell office:value-type="float" office:value="13839.3153026574" calcext:value-type="float">
            <text:p>13839.32</text:p>
          </table:table-cell>
          <table:table-cell office:value-type="float" office:value="17015.8327860843" calcext:value-type="float">
            <text:p>17015.83</text:p>
          </table:table-cell>
          <table:table-cell office:value-type="float" office:value="20418.9993433012" calcext:value-type="float">
            <text:p>20419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3" calcext:value-type="float">
            <text:p>4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051.0196981235" calcext:value-type="float">
            <text:p>19051.02</text:p>
          </table:table-cell>
          <table:table-cell office:value-type="float" office:value="34677.3289396577" calcext:value-type="float">
            <text:p>34677.33</text:p>
          </table:table-cell>
          <table:table-cell office:value-type="float" office:value="7427.44321852475" calcext:value-type="float">
            <text:p>7427.44</text:p>
          </table:table-cell>
          <table:table-cell office:value-type="float" office:value="55166912.7644092" calcext:value-type="float">
            <text:p>55166912.76</text:p>
          </table:table-cell>
          <table:table-cell office:value-type="float" office:value="14621.0254841013" calcext:value-type="float">
            <text:p>14621.03</text:p>
          </table:table-cell>
          <table:table-cell office:value-type="float" office:value="19051.0196981235" calcext:value-type="float">
            <text:p>19051.02</text:p>
          </table:table-cell>
          <table:table-cell office:value-type="float" office:value="22861.2236377481" calcext:value-type="float">
            <text:p>22861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4" calcext:value-type="float">
            <text:p>4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400.8683173065" calcext:value-type="float">
            <text:p>19400.87</text:p>
          </table:table-cell>
          <table:table-cell office:value-type="float" office:value="38863.5562774612" calcext:value-type="float">
            <text:p>38863.56</text:p>
          </table:table-cell>
          <table:table-cell office:value-type="float" office:value="8844.64581817001" calcext:value-type="float">
            <text:p>8844.65</text:p>
          </table:table-cell>
          <table:table-cell office:value-type="float" office:value="78227759.6488722" calcext:value-type="float">
            <text:p>78227759.65</text:p>
          </table:table-cell>
          <table:table-cell office:value-type="float" office:value="15709.027015721" calcext:value-type="float">
            <text:p>15709.03</text:p>
          </table:table-cell>
          <table:table-cell office:value-type="float" office:value="19400.8683173065" calcext:value-type="float">
            <text:p>19400.87</text:p>
          </table:table-cell>
          <table:table-cell office:value-type="float" office:value="23281.0419807678" calcext:value-type="float">
            <text:p>23281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5" calcext:value-type="float">
            <text:p>4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478.0243258192" calcext:value-type="float">
            <text:p>18478.02</text:p>
          </table:table-cell>
          <table:table-cell office:value-type="float" office:value="40127.2429209974" calcext:value-type="float">
            <text:p>40127.24</text:p>
          </table:table-cell>
          <table:table-cell office:value-type="float" office:value="8997.92370638457" calcext:value-type="float">
            <text:p>8997.92</text:p>
          </table:table-cell>
          <table:table-cell office:value-type="float" office:value="80962631.0259175" calcext:value-type="float">
            <text:p>80962631.03</text:p>
          </table:table-cell>
          <table:table-cell office:value-type="float" office:value="15474.459163047" calcext:value-type="float">
            <text:p>15474.46</text:p>
          </table:table-cell>
          <table:table-cell office:value-type="float" office:value="18478.0243258192" calcext:value-type="float">
            <text:p>18478.02</text:p>
          </table:table-cell>
          <table:table-cell office:value-type="float" office:value="22173.629190983" calcext:value-type="float">
            <text:p>22173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6" calcext:value-type="float">
            <text:p>4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167.8827561882" calcext:value-type="float">
            <text:p>18167.88</text:p>
          </table:table-cell>
          <table:table-cell office:value-type="float" office:value="44852.533858856" calcext:value-type="float">
            <text:p>44852.53</text:p>
          </table:table-cell>
          <table:table-cell office:value-type="float" office:value="9892.32054761131" calcext:value-type="float">
            <text:p>9892.32</text:p>
          </table:table-cell>
          <table:table-cell office:value-type="float" office:value="97858005.8166929" calcext:value-type="float">
            <text:p>97858005.82</text:p>
          </table:table-cell>
          <table:table-cell office:value-type="float" office:value="15808.5855101211" calcext:value-type="float">
            <text:p>15808.59</text:p>
          </table:table-cell>
          <table:table-cell office:value-type="float" office:value="18167.8827561882" calcext:value-type="float">
            <text:p>18167.88</text:p>
          </table:table-cell>
          <table:table-cell office:value-type="float" office:value="21801.4593074258" calcext:value-type="float">
            <text:p>21801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7" calcext:value-type="float">
            <text:p>4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446.4938960827" calcext:value-type="float">
            <text:p>17446.49</text:p>
          </table:table-cell>
          <table:table-cell office:value-type="float" office:value="41531.871806084" calcext:value-type="float">
            <text:p>41531.87</text:p>
          </table:table-cell>
          <table:table-cell office:value-type="float" office:value="9865.22064724934" calcext:value-type="float">
            <text:p>9865.22</text:p>
          </table:table-cell>
          <table:table-cell office:value-type="float" office:value="97322578.4189148" calcext:value-type="float">
            <text:p>97322578.42</text:p>
          </table:table-cell>
          <table:table-cell office:value-type="float" office:value="15040.8825098472" calcext:value-type="float">
            <text:p>15040.88</text:p>
          </table:table-cell>
          <table:table-cell office:value-type="float" office:value="17446.4938960827" calcext:value-type="float">
            <text:p>17446.49</text:p>
          </table:table-cell>
          <table:table-cell office:value-type="float" office:value="20935.7926752993" calcext:value-type="float">
            <text:p>20935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8" calcext:value-type="float">
            <text:p>4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430.2446379204" calcext:value-type="float">
            <text:p>16430.24</text:p>
          </table:table-cell>
          <table:table-cell office:value-type="float" office:value="41531.871806084" calcext:value-type="float">
            <text:p>41531.87</text:p>
          </table:table-cell>
          <table:table-cell office:value-type="float" office:value="8351.00705218894" calcext:value-type="float">
            <text:p>8351.01</text:p>
          </table:table-cell>
          <table:table-cell office:value-type="float" office:value="69739318.7857094" calcext:value-type="float">
            <text:p>69739318.79</text:p>
          </table:table-cell>
          <table:table-cell office:value-type="float" office:value="14389.5149400448" calcext:value-type="float">
            <text:p>14389.51</text:p>
          </table:table-cell>
          <table:table-cell office:value-type="float" office:value="16430.2446379204" calcext:value-type="float">
            <text:p>16430.24</text:p>
          </table:table-cell>
          <table:table-cell office:value-type="float" office:value="19716.2935655045" calcext:value-type="float">
            <text:p>19716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9" calcext:value-type="float">
            <text:p>4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038.897755395" calcext:value-type="float">
            <text:p>16038.90</text:p>
          </table:table-cell>
          <table:table-cell office:value-type="float" office:value="40682.0270870848" calcext:value-type="float">
            <text:p>40682.03</text:p>
          </table:table-cell>
          <table:table-cell office:value-type="float" office:value="9072.5015342926" calcext:value-type="float">
            <text:p>9072.50</text:p>
          </table:table-cell>
          <table:table-cell office:value-type="float" office:value="82310284.0897416" calcext:value-type="float">
            <text:p>82310284.09</text:p>
          </table:table-cell>
          <table:table-cell office:value-type="float" office:value="14060.6524860925" calcext:value-type="float">
            <text:p>14060.65</text:p>
          </table:table-cell>
          <table:table-cell office:value-type="float" office:value="16038.897755395" calcext:value-type="float">
            <text:p>16038.90</text:p>
          </table:table-cell>
          <table:table-cell office:value-type="float" office:value="19246.677306474" calcext:value-type="float">
            <text:p>19246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50" calcext:value-type="float">
            <text:p>5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657.0691608465" calcext:value-type="float">
            <text:p>15657.07</text:p>
          </table:table-cell>
          <table:table-cell office:value-type="float" office:value="36315.8075905685" calcext:value-type="float">
            <text:p>36315.81</text:p>
          </table:table-cell>
          <table:table-cell office:value-type="float" office:value="9343.26320141985" calcext:value-type="float">
            <text:p>9343.26</text:p>
          </table:table-cell>
          <table:table-cell office:value-type="float" office:value="87296567.2510063" calcext:value-type="float">
            <text:p>87296567.25</text:p>
          </table:table-cell>
          <table:table-cell office:value-type="float" office:value="13411.3403315801" calcext:value-type="float">
            <text:p>13411.34</text:p>
          </table:table-cell>
          <table:table-cell office:value-type="float" office:value="15657.0691608465" calcext:value-type="float">
            <text:p>15657.07</text:p>
          </table:table-cell>
          <table:table-cell office:value-type="float" office:value="18788.4829930159" calcext:value-type="float">
            <text:p>18788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51" calcext:value-type="float">
            <text:p>5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439.4778356748" calcext:value-type="float">
            <text:p>15439.48</text:p>
          </table:table-cell>
          <table:table-cell office:value-type="float" office:value="38144.3299263566" calcext:value-type="float">
            <text:p>38144.33</text:p>
          </table:table-cell>
          <table:table-cell office:value-type="float" office:value="8968.6447604055" calcext:value-type="float">
            <text:p>8968.64</text:p>
          </table:table-cell>
          <table:table-cell office:value-type="float" office:value="80436588.838349" calcext:value-type="float">
            <text:p>80436588.84</text:p>
          </table:table-cell>
          <table:table-cell office:value-type="float" office:value="13454.1192122579" calcext:value-type="float">
            <text:p>13454.12</text:p>
          </table:table-cell>
          <table:table-cell office:value-type="float" office:value="15439.4778356748" calcext:value-type="float">
            <text:p>15439.48</text:p>
          </table:table-cell>
          <table:table-cell office:value-type="float" office:value="18527.3734028097" calcext:value-type="float">
            <text:p>18527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52" calcext:value-type="float">
            <text:p>5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627.9868212415" calcext:value-type="float">
            <text:p>15627.99</text:p>
          </table:table-cell>
          <table:table-cell office:value-type="float" office:value="36315.8075905685" calcext:value-type="float">
            <text:p>36315.81</text:p>
          </table:table-cell>
          <table:table-cell office:value-type="float" office:value="8908.71046239762" calcext:value-type="float">
            <text:p>8908.71</text:p>
          </table:table-cell>
          <table:table-cell office:value-type="float" office:value="79365122.1028328" calcext:value-type="float">
            <text:p>79365122.10</text:p>
          </table:table-cell>
          <table:table-cell office:value-type="float" office:value="13393.9743286243" calcext:value-type="float">
            <text:p>13393.97</text:p>
          </table:table-cell>
          <table:table-cell office:value-type="float" office:value="15627.9868212415" calcext:value-type="float">
            <text:p>15627.99</text:p>
          </table:table-cell>
          <table:table-cell office:value-type="float" office:value="18753.5841854898" calcext:value-type="float">
            <text:p>18753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53" calcext:value-type="float">
            <text:p>5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969.5752560727" calcext:value-type="float">
            <text:p>13969.58</text:p>
          </table:table-cell>
          <table:table-cell office:value-type="float" office:value="33841.5776431139" calcext:value-type="float">
            <text:p>33841.58</text:p>
          </table:table-cell>
          <table:table-cell office:value-type="float" office:value="8445.59864412696" calcext:value-type="float">
            <text:p>8445.60</text:p>
          </table:table-cell>
          <table:table-cell office:value-type="float" office:value="71328136.4576792" calcext:value-type="float">
            <text:p>71328136.46</text:p>
          </table:table-cell>
          <table:table-cell office:value-type="float" office:value="12123.8152737103" calcext:value-type="float">
            <text:p>12123.82</text:p>
          </table:table-cell>
          <table:table-cell office:value-type="float" office:value="13969.5752560727" calcext:value-type="float">
            <text:p>13969.58</text:p>
          </table:table-cell>
          <table:table-cell office:value-type="float" office:value="16763.4903072872" calcext:value-type="float">
            <text:p>16763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54" calcext:value-type="float">
            <text:p>5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524.8362809121" calcext:value-type="float">
            <text:p>14524.84</text:p>
          </table:table-cell>
          <table:table-cell office:value-type="float" office:value="31072.1960110085" calcext:value-type="float">
            <text:p>31072.20</text:p>
          </table:table-cell>
          <table:table-cell office:value-type="float" office:value="7873.015597967" calcext:value-type="float">
            <text:p>7873.02</text:p>
          </table:table-cell>
          <table:table-cell office:value-type="float" office:value="61984374.6058317" calcext:value-type="float">
            <text:p>61984374.61</text:p>
          </table:table-cell>
          <table:table-cell office:value-type="float" office:value="12122.6480794529" calcext:value-type="float">
            <text:p>12122.65</text:p>
          </table:table-cell>
          <table:table-cell office:value-type="float" office:value="14524.8362809121" calcext:value-type="float">
            <text:p>14524.84</text:p>
          </table:table-cell>
          <table:table-cell office:value-type="float" office:value="17429.8035370945" calcext:value-type="float">
            <text:p>17429.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55" calcext:value-type="float">
            <text:p>5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390.2785014346" calcext:value-type="float">
            <text:p>14390.28</text:p>
          </table:table-cell>
          <table:table-cell office:value-type="float" office:value="36847.6835038553" calcext:value-type="float">
            <text:p>36847.68</text:p>
          </table:table-cell>
          <table:table-cell office:value-type="float" office:value="8340.6670773835" calcext:value-type="float">
            <text:p>8340.67</text:p>
          </table:table-cell>
          <table:table-cell office:value-type="float" office:value="69566727.295749" calcext:value-type="float">
            <text:p>69566727.30</text:p>
          </table:table-cell>
          <table:table-cell office:value-type="float" office:value="12653.9084473297" calcext:value-type="float">
            <text:p>12653.91</text:p>
          </table:table-cell>
          <table:table-cell office:value-type="float" office:value="14390.2785014346" calcext:value-type="float">
            <text:p>14390.28</text:p>
          </table:table-cell>
          <table:table-cell office:value-type="float" office:value="17268.3342017215" calcext:value-type="float">
            <text:p>17268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56" calcext:value-type="float">
            <text:p>5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537.7712563586" calcext:value-type="float">
            <text:p>14537.77</text:p>
          </table:table-cell>
          <table:table-cell office:value-type="float" office:value="36847.6835038553" calcext:value-type="float">
            <text:p>36847.68</text:p>
          </table:table-cell>
          <table:table-cell office:value-type="float" office:value="8605.10977037535" calcext:value-type="float">
            <text:p>8605.11</text:p>
          </table:table-cell>
          <table:table-cell office:value-type="float" office:value="74047914.1602093" calcext:value-type="float">
            <text:p>74047914.16</text:p>
          </table:table-cell>
          <table:table-cell office:value-type="float" office:value="12752.785285225" calcext:value-type="float">
            <text:p>12752.79</text:p>
          </table:table-cell>
          <table:table-cell office:value-type="float" office:value="14537.7712563586" calcext:value-type="float">
            <text:p>14537.77</text:p>
          </table:table-cell>
          <table:table-cell office:value-type="float" office:value="17445.3255076303" calcext:value-type="float">
            <text:p>17445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57" calcext:value-type="float">
            <text:p>5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944.8772486068" calcext:value-type="float">
            <text:p>15944.88</text:p>
          </table:table-cell>
          <table:table-cell office:value-type="float" office:value="31931.7455472119" calcext:value-type="float">
            <text:p>31931.75</text:p>
          </table:table-cell>
          <table:table-cell office:value-type="float" office:value="7843.73117425097" calcext:value-type="float">
            <text:p>7843.73</text:p>
          </table:table-cell>
          <table:table-cell office:value-type="float" office:value="61524118.7339165" calcext:value-type="float">
            <text:p>61524118.73</text:p>
          </table:table-cell>
          <table:table-cell office:value-type="float" office:value="12932.1202065714" calcext:value-type="float">
            <text:p>12932.12</text:p>
          </table:table-cell>
          <table:table-cell office:value-type="float" office:value="15944.8772486068" calcext:value-type="float">
            <text:p>15944.88</text:p>
          </table:table-cell>
          <table:table-cell office:value-type="float" office:value="19133.8526983282" calcext:value-type="float">
            <text:p>19133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58" calcext:value-type="float">
            <text:p>5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583.4760167336" calcext:value-type="float">
            <text:p>16583.48</text:p>
          </table:table-cell>
          <table:table-cell office:value-type="float" office:value="34123.3511926287" calcext:value-type="float">
            <text:p>34123.35</text:p>
          </table:table-cell>
          <table:table-cell office:value-type="float" office:value="7704.39276558095" calcext:value-type="float">
            <text:p>7704.39</text:p>
          </table:table-cell>
          <table:table-cell office:value-type="float" office:value="59357667.8863361" calcext:value-type="float">
            <text:p>59357667.89</text:p>
          </table:table-cell>
          <table:table-cell office:value-type="float" office:value="13606.7389157168" calcext:value-type="float">
            <text:p>13606.74</text:p>
          </table:table-cell>
          <table:table-cell office:value-type="float" office:value="16583.4760167336" calcext:value-type="float">
            <text:p>16583.48</text:p>
          </table:table-cell>
          <table:table-cell office:value-type="float" office:value="19900.1712200803" calcext:value-type="float">
            <text:p>19900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59" calcext:value-type="float">
            <text:p>5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639.4019047703" calcext:value-type="float">
            <text:p>16639.40</text:p>
          </table:table-cell>
          <table:table-cell office:value-type="float" office:value="31981.464007339" calcext:value-type="float">
            <text:p>31981.46</text:p>
          </table:table-cell>
          <table:table-cell office:value-type="float" office:value="7642.03977575251" calcext:value-type="float">
            <text:p>7642.04</text:p>
          </table:table-cell>
          <table:table-cell office:value-type="float" office:value="58400771.9341835" calcext:value-type="float">
            <text:p>58400771.93</text:p>
          </table:table-cell>
          <table:table-cell office:value-type="float" office:value="13212.6272525314" calcext:value-type="float">
            <text:p>13212.63</text:p>
          </table:table-cell>
          <table:table-cell office:value-type="float" office:value="16639.4019047703" calcext:value-type="float">
            <text:p>16639.40</text:p>
          </table:table-cell>
          <table:table-cell office:value-type="float" office:value="19967.2822857243" calcext:value-type="float">
            <text:p>19967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60" calcext:value-type="float">
            <text:p>6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787.2582062777" calcext:value-type="float">
            <text:p>16787.26</text:p>
          </table:table-cell>
          <table:table-cell office:value-type="float" office:value="31072.1960110085" calcext:value-type="float">
            <text:p>31072.20</text:p>
          </table:table-cell>
          <table:table-cell office:value-type="float" office:value="7270.64864059298" calcext:value-type="float">
            <text:p>7270.65</text:p>
          </table:table-cell>
          <table:table-cell office:value-type="float" office:value="52862331.6549565" calcext:value-type="float">
            <text:p>52862331.65</text:p>
          </table:table-cell>
          <table:table-cell office:value-type="float" office:value="13039.4381712734" calcext:value-type="float">
            <text:p>13039.44</text:p>
          </table:table-cell>
          <table:table-cell office:value-type="float" office:value="16787.2582062778" calcext:value-type="float">
            <text:p>16787.26</text:p>
          </table:table-cell>
          <table:table-cell office:value-type="float" office:value="20144.7098475333" calcext:value-type="float">
            <text:p>20144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61" calcext:value-type="float">
            <text:p>6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278.8270901247" calcext:value-type="float">
            <text:p>16278.83</text:p>
          </table:table-cell>
          <table:table-cell office:value-type="float" office:value="31518.2854866684" calcext:value-type="float">
            <text:p>31518.29</text:p>
          </table:table-cell>
          <table:table-cell office:value-type="float" office:value="7208.89283981229" calcext:value-type="float">
            <text:p>7208.89</text:p>
          </table:table-cell>
          <table:table-cell office:value-type="float" office:value="51968135.9758969" calcext:value-type="float">
            <text:p>51968135.98</text:p>
          </table:table-cell>
          <table:table-cell office:value-type="float" office:value="12980.772105191" calcext:value-type="float">
            <text:p>12980.77</text:p>
          </table:table-cell>
          <table:table-cell office:value-type="float" office:value="16278.8270901247" calcext:value-type="float">
            <text:p>16278.83</text:p>
          </table:table-cell>
          <table:table-cell office:value-type="float" office:value="19534.5925081497" calcext:value-type="float">
            <text:p>19534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62" calcext:value-type="float">
            <text:p>6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638.4537737063" calcext:value-type="float">
            <text:p>15638.45</text:p>
          </table:table-cell>
          <table:table-cell office:value-type="float" office:value="34499.8696339251" calcext:value-type="float">
            <text:p>34499.87</text:p>
          </table:table-cell>
          <table:table-cell office:value-type="float" office:value="8143.15416435101" calcext:value-type="float">
            <text:p>8143.15</text:p>
          </table:table-cell>
          <table:table-cell office:value-type="float" office:value="66310959.7443873" calcext:value-type="float">
            <text:p>66310959.74</text:p>
          </table:table-cell>
          <table:table-cell office:value-type="float" office:value="13184.7386426309" calcext:value-type="float">
            <text:p>13184.74</text:p>
          </table:table-cell>
          <table:table-cell office:value-type="float" office:value="15638.4537737063" calcext:value-type="float">
            <text:p>15638.45</text:p>
          </table:table-cell>
          <table:table-cell office:value-type="float" office:value="18766.1445284475" calcext:value-type="float">
            <text:p>18766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63" calcext:value-type="float">
            <text:p>6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642.4156753977" calcext:value-type="float">
            <text:p>16642.42</text:p>
          </table:table-cell>
          <table:table-cell office:value-type="float" office:value="36315.8075905685" calcext:value-type="float">
            <text:p>36315.81</text:p>
          </table:table-cell>
          <table:table-cell office:value-type="float" office:value="7806.31541963486" calcext:value-type="float">
            <text:p>7806.32</text:p>
          </table:table-cell>
          <table:table-cell office:value-type="float" office:value="60938560.430829" calcext:value-type="float">
            <text:p>60938560.43</text:p>
          </table:table-cell>
          <table:table-cell office:value-type="float" office:value="13969.0920647265" calcext:value-type="float">
            <text:p>13969.09</text:p>
          </table:table-cell>
          <table:table-cell office:value-type="float" office:value="16642.4156753977" calcext:value-type="float">
            <text:p>16642.42</text:p>
          </table:table-cell>
          <table:table-cell office:value-type="float" office:value="19970.8988104772" calcext:value-type="float">
            <text:p>19970.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64" calcext:value-type="float">
            <text:p>6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171.2340522459" calcext:value-type="float">
            <text:p>17171.23</text:p>
          </table:table-cell>
          <table:table-cell office:value-type="float" office:value="37399.9348169625" calcext:value-type="float">
            <text:p>37399.93</text:p>
          </table:table-cell>
          <table:table-cell office:value-type="float" office:value="8149.79402863991" calcext:value-type="float">
            <text:p>8149.79</text:p>
          </table:table-cell>
          <table:table-cell office:value-type="float" office:value="66419142.7092548" calcext:value-type="float">
            <text:p>66419142.71</text:p>
          </table:table-cell>
          <table:table-cell office:value-type="float" office:value="14398.9053783097" calcext:value-type="float">
            <text:p>14398.91</text:p>
          </table:table-cell>
          <table:table-cell office:value-type="float" office:value="17171.2340522459" calcext:value-type="float">
            <text:p>17171.23</text:p>
          </table:table-cell>
          <table:table-cell office:value-type="float" office:value="20605.4808626951" calcext:value-type="float">
            <text:p>20605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65" calcext:value-type="float">
            <text:p>6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353.2762184832" calcext:value-type="float">
            <text:p>16353.28</text:p>
          </table:table-cell>
          <table:table-cell office:value-type="float" office:value="29429.5532842377" calcext:value-type="float">
            <text:p>29429.55</text:p>
          </table:table-cell>
          <table:table-cell office:value-type="float" office:value="6859.00286090995" calcext:value-type="float">
            <text:p>6859.00</text:p>
          </table:table-cell>
          <table:table-cell office:value-type="float" office:value="47045920.2459709" calcext:value-type="float">
            <text:p>47045920.25</text:p>
          </table:table-cell>
          <table:table-cell office:value-type="float" office:value="12473.4311227003" calcext:value-type="float">
            <text:p>12473.43</text:p>
          </table:table-cell>
          <table:table-cell office:value-type="float" office:value="16353.2762184832" calcext:value-type="float">
            <text:p>16353.28</text:p>
          </table:table-cell>
          <table:table-cell office:value-type="float" office:value="19623.9314621799" calcext:value-type="float">
            <text:p>19623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66" calcext:value-type="float">
            <text:p>6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477.8113481403" calcext:value-type="float">
            <text:p>15477.81</text:p>
          </table:table-cell>
          <table:table-cell office:value-type="float" office:value="29838.6318783101" calcext:value-type="float">
            <text:p>29838.63</text:p>
          </table:table-cell>
          <table:table-cell office:value-type="float" office:value="7289.41277233151" calcext:value-type="float">
            <text:p>7289.41</text:p>
          </table:table-cell>
          <table:table-cell office:value-type="float" office:value="53135538.5654297" calcext:value-type="float">
            <text:p>53135538.57</text:p>
          </table:table-cell>
          <table:table-cell office:value-type="float" office:value="12322.8484038355" calcext:value-type="float">
            <text:p>12322.85</text:p>
          </table:table-cell>
          <table:table-cell office:value-type="float" office:value="15477.8113481403" calcext:value-type="float">
            <text:p>15477.81</text:p>
          </table:table-cell>
          <table:table-cell office:value-type="float" office:value="18573.3736177683" calcext:value-type="float">
            <text:p>18573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67" calcext:value-type="float">
            <text:p>6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416.9779930397" calcext:value-type="float">
            <text:p>15416.98</text:p>
          </table:table-cell>
          <table:table-cell office:value-type="float" office:value="30290.7320036695" calcext:value-type="float">
            <text:p>30290.73</text:p>
          </table:table-cell>
          <table:table-cell office:value-type="float" office:value="7094.06488323324" calcext:value-type="float">
            <text:p>7094.06</text:p>
          </table:table-cell>
          <table:table-cell office:value-type="float" office:value="50325756.5675231" calcext:value-type="float">
            <text:p>50325756.57</text:p>
          </table:table-cell>
          <table:table-cell office:value-type="float" office:value="12395.4000410944" calcext:value-type="float">
            <text:p>12395.40</text:p>
          </table:table-cell>
          <table:table-cell office:value-type="float" office:value="15416.9779930397" calcext:value-type="float">
            <text:p>15416.98</text:p>
          </table:table-cell>
          <table:table-cell office:value-type="float" office:value="18500.3735916477" calcext:value-type="float">
            <text:p>18500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68" calcext:value-type="float">
            <text:p>6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893.6453001073" calcext:value-type="float">
            <text:p>13893.65</text:p>
          </table:table-cell>
          <table:table-cell office:value-type="float" office:value="35031.7455472119" calcext:value-type="float">
            <text:p>35031.75</text:p>
          </table:table-cell>
          <table:table-cell office:value-type="float" office:value="7808.4886528936" calcext:value-type="float">
            <text:p>7808.49</text:p>
          </table:table-cell>
          <table:table-cell office:value-type="float" office:value="60972495.0423681" calcext:value-type="float">
            <text:p>60972495.04</text:p>
          </table:table-cell>
          <table:table-cell office:value-type="float" office:value="12177.8527952578" calcext:value-type="float">
            <text:p>12177.85</text:p>
          </table:table-cell>
          <table:table-cell office:value-type="float" office:value="13893.6453001073" calcext:value-type="float">
            <text:p>13893.65</text:p>
          </table:table-cell>
          <table:table-cell office:value-type="float" office:value="16672.3743601288" calcext:value-type="float">
            <text:p>16672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69" calcext:value-type="float">
            <text:p>6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059.656851784" calcext:value-type="float">
            <text:p>14059.66</text:p>
          </table:table-cell>
          <table:table-cell office:value-type="float" office:value="29915.8727736059" calcext:value-type="float">
            <text:p>29915.87</text:p>
          </table:table-cell>
          <table:table-cell office:value-type="float" office:value="7482.88753070631" calcext:value-type="float">
            <text:p>7482.89</text:p>
          </table:table-cell>
          <table:table-cell office:value-type="float" office:value="55993605.7971999" calcext:value-type="float">
            <text:p>55993605.80</text:p>
          </table:table-cell>
          <table:table-cell office:value-type="float" office:value="11715.5432729863" calcext:value-type="float">
            <text:p>11715.54</text:p>
          </table:table-cell>
          <table:table-cell office:value-type="float" office:value="14059.656851784" calcext:value-type="float">
            <text:p>14059.66</text:p>
          </table:table-cell>
          <table:table-cell office:value-type="float" office:value="16871.5882221408" calcext:value-type="float">
            <text:p>16871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70" calcext:value-type="float">
            <text:p>7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908.080743676" calcext:value-type="float">
            <text:p>13908.08</text:p>
          </table:table-cell>
          <table:table-cell office:value-type="float" office:value="29381.464007339" calcext:value-type="float">
            <text:p>29381.46</text:p>
          </table:table-cell>
          <table:table-cell office:value-type="float" office:value="7194.28244404552" calcext:value-type="float">
            <text:p>7194.28</text:p>
          </table:table-cell>
          <table:table-cell office:value-type="float" office:value="51757699.8847016" calcext:value-type="float">
            <text:p>51757699.88</text:p>
          </table:table-cell>
          <table:table-cell office:value-type="float" office:value="11559.1160639556" calcext:value-type="float">
            <text:p>11559.12</text:p>
          </table:table-cell>
          <table:table-cell office:value-type="float" office:value="13908.080743676" calcext:value-type="float">
            <text:p>13908.08</text:p>
          </table:table-cell>
          <table:table-cell office:value-type="float" office:value="16689.6968924112" calcext:value-type="float">
            <text:p>16689.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71" calcext:value-type="float">
            <text:p>71</text:p>
          </table:table-cell>
          <table:table-cell office:value-type="float" office:value="800" calcext:value-type="float">
            <text:p>800.00</text:p>
          </table:table-cell>
          <table:table-cell office:value-type="float" office:value="14866.0885687761" calcext:value-type="float">
            <text:p>14866.09</text:p>
          </table:table-cell>
          <table:table-cell office:value-type="float" office:value="33747.6835038553" calcext:value-type="float">
            <text:p>33747.68</text:p>
          </table:table-cell>
          <table:table-cell office:value-type="float" office:value="7878.58728069931" calcext:value-type="float">
            <text:p>7878.59</text:p>
          </table:table-cell>
          <table:table-cell office:value-type="float" office:value="62072137.539597" calcext:value-type="float">
            <text:p>62072137.54</text:p>
          </table:table-cell>
          <table:table-cell office:value-type="float" office:value="12651.1515446672" calcext:value-type="float">
            <text:p>12651.15</text:p>
          </table:table-cell>
          <table:table-cell office:value-type="float" office:value="14866.0885687761" calcext:value-type="float">
            <text:p>14866.09</text:p>
          </table:table-cell>
          <table:table-cell office:value-type="float" office:value="17839.3062825313" calcext:value-type="float">
            <text:p>17839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72" calcext:value-type="float">
            <text:p>72</text:p>
          </table:table-cell>
          <table:table-cell office:value-type="float" office:value="800" calcext:value-type="float">
            <text:p>800.00</text:p>
          </table:table-cell>
          <table:table-cell office:value-type="float" office:value="14980.5565101717" calcext:value-type="float">
            <text:p>14980.56</text:p>
          </table:table-cell>
          <table:table-cell office:value-type="float" office:value="33747.6835038553" calcext:value-type="float">
            <text:p>33747.68</text:p>
          </table:table-cell>
          <table:table-cell office:value-type="float" office:value="7755.48679919736" calcext:value-type="float">
            <text:p>7755.49</text:p>
          </table:table-cell>
          <table:table-cell office:value-type="float" office:value="60147575.4925245" calcext:value-type="float">
            <text:p>60147575.49</text:p>
          </table:table-cell>
          <table:table-cell office:value-type="float" office:value="12716.6763945013" calcext:value-type="float">
            <text:p>12716.68</text:p>
          </table:table-cell>
          <table:table-cell office:value-type="float" office:value="14980.5565101717" calcext:value-type="float">
            <text:p>14980.56</text:p>
          </table:table-cell>
          <table:table-cell office:value-type="float" office:value="17976.6678122061" calcext:value-type="float">
            <text:p>17976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73" calcext:value-type="float">
            <text:p>73</text:p>
          </table:table-cell>
          <table:table-cell office:value-type="float" office:value="800" calcext:value-type="float">
            <text:p>800.00</text:p>
          </table:table-cell>
          <table:table-cell office:value-type="float" office:value="14126.1451427424" calcext:value-type="float">
            <text:p>14126.15</text:p>
          </table:table-cell>
          <table:table-cell office:value-type="float" office:value="32755.4175279993" calcext:value-type="float">
            <text:p>32755.42</text:p>
          </table:table-cell>
          <table:table-cell office:value-type="float" office:value="7807.64007431067" calcext:value-type="float">
            <text:p>7807.64</text:p>
          </table:table-cell>
          <table:table-cell office:value-type="float" office:value="60959243.5299819" calcext:value-type="float">
            <text:p>60959243.53</text:p>
          </table:table-cell>
          <table:table-cell office:value-type="float" office:value="12105.163790528" calcext:value-type="float">
            <text:p>12105.16</text:p>
          </table:table-cell>
          <table:table-cell office:value-type="float" office:value="14126.1451427424" calcext:value-type="float">
            <text:p>14126.15</text:p>
          </table:table-cell>
          <table:table-cell office:value-type="float" office:value="16951.3741712908" calcext:value-type="float">
            <text:p>16951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74" calcext:value-type="float">
            <text:p>74</text:p>
          </table:table-cell>
          <table:table-cell office:value-type="float" office:value="800" calcext:value-type="float">
            <text:p>800.00</text:p>
          </table:table-cell>
          <table:table-cell office:value-type="float" office:value="12583.8790885025" calcext:value-type="float">
            <text:p>12583.88</text:p>
          </table:table-cell>
          <table:table-cell office:value-type="float" office:value="30193.4853067379" calcext:value-type="float">
            <text:p>30193.49</text:p>
          </table:table-cell>
          <table:table-cell office:value-type="float" office:value="7393.9770818248" calcext:value-type="float">
            <text:p>7393.98</text:p>
          </table:table-cell>
          <table:table-cell office:value-type="float" office:value="54670897.0865504" calcext:value-type="float">
            <text:p>54670897.09</text:p>
          </table:table-cell>
          <table:table-cell office:value-type="float" office:value="10899.7197971983" calcext:value-type="float">
            <text:p>10899.72</text:p>
          </table:table-cell>
          <table:table-cell office:value-type="float" office:value="12583.8790885025" calcext:value-type="float">
            <text:p>12583.88</text:p>
          </table:table-cell>
          <table:table-cell office:value-type="float" office:value="15100.654906203" calcext:value-type="float">
            <text:p>15100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75" calcext:value-type="float">
            <text:p>75</text:p>
          </table:table-cell>
          <table:table-cell office:value-type="float" office:value="800" calcext:value-type="float">
            <text:p>800.00</text:p>
          </table:table-cell>
          <table:table-cell office:value-type="float" office:value="13373.7741886082" calcext:value-type="float">
            <text:p>13373.77</text:p>
          </table:table-cell>
          <table:table-cell office:value-type="float" office:value="30030.5272361557" calcext:value-type="float">
            <text:p>30030.53</text:p>
          </table:table-cell>
          <table:table-cell office:value-type="float" office:value="7090.88878467493" calcext:value-type="float">
            <text:p>7090.89</text:p>
          </table:table-cell>
          <table:table-cell office:value-type="float" office:value="50280703.7566287" calcext:value-type="float">
            <text:p>50280703.76</text:p>
          </table:table-cell>
          <table:table-cell office:value-type="float" office:value="11354.6673888979" calcext:value-type="float">
            <text:p>11354.67</text:p>
          </table:table-cell>
          <table:table-cell office:value-type="float" office:value="13373.7741886082" calcext:value-type="float">
            <text:p>13373.77</text:p>
          </table:table-cell>
          <table:table-cell office:value-type="float" office:value="16048.5290263299" calcext:value-type="float">
            <text:p>16048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76" calcext:value-type="float">
            <text:p>76</text:p>
          </table:table-cell>
          <table:table-cell office:value-type="float" office:value="800" calcext:value-type="float">
            <text:p>800.00</text:p>
          </table:table-cell>
          <table:table-cell office:value-type="float" office:value="12977.3117615776" calcext:value-type="float">
            <text:p>12977.31</text:p>
          </table:table-cell>
          <table:table-cell office:value-type="float" office:value="31199.9348169625" calcext:value-type="float">
            <text:p>31199.93</text:p>
          </table:table-cell>
          <table:table-cell office:value-type="float" office:value="6977.49633600391" calcext:value-type="float">
            <text:p>6977.50</text:p>
          </table:table-cell>
          <table:table-cell office:value-type="float" office:value="48685455.118948" calcext:value-type="float">
            <text:p>48685455.12</text:p>
          </table:table-cell>
          <table:table-cell office:value-type="float" office:value="11242.8877912456" calcext:value-type="float">
            <text:p>11242.89</text:p>
          </table:table-cell>
          <table:table-cell office:value-type="float" office:value="12977.3117615776" calcext:value-type="float">
            <text:p>12977.31</text:p>
          </table:table-cell>
          <table:table-cell office:value-type="float" office:value="15572.7741138932" calcext:value-type="float">
            <text:p>15572.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77" calcext:value-type="float">
            <text:p>77</text:p>
          </table:table-cell>
          <table:table-cell office:value-type="float" office:value="800" calcext:value-type="float">
            <text:p>800.00</text:p>
          </table:table-cell>
          <table:table-cell office:value-type="float" office:value="12924.9262886708" calcext:value-type="float">
            <text:p>12924.93</text:p>
          </table:table-cell>
          <table:table-cell office:value-type="float" office:value="30511.5203153136" calcext:value-type="float">
            <text:p>30511.52</text:p>
          </table:table-cell>
          <table:table-cell office:value-type="float" office:value="6737.07548786889" calcext:value-type="float">
            <text:p>6737.08</text:p>
          </table:table-cell>
          <table:table-cell office:value-type="float" office:value="45388186.1292438" calcext:value-type="float">
            <text:p>45388186.13</text:p>
          </table:table-cell>
          <table:table-cell office:value-type="float" office:value="11142.7303921917" calcext:value-type="float">
            <text:p>11142.73</text:p>
          </table:table-cell>
          <table:table-cell office:value-type="float" office:value="12924.9262886708" calcext:value-type="float">
            <text:p>12924.93</text:p>
          </table:table-cell>
          <table:table-cell office:value-type="float" office:value="15509.911546405" calcext:value-type="float">
            <text:p>15509.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78" calcext:value-type="float">
            <text:p>78</text:p>
          </table:table-cell>
          <table:table-cell office:value-type="float" office:value="800" calcext:value-type="float">
            <text:p>800.00</text:p>
          </table:table-cell>
          <table:table-cell office:value-type="float" office:value="11762.2856409739" calcext:value-type="float">
            <text:p>11762.29</text:p>
          </table:table-cell>
          <table:table-cell office:value-type="float" office:value="26781.464007339" calcext:value-type="float">
            <text:p>26781.46</text:p>
          </table:table-cell>
          <table:table-cell office:value-type="float" office:value="6274.57655456519" calcext:value-type="float">
            <text:p>6274.58</text:p>
          </table:table-cell>
          <table:table-cell office:value-type="float" office:value="39370310.9390992" calcext:value-type="float">
            <text:p>39370310.94</text:p>
          </table:table-cell>
          <table:table-cell office:value-type="float" office:value="10045.260490306" calcext:value-type="float">
            <text:p>10045.26</text:p>
          </table:table-cell>
          <table:table-cell office:value-type="float" office:value="11762.2856409739" calcext:value-type="float">
            <text:p>11762.29</text:p>
          </table:table-cell>
          <table:table-cell office:value-type="float" office:value="14114.7427691687" calcext:value-type="float">
            <text:p>14114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79" calcext:value-type="float">
            <text:p>79</text:p>
          </table:table-cell>
          <table:table-cell office:value-type="float" office:value="800" calcext:value-type="float">
            <text:p>800.00</text:p>
          </table:table-cell>
          <table:table-cell office:value-type="float" office:value="12776.6279609657" calcext:value-type="float">
            <text:p>12776.63</text:p>
          </table:table-cell>
          <table:table-cell office:value-type="float" office:value="28373.8251942369" calcext:value-type="float">
            <text:p>28373.83</text:p>
          </table:table-cell>
          <table:table-cell office:value-type="float" office:value="6689.58079949123" calcext:value-type="float">
            <text:p>6689.58</text:p>
          </table:table-cell>
          <table:table-cell office:value-type="float" office:value="44750491.2729217" calcext:value-type="float">
            <text:p>44750491.27</text:p>
          </table:table-cell>
          <table:table-cell office:value-type="float" office:value="10814.4687679314" calcext:value-type="float">
            <text:p>10814.47</text:p>
          </table:table-cell>
          <table:table-cell office:value-type="float" office:value="12776.6279609657" calcext:value-type="float">
            <text:p>12776.63</text:p>
          </table:table-cell>
          <table:table-cell office:value-type="float" office:value="15331.9535531588" calcext:value-type="float">
            <text:p>15331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.00</text:p>
          </table:table-cell>
          <table:table-cell office:value-type="float" office:value="12032.1818770377" calcext:value-type="float">
            <text:p>12032.18</text:p>
          </table:table-cell>
          <table:table-cell office:value-type="float" office:value="27188.668039219" calcext:value-type="float">
            <text:p>27188.67</text:p>
          </table:table-cell>
          <table:table-cell office:value-type="float" office:value="6874.25676511978" calcext:value-type="float">
            <text:p>6874.26</text:p>
          </table:table-cell>
          <table:table-cell office:value-type="float" office:value="47255406.072795" calcext:value-type="float">
            <text:p>47255406.07</text:p>
          </table:table-cell>
          <table:table-cell office:value-type="float" office:value="10248.8179261279" calcext:value-type="float">
            <text:p>10248.82</text:p>
          </table:table-cell>
          <table:table-cell office:value-type="float" office:value="12032.1818770377" calcext:value-type="float">
            <text:p>12032.18</text:p>
          </table:table-cell>
          <table:table-cell office:value-type="float" office:value="14438.6182524452" calcext:value-type="float">
            <text:p>14438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81" calcext:value-type="float">
            <text:p>81</text:p>
          </table:table-cell>
          <table:table-cell office:value-type="float" office:value="800" calcext:value-type="float">
            <text:p>800.00</text:p>
          </table:table-cell>
          <table:table-cell office:value-type="float" office:value="10880.3549110781" calcext:value-type="float">
            <text:p>10880.35</text:p>
          </table:table-cell>
          <table:table-cell office:value-type="float" office:value="25831.1824674661" calcext:value-type="float">
            <text:p>25831.18</text:p>
          </table:table-cell>
          <table:table-cell office:value-type="float" office:value="6036.49899308398" calcext:value-type="float">
            <text:p>6036.50</text:p>
          </table:table-cell>
          <table:table-cell office:value-type="float" office:value="36439320.0935039" calcext:value-type="float">
            <text:p>36439320.09</text:p>
          </table:table-cell>
          <table:table-cell office:value-type="float" office:value="9413.17406575699" calcext:value-type="float">
            <text:p>9413.17</text:p>
          </table:table-cell>
          <table:table-cell office:value-type="float" office:value="10880.3549110781" calcext:value-type="float">
            <text:p>10880.35</text:p>
          </table:table-cell>
          <table:table-cell office:value-type="float" office:value="13056.4258932938" calcext:value-type="float">
            <text:p>13056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82" calcext:value-type="float">
            <text:p>82</text:p>
          </table:table-cell>
          <table:table-cell office:value-type="float" office:value="800" calcext:value-type="float">
            <text:p>800.00</text:p>
          </table:table-cell>
          <table:table-cell office:value-type="float" office:value="12532.3626642324" calcext:value-type="float">
            <text:p>12532.36</text:p>
          </table:table-cell>
          <table:table-cell office:value-type="float" office:value="25574.7670784989" calcext:value-type="float">
            <text:p>25574.77</text:p>
          </table:table-cell>
          <table:table-cell office:value-type="float" office:value="5604.30802348157" calcext:value-type="float">
            <text:p>5604.31</text:p>
          </table:table-cell>
          <table:table-cell office:value-type="float" office:value="31408268.4220599" calcext:value-type="float">
            <text:p>31408268.42</text:p>
          </table:table-cell>
          <table:table-cell office:value-type="float" office:value="10277.6522727094" calcext:value-type="float">
            <text:p>10277.65</text:p>
          </table:table-cell>
          <table:table-cell office:value-type="float" office:value="12532.3626642324" calcext:value-type="float">
            <text:p>12532.36</text:p>
          </table:table-cell>
          <table:table-cell office:value-type="float" office:value="15038.8351970789" calcext:value-type="float">
            <text:p>15038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83" calcext:value-type="float">
            <text:p>83</text:p>
          </table:table-cell>
          <table:table-cell office:value-type="float" office:value="800" calcext:value-type="float">
            <text:p>800.00</text:p>
          </table:table-cell>
          <table:table-cell office:value-type="float" office:value="12148.5952098774" calcext:value-type="float">
            <text:p>12148.60</text:p>
          </table:table-cell>
          <table:table-cell office:value-type="float" office:value="27196.7737011992" calcext:value-type="float">
            <text:p>27196.77</text:p>
          </table:table-cell>
          <table:table-cell office:value-type="float" office:value="6068.91341104281" calcext:value-type="float">
            <text:p>6068.91</text:p>
          </table:table-cell>
          <table:table-cell office:value-type="float" office:value="36831709.9907352" calcext:value-type="float">
            <text:p>36831709.99</text:p>
          </table:table-cell>
          <table:table-cell office:value-type="float" office:value="10316.2207535927" calcext:value-type="float">
            <text:p>10316.22</text:p>
          </table:table-cell>
          <table:table-cell office:value-type="float" office:value="12148.5952098774" calcext:value-type="float">
            <text:p>12148.60</text:p>
          </table:table-cell>
          <table:table-cell office:value-type="float" office:value="14578.3142518529" calcext:value-type="float">
            <text:p>14578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84" calcext:value-type="float">
            <text:p>84</text:p>
          </table:table-cell>
          <table:table-cell office:value-type="float" office:value="800" calcext:value-type="float">
            <text:p>800.00</text:p>
          </table:table-cell>
          <table:table-cell office:value-type="float" office:value="12434.8426414324" calcext:value-type="float">
            <text:p>12434.84</text:p>
          </table:table-cell>
          <table:table-cell office:value-type="float" office:value="24644.6425280096" calcext:value-type="float">
            <text:p>24644.64</text:p>
          </table:table-cell>
          <table:table-cell office:value-type="float" office:value="5418.10478583418" calcext:value-type="float">
            <text:p>5418.10</text:p>
          </table:table-cell>
          <table:table-cell office:value-type="float" office:value="29355859.4702792" calcext:value-type="float">
            <text:p>29355859.47</text:p>
          </table:table-cell>
          <table:table-cell office:value-type="float" office:value="10064.9850066142" calcext:value-type="float">
            <text:p>10064.99</text:p>
          </table:table-cell>
          <table:table-cell office:value-type="float" office:value="12434.8426414324" calcext:value-type="float">
            <text:p>12434.84</text:p>
          </table:table-cell>
          <table:table-cell office:value-type="float" office:value="14921.8111697189" calcext:value-type="float">
            <text:p>14921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85" calcext:value-type="float">
            <text:p>85</text:p>
          </table:table-cell>
          <table:table-cell office:value-type="float" office:value="800" calcext:value-type="float">
            <text:p>800.00</text:p>
          </table:table-cell>
          <table:table-cell office:value-type="float" office:value="11445.2305236423" calcext:value-type="float">
            <text:p>11445.23</text:p>
          </table:table-cell>
          <table:table-cell office:value-type="float" office:value="23772.6990347453" calcext:value-type="float">
            <text:p>23772.70</text:p>
          </table:table-cell>
          <table:table-cell office:value-type="float" office:value="5717.25716980622" calcext:value-type="float">
            <text:p>5717.26</text:p>
          </table:table-cell>
          <table:table-cell office:value-type="float" office:value="32687029.5457006" calcext:value-type="float">
            <text:p>32687029.55</text:p>
          </table:table-cell>
          <table:table-cell office:value-type="float" office:value="9468.55352445687" calcext:value-type="float">
            <text:p>9468.55</text:p>
          </table:table-cell>
          <table:table-cell office:value-type="float" office:value="11445.2305236423" calcext:value-type="float">
            <text:p>11445.23</text:p>
          </table:table-cell>
          <table:table-cell office:value-type="float" office:value="13734.2766283707" calcext:value-type="float">
            <text:p>13734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86" calcext:value-type="float">
            <text:p>86</text:p>
          </table:table-cell>
          <table:table-cell office:value-type="float" office:value="800" calcext:value-type="float">
            <text:p>800.00</text:p>
          </table:table-cell>
          <table:table-cell office:value-type="float" office:value="10682.1125052299" calcext:value-type="float">
            <text:p>10682.11</text:p>
          </table:table-cell>
          <table:table-cell office:value-type="float" office:value="25704.508745169" calcext:value-type="float">
            <text:p>25704.51</text:p>
          </table:table-cell>
          <table:table-cell office:value-type="float" office:value="6379.26803749335" calcext:value-type="float">
            <text:p>6379.27</text:p>
          </table:table-cell>
          <table:table-cell office:value-type="float" office:value="40695060.6941843" calcext:value-type="float">
            <text:p>40695060.69</text:p>
          </table:table-cell>
          <table:table-cell office:value-type="float" office:value="9276.71970525098" calcext:value-type="float">
            <text:p>9276.72</text:p>
          </table:table-cell>
          <table:table-cell office:value-type="float" office:value="10682.1125052299" calcext:value-type="float">
            <text:p>10682.11</text:p>
          </table:table-cell>
          <table:table-cell office:value-type="float" office:value="12818.5350062759" calcext:value-type="float">
            <text:p>12818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87" calcext:value-type="float">
            <text:p>87</text:p>
          </table:table-cell>
          <table:table-cell office:value-type="float" office:value="800" calcext:value-type="float">
            <text:p>800.00</text:p>
          </table:table-cell>
          <table:table-cell office:value-type="float" office:value="12190.7100818768" calcext:value-type="float">
            <text:p>12190.71</text:p>
          </table:table-cell>
          <table:table-cell office:value-type="float" office:value="31981.464007339" calcext:value-type="float">
            <text:p>31981.46</text:p>
          </table:table-cell>
          <table:table-cell office:value-type="float" office:value="7191.0809208714" calcext:value-type="float">
            <text:p>7191.08</text:p>
          </table:table-cell>
          <table:table-cell office:value-type="float" office:value="51711644.8105207" calcext:value-type="float">
            <text:p>51711644.81</text:p>
          </table:table-cell>
          <table:table-cell office:value-type="float" office:value="10787.419992395" calcext:value-type="float">
            <text:p>10787.42</text:p>
          </table:table-cell>
          <table:table-cell office:value-type="float" office:value="12190.7100818768" calcext:value-type="float">
            <text:p>12190.71</text:p>
          </table:table-cell>
          <table:table-cell office:value-type="float" office:value="14628.8520982521" calcext:value-type="float">
            <text:p>14628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88" calcext:value-type="float">
            <text:p>88</text:p>
          </table:table-cell>
          <table:table-cell office:value-type="float" office:value="800" calcext:value-type="float">
            <text:p>800.00</text:p>
          </table:table-cell>
          <table:table-cell office:value-type="float" office:value="13085.0061846845" calcext:value-type="float">
            <text:p>13085.01</text:p>
          </table:table-cell>
          <table:table-cell office:value-type="float" office:value="30257.9804089839" calcext:value-type="float">
            <text:p>30257.98</text:p>
          </table:table-cell>
          <table:table-cell office:value-type="float" office:value="6905.47012478863" calcext:value-type="float">
            <text:p>6905.47</text:p>
          </table:table-cell>
          <table:table-cell office:value-type="float" office:value="47685517.6443482" calcext:value-type="float">
            <text:p>47685517.64</text:p>
          </table:table-cell>
          <table:table-cell office:value-type="float" office:value="11212.8857260393" calcext:value-type="float">
            <text:p>11212.89</text:p>
          </table:table-cell>
          <table:table-cell office:value-type="float" office:value="13085.0061846845" calcext:value-type="float">
            <text:p>13085.01</text:p>
          </table:table-cell>
          <table:table-cell office:value-type="float" office:value="15702.0074216213" calcext:value-type="float">
            <text:p>15702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89" calcext:value-type="float">
            <text:p>89</text:p>
          </table:table-cell>
          <table:table-cell office:value-type="float" office:value="800" calcext:value-type="float">
            <text:p>800.00</text:p>
          </table:table-cell>
          <table:table-cell office:value-type="float" office:value="12174.3130717431" calcext:value-type="float">
            <text:p>12174.31</text:p>
          </table:table-cell>
          <table:table-cell office:value-type="float" office:value="28182.3376490863" calcext:value-type="float">
            <text:p>28182.34</text:p>
          </table:table-cell>
          <table:table-cell office:value-type="float" office:value="6687.35379897691" calcext:value-type="float">
            <text:p>6687.35</text:p>
          </table:table-cell>
          <table:table-cell office:value-type="float" office:value="44720700.832691" calcext:value-type="float">
            <text:p>44720700.83</text:p>
          </table:table-cell>
          <table:table-cell office:value-type="float" office:value="10444.2501568297" calcext:value-type="float">
            <text:p>10444.25</text:p>
          </table:table-cell>
          <table:table-cell office:value-type="float" office:value="12174.3130717431" calcext:value-type="float">
            <text:p>12174.31</text:p>
          </table:table-cell>
          <table:table-cell office:value-type="float" office:value="14609.1756860917" calcext:value-type="float">
            <text:p>14609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90" calcext:value-type="float">
            <text:p>90</text:p>
          </table:table-cell>
          <table:table-cell office:value-type="float" office:value="800" calcext:value-type="float">
            <text:p>800.00</text:p>
          </table:table-cell>
          <table:table-cell office:value-type="float" office:value="11899.1086047249" calcext:value-type="float">
            <text:p>11899.11</text:p>
          </table:table-cell>
          <table:table-cell office:value-type="float" office:value="29381.464007339" calcext:value-type="float">
            <text:p>29381.46</text:p>
          </table:table-cell>
          <table:table-cell office:value-type="float" office:value="7219.09741417899" calcext:value-type="float">
            <text:p>7219.10</text:p>
          </table:table-cell>
          <table:table-cell office:value-type="float" office:value="52115367.4754058" calcext:value-type="float">
            <text:p>52115367.48</text:p>
          </table:table-cell>
          <table:table-cell office:value-type="float" office:value="10388.2195321517" calcext:value-type="float">
            <text:p>10388.22</text:p>
          </table:table-cell>
          <table:table-cell office:value-type="float" office:value="11899.1086047249" calcext:value-type="float">
            <text:p>11899.11</text:p>
          </table:table-cell>
          <table:table-cell office:value-type="float" office:value="14278.9303256699" calcext:value-type="float">
            <text:p>14278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91" calcext:value-type="float">
            <text:p>91</text:p>
          </table:table-cell>
          <table:table-cell office:value-type="float" office:value="800" calcext:value-type="float">
            <text:p>800.00</text:p>
          </table:table-cell>
          <table:table-cell office:value-type="float" office:value="13341.6306331703" calcext:value-type="float">
            <text:p>13341.63</text:p>
          </table:table-cell>
          <table:table-cell office:value-type="float" office:value="28342.7689856429" calcext:value-type="float">
            <text:p>28342.77</text:p>
          </table:table-cell>
          <table:table-cell office:value-type="float" office:value="7085.69958728824" calcext:value-type="float">
            <text:p>7085.70</text:p>
          </table:table-cell>
          <table:table-cell office:value-type="float" office:value="50207138.6412967" calcext:value-type="float">
            <text:p>50207138.64</text:p>
          </table:table-cell>
          <table:table-cell office:value-type="float" office:value="11110.7892194874" calcext:value-type="float">
            <text:p>11110.79</text:p>
          </table:table-cell>
          <table:table-cell office:value-type="float" office:value="13341.6306331703" calcext:value-type="float">
            <text:p>13341.63</text:p>
          </table:table-cell>
          <table:table-cell office:value-type="float" office:value="16009.9567598044" calcext:value-type="float">
            <text:p>16009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92" calcext:value-type="float">
            <text:p>92</text:p>
          </table:table-cell>
          <table:table-cell office:value-type="float" office:value="800" calcext:value-type="float">
            <text:p>800.00</text:p>
          </table:table-cell>
          <table:table-cell office:value-type="float" office:value="13593.2212821426" calcext:value-type="float">
            <text:p>13593.22</text:p>
          </table:table-cell>
          <table:table-cell office:value-type="float" office:value="28099.9348169625" calcext:value-type="float">
            <text:p>28099.93</text:p>
          </table:table-cell>
          <table:table-cell office:value-type="float" office:value="7225.42024597709" calcext:value-type="float">
            <text:p>7225.42</text:p>
          </table:table-cell>
          <table:table-cell office:value-type="float" office:value="52206697.7309757" calcext:value-type="float">
            <text:p>52206697.73</text:p>
          </table:table-cell>
          <table:table-cell office:value-type="float" office:value="11195.695648481" calcext:value-type="float">
            <text:p>11195.70</text:p>
          </table:table-cell>
          <table:table-cell office:value-type="float" office:value="13593.2212821426" calcext:value-type="float">
            <text:p>13593.22</text:p>
          </table:table-cell>
          <table:table-cell office:value-type="float" office:value="16311.8655385712" calcext:value-type="float">
            <text:p>16311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93" calcext:value-type="float">
            <text:p>93</text:p>
          </table:table-cell>
          <table:table-cell office:value-type="float" office:value="800" calcext:value-type="float">
            <text:p>800.00</text:p>
          </table:table-cell>
          <table:table-cell office:value-type="float" office:value="13901.6233431892" calcext:value-type="float">
            <text:p>13901.62</text:p>
          </table:table-cell>
          <table:table-cell office:value-type="float" office:value="33747.6835038553" calcext:value-type="float">
            <text:p>33747.68</text:p>
          </table:table-cell>
          <table:table-cell office:value-type="float" office:value="7142.94642895785" calcext:value-type="float">
            <text:p>7142.95</text:p>
          </table:table-cell>
          <table:table-cell office:value-type="float" office:value="51021683.6869617" calcext:value-type="float">
            <text:p>51021683.69</text:p>
          </table:table-cell>
          <table:table-cell office:value-type="float" office:value="12066.1574479247" calcext:value-type="float">
            <text:p>12066.16</text:p>
          </table:table-cell>
          <table:table-cell office:value-type="float" office:value="13901.6233431892" calcext:value-type="float">
            <text:p>13901.62</text:p>
          </table:table-cell>
          <table:table-cell office:value-type="float" office:value="16681.9480118271" calcext:value-type="float">
            <text:p>16681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94" calcext:value-type="float">
            <text:p>94</text:p>
          </table:table-cell>
          <table:table-cell office:value-type="float" office:value="800" calcext:value-type="float">
            <text:p>800.00</text:p>
          </table:table-cell>
          <table:table-cell office:value-type="float" office:value="13327.2706868118" calcext:value-type="float">
            <text:p>13327.27</text:p>
          </table:table-cell>
          <table:table-cell office:value-type="float" office:value="29381.464007339" calcext:value-type="float">
            <text:p>29381.46</text:p>
          </table:table-cell>
          <table:table-cell office:value-type="float" office:value="6538.52476797641" calcext:value-type="float">
            <text:p>6538.52</text:p>
          </table:table-cell>
          <table:table-cell office:value-type="float" office:value="42752306.1414409" calcext:value-type="float">
            <text:p>42752306.14</text:p>
          </table:table-cell>
          <table:table-cell office:value-type="float" office:value="11247.386334147" calcext:value-type="float">
            <text:p>11247.39</text:p>
          </table:table-cell>
          <table:table-cell office:value-type="float" office:value="13327.2706868118" calcext:value-type="float">
            <text:p>13327.27</text:p>
          </table:table-cell>
          <table:table-cell office:value-type="float" office:value="15992.7248241741" calcext:value-type="float">
            <text:p>15992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95" calcext:value-type="float">
            <text:p>95</text:p>
          </table:table-cell>
          <table:table-cell office:value-type="float" office:value="800" calcext:value-type="float">
            <text:p>800.00</text:p>
          </table:table-cell>
          <table:table-cell office:value-type="float" office:value="13970.3456282274" calcext:value-type="float">
            <text:p>13970.35</text:p>
          </table:table-cell>
          <table:table-cell office:value-type="float" office:value="29844.6425280096" calcext:value-type="float">
            <text:p>29844.64</text:p>
          </table:table-cell>
          <table:table-cell office:value-type="float" office:value="7159.85104274362" calcext:value-type="float">
            <text:p>7159.85</text:p>
          </table:table-cell>
          <table:table-cell office:value-type="float" office:value="51263466.9542769" calcext:value-type="float">
            <text:p>51263466.95</text:p>
          </table:table-cell>
          <table:table-cell office:value-type="float" office:value="11652.2047791411" calcext:value-type="float">
            <text:p>11652.20</text:p>
          </table:table-cell>
          <table:table-cell office:value-type="float" office:value="13970.3456282274" calcext:value-type="float">
            <text:p>13970.35</text:p>
          </table:table-cell>
          <table:table-cell office:value-type="float" office:value="16764.4147538729" calcext:value-type="float">
            <text:p>16764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96" calcext:value-type="float">
            <text:p>96</text:p>
          </table:table-cell>
          <table:table-cell office:value-type="float" office:value="800" calcext:value-type="float">
            <text:p>800.00</text:p>
          </table:table-cell>
          <table:table-cell office:value-type="float" office:value="13246.2342233177" calcext:value-type="float">
            <text:p>13246.23</text:p>
          </table:table-cell>
          <table:table-cell office:value-type="float" office:value="28767.6872658395" calcext:value-type="float">
            <text:p>28767.69</text:p>
          </table:table-cell>
          <table:table-cell office:value-type="float" office:value="6997.74334459717" calcext:value-type="float">
            <text:p>6997.74</text:p>
          </table:table-cell>
          <table:table-cell office:value-type="float" office:value="48968411.916854" calcext:value-type="float">
            <text:p>48968411.92</text:p>
          </table:table-cell>
          <table:table-cell office:value-type="float" office:value="11121.8746898555" calcext:value-type="float">
            <text:p>11121.87</text:p>
          </table:table-cell>
          <table:table-cell office:value-type="float" office:value="13246.2342233177" calcext:value-type="float">
            <text:p>13246.23</text:p>
          </table:table-cell>
          <table:table-cell office:value-type="float" office:value="15895.4810679813" calcext:value-type="float">
            <text:p>15895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97" calcext:value-type="float">
            <text:p>97</text:p>
          </table:table-cell>
          <table:table-cell office:value-type="float" office:value="800" calcext:value-type="float">
            <text:p>800.00</text:p>
          </table:table-cell>
          <table:table-cell office:value-type="float" office:value="14362.7948276947" calcext:value-type="float">
            <text:p>14362.79</text:p>
          </table:table-cell>
          <table:table-cell office:value-type="float" office:value="29381.464007339" calcext:value-type="float">
            <text:p>29381.46</text:p>
          </table:table-cell>
          <table:table-cell office:value-type="float" office:value="7251.39093203225" calcext:value-type="float">
            <text:p>7251.39</text:p>
          </table:table-cell>
          <table:table-cell office:value-type="float" office:value="52582670.4491596" calcext:value-type="float">
            <text:p>52582670.45</text:p>
          </table:table-cell>
          <table:table-cell office:value-type="float" office:value="11768.6949501327" calcext:value-type="float">
            <text:p>11768.69</text:p>
          </table:table-cell>
          <table:table-cell office:value-type="float" office:value="14362.7948276947" calcext:value-type="float">
            <text:p>14362.79</text:p>
          </table:table-cell>
          <table:table-cell office:value-type="float" office:value="17235.3537932337" calcext:value-type="float">
            <text:p>17235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98" calcext:value-type="float">
            <text:p>98</text:p>
          </table:table-cell>
          <table:table-cell office:value-type="float" office:value="800" calcext:value-type="float">
            <text:p>800.00</text:p>
          </table:table-cell>
          <table:table-cell office:value-type="float" office:value="14473.5226783683" calcext:value-type="float">
            <text:p>14473.52</text:p>
          </table:table-cell>
          <table:table-cell office:value-type="float" office:value="29398.5530523497" calcext:value-type="float">
            <text:p>29398.55</text:p>
          </table:table-cell>
          <table:table-cell office:value-type="float" office:value="7048.31222236351" calcext:value-type="float">
            <text:p>7048.31</text:p>
          </table:table-cell>
          <table:table-cell office:value-type="float" office:value="49678705.1839188" calcext:value-type="float">
            <text:p>49678705.18</text:p>
          </table:table-cell>
          <table:table-cell office:value-type="float" office:value="11821.5476321593" calcext:value-type="float">
            <text:p>11821.55</text:p>
          </table:table-cell>
          <table:table-cell office:value-type="float" office:value="14473.5226783683" calcext:value-type="float">
            <text:p>14473.52</text:p>
          </table:table-cell>
          <table:table-cell office:value-type="float" office:value="17368.227214042" calcext:value-type="float">
            <text:p>17368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99" calcext:value-type="float">
            <text:p>99</text:p>
          </table:table-cell>
          <table:table-cell office:value-type="float" office:value="800" calcext:value-type="float">
            <text:p>800.00</text:p>
          </table:table-cell>
          <table:table-cell office:value-type="float" office:value="14126.5039123499" calcext:value-type="float">
            <text:p>14126.50</text:p>
          </table:table-cell>
          <table:table-cell office:value-type="float" office:value="29381.464007339" calcext:value-type="float">
            <text:p>29381.46</text:p>
          </table:table-cell>
          <table:table-cell office:value-type="float" office:value="7117.29400010213" calcext:value-type="float">
            <text:p>7117.29</text:p>
          </table:table-cell>
          <table:table-cell office:value-type="float" office:value="50655873.8838897" calcext:value-type="float">
            <text:p>50655873.88</text:p>
          </table:table-cell>
          <table:table-cell office:value-type="float" office:value="11658.3636027912" calcext:value-type="float">
            <text:p>11658.36</text:p>
          </table:table-cell>
          <table:table-cell office:value-type="float" office:value="14126.5039123498" calcext:value-type="float">
            <text:p>14126.50</text:p>
          </table:table-cell>
          <table:table-cell office:value-type="float" office:value="16951.8046948198" calcext:value-type="float">
            <text:p>16951.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0" calcext:value-type="float">
            <text:p>0</text:p>
          </table:table-cell>
          <table:table-cell office:value-type="float" office:value="5825.14076993644" calcext:value-type="float">
            <text:p>5825.14</text:p>
          </table:table-cell>
          <table:table-cell office:value-type="float" office:value="35281.8893876463" calcext:value-type="float">
            <text:p>35281.89</text:p>
          </table:table-cell>
          <table:table-cell office:value-type="float" office:value="64204.1197144955" calcext:value-type="float">
            <text:p>64204.12</text:p>
          </table:table-cell>
          <table:table-cell office:value-type="float" office:value="12958.6291230834" calcext:value-type="float">
            <text:p>12958.63</text:p>
          </table:table-cell>
          <table:table-cell office:value-type="float" office:value="167926068.749626" calcext:value-type="float">
            <text:p>167926068.75</text:p>
          </table:table-cell>
          <table:table-cell office:value-type="float" office:value="28095.1009919744" calcext:value-type="float">
            <text:p>28095.10</text:p>
          </table:table-cell>
          <table:table-cell office:value-type="float" office:value="35281.8893876463" calcext:value-type="float">
            <text:p>35281.89</text:p>
          </table:table-cell>
          <table:table-cell office:value-type="float" office:value="42338.2672651755" calcext:value-type="float">
            <text:p>42338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" calcext:value-type="float">
            <text:p>1</text:p>
          </table:table-cell>
          <table:table-cell office:value-type="float" office:value="5825.14076993644" calcext:value-type="float">
            <text:p>5825.14</text:p>
          </table:table-cell>
          <table:table-cell office:value-type="float" office:value="36264.7883616348" calcext:value-type="float">
            <text:p>36264.79</text:p>
          </table:table-cell>
          <table:table-cell office:value-type="float" office:value="60914.839757605" calcext:value-type="float">
            <text:p>60914.84</text:p>
          </table:table-cell>
          <table:table-cell office:value-type="float" office:value="12044.490731114" calcext:value-type="float">
            <text:p>12044.49</text:p>
          </table:table-cell>
          <table:table-cell office:value-type="float" office:value="145069756.971892" calcext:value-type="float">
            <text:p>145069756.97</text:p>
          </table:table-cell>
          <table:table-cell office:value-type="float" office:value="27308.3171560928" calcext:value-type="float">
            <text:p>27308.32</text:p>
          </table:table-cell>
          <table:table-cell office:value-type="float" office:value="36264.7883616348" calcext:value-type="float">
            <text:p>36264.79</text:p>
          </table:table-cell>
          <table:table-cell office:value-type="float" office:value="43517.7460339617" calcext:value-type="float">
            <text:p>43517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" calcext:value-type="float">
            <text:p>2</text:p>
          </table:table-cell>
          <table:table-cell office:value-type="float" office:value="4707.10678118655" calcext:value-type="float">
            <text:p>4707.11</text:p>
          </table:table-cell>
          <table:table-cell office:value-type="float" office:value="36377.2944829251" calcext:value-type="float">
            <text:p>36377.29</text:p>
          </table:table-cell>
          <table:table-cell office:value-type="float" office:value="64642.7618189629" calcext:value-type="float">
            <text:p>64642.76</text:p>
          </table:table-cell>
          <table:table-cell office:value-type="float" office:value="13819.7720326072" calcext:value-type="float">
            <text:p>13819.77</text:p>
          </table:table-cell>
          <table:table-cell office:value-type="float" office:value="190986099.033233" calcext:value-type="float">
            <text:p>190986099.03</text:p>
          </table:table-cell>
          <table:table-cell office:value-type="float" office:value="28225.469284643" calcext:value-type="float">
            <text:p>28225.47</text:p>
          </table:table-cell>
          <table:table-cell office:value-type="float" office:value="36377.2944829251" calcext:value-type="float">
            <text:p>36377.29</text:p>
          </table:table-cell>
          <table:table-cell office:value-type="float" office:value="43652.7533795101" calcext:value-type="float">
            <text:p>43652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" calcext:value-type="float">
            <text:p>3</text:p>
          </table:table-cell>
          <table:table-cell office:value-type="float" office:value="4707.10678118655" calcext:value-type="float">
            <text:p>4707.11</text:p>
          </table:table-cell>
          <table:table-cell office:value-type="float" office:value="33710.2988032326" calcext:value-type="float">
            <text:p>33710.30</text:p>
          </table:table-cell>
          <table:table-cell office:value-type="float" office:value="58018.1500214648" calcext:value-type="float">
            <text:p>58018.15</text:p>
          </table:table-cell>
          <table:table-cell office:value-type="float" office:value="13241.6057143144" calcext:value-type="float">
            <text:p>13241.61</text:p>
          </table:table-cell>
          <table:table-cell office:value-type="float" office:value="175340121.893365" calcext:value-type="float">
            <text:p>175340121.89</text:p>
          </table:table-cell>
          <table:table-cell office:value-type="float" office:value="25665.9327214016" calcext:value-type="float">
            <text:p>25665.93</text:p>
          </table:table-cell>
          <table:table-cell office:value-type="float" office:value="33710.2988032326" calcext:value-type="float">
            <text:p>33710.30</text:p>
          </table:table-cell>
          <table:table-cell office:value-type="float" office:value="40452.3585638791" calcext:value-type="float">
            <text:p>40452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" calcext:value-type="float">
            <text:p>4</text:p>
          </table:table-cell>
          <table:table-cell office:value-type="float" office:value="4707.10678118655" calcext:value-type="float">
            <text:p>4707.11</text:p>
          </table:table-cell>
          <table:table-cell office:value-type="float" office:value="33740.3695152426" calcext:value-type="float">
            <text:p>33740.37</text:p>
          </table:table-cell>
          <table:table-cell office:value-type="float" office:value="59080.4559202138" calcext:value-type="float">
            <text:p>59080.46</text:p>
          </table:table-cell>
          <table:table-cell office:value-type="float" office:value="13511.3598633169" calcext:value-type="float">
            <text:p>13511.36</text:p>
          </table:table-cell>
          <table:table-cell office:value-type="float" office:value="182556845.356051" calcext:value-type="float">
            <text:p>182556845.36</text:p>
          </table:table-cell>
          <table:table-cell office:value-type="float" office:value="26008.8014595946" calcext:value-type="float">
            <text:p>26008.80</text:p>
          </table:table-cell>
          <table:table-cell office:value-type="float" office:value="33740.3695152426" calcext:value-type="float">
            <text:p>33740.37</text:p>
          </table:table-cell>
          <table:table-cell office:value-type="float" office:value="40488.4434182911" calcext:value-type="float">
            <text:p>40488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5" calcext:value-type="float">
            <text:p>5</text:p>
          </table:table-cell>
          <table:table-cell office:value-type="float" office:value="1212.24174948725" calcext:value-type="float">
            <text:p>1212.24</text:p>
          </table:table-cell>
          <table:table-cell office:value-type="float" office:value="33857.0962336517" calcext:value-type="float">
            <text:p>33857.10</text:p>
          </table:table-cell>
          <table:table-cell office:value-type="float" office:value="62002.0598572477" calcext:value-type="float">
            <text:p>62002.06</text:p>
          </table:table-cell>
          <table:table-cell office:value-type="float" office:value="13745.6522493055" calcext:value-type="float">
            <text:p>13745.65</text:p>
          </table:table-cell>
          <table:table-cell office:value-type="float" office:value="188942955.758837" calcext:value-type="float">
            <text:p>188942955.76</text:p>
          </table:table-cell>
          <table:table-cell office:value-type="float" office:value="26003.0446556472" calcext:value-type="float">
            <text:p>26003.04</text:p>
          </table:table-cell>
          <table:table-cell office:value-type="float" office:value="33857.0962336517" calcext:value-type="float">
            <text:p>33857.10</text:p>
          </table:table-cell>
          <table:table-cell office:value-type="float" office:value="40628.515480382" calcext:value-type="float">
            <text:p>40628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6" calcext:value-type="float">
            <text:p>6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31422.4738678456" calcext:value-type="float">
            <text:p>31422.47</text:p>
          </table:table-cell>
          <table:table-cell office:value-type="float" office:value="64352.533858856" calcext:value-type="float">
            <text:p>64352.53</text:p>
          </table:table-cell>
          <table:table-cell office:value-type="float" office:value="14413.7282391706" calcext:value-type="float">
            <text:p>14413.73</text:p>
          </table:table-cell>
          <table:table-cell office:value-type="float" office:value="207755561.752663" calcext:value-type="float">
            <text:p>207755561.75</text:p>
          </table:table-cell>
          <table:table-cell office:value-type="float" office:value="25617.7669781405" calcext:value-type="float">
            <text:p>25617.77</text:p>
          </table:table-cell>
          <table:table-cell office:value-type="float" office:value="31422.4738678456" calcext:value-type="float">
            <text:p>31422.47</text:p>
          </table:table-cell>
          <table:table-cell office:value-type="float" office:value="37706.9686414147" calcext:value-type="float">
            <text:p>37706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7" calcext:value-type="float">
            <text:p>7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32047.0466964052" calcext:value-type="float">
            <text:p>32047.05</text:p>
          </table:table-cell>
          <table:table-cell office:value-type="float" office:value="57402.0598572477" calcext:value-type="float">
            <text:p>57402.06</text:p>
          </table:table-cell>
          <table:table-cell office:value-type="float" office:value="13036.2205106228" calcext:value-type="float">
            <text:p>13036.22</text:p>
          </table:table-cell>
          <table:table-cell office:value-type="float" office:value="169943045.201584" calcext:value-type="float">
            <text:p>169943045.20</text:p>
          </table:table-cell>
          <table:table-cell office:value-type="float" office:value="24200.3975055769" calcext:value-type="float">
            <text:p>24200.40</text:p>
          </table:table-cell>
          <table:table-cell office:value-type="float" office:value="32047.0466964052" calcext:value-type="float">
            <text:p>32047.05</text:p>
          </table:table-cell>
          <table:table-cell office:value-type="float" office:value="38456.4560356862" calcext:value-type="float">
            <text:p>38456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8" calcext:value-type="float">
            <text:p>8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30318.5191762443" calcext:value-type="float">
            <text:p>30318.52</text:p>
          </table:table-cell>
          <table:table-cell office:value-type="float" office:value="53777.7036369711" calcext:value-type="float">
            <text:p>53777.70</text:p>
          </table:table-cell>
          <table:table-cell office:value-type="float" office:value="12708.2744274872" calcext:value-type="float">
            <text:p>12708.27</text:p>
          </table:table-cell>
          <table:table-cell office:value-type="float" office:value="161500238.924324" calcext:value-type="float">
            <text:p>161500238.92</text:p>
          </table:table-cell>
          <table:table-cell office:value-type="float" office:value="22741.968100887" calcext:value-type="float">
            <text:p>22741.97</text:p>
          </table:table-cell>
          <table:table-cell office:value-type="float" office:value="30318.5191762443" calcext:value-type="float">
            <text:p>30318.52</text:p>
          </table:table-cell>
          <table:table-cell office:value-type="float" office:value="36382.2230114932" calcext:value-type="float">
            <text:p>36382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9" calcext:value-type="float">
            <text:p>9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30674.7404543478" calcext:value-type="float">
            <text:p>30674.74</text:p>
          </table:table-cell>
          <table:table-cell office:value-type="float" office:value="49018.1500214648" calcext:value-type="float">
            <text:p>49018.15</text:p>
          </table:table-cell>
          <table:table-cell office:value-type="float" office:value="11544.6074193707" calcext:value-type="float">
            <text:p>11544.61</text:p>
          </table:table-cell>
          <table:table-cell office:value-type="float" office:value="133277960.467389" calcext:value-type="float">
            <text:p>133277960.47</text:p>
          </table:table-cell>
          <table:table-cell office:value-type="float" office:value="20752.1890213092" calcext:value-type="float">
            <text:p>20752.19</text:p>
          </table:table-cell>
          <table:table-cell office:value-type="float" office:value="30674.7404543478" calcext:value-type="float">
            <text:p>30674.74</text:p>
          </table:table-cell>
          <table:table-cell office:value-type="float" office:value="36809.6885452173" calcext:value-type="float">
            <text:p>36809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0" calcext:value-type="float">
            <text:p>10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9338.8956560578" calcext:value-type="float">
            <text:p>29338.90</text:p>
          </table:table-cell>
          <table:table-cell office:value-type="float" office:value="55571.6889079687" calcext:value-type="float">
            <text:p>55571.69</text:p>
          </table:table-cell>
          <table:table-cell office:value-type="float" office:value="12257.6412972568" calcext:value-type="float">
            <text:p>12257.64</text:p>
          </table:table-cell>
          <table:table-cell office:value-type="float" office:value="150249770.172216" calcext:value-type="float">
            <text:p>150249770.17</text:p>
          </table:table-cell>
          <table:table-cell office:value-type="float" office:value="22992.1987564326" calcext:value-type="float">
            <text:p>22992.20</text:p>
          </table:table-cell>
          <table:table-cell office:value-type="float" office:value="29338.8956560578" calcext:value-type="float">
            <text:p>29338.90</text:p>
          </table:table-cell>
          <table:table-cell office:value-type="float" office:value="35206.6747872693" calcext:value-type="float">
            <text:p>35206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1" calcext:value-type="float">
            <text:p>11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7704.7396520756" calcext:value-type="float">
            <text:p>27704.74</text:p>
          </table:table-cell>
          <table:table-cell office:value-type="float" office:value="55571.6889079687" calcext:value-type="float">
            <text:p>55571.69</text:p>
          </table:table-cell>
          <table:table-cell office:value-type="float" office:value="12395.2925749824" calcext:value-type="float">
            <text:p>12395.29</text:p>
          </table:table-cell>
          <table:table-cell office:value-type="float" office:value="153643278.019414" calcext:value-type="float">
            <text:p>153643278.02</text:p>
          </table:table-cell>
          <table:table-cell office:value-type="float" office:value="22387.9269746385" calcext:value-type="float">
            <text:p>22387.93</text:p>
          </table:table-cell>
          <table:table-cell office:value-type="float" office:value="27704.7396520756" calcext:value-type="float">
            <text:p>27704.74</text:p>
          </table:table-cell>
          <table:table-cell office:value-type="float" office:value="33245.6875824908" calcext:value-type="float">
            <text:p>33245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2" calcext:value-type="float">
            <text:p>12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8289.700638198" calcext:value-type="float">
            <text:p>28289.70</text:p>
          </table:table-cell>
          <table:table-cell office:value-type="float" office:value="51982.5901668305" calcext:value-type="float">
            <text:p>51982.59</text:p>
          </table:table-cell>
          <table:table-cell office:value-type="float" office:value="12487.864418259" calcext:value-type="float">
            <text:p>12487.86</text:p>
          </table:table-cell>
          <table:table-cell office:value-type="float" office:value="155946757.728819" calcext:value-type="float">
            <text:p>155946757.73</text:p>
          </table:table-cell>
          <table:table-cell office:value-type="float" office:value="21764.47876789" calcext:value-type="float">
            <text:p>21764.48</text:p>
          </table:table-cell>
          <table:table-cell office:value-type="float" office:value="28289.700638198" calcext:value-type="float">
            <text:p>28289.70</text:p>
          </table:table-cell>
          <table:table-cell office:value-type="float" office:value="33947.6407658377" calcext:value-type="float">
            <text:p>33947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3" calcext:value-type="float">
            <text:p>13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8284.0729067492" calcext:value-type="float">
            <text:p>28284.07</text:p>
          </table:table-cell>
          <table:table-cell office:value-type="float" office:value="53914.8346584763" calcext:value-type="float">
            <text:p>53914.83</text:p>
          </table:table-cell>
          <table:table-cell office:value-type="float" office:value="11905.2952236934" calcext:value-type="float">
            <text:p>11905.30</text:p>
          </table:table-cell>
          <table:table-cell office:value-type="float" office:value="141736054.363296" calcext:value-type="float">
            <text:p>141736054.36</text:p>
          </table:table-cell>
          <table:table-cell office:value-type="float" office:value="22254.6473203029" calcext:value-type="float">
            <text:p>22254.65</text:p>
          </table:table-cell>
          <table:table-cell office:value-type="float" office:value="28284.0729067492" calcext:value-type="float">
            <text:p>28284.07</text:p>
          </table:table-cell>
          <table:table-cell office:value-type="float" office:value="33940.887488099" calcext:value-type="float">
            <text:p>33940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4" calcext:value-type="float">
            <text:p>14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7825.6035288365" calcext:value-type="float">
            <text:p>27825.60</text:p>
          </table:table-cell>
          <table:table-cell office:value-type="float" office:value="57006.2539611122" calcext:value-type="float">
            <text:p>57006.25</text:p>
          </table:table-cell>
          <table:table-cell office:value-type="float" office:value="12485.476191707" calcext:value-type="float">
            <text:p>12485.48</text:p>
          </table:table-cell>
          <table:table-cell office:value-type="float" office:value="155887115.733683" calcext:value-type="float">
            <text:p>155887115.73</text:p>
          </table:table-cell>
          <table:table-cell office:value-type="float" office:value="22702.9506073629" calcext:value-type="float">
            <text:p>22702.95</text:p>
          </table:table-cell>
          <table:table-cell office:value-type="float" office:value="27825.6035288365" calcext:value-type="float">
            <text:p>27825.60</text:p>
          </table:table-cell>
          <table:table-cell office:value-type="float" office:value="33390.7242346038" calcext:value-type="float">
            <text:p>33390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5" calcext:value-type="float">
            <text:p>15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6352.4889024323" calcext:value-type="float">
            <text:p>26352.49</text:p>
          </table:table-cell>
          <table:table-cell office:value-type="float" office:value="51427.1354441467" calcext:value-type="float">
            <text:p>51427.14</text:p>
          </table:table-cell>
          <table:table-cell office:value-type="float" office:value="12784.3350503441" calcext:value-type="float">
            <text:p>12784.34</text:p>
          </table:table-cell>
          <table:table-cell office:value-type="float" office:value="163439222.679456" calcext:value-type="float">
            <text:p>163439222.68</text:p>
          </table:table-cell>
          <table:table-cell office:value-type="float" office:value="21016.2399824618" calcext:value-type="float">
            <text:p>21016.24</text:p>
          </table:table-cell>
          <table:table-cell office:value-type="float" office:value="26352.4889024323" calcext:value-type="float">
            <text:p>26352.49</text:p>
          </table:table-cell>
          <table:table-cell office:value-type="float" office:value="31622.9866829188" calcext:value-type="float">
            <text:p>31622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6" calcext:value-type="float">
            <text:p>16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7975.1760469178" calcext:value-type="float">
            <text:p>27975.18</text:p>
          </table:table-cell>
          <table:table-cell office:value-type="float" office:value="49202.2523189831" calcext:value-type="float">
            <text:p>49202.25</text:p>
          </table:table-cell>
          <table:table-cell office:value-type="float" office:value="12417.8310553029" calcext:value-type="float">
            <text:p>12417.83</text:p>
          </table:table-cell>
          <table:table-cell office:value-type="float" office:value="154202528.118044" calcext:value-type="float">
            <text:p>154202528.12</text:p>
          </table:table-cell>
          <table:table-cell office:value-type="float" office:value="20855.8381534331" calcext:value-type="float">
            <text:p>20855.84</text:p>
          </table:table-cell>
          <table:table-cell office:value-type="float" office:value="27975.1760469178" calcext:value-type="float">
            <text:p>27975.18</text:p>
          </table:table-cell>
          <table:table-cell office:value-type="float" office:value="33570.2112563013" calcext:value-type="float">
            <text:p>33570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7" calcext:value-type="float">
            <text:p>17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4024.0928650845" calcext:value-type="float">
            <text:p>24024.09</text:p>
          </table:table-cell>
          <table:table-cell office:value-type="float" office:value="52268.9417238547" calcext:value-type="float">
            <text:p>52268.94</text:p>
          </table:table-cell>
          <table:table-cell office:value-type="float" office:value="13734.9373796604" calcext:value-type="float">
            <text:p>13734.94</text:p>
          </table:table-cell>
          <table:table-cell office:value-type="float" office:value="188648504.823193" calcext:value-type="float">
            <text:p>188648504.82</text:p>
          </table:table-cell>
          <table:table-cell office:value-type="float" office:value="20101.4440679791" calcext:value-type="float">
            <text:p>20101.44</text:p>
          </table:table-cell>
          <table:table-cell office:value-type="float" office:value="24024.0928650845" calcext:value-type="float">
            <text:p>24024.09</text:p>
          </table:table-cell>
          <table:table-cell office:value-type="float" office:value="28828.9114381014" calcext:value-type="float">
            <text:p>28828.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8" calcext:value-type="float">
            <text:p>18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3425.328414367" calcext:value-type="float">
            <text:p>23425.33</text:p>
          </table:table-cell>
          <table:table-cell office:value-type="float" office:value="51982.5901668305" calcext:value-type="float">
            <text:p>51982.59</text:p>
          </table:table-cell>
          <table:table-cell office:value-type="float" office:value="13669.0743633181" calcext:value-type="float">
            <text:p>13669.07</text:p>
          </table:table-cell>
          <table:table-cell office:value-type="float" office:value="186843593.949919" calcext:value-type="float">
            <text:p>186843593.95</text:p>
          </table:table-cell>
          <table:table-cell office:value-type="float" office:value="19740.5219756734" calcext:value-type="float">
            <text:p>19740.52</text:p>
          </table:table-cell>
          <table:table-cell office:value-type="float" office:value="23425.328414367" calcext:value-type="float">
            <text:p>23425.33</text:p>
          </table:table-cell>
          <table:table-cell office:value-type="float" office:value="28110.3940972404" calcext:value-type="float">
            <text:p>28110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9" calcext:value-type="float">
            <text:p>19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2457.0736217221" calcext:value-type="float">
            <text:p>22457.07</text:p>
          </table:table-cell>
          <table:table-cell office:value-type="float" office:value="50051.9707791102" calcext:value-type="float">
            <text:p>50051.97</text:p>
          </table:table-cell>
          <table:table-cell office:value-type="float" office:value="12615.557974823" calcext:value-type="float">
            <text:p>12615.56</text:p>
          </table:table-cell>
          <table:table-cell office:value-type="float" office:value="159152303.01612" calcext:value-type="float">
            <text:p>159152303.02</text:p>
          </table:table-cell>
          <table:table-cell office:value-type="float" office:value="18958.9743565027" calcext:value-type="float">
            <text:p>18958.97</text:p>
          </table:table-cell>
          <table:table-cell office:value-type="float" office:value="22457.0736217221" calcext:value-type="float">
            <text:p>22457.07</text:p>
          </table:table-cell>
          <table:table-cell office:value-type="float" office:value="26948.4883460665" calcext:value-type="float">
            <text:p>26948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0" calcext:value-type="float">
            <text:p>20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505.9898215099" calcext:value-type="float">
            <text:p>21505.99</text:p>
          </table:table-cell>
          <table:table-cell office:value-type="float" office:value="44391.2950834153" calcext:value-type="float">
            <text:p>44391.30</text:p>
          </table:table-cell>
          <table:table-cell office:value-type="float" office:value="12624.9279774605" calcext:value-type="float">
            <text:p>12624.93</text:p>
          </table:table-cell>
          <table:table-cell office:value-type="float" office:value="159388806.436066" calcext:value-type="float">
            <text:p>159388806.44</text:p>
          </table:table-cell>
          <table:table-cell office:value-type="float" office:value="17645.4014877278" calcext:value-type="float">
            <text:p>17645.40</text:p>
          </table:table-cell>
          <table:table-cell office:value-type="float" office:value="21505.9898215099" calcext:value-type="float">
            <text:p>21505.99</text:p>
          </table:table-cell>
          <table:table-cell office:value-type="float" office:value="25807.1877858118" calcext:value-type="float">
            <text:p>25807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1" calcext:value-type="float">
            <text:p>21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2049.7600562777" calcext:value-type="float">
            <text:p>22049.76</text:p>
          </table:table-cell>
          <table:table-cell office:value-type="float" office:value="47124.6117974981" calcext:value-type="float">
            <text:p>47124.61</text:p>
          </table:table-cell>
          <table:table-cell office:value-type="float" office:value="12618.7883620696" calcext:value-type="float">
            <text:p>12618.79</text:p>
          </table:table-cell>
          <table:table-cell office:value-type="float" office:value="159233819.726704" calcext:value-type="float">
            <text:p>159233819.73</text:p>
          </table:table-cell>
          <table:table-cell office:value-type="float" office:value="18341.5564417999" calcext:value-type="float">
            <text:p>18341.56</text:p>
          </table:table-cell>
          <table:table-cell office:value-type="float" office:value="22049.7600562777" calcext:value-type="float">
            <text:p>22049.76</text:p>
          </table:table-cell>
          <table:table-cell office:value-type="float" office:value="26459.7120675332" calcext:value-type="float">
            <text:p>26459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2" calcext:value-type="float">
            <text:p>22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2338.4966430897" calcext:value-type="float">
            <text:p>22338.50</text:p>
          </table:table-cell>
          <table:table-cell office:value-type="float" office:value="54175.4803261668" calcext:value-type="float">
            <text:p>54175.48</text:p>
          </table:table-cell>
          <table:table-cell office:value-type="float" office:value="12960.8961230397" calcext:value-type="float">
            <text:p>12960.90</text:p>
          </table:table-cell>
          <table:table-cell office:value-type="float" office:value="167984828.312226" calcext:value-type="float">
            <text:p>167984828.31</text:p>
          </table:table-cell>
          <table:table-cell office:value-type="float" office:value="19339.1474657442" calcext:value-type="float">
            <text:p>19339.15</text:p>
          </table:table-cell>
          <table:table-cell office:value-type="float" office:value="22338.4966430897" calcext:value-type="float">
            <text:p>22338.50</text:p>
          </table:table-cell>
          <table:table-cell office:value-type="float" office:value="26806.1959717077" calcext:value-type="float">
            <text:p>26806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3" calcext:value-type="float">
            <text:p>23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21562.5027214734" calcext:value-type="float">
            <text:p>21562.50</text:p>
          </table:table-cell>
          <table:table-cell office:value-type="float" office:value="48523.3511926287" calcext:value-type="float">
            <text:p>48523.35</text:p>
          </table:table-cell>
          <table:table-cell office:value-type="float" office:value="11984.3809104222" calcext:value-type="float">
            <text:p>11984.38</text:p>
          </table:table-cell>
          <table:table-cell office:value-type="float" office:value="143625385.806091" calcext:value-type="float">
            <text:p>143625385.81</text:p>
          </table:table-cell>
          <table:table-cell office:value-type="float" office:value="18267.8504638335" calcext:value-type="float">
            <text:p>18267.85</text:p>
          </table:table-cell>
          <table:table-cell office:value-type="float" office:value="21562.5027214734" calcext:value-type="float">
            <text:p>21562.50</text:p>
          </table:table-cell>
          <table:table-cell office:value-type="float" office:value="25875.0032657681" calcext:value-type="float">
            <text:p>25875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4" calcext:value-type="float">
            <text:p>24</text:p>
          </table:table-cell>
          <table:table-cell office:value-type="float" office:value="900" calcext:value-type="float">
            <text:p>900.00</text:p>
          </table:table-cell>
          <table:table-cell office:value-type="float" office:value="21236.6643831542" calcext:value-type="float">
            <text:p>21236.66</text:p>
          </table:table-cell>
          <table:table-cell office:value-type="float" office:value="48001.718247416" calcext:value-type="float">
            <text:p>48001.72</text:p>
          </table:table-cell>
          <table:table-cell office:value-type="float" office:value="10891.078036715" calcext:value-type="float">
            <text:p>10891.08</text:p>
          </table:table-cell>
          <table:table-cell office:value-type="float" office:value="118615580.801816" calcext:value-type="float">
            <text:p>118615580.80</text:p>
          </table:table-cell>
          <table:table-cell office:value-type="float" office:value="18009.449385806" calcext:value-type="float">
            <text:p>18009.45</text:p>
          </table:table-cell>
          <table:table-cell office:value-type="float" office:value="21236.6643831542" calcext:value-type="float">
            <text:p>21236.66</text:p>
          </table:table-cell>
          <table:table-cell office:value-type="float" office:value="25483.9972597851" calcext:value-type="float">
            <text:p>25484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5" calcext:value-type="float">
            <text:p>25</text:p>
          </table:table-cell>
          <table:table-cell office:value-type="float" office:value="900" calcext:value-type="float">
            <text:p>900.00</text:p>
          </table:table-cell>
          <table:table-cell office:value-type="float" office:value="21676.1355222332" calcext:value-type="float">
            <text:p>21676.14</text:p>
          </table:table-cell>
          <table:table-cell office:value-type="float" office:value="52350.9606523335" calcext:value-type="float">
            <text:p>52350.96</text:p>
          </table:table-cell>
          <table:table-cell office:value-type="float" office:value="13180.2662981452" calcext:value-type="float">
            <text:p>13180.27</text:p>
          </table:table-cell>
          <table:table-cell office:value-type="float" office:value="173719419.690023" calcext:value-type="float">
            <text:p>173719419.69</text:p>
          </table:table-cell>
          <table:table-cell office:value-type="float" office:value="18739.8753981858" calcext:value-type="float">
            <text:p>18739.88</text:p>
          </table:table-cell>
          <table:table-cell office:value-type="float" office:value="21676.1355222332" calcext:value-type="float">
            <text:p>21676.14</text:p>
          </table:table-cell>
          <table:table-cell office:value-type="float" office:value="26011.3626266798" calcext:value-type="float">
            <text:p>26011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6" calcext:value-type="float">
            <text:p>26</text:p>
          </table:table-cell>
          <table:table-cell office:value-type="float" office:value="900" calcext:value-type="float">
            <text:p>900.00</text:p>
          </table:table-cell>
          <table:table-cell office:value-type="float" office:value="21088.3633829655" calcext:value-type="float">
            <text:p>21088.36</text:p>
          </table:table-cell>
          <table:table-cell office:value-type="float" office:value="45981.7165250833" calcext:value-type="float">
            <text:p>45981.72</text:p>
          </table:table-cell>
          <table:table-cell office:value-type="float" office:value="12282.4955738214" calcext:value-type="float">
            <text:p>12282.50</text:p>
          </table:table-cell>
          <table:table-cell office:value-type="float" office:value="150859697.520943" calcext:value-type="float">
            <text:p>150859697.52</text:p>
          </table:table-cell>
          <table:table-cell office:value-type="float" office:value="17667.8555815716" calcext:value-type="float">
            <text:p>17667.86</text:p>
          </table:table-cell>
          <table:table-cell office:value-type="float" office:value="21088.3633829655" calcext:value-type="float">
            <text:p>21088.36</text:p>
          </table:table-cell>
          <table:table-cell office:value-type="float" office:value="25306.0360595586" calcext:value-type="float">
            <text:p>25306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.00</text:p>
          </table:table-cell>
          <table:table-cell office:value-type="float" office:value="20454.5117298293" calcext:value-type="float">
            <text:p>20454.51</text:p>
          </table:table-cell>
          <table:table-cell office:value-type="float" office:value="48114.2094551703" calcext:value-type="float">
            <text:p>48114.21</text:p>
          </table:table-cell>
          <table:table-cell office:value-type="float" office:value="11767.1514111454" calcext:value-type="float">
            <text:p>11767.15</text:p>
          </table:table-cell>
          <table:table-cell office:value-type="float" office:value="138465852.332822" calcext:value-type="float">
            <text:p>138465852.33</text:p>
          </table:table-cell>
          <table:table-cell office:value-type="float" office:value="17562.3760780182" calcext:value-type="float">
            <text:p>17562.38</text:p>
          </table:table-cell>
          <table:table-cell office:value-type="float" office:value="20454.5117298293" calcext:value-type="float">
            <text:p>20454.51</text:p>
          </table:table-cell>
          <table:table-cell office:value-type="float" office:value="24545.4140757951" calcext:value-type="float">
            <text:p>24545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8" calcext:value-type="float">
            <text:p>28</text:p>
          </table:table-cell>
          <table:table-cell office:value-type="float" office:value="900" calcext:value-type="float">
            <text:p>900.00</text:p>
          </table:table-cell>
          <table:table-cell office:value-type="float" office:value="21921.3028368274" calcext:value-type="float">
            <text:p>21921.30</text:p>
          </table:table-cell>
          <table:table-cell office:value-type="float" office:value="44552.0557639949" calcext:value-type="float">
            <text:p>44552.06</text:p>
          </table:table-cell>
          <table:table-cell office:value-type="float" office:value="11344.6283230231" calcext:value-type="float">
            <text:p>11344.63</text:p>
          </table:table-cell>
          <table:table-cell office:value-type="float" office:value="128700591.787537" calcext:value-type="float">
            <text:p>128700591.79</text:p>
          </table:table-cell>
          <table:table-cell office:value-type="float" office:value="17848.8413770272" calcext:value-type="float">
            <text:p>17848.84</text:p>
          </table:table-cell>
          <table:table-cell office:value-type="float" office:value="21921.3028368275" calcext:value-type="float">
            <text:p>21921.30</text:p>
          </table:table-cell>
          <table:table-cell office:value-type="float" office:value="26305.5634041929" calcext:value-type="float">
            <text:p>26305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9" calcext:value-type="float">
            <text:p>29</text:p>
          </table:table-cell>
          <table:table-cell office:value-type="float" office:value="900" calcext:value-type="float">
            <text:p>900.00</text:p>
          </table:table-cell>
          <table:table-cell office:value-type="float" office:value="23283.6629704482" calcext:value-type="float">
            <text:p>23283.66</text:p>
          </table:table-cell>
          <table:table-cell office:value-type="float" office:value="55227.451105277" calcext:value-type="float">
            <text:p>55227.45</text:p>
          </table:table-cell>
          <table:table-cell office:value-type="float" office:value="12201.3464307937" calcext:value-type="float">
            <text:p>12201.35</text:p>
          </table:table-cell>
          <table:table-cell office:value-type="float" office:value="148872854.724241" calcext:value-type="float">
            <text:p>148872854.72</text:p>
          </table:table-cell>
          <table:table-cell office:value-type="float" office:value="20020.5955944173" calcext:value-type="float">
            <text:p>20020.60</text:p>
          </table:table-cell>
          <table:table-cell office:value-type="float" office:value="23283.6629704482" calcext:value-type="float">
            <text:p>23283.66</text:p>
          </table:table-cell>
          <table:table-cell office:value-type="float" office:value="27940.3955645379" calcext:value-type="float">
            <text:p>27940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.00</text:p>
          </table:table-cell>
          <table:table-cell office:value-type="float" office:value="21545.2948199346" calcext:value-type="float">
            <text:p>21545.29</text:p>
          </table:table-cell>
          <table:table-cell office:value-type="float" office:value="55090.7961389814" calcext:value-type="float">
            <text:p>55090.80</text:p>
          </table:table-cell>
          <table:table-cell office:value-type="float" office:value="11371.2597025892" calcext:value-type="float">
            <text:p>11371.26</text:p>
          </table:table-cell>
          <table:table-cell office:value-type="float" office:value="129305547.223728" calcext:value-type="float">
            <text:p>129305547.22</text:p>
          </table:table-cell>
          <table:table-cell office:value-type="float" office:value="18893.320957273" calcext:value-type="float">
            <text:p>18893.32</text:p>
          </table:table-cell>
          <table:table-cell office:value-type="float" office:value="21545.2948199346" calcext:value-type="float">
            <text:p>21545.29</text:p>
          </table:table-cell>
          <table:table-cell office:value-type="float" office:value="25854.3537839215" calcext:value-type="float">
            <text:p>25854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1" calcext:value-type="float">
            <text:p>31</text:p>
          </table:table-cell>
          <table:table-cell office:value-type="float" office:value="900" calcext:value-type="float">
            <text:p>900.00</text:p>
          </table:table-cell>
          <table:table-cell office:value-type="float" office:value="21240.4102278898" calcext:value-type="float">
            <text:p>21240.41</text:p>
          </table:table-cell>
          <table:table-cell office:value-type="float" office:value="40534.033021228" calcext:value-type="float">
            <text:p>40534.03</text:p>
          </table:table-cell>
          <table:table-cell office:value-type="float" office:value="10253.0969194515" calcext:value-type="float">
            <text:p>10253.10</text:p>
          </table:table-cell>
          <table:table-cell office:value-type="float" office:value="105125996.439665" calcext:value-type="float">
            <text:p>105125996.44</text:p>
          </table:table-cell>
          <table:table-cell office:value-type="float" office:value="16761.8458641963" calcext:value-type="float">
            <text:p>16761.85</text:p>
          </table:table-cell>
          <table:table-cell office:value-type="float" office:value="21240.4102278898" calcext:value-type="float">
            <text:p>21240.41</text:p>
          </table:table-cell>
          <table:table-cell office:value-type="float" office:value="25488.4922734678" calcext:value-type="float">
            <text:p>25488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.00</text:p>
          </table:table-cell>
          <table:table-cell office:value-type="float" office:value="20136.6417707122" calcext:value-type="float">
            <text:p>20136.64</text:p>
          </table:table-cell>
          <table:table-cell office:value-type="float" office:value="44501.718247416" calcext:value-type="float">
            <text:p>44501.72</text:p>
          </table:table-cell>
          <table:table-cell office:value-type="float" office:value="10728.9878989206" calcext:value-type="float">
            <text:p>10728.99</text:p>
          </table:table-cell>
          <table:table-cell office:value-type="float" office:value="115111181.335185" calcext:value-type="float">
            <text:p>115111181.34</text:p>
          </table:table-cell>
          <table:table-cell office:value-type="float" office:value="16956.9976224271" calcext:value-type="float">
            <text:p>16957.00</text:p>
          </table:table-cell>
          <table:table-cell office:value-type="float" office:value="20136.6417707122" calcext:value-type="float">
            <text:p>20136.64</text:p>
          </table:table-cell>
          <table:table-cell office:value-type="float" office:value="24163.9701248546" calcext:value-type="float">
            <text:p>24163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3" calcext:value-type="float">
            <text:p>33</text:p>
          </table:table-cell>
          <table:table-cell office:value-type="float" office:value="900" calcext:value-type="float">
            <text:p>900.00</text:p>
          </table:table-cell>
          <table:table-cell office:value-type="float" office:value="20725.1338905087" calcext:value-type="float">
            <text:p>20725.13</text:p>
          </table:table-cell>
          <table:table-cell office:value-type="float" office:value="43675.4803261668" calcext:value-type="float">
            <text:p>43675.48</text:p>
          </table:table-cell>
          <table:table-cell office:value-type="float" office:value="11056.7417442516" calcext:value-type="float">
            <text:p>11056.74</text:p>
          </table:table-cell>
          <table:table-cell office:value-type="float" office:value="122251537.999075" calcext:value-type="float">
            <text:p>122251538.00</text:p>
          </table:table-cell>
          <table:table-cell office:value-type="float" office:value="17144.5469444252" calcext:value-type="float">
            <text:p>17144.55</text:p>
          </table:table-cell>
          <table:table-cell office:value-type="float" office:value="20725.1338905087" calcext:value-type="float">
            <text:p>20725.13</text:p>
          </table:table-cell>
          <table:table-cell office:value-type="float" office:value="24870.1606686105" calcext:value-type="float">
            <text:p>24870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4" calcext:value-type="float">
            <text:p>34</text:p>
          </table:table-cell>
          <table:table-cell office:value-type="float" office:value="900" calcext:value-type="float">
            <text:p>900.00</text:p>
          </table:table-cell>
          <table:table-cell office:value-type="float" office:value="21619.362764541" calcext:value-type="float">
            <text:p>21619.36</text:p>
          </table:table-cell>
          <table:table-cell office:value-type="float" office:value="48827.9561686653" calcext:value-type="float">
            <text:p>48827.96</text:p>
          </table:table-cell>
          <table:table-cell office:value-type="float" office:value="11767.9714519884" calcext:value-type="float">
            <text:p>11767.97</text:p>
          </table:table-cell>
          <table:table-cell office:value-type="float" office:value="138485152.094814" calcext:value-type="float">
            <text:p>138485152.09</text:p>
          </table:table-cell>
          <table:table-cell office:value-type="float" office:value="18326.7308140129" calcext:value-type="float">
            <text:p>18326.73</text:p>
          </table:table-cell>
          <table:table-cell office:value-type="float" office:value="21619.362764541" calcext:value-type="float">
            <text:p>21619.36</text:p>
          </table:table-cell>
          <table:table-cell office:value-type="float" office:value="25943.2353174492" calcext:value-type="float">
            <text:p>25943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5" calcext:value-type="float">
            <text:p>35</text:p>
          </table:table-cell>
          <table:table-cell office:value-type="float" office:value="900" calcext:value-type="float">
            <text:p>900.00</text:p>
          </table:table-cell>
          <table:table-cell office:value-type="float" office:value="19539.8762763789" calcext:value-type="float">
            <text:p>19539.88</text:p>
          </table:table-cell>
          <table:table-cell office:value-type="float" office:value="49803.3784784746" calcext:value-type="float">
            <text:p>49803.38</text:p>
          </table:table-cell>
          <table:table-cell office:value-type="float" office:value="11062.6632620817" calcext:value-type="float">
            <text:p>11062.66</text:p>
          </table:table-cell>
          <table:table-cell office:value-type="float" office:value="122382518.450212" calcext:value-type="float">
            <text:p>122382518.45</text:p>
          </table:table-cell>
          <table:table-cell office:value-type="float" office:value="17132.8787397737" calcext:value-type="float">
            <text:p>17132.88</text:p>
          </table:table-cell>
          <table:table-cell office:value-type="float" office:value="19539.8762763789" calcext:value-type="float">
            <text:p>19539.88</text:p>
          </table:table-cell>
          <table:table-cell office:value-type="float" office:value="23447.8515316547" calcext:value-type="float">
            <text:p>23447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6" calcext:value-type="float">
            <text:p>36</text:p>
          </table:table-cell>
          <table:table-cell office:value-type="float" office:value="900" calcext:value-type="float">
            <text:p>900.00</text:p>
          </table:table-cell>
          <table:table-cell office:value-type="float" office:value="20005.4762561031" calcext:value-type="float">
            <text:p>20005.48</text:p>
          </table:table-cell>
          <table:table-cell office:value-type="float" office:value="47378.2087003595" calcext:value-type="float">
            <text:p>47378.21</text:p>
          </table:table-cell>
          <table:table-cell office:value-type="float" office:value="10069.9876936589" calcext:value-type="float">
            <text:p>10069.99</text:p>
          </table:table-cell>
          <table:table-cell office:value-type="float" office:value="101404652.150442" calcext:value-type="float">
            <text:p>101404652.15</text:p>
          </table:table-cell>
          <table:table-cell office:value-type="float" office:value="17212.812773337" calcext:value-type="float">
            <text:p>17212.81</text:p>
          </table:table-cell>
          <table:table-cell office:value-type="float" office:value="20005.4762561031" calcext:value-type="float">
            <text:p>20005.48</text:p>
          </table:table-cell>
          <table:table-cell office:value-type="float" office:value="24006.5715073237" calcext:value-type="float">
            <text:p>24006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7" calcext:value-type="float">
            <text:p>3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429.615749559" calcext:value-type="float">
            <text:p>21429.62</text:p>
          </table:table-cell>
          <table:table-cell office:value-type="float" office:value="45951.4657157219" calcext:value-type="float">
            <text:p>45951.47</text:p>
          </table:table-cell>
          <table:table-cell office:value-type="float" office:value="9869.76017720668" calcext:value-type="float">
            <text:p>9869.76</text:p>
          </table:table-cell>
          <table:table-cell office:value-type="float" office:value="97412165.9555749" calcext:value-type="float">
            <text:p>97412165.96</text:p>
          </table:table-cell>
          <table:table-cell office:value-type="float" office:value="17838.4556071905" calcext:value-type="float">
            <text:p>17838.46</text:p>
          </table:table-cell>
          <table:table-cell office:value-type="float" office:value="21429.615749559" calcext:value-type="float">
            <text:p>21429.62</text:p>
          </table:table-cell>
          <table:table-cell office:value-type="float" office:value="25715.5388994707" calcext:value-type="float">
            <text:p>25715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8" calcext:value-type="float">
            <text:p>3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367.2729757553" calcext:value-type="float">
            <text:p>19367.27</text:p>
          </table:table-cell>
          <table:table-cell office:value-type="float" office:value="44877.2637566203" calcext:value-type="float">
            <text:p>44877.26</text:p>
          </table:table-cell>
          <table:table-cell office:value-type="float" office:value="10852.4801389109" calcext:value-type="float">
            <text:p>10852.48</text:p>
          </table:table-cell>
          <table:table-cell office:value-type="float" office:value="117776325.165455" calcext:value-type="float">
            <text:p>117776325.17</text:p>
          </table:table-cell>
          <table:table-cell office:value-type="float" office:value="16560.5843353282" calcext:value-type="float">
            <text:p>16560.58</text:p>
          </table:table-cell>
          <table:table-cell office:value-type="float" office:value="19367.2729757553" calcext:value-type="float">
            <text:p>19367.27</text:p>
          </table:table-cell>
          <table:table-cell office:value-type="float" office:value="23240.7275709064" calcext:value-type="float">
            <text:p>23240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9" calcext:value-type="float">
            <text:p>3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242.9784970059" calcext:value-type="float">
            <text:p>19242.98</text:p>
          </table:table-cell>
          <table:table-cell office:value-type="float" office:value="49581.7165250833" calcext:value-type="float">
            <text:p>49581.72</text:p>
          </table:table-cell>
          <table:table-cell office:value-type="float" office:value="12058.1714894672" calcext:value-type="float">
            <text:p>12058.17</text:p>
          </table:table-cell>
          <table:table-cell office:value-type="float" office:value="145399499.6694" calcext:value-type="float">
            <text:p>145399499.67</text:p>
          </table:table-cell>
          <table:table-cell office:value-type="float" office:value="16913.9185487848" calcext:value-type="float">
            <text:p>16913.92</text:p>
          </table:table-cell>
          <table:table-cell office:value-type="float" office:value="19242.9784970059" calcext:value-type="float">
            <text:p>19242.98</text:p>
          </table:table-cell>
          <table:table-cell office:value-type="float" office:value="23091.5741964071" calcext:value-type="float">
            <text:p>23091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0" calcext:value-type="float">
            <text:p>4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123.68835759" calcext:value-type="float">
            <text:p>20123.69</text:p>
          </table:table-cell>
          <table:table-cell office:value-type="float" office:value="54401.2131840277" calcext:value-type="float">
            <text:p>54401.21</text:p>
          </table:table-cell>
          <table:table-cell office:value-type="float" office:value="11806.704875981" calcext:value-type="float">
            <text:p>11806.70</text:p>
          </table:table-cell>
          <table:table-cell office:value-type="float" office:value="139398280.028514" calcext:value-type="float">
            <text:p>139398280.03</text:p>
          </table:table-cell>
          <table:table-cell office:value-type="float" office:value="17864.5008377248" calcext:value-type="float">
            <text:p>17864.50</text:p>
          </table:table-cell>
          <table:table-cell office:value-type="float" office:value="20123.68835759" calcext:value-type="float">
            <text:p>20123.69</text:p>
          </table:table-cell>
          <table:table-cell office:value-type="float" office:value="24148.426029108" calcext:value-type="float">
            <text:p>24148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1" calcext:value-type="float">
            <text:p>4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022.9263193111" calcext:value-type="float">
            <text:p>21022.93</text:p>
          </table:table-cell>
          <table:table-cell office:value-type="float" office:value="44923.3511926287" calcext:value-type="float">
            <text:p>44923.35</text:p>
          </table:table-cell>
          <table:table-cell office:value-type="float" office:value="10426.6697778217" calcext:value-type="float">
            <text:p>10426.67</text:p>
          </table:table-cell>
          <table:table-cell office:value-type="float" office:value="108715442.65574" calcext:value-type="float">
            <text:p>108715442.66</text:p>
          </table:table-cell>
          <table:table-cell office:value-type="float" office:value="17479.8638342255" calcext:value-type="float">
            <text:p>17479.86</text:p>
          </table:table-cell>
          <table:table-cell office:value-type="float" office:value="21022.9263193111" calcext:value-type="float">
            <text:p>21022.93</text:p>
          </table:table-cell>
          <table:table-cell office:value-type="float" office:value="25227.5115831733" calcext:value-type="float">
            <text:p>25227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2" calcext:value-type="float">
            <text:p>4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648.6619197243" calcext:value-type="float">
            <text:p>19648.66</text:p>
          </table:table-cell>
          <table:table-cell office:value-type="float" office:value="42849.2424049175" calcext:value-type="float">
            <text:p>42849.24</text:p>
          </table:table-cell>
          <table:table-cell office:value-type="float" office:value="10366.1558843594" calcext:value-type="float">
            <text:p>10366.16</text:p>
          </table:table-cell>
          <table:table-cell office:value-type="float" office:value="107457187.81884" calcext:value-type="float">
            <text:p>107457187.82</text:p>
          </table:table-cell>
          <table:table-cell office:value-type="float" office:value="16470.0928534439" calcext:value-type="float">
            <text:p>16470.09</text:p>
          </table:table-cell>
          <table:table-cell office:value-type="float" office:value="19648.6619197243" calcext:value-type="float">
            <text:p>19648.66</text:p>
          </table:table-cell>
          <table:table-cell office:value-type="float" office:value="23578.3943036692" calcext:value-type="float">
            <text:p>23578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3" calcext:value-type="float">
            <text:p>4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631.8728673887" calcext:value-type="float">
            <text:p>19631.87</text:p>
          </table:table-cell>
          <table:table-cell office:value-type="float" office:value="48625.2277944726" calcext:value-type="float">
            <text:p>48625.23</text:p>
          </table:table-cell>
          <table:table-cell office:value-type="float" office:value="11178.7177089197" calcext:value-type="float">
            <text:p>11178.72</text:p>
          </table:table-cell>
          <table:table-cell office:value-type="float" office:value="124963729.615714" calcext:value-type="float">
            <text:p>124963729.62</text:p>
          </table:table-cell>
          <table:table-cell office:value-type="float" office:value="17092.8181266469" calcext:value-type="float">
            <text:p>17092.82</text:p>
          </table:table-cell>
          <table:table-cell office:value-type="float" office:value="19631.8728673887" calcext:value-type="float">
            <text:p>19631.87</text:p>
          </table:table-cell>
          <table:table-cell office:value-type="float" office:value="23558.2474408665" calcext:value-type="float">
            <text:p>23558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4" calcext:value-type="float">
            <text:p>4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810.6448397907" calcext:value-type="float">
            <text:p>17810.64</text:p>
          </table:table-cell>
          <table:table-cell office:value-type="float" office:value="48731.871806084" calcext:value-type="float">
            <text:p>48731.87</text:p>
          </table:table-cell>
          <table:table-cell office:value-type="float" office:value="10341.8394668966" calcext:value-type="float">
            <text:p>10341.84</text:p>
          </table:table-cell>
          <table:table-cell office:value-type="float" office:value="106953643.559061" calcext:value-type="float">
            <text:p>106953643.56</text:p>
          </table:table-cell>
          <table:table-cell office:value-type="float" office:value="15860.5600521687" calcext:value-type="float">
            <text:p>15860.56</text:p>
          </table:table-cell>
          <table:table-cell office:value-type="float" office:value="17810.6448397907" calcext:value-type="float">
            <text:p>17810.64</text:p>
          </table:table-cell>
          <table:table-cell office:value-type="float" office:value="21372.7738077489" calcext:value-type="float">
            <text:p>21372.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5" calcext:value-type="float">
            <text:p>4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991.2845617204" calcext:value-type="float">
            <text:p>19991.28</text:p>
          </table:table-cell>
          <table:table-cell office:value-type="float" office:value="48731.871806084" calcext:value-type="float">
            <text:p>48731.87</text:p>
          </table:table-cell>
          <table:table-cell office:value-type="float" office:value="9675.98431424857" calcext:value-type="float">
            <text:p>9675.98</text:p>
          </table:table-cell>
          <table:table-cell office:value-type="float" office:value="93624672.4495844" calcext:value-type="float">
            <text:p>93624672.45</text:p>
          </table:table-cell>
          <table:table-cell office:value-type="float" office:value="17333.0069469213" calcext:value-type="float">
            <text:p>17333.01</text:p>
          </table:table-cell>
          <table:table-cell office:value-type="float" office:value="19991.2845617204" calcext:value-type="float">
            <text:p>19991.28</text:p>
          </table:table-cell>
          <table:table-cell office:value-type="float" office:value="23989.5414740644" calcext:value-type="float">
            <text:p>23989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6" calcext:value-type="float">
            <text:p>4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8923.4275168772" calcext:value-type="float">
            <text:p>18923.43</text:p>
          </table:table-cell>
          <table:table-cell office:value-type="float" office:value="45773.1959116279" calcext:value-type="float">
            <text:p>45773.20</text:p>
          </table:table-cell>
          <table:table-cell office:value-type="float" office:value="10284.9805902805" calcext:value-type="float">
            <text:p>10284.98</text:p>
          </table:table-cell>
          <table:table-cell office:value-type="float" office:value="105780825.742446" calcext:value-type="float">
            <text:p>105780825.74</text:p>
          </table:table-cell>
          <table:table-cell office:value-type="float" office:value="16380.465552446" calcext:value-type="float">
            <text:p>16380.47</text:p>
          </table:table-cell>
          <table:table-cell office:value-type="float" office:value="18923.4275168772" calcext:value-type="float">
            <text:p>18923.43</text:p>
          </table:table-cell>
          <table:table-cell office:value-type="float" office:value="22708.1130202526" calcext:value-type="float">
            <text:p>22708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7" calcext:value-type="float">
            <text:p>4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505.4769926551" calcext:value-type="float">
            <text:p>20505.48</text:p>
          </table:table-cell>
          <table:table-cell office:value-type="float" office:value="42451.4657157219" calcext:value-type="float">
            <text:p>42451.47</text:p>
          </table:table-cell>
          <table:table-cell office:value-type="float" office:value="9317.34360458102" calcext:value-type="float">
            <text:p>9317.34</text:p>
          </table:table-cell>
          <table:table-cell office:value-type="float" office:value="86812891.8458268" calcext:value-type="float">
            <text:p>86812891.85</text:p>
          </table:table-cell>
          <table:table-cell office:value-type="float" office:value="16838.5519719145" calcext:value-type="float">
            <text:p>16838.55</text:p>
          </table:table-cell>
          <table:table-cell office:value-type="float" office:value="20505.4769926551" calcext:value-type="float">
            <text:p>20505.48</text:p>
          </table:table-cell>
          <table:table-cell office:value-type="float" office:value="24606.5723911861" calcext:value-type="float">
            <text:p>24606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8" calcext:value-type="float">
            <text:p>4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1073.027680449" calcext:value-type="float">
            <text:p>21073.03</text:p>
          </table:table-cell>
          <table:table-cell office:value-type="float" office:value="46114.8926748337" calcext:value-type="float">
            <text:p>46114.89</text:p>
          </table:table-cell>
          <table:table-cell office:value-type="float" office:value="9794.2880804618" calcext:value-type="float">
            <text:p>9794.29</text:p>
          </table:table-cell>
          <table:table-cell office:value-type="float" office:value="95928079.003076" calcext:value-type="float">
            <text:p>95928079.00</text:p>
          </table:table-cell>
          <table:table-cell office:value-type="float" office:value="17674.9714510195" calcext:value-type="float">
            <text:p>17674.97</text:p>
          </table:table-cell>
          <table:table-cell office:value-type="float" office:value="21073.027680449" calcext:value-type="float">
            <text:p>21073.03</text:p>
          </table:table-cell>
          <table:table-cell office:value-type="float" office:value="25287.6332165388" calcext:value-type="float">
            <text:p>25287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9" calcext:value-type="float">
            <text:p>4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20450.3028232146" calcext:value-type="float">
            <text:p>20450.30</text:p>
          </table:table-cell>
          <table:table-cell office:value-type="float" office:value="39193.4853067379" calcext:value-type="float">
            <text:p>39193.49</text:p>
          </table:table-cell>
          <table:table-cell office:value-type="float" office:value="9868.73022543443" calcext:value-type="float">
            <text:p>9868.73</text:p>
          </table:table-cell>
          <table:table-cell office:value-type="float" office:value="97391836.2624031" calcext:value-type="float">
            <text:p>97391836.26</text:p>
          </table:table-cell>
          <table:table-cell office:value-type="float" office:value="16180.3717685757" calcext:value-type="float">
            <text:p>16180.37</text:p>
          </table:table-cell>
          <table:table-cell office:value-type="float" office:value="20450.3028232146" calcext:value-type="float">
            <text:p>20450.30</text:p>
          </table:table-cell>
          <table:table-cell office:value-type="float" office:value="24540.3633878575" calcext:value-type="float">
            <text:p>24540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50" calcext:value-type="float">
            <text:p>5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9652.2864866167" calcext:value-type="float">
            <text:p>19652.29</text:p>
          </table:table-cell>
          <table:table-cell office:value-type="float" office:value="37579.4942341046" calcext:value-type="float">
            <text:p>37579.49</text:p>
          </table:table-cell>
          <table:table-cell office:value-type="float" office:value="9525.59935540156" calcext:value-type="float">
            <text:p>9525.60</text:p>
          </table:table-cell>
          <table:table-cell office:value-type="float" office:value="90737043.0796266" calcext:value-type="float">
            <text:p>90737043.08</text:p>
          </table:table-cell>
          <table:table-cell office:value-type="float" office:value="15537.1728399243" calcext:value-type="float">
            <text:p>15537.17</text:p>
          </table:table-cell>
          <table:table-cell office:value-type="float" office:value="19652.2864866167" calcext:value-type="float">
            <text:p>19652.29</text:p>
          </table:table-cell>
          <table:table-cell office:value-type="float" office:value="23582.74378394" calcext:value-type="float">
            <text:p>23582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51" calcext:value-type="float">
            <text:p>5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7675.5158702618" calcext:value-type="float">
            <text:p>17675.52</text:p>
          </table:table-cell>
          <table:table-cell office:value-type="float" office:value="36901.6892392373" calcext:value-type="float">
            <text:p>36901.69</text:p>
          </table:table-cell>
          <table:table-cell office:value-type="float" office:value="9822.69765921314" calcext:value-type="float">
            <text:p>9822.70</text:p>
          </table:table-cell>
          <table:table-cell office:value-type="float" office:value="96485389.3043113" calcext:value-type="float">
            <text:p>96485389.30</text:p>
          </table:table-cell>
          <table:table-cell office:value-type="float" office:value="14587.8586936803" calcext:value-type="float">
            <text:p>14587.86</text:p>
          </table:table-cell>
          <table:table-cell office:value-type="float" office:value="17675.5158702618" calcext:value-type="float">
            <text:p>17675.52</text:p>
          </table:table-cell>
          <table:table-cell office:value-type="float" office:value="21210.6190443141" calcext:value-type="float">
            <text:p>21210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52" calcext:value-type="float">
            <text:p>5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953.4943340287" calcext:value-type="float">
            <text:p>16953.49</text:p>
          </table:table-cell>
          <table:table-cell office:value-type="float" office:value="39901.6892392373" calcext:value-type="float">
            <text:p>39901.69</text:p>
          </table:table-cell>
          <table:table-cell office:value-type="float" office:value="9408.99554295868" calcext:value-type="float">
            <text:p>9409.00</text:p>
          </table:table-cell>
          <table:table-cell office:value-type="float" office:value="88529197.1274163" calcext:value-type="float">
            <text:p>88529197.13</text:p>
          </table:table-cell>
          <table:table-cell office:value-type="float" office:value="14578.9833771924" calcext:value-type="float">
            <text:p>14578.98</text:p>
          </table:table-cell>
          <table:table-cell office:value-type="float" office:value="16953.4943340287" calcext:value-type="float">
            <text:p>16953.49</text:p>
          </table:table-cell>
          <table:table-cell office:value-type="float" office:value="20344.1932008344" calcext:value-type="float">
            <text:p>20344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53" calcext:value-type="float">
            <text:p>5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092.662883428" calcext:value-type="float">
            <text:p>15092.66</text:p>
          </table:table-cell>
          <table:table-cell office:value-type="float" office:value="34445.0813885347" calcext:value-type="float">
            <text:p>34445.08</text:p>
          </table:table-cell>
          <table:table-cell office:value-type="float" office:value="9233.71841069609" calcext:value-type="float">
            <text:p>9233.72</text:p>
          </table:table-cell>
          <table:table-cell office:value-type="float" office:value="85261555.688028" calcext:value-type="float">
            <text:p>85261555.69</text:p>
          </table:table-cell>
          <table:table-cell office:value-type="float" office:value="12876.2574722104" calcext:value-type="float">
            <text:p>12876.26</text:p>
          </table:table-cell>
          <table:table-cell office:value-type="float" office:value="15092.662883428" calcext:value-type="float">
            <text:p>15092.66</text:p>
          </table:table-cell>
          <table:table-cell office:value-type="float" office:value="18111.1954601136" calcext:value-type="float">
            <text:p>18111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54" calcext:value-type="float">
            <text:p>5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837.5709371601" calcext:value-type="float">
            <text:p>15837.57</text:p>
          </table:table-cell>
          <table:table-cell office:value-type="float" office:value="33768.0589036757" calcext:value-type="float">
            <text:p>33768.06</text:p>
          </table:table-cell>
          <table:table-cell office:value-type="float" office:value="9118.80482018374" calcext:value-type="float">
            <text:p>9118.80</text:p>
          </table:table-cell>
          <table:table-cell office:value-type="float" office:value="83152601.3486062" calcext:value-type="float">
            <text:p>83152601.35</text:p>
          </table:table-cell>
          <table:table-cell office:value-type="float" office:value="13195.7402234985" calcext:value-type="float">
            <text:p>13195.74</text:p>
          </table:table-cell>
          <table:table-cell office:value-type="float" office:value="15837.5709371601" calcext:value-type="float">
            <text:p>15837.57</text:p>
          </table:table-cell>
          <table:table-cell office:value-type="float" office:value="19005.0851245921" calcext:value-type="float">
            <text:p>19005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55" calcext:value-type="float">
            <text:p>5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201.5912663263" calcext:value-type="float">
            <text:p>15201.59</text:p>
          </table:table-cell>
          <table:table-cell office:value-type="float" office:value="33215.8075905685" calcext:value-type="float">
            <text:p>33215.81</text:p>
          </table:table-cell>
          <table:table-cell office:value-type="float" office:value="8224.2645912646" calcext:value-type="float">
            <text:p>8224.26</text:p>
          </table:table-cell>
          <table:table-cell office:value-type="float" office:value="67638528.0671287" calcext:value-type="float">
            <text:p>67638528.07</text:p>
          </table:table-cell>
          <table:table-cell office:value-type="float" office:value="12784.9692046934" calcext:value-type="float">
            <text:p>12784.97</text:p>
          </table:table-cell>
          <table:table-cell office:value-type="float" office:value="15201.5912663263" calcext:value-type="float">
            <text:p>15201.59</text:p>
          </table:table-cell>
          <table:table-cell office:value-type="float" office:value="18241.9095195916" calcext:value-type="float">
            <text:p>18241.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56" calcext:value-type="float">
            <text:p>5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135.1764621231" calcext:value-type="float">
            <text:p>16135.18</text:p>
          </table:table-cell>
          <table:table-cell office:value-type="float" office:value="33058.4192695091" calcext:value-type="float">
            <text:p>33058.42</text:p>
          </table:table-cell>
          <table:table-cell office:value-type="float" office:value="8994.84374624367" calcext:value-type="float">
            <text:p>8994.84</text:p>
          </table:table-cell>
          <table:table-cell office:value-type="float" office:value="80907214.0193388" calcext:value-type="float">
            <text:p>80907214.02</text:p>
          </table:table-cell>
          <table:table-cell office:value-type="float" office:value="13226.7611033082" calcext:value-type="float">
            <text:p>13226.76</text:p>
          </table:table-cell>
          <table:table-cell office:value-type="float" office:value="16135.1764621231" calcext:value-type="float">
            <text:p>16135.18</text:p>
          </table:table-cell>
          <table:table-cell office:value-type="float" office:value="19362.2117545477" calcext:value-type="float">
            <text:p>19362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57" calcext:value-type="float">
            <text:p>5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793.2197065435" calcext:value-type="float">
            <text:p>16793.22</text:p>
          </table:table-cell>
          <table:table-cell office:value-type="float" office:value="33058.4192695091" calcext:value-type="float">
            <text:p>33058.42</text:p>
          </table:table-cell>
          <table:table-cell office:value-type="float" office:value="9229.31933580374" calcext:value-type="float">
            <text:p>9229.32</text:p>
          </table:table-cell>
          <table:table-cell office:value-type="float" office:value="85180335.4022409" calcext:value-type="float">
            <text:p>85180335.40</text:p>
          </table:table-cell>
          <table:table-cell office:value-type="float" office:value="13507.8440129837" calcext:value-type="float">
            <text:p>13507.84</text:p>
          </table:table-cell>
          <table:table-cell office:value-type="float" office:value="16793.2197065435" calcext:value-type="float">
            <text:p>16793.22</text:p>
          </table:table-cell>
          <table:table-cell office:value-type="float" office:value="20151.8636478522" calcext:value-type="float">
            <text:p>20151.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58" calcext:value-type="float">
            <text:p>5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920.3841775369" calcext:value-type="float">
            <text:p>15920.38</text:p>
          </table:table-cell>
          <table:table-cell office:value-type="float" office:value="30307.8210486802" calcext:value-type="float">
            <text:p>30307.82</text:p>
          </table:table-cell>
          <table:table-cell office:value-type="float" office:value="8534.46464428685" calcext:value-type="float">
            <text:p>8534.46</text:p>
          </table:table-cell>
          <table:table-cell office:value-type="float" office:value="72837086.7645822" calcext:value-type="float">
            <text:p>72837086.76</text:p>
          </table:table-cell>
          <table:table-cell office:value-type="float" office:value="12592.4330024447" calcext:value-type="float">
            <text:p>12592.43</text:p>
          </table:table-cell>
          <table:table-cell office:value-type="float" office:value="15920.3841775369" calcext:value-type="float">
            <text:p>15920.38</text:p>
          </table:table-cell>
          <table:table-cell office:value-type="float" office:value="19104.4610130442" calcext:value-type="float">
            <text:p>19104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59" calcext:value-type="float">
            <text:p>5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6382.9701988134" calcext:value-type="float">
            <text:p>16382.97</text:p>
          </table:table-cell>
          <table:table-cell office:value-type="float" office:value="33747.6835038553" calcext:value-type="float">
            <text:p>33747.68</text:p>
          </table:table-cell>
          <table:table-cell office:value-type="float" office:value="8341.88579938588" calcext:value-type="float">
            <text:p>8341.89</text:p>
          </table:table-cell>
          <table:table-cell office:value-type="float" office:value="69587058.6899958" calcext:value-type="float">
            <text:p>69587058.69</text:p>
          </table:table-cell>
          <table:table-cell office:value-type="float" office:value="13458.2098272988" calcext:value-type="float">
            <text:p>13458.21</text:p>
          </table:table-cell>
          <table:table-cell office:value-type="float" office:value="16382.9701988134" calcext:value-type="float">
            <text:p>16382.97</text:p>
          </table:table-cell>
          <table:table-cell office:value-type="float" office:value="19659.5642385761" calcext:value-type="float">
            <text:p>19659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60" calcext:value-type="float">
            <text:p>6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092.6604112159" calcext:value-type="float">
            <text:p>15092.66</text:p>
          </table:table-cell>
          <table:table-cell office:value-type="float" office:value="33848.903854563" calcext:value-type="float">
            <text:p>33848.90</text:p>
          </table:table-cell>
          <table:table-cell office:value-type="float" office:value="8514.1715894366" calcext:value-type="float">
            <text:p>8514.17</text:p>
          </table:table-cell>
          <table:table-cell office:value-type="float" office:value="72491117.8543694" calcext:value-type="float">
            <text:p>72491117.85</text:p>
          </table:table-cell>
          <table:table-cell office:value-type="float" office:value="12805.8063971894" calcext:value-type="float">
            <text:p>12805.81</text:p>
          </table:table-cell>
          <table:table-cell office:value-type="float" office:value="15092.6604112159" calcext:value-type="float">
            <text:p>15092.66</text:p>
          </table:table-cell>
          <table:table-cell office:value-type="float" office:value="18111.1924934591" calcext:value-type="float">
            <text:p>18111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61" calcext:value-type="float">
            <text:p>6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5889.911467365" calcext:value-type="float">
            <text:p>15889.91</text:p>
          </table:table-cell>
          <table:table-cell office:value-type="float" office:value="31981.464007339" calcext:value-type="float">
            <text:p>31981.46</text:p>
          </table:table-cell>
          <table:table-cell office:value-type="float" office:value="8798.15213931659" calcext:value-type="float">
            <text:p>8798.15</text:p>
          </table:table-cell>
          <table:table-cell office:value-type="float" office:value="77407481.066561" calcext:value-type="float">
            <text:p>77407481.07</text:p>
          </table:table-cell>
          <table:table-cell office:value-type="float" office:value="12926.1080269264" calcext:value-type="float">
            <text:p>12926.11</text:p>
          </table:table-cell>
          <table:table-cell office:value-type="float" office:value="15889.911467365" calcext:value-type="float">
            <text:p>15889.91</text:p>
          </table:table-cell>
          <table:table-cell office:value-type="float" office:value="19067.8937608379" calcext:value-type="float">
            <text:p>19067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62" calcext:value-type="float">
            <text:p>6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836.8080306099" calcext:value-type="float">
            <text:p>14836.81</text:p>
          </table:table-cell>
          <table:table-cell office:value-type="float" office:value="38124.6117974981" calcext:value-type="float">
            <text:p>38124.61</text:p>
          </table:table-cell>
          <table:table-cell office:value-type="float" office:value="8921.23104019239" calcext:value-type="float">
            <text:p>8921.23</text:p>
          </table:table-cell>
          <table:table-cell office:value-type="float" office:value="79588363.2724922" calcext:value-type="float">
            <text:p>79588363.27</text:p>
          </table:table-cell>
          <table:table-cell office:value-type="float" office:value="13058.7760035166" calcext:value-type="float">
            <text:p>13058.78</text:p>
          </table:table-cell>
          <table:table-cell office:value-type="float" office:value="14836.8080306099" calcext:value-type="float">
            <text:p>14836.81</text:p>
          </table:table-cell>
          <table:table-cell office:value-type="float" office:value="17804.1696367319" calcext:value-type="float">
            <text:p>17804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63" calcext:value-type="float">
            <text:p>6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609.7159721612" calcext:value-type="float">
            <text:p>13609.72</text:p>
          </table:table-cell>
          <table:table-cell office:value-type="float" office:value="33041.3302244984" calcext:value-type="float">
            <text:p>33041.33</text:p>
          </table:table-cell>
          <table:table-cell office:value-type="float" office:value="8510.03242008086" calcext:value-type="float">
            <text:p>8510.03</text:p>
          </table:table-cell>
          <table:table-cell office:value-type="float" office:value="72420651.7908273" calcext:value-type="float">
            <text:p>72420651.79</text:p>
          </table:table-cell>
          <table:table-cell office:value-type="float" office:value="11826.960015515" calcext:value-type="float">
            <text:p>11826.96</text:p>
          </table:table-cell>
          <table:table-cell office:value-type="float" office:value="13609.7159721612" calcext:value-type="float">
            <text:p>13609.72</text:p>
          </table:table-cell>
          <table:table-cell office:value-type="float" office:value="16331.6591665935" calcext:value-type="float">
            <text:p>16331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64" calcext:value-type="float">
            <text:p>6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041.0521729763" calcext:value-type="float">
            <text:p>15041.05</text:p>
          </table:table-cell>
          <table:table-cell office:value-type="float" office:value="33041.3302244984" calcext:value-type="float">
            <text:p>33041.33</text:p>
          </table:table-cell>
          <table:table-cell office:value-type="float" office:value="8308.1987843429" calcext:value-type="float">
            <text:p>8308.20</text:p>
          </table:table-cell>
          <table:table-cell office:value-type="float" office:value="69026167.0401569" calcext:value-type="float">
            <text:p>69026167.04</text:p>
          </table:table-cell>
          <table:table-cell office:value-type="float" office:value="12668.0067417863" calcext:value-type="float">
            <text:p>12668.01</text:p>
          </table:table-cell>
          <table:table-cell office:value-type="float" office:value="15041.0521729763" calcext:value-type="float">
            <text:p>15041.05</text:p>
          </table:table-cell>
          <table:table-cell office:value-type="float" office:value="18049.2626075715" calcext:value-type="float">
            <text:p>18049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65" calcext:value-type="float">
            <text:p>6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832.8742254099" calcext:value-type="float">
            <text:p>15832.87</text:p>
          </table:table-cell>
          <table:table-cell office:value-type="float" office:value="37599.8696339251" calcext:value-type="float">
            <text:p>37599.87</text:p>
          </table:table-cell>
          <table:table-cell office:value-type="float" office:value="8108.28180946644" calcext:value-type="float">
            <text:p>8108.28</text:p>
          </table:table-cell>
          <table:table-cell office:value-type="float" office:value="65744233.9017244" calcext:value-type="float">
            <text:p>65744233.90</text:p>
          </table:table-cell>
          <table:table-cell office:value-type="float" office:value="13651.9780265627" calcext:value-type="float">
            <text:p>13651.98</text:p>
          </table:table-cell>
          <table:table-cell office:value-type="float" office:value="15832.8742254099" calcext:value-type="float">
            <text:p>15832.87</text:p>
          </table:table-cell>
          <table:table-cell office:value-type="float" office:value="18999.4490704919" calcext:value-type="float">
            <text:p>18999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66" calcext:value-type="float">
            <text:p>6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789.3830058955" calcext:value-type="float">
            <text:p>17789.38</text:p>
          </table:table-cell>
          <table:table-cell office:value-type="float" office:value="36315.8075905685" calcext:value-type="float">
            <text:p>36315.81</text:p>
          </table:table-cell>
          <table:table-cell office:value-type="float" office:value="7968.51185828547" calcext:value-type="float">
            <text:p>7968.51</text:p>
          </table:table-cell>
          <table:table-cell office:value-type="float" office:value="63497181.2356362" calcext:value-type="float">
            <text:p>63497181.24</text:p>
          </table:table-cell>
          <table:table-cell office:value-type="float" office:value="14534.6397112349" calcext:value-type="float">
            <text:p>14534.64</text:p>
          </table:table-cell>
          <table:table-cell office:value-type="float" office:value="17789.3830058955" calcext:value-type="float">
            <text:p>17789.38</text:p>
          </table:table-cell>
          <table:table-cell office:value-type="float" office:value="21347.2596070746" calcext:value-type="float">
            <text:p>21347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67" calcext:value-type="float">
            <text:p>6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961.7322600664" calcext:value-type="float">
            <text:p>18961.73</text:p>
          </table:table-cell>
          <table:table-cell office:value-type="float" office:value="39968.0589036757" calcext:value-type="float">
            <text:p>39968.06</text:p>
          </table:table-cell>
          <table:table-cell office:value-type="float" office:value="8224.97848596954" calcext:value-type="float">
            <text:p>8224.98</text:p>
          </table:table-cell>
          <table:table-cell office:value-type="float" office:value="67650271.0946617" calcext:value-type="float">
            <text:p>67650271.09</text:p>
          </table:table-cell>
          <table:table-cell office:value-type="float" office:value="15690.4084378969" calcext:value-type="float">
            <text:p>15690.41</text:p>
          </table:table-cell>
          <table:table-cell office:value-type="float" office:value="18961.7322600664" calcext:value-type="float">
            <text:p>18961.73</text:p>
          </table:table-cell>
          <table:table-cell office:value-type="float" office:value="22754.0787120797" calcext:value-type="float">
            <text:p>22754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68" calcext:value-type="float">
            <text:p>6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009.3231999575" calcext:value-type="float">
            <text:p>17009.32</text:p>
          </table:table-cell>
          <table:table-cell office:value-type="float" office:value="31931.7455472119" calcext:value-type="float">
            <text:p>31931.75</text:p>
          </table:table-cell>
          <table:table-cell office:value-type="float" office:value="8333.95444165124" calcext:value-type="float">
            <text:p>8333.95</text:p>
          </table:table-cell>
          <table:table-cell office:value-type="float" office:value="69454796.6355184" calcext:value-type="float">
            <text:p>69454796.64</text:p>
          </table:table-cell>
          <table:table-cell office:value-type="float" office:value="13323.5265976971" calcext:value-type="float">
            <text:p>13323.53</text:p>
          </table:table-cell>
          <table:table-cell office:value-type="float" office:value="17009.3231999575" calcext:value-type="float">
            <text:p>17009.32</text:p>
          </table:table-cell>
          <table:table-cell office:value-type="float" office:value="20411.187839949" calcext:value-type="float">
            <text:p>20411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69" calcext:value-type="float">
            <text:p>6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791.9208590274" calcext:value-type="float">
            <text:p>17791.92</text:p>
          </table:table-cell>
          <table:table-cell office:value-type="float" office:value="38791.7359835919" calcext:value-type="float">
            <text:p>38791.74</text:p>
          </table:table-cell>
          <table:table-cell office:value-type="float" office:value="8757.60375080627" calcext:value-type="float">
            <text:p>8757.60</text:p>
          </table:table-cell>
          <table:table-cell office:value-type="float" office:value="76695623.4561361" calcext:value-type="float">
            <text:p>76695623.46</text:p>
          </table:table-cell>
          <table:table-cell office:value-type="float" office:value="14919.6865666231" calcext:value-type="float">
            <text:p>14919.69</text:p>
          </table:table-cell>
          <table:table-cell office:value-type="float" office:value="17791.9208590274" calcext:value-type="float">
            <text:p>17791.92</text:p>
          </table:table-cell>
          <table:table-cell office:value-type="float" office:value="21350.3050308329" calcext:value-type="float">
            <text:p>21350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70" calcext:value-type="float">
            <text:p>7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369.8997213634" calcext:value-type="float">
            <text:p>16369.90</text:p>
          </table:table-cell>
          <table:table-cell office:value-type="float" office:value="34498.2756057297" calcext:value-type="float">
            <text:p>34498.28</text:p>
          </table:table-cell>
          <table:table-cell office:value-type="float" office:value="8303.39109784055" calcext:value-type="float">
            <text:p>8303.39</text:p>
          </table:table-cell>
          <table:table-cell office:value-type="float" office:value="68946303.7236978" calcext:value-type="float">
            <text:p>68946303.72</text:p>
          </table:table-cell>
          <table:table-cell office:value-type="float" office:value="13565.4605892104" calcext:value-type="float">
            <text:p>13565.46</text:p>
          </table:table-cell>
          <table:table-cell office:value-type="float" office:value="16369.8997213634" calcext:value-type="float">
            <text:p>16369.90</text:p>
          </table:table-cell>
          <table:table-cell office:value-type="float" office:value="19643.8796656361" calcext:value-type="float">
            <text:p>19643.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71" calcext:value-type="float">
            <text:p>7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305.7229159807" calcext:value-type="float">
            <text:p>16305.72</text:p>
          </table:table-cell>
          <table:table-cell office:value-type="float" office:value="31636.3184555926" calcext:value-type="float">
            <text:p>31636.32</text:p>
          </table:table-cell>
          <table:table-cell office:value-type="float" office:value="7771.81964677643" calcext:value-type="float">
            <text:p>7771.82</text:p>
          </table:table-cell>
          <table:table-cell office:value-type="float" office:value="60401180.6220201" calcext:value-type="float">
            <text:p>60401180.62</text:p>
          </table:table-cell>
          <table:table-cell office:value-type="float" office:value="13016.1362111353" calcext:value-type="float">
            <text:p>13016.14</text:p>
          </table:table-cell>
          <table:table-cell office:value-type="float" office:value="16305.7229159807" calcext:value-type="float">
            <text:p>16305.72</text:p>
          </table:table-cell>
          <table:table-cell office:value-type="float" office:value="19566.8674991768" calcext:value-type="float">
            <text:p>19566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72" calcext:value-type="float">
            <text:p>7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801.0779649582" calcext:value-type="float">
            <text:p>15801.08</text:p>
          </table:table-cell>
          <table:table-cell office:value-type="float" office:value="36232.1823680855" calcext:value-type="float">
            <text:p>36232.18</text:p>
          </table:table-cell>
          <table:table-cell office:value-type="float" office:value="8173.66567867245" calcext:value-type="float">
            <text:p>8173.67</text:p>
          </table:table-cell>
          <table:table-cell office:value-type="float" office:value="66808810.626708" calcext:value-type="float">
            <text:p>66808810.63</text:p>
          </table:table-cell>
          <table:table-cell office:value-type="float" office:value="13487.1678038686" calcext:value-type="float">
            <text:p>13487.17</text:p>
          </table:table-cell>
          <table:table-cell office:value-type="float" office:value="15801.0779649582" calcext:value-type="float">
            <text:p>15801.08</text:p>
          </table:table-cell>
          <table:table-cell office:value-type="float" office:value="18961.2935579499" calcext:value-type="float">
            <text:p>18961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73" calcext:value-type="float">
            <text:p>7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071.9473441908" calcext:value-type="float">
            <text:p>16071.95</text:p>
          </table:table-cell>
          <table:table-cell office:value-type="float" office:value="36232.1823680855" calcext:value-type="float">
            <text:p>36232.18</text:p>
          </table:table-cell>
          <table:table-cell office:value-type="float" office:value="7713.88133699937" calcext:value-type="float">
            <text:p>7713.88</text:p>
          </table:table-cell>
          <table:table-cell office:value-type="float" office:value="59503965.2813072" calcext:value-type="float">
            <text:p>59503965.28</text:p>
          </table:table-cell>
          <table:table-cell office:value-type="float" office:value="13643.5608555155" calcext:value-type="float">
            <text:p>13643.56</text:p>
          </table:table-cell>
          <table:table-cell office:value-type="float" office:value="16071.9473441908" calcext:value-type="float">
            <text:p>16071.95</text:p>
          </table:table-cell>
          <table:table-cell office:value-type="float" office:value="19286.3368130289" calcext:value-type="float">
            <text:p>19286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74" calcext:value-type="float">
            <text:p>7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329.6844457252" calcext:value-type="float">
            <text:p>16329.68</text:p>
          </table:table-cell>
          <table:table-cell office:value-type="float" office:value="35563.6214604987" calcext:value-type="float">
            <text:p>35563.62</text:p>
          </table:table-cell>
          <table:table-cell office:value-type="float" office:value="8974.45518991853" calcext:value-type="float">
            <text:p>8974.46</text:p>
          </table:table-cell>
          <table:table-cell office:value-type="float" office:value="80540845.9558557" calcext:value-type="float">
            <text:p>80540845.96</text:p>
          </table:table-cell>
          <table:table-cell office:value-type="float" office:value="13699.7657902836" calcext:value-type="float">
            <text:p>13699.77</text:p>
          </table:table-cell>
          <table:table-cell office:value-type="float" office:value="16329.6844457252" calcext:value-type="float">
            <text:p>16329.68</text:p>
          </table:table-cell>
          <table:table-cell office:value-type="float" office:value="19595.6213348703" calcext:value-type="float">
            <text:p>19595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75" calcext:value-type="float">
            <text:p>7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499.4254724128" calcext:value-type="float">
            <text:p>16499.43</text:p>
          </table:table-cell>
          <table:table-cell office:value-type="float" office:value="35195.2407488385" calcext:value-type="float">
            <text:p>35195.24</text:p>
          </table:table-cell>
          <table:table-cell office:value-type="float" office:value="8072.25254646193" calcext:value-type="float">
            <text:p>8072.25</text:p>
          </table:table-cell>
          <table:table-cell office:value-type="float" office:value="65161261.1738611" calcext:value-type="float">
            <text:p>65161261.17</text:p>
          </table:table-cell>
          <table:table-cell office:value-type="float" office:value="13735.7260226506" calcext:value-type="float">
            <text:p>13735.73</text:p>
          </table:table-cell>
          <table:table-cell office:value-type="float" office:value="16499.4254724128" calcext:value-type="float">
            <text:p>16499.43</text:p>
          </table:table-cell>
          <table:table-cell office:value-type="float" office:value="19799.3105668954" calcext:value-type="float">
            <text:p>19799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76" calcext:value-type="float">
            <text:p>7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572.8791528277" calcext:value-type="float">
            <text:p>16572.88</text:p>
          </table:table-cell>
          <table:table-cell office:value-type="float" office:value="32961.8018551865" calcext:value-type="float">
            <text:p>32961.80</text:p>
          </table:table-cell>
          <table:table-cell office:value-type="float" office:value="7753.59652996997" calcext:value-type="float">
            <text:p>7753.60</text:p>
          </table:table-cell>
          <table:table-cell office:value-type="float" office:value="60118259.1495623" calcext:value-type="float">
            <text:p>60118259.15</text:p>
          </table:table-cell>
          <table:table-cell office:value-type="float" office:value="13391.27223826" calcext:value-type="float">
            <text:p>13391.27</text:p>
          </table:table-cell>
          <table:table-cell office:value-type="float" office:value="16572.8791528277" calcext:value-type="float">
            <text:p>16572.88</text:p>
          </table:table-cell>
          <table:table-cell office:value-type="float" office:value="19887.4549833932" calcext:value-type="float">
            <text:p>19887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77" calcext:value-type="float">
            <text:p>7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284.1260087497" calcext:value-type="float">
            <text:p>16284.13</text:p>
          </table:table-cell>
          <table:table-cell office:value-type="float" office:value="34118.2854866684" calcext:value-type="float">
            <text:p>34118.29</text:p>
          </table:table-cell>
          <table:table-cell office:value-type="float" office:value="8204.54870047744" calcext:value-type="float">
            <text:p>8204.55</text:p>
          </table:table-cell>
          <table:table-cell office:value-type="float" office:value="67314619.378506" calcext:value-type="float">
            <text:p>67314619.38</text:p>
          </table:table-cell>
          <table:table-cell office:value-type="float" office:value="13464.021716324" calcext:value-type="float">
            <text:p>13464.02</text:p>
          </table:table-cell>
          <table:table-cell office:value-type="float" office:value="16284.1260087497" calcext:value-type="float">
            <text:p>16284.13</text:p>
          </table:table-cell>
          <table:table-cell office:value-type="float" office:value="19540.9512104996" calcext:value-type="float">
            <text:p>19540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78" calcext:value-type="float">
            <text:p>7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650.2243509422" calcext:value-type="float">
            <text:p>14650.22</text:p>
          </table:table-cell>
          <table:table-cell office:value-type="float" office:value="32427.5534829989" calcext:value-type="float">
            <text:p>32427.55</text:p>
          </table:table-cell>
          <table:table-cell office:value-type="float" office:value="7342.03070628405" calcext:value-type="float">
            <text:p>7342.03</text:p>
          </table:table-cell>
          <table:table-cell office:value-type="float" office:value="53905414.8920179" calcext:value-type="float">
            <text:p>53905414.89</text:p>
          </table:table-cell>
          <table:table-cell office:value-type="float" office:value="12374.2687179265" calcext:value-type="float">
            <text:p>12374.27</text:p>
          </table:table-cell>
          <table:table-cell office:value-type="float" office:value="14650.2243509422" calcext:value-type="float">
            <text:p>14650.22</text:p>
          </table:table-cell>
          <table:table-cell office:value-type="float" office:value="17580.2692211306" calcext:value-type="float">
            <text:p>17580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79" calcext:value-type="float">
            <text:p>7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341.6863955487" calcext:value-type="float">
            <text:p>15341.69</text:p>
          </table:table-cell>
          <table:table-cell office:value-type="float" office:value="28292.5133944715" calcext:value-type="float">
            <text:p>28292.51</text:p>
          </table:table-cell>
          <table:table-cell office:value-type="float" office:value="7273.78170509162" calcext:value-type="float">
            <text:p>7273.78</text:p>
          </table:table-cell>
          <table:table-cell office:value-type="float" office:value="52907900.2933255" calcext:value-type="float">
            <text:p>52907900.29</text:p>
          </table:table-cell>
          <table:table-cell office:value-type="float" office:value="11906.2529841695" calcext:value-type="float">
            <text:p>11906.25</text:p>
          </table:table-cell>
          <table:table-cell office:value-type="float" office:value="15341.6863955487" calcext:value-type="float">
            <text:p>15341.69</text:p>
          </table:table-cell>
          <table:table-cell office:value-type="float" office:value="18410.0236746584" calcext:value-type="float">
            <text:p>1841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80" calcext:value-type="float">
            <text:p>8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830.5072018175" calcext:value-type="float">
            <text:p>15830.51</text:p>
          </table:table-cell>
          <table:table-cell office:value-type="float" office:value="37047.6183208178" calcext:value-type="float">
            <text:p>37047.62</text:p>
          </table:table-cell>
          <table:table-cell office:value-type="float" office:value="8433.91625055853" calcext:value-type="float">
            <text:p>8433.92</text:p>
          </table:table-cell>
          <table:table-cell office:value-type="float" office:value="71130943.3214353" calcext:value-type="float">
            <text:p>71130943.32</text:p>
          </table:table-cell>
          <table:table-cell office:value-type="float" office:value="13593.7763849192" calcext:value-type="float">
            <text:p>13593.78</text:p>
          </table:table-cell>
          <table:table-cell office:value-type="float" office:value="15830.5072018175" calcext:value-type="float">
            <text:p>15830.51</text:p>
          </table:table-cell>
          <table:table-cell office:value-type="float" office:value="18996.608642181" calcext:value-type="float">
            <text:p>18996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81" calcext:value-type="float">
            <text:p>8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123.7063136701" calcext:value-type="float">
            <text:p>17123.71</text:p>
          </table:table-cell>
          <table:table-cell office:value-type="float" office:value="46551.9707791102" calcext:value-type="float">
            <text:p>46551.97</text:p>
          </table:table-cell>
          <table:table-cell office:value-type="float" office:value="9141.13207656" calcext:value-type="float">
            <text:p>9141.13</text:p>
          </table:table-cell>
          <table:table-cell office:value-type="float" office:value="83560295.6411142" calcext:value-type="float">
            <text:p>83560295.64</text:p>
          </table:table-cell>
          <table:table-cell office:value-type="float" office:value="15228.8404709766" calcext:value-type="float">
            <text:p>15228.84</text:p>
          </table:table-cell>
          <table:table-cell office:value-type="float" office:value="17123.7063136701" calcext:value-type="float">
            <text:p>17123.71</text:p>
          </table:table-cell>
          <table:table-cell office:value-type="float" office:value="20548.4475764041" calcext:value-type="float">
            <text:p>20548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82" calcext:value-type="float">
            <text:p>8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6689.4954107713" calcext:value-type="float">
            <text:p>16689.50</text:p>
          </table:table-cell>
          <table:table-cell office:value-type="float" office:value="33841.5776431139" calcext:value-type="float">
            <text:p>33841.58</text:p>
          </table:table-cell>
          <table:table-cell office:value-type="float" office:value="8496.60608533582" calcext:value-type="float">
            <text:p>8496.61</text:p>
          </table:table-cell>
          <table:table-cell office:value-type="float" office:value="72192314.9693657" calcext:value-type="float">
            <text:p>72192314.97</text:p>
          </table:table-cell>
          <table:table-cell office:value-type="float" office:value="13605.3642176038" calcext:value-type="float">
            <text:p>13605.36</text:p>
          </table:table-cell>
          <table:table-cell office:value-type="float" office:value="16689.4954107713" calcext:value-type="float">
            <text:p>16689.50</text:p>
          </table:table-cell>
          <table:table-cell office:value-type="float" office:value="20027.3944929256" calcext:value-type="float">
            <text:p>20027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83" calcext:value-type="float">
            <text:p>8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604.7736597149" calcext:value-type="float">
            <text:p>13604.77</text:p>
          </table:table-cell>
          <table:table-cell office:value-type="float" office:value="29555.4175279993" calcext:value-type="float">
            <text:p>29555.42</text:p>
          </table:table-cell>
          <table:table-cell office:value-type="float" office:value="8661.13230824891" calcext:value-type="float">
            <text:p>8661.13</text:p>
          </table:table-cell>
          <table:table-cell office:value-type="float" office:value="75015212.860993" calcext:value-type="float">
            <text:p>75015212.86</text:p>
          </table:table-cell>
          <table:table-cell office:value-type="float" office:value="11427.5258863723" calcext:value-type="float">
            <text:p>11427.53</text:p>
          </table:table-cell>
          <table:table-cell office:value-type="float" office:value="13604.7736597149" calcext:value-type="float">
            <text:p>13604.77</text:p>
          </table:table-cell>
          <table:table-cell office:value-type="float" office:value="16325.7283916579" calcext:value-type="float">
            <text:p>16325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84" calcext:value-type="float">
            <text:p>8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859.8108503997" calcext:value-type="float">
            <text:p>13859.81</text:p>
          </table:table-cell>
          <table:table-cell office:value-type="float" office:value="32595.2407488385" calcext:value-type="float">
            <text:p>32595.24</text:p>
          </table:table-cell>
          <table:table-cell office:value-type="float" office:value="9027.13052422215" calcext:value-type="float">
            <text:p>9027.13</text:p>
          </table:table-cell>
          <table:table-cell office:value-type="float" office:value="81489085.5013433" calcext:value-type="float">
            <text:p>81489085.50</text:p>
          </table:table-cell>
          <table:table-cell office:value-type="float" office:value="11933.7016877703" calcext:value-type="float">
            <text:p>11933.70</text:p>
          </table:table-cell>
          <table:table-cell office:value-type="float" office:value="13859.8108503997" calcext:value-type="float">
            <text:p>13859.81</text:p>
          </table:table-cell>
          <table:table-cell office:value-type="float" office:value="16631.7730204797" calcext:value-type="float">
            <text:p>16631.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85" calcext:value-type="float">
            <text:p>8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245.4616466621" calcext:value-type="float">
            <text:p>14245.46</text:p>
          </table:table-cell>
          <table:table-cell office:value-type="float" office:value="32961.8018551865" calcext:value-type="float">
            <text:p>32961.80</text:p>
          </table:table-cell>
          <table:table-cell office:value-type="float" office:value="9598.20019538256" calcext:value-type="float">
            <text:p>9598.20</text:p>
          </table:table-cell>
          <table:table-cell office:value-type="float" office:value="92125446.9906419" calcext:value-type="float">
            <text:p>92125446.99</text:p>
          </table:table-cell>
          <table:table-cell office:value-type="float" office:value="12205.0334460613" calcext:value-type="float">
            <text:p>12205.03</text:p>
          </table:table-cell>
          <table:table-cell office:value-type="float" office:value="14245.4616466621" calcext:value-type="float">
            <text:p>14245.46</text:p>
          </table:table-cell>
          <table:table-cell office:value-type="float" office:value="17094.5539759945" calcext:value-type="float">
            <text:p>17094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86" calcext:value-type="float">
            <text:p>8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692.3613438687" calcext:value-type="float">
            <text:p>14692.36</text:p>
          </table:table-cell>
          <table:table-cell office:value-type="float" office:value="31782.3376490863" calcext:value-type="float">
            <text:p>31782.34</text:p>
          </table:table-cell>
          <table:table-cell office:value-type="float" office:value="9263.39380770924" calcext:value-type="float">
            <text:p>9263.39</text:p>
          </table:table-cell>
          <table:table-cell office:value-type="float" office:value="85810464.8367058" calcext:value-type="float">
            <text:p>85810464.84</text:p>
          </table:table-cell>
          <table:table-cell office:value-type="float" office:value="12310.8131004298" calcext:value-type="float">
            <text:p>12310.81</text:p>
          </table:table-cell>
          <table:table-cell office:value-type="float" office:value="14692.3613438687" calcext:value-type="float">
            <text:p>14692.36</text:p>
          </table:table-cell>
          <table:table-cell office:value-type="float" office:value="17630.8336126425" calcext:value-type="float">
            <text:p>17630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87" calcext:value-type="float">
            <text:p>8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360.1880469267" calcext:value-type="float">
            <text:p>13360.19</text:p>
          </table:table-cell>
          <table:table-cell office:value-type="float" office:value="32215.8737934317" calcext:value-type="float">
            <text:p>32215.87</text:p>
          </table:table-cell>
          <table:table-cell office:value-type="float" office:value="8661.72517112487" calcext:value-type="float">
            <text:p>8661.73</text:p>
          </table:table-cell>
          <table:table-cell office:value-type="float" office:value="75025482.9400982" calcext:value-type="float">
            <text:p>75025482.94</text:p>
          </table:table-cell>
          <table:table-cell office:value-type="float" office:value="11586.1546932555" calcext:value-type="float">
            <text:p>11586.15</text:p>
          </table:table-cell>
          <table:table-cell office:value-type="float" office:value="13360.1880469267" calcext:value-type="float">
            <text:p>13360.19</text:p>
          </table:table-cell>
          <table:table-cell office:value-type="float" office:value="16032.225656312" calcext:value-type="float">
            <text:p>16032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88" calcext:value-type="float">
            <text:p>8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153.636014958" calcext:value-type="float">
            <text:p>13153.64</text:p>
          </table:table-cell>
          <table:table-cell office:value-type="float" office:value="31981.464007339" calcext:value-type="float">
            <text:p>31981.46</text:p>
          </table:table-cell>
          <table:table-cell office:value-type="float" office:value="8675.83027048254" calcext:value-type="float">
            <text:p>8675.83</text:p>
          </table:table-cell>
          <table:table-cell office:value-type="float" office:value="75270030.882221" calcext:value-type="float">
            <text:p>75270030.88</text:p>
          </table:table-cell>
          <table:table-cell office:value-type="float" office:value="11433.3059776921" calcext:value-type="float">
            <text:p>11433.31</text:p>
          </table:table-cell>
          <table:table-cell office:value-type="float" office:value="13153.636014958" calcext:value-type="float">
            <text:p>13153.64</text:p>
          </table:table-cell>
          <table:table-cell office:value-type="float" office:value="15784.3632179496" calcext:value-type="float">
            <text:p>15784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89" calcext:value-type="float">
            <text:p>8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3376.7179316249" calcext:value-type="float">
            <text:p>13376.72</text:p>
          </table:table-cell>
          <table:table-cell office:value-type="float" office:value="30590.1699437495" calcext:value-type="float">
            <text:p>30590.17</text:p>
          </table:table-cell>
          <table:table-cell office:value-type="float" office:value="8092.65122188712" calcext:value-type="float">
            <text:p>8092.65</text:p>
          </table:table-cell>
          <table:table-cell office:value-type="float" office:value="65491003.7991112" calcext:value-type="float">
            <text:p>65491003.80</text:p>
          </table:table-cell>
          <table:table-cell office:value-type="float" office:value="11428.461110621" calcext:value-type="float">
            <text:p>11428.46</text:p>
          </table:table-cell>
          <table:table-cell office:value-type="float" office:value="13376.7179316249" calcext:value-type="float">
            <text:p>13376.72</text:p>
          </table:table-cell>
          <table:table-cell office:value-type="float" office:value="16052.0615179499" calcext:value-type="float">
            <text:p>16052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90" calcext:value-type="float">
            <text:p>90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792.9878866488" calcext:value-type="float">
            <text:p>14792.99</text:p>
          </table:table-cell>
          <table:table-cell office:value-type="float" office:value="33680.3398874989" calcext:value-type="float">
            <text:p>33680.34</text:p>
          </table:table-cell>
          <table:table-cell office:value-type="float" office:value="8989.14512264228" calcext:value-type="float">
            <text:p>8989.15</text:p>
          </table:table-cell>
          <table:table-cell office:value-type="float" office:value="80804730.0359235" calcext:value-type="float">
            <text:p>80804730.04</text:p>
          </table:table-cell>
          <table:table-cell office:value-type="float" office:value="12607.553372855" calcext:value-type="float">
            <text:p>12607.55</text:p>
          </table:table-cell>
          <table:table-cell office:value-type="float" office:value="14792.9878866487" calcext:value-type="float">
            <text:p>14792.99</text:p>
          </table:table-cell>
          <table:table-cell office:value-type="float" office:value="17751.5854639785" calcext:value-type="float">
            <text:p>17751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91" calcext:value-type="float">
            <text:p>91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4148.1763929884" calcext:value-type="float">
            <text:p>14148.18</text:p>
          </table:table-cell>
          <table:table-cell office:value-type="float" office:value="33680.3398874989" calcext:value-type="float">
            <text:p>33680.34</text:p>
          </table:table-cell>
          <table:table-cell office:value-type="float" office:value="9652.5606177202" calcext:value-type="float">
            <text:p>9652.56</text:p>
          </table:table-cell>
          <table:table-cell office:value-type="float" office:value="93171926.4787629" calcext:value-type="float">
            <text:p>93171926.48</text:p>
          </table:table-cell>
          <table:table-cell office:value-type="float" office:value="12220.4194649742" calcext:value-type="float">
            <text:p>12220.42</text:p>
          </table:table-cell>
          <table:table-cell office:value-type="float" office:value="14148.1763929884" calcext:value-type="float">
            <text:p>14148.18</text:p>
          </table:table-cell>
          <table:table-cell office:value-type="float" office:value="16977.8116715861" calcext:value-type="float">
            <text:p>16977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92" calcext:value-type="float">
            <text:p>92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337.4681516775" calcext:value-type="float">
            <text:p>15337.47</text:p>
          </table:table-cell>
          <table:table-cell office:value-type="float" office:value="37894.8268171891" calcext:value-type="float">
            <text:p>37894.83</text:p>
          </table:table-cell>
          <table:table-cell office:value-type="float" office:value="9609.5441508176" calcext:value-type="float">
            <text:p>9609.54</text:p>
          </table:table-cell>
          <table:table-cell office:value-type="float" office:value="92343338.7865127" calcext:value-type="float">
            <text:p>92343338.79</text:p>
          </table:table-cell>
          <table:table-cell office:value-type="float" office:value="13366.2031702839" calcext:value-type="float">
            <text:p>13366.20</text:p>
          </table:table-cell>
          <table:table-cell office:value-type="float" office:value="15337.4681516775" calcext:value-type="float">
            <text:p>15337.47</text:p>
          </table:table-cell>
          <table:table-cell office:value-type="float" office:value="18404.961782013" calcext:value-type="float">
            <text:p>18404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93" calcext:value-type="float">
            <text:p>93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350.4243778058" calcext:value-type="float">
            <text:p>15350.42</text:p>
          </table:table-cell>
          <table:table-cell office:value-type="float" office:value="40436.1259938572" calcext:value-type="float">
            <text:p>40436.13</text:p>
          </table:table-cell>
          <table:table-cell office:value-type="float" office:value="10284.9449122663" calcext:value-type="float">
            <text:p>10284.94</text:p>
          </table:table-cell>
          <table:table-cell office:value-type="float" office:value="105780091.848352" calcext:value-type="float">
            <text:p>105780091.85</text:p>
          </table:table-cell>
          <table:table-cell office:value-type="float" office:value="13574.7566521127" calcext:value-type="float">
            <text:p>13574.76</text:p>
          </table:table-cell>
          <table:table-cell office:value-type="float" office:value="15350.4243778058" calcext:value-type="float">
            <text:p>15350.42</text:p>
          </table:table-cell>
          <table:table-cell office:value-type="float" office:value="18420.5092533669" calcext:value-type="float">
            <text:p>18420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94" calcext:value-type="float">
            <text:p>94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096.0380590227" calcext:value-type="float">
            <text:p>15096.04</text:p>
          </table:table-cell>
          <table:table-cell office:value-type="float" office:value="43051.9707791102" calcext:value-type="float">
            <text:p>43051.97</text:p>
          </table:table-cell>
          <table:table-cell office:value-type="float" office:value="9658.20857600943" calcext:value-type="float">
            <text:p>9658.21</text:p>
          </table:table-cell>
          <table:table-cell office:value-type="float" office:value="93280992.897702" calcext:value-type="float">
            <text:p>93280992.90</text:p>
          </table:table-cell>
          <table:table-cell office:value-type="float" office:value="13556.5563438774" calcext:value-type="float">
            <text:p>13556.56</text:p>
          </table:table-cell>
          <table:table-cell office:value-type="float" office:value="15096.0380590227" calcext:value-type="float">
            <text:p>15096.04</text:p>
          </table:table-cell>
          <table:table-cell office:value-type="float" office:value="18115.2456708272" calcext:value-type="float">
            <text:p>18115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95" calcext:value-type="float">
            <text:p>95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5008.7088127834" calcext:value-type="float">
            <text:p>15008.71</text:p>
          </table:table-cell>
          <table:table-cell office:value-type="float" office:value="34299.9348169625" calcext:value-type="float">
            <text:p>34299.93</text:p>
          </table:table-cell>
          <table:table-cell office:value-type="float" office:value="8864.88053882037" calcext:value-type="float">
            <text:p>8864.88</text:p>
          </table:table-cell>
          <table:table-cell office:value-type="float" office:value="78586106.9675561" calcext:value-type="float">
            <text:p>78586106.97</text:p>
          </table:table-cell>
          <table:table-cell office:value-type="float" office:value="12804.2590587218" calcext:value-type="float">
            <text:p>12804.26</text:p>
          </table:table-cell>
          <table:table-cell office:value-type="float" office:value="15008.7088127834" calcext:value-type="float">
            <text:p>15008.71</text:p>
          </table:table-cell>
          <table:table-cell office:value-type="float" office:value="18010.45057534" calcext:value-type="float">
            <text:p>1801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96" calcext:value-type="float">
            <text:p>96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088.8080439438" calcext:value-type="float">
            <text:p>17088.81</text:p>
          </table:table-cell>
          <table:table-cell office:value-type="float" office:value="38144.3299263566" calcext:value-type="float">
            <text:p>38144.33</text:p>
          </table:table-cell>
          <table:table-cell office:value-type="float" office:value="9058.28000586712" calcext:value-type="float">
            <text:p>9058.28</text:p>
          </table:table-cell>
          <table:table-cell office:value-type="float" office:value="82052436.6646919" calcext:value-type="float">
            <text:p>82052436.66</text:p>
          </table:table-cell>
          <table:table-cell office:value-type="float" office:value="14451.5096300407" calcext:value-type="float">
            <text:p>14451.51</text:p>
          </table:table-cell>
          <table:table-cell office:value-type="float" office:value="17088.8080439438" calcext:value-type="float">
            <text:p>17088.81</text:p>
          </table:table-cell>
          <table:table-cell office:value-type="float" office:value="20506.5696527325" calcext:value-type="float">
            <text:p>20506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97" calcext:value-type="float">
            <text:p>97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7195.9178349934" calcext:value-type="float">
            <text:p>17195.92</text:p>
          </table:table-cell>
          <table:table-cell office:value-type="float" office:value="43666.1543134788" calcext:value-type="float">
            <text:p>43666.15</text:p>
          </table:table-cell>
          <table:table-cell office:value-type="float" office:value="9284.56136437873" calcext:value-type="float">
            <text:p>9284.56</text:p>
          </table:table-cell>
          <table:table-cell office:value-type="float" office:value="86203079.7289142" calcext:value-type="float">
            <text:p>86203079.73</text:p>
          </table:table-cell>
          <table:table-cell office:value-type="float" office:value="15071.0363447207" calcext:value-type="float">
            <text:p>15071.04</text:p>
          </table:table-cell>
          <table:table-cell office:value-type="float" office:value="17195.9178349934" calcext:value-type="float">
            <text:p>17195.92</text:p>
          </table:table-cell>
          <table:table-cell office:value-type="float" office:value="20635.1014019921" calcext:value-type="float">
            <text:p>20635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98" calcext:value-type="float">
            <text:p>98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015.0673419054" calcext:value-type="float">
            <text:p>18015.07</text:p>
          </table:table-cell>
          <table:table-cell office:value-type="float" office:value="38341.0135435424" calcext:value-type="float">
            <text:p>38341.01</text:p>
          </table:table-cell>
          <table:table-cell office:value-type="float" office:value="9321.7837061775" calcext:value-type="float">
            <text:p>9321.78</text:p>
          </table:table-cell>
          <table:table-cell office:value-type="float" office:value="86895651.4647564" calcext:value-type="float">
            <text:p>86895651.46</text:p>
          </table:table-cell>
          <table:table-cell office:value-type="float" office:value="14970.8362309036" calcext:value-type="float">
            <text:p>14970.84</text:p>
          </table:table-cell>
          <table:table-cell office:value-type="float" office:value="18015.0673419053" calcext:value-type="float">
            <text:p>18015.07</text:p>
          </table:table-cell>
          <table:table-cell office:value-type="float" office:value="21618.0808102864" calcext:value-type="float">
            <text:p>21618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99" calcext:value-type="float">
            <text:p>99</text:p>
          </table:table-cell>
          <table:table-cell office:value-type="float" office:value="841.42135623731" calcext:value-type="float">
            <text:p>841.42</text:p>
          </table:table-cell>
          <table:table-cell office:value-type="float" office:value="18567.5212574381" calcext:value-type="float">
            <text:p>18567.52</text:p>
          </table:table-cell>
          <table:table-cell office:value-type="float" office:value="36708.2039324994" calcext:value-type="float">
            <text:p>36708.20</text:p>
          </table:table-cell>
          <table:table-cell office:value-type="float" office:value="8339.2253978956" calcext:value-type="float">
            <text:p>8339.23</text:p>
          </table:table-cell>
          <table:table-cell office:value-type="float" office:value="69542680.2369071" calcext:value-type="float">
            <text:p>69542680.24</text:p>
          </table:table-cell>
          <table:table-cell office:value-type="float" office:value="14938.8845338656" calcext:value-type="float">
            <text:p>14938.88</text:p>
          </table:table-cell>
          <table:table-cell office:value-type="float" office:value="18567.5212574381" calcext:value-type="float">
            <text:p>18567.52</text:p>
          </table:table-cell>
          <table:table-cell office:value-type="float" office:value="22281.0255089258" calcext:value-type="float">
            <text:p>22281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0" calcext:value-type="float">
            <text:p>0</text:p>
          </table:table-cell>
          <table:table-cell office:value-type="float" office:value="1165.68542494924" calcext:value-type="float">
            <text:p>1165.69</text:p>
          </table:table-cell>
          <table:table-cell office:value-type="float" office:value="33828.2088493218" calcext:value-type="float">
            <text:p>33828.21</text:p>
          </table:table-cell>
          <table:table-cell office:value-type="float" office:value="65444.4169508928" calcext:value-type="float">
            <text:p>65444.42</text:p>
          </table:table-cell>
          <table:table-cell office:value-type="float" office:value="13788.7242692893" calcext:value-type="float">
            <text:p>13788.72</text:p>
          </table:table-cell>
          <table:table-cell office:value-type="float" office:value="190128916.974488" calcext:value-type="float">
            <text:p>190128916.97</text:p>
          </table:table-cell>
          <table:table-cell office:value-type="float" office:value="26838.6631049627" calcext:value-type="float">
            <text:p>26838.66</text:p>
          </table:table-cell>
          <table:table-cell office:value-type="float" office:value="33828.2088493218" calcext:value-type="float">
            <text:p>33828.21</text:p>
          </table:table-cell>
          <table:table-cell office:value-type="float" office:value="40593.8506191862" calcext:value-type="float">
            <text:p>40593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" calcext:value-type="float">
            <text:p>1</text:p>
          </table:table-cell>
          <table:table-cell office:value-type="float" office:value="1165.68542494924" calcext:value-type="float">
            <text:p>1165.69</text:p>
          </table:table-cell>
          <table:table-cell office:value-type="float" office:value="32546.9319054339" calcext:value-type="float">
            <text:p>32546.93</text:p>
          </table:table-cell>
          <table:table-cell office:value-type="float" office:value="60683.7661840736" calcext:value-type="float">
            <text:p>60683.77</text:p>
          </table:table-cell>
          <table:table-cell office:value-type="float" office:value="13342.1133318361" calcext:value-type="float">
            <text:p>13342.11</text:p>
          </table:table-cell>
          <table:table-cell office:value-type="float" office:value="178011988.159559" calcext:value-type="float">
            <text:p>178011988.16</text:p>
          </table:table-cell>
          <table:table-cell office:value-type="float" office:value="25286.9588594729" calcext:value-type="float">
            <text:p>25286.96</text:p>
          </table:table-cell>
          <table:table-cell office:value-type="float" office:value="32546.9319054339" calcext:value-type="float">
            <text:p>32546.93</text:p>
          </table:table-cell>
          <table:table-cell office:value-type="float" office:value="39056.3182865207" calcext:value-type="float">
            <text:p>39056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" calcext:value-type="float">
            <text:p>2</text:p>
          </table:table-cell>
          <table:table-cell office:value-type="float" office:value="1165.68542494924" calcext:value-type="float">
            <text:p>1165.69</text:p>
          </table:table-cell>
          <table:table-cell office:value-type="float" office:value="29588.195523145" calcext:value-type="float">
            <text:p>29588.20</text:p>
          </table:table-cell>
          <table:table-cell office:value-type="float" office:value="54796.7385461662" calcext:value-type="float">
            <text:p>54796.74</text:p>
          </table:table-cell>
          <table:table-cell office:value-type="float" office:value="12500.1010729758" calcext:value-type="float">
            <text:p>12500.10</text:p>
          </table:table-cell>
          <table:table-cell office:value-type="float" office:value="156252526.83461" calcext:value-type="float">
            <text:p>156252526.83</text:p>
          </table:table-cell>
          <table:table-cell office:value-type="float" office:value="22916.0861094754" calcext:value-type="float">
            <text:p>22916.09</text:p>
          </table:table-cell>
          <table:table-cell office:value-type="float" office:value="29588.195523145" calcext:value-type="float">
            <text:p>29588.20</text:p>
          </table:table-cell>
          <table:table-cell office:value-type="float" office:value="35505.834627774" calcext:value-type="float">
            <text:p>35505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" calcext:value-type="float">
            <text:p>3</text:p>
          </table:table-cell>
          <table:table-cell office:value-type="float" office:value="1088.63495173727" calcext:value-type="float">
            <text:p>1088.63</text:p>
          </table:table-cell>
          <table:table-cell office:value-type="float" office:value="28999.5540236252" calcext:value-type="float">
            <text:p>28999.55</text:p>
          </table:table-cell>
          <table:table-cell office:value-type="float" office:value="63841.106687033" calcext:value-type="float">
            <text:p>63841.11</text:p>
          </table:table-cell>
          <table:table-cell office:value-type="float" office:value="11719.0335753493" calcext:value-type="float">
            <text:p>11719.03</text:p>
          </table:table-cell>
          <table:table-cell office:value-type="float" office:value="137335747.940163" calcext:value-type="float">
            <text:p>137335747.94</text:p>
          </table:table-cell>
          <table:table-cell office:value-type="float" office:value="24353.3534751387" calcext:value-type="float">
            <text:p>24353.35</text:p>
          </table:table-cell>
          <table:table-cell office:value-type="float" office:value="28999.5540236252" calcext:value-type="float">
            <text:p>28999.55</text:p>
          </table:table-cell>
          <table:table-cell office:value-type="float" office:value="34799.4648283503" calcext:value-type="float">
            <text:p>34799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" calcext:value-type="float">
            <text:p>4</text:p>
          </table:table-cell>
          <table:table-cell office:value-type="float" office:value="1088.63495173727" calcext:value-type="float">
            <text:p>1088.63</text:p>
          </table:table-cell>
          <table:table-cell office:value-type="float" office:value="28517.4308321999" calcext:value-type="float">
            <text:p>28517.43</text:p>
          </table:table-cell>
          <table:table-cell office:value-type="float" office:value="56154.1889907858" calcext:value-type="float">
            <text:p>56154.19</text:p>
          </table:table-cell>
          <table:table-cell office:value-type="float" office:value="11946.6452646537" calcext:value-type="float">
            <text:p>11946.65</text:p>
          </table:table-cell>
          <table:table-cell office:value-type="float" office:value="142722333.079474" calcext:value-type="float">
            <text:p>142722333.08</text:p>
          </table:table-cell>
          <table:table-cell office:value-type="float" office:value="22856.8625061814" calcext:value-type="float">
            <text:p>22856.86</text:p>
          </table:table-cell>
          <table:table-cell office:value-type="float" office:value="28517.4308321999" calcext:value-type="float">
            <text:p>28517.43</text:p>
          </table:table-cell>
          <table:table-cell office:value-type="float" office:value="34220.9169986399" calcext:value-type="float">
            <text:p>34220.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5" calcext:value-type="float">
            <text:p>5</text:p>
          </table:table-cell>
          <table:table-cell office:value-type="float" office:value="1088.63495173727" calcext:value-type="float">
            <text:p>1088.63</text:p>
          </table:table-cell>
          <table:table-cell office:value-type="float" office:value="26858.5205391205" calcext:value-type="float">
            <text:p>26858.52</text:p>
          </table:table-cell>
          <table:table-cell office:value-type="float" office:value="50359.4502179587" calcext:value-type="float">
            <text:p>50359.45</text:p>
          </table:table-cell>
          <table:table-cell office:value-type="float" office:value="11094.216923318" calcext:value-type="float">
            <text:p>11094.22</text:p>
          </table:table-cell>
          <table:table-cell office:value-type="float" office:value="123081649.141636" calcext:value-type="float">
            <text:p>123081649.14</text:p>
          </table:table-cell>
          <table:table-cell office:value-type="float" office:value="20968.1918517174" calcext:value-type="float">
            <text:p>20968.19</text:p>
          </table:table-cell>
          <table:table-cell office:value-type="float" office:value="26858.5205391206" calcext:value-type="float">
            <text:p>26858.52</text:p>
          </table:table-cell>
          <table:table-cell office:value-type="float" office:value="32230.2246469447" calcext:value-type="float">
            <text:p>32230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6" calcext:value-type="float">
            <text:p>6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4677.0610057996" calcext:value-type="float">
            <text:p>24677.06</text:p>
          </table:table-cell>
          <table:table-cell office:value-type="float" office:value="51196.7344668632" calcext:value-type="float">
            <text:p>51196.73</text:p>
          </table:table-cell>
          <table:table-cell office:value-type="float" office:value="11282.2760127318" calcext:value-type="float">
            <text:p>11282.28</text:p>
          </table:table-cell>
          <table:table-cell office:value-type="float" office:value="127289752.027464" calcext:value-type="float">
            <text:p>127289752.03</text:p>
          </table:table-cell>
          <table:table-cell office:value-type="float" office:value="20282.7717924682" calcext:value-type="float">
            <text:p>20282.77</text:p>
          </table:table-cell>
          <table:table-cell office:value-type="float" office:value="24677.0610057996" calcext:value-type="float">
            <text:p>24677.06</text:p>
          </table:table-cell>
          <table:table-cell office:value-type="float" office:value="29612.4732069596" calcext:value-type="float">
            <text:p>29612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7" calcext:value-type="float">
            <text:p>7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2995.8937979975" calcext:value-type="float">
            <text:p>22995.89</text:p>
          </table:table-cell>
          <table:table-cell office:value-type="float" office:value="51196.7344668632" calcext:value-type="float">
            <text:p>51196.73</text:p>
          </table:table-cell>
          <table:table-cell office:value-type="float" office:value="11012.3101615129" calcext:value-type="float">
            <text:p>11012.31</text:p>
          </table:table-cell>
          <table:table-cell office:value-type="float" office:value="121270975.09336" calcext:value-type="float">
            <text:p>121270975.09</text:p>
          </table:table-cell>
          <table:table-cell office:value-type="float" office:value="19419.2638445182" calcext:value-type="float">
            <text:p>19419.26</text:p>
          </table:table-cell>
          <table:table-cell office:value-type="float" office:value="22995.8937979975" calcext:value-type="float">
            <text:p>22995.89</text:p>
          </table:table-cell>
          <table:table-cell office:value-type="float" office:value="27595.072557597" calcext:value-type="float">
            <text:p>27595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8" calcext:value-type="float">
            <text:p>8</text:p>
          </table:table-cell>
          <table:table-cell office:value-type="float" office:value="1065.02815398729" calcext:value-type="float">
            <text:p>1065.03</text:p>
          </table:table-cell>
          <table:table-cell office:value-type="float" office:value="23034.8478706163" calcext:value-type="float">
            <text:p>23034.85</text:p>
          </table:table-cell>
          <table:table-cell office:value-type="float" office:value="43664.3647361711" calcext:value-type="float">
            <text:p>43664.36</text:p>
          </table:table-cell>
          <table:table-cell office:value-type="float" office:value="10417.3145360175" calcext:value-type="float">
            <text:p>10417.31</text:p>
          </table:table-cell>
          <table:table-cell office:value-type="float" office:value="108520442.142321" calcext:value-type="float">
            <text:p>108520442.14</text:p>
          </table:table-cell>
          <table:table-cell office:value-type="float" office:value="18128.5627819683" calcext:value-type="float">
            <text:p>18128.56</text:p>
          </table:table-cell>
          <table:table-cell office:value-type="float" office:value="23034.8478706163" calcext:value-type="float">
            <text:p>23034.85</text:p>
          </table:table-cell>
          <table:table-cell office:value-type="float" office:value="27641.8174447395" calcext:value-type="float">
            <text:p>27641.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9" calcext:value-type="float">
            <text:p>9</text:p>
          </table:table-cell>
          <table:table-cell office:value-type="float" office:value="1047.21359549996" calcext:value-type="float">
            <text:p>1047.21</text:p>
          </table:table-cell>
          <table:table-cell office:value-type="float" office:value="22154.3646529414" calcext:value-type="float">
            <text:p>22154.36</text:p>
          </table:table-cell>
          <table:table-cell office:value-type="float" office:value="56183.7661840736" calcext:value-type="float">
            <text:p>56183.77</text:p>
          </table:table-cell>
          <table:table-cell office:value-type="float" office:value="10623.4264381509" calcext:value-type="float">
            <text:p>10623.43</text:p>
          </table:table-cell>
          <table:table-cell office:value-type="float" office:value="112857189.286803" calcext:value-type="float">
            <text:p>112857189.29</text:p>
          </table:table-cell>
          <table:table-cell office:value-type="float" office:value="19406.0617132998" calcext:value-type="float">
            <text:p>19406.06</text:p>
          </table:table-cell>
          <table:table-cell office:value-type="float" office:value="22154.3646529414" calcext:value-type="float">
            <text:p>22154.36</text:p>
          </table:table-cell>
          <table:table-cell office:value-type="float" office:value="26585.2375835297" calcext:value-type="float">
            <text:p>26585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0" calcext:value-type="float">
            <text:p>10</text:p>
          </table:table-cell>
          <table:table-cell office:value-type="float" office:value="1047.21359549996" calcext:value-type="float">
            <text:p>1047.21</text:p>
          </table:table-cell>
          <table:table-cell office:value-type="float" office:value="21071.8190877272" calcext:value-type="float">
            <text:p>21071.82</text:p>
          </table:table-cell>
          <table:table-cell office:value-type="float" office:value="43664.3647361711" calcext:value-type="float">
            <text:p>43664.36</text:p>
          </table:table-cell>
          <table:table-cell office:value-type="float" office:value="10505.6155713134" calcext:value-type="float">
            <text:p>10505.62</text:p>
          </table:table-cell>
          <table:table-cell office:value-type="float" office:value="110367958.532223" calcext:value-type="float">
            <text:p>110367958.53</text:p>
          </table:table-cell>
          <table:table-cell office:value-type="float" office:value="17336.4731838061" calcext:value-type="float">
            <text:p>17336.47</text:p>
          </table:table-cell>
          <table:table-cell office:value-type="float" office:value="21071.8190877272" calcext:value-type="float">
            <text:p>21071.82</text:p>
          </table:table-cell>
          <table:table-cell office:value-type="float" office:value="25286.1829052726" calcext:value-type="float">
            <text:p>25286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1" calcext:value-type="float">
            <text:p>11</text:p>
          </table:table-cell>
          <table:table-cell office:value-type="float" office:value="1047.21359549996" calcext:value-type="float">
            <text:p>1047.21</text:p>
          </table:table-cell>
          <table:table-cell office:value-type="float" office:value="21900.8080465214" calcext:value-type="float">
            <text:p>21900.81</text:p>
          </table:table-cell>
          <table:table-cell office:value-type="float" office:value="44478.7137637478" calcext:value-type="float">
            <text:p>44478.71</text:p>
          </table:table-cell>
          <table:table-cell office:value-type="float" office:value="11635.5080155969" calcext:value-type="float">
            <text:p>11635.51</text:p>
          </table:table-cell>
          <table:table-cell office:value-type="float" office:value="135385046.78102" calcext:value-type="float">
            <text:p>135385046.78</text:p>
          </table:table-cell>
          <table:table-cell office:value-type="float" office:value="17855.1664810739" calcext:value-type="float">
            <text:p>17855.17</text:p>
          </table:table-cell>
          <table:table-cell office:value-type="float" office:value="21900.8080465214" calcext:value-type="float">
            <text:p>21900.81</text:p>
          </table:table-cell>
          <table:table-cell office:value-type="float" office:value="26280.9696558256" calcext:value-type="float">
            <text:p>26280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2" calcext:value-type="float">
            <text:p>12</text:p>
          </table:table-cell>
          <table:table-cell office:value-type="float" office:value="1047.21359549996" calcext:value-type="float">
            <text:p>1047.21</text:p>
          </table:table-cell>
          <table:table-cell office:value-type="float" office:value="20460.0137766862" calcext:value-type="float">
            <text:p>20460.01</text:p>
          </table:table-cell>
          <table:table-cell office:value-type="float" office:value="50859.1065684755" calcext:value-type="float">
            <text:p>50859.11</text:p>
          </table:table-cell>
          <table:table-cell office:value-type="float" office:value="11614.2475693332" calcext:value-type="float">
            <text:p>11614.25</text:p>
          </table:table-cell>
          <table:table-cell office:value-type="float" office:value="134890746.601762" calcext:value-type="float">
            <text:p>134890746.60</text:p>
          </table:table-cell>
          <table:table-cell office:value-type="float" office:value="17846.8689577171" calcext:value-type="float">
            <text:p>17846.87</text:p>
          </table:table-cell>
          <table:table-cell office:value-type="float" office:value="20460.0137766862" calcext:value-type="float">
            <text:p>20460.01</text:p>
          </table:table-cell>
          <table:table-cell office:value-type="float" office:value="24552.0165320234" calcext:value-type="float">
            <text:p>24552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3" calcext:value-type="float">
            <text:p>13</text:p>
          </table:table-cell>
          <table:table-cell office:value-type="float" office:value="1047.21359549996" calcext:value-type="float">
            <text:p>1047.21</text:p>
          </table:table-cell>
          <table:table-cell office:value-type="float" office:value="20871.0888104442" calcext:value-type="float">
            <text:p>20871.09</text:p>
          </table:table-cell>
          <table:table-cell office:value-type="float" office:value="44490.5477005401" calcext:value-type="float">
            <text:p>44490.55</text:p>
          </table:table-cell>
          <table:table-cell office:value-type="float" office:value="10565.281290287" calcext:value-type="float">
            <text:p>10565.28</text:p>
          </table:table-cell>
          <table:table-cell office:value-type="float" office:value="111625168.742888" calcext:value-type="float">
            <text:p>111625168.74</text:p>
          </table:table-cell>
          <table:table-cell office:value-type="float" office:value="17367.6566437424" calcext:value-type="float">
            <text:p>17367.66</text:p>
          </table:table-cell>
          <table:table-cell office:value-type="float" office:value="20871.0888104442" calcext:value-type="float">
            <text:p>20871.09</text:p>
          </table:table-cell>
          <table:table-cell office:value-type="float" office:value="25045.306572533" calcext:value-type="float">
            <text:p>25045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4" calcext:value-type="float">
            <text:p>14</text:p>
          </table:table-cell>
          <table:table-cell office:value-type="float" office:value="1047.21359549996" calcext:value-type="float">
            <text:p>1047.21</text:p>
          </table:table-cell>
          <table:table-cell office:value-type="float" office:value="20342.8664337612" calcext:value-type="float">
            <text:p>20342.87</text:p>
          </table:table-cell>
          <table:table-cell office:value-type="float" office:value="44490.5477005401" calcext:value-type="float">
            <text:p>44490.55</text:p>
          </table:table-cell>
          <table:table-cell office:value-type="float" office:value="9748.90566101492" calcext:value-type="float">
            <text:p>9748.91</text:p>
          </table:table-cell>
          <table:table-cell office:value-type="float" office:value="95041161.5873688" calcext:value-type="float">
            <text:p>95041161.59</text:p>
          </table:table-cell>
          <table:table-cell office:value-type="float" office:value="17091.7974461893" calcext:value-type="float">
            <text:p>17091.80</text:p>
          </table:table-cell>
          <table:table-cell office:value-type="float" office:value="20342.8664337612" calcext:value-type="float">
            <text:p>20342.87</text:p>
          </table:table-cell>
          <table:table-cell office:value-type="float" office:value="24411.4397205134" calcext:value-type="float">
            <text:p>24411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5" calcext:value-type="float">
            <text:p>15</text:p>
          </table:table-cell>
          <table:table-cell office:value-type="float" office:value="1047.21359549996" calcext:value-type="float">
            <text:p>1047.21</text:p>
          </table:table-cell>
          <table:table-cell office:value-type="float" office:value="21804.940824771" calcext:value-type="float">
            <text:p>21804.94</text:p>
          </table:table-cell>
          <table:table-cell office:value-type="float" office:value="41431.6803641744" calcext:value-type="float">
            <text:p>41431.68</text:p>
          </table:table-cell>
          <table:table-cell office:value-type="float" office:value="9223.54396376283" calcext:value-type="float">
            <text:p>9223.54</text:p>
          </table:table-cell>
          <table:table-cell office:value-type="float" office:value="85073763.2514658" calcext:value-type="float">
            <text:p>85073763.25</text:p>
          </table:table-cell>
          <table:table-cell office:value-type="float" office:value="17192.6514225268" calcext:value-type="float">
            <text:p>17192.65</text:p>
          </table:table-cell>
          <table:table-cell office:value-type="float" office:value="21804.940824771" calcext:value-type="float">
            <text:p>21804.94</text:p>
          </table:table-cell>
          <table:table-cell office:value-type="float" office:value="26165.9289897252" calcext:value-type="float">
            <text:p>26165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6" calcext:value-type="float">
            <text:p>16</text:p>
          </table:table-cell>
          <table:table-cell office:value-type="float" office:value="1047.21359549996" calcext:value-type="float">
            <text:p>1047.21</text:p>
          </table:table-cell>
          <table:table-cell office:value-type="float" office:value="20465.7766302466" calcext:value-type="float">
            <text:p>20465.78</text:p>
          </table:table-cell>
          <table:table-cell office:value-type="float" office:value="49819.8051533946" calcext:value-type="float">
            <text:p>49819.81</text:p>
          </table:table-cell>
          <table:table-cell office:value-type="float" office:value="10294.7688940819" calcext:value-type="float">
            <text:p>10294.77</text:p>
          </table:table-cell>
          <table:table-cell office:value-type="float" office:value="105982266.582556" calcext:value-type="float">
            <text:p>105982266.58</text:p>
          </table:table-cell>
          <table:table-cell office:value-type="float" office:value="17758.0326268224" calcext:value-type="float">
            <text:p>17758.03</text:p>
          </table:table-cell>
          <table:table-cell office:value-type="float" office:value="20465.7766302466" calcext:value-type="float">
            <text:p>20465.78</text:p>
          </table:table-cell>
          <table:table-cell office:value-type="float" office:value="24558.9319562959" calcext:value-type="float">
            <text:p>24558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7" calcext:value-type="float">
            <text:p>17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0045.4726207528" calcext:value-type="float">
            <text:p>20045.47</text:p>
          </table:table-cell>
          <table:table-cell office:value-type="float" office:value="50941.7588588662" calcext:value-type="float">
            <text:p>50941.76</text:p>
          </table:table-cell>
          <table:table-cell office:value-type="float" office:value="10826.9920430788" calcext:value-type="float">
            <text:p>10826.99</text:p>
          </table:table-cell>
          <table:table-cell office:value-type="float" office:value="117223756.700891" calcext:value-type="float">
            <text:p>117223756.70</text:p>
          </table:table-cell>
          <table:table-cell office:value-type="float" office:value="17569.6841140327" calcext:value-type="float">
            <text:p>17569.68</text:p>
          </table:table-cell>
          <table:table-cell office:value-type="float" office:value="20045.4726207528" calcext:value-type="float">
            <text:p>20045.47</text:p>
          </table:table-cell>
          <table:table-cell office:value-type="float" office:value="24054.5671449033" calcext:value-type="float">
            <text:p>24054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8" calcext:value-type="float">
            <text:p>18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1517.1866019519" calcext:value-type="float">
            <text:p>21517.19</text:p>
          </table:table-cell>
          <table:table-cell office:value-type="float" office:value="45750.7152733695" calcext:value-type="float">
            <text:p>45750.72</text:p>
          </table:table-cell>
          <table:table-cell office:value-type="float" office:value="11222.2699423884" calcext:value-type="float">
            <text:p>11222.27</text:p>
          </table:table-cell>
          <table:table-cell office:value-type="float" office:value="125939342.659835" calcext:value-type="float">
            <text:p>125939342.66</text:p>
          </table:table-cell>
          <table:table-cell office:value-type="float" office:value="17867.6109105887" calcext:value-type="float">
            <text:p>17867.61</text:p>
          </table:table-cell>
          <table:table-cell office:value-type="float" office:value="21517.1866019519" calcext:value-type="float">
            <text:p>21517.19</text:p>
          </table:table-cell>
          <table:table-cell office:value-type="float" office:value="25820.6239223423" calcext:value-type="float">
            <text:p>25820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9" calcext:value-type="float">
            <text:p>19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0811.3882024405" calcext:value-type="float">
            <text:p>20811.39</text:p>
          </table:table-cell>
          <table:table-cell office:value-type="float" office:value="48515.9608179679" calcext:value-type="float">
            <text:p>48515.96</text:p>
          </table:table-cell>
          <table:table-cell office:value-type="float" office:value="10685.1530028059" calcext:value-type="float">
            <text:p>10685.15</text:p>
          </table:table-cell>
          <table:table-cell office:value-type="float" office:value="114172494.693372" calcext:value-type="float">
            <text:p>114172494.69</text:p>
          </table:table-cell>
          <table:table-cell office:value-type="float" office:value="17829.8108983305" calcext:value-type="float">
            <text:p>17829.81</text:p>
          </table:table-cell>
          <table:table-cell office:value-type="float" office:value="20811.3882024405" calcext:value-type="float">
            <text:p>20811.39</text:p>
          </table:table-cell>
          <table:table-cell office:value-type="float" office:value="24973.6658429286" calcext:value-type="float">
            <text:p>24973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0" calcext:value-type="float">
            <text:p>20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20170.5288511139" calcext:value-type="float">
            <text:p>20170.53</text:p>
          </table:table-cell>
          <table:table-cell office:value-type="float" office:value="44660.9811306679" calcext:value-type="float">
            <text:p>44660.98</text:p>
          </table:table-cell>
          <table:table-cell office:value-type="float" office:value="10519.8497675641" calcext:value-type="float">
            <text:p>10519.85</text:p>
          </table:table-cell>
          <table:table-cell office:value-type="float" office:value="110667239.132118" calcext:value-type="float">
            <text:p>110667239.13</text:p>
          </table:table-cell>
          <table:table-cell office:value-type="float" office:value="17007.0768741001" calcext:value-type="float">
            <text:p>17007.08</text:p>
          </table:table-cell>
          <table:table-cell office:value-type="float" office:value="20170.5288511139" calcext:value-type="float">
            <text:p>20170.53</text:p>
          </table:table-cell>
          <table:table-cell office:value-type="float" office:value="24204.6346213367" calcext:value-type="float">
            <text:p>24204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1" calcext:value-type="float">
            <text:p>21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19890.8139115786" calcext:value-type="float">
            <text:p>19890.81</text:p>
          </table:table-cell>
          <table:table-cell office:value-type="float" office:value="39568.1861823736" calcext:value-type="float">
            <text:p>39568.19</text:p>
          </table:table-cell>
          <table:table-cell office:value-type="float" office:value="9937.914835375" calcext:value-type="float">
            <text:p>9937.91</text:p>
          </table:table-cell>
          <table:table-cell office:value-type="float" office:value="98762151.2751666" calcext:value-type="float">
            <text:p>98762151.28</text:p>
          </table:table-cell>
          <table:table-cell office:value-type="float" office:value="16064.7318128122" calcext:value-type="float">
            <text:p>16064.73</text:p>
          </table:table-cell>
          <table:table-cell office:value-type="float" office:value="19890.8139115786" calcext:value-type="float">
            <text:p>19890.81</text:p>
          </table:table-cell>
          <table:table-cell office:value-type="float" office:value="23868.9766938944" calcext:value-type="float">
            <text:p>23868.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2" calcext:value-type="float">
            <text:p>22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18737.7204228385" calcext:value-type="float">
            <text:p>18737.72</text:p>
          </table:table-cell>
          <table:table-cell office:value-type="float" office:value="44687.9292401078" calcext:value-type="float">
            <text:p>44687.93</text:p>
          </table:table-cell>
          <table:table-cell office:value-type="float" office:value="9921.86060608776" calcext:value-type="float">
            <text:p>9921.86</text:p>
          </table:table-cell>
          <table:table-cell office:value-type="float" office:value="98443317.8866362" calcext:value-type="float">
            <text:p>98443317.89</text:p>
          </table:table-cell>
          <table:table-cell office:value-type="float" office:value="16171.2098758117" calcext:value-type="float">
            <text:p>16171.21</text:p>
          </table:table-cell>
          <table:table-cell office:value-type="float" office:value="18737.7204228385" calcext:value-type="float">
            <text:p>18737.72</text:p>
          </table:table-cell>
          <table:table-cell office:value-type="float" office:value="22485.2645074062" calcext:value-type="float">
            <text:p>22485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3" calcext:value-type="float">
            <text:p>23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18601.3039639822" calcext:value-type="float">
            <text:p>18601.30</text:p>
          </table:table-cell>
          <table:table-cell office:value-type="float" office:value="40175.4803261668" calcext:value-type="float">
            <text:p>40175.48</text:p>
          </table:table-cell>
          <table:table-cell office:value-type="float" office:value="9720.20138959627" calcext:value-type="float">
            <text:p>9720.20</text:p>
          </table:table-cell>
          <table:table-cell office:value-type="float" office:value="94482315.0543093" calcext:value-type="float">
            <text:p>94482315.05</text:p>
          </table:table-cell>
          <table:table-cell office:value-type="float" office:value="15560.2098751029" calcext:value-type="float">
            <text:p>15560.21</text:p>
          </table:table-cell>
          <table:table-cell office:value-type="float" office:value="18601.3039639822" calcext:value-type="float">
            <text:p>18601.30</text:p>
          </table:table-cell>
          <table:table-cell office:value-type="float" office:value="22321.5647567787" calcext:value-type="float">
            <text:p>22321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4" calcext:value-type="float">
            <text:p>24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19219.035383449" calcext:value-type="float">
            <text:p>19219.04</text:p>
          </table:table-cell>
          <table:table-cell office:value-type="float" office:value="40705.688841715" calcext:value-type="float">
            <text:p>40705.69</text:p>
          </table:table-cell>
          <table:table-cell office:value-type="float" office:value="9830.10812568043" calcext:value-type="float">
            <text:p>9830.11</text:p>
          </table:table-cell>
          <table:table-cell office:value-type="float" office:value="96631025.7625683" calcext:value-type="float">
            <text:p>96631025.76</text:p>
          </table:table-cell>
          <table:table-cell office:value-type="float" office:value="15953.6429443679" calcext:value-type="float">
            <text:p>15953.64</text:p>
          </table:table-cell>
          <table:table-cell office:value-type="float" office:value="19219.035383449" calcext:value-type="float">
            <text:p>19219.04</text:p>
          </table:table-cell>
          <table:table-cell office:value-type="float" office:value="23062.8424601388" calcext:value-type="float">
            <text:p>23062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5" calcext:value-type="float">
            <text:p>25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19092.3632262981" calcext:value-type="float">
            <text:p>19092.36</text:p>
          </table:table-cell>
          <table:table-cell office:value-type="float" office:value="43227.2429209974" calcext:value-type="float">
            <text:p>43227.24</text:p>
          </table:table-cell>
          <table:table-cell office:value-type="float" office:value="9407.43100636058" calcext:value-type="float">
            <text:p>9407.43</text:p>
          </table:table-cell>
          <table:table-cell office:value-type="float" office:value="88499758.1394345" calcext:value-type="float">
            <text:p>88499758.14</text:p>
          </table:table-cell>
          <table:table-cell office:value-type="float" office:value="16224.4714360984" calcext:value-type="float">
            <text:p>16224.47</text:p>
          </table:table-cell>
          <table:table-cell office:value-type="float" office:value="19092.3632262981" calcext:value-type="float">
            <text:p>19092.36</text:p>
          </table:table-cell>
          <table:table-cell office:value-type="float" office:value="22910.8358715577" calcext:value-type="float">
            <text:p>22910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6" calcext:value-type="float">
            <text:p>26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18243.0453991581" calcext:value-type="float">
            <text:p>18243.05</text:p>
          </table:table-cell>
          <table:table-cell office:value-type="float" office:value="42149.5341569977" calcext:value-type="float">
            <text:p>42149.53</text:p>
          </table:table-cell>
          <table:table-cell office:value-type="float" office:value="9125.83015316886" calcext:value-type="float">
            <text:p>9125.83</text:p>
          </table:table-cell>
          <table:table-cell office:value-type="float" office:value="83280775.984486" calcext:value-type="float">
            <text:p>83280775.98</text:p>
          </table:table-cell>
          <table:table-cell office:value-type="float" office:value="15606.1741665834" calcext:value-type="float">
            <text:p>15606.17</text:p>
          </table:table-cell>
          <table:table-cell office:value-type="float" office:value="18243.0453991581" calcext:value-type="float">
            <text:p>18243.05</text:p>
          </table:table-cell>
          <table:table-cell office:value-type="float" office:value="21891.6544789897" calcext:value-type="float">
            <text:p>21891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7" calcext:value-type="float">
            <text:p>27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17931.4413594504" calcext:value-type="float">
            <text:p>17931.44</text:p>
          </table:table-cell>
          <table:table-cell office:value-type="float" office:value="38131.7455472119" calcext:value-type="float">
            <text:p>38131.75</text:p>
          </table:table-cell>
          <table:table-cell office:value-type="float" office:value="8738.21436792776" calcext:value-type="float">
            <text:p>8738.21</text:p>
          </table:table-cell>
          <table:table-cell office:value-type="float" office:value="76356390.3398592" calcext:value-type="float">
            <text:p>76356390.34</text:p>
          </table:table-cell>
          <table:table-cell office:value-type="float" office:value="14919.4029779435" calcext:value-type="float">
            <text:p>14919.40</text:p>
          </table:table-cell>
          <table:table-cell office:value-type="float" office:value="17931.4413594504" calcext:value-type="float">
            <text:p>17931.44</text:p>
          </table:table-cell>
          <table:table-cell office:value-type="float" office:value="21517.7296313405" calcext:value-type="float">
            <text:p>21517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8" calcext:value-type="float">
            <text:p>28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18390.4349091199" calcext:value-type="float">
            <text:p>18390.43</text:p>
          </table:table-cell>
          <table:table-cell office:value-type="float" office:value="38852.533858856" calcext:value-type="float">
            <text:p>38852.53</text:p>
          </table:table-cell>
          <table:table-cell office:value-type="float" office:value="8474.78495145912" calcext:value-type="float">
            <text:p>8474.78</text:p>
          </table:table-cell>
          <table:table-cell office:value-type="float" office:value="71821979.973478" calcext:value-type="float">
            <text:p>71821979.97</text:p>
          </table:table-cell>
          <table:table-cell office:value-type="float" office:value="15258.3151594938" calcext:value-type="float">
            <text:p>15258.32</text:p>
          </table:table-cell>
          <table:table-cell office:value-type="float" office:value="18390.4349091199" calcext:value-type="float">
            <text:p>18390.43</text:p>
          </table:table-cell>
          <table:table-cell office:value-type="float" office:value="22068.5218909438" calcext:value-type="float">
            <text:p>22068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9" calcext:value-type="float">
            <text:p>29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17708.1787575713" calcext:value-type="float">
            <text:p>17708.18</text:p>
          </table:table-cell>
          <table:table-cell office:value-type="float" office:value="40682.0270870848" calcext:value-type="float">
            <text:p>40682.03</text:p>
          </table:table-cell>
          <table:table-cell office:value-type="float" office:value="8781.53746350323" calcext:value-type="float">
            <text:p>8781.54</text:p>
          </table:table-cell>
          <table:table-cell office:value-type="float" office:value="77115400.2229108" calcext:value-type="float">
            <text:p>77115400.22</text:p>
          </table:table-cell>
          <table:table-cell office:value-type="float" office:value="15127.1652457807" calcext:value-type="float">
            <text:p>15127.17</text:p>
          </table:table-cell>
          <table:table-cell office:value-type="float" office:value="17708.1787575713" calcext:value-type="float">
            <text:p>17708.18</text:p>
          </table:table-cell>
          <table:table-cell office:value-type="float" office:value="21249.8145090856" calcext:value-type="float">
            <text:p>21249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0" calcext:value-type="float">
            <text:p>30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18181.6145685563" calcext:value-type="float">
            <text:p>18181.61</text:p>
          </table:table-cell>
          <table:table-cell office:value-type="float" office:value="39190.8582625416" calcext:value-type="float">
            <text:p>39190.86</text:p>
          </table:table-cell>
          <table:table-cell office:value-type="float" office:value="9463.20651331658" calcext:value-type="float">
            <text:p>9463.21</text:p>
          </table:table-cell>
          <table:table-cell office:value-type="float" office:value="89552277.5136773" calcext:value-type="float">
            <text:p>89552277.51</text:p>
          </table:table-cell>
          <table:table-cell office:value-type="float" office:value="15201.8463038067" calcext:value-type="float">
            <text:p>15201.85</text:p>
          </table:table-cell>
          <table:table-cell office:value-type="float" office:value="18181.6145685563" calcext:value-type="float">
            <text:p>18181.61</text:p>
          </table:table-cell>
          <table:table-cell office:value-type="float" office:value="21817.9374822675" calcext:value-type="float">
            <text:p>21817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1" calcext:value-type="float">
            <text:p>31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18134.0094911795" calcext:value-type="float">
            <text:p>18134.01</text:p>
          </table:table-cell>
          <table:table-cell office:value-type="float" office:value="37298.9898732233" calcext:value-type="float">
            <text:p>37298.99</text:p>
          </table:table-cell>
          <table:table-cell office:value-type="float" office:value="8735.11264500698" calcext:value-type="float">
            <text:p>8735.11</text:p>
          </table:table-cell>
          <table:table-cell office:value-type="float" office:value="76302192.9209609" calcext:value-type="float">
            <text:p>76302192.92</text:p>
          </table:table-cell>
          <table:table-cell office:value-type="float" office:value="14885.0570231002" calcext:value-type="float">
            <text:p>14885.06</text:p>
          </table:table-cell>
          <table:table-cell office:value-type="float" office:value="18134.0094911795" calcext:value-type="float">
            <text:p>18134.01</text:p>
          </table:table-cell>
          <table:table-cell office:value-type="float" office:value="21760.8113894154" calcext:value-type="float">
            <text:p>21760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2" calcext:value-type="float">
            <text:p>32</text:p>
          </table:table-cell>
          <table:table-cell office:value-type="float" office:value="965.685424949238" calcext:value-type="float">
            <text:p>965.69</text:p>
          </table:table-cell>
          <table:table-cell office:value-type="float" office:value="18342.544518575" calcext:value-type="float">
            <text:p>18342.54</text:p>
          </table:table-cell>
          <table:table-cell office:value-type="float" office:value="35338.9072852786" calcext:value-type="float">
            <text:p>35338.91</text:p>
          </table:table-cell>
          <table:table-cell office:value-type="float" office:value="8615.08888392799" calcext:value-type="float">
            <text:p>8615.09</text:p>
          </table:table-cell>
          <table:table-cell office:value-type="float" office:value="74219756.4779796" calcext:value-type="float">
            <text:p>74219756.48</text:p>
          </table:table-cell>
          <table:table-cell office:value-type="float" office:value="14591.9089750427" calcext:value-type="float">
            <text:p>14591.91</text:p>
          </table:table-cell>
          <table:table-cell office:value-type="float" office:value="18342.544518575" calcext:value-type="float">
            <text:p>18342.54</text:p>
          </table:table-cell>
          <table:table-cell office:value-type="float" office:value="22011.05342229" calcext:value-type="float">
            <text:p>22011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3" calcext:value-type="float">
            <text:p>33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6278.1073245963" calcext:value-type="float">
            <text:p>16278.11</text:p>
          </table:table-cell>
          <table:table-cell office:value-type="float" office:value="38863.5562774612" calcext:value-type="float">
            <text:p>38863.56</text:p>
          </table:table-cell>
          <table:table-cell office:value-type="float" office:value="8549.60432189823" calcext:value-type="float">
            <text:p>8549.60</text:p>
          </table:table-cell>
          <table:table-cell office:value-type="float" office:value="73095734.0610208" calcext:value-type="float">
            <text:p>73095734.06</text:p>
          </table:table-cell>
          <table:table-cell office:value-type="float" office:value="14070.7751017175" calcext:value-type="float">
            <text:p>14070.78</text:p>
          </table:table-cell>
          <table:table-cell office:value-type="float" office:value="16278.1073245963" calcext:value-type="float">
            <text:p>16278.11</text:p>
          </table:table-cell>
          <table:table-cell office:value-type="float" office:value="19533.7287895155" calcext:value-type="float">
            <text:p>19533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4" calcext:value-type="float">
            <text:p>34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5710.281504514" calcext:value-type="float">
            <text:p>15710.28</text:p>
          </table:table-cell>
          <table:table-cell office:value-type="float" office:value="38863.5562774612" calcext:value-type="float">
            <text:p>38863.56</text:p>
          </table:table-cell>
          <table:table-cell office:value-type="float" office:value="7258.90594073381" calcext:value-type="float">
            <text:p>7258.91</text:p>
          </table:table-cell>
          <table:table-cell office:value-type="float" office:value="52691715.4564206" calcext:value-type="float">
            <text:p>52691715.46</text:p>
          </table:table-cell>
          <table:table-cell office:value-type="float" office:value="13709.2506934184" calcext:value-type="float">
            <text:p>13709.25</text:p>
          </table:table-cell>
          <table:table-cell office:value-type="float" office:value="15710.281504514" calcext:value-type="float">
            <text:p>15710.28</text:p>
          </table:table-cell>
          <table:table-cell office:value-type="float" office:value="18852.3378054169" calcext:value-type="float">
            <text:p>18852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5" calcext:value-type="float">
            <text:p>35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7572.8982701174" calcext:value-type="float">
            <text:p>17572.90</text:p>
          </table:table-cell>
          <table:table-cell office:value-type="float" office:value="32444.6425280096" calcext:value-type="float">
            <text:p>32444.64</text:p>
          </table:table-cell>
          <table:table-cell office:value-type="float" office:value="7364.43839953893" calcext:value-type="float">
            <text:p>7364.44</text:p>
          </table:table-cell>
          <table:table-cell office:value-type="float" office:value="54234952.9406036" calcext:value-type="float">
            <text:p>54234952.94</text:p>
          </table:table-cell>
          <table:table-cell office:value-type="float" office:value="13648.026957471" calcext:value-type="float">
            <text:p>13648.03</text:p>
          </table:table-cell>
          <table:table-cell office:value-type="float" office:value="17572.8982701175" calcext:value-type="float">
            <text:p>17572.90</text:p>
          </table:table-cell>
          <table:table-cell office:value-type="float" office:value="21087.4779241409" calcext:value-type="float">
            <text:p>21087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6" calcext:value-type="float">
            <text:p>36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7453.3450469479" calcext:value-type="float">
            <text:p>17453.35</text:p>
          </table:table-cell>
          <table:table-cell office:value-type="float" office:value="38131.7455472119" calcext:value-type="float">
            <text:p>38131.75</text:p>
          </table:table-cell>
          <table:table-cell office:value-type="float" office:value="7954.55317142967" calcext:value-type="float">
            <text:p>7954.55</text:p>
          </table:table-cell>
          <table:table-cell office:value-type="float" office:value="63274916.1571019" calcext:value-type="float">
            <text:p>63274916.16</text:p>
          </table:table-cell>
          <table:table-cell office:value-type="float" office:value="14669.9935592679" calcext:value-type="float">
            <text:p>14669.99</text:p>
          </table:table-cell>
          <table:table-cell office:value-type="float" office:value="17453.3450469479" calcext:value-type="float">
            <text:p>17453.35</text:p>
          </table:table-cell>
          <table:table-cell office:value-type="float" office:value="20944.0140563374" calcext:value-type="float">
            <text:p>20944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7" calcext:value-type="float">
            <text:p>37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6166.9763341351" calcext:value-type="float">
            <text:p>16166.98</text:p>
          </table:table-cell>
          <table:table-cell office:value-type="float" office:value="36315.8075905685" calcext:value-type="float">
            <text:p>36315.81</text:p>
          </table:table-cell>
          <table:table-cell office:value-type="float" office:value="8065.25999873762" calcext:value-type="float">
            <text:p>8065.26</text:p>
          </table:table-cell>
          <table:table-cell office:value-type="float" office:value="65048418.8472372" calcext:value-type="float">
            <text:p>65048418.85</text:p>
          </table:table-cell>
          <table:table-cell office:value-type="float" office:value="13727.4349698416" calcext:value-type="float">
            <text:p>13727.43</text:p>
          </table:table-cell>
          <table:table-cell office:value-type="float" office:value="16166.9763341351" calcext:value-type="float">
            <text:p>16166.98</text:p>
          </table:table-cell>
          <table:table-cell office:value-type="float" office:value="19400.3716009621" calcext:value-type="float">
            <text:p>19400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8" calcext:value-type="float">
            <text:p>38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6035.76279332" calcext:value-type="float">
            <text:p>16035.76</text:p>
          </table:table-cell>
          <table:table-cell office:value-type="float" office:value="44352.1209470323" calcext:value-type="float">
            <text:p>44352.12</text:p>
          </table:table-cell>
          <table:table-cell office:value-type="float" office:value="9652.58376163635" calcext:value-type="float">
            <text:p>9652.58</text:p>
          </table:table-cell>
          <table:table-cell office:value-type="float" office:value="93172373.2754057" calcext:value-type="float">
            <text:p>93172373.28</text:p>
          </table:table-cell>
          <table:table-cell office:value-type="float" office:value="14328.8291227856" calcext:value-type="float">
            <text:p>14328.83</text:p>
          </table:table-cell>
          <table:table-cell office:value-type="float" office:value="16035.76279332" calcext:value-type="float">
            <text:p>16035.76</text:p>
          </table:table-cell>
          <table:table-cell office:value-type="float" office:value="19242.915351984" calcext:value-type="float">
            <text:p>19242.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9" calcext:value-type="float">
            <text:p>39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5803.6796081177" calcext:value-type="float">
            <text:p>15803.68</text:p>
          </table:table-cell>
          <table:table-cell office:value-type="float" office:value="39415.8075905685" calcext:value-type="float">
            <text:p>39415.81</text:p>
          </table:table-cell>
          <table:table-cell office:value-type="float" office:value="8467.3990432035" calcext:value-type="float">
            <text:p>8467.40</text:p>
          </table:table-cell>
          <table:table-cell office:value-type="float" office:value="71696846.5568435" calcext:value-type="float">
            <text:p>71696846.56</text:p>
          </table:table-cell>
          <table:table-cell office:value-type="float" office:value="13817.367374236" calcext:value-type="float">
            <text:p>13817.37</text:p>
          </table:table-cell>
          <table:table-cell office:value-type="float" office:value="15803.6796081177" calcext:value-type="float">
            <text:p>15803.68</text:p>
          </table:table-cell>
          <table:table-cell office:value-type="float" office:value="18964.4155297412" calcext:value-type="float">
            <text:p>18964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0" calcext:value-type="float">
            <text:p>40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6013.638420892" calcext:value-type="float">
            <text:p>16013.64</text:p>
          </table:table-cell>
          <table:table-cell office:value-type="float" office:value="34266.252583998" calcext:value-type="float">
            <text:p>34266.25</text:p>
          </table:table-cell>
          <table:table-cell office:value-type="float" office:value="7731.67324693136" calcext:value-type="float">
            <text:p>7731.67</text:p>
          </table:table-cell>
          <table:table-cell office:value-type="float" office:value="59778771.1973141" calcext:value-type="float">
            <text:p>59778771.20</text:p>
          </table:table-cell>
          <table:table-cell office:value-type="float" office:value="13373.1070274411" calcext:value-type="float">
            <text:p>13373.11</text:p>
          </table:table-cell>
          <table:table-cell office:value-type="float" office:value="16013.638420892" calcext:value-type="float">
            <text:p>16013.64</text:p>
          </table:table-cell>
          <table:table-cell office:value-type="float" office:value="19216.3661050704" calcext:value-type="float">
            <text:p>19216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1" calcext:value-type="float">
            <text:p>41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4716.4677392166" calcext:value-type="float">
            <text:p>14716.47</text:p>
          </table:table-cell>
          <table:table-cell office:value-type="float" office:value="34266.252583998" calcext:value-type="float">
            <text:p>34266.25</text:p>
          </table:table-cell>
          <table:table-cell office:value-type="float" office:value="8364.15328656827" calcext:value-type="float">
            <text:p>8364.15</text:p>
          </table:table-cell>
          <table:table-cell office:value-type="float" office:value="69959060.2012108" calcext:value-type="float">
            <text:p>69959060.20</text:p>
          </table:table-cell>
          <table:table-cell office:value-type="float" office:value="12646.1368518889" calcext:value-type="float">
            <text:p>12646.14</text:p>
          </table:table-cell>
          <table:table-cell office:value-type="float" office:value="14716.4677392166" calcext:value-type="float">
            <text:p>14716.47</text:p>
          </table:table-cell>
          <table:table-cell office:value-type="float" office:value="17659.7612870599" calcext:value-type="float">
            <text:p>17659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2" calcext:value-type="float">
            <text:p>42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4613.4264191345" calcext:value-type="float">
            <text:p>14613.43</text:p>
          </table:table-cell>
          <table:table-cell office:value-type="float" office:value="31752.1861300698" calcext:value-type="float">
            <text:p>31752.19</text:p>
          </table:table-cell>
          <table:table-cell office:value-type="float" office:value="7397.54730549353" calcext:value-type="float">
            <text:p>7397.55</text:p>
          </table:table-cell>
          <table:table-cell office:value-type="float" office:value="54723706.1370146" calcext:value-type="float">
            <text:p>54723706.14</text:p>
          </table:table-cell>
          <table:table-cell office:value-type="float" office:value="12285.9550367157" calcext:value-type="float">
            <text:p>12285.96</text:p>
          </table:table-cell>
          <table:table-cell office:value-type="float" office:value="14613.4264191345" calcext:value-type="float">
            <text:p>14613.43</text:p>
          </table:table-cell>
          <table:table-cell office:value-type="float" office:value="17536.1117029615" calcext:value-type="float">
            <text:p>17536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3" calcext:value-type="float">
            <text:p>43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5228.2300976141" calcext:value-type="float">
            <text:p>15228.23</text:p>
          </table:table-cell>
          <table:table-cell office:value-type="float" office:value="31752.1861300698" calcext:value-type="float">
            <text:p>31752.19</text:p>
          </table:table-cell>
          <table:table-cell office:value-type="float" office:value="8315.49278155665" calcext:value-type="float">
            <text:p>8315.49</text:p>
          </table:table-cell>
          <table:table-cell office:value-type="float" office:value="69147420.2001208" calcext:value-type="float">
            <text:p>69147420.20</text:p>
          </table:table-cell>
          <table:table-cell office:value-type="float" office:value="12599.279491601" calcext:value-type="float">
            <text:p>12599.28</text:p>
          </table:table-cell>
          <table:table-cell office:value-type="float" office:value="15228.2300976141" calcext:value-type="float">
            <text:p>15228.23</text:p>
          </table:table-cell>
          <table:table-cell office:value-type="float" office:value="18273.8761171369" calcext:value-type="float">
            <text:p>18273.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4" calcext:value-type="float">
            <text:p>44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4081.650283605" calcext:value-type="float">
            <text:p>14081.65</text:p>
          </table:table-cell>
          <table:table-cell office:value-type="float" office:value="33747.6835038553" calcext:value-type="float">
            <text:p>33747.68</text:p>
          </table:table-cell>
          <table:table-cell office:value-type="float" office:value="8817.32307968185" calcext:value-type="float">
            <text:p>8817.32</text:p>
          </table:table-cell>
          <table:table-cell office:value-type="float" office:value="77745186.2914902" calcext:value-type="float">
            <text:p>77745186.29</text:p>
          </table:table-cell>
          <table:table-cell office:value-type="float" office:value="12203.2472150972" calcext:value-type="float">
            <text:p>12203.25</text:p>
          </table:table-cell>
          <table:table-cell office:value-type="float" office:value="14081.650283605" calcext:value-type="float">
            <text:p>14081.65</text:p>
          </table:table-cell>
          <table:table-cell office:value-type="float" office:value="16897.980340326" calcext:value-type="float">
            <text:p>16897.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5" calcext:value-type="float">
            <text:p>45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3151.3271466231" calcext:value-type="float">
            <text:p>13151.33</text:p>
          </table:table-cell>
          <table:table-cell office:value-type="float" office:value="32412.7686543743" calcext:value-type="float">
            <text:p>32412.77</text:p>
          </table:table-cell>
          <table:table-cell office:value-type="float" office:value="8078.56839600026" calcext:value-type="float">
            <text:p>8078.57</text:p>
          </table:table-cell>
          <table:table-cell office:value-type="float" office:value="65263267.3288543" calcext:value-type="float">
            <text:p>65263267.33</text:p>
          </table:table-cell>
          <table:table-cell office:value-type="float" office:value="11487.2148869646" calcext:value-type="float">
            <text:p>11487.21</text:p>
          </table:table-cell>
          <table:table-cell office:value-type="float" office:value="13151.3271466231" calcext:value-type="float">
            <text:p>13151.33</text:p>
          </table:table-cell>
          <table:table-cell office:value-type="float" office:value="15781.5925759477" calcext:value-type="float">
            <text:p>15781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6" calcext:value-type="float">
            <text:p>46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3153.3191334238" calcext:value-type="float">
            <text:p>13153.32</text:p>
          </table:table-cell>
          <table:table-cell office:value-type="float" office:value="31952.1209470323" calcext:value-type="float">
            <text:p>31952.12</text:p>
          </table:table-cell>
          <table:table-cell office:value-type="float" office:value="7984.3606862808" calcext:value-type="float">
            <text:p>7984.36</text:p>
          </table:table-cell>
          <table:table-cell office:value-type="float" office:value="63750015.5686264" calcext:value-type="float">
            <text:p>63750015.57</text:p>
          </table:table-cell>
          <table:table-cell office:value-type="float" office:value="11447.7159515497" calcext:value-type="float">
            <text:p>11447.72</text:p>
          </table:table-cell>
          <table:table-cell office:value-type="float" office:value="13153.3191334238" calcext:value-type="float">
            <text:p>13153.32</text:p>
          </table:table-cell>
          <table:table-cell office:value-type="float" office:value="15783.9829601086" calcext:value-type="float">
            <text:p>15783.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7" calcext:value-type="float">
            <text:p>47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4075.7505150105" calcext:value-type="float">
            <text:p>14075.75</text:p>
          </table:table-cell>
          <table:table-cell office:value-type="float" office:value="31066.252583998" calcext:value-type="float">
            <text:p>31066.25</text:p>
          </table:table-cell>
          <table:table-cell office:value-type="float" office:value="7040.85394218935" calcext:value-type="float">
            <text:p>7040.85</text:p>
          </table:table-cell>
          <table:table-cell office:value-type="float" office:value="49573624.2352433" calcext:value-type="float">
            <text:p>49573624.24</text:p>
          </table:table-cell>
          <table:table-cell office:value-type="float" office:value="11903.4396995205" calcext:value-type="float">
            <text:p>11903.44</text:p>
          </table:table-cell>
          <table:table-cell office:value-type="float" office:value="14075.7505150105" calcext:value-type="float">
            <text:p>14075.75</text:p>
          </table:table-cell>
          <table:table-cell office:value-type="float" office:value="16890.9006180126" calcext:value-type="float">
            <text:p>16890.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8" calcext:value-type="float">
            <text:p>48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5145.4623123843" calcext:value-type="float">
            <text:p>15145.46</text:p>
          </table:table-cell>
          <table:table-cell office:value-type="float" office:value="31786.9416052972" calcext:value-type="float">
            <text:p>31786.94</text:p>
          </table:table-cell>
          <table:table-cell office:value-type="float" office:value="7676.95069968446" calcext:value-type="float">
            <text:p>7676.95</text:p>
          </table:table-cell>
          <table:table-cell office:value-type="float" office:value="58935572.0453856" calcext:value-type="float">
            <text:p>58935572.05</text:p>
          </table:table-cell>
          <table:table-cell office:value-type="float" office:value="12564.3308235423" calcext:value-type="float">
            <text:p>12564.33</text:p>
          </table:table-cell>
          <table:table-cell office:value-type="float" office:value="15145.4623123843" calcext:value-type="float">
            <text:p>15145.46</text:p>
          </table:table-cell>
          <table:table-cell office:value-type="float" office:value="18174.5547748611" calcext:value-type="float">
            <text:p>18174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9" calcext:value-type="float">
            <text:p>49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5558.1386558704" calcext:value-type="float">
            <text:p>15558.14</text:p>
          </table:table-cell>
          <table:table-cell office:value-type="float" office:value="34287.2852547804" calcext:value-type="float">
            <text:p>34287.29</text:p>
          </table:table-cell>
          <table:table-cell office:value-type="float" office:value="7641.70958323923" calcext:value-type="float">
            <text:p>7641.71</text:p>
          </table:table-cell>
          <table:table-cell office:value-type="float" office:value="58395725.3545703" calcext:value-type="float">
            <text:p>58395725.35</text:p>
          </table:table-cell>
          <table:table-cell office:value-type="float" office:value="13133.6647439416" calcext:value-type="float">
            <text:p>13133.66</text:p>
          </table:table-cell>
          <table:table-cell office:value-type="float" office:value="15558.1386558704" calcext:value-type="float">
            <text:p>15558.14</text:p>
          </table:table-cell>
          <table:table-cell office:value-type="float" office:value="18669.7663870445" calcext:value-type="float">
            <text:p>18669.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50" calcext:value-type="float">
            <text:p>50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4037.5795282455" calcext:value-type="float">
            <text:p>14037.58</text:p>
          </table:table-cell>
          <table:table-cell office:value-type="float" office:value="29410.8900128789" calcext:value-type="float">
            <text:p>29410.89</text:p>
          </table:table-cell>
          <table:table-cell office:value-type="float" office:value="7239.80292599004" calcext:value-type="float">
            <text:p>7239.80</text:p>
          </table:table-cell>
          <table:table-cell office:value-type="float" office:value="52414746.407174" calcext:value-type="float">
            <text:p>52414746.41</text:p>
          </table:table-cell>
          <table:table-cell office:value-type="float" office:value="11650.2345287849" calcext:value-type="float">
            <text:p>11650.23</text:p>
          </table:table-cell>
          <table:table-cell office:value-type="float" office:value="14037.5795282455" calcext:value-type="float">
            <text:p>14037.58</text:p>
          </table:table-cell>
          <table:table-cell office:value-type="float" office:value="16845.0954338946" calcext:value-type="float">
            <text:p>16845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51" calcext:value-type="float">
            <text:p>51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4034.0864727625" calcext:value-type="float">
            <text:p>14034.09</text:p>
          </table:table-cell>
          <table:table-cell office:value-type="float" office:value="28305.2881957001" calcext:value-type="float">
            <text:p>28305.29</text:p>
          </table:table-cell>
          <table:table-cell office:value-type="float" office:value="6730.99629227542" calcext:value-type="float">
            <text:p>6731.00</text:p>
          </table:table-cell>
          <table:table-cell office:value-type="float" office:value="45306311.0866255" calcext:value-type="float">
            <text:p>45306311.09</text:p>
          </table:table-cell>
          <table:table-cell office:value-type="float" office:value="11463.7031494229" calcext:value-type="float">
            <text:p>11463.70</text:p>
          </table:table-cell>
          <table:table-cell office:value-type="float" office:value="14034.0864727625" calcext:value-type="float">
            <text:p>14034.09</text:p>
          </table:table-cell>
          <table:table-cell office:value-type="float" office:value="16840.903767315" calcext:value-type="float">
            <text:p>16840.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52" calcext:value-type="float">
            <text:p>52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4666.7431224888" calcext:value-type="float">
            <text:p>14666.74</text:p>
          </table:table-cell>
          <table:table-cell office:value-type="float" office:value="27858.419269509" calcext:value-type="float">
            <text:p>27858.42</text:p>
          </table:table-cell>
          <table:table-cell office:value-type="float" office:value="6874.83536490026" calcext:value-type="float">
            <text:p>6874.84</text:p>
          </table:table-cell>
          <table:table-cell office:value-type="float" office:value="47263361.2944833" calcext:value-type="float">
            <text:p>47263361.29</text:p>
          </table:table-cell>
          <table:table-cell office:value-type="float" office:value="11619.9804284855" calcext:value-type="float">
            <text:p>11619.98</text:p>
          </table:table-cell>
          <table:table-cell office:value-type="float" office:value="14666.7431224888" calcext:value-type="float">
            <text:p>14666.74</text:p>
          </table:table-cell>
          <table:table-cell office:value-type="float" office:value="17600.0917469866" calcext:value-type="float">
            <text:p>17600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53" calcext:value-type="float">
            <text:p>53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4895.7867020356" calcext:value-type="float">
            <text:p>14895.79</text:p>
          </table:table-cell>
          <table:table-cell office:value-type="float" office:value="29286.9416052972" calcext:value-type="float">
            <text:p>29286.94</text:p>
          </table:table-cell>
          <table:table-cell office:value-type="float" office:value="6604.94864745501" calcext:value-type="float">
            <text:p>6604.95</text:p>
          </table:table-cell>
          <table:table-cell office:value-type="float" office:value="43625346.6355177" calcext:value-type="float">
            <text:p>43625346.64</text:p>
          </table:table-cell>
          <table:table-cell office:value-type="float" office:value="12011.9374303937" calcext:value-type="float">
            <text:p>12011.94</text:p>
          </table:table-cell>
          <table:table-cell office:value-type="float" office:value="14895.7867020356" calcext:value-type="float">
            <text:p>14895.79</text:p>
          </table:table-cell>
          <table:table-cell office:value-type="float" office:value="17874.9440424427" calcext:value-type="float">
            <text:p>17874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54" calcext:value-type="float">
            <text:p>54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3404.9893676525" calcext:value-type="float">
            <text:p>13404.99</text:p>
          </table:table-cell>
          <table:table-cell office:value-type="float" office:value="31981.464007339" calcext:value-type="float">
            <text:p>31981.46</text:p>
          </table:table-cell>
          <table:table-cell office:value-type="float" office:value="6544.97296721932" calcext:value-type="float">
            <text:p>6544.97</text:p>
          </table:table-cell>
          <table:table-cell office:value-type="float" office:value="42836671.1416316" calcext:value-type="float">
            <text:p>42836671.14</text:p>
          </table:table-cell>
          <table:table-cell office:value-type="float" office:value="11609.6266733021" calcext:value-type="float">
            <text:p>11609.63</text:p>
          </table:table-cell>
          <table:table-cell office:value-type="float" office:value="13404.9893676525" calcext:value-type="float">
            <text:p>13404.99</text:p>
          </table:table-cell>
          <table:table-cell office:value-type="float" office:value="16085.987241183" calcext:value-type="float">
            <text:p>16085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55" calcext:value-type="float">
            <text:p>55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3014.4212073026" calcext:value-type="float">
            <text:p>13014.42</text:p>
          </table:table-cell>
          <table:table-cell office:value-type="float" office:value="29429.5532842377" calcext:value-type="float">
            <text:p>29429.55</text:p>
          </table:table-cell>
          <table:table-cell office:value-type="float" office:value="7254.65386780228" calcext:value-type="float">
            <text:p>7254.65</text:p>
          </table:table-cell>
          <table:table-cell office:value-type="float" office:value="52630002.7416185" calcext:value-type="float">
            <text:p>52630002.74</text:p>
          </table:table-cell>
          <table:table-cell office:value-type="float" office:value="11103.7953804348" calcext:value-type="float">
            <text:p>11103.80</text:p>
          </table:table-cell>
          <table:table-cell office:value-type="float" office:value="13014.4212073026" calcext:value-type="float">
            <text:p>13014.42</text:p>
          </table:table-cell>
          <table:table-cell office:value-type="float" office:value="15617.3054487632" calcext:value-type="float">
            <text:p>15617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56" calcext:value-type="float">
            <text:p>56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3441.1775224418" calcext:value-type="float">
            <text:p>13441.18</text:p>
          </table:table-cell>
          <table:table-cell office:value-type="float" office:value="27858.419269509" calcext:value-type="float">
            <text:p>27858.42</text:p>
          </table:table-cell>
          <table:table-cell office:value-type="float" office:value="7382.40803265142" calcext:value-type="float">
            <text:p>7382.41</text:p>
          </table:table-cell>
          <table:table-cell office:value-type="float" office:value="54499948.3605563" calcext:value-type="float">
            <text:p>54499948.36</text:p>
          </table:table-cell>
          <table:table-cell office:value-type="float" office:value="11114.8776462257" calcext:value-type="float">
            <text:p>11114.88</text:p>
          </table:table-cell>
          <table:table-cell office:value-type="float" office:value="13441.1775224418" calcext:value-type="float">
            <text:p>13441.18</text:p>
          </table:table-cell>
          <table:table-cell office:value-type="float" office:value="16129.4130269301" calcext:value-type="float">
            <text:p>16129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57" calcext:value-type="float">
            <text:p>57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2648.1992776478" calcext:value-type="float">
            <text:p>12648.20</text:p>
          </table:table-cell>
          <table:table-cell office:value-type="float" office:value="38341.0135435424" calcext:value-type="float">
            <text:p>38341.01</text:p>
          </table:table-cell>
          <table:table-cell office:value-type="float" office:value="8306.86817771786" calcext:value-type="float">
            <text:p>8306.87</text:p>
          </table:table-cell>
          <table:table-cell office:value-type="float" office:value="69004058.9219817" calcext:value-type="float">
            <text:p>69004058.92</text:p>
          </table:table-cell>
          <table:table-cell office:value-type="float" office:value="11497.908188181" calcext:value-type="float">
            <text:p>11497.91</text:p>
          </table:table-cell>
          <table:table-cell office:value-type="float" office:value="12648.1992776478" calcext:value-type="float">
            <text:p>12648.20</text:p>
          </table:table-cell>
          <table:table-cell office:value-type="float" office:value="15177.8391331774" calcext:value-type="float">
            <text:p>15177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58" calcext:value-type="float">
            <text:p>58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3209.1723961685" calcext:value-type="float">
            <text:p>13209.17</text:p>
          </table:table-cell>
          <table:table-cell office:value-type="float" office:value="29381.464007339" calcext:value-type="float">
            <text:p>29381.46</text:p>
          </table:table-cell>
          <table:table-cell office:value-type="float" office:value="7985.21222171406" calcext:value-type="float">
            <text:p>7985.21</text:p>
          </table:table-cell>
          <table:table-cell office:value-type="float" office:value="63763614.2258116" calcext:value-type="float">
            <text:p>63763614.23</text:p>
          </table:table-cell>
          <table:table-cell office:value-type="float" office:value="11209.022806647" calcext:value-type="float">
            <text:p>11209.02</text:p>
          </table:table-cell>
          <table:table-cell office:value-type="float" office:value="13209.1723961685" calcext:value-type="float">
            <text:p>13209.17</text:p>
          </table:table-cell>
          <table:table-cell office:value-type="float" office:value="15851.0068754022" calcext:value-type="float">
            <text:p>15851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59" calcext:value-type="float">
            <text:p>59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3391.9373865356" calcext:value-type="float">
            <text:p>13391.94</text:p>
          </table:table-cell>
          <table:table-cell office:value-type="float" office:value="28321.5977901796" calcext:value-type="float">
            <text:p>28321.60</text:p>
          </table:table-cell>
          <table:table-cell office:value-type="float" office:value="7268.42665226381" calcext:value-type="float">
            <text:p>7268.43</text:p>
          </table:table-cell>
          <table:table-cell office:value-type="float" office:value="52830025.9993388" calcext:value-type="float">
            <text:p>52830026.00</text:p>
          </table:table-cell>
          <table:table-cell office:value-type="float" office:value="11162.5445423443" calcext:value-type="float">
            <text:p>11162.54</text:p>
          </table:table-cell>
          <table:table-cell office:value-type="float" office:value="13391.9373865356" calcext:value-type="float">
            <text:p>13391.94</text:p>
          </table:table-cell>
          <table:table-cell office:value-type="float" office:value="16070.3248638427" calcext:value-type="float">
            <text:p>16070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60" calcext:value-type="float">
            <text:p>60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3006.0938752034" calcext:value-type="float">
            <text:p>13006.09</text:p>
          </table:table-cell>
          <table:table-cell office:value-type="float" office:value="28767.6872658395" calcext:value-type="float">
            <text:p>28767.69</text:p>
          </table:table-cell>
          <table:table-cell office:value-type="float" office:value="7198.25191429566" calcext:value-type="float">
            <text:p>7198.25</text:p>
          </table:table-cell>
          <table:table-cell office:value-type="float" office:value="51814830.6216611" calcext:value-type="float">
            <text:p>51814830.62</text:p>
          </table:table-cell>
          <table:table-cell office:value-type="float" office:value="11018.8933778137" calcext:value-type="float">
            <text:p>11018.89</text:p>
          </table:table-cell>
          <table:table-cell office:value-type="float" office:value="13006.0938752034" calcext:value-type="float">
            <text:p>13006.09</text:p>
          </table:table-cell>
          <table:table-cell office:value-type="float" office:value="15607.3126502441" calcext:value-type="float">
            <text:p>15607.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61" calcext:value-type="float">
            <text:p>61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1896.4012710378" calcext:value-type="float">
            <text:p>11896.40</text:p>
          </table:table-cell>
          <table:table-cell office:value-type="float" office:value="26167.6872658395" calcext:value-type="float">
            <text:p>26167.69</text:p>
          </table:table-cell>
          <table:table-cell office:value-type="float" office:value="6404.87387461742" calcext:value-type="float">
            <text:p>6404.87</text:p>
          </table:table-cell>
          <table:table-cell office:value-type="float" office:value="41022409.3497568" calcext:value-type="float">
            <text:p>41022409.35</text:p>
          </table:table-cell>
          <table:table-cell office:value-type="float" office:value="10073.944610983" calcext:value-type="float">
            <text:p>10073.94</text:p>
          </table:table-cell>
          <table:table-cell office:value-type="float" office:value="11896.4012710378" calcext:value-type="float">
            <text:p>11896.40</text:p>
          </table:table-cell>
          <table:table-cell office:value-type="float" office:value="14275.6815252454" calcext:value-type="float">
            <text:p>14275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62" calcext:value-type="float">
            <text:p>62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2955.6724209561" calcext:value-type="float">
            <text:p>12955.67</text:p>
          </table:table-cell>
          <table:table-cell office:value-type="float" office:value="31981.464007339" calcext:value-type="float">
            <text:p>31981.46</text:p>
          </table:table-cell>
          <table:table-cell office:value-type="float" office:value="7181.86312177625" calcext:value-type="float">
            <text:p>7181.86</text:p>
          </table:table-cell>
          <table:table-cell office:value-type="float" office:value="51579157.8999296" calcext:value-type="float">
            <text:p>51579157.90</text:p>
          </table:table-cell>
          <table:table-cell office:value-type="float" office:value="11322.6590608156" calcext:value-type="float">
            <text:p>11322.66</text:p>
          </table:table-cell>
          <table:table-cell office:value-type="float" office:value="12955.6724209561" calcext:value-type="float">
            <text:p>12955.67</text:p>
          </table:table-cell>
          <table:table-cell office:value-type="float" office:value="15546.8069051473" calcext:value-type="float">
            <text:p>15546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63" calcext:value-type="float">
            <text:p>63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3951.2071375943" calcext:value-type="float">
            <text:p>13951.21</text:p>
          </table:table-cell>
          <table:table-cell office:value-type="float" office:value="33901.6892392373" calcext:value-type="float">
            <text:p>33901.69</text:p>
          </table:table-cell>
          <table:table-cell office:value-type="float" office:value="6319.59635207442" calcext:value-type="float">
            <text:p>6319.60</text:p>
          </table:table-cell>
          <table:table-cell office:value-type="float" office:value="39937298.0531523" calcext:value-type="float">
            <text:p>39937298.05</text:p>
          </table:table-cell>
          <table:table-cell office:value-type="float" office:value="12134.9816248158" calcext:value-type="float">
            <text:p>12134.98</text:p>
          </table:table-cell>
          <table:table-cell office:value-type="float" office:value="13951.2071375943" calcext:value-type="float">
            <text:p>13951.21</text:p>
          </table:table-cell>
          <table:table-cell office:value-type="float" office:value="16741.4485651131" calcext:value-type="float">
            <text:p>16741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64" calcext:value-type="float">
            <text:p>64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3660.4144813402" calcext:value-type="float">
            <text:p>13660.41</text:p>
          </table:table-cell>
          <table:table-cell office:value-type="float" office:value="35583.9968603191" calcext:value-type="float">
            <text:p>35584.00</text:p>
          </table:table-cell>
          <table:table-cell office:value-type="float" office:value="6820.24708732527" calcext:value-type="float">
            <text:p>6820.25</text:p>
          </table:table-cell>
          <table:table-cell office:value-type="float" office:value="46515770.3321689" calcext:value-type="float">
            <text:p>46515770.33</text:p>
          </table:table-cell>
          <table:table-cell office:value-type="float" office:value="12078.3350908965" calcext:value-type="float">
            <text:p>12078.34</text:p>
          </table:table-cell>
          <table:table-cell office:value-type="float" office:value="13660.4144813402" calcext:value-type="float">
            <text:p>13660.41</text:p>
          </table:table-cell>
          <table:table-cell office:value-type="float" office:value="16392.4973776082" calcext:value-type="float">
            <text:p>16392.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65" calcext:value-type="float">
            <text:p>65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3022.7075912667" calcext:value-type="float">
            <text:p>13022.71</text:p>
          </table:table-cell>
          <table:table-cell office:value-type="float" office:value="39190.8582625416" calcext:value-type="float">
            <text:p>39190.86</text:p>
          </table:table-cell>
          <table:table-cell office:value-type="float" office:value="7627.84928241611" calcext:value-type="float">
            <text:p>7627.85</text:p>
          </table:table-cell>
          <table:table-cell office:value-type="float" office:value="58184084.675256" calcext:value-type="float">
            <text:p>58184084.68</text:p>
          </table:table-cell>
          <table:table-cell office:value-type="float" office:value="11822.5950153842" calcext:value-type="float">
            <text:p>11822.60</text:p>
          </table:table-cell>
          <table:table-cell office:value-type="float" office:value="13022.7075912667" calcext:value-type="float">
            <text:p>13022.71</text:p>
          </table:table-cell>
          <table:table-cell office:value-type="float" office:value="15627.24910952" calcext:value-type="float">
            <text:p>15627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66" calcext:value-type="float">
            <text:p>66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2190.2186243878" calcext:value-type="float">
            <text:p>12190.22</text:p>
          </table:table-cell>
          <table:table-cell office:value-type="float" office:value="29381.464007339" calcext:value-type="float">
            <text:p>29381.46</text:p>
          </table:table-cell>
          <table:table-cell office:value-type="float" office:value="6916.71862250746" calcext:value-type="float">
            <text:p>6916.72</text:p>
          </table:table-cell>
          <table:table-cell office:value-type="float" office:value="47840996.5029415" calcext:value-type="float">
            <text:p>47840996.50</text:p>
          </table:table-cell>
          <table:table-cell office:value-type="float" office:value="10598.2743191744" calcext:value-type="float">
            <text:p>10598.27</text:p>
          </table:table-cell>
          <table:table-cell office:value-type="float" office:value="12190.2186243878" calcext:value-type="float">
            <text:p>12190.22</text:p>
          </table:table-cell>
          <table:table-cell office:value-type="float" office:value="14628.2623492654" calcext:value-type="float">
            <text:p>14628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67" calcext:value-type="float">
            <text:p>67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3044.719804972" calcext:value-type="float">
            <text:p>13044.72</text:p>
          </table:table-cell>
          <table:table-cell office:value-type="float" office:value="29381.464007339" calcext:value-type="float">
            <text:p>29381.46</text:p>
          </table:table-cell>
          <table:table-cell office:value-type="float" office:value="6818.13576601836" calcext:value-type="float">
            <text:p>6818.14</text:p>
          </table:table-cell>
          <table:table-cell office:value-type="float" office:value="46486975.3238588" calcext:value-type="float">
            <text:p>46486975.32</text:p>
          </table:table-cell>
          <table:table-cell office:value-type="float" office:value="11115.6182537006" calcext:value-type="float">
            <text:p>11115.62</text:p>
          </table:table-cell>
          <table:table-cell office:value-type="float" office:value="13044.719804972" calcext:value-type="float">
            <text:p>13044.72</text:p>
          </table:table-cell>
          <table:table-cell office:value-type="float" office:value="15653.6637659664" calcext:value-type="float">
            <text:p>15653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68" calcext:value-type="float">
            <text:p>68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3255.9681274479" calcext:value-type="float">
            <text:p>13255.97</text:p>
          </table:table-cell>
          <table:table-cell office:value-type="float" office:value="31931.7455472119" calcext:value-type="float">
            <text:p>31931.75</text:p>
          </table:table-cell>
          <table:table-cell office:value-type="float" office:value="7233.38175106862" calcext:value-type="float">
            <text:p>7233.38</text:p>
          </table:table-cell>
          <table:table-cell office:value-type="float" office:value="52321811.5566926" calcext:value-type="float">
            <text:p>52321811.56</text:p>
          </table:table-cell>
          <table:table-cell office:value-type="float" office:value="11511.1592781825" calcext:value-type="float">
            <text:p>11511.16</text:p>
          </table:table-cell>
          <table:table-cell office:value-type="float" office:value="13255.9681274479" calcext:value-type="float">
            <text:p>13255.97</text:p>
          </table:table-cell>
          <table:table-cell office:value-type="float" office:value="15907.1617529374" calcext:value-type="float">
            <text:p>15907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69" calcext:value-type="float">
            <text:p>69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4035.2878894034" calcext:value-type="float">
            <text:p>14035.29</text:p>
          </table:table-cell>
          <table:table-cell office:value-type="float" office:value="34499.8696339251" calcext:value-type="float">
            <text:p>34499.87</text:p>
          </table:table-cell>
          <table:table-cell office:value-type="float" office:value="7757.60590464464" calcext:value-type="float">
            <text:p>7757.61</text:p>
          </table:table-cell>
          <table:table-cell office:value-type="float" office:value="60180449.3717774" calcext:value-type="float">
            <text:p>60180449.37</text:p>
          </table:table-cell>
          <table:table-cell office:value-type="float" office:value="12242.4844940939" calcext:value-type="float">
            <text:p>12242.48</text:p>
          </table:table-cell>
          <table:table-cell office:value-type="float" office:value="14035.2878894034" calcext:value-type="float">
            <text:p>14035.29</text:p>
          </table:table-cell>
          <table:table-cell office:value-type="float" office:value="16842.3454672841" calcext:value-type="float">
            <text:p>16842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70" calcext:value-type="float">
            <text:p>70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3248.6507535618" calcext:value-type="float">
            <text:p>13248.65</text:p>
          </table:table-cell>
          <table:table-cell office:value-type="float" office:value="34118.2854866684" calcext:value-type="float">
            <text:p>34118.29</text:p>
          </table:table-cell>
          <table:table-cell office:value-type="float" office:value="7236.87221873525" calcext:value-type="float">
            <text:p>7236.87</text:p>
          </table:table-cell>
          <table:table-cell office:value-type="float" office:value="52372319.5103021" calcext:value-type="float">
            <text:p>52372319.51</text:p>
          </table:table-cell>
          <table:table-cell office:value-type="float" office:value="11689.0506178473" calcext:value-type="float">
            <text:p>11689.05</text:p>
          </table:table-cell>
          <table:table-cell office:value-type="float" office:value="13248.6507535618" calcext:value-type="float">
            <text:p>13248.65</text:p>
          </table:table-cell>
          <table:table-cell office:value-type="float" office:value="15898.3809042742" calcext:value-type="float">
            <text:p>15898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71" calcext:value-type="float">
            <text:p>71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2961.4881009517" calcext:value-type="float">
            <text:p>12961.49</text:p>
          </table:table-cell>
          <table:table-cell office:value-type="float" office:value="34118.2854866684" calcext:value-type="float">
            <text:p>34118.29</text:p>
          </table:table-cell>
          <table:table-cell office:value-type="float" office:value="7211.47886724723" calcext:value-type="float">
            <text:p>7211.48</text:p>
          </table:table-cell>
          <table:table-cell office:value-type="float" office:value="52005427.4527534" calcext:value-type="float">
            <text:p>52005427.45</text:p>
          </table:table-cell>
          <table:table-cell office:value-type="float" office:value="11491.5872457202" calcext:value-type="float">
            <text:p>11491.59</text:p>
          </table:table-cell>
          <table:table-cell office:value-type="float" office:value="12961.4881009517" calcext:value-type="float">
            <text:p>12961.49</text:p>
          </table:table-cell>
          <table:table-cell office:value-type="float" office:value="15553.785721142" calcext:value-type="float">
            <text:p>15553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72" calcext:value-type="float">
            <text:p>72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2993.239228907" calcext:value-type="float">
            <text:p>12993.24</text:p>
          </table:table-cell>
          <table:table-cell office:value-type="float" office:value="33747.6835038553" calcext:value-type="float">
            <text:p>33747.68</text:p>
          </table:table-cell>
          <table:table-cell office:value-type="float" office:value="7672.75731846795" calcext:value-type="float">
            <text:p>7672.76</text:p>
          </table:table-cell>
          <table:table-cell office:value-type="float" office:value="58871204.8681036" calcext:value-type="float">
            <text:p>58871204.87</text:p>
          </table:table-cell>
          <table:table-cell office:value-type="float" office:value="11487.1962636336" calcext:value-type="float">
            <text:p>11487.20</text:p>
          </table:table-cell>
          <table:table-cell office:value-type="float" office:value="12993.239228907" calcext:value-type="float">
            <text:p>12993.24</text:p>
          </table:table-cell>
          <table:table-cell office:value-type="float" office:value="15591.8870746884" calcext:value-type="float">
            <text:p>15591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73" calcext:value-type="float">
            <text:p>73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2722.2303599122" calcext:value-type="float">
            <text:p>12722.23</text:p>
          </table:table-cell>
          <table:table-cell office:value-type="float" office:value="29381.464007339" calcext:value-type="float">
            <text:p>29381.46</text:p>
          </table:table-cell>
          <table:table-cell office:value-type="float" office:value="7245.18351799217" calcext:value-type="float">
            <text:p>7245.18</text:p>
          </table:table-cell>
          <table:table-cell office:value-type="float" office:value="52492684.2093854" calcext:value-type="float">
            <text:p>52492684.21</text:p>
          </table:table-cell>
          <table:table-cell office:value-type="float" office:value="10926.4954777743" calcext:value-type="float">
            <text:p>10926.50</text:p>
          </table:table-cell>
          <table:table-cell office:value-type="float" office:value="12722.2303599122" calcext:value-type="float">
            <text:p>12722.23</text:p>
          </table:table-cell>
          <table:table-cell office:value-type="float" office:value="15266.6764318946" calcext:value-type="float">
            <text:p>15266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74" calcext:value-type="float">
            <text:p>74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3683.0322466307" calcext:value-type="float">
            <text:p>13683.03</text:p>
          </table:table-cell>
          <table:table-cell office:value-type="float" office:value="29381.464007339" calcext:value-type="float">
            <text:p>29381.46</text:p>
          </table:table-cell>
          <table:table-cell office:value-type="float" office:value="7546.64365798158" calcext:value-type="float">
            <text:p>7546.64</text:p>
          </table:table-cell>
          <table:table-cell office:value-type="float" office:value="56951830.5005536" calcext:value-type="float">
            <text:p>56951830.50</text:p>
          </table:table-cell>
          <table:table-cell office:value-type="float" office:value="11465.9845470257" calcext:value-type="float">
            <text:p>11465.98</text:p>
          </table:table-cell>
          <table:table-cell office:value-type="float" office:value="13683.0322466307" calcext:value-type="float">
            <text:p>13683.03</text:p>
          </table:table-cell>
          <table:table-cell office:value-type="float" office:value="16419.6386959568" calcext:value-type="float">
            <text:p>16419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75" calcext:value-type="float">
            <text:p>75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3644.2620319804" calcext:value-type="float">
            <text:p>13644.26</text:p>
          </table:table-cell>
          <table:table-cell office:value-type="float" office:value="32595.2407488385" calcext:value-type="float">
            <text:p>32595.24</text:p>
          </table:table-cell>
          <table:table-cell office:value-type="float" office:value="7915.30630655495" calcext:value-type="float">
            <text:p>7915.31</text:p>
          </table:table-cell>
          <table:table-cell office:value-type="float" office:value="62652073.9265886" calcext:value-type="float">
            <text:p>62652073.93</text:p>
          </table:table-cell>
          <table:table-cell office:value-type="float" office:value="11818.5115841451" calcext:value-type="float">
            <text:p>11818.51</text:p>
          </table:table-cell>
          <table:table-cell office:value-type="float" office:value="13644.2620319804" calcext:value-type="float">
            <text:p>13644.26</text:p>
          </table:table-cell>
          <table:table-cell office:value-type="float" office:value="16373.1144383764" calcext:value-type="float">
            <text:p>16373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76" calcext:value-type="float">
            <text:p>76</text:p>
          </table:table-cell>
          <table:table-cell office:value-type="float" office:value="965.028153987289" calcext:value-type="float">
            <text:p>965.03</text:p>
          </table:table-cell>
          <table:table-cell office:value-type="float" office:value="13741.6689292184" calcext:value-type="float">
            <text:p>13741.67</text:p>
          </table:table-cell>
          <table:table-cell office:value-type="float" office:value="29381.464007339" calcext:value-type="float">
            <text:p>29381.46</text:p>
          </table:table-cell>
          <table:table-cell office:value-type="float" office:value="6511.54884226713" calcext:value-type="float">
            <text:p>6511.55</text:p>
          </table:table-cell>
          <table:table-cell office:value-type="float" office:value="42400268.3252304" calcext:value-type="float">
            <text:p>42400268.33</text:p>
          </table:table-cell>
          <table:table-cell office:value-type="float" office:value="11496.468570981" calcext:value-type="float">
            <text:p>11496.47</text:p>
          </table:table-cell>
          <table:table-cell office:value-type="float" office:value="13741.6689292184" calcext:value-type="float">
            <text:p>13741.67</text:p>
          </table:table-cell>
          <table:table-cell office:value-type="float" office:value="16490.0027150621" calcext:value-type="float">
            <text:p>1649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77" calcext:value-type="float">
            <text:p>7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577.4691510856" calcext:value-type="float">
            <text:p>13577.47</text:p>
          </table:table-cell>
          <table:table-cell office:value-type="float" office:value="29838.6318783101" calcext:value-type="float">
            <text:p>29838.63</text:p>
          </table:table-cell>
          <table:table-cell office:value-type="float" office:value="6768.33563836045" calcext:value-type="float">
            <text:p>6768.34</text:p>
          </table:table-cell>
          <table:table-cell office:value-type="float" office:value="45810367.3135002" calcext:value-type="float">
            <text:p>45810367.31</text:p>
          </table:table-cell>
          <table:table-cell office:value-type="float" office:value="11457.5604859293" calcext:value-type="float">
            <text:p>11457.56</text:p>
          </table:table-cell>
          <table:table-cell office:value-type="float" office:value="13577.4691510856" calcext:value-type="float">
            <text:p>13577.47</text:p>
          </table:table-cell>
          <table:table-cell office:value-type="float" office:value="16292.9629813027" calcext:value-type="float">
            <text:p>16292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78" calcext:value-type="float">
            <text:p>7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468.8478385355" calcext:value-type="float">
            <text:p>14468.85</text:p>
          </table:table-cell>
          <table:table-cell office:value-type="float" office:value="32806.0437371812" calcext:value-type="float">
            <text:p>32806.04</text:p>
          </table:table-cell>
          <table:table-cell office:value-type="float" office:value="7239.53322916335" calcext:value-type="float">
            <text:p>7239.53</text:p>
          </table:table-cell>
          <table:table-cell office:value-type="float" office:value="52410841.3761603" calcext:value-type="float">
            <text:p>52410841.38</text:p>
          </table:table-cell>
          <table:table-cell office:value-type="float" office:value="12324.8576451706" calcext:value-type="float">
            <text:p>12324.86</text:p>
          </table:table-cell>
          <table:table-cell office:value-type="float" office:value="14468.8478385355" calcext:value-type="float">
            <text:p>14468.85</text:p>
          </table:table-cell>
          <table:table-cell office:value-type="float" office:value="17362.6174062426" calcext:value-type="float">
            <text:p>17362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79" calcext:value-type="float">
            <text:p>7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105.5741263403" calcext:value-type="float">
            <text:p>13105.57</text:p>
          </table:table-cell>
          <table:table-cell office:value-type="float" office:value="32391.7359835919" calcext:value-type="float">
            <text:p>32391.74</text:p>
          </table:table-cell>
          <table:table-cell office:value-type="float" office:value="7342.61659661727" calcext:value-type="float">
            <text:p>7342.62</text:p>
          </table:table-cell>
          <table:table-cell office:value-type="float" office:value="53914018.4849194" calcext:value-type="float">
            <text:p>53914018.48</text:p>
          </table:table-cell>
          <table:table-cell office:value-type="float" office:value="11444.4254358295" calcext:value-type="float">
            <text:p>11444.43</text:p>
          </table:table-cell>
          <table:table-cell office:value-type="float" office:value="13105.5741263403" calcext:value-type="float">
            <text:p>13105.57</text:p>
          </table:table-cell>
          <table:table-cell office:value-type="float" office:value="15726.6889516083" calcext:value-type="float">
            <text:p>15726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80" calcext:value-type="float">
            <text:p>8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966.4436038618" calcext:value-type="float">
            <text:p>12966.44</text:p>
          </table:table-cell>
          <table:table-cell office:value-type="float" office:value="31199.9348169625" calcext:value-type="float">
            <text:p>31199.93</text:p>
          </table:table-cell>
          <table:table-cell office:value-type="float" office:value="6898.84051805822" calcext:value-type="float">
            <text:p>6898.84</text:p>
          </table:table-cell>
          <table:table-cell office:value-type="float" office:value="47594000.4936018" calcext:value-type="float">
            <text:p>47594000.49</text:p>
          </table:table-cell>
          <table:table-cell office:value-type="float" office:value="11247.833298698" calcext:value-type="float">
            <text:p>11247.83</text:p>
          </table:table-cell>
          <table:table-cell office:value-type="float" office:value="12966.4436038618" calcext:value-type="float">
            <text:p>12966.44</text:p>
          </table:table-cell>
          <table:table-cell office:value-type="float" office:value="15559.7323246342" calcext:value-type="float">
            <text:p>15559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81" calcext:value-type="float">
            <text:p>8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238.4981713457" calcext:value-type="float">
            <text:p>13238.50</text:p>
          </table:table-cell>
          <table:table-cell office:value-type="float" office:value="28099.9348169625" calcext:value-type="float">
            <text:p>28099.93</text:p>
          </table:table-cell>
          <table:table-cell office:value-type="float" office:value="6649.7283749451" calcext:value-type="float">
            <text:p>6649.73</text:p>
          </table:table-cell>
          <table:table-cell office:value-type="float" office:value="44218887.46055" calcext:value-type="float">
            <text:p>44218887.46</text:p>
          </table:table-cell>
          <table:table-cell office:value-type="float" office:value="11037.2261665118" calcext:value-type="float">
            <text:p>11037.23</text:p>
          </table:table-cell>
          <table:table-cell office:value-type="float" office:value="13238.4981713457" calcext:value-type="float">
            <text:p>13238.50</text:p>
          </table:table-cell>
          <table:table-cell office:value-type="float" office:value="15886.1978056148" calcext:value-type="float">
            <text:p>15886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82" calcext:value-type="float">
            <text:p>8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435.0440682717" calcext:value-type="float">
            <text:p>12435.04</text:p>
          </table:table-cell>
          <table:table-cell office:value-type="float" office:value="28935.3745316791" calcext:value-type="float">
            <text:p>28935.37</text:p>
          </table:table-cell>
          <table:table-cell office:value-type="float" office:value="7084.06892245619" calcext:value-type="float">
            <text:p>7084.07</text:p>
          </table:table-cell>
          <table:table-cell office:value-type="float" office:value="50184032.4981097" calcext:value-type="float">
            <text:p>50184032.50</text:p>
          </table:table-cell>
          <table:table-cell office:value-type="float" office:value="10693.8409661464" calcext:value-type="float">
            <text:p>10693.84</text:p>
          </table:table-cell>
          <table:table-cell office:value-type="float" office:value="12435.0440682717" calcext:value-type="float">
            <text:p>12435.04</text:p>
          </table:table-cell>
          <table:table-cell office:value-type="float" office:value="14922.052881926" calcext:value-type="float">
            <text:p>14922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83" calcext:value-type="float">
            <text:p>8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004.4415769829" calcext:value-type="float">
            <text:p>14004.44</text:p>
          </table:table-cell>
          <table:table-cell office:value-type="float" office:value="30921.5977901796" calcext:value-type="float">
            <text:p>30921.60</text:p>
          </table:table-cell>
          <table:table-cell office:value-type="float" office:value="6719.59886304669" calcext:value-type="float">
            <text:p>6719.60</text:p>
          </table:table-cell>
          <table:table-cell office:value-type="float" office:value="45153008.8802584" calcext:value-type="float">
            <text:p>45153008.88</text:p>
          </table:table-cell>
          <table:table-cell office:value-type="float" office:value="11831.9645675046" calcext:value-type="float">
            <text:p>11831.96</text:p>
          </table:table-cell>
          <table:table-cell office:value-type="float" office:value="14004.4415769829" calcext:value-type="float">
            <text:p>14004.44</text:p>
          </table:table-cell>
          <table:table-cell office:value-type="float" office:value="16805.3298923795" calcext:value-type="float">
            <text:p>16805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84" calcext:value-type="float">
            <text:p>8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499.1983456549" calcext:value-type="float">
            <text:p>14499.20</text:p>
          </table:table-cell>
          <table:table-cell office:value-type="float" office:value="31998.5530523497" calcext:value-type="float">
            <text:p>31998.55</text:p>
          </table:table-cell>
          <table:table-cell office:value-type="float" office:value="7343.71140360545" calcext:value-type="float">
            <text:p>7343.71</text:p>
          </table:table-cell>
          <table:table-cell office:value-type="float" office:value="53930097.1794447" calcext:value-type="float">
            <text:p>53930097.18</text:p>
          </table:table-cell>
          <table:table-cell office:value-type="float" office:value="12242.8152460549" calcext:value-type="float">
            <text:p>12242.82</text:p>
          </table:table-cell>
          <table:table-cell office:value-type="float" office:value="14499.1983456549" calcext:value-type="float">
            <text:p>14499.20</text:p>
          </table:table-cell>
          <table:table-cell office:value-type="float" office:value="17399.0380147859" calcext:value-type="float">
            <text:p>17399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85" calcext:value-type="float">
            <text:p>8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195.9442187322" calcext:value-type="float">
            <text:p>14195.94</text:p>
          </table:table-cell>
          <table:table-cell office:value-type="float" office:value="28304.508745169" calcext:value-type="float">
            <text:p>28304.51</text:p>
          </table:table-cell>
          <table:table-cell office:value-type="float" office:value="7263.80951767169" calcext:value-type="float">
            <text:p>7263.81</text:p>
          </table:table-cell>
          <table:table-cell office:value-type="float" office:value="52762928.7090178" calcext:value-type="float">
            <text:p>52762928.71</text:p>
          </table:table-cell>
          <table:table-cell office:value-type="float" office:value="11516.8332998713" calcext:value-type="float">
            <text:p>11516.83</text:p>
          </table:table-cell>
          <table:table-cell office:value-type="float" office:value="14195.9442187322" calcext:value-type="float">
            <text:p>14195.94</text:p>
          </table:table-cell>
          <table:table-cell office:value-type="float" office:value="17035.1330624787" calcext:value-type="float">
            <text:p>17035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86" calcext:value-type="float">
            <text:p>8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4966.773123759" calcext:value-type="float">
            <text:p>14966.77</text:p>
          </table:table-cell>
          <table:table-cell office:value-type="float" office:value="31998.5530523497" calcext:value-type="float">
            <text:p>31998.55</text:p>
          </table:table-cell>
          <table:table-cell office:value-type="float" office:value="7240.16773543015" calcext:value-type="float">
            <text:p>7240.17</text:p>
          </table:table-cell>
          <table:table-cell office:value-type="float" office:value="52420028.8371637" calcext:value-type="float">
            <text:p>52420028.84</text:p>
          </table:table-cell>
          <table:table-cell office:value-type="float" office:value="12491.5063925038" calcext:value-type="float">
            <text:p>12491.51</text:p>
          </table:table-cell>
          <table:table-cell office:value-type="float" office:value="14966.773123759" calcext:value-type="float">
            <text:p>14966.77</text:p>
          </table:table-cell>
          <table:table-cell office:value-type="float" office:value="17960.1277485108" calcext:value-type="float">
            <text:p>17960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87" calcext:value-type="float">
            <text:p>8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552.8485050947" calcext:value-type="float">
            <text:p>13552.85</text:p>
          </table:table-cell>
          <table:table-cell office:value-type="float" office:value="33215.8075905685" calcext:value-type="float">
            <text:p>33215.81</text:p>
          </table:table-cell>
          <table:table-cell office:value-type="float" office:value="8261.47738502781" calcext:value-type="float">
            <text:p>8261.48</text:p>
          </table:table-cell>
          <table:table-cell office:value-type="float" office:value="68252008.5833259" calcext:value-type="float">
            <text:p>68252008.58</text:p>
          </table:table-cell>
          <table:table-cell office:value-type="float" office:value="11806.2683660666" calcext:value-type="float">
            <text:p>11806.27</text:p>
          </table:table-cell>
          <table:table-cell office:value-type="float" office:value="13552.8485050947" calcext:value-type="float">
            <text:p>13552.85</text:p>
          </table:table-cell>
          <table:table-cell office:value-type="float" office:value="16263.4182061136" calcext:value-type="float">
            <text:p>16263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88" calcext:value-type="float">
            <text:p>8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920.8992539386" calcext:value-type="float">
            <text:p>13920.90</text:p>
          </table:table-cell>
          <table:table-cell office:value-type="float" office:value="33058.4192695091" calcext:value-type="float">
            <text:p>33058.42</text:p>
          </table:table-cell>
          <table:table-cell office:value-type="float" office:value="7568.96487119417" calcext:value-type="float">
            <text:p>7568.96</text:p>
          </table:table-cell>
          <table:table-cell office:value-type="float" office:value="57289229.2213714" calcext:value-type="float">
            <text:p>57289229.22</text:p>
          </table:table-cell>
          <table:table-cell office:value-type="float" office:value="12024.0863812863" calcext:value-type="float">
            <text:p>12024.09</text:p>
          </table:table-cell>
          <table:table-cell office:value-type="float" office:value="13920.8992539386" calcext:value-type="float">
            <text:p>13920.90</text:p>
          </table:table-cell>
          <table:table-cell office:value-type="float" office:value="16705.0791047264" calcext:value-type="float">
            <text:p>16705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89" calcext:value-type="float">
            <text:p>8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146.4643908125" calcext:value-type="float">
            <text:p>13146.46</text:p>
          </table:table-cell>
          <table:table-cell office:value-type="float" office:value="28767.6872658395" calcext:value-type="float">
            <text:p>28767.69</text:p>
          </table:table-cell>
          <table:table-cell office:value-type="float" office:value="7698.32822405174" calcext:value-type="float">
            <text:p>7698.33</text:p>
          </table:table-cell>
          <table:table-cell office:value-type="float" office:value="59264257.4452315" calcext:value-type="float">
            <text:p>59264257.45</text:p>
          </table:table-cell>
          <table:table-cell office:value-type="float" office:value="11082.3076088949" calcext:value-type="float">
            <text:p>11082.31</text:p>
          </table:table-cell>
          <table:table-cell office:value-type="float" office:value="13146.4643908125" calcext:value-type="float">
            <text:p>13146.46</text:p>
          </table:table-cell>
          <table:table-cell office:value-type="float" office:value="15775.757268975" calcext:value-type="float">
            <text:p>15775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90" calcext:value-type="float">
            <text:p>90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581.7982239545" calcext:value-type="float">
            <text:p>13581.80</text:p>
          </table:table-cell>
          <table:table-cell office:value-type="float" office:value="28965.1803615609" calcext:value-type="float">
            <text:p>28965.18</text:p>
          </table:table-cell>
          <table:table-cell office:value-type="float" office:value="8277.87170215798" calcext:value-type="float">
            <text:p>8277.87</text:p>
          </table:table-cell>
          <table:table-cell office:value-type="float" office:value="68523159.9173878" calcext:value-type="float">
            <text:p>68523159.92</text:p>
          </table:table-cell>
          <table:table-cell office:value-type="float" office:value="11339.4480064395" calcext:value-type="float">
            <text:p>11339.45</text:p>
          </table:table-cell>
          <table:table-cell office:value-type="float" office:value="13581.7982239545" calcext:value-type="float">
            <text:p>13581.80</text:p>
          </table:table-cell>
          <table:table-cell office:value-type="float" office:value="16298.1578687454" calcext:value-type="float">
            <text:p>16298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91" calcext:value-type="float">
            <text:p>91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955.1847917474" calcext:value-type="float">
            <text:p>13955.18</text:p>
          </table:table-cell>
          <table:table-cell office:value-type="float" office:value="35678.7666809765" calcext:value-type="float">
            <text:p>35678.77</text:p>
          </table:table-cell>
          <table:table-cell office:value-type="float" office:value="8394.09773102398" calcext:value-type="float">
            <text:p>8394.10</text:p>
          </table:table-cell>
          <table:table-cell office:value-type="float" office:value="70460876.717982" calcext:value-type="float">
            <text:p>70460876.72</text:p>
          </table:table-cell>
          <table:table-cell office:value-type="float" office:value="12275.6556026164" calcext:value-type="float">
            <text:p>12275.66</text:p>
          </table:table-cell>
          <table:table-cell office:value-type="float" office:value="13955.1847917474" calcext:value-type="float">
            <text:p>13955.18</text:p>
          </table:table-cell>
          <table:table-cell office:value-type="float" office:value="16746.2217500969" calcext:value-type="float">
            <text:p>16746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92" calcext:value-type="float">
            <text:p>92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608.1005887145" calcext:value-type="float">
            <text:p>13608.10</text:p>
          </table:table-cell>
          <table:table-cell office:value-type="float" office:value="30161.2377556149" calcext:value-type="float">
            <text:p>30161.24</text:p>
          </table:table-cell>
          <table:table-cell office:value-type="float" office:value="7851.95701621355" calcext:value-type="float">
            <text:p>7851.96</text:p>
          </table:table-cell>
          <table:table-cell office:value-type="float" office:value="61653228.9844652" calcext:value-type="float">
            <text:p>61653228.98</text:p>
          </table:table-cell>
          <table:table-cell office:value-type="float" office:value="11515.8495857631" calcext:value-type="float">
            <text:p>11515.85</text:p>
          </table:table-cell>
          <table:table-cell office:value-type="float" office:value="13608.1005887145" calcext:value-type="float">
            <text:p>13608.10</text:p>
          </table:table-cell>
          <table:table-cell office:value-type="float" office:value="16329.7207064575" calcext:value-type="float">
            <text:p>16329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93" calcext:value-type="float">
            <text:p>93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3679.5595792503" calcext:value-type="float">
            <text:p>13679.56</text:p>
          </table:table-cell>
          <table:table-cell office:value-type="float" office:value="26730.1163639835" calcext:value-type="float">
            <text:p>26730.12</text:p>
          </table:table-cell>
          <table:table-cell office:value-type="float" office:value="7225.82744636733" calcext:value-type="float">
            <text:p>7225.83</text:p>
          </table:table-cell>
          <table:table-cell office:value-type="float" office:value="52212582.2846754" calcext:value-type="float">
            <text:p>52212582.28</text:p>
          </table:table-cell>
          <table:table-cell office:value-type="float" office:value="10996.8625313721" calcext:value-type="float">
            <text:p>10996.86</text:p>
          </table:table-cell>
          <table:table-cell office:value-type="float" office:value="13679.5595792503" calcext:value-type="float">
            <text:p>13679.56</text:p>
          </table:table-cell>
          <table:table-cell office:value-type="float" office:value="16415.4714951004" calcext:value-type="float">
            <text:p>16415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94" calcext:value-type="float">
            <text:p>94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251.8945755306" calcext:value-type="float">
            <text:p>12251.89</text:p>
          </table:table-cell>
          <table:table-cell office:value-type="float" office:value="28153.9105243401" calcext:value-type="float">
            <text:p>28153.91</text:p>
          </table:table-cell>
          <table:table-cell office:value-type="float" office:value="7427.86430752283" calcext:value-type="float">
            <text:p>7427.86</text:p>
          </table:table-cell>
          <table:table-cell office:value-type="float" office:value="55173168.1709716" calcext:value-type="float">
            <text:p>55173168.17</text:p>
          </table:table-cell>
          <table:table-cell office:value-type="float" office:value="10500.0107225864" calcext:value-type="float">
            <text:p>10500.01</text:p>
          </table:table-cell>
          <table:table-cell office:value-type="float" office:value="12251.8945755306" calcext:value-type="float">
            <text:p>12251.89</text:p>
          </table:table-cell>
          <table:table-cell office:value-type="float" office:value="14702.2734906367" calcext:value-type="float">
            <text:p>14702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95" calcext:value-type="float">
            <text:p>95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956.1553304058" calcext:value-type="float">
            <text:p>12956.16</text:p>
          </table:table-cell>
          <table:table-cell office:value-type="float" office:value="29398.5530523497" calcext:value-type="float">
            <text:p>29398.55</text:p>
          </table:table-cell>
          <table:table-cell office:value-type="float" office:value="7231.56459500683" calcext:value-type="float">
            <text:p>7231.56</text:p>
          </table:table-cell>
          <table:table-cell office:value-type="float" office:value="52295526.4917564" calcext:value-type="float">
            <text:p>52295526.49</text:p>
          </table:table-cell>
          <table:table-cell office:value-type="float" office:value="11053.4679453208" calcext:value-type="float">
            <text:p>11053.47</text:p>
          </table:table-cell>
          <table:table-cell office:value-type="float" office:value="12956.1553304058" calcext:value-type="float">
            <text:p>12956.16</text:p>
          </table:table-cell>
          <table:table-cell office:value-type="float" office:value="15547.3863964869" calcext:value-type="float">
            <text:p>15547.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96" calcext:value-type="float">
            <text:p>96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1655.8440414081" calcext:value-type="float">
            <text:p>11655.84</text:p>
          </table:table-cell>
          <table:table-cell office:value-type="float" office:value="31199.9348169625" calcext:value-type="float">
            <text:p>31199.93</text:p>
          </table:table-cell>
          <table:table-cell office:value-type="float" office:value="7559.97478062636" calcext:value-type="float">
            <text:p>7559.97</text:p>
          </table:table-cell>
          <table:table-cell office:value-type="float" office:value="57153218.6837065" calcext:value-type="float">
            <text:p>57153218.68</text:p>
          </table:table-cell>
          <table:table-cell office:value-type="float" office:value="10370.8681907536" calcext:value-type="float">
            <text:p>10370.87</text:p>
          </table:table-cell>
          <table:table-cell office:value-type="float" office:value="11655.8440414081" calcext:value-type="float">
            <text:p>11655.84</text:p>
          </table:table-cell>
          <table:table-cell office:value-type="float" office:value="13987.0128496897" calcext:value-type="float">
            <text:p>13987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97" calcext:value-type="float">
            <text:p>97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458.3420959757" calcext:value-type="float">
            <text:p>12458.34</text:p>
          </table:table-cell>
          <table:table-cell office:value-type="float" office:value="33521.5977901796" calcext:value-type="float">
            <text:p>33521.60</text:p>
          </table:table-cell>
          <table:table-cell office:value-type="float" office:value="7211.71793867328" calcext:value-type="float">
            <text:p>7211.72</text:p>
          </table:table-cell>
          <table:table-cell office:value-type="float" office:value="52008875.6269819" calcext:value-type="float">
            <text:p>52008875.63</text:p>
          </table:table-cell>
          <table:table-cell office:value-type="float" office:value="11089.0235694851" calcext:value-type="float">
            <text:p>11089.02</text:p>
          </table:table-cell>
          <table:table-cell office:value-type="float" office:value="12458.3420959757" calcext:value-type="float">
            <text:p>12458.34</text:p>
          </table:table-cell>
          <table:table-cell office:value-type="float" office:value="14950.0105151708" calcext:value-type="float">
            <text:p>1495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98" calcext:value-type="float">
            <text:p>98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918.1302367149" calcext:value-type="float">
            <text:p>12918.13</text:p>
          </table:table-cell>
          <table:table-cell office:value-type="float" office:value="33521.5977901796" calcext:value-type="float">
            <text:p>33521.60</text:p>
          </table:table-cell>
          <table:table-cell office:value-type="float" office:value="7946.77557885241" calcext:value-type="float">
            <text:p>7946.78</text:p>
          </table:table-cell>
          <table:table-cell office:value-type="float" office:value="63151242.100645" calcext:value-type="float">
            <text:p>63151242.10</text:p>
          </table:table-cell>
          <table:table-cell office:value-type="float" office:value="11408.9336777279" calcext:value-type="float">
            <text:p>11408.93</text:p>
          </table:table-cell>
          <table:table-cell office:value-type="float" office:value="12918.1302367149" calcext:value-type="float">
            <text:p>12918.13</text:p>
          </table:table-cell>
          <table:table-cell office:value-type="float" office:value="15501.7562840579" calcext:value-type="float">
            <text:p>15501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99" calcext:value-type="float">
            <text:p>99</text:p>
          </table:table-cell>
          <table:table-cell office:value-type="float" office:value="882.842712474619" calcext:value-type="float">
            <text:p>882.84</text:p>
          </table:table-cell>
          <table:table-cell office:value-type="float" office:value="12590.0160919063" calcext:value-type="float">
            <text:p>12590.02</text:p>
          </table:table-cell>
          <table:table-cell office:value-type="float" office:value="33521.5977901796" calcext:value-type="float">
            <text:p>33521.60</text:p>
          </table:table-cell>
          <table:table-cell office:value-type="float" office:value="7800.36988284741" calcext:value-type="float">
            <text:p>7800.37</text:p>
          </table:table-cell>
          <table:table-cell office:value-type="float" office:value="60845770.3092329" calcext:value-type="float">
            <text:p>60845770.31</text:p>
          </table:table-cell>
          <table:table-cell office:value-type="float" office:value="11181.6800821155" calcext:value-type="float">
            <text:p>11181.68</text:p>
          </table:table-cell>
          <table:table-cell office:value-type="float" office:value="12590.0160919063" calcext:value-type="float">
            <text:p>12590.02</text:p>
          </table:table-cell>
          <table:table-cell office:value-type="float" office:value="15108.0193102876" calcext:value-type="float">
            <text:p>15108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0" calcext:value-type="float">
            <text:p>0</text:p>
          </table:table-cell>
          <table:table-cell office:value-type="float" office:value="1124.26406871193" calcext:value-type="float">
            <text:p>1124.26</text:p>
          </table:table-cell>
          <table:table-cell office:value-type="float" office:value="34347.385912751" calcext:value-type="float">
            <text:p>34347.39</text:p>
          </table:table-cell>
          <table:table-cell office:value-type="float" office:value="59080.4559202138" calcext:value-type="float">
            <text:p>59080.46</text:p>
          </table:table-cell>
          <table:table-cell office:value-type="float" office:value="13069.1019650419" calcext:value-type="float">
            <text:p>13069.10</text:p>
          </table:table-cell>
          <table:table-cell office:value-type="float" office:value="170801426.172663" calcext:value-type="float">
            <text:p>170801426.17</text:p>
          </table:table-cell>
          <table:table-cell office:value-type="float" office:value="25119.8424912571" calcext:value-type="float">
            <text:p>25119.84</text:p>
          </table:table-cell>
          <table:table-cell office:value-type="float" office:value="34347.385912751" calcext:value-type="float">
            <text:p>34347.39</text:p>
          </table:table-cell>
          <table:table-cell office:value-type="float" office:value="41216.8630953012" calcext:value-type="float">
            <text:p>41216.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" calcext:value-type="float">
            <text:p>1</text:p>
          </table:table-cell>
          <table:table-cell office:value-type="float" office:value="1124.26406871193" calcext:value-type="float">
            <text:p>1124.26</text:p>
          </table:table-cell>
          <table:table-cell office:value-type="float" office:value="33294.6760232916" calcext:value-type="float">
            <text:p>33294.68</text:p>
          </table:table-cell>
          <table:table-cell office:value-type="float" office:value="56154.1889907858" calcext:value-type="float">
            <text:p>56154.19</text:p>
          </table:table-cell>
          <table:table-cell office:value-type="float" office:value="12468.5378254316" calcext:value-type="float">
            <text:p>12468.54</text:p>
          </table:table-cell>
          <table:table-cell office:value-type="float" office:value="155464435.504218" calcext:value-type="float">
            <text:p>155464435.50</text:p>
          </table:table-cell>
          <table:table-cell office:value-type="float" office:value="23923.4926119333" calcext:value-type="float">
            <text:p>23923.49</text:p>
          </table:table-cell>
          <table:table-cell office:value-type="float" office:value="33294.6760232917" calcext:value-type="float">
            <text:p>33294.68</text:p>
          </table:table-cell>
          <table:table-cell office:value-type="float" office:value="39953.61122795" calcext:value-type="float">
            <text:p>39953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" calcext:value-type="float">
            <text:p>2</text:p>
          </table:table-cell>
          <table:table-cell office:value-type="float" office:value="1124.26406871193" calcext:value-type="float">
            <text:p>1124.26</text:p>
          </table:table-cell>
          <table:table-cell office:value-type="float" office:value="29805.4940723552" calcext:value-type="float">
            <text:p>29805.49</text:p>
          </table:table-cell>
          <table:table-cell office:value-type="float" office:value="54319.8051533946" calcext:value-type="float">
            <text:p>54319.81</text:p>
          </table:table-cell>
          <table:table-cell office:value-type="float" office:value="13281.8517846685" calcext:value-type="float">
            <text:p>13281.85</text:p>
          </table:table-cell>
          <table:table-cell office:value-type="float" office:value="176407586.829902" calcext:value-type="float">
            <text:p>176407586.83</text:p>
          </table:table-cell>
          <table:table-cell office:value-type="float" office:value="22831.1334383936" calcext:value-type="float">
            <text:p>22831.13</text:p>
          </table:table-cell>
          <table:table-cell office:value-type="float" office:value="29805.4940723552" calcext:value-type="float">
            <text:p>29805.49</text:p>
          </table:table-cell>
          <table:table-cell office:value-type="float" office:value="35766.5928868262" calcext:value-type="float">
            <text:p>35766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" calcext:value-type="float">
            <text:p>3</text:p>
          </table:table-cell>
          <table:table-cell office:value-type="float" office:value="1041.42135623731" calcext:value-type="float">
            <text:p>1041.42</text:p>
          </table:table-cell>
          <table:table-cell office:value-type="float" office:value="30248.9634927804" calcext:value-type="float">
            <text:p>30248.96</text:p>
          </table:table-cell>
          <table:table-cell office:value-type="float" office:value="58018.1500214648" calcext:value-type="float">
            <text:p>58018.15</text:p>
          </table:table-cell>
          <table:table-cell office:value-type="float" office:value="13575.144867975" calcext:value-type="float">
            <text:p>13575.14</text:p>
          </table:table-cell>
          <table:table-cell office:value-type="float" office:value="184284558.186509" calcext:value-type="float">
            <text:p>184284558.19</text:p>
          </table:table-cell>
          <table:table-cell office:value-type="float" office:value="23885.8107595196" calcext:value-type="float">
            <text:p>23885.81</text:p>
          </table:table-cell>
          <table:table-cell office:value-type="float" office:value="30248.9634927805" calcext:value-type="float">
            <text:p>30248.96</text:p>
          </table:table-cell>
          <table:table-cell office:value-type="float" office:value="36298.7561913365" calcext:value-type="float">
            <text:p>36298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" calcext:value-type="float">
            <text:p>4</text:p>
          </table:table-cell>
          <table:table-cell office:value-type="float" office:value="1041.42135623731" calcext:value-type="float">
            <text:p>1041.42</text:p>
          </table:table-cell>
          <table:table-cell office:value-type="float" office:value="27180.0021366853" calcext:value-type="float">
            <text:p>27180.00</text:p>
          </table:table-cell>
          <table:table-cell office:value-type="float" office:value="58278.800788284" calcext:value-type="float">
            <text:p>58278.80</text:p>
          </table:table-cell>
          <table:table-cell office:value-type="float" office:value="13390.5944446194" calcext:value-type="float">
            <text:p>13390.59</text:p>
          </table:table-cell>
          <table:table-cell office:value-type="float" office:value="179308019.580272" calcext:value-type="float">
            <text:p>179308019.58</text:p>
          </table:table-cell>
          <table:table-cell office:value-type="float" office:value="22611.0366957905" calcext:value-type="float">
            <text:p>22611.04</text:p>
          </table:table-cell>
          <table:table-cell office:value-type="float" office:value="27180.0021366853" calcext:value-type="float">
            <text:p>27180.00</text:p>
          </table:table-cell>
          <table:table-cell office:value-type="float" office:value="32616.0025640223" calcext:value-type="float">
            <text:p>32616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5" calcext:value-type="float">
            <text:p>5</text:p>
          </table:table-cell>
          <table:table-cell office:value-type="float" office:value="1041.42135623731" calcext:value-type="float">
            <text:p>1041.42</text:p>
          </table:table-cell>
          <table:table-cell office:value-type="float" office:value="27200.8354878132" calcext:value-type="float">
            <text:p>27200.84</text:p>
          </table:table-cell>
          <table:table-cell office:value-type="float" office:value="58278.800788284" calcext:value-type="float">
            <text:p>58278.80</text:p>
          </table:table-cell>
          <table:table-cell office:value-type="float" office:value="13558.6084316336" calcext:value-type="float">
            <text:p>13558.61</text:p>
          </table:table-cell>
          <table:table-cell office:value-type="float" office:value="183835862.602366" calcext:value-type="float">
            <text:p>183835862.60</text:p>
          </table:table-cell>
          <table:table-cell office:value-type="float" office:value="22621.6559091566" calcext:value-type="float">
            <text:p>22621.66</text:p>
          </table:table-cell>
          <table:table-cell office:value-type="float" office:value="27200.8354878132" calcext:value-type="float">
            <text:p>27200.84</text:p>
          </table:table-cell>
          <table:table-cell office:value-type="float" office:value="32641.0025853759" calcext:value-type="float">
            <text:p>32641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6" calcext:value-type="float">
            <text:p>6</text:p>
          </table:table-cell>
          <table:table-cell office:value-type="float" office:value="1041.42135623731" calcext:value-type="float">
            <text:p>1041.42</text:p>
          </table:table-cell>
          <table:table-cell office:value-type="float" office:value="26839.5833939951" calcext:value-type="float">
            <text:p>26839.58</text:p>
          </table:table-cell>
          <table:table-cell office:value-type="float" office:value="53887.9725537468" calcext:value-type="float">
            <text:p>53887.97</text:p>
          </table:table-cell>
          <table:table-cell office:value-type="float" office:value="12589.2878258955" calcext:value-type="float">
            <text:p>12589.29</text:p>
          </table:table-cell>
          <table:table-cell office:value-type="float" office:value="158490167.96324" calcext:value-type="float">
            <text:p>158490167.96</text:p>
          </table:table-cell>
          <table:table-cell office:value-type="float" office:value="21719.7818610113" calcext:value-type="float">
            <text:p>21719.78</text:p>
          </table:table-cell>
          <table:table-cell office:value-type="float" office:value="26839.5833939951" calcext:value-type="float">
            <text:p>26839.58</text:p>
          </table:table-cell>
          <table:table-cell office:value-type="float" office:value="32207.5000727942" calcext:value-type="float">
            <text:p>32207.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7" calcext:value-type="float">
            <text:p>7</text:p>
          </table:table-cell>
          <table:table-cell office:value-type="float" office:value="1041.42135623731" calcext:value-type="float">
            <text:p>1041.42</text:p>
          </table:table-cell>
          <table:table-cell office:value-type="float" office:value="25223.6884989706" calcext:value-type="float">
            <text:p>25223.69</text:p>
          </table:table-cell>
          <table:table-cell office:value-type="float" office:value="53887.9725537468" calcext:value-type="float">
            <text:p>53887.97</text:p>
          </table:table-cell>
          <table:table-cell office:value-type="float" office:value="12950.3221741096" calcext:value-type="float">
            <text:p>12950.32</text:p>
          </table:table-cell>
          <table:table-cell office:value-type="float" office:value="167710844.413234" calcext:value-type="float">
            <text:p>167710844.41</text:p>
          </table:table-cell>
          <table:table-cell office:value-type="float" office:value="20967.758209963" calcext:value-type="float">
            <text:p>20967.76</text:p>
          </table:table-cell>
          <table:table-cell office:value-type="float" office:value="25223.6884989706" calcext:value-type="float">
            <text:p>25223.69</text:p>
          </table:table-cell>
          <table:table-cell office:value-type="float" office:value="30268.4261987647" calcext:value-type="float">
            <text:p>30268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8" calcext:value-type="float">
            <text:p>8</text:p>
          </table:table-cell>
          <table:table-cell office:value-type="float" office:value="1041.42135623731" calcext:value-type="float">
            <text:p>1041.42</text:p>
          </table:table-cell>
          <table:table-cell office:value-type="float" office:value="25918.0842569928" calcext:value-type="float">
            <text:p>25918.08</text:p>
          </table:table-cell>
          <table:table-cell office:value-type="float" office:value="53887.9725537468" calcext:value-type="float">
            <text:p>53887.97</text:p>
          </table:table-cell>
          <table:table-cell office:value-type="float" office:value="13734.7561184551" calcext:value-type="float">
            <text:p>13734.76</text:p>
          </table:table-cell>
          <table:table-cell office:value-type="float" office:value="188643525.633441" calcext:value-type="float">
            <text:p>188643525.63</text:p>
          </table:table-cell>
          <table:table-cell office:value-type="float" office:value="21307.7301629479" calcext:value-type="float">
            <text:p>21307.73</text:p>
          </table:table-cell>
          <table:table-cell office:value-type="float" office:value="25918.0842569928" calcext:value-type="float">
            <text:p>25918.08</text:p>
          </table:table-cell>
          <table:table-cell office:value-type="float" office:value="31101.7011083914" calcext:value-type="float">
            <text:p>31101.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9" calcext:value-type="float">
            <text:p>9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4832.7063749052" calcext:value-type="float">
            <text:p>24832.71</text:p>
          </table:table-cell>
          <table:table-cell office:value-type="float" office:value="59080.4559202138" calcext:value-type="float">
            <text:p>59080.46</text:p>
          </table:table-cell>
          <table:table-cell office:value-type="float" office:value="14264.0377463385" calcext:value-type="float">
            <text:p>14264.04</text:p>
          </table:table-cell>
          <table:table-cell office:value-type="float" office:value="203462772.828969" calcext:value-type="float">
            <text:p>203462772.83</text:p>
          </table:table-cell>
          <table:table-cell office:value-type="float" office:value="21377.4694697712" calcext:value-type="float">
            <text:p>21377.47</text:p>
          </table:table-cell>
          <table:table-cell office:value-type="float" office:value="24832.7063749052" calcext:value-type="float">
            <text:p>24832.71</text:p>
          </table:table-cell>
          <table:table-cell office:value-type="float" office:value="29799.2476498862" calcext:value-type="float">
            <text:p>29799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0" calcext:value-type="float">
            <text:p>10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4715.8666796808" calcext:value-type="float">
            <text:p>24715.87</text:p>
          </table:table-cell>
          <table:table-cell office:value-type="float" office:value="49428.4612320536" calcext:value-type="float">
            <text:p>49428.46</text:p>
          </table:table-cell>
          <table:table-cell office:value-type="float" office:value="12930.3537255669" calcext:value-type="float">
            <text:p>12930.35</text:p>
          </table:table-cell>
          <table:table-cell office:value-type="float" office:value="167194047.468283" calcext:value-type="float">
            <text:p>167194047.47</text:p>
          </table:table-cell>
          <table:table-cell office:value-type="float" office:value="19973.3553859247" calcext:value-type="float">
            <text:p>19973.36</text:p>
          </table:table-cell>
          <table:table-cell office:value-type="float" office:value="24715.8666796808" calcext:value-type="float">
            <text:p>24715.87</text:p>
          </table:table-cell>
          <table:table-cell office:value-type="float" office:value="29659.040015617" calcext:value-type="float">
            <text:p>29659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1" calcext:value-type="float">
            <text:p>11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5430.1109280023" calcext:value-type="float">
            <text:p>25430.11</text:p>
          </table:table-cell>
          <table:table-cell office:value-type="float" office:value="51571.6889079687" calcext:value-type="float">
            <text:p>51571.69</text:p>
          </table:table-cell>
          <table:table-cell office:value-type="float" office:value="13987.8100174344" calcext:value-type="float">
            <text:p>13987.81</text:p>
          </table:table-cell>
          <table:table-cell office:value-type="float" office:value="195658829.083839" calcext:value-type="float">
            <text:p>195658829.08</text:p>
          </table:table-cell>
          <table:table-cell office:value-type="float" office:value="20678.3211194603" calcext:value-type="float">
            <text:p>20678.32</text:p>
          </table:table-cell>
          <table:table-cell office:value-type="float" office:value="25430.1109280023" calcext:value-type="float">
            <text:p>25430.11</text:p>
          </table:table-cell>
          <table:table-cell office:value-type="float" office:value="30516.1331136028" calcext:value-type="float">
            <text:p>30516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2" calcext:value-type="float">
            <text:p>12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2517.4530204968" calcext:value-type="float">
            <text:p>22517.45</text:p>
          </table:table-cell>
          <table:table-cell office:value-type="float" office:value="56414.839757605" calcext:value-type="float">
            <text:p>56414.84</text:p>
          </table:table-cell>
          <table:table-cell office:value-type="float" office:value="13752.8617134989" calcext:value-type="float">
            <text:p>13752.86</text:p>
          </table:table-cell>
          <table:table-cell office:value-type="float" office:value="189141205.310623" calcext:value-type="float">
            <text:p>189141205.31</text:p>
          </table:table-cell>
          <table:table-cell office:value-type="float" office:value="19659.574832288" calcext:value-type="float">
            <text:p>19659.57</text:p>
          </table:table-cell>
          <table:table-cell office:value-type="float" office:value="22517.4530204968" calcext:value-type="float">
            <text:p>22517.45</text:p>
          </table:table-cell>
          <table:table-cell office:value-type="float" office:value="27020.9436245962" calcext:value-type="float">
            <text:p>27020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3" calcext:value-type="float">
            <text:p>13</text:p>
          </table:table-cell>
          <table:table-cell office:value-type="float" office:value="1006.4495102246" calcext:value-type="float">
            <text:p>1006.45</text:p>
          </table:table-cell>
          <table:table-cell office:value-type="float" office:value="20536.7752574756" calcext:value-type="float">
            <text:p>20536.78</text:p>
          </table:table-cell>
          <table:table-cell office:value-type="float" office:value="50164.0480552151" calcext:value-type="float">
            <text:p>50164.05</text:p>
          </table:table-cell>
          <table:table-cell office:value-type="float" office:value="12678.5183958774" calcext:value-type="float">
            <text:p>12678.52</text:p>
          </table:table-cell>
          <table:table-cell office:value-type="float" office:value="160744828.714602" calcext:value-type="float">
            <text:p>160744828.71</text:p>
          </table:table-cell>
          <table:table-cell office:value-type="float" office:value="17829.2029924564" calcext:value-type="float">
            <text:p>17829.20</text:p>
          </table:table-cell>
          <table:table-cell office:value-type="float" office:value="20536.7752574756" calcext:value-type="float">
            <text:p>20536.78</text:p>
          </table:table-cell>
          <table:table-cell office:value-type="float" office:value="24644.1303089707" calcext:value-type="float">
            <text:p>24644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4" calcext:value-type="float">
            <text:p>14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1759.846126432" calcext:value-type="float">
            <text:p>21759.85</text:p>
          </table:table-cell>
          <table:table-cell office:value-type="float" office:value="57216.4948895349" calcext:value-type="float">
            <text:p>57216.49</text:p>
          </table:table-cell>
          <table:table-cell office:value-type="float" office:value="14315.0981667725" calcext:value-type="float">
            <text:p>14315.10</text:p>
          </table:table-cell>
          <table:table-cell office:value-type="float" office:value="204922035.524333" calcext:value-type="float">
            <text:p>204922035.52</text:p>
          </table:table-cell>
          <table:table-cell office:value-type="float" office:value="19202.4749402276" calcext:value-type="float">
            <text:p>19202.47</text:p>
          </table:table-cell>
          <table:table-cell office:value-type="float" office:value="21759.8461264319" calcext:value-type="float">
            <text:p>21759.85</text:p>
          </table:table-cell>
          <table:table-cell office:value-type="float" office:value="26111.8153517183" calcext:value-type="float">
            <text:p>26111.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5" calcext:value-type="float">
            <text:p>15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2733.6743039889" calcext:value-type="float">
            <text:p>22733.67</text:p>
          </table:table-cell>
          <table:table-cell office:value-type="float" office:value="48731.871806084" calcext:value-type="float">
            <text:p>48731.87</text:p>
          </table:table-cell>
          <table:table-cell office:value-type="float" office:value="12907.542439526" calcext:value-type="float">
            <text:p>12907.54</text:p>
          </table:table-cell>
          <table:table-cell office:value-type="float" office:value="166604651.828165" calcext:value-type="float">
            <text:p>166604651.83</text:p>
          </table:table-cell>
          <table:table-cell office:value-type="float" office:value="18919.5019636879" calcext:value-type="float">
            <text:p>18919.50</text:p>
          </table:table-cell>
          <table:table-cell office:value-type="float" office:value="22733.6743039889" calcext:value-type="float">
            <text:p>22733.67</text:p>
          </table:table-cell>
          <table:table-cell office:value-type="float" office:value="27280.4091647867" calcext:value-type="float">
            <text:p>27280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6" calcext:value-type="float">
            <text:p>16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1986.3521655782" calcext:value-type="float">
            <text:p>21986.35</text:p>
          </table:table-cell>
          <table:table-cell office:value-type="float" office:value="48760.9811306679" calcext:value-type="float">
            <text:p>48760.98</text:p>
          </table:table-cell>
          <table:table-cell office:value-type="float" office:value="12613.340466136" calcext:value-type="float">
            <text:p>12613.34</text:p>
          </table:table-cell>
          <table:table-cell office:value-type="float" office:value="159096357.714663" calcext:value-type="float">
            <text:p>159096357.71</text:p>
          </table:table-cell>
          <table:table-cell office:value-type="float" office:value="18527.2679194889" calcext:value-type="float">
            <text:p>18527.27</text:p>
          </table:table-cell>
          <table:table-cell office:value-type="float" office:value="21986.3521655782" calcext:value-type="float">
            <text:p>21986.35</text:p>
          </table:table-cell>
          <table:table-cell office:value-type="float" office:value="26383.6225986938" calcext:value-type="float">
            <text:p>26383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7" calcext:value-type="float">
            <text:p>17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0104.4296531258" calcext:value-type="float">
            <text:p>20104.43</text:p>
          </table:table-cell>
          <table:table-cell office:value-type="float" office:value="50591.8830920368" calcext:value-type="float">
            <text:p>50591.88</text:p>
          </table:table-cell>
          <table:table-cell office:value-type="float" office:value="12557.7143155414" calcext:value-type="float">
            <text:p>12557.71</text:p>
          </table:table-cell>
          <table:table-cell office:value-type="float" office:value="157696188.830753" calcext:value-type="float">
            <text:p>157696188.83</text:p>
          </table:table-cell>
          <table:table-cell office:value-type="float" office:value="17574.8232332272" calcext:value-type="float">
            <text:p>17574.82</text:p>
          </table:table-cell>
          <table:table-cell office:value-type="float" office:value="20104.4296531258" calcext:value-type="float">
            <text:p>20104.43</text:p>
          </table:table-cell>
          <table:table-cell office:value-type="float" office:value="24125.315583751" calcext:value-type="float">
            <text:p>24125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8" calcext:value-type="float">
            <text:p>18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9895.969089523" calcext:value-type="float">
            <text:p>19895.97</text:p>
          </table:table-cell>
          <table:table-cell office:value-type="float" office:value="54172.8150674602" calcext:value-type="float">
            <text:p>54172.82</text:p>
          </table:table-cell>
          <table:table-cell office:value-type="float" office:value="12621.2136862318" calcext:value-type="float">
            <text:p>12621.21</text:p>
          </table:table-cell>
          <table:table-cell office:value-type="float" office:value="159295034.913524" calcext:value-type="float">
            <text:p>159295034.91</text:p>
          </table:table-cell>
          <table:table-cell office:value-type="float" office:value="17693.5467493079" calcext:value-type="float">
            <text:p>17693.55</text:p>
          </table:table-cell>
          <table:table-cell office:value-type="float" office:value="19895.9690895231" calcext:value-type="float">
            <text:p>19895.97</text:p>
          </table:table-cell>
          <table:table-cell office:value-type="float" office:value="23875.1629074276" calcext:value-type="float">
            <text:p>23875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9" calcext:value-type="float">
            <text:p>19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9562.9624762994" calcext:value-type="float">
            <text:p>19562.96</text:p>
          </table:table-cell>
          <table:table-cell office:value-type="float" office:value="43455.8441227157" calcext:value-type="float">
            <text:p>43455.84</text:p>
          </table:table-cell>
          <table:table-cell office:value-type="float" office:value="11325.2470702913" calcext:value-type="float">
            <text:p>11325.25</text:p>
          </table:table-cell>
          <table:table-cell office:value-type="float" office:value="128261221.203142" calcext:value-type="float">
            <text:p>128261221.20</text:p>
          </table:table-cell>
          <table:table-cell office:value-type="float" office:value="16510.7717615023" calcext:value-type="float">
            <text:p>16510.77</text:p>
          </table:table-cell>
          <table:table-cell office:value-type="float" office:value="19562.9624762994" calcext:value-type="float">
            <text:p>19562.96</text:p>
          </table:table-cell>
          <table:table-cell office:value-type="float" office:value="23475.5549715593" calcext:value-type="float">
            <text:p>23475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0" calcext:value-type="float">
            <text:p>20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0130.6976778646" calcext:value-type="float">
            <text:p>20130.70</text:p>
          </table:table-cell>
          <table:table-cell office:value-type="float" office:value="49428.4612320536" calcext:value-type="float">
            <text:p>49428.46</text:p>
          </table:table-cell>
          <table:table-cell office:value-type="float" office:value="11788.1875673505" calcext:value-type="float">
            <text:p>11788.19</text:p>
          </table:table-cell>
          <table:table-cell office:value-type="float" office:value="138961366.123037" calcext:value-type="float">
            <text:p>138961366.12</text:p>
          </table:table-cell>
          <table:table-cell office:value-type="float" office:value="17491.322779909" calcext:value-type="float">
            <text:p>17491.32</text:p>
          </table:table-cell>
          <table:table-cell office:value-type="float" office:value="20130.6976778646" calcext:value-type="float">
            <text:p>20130.70</text:p>
          </table:table-cell>
          <table:table-cell office:value-type="float" office:value="24156.8372134375" calcext:value-type="float">
            <text:p>24156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1" calcext:value-type="float">
            <text:p>21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20381.1318160531" calcext:value-type="float">
            <text:p>20381.13</text:p>
          </table:table-cell>
          <table:table-cell office:value-type="float" office:value="46075.4564171168" calcext:value-type="float">
            <text:p>46075.46</text:p>
          </table:table-cell>
          <table:table-cell office:value-type="float" office:value="11759.1761528994" calcext:value-type="float">
            <text:p>11759.18</text:p>
          </table:table-cell>
          <table:table-cell office:value-type="float" office:value="138278223.794918" calcext:value-type="float">
            <text:p>138278223.79</text:p>
          </table:table-cell>
          <table:table-cell office:value-type="float" office:value="17294.4347150936" calcext:value-type="float">
            <text:p>17294.43</text:p>
          </table:table-cell>
          <table:table-cell office:value-type="float" office:value="20381.1318160531" calcext:value-type="float">
            <text:p>20381.13</text:p>
          </table:table-cell>
          <table:table-cell office:value-type="float" office:value="24457.3581792637" calcext:value-type="float">
            <text:p>24457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2" calcext:value-type="float">
            <text:p>22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9587.5828902624" calcext:value-type="float">
            <text:p>19587.58</text:p>
          </table:table-cell>
          <table:table-cell office:value-type="float" office:value="43901.2131840277" calcext:value-type="float">
            <text:p>43901.21</text:p>
          </table:table-cell>
          <table:table-cell office:value-type="float" office:value="11013.5135900826" calcext:value-type="float">
            <text:p>11013.51</text:p>
          </table:table-cell>
          <table:table-cell office:value-type="float" office:value="121297481.598934" calcext:value-type="float">
            <text:p>121297481.60</text:p>
          </table:table-cell>
          <table:table-cell office:value-type="float" office:value="16580.4687735502" calcext:value-type="float">
            <text:p>16580.47</text:p>
          </table:table-cell>
          <table:table-cell office:value-type="float" office:value="19587.5828902624" calcext:value-type="float">
            <text:p>19587.58</text:p>
          </table:table-cell>
          <table:table-cell office:value-type="float" office:value="23505.0994683149" calcext:value-type="float">
            <text:p>23505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3" calcext:value-type="float">
            <text:p>23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9432.4882406372" calcext:value-type="float">
            <text:p>19432.49</text:p>
          </table:table-cell>
          <table:table-cell office:value-type="float" office:value="42814.5200171718" calcext:value-type="float">
            <text:p>42814.52</text:p>
          </table:table-cell>
          <table:table-cell office:value-type="float" office:value="10672.3493758717" calcext:value-type="float">
            <text:p>10672.35</text:p>
          </table:table-cell>
          <table:table-cell office:value-type="float" office:value="113899041.20067" calcext:value-type="float">
            <text:p>113899041.20</text:p>
          </table:table-cell>
          <table:table-cell office:value-type="float" office:value="16356.1016202327" calcext:value-type="float">
            <text:p>16356.10</text:p>
          </table:table-cell>
          <table:table-cell office:value-type="float" office:value="19432.4882406372" calcext:value-type="float">
            <text:p>19432.49</text:p>
          </table:table-cell>
          <table:table-cell office:value-type="float" office:value="23318.9858887646" calcext:value-type="float">
            <text:p>23318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4" calcext:value-type="float">
            <text:p>24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9636.5884760153" calcext:value-type="float">
            <text:p>19636.59</text:p>
          </table:table-cell>
          <table:table-cell office:value-type="float" office:value="42814.5200171718" calcext:value-type="float">
            <text:p>42814.52</text:p>
          </table:table-cell>
          <table:table-cell office:value-type="float" office:value="10732.1630879335" calcext:value-type="float">
            <text:p>10732.16</text:p>
          </table:table-cell>
          <table:table-cell office:value-type="float" office:value="115179324.546002" calcext:value-type="float">
            <text:p>115179324.55</text:p>
          </table:table-cell>
          <table:table-cell office:value-type="float" office:value="16465.9326893809" calcext:value-type="float">
            <text:p>16465.93</text:p>
          </table:table-cell>
          <table:table-cell office:value-type="float" office:value="19636.5884760153" calcext:value-type="float">
            <text:p>19636.59</text:p>
          </table:table-cell>
          <table:table-cell office:value-type="float" office:value="23563.9061712183" calcext:value-type="float">
            <text:p>23563.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5" calcext:value-type="float">
            <text:p>25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9181.0065184159" calcext:value-type="float">
            <text:p>19181.01</text:p>
          </table:table-cell>
          <table:table-cell office:value-type="float" office:value="44923.3511926287" calcext:value-type="float">
            <text:p>44923.35</text:p>
          </table:table-cell>
          <table:table-cell office:value-type="float" office:value="10150.5721667086" calcext:value-type="float">
            <text:p>10150.57</text:p>
          </table:table-cell>
          <table:table-cell office:value-type="float" office:value="103034115.31156" calcext:value-type="float">
            <text:p>103034115.31</text:p>
          </table:table-cell>
          <table:table-cell office:value-type="float" office:value="16460.3320781921" calcext:value-type="float">
            <text:p>16460.33</text:p>
          </table:table-cell>
          <table:table-cell office:value-type="float" office:value="19181.0065184159" calcext:value-type="float">
            <text:p>19181.01</text:p>
          </table:table-cell>
          <table:table-cell office:value-type="float" office:value="23017.207822099" calcext:value-type="float">
            <text:p>23017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6" calcext:value-type="float">
            <text:p>26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8275.552002602" calcext:value-type="float">
            <text:p>18275.55</text:p>
          </table:table-cell>
          <table:table-cell office:value-type="float" office:value="46326.2379212493" calcext:value-type="float">
            <text:p>46326.24</text:p>
          </table:table-cell>
          <table:table-cell office:value-type="float" office:value="10757.6111883094" calcext:value-type="float">
            <text:p>10757.61</text:p>
          </table:table-cell>
          <table:table-cell office:value-type="float" office:value="115726198.47884" calcext:value-type="float">
            <text:p>115726198.48</text:p>
          </table:table-cell>
          <table:table-cell office:value-type="float" office:value="16014.6136008275" calcext:value-type="float">
            <text:p>16014.61</text:p>
          </table:table-cell>
          <table:table-cell office:value-type="float" office:value="18275.552002602" calcext:value-type="float">
            <text:p>18275.55</text:p>
          </table:table-cell>
          <table:table-cell office:value-type="float" office:value="21930.6624031224" calcext:value-type="float">
            <text:p>21930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7" calcext:value-type="float">
            <text:p>27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7591.6984248484" calcext:value-type="float">
            <text:p>17591.70</text:p>
          </table:table-cell>
          <table:table-cell office:value-type="float" office:value="40242.6406871193" calcext:value-type="float">
            <text:p>40242.64</text:p>
          </table:table-cell>
          <table:table-cell office:value-type="float" office:value="10143.0407107573" calcext:value-type="float">
            <text:p>10143.04</text:p>
          </table:table-cell>
          <table:table-cell office:value-type="float" office:value="102881274.860079" calcext:value-type="float">
            <text:p>102881274.86</text:p>
          </table:table-cell>
          <table:table-cell office:value-type="float" office:value="15002.7687872721" calcext:value-type="float">
            <text:p>15002.77</text:p>
          </table:table-cell>
          <table:table-cell office:value-type="float" office:value="17591.6984248484" calcext:value-type="float">
            <text:p>17591.70</text:p>
          </table:table-cell>
          <table:table-cell office:value-type="float" office:value="21110.0381098181" calcext:value-type="float">
            <text:p>21110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8" calcext:value-type="float">
            <text:p>28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8721.3086831833" calcext:value-type="float">
            <text:p>18721.31</text:p>
          </table:table-cell>
          <table:table-cell office:value-type="float" office:value="42193.485306738" calcext:value-type="float">
            <text:p>42193.49</text:p>
          </table:table-cell>
          <table:table-cell office:value-type="float" office:value="10813.4953699893" calcext:value-type="float">
            <text:p>10813.50</text:p>
          </table:table-cell>
          <table:table-cell office:value-type="float" office:value="116931682.116779" calcext:value-type="float">
            <text:p>116931682.12</text:p>
          </table:table-cell>
          <table:table-cell office:value-type="float" office:value="15882.3391984228" calcext:value-type="float">
            <text:p>15882.34</text:p>
          </table:table-cell>
          <table:table-cell office:value-type="float" office:value="18721.3086831833" calcext:value-type="float">
            <text:p>18721.31</text:p>
          </table:table-cell>
          <table:table-cell office:value-type="float" office:value="22465.57041982" calcext:value-type="float">
            <text:p>22465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9" calcext:value-type="float">
            <text:p>29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8207.2785082638" calcext:value-type="float">
            <text:p>18207.28</text:p>
          </table:table-cell>
          <table:table-cell office:value-type="float" office:value="57216.4948895349" calcext:value-type="float">
            <text:p>57216.49</text:p>
          </table:table-cell>
          <table:table-cell office:value-type="float" office:value="11494.8581549814" calcext:value-type="float">
            <text:p>11494.86</text:p>
          </table:table-cell>
          <table:table-cell office:value-type="float" office:value="132131764.003143" calcext:value-type="float">
            <text:p>132131764.00</text:p>
          </table:table-cell>
          <table:table-cell office:value-type="float" office:value="16593.9333218973" calcext:value-type="float">
            <text:p>16593.93</text:p>
          </table:table-cell>
          <table:table-cell office:value-type="float" office:value="18207.2785082638" calcext:value-type="float">
            <text:p>18207.28</text:p>
          </table:table-cell>
          <table:table-cell office:value-type="float" office:value="21848.7342099165" calcext:value-type="float">
            <text:p>21848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0" calcext:value-type="float">
            <text:p>30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7807.6129790653" calcext:value-type="float">
            <text:p>17807.61</text:p>
          </table:table-cell>
          <table:table-cell office:value-type="float" office:value="38863.5562774612" calcext:value-type="float">
            <text:p>38863.56</text:p>
          </table:table-cell>
          <table:table-cell office:value-type="float" office:value="9660.48818761765" calcext:value-type="float">
            <text:p>9660.49</text:p>
          </table:table-cell>
          <table:table-cell office:value-type="float" office:value="93325032.0231001" calcext:value-type="float">
            <text:p>93325032.02</text:p>
          </table:table-cell>
          <table:table-cell office:value-type="float" office:value="14951.8668467227" calcext:value-type="float">
            <text:p>14951.87</text:p>
          </table:table-cell>
          <table:table-cell office:value-type="float" office:value="17807.6129790653" calcext:value-type="float">
            <text:p>17807.61</text:p>
          </table:table-cell>
          <table:table-cell office:value-type="float" office:value="21369.1355748784" calcext:value-type="float">
            <text:p>21369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1" calcext:value-type="float">
            <text:p>31</text:p>
          </table:table-cell>
          <table:table-cell office:value-type="float" office:value="924.264068711929" calcext:value-type="float">
            <text:p>924.26</text:p>
          </table:table-cell>
          <table:table-cell office:value-type="float" office:value="17890.4120649745" calcext:value-type="float">
            <text:p>17890.41</text:p>
          </table:table-cell>
          <table:table-cell office:value-type="float" office:value="43640.7029815409" calcext:value-type="float">
            <text:p>43640.70</text:p>
          </table:table-cell>
          <table:table-cell office:value-type="float" office:value="10706.1015549193" calcext:value-type="float">
            <text:p>10706.10</text:p>
          </table:table-cell>
          <table:table-cell office:value-type="float" office:value="114620610.504246" calcext:value-type="float">
            <text:p>114620610.50</text:p>
          </table:table-cell>
          <table:table-cell office:value-type="float" office:value="15532.9134270604" calcext:value-type="float">
            <text:p>15532.91</text:p>
          </table:table-cell>
          <table:table-cell office:value-type="float" office:value="17890.4120649745" calcext:value-type="float">
            <text:p>17890.41</text:p>
          </table:table-cell>
          <table:table-cell office:value-type="float" office:value="21468.4944779694" calcext:value-type="float">
            <text:p>21468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2" calcext:value-type="float">
            <text:p>32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6134.6573438569" calcext:value-type="float">
            <text:p>16134.66</text:p>
          </table:table-cell>
          <table:table-cell office:value-type="float" office:value="49701.9117289771" calcext:value-type="float">
            <text:p>49701.91</text:p>
          </table:table-cell>
          <table:table-cell office:value-type="float" office:value="9811.75401772419" calcext:value-type="float">
            <text:p>9811.75</text:p>
          </table:table-cell>
          <table:table-cell office:value-type="float" office:value="96270516.9043267" calcext:value-type="float">
            <text:p>96270516.90</text:p>
          </table:table-cell>
          <table:table-cell office:value-type="float" office:value="14672.3686169581" calcext:value-type="float">
            <text:p>14672.37</text:p>
          </table:table-cell>
          <table:table-cell office:value-type="float" office:value="16134.6573438569" calcext:value-type="float">
            <text:p>16134.66</text:p>
          </table:table-cell>
          <table:table-cell office:value-type="float" office:value="19361.5888126282" calcext:value-type="float">
            <text:p>19361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3" calcext:value-type="float">
            <text:p>33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6307.1765839442" calcext:value-type="float">
            <text:p>16307.18</text:p>
          </table:table-cell>
          <table:table-cell office:value-type="float" office:value="38663.6214604987" calcext:value-type="float">
            <text:p>38663.62</text:p>
          </table:table-cell>
          <table:table-cell office:value-type="float" office:value="9874.49580532219" calcext:value-type="float">
            <text:p>9874.50</text:p>
          </table:table-cell>
          <table:table-cell office:value-type="float" office:value="97505667.4093255" calcext:value-type="float">
            <text:p>97505667.41</text:p>
          </table:table-cell>
          <table:table-cell office:value-type="float" office:value="14062.9683443955" calcext:value-type="float">
            <text:p>14062.97</text:p>
          </table:table-cell>
          <table:table-cell office:value-type="float" office:value="16307.1765839442" calcext:value-type="float">
            <text:p>16307.18</text:p>
          </table:table-cell>
          <table:table-cell office:value-type="float" office:value="19568.6119007331" calcext:value-type="float">
            <text:p>19568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4" calcext:value-type="float">
            <text:p>34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7674.1215583969" calcext:value-type="float">
            <text:p>17674.12</text:p>
          </table:table-cell>
          <table:table-cell office:value-type="float" office:value="40682.0270870848" calcext:value-type="float">
            <text:p>40682.03</text:p>
          </table:table-cell>
          <table:table-cell office:value-type="float" office:value="9413.79393790454" calcext:value-type="float">
            <text:p>9413.79</text:p>
          </table:table-cell>
          <table:table-cell office:value-type="float" office:value="88619516.3053282" calcext:value-type="float">
            <text:p>88619516.31</text:p>
          </table:table-cell>
          <table:table-cell office:value-type="float" office:value="15100.6527680608" calcext:value-type="float">
            <text:p>15100.65</text:p>
          </table:table-cell>
          <table:table-cell office:value-type="float" office:value="17674.1215583969" calcext:value-type="float">
            <text:p>17674.12</text:p>
          </table:table-cell>
          <table:table-cell office:value-type="float" office:value="21208.9458700762" calcext:value-type="float">
            <text:p>21208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5" calcext:value-type="float">
            <text:p>35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7647.9486719416" calcext:value-type="float">
            <text:p>17647.95</text:p>
          </table:table-cell>
          <table:table-cell office:value-type="float" office:value="38144.3299263566" calcext:value-type="float">
            <text:p>38144.33</text:p>
          </table:table-cell>
          <table:table-cell office:value-type="float" office:value="9204.3603932474" calcext:value-type="float">
            <text:p>9204.36</text:p>
          </table:table-cell>
          <table:table-cell office:value-type="float" office:value="84720250.2487815" calcext:value-type="float">
            <text:p>84720250.25</text:p>
          </table:table-cell>
          <table:table-cell office:value-type="float" office:value="14767.9248930693" calcext:value-type="float">
            <text:p>14767.92</text:p>
          </table:table-cell>
          <table:table-cell office:value-type="float" office:value="17647.9486719416" calcext:value-type="float">
            <text:p>17647.95</text:p>
          </table:table-cell>
          <table:table-cell office:value-type="float" office:value="21177.5384063299" calcext:value-type="float">
            <text:p>21177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6" calcext:value-type="float">
            <text:p>36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7292.1445189747" calcext:value-type="float">
            <text:p>17292.14</text:p>
          </table:table-cell>
          <table:table-cell office:value-type="float" office:value="38144.3299263566" calcext:value-type="float">
            <text:p>38144.33</text:p>
          </table:table-cell>
          <table:table-cell office:value-type="float" office:value="8348.61834462242" calcext:value-type="float">
            <text:p>8348.62</text:p>
          </table:table-cell>
          <table:table-cell office:value-type="float" office:value="69699428.264166" calcext:value-type="float">
            <text:p>69699428.26</text:p>
          </table:table-cell>
          <table:table-cell office:value-type="float" office:value="14577.3487859624" calcext:value-type="float">
            <text:p>14577.35</text:p>
          </table:table-cell>
          <table:table-cell office:value-type="float" office:value="17292.1445189747" calcext:value-type="float">
            <text:p>17292.14</text:p>
          </table:table-cell>
          <table:table-cell office:value-type="float" office:value="20750.5734227696" calcext:value-type="float">
            <text:p>20750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7" calcext:value-type="float">
            <text:p>37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7099.2979059951" calcext:value-type="float">
            <text:p>17099.30</text:p>
          </table:table-cell>
          <table:table-cell office:value-type="float" office:value="38883.9316772817" calcext:value-type="float">
            <text:p>38883.93</text:p>
          </table:table-cell>
          <table:table-cell office:value-type="float" office:value="8033.41386848416" calcext:value-type="float">
            <text:p>8033.41</text:p>
          </table:table-cell>
          <table:table-cell office:value-type="float" office:value="64535738.3823537" calcext:value-type="float">
            <text:p>64535738.38</text:p>
          </table:table-cell>
          <table:table-cell office:value-type="float" office:value="14559.9578923034" calcext:value-type="float">
            <text:p>14559.96</text:p>
          </table:table-cell>
          <table:table-cell office:value-type="float" office:value="17099.2979059951" calcext:value-type="float">
            <text:p>17099.30</text:p>
          </table:table-cell>
          <table:table-cell office:value-type="float" office:value="20519.1574871941" calcext:value-type="float">
            <text:p>20519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8" calcext:value-type="float">
            <text:p>38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7392.3385884176" calcext:value-type="float">
            <text:p>17392.34</text:p>
          </table:table-cell>
          <table:table-cell office:value-type="float" office:value="38883.9316772817" calcext:value-type="float">
            <text:p>38883.93</text:p>
          </table:table-cell>
          <table:table-cell office:value-type="float" office:value="8144.30590495119" calcext:value-type="float">
            <text:p>8144.31</text:p>
          </table:table-cell>
          <table:table-cell office:value-type="float" office:value="66329718.6734228" calcext:value-type="float">
            <text:p>66329718.67</text:p>
          </table:table-cell>
          <table:table-cell office:value-type="float" office:value="14726.8334465624" calcext:value-type="float">
            <text:p>14726.83</text:p>
          </table:table-cell>
          <table:table-cell office:value-type="float" office:value="17392.3385884176" calcext:value-type="float">
            <text:p>17392.34</text:p>
          </table:table-cell>
          <table:table-cell office:value-type="float" office:value="20870.8063061011" calcext:value-type="float">
            <text:p>20870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9" calcext:value-type="float">
            <text:p>39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7699.6209514716" calcext:value-type="float">
            <text:p>17699.62</text:p>
          </table:table-cell>
          <table:table-cell office:value-type="float" office:value="39941.1254969543" calcext:value-type="float">
            <text:p>39941.13</text:p>
          </table:table-cell>
          <table:table-cell office:value-type="float" office:value="8639.89157119373" calcext:value-type="float">
            <text:p>8639.89</text:p>
          </table:table-cell>
          <table:table-cell office:value-type="float" office:value="74647726.3619846" calcext:value-type="float">
            <text:p>74647726.36</text:p>
          </table:table-cell>
          <table:table-cell office:value-type="float" office:value="15029.5759372938" calcext:value-type="float">
            <text:p>15029.58</text:p>
          </table:table-cell>
          <table:table-cell office:value-type="float" office:value="17699.6209514716" calcext:value-type="float">
            <text:p>17699.62</text:p>
          </table:table-cell>
          <table:table-cell office:value-type="float" office:value="21239.5451417659" calcext:value-type="float">
            <text:p>21239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0" calcext:value-type="float">
            <text:p>40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9840.113262503" calcext:value-type="float">
            <text:p>19840.11</text:p>
          </table:table-cell>
          <table:table-cell office:value-type="float" office:value="40729.3505963451" calcext:value-type="float">
            <text:p>40729.35</text:p>
          </table:table-cell>
          <table:table-cell office:value-type="float" office:value="8301.90084569582" calcext:value-type="float">
            <text:p>8301.90</text:p>
          </table:table-cell>
          <table:table-cell office:value-type="float" office:value="68921557.6517649" calcext:value-type="float">
            <text:p>68921557.65</text:p>
          </table:table-cell>
          <table:table-cell office:value-type="float" office:value="16246.821417582" calcext:value-type="float">
            <text:p>16246.82</text:p>
          </table:table-cell>
          <table:table-cell office:value-type="float" office:value="19840.113262503" calcext:value-type="float">
            <text:p>19840.11</text:p>
          </table:table-cell>
          <table:table-cell office:value-type="float" office:value="23808.1359150035" calcext:value-type="float">
            <text:p>23808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1" calcext:value-type="float">
            <text:p>41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8901.3743034873" calcext:value-type="float">
            <text:p>18901.37</text:p>
          </table:table-cell>
          <table:table-cell office:value-type="float" office:value="43664.3647361711" calcext:value-type="float">
            <text:p>43664.36</text:p>
          </table:table-cell>
          <table:table-cell office:value-type="float" office:value="8945.54796274745" calcext:value-type="float">
            <text:p>8945.55</text:p>
          </table:table-cell>
          <table:table-cell office:value-type="float" office:value="80022828.3538151" calcext:value-type="float">
            <text:p>80022828.35</text:p>
          </table:table-cell>
          <table:table-cell office:value-type="float" office:value="16156.9197216326" calcext:value-type="float">
            <text:p>16156.92</text:p>
          </table:table-cell>
          <table:table-cell office:value-type="float" office:value="18901.3743034873" calcext:value-type="float">
            <text:p>18901.37</text:p>
          </table:table-cell>
          <table:table-cell office:value-type="float" office:value="22681.6491641848" calcext:value-type="float">
            <text:p>22681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2" calcext:value-type="float">
            <text:p>42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0117.6926493223" calcext:value-type="float">
            <text:p>20117.69</text:p>
          </table:table-cell>
          <table:table-cell office:value-type="float" office:value="42560.7377913553" calcext:value-type="float">
            <text:p>42560.74</text:p>
          </table:table-cell>
          <table:table-cell office:value-type="float" office:value="9645.75951303954" calcext:value-type="float">
            <text:p>9645.76</text:p>
          </table:table-cell>
          <table:table-cell office:value-type="float" office:value="93040676.5833928" calcext:value-type="float">
            <text:p>93040676.58</text:p>
          </table:table-cell>
          <table:table-cell office:value-type="float" office:value="16676.6202154979" calcext:value-type="float">
            <text:p>16676.62</text:p>
          </table:table-cell>
          <table:table-cell office:value-type="float" office:value="20117.6926493223" calcext:value-type="float">
            <text:p>20117.69</text:p>
          </table:table-cell>
          <table:table-cell office:value-type="float" office:value="24141.2311791868" calcext:value-type="float">
            <text:p>24141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3" calcext:value-type="float">
            <text:p>43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20972.0828867539" calcext:value-type="float">
            <text:p>20972.08</text:p>
          </table:table-cell>
          <table:table-cell office:value-type="float" office:value="42560.7377913553" calcext:value-type="float">
            <text:p>42560.74</text:p>
          </table:table-cell>
          <table:table-cell office:value-type="float" office:value="10227.481834948" calcext:value-type="float">
            <text:p>10227.48</text:p>
          </table:table-cell>
          <table:table-cell office:value-type="float" office:value="104601384.684192" calcext:value-type="float">
            <text:p>104601384.68</text:p>
          </table:table-cell>
          <table:table-cell office:value-type="float" office:value="17076.904570646" calcext:value-type="float">
            <text:p>17076.90</text:p>
          </table:table-cell>
          <table:table-cell office:value-type="float" office:value="20972.0828867539" calcext:value-type="float">
            <text:p>20972.08</text:p>
          </table:table-cell>
          <table:table-cell office:value-type="float" office:value="25166.4994641046" calcext:value-type="float">
            <text:p>25166.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4" calcext:value-type="float">
            <text:p>44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8670.79889848" calcext:value-type="float">
            <text:p>18670.80</text:p>
          </table:table-cell>
          <table:table-cell office:value-type="float" office:value="42515.8075905685" calcext:value-type="float">
            <text:p>42515.81</text:p>
          </table:table-cell>
          <table:table-cell office:value-type="float" office:value="9877.10536347144" calcext:value-type="float">
            <text:p>9877.11</text:p>
          </table:table-cell>
          <table:table-cell office:value-type="float" office:value="97557210.3611163" calcext:value-type="float">
            <text:p>97557210.36</text:p>
          </table:table-cell>
          <table:table-cell office:value-type="float" office:value="15891.5652315587" calcext:value-type="float">
            <text:p>15891.57</text:p>
          </table:table-cell>
          <table:table-cell office:value-type="float" office:value="18670.79889848" calcext:value-type="float">
            <text:p>18670.80</text:p>
          </table:table-cell>
          <table:table-cell office:value-type="float" office:value="22404.958678176" calcext:value-type="float">
            <text:p>22404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5" calcext:value-type="float">
            <text:p>45</text:p>
          </table:table-cell>
          <table:table-cell office:value-type="float" office:value="923.606797749979" calcext:value-type="float">
            <text:p>923.61</text:p>
          </table:table-cell>
          <table:table-cell office:value-type="float" office:value="19474.2496137974" calcext:value-type="float">
            <text:p>19474.25</text:p>
          </table:table-cell>
          <table:table-cell office:value-type="float" office:value="41001.718247416" calcext:value-type="float">
            <text:p>41001.72</text:p>
          </table:table-cell>
          <table:table-cell office:value-type="float" office:value="9156.75942635123" calcext:value-type="float">
            <text:p>9156.76</text:p>
          </table:table-cell>
          <table:table-cell office:value-type="float" office:value="83846243.1920721" calcext:value-type="float">
            <text:p>83846243.19</text:p>
          </table:table-cell>
          <table:table-cell office:value-type="float" office:value="16117.9808871349" calcext:value-type="float">
            <text:p>16117.98</text:p>
          </table:table-cell>
          <table:table-cell office:value-type="float" office:value="19474.2496137974" calcext:value-type="float">
            <text:p>19474.25</text:p>
          </table:table-cell>
          <table:table-cell office:value-type="float" office:value="23369.0995365569" calcext:value-type="float">
            <text:p>23369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6" calcext:value-type="float">
            <text:p>46</text:p>
          </table:table-cell>
          <table:table-cell office:value-type="float" office:value="800" calcext:value-type="float">
            <text:p>800.00</text:p>
          </table:table-cell>
          <table:table-cell office:value-type="float" office:value="19696.9481561032" calcext:value-type="float">
            <text:p>19696.95</text:p>
          </table:table-cell>
          <table:table-cell office:value-type="float" office:value="43930.5842326873" calcext:value-type="float">
            <text:p>43930.58</text:p>
          </table:table-cell>
          <table:table-cell office:value-type="float" office:value="9285.10707936777" calcext:value-type="float">
            <text:p>9285.11</text:p>
          </table:table-cell>
          <table:table-cell office:value-type="float" office:value="86213213.4753255" calcext:value-type="float">
            <text:p>86213213.48</text:p>
          </table:table-cell>
          <table:table-cell office:value-type="float" office:value="16625.0838517697" calcext:value-type="float">
            <text:p>16625.08</text:p>
          </table:table-cell>
          <table:table-cell office:value-type="float" office:value="19696.9481561032" calcext:value-type="float">
            <text:p>19696.95</text:p>
          </table:table-cell>
          <table:table-cell office:value-type="float" office:value="23636.3377873238" calcext:value-type="float">
            <text:p>23636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7" calcext:value-type="float">
            <text:p>47</text:p>
          </table:table-cell>
          <table:table-cell office:value-type="float" office:value="800" calcext:value-type="float">
            <text:p>800.00</text:p>
          </table:table-cell>
          <table:table-cell office:value-type="float" office:value="19599.3104131968" calcext:value-type="float">
            <text:p>19599.31</text:p>
          </table:table-cell>
          <table:table-cell office:value-type="float" office:value="35659.048552118" calcext:value-type="float">
            <text:p>35659.05</text:p>
          </table:table-cell>
          <table:table-cell office:value-type="float" office:value="8609.13492323796" calcext:value-type="float">
            <text:p>8609.13</text:p>
          </table:table-cell>
          <table:table-cell office:value-type="float" office:value="74117204.1265155" calcext:value-type="float">
            <text:p>74117204.13</text:p>
          </table:table-cell>
          <table:table-cell office:value-type="float" office:value="15010.7733255424" calcext:value-type="float">
            <text:p>15010.77</text:p>
          </table:table-cell>
          <table:table-cell office:value-type="float" office:value="19599.3104131968" calcext:value-type="float">
            <text:p>19599.31</text:p>
          </table:table-cell>
          <table:table-cell office:value-type="float" office:value="23519.1724958361" calcext:value-type="float">
            <text:p>23519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8" calcext:value-type="float">
            <text:p>48</text:p>
          </table:table-cell>
          <table:table-cell office:value-type="float" office:value="800" calcext:value-type="float">
            <text:p>800.00</text:p>
          </table:table-cell>
          <table:table-cell office:value-type="float" office:value="17090.2924938916" calcext:value-type="float">
            <text:p>17090.29</text:p>
          </table:table-cell>
          <table:table-cell office:value-type="float" office:value="35783.9316772817" calcext:value-type="float">
            <text:p>35783.93</text:p>
          </table:table-cell>
          <table:table-cell office:value-type="float" office:value="8817.19487216353" calcext:value-type="float">
            <text:p>8817.19</text:p>
          </table:table-cell>
          <table:table-cell office:value-type="float" office:value="77742925.4137068" calcext:value-type="float">
            <text:p>77742925.41</text:p>
          </table:table-cell>
          <table:table-cell office:value-type="float" office:value="14111.6764972907" calcext:value-type="float">
            <text:p>14111.68</text:p>
          </table:table-cell>
          <table:table-cell office:value-type="float" office:value="17090.2924938916" calcext:value-type="float">
            <text:p>17090.29</text:p>
          </table:table-cell>
          <table:table-cell office:value-type="float" office:value="20508.3509926699" calcext:value-type="float">
            <text:p>20508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9" calcext:value-type="float">
            <text:p>49</text:p>
          </table:table-cell>
          <table:table-cell office:value-type="float" office:value="800" calcext:value-type="float">
            <text:p>800.00</text:p>
          </table:table-cell>
          <table:table-cell office:value-type="float" office:value="17526.5905111184" calcext:value-type="float">
            <text:p>17526.59</text:p>
          </table:table-cell>
          <table:table-cell office:value-type="float" office:value="33870.8794294331" calcext:value-type="float">
            <text:p>33870.88</text:p>
          </table:table-cell>
          <table:table-cell office:value-type="float" office:value="7998.51884735363" calcext:value-type="float">
            <text:p>7998.52</text:p>
          </table:table-cell>
          <table:table-cell office:value-type="float" office:value="63976303.7514712" calcext:value-type="float">
            <text:p>63976303.75</text:p>
          </table:table-cell>
          <table:table-cell office:value-type="float" office:value="13939.2811579776" calcext:value-type="float">
            <text:p>13939.28</text:p>
          </table:table-cell>
          <table:table-cell office:value-type="float" office:value="17526.5905111184" calcext:value-type="float">
            <text:p>17526.59</text:p>
          </table:table-cell>
          <table:table-cell office:value-type="float" office:value="21031.9086133421" calcext:value-type="float">
            <text:p>21031.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.00</text:p>
          </table:table-cell>
          <table:table-cell office:value-type="float" office:value="16617.295456457" calcext:value-type="float">
            <text:p>16617.30</text:p>
          </table:table-cell>
          <table:table-cell office:value-type="float" office:value="31931.7455472119" calcext:value-type="float">
            <text:p>31931.75</text:p>
          </table:table-cell>
          <table:table-cell office:value-type="float" office:value="7613.34985675368" calcext:value-type="float">
            <text:p>7613.35</text:p>
          </table:table-cell>
          <table:table-cell office:value-type="float" office:value="57963096.0413313" calcext:value-type="float">
            <text:p>57963096.04</text:p>
          </table:table-cell>
          <table:table-cell office:value-type="float" office:value="13184.7115848272" calcext:value-type="float">
            <text:p>13184.71</text:p>
          </table:table-cell>
          <table:table-cell office:value-type="float" office:value="16617.295456457" calcext:value-type="float">
            <text:p>16617.30</text:p>
          </table:table-cell>
          <table:table-cell office:value-type="float" office:value="19940.7545477484" calcext:value-type="float">
            <text:p>19940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51" calcext:value-type="float">
            <text:p>51</text:p>
          </table:table-cell>
          <table:table-cell office:value-type="float" office:value="800" calcext:value-type="float">
            <text:p>800.00</text:p>
          </table:table-cell>
          <table:table-cell office:value-type="float" office:value="16965.1285928636" calcext:value-type="float">
            <text:p>16965.13</text:p>
          </table:table-cell>
          <table:table-cell office:value-type="float" office:value="36847.6835038553" calcext:value-type="float">
            <text:p>36847.68</text:p>
          </table:table-cell>
          <table:table-cell office:value-type="float" office:value="7817.89794588509" calcext:value-type="float">
            <text:p>7817.90</text:p>
          </table:table-cell>
          <table:table-cell office:value-type="float" office:value="61119528.2922743" calcext:value-type="float">
            <text:p>61119528.29</text:p>
          </table:table-cell>
          <table:table-cell office:value-type="float" office:value="14206.4943376" calcext:value-type="float">
            <text:p>14206.49</text:p>
          </table:table-cell>
          <table:table-cell office:value-type="float" office:value="16965.1285928636" calcext:value-type="float">
            <text:p>16965.13</text:p>
          </table:table-cell>
          <table:table-cell office:value-type="float" office:value="20358.1543114363" calcext:value-type="float">
            <text:p>20358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52" calcext:value-type="float">
            <text:p>52</text:p>
          </table:table-cell>
          <table:table-cell office:value-type="float" office:value="800" calcext:value-type="float">
            <text:p>800.00</text:p>
          </table:table-cell>
          <table:table-cell office:value-type="float" office:value="17212.7432771822" calcext:value-type="float">
            <text:p>17212.74</text:p>
          </table:table-cell>
          <table:table-cell office:value-type="float" office:value="36847.6835038553" calcext:value-type="float">
            <text:p>36847.68</text:p>
          </table:table-cell>
          <table:table-cell office:value-type="float" office:value="8826.07293357119" calcext:value-type="float">
            <text:p>8826.07</text:p>
          </table:table-cell>
          <table:table-cell office:value-type="float" office:value="77899563.428718" calcext:value-type="float">
            <text:p>77899563.43</text:p>
          </table:table-cell>
          <table:table-cell office:value-type="float" office:value="14335.1349601407" calcext:value-type="float">
            <text:p>14335.13</text:p>
          </table:table-cell>
          <table:table-cell office:value-type="float" office:value="17212.7432771822" calcext:value-type="float">
            <text:p>17212.74</text:p>
          </table:table-cell>
          <table:table-cell office:value-type="float" office:value="20655.2919326186" calcext:value-type="float">
            <text:p>20655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53" calcext:value-type="float">
            <text:p>53</text:p>
          </table:table-cell>
          <table:table-cell office:value-type="float" office:value="800" calcext:value-type="float">
            <text:p>800.00</text:p>
          </table:table-cell>
          <table:table-cell office:value-type="float" office:value="16406.2610096436" calcext:value-type="float">
            <text:p>16406.26</text:p>
          </table:table-cell>
          <table:table-cell office:value-type="float" office:value="33747.6835038553" calcext:value-type="float">
            <text:p>33747.68</text:p>
          </table:table-cell>
          <table:table-cell office:value-type="float" office:value="8060.41956905869" calcext:value-type="float">
            <text:p>8060.42</text:p>
          </table:table-cell>
          <table:table-cell office:value-type="float" office:value="64970363.6292642" calcext:value-type="float">
            <text:p>64970363.63</text:p>
          </table:table-cell>
          <table:table-cell office:value-type="float" office:value="13453.326882189" calcext:value-type="float">
            <text:p>13453.33</text:p>
          </table:table-cell>
          <table:table-cell office:value-type="float" office:value="16406.2610096436" calcext:value-type="float">
            <text:p>16406.26</text:p>
          </table:table-cell>
          <table:table-cell office:value-type="float" office:value="19687.5132115724" calcext:value-type="float">
            <text:p>19687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54" calcext:value-type="float">
            <text:p>54</text:p>
          </table:table-cell>
          <table:table-cell office:value-type="float" office:value="800" calcext:value-type="float">
            <text:p>800.00</text:p>
          </table:table-cell>
          <table:table-cell office:value-type="float" office:value="14681.6436228046" calcext:value-type="float">
            <text:p>14681.64</text:p>
          </table:table-cell>
          <table:table-cell office:value-type="float" office:value="30322.4755112299" calcext:value-type="float">
            <text:p>30322.48</text:p>
          </table:table-cell>
          <table:table-cell office:value-type="float" office:value="7595.85385911333" calcext:value-type="float">
            <text:p>7595.85</text:p>
          </table:table-cell>
          <table:table-cell office:value-type="float" office:value="57696995.8490068" calcext:value-type="float">
            <text:p>57696995.85</text:p>
          </table:table-cell>
          <table:table-cell office:value-type="float" office:value="12075.5757867374" calcext:value-type="float">
            <text:p>12075.58</text:p>
          </table:table-cell>
          <table:table-cell office:value-type="float" office:value="14681.6436228046" calcext:value-type="float">
            <text:p>14681.64</text:p>
          </table:table-cell>
          <table:table-cell office:value-type="float" office:value="17617.9723473655" calcext:value-type="float">
            <text:p>17617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55" calcext:value-type="float">
            <text:p>55</text:p>
          </table:table-cell>
          <table:table-cell office:value-type="float" office:value="800" calcext:value-type="float">
            <text:p>800.00</text:p>
          </table:table-cell>
          <table:table-cell office:value-type="float" office:value="15867.5192702151" calcext:value-type="float">
            <text:p>15867.52</text:p>
          </table:table-cell>
          <table:table-cell office:value-type="float" office:value="40473.5064736294" calcext:value-type="float">
            <text:p>40473.51</text:p>
          </table:table-cell>
          <table:table-cell office:value-type="float" office:value="8845.8040354466" calcext:value-type="float">
            <text:p>8845.80</text:p>
          </table:table-cell>
          <table:table-cell office:value-type="float" office:value="78248249.0335234" calcext:value-type="float">
            <text:p>78248249.03</text:p>
          </table:table-cell>
          <table:table-cell office:value-type="float" office:value="13924.2186385599" calcext:value-type="float">
            <text:p>13924.22</text:p>
          </table:table-cell>
          <table:table-cell office:value-type="float" office:value="15867.5192702151" calcext:value-type="float">
            <text:p>15867.52</text:p>
          </table:table-cell>
          <table:table-cell office:value-type="float" office:value="19041.0231242582" calcext:value-type="float">
            <text:p>19041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56" calcext:value-type="float">
            <text:p>56</text:p>
          </table:table-cell>
          <table:table-cell office:value-type="float" office:value="800" calcext:value-type="float">
            <text:p>800.00</text:p>
          </table:table-cell>
          <table:table-cell office:value-type="float" office:value="16641.3289718355" calcext:value-type="float">
            <text:p>16641.33</text:p>
          </table:table-cell>
          <table:table-cell office:value-type="float" office:value="34852.1861300698" calcext:value-type="float">
            <text:p>34852.19</text:p>
          </table:table-cell>
          <table:table-cell office:value-type="float" office:value="7560.52773834739" calcext:value-type="float">
            <text:p>7560.53</text:p>
          </table:table-cell>
          <table:table-cell office:value-type="float" office:value="57161579.6823203" calcext:value-type="float">
            <text:p>57161579.68</text:p>
          </table:table-cell>
          <table:table-cell office:value-type="float" office:value="13746.1245947896" calcext:value-type="float">
            <text:p>13746.12</text:p>
          </table:table-cell>
          <table:table-cell office:value-type="float" office:value="16641.3289718355" calcext:value-type="float">
            <text:p>16641.33</text:p>
          </table:table-cell>
          <table:table-cell office:value-type="float" office:value="19969.5947662026" calcext:value-type="float">
            <text:p>19969.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57" calcext:value-type="float">
            <text:p>57</text:p>
          </table:table-cell>
          <table:table-cell office:value-type="float" office:value="800" calcext:value-type="float">
            <text:p>800.00</text:p>
          </table:table-cell>
          <table:table-cell office:value-type="float" office:value="15408.4211537793" calcext:value-type="float">
            <text:p>15408.42</text:p>
          </table:table-cell>
          <table:table-cell office:value-type="float" office:value="36868.0589036757" calcext:value-type="float">
            <text:p>36868.06</text:p>
          </table:table-cell>
          <table:table-cell office:value-type="float" office:value="7634.53602131338" calcext:value-type="float">
            <text:p>7634.54</text:p>
          </table:table-cell>
          <table:table-cell office:value-type="float" office:value="58286140.2607316" calcext:value-type="float">
            <text:p>58286140.26</text:p>
          </table:table-cell>
          <table:table-cell office:value-type="float" office:value="13310.5972468469" calcext:value-type="float">
            <text:p>13310.60</text:p>
          </table:table-cell>
          <table:table-cell office:value-type="float" office:value="15408.4211537793" calcext:value-type="float">
            <text:p>15408.42</text:p>
          </table:table-cell>
          <table:table-cell office:value-type="float" office:value="18490.1053845351" calcext:value-type="float">
            <text:p>18490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58" calcext:value-type="float">
            <text:p>58</text:p>
          </table:table-cell>
          <table:table-cell office:value-type="float" office:value="800" calcext:value-type="float">
            <text:p>800.00</text:p>
          </table:table-cell>
          <table:table-cell office:value-type="float" office:value="17112.4773657179" calcext:value-type="float">
            <text:p>17112.48</text:p>
          </table:table-cell>
          <table:table-cell office:value-type="float" office:value="33747.6835038553" calcext:value-type="float">
            <text:p>33747.68</text:p>
          </table:table-cell>
          <table:table-cell office:value-type="float" office:value="7846.68138556666" calcext:value-type="float">
            <text:p>7846.68</text:p>
          </table:table-cell>
          <table:table-cell office:value-type="float" office:value="61570408.7665983" calcext:value-type="float">
            <text:p>61570408.77</text:p>
          </table:table-cell>
          <table:table-cell office:value-type="float" office:value="13756.3794925492" calcext:value-type="float">
            <text:p>13756.38</text:p>
          </table:table-cell>
          <table:table-cell office:value-type="float" office:value="17112.4773657179" calcext:value-type="float">
            <text:p>17112.48</text:p>
          </table:table-cell>
          <table:table-cell office:value-type="float" office:value="20534.9728388615" calcext:value-type="float">
            <text:p>20534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59" calcext:value-type="float">
            <text:p>59</text:p>
          </table:table-cell>
          <table:table-cell office:value-type="float" office:value="800" calcext:value-type="float">
            <text:p>800.00</text:p>
          </table:table-cell>
          <table:table-cell office:value-type="float" office:value="15811.7821601775" calcext:value-type="float">
            <text:p>15811.78</text:p>
          </table:table-cell>
          <table:table-cell office:value-type="float" office:value="33747.6835038553" calcext:value-type="float">
            <text:p>33747.68</text:p>
          </table:table-cell>
          <table:table-cell office:value-type="float" office:value="7421.29987534377" calcext:value-type="float">
            <text:p>7421.30</text:p>
          </table:table-cell>
          <table:table-cell office:value-type="float" office:value="55075691.8397774" calcext:value-type="float">
            <text:p>55075691.84</text:p>
          </table:table-cell>
          <table:table-cell office:value-type="float" office:value="13164.9898434208" calcext:value-type="float">
            <text:p>13164.99</text:p>
          </table:table-cell>
          <table:table-cell office:value-type="float" office:value="15811.7821601775" calcext:value-type="float">
            <text:p>15811.78</text:p>
          </table:table-cell>
          <table:table-cell office:value-type="float" office:value="18974.138592213" calcext:value-type="float">
            <text:p>18974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60" calcext:value-type="float">
            <text:p>60</text:p>
          </table:table-cell>
          <table:table-cell office:value-type="float" office:value="800" calcext:value-type="float">
            <text:p>800.00</text:p>
          </table:table-cell>
          <table:table-cell office:value-type="float" office:value="15045.636970483" calcext:value-type="float">
            <text:p>15045.64</text:p>
          </table:table-cell>
          <table:table-cell office:value-type="float" office:value="32595.2407488385" calcext:value-type="float">
            <text:p>32595.24</text:p>
          </table:table-cell>
          <table:table-cell office:value-type="float" office:value="6832.99403143165" calcext:value-type="float">
            <text:p>6832.99</text:p>
          </table:table-cell>
          <table:table-cell office:value-type="float" office:value="46689807.4335806" calcext:value-type="float">
            <text:p>46689807.43</text:p>
          </table:table-cell>
          <table:table-cell office:value-type="float" office:value="12603.0213424821" calcext:value-type="float">
            <text:p>12603.02</text:p>
          </table:table-cell>
          <table:table-cell office:value-type="float" office:value="15045.636970483" calcext:value-type="float">
            <text:p>15045.64</text:p>
          </table:table-cell>
          <table:table-cell office:value-type="float" office:value="18054.7643645796" calcext:value-type="float">
            <text:p>18054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61" calcext:value-type="float">
            <text:p>61</text:p>
          </table:table-cell>
          <table:table-cell office:value-type="float" office:value="800" calcext:value-type="float">
            <text:p>800.00</text:p>
          </table:table-cell>
          <table:table-cell office:value-type="float" office:value="15522.2094579696" calcext:value-type="float">
            <text:p>15522.21</text:p>
          </table:table-cell>
          <table:table-cell office:value-type="float" office:value="39190.8582625416" calcext:value-type="float">
            <text:p>39190.86</text:p>
          </table:table-cell>
          <table:table-cell office:value-type="float" office:value="8192.60196235996" calcext:value-type="float">
            <text:p>8192.60</text:p>
          </table:table-cell>
          <table:table-cell office:value-type="float" office:value="67118726.9136642" calcext:value-type="float">
            <text:p>67118726.91</text:p>
          </table:table-cell>
          <table:table-cell office:value-type="float" office:value="13591.2059539034" calcext:value-type="float">
            <text:p>13591.21</text:p>
          </table:table-cell>
          <table:table-cell office:value-type="float" office:value="15522.2094579696" calcext:value-type="float">
            <text:p>15522.21</text:p>
          </table:table-cell>
          <table:table-cell office:value-type="float" office:value="18626.6513495635" calcext:value-type="float">
            <text:p>18626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62" calcext:value-type="float">
            <text:p>62</text:p>
          </table:table-cell>
          <table:table-cell office:value-type="float" office:value="800" calcext:value-type="float">
            <text:p>800.00</text:p>
          </table:table-cell>
          <table:table-cell office:value-type="float" office:value="15473.678167628" calcext:value-type="float">
            <text:p>15473.68</text:p>
          </table:table-cell>
          <table:table-cell office:value-type="float" office:value="34499.8696339251" calcext:value-type="float">
            <text:p>34499.87</text:p>
          </table:table-cell>
          <table:table-cell office:value-type="float" office:value="6987.48648967183" calcext:value-type="float">
            <text:p>6987.49</text:p>
          </table:table-cell>
          <table:table-cell office:value-type="float" office:value="48824967.4433463" calcext:value-type="float">
            <text:p>48824967.44</text:p>
          </table:table-cell>
          <table:table-cell office:value-type="float" office:value="13086.9075529894" calcext:value-type="float">
            <text:p>13086.91</text:p>
          </table:table-cell>
          <table:table-cell office:value-type="float" office:value="15473.678167628" calcext:value-type="float">
            <text:p>15473.68</text:p>
          </table:table-cell>
          <table:table-cell office:value-type="float" office:value="18568.4138011536" calcext:value-type="float">
            <text:p>18568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63" calcext:value-type="float">
            <text:p>63</text:p>
          </table:table-cell>
          <table:table-cell office:value-type="float" office:value="800" calcext:value-type="float">
            <text:p>800.00</text:p>
          </table:table-cell>
          <table:table-cell office:value-type="float" office:value="16088.3677114972" calcext:value-type="float">
            <text:p>16088.37</text:p>
          </table:table-cell>
          <table:table-cell office:value-type="float" office:value="31636.3184555926" calcext:value-type="float">
            <text:p>31636.32</text:p>
          </table:table-cell>
          <table:table-cell office:value-type="float" office:value="6844.80731728215" calcext:value-type="float">
            <text:p>6844.81</text:p>
          </table:table-cell>
          <table:table-cell office:value-type="float" office:value="46851387.2107193" calcext:value-type="float">
            <text:p>46851387.21</text:p>
          </table:table-cell>
          <table:table-cell office:value-type="float" office:value="12924.4152974524" calcext:value-type="float">
            <text:p>12924.42</text:p>
          </table:table-cell>
          <table:table-cell office:value-type="float" office:value="16088.3677114972" calcext:value-type="float">
            <text:p>16088.37</text:p>
          </table:table-cell>
          <table:table-cell office:value-type="float" office:value="19306.0412537967" calcext:value-type="float">
            <text:p>19306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.00</text:p>
          </table:table-cell>
          <table:table-cell office:value-type="float" office:value="17253.9415740323" calcext:value-type="float">
            <text:p>17253.94</text:p>
          </table:table-cell>
          <table:table-cell office:value-type="float" office:value="32483.9968603191" calcext:value-type="float">
            <text:p>32484.00</text:p>
          </table:table-cell>
          <table:table-cell office:value-type="float" office:value="7979.84268317421" calcext:value-type="float">
            <text:p>7979.84</text:p>
          </table:table-cell>
          <table:table-cell office:value-type="float" office:value="63677889.2482089" calcext:value-type="float">
            <text:p>63677889.25</text:p>
          </table:table-cell>
          <table:table-cell office:value-type="float" office:value="13525.8481266433" calcext:value-type="float">
            <text:p>13525.85</text:p>
          </table:table-cell>
          <table:table-cell office:value-type="float" office:value="17253.9415740323" calcext:value-type="float">
            <text:p>17253.94</text:p>
          </table:table-cell>
          <table:table-cell office:value-type="float" office:value="20704.7298888387" calcext:value-type="float">
            <text:p>20704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65" calcext:value-type="float">
            <text:p>65</text:p>
          </table:table-cell>
          <table:table-cell office:value-type="float" office:value="800" calcext:value-type="float">
            <text:p>800.00</text:p>
          </table:table-cell>
          <table:table-cell office:value-type="float" office:value="16204.2533437431" calcext:value-type="float">
            <text:p>16204.25</text:p>
          </table:table-cell>
          <table:table-cell office:value-type="float" office:value="34732.0622281679" calcext:value-type="float">
            <text:p>34732.06</text:p>
          </table:table-cell>
          <table:table-cell office:value-type="float" office:value="8999.85573965768" calcext:value-type="float">
            <text:p>8999.86</text:p>
          </table:table-cell>
          <table:table-cell office:value-type="float" office:value="80997403.3346492" calcext:value-type="float">
            <text:p>80997403.33</text:p>
          </table:table-cell>
          <table:table-cell office:value-type="float" office:value="13509.7693352962" calcext:value-type="float">
            <text:p>13509.77</text:p>
          </table:table-cell>
          <table:table-cell office:value-type="float" office:value="16204.2533437431" calcext:value-type="float">
            <text:p>16204.25</text:p>
          </table:table-cell>
          <table:table-cell office:value-type="float" office:value="19445.1040124917" calcext:value-type="float">
            <text:p>19445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66" calcext:value-type="float">
            <text:p>66</text:p>
          </table:table-cell>
          <table:table-cell office:value-type="float" office:value="800" calcext:value-type="float">
            <text:p>800.00</text:p>
          </table:table-cell>
          <table:table-cell office:value-type="float" office:value="16863.863659853" calcext:value-type="float">
            <text:p>16863.86</text:p>
          </table:table-cell>
          <table:table-cell office:value-type="float" office:value="34123.3511926287" calcext:value-type="float">
            <text:p>34123.35</text:p>
          </table:table-cell>
          <table:table-cell office:value-type="float" office:value="8739.01562975685" calcext:value-type="float">
            <text:p>8739.02</text:p>
          </table:table-cell>
          <table:table-cell office:value-type="float" office:value="76370394.1771345" calcext:value-type="float">
            <text:p>76370394.18</text:p>
          </table:table-cell>
          <table:table-cell office:value-type="float" office:value="13724.7344580642" calcext:value-type="float">
            <text:p>13724.73</text:p>
          </table:table-cell>
          <table:table-cell office:value-type="float" office:value="16863.863659853" calcext:value-type="float">
            <text:p>16863.86</text:p>
          </table:table-cell>
          <table:table-cell office:value-type="float" office:value="20236.6363918235" calcext:value-type="float">
            <text:p>20236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67" calcext:value-type="float">
            <text:p>67</text:p>
          </table:table-cell>
          <table:table-cell office:value-type="float" office:value="800" calcext:value-type="float">
            <text:p>800.00</text:p>
          </table:table-cell>
          <table:table-cell office:value-type="float" office:value="16869.7494088102" calcext:value-type="float">
            <text:p>16869.75</text:p>
          </table:table-cell>
          <table:table-cell office:value-type="float" office:value="36579.4932142789" calcext:value-type="float">
            <text:p>36579.49</text:p>
          </table:table-cell>
          <table:table-cell office:value-type="float" office:value="9339.91833300537" calcext:value-type="float">
            <text:p>9339.92</text:p>
          </table:table-cell>
          <table:table-cell office:value-type="float" office:value="87234074.4672098" calcext:value-type="float">
            <text:p>87234074.47</text:p>
          </table:table-cell>
          <table:table-cell office:value-type="float" office:value="14118.9004047376" calcext:value-type="float">
            <text:p>14118.90</text:p>
          </table:table-cell>
          <table:table-cell office:value-type="float" office:value="16869.7494088102" calcext:value-type="float">
            <text:p>16869.75</text:p>
          </table:table-cell>
          <table:table-cell office:value-type="float" office:value="20243.6992905723" calcext:value-type="float">
            <text:p>20243.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68" calcext:value-type="float">
            <text:p>68</text:p>
          </table:table-cell>
          <table:table-cell office:value-type="float" office:value="800" calcext:value-type="float">
            <text:p>800.00</text:p>
          </table:table-cell>
          <table:table-cell office:value-type="float" office:value="16456.537611018" calcext:value-type="float">
            <text:p>16456.54</text:p>
          </table:table-cell>
          <table:table-cell office:value-type="float" office:value="35493.1024229188" calcext:value-type="float">
            <text:p>35493.10</text:p>
          </table:table-cell>
          <table:table-cell office:value-type="float" office:value="9157.05789495632" calcext:value-type="float">
            <text:p>9157.06</text:p>
          </table:table-cell>
          <table:table-cell office:value-type="float" office:value="83851709.2915818" calcext:value-type="float">
            <text:p>83851709.29</text:p>
          </table:table-cell>
          <table:table-cell office:value-type="float" office:value="13749.6164558633" calcext:value-type="float">
            <text:p>13749.62</text:p>
          </table:table-cell>
          <table:table-cell office:value-type="float" office:value="16456.537611018" calcext:value-type="float">
            <text:p>16456.54</text:p>
          </table:table-cell>
          <table:table-cell office:value-type="float" office:value="19747.8451332216" calcext:value-type="float">
            <text:p>19747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69" calcext:value-type="float">
            <text:p>69</text:p>
          </table:table-cell>
          <table:table-cell office:value-type="float" office:value="800" calcext:value-type="float">
            <text:p>800.00</text:p>
          </table:table-cell>
          <table:table-cell office:value-type="float" office:value="16838.5608718758" calcext:value-type="float">
            <text:p>16838.56</text:p>
          </table:table-cell>
          <table:table-cell office:value-type="float" office:value="35944.6735758398" calcext:value-type="float">
            <text:p>35944.67</text:p>
          </table:table-cell>
          <table:table-cell office:value-type="float" office:value="9051.86803254168" calcext:value-type="float">
            <text:p>9051.87</text:p>
          </table:table-cell>
          <table:table-cell office:value-type="float" office:value="81936314.8785501" calcext:value-type="float">
            <text:p>81936314.88</text:p>
          </table:table-cell>
          <table:table-cell office:value-type="float" office:value="14011.5464213399" calcext:value-type="float">
            <text:p>14011.55</text:p>
          </table:table-cell>
          <table:table-cell office:value-type="float" office:value="16838.5608718758" calcext:value-type="float">
            <text:p>16838.56</text:p>
          </table:table-cell>
          <table:table-cell office:value-type="float" office:value="20206.2730462509" calcext:value-type="float">
            <text:p>20206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70" calcext:value-type="float">
            <text:p>70</text:p>
          </table:table-cell>
          <table:table-cell office:value-type="float" office:value="800" calcext:value-type="float">
            <text:p>800.00</text:p>
          </table:table-cell>
          <table:table-cell office:value-type="float" office:value="16959.606498698" calcext:value-type="float">
            <text:p>16959.61</text:p>
          </table:table-cell>
          <table:table-cell office:value-type="float" office:value="33841.5776431139" calcext:value-type="float">
            <text:p>33841.58</text:p>
          </table:table-cell>
          <table:table-cell office:value-type="float" office:value="9837.10736202886" calcext:value-type="float">
            <text:p>9837.11</text:p>
          </table:table-cell>
          <table:table-cell office:value-type="float" office:value="96768681.2520824" calcext:value-type="float">
            <text:p>96768681.25</text:p>
          </table:table-cell>
          <table:table-cell office:value-type="float" office:value="13712.8225177602" calcext:value-type="float">
            <text:p>13712.82</text:p>
          </table:table-cell>
          <table:table-cell office:value-type="float" office:value="16959.606498698" calcext:value-type="float">
            <text:p>16959.61</text:p>
          </table:table-cell>
          <table:table-cell office:value-type="float" office:value="20351.5277984376" calcext:value-type="float">
            <text:p>20351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71" calcext:value-type="float">
            <text:p>71</text:p>
          </table:table-cell>
          <table:table-cell office:value-type="float" office:value="800" calcext:value-type="float">
            <text:p>800.00</text:p>
          </table:table-cell>
          <table:table-cell office:value-type="float" office:value="15876.5006738735" calcext:value-type="float">
            <text:p>15876.50</text:p>
          </table:table-cell>
          <table:table-cell office:value-type="float" office:value="37436.1259938572" calcext:value-type="float">
            <text:p>37436.13</text:p>
          </table:table-cell>
          <table:table-cell office:value-type="float" office:value="9925.89821713754" calcext:value-type="float">
            <text:p>9925.90</text:p>
          </table:table-cell>
          <table:table-cell office:value-type="float" office:value="98523455.4169741" calcext:value-type="float">
            <text:p>98523455.42</text:p>
          </table:table-cell>
          <table:table-cell office:value-type="float" office:value="13656.0346912245" calcext:value-type="float">
            <text:p>13656.03</text:p>
          </table:table-cell>
          <table:table-cell office:value-type="float" office:value="15876.5006738735" calcext:value-type="float">
            <text:p>15876.50</text:p>
          </table:table-cell>
          <table:table-cell office:value-type="float" office:value="19051.8008086482" calcext:value-type="float">
            <text:p>19051.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72" calcext:value-type="float">
            <text:p>72</text:p>
          </table:table-cell>
          <table:table-cell office:value-type="float" office:value="800" calcext:value-type="float">
            <text:p>800.00</text:p>
          </table:table-cell>
          <table:table-cell office:value-type="float" office:value="16478.3431370594" calcext:value-type="float">
            <text:p>16478.34</text:p>
          </table:table-cell>
          <table:table-cell office:value-type="float" office:value="33841.5776431139" calcext:value-type="float">
            <text:p>33841.58</text:p>
          </table:table-cell>
          <table:table-cell office:value-type="float" office:value="9561.15348692564" calcext:value-type="float">
            <text:p>9561.15</text:p>
          </table:table-cell>
          <table:table-cell office:value-type="float" office:value="91415656.0005503" calcext:value-type="float">
            <text:p>91415656.00</text:p>
          </table:table-cell>
          <table:table-cell office:value-type="float" office:value="13502.4791879439" calcext:value-type="float">
            <text:p>13502.48</text:p>
          </table:table-cell>
          <table:table-cell office:value-type="float" office:value="16478.3431370594" calcext:value-type="float">
            <text:p>16478.34</text:p>
          </table:table-cell>
          <table:table-cell office:value-type="float" office:value="19774.0117644712" calcext:value-type="float">
            <text:p>19774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73" calcext:value-type="float">
            <text:p>73</text:p>
          </table:table-cell>
          <table:table-cell office:value-type="float" office:value="800" calcext:value-type="float">
            <text:p>800.00</text:p>
          </table:table-cell>
          <table:table-cell office:value-type="float" office:value="19129.3303868401" calcext:value-type="float">
            <text:p>19129.33</text:p>
          </table:table-cell>
          <table:table-cell office:value-type="float" office:value="39190.8582625416" calcext:value-type="float">
            <text:p>39190.86</text:p>
          </table:table-cell>
          <table:table-cell office:value-type="float" office:value="9503.23333942227" calcext:value-type="float">
            <text:p>9503.23</text:p>
          </table:table-cell>
          <table:table-cell office:value-type="float" office:value="90311443.903507" calcext:value-type="float">
            <text:p>90311443.90</text:p>
          </table:table-cell>
          <table:table-cell office:value-type="float" office:value="15633.8058294698" calcext:value-type="float">
            <text:p>15633.81</text:p>
          </table:table-cell>
          <table:table-cell office:value-type="float" office:value="19129.3303868401" calcext:value-type="float">
            <text:p>19129.33</text:p>
          </table:table-cell>
          <table:table-cell office:value-type="float" office:value="22955.1964642081" calcext:value-type="float">
            <text:p>22955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74" calcext:value-type="float">
            <text:p>74</text:p>
          </table:table-cell>
          <table:table-cell office:value-type="float" office:value="800" calcext:value-type="float">
            <text:p>800.00</text:p>
          </table:table-cell>
          <table:table-cell office:value-type="float" office:value="18242.7069499591" calcext:value-type="float">
            <text:p>18242.71</text:p>
          </table:table-cell>
          <table:table-cell office:value-type="float" office:value="35031.7455472119" calcext:value-type="float">
            <text:p>35031.75</text:p>
          </table:table-cell>
          <table:table-cell office:value-type="float" office:value="9078.94738731598" calcext:value-type="float">
            <text:p>9078.95</text:p>
          </table:table-cell>
          <table:table-cell office:value-type="float" office:value="82427285.6616517" calcext:value-type="float">
            <text:p>82427285.66</text:p>
          </table:table-cell>
          <table:table-cell office:value-type="float" office:value="14452.1123967464" calcext:value-type="float">
            <text:p>14452.11</text:p>
          </table:table-cell>
          <table:table-cell office:value-type="float" office:value="18242.7069499591" calcext:value-type="float">
            <text:p>18242.71</text:p>
          </table:table-cell>
          <table:table-cell office:value-type="float" office:value="21891.2483399509" calcext:value-type="float">
            <text:p>21891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75" calcext:value-type="float">
            <text:p>75</text:p>
          </table:table-cell>
          <table:table-cell office:value-type="float" office:value="800" calcext:value-type="float">
            <text:p>800.00</text:p>
          </table:table-cell>
          <table:table-cell office:value-type="float" office:value="17144.1957499722" calcext:value-type="float">
            <text:p>17144.20</text:p>
          </table:table-cell>
          <table:table-cell office:value-type="float" office:value="37723.3511926287" calcext:value-type="float">
            <text:p>37723.35</text:p>
          </table:table-cell>
          <table:table-cell office:value-type="float" office:value="9557.74936568649" calcext:value-type="float">
            <text:p>9557.75</text:p>
          </table:table-cell>
          <table:table-cell office:value-type="float" office:value="91350572.9372805" calcext:value-type="float">
            <text:p>91350572.94</text:p>
          </table:table-cell>
          <table:table-cell office:value-type="float" office:value="14420.9732922364" calcext:value-type="float">
            <text:p>14420.97</text:p>
          </table:table-cell>
          <table:table-cell office:value-type="float" office:value="17144.1957499722" calcext:value-type="float">
            <text:p>17144.20</text:p>
          </table:table-cell>
          <table:table-cell office:value-type="float" office:value="20573.0348999666" calcext:value-type="float">
            <text:p>20573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76" calcext:value-type="float">
            <text:p>76</text:p>
          </table:table-cell>
          <table:table-cell office:value-type="float" office:value="800" calcext:value-type="float">
            <text:p>800.00</text:p>
          </table:table-cell>
          <table:table-cell office:value-type="float" office:value="17794.059927571" calcext:value-type="float">
            <text:p>17794.06</text:p>
          </table:table-cell>
          <table:table-cell office:value-type="float" office:value="41399.4949366117" calcext:value-type="float">
            <text:p>41399.49</text:p>
          </table:table-cell>
          <table:table-cell office:value-type="float" office:value="9241.71137704358" calcext:value-type="float">
            <text:p>9241.71</text:p>
          </table:table-cell>
          <table:table-cell office:value-type="float" office:value="85409229.1765768" calcext:value-type="float">
            <text:p>85409229.18</text:p>
          </table:table-cell>
          <table:table-cell office:value-type="float" office:value="15231.9947027775" calcext:value-type="float">
            <text:p>15231.99</text:p>
          </table:table-cell>
          <table:table-cell office:value-type="float" office:value="17794.059927571" calcext:value-type="float">
            <text:p>17794.06</text:p>
          </table:table-cell>
          <table:table-cell office:value-type="float" office:value="21352.8719130853" calcext:value-type="float">
            <text:p>21352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77" calcext:value-type="float">
            <text:p>77</text:p>
          </table:table-cell>
          <table:table-cell office:value-type="float" office:value="800" calcext:value-type="float">
            <text:p>800.00</text:p>
          </table:table-cell>
          <table:table-cell office:value-type="float" office:value="17905.664414586" calcext:value-type="float">
            <text:p>17905.66</text:p>
          </table:table-cell>
          <table:table-cell office:value-type="float" office:value="35614.5200171718" calcext:value-type="float">
            <text:p>35614.52</text:p>
          </table:table-cell>
          <table:table-cell office:value-type="float" office:value="9927.71414805918" calcext:value-type="float">
            <text:p>9927.71</text:p>
          </table:table-cell>
          <table:table-cell office:value-type="float" office:value="98559508.2055744" calcext:value-type="float">
            <text:p>98559508.21</text:p>
          </table:table-cell>
          <table:table-cell office:value-type="float" office:value="14446.5104921679" calcext:value-type="float">
            <text:p>14446.51</text:p>
          </table:table-cell>
          <table:table-cell office:value-type="float" office:value="17905.664414586" calcext:value-type="float">
            <text:p>17905.66</text:p>
          </table:table-cell>
          <table:table-cell office:value-type="float" office:value="21486.7972975032" calcext:value-type="float">
            <text:p>21486.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78" calcext:value-type="float">
            <text:p>78</text:p>
          </table:table-cell>
          <table:table-cell office:value-type="float" office:value="800" calcext:value-type="float">
            <text:p>800.00</text:p>
          </table:table-cell>
          <table:table-cell office:value-type="float" office:value="18237.9777409399" calcext:value-type="float">
            <text:p>18237.98</text:p>
          </table:table-cell>
          <table:table-cell office:value-type="float" office:value="40147.6183208178" calcext:value-type="float">
            <text:p>40147.62</text:p>
          </table:table-cell>
          <table:table-cell office:value-type="float" office:value="9341.84309751267" calcext:value-type="float">
            <text:p>9341.84</text:p>
          </table:table-cell>
          <table:table-cell office:value-type="float" office:value="87270032.458545" calcext:value-type="float">
            <text:p>87270032.46</text:p>
          </table:table-cell>
          <table:table-cell office:value-type="float" office:value="15334.8406609245" calcext:value-type="float">
            <text:p>15334.84</text:p>
          </table:table-cell>
          <table:table-cell office:value-type="float" office:value="18237.9777409399" calcext:value-type="float">
            <text:p>18237.98</text:p>
          </table:table-cell>
          <table:table-cell office:value-type="float" office:value="21885.5732891278" calcext:value-type="float">
            <text:p>21885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79" calcext:value-type="float">
            <text:p>79</text:p>
          </table:table-cell>
          <table:table-cell office:value-type="float" office:value="800" calcext:value-type="float">
            <text:p>800.00</text:p>
          </table:table-cell>
          <table:table-cell office:value-type="float" office:value="19156.5526822161" calcext:value-type="float">
            <text:p>19156.55</text:p>
          </table:table-cell>
          <table:table-cell office:value-type="float" office:value="45155.5335607142" calcext:value-type="float">
            <text:p>45155.53</text:p>
          </table:table-cell>
          <table:table-cell office:value-type="float" office:value="9449.77299972802" calcext:value-type="float">
            <text:p>9449.77</text:p>
          </table:table-cell>
          <table:table-cell office:value-type="float" office:value="89298209.7463888" calcext:value-type="float">
            <text:p>89298209.75</text:p>
          </table:table-cell>
          <table:table-cell office:value-type="float" office:value="16451.45996982" calcext:value-type="float">
            <text:p>16451.46</text:p>
          </table:table-cell>
          <table:table-cell office:value-type="float" office:value="19156.5526822161" calcext:value-type="float">
            <text:p>19156.55</text:p>
          </table:table-cell>
          <table:table-cell office:value-type="float" office:value="22987.8632186593" calcext:value-type="float">
            <text:p>22987.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.00</text:p>
          </table:table-cell>
          <table:table-cell office:value-type="float" office:value="18854.7834972896" calcext:value-type="float">
            <text:p>18854.78</text:p>
          </table:table-cell>
          <table:table-cell office:value-type="float" office:value="37047.6183208178" calcext:value-type="float">
            <text:p>37047.62</text:p>
          </table:table-cell>
          <table:table-cell office:value-type="float" office:value="9578.28667117456" calcext:value-type="float">
            <text:p>9578.29</text:p>
          </table:table-cell>
          <table:table-cell office:value-type="float" office:value="91743575.5552002" calcext:value-type="float">
            <text:p>91743575.56</text:p>
          </table:table-cell>
          <table:table-cell office:value-type="float" office:value="15112.4416661905" calcext:value-type="float">
            <text:p>15112.44</text:p>
          </table:table-cell>
          <table:table-cell office:value-type="float" office:value="18854.7834972896" calcext:value-type="float">
            <text:p>18854.78</text:p>
          </table:table-cell>
          <table:table-cell office:value-type="float" office:value="22625.7401967475" calcext:value-type="float">
            <text:p>22625.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81" calcext:value-type="float">
            <text:p>81</text:p>
          </table:table-cell>
          <table:table-cell office:value-type="float" office:value="800" calcext:value-type="float">
            <text:p>800.00</text:p>
          </table:table-cell>
          <table:table-cell office:value-type="float" office:value="17895.6459692441" calcext:value-type="float">
            <text:p>17895.65</text:p>
          </table:table-cell>
          <table:table-cell office:value-type="float" office:value="33036.2481734264" calcext:value-type="float">
            <text:p>33036.25</text:p>
          </table:table-cell>
          <table:table-cell office:value-type="float" office:value="8974.10799294921" calcext:value-type="float">
            <text:p>8974.11</text:p>
          </table:table-cell>
          <table:table-cell office:value-type="float" office:value="80534614.269115" calcext:value-type="float">
            <text:p>80534614.27</text:p>
          </table:table-cell>
          <table:table-cell office:value-type="float" office:value="13854.3585256493" calcext:value-type="float">
            <text:p>13854.36</text:p>
          </table:table-cell>
          <table:table-cell office:value-type="float" office:value="17895.6459692441" calcext:value-type="float">
            <text:p>17895.65</text:p>
          </table:table-cell>
          <table:table-cell office:value-type="float" office:value="21474.7751630929" calcext:value-type="float">
            <text:p>21474.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82" calcext:value-type="float">
            <text:p>82</text:p>
          </table:table-cell>
          <table:table-cell office:value-type="float" office:value="800" calcext:value-type="float">
            <text:p>800.00</text:p>
          </table:table-cell>
          <table:table-cell office:value-type="float" office:value="18667.8518048061" calcext:value-type="float">
            <text:p>18667.85</text:p>
          </table:table-cell>
          <table:table-cell office:value-type="float" office:value="31199.9348169625" calcext:value-type="float">
            <text:p>31199.93</text:p>
          </table:table-cell>
          <table:table-cell office:value-type="float" office:value="8408.12723865468" calcext:value-type="float">
            <text:p>8408.13</text:p>
          </table:table-cell>
          <table:table-cell office:value-type="float" office:value="70696603.6614067" calcext:value-type="float">
            <text:p>70696603.66</text:p>
          </table:table-cell>
          <table:table-cell office:value-type="float" office:value="13344.6440150268" calcext:value-type="float">
            <text:p>13344.64</text:p>
          </table:table-cell>
          <table:table-cell office:value-type="float" office:value="18667.8518048061" calcext:value-type="float">
            <text:p>18667.85</text:p>
          </table:table-cell>
          <table:table-cell office:value-type="float" office:value="22401.4221657673" calcext:value-type="float">
            <text:p>22401.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83" calcext:value-type="float">
            <text:p>83</text:p>
          </table:table-cell>
          <table:table-cell office:value-type="float" office:value="800" calcext:value-type="float">
            <text:p>800.00</text:p>
          </table:table-cell>
          <table:table-cell office:value-type="float" office:value="17329.4203580573" calcext:value-type="float">
            <text:p>17329.42</text:p>
          </table:table-cell>
          <table:table-cell office:value-type="float" office:value="29761.8018551865" calcext:value-type="float">
            <text:p>29761.80</text:p>
          </table:table-cell>
          <table:table-cell office:value-type="float" office:value="7911.93894995112" calcext:value-type="float">
            <text:p>7911.94</text:p>
          </table:table-cell>
          <table:table-cell office:value-type="float" office:value="62598777.9477536" calcext:value-type="float">
            <text:p>62598777.95</text:p>
          </table:table-cell>
          <table:table-cell office:value-type="float" office:value="12721.3688157852" calcext:value-type="float">
            <text:p>12721.37</text:p>
          </table:table-cell>
          <table:table-cell office:value-type="float" office:value="17329.4203580573" calcext:value-type="float">
            <text:p>17329.42</text:p>
          </table:table-cell>
          <table:table-cell office:value-type="float" office:value="20795.3044296687" calcext:value-type="float">
            <text:p>20795.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84" calcext:value-type="float">
            <text:p>84</text:p>
          </table:table-cell>
          <table:table-cell office:value-type="float" office:value="800" calcext:value-type="float">
            <text:p>800.00</text:p>
          </table:table-cell>
          <table:table-cell office:value-type="float" office:value="17400.1439121889" calcext:value-type="float">
            <text:p>17400.14</text:p>
          </table:table-cell>
          <table:table-cell office:value-type="float" office:value="30291.1688245431" calcext:value-type="float">
            <text:p>30291.17</text:p>
          </table:table-cell>
          <table:table-cell office:value-type="float" office:value="7805.85239493318" calcext:value-type="float">
            <text:p>7805.85</text:p>
          </table:table-cell>
          <table:table-cell office:value-type="float" office:value="60931331.6114841" calcext:value-type="float">
            <text:p>60931331.61</text:p>
          </table:table-cell>
          <table:table-cell office:value-type="float" office:value="12918.8106590305" calcext:value-type="float">
            <text:p>12918.81</text:p>
          </table:table-cell>
          <table:table-cell office:value-type="float" office:value="17400.1439121889" calcext:value-type="float">
            <text:p>17400.14</text:p>
          </table:table-cell>
          <table:table-cell office:value-type="float" office:value="20880.1726946267" calcext:value-type="float">
            <text:p>20880.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85" calcext:value-type="float">
            <text:p>85</text:p>
          </table:table-cell>
          <table:table-cell office:value-type="float" office:value="800" calcext:value-type="float">
            <text:p>800.00</text:p>
          </table:table-cell>
          <table:table-cell office:value-type="float" office:value="17756.6170716421" calcext:value-type="float">
            <text:p>17756.62</text:p>
          </table:table-cell>
          <table:table-cell office:value-type="float" office:value="33747.6835038553" calcext:value-type="float">
            <text:p>33747.68</text:p>
          </table:table-cell>
          <table:table-cell office:value-type="float" office:value="8107.73928791268" calcext:value-type="float">
            <text:p>8107.74</text:p>
          </table:table-cell>
          <table:table-cell office:value-type="float" office:value="65735436.3607629" calcext:value-type="float">
            <text:p>65735436.36</text:p>
          </table:table-cell>
          <table:table-cell office:value-type="float" office:value="13990.8625180236" calcext:value-type="float">
            <text:p>13990.86</text:p>
          </table:table-cell>
          <table:table-cell office:value-type="float" office:value="17756.6170716421" calcext:value-type="float">
            <text:p>17756.62</text:p>
          </table:table-cell>
          <table:table-cell office:value-type="float" office:value="21307.9404859706" calcext:value-type="float">
            <text:p>21307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86" calcext:value-type="float">
            <text:p>86</text:p>
          </table:table-cell>
          <table:table-cell office:value-type="float" office:value="800" calcext:value-type="float">
            <text:p>800.00</text:p>
          </table:table-cell>
          <table:table-cell office:value-type="float" office:value="16872.3184745308" calcext:value-type="float">
            <text:p>16872.32</text:p>
          </table:table-cell>
          <table:table-cell office:value-type="float" office:value="31782.3376490863" calcext:value-type="float">
            <text:p>31782.34</text:p>
          </table:table-cell>
          <table:table-cell office:value-type="float" office:value="8854.95594322898" calcext:value-type="float">
            <text:p>8854.96</text:p>
          </table:table-cell>
          <table:table-cell office:value-type="float" office:value="78410244.7565262" calcext:value-type="float">
            <text:p>78410244.76</text:p>
          </table:table-cell>
          <table:table-cell office:value-type="float" office:value="13234.8010072274" calcext:value-type="float">
            <text:p>13234.80</text:p>
          </table:table-cell>
          <table:table-cell office:value-type="float" office:value="16872.3184745308" calcext:value-type="float">
            <text:p>16872.32</text:p>
          </table:table-cell>
          <table:table-cell office:value-type="float" office:value="20246.7821694369" calcext:value-type="float">
            <text:p>20246.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87" calcext:value-type="float">
            <text:p>87</text:p>
          </table:table-cell>
          <table:table-cell office:value-type="float" office:value="800" calcext:value-type="float">
            <text:p>800.00</text:p>
          </table:table-cell>
          <table:table-cell office:value-type="float" office:value="16517.2517134591" calcext:value-type="float">
            <text:p>16517.25</text:p>
          </table:table-cell>
          <table:table-cell office:value-type="float" office:value="32961.8018551865" calcext:value-type="float">
            <text:p>32961.80</text:p>
          </table:table-cell>
          <table:table-cell office:value-type="float" office:value="8833.51834349302" calcext:value-type="float">
            <text:p>8833.52</text:p>
          </table:table-cell>
          <table:table-cell office:value-type="float" office:value="78031046.3248277" calcext:value-type="float">
            <text:p>78031046.32</text:p>
          </table:table-cell>
          <table:table-cell office:value-type="float" office:value="13359.9041355979" calcext:value-type="float">
            <text:p>13359.90</text:p>
          </table:table-cell>
          <table:table-cell office:value-type="float" office:value="16517.2517134591" calcext:value-type="float">
            <text:p>16517.25</text:p>
          </table:table-cell>
          <table:table-cell office:value-type="float" office:value="19820.7020561509" calcext:value-type="float">
            <text:p>19820.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88" calcext:value-type="float">
            <text:p>88</text:p>
          </table:table-cell>
          <table:table-cell office:value-type="float" office:value="800" calcext:value-type="float">
            <text:p>800.00</text:p>
          </table:table-cell>
          <table:table-cell office:value-type="float" office:value="16667.959555643" calcext:value-type="float">
            <text:p>16667.96</text:p>
          </table:table-cell>
          <table:table-cell office:value-type="float" office:value="34286.9416052972" calcext:value-type="float">
            <text:p>34286.94</text:p>
          </table:table-cell>
          <table:table-cell office:value-type="float" office:value="9351.09993952749" calcext:value-type="float">
            <text:p>9351.10</text:p>
          </table:table-cell>
          <table:table-cell office:value-type="float" office:value="87443070.0790311" calcext:value-type="float">
            <text:p>87443070.08</text:p>
          </table:table-cell>
          <table:table-cell office:value-type="float" office:value="13665.6691014198" calcext:value-type="float">
            <text:p>13665.67</text:p>
          </table:table-cell>
          <table:table-cell office:value-type="float" office:value="16667.959555643" calcext:value-type="float">
            <text:p>16667.96</text:p>
          </table:table-cell>
          <table:table-cell office:value-type="float" office:value="20001.5514667716" calcext:value-type="float">
            <text:p>20001.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89" calcext:value-type="float">
            <text:p>89</text:p>
          </table:table-cell>
          <table:table-cell office:value-type="float" office:value="800" calcext:value-type="float">
            <text:p>800.00</text:p>
          </table:table-cell>
          <table:table-cell office:value-type="float" office:value="16082.235350239" calcext:value-type="float">
            <text:p>16082.24</text:p>
          </table:table-cell>
          <table:table-cell office:value-type="float" office:value="38275.5083145197" calcext:value-type="float">
            <text:p>38275.51</text:p>
          </table:table-cell>
          <table:table-cell office:value-type="float" office:value="9253.09408667107" calcext:value-type="float">
            <text:p>9253.09</text:p>
          </table:table-cell>
          <table:table-cell office:value-type="float" office:value="85619750.1767871" calcext:value-type="float">
            <text:p>85619750.18</text:p>
          </table:table-cell>
          <table:table-cell office:value-type="float" office:value="13867.3974939584" calcext:value-type="float">
            <text:p>13867.40</text:p>
          </table:table-cell>
          <table:table-cell office:value-type="float" office:value="16082.235350239" calcext:value-type="float">
            <text:p>16082.24</text:p>
          </table:table-cell>
          <table:table-cell office:value-type="float" office:value="19298.6824202868" calcext:value-type="float">
            <text:p>19298.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90" calcext:value-type="float">
            <text:p>90</text:p>
          </table:table-cell>
          <table:table-cell office:value-type="float" office:value="800" calcext:value-type="float">
            <text:p>800.00</text:p>
          </table:table-cell>
          <table:table-cell office:value-type="float" office:value="16024.3653336259" calcext:value-type="float">
            <text:p>16024.37</text:p>
          </table:table-cell>
          <table:table-cell office:value-type="float" office:value="36868.0589036757" calcext:value-type="float">
            <text:p>36868.06</text:p>
          </table:table-cell>
          <table:table-cell office:value-type="float" office:value="9590.74761810911" calcext:value-type="float">
            <text:p>9590.75</text:p>
          </table:table-cell>
          <table:table-cell office:value-type="float" office:value="91982439.8742657" calcext:value-type="float">
            <text:p>91982439.87</text:p>
          </table:table-cell>
          <table:table-cell office:value-type="float" office:value="13683.5058188885" calcext:value-type="float">
            <text:p>13683.51</text:p>
          </table:table-cell>
          <table:table-cell office:value-type="float" office:value="16024.3653336259" calcext:value-type="float">
            <text:p>16024.37</text:p>
          </table:table-cell>
          <table:table-cell office:value-type="float" office:value="19229.2384003511" calcext:value-type="float">
            <text:p>19229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91" calcext:value-type="float">
            <text:p>91</text:p>
          </table:table-cell>
          <table:table-cell office:value-type="float" office:value="800" calcext:value-type="float">
            <text:p>800.00</text:p>
          </table:table-cell>
          <table:table-cell office:value-type="float" office:value="14922.7699878232" calcext:value-type="float">
            <text:p>14922.77</text:p>
          </table:table-cell>
          <table:table-cell office:value-type="float" office:value="34299.9348169625" calcext:value-type="float">
            <text:p>34299.93</text:p>
          </table:table-cell>
          <table:table-cell office:value-type="float" office:value="8298.38046363993" calcext:value-type="float">
            <text:p>8298.38</text:p>
          </table:table-cell>
          <table:table-cell office:value-type="float" office:value="68863118.3193209" calcext:value-type="float">
            <text:p>68863118.32</text:p>
          </table:table-cell>
          <table:table-cell office:value-type="float" office:value="12747.5204094918" calcext:value-type="float">
            <text:p>12747.52</text:p>
          </table:table-cell>
          <table:table-cell office:value-type="float" office:value="14922.7699878232" calcext:value-type="float">
            <text:p>14922.77</text:p>
          </table:table-cell>
          <table:table-cell office:value-type="float" office:value="17907.3239853878" calcext:value-type="float">
            <text:p>17907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92" calcext:value-type="float">
            <text:p>92</text:p>
          </table:table-cell>
          <table:table-cell office:value-type="float" office:value="800" calcext:value-type="float">
            <text:p>800.00</text:p>
          </table:table-cell>
          <table:table-cell office:value-type="float" office:value="15414.1163862209" calcext:value-type="float">
            <text:p>15414.12</text:p>
          </table:table-cell>
          <table:table-cell office:value-type="float" office:value="37232.3055674804" calcext:value-type="float">
            <text:p>37232.31</text:p>
          </table:table-cell>
          <table:table-cell office:value-type="float" office:value="8986.43525564738" calcext:value-type="float">
            <text:p>8986.44</text:p>
          </table:table-cell>
          <table:table-cell office:value-type="float" office:value="80756018.6039422" calcext:value-type="float">
            <text:p>80756018.60</text:p>
          </table:table-cell>
          <table:table-cell office:value-type="float" office:value="13349.19991687" calcext:value-type="float">
            <text:p>13349.20</text:p>
          </table:table-cell>
          <table:table-cell office:value-type="float" office:value="15414.1163862209" calcext:value-type="float">
            <text:p>15414.12</text:p>
          </table:table-cell>
          <table:table-cell office:value-type="float" office:value="18496.9396634651" calcext:value-type="float">
            <text:p>18496.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93" calcext:value-type="float">
            <text:p>93</text:p>
          </table:table-cell>
          <table:table-cell office:value-type="float" office:value="800" calcext:value-type="float">
            <text:p>800.00</text:p>
          </table:table-cell>
          <table:table-cell office:value-type="float" office:value="14151.8269685826" calcext:value-type="float">
            <text:p>14151.83</text:p>
          </table:table-cell>
          <table:table-cell office:value-type="float" office:value="33727.9220613579" calcext:value-type="float">
            <text:p>33727.92</text:p>
          </table:table-cell>
          <table:table-cell office:value-type="float" office:value="9211.67349263033" calcext:value-type="float">
            <text:p>9211.67</text:p>
          </table:table-cell>
          <table:table-cell office:value-type="float" office:value="84854928.5348283" calcext:value-type="float">
            <text:p>84854928.53</text:p>
          </table:table-cell>
          <table:table-cell office:value-type="float" office:value="12221.3832914514" calcext:value-type="float">
            <text:p>12221.38</text:p>
          </table:table-cell>
          <table:table-cell office:value-type="float" office:value="14151.8269685826" calcext:value-type="float">
            <text:p>14151.83</text:p>
          </table:table-cell>
          <table:table-cell office:value-type="float" office:value="16982.1923622992" calcext:value-type="float">
            <text:p>16982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94" calcext:value-type="float">
            <text:p>94</text:p>
          </table:table-cell>
          <table:table-cell office:value-type="float" office:value="800" calcext:value-type="float">
            <text:p>800.00</text:p>
          </table:table-cell>
          <table:table-cell office:value-type="float" office:value="14519.2870477788" calcext:value-type="float">
            <text:p>14519.29</text:p>
          </table:table-cell>
          <table:table-cell office:value-type="float" office:value="35604.3722601396" calcext:value-type="float">
            <text:p>35604.37</text:p>
          </table:table-cell>
          <table:table-cell office:value-type="float" office:value="9671.0752556381" calcext:value-type="float">
            <text:p>9671.08</text:p>
          </table:table-cell>
          <table:table-cell office:value-type="float" office:value="93529696.6002155" calcext:value-type="float">
            <text:p>93529696.60</text:p>
          </table:table-cell>
          <table:table-cell office:value-type="float" office:value="12629.8541644741" calcext:value-type="float">
            <text:p>12629.85</text:p>
          </table:table-cell>
          <table:table-cell office:value-type="float" office:value="14519.2870477788" calcext:value-type="float">
            <text:p>14519.29</text:p>
          </table:table-cell>
          <table:table-cell office:value-type="float" office:value="17423.1444573345" calcext:value-type="float">
            <text:p>17423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95" calcext:value-type="float">
            <text:p>95</text:p>
          </table:table-cell>
          <table:table-cell office:value-type="float" office:value="800" calcext:value-type="float">
            <text:p>800.00</text:p>
          </table:table-cell>
          <table:table-cell office:value-type="float" office:value="15619.8933509238" calcext:value-type="float">
            <text:p>15619.89</text:p>
          </table:table-cell>
          <table:table-cell office:value-type="float" office:value="43344.6735758398" calcext:value-type="float">
            <text:p>43344.67</text:p>
          </table:table-cell>
          <table:table-cell office:value-type="float" office:value="9920.54247329484" calcext:value-type="float">
            <text:p>9920.54</text:p>
          </table:table-cell>
          <table:table-cell office:value-type="float" office:value="98417162.964447" calcext:value-type="float">
            <text:p>98417162.96</text:p>
          </table:table-cell>
          <table:table-cell office:value-type="float" office:value="13950.0142627177" calcext:value-type="float">
            <text:p>13950.01</text:p>
          </table:table-cell>
          <table:table-cell office:value-type="float" office:value="15619.8933509238" calcext:value-type="float">
            <text:p>15619.89</text:p>
          </table:table-cell>
          <table:table-cell office:value-type="float" office:value="18743.8720211086" calcext:value-type="float">
            <text:p>18743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96" calcext:value-type="float">
            <text:p>96</text:p>
          </table:table-cell>
          <table:table-cell office:value-type="float" office:value="800" calcext:value-type="float">
            <text:p>800.00</text:p>
          </table:table-cell>
          <table:table-cell office:value-type="float" office:value="15144.314819621" calcext:value-type="float">
            <text:p>15144.31</text:p>
          </table:table-cell>
          <table:table-cell office:value-type="float" office:value="36731.867726781" calcext:value-type="float">
            <text:p>36731.87</text:p>
          </table:table-cell>
          <table:table-cell office:value-type="float" office:value="9738.09817396594" calcext:value-type="float">
            <text:p>9738.10</text:p>
          </table:table-cell>
          <table:table-cell office:value-type="float" office:value="94830556.0457988" calcext:value-type="float">
            <text:p>94830556.05</text:p>
          </table:table-cell>
          <table:table-cell office:value-type="float" office:value="13131.7215402035" calcext:value-type="float">
            <text:p>13131.72</text:p>
          </table:table-cell>
          <table:table-cell office:value-type="float" office:value="15144.3148196209" calcext:value-type="float">
            <text:p>15144.31</text:p>
          </table:table-cell>
          <table:table-cell office:value-type="float" office:value="18173.1777835451" calcext:value-type="float">
            <text:p>18173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97" calcext:value-type="float">
            <text:p>97</text:p>
          </table:table-cell>
          <table:table-cell office:value-type="float" office:value="800" calcext:value-type="float">
            <text:p>800.00</text:p>
          </table:table-cell>
          <table:table-cell office:value-type="float" office:value="16383.402850934" calcext:value-type="float">
            <text:p>16383.40</text:p>
          </table:table-cell>
          <table:table-cell office:value-type="float" office:value="37047.6183208178" calcext:value-type="float">
            <text:p>37047.62</text:p>
          </table:table-cell>
          <table:table-cell office:value-type="float" office:value="9319.54032337003" calcext:value-type="float">
            <text:p>9319.54</text:p>
          </table:table-cell>
          <table:table-cell office:value-type="float" office:value="86853831.8389199" calcext:value-type="float">
            <text:p>86853831.84</text:p>
          </table:table-cell>
          <table:table-cell office:value-type="float" office:value="13912.3759003359" calcext:value-type="float">
            <text:p>13912.38</text:p>
          </table:table-cell>
          <table:table-cell office:value-type="float" office:value="16383.402850934" calcext:value-type="float">
            <text:p>16383.40</text:p>
          </table:table-cell>
          <table:table-cell office:value-type="float" office:value="19660.0834211208" calcext:value-type="float">
            <text:p>19660.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98" calcext:value-type="float">
            <text:p>98</text:p>
          </table:table-cell>
          <table:table-cell office:value-type="float" office:value="800" calcext:value-type="float">
            <text:p>800.00</text:p>
          </table:table-cell>
          <table:table-cell office:value-type="float" office:value="17425.5131504804" calcext:value-type="float">
            <text:p>17425.51</text:p>
          </table:table-cell>
          <table:table-cell office:value-type="float" office:value="35614.5200171718" calcext:value-type="float">
            <text:p>35614.52</text:p>
          </table:table-cell>
          <table:table-cell office:value-type="float" office:value="9132.85014396015" calcext:value-type="float">
            <text:p>9132.85</text:p>
          </table:table-cell>
          <table:table-cell office:value-type="float" office:value="83408951.752033" calcext:value-type="float">
            <text:p>83408951.75</text:p>
          </table:table-cell>
          <table:table-cell office:value-type="float" office:value="14239.9835593326" calcext:value-type="float">
            <text:p>14239.98</text:p>
          </table:table-cell>
          <table:table-cell office:value-type="float" office:value="17425.5131504804" calcext:value-type="float">
            <text:p>17425.51</text:p>
          </table:table-cell>
          <table:table-cell office:value-type="float" office:value="20910.6157805765" calcext:value-type="float">
            <text:p>20910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99" calcext:value-type="float">
            <text:p>99</text:p>
          </table:table-cell>
          <table:table-cell office:value-type="float" office:value="800" calcext:value-type="float">
            <text:p>800.00</text:p>
          </table:table-cell>
          <table:table-cell office:value-type="float" office:value="16519.8967052746" calcext:value-type="float">
            <text:p>16519.90</text:p>
          </table:table-cell>
          <table:table-cell office:value-type="float" office:value="35583.9968603191" calcext:value-type="float">
            <text:p>35584.00</text:p>
          </table:table-cell>
          <table:table-cell office:value-type="float" office:value="8912.4057842982" calcext:value-type="float">
            <text:p>8912.41</text:p>
          </table:table-cell>
          <table:table-cell office:value-type="float" office:value="79430976.863992" calcext:value-type="float">
            <text:p>79430976.86</text:p>
          </table:table-cell>
          <table:table-cell office:value-type="float" office:value="13795.4977808385" calcext:value-type="float">
            <text:p>13795.50</text:p>
          </table:table-cell>
          <table:table-cell office:value-type="float" office:value="16519.8967052746" calcext:value-type="float">
            <text:p>16519.90</text:p>
          </table:table-cell>
          <table:table-cell office:value-type="float" office:value="19823.8760463295" calcext:value-type="float">
            <text:p>19823.88</text:p>
          </table:table-cell>
          <table:table-cell table:number-columns-repeated="7"/>
        </table:table-row>
        <table:table-row table:style-name="ro1" table:number-rows-repeated="104657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4">00/00/0000</text:date>, <text:time style:data-style-name="N2" text:time-value="00:07:53.29876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4T00:19:30.193143000</dc:date>
    <meta:editing-duration>PT32M43S</meta:editing-duration>
    <meta:editing-cycles>8</meta:editing-cycles>
    <meta:generator>LibreOffice/5.4.2.2$MacOSX_X86_64 LibreOffice_project/22b09f6418e8c2d508a9eaf86b2399209b0990f4</meta:generator>
    <meta:document-statistic meta:table-count="1" meta:cell-count="20515" meta:object-count="0"/>
  </office:meta>
</office:document-meta>
</file>